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GER02" table:style-name="ta1">
        <table:shapes>
          <draw:frame draw:z-index="0" draw:style-name="gr1" draw:text-style-name="P1" svg:width="27.046cm" svg:height="15.353cm" svg:x="12.923cm" svg:y="0.425cm">
            <draw:object draw:notify-on-update-of-ranges="LOGGER02.B2:LOGGER02.B1675 LOGGER02.C1:LOGGER02.C1 LOGGER02.C2:LOGGER02.C167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illis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1000/(60*60*24)" office:value-type="time" office:time-value="PT00H00M00S" calcext:value-type="time">
            <text:p>00:00:00</text:p>
          </table:table-cell>
          <table:table-cell office:value-type="float" office:value="1.32" calcext:value-type="float">
            <text:p>1.32</text:p>
          </table:table-cell>
          <table:table-cell office:value-type="float" office:value="261.8" calcext:value-type="float">
            <text:p>261.8</text:p>
          </table:table-cell>
          <table:table-cell office:value-type="float" office:value="345.1" calcext:value-type="float">
            <text:p>345.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51" calcext:value-type="float">
            <text:p>15051</text:p>
          </table:table-cell>
          <table:table-cell table:formula="of:=[.A3]/1000/(60*60*24)" office:value-type="time" office:time-value="PT00H00M15.051S" calcext:value-type="time">
            <text:p>00:00:15</text:p>
          </table:table-cell>
          <table:table-cell office:value-type="float" office:value="1.31" calcext:value-type="float">
            <text:p>1.31</text:p>
          </table:table-cell>
          <table:table-cell office:value-type="float" office:value="260.6" calcext:value-type="float">
            <text:p>260.6</text:p>
          </table:table-cell>
          <table:table-cell office:value-type="float" office:value="342.44" calcext:value-type="float">
            <text:p>342.44</text:p>
          </table:table-cell>
          <table:table-cell office:value-type="float" office:value="1.09" calcext:value-type="float">
            <text:p>1.09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31052" calcext:value-type="float">
            <text:p>31052</text:p>
          </table:table-cell>
          <table:table-cell table:formula="of:=[.A4]/1000/(60*60*24)" office:value-type="time" office:time-value="PT00H00M31.052S" calcext:value-type="time">
            <text:p>00:00:31</text:p>
          </table:table-cell>
          <table:table-cell office:value-type="float" office:value="1.31" calcext:value-type="float">
            <text:p>1.31</text:p>
          </table:table-cell>
          <table:table-cell office:value-type="float" office:value="260" calcext:value-type="float">
            <text:p>260</text:p>
          </table:table-cell>
          <table:table-cell office:value-type="float" office:value="340.6" calcext:value-type="float">
            <text:p>340.6</text:p>
          </table:table-cell>
          <table:table-cell office:value-type="float" office:value="2.25" calcext:value-type="float">
            <text:p>2.25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float" office:value="47052" calcext:value-type="float">
            <text:p>47052</text:p>
          </table:table-cell>
          <table:table-cell table:formula="of:=[.A5]/1000/(60*60*24)" office:value-type="time" office:time-value="PT00H00M47.052S" calcext:value-type="time">
            <text:p>00:00:47</text:p>
          </table:table-cell>
          <table:table-cell office:value-type="float" office:value="1.31" calcext:value-type="float">
            <text:p>1.31</text:p>
          </table:table-cell>
          <table:table-cell office:value-type="float" office:value="259.5" calcext:value-type="float">
            <text:p>259.5</text:p>
          </table:table-cell>
          <table:table-cell office:value-type="float" office:value="338.89" calcext:value-type="float">
            <text:p>338.89</text:p>
          </table:table-cell>
          <table:table-cell office:value-type="float" office:value="3.4" calcext:value-type="float">
            <text:p>3.4</text:p>
          </table:table-cell>
          <table:table-cell office:value-type="float" office:value="4.46" calcext:value-type="float">
            <text:p>4.46</text:p>
          </table:table-cell>
        </table:table-row>
        <table:table-row table:style-name="ro1">
          <table:table-cell office:value-type="float" office:value="63052" calcext:value-type="float">
            <text:p>63052</text:p>
          </table:table-cell>
          <table:table-cell table:formula="of:=[.A6]/1000/(60*60*24)" office:value-type="time" office:time-value="PT00H01M03.052S" calcext:value-type="time">
            <text:p>00:01:03</text:p>
          </table:table-cell>
          <table:table-cell office:value-type="float" office:value="1.31" calcext:value-type="float">
            <text:p>1.31</text:p>
          </table:table-cell>
          <table:table-cell office:value-type="float" office:value="259.2" calcext:value-type="float">
            <text:p>259.2</text:p>
          </table:table-cell>
          <table:table-cell office:value-type="float" office:value="338.49" calcext:value-type="float">
            <text:p>338.49</text:p>
          </table:table-cell>
          <table:table-cell office:value-type="float" office:value="4.55" calcext:value-type="float">
            <text:p>4.55</text:p>
          </table:table-cell>
          <table:table-cell office:value-type="float" office:value="5.96" calcext:value-type="float">
            <text:p>5.96</text:p>
          </table:table-cell>
        </table:table-row>
        <table:table-row table:style-name="ro1">
          <table:table-cell office:value-type="float" office:value="79052" calcext:value-type="float">
            <text:p>79052</text:p>
          </table:table-cell>
          <table:table-cell table:formula="of:=[.A7]/1000/(60*60*24)" office:value-type="time" office:time-value="PT00H01M19.052S" calcext:value-type="time">
            <text:p>00:01:19</text:p>
          </table:table-cell>
          <table:table-cell office:value-type="float" office:value="1.3" calcext:value-type="float">
            <text:p>1.3</text:p>
          </table:table-cell>
          <table:table-cell office:value-type="float" office:value="258.8" calcext:value-type="float">
            <text:p>258.8</text:p>
          </table:table-cell>
          <table:table-cell office:value-type="float" office:value="336.93" calcext:value-type="float">
            <text:p>336.93</text:p>
          </table:table-cell>
          <table:table-cell office:value-type="float" office:value="5.71" calcext:value-type="float">
            <text:p>5.71</text:p>
          </table:table-cell>
          <table:table-cell office:value-type="float" office:value="7.47" calcext:value-type="float">
            <text:p>7.47</text:p>
          </table:table-cell>
        </table:table-row>
        <table:table-row table:style-name="ro1">
          <table:table-cell office:value-type="float" office:value="95052" calcext:value-type="float">
            <text:p>95052</text:p>
          </table:table-cell>
          <table:table-cell table:formula="of:=[.A8]/1000/(60*60*24)" office:value-type="time" office:time-value="PT00H01M35.052S" calcext:value-type="time">
            <text:p>00:01:35</text:p>
          </table:table-cell>
          <table:table-cell office:value-type="float" office:value="1.3" calcext:value-type="float">
            <text:p>1.3</text:p>
          </table:table-cell>
          <table:table-cell office:value-type="float" office:value="258.5" calcext:value-type="float">
            <text:p>258.5</text:p>
          </table:table-cell>
          <table:table-cell office:value-type="float" office:value="336.53" calcext:value-type="float">
            <text:p>336.53</text:p>
          </table:table-cell>
          <table:table-cell office:value-type="float" office:value="6.85" calcext:value-type="float">
            <text:p>6.85</text:p>
          </table:table-cell>
          <table:table-cell office:value-type="float" office:value="8.96" calcext:value-type="float">
            <text:p>8.96</text:p>
          </table:table-cell>
        </table:table-row>
        <table:table-row table:style-name="ro1">
          <table:table-cell office:value-type="float" office:value="111052" calcext:value-type="float">
            <text:p>111052</text:p>
          </table:table-cell>
          <table:table-cell table:formula="of:=[.A9]/1000/(60*60*24)" office:value-type="time" office:time-value="PT00H01M51.052S" calcext:value-type="time">
            <text:p>00:01:51</text:p>
          </table:table-cell>
          <table:table-cell office:value-type="float" office:value="1.3" calcext:value-type="float">
            <text:p>1.3</text:p>
          </table:table-cell>
          <table:table-cell office:value-type="float" office:value="258.2" calcext:value-type="float">
            <text:p>258.2</text:p>
          </table:table-cell>
          <table:table-cell office:value-type="float" office:value="335.1" calcext:value-type="float">
            <text:p>335.1</text:p>
          </table:table-cell>
          <table:table-cell office:value-type="float" office:value="8" calcext:value-type="float">
            <text:p>8</text:p>
          </table:table-cell>
          <table:table-cell office:value-type="float" office:value="10.46" calcext:value-type="float">
            <text:p>10.46</text:p>
          </table:table-cell>
        </table:table-row>
        <table:table-row table:style-name="ro1">
          <table:table-cell office:value-type="float" office:value="127052" calcext:value-type="float">
            <text:p>127052</text:p>
          </table:table-cell>
          <table:table-cell table:formula="of:=[.A10]/1000/(60*60*24)" office:value-type="time" office:time-value="PT00H02M07.052S" calcext:value-type="time">
            <text:p>00:02:07</text:p>
          </table:table-cell>
          <table:table-cell office:value-type="float" office:value="1.3" calcext:value-type="float">
            <text:p>1.3</text:p>
          </table:table-cell>
          <table:table-cell office:value-type="float" office:value="258" calcext:value-type="float">
            <text:p>258</text:p>
          </table:table-cell>
          <table:table-cell office:value-type="float" office:value="334.83" calcext:value-type="float">
            <text:p>334.83</text:p>
          </table:table-cell>
          <table:table-cell office:value-type="float" office:value="9.15" calcext:value-type="float">
            <text:p>9.15</text:p>
          </table:table-cell>
          <table:table-cell office:value-type="float" office:value="11.95" calcext:value-type="float">
            <text:p>11.95</text:p>
          </table:table-cell>
        </table:table-row>
        <table:table-row table:style-name="ro1">
          <table:table-cell office:value-type="float" office:value="143052" calcext:value-type="float">
            <text:p>143052</text:p>
          </table:table-cell>
          <table:table-cell table:formula="of:=[.A11]/1000/(60*60*24)" office:value-type="time" office:time-value="PT00H02M23.052S" calcext:value-type="time">
            <text:p>00:02:23</text:p>
          </table:table-cell>
          <table:table-cell office:value-type="float" office:value="1.3" calcext:value-type="float">
            <text:p>1.3</text:p>
          </table:table-cell>
          <table:table-cell office:value-type="float" office:value="257.7" calcext:value-type="float">
            <text:p>257.7</text:p>
          </table:table-cell>
          <table:table-cell office:value-type="float" office:value="334.44" calcext:value-type="float">
            <text:p>334.44</text:p>
          </table:table-cell>
          <table:table-cell office:value-type="float" office:value="10.3" calcext:value-type="float">
            <text:p>10.3</text:p>
          </table:table-cell>
          <table:table-cell office:value-type="float" office:value="13.43" calcext:value-type="float">
            <text:p>13.43</text:p>
          </table:table-cell>
        </table:table-row>
        <table:table-row table:style-name="ro1">
          <table:table-cell office:value-type="float" office:value="159052" calcext:value-type="float">
            <text:p>159052</text:p>
          </table:table-cell>
          <table:table-cell table:formula="of:=[.A12]/1000/(60*60*24)" office:value-type="time" office:time-value="PT00H02M39.052S" calcext:value-type="time">
            <text:p>00:02:39</text:p>
          </table:table-cell>
          <table:table-cell office:value-type="float" office:value="1.3" calcext:value-type="float">
            <text:p>1.3</text:p>
          </table:table-cell>
          <table:table-cell office:value-type="float" office:value="257.5" calcext:value-type="float">
            <text:p>257.5</text:p>
          </table:table-cell>
          <table:table-cell office:value-type="float" office:value="334.17" calcext:value-type="float">
            <text:p>334.17</text:p>
          </table:table-cell>
          <table:table-cell office:value-type="float" office:value="11.44" calcext:value-type="float">
            <text:p>11.44</text:p>
          </table:table-cell>
          <table:table-cell office:value-type="float" office:value="14.92" calcext:value-type="float">
            <text:p>14.92</text:p>
          </table:table-cell>
        </table:table-row>
        <table:table-row table:style-name="ro1">
          <table:table-cell office:value-type="float" office:value="175052" calcext:value-type="float">
            <text:p>175052</text:p>
          </table:table-cell>
          <table:table-cell table:formula="of:=[.A13]/1000/(60*60*24)" office:value-type="time" office:time-value="PT00H02M55.052S" calcext:value-type="time">
            <text:p>00:02:55</text:p>
          </table:table-cell>
          <table:table-cell office:value-type="float" office:value="1.3" calcext:value-type="float">
            <text:p>1.3</text:p>
          </table:table-cell>
          <table:table-cell office:value-type="float" office:value="257.3" calcext:value-type="float">
            <text:p>257.3</text:p>
          </table:table-cell>
          <table:table-cell office:value-type="float" office:value="333.91" calcext:value-type="float">
            <text:p>333.91</text:p>
          </table:table-cell>
          <table:table-cell office:value-type="float" office:value="12.58" calcext:value-type="float">
            <text:p>12.58</text:p>
          </table:table-cell>
          <table:table-cell office:value-type="float" office:value="16.4" calcext:value-type="float">
            <text:p>16.4</text:p>
          </table:table-cell>
        </table:table-row>
        <table:table-row table:style-name="ro1">
          <table:table-cell office:value-type="float" office:value="191052" calcext:value-type="float">
            <text:p>191052</text:p>
          </table:table-cell>
          <table:table-cell table:formula="of:=[.A14]/1000/(60*60*24)" office:value-type="time" office:time-value="PT00H03M11.052S" calcext:value-type="time">
            <text:p>00:03:11</text:p>
          </table:table-cell>
          <table:table-cell office:value-type="float" office:value="1.29" calcext:value-type="float">
            <text:p>1.29</text:p>
          </table:table-cell>
          <table:table-cell office:value-type="float" office:value="257" calcext:value-type="float">
            <text:p>257</text:p>
          </table:table-cell>
          <table:table-cell office:value-type="float" office:value="332.48" calcext:value-type="float">
            <text:p>332.48</text:p>
          </table:table-cell>
          <table:table-cell office:value-type="float" office:value="13.73" calcext:value-type="float">
            <text:p>13.73</text:p>
          </table:table-cell>
          <table:table-cell office:value-type="float" office:value="17.88" calcext:value-type="float">
            <text:p>17.88</text:p>
          </table:table-cell>
        </table:table-row>
        <table:table-row table:style-name="ro1">
          <table:table-cell office:value-type="float" office:value="207052" calcext:value-type="float">
            <text:p>207052</text:p>
          </table:table-cell>
          <table:table-cell table:formula="of:=[.A15]/1000/(60*60*24)" office:value-type="time" office:time-value="PT00H03M27.052S" calcext:value-type="time">
            <text:p>00:03:27</text:p>
          </table:table-cell>
          <table:table-cell office:value-type="float" office:value="1.29" calcext:value-type="float">
            <text:p>1.29</text:p>
          </table:table-cell>
          <table:table-cell office:value-type="float" office:value="256.8" calcext:value-type="float">
            <text:p>256.8</text:p>
          </table:table-cell>
          <table:table-cell office:value-type="float" office:value="332.22" calcext:value-type="float">
            <text:p>332.22</text:p>
          </table:table-cell>
          <table:table-cell office:value-type="float" office:value="14.87" calcext:value-type="float">
            <text:p>14.87</text:p>
          </table:table-cell>
          <table:table-cell office:value-type="float" office:value="19.36" calcext:value-type="float">
            <text:p>19.36</text:p>
          </table:table-cell>
        </table:table-row>
        <table:table-row table:style-name="ro1">
          <table:table-cell office:value-type="float" office:value="223052" calcext:value-type="float">
            <text:p>223052</text:p>
          </table:table-cell>
          <table:table-cell table:formula="of:=[.A16]/1000/(60*60*24)" office:value-type="time" office:time-value="PT00H03M43.052S" calcext:value-type="time">
            <text:p>00:03:43</text:p>
          </table:table-cell>
          <table:table-cell office:value-type="float" office:value="1.29" calcext:value-type="float">
            <text:p>1.29</text:p>
          </table:table-cell>
          <table:table-cell office:value-type="float" office:value="256.7" calcext:value-type="float">
            <text:p>256.7</text:p>
          </table:table-cell>
          <table:table-cell office:value-type="float" office:value="332.09" calcext:value-type="float">
            <text:p>332.09</text:p>
          </table:table-cell>
          <table:table-cell office:value-type="float" office:value="16.01" calcext:value-type="float">
            <text:p>16.01</text:p>
          </table:table-cell>
          <table:table-cell office:value-type="float" office:value="20.84" calcext:value-type="float">
            <text:p>20.84</text:p>
          </table:table-cell>
        </table:table-row>
        <table:table-row table:style-name="ro1">
          <table:table-cell office:value-type="float" office:value="239051" calcext:value-type="float">
            <text:p>239051</text:p>
          </table:table-cell>
          <table:table-cell table:formula="of:=[.A17]/1000/(60*60*24)" office:value-type="time" office:time-value="PT00H03M59.051S" calcext:value-type="time">
            <text:p>00:03:59</text:p>
          </table:table-cell>
          <table:table-cell office:value-type="float" office:value="1.29" calcext:value-type="float">
            <text:p>1.29</text:p>
          </table:table-cell>
          <table:table-cell office:value-type="float" office:value="256.5" calcext:value-type="float">
            <text:p>256.5</text:p>
          </table:table-cell>
          <table:table-cell office:value-type="float" office:value="330.79" calcext:value-type="float">
            <text:p>330.79</text:p>
          </table:table-cell>
          <table:table-cell office:value-type="float" office:value="17.15" calcext:value-type="float">
            <text:p>17.15</text:p>
          </table:table-cell>
          <table:table-cell office:value-type="float" office:value="22.31" calcext:value-type="float">
            <text:p>22.31</text:p>
          </table:table-cell>
        </table:table-row>
        <table:table-row table:style-name="ro1">
          <table:table-cell office:value-type="float" office:value="255052" calcext:value-type="float">
            <text:p>255052</text:p>
          </table:table-cell>
          <table:table-cell table:formula="of:=[.A18]/1000/(60*60*24)" office:value-type="time" office:time-value="PT00H04M15.052S" calcext:value-type="time">
            <text:p>00:04:15</text:p>
          </table:table-cell>
          <table:table-cell office:value-type="float" office:value="1.29" calcext:value-type="float">
            <text:p>1.29</text:p>
          </table:table-cell>
          <table:table-cell office:value-type="float" office:value="256.3" calcext:value-type="float">
            <text:p>256.3</text:p>
          </table:table-cell>
          <table:table-cell office:value-type="float" office:value="330.53" calcext:value-type="float">
            <text:p>330.53</text:p>
          </table:table-cell>
          <table:table-cell office:value-type="float" office:value="18.29" calcext:value-type="float">
            <text:p>18.29</text:p>
          </table:table-cell>
          <table:table-cell office:value-type="float" office:value="23.78" calcext:value-type="float">
            <text:p>23.78</text:p>
          </table:table-cell>
        </table:table-row>
        <table:table-row table:style-name="ro1">
          <table:table-cell office:value-type="float" office:value="271052" calcext:value-type="float">
            <text:p>271052</text:p>
          </table:table-cell>
          <table:table-cell table:formula="of:=[.A19]/1000/(60*60*24)" office:value-type="time" office:time-value="PT00H04M31.052S" calcext:value-type="time">
            <text:p>00:04:31</text:p>
          </table:table-cell>
          <table:table-cell office:value-type="float" office:value="1.29" calcext:value-type="float">
            <text:p>1.29</text:p>
          </table:table-cell>
          <table:table-cell office:value-type="float" office:value="256.1" calcext:value-type="float">
            <text:p>256.1</text:p>
          </table:table-cell>
          <table:table-cell office:value-type="float" office:value="330.27" calcext:value-type="float">
            <text:p>330.27</text:p>
          </table:table-cell>
          <table:table-cell office:value-type="float" office:value="19.43" calcext:value-type="float">
            <text:p>19.43</text:p>
          </table:table-cell>
          <table:table-cell office:value-type="float" office:value="25.25" calcext:value-type="float">
            <text:p>25.25</text:p>
          </table:table-cell>
        </table:table-row>
        <table:table-row table:style-name="ro1">
          <table:table-cell office:value-type="float" office:value="287052" calcext:value-type="float">
            <text:p>287052</text:p>
          </table:table-cell>
          <table:table-cell table:formula="of:=[.A20]/1000/(60*60*24)" office:value-type="time" office:time-value="PT00H04M47.052S" calcext:value-type="time">
            <text:p>00:04:47</text:p>
          </table:table-cell>
          <table:table-cell office:value-type="float" office:value="1.29" calcext:value-type="float">
            <text:p>1.29</text:p>
          </table:table-cell>
          <table:table-cell office:value-type="float" office:value="256" calcext:value-type="float">
            <text:p>256</text:p>
          </table:table-cell>
          <table:table-cell office:value-type="float" office:value="330.14" calcext:value-type="float">
            <text:p>330.14</text:p>
          </table:table-cell>
          <table:table-cell office:value-type="float" office:value="20.57" calcext:value-type="float">
            <text:p>20.57</text:p>
          </table:table-cell>
          <table:table-cell office:value-type="float" office:value="26.72" calcext:value-type="float">
            <text:p>26.72</text:p>
          </table:table-cell>
        </table:table-row>
        <table:table-row table:style-name="ro1">
          <table:table-cell office:value-type="float" office:value="303052" calcext:value-type="float">
            <text:p>303052</text:p>
          </table:table-cell>
          <table:table-cell table:formula="of:=[.A21]/1000/(60*60*24)" office:value-type="time" office:time-value="PT00H05M03.052S" calcext:value-type="time">
            <text:p>00:05:03</text:p>
          </table:table-cell>
          <table:table-cell office:value-type="float" office:value="1.29" calcext:value-type="float">
            <text:p>1.29</text:p>
          </table:table-cell>
          <table:table-cell office:value-type="float" office:value="255.9" calcext:value-type="float">
            <text:p>255.9</text:p>
          </table:table-cell>
          <table:table-cell office:value-type="float" office:value="328.98" calcext:value-type="float">
            <text:p>328.98</text:p>
          </table:table-cell>
          <table:table-cell office:value-type="float" office:value="21.7" calcext:value-type="float">
            <text:p>21.7</text:p>
          </table:table-cell>
          <table:table-cell office:value-type="float" office:value="28.18" calcext:value-type="float">
            <text:p>28.18</text:p>
          </table:table-cell>
        </table:table-row>
        <table:table-row table:style-name="ro1">
          <table:table-cell office:value-type="float" office:value="319052" calcext:value-type="float">
            <text:p>319052</text:p>
          </table:table-cell>
          <table:table-cell table:formula="of:=[.A22]/1000/(60*60*24)" office:value-type="time" office:time-value="PT00H05M19.052S" calcext:value-type="time">
            <text:p>00:05:19</text:p>
          </table:table-cell>
          <table:table-cell office:value-type="float" office:value="1.29" calcext:value-type="float">
            <text:p>1.29</text:p>
          </table:table-cell>
          <table:table-cell office:value-type="float" office:value="255.7" calcext:value-type="float">
            <text:p>255.7</text:p>
          </table:table-cell>
          <table:table-cell office:value-type="float" office:value="329.74" calcext:value-type="float">
            <text:p>329.74</text:p>
          </table:table-cell>
          <table:table-cell office:value-type="float" office:value="22.84" calcext:value-type="float">
            <text:p>22.84</text:p>
          </table:table-cell>
          <table:table-cell office:value-type="float" office:value="29.65" calcext:value-type="float">
            <text:p>29.65</text:p>
          </table:table-cell>
        </table:table-row>
        <table:table-row table:style-name="ro1">
          <table:table-cell office:value-type="float" office:value="335052" calcext:value-type="float">
            <text:p>335052</text:p>
          </table:table-cell>
          <table:table-cell table:formula="of:=[.A23]/1000/(60*60*24)" office:value-type="time" office:time-value="PT00H05M35.052S" calcext:value-type="time">
            <text:p>00:05:35</text:p>
          </table:table-cell>
          <table:table-cell office:value-type="float" office:value="1.29" calcext:value-type="float">
            <text:p>1.29</text:p>
          </table:table-cell>
          <table:table-cell office:value-type="float" office:value="255.6" calcext:value-type="float">
            <text:p>255.6</text:p>
          </table:table-cell>
          <table:table-cell office:value-type="float" office:value="328.59" calcext:value-type="float">
            <text:p>328.59</text:p>
          </table:table-cell>
          <table:table-cell office:value-type="float" office:value="23.98" calcext:value-type="float">
            <text:p>23.98</text:p>
          </table:table-cell>
          <table:table-cell office:value-type="float" office:value="31.11" calcext:value-type="float">
            <text:p>31.11</text:p>
          </table:table-cell>
        </table:table-row>
        <table:table-row table:style-name="ro1">
          <table:table-cell office:value-type="float" office:value="351052" calcext:value-type="float">
            <text:p>351052</text:p>
          </table:table-cell>
          <table:table-cell table:formula="of:=[.A24]/1000/(60*60*24)" office:value-type="time" office:time-value="PT00H05M51.052S" calcext:value-type="time">
            <text:p>00:05:51</text:p>
          </table:table-cell>
          <table:table-cell office:value-type="float" office:value="1.29" calcext:value-type="float">
            <text:p>1.29</text:p>
          </table:table-cell>
          <table:table-cell office:value-type="float" office:value="255.5" calcext:value-type="float">
            <text:p>255.5</text:p>
          </table:table-cell>
          <table:table-cell office:value-type="float" office:value="328.46" calcext:value-type="float">
            <text:p>328.46</text:p>
          </table:table-cell>
          <table:table-cell office:value-type="float" office:value="25.11" calcext:value-type="float">
            <text:p>25.11</text:p>
          </table:table-cell>
          <table:table-cell office:value-type="float" office:value="32.57" calcext:value-type="float">
            <text:p>32.57</text:p>
          </table:table-cell>
        </table:table-row>
        <table:table-row table:style-name="ro1">
          <table:table-cell office:value-type="float" office:value="367052" calcext:value-type="float">
            <text:p>367052</text:p>
          </table:table-cell>
          <table:table-cell table:formula="of:=[.A25]/1000/(60*60*24)" office:value-type="time" office:time-value="PT00H06M07.052S" calcext:value-type="time">
            <text:p>00:06:07</text:p>
          </table:table-cell>
          <table:table-cell office:value-type="float" office:value="1.29" calcext:value-type="float">
            <text:p>1.29</text:p>
          </table:table-cell>
          <table:table-cell office:value-type="float" office:value="255.3" calcext:value-type="float">
            <text:p>255.3</text:p>
          </table:table-cell>
          <table:table-cell office:value-type="float" office:value="328.2" calcext:value-type="float">
            <text:p>328.2</text:p>
          </table:table-cell>
          <table:table-cell office:value-type="float" office:value="26.25" calcext:value-type="float">
            <text:p>26.25</text:p>
          </table:table-cell>
          <table:table-cell office:value-type="float" office:value="34.03" calcext:value-type="float">
            <text:p>34.03</text:p>
          </table:table-cell>
        </table:table-row>
        <table:table-row table:style-name="ro1">
          <table:table-cell office:value-type="float" office:value="383052" calcext:value-type="float">
            <text:p>383052</text:p>
          </table:table-cell>
          <table:table-cell table:formula="of:=[.A26]/1000/(60*60*24)" office:value-type="time" office:time-value="PT00H06M23.052S" calcext:value-type="time">
            <text:p>00:06:23</text:p>
          </table:table-cell>
          <table:table-cell office:value-type="float" office:value="1.29" calcext:value-type="float">
            <text:p>1.29</text:p>
          </table:table-cell>
          <table:table-cell office:value-type="float" office:value="255.2" calcext:value-type="float">
            <text:p>255.2</text:p>
          </table:table-cell>
          <table:table-cell office:value-type="float" office:value="328.06" calcext:value-type="float">
            <text:p>328.06</text:p>
          </table:table-cell>
          <table:table-cell office:value-type="float" office:value="27.38" calcext:value-type="float">
            <text:p>27.38</text:p>
          </table:table-cell>
          <table:table-cell office:value-type="float" office:value="35.49" calcext:value-type="float">
            <text:p>35.49</text:p>
          </table:table-cell>
        </table:table-row>
        <table:table-row table:style-name="ro1">
          <table:table-cell office:value-type="float" office:value="399052" calcext:value-type="float">
            <text:p>399052</text:p>
          </table:table-cell>
          <table:table-cell table:formula="of:=[.A27]/1000/(60*60*24)" office:value-type="time" office:time-value="PT00H06M39.052S" calcext:value-type="time">
            <text:p>00:06:39</text:p>
          </table:table-cell>
          <table:table-cell office:value-type="float" office:value="1.29" calcext:value-type="float">
            <text:p>1.29</text:p>
          </table:table-cell>
          <table:table-cell office:value-type="float" office:value="255.1" calcext:value-type="float">
            <text:p>255.1</text:p>
          </table:table-cell>
          <table:table-cell office:value-type="float" office:value="327.93" calcext:value-type="float">
            <text:p>327.93</text:p>
          </table:table-cell>
          <table:table-cell office:value-type="float" office:value="28.52" calcext:value-type="float">
            <text:p>28.52</text:p>
          </table:table-cell>
          <table:table-cell office:value-type="float" office:value="36.94" calcext:value-type="float">
            <text:p>36.94</text:p>
          </table:table-cell>
        </table:table-row>
        <table:table-row table:style-name="ro1">
          <table:table-cell office:value-type="float" office:value="415052" calcext:value-type="float">
            <text:p>415052</text:p>
          </table:table-cell>
          <table:table-cell table:formula="of:=[.A28]/1000/(60*60*24)" office:value-type="time" office:time-value="PT00H06M55.052S" calcext:value-type="time">
            <text:p>00:06:55</text:p>
          </table:table-cell>
          <table:table-cell office:value-type="float" office:value="1.29" calcext:value-type="float">
            <text:p>1.29</text:p>
          </table:table-cell>
          <table:table-cell office:value-type="float" office:value="255" calcext:value-type="float">
            <text:p>255</text:p>
          </table:table-cell>
          <table:table-cell office:value-type="float" office:value="327.8" calcext:value-type="float">
            <text:p>327.8</text:p>
          </table:table-cell>
          <table:table-cell office:value-type="float" office:value="29.65" calcext:value-type="float">
            <text:p>29.65</text:p>
          </table:table-cell>
          <table:table-cell office:value-type="float" office:value="38.4" calcext:value-type="float">
            <text:p>38.4</text:p>
          </table:table-cell>
        </table:table-row>
        <table:table-row table:style-name="ro1">
          <table:table-cell office:value-type="float" office:value="431052" calcext:value-type="float">
            <text:p>431052</text:p>
          </table:table-cell>
          <table:table-cell table:formula="of:=[.A29]/1000/(60*60*24)" office:value-type="time" office:time-value="PT00H07M11.052S" calcext:value-type="time">
            <text:p>00:07:11</text:p>
          </table:table-cell>
          <table:table-cell office:value-type="float" office:value="1.28" calcext:value-type="float">
            <text:p>1.28</text:p>
          </table:table-cell>
          <table:table-cell office:value-type="float" office:value="254.9" calcext:value-type="float">
            <text:p>254.9</text:p>
          </table:table-cell>
          <table:table-cell office:value-type="float" office:value="326.65" calcext:value-type="float">
            <text:p>326.65</text:p>
          </table:table-cell>
          <table:table-cell office:value-type="float" office:value="30.78" calcext:value-type="float">
            <text:p>30.78</text:p>
          </table:table-cell>
          <table:table-cell office:value-type="float" office:value="39.85" calcext:value-type="float">
            <text:p>39.85</text:p>
          </table:table-cell>
        </table:table-row>
        <table:table-row table:style-name="ro1">
          <table:table-cell office:value-type="float" office:value="447052" calcext:value-type="float">
            <text:p>447052</text:p>
          </table:table-cell>
          <table:table-cell table:formula="of:=[.A30]/1000/(60*60*24)" office:value-type="time" office:time-value="PT00H07M27.052S" calcext:value-type="time">
            <text:p>00:07:27</text:p>
          </table:table-cell>
          <table:table-cell office:value-type="float" office:value="1.28" calcext:value-type="float">
            <text:p>1.28</text:p>
          </table:table-cell>
          <table:table-cell office:value-type="float" office:value="254.8" calcext:value-type="float">
            <text:p>254.8</text:p>
          </table:table-cell>
          <table:table-cell office:value-type="float" office:value="326.52" calcext:value-type="float">
            <text:p>326.52</text:p>
          </table:table-cell>
          <table:table-cell office:value-type="float" office:value="31.92" calcext:value-type="float">
            <text:p>31.92</text:p>
          </table:table-cell>
          <table:table-cell office:value-type="float" office:value="41.3" calcext:value-type="float">
            <text:p>41.3</text:p>
          </table:table-cell>
        </table:table-row>
        <table:table-row table:style-name="ro1">
          <table:table-cell office:value-type="float" office:value="463052" calcext:value-type="float">
            <text:p>463052</text:p>
          </table:table-cell>
          <table:table-cell table:formula="of:=[.A31]/1000/(60*60*24)" office:value-type="time" office:time-value="PT00H07M43.052S" calcext:value-type="time">
            <text:p>00:07:43</text:p>
          </table:table-cell>
          <table:table-cell office:value-type="float" office:value="1.28" calcext:value-type="float">
            <text:p>1.28</text:p>
          </table:table-cell>
          <table:table-cell office:value-type="float" office:value="254.6" calcext:value-type="float">
            <text:p>254.6</text:p>
          </table:table-cell>
          <table:table-cell office:value-type="float" office:value="326.26" calcext:value-type="float">
            <text:p>326.26</text:p>
          </table:table-cell>
          <table:table-cell office:value-type="float" office:value="33.05" calcext:value-type="float">
            <text:p>33.05</text:p>
          </table:table-cell>
          <table:table-cell office:value-type="float" office:value="42.75" calcext:value-type="float">
            <text:p>42.75</text:p>
          </table:table-cell>
        </table:table-row>
        <table:table-row table:style-name="ro1">
          <table:table-cell office:value-type="float" office:value="479052" calcext:value-type="float">
            <text:p>479052</text:p>
          </table:table-cell>
          <table:table-cell table:formula="of:=[.A32]/1000/(60*60*24)" office:value-type="time" office:time-value="PT00H07M59.052S" calcext:value-type="time">
            <text:p>00:07:59</text:p>
          </table:table-cell>
          <table:table-cell office:value-type="float" office:value="1.28" calcext:value-type="float">
            <text:p>1.28</text:p>
          </table:table-cell>
          <table:table-cell office:value-type="float" office:value="254.5" calcext:value-type="float">
            <text:p>254.5</text:p>
          </table:table-cell>
          <table:table-cell office:value-type="float" office:value="325.11" calcext:value-type="float">
            <text:p>325.11</text:p>
          </table:table-cell>
          <table:table-cell office:value-type="float" office:value="34.18" calcext:value-type="float">
            <text:p>34.18</text:p>
          </table:table-cell>
          <table:table-cell office:value-type="float" office:value="44.2" calcext:value-type="float">
            <text:p>44.2</text:p>
          </table:table-cell>
        </table:table-row>
        <table:table-row table:style-name="ro1">
          <table:table-cell office:value-type="float" office:value="495052" calcext:value-type="float">
            <text:p>495052</text:p>
          </table:table-cell>
          <table:table-cell table:formula="of:=[.A33]/1000/(60*60*24)" office:value-type="time" office:time-value="PT00H08M15.052S" calcext:value-type="time">
            <text:p>00:08:15</text:p>
          </table:table-cell>
          <table:table-cell office:value-type="float" office:value="1.28" calcext:value-type="float">
            <text:p>1.28</text:p>
          </table:table-cell>
          <table:table-cell office:value-type="float" office:value="254.4" calcext:value-type="float">
            <text:p>254.4</text:p>
          </table:table-cell>
          <table:table-cell office:value-type="float" office:value="326" calcext:value-type="float">
            <text:p>326</text:p>
          </table:table-cell>
          <table:table-cell office:value-type="float" office:value="35.31" calcext:value-type="float">
            <text:p>35.31</text:p>
          </table:table-cell>
          <table:table-cell office:value-type="float" office:value="45.65" calcext:value-type="float">
            <text:p>45.65</text:p>
          </table:table-cell>
        </table:table-row>
        <table:table-row table:style-name="ro1">
          <table:table-cell office:value-type="float" office:value="511052" calcext:value-type="float">
            <text:p>511052</text:p>
          </table:table-cell>
          <table:table-cell table:formula="of:=[.A34]/1000/(60*60*24)" office:value-type="time" office:time-value="PT00H08M31.052S" calcext:value-type="time">
            <text:p>00:08:31</text:p>
          </table:table-cell>
          <table:table-cell office:value-type="float" office:value="1.28" calcext:value-type="float">
            <text:p>1.28</text:p>
          </table:table-cell>
          <table:table-cell office:value-type="float" office:value="254.3" calcext:value-type="float">
            <text:p>254.3</text:p>
          </table:table-cell>
          <table:table-cell office:value-type="float" office:value="324.85" calcext:value-type="float">
            <text:p>324.85</text:p>
          </table:table-cell>
          <table:table-cell office:value-type="float" office:value="36.44" calcext:value-type="float">
            <text:p>36.44</text:p>
          </table:table-cell>
          <table:table-cell office:value-type="float" office:value="47.1" calcext:value-type="float">
            <text:p>47.1</text:p>
          </table:table-cell>
        </table:table-row>
        <table:table-row table:style-name="ro1">
          <table:table-cell office:value-type="float" office:value="527052" calcext:value-type="float">
            <text:p>527052</text:p>
          </table:table-cell>
          <table:table-cell table:formula="of:=[.A35]/1000/(60*60*24)" office:value-type="time" office:time-value="PT00H08M47.052S" calcext:value-type="time">
            <text:p>00:08:47</text:p>
          </table:table-cell>
          <table:table-cell office:value-type="float" office:value="1.28" calcext:value-type="float">
            <text:p>1.28</text:p>
          </table:table-cell>
          <table:table-cell office:value-type="float" office:value="254.2" calcext:value-type="float">
            <text:p>254.2</text:p>
          </table:table-cell>
          <table:table-cell office:value-type="float" office:value="324.72" calcext:value-type="float">
            <text:p>324.72</text:p>
          </table:table-cell>
          <table:table-cell office:value-type="float" office:value="37.57" calcext:value-type="float">
            <text:p>37.57</text:p>
          </table:table-cell>
          <table:table-cell office:value-type="float" office:value="48.54" calcext:value-type="float">
            <text:p>48.54</text:p>
          </table:table-cell>
        </table:table-row>
        <table:table-row table:style-name="ro1">
          <table:table-cell office:value-type="float" office:value="543052" calcext:value-type="float">
            <text:p>543052</text:p>
          </table:table-cell>
          <table:table-cell table:formula="of:=[.A36]/1000/(60*60*24)" office:value-type="time" office:time-value="PT00H09M03.052S" calcext:value-type="time">
            <text:p>00:09:03</text:p>
          </table:table-cell>
          <table:table-cell office:value-type="float" office:value="1.28" calcext:value-type="float">
            <text:p>1.28</text:p>
          </table:table-cell>
          <table:table-cell office:value-type="float" office:value="254.1" calcext:value-type="float">
            <text:p>254.1</text:p>
          </table:table-cell>
          <table:table-cell office:value-type="float" office:value="324.59" calcext:value-type="float">
            <text:p>324.59</text:p>
          </table:table-cell>
          <table:table-cell office:value-type="float" office:value="38.7" calcext:value-type="float">
            <text:p>38.7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float" office:value="559052" calcext:value-type="float">
            <text:p>559052</text:p>
          </table:table-cell>
          <table:table-cell table:formula="of:=[.A37]/1000/(60*60*24)" office:value-type="time" office:time-value="PT00H09M19.052S" calcext:value-type="time">
            <text:p>00:09:19</text:p>
          </table:table-cell>
          <table:table-cell office:value-type="float" office:value="1.28" calcext:value-type="float">
            <text:p>1.28</text:p>
          </table:table-cell>
          <table:table-cell office:value-type="float" office:value="254" calcext:value-type="float">
            <text:p>254</text:p>
          </table:table-cell>
          <table:table-cell office:value-type="float" office:value="324.46" calcext:value-type="float">
            <text:p>324.46</text:p>
          </table:table-cell>
          <table:table-cell office:value-type="float" office:value="39.83" calcext:value-type="float">
            <text:p>39.83</text:p>
          </table:table-cell>
          <table:table-cell office:value-type="float" office:value="51.43" calcext:value-type="float">
            <text:p>51.43</text:p>
          </table:table-cell>
        </table:table-row>
        <table:table-row table:style-name="ro1">
          <table:table-cell office:value-type="float" office:value="575052" calcext:value-type="float">
            <text:p>575052</text:p>
          </table:table-cell>
          <table:table-cell table:formula="of:=[.A38]/1000/(60*60*24)" office:value-type="time" office:time-value="PT00H09M35.052S" calcext:value-type="time">
            <text:p>00:09:35</text:p>
          </table:table-cell>
          <table:table-cell office:value-type="float" office:value="1.28" calcext:value-type="float">
            <text:p>1.28</text:p>
          </table:table-cell>
          <table:table-cell office:value-type="float" office:value="253.9" calcext:value-type="float">
            <text:p>253.9</text:p>
          </table:table-cell>
          <table:table-cell office:value-type="float" office:value="324.33" calcext:value-type="float">
            <text:p>324.33</text:p>
          </table:table-cell>
          <table:table-cell office:value-type="float" office:value="40.96" calcext:value-type="float">
            <text:p>40.96</text:p>
          </table:table-cell>
          <table:table-cell office:value-type="float" office:value="52.87" calcext:value-type="float">
            <text:p>52.87</text:p>
          </table:table-cell>
        </table:table-row>
        <table:table-row table:style-name="ro1">
          <table:table-cell office:value-type="float" office:value="591052" calcext:value-type="float">
            <text:p>591052</text:p>
          </table:table-cell>
          <table:table-cell table:formula="of:=[.A39]/1000/(60*60*24)" office:value-type="time" office:time-value="PT00H09M51.052S" calcext:value-type="time">
            <text:p>00:09:51</text:p>
          </table:table-cell>
          <table:table-cell office:value-type="float" office:value="1.28" calcext:value-type="float">
            <text:p>1.28</text:p>
          </table:table-cell>
          <table:table-cell office:value-type="float" office:value="253.8" calcext:value-type="float">
            <text:p>253.8</text:p>
          </table:table-cell>
          <table:table-cell office:value-type="float" office:value="324.2" calcext:value-type="float">
            <text:p>324.2</text:p>
          </table:table-cell>
          <table:table-cell office:value-type="float" office:value="42.09" calcext:value-type="float">
            <text:p>42.09</text:p>
          </table:table-cell>
          <table:table-cell office:value-type="float" office:value="54.31" calcext:value-type="float">
            <text:p>54.31</text:p>
          </table:table-cell>
        </table:table-row>
        <table:table-row table:style-name="ro1">
          <table:table-cell office:value-type="float" office:value="607052" calcext:value-type="float">
            <text:p>607052</text:p>
          </table:table-cell>
          <table:table-cell table:formula="of:=[.A40]/1000/(60*60*24)" office:value-type="time" office:time-value="PT00H10M07.052S" calcext:value-type="time">
            <text:p>00:10:07</text:p>
          </table:table-cell>
          <table:table-cell office:value-type="float" office:value="1.28" calcext:value-type="float">
            <text:p>1.28</text:p>
          </table:table-cell>
          <table:table-cell office:value-type="float" office:value="253.7" calcext:value-type="float">
            <text:p>253.7</text:p>
          </table:table-cell>
          <table:table-cell office:value-type="float" office:value="324.07" calcext:value-type="float">
            <text:p>324.07</text:p>
          </table:table-cell>
          <table:table-cell office:value-type="float" office:value="43.21" calcext:value-type="float">
            <text:p>43.21</text:p>
          </table:table-cell>
          <table:table-cell office:value-type="float" office:value="55.75" calcext:value-type="float">
            <text:p>55.75</text:p>
          </table:table-cell>
        </table:table-row>
        <table:table-row table:style-name="ro1">
          <table:table-cell office:value-type="float" office:value="623052" calcext:value-type="float">
            <text:p>623052</text:p>
          </table:table-cell>
          <table:table-cell table:formula="of:=[.A41]/1000/(60*60*24)" office:value-type="time" office:time-value="PT00H10M23.052S" calcext:value-type="time">
            <text:p>00:10:23</text:p>
          </table:table-cell>
          <table:table-cell office:value-type="float" office:value="1.28" calcext:value-type="float">
            <text:p>1.28</text:p>
          </table:table-cell>
          <table:table-cell office:value-type="float" office:value="253.7" calcext:value-type="float">
            <text:p>253.7</text:p>
          </table:table-cell>
          <table:table-cell office:value-type="float" office:value="324.07" calcext:value-type="float">
            <text:p>324.07</text:p>
          </table:table-cell>
          <table:table-cell office:value-type="float" office:value="44.34" calcext:value-type="float">
            <text:p>44.34</text:p>
          </table:table-cell>
          <table:table-cell office:value-type="float" office:value="57.19" calcext:value-type="float">
            <text:p>57.19</text:p>
          </table:table-cell>
        </table:table-row>
        <table:table-row table:style-name="ro1">
          <table:table-cell office:value-type="float" office:value="639052" calcext:value-type="float">
            <text:p>639052</text:p>
          </table:table-cell>
          <table:table-cell table:formula="of:=[.A42]/1000/(60*60*24)" office:value-type="time" office:time-value="PT00H10M39.052S" calcext:value-type="time">
            <text:p>00:10:39</text:p>
          </table:table-cell>
          <table:table-cell office:value-type="float" office:value="1.27" calcext:value-type="float">
            <text:p>1.27</text:p>
          </table:table-cell>
          <table:table-cell office:value-type="float" office:value="253.5" calcext:value-type="float">
            <text:p>253.5</text:p>
          </table:table-cell>
          <table:table-cell office:value-type="float" office:value="322.79" calcext:value-type="float">
            <text:p>322.79</text:p>
          </table:table-cell>
          <table:table-cell office:value-type="float" office:value="45.47" calcext:value-type="float">
            <text:p>45.47</text:p>
          </table:table-cell>
          <table:table-cell office:value-type="float" office:value="58.63" calcext:value-type="float">
            <text:p>58.63</text:p>
          </table:table-cell>
        </table:table-row>
        <table:table-row table:style-name="ro1">
          <table:table-cell office:value-type="float" office:value="655051" calcext:value-type="float">
            <text:p>655051</text:p>
          </table:table-cell>
          <table:table-cell table:formula="of:=[.A43]/1000/(60*60*24)" office:value-type="time" office:time-value="PT00H10M55.051S" calcext:value-type="time">
            <text:p>00:10:55</text:p>
          </table:table-cell>
          <table:table-cell office:value-type="float" office:value="1.28" calcext:value-type="float">
            <text:p>1.28</text:p>
          </table:table-cell>
          <table:table-cell office:value-type="float" office:value="253.4" calcext:value-type="float">
            <text:p>253.4</text:p>
          </table:table-cell>
          <table:table-cell office:value-type="float" office:value="323.68" calcext:value-type="float">
            <text:p>323.68</text:p>
          </table:table-cell>
          <table:table-cell office:value-type="float" office:value="46.59" calcext:value-type="float">
            <text:p>46.59</text:p>
          </table:table-cell>
          <table:table-cell office:value-type="float" office:value="60.07" calcext:value-type="float">
            <text:p>60.07</text:p>
          </table:table-cell>
        </table:table-row>
        <table:table-row table:style-name="ro1">
          <table:table-cell office:value-type="float" office:value="671052" calcext:value-type="float">
            <text:p>671052</text:p>
          </table:table-cell>
          <table:table-cell table:formula="of:=[.A44]/1000/(60*60*24)" office:value-type="time" office:time-value="PT00H11M11.052S" calcext:value-type="time">
            <text:p>00:11:11</text:p>
          </table:table-cell>
          <table:table-cell office:value-type="float" office:value="1.27" calcext:value-type="float">
            <text:p>1.27</text:p>
          </table:table-cell>
          <table:table-cell office:value-type="float" office:value="253.3" calcext:value-type="float">
            <text:p>253.3</text:p>
          </table:table-cell>
          <table:table-cell office:value-type="float" office:value="322.53" calcext:value-type="float">
            <text:p>322.53</text:p>
          </table:table-cell>
          <table:table-cell office:value-type="float" office:value="47.72" calcext:value-type="float">
            <text:p>47.72</text:p>
          </table:table-cell>
          <table:table-cell office:value-type="float" office:value="61.51" calcext:value-type="float">
            <text:p>61.51</text:p>
          </table:table-cell>
        </table:table-row>
        <table:table-row table:style-name="ro1">
          <table:table-cell office:value-type="float" office:value="687052" calcext:value-type="float">
            <text:p>687052</text:p>
          </table:table-cell>
          <table:table-cell table:formula="of:=[.A45]/1000/(60*60*24)" office:value-type="time" office:time-value="PT00H11M27.052S" calcext:value-type="time">
            <text:p>00:11:27</text:p>
          </table:table-cell>
          <table:table-cell office:value-type="float" office:value="1.28" calcext:value-type="float">
            <text:p>1.28</text:p>
          </table:table-cell>
          <table:table-cell office:value-type="float" office:value="253.2" calcext:value-type="float">
            <text:p>253.2</text:p>
          </table:table-cell>
          <table:table-cell office:value-type="float" office:value="323.42" calcext:value-type="float">
            <text:p>323.42</text:p>
          </table:table-cell>
          <table:table-cell office:value-type="float" office:value="48.85" calcext:value-type="float">
            <text:p>48.85</text:p>
          </table:table-cell>
          <table:table-cell office:value-type="float" office:value="62.94" calcext:value-type="float">
            <text:p>62.94</text:p>
          </table:table-cell>
        </table:table-row>
        <table:table-row table:style-name="ro1">
          <table:table-cell office:value-type="float" office:value="703052" calcext:value-type="float">
            <text:p>703052</text:p>
          </table:table-cell>
          <table:table-cell table:formula="of:=[.A46]/1000/(60*60*24)" office:value-type="time" office:time-value="PT00H11M43.052S" calcext:value-type="time">
            <text:p>00:11:43</text:p>
          </table:table-cell>
          <table:table-cell office:value-type="float" office:value="1.27" calcext:value-type="float">
            <text:p>1.27</text:p>
          </table:table-cell>
          <table:table-cell office:value-type="float" office:value="253.2" calcext:value-type="float">
            <text:p>253.2</text:p>
          </table:table-cell>
          <table:table-cell office:value-type="float" office:value="322.4" calcext:value-type="float">
            <text:p>322.4</text:p>
          </table:table-cell>
          <table:table-cell office:value-type="float" office:value="49.97" calcext:value-type="float">
            <text:p>49.97</text:p>
          </table:table-cell>
          <table:table-cell office:value-type="float" office:value="64.37" calcext:value-type="float">
            <text:p>64.37</text:p>
          </table:table-cell>
        </table:table-row>
        <table:table-row table:style-name="ro1">
          <table:table-cell office:value-type="float" office:value="719052" calcext:value-type="float">
            <text:p>719052</text:p>
          </table:table-cell>
          <table:table-cell table:formula="of:=[.A47]/1000/(60*60*24)" office:value-type="time" office:time-value="PT00H11M59.052S" calcext:value-type="time">
            <text:p>00:11:59</text:p>
          </table:table-cell>
          <table:table-cell office:value-type="float" office:value="1.27" calcext:value-type="float">
            <text:p>1.27</text:p>
          </table:table-cell>
          <table:table-cell office:value-type="float" office:value="253.1" calcext:value-type="float">
            <text:p>253.1</text:p>
          </table:table-cell>
          <table:table-cell office:value-type="float" office:value="322.27" calcext:value-type="float">
            <text:p>322.27</text:p>
          </table:table-cell>
          <table:table-cell office:value-type="float" office:value="51.1" calcext:value-type="float">
            <text:p>51.1</text:p>
          </table:table-cell>
          <table:table-cell office:value-type="float" office:value="65.81" calcext:value-type="float">
            <text:p>65.81</text:p>
          </table:table-cell>
        </table:table-row>
        <table:table-row table:style-name="ro1">
          <table:table-cell office:value-type="float" office:value="735052" calcext:value-type="float">
            <text:p>735052</text:p>
          </table:table-cell>
          <table:table-cell table:formula="of:=[.A48]/1000/(60*60*24)" office:value-type="time" office:time-value="PT00H12M15.052S" calcext:value-type="time">
            <text:p>00:12:15</text:p>
          </table:table-cell>
          <table:table-cell office:value-type="float" office:value="1.27" calcext:value-type="float">
            <text:p>1.27</text:p>
          </table:table-cell>
          <table:table-cell office:value-type="float" office:value="253" calcext:value-type="float">
            <text:p>253</text:p>
          </table:table-cell>
          <table:table-cell office:value-type="float" office:value="322.14" calcext:value-type="float">
            <text:p>322.14</text:p>
          </table:table-cell>
          <table:table-cell office:value-type="float" office:value="52.22" calcext:value-type="float">
            <text:p>52.22</text:p>
          </table:table-cell>
          <table:table-cell office:value-type="float" office:value="67.24" calcext:value-type="float">
            <text:p>67.24</text:p>
          </table:table-cell>
        </table:table-row>
        <table:table-row table:style-name="ro1">
          <table:table-cell office:value-type="float" office:value="751052" calcext:value-type="float">
            <text:p>751052</text:p>
          </table:table-cell>
          <table:table-cell table:formula="of:=[.A49]/1000/(60*60*24)" office:value-type="time" office:time-value="PT00H12M31.052S" calcext:value-type="time">
            <text:p>00:12:31</text:p>
          </table:table-cell>
          <table:table-cell office:value-type="float" office:value="1.27" calcext:value-type="float">
            <text:p>1.27</text:p>
          </table:table-cell>
          <table:table-cell office:value-type="float" office:value="252.9" calcext:value-type="float">
            <text:p>252.9</text:p>
          </table:table-cell>
          <table:table-cell office:value-type="float" office:value="321.01" calcext:value-type="float">
            <text:p>321.01</text:p>
          </table:table-cell>
          <table:table-cell office:value-type="float" office:value="53.35" calcext:value-type="float">
            <text:p>53.35</text:p>
          </table:table-cell>
          <table:table-cell office:value-type="float" office:value="68.67" calcext:value-type="float">
            <text:p>68.67</text:p>
          </table:table-cell>
        </table:table-row>
        <table:table-row table:style-name="ro1">
          <table:table-cell office:value-type="float" office:value="767052" calcext:value-type="float">
            <text:p>767052</text:p>
          </table:table-cell>
          <table:table-cell table:formula="of:=[.A50]/1000/(60*60*24)" office:value-type="time" office:time-value="PT00H12M47.052S" calcext:value-type="time">
            <text:p>00:12:47</text:p>
          </table:table-cell>
          <table:table-cell office:value-type="float" office:value="1.27" calcext:value-type="float">
            <text:p>1.27</text:p>
          </table:table-cell>
          <table:table-cell office:value-type="float" office:value="252.9" calcext:value-type="float">
            <text:p>252.9</text:p>
          </table:table-cell>
          <table:table-cell office:value-type="float" office:value="322.01" calcext:value-type="float">
            <text:p>322.01</text:p>
          </table:table-cell>
          <table:table-cell office:value-type="float" office:value="54.47" calcext:value-type="float">
            <text:p>54.47</text:p>
          </table:table-cell>
          <table:table-cell office:value-type="float" office:value="70.1" calcext:value-type="float">
            <text:p>70.1</text:p>
          </table:table-cell>
        </table:table-row>
        <table:table-row table:style-name="ro1">
          <table:table-cell office:value-type="float" office:value="783052" calcext:value-type="float">
            <text:p>783052</text:p>
          </table:table-cell>
          <table:table-cell table:formula="of:=[.A51]/1000/(60*60*24)" office:value-type="time" office:time-value="PT00H13M03.052S" calcext:value-type="time">
            <text:p>00:13:03</text:p>
          </table:table-cell>
          <table:table-cell office:value-type="float" office:value="1.27" calcext:value-type="float">
            <text:p>1.27</text:p>
          </table:table-cell>
          <table:table-cell office:value-type="float" office:value="252.7" calcext:value-type="float">
            <text:p>252.7</text:p>
          </table:table-cell>
          <table:table-cell office:value-type="float" office:value="321.76" calcext:value-type="float">
            <text:p>321.76</text:p>
          </table:table-cell>
          <table:table-cell office:value-type="float" office:value="55.59" calcext:value-type="float">
            <text:p>55.59</text:p>
          </table:table-cell>
          <table:table-cell office:value-type="float" office:value="71.53" calcext:value-type="float">
            <text:p>71.53</text:p>
          </table:table-cell>
        </table:table-row>
        <table:table-row table:style-name="ro1">
          <table:table-cell office:value-type="float" office:value="799052" calcext:value-type="float">
            <text:p>799052</text:p>
          </table:table-cell>
          <table:table-cell table:formula="of:=[.A52]/1000/(60*60*24)" office:value-type="time" office:time-value="PT00H13M19.052S" calcext:value-type="time">
            <text:p>00:13:19</text:p>
          </table:table-cell>
          <table:table-cell office:value-type="float" office:value="1.27" calcext:value-type="float">
            <text:p>1.27</text:p>
          </table:table-cell>
          <table:table-cell office:value-type="float" office:value="252.7" calcext:value-type="float">
            <text:p>252.7</text:p>
          </table:table-cell>
          <table:table-cell office:value-type="float" office:value="320.74" calcext:value-type="float">
            <text:p>320.74</text:p>
          </table:table-cell>
          <table:table-cell office:value-type="float" office:value="56.72" calcext:value-type="float">
            <text:p>56.72</text:p>
          </table:table-cell>
          <table:table-cell office:value-type="float" office:value="72.96" calcext:value-type="float">
            <text:p>72.96</text:p>
          </table:table-cell>
        </table:table-row>
        <table:table-row table:style-name="ro1">
          <table:table-cell office:value-type="float" office:value="815052" calcext:value-type="float">
            <text:p>815052</text:p>
          </table:table-cell>
          <table:table-cell table:formula="of:=[.A53]/1000/(60*60*24)" office:value-type="time" office:time-value="PT00H13M35.052S" calcext:value-type="time">
            <text:p>00:13:35</text:p>
          </table:table-cell>
          <table:table-cell office:value-type="float" office:value="1.27" calcext:value-type="float">
            <text:p>1.27</text:p>
          </table:table-cell>
          <table:table-cell office:value-type="float" office:value="252.6" calcext:value-type="float">
            <text:p>252.6</text:p>
          </table:table-cell>
          <table:table-cell office:value-type="float" office:value="321.63" calcext:value-type="float">
            <text:p>321.63</text:p>
          </table:table-cell>
          <table:table-cell office:value-type="float" office:value="57.84" calcext:value-type="float">
            <text:p>57.84</text:p>
          </table:table-cell>
          <table:table-cell office:value-type="float" office:value="74.39" calcext:value-type="float">
            <text:p>74.39</text:p>
          </table:table-cell>
        </table:table-row>
        <table:table-row table:style-name="ro1">
          <table:table-cell office:value-type="float" office:value="831052" calcext:value-type="float">
            <text:p>831052</text:p>
          </table:table-cell>
          <table:table-cell table:formula="of:=[.A54]/1000/(60*60*24)" office:value-type="time" office:time-value="PT00H13M51.052S" calcext:value-type="time">
            <text:p>00:13:51</text:p>
          </table:table-cell>
          <table:table-cell office:value-type="float" office:value="1.27" calcext:value-type="float">
            <text:p>1.27</text:p>
          </table:table-cell>
          <table:table-cell office:value-type="float" office:value="252.5" calcext:value-type="float">
            <text:p>252.5</text:p>
          </table:table-cell>
          <table:table-cell office:value-type="float" office:value="321.5" calcext:value-type="float">
            <text:p>321.5</text:p>
          </table:table-cell>
          <table:table-cell office:value-type="float" office:value="58.96" calcext:value-type="float">
            <text:p>58.96</text:p>
          </table:table-cell>
          <table:table-cell office:value-type="float" office:value="75.81" calcext:value-type="float">
            <text:p>75.81</text:p>
          </table:table-cell>
        </table:table-row>
        <table:table-row table:style-name="ro1">
          <table:table-cell office:value-type="float" office:value="847052" calcext:value-type="float">
            <text:p>847052</text:p>
          </table:table-cell>
          <table:table-cell table:formula="of:=[.A55]/1000/(60*60*24)" office:value-type="time" office:time-value="PT00H14M07.052S" calcext:value-type="time">
            <text:p>00:14:07</text:p>
          </table:table-cell>
          <table:table-cell office:value-type="float" office:value="1.27" calcext:value-type="float">
            <text:p>1.27</text:p>
          </table:table-cell>
          <table:table-cell office:value-type="float" office:value="252.5" calcext:value-type="float">
            <text:p>252.5</text:p>
          </table:table-cell>
          <table:table-cell office:value-type="float" office:value="320.49" calcext:value-type="float">
            <text:p>320.49</text:p>
          </table:table-cell>
          <table:table-cell office:value-type="float" office:value="60.08" calcext:value-type="float">
            <text:p>60.08</text:p>
          </table:table-cell>
          <table:table-cell office:value-type="float" office:value="77.24" calcext:value-type="float">
            <text:p>77.24</text:p>
          </table:table-cell>
        </table:table-row>
        <table:table-row table:style-name="ro1">
          <table:table-cell office:value-type="float" office:value="863052" calcext:value-type="float">
            <text:p>863052</text:p>
          </table:table-cell>
          <table:table-cell table:formula="of:=[.A56]/1000/(60*60*24)" office:value-type="time" office:time-value="PT00H14M23.052S" calcext:value-type="time">
            <text:p>00:14:23</text:p>
          </table:table-cell>
          <table:table-cell office:value-type="float" office:value="1.27" calcext:value-type="float">
            <text:p>1.27</text:p>
          </table:table-cell>
          <table:table-cell office:value-type="float" office:value="252.3" calcext:value-type="float">
            <text:p>252.3</text:p>
          </table:table-cell>
          <table:table-cell office:value-type="float" office:value="320.23" calcext:value-type="float">
            <text:p>320.23</text:p>
          </table:table-cell>
          <table:table-cell office:value-type="float" office:value="61.21" calcext:value-type="float">
            <text:p>61.21</text:p>
          </table:table-cell>
          <table:table-cell office:value-type="float" office:value="78.66" calcext:value-type="float">
            <text:p>78.66</text:p>
          </table:table-cell>
        </table:table-row>
        <table:table-row table:style-name="ro1">
          <table:table-cell office:value-type="float" office:value="879052" calcext:value-type="float">
            <text:p>879052</text:p>
          </table:table-cell>
          <table:table-cell table:formula="of:=[.A57]/1000/(60*60*24)" office:value-type="time" office:time-value="PT00H14M39.052S" calcext:value-type="time">
            <text:p>00:14:39</text:p>
          </table:table-cell>
          <table:table-cell office:value-type="float" office:value="1.27" calcext:value-type="float">
            <text:p>1.27</text:p>
          </table:table-cell>
          <table:table-cell office:value-type="float" office:value="252.3" calcext:value-type="float">
            <text:p>252.3</text:p>
          </table:table-cell>
          <table:table-cell office:value-type="float" office:value="320.23" calcext:value-type="float">
            <text:p>320.23</text:p>
          </table:table-cell>
          <table:table-cell office:value-type="float" office:value="62.33" calcext:value-type="float">
            <text:p>62.33</text:p>
          </table:table-cell>
          <table:table-cell office:value-type="float" office:value="80.09" calcext:value-type="float">
            <text:p>80.09</text:p>
          </table:table-cell>
        </table:table-row>
        <table:table-row table:style-name="ro1">
          <table:table-cell office:value-type="float" office:value="895052" calcext:value-type="float">
            <text:p>895052</text:p>
          </table:table-cell>
          <table:table-cell table:formula="of:=[.A58]/1000/(60*60*24)" office:value-type="time" office:time-value="PT00H14M55.052S" calcext:value-type="time">
            <text:p>00:14:55</text:p>
          </table:table-cell>
          <table:table-cell office:value-type="float" office:value="1.27" calcext:value-type="float">
            <text:p>1.27</text:p>
          </table:table-cell>
          <table:table-cell office:value-type="float" office:value="252.2" calcext:value-type="float">
            <text:p>252.2</text:p>
          </table:table-cell>
          <table:table-cell office:value-type="float" office:value="320.1" calcext:value-type="float">
            <text:p>320.1</text:p>
          </table:table-cell>
          <table:table-cell office:value-type="float" office:value="63.45" calcext:value-type="float">
            <text:p>63.45</text:p>
          </table:table-cell>
          <table:table-cell office:value-type="float" office:value="81.51" calcext:value-type="float">
            <text:p>81.51</text:p>
          </table:table-cell>
        </table:table-row>
        <table:table-row table:style-name="ro1">
          <table:table-cell office:value-type="float" office:value="911052" calcext:value-type="float">
            <text:p>911052</text:p>
          </table:table-cell>
          <table:table-cell table:formula="of:=[.A59]/1000/(60*60*24)" office:value-type="time" office:time-value="PT00H15M11.052S" calcext:value-type="time">
            <text:p>00:15:11</text:p>
          </table:table-cell>
          <table:table-cell office:value-type="float" office:value="1.27" calcext:value-type="float">
            <text:p>1.27</text:p>
          </table:table-cell>
          <table:table-cell office:value-type="float" office:value="252.1" calcext:value-type="float">
            <text:p>252.1</text:p>
          </table:table-cell>
          <table:table-cell office:value-type="float" office:value="319.97" calcext:value-type="float">
            <text:p>319.97</text:p>
          </table:table-cell>
          <table:table-cell office:value-type="float" office:value="64.57" calcext:value-type="float">
            <text:p>64.57</text:p>
          </table:table-cell>
          <table:table-cell office:value-type="float" office:value="82.93" calcext:value-type="float">
            <text:p>82.93</text:p>
          </table:table-cell>
        </table:table-row>
        <table:table-row table:style-name="ro1">
          <table:table-cell office:value-type="float" office:value="927052" calcext:value-type="float">
            <text:p>927052</text:p>
          </table:table-cell>
          <table:table-cell table:formula="of:=[.A60]/1000/(60*60*24)" office:value-type="time" office:time-value="PT00H15M27.052S" calcext:value-type="time">
            <text:p>00:15:27</text:p>
          </table:table-cell>
          <table:table-cell office:value-type="float" office:value="1.27" calcext:value-type="float">
            <text:p>1.27</text:p>
          </table:table-cell>
          <table:table-cell office:value-type="float" office:value="252.1" calcext:value-type="float">
            <text:p>252.1</text:p>
          </table:table-cell>
          <table:table-cell office:value-type="float" office:value="319.97" calcext:value-type="float">
            <text:p>319.97</text:p>
          </table:table-cell>
          <table:table-cell office:value-type="float" office:value="65.69" calcext:value-type="float">
            <text:p>65.69</text:p>
          </table:table-cell>
          <table:table-cell office:value-type="float" office:value="84.35" calcext:value-type="float">
            <text:p>84.35</text:p>
          </table:table-cell>
        </table:table-row>
        <table:table-row table:style-name="ro1">
          <table:table-cell office:value-type="float" office:value="943051" calcext:value-type="float">
            <text:p>943051</text:p>
          </table:table-cell>
          <table:table-cell table:formula="of:=[.A61]/1000/(60*60*24)" office:value-type="time" office:time-value="PT00H15M43.051S" calcext:value-type="time">
            <text:p>00:15:43</text:p>
          </table:table-cell>
          <table:table-cell office:value-type="float" office:value="1.27" calcext:value-type="float">
            <text:p>1.27</text:p>
          </table:table-cell>
          <table:table-cell office:value-type="float" office:value="252" calcext:value-type="float">
            <text:p>252</text:p>
          </table:table-cell>
          <table:table-cell office:value-type="float" office:value="318.83" calcext:value-type="float">
            <text:p>318.83</text:p>
          </table:table-cell>
          <table:table-cell office:value-type="float" office:value="66.81" calcext:value-type="float">
            <text:p>66.81</text:p>
          </table:table-cell>
          <table:table-cell office:value-type="float" office:value="85.77" calcext:value-type="float">
            <text:p>85.77</text:p>
          </table:table-cell>
        </table:table-row>
        <table:table-row table:style-name="ro1">
          <table:table-cell office:value-type="float" office:value="959052" calcext:value-type="float">
            <text:p>959052</text:p>
          </table:table-cell>
          <table:table-cell table:formula="of:=[.A62]/1000/(60*60*24)" office:value-type="time" office:time-value="PT00H15M59.052S" calcext:value-type="time">
            <text:p>00:15:59</text:p>
          </table:table-cell>
          <table:table-cell office:value-type="float" office:value="1.27" calcext:value-type="float">
            <text:p>1.27</text:p>
          </table:table-cell>
          <table:table-cell office:value-type="float" office:value="251.9" calcext:value-type="float">
            <text:p>251.9</text:p>
          </table:table-cell>
          <table:table-cell office:value-type="float" office:value="319.71" calcext:value-type="float">
            <text:p>319.71</text:p>
          </table:table-cell>
          <table:table-cell office:value-type="float" office:value="67.93" calcext:value-type="float">
            <text:p>67.93</text:p>
          </table:table-cell>
          <table:table-cell office:value-type="float" office:value="87.2" calcext:value-type="float">
            <text:p>87.2</text:p>
          </table:table-cell>
        </table:table-row>
        <table:table-row table:style-name="ro1">
          <table:table-cell office:value-type="float" office:value="975051" calcext:value-type="float">
            <text:p>975051</text:p>
          </table:table-cell>
          <table:table-cell table:formula="of:=[.A63]/1000/(60*60*24)" office:value-type="time" office:time-value="PT00H16M15.051S" calcext:value-type="time">
            <text:p>00:16:15</text:p>
          </table:table-cell>
          <table:table-cell office:value-type="float" office:value="1.27" calcext:value-type="float">
            <text:p>1.27</text:p>
          </table:table-cell>
          <table:table-cell office:value-type="float" office:value="251.8" calcext:value-type="float">
            <text:p>251.8</text:p>
          </table:table-cell>
          <table:table-cell office:value-type="float" office:value="318.57" calcext:value-type="float">
            <text:p>318.57</text:p>
          </table:table-cell>
          <table:table-cell office:value-type="float" office:value="69.05" calcext:value-type="float">
            <text:p>69.05</text:p>
          </table:table-cell>
          <table:table-cell office:value-type="float" office:value="88.61" calcext:value-type="float">
            <text:p>88.61</text:p>
          </table:table-cell>
        </table:table-row>
        <table:table-row table:style-name="ro1">
          <table:table-cell office:value-type="float" office:value="991052" calcext:value-type="float">
            <text:p>991052</text:p>
          </table:table-cell>
          <table:table-cell table:formula="of:=[.A64]/1000/(60*60*24)" office:value-type="time" office:time-value="PT00H16M31.052S" calcext:value-type="time">
            <text:p>00:16:31</text:p>
          </table:table-cell>
          <table:table-cell office:value-type="float" office:value="1.27" calcext:value-type="float">
            <text:p>1.27</text:p>
          </table:table-cell>
          <table:table-cell office:value-type="float" office:value="251.8" calcext:value-type="float">
            <text:p>251.8</text:p>
          </table:table-cell>
          <table:table-cell office:value-type="float" office:value="319.58" calcext:value-type="float">
            <text:p>319.58</text:p>
          </table:table-cell>
          <table:table-cell office:value-type="float" office:value="70.17" calcext:value-type="float">
            <text:p>70.17</text:p>
          </table:table-cell>
          <table:table-cell office:value-type="float" office:value="90.03" calcext:value-type="float">
            <text:p>90.03</text:p>
          </table:table-cell>
        </table:table-row>
        <table:table-row table:style-name="ro1">
          <table:table-cell office:value-type="float" office:value="1007052" calcext:value-type="float">
            <text:p>1007052</text:p>
          </table:table-cell>
          <table:table-cell table:formula="of:=[.A65]/1000/(60*60*24)" office:value-type="time" office:time-value="PT00H16M47.052S" calcext:value-type="time">
            <text:p>00:16:47</text:p>
          </table:table-cell>
          <table:table-cell office:value-type="float" office:value="1.27" calcext:value-type="float">
            <text:p>1.27</text:p>
          </table:table-cell>
          <table:table-cell office:value-type="float" office:value="251.7" calcext:value-type="float">
            <text:p>251.7</text:p>
          </table:table-cell>
          <table:table-cell office:value-type="float" office:value="318.44" calcext:value-type="float">
            <text:p>318.44</text:p>
          </table:table-cell>
          <table:table-cell office:value-type="float" office:value="71.29" calcext:value-type="float">
            <text:p>71.29</text:p>
          </table:table-cell>
          <table:table-cell office:value-type="float" office:value="91.45" calcext:value-type="float">
            <text:p>91.45</text:p>
          </table:table-cell>
        </table:table-row>
        <table:table-row table:style-name="ro1">
          <table:table-cell office:value-type="float" office:value="1023052" calcext:value-type="float">
            <text:p>1023052</text:p>
          </table:table-cell>
          <table:table-cell table:formula="of:=[.A66]/1000/(60*60*24)" office:value-type="time" office:time-value="PT00H17M03.052S" calcext:value-type="time">
            <text:p>00:17:03</text:p>
          </table:table-cell>
          <table:table-cell office:value-type="float" office:value="1.27" calcext:value-type="float">
            <text:p>1.27</text:p>
          </table:table-cell>
          <table:table-cell office:value-type="float" office:value="251.6" calcext:value-type="float">
            <text:p>251.6</text:p>
          </table:table-cell>
          <table:table-cell office:value-type="float" office:value="318.32" calcext:value-type="float">
            <text:p>318.32</text:p>
          </table:table-cell>
          <table:table-cell office:value-type="float" office:value="72.41" calcext:value-type="float">
            <text:p>72.41</text:p>
          </table:table-cell>
          <table:table-cell office:value-type="float" office:value="92.87" calcext:value-type="float">
            <text:p>92.87</text:p>
          </table:table-cell>
        </table:table-row>
        <table:table-row table:style-name="ro1">
          <table:table-cell office:value-type="float" office:value="1039052" calcext:value-type="float">
            <text:p>1039052</text:p>
          </table:table-cell>
          <table:table-cell table:formula="of:=[.A67]/1000/(60*60*24)" office:value-type="time" office:time-value="PT00H17M19.052S" calcext:value-type="time">
            <text:p>00:17:19</text:p>
          </table:table-cell>
          <table:table-cell office:value-type="float" office:value="1.27" calcext:value-type="float">
            <text:p>1.27</text:p>
          </table:table-cell>
          <table:table-cell office:value-type="float" office:value="251.6" calcext:value-type="float">
            <text:p>251.6</text:p>
          </table:table-cell>
          <table:table-cell office:value-type="float" office:value="318.31" calcext:value-type="float">
            <text:p>318.31</text:p>
          </table:table-cell>
          <table:table-cell office:value-type="float" office:value="73.52" calcext:value-type="float">
            <text:p>73.52</text:p>
          </table:table-cell>
          <table:table-cell office:value-type="float" office:value="94.28" calcext:value-type="float">
            <text:p>94.28</text:p>
          </table:table-cell>
        </table:table-row>
        <table:table-row table:style-name="ro1">
          <table:table-cell office:value-type="float" office:value="1055052" calcext:value-type="float">
            <text:p>1055052</text:p>
          </table:table-cell>
          <table:table-cell table:formula="of:=[.A68]/1000/(60*60*24)" office:value-type="time" office:time-value="PT00H17M35.052S" calcext:value-type="time">
            <text:p>00:17:35</text:p>
          </table:table-cell>
          <table:table-cell office:value-type="float" office:value="1.27" calcext:value-type="float">
            <text:p>1.27</text:p>
          </table:table-cell>
          <table:table-cell office:value-type="float" office:value="251.5" calcext:value-type="float">
            <text:p>251.5</text:p>
          </table:table-cell>
          <table:table-cell office:value-type="float" office:value="318.19" calcext:value-type="float">
            <text:p>318.19</text:p>
          </table:table-cell>
          <table:table-cell office:value-type="float" office:value="74.64" calcext:value-type="float">
            <text:p>74.64</text:p>
          </table:table-cell>
          <table:table-cell office:value-type="float" office:value="95.7" calcext:value-type="float">
            <text:p>95.7</text:p>
          </table:table-cell>
        </table:table-row>
        <table:table-row table:style-name="ro1">
          <table:table-cell office:value-type="float" office:value="1071052" calcext:value-type="float">
            <text:p>1071052</text:p>
          </table:table-cell>
          <table:table-cell table:formula="of:=[.A69]/1000/(60*60*24)" office:value-type="time" office:time-value="PT00H17M51.052S" calcext:value-type="time">
            <text:p>00:17:51</text:p>
          </table:table-cell>
          <table:table-cell office:value-type="float" office:value="1.27" calcext:value-type="float">
            <text:p>1.27</text:p>
          </table:table-cell>
          <table:table-cell office:value-type="float" office:value="251.4" calcext:value-type="float">
            <text:p>251.4</text:p>
          </table:table-cell>
          <table:table-cell office:value-type="float" office:value="318.06" calcext:value-type="float">
            <text:p>318.06</text:p>
          </table:table-cell>
          <table:table-cell office:value-type="float" office:value="75.76" calcext:value-type="float">
            <text:p>75.76</text:p>
          </table:table-cell>
          <table:table-cell office:value-type="float" office:value="97.11" calcext:value-type="float">
            <text:p>97.11</text:p>
          </table:table-cell>
        </table:table-row>
        <table:table-row table:style-name="ro1">
          <table:table-cell office:value-type="float" office:value="1087052" calcext:value-type="float">
            <text:p>1087052</text:p>
          </table:table-cell>
          <table:table-cell table:formula="of:=[.A70]/1000/(60*60*24)" office:value-type="time" office:time-value="PT00H18M07.052S" calcext:value-type="time">
            <text:p>00:18:07</text:p>
          </table:table-cell>
          <table:table-cell office:value-type="float" office:value="1.27" calcext:value-type="float">
            <text:p>1.27</text:p>
          </table:table-cell>
          <table:table-cell office:value-type="float" office:value="251.4" calcext:value-type="float">
            <text:p>251.4</text:p>
          </table:table-cell>
          <table:table-cell office:value-type="float" office:value="318.06" calcext:value-type="float">
            <text:p>318.06</text:p>
          </table:table-cell>
          <table:table-cell office:value-type="float" office:value="76.88" calcext:value-type="float">
            <text:p>76.88</text:p>
          </table:table-cell>
          <table:table-cell office:value-type="float" office:value="98.52" calcext:value-type="float">
            <text:p>98.52</text:p>
          </table:table-cell>
        </table:table-row>
        <table:table-row table:style-name="ro1">
          <table:table-cell office:value-type="float" office:value="1103052" calcext:value-type="float">
            <text:p>1103052</text:p>
          </table:table-cell>
          <table:table-cell table:formula="of:=[.A71]/1000/(60*60*24)" office:value-type="time" office:time-value="PT00H18M23.052S" calcext:value-type="time">
            <text:p>00:18:23</text:p>
          </table:table-cell>
          <table:table-cell office:value-type="float" office:value="1.27" calcext:value-type="float">
            <text:p>1.27</text:p>
          </table:table-cell>
          <table:table-cell office:value-type="float" office:value="251.3" calcext:value-type="float">
            <text:p>251.3</text:p>
          </table:table-cell>
          <table:table-cell office:value-type="float" office:value="317.93" calcext:value-type="float">
            <text:p>317.93</text:p>
          </table:table-cell>
          <table:table-cell office:value-type="float" office:value="77.99" calcext:value-type="float">
            <text:p>77.99</text:p>
          </table:table-cell>
          <table:table-cell office:value-type="float" office:value="99.94" calcext:value-type="float">
            <text:p>99.94</text:p>
          </table:table-cell>
        </table:table-row>
        <table:table-row table:style-name="ro1">
          <table:table-cell office:value-type="float" office:value="1119052" calcext:value-type="float">
            <text:p>1119052</text:p>
          </table:table-cell>
          <table:table-cell table:formula="of:=[.A72]/1000/(60*60*24)" office:value-type="time" office:time-value="PT00H18M39.052S" calcext:value-type="time">
            <text:p>00:18:39</text:p>
          </table:table-cell>
          <table:table-cell office:value-type="float" office:value="1.27" calcext:value-type="float">
            <text:p>1.27</text:p>
          </table:table-cell>
          <table:table-cell office:value-type="float" office:value="251.2" calcext:value-type="float">
            <text:p>251.2</text:p>
          </table:table-cell>
          <table:table-cell office:value-type="float" office:value="317.8" calcext:value-type="float">
            <text:p>317.8</text:p>
          </table:table-cell>
          <table:table-cell office:value-type="float" office:value="79.11" calcext:value-type="float">
            <text:p>79.11</text:p>
          </table:table-cell>
          <table:table-cell office:value-type="float" office:value="101.35" calcext:value-type="float">
            <text:p>101.35</text:p>
          </table:table-cell>
        </table:table-row>
        <table:table-row table:style-name="ro1">
          <table:table-cell office:value-type="float" office:value="1135052" calcext:value-type="float">
            <text:p>1135052</text:p>
          </table:table-cell>
          <table:table-cell table:formula="of:=[.A73]/1000/(60*60*24)" office:value-type="time" office:time-value="PT00H18M55.052S" calcext:value-type="time">
            <text:p>00:18:55</text:p>
          </table:table-cell>
          <table:table-cell office:value-type="float" office:value="1.27" calcext:value-type="float">
            <text:p>1.27</text:p>
          </table:table-cell>
          <table:table-cell office:value-type="float" office:value="251.2" calcext:value-type="float">
            <text:p>251.2</text:p>
          </table:table-cell>
          <table:table-cell office:value-type="float" office:value="317.8" calcext:value-type="float">
            <text:p>317.8</text:p>
          </table:table-cell>
          <table:table-cell office:value-type="float" office:value="80.23" calcext:value-type="float">
            <text:p>80.23</text:p>
          </table:table-cell>
          <table:table-cell office:value-type="float" office:value="102.76" calcext:value-type="float">
            <text:p>102.76</text:p>
          </table:table-cell>
        </table:table-row>
        <table:table-row table:style-name="ro1">
          <table:table-cell office:value-type="float" office:value="1151052" calcext:value-type="float">
            <text:p>1151052</text:p>
          </table:table-cell>
          <table:table-cell table:formula="of:=[.A74]/1000/(60*60*24)" office:value-type="time" office:time-value="PT00H19M11.052S" calcext:value-type="time">
            <text:p>00:19:11</text:p>
          </table:table-cell>
          <table:table-cell office:value-type="float" office:value="1.27" calcext:value-type="float">
            <text:p>1.27</text:p>
          </table:table-cell>
          <table:table-cell office:value-type="float" office:value="251.1" calcext:value-type="float">
            <text:p>251.1</text:p>
          </table:table-cell>
          <table:table-cell office:value-type="float" office:value="317.67" calcext:value-type="float">
            <text:p>317.67</text:p>
          </table:table-cell>
          <table:table-cell office:value-type="float" office:value="81.34" calcext:value-type="float">
            <text:p>81.34</text:p>
          </table:table-cell>
          <table:table-cell office:value-type="float" office:value="104.17" calcext:value-type="float">
            <text:p>104.17</text:p>
          </table:table-cell>
        </table:table-row>
        <table:table-row table:style-name="ro1">
          <table:table-cell office:value-type="float" office:value="1167052" calcext:value-type="float">
            <text:p>1167052</text:p>
          </table:table-cell>
          <table:table-cell table:formula="of:=[.A75]/1000/(60*60*24)" office:value-type="time" office:time-value="PT00H19M27.052S" calcext:value-type="time">
            <text:p>00:19:27</text:p>
          </table:table-cell>
          <table:table-cell office:value-type="float" office:value="1.27" calcext:value-type="float">
            <text:p>1.27</text:p>
          </table:table-cell>
          <table:table-cell office:value-type="float" office:value="251.1" calcext:value-type="float">
            <text:p>251.1</text:p>
          </table:table-cell>
          <table:table-cell office:value-type="float" office:value="317.67" calcext:value-type="float">
            <text:p>317.67</text:p>
          </table:table-cell>
          <table:table-cell office:value-type="float" office:value="82.46" calcext:value-type="float">
            <text:p>82.46</text:p>
          </table:table-cell>
          <table:table-cell office:value-type="float" office:value="105.58" calcext:value-type="float">
            <text:p>105.58</text:p>
          </table:table-cell>
        </table:table-row>
        <table:table-row table:style-name="ro1">
          <table:table-cell office:value-type="float" office:value="1183051" calcext:value-type="float">
            <text:p>1183051</text:p>
          </table:table-cell>
          <table:table-cell table:formula="of:=[.A76]/1000/(60*60*24)" office:value-type="time" office:time-value="PT00H19M43.051S" calcext:value-type="time">
            <text:p>00:19:43</text:p>
          </table:table-cell>
          <table:table-cell office:value-type="float" office:value="1.27" calcext:value-type="float">
            <text:p>1.27</text:p>
          </table:table-cell>
          <table:table-cell office:value-type="float" office:value="251" calcext:value-type="float">
            <text:p>251</text:p>
          </table:table-cell>
          <table:table-cell office:value-type="float" office:value="317.54" calcext:value-type="float">
            <text:p>317.54</text:p>
          </table:table-cell>
          <table:table-cell office:value-type="float" office:value="83.57" calcext:value-type="float">
            <text:p>83.57</text:p>
          </table:table-cell>
          <table:table-cell office:value-type="float" office:value="106.99" calcext:value-type="float">
            <text:p>106.99</text:p>
          </table:table-cell>
        </table:table-row>
        <table:table-row table:style-name="ro1">
          <table:table-cell office:value-type="float" office:value="1199052" calcext:value-type="float">
            <text:p>1199052</text:p>
          </table:table-cell>
          <table:table-cell table:formula="of:=[.A77]/1000/(60*60*24)" office:value-type="time" office:time-value="PT00H19M59.052S" calcext:value-type="time">
            <text:p>00:19:59</text:p>
          </table:table-cell>
          <table:table-cell office:value-type="float" office:value="1.26" calcext:value-type="float">
            <text:p>1.26</text:p>
          </table:table-cell>
          <table:table-cell office:value-type="float" office:value="250.9" calcext:value-type="float">
            <text:p>250.9</text:p>
          </table:table-cell>
          <table:table-cell office:value-type="float" office:value="316.41" calcext:value-type="float">
            <text:p>316.41</text:p>
          </table:table-cell>
          <table:table-cell office:value-type="float" office:value="84.69" calcext:value-type="float">
            <text:p>84.69</text:p>
          </table:table-cell>
          <table:table-cell office:value-type="float" office:value="108.4" calcext:value-type="float">
            <text:p>108.4</text:p>
          </table:table-cell>
        </table:table-row>
        <table:table-row table:style-name="ro1">
          <table:table-cell office:value-type="float" office:value="1215052" calcext:value-type="float">
            <text:p>1215052</text:p>
          </table:table-cell>
          <table:table-cell table:formula="of:=[.A78]/1000/(60*60*24)" office:value-type="time" office:time-value="PT00H20M15.052S" calcext:value-type="time">
            <text:p>00:20:15</text:p>
          </table:table-cell>
          <table:table-cell office:value-type="float" office:value="1.26" calcext:value-type="float">
            <text:p>1.26</text:p>
          </table:table-cell>
          <table:table-cell office:value-type="float" office:value="250.8" calcext:value-type="float">
            <text:p>250.8</text:p>
          </table:table-cell>
          <table:table-cell office:value-type="float" office:value="316.28" calcext:value-type="float">
            <text:p>316.28</text:p>
          </table:table-cell>
          <table:table-cell office:value-type="float" office:value="85.81" calcext:value-type="float">
            <text:p>85.81</text:p>
          </table:table-cell>
          <table:table-cell office:value-type="float" office:value="109.81" calcext:value-type="float">
            <text:p>109.81</text:p>
          </table:table-cell>
        </table:table-row>
        <table:table-row table:style-name="ro1">
          <table:table-cell office:value-type="float" office:value="1231052" calcext:value-type="float">
            <text:p>1231052</text:p>
          </table:table-cell>
          <table:table-cell table:formula="of:=[.A79]/1000/(60*60*24)" office:value-type="time" office:time-value="PT00H20M31.052S" calcext:value-type="time">
            <text:p>00:20:31</text:p>
          </table:table-cell>
          <table:table-cell office:value-type="float" office:value="1.26" calcext:value-type="float">
            <text:p>1.26</text:p>
          </table:table-cell>
          <table:table-cell office:value-type="float" office:value="250.8" calcext:value-type="float">
            <text:p>250.8</text:p>
          </table:table-cell>
          <table:table-cell office:value-type="float" office:value="316.28" calcext:value-type="float">
            <text:p>316.28</text:p>
          </table:table-cell>
          <table:table-cell office:value-type="float" office:value="86.92" calcext:value-type="float">
            <text:p>86.92</text:p>
          </table:table-cell>
          <table:table-cell office:value-type="float" office:value="111.21" calcext:value-type="float">
            <text:p>111.21</text:p>
          </table:table-cell>
        </table:table-row>
        <table:table-row table:style-name="ro1">
          <table:table-cell office:value-type="float" office:value="1247052" calcext:value-type="float">
            <text:p>1247052</text:p>
          </table:table-cell>
          <table:table-cell table:formula="of:=[.A80]/1000/(60*60*24)" office:value-type="time" office:time-value="PT00H20M47.052S" calcext:value-type="time">
            <text:p>00:20:47</text:p>
          </table:table-cell>
          <table:table-cell office:value-type="float" office:value="1.26" calcext:value-type="float">
            <text:p>1.26</text:p>
          </table:table-cell>
          <table:table-cell office:value-type="float" office:value="250.7" calcext:value-type="float">
            <text:p>250.7</text:p>
          </table:table-cell>
          <table:table-cell office:value-type="float" office:value="316.15" calcext:value-type="float">
            <text:p>316.15</text:p>
          </table:table-cell>
          <table:table-cell office:value-type="float" office:value="88.03" calcext:value-type="float">
            <text:p>88.03</text:p>
          </table:table-cell>
          <table:table-cell office:value-type="float" office:value="112.62" calcext:value-type="float">
            <text:p>112.62</text:p>
          </table:table-cell>
        </table:table-row>
        <table:table-row table:style-name="ro1">
          <table:table-cell office:value-type="float" office:value="1263052" calcext:value-type="float">
            <text:p>1263052</text:p>
          </table:table-cell>
          <table:table-cell table:formula="of:=[.A81]/1000/(60*60*24)" office:value-type="time" office:time-value="PT00H21M03.052S" calcext:value-type="time">
            <text:p>00:21:03</text:p>
          </table:table-cell>
          <table:table-cell office:value-type="float" office:value="1.26" calcext:value-type="float">
            <text:p>1.26</text:p>
          </table:table-cell>
          <table:table-cell office:value-type="float" office:value="250.7" calcext:value-type="float">
            <text:p>250.7</text:p>
          </table:table-cell>
          <table:table-cell office:value-type="float" office:value="316.15" calcext:value-type="float">
            <text:p>316.15</text:p>
          </table:table-cell>
          <table:table-cell office:value-type="float" office:value="89.15" calcext:value-type="float">
            <text:p>89.15</text:p>
          </table:table-cell>
          <table:table-cell office:value-type="float" office:value="114.03" calcext:value-type="float">
            <text:p>114.03</text:p>
          </table:table-cell>
        </table:table-row>
        <table:table-row table:style-name="ro1">
          <table:table-cell office:value-type="float" office:value="1279052" calcext:value-type="float">
            <text:p>1279052</text:p>
          </table:table-cell>
          <table:table-cell table:formula="of:=[.A82]/1000/(60*60*24)" office:value-type="time" office:time-value="PT00H21M19.052S" calcext:value-type="time">
            <text:p>00:21:19</text:p>
          </table:table-cell>
          <table:table-cell office:value-type="float" office:value="1.26" calcext:value-type="float">
            <text:p>1.26</text:p>
          </table:table-cell>
          <table:table-cell office:value-type="float" office:value="250.6" calcext:value-type="float">
            <text:p>250.6</text:p>
          </table:table-cell>
          <table:table-cell office:value-type="float" office:value="316.02" calcext:value-type="float">
            <text:p>316.02</text:p>
          </table:table-cell>
          <table:table-cell office:value-type="float" office:value="90.26" calcext:value-type="float">
            <text:p>90.26</text:p>
          </table:table-cell>
          <table:table-cell office:value-type="float" office:value="115.43" calcext:value-type="float">
            <text:p>115.43</text:p>
          </table:table-cell>
        </table:table-row>
        <table:table-row table:style-name="ro1">
          <table:table-cell office:value-type="float" office:value="1295052" calcext:value-type="float">
            <text:p>1295052</text:p>
          </table:table-cell>
          <table:table-cell table:formula="of:=[.A83]/1000/(60*60*24)" office:value-type="time" office:time-value="PT00H21M35.052S" calcext:value-type="time">
            <text:p>00:21:35</text:p>
          </table:table-cell>
          <table:table-cell office:value-type="float" office:value="1.26" calcext:value-type="float">
            <text:p>1.26</text:p>
          </table:table-cell>
          <table:table-cell office:value-type="float" office:value="250.6" calcext:value-type="float">
            <text:p>250.6</text:p>
          </table:table-cell>
          <table:table-cell office:value-type="float" office:value="316.02" calcext:value-type="float">
            <text:p>316.02</text:p>
          </table:table-cell>
          <table:table-cell office:value-type="float" office:value="91.38" calcext:value-type="float">
            <text:p>91.38</text:p>
          </table:table-cell>
          <table:table-cell office:value-type="float" office:value="116.83" calcext:value-type="float">
            <text:p>116.83</text:p>
          </table:table-cell>
        </table:table-row>
        <table:table-row table:style-name="ro1">
          <table:table-cell office:value-type="float" office:value="1311052" calcext:value-type="float">
            <text:p>1311052</text:p>
          </table:table-cell>
          <table:table-cell table:formula="of:=[.A84]/1000/(60*60*24)" office:value-type="time" office:time-value="PT00H21M51.052S" calcext:value-type="time">
            <text:p>00:21:51</text:p>
          </table:table-cell>
          <table:table-cell office:value-type="float" office:value="1.26" calcext:value-type="float">
            <text:p>1.26</text:p>
          </table:table-cell>
          <table:table-cell office:value-type="float" office:value="250.5" calcext:value-type="float">
            <text:p>250.5</text:p>
          </table:table-cell>
          <table:table-cell office:value-type="float" office:value="314.89" calcext:value-type="float">
            <text:p>314.89</text:p>
          </table:table-cell>
          <table:table-cell office:value-type="float" office:value="92.49" calcext:value-type="float">
            <text:p>92.49</text:p>
          </table:table-cell>
          <table:table-cell office:value-type="float" office:value="118.24" calcext:value-type="float">
            <text:p>118.24</text:p>
          </table:table-cell>
        </table:table-row>
        <table:table-row table:style-name="ro1">
          <table:table-cell office:value-type="float" office:value="1327052" calcext:value-type="float">
            <text:p>1327052</text:p>
          </table:table-cell>
          <table:table-cell table:formula="of:=[.A85]/1000/(60*60*24)" office:value-type="time" office:time-value="PT00H22M07.052S" calcext:value-type="time">
            <text:p>00:22:07</text:p>
          </table:table-cell>
          <table:table-cell office:value-type="float" office:value="1.26" calcext:value-type="float">
            <text:p>1.26</text:p>
          </table:table-cell>
          <table:table-cell office:value-type="float" office:value="250.5" calcext:value-type="float">
            <text:p>250.5</text:p>
          </table:table-cell>
          <table:table-cell office:value-type="float" office:value="315.89" calcext:value-type="float">
            <text:p>315.89</text:p>
          </table:table-cell>
          <table:table-cell office:value-type="float" office:value="93.6" calcext:value-type="float">
            <text:p>93.6</text:p>
          </table:table-cell>
          <table:table-cell office:value-type="float" office:value="119.64" calcext:value-type="float">
            <text:p>119.64</text:p>
          </table:table-cell>
        </table:table-row>
        <table:table-row table:style-name="ro1">
          <table:table-cell office:value-type="float" office:value="1343052" calcext:value-type="float">
            <text:p>1343052</text:p>
          </table:table-cell>
          <table:table-cell table:formula="of:=[.A86]/1000/(60*60*24)" office:value-type="time" office:time-value="PT00H22M23.052S" calcext:value-type="time">
            <text:p>00:22:23</text:p>
          </table:table-cell>
          <table:table-cell office:value-type="float" office:value="1.26" calcext:value-type="float">
            <text:p>1.26</text:p>
          </table:table-cell>
          <table:table-cell office:value-type="float" office:value="250.4" calcext:value-type="float">
            <text:p>250.4</text:p>
          </table:table-cell>
          <table:table-cell office:value-type="float" office:value="315.76" calcext:value-type="float">
            <text:p>315.76</text:p>
          </table:table-cell>
          <table:table-cell office:value-type="float" office:value="94.72" calcext:value-type="float">
            <text:p>94.72</text:p>
          </table:table-cell>
          <table:table-cell office:value-type="float" office:value="121.05" calcext:value-type="float">
            <text:p>121.05</text:p>
          </table:table-cell>
        </table:table-row>
        <table:table-row table:style-name="ro1">
          <table:table-cell office:value-type="float" office:value="1359052" calcext:value-type="float">
            <text:p>1359052</text:p>
          </table:table-cell>
          <table:table-cell table:formula="of:=[.A87]/1000/(60*60*24)" office:value-type="time" office:time-value="PT00H22M39.052S" calcext:value-type="time">
            <text:p>00:22:39</text:p>
          </table:table-cell>
          <table:table-cell office:value-type="float" office:value="1.26" calcext:value-type="float">
            <text:p>1.26</text:p>
          </table:table-cell>
          <table:table-cell office:value-type="float" office:value="250.3" calcext:value-type="float">
            <text:p>250.3</text:p>
          </table:table-cell>
          <table:table-cell office:value-type="float" office:value="315.64" calcext:value-type="float">
            <text:p>315.64</text:p>
          </table:table-cell>
          <table:table-cell office:value-type="float" office:value="95.83" calcext:value-type="float">
            <text:p>95.83</text:p>
          </table:table-cell>
          <table:table-cell office:value-type="float" office:value="122.45" calcext:value-type="float">
            <text:p>122.45</text:p>
          </table:table-cell>
        </table:table-row>
        <table:table-row table:style-name="ro1">
          <table:table-cell office:value-type="float" office:value="1375052" calcext:value-type="float">
            <text:p>1375052</text:p>
          </table:table-cell>
          <table:table-cell table:formula="of:=[.A88]/1000/(60*60*24)" office:value-type="time" office:time-value="PT00H22M55.052S" calcext:value-type="time">
            <text:p>00:22:55</text:p>
          </table:table-cell>
          <table:table-cell office:value-type="float" office:value="1.26" calcext:value-type="float">
            <text:p>1.26</text:p>
          </table:table-cell>
          <table:table-cell office:value-type="float" office:value="250.3" calcext:value-type="float">
            <text:p>250.3</text:p>
          </table:table-cell>
          <table:table-cell office:value-type="float" office:value="315.64" calcext:value-type="float">
            <text:p>315.64</text:p>
          </table:table-cell>
          <table:table-cell office:value-type="float" office:value="96.94" calcext:value-type="float">
            <text:p>96.94</text:p>
          </table:table-cell>
          <table:table-cell office:value-type="float" office:value="123.85" calcext:value-type="float">
            <text:p>123.85</text:p>
          </table:table-cell>
        </table:table-row>
        <table:table-row table:style-name="ro1">
          <table:table-cell office:value-type="float" office:value="1391052" calcext:value-type="float">
            <text:p>1391052</text:p>
          </table:table-cell>
          <table:table-cell table:formula="of:=[.A89]/1000/(60*60*24)" office:value-type="time" office:time-value="PT00H23M11.052S" calcext:value-type="time">
            <text:p>00:23:11</text:p>
          </table:table-cell>
          <table:table-cell office:value-type="float" office:value="1.26" calcext:value-type="float">
            <text:p>1.26</text:p>
          </table:table-cell>
          <table:table-cell office:value-type="float" office:value="250.2" calcext:value-type="float">
            <text:p>250.2</text:p>
          </table:table-cell>
          <table:table-cell office:value-type="float" office:value="315.51" calcext:value-type="float">
            <text:p>315.51</text:p>
          </table:table-cell>
          <table:table-cell office:value-type="float" office:value="98.05" calcext:value-type="float">
            <text:p>98.05</text:p>
          </table:table-cell>
          <table:table-cell office:value-type="float" office:value="125.25" calcext:value-type="float">
            <text:p>125.25</text:p>
          </table:table-cell>
        </table:table-row>
        <table:table-row table:style-name="ro1">
          <table:table-cell office:value-type="float" office:value="1407052" calcext:value-type="float">
            <text:p>1407052</text:p>
          </table:table-cell>
          <table:table-cell table:formula="of:=[.A90]/1000/(60*60*24)" office:value-type="time" office:time-value="PT00H23M27.052S" calcext:value-type="time">
            <text:p>00:23:27</text:p>
          </table:table-cell>
          <table:table-cell office:value-type="float" office:value="1.26" calcext:value-type="float">
            <text:p>1.26</text:p>
          </table:table-cell>
          <table:table-cell office:value-type="float" office:value="250.1" calcext:value-type="float">
            <text:p>250.1</text:p>
          </table:table-cell>
          <table:table-cell office:value-type="float" office:value="314.38" calcext:value-type="float">
            <text:p>314.38</text:p>
          </table:table-cell>
          <table:table-cell office:value-type="float" office:value="99.17" calcext:value-type="float">
            <text:p>99.17</text:p>
          </table:table-cell>
          <table:table-cell office:value-type="float" office:value="126.65" calcext:value-type="float">
            <text:p>126.65</text:p>
          </table:table-cell>
        </table:table-row>
        <table:table-row table:style-name="ro1">
          <table:table-cell office:value-type="float" office:value="1423052" calcext:value-type="float">
            <text:p>1423052</text:p>
          </table:table-cell>
          <table:table-cell table:formula="of:=[.A91]/1000/(60*60*24)" office:value-type="time" office:time-value="PT00H23M43.052S" calcext:value-type="time">
            <text:p>00:23:43</text:p>
          </table:table-cell>
          <table:table-cell office:value-type="float" office:value="1.26" calcext:value-type="float">
            <text:p>1.26</text:p>
          </table:table-cell>
          <table:table-cell office:value-type="float" office:value="250.1" calcext:value-type="float">
            <text:p>250.1</text:p>
          </table:table-cell>
          <table:table-cell office:value-type="float" office:value="315.38" calcext:value-type="float">
            <text:p>315.38</text:p>
          </table:table-cell>
          <table:table-cell office:value-type="float" office:value="100.28" calcext:value-type="float">
            <text:p>100.28</text:p>
          </table:table-cell>
          <table:table-cell office:value-type="float" office:value="128.05" calcext:value-type="float">
            <text:p>128.05</text:p>
          </table:table-cell>
        </table:table-row>
        <table:table-row table:style-name="ro1">
          <table:table-cell office:value-type="float" office:value="1439052" calcext:value-type="float">
            <text:p>1439052</text:p>
          </table:table-cell>
          <table:table-cell table:formula="of:=[.A92]/1000/(60*60*24)" office:value-type="time" office:time-value="PT00H23M59.052S" calcext:value-type="time">
            <text:p>00:23:59</text:p>
          </table:table-cell>
          <table:table-cell office:value-type="float" office:value="1.26" calcext:value-type="float">
            <text:p>1.26</text:p>
          </table:table-cell>
          <table:table-cell office:value-type="float" office:value="250.1" calcext:value-type="float">
            <text:p>250.1</text:p>
          </table:table-cell>
          <table:table-cell office:value-type="float" office:value="314.38" calcext:value-type="float">
            <text:p>314.38</text:p>
          </table:table-cell>
          <table:table-cell office:value-type="float" office:value="101.39" calcext:value-type="float">
            <text:p>101.39</text:p>
          </table:table-cell>
          <table:table-cell office:value-type="float" office:value="129.45" calcext:value-type="float">
            <text:p>129.45</text:p>
          </table:table-cell>
        </table:table-row>
        <table:table-row table:style-name="ro1">
          <table:table-cell office:value-type="float" office:value="1455052" calcext:value-type="float">
            <text:p>1455052</text:p>
          </table:table-cell>
          <table:table-cell table:formula="of:=[.A93]/1000/(60*60*24)" office:value-type="time" office:time-value="PT00H24M15.052S" calcext:value-type="time">
            <text:p>00:24:15</text:p>
          </table:table-cell>
          <table:table-cell office:value-type="float" office:value="1.26" calcext:value-type="float">
            <text:p>1.26</text:p>
          </table:table-cell>
          <table:table-cell office:value-type="float" office:value="250" calcext:value-type="float">
            <text:p>250</text:p>
          </table:table-cell>
          <table:table-cell office:value-type="float" office:value="314.25" calcext:value-type="float">
            <text:p>314.25</text:p>
          </table:table-cell>
          <table:table-cell office:value-type="float" office:value="102.5" calcext:value-type="float">
            <text:p>102.5</text:p>
          </table:table-cell>
          <table:table-cell office:value-type="float" office:value="130.84" calcext:value-type="float">
            <text:p>130.84</text:p>
          </table:table-cell>
        </table:table-row>
        <table:table-row table:style-name="ro1">
          <table:table-cell office:value-type="float" office:value="1471052" calcext:value-type="float">
            <text:p>1471052</text:p>
          </table:table-cell>
          <table:table-cell table:formula="of:=[.A94]/1000/(60*60*24)" office:value-type="time" office:time-value="PT00H24M31.052S" calcext:value-type="time">
            <text:p>00:24:31</text:p>
          </table:table-cell>
          <table:table-cell office:value-type="float" office:value="1.26" calcext:value-type="float">
            <text:p>1.26</text:p>
          </table:table-cell>
          <table:table-cell office:value-type="float" office:value="249.9" calcext:value-type="float">
            <text:p>249.9</text:p>
          </table:table-cell>
          <table:table-cell office:value-type="float" office:value="314.12" calcext:value-type="float">
            <text:p>314.12</text:p>
          </table:table-cell>
          <table:table-cell office:value-type="float" office:value="103.61" calcext:value-type="float">
            <text:p>103.61</text:p>
          </table:table-cell>
          <table:table-cell office:value-type="float" office:value="132.24" calcext:value-type="float">
            <text:p>132.24</text:p>
          </table:table-cell>
        </table:table-row>
        <table:table-row table:style-name="ro1">
          <table:table-cell office:value-type="float" office:value="1487052" calcext:value-type="float">
            <text:p>1487052</text:p>
          </table:table-cell>
          <table:table-cell table:formula="of:=[.A95]/1000/(60*60*24)" office:value-type="time" office:time-value="PT00H24M47.052S" calcext:value-type="time">
            <text:p>00:24:47</text:p>
          </table:table-cell>
          <table:table-cell office:value-type="float" office:value="1.26" calcext:value-type="float">
            <text:p>1.26</text:p>
          </table:table-cell>
          <table:table-cell office:value-type="float" office:value="249.9" calcext:value-type="float">
            <text:p>249.9</text:p>
          </table:table-cell>
          <table:table-cell office:value-type="float" office:value="314.12" calcext:value-type="float">
            <text:p>314.12</text:p>
          </table:table-cell>
          <table:table-cell office:value-type="float" office:value="104.72" calcext:value-type="float">
            <text:p>104.72</text:p>
          </table:table-cell>
          <table:table-cell office:value-type="float" office:value="133.64" calcext:value-type="float">
            <text:p>133.64</text:p>
          </table:table-cell>
        </table:table-row>
        <table:table-row table:style-name="ro1">
          <table:table-cell office:value-type="float" office:value="1503052" calcext:value-type="float">
            <text:p>1503052</text:p>
          </table:table-cell>
          <table:table-cell table:formula="of:=[.A96]/1000/(60*60*24)" office:value-type="time" office:time-value="PT00H25M03.052S" calcext:value-type="time">
            <text:p>00:25:03</text:p>
          </table:table-cell>
          <table:table-cell office:value-type="float" office:value="1.26" calcext:value-type="float">
            <text:p>1.26</text:p>
          </table:table-cell>
          <table:table-cell office:value-type="float" office:value="249.8" calcext:value-type="float">
            <text:p>249.8</text:p>
          </table:table-cell>
          <table:table-cell office:value-type="float" office:value="313.99" calcext:value-type="float">
            <text:p>313.99</text:p>
          </table:table-cell>
          <table:table-cell office:value-type="float" office:value="105.83" calcext:value-type="float">
            <text:p>105.83</text:p>
          </table:table-cell>
          <table:table-cell office:value-type="float" office:value="135.03" calcext:value-type="float">
            <text:p>135.03</text:p>
          </table:table-cell>
        </table:table-row>
        <table:table-row table:style-name="ro1">
          <table:table-cell office:value-type="float" office:value="1519052" calcext:value-type="float">
            <text:p>1519052</text:p>
          </table:table-cell>
          <table:table-cell table:formula="of:=[.A97]/1000/(60*60*24)" office:value-type="time" office:time-value="PT00H25M19.052S" calcext:value-type="time">
            <text:p>00:25:19</text:p>
          </table:table-cell>
          <table:table-cell office:value-type="float" office:value="1.26" calcext:value-type="float">
            <text:p>1.26</text:p>
          </table:table-cell>
          <table:table-cell office:value-type="float" office:value="249.8" calcext:value-type="float">
            <text:p>249.8</text:p>
          </table:table-cell>
          <table:table-cell office:value-type="float" office:value="313.99" calcext:value-type="float">
            <text:p>313.99</text:p>
          </table:table-cell>
          <table:table-cell office:value-type="float" office:value="106.94" calcext:value-type="float">
            <text:p>106.94</text:p>
          </table:table-cell>
          <table:table-cell office:value-type="float" office:value="136.43" calcext:value-type="float">
            <text:p>136.43</text:p>
          </table:table-cell>
        </table:table-row>
        <table:table-row table:style-name="ro1">
          <table:table-cell office:value-type="float" office:value="1535052" calcext:value-type="float">
            <text:p>1535052</text:p>
          </table:table-cell>
          <table:table-cell table:formula="of:=[.A98]/1000/(60*60*24)" office:value-type="time" office:time-value="PT00H25M35.052S" calcext:value-type="time">
            <text:p>00:25:35</text:p>
          </table:table-cell>
          <table:table-cell office:value-type="float" office:value="1.26" calcext:value-type="float">
            <text:p>1.26</text:p>
          </table:table-cell>
          <table:table-cell office:value-type="float" office:value="249.7" calcext:value-type="float">
            <text:p>249.7</text:p>
          </table:table-cell>
          <table:table-cell office:value-type="float" office:value="313.87" calcext:value-type="float">
            <text:p>313.87</text:p>
          </table:table-cell>
          <table:table-cell office:value-type="float" office:value="108.05" calcext:value-type="float">
            <text:p>108.05</text:p>
          </table:table-cell>
          <table:table-cell office:value-type="float" office:value="137.82" calcext:value-type="float">
            <text:p>137.82</text:p>
          </table:table-cell>
        </table:table-row>
        <table:table-row table:style-name="ro1">
          <table:table-cell office:value-type="float" office:value="1551052" calcext:value-type="float">
            <text:p>1551052</text:p>
          </table:table-cell>
          <table:table-cell table:formula="of:=[.A99]/1000/(60*60*24)" office:value-type="time" office:time-value="PT00H25M51.052S" calcext:value-type="time">
            <text:p>00:25:51</text:p>
          </table:table-cell>
          <table:table-cell office:value-type="float" office:value="1.26" calcext:value-type="float">
            <text:p>1.26</text:p>
          </table:table-cell>
          <table:table-cell office:value-type="float" office:value="249.7" calcext:value-type="float">
            <text:p>249.7</text:p>
          </table:table-cell>
          <table:table-cell office:value-type="float" office:value="313.86" calcext:value-type="float">
            <text:p>313.86</text:p>
          </table:table-cell>
          <table:table-cell office:value-type="float" office:value="109.16" calcext:value-type="float">
            <text:p>109.16</text:p>
          </table:table-cell>
          <table:table-cell office:value-type="float" office:value="139.22" calcext:value-type="float">
            <text:p>139.22</text:p>
          </table:table-cell>
        </table:table-row>
        <table:table-row table:style-name="ro1">
          <table:table-cell office:value-type="float" office:value="1567052" calcext:value-type="float">
            <text:p>1567052</text:p>
          </table:table-cell>
          <table:table-cell table:formula="of:=[.A100]/1000/(60*60*24)" office:value-type="time" office:time-value="PT00H26M07.052S" calcext:value-type="time">
            <text:p>00:26:07</text:p>
          </table:table-cell>
          <table:table-cell office:value-type="float" office:value="1.25" calcext:value-type="float">
            <text:p>1.25</text:p>
          </table:table-cell>
          <table:table-cell office:value-type="float" office:value="249.6" calcext:value-type="float">
            <text:p>249.6</text:p>
          </table:table-cell>
          <table:table-cell office:value-type="float" office:value="312.74" calcext:value-type="float">
            <text:p>312.74</text:p>
          </table:table-cell>
          <table:table-cell office:value-type="float" office:value="110.27" calcext:value-type="float">
            <text:p>110.27</text:p>
          </table:table-cell>
          <table:table-cell office:value-type="float" office:value="140.61" calcext:value-type="float">
            <text:p>140.61</text:p>
          </table:table-cell>
        </table:table-row>
        <table:table-row table:style-name="ro1">
          <table:table-cell office:value-type="float" office:value="1583052" calcext:value-type="float">
            <text:p>1583052</text:p>
          </table:table-cell>
          <table:table-cell table:formula="of:=[.A101]/1000/(60*60*24)" office:value-type="time" office:time-value="PT00H26M23.052S" calcext:value-type="time">
            <text:p>00:26:23</text:p>
          </table:table-cell>
          <table:table-cell office:value-type="float" office:value="1.25" calcext:value-type="float">
            <text:p>1.25</text:p>
          </table:table-cell>
          <table:table-cell office:value-type="float" office:value="249.6" calcext:value-type="float">
            <text:p>249.6</text:p>
          </table:table-cell>
          <table:table-cell office:value-type="float" office:value="312.74" calcext:value-type="float">
            <text:p>312.74</text:p>
          </table:table-cell>
          <table:table-cell office:value-type="float" office:value="111.38" calcext:value-type="float">
            <text:p>111.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599051" calcext:value-type="float">
            <text:p>1599051</text:p>
          </table:table-cell>
          <table:table-cell table:formula="of:=[.A102]/1000/(60*60*24)" office:value-type="time" office:time-value="PT00H26M39.051S" calcext:value-type="time">
            <text:p>00:26:39</text:p>
          </table:table-cell>
          <table:table-cell office:value-type="float" office:value="1.26" calcext:value-type="float">
            <text:p>1.26</text:p>
          </table:table-cell>
          <table:table-cell office:value-type="float" office:value="249.5" calcext:value-type="float">
            <text:p>249.5</text:p>
          </table:table-cell>
          <table:table-cell office:value-type="float" office:value="313.61" calcext:value-type="float">
            <text:p>313.61</text:p>
          </table:table-cell>
          <table:table-cell office:value-type="float" office:value="112.49" calcext:value-type="float">
            <text:p>112.49</text:p>
          </table:table-cell>
          <table:table-cell office:value-type="float" office:value="143.4" calcext:value-type="float">
            <text:p>143.4</text:p>
          </table:table-cell>
        </table:table-row>
        <table:table-row table:style-name="ro1">
          <table:table-cell office:value-type="float" office:value="1615052" calcext:value-type="float">
            <text:p>1615052</text:p>
          </table:table-cell>
          <table:table-cell table:formula="of:=[.A103]/1000/(60*60*24)" office:value-type="time" office:time-value="PT00H26M55.052S" calcext:value-type="time">
            <text:p>00:26:55</text:p>
          </table:table-cell>
          <table:table-cell office:value-type="float" office:value="1.26" calcext:value-type="float">
            <text:p>1.26</text:p>
          </table:table-cell>
          <table:table-cell office:value-type="float" office:value="249.4" calcext:value-type="float">
            <text:p>249.4</text:p>
          </table:table-cell>
          <table:table-cell office:value-type="float" office:value="313.48" calcext:value-type="float">
            <text:p>313.48</text:p>
          </table:table-cell>
          <table:table-cell office:value-type="float" office:value="113.6" calcext:value-type="float">
            <text:p>113.6</text:p>
          </table:table-cell>
          <table:table-cell office:value-type="float" office:value="144.79" calcext:value-type="float">
            <text:p>144.79</text:p>
          </table:table-cell>
        </table:table-row>
        <table:table-row table:style-name="ro1">
          <table:table-cell office:value-type="float" office:value="1631052" calcext:value-type="float">
            <text:p>1631052</text:p>
          </table:table-cell>
          <table:table-cell table:formula="of:=[.A104]/1000/(60*60*24)" office:value-type="time" office:time-value="PT00H27M11.052S" calcext:value-type="time">
            <text:p>00:27:11</text:p>
          </table:table-cell>
          <table:table-cell office:value-type="float" office:value="1.25" calcext:value-type="float">
            <text:p>1.25</text:p>
          </table:table-cell>
          <table:table-cell office:value-type="float" office:value="249.4" calcext:value-type="float">
            <text:p>249.4</text:p>
          </table:table-cell>
          <table:table-cell office:value-type="float" office:value="312.48" calcext:value-type="float">
            <text:p>312.48</text:p>
          </table:table-cell>
          <table:table-cell office:value-type="float" office:value="114.71" calcext:value-type="float">
            <text:p>114.71</text:p>
          </table:table-cell>
          <table:table-cell office:value-type="float" office:value="146.18" calcext:value-type="float">
            <text:p>146.18</text:p>
          </table:table-cell>
        </table:table-row>
        <table:table-row table:style-name="ro1">
          <table:table-cell office:value-type="float" office:value="1647052" calcext:value-type="float">
            <text:p>1647052</text:p>
          </table:table-cell>
          <table:table-cell table:formula="of:=[.A105]/1000/(60*60*24)" office:value-type="time" office:time-value="PT00H27M27.052S" calcext:value-type="time">
            <text:p>00:27:27</text:p>
          </table:table-cell>
          <table:table-cell office:value-type="float" office:value="1.25" calcext:value-type="float">
            <text:p>1.25</text:p>
          </table:table-cell>
          <table:table-cell office:value-type="float" office:value="249.3" calcext:value-type="float">
            <text:p>249.3</text:p>
          </table:table-cell>
          <table:table-cell office:value-type="float" office:value="312.36" calcext:value-type="float">
            <text:p>312.36</text:p>
          </table:table-cell>
          <table:table-cell office:value-type="float" office:value="115.81" calcext:value-type="float">
            <text:p>115.81</text:p>
          </table:table-cell>
          <table:table-cell office:value-type="float" office:value="147.57" calcext:value-type="float">
            <text:p>147.57</text:p>
          </table:table-cell>
        </table:table-row>
        <table:table-row table:style-name="ro1">
          <table:table-cell office:value-type="float" office:value="1663052" calcext:value-type="float">
            <text:p>1663052</text:p>
          </table:table-cell>
          <table:table-cell table:formula="of:=[.A106]/1000/(60*60*24)" office:value-type="time" office:time-value="PT00H27M43.052S" calcext:value-type="time">
            <text:p>00:27:43</text:p>
          </table:table-cell>
          <table:table-cell office:value-type="float" office:value="1.25" calcext:value-type="float">
            <text:p>1.25</text:p>
          </table:table-cell>
          <table:table-cell office:value-type="float" office:value="249.3" calcext:value-type="float">
            <text:p>249.3</text:p>
          </table:table-cell>
          <table:table-cell office:value-type="float" office:value="312.35" calcext:value-type="float">
            <text:p>312.35</text:p>
          </table:table-cell>
          <table:table-cell office:value-type="float" office:value="116.92" calcext:value-type="float">
            <text:p>116.92</text:p>
          </table:table-cell>
          <table:table-cell office:value-type="float" office:value="148.96" calcext:value-type="float">
            <text:p>148.96</text:p>
          </table:table-cell>
        </table:table-row>
        <table:table-row table:style-name="ro1">
          <table:table-cell office:value-type="float" office:value="1679052" calcext:value-type="float">
            <text:p>1679052</text:p>
          </table:table-cell>
          <table:table-cell table:formula="of:=[.A107]/1000/(60*60*24)" office:value-type="time" office:time-value="PT00H27M59.052S" calcext:value-type="time">
            <text:p>00:27:59</text:p>
          </table:table-cell>
          <table:table-cell office:value-type="float" office:value="1.25" calcext:value-type="float">
            <text:p>1.25</text:p>
          </table:table-cell>
          <table:table-cell office:value-type="float" office:value="249.2" calcext:value-type="float">
            <text:p>249.2</text:p>
          </table:table-cell>
          <table:table-cell office:value-type="float" office:value="312.23" calcext:value-type="float">
            <text:p>312.23</text:p>
          </table:table-cell>
          <table:table-cell office:value-type="float" office:value="118.03" calcext:value-type="float">
            <text:p>118.03</text:p>
          </table:table-cell>
          <table:table-cell office:value-type="float" office:value="150.35" calcext:value-type="float">
            <text:p>150.35</text:p>
          </table:table-cell>
        </table:table-row>
        <table:table-row table:style-name="ro1">
          <table:table-cell office:value-type="float" office:value="1695052" calcext:value-type="float">
            <text:p>1695052</text:p>
          </table:table-cell>
          <table:table-cell table:formula="of:=[.A108]/1000/(60*60*24)" office:value-type="time" office:time-value="PT00H28M15.052S" calcext:value-type="time">
            <text:p>00:28:15</text:p>
          </table:table-cell>
          <table:table-cell office:value-type="float" office:value="1.25" calcext:value-type="float">
            <text:p>1.25</text:p>
          </table:table-cell>
          <table:table-cell office:value-type="float" office:value="249.2" calcext:value-type="float">
            <text:p>249.2</text:p>
          </table:table-cell>
          <table:table-cell office:value-type="float" office:value="312.23" calcext:value-type="float">
            <text:p>312.23</text:p>
          </table:table-cell>
          <table:table-cell office:value-type="float" office:value="119.14" calcext:value-type="float">
            <text:p>119.14</text:p>
          </table:table-cell>
          <table:table-cell office:value-type="float" office:value="151.73" calcext:value-type="float">
            <text:p>151.73</text:p>
          </table:table-cell>
        </table:table-row>
        <table:table-row table:style-name="ro1">
          <table:table-cell office:value-type="float" office:value="1711052" calcext:value-type="float">
            <text:p>1711052</text:p>
          </table:table-cell>
          <table:table-cell table:formula="of:=[.A109]/1000/(60*60*24)" office:value-type="time" office:time-value="PT00H28M31.052S" calcext:value-type="time">
            <text:p>00:28:31</text:p>
          </table:table-cell>
          <table:table-cell office:value-type="float" office:value="1.25" calcext:value-type="float">
            <text:p>1.25</text:p>
          </table:table-cell>
          <table:table-cell office:value-type="float" office:value="249.1" calcext:value-type="float">
            <text:p>249.1</text:p>
          </table:table-cell>
          <table:table-cell office:value-type="float" office:value="312.1" calcext:value-type="float">
            <text:p>312.1</text:p>
          </table:table-cell>
          <table:table-cell office:value-type="float" office:value="120.25" calcext:value-type="float">
            <text:p>120.25</text:p>
          </table:table-cell>
          <table:table-cell office:value-type="float" office:value="153.12" calcext:value-type="float">
            <text:p>153.12</text:p>
          </table:table-cell>
        </table:table-row>
        <table:table-row table:style-name="ro1">
          <table:table-cell office:value-type="float" office:value="1727052" calcext:value-type="float">
            <text:p>1727052</text:p>
          </table:table-cell>
          <table:table-cell table:formula="of:=[.A110]/1000/(60*60*24)" office:value-type="time" office:time-value="PT00H28M47.052S" calcext:value-type="time">
            <text:p>00:28:47</text:p>
          </table:table-cell>
          <table:table-cell office:value-type="float" office:value="1.25" calcext:value-type="float">
            <text:p>1.25</text:p>
          </table:table-cell>
          <table:table-cell office:value-type="float" office:value="249.1" calcext:value-type="float">
            <text:p>249.1</text:p>
          </table:table-cell>
          <table:table-cell office:value-type="float" office:value="312.1" calcext:value-type="float">
            <text:p>312.1</text:p>
          </table:table-cell>
          <table:table-cell office:value-type="float" office:value="121.35" calcext:value-type="float">
            <text:p>121.35</text:p>
          </table:table-cell>
          <table:table-cell office:value-type="float" office:value="154.51" calcext:value-type="float">
            <text:p>154.51</text:p>
          </table:table-cell>
        </table:table-row>
        <table:table-row table:style-name="ro1">
          <table:table-cell office:value-type="float" office:value="1743052" calcext:value-type="float">
            <text:p>1743052</text:p>
          </table:table-cell>
          <table:table-cell table:formula="of:=[.A111]/1000/(60*60*24)" office:value-type="time" office:time-value="PT00H29M03.052S" calcext:value-type="time">
            <text:p>00:29:03</text:p>
          </table:table-cell>
          <table:table-cell office:value-type="float" office:value="1.25" calcext:value-type="float">
            <text:p>1.25</text:p>
          </table:table-cell>
          <table:table-cell office:value-type="float" office:value="249" calcext:value-type="float">
            <text:p>249</text:p>
          </table:table-cell>
          <table:table-cell office:value-type="float" office:value="311.97" calcext:value-type="float">
            <text:p>311.97</text:p>
          </table:table-cell>
          <table:table-cell office:value-type="float" office:value="122.46" calcext:value-type="float">
            <text:p>122.46</text:p>
          </table:table-cell>
          <table:table-cell office:value-type="float" office:value="155.9" calcext:value-type="float">
            <text:p>155.9</text:p>
          </table:table-cell>
        </table:table-row>
        <table:table-row table:style-name="ro1">
          <table:table-cell office:value-type="float" office:value="1759052" calcext:value-type="float">
            <text:p>1759052</text:p>
          </table:table-cell>
          <table:table-cell table:formula="of:=[.A112]/1000/(60*60*24)" office:value-type="time" office:time-value="PT00H29M19.052S" calcext:value-type="time">
            <text:p>00:29:19</text:p>
          </table:table-cell>
          <table:table-cell office:value-type="float" office:value="1.25" calcext:value-type="float">
            <text:p>1.25</text:p>
          </table:table-cell>
          <table:table-cell office:value-type="float" office:value="249" calcext:value-type="float">
            <text:p>249</text:p>
          </table:table-cell>
          <table:table-cell office:value-type="float" office:value="311.97" calcext:value-type="float">
            <text:p>311.97</text:p>
          </table:table-cell>
          <table:table-cell office:value-type="float" office:value="123.57" calcext:value-type="float">
            <text:p>123.57</text:p>
          </table:table-cell>
          <table:table-cell office:value-type="float" office:value="157.28" calcext:value-type="float">
            <text:p>157.28</text:p>
          </table:table-cell>
        </table:table-row>
        <table:table-row table:style-name="ro1">
          <table:table-cell office:value-type="float" office:value="1775052" calcext:value-type="float">
            <text:p>1775052</text:p>
          </table:table-cell>
          <table:table-cell table:formula="of:=[.A113]/1000/(60*60*24)" office:value-type="time" office:time-value="PT00H29M35.052S" calcext:value-type="time">
            <text:p>00:29:35</text:p>
          </table:table-cell>
          <table:table-cell office:value-type="float" office:value="1.25" calcext:value-type="float">
            <text:p>1.25</text:p>
          </table:table-cell>
          <table:table-cell office:value-type="float" office:value="248.9" calcext:value-type="float">
            <text:p>248.9</text:p>
          </table:table-cell>
          <table:table-cell office:value-type="float" office:value="311.84" calcext:value-type="float">
            <text:p>311.84</text:p>
          </table:table-cell>
          <table:table-cell office:value-type="float" office:value="124.67" calcext:value-type="float">
            <text:p>124.67</text:p>
          </table:table-cell>
          <table:table-cell office:value-type="float" office:value="158.67" calcext:value-type="float">
            <text:p>158.67</text:p>
          </table:table-cell>
        </table:table-row>
        <table:table-row table:style-name="ro1">
          <table:table-cell office:value-type="float" office:value="1791052" calcext:value-type="float">
            <text:p>1791052</text:p>
          </table:table-cell>
          <table:table-cell table:formula="of:=[.A114]/1000/(60*60*24)" office:value-type="time" office:time-value="PT00H29M51.052S" calcext:value-type="time">
            <text:p>00:29:51</text:p>
          </table:table-cell>
          <table:table-cell office:value-type="float" office:value="1.25" calcext:value-type="float">
            <text:p>1.25</text:p>
          </table:table-cell>
          <table:table-cell office:value-type="float" office:value="248.9" calcext:value-type="float">
            <text:p>248.9</text:p>
          </table:table-cell>
          <table:table-cell office:value-type="float" office:value="311.84" calcext:value-type="float">
            <text:p>311.84</text:p>
          </table:table-cell>
          <table:table-cell office:value-type="float" office:value="125.78" calcext:value-type="float">
            <text:p>125.78</text:p>
          </table:table-cell>
          <table:table-cell office:value-type="float" office:value="160.05" calcext:value-type="float">
            <text:p>160.05</text:p>
          </table:table-cell>
        </table:table-row>
        <table:table-row table:style-name="ro1">
          <table:table-cell office:value-type="float" office:value="1807052" calcext:value-type="float">
            <text:p>1807052</text:p>
          </table:table-cell>
          <table:table-cell table:formula="of:=[.A115]/1000/(60*60*24)" office:value-type="time" office:time-value="PT00H30M07.052S" calcext:value-type="time">
            <text:p>00:30:07</text:p>
          </table:table-cell>
          <table:table-cell office:value-type="float" office:value="1.25" calcext:value-type="float">
            <text:p>1.25</text:p>
          </table:table-cell>
          <table:table-cell office:value-type="float" office:value="248.8" calcext:value-type="float">
            <text:p>248.8</text:p>
          </table:table-cell>
          <table:table-cell office:value-type="float" office:value="311.72" calcext:value-type="float">
            <text:p>311.72</text:p>
          </table:table-cell>
          <table:table-cell office:value-type="float" office:value="126.88" calcext:value-type="float">
            <text:p>126.88</text:p>
          </table:table-cell>
          <table:table-cell office:value-type="float" office:value="161.44" calcext:value-type="float">
            <text:p>161.44</text:p>
          </table:table-cell>
        </table:table-row>
        <table:table-row table:style-name="ro1">
          <table:table-cell office:value-type="float" office:value="1823052" calcext:value-type="float">
            <text:p>1823052</text:p>
          </table:table-cell>
          <table:table-cell table:formula="of:=[.A116]/1000/(60*60*24)" office:value-type="time" office:time-value="PT00H30M23.052S" calcext:value-type="time">
            <text:p>00:30:23</text:p>
          </table:table-cell>
          <table:table-cell office:value-type="float" office:value="1.25" calcext:value-type="float">
            <text:p>1.25</text:p>
          </table:table-cell>
          <table:table-cell office:value-type="float" office:value="248.7" calcext:value-type="float">
            <text:p>248.7</text:p>
          </table:table-cell>
          <table:table-cell office:value-type="float" office:value="311.59" calcext:value-type="float">
            <text:p>311.59</text:p>
          </table:table-cell>
          <table:table-cell office:value-type="float" office:value="127.99" calcext:value-type="float">
            <text:p>127.99</text:p>
          </table:table-cell>
          <table:table-cell office:value-type="float" office:value="162.82" calcext:value-type="float">
            <text:p>162.82</text:p>
          </table:table-cell>
        </table:table-row>
        <table:table-row table:style-name="ro1">
          <table:table-cell office:value-type="float" office:value="1839052" calcext:value-type="float">
            <text:p>1839052</text:p>
          </table:table-cell>
          <table:table-cell table:formula="of:=[.A117]/1000/(60*60*24)" office:value-type="time" office:time-value="PT00H30M39.052S" calcext:value-type="time">
            <text:p>00:30:39</text:p>
          </table:table-cell>
          <table:table-cell office:value-type="float" office:value="1.25" calcext:value-type="float">
            <text:p>1.25</text:p>
          </table:table-cell>
          <table:table-cell office:value-type="float" office:value="248.7" calcext:value-type="float">
            <text:p>248.7</text:p>
          </table:table-cell>
          <table:table-cell office:value-type="float" office:value="311.59" calcext:value-type="float">
            <text:p>311.59</text:p>
          </table:table-cell>
          <table:table-cell office:value-type="float" office:value="129.1" calcext:value-type="float">
            <text:p>129.1</text:p>
          </table:table-cell>
          <table:table-cell office:value-type="float" office:value="164.21" calcext:value-type="float">
            <text:p>164.21</text:p>
          </table:table-cell>
        </table:table-row>
        <table:table-row table:style-name="ro1">
          <table:table-cell office:value-type="float" office:value="1855052" calcext:value-type="float">
            <text:p>1855052</text:p>
          </table:table-cell>
          <table:table-cell table:formula="of:=[.A118]/1000/(60*60*24)" office:value-type="time" office:time-value="PT00H30M55.052S" calcext:value-type="time">
            <text:p>00:30:55</text:p>
          </table:table-cell>
          <table:table-cell office:value-type="float" office:value="1.25" calcext:value-type="float">
            <text:p>1.25</text:p>
          </table:table-cell>
          <table:table-cell office:value-type="float" office:value="248.7" calcext:value-type="float">
            <text:p>248.7</text:p>
          </table:table-cell>
          <table:table-cell office:value-type="float" office:value="310.59" calcext:value-type="float">
            <text:p>310.59</text:p>
          </table:table-cell>
          <table:table-cell office:value-type="float" office:value="130.2" calcext:value-type="float">
            <text:p>130.2</text:p>
          </table:table-cell>
          <table:table-cell office:value-type="float" office:value="165.59" calcext:value-type="float">
            <text:p>165.59</text:p>
          </table:table-cell>
        </table:table-row>
        <table:table-row table:style-name="ro1">
          <table:table-cell office:value-type="float" office:value="1871052" calcext:value-type="float">
            <text:p>1871052</text:p>
          </table:table-cell>
          <table:table-cell table:formula="of:=[.A119]/1000/(60*60*24)" office:value-type="time" office:time-value="PT00H31M11.052S" calcext:value-type="time">
            <text:p>00:31:11</text:p>
          </table:table-cell>
          <table:table-cell office:value-type="float" office:value="1.25" calcext:value-type="float">
            <text:p>1.25</text:p>
          </table:table-cell>
          <table:table-cell office:value-type="float" office:value="248.6" calcext:value-type="float">
            <text:p>248.6</text:p>
          </table:table-cell>
          <table:table-cell office:value-type="float" office:value="310.47" calcext:value-type="float">
            <text:p>310.47</text:p>
          </table:table-cell>
          <table:table-cell office:value-type="float" office:value="131.31" calcext:value-type="float">
            <text:p>131.31</text:p>
          </table:table-cell>
          <table:table-cell office:value-type="float" office:value="166.97" calcext:value-type="float">
            <text:p>166.97</text:p>
          </table:table-cell>
        </table:table-row>
        <table:table-row table:style-name="ro1">
          <table:table-cell office:value-type="float" office:value="1887052" calcext:value-type="float">
            <text:p>1887052</text:p>
          </table:table-cell>
          <table:table-cell table:formula="of:=[.A120]/1000/(60*60*24)" office:value-type="time" office:time-value="PT00H31M27.052S" calcext:value-type="time">
            <text:p>00:31:27</text:p>
          </table:table-cell>
          <table:table-cell office:value-type="float" office:value="1.25" calcext:value-type="float">
            <text:p>1.25</text:p>
          </table:table-cell>
          <table:table-cell office:value-type="float" office:value="248.6" calcext:value-type="float">
            <text:p>248.6</text:p>
          </table:table-cell>
          <table:table-cell office:value-type="float" office:value="310.47" calcext:value-type="float">
            <text:p>310.47</text:p>
          </table:table-cell>
          <table:table-cell office:value-type="float" office:value="132.41" calcext:value-type="float">
            <text:p>132.41</text:p>
          </table:table-cell>
          <table:table-cell office:value-type="float" office:value="168.35" calcext:value-type="float">
            <text:p>168.35</text:p>
          </table:table-cell>
        </table:table-row>
        <table:table-row table:style-name="ro1">
          <table:table-cell office:value-type="float" office:value="1903052" calcext:value-type="float">
            <text:p>1903052</text:p>
          </table:table-cell>
          <table:table-cell table:formula="of:=[.A121]/1000/(60*60*24)" office:value-type="time" office:time-value="PT00H31M43.052S" calcext:value-type="time">
            <text:p>00:31:43</text:p>
          </table:table-cell>
          <table:table-cell office:value-type="float" office:value="1.25" calcext:value-type="float">
            <text:p>1.25</text:p>
          </table:table-cell>
          <table:table-cell office:value-type="float" office:value="248.5" calcext:value-type="float">
            <text:p>248.5</text:p>
          </table:table-cell>
          <table:table-cell office:value-type="float" office:value="310.34" calcext:value-type="float">
            <text:p>310.34</text:p>
          </table:table-cell>
          <table:table-cell office:value-type="float" office:value="133.52" calcext:value-type="float">
            <text:p>133.52</text:p>
          </table:table-cell>
          <table:table-cell office:value-type="float" office:value="169.73" calcext:value-type="float">
            <text:p>169.73</text:p>
          </table:table-cell>
        </table:table-row>
        <table:table-row table:style-name="ro1">
          <table:table-cell office:value-type="float" office:value="1919052" calcext:value-type="float">
            <text:p>1919052</text:p>
          </table:table-cell>
          <table:table-cell table:formula="of:=[.A122]/1000/(60*60*24)" office:value-type="time" office:time-value="PT00H31M59.052S" calcext:value-type="time">
            <text:p>00:31:59</text:p>
          </table:table-cell>
          <table:table-cell office:value-type="float" office:value="1.25" calcext:value-type="float">
            <text:p>1.25</text:p>
          </table:table-cell>
          <table:table-cell office:value-type="float" office:value="248.5" calcext:value-type="float">
            <text:p>248.5</text:p>
          </table:table-cell>
          <table:table-cell office:value-type="float" office:value="310.34" calcext:value-type="float">
            <text:p>310.34</text:p>
          </table:table-cell>
          <table:table-cell office:value-type="float" office:value="134.62" calcext:value-type="float">
            <text:p>134.62</text:p>
          </table:table-cell>
          <table:table-cell office:value-type="float" office:value="171.11" calcext:value-type="float">
            <text:p>171.11</text:p>
          </table:table-cell>
        </table:table-row>
        <table:table-row table:style-name="ro1">
          <table:table-cell office:value-type="float" office:value="1935052" calcext:value-type="float">
            <text:p>1935052</text:p>
          </table:table-cell>
          <table:table-cell table:formula="of:=[.A123]/1000/(60*60*24)" office:value-type="time" office:time-value="PT00H32M15.052S" calcext:value-type="time">
            <text:p>00:32:15</text:p>
          </table:table-cell>
          <table:table-cell office:value-type="float" office:value="1.25" calcext:value-type="float">
            <text:p>1.25</text:p>
          </table:table-cell>
          <table:table-cell office:value-type="float" office:value="248.4" calcext:value-type="float">
            <text:p>248.4</text:p>
          </table:table-cell>
          <table:table-cell office:value-type="float" office:value="310.21" calcext:value-type="float">
            <text:p>310.21</text:p>
          </table:table-cell>
          <table:table-cell office:value-type="float" office:value="135.72" calcext:value-type="float">
            <text:p>135.72</text:p>
          </table:table-cell>
          <table:table-cell office:value-type="float" office:value="172.49" calcext:value-type="float">
            <text:p>172.49</text:p>
          </table:table-cell>
        </table:table-row>
        <table:table-row table:style-name="ro1">
          <table:table-cell office:value-type="float" office:value="1951052" calcext:value-type="float">
            <text:p>1951052</text:p>
          </table:table-cell>
          <table:table-cell table:formula="of:=[.A124]/1000/(60*60*24)" office:value-type="time" office:time-value="PT00H32M31.052S" calcext:value-type="time">
            <text:p>00:32:31</text:p>
          </table:table-cell>
          <table:table-cell office:value-type="float" office:value="1.25" calcext:value-type="float">
            <text:p>1.25</text:p>
          </table:table-cell>
          <table:table-cell office:value-type="float" office:value="248.4" calcext:value-type="float">
            <text:p>248.4</text:p>
          </table:table-cell>
          <table:table-cell office:value-type="float" office:value="310.21" calcext:value-type="float">
            <text:p>310.21</text:p>
          </table:table-cell>
          <table:table-cell office:value-type="float" office:value="136.83" calcext:value-type="float">
            <text:p>136.83</text:p>
          </table:table-cell>
          <table:table-cell office:value-type="float" office:value="173.87" calcext:value-type="float">
            <text:p>173.87</text:p>
          </table:table-cell>
        </table:table-row>
        <table:table-row table:style-name="ro1">
          <table:table-cell office:value-type="float" office:value="1967052" calcext:value-type="float">
            <text:p>1967052</text:p>
          </table:table-cell>
          <table:table-cell table:formula="of:=[.A125]/1000/(60*60*24)" office:value-type="time" office:time-value="PT00H32M47.052S" calcext:value-type="time">
            <text:p>00:32:47</text:p>
          </table:table-cell>
          <table:table-cell office:value-type="float" office:value="1.25" calcext:value-type="float">
            <text:p>1.25</text:p>
          </table:table-cell>
          <table:table-cell office:value-type="float" office:value="248.4" calcext:value-type="float">
            <text:p>248.4</text:p>
          </table:table-cell>
          <table:table-cell office:value-type="float" office:value="310.21" calcext:value-type="float">
            <text:p>310.21</text:p>
          </table:table-cell>
          <table:table-cell office:value-type="float" office:value="137.93" calcext:value-type="float">
            <text:p>137.93</text:p>
          </table:table-cell>
          <table:table-cell office:value-type="float" office:value="175.25" calcext:value-type="float">
            <text:p>175.25</text:p>
          </table:table-cell>
        </table:table-row>
        <table:table-row table:style-name="ro1">
          <table:table-cell office:value-type="float" office:value="1983052" calcext:value-type="float">
            <text:p>1983052</text:p>
          </table:table-cell>
          <table:table-cell table:formula="of:=[.A126]/1000/(60*60*24)" office:value-type="time" office:time-value="PT00H33M03.052S" calcext:value-type="time">
            <text:p>00:33:03</text:p>
          </table:table-cell>
          <table:table-cell office:value-type="float" office:value="1.25" calcext:value-type="float">
            <text:p>1.25</text:p>
          </table:table-cell>
          <table:table-cell office:value-type="float" office:value="248.3" calcext:value-type="float">
            <text:p>248.3</text:p>
          </table:table-cell>
          <table:table-cell office:value-type="float" office:value="310.08" calcext:value-type="float">
            <text:p>310.08</text:p>
          </table:table-cell>
          <table:table-cell office:value-type="float" office:value="139.04" calcext:value-type="float">
            <text:p>139.04</text:p>
          </table:table-cell>
          <table:table-cell office:value-type="float" office:value="176.63" calcext:value-type="float">
            <text:p>176.63</text:p>
          </table:table-cell>
        </table:table-row>
        <table:table-row table:style-name="ro1">
          <table:table-cell office:value-type="float" office:value="1999052" calcext:value-type="float">
            <text:p>1999052</text:p>
          </table:table-cell>
          <table:table-cell table:formula="of:=[.A127]/1000/(60*60*24)" office:value-type="time" office:time-value="PT00H33M19.052S" calcext:value-type="time">
            <text:p>00:33:19</text:p>
          </table:table-cell>
          <table:table-cell office:value-type="float" office:value="1.25" calcext:value-type="float">
            <text:p>1.25</text:p>
          </table:table-cell>
          <table:table-cell office:value-type="float" office:value="248.3" calcext:value-type="float">
            <text:p>248.3</text:p>
          </table:table-cell>
          <table:table-cell office:value-type="float" office:value="310.08" calcext:value-type="float">
            <text:p>310.08</text:p>
          </table:table-cell>
          <table:table-cell office:value-type="float" office:value="140.14" calcext:value-type="float">
            <text:p>140.14</text:p>
          </table:table-cell>
          <table:table-cell office:value-type="float" office:value="178.01" calcext:value-type="float">
            <text:p>178.01</text:p>
          </table:table-cell>
        </table:table-row>
        <table:table-row table:style-name="ro1">
          <table:table-cell office:value-type="float" office:value="2015052" calcext:value-type="float">
            <text:p>2015052</text:p>
          </table:table-cell>
          <table:table-cell table:formula="of:=[.A128]/1000/(60*60*24)" office:value-type="time" office:time-value="PT00H33M35.052S" calcext:value-type="time">
            <text:p>00:33:35</text:p>
          </table:table-cell>
          <table:table-cell office:value-type="float" office:value="1.25" calcext:value-type="float">
            <text:p>1.25</text:p>
          </table:table-cell>
          <table:table-cell office:value-type="float" office:value="248.2" calcext:value-type="float">
            <text:p>248.2</text:p>
          </table:table-cell>
          <table:table-cell office:value-type="float" office:value="309.96" calcext:value-type="float">
            <text:p>309.96</text:p>
          </table:table-cell>
          <table:table-cell office:value-type="float" office:value="141.24" calcext:value-type="float">
            <text:p>141.24</text:p>
          </table:table-cell>
          <table:table-cell office:value-type="float" office:value="179.39" calcext:value-type="float">
            <text:p>179.39</text:p>
          </table:table-cell>
        </table:table-row>
        <table:table-row table:style-name="ro1">
          <table:table-cell office:value-type="float" office:value="2031052" calcext:value-type="float">
            <text:p>2031052</text:p>
          </table:table-cell>
          <table:table-cell table:formula="of:=[.A129]/1000/(60*60*24)" office:value-type="time" office:time-value="PT00H33M51.052S" calcext:value-type="time">
            <text:p>00:33:51</text:p>
          </table:table-cell>
          <table:table-cell office:value-type="float" office:value="1.25" calcext:value-type="float">
            <text:p>1.25</text:p>
          </table:table-cell>
          <table:table-cell office:value-type="float" office:value="248.1" calcext:value-type="float">
            <text:p>248.1</text:p>
          </table:table-cell>
          <table:table-cell office:value-type="float" office:value="309.83" calcext:value-type="float">
            <text:p>309.83</text:p>
          </table:table-cell>
          <table:table-cell office:value-type="float" office:value="142.35" calcext:value-type="float">
            <text:p>142.35</text:p>
          </table:table-cell>
          <table:table-cell office:value-type="float" office:value="180.76" calcext:value-type="float">
            <text:p>180.76</text:p>
          </table:table-cell>
        </table:table-row>
        <table:table-row table:style-name="ro1">
          <table:table-cell office:value-type="float" office:value="2047052" calcext:value-type="float">
            <text:p>2047052</text:p>
          </table:table-cell>
          <table:table-cell table:formula="of:=[.A130]/1000/(60*60*24)" office:value-type="time" office:time-value="PT00H34M07.052S" calcext:value-type="time">
            <text:p>00:34:07</text:p>
          </table:table-cell>
          <table:table-cell office:value-type="float" office:value="1.25" calcext:value-type="float">
            <text:p>1.25</text:p>
          </table:table-cell>
          <table:table-cell office:value-type="float" office:value="248.1" calcext:value-type="float">
            <text:p>248.1</text:p>
          </table:table-cell>
          <table:table-cell office:value-type="float" office:value="309.83" calcext:value-type="float">
            <text:p>309.83</text:p>
          </table:table-cell>
          <table:table-cell office:value-type="float" office:value="143.45" calcext:value-type="float">
            <text:p>143.45</text:p>
          </table:table-cell>
          <table:table-cell office:value-type="float" office:value="182.14" calcext:value-type="float">
            <text:p>182.14</text:p>
          </table:table-cell>
        </table:table-row>
        <table:table-row table:style-name="ro1">
          <table:table-cell office:value-type="float" office:value="2063052" calcext:value-type="float">
            <text:p>2063052</text:p>
          </table:table-cell>
          <table:table-cell table:formula="of:=[.A131]/1000/(60*60*24)" office:value-type="time" office:time-value="PT00H34M23.052S" calcext:value-type="time">
            <text:p>00:34:23</text:p>
          </table:table-cell>
          <table:table-cell office:value-type="float" office:value="1.25" calcext:value-type="float">
            <text:p>1.25</text:p>
          </table:table-cell>
          <table:table-cell office:value-type="float" office:value="248.1" calcext:value-type="float">
            <text:p>248.1</text:p>
          </table:table-cell>
          <table:table-cell office:value-type="float" office:value="309.83" calcext:value-type="float">
            <text:p>309.83</text:p>
          </table:table-cell>
          <table:table-cell office:value-type="float" office:value="144.55" calcext:value-type="float">
            <text:p>144.55</text:p>
          </table:table-cell>
          <table:table-cell office:value-type="float" office:value="183.52" calcext:value-type="float">
            <text:p>183.52</text:p>
          </table:table-cell>
        </table:table-row>
        <table:table-row table:style-name="ro1">
          <table:table-cell office:value-type="float" office:value="2079052" calcext:value-type="float">
            <text:p>2079052</text:p>
          </table:table-cell>
          <table:table-cell table:formula="of:=[.A132]/1000/(60*60*24)" office:value-type="time" office:time-value="PT00H34M39.052S" calcext:value-type="time">
            <text:p>00:34:39</text:p>
          </table:table-cell>
          <table:table-cell office:value-type="float" office:value="1.25" calcext:value-type="float">
            <text:p>1.25</text:p>
          </table:table-cell>
          <table:table-cell office:value-type="float" office:value="248" calcext:value-type="float">
            <text:p>248</text:p>
          </table:table-cell>
          <table:table-cell office:value-type="float" office:value="309.7" calcext:value-type="float">
            <text:p>309.7</text:p>
          </table:table-cell>
          <table:table-cell office:value-type="float" office:value="145.65" calcext:value-type="float">
            <text:p>145.65</text:p>
          </table:table-cell>
          <table:table-cell office:value-type="float" office:value="184.89" calcext:value-type="float">
            <text:p>184.89</text:p>
          </table:table-cell>
        </table:table-row>
        <table:table-row table:style-name="ro1">
          <table:table-cell office:value-type="float" office:value="2095052" calcext:value-type="float">
            <text:p>2095052</text:p>
          </table:table-cell>
          <table:table-cell table:formula="of:=[.A133]/1000/(60*60*24)" office:value-type="time" office:time-value="PT00H34M55.052S" calcext:value-type="time">
            <text:p>00:34:55</text:p>
          </table:table-cell>
          <table:table-cell office:value-type="float" office:value="1.25" calcext:value-type="float">
            <text:p>1.25</text:p>
          </table:table-cell>
          <table:table-cell office:value-type="float" office:value="248" calcext:value-type="float">
            <text:p>248</text:p>
          </table:table-cell>
          <table:table-cell office:value-type="float" office:value="309.7" calcext:value-type="float">
            <text:p>309.7</text:p>
          </table:table-cell>
          <table:table-cell office:value-type="float" office:value="146.76" calcext:value-type="float">
            <text:p>146.76</text:p>
          </table:table-cell>
          <table:table-cell office:value-type="float" office:value="186.27" calcext:value-type="float">
            <text:p>186.27</text:p>
          </table:table-cell>
        </table:table-row>
        <table:table-row table:style-name="ro1">
          <table:table-cell office:value-type="float" office:value="2111052" calcext:value-type="float">
            <text:p>2111052</text:p>
          </table:table-cell>
          <table:table-cell table:formula="of:=[.A134]/1000/(60*60*24)" office:value-type="time" office:time-value="PT00H35M11.052S" calcext:value-type="time">
            <text:p>00:35:11</text:p>
          </table:table-cell>
          <table:table-cell office:value-type="float" office:value="1.25" calcext:value-type="float">
            <text:p>1.25</text:p>
          </table:table-cell>
          <table:table-cell office:value-type="float" office:value="248" calcext:value-type="float">
            <text:p>248</text:p>
          </table:table-cell>
          <table:table-cell office:value-type="float" office:value="309.7" calcext:value-type="float">
            <text:p>309.7</text:p>
          </table:table-cell>
          <table:table-cell office:value-type="float" office:value="147.86" calcext:value-type="float">
            <text:p>147.86</text:p>
          </table:table-cell>
          <table:table-cell office:value-type="float" office:value="187.64" calcext:value-type="float">
            <text:p>187.64</text:p>
          </table:table-cell>
        </table:table-row>
        <table:table-row table:style-name="ro1">
          <table:table-cell office:value-type="float" office:value="2127052" calcext:value-type="float">
            <text:p>2127052</text:p>
          </table:table-cell>
          <table:table-cell table:formula="of:=[.A135]/1000/(60*60*24)" office:value-type="time" office:time-value="PT00H35M27.052S" calcext:value-type="time">
            <text:p>00:35:27</text:p>
          </table:table-cell>
          <table:table-cell office:value-type="float" office:value="1.25" calcext:value-type="float">
            <text:p>1.25</text:p>
          </table:table-cell>
          <table:table-cell office:value-type="float" office:value="247.9" calcext:value-type="float">
            <text:p>247.9</text:p>
          </table:table-cell>
          <table:table-cell office:value-type="float" office:value="309.58" calcext:value-type="float">
            <text:p>309.58</text:p>
          </table:table-cell>
          <table:table-cell office:value-type="float" office:value="148.96" calcext:value-type="float">
            <text:p>148.96</text:p>
          </table:table-cell>
          <table:table-cell office:value-type="float" office:value="189.02" calcext:value-type="float">
            <text:p>189.02</text:p>
          </table:table-cell>
        </table:table-row>
        <table:table-row table:style-name="ro1">
          <table:table-cell office:value-type="float" office:value="2143052" calcext:value-type="float">
            <text:p>2143052</text:p>
          </table:table-cell>
          <table:table-cell table:formula="of:=[.A136]/1000/(60*60*24)" office:value-type="time" office:time-value="PT00H35M43.052S" calcext:value-type="time">
            <text:p>00:35:43</text:p>
          </table:table-cell>
          <table:table-cell office:value-type="float" office:value="1.25" calcext:value-type="float">
            <text:p>1.25</text:p>
          </table:table-cell>
          <table:table-cell office:value-type="float" office:value="247.9" calcext:value-type="float">
            <text:p>247.9</text:p>
          </table:table-cell>
          <table:table-cell office:value-type="float" office:value="309.58" calcext:value-type="float">
            <text:p>309.58</text:p>
          </table:table-cell>
          <table:table-cell office:value-type="float" office:value="150.06" calcext:value-type="float">
            <text:p>150.06</text:p>
          </table:table-cell>
          <table:table-cell office:value-type="float" office:value="190.4" calcext:value-type="float">
            <text:p>190.4</text:p>
          </table:table-cell>
        </table:table-row>
        <table:table-row table:style-name="ro1">
          <table:table-cell office:value-type="float" office:value="2159052" calcext:value-type="float">
            <text:p>2159052</text:p>
          </table:table-cell>
          <table:table-cell table:formula="of:=[.A137]/1000/(60*60*24)" office:value-type="time" office:time-value="PT00H35M59.052S" calcext:value-type="time">
            <text:p>00:35:59</text:p>
          </table:table-cell>
          <table:table-cell office:value-type="float" office:value="1.24" calcext:value-type="float">
            <text:p>1.24</text:p>
          </table:table-cell>
          <table:table-cell office:value-type="float" office:value="247.8" calcext:value-type="float">
            <text:p>247.8</text:p>
          </table:table-cell>
          <table:table-cell office:value-type="float" office:value="308.46" calcext:value-type="float">
            <text:p>308.46</text:p>
          </table:table-cell>
          <table:table-cell office:value-type="float" office:value="151.16" calcext:value-type="float">
            <text:p>151.16</text:p>
          </table:table-cell>
          <table:table-cell office:value-type="float" office:value="191.77" calcext:value-type="float">
            <text:p>191.77</text:p>
          </table:table-cell>
        </table:table-row>
        <table:table-row table:style-name="ro1">
          <table:table-cell office:value-type="float" office:value="2175052" calcext:value-type="float">
            <text:p>2175052</text:p>
          </table:table-cell>
          <table:table-cell table:formula="of:=[.A138]/1000/(60*60*24)" office:value-type="time" office:time-value="PT00H36M15.052S" calcext:value-type="time">
            <text:p>00:36:15</text:p>
          </table:table-cell>
          <table:table-cell office:value-type="float" office:value="1.25" calcext:value-type="float">
            <text:p>1.25</text:p>
          </table:table-cell>
          <table:table-cell office:value-type="float" office:value="247.8" calcext:value-type="float">
            <text:p>247.8</text:p>
          </table:table-cell>
          <table:table-cell office:value-type="float" office:value="309.45" calcext:value-type="float">
            <text:p>309.45</text:p>
          </table:table-cell>
          <table:table-cell office:value-type="float" office:value="152.27" calcext:value-type="float">
            <text:p>152.27</text:p>
          </table:table-cell>
          <table:table-cell office:value-type="float" office:value="193.14" calcext:value-type="float">
            <text:p>193.14</text:p>
          </table:table-cell>
        </table:table-row>
        <table:table-row table:style-name="ro1">
          <table:table-cell office:value-type="float" office:value="2191052" calcext:value-type="float">
            <text:p>2191052</text:p>
          </table:table-cell>
          <table:table-cell table:formula="of:=[.A139]/1000/(60*60*24)" office:value-type="time" office:time-value="PT00H36M31.052S" calcext:value-type="time">
            <text:p>00:36:31</text:p>
          </table:table-cell>
          <table:table-cell office:value-type="float" office:value="1.24" calcext:value-type="float">
            <text:p>1.24</text:p>
          </table:table-cell>
          <table:table-cell office:value-type="float" office:value="247.7" calcext:value-type="float">
            <text:p>247.7</text:p>
          </table:table-cell>
          <table:table-cell office:value-type="float" office:value="308.33" calcext:value-type="float">
            <text:p>308.33</text:p>
          </table:table-cell>
          <table:table-cell office:value-type="float" office:value="153.37" calcext:value-type="float">
            <text:p>153.37</text:p>
          </table:table-cell>
          <table:table-cell office:value-type="float" office:value="194.51" calcext:value-type="float">
            <text:p>194.51</text:p>
          </table:table-cell>
        </table:table-row>
        <table:table-row table:style-name="ro1">
          <table:table-cell office:value-type="float" office:value="2207052" calcext:value-type="float">
            <text:p>2207052</text:p>
          </table:table-cell>
          <table:table-cell table:formula="of:=[.A140]/1000/(60*60*24)" office:value-type="time" office:time-value="PT00H36M47.052S" calcext:value-type="time">
            <text:p>00:36:47</text:p>
          </table:table-cell>
          <table:table-cell office:value-type="float" office:value="1.25" calcext:value-type="float">
            <text:p>1.25</text:p>
          </table:table-cell>
          <table:table-cell office:value-type="float" office:value="247.7" calcext:value-type="float">
            <text:p>247.7</text:p>
          </table:table-cell>
          <table:table-cell office:value-type="float" office:value="309.32" calcext:value-type="float">
            <text:p>309.32</text:p>
          </table:table-cell>
          <table:table-cell office:value-type="float" office:value="154.47" calcext:value-type="float">
            <text:p>154.47</text:p>
          </table:table-cell>
          <table:table-cell office:value-type="float" office:value="195.88" calcext:value-type="float">
            <text:p>195.88</text:p>
          </table:table-cell>
        </table:table-row>
        <table:table-row table:style-name="ro1">
          <table:table-cell office:value-type="float" office:value="2223052" calcext:value-type="float">
            <text:p>2223052</text:p>
          </table:table-cell>
          <table:table-cell table:formula="of:=[.A141]/1000/(60*60*24)" office:value-type="time" office:time-value="PT00H37M03.052S" calcext:value-type="time">
            <text:p>00:37:03</text:p>
          </table:table-cell>
          <table:table-cell office:value-type="float" office:value="1.24" calcext:value-type="float">
            <text:p>1.24</text:p>
          </table:table-cell>
          <table:table-cell office:value-type="float" office:value="247.6" calcext:value-type="float">
            <text:p>247.6</text:p>
          </table:table-cell>
          <table:table-cell office:value-type="float" office:value="308.2" calcext:value-type="float">
            <text:p>308.2</text:p>
          </table:table-cell>
          <table:table-cell office:value-type="float" office:value="155.57" calcext:value-type="float">
            <text:p>155.57</text:p>
          </table:table-cell>
          <table:table-cell office:value-type="float" office:value="197.25" calcext:value-type="float">
            <text:p>197.25</text:p>
          </table:table-cell>
        </table:table-row>
        <table:table-row table:style-name="ro1">
          <table:table-cell office:value-type="float" office:value="2239052" calcext:value-type="float">
            <text:p>2239052</text:p>
          </table:table-cell>
          <table:table-cell table:formula="of:=[.A142]/1000/(60*60*24)" office:value-type="time" office:time-value="PT00H37M19.052S" calcext:value-type="time">
            <text:p>00:37:19</text:p>
          </table:table-cell>
          <table:table-cell office:value-type="float" office:value="1.24" calcext:value-type="float">
            <text:p>1.24</text:p>
          </table:table-cell>
          <table:table-cell office:value-type="float" office:value="247.6" calcext:value-type="float">
            <text:p>247.6</text:p>
          </table:table-cell>
          <table:table-cell office:value-type="float" office:value="308.2" calcext:value-type="float">
            <text:p>308.2</text:p>
          </table:table-cell>
          <table:table-cell office:value-type="float" office:value="156.67" calcext:value-type="float">
            <text:p>156.67</text:p>
          </table:table-cell>
          <table:table-cell office:value-type="float" office:value="198.62" calcext:value-type="float">
            <text:p>198.62</text:p>
          </table:table-cell>
        </table:table-row>
        <table:table-row table:style-name="ro1">
          <table:table-cell office:value-type="float" office:value="2255052" calcext:value-type="float">
            <text:p>2255052</text:p>
          </table:table-cell>
          <table:table-cell table:formula="of:=[.A143]/1000/(60*60*24)" office:value-type="time" office:time-value="PT00H37M35.052S" calcext:value-type="time">
            <text:p>00:37:35</text:p>
          </table:table-cell>
          <table:table-cell office:value-type="float" office:value="1.24" calcext:value-type="float">
            <text:p>1.24</text:p>
          </table:table-cell>
          <table:table-cell office:value-type="float" office:value="247.5" calcext:value-type="float">
            <text:p>247.5</text:p>
          </table:table-cell>
          <table:table-cell office:value-type="float" office:value="308.08" calcext:value-type="float">
            <text:p>308.08</text:p>
          </table:table-cell>
          <table:table-cell office:value-type="float" office:value="157.77" calcext:value-type="float">
            <text:p>157.77</text:p>
          </table:table-cell>
          <table:table-cell office:value-type="float" office:value="199.99" calcext:value-type="float">
            <text:p>199.99</text:p>
          </table:table-cell>
        </table:table-row>
        <table:table-row table:style-name="ro1">
          <table:table-cell office:value-type="float" office:value="2271052" calcext:value-type="float">
            <text:p>2271052</text:p>
          </table:table-cell>
          <table:table-cell table:formula="of:=[.A144]/1000/(60*60*24)" office:value-type="time" office:time-value="PT00H37M51.052S" calcext:value-type="time">
            <text:p>00:37:51</text:p>
          </table:table-cell>
          <table:table-cell office:value-type="float" office:value="1.24" calcext:value-type="float">
            <text:p>1.24</text:p>
          </table:table-cell>
          <table:table-cell office:value-type="float" office:value="247.5" calcext:value-type="float">
            <text:p>247.5</text:p>
          </table:table-cell>
          <table:table-cell office:value-type="float" office:value="308.08" calcext:value-type="float">
            <text:p>308.08</text:p>
          </table:table-cell>
          <table:table-cell office:value-type="float" office:value="158.87" calcext:value-type="float">
            <text:p>158.87</text:p>
          </table:table-cell>
          <table:table-cell office:value-type="float" office:value="201.36" calcext:value-type="float">
            <text:p>201.36</text:p>
          </table:table-cell>
        </table:table-row>
        <table:table-row table:style-name="ro1">
          <table:table-cell office:value-type="float" office:value="2287052" calcext:value-type="float">
            <text:p>2287052</text:p>
          </table:table-cell>
          <table:table-cell table:formula="of:=[.A145]/1000/(60*60*24)" office:value-type="time" office:time-value="PT00H38M07.052S" calcext:value-type="time">
            <text:p>00:38:07</text:p>
          </table:table-cell>
          <table:table-cell office:value-type="float" office:value="1.24" calcext:value-type="float">
            <text:p>1.24</text:p>
          </table:table-cell>
          <table:table-cell office:value-type="float" office:value="247.5" calcext:value-type="float">
            <text:p>247.5</text:p>
          </table:table-cell>
          <table:table-cell office:value-type="float" office:value="308.07" calcext:value-type="float">
            <text:p>308.07</text:p>
          </table:table-cell>
          <table:table-cell office:value-type="float" office:value="159.97" calcext:value-type="float">
            <text:p>159.97</text:p>
          </table:table-cell>
          <table:table-cell office:value-type="float" office:value="202.73" calcext:value-type="float">
            <text:p>202.73</text:p>
          </table:table-cell>
        </table:table-row>
        <table:table-row table:style-name="ro1">
          <table:table-cell office:value-type="float" office:value="2303051" calcext:value-type="float">
            <text:p>2303051</text:p>
          </table:table-cell>
          <table:table-cell table:formula="of:=[.A146]/1000/(60*60*24)" office:value-type="time" office:time-value="PT00H38M23.051S" calcext:value-type="time">
            <text:p>00:38:23</text:p>
          </table:table-cell>
          <table:table-cell office:value-type="float" office:value="1.24" calcext:value-type="float">
            <text:p>1.24</text:p>
          </table:table-cell>
          <table:table-cell office:value-type="float" office:value="247.5" calcext:value-type="float">
            <text:p>247.5</text:p>
          </table:table-cell>
          <table:table-cell office:value-type="float" office:value="308.07" calcext:value-type="float">
            <text:p>308.07</text:p>
          </table:table-cell>
          <table:table-cell office:value-type="float" office:value="161.07" calcext:value-type="float">
            <text:p>161.07</text:p>
          </table:table-cell>
          <table:table-cell office:value-type="float" office:value="204.1" calcext:value-type="float">
            <text:p>204.1</text:p>
          </table:table-cell>
        </table:table-row>
        <table:table-row table:style-name="ro1">
          <table:table-cell office:value-type="float" office:value="2319052" calcext:value-type="float">
            <text:p>2319052</text:p>
          </table:table-cell>
          <table:table-cell table:formula="of:=[.A147]/1000/(60*60*24)" office:value-type="time" office:time-value="PT00H38M39.052S" calcext:value-type="time">
            <text:p>00:38:39</text:p>
          </table:table-cell>
          <table:table-cell office:value-type="float" office:value="1.24" calcext:value-type="float">
            <text:p>1.24</text:p>
          </table:table-cell>
          <table:table-cell office:value-type="float" office:value="247.4" calcext:value-type="float">
            <text:p>247.4</text:p>
          </table:table-cell>
          <table:table-cell office:value-type="float" office:value="307.95" calcext:value-type="float">
            <text:p>307.95</text:p>
          </table:table-cell>
          <table:table-cell office:value-type="float" office:value="162.17" calcext:value-type="float">
            <text:p>162.17</text:p>
          </table:table-cell>
          <table:table-cell office:value-type="float" office:value="205.47" calcext:value-type="float">
            <text:p>205.47</text:p>
          </table:table-cell>
        </table:table-row>
        <table:table-row table:style-name="ro1">
          <table:table-cell office:value-type="float" office:value="2335052" calcext:value-type="float">
            <text:p>2335052</text:p>
          </table:table-cell>
          <table:table-cell table:formula="of:=[.A148]/1000/(60*60*24)" office:value-type="time" office:time-value="PT00H38M55.052S" calcext:value-type="time">
            <text:p>00:38:55</text:p>
          </table:table-cell>
          <table:table-cell office:value-type="float" office:value="1.24" calcext:value-type="float">
            <text:p>1.24</text:p>
          </table:table-cell>
          <table:table-cell office:value-type="float" office:value="247.4" calcext:value-type="float">
            <text:p>247.4</text:p>
          </table:table-cell>
          <table:table-cell office:value-type="float" office:value="307.95" calcext:value-type="float">
            <text:p>307.95</text:p>
          </table:table-cell>
          <table:table-cell office:value-type="float" office:value="163.27" calcext:value-type="float">
            <text:p>163.27</text:p>
          </table:table-cell>
          <table:table-cell office:value-type="float" office:value="206.84" calcext:value-type="float">
            <text:p>206.84</text:p>
          </table:table-cell>
        </table:table-row>
        <table:table-row table:style-name="ro1">
          <table:table-cell office:value-type="float" office:value="2351052" calcext:value-type="float">
            <text:p>2351052</text:p>
          </table:table-cell>
          <table:table-cell table:formula="of:=[.A149]/1000/(60*60*24)" office:value-type="time" office:time-value="PT00H39M11.052S" calcext:value-type="time">
            <text:p>00:39:11</text:p>
          </table:table-cell>
          <table:table-cell office:value-type="float" office:value="1.24" calcext:value-type="float">
            <text:p>1.24</text:p>
          </table:table-cell>
          <table:table-cell office:value-type="float" office:value="247.3" calcext:value-type="float">
            <text:p>247.3</text:p>
          </table:table-cell>
          <table:table-cell office:value-type="float" office:value="307.82" calcext:value-type="float">
            <text:p>307.82</text:p>
          </table:table-cell>
          <table:table-cell office:value-type="float" office:value="164.37" calcext:value-type="float">
            <text:p>164.37</text:p>
          </table:table-cell>
          <table:table-cell office:value-type="float" office:value="208.21" calcext:value-type="float">
            <text:p>208.21</text:p>
          </table:table-cell>
        </table:table-row>
        <table:table-row table:style-name="ro1">
          <table:table-cell office:value-type="float" office:value="2367052" calcext:value-type="float">
            <text:p>2367052</text:p>
          </table:table-cell>
          <table:table-cell table:formula="of:=[.A150]/1000/(60*60*24)" office:value-type="time" office:time-value="PT00H39M27.052S" calcext:value-type="time">
            <text:p>00:39:27</text:p>
          </table:table-cell>
          <table:table-cell office:value-type="float" office:value="1.24" calcext:value-type="float">
            <text:p>1.24</text:p>
          </table:table-cell>
          <table:table-cell office:value-type="float" office:value="247.3" calcext:value-type="float">
            <text:p>247.3</text:p>
          </table:table-cell>
          <table:table-cell office:value-type="float" office:value="307.82" calcext:value-type="float">
            <text:p>307.82</text:p>
          </table:table-cell>
          <table:table-cell office:value-type="float" office:value="165.47" calcext:value-type="float">
            <text:p>165.47</text:p>
          </table:table-cell>
          <table:table-cell office:value-type="float" office:value="209.58" calcext:value-type="float">
            <text:p>209.58</text:p>
          </table:table-cell>
        </table:table-row>
        <table:table-row table:style-name="ro1">
          <table:table-cell office:value-type="float" office:value="2383052" calcext:value-type="float">
            <text:p>2383052</text:p>
          </table:table-cell>
          <table:table-cell table:formula="of:=[.A151]/1000/(60*60*24)" office:value-type="time" office:time-value="PT00H39M43.052S" calcext:value-type="time">
            <text:p>00:39:43</text:p>
          </table:table-cell>
          <table:table-cell office:value-type="float" office:value="1.24" calcext:value-type="float">
            <text:p>1.24</text:p>
          </table:table-cell>
          <table:table-cell office:value-type="float" office:value="247.2" calcext:value-type="float">
            <text:p>247.2</text:p>
          </table:table-cell>
          <table:table-cell office:value-type="float" office:value="306.71" calcext:value-type="float">
            <text:p>306.71</text:p>
          </table:table-cell>
          <table:table-cell office:value-type="float" office:value="166.57" calcext:value-type="float">
            <text:p>166.57</text:p>
          </table:table-cell>
          <table:table-cell office:value-type="float" office:value="210.94" calcext:value-type="float">
            <text:p>210.94</text:p>
          </table:table-cell>
        </table:table-row>
        <table:table-row table:style-name="ro1">
          <table:table-cell office:value-type="float" office:value="2399052" calcext:value-type="float">
            <text:p>2399052</text:p>
          </table:table-cell>
          <table:table-cell table:formula="of:=[.A152]/1000/(60*60*24)" office:value-type="time" office:time-value="PT00H39M59.052S" calcext:value-type="time">
            <text:p>00:39:59</text:p>
          </table:table-cell>
          <table:table-cell office:value-type="float" office:value="1.24" calcext:value-type="float">
            <text:p>1.24</text:p>
          </table:table-cell>
          <table:table-cell office:value-type="float" office:value="247.2" calcext:value-type="float">
            <text:p>247.2</text:p>
          </table:table-cell>
          <table:table-cell office:value-type="float" office:value="307.69" calcext:value-type="float">
            <text:p>307.69</text:p>
          </table:table-cell>
          <table:table-cell office:value-type="float" office:value="167.66" calcext:value-type="float">
            <text:p>167.66</text:p>
          </table:table-cell>
          <table:table-cell office:value-type="float" office:value="212.31" calcext:value-type="float">
            <text:p>212.31</text:p>
          </table:table-cell>
        </table:table-row>
        <table:table-row table:style-name="ro1">
          <table:table-cell office:value-type="float" office:value="2415052" calcext:value-type="float">
            <text:p>2415052</text:p>
          </table:table-cell>
          <table:table-cell table:formula="of:=[.A153]/1000/(60*60*24)" office:value-type="time" office:time-value="PT00H40M15.052S" calcext:value-type="time">
            <text:p>00:40:15</text:p>
          </table:table-cell>
          <table:table-cell office:value-type="float" office:value="1.24" calcext:value-type="float">
            <text:p>1.24</text:p>
          </table:table-cell>
          <table:table-cell office:value-type="float" office:value="247.2" calcext:value-type="float">
            <text:p>247.2</text:p>
          </table:table-cell>
          <table:table-cell office:value-type="float" office:value="307.69" calcext:value-type="float">
            <text:p>307.69</text:p>
          </table:table-cell>
          <table:table-cell office:value-type="float" office:value="168.76" calcext:value-type="float">
            <text:p>168.76</text:p>
          </table:table-cell>
          <table:table-cell office:value-type="float" office:value="213.68" calcext:value-type="float">
            <text:p>213.68</text:p>
          </table:table-cell>
        </table:table-row>
        <table:table-row table:style-name="ro1">
          <table:table-cell office:value-type="float" office:value="2431052" calcext:value-type="float">
            <text:p>2431052</text:p>
          </table:table-cell>
          <table:table-cell table:formula="of:=[.A154]/1000/(60*60*24)" office:value-type="time" office:time-value="PT00H40M31.052S" calcext:value-type="time">
            <text:p>00:40:31</text:p>
          </table:table-cell>
          <table:table-cell office:value-type="float" office:value="1.24" calcext:value-type="float">
            <text:p>1.24</text:p>
          </table:table-cell>
          <table:table-cell office:value-type="float" office:value="247.1" calcext:value-type="float">
            <text:p>247.1</text:p>
          </table:table-cell>
          <table:table-cell office:value-type="float" office:value="306.58" calcext:value-type="float">
            <text:p>306.58</text:p>
          </table:table-cell>
          <table:table-cell office:value-type="float" office:value="169.86" calcext:value-type="float">
            <text:p>169.86</text:p>
          </table:table-cell>
          <table:table-cell office:value-type="float" office:value="215.04" calcext:value-type="float">
            <text:p>215.04</text:p>
          </table:table-cell>
        </table:table-row>
        <table:table-row table:style-name="ro1">
          <table:table-cell office:value-type="float" office:value="2447052" calcext:value-type="float">
            <text:p>2447052</text:p>
          </table:table-cell>
          <table:table-cell table:formula="of:=[.A155]/1000/(60*60*24)" office:value-type="time" office:time-value="PT00H40M47.052S" calcext:value-type="time">
            <text:p>00:40:47</text:p>
          </table:table-cell>
          <table:table-cell office:value-type="float" office:value="1.24" calcext:value-type="float">
            <text:p>1.24</text:p>
          </table:table-cell>
          <table:table-cell office:value-type="float" office:value="247.1" calcext:value-type="float">
            <text:p>247.1</text:p>
          </table:table-cell>
          <table:table-cell office:value-type="float" office:value="307.57" calcext:value-type="float">
            <text:p>307.57</text:p>
          </table:table-cell>
          <table:table-cell office:value-type="float" office:value="170.96" calcext:value-type="float">
            <text:p>170.96</text:p>
          </table:table-cell>
          <table:table-cell office:value-type="float" office:value="216.41" calcext:value-type="float">
            <text:p>216.41</text:p>
          </table:table-cell>
        </table:table-row>
        <table:table-row table:style-name="ro1">
          <table:table-cell office:value-type="float" office:value="2463052" calcext:value-type="float">
            <text:p>2463052</text:p>
          </table:table-cell>
          <table:table-cell table:formula="of:=[.A156]/1000/(60*60*24)" office:value-type="time" office:time-value="PT00H41M03.052S" calcext:value-type="time">
            <text:p>00:41:03</text:p>
          </table:table-cell>
          <table:table-cell office:value-type="float" office:value="1.24" calcext:value-type="float">
            <text:p>1.24</text:p>
          </table:table-cell>
          <table:table-cell office:value-type="float" office:value="247.1" calcext:value-type="float">
            <text:p>247.1</text:p>
          </table:table-cell>
          <table:table-cell office:value-type="float" office:value="306.58" calcext:value-type="float">
            <text:p>306.58</text:p>
          </table:table-cell>
          <table:table-cell office:value-type="float" office:value="172.06" calcext:value-type="float">
            <text:p>172.06</text:p>
          </table:table-cell>
          <table:table-cell office:value-type="float" office:value="217.77" calcext:value-type="float">
            <text:p>217.77</text:p>
          </table:table-cell>
        </table:table-row>
        <table:table-row table:style-name="ro1">
          <table:table-cell office:value-type="float" office:value="2479052" calcext:value-type="float">
            <text:p>2479052</text:p>
          </table:table-cell>
          <table:table-cell table:formula="of:=[.A157]/1000/(60*60*24)" office:value-type="time" office:time-value="PT00H41M19.052S" calcext:value-type="time">
            <text:p>00:41:19</text:p>
          </table:table-cell>
          <table:table-cell office:value-type="float" office:value="1.24" calcext:value-type="float">
            <text:p>1.24</text:p>
          </table:table-cell>
          <table:table-cell office:value-type="float" office:value="247" calcext:value-type="float">
            <text:p>247</text:p>
          </table:table-cell>
          <table:table-cell office:value-type="float" office:value="307.44" calcext:value-type="float">
            <text:p>307.44</text:p>
          </table:table-cell>
          <table:table-cell office:value-type="float" office:value="173.16" calcext:value-type="float">
            <text:p>173.16</text:p>
          </table:table-cell>
          <table:table-cell office:value-type="float" office:value="219.14" calcext:value-type="float">
            <text:p>219.14</text:p>
          </table:table-cell>
        </table:table-row>
        <table:table-row table:style-name="ro1">
          <table:table-cell office:value-type="float" office:value="2495052" calcext:value-type="float">
            <text:p>2495052</text:p>
          </table:table-cell>
          <table:table-cell table:formula="of:=[.A158]/1000/(60*60*24)" office:value-type="time" office:time-value="PT00H41M35.052S" calcext:value-type="time">
            <text:p>00:41:35</text:p>
          </table:table-cell>
          <table:table-cell office:value-type="float" office:value="1.24" calcext:value-type="float">
            <text:p>1.24</text:p>
          </table:table-cell>
          <table:table-cell office:value-type="float" office:value="247" calcext:value-type="float">
            <text:p>247</text:p>
          </table:table-cell>
          <table:table-cell office:value-type="float" office:value="306.45" calcext:value-type="float">
            <text:p>306.45</text:p>
          </table:table-cell>
          <table:table-cell office:value-type="float" office:value="174.25" calcext:value-type="float">
            <text:p>174.25</text:p>
          </table:table-cell>
          <table:table-cell office:value-type="float" office:value="220.5" calcext:value-type="float">
            <text:p>220.5</text:p>
          </table:table-cell>
        </table:table-row>
        <table:table-row table:style-name="ro1">
          <table:table-cell office:value-type="float" office:value="2511052" calcext:value-type="float">
            <text:p>2511052</text:p>
          </table:table-cell>
          <table:table-cell table:formula="of:=[.A159]/1000/(60*60*24)" office:value-type="time" office:time-value="PT00H41M51.052S" calcext:value-type="time">
            <text:p>00:41:51</text:p>
          </table:table-cell>
          <table:table-cell office:value-type="float" office:value="1.24" calcext:value-type="float">
            <text:p>1.24</text:p>
          </table:table-cell>
          <table:table-cell office:value-type="float" office:value="246.9" calcext:value-type="float">
            <text:p>246.9</text:p>
          </table:table-cell>
          <table:table-cell office:value-type="float" office:value="306.33" calcext:value-type="float">
            <text:p>306.33</text:p>
          </table:table-cell>
          <table:table-cell office:value-type="float" office:value="175.35" calcext:value-type="float">
            <text:p>175.35</text:p>
          </table:table-cell>
          <table:table-cell office:value-type="float" office:value="221.86" calcext:value-type="float">
            <text:p>221.86</text:p>
          </table:table-cell>
        </table:table-row>
        <table:table-row table:style-name="ro1">
          <table:table-cell office:value-type="float" office:value="2527052" calcext:value-type="float">
            <text:p>2527052</text:p>
          </table:table-cell>
          <table:table-cell table:formula="of:=[.A160]/1000/(60*60*24)" office:value-type="time" office:time-value="PT00H42M07.052S" calcext:value-type="time">
            <text:p>00:42:07</text:p>
          </table:table-cell>
          <table:table-cell office:value-type="float" office:value="1.24" calcext:value-type="float">
            <text:p>1.24</text:p>
          </table:table-cell>
          <table:table-cell office:value-type="float" office:value="246.9" calcext:value-type="float">
            <text:p>246.9</text:p>
          </table:table-cell>
          <table:table-cell office:value-type="float" office:value="306.33" calcext:value-type="float">
            <text:p>306.33</text:p>
          </table:table-cell>
          <table:table-cell office:value-type="float" office:value="176.45" calcext:value-type="float">
            <text:p>176.45</text:p>
          </table:table-cell>
          <table:table-cell office:value-type="float" office:value="223.22" calcext:value-type="float">
            <text:p>223.22</text:p>
          </table:table-cell>
        </table:table-row>
        <table:table-row table:style-name="ro1">
          <table:table-cell office:value-type="float" office:value="2543052" calcext:value-type="float">
            <text:p>2543052</text:p>
          </table:table-cell>
          <table:table-cell table:formula="of:=[.A161]/1000/(60*60*24)" office:value-type="time" office:time-value="PT00H42M23.052S" calcext:value-type="time">
            <text:p>00:42:23</text:p>
          </table:table-cell>
          <table:table-cell office:value-type="float" office:value="1.24" calcext:value-type="float">
            <text:p>1.24</text:p>
          </table:table-cell>
          <table:table-cell office:value-type="float" office:value="246.8" calcext:value-type="float">
            <text:p>246.8</text:p>
          </table:table-cell>
          <table:table-cell office:value-type="float" office:value="306.2" calcext:value-type="float">
            <text:p>306.2</text:p>
          </table:table-cell>
          <table:table-cell office:value-type="float" office:value="177.55" calcext:value-type="float">
            <text:p>177.55</text:p>
          </table:table-cell>
          <table:table-cell office:value-type="float" office:value="224.59" calcext:value-type="float">
            <text:p>224.59</text:p>
          </table:table-cell>
        </table:table-row>
        <table:table-row table:style-name="ro1">
          <table:table-cell office:value-type="float" office:value="2559051" calcext:value-type="float">
            <text:p>2559051</text:p>
          </table:table-cell>
          <table:table-cell table:formula="of:=[.A162]/1000/(60*60*24)" office:value-type="time" office:time-value="PT00H42M39.051S" calcext:value-type="time">
            <text:p>00:42:39</text:p>
          </table:table-cell>
          <table:table-cell office:value-type="float" office:value="1.24" calcext:value-type="float">
            <text:p>1.24</text:p>
          </table:table-cell>
          <table:table-cell office:value-type="float" office:value="246.8" calcext:value-type="float">
            <text:p>246.8</text:p>
          </table:table-cell>
          <table:table-cell office:value-type="float" office:value="306.2" calcext:value-type="float">
            <text:p>306.2</text:p>
          </table:table-cell>
          <table:table-cell office:value-type="float" office:value="178.64" calcext:value-type="float">
            <text:p>178.64</text:p>
          </table:table-cell>
          <table:table-cell office:value-type="float" office:value="225.95" calcext:value-type="float">
            <text:p>225.95</text:p>
          </table:table-cell>
        </table:table-row>
        <table:table-row table:style-name="ro1">
          <table:table-cell office:value-type="float" office:value="2575052" calcext:value-type="float">
            <text:p>2575052</text:p>
          </table:table-cell>
          <table:table-cell table:formula="of:=[.A163]/1000/(60*60*24)" office:value-type="time" office:time-value="PT00H42M55.052S" calcext:value-type="time">
            <text:p>00:42:55</text:p>
          </table:table-cell>
          <table:table-cell office:value-type="float" office:value="1.24" calcext:value-type="float">
            <text:p>1.24</text:p>
          </table:table-cell>
          <table:table-cell office:value-type="float" office:value="246.7" calcext:value-type="float">
            <text:p>246.7</text:p>
          </table:table-cell>
          <table:table-cell office:value-type="float" office:value="306.07" calcext:value-type="float">
            <text:p>306.07</text:p>
          </table:table-cell>
          <table:table-cell office:value-type="float" office:value="179.74" calcext:value-type="float">
            <text:p>179.74</text:p>
          </table:table-cell>
          <table:table-cell office:value-type="float" office:value="227.31" calcext:value-type="float">
            <text:p>227.31</text:p>
          </table:table-cell>
        </table:table-row>
        <table:table-row table:style-name="ro1">
          <table:table-cell office:value-type="float" office:value="2591052" calcext:value-type="float">
            <text:p>2591052</text:p>
          </table:table-cell>
          <table:table-cell table:formula="of:=[.A164]/1000/(60*60*24)" office:value-type="time" office:time-value="PT00H43M11.052S" calcext:value-type="time">
            <text:p>00:43:11</text:p>
          </table:table-cell>
          <table:table-cell office:value-type="float" office:value="1.24" calcext:value-type="float">
            <text:p>1.24</text:p>
          </table:table-cell>
          <table:table-cell office:value-type="float" office:value="246.7" calcext:value-type="float">
            <text:p>246.7</text:p>
          </table:table-cell>
          <table:table-cell office:value-type="float" office:value="306.07" calcext:value-type="float">
            <text:p>306.07</text:p>
          </table:table-cell>
          <table:table-cell office:value-type="float" office:value="180.84" calcext:value-type="float">
            <text:p>180.84</text:p>
          </table:table-cell>
          <table:table-cell office:value-type="float" office:value="228.67" calcext:value-type="float">
            <text:p>228.67</text:p>
          </table:table-cell>
        </table:table-row>
        <table:table-row table:style-name="ro1">
          <table:table-cell office:value-type="float" office:value="2607052" calcext:value-type="float">
            <text:p>2607052</text:p>
          </table:table-cell>
          <table:table-cell table:formula="of:=[.A165]/1000/(60*60*24)" office:value-type="time" office:time-value="PT00H43M27.052S" calcext:value-type="time">
            <text:p>00:43:27</text:p>
          </table:table-cell>
          <table:table-cell office:value-type="float" office:value="1.24" calcext:value-type="float">
            <text:p>1.24</text:p>
          </table:table-cell>
          <table:table-cell office:value-type="float" office:value="246.7" calcext:value-type="float">
            <text:p>246.7</text:p>
          </table:table-cell>
          <table:table-cell office:value-type="float" office:value="306.07" calcext:value-type="float">
            <text:p>306.07</text:p>
          </table:table-cell>
          <table:table-cell office:value-type="float" office:value="181.93" calcext:value-type="float">
            <text:p>181.93</text:p>
          </table:table-cell>
          <table:table-cell office:value-type="float" office:value="230.03" calcext:value-type="float">
            <text:p>230.03</text:p>
          </table:table-cell>
        </table:table-row>
        <table:table-row table:style-name="ro1">
          <table:table-cell office:value-type="float" office:value="2623052" calcext:value-type="float">
            <text:p>2623052</text:p>
          </table:table-cell>
          <table:table-cell table:formula="of:=[.A166]/1000/(60*60*24)" office:value-type="time" office:time-value="PT00H43M43.052S" calcext:value-type="time">
            <text:p>00:43:43</text:p>
          </table:table-cell>
          <table:table-cell office:value-type="float" office:value="1.24" calcext:value-type="float">
            <text:p>1.24</text:p>
          </table:table-cell>
          <table:table-cell office:value-type="float" office:value="246.7" calcext:value-type="float">
            <text:p>246.7</text:p>
          </table:table-cell>
          <table:table-cell office:value-type="float" office:value="306.07" calcext:value-type="float">
            <text:p>306.07</text:p>
          </table:table-cell>
          <table:table-cell office:value-type="float" office:value="183.03" calcext:value-type="float">
            <text:p>183.03</text:p>
          </table:table-cell>
          <table:table-cell office:value-type="float" office:value="231.39" calcext:value-type="float">
            <text:p>231.39</text:p>
          </table:table-cell>
        </table:table-row>
        <table:table-row table:style-name="ro1">
          <table:table-cell office:value-type="float" office:value="2639052" calcext:value-type="float">
            <text:p>2639052</text:p>
          </table:table-cell>
          <table:table-cell table:formula="of:=[.A167]/1000/(60*60*24)" office:value-type="time" office:time-value="PT00H43M59.052S" calcext:value-type="time">
            <text:p>00:43:59</text:p>
          </table:table-cell>
          <table:table-cell office:value-type="float" office:value="1.24" calcext:value-type="float">
            <text:p>1.24</text:p>
          </table:table-cell>
          <table:table-cell office:value-type="float" office:value="246.6" calcext:value-type="float">
            <text:p>246.6</text:p>
          </table:table-cell>
          <table:table-cell office:value-type="float" office:value="305.95" calcext:value-type="float">
            <text:p>305.95</text:p>
          </table:table-cell>
          <table:table-cell office:value-type="float" office:value="184.12" calcext:value-type="float">
            <text:p>184.12</text:p>
          </table:table-cell>
          <table:table-cell office:value-type="float" office:value="232.75" calcext:value-type="float">
            <text:p>232.75</text:p>
          </table:table-cell>
        </table:table-row>
        <table:table-row table:style-name="ro1">
          <table:table-cell office:value-type="float" office:value="2655052" calcext:value-type="float">
            <text:p>2655052</text:p>
          </table:table-cell>
          <table:table-cell table:formula="of:=[.A168]/1000/(60*60*24)" office:value-type="time" office:time-value="PT00H44M15.052S" calcext:value-type="time">
            <text:p>00:44:15</text:p>
          </table:table-cell>
          <table:table-cell office:value-type="float" office:value="1.24" calcext:value-type="float">
            <text:p>1.24</text:p>
          </table:table-cell>
          <table:table-cell office:value-type="float" office:value="246.6" calcext:value-type="float">
            <text:p>246.6</text:p>
          </table:table-cell>
          <table:table-cell office:value-type="float" office:value="305.95" calcext:value-type="float">
            <text:p>305.95</text:p>
          </table:table-cell>
          <table:table-cell office:value-type="float" office:value="185.22" calcext:value-type="float">
            <text:p>185.22</text:p>
          </table:table-cell>
          <table:table-cell office:value-type="float" office:value="234.11" calcext:value-type="float">
            <text:p>234.11</text:p>
          </table:table-cell>
        </table:table-row>
        <table:table-row table:style-name="ro1">
          <table:table-cell office:value-type="float" office:value="2671052" calcext:value-type="float">
            <text:p>2671052</text:p>
          </table:table-cell>
          <table:table-cell table:formula="of:=[.A169]/1000/(60*60*24)" office:value-type="time" office:time-value="PT00H44M31.052S" calcext:value-type="time">
            <text:p>00:44:31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5.82" calcext:value-type="float">
            <text:p>305.82</text:p>
          </table:table-cell>
          <table:table-cell office:value-type="float" office:value="186.32" calcext:value-type="float">
            <text:p>186.32</text:p>
          </table:table-cell>
          <table:table-cell office:value-type="float" office:value="235.47" calcext:value-type="float">
            <text:p>235.47</text:p>
          </table:table-cell>
        </table:table-row>
        <table:table-row table:style-name="ro1">
          <table:table-cell office:value-type="float" office:value="2687052" calcext:value-type="float">
            <text:p>2687052</text:p>
          </table:table-cell>
          <table:table-cell table:formula="of:=[.A170]/1000/(60*60*24)" office:value-type="time" office:time-value="PT00H44M47.052S" calcext:value-type="time">
            <text:p>00:44:47</text:p>
          </table:table-cell>
          <table:table-cell office:value-type="float" office:value="1.24" calcext:value-type="float">
            <text:p>1.24</text:p>
          </table:table-cell>
          <table:table-cell office:value-type="float" office:value="246.4" calcext:value-type="float">
            <text:p>246.4</text:p>
          </table:table-cell>
          <table:table-cell office:value-type="float" office:value="305.69" calcext:value-type="float">
            <text:p>305.69</text:p>
          </table:table-cell>
          <table:table-cell office:value-type="float" office:value="187.41" calcext:value-type="float">
            <text:p>187.41</text:p>
          </table:table-cell>
          <table:table-cell office:value-type="float" office:value="236.83" calcext:value-type="float">
            <text:p>236.83</text:p>
          </table:table-cell>
        </table:table-row>
        <table:table-row table:style-name="ro1">
          <table:table-cell office:value-type="float" office:value="2703052" calcext:value-type="float">
            <text:p>2703052</text:p>
          </table:table-cell>
          <table:table-cell table:formula="of:=[.A171]/1000/(60*60*24)" office:value-type="time" office:time-value="PT00H45M03.052S" calcext:value-type="time">
            <text:p>00:45:03</text:p>
          </table:table-cell>
          <table:table-cell office:value-type="float" office:value="1.24" calcext:value-type="float">
            <text:p>1.24</text:p>
          </table:table-cell>
          <table:table-cell office:value-type="float" office:value="246.4" calcext:value-type="float">
            <text:p>246.4</text:p>
          </table:table-cell>
          <table:table-cell office:value-type="float" office:value="305.7" calcext:value-type="float">
            <text:p>305.7</text:p>
          </table:table-cell>
          <table:table-cell office:value-type="float" office:value="188.51" calcext:value-type="float">
            <text:p>188.51</text:p>
          </table:table-cell>
          <table:table-cell office:value-type="float" office:value="238.18" calcext:value-type="float">
            <text:p>238.18</text:p>
          </table:table-cell>
        </table:table-row>
        <table:table-row table:style-name="ro1">
          <table:table-cell office:value-type="float" office:value="2719052" calcext:value-type="float">
            <text:p>2719052</text:p>
          </table:table-cell>
          <table:table-cell table:formula="of:=[.A172]/1000/(60*60*24)" office:value-type="time" office:time-value="PT00H45M19.052S" calcext:value-type="time">
            <text:p>00:45:19</text:p>
          </table:table-cell>
          <table:table-cell office:value-type="float" office:value="1.24" calcext:value-type="float">
            <text:p>1.24</text:p>
          </table:table-cell>
          <table:table-cell office:value-type="float" office:value="246.4" calcext:value-type="float">
            <text:p>246.4</text:p>
          </table:table-cell>
          <table:table-cell office:value-type="float" office:value="305.69" calcext:value-type="float">
            <text:p>305.69</text:p>
          </table:table-cell>
          <table:table-cell office:value-type="float" office:value="189.6" calcext:value-type="float">
            <text:p>189.6</text:p>
          </table:table-cell>
          <table:table-cell office:value-type="float" office:value="239.54" calcext:value-type="float">
            <text:p>239.54</text:p>
          </table:table-cell>
        </table:table-row>
        <table:table-row table:style-name="ro1">
          <table:table-cell office:value-type="float" office:value="2735052" calcext:value-type="float">
            <text:p>2735052</text:p>
          </table:table-cell>
          <table:table-cell table:formula="of:=[.A173]/1000/(60*60*24)" office:value-type="time" office:time-value="PT00H45M35.052S" calcext:value-type="time">
            <text:p>00:45:35</text:p>
          </table:table-cell>
          <table:table-cell office:value-type="float" office:value="1.24" calcext:value-type="float">
            <text:p>1.24</text:p>
          </table:table-cell>
          <table:table-cell office:value-type="float" office:value="246.4" calcext:value-type="float">
            <text:p>246.4</text:p>
          </table:table-cell>
          <table:table-cell office:value-type="float" office:value="305.69" calcext:value-type="float">
            <text:p>305.69</text:p>
          </table:table-cell>
          <table:table-cell office:value-type="float" office:value="190.7" calcext:value-type="float">
            <text:p>190.7</text:p>
          </table:table-cell>
          <table:table-cell office:value-type="float" office:value="240.9" calcext:value-type="float">
            <text:p>240.9</text:p>
          </table:table-cell>
        </table:table-row>
        <table:table-row table:style-name="ro1">
          <table:table-cell office:value-type="float" office:value="2751052" calcext:value-type="float">
            <text:p>2751052</text:p>
          </table:table-cell>
          <table:table-cell table:formula="of:=[.A174]/1000/(60*60*24)" office:value-type="time" office:time-value="PT00H45M51.052S" calcext:value-type="time">
            <text:p>00:45:51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4.58" calcext:value-type="float">
            <text:p>304.58</text:p>
          </table:table-cell>
          <table:table-cell office:value-type="float" office:value="191.79" calcext:value-type="float">
            <text:p>191.79</text:p>
          </table:table-cell>
          <table:table-cell office:value-type="float" office:value="242.26" calcext:value-type="float">
            <text:p>242.26</text:p>
          </table:table-cell>
        </table:table-row>
        <table:table-row table:style-name="ro1">
          <table:table-cell office:value-type="float" office:value="2767052" calcext:value-type="float">
            <text:p>2767052</text:p>
          </table:table-cell>
          <table:table-cell table:formula="of:=[.A175]/1000/(60*60*24)" office:value-type="time" office:time-value="PT00H46M07.052S" calcext:value-type="time">
            <text:p>00:46:07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4.58" calcext:value-type="float">
            <text:p>304.58</text:p>
          </table:table-cell>
          <table:table-cell office:value-type="float" office:value="192.89" calcext:value-type="float">
            <text:p>192.89</text:p>
          </table:table-cell>
          <table:table-cell office:value-type="float" office:value="243.62" calcext:value-type="float">
            <text:p>243.62</text:p>
          </table:table-cell>
        </table:table-row>
        <table:table-row table:style-name="ro1">
          <table:table-cell office:value-type="float" office:value="2783052" calcext:value-type="float">
            <text:p>2783052</text:p>
          </table:table-cell>
          <table:table-cell table:formula="of:=[.A176]/1000/(60*60*24)" office:value-type="time" office:time-value="PT00H46M23.052S" calcext:value-type="time">
            <text:p>00:46:23</text:p>
          </table:table-cell>
          <table:table-cell office:value-type="float" office:value="1.24" calcext:value-type="float">
            <text:p>1.24</text:p>
          </table:table-cell>
          <table:table-cell office:value-type="float" office:value="246.2" calcext:value-type="float">
            <text:p>246.2</text:p>
          </table:table-cell>
          <table:table-cell office:value-type="float" office:value="304.46" calcext:value-type="float">
            <text:p>304.46</text:p>
          </table:table-cell>
          <table:table-cell office:value-type="float" office:value="193.98" calcext:value-type="float">
            <text:p>193.98</text:p>
          </table:table-cell>
          <table:table-cell office:value-type="float" office:value="244.97" calcext:value-type="float">
            <text:p>244.97</text:p>
          </table:table-cell>
        </table:table-row>
        <table:table-row table:style-name="ro1">
          <table:table-cell office:value-type="float" office:value="2799052" calcext:value-type="float">
            <text:p>2799052</text:p>
          </table:table-cell>
          <table:table-cell table:formula="of:=[.A177]/1000/(60*60*24)" office:value-type="time" office:time-value="PT00H46M39.052S" calcext:value-type="time">
            <text:p>00:46:39</text:p>
          </table:table-cell>
          <table:table-cell office:value-type="float" office:value="1.24" calcext:value-type="float">
            <text:p>1.24</text:p>
          </table:table-cell>
          <table:table-cell office:value-type="float" office:value="246.2" calcext:value-type="float">
            <text:p>246.2</text:p>
          </table:table-cell>
          <table:table-cell office:value-type="float" office:value="304.46" calcext:value-type="float">
            <text:p>304.46</text:p>
          </table:table-cell>
          <table:table-cell office:value-type="float" office:value="195.08" calcext:value-type="float">
            <text:p>195.08</text:p>
          </table:table-cell>
          <table:table-cell office:value-type="float" office:value="246.33" calcext:value-type="float">
            <text:p>246.33</text:p>
          </table:table-cell>
        </table:table-row>
        <table:table-row table:style-name="ro1">
          <table:table-cell office:value-type="float" office:value="2815051" calcext:value-type="float">
            <text:p>2815051</text:p>
          </table:table-cell>
          <table:table-cell table:formula="of:=[.A178]/1000/(60*60*24)" office:value-type="time" office:time-value="PT00H46M55.051S" calcext:value-type="time">
            <text:p>00:46:55</text:p>
          </table:table-cell>
          <table:table-cell office:value-type="float" office:value="1.24" calcext:value-type="float">
            <text:p>1.24</text:p>
          </table:table-cell>
          <table:table-cell office:value-type="float" office:value="246.2" calcext:value-type="float">
            <text:p>246.2</text:p>
          </table:table-cell>
          <table:table-cell office:value-type="float" office:value="304.46" calcext:value-type="float">
            <text:p>304.46</text:p>
          </table:table-cell>
          <table:table-cell office:value-type="float" office:value="196.17" calcext:value-type="float">
            <text:p>196.17</text:p>
          </table:table-cell>
          <table:table-cell office:value-type="float" office:value="247.68" calcext:value-type="float">
            <text:p>247.68</text:p>
          </table:table-cell>
        </table:table-row>
        <table:table-row table:style-name="ro1">
          <table:table-cell office:value-type="float" office:value="2831052" calcext:value-type="float">
            <text:p>2831052</text:p>
          </table:table-cell>
          <table:table-cell table:formula="of:=[.A179]/1000/(60*60*24)" office:value-type="time" office:time-value="PT00H47M11.052S" calcext:value-type="time">
            <text:p>00:47:11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5.31" calcext:value-type="float">
            <text:p>305.31</text:p>
          </table:table-cell>
          <table:table-cell office:value-type="float" office:value="197.26" calcext:value-type="float">
            <text:p>197.26</text:p>
          </table:table-cell>
          <table:table-cell office:value-type="float" office:value="249.04" calcext:value-type="float">
            <text:p>249.04</text:p>
          </table:table-cell>
        </table:table-row>
        <table:table-row table:style-name="ro1">
          <table:table-cell office:value-type="float" office:value="2847052" calcext:value-type="float">
            <text:p>2847052</text:p>
          </table:table-cell>
          <table:table-cell table:formula="of:=[.A180]/1000/(60*60*24)" office:value-type="time" office:time-value="PT00H47M27.052S" calcext:value-type="time">
            <text:p>00:47:27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4.33" calcext:value-type="float">
            <text:p>304.33</text:p>
          </table:table-cell>
          <table:table-cell office:value-type="float" office:value="198.36" calcext:value-type="float">
            <text:p>198.36</text:p>
          </table:table-cell>
          <table:table-cell office:value-type="float" office:value="250.39" calcext:value-type="float">
            <text:p>250.39</text:p>
          </table:table-cell>
        </table:table-row>
        <table:table-row table:style-name="ro1">
          <table:table-cell office:value-type="float" office:value="2863052" calcext:value-type="float">
            <text:p>2863052</text:p>
          </table:table-cell>
          <table:table-cell table:formula="of:=[.A181]/1000/(60*60*24)" office:value-type="time" office:time-value="PT00H47M43.052S" calcext:value-type="time">
            <text:p>00:47:43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4.2" calcext:value-type="float">
            <text:p>304.2</text:p>
          </table:table-cell>
          <table:table-cell office:value-type="float" office:value="199.45" calcext:value-type="float">
            <text:p>199.45</text:p>
          </table:table-cell>
          <table:table-cell office:value-type="float" office:value="251.74" calcext:value-type="float">
            <text:p>251.74</text:p>
          </table:table-cell>
        </table:table-row>
        <table:table-row table:style-name="ro1">
          <table:table-cell office:value-type="float" office:value="2879052" calcext:value-type="float">
            <text:p>2879052</text:p>
          </table:table-cell>
          <table:table-cell table:formula="of:=[.A182]/1000/(60*60*24)" office:value-type="time" office:time-value="PT00H47M59.052S" calcext:value-type="time">
            <text:p>00:47:59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4.21" calcext:value-type="float">
            <text:p>304.21</text:p>
          </table:table-cell>
          <table:table-cell office:value-type="float" office:value="200.54" calcext:value-type="float">
            <text:p>200.54</text:p>
          </table:table-cell>
          <table:table-cell office:value-type="float" office:value="253.1" calcext:value-type="float">
            <text:p>253.1</text:p>
          </table:table-cell>
        </table:table-row>
        <table:table-row table:style-name="ro1">
          <table:table-cell office:value-type="float" office:value="2895052" calcext:value-type="float">
            <text:p>2895052</text:p>
          </table:table-cell>
          <table:table-cell table:formula="of:=[.A183]/1000/(60*60*24)" office:value-type="time" office:time-value="PT00H48M15.052S" calcext:value-type="time">
            <text:p>00:48:15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4.2" calcext:value-type="float">
            <text:p>304.2</text:p>
          </table:table-cell>
          <table:table-cell office:value-type="float" office:value="201.64" calcext:value-type="float">
            <text:p>201.64</text:p>
          </table:table-cell>
          <table:table-cell office:value-type="float" office:value="254.45" calcext:value-type="float">
            <text:p>254.45</text:p>
          </table:table-cell>
        </table:table-row>
        <table:table-row table:style-name="ro1">
          <table:table-cell office:value-type="float" office:value="2911052" calcext:value-type="float">
            <text:p>2911052</text:p>
          </table:table-cell>
          <table:table-cell table:formula="of:=[.A184]/1000/(60*60*24)" office:value-type="time" office:time-value="PT00H48M31.052S" calcext:value-type="time">
            <text:p>00:48:31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4.2" calcext:value-type="float">
            <text:p>304.2</text:p>
          </table:table-cell>
          <table:table-cell office:value-type="float" office:value="202.73" calcext:value-type="float">
            <text:p>202.73</text:p>
          </table:table-cell>
          <table:table-cell office:value-type="float" office:value="255.8" calcext:value-type="float">
            <text:p>255.8</text:p>
          </table:table-cell>
        </table:table-row>
        <table:table-row table:style-name="ro1">
          <table:table-cell office:value-type="float" office:value="2927052" calcext:value-type="float">
            <text:p>2927052</text:p>
          </table:table-cell>
          <table:table-cell table:formula="of:=[.A185]/1000/(60*60*24)" office:value-type="time" office:time-value="PT00H48M47.052S" calcext:value-type="time">
            <text:p>00:48:47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4.2" calcext:value-type="float">
            <text:p>304.2</text:p>
          </table:table-cell>
          <table:table-cell office:value-type="float" office:value="203.82" calcext:value-type="float">
            <text:p>203.82</text:p>
          </table:table-cell>
          <table:table-cell office:value-type="float" office:value="257.15" calcext:value-type="float">
            <text:p>257.15</text:p>
          </table:table-cell>
        </table:table-row>
        <table:table-row table:style-name="ro1">
          <table:table-cell office:value-type="float" office:value="2943052" calcext:value-type="float">
            <text:p>2943052</text:p>
          </table:table-cell>
          <table:table-cell table:formula="of:=[.A186]/1000/(60*60*24)" office:value-type="time" office:time-value="PT00H49M03.052S" calcext:value-type="time">
            <text:p>00:49:03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4.08" calcext:value-type="float">
            <text:p>304.08</text:p>
          </table:table-cell>
          <table:table-cell office:value-type="float" office:value="204.92" calcext:value-type="float">
            <text:p>204.92</text:p>
          </table:table-cell>
          <table:table-cell office:value-type="float" office:value="258.5" calcext:value-type="float">
            <text:p>258.5</text:p>
          </table:table-cell>
        </table:table-row>
        <table:table-row table:style-name="ro1">
          <table:table-cell office:value-type="float" office:value="2959052" calcext:value-type="float">
            <text:p>2959052</text:p>
          </table:table-cell>
          <table:table-cell table:formula="of:=[.A187]/1000/(60*60*24)" office:value-type="time" office:time-value="PT00H49M19.052S" calcext:value-type="time">
            <text:p>00:49:19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4.08" calcext:value-type="float">
            <text:p>304.08</text:p>
          </table:table-cell>
          <table:table-cell office:value-type="float" office:value="206.01" calcext:value-type="float">
            <text:p>206.01</text:p>
          </table:table-cell>
          <table:table-cell office:value-type="float" office:value="259.86" calcext:value-type="float">
            <text:p>259.86</text:p>
          </table:table-cell>
        </table:table-row>
        <table:table-row table:style-name="ro1">
          <table:table-cell office:value-type="float" office:value="2975052" calcext:value-type="float">
            <text:p>2975052</text:p>
          </table:table-cell>
          <table:table-cell table:formula="of:=[.A188]/1000/(60*60*24)" office:value-type="time" office:time-value="PT00H49M35.052S" calcext:value-type="time">
            <text:p>00:49:35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3.95" calcext:value-type="float">
            <text:p>303.95</text:p>
          </table:table-cell>
          <table:table-cell office:value-type="float" office:value="207.1" calcext:value-type="float">
            <text:p>207.1</text:p>
          </table:table-cell>
          <table:table-cell office:value-type="float" office:value="261.21" calcext:value-type="float">
            <text:p>261.21</text:p>
          </table:table-cell>
        </table:table-row>
        <table:table-row table:style-name="ro1">
          <table:table-cell office:value-type="float" office:value="2991052" calcext:value-type="float">
            <text:p>2991052</text:p>
          </table:table-cell>
          <table:table-cell table:formula="of:=[.A189]/1000/(60*60*24)" office:value-type="time" office:time-value="PT00H49M51.052S" calcext:value-type="time">
            <text:p>00:49:51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3.95" calcext:value-type="float">
            <text:p>303.95</text:p>
          </table:table-cell>
          <table:table-cell office:value-type="float" office:value="208.2" calcext:value-type="float">
            <text:p>208.2</text:p>
          </table:table-cell>
          <table:table-cell office:value-type="float" office:value="262.56" calcext:value-type="float">
            <text:p>262.56</text:p>
          </table:table-cell>
        </table:table-row>
        <table:table-row table:style-name="ro1">
          <table:table-cell office:value-type="float" office:value="3007052" calcext:value-type="float">
            <text:p>3007052</text:p>
          </table:table-cell>
          <table:table-cell table:formula="of:=[.A190]/1000/(60*60*24)" office:value-type="time" office:time-value="PT00H50M07.052S" calcext:value-type="time">
            <text:p>00:50:07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3.95" calcext:value-type="float">
            <text:p>303.95</text:p>
          </table:table-cell>
          <table:table-cell office:value-type="float" office:value="209.29" calcext:value-type="float">
            <text:p>209.29</text:p>
          </table:table-cell>
          <table:table-cell office:value-type="float" office:value="263.91" calcext:value-type="float">
            <text:p>263.91</text:p>
          </table:table-cell>
        </table:table-row>
        <table:table-row table:style-name="ro1">
          <table:table-cell office:value-type="float" office:value="3023052" calcext:value-type="float">
            <text:p>3023052</text:p>
          </table:table-cell>
          <table:table-cell table:formula="of:=[.A191]/1000/(60*60*24)" office:value-type="time" office:time-value="PT00H50M23.052S" calcext:value-type="time">
            <text:p>00:50:23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3.95" calcext:value-type="float">
            <text:p>303.95</text:p>
          </table:table-cell>
          <table:table-cell office:value-type="float" office:value="210.38" calcext:value-type="float">
            <text:p>210.38</text:p>
          </table:table-cell>
          <table:table-cell office:value-type="float" office:value="265.26" calcext:value-type="float">
            <text:p>265.26</text:p>
          </table:table-cell>
        </table:table-row>
        <table:table-row table:style-name="ro1">
          <table:table-cell office:value-type="float" office:value="3039052" calcext:value-type="float">
            <text:p>3039052</text:p>
          </table:table-cell>
          <table:table-cell table:formula="of:=[.A192]/1000/(60*60*24)" office:value-type="time" office:time-value="PT00H50M39.052S" calcext:value-type="time">
            <text:p>00:50:39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3.83" calcext:value-type="float">
            <text:p>303.83</text:p>
          </table:table-cell>
          <table:table-cell office:value-type="float" office:value="211.47" calcext:value-type="float">
            <text:p>211.47</text:p>
          </table:table-cell>
          <table:table-cell office:value-type="float" office:value="266.61" calcext:value-type="float">
            <text:p>266.61</text:p>
          </table:table-cell>
        </table:table-row>
        <table:table-row table:style-name="ro1">
          <table:table-cell office:value-type="float" office:value="3055052" calcext:value-type="float">
            <text:p>3055052</text:p>
          </table:table-cell>
          <table:table-cell table:formula="of:=[.A193]/1000/(60*60*24)" office:value-type="time" office:time-value="PT00H50M55.052S" calcext:value-type="time">
            <text:p>00:50:55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3.83" calcext:value-type="float">
            <text:p>303.83</text:p>
          </table:table-cell>
          <table:table-cell office:value-type="float" office:value="212.56" calcext:value-type="float">
            <text:p>212.56</text:p>
          </table:table-cell>
          <table:table-cell office:value-type="float" office:value="267.96" calcext:value-type="float">
            <text:p>267.96</text:p>
          </table:table-cell>
        </table:table-row>
        <table:table-row table:style-name="ro1">
          <table:table-cell office:value-type="float" office:value="3071052" calcext:value-type="float">
            <text:p>3071052</text:p>
          </table:table-cell>
          <table:table-cell table:formula="of:=[.A194]/1000/(60*60*24)" office:value-type="time" office:time-value="PT00H51M11.052S" calcext:value-type="time">
            <text:p>00:51:11</text:p>
          </table:table-cell>
          <table:table-cell office:value-type="float" office:value="1.23" calcext:value-type="float">
            <text:p>1.23</text:p>
          </table:table-cell>
          <table:table-cell office:value-type="float" office:value="245.7" calcext:value-type="float">
            <text:p>245.7</text:p>
          </table:table-cell>
          <table:table-cell office:value-type="float" office:value="302.84" calcext:value-type="float">
            <text:p>302.84</text:p>
          </table:table-cell>
          <table:table-cell office:value-type="float" office:value="213.66" calcext:value-type="float">
            <text:p>213.66</text:p>
          </table:table-cell>
          <table:table-cell office:value-type="float" office:value="269.31" calcext:value-type="float">
            <text:p>269.31</text:p>
          </table:table-cell>
        </table:table-row>
        <table:table-row table:style-name="ro1">
          <table:table-cell office:value-type="float" office:value="3087052" calcext:value-type="float">
            <text:p>3087052</text:p>
          </table:table-cell>
          <table:table-cell table:formula="of:=[.A195]/1000/(60*60*24)" office:value-type="time" office:time-value="PT00H51M27.052S" calcext:value-type="time">
            <text:p>00:51:27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3.7" calcext:value-type="float">
            <text:p>303.7</text:p>
          </table:table-cell>
          <table:table-cell office:value-type="float" office:value="214.75" calcext:value-type="float">
            <text:p>214.75</text:p>
          </table:table-cell>
          <table:table-cell office:value-type="float" office:value="270.66" calcext:value-type="float">
            <text:p>270.66</text:p>
          </table:table-cell>
        </table:table-row>
        <table:table-row table:style-name="ro1">
          <table:table-cell office:value-type="float" office:value="3103052" calcext:value-type="float">
            <text:p>3103052</text:p>
          </table:table-cell>
          <table:table-cell table:formula="of:=[.A196]/1000/(60*60*24)" office:value-type="time" office:time-value="PT00H51M43.052S" calcext:value-type="time">
            <text:p>00:51:43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3.7" calcext:value-type="float">
            <text:p>303.7</text:p>
          </table:table-cell>
          <table:table-cell office:value-type="float" office:value="215.84" calcext:value-type="float">
            <text:p>215.84</text:p>
          </table:table-cell>
          <table:table-cell office:value-type="float" office:value="272.01" calcext:value-type="float">
            <text:p>272.01</text:p>
          </table:table-cell>
        </table:table-row>
        <table:table-row table:style-name="ro1">
          <table:table-cell office:value-type="float" office:value="3119052" calcext:value-type="float">
            <text:p>3119052</text:p>
          </table:table-cell>
          <table:table-cell table:formula="of:=[.A197]/1000/(60*60*24)" office:value-type="time" office:time-value="PT00H51M59.052S" calcext:value-type="time">
            <text:p>00:51:59</text:p>
          </table:table-cell>
          <table:table-cell office:value-type="float" office:value="1.23" calcext:value-type="float">
            <text:p>1.23</text:p>
          </table:table-cell>
          <table:table-cell office:value-type="float" office:value="245.5" calcext:value-type="float">
            <text:p>245.5</text:p>
          </table:table-cell>
          <table:table-cell office:value-type="float" office:value="302.59" calcext:value-type="float">
            <text:p>302.59</text:p>
          </table:table-cell>
          <table:table-cell office:value-type="float" office:value="216.93" calcext:value-type="float">
            <text:p>216.93</text:p>
          </table:table-cell>
          <table:table-cell office:value-type="float" office:value="273.35" calcext:value-type="float">
            <text:p>273.35</text:p>
          </table:table-cell>
        </table:table-row>
        <table:table-row table:style-name="ro1">
          <table:table-cell office:value-type="float" office:value="3135051" calcext:value-type="float">
            <text:p>3135051</text:p>
          </table:table-cell>
          <table:table-cell table:formula="of:=[.A198]/1000/(60*60*24)" office:value-type="time" office:time-value="PT00H52M15.051S" calcext:value-type="time">
            <text:p>00:52:15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3.7" calcext:value-type="float">
            <text:p>303.7</text:p>
          </table:table-cell>
          <table:table-cell office:value-type="float" office:value="218.02" calcext:value-type="float">
            <text:p>218.02</text:p>
          </table:table-cell>
          <table:table-cell office:value-type="float" office:value="274.7" calcext:value-type="float">
            <text:p>274.7</text:p>
          </table:table-cell>
        </table:table-row>
        <table:table-row table:style-name="ro1">
          <table:table-cell office:value-type="float" office:value="3151052" calcext:value-type="float">
            <text:p>3151052</text:p>
          </table:table-cell>
          <table:table-cell table:formula="of:=[.A199]/1000/(60*60*24)" office:value-type="time" office:time-value="PT00H52M31.052S" calcext:value-type="time">
            <text:p>00:52:31</text:p>
          </table:table-cell>
          <table:table-cell office:value-type="float" office:value="1.23" calcext:value-type="float">
            <text:p>1.23</text:p>
          </table:table-cell>
          <table:table-cell office:value-type="float" office:value="245.5" calcext:value-type="float">
            <text:p>245.5</text:p>
          </table:table-cell>
          <table:table-cell office:value-type="float" office:value="302.59" calcext:value-type="float">
            <text:p>302.59</text:p>
          </table:table-cell>
          <table:table-cell office:value-type="float" office:value="219.11" calcext:value-type="float">
            <text:p>219.11</text:p>
          </table:table-cell>
          <table:table-cell office:value-type="float" office:value="276.05" calcext:value-type="float">
            <text:p>276.05</text:p>
          </table:table-cell>
        </table:table-row>
        <table:table-row table:style-name="ro1">
          <table:table-cell office:value-type="float" office:value="3167052" calcext:value-type="float">
            <text:p>3167052</text:p>
          </table:table-cell>
          <table:table-cell table:formula="of:=[.A200]/1000/(60*60*24)" office:value-type="time" office:time-value="PT00H52M47.052S" calcext:value-type="time">
            <text:p>00:52:47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3.57" calcext:value-type="float">
            <text:p>303.57</text:p>
          </table:table-cell>
          <table:table-cell office:value-type="float" office:value="220.2" calcext:value-type="float">
            <text:p>220.2</text:p>
          </table:table-cell>
          <table:table-cell office:value-type="float" office:value="277.39" calcext:value-type="float">
            <text:p>277.39</text:p>
          </table:table-cell>
        </table:table-row>
        <table:table-row table:style-name="ro1">
          <table:table-cell office:value-type="float" office:value="3183052" calcext:value-type="float">
            <text:p>3183052</text:p>
          </table:table-cell>
          <table:table-cell table:formula="of:=[.A201]/1000/(60*60*24)" office:value-type="time" office:time-value="PT00H53M03.052S" calcext:value-type="time">
            <text:p>00:53:03</text:p>
          </table:table-cell>
          <table:table-cell office:value-type="float" office:value="1.23" calcext:value-type="float">
            <text:p>1.23</text:p>
          </table:table-cell>
          <table:table-cell office:value-type="float" office:value="245.5" calcext:value-type="float">
            <text:p>245.5</text:p>
          </table:table-cell>
          <table:table-cell office:value-type="float" office:value="302.59" calcext:value-type="float">
            <text:p>302.59</text:p>
          </table:table-cell>
          <table:table-cell office:value-type="float" office:value="221.29" calcext:value-type="float">
            <text:p>221.29</text:p>
          </table:table-cell>
          <table:table-cell office:value-type="float" office:value="278.74" calcext:value-type="float">
            <text:p>278.74</text:p>
          </table:table-cell>
        </table:table-row>
        <table:table-row table:style-name="ro1">
          <table:table-cell office:value-type="float" office:value="3199052" calcext:value-type="float">
            <text:p>3199052</text:p>
          </table:table-cell>
          <table:table-cell table:formula="of:=[.A202]/1000/(60*60*24)" office:value-type="time" office:time-value="PT00H53M19.052S" calcext:value-type="time">
            <text:p>00:53:19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3.45" calcext:value-type="float">
            <text:p>303.45</text:p>
          </table:table-cell>
          <table:table-cell office:value-type="float" office:value="222.39" calcext:value-type="float">
            <text:p>222.39</text:p>
          </table:table-cell>
          <table:table-cell office:value-type="float" office:value="280.09" calcext:value-type="float">
            <text:p>280.09</text:p>
          </table:table-cell>
        </table:table-row>
        <table:table-row table:style-name="ro1">
          <table:table-cell office:value-type="float" office:value="3215052" calcext:value-type="float">
            <text:p>3215052</text:p>
          </table:table-cell>
          <table:table-cell table:formula="of:=[.A203]/1000/(60*60*24)" office:value-type="time" office:time-value="PT00H53M35.052S" calcext:value-type="time">
            <text:p>00:53:35</text:p>
          </table:table-cell>
          <table:table-cell office:value-type="float" office:value="1.23" calcext:value-type="float">
            <text:p>1.23</text:p>
          </table:table-cell>
          <table:table-cell office:value-type="float" office:value="245.4" calcext:value-type="float">
            <text:p>245.4</text:p>
          </table:table-cell>
          <table:table-cell office:value-type="float" office:value="302.47" calcext:value-type="float">
            <text:p>302.47</text:p>
          </table:table-cell>
          <table:table-cell office:value-type="float" office:value="223.48" calcext:value-type="float">
            <text:p>223.48</text:p>
          </table:table-cell>
          <table:table-cell office:value-type="float" office:value="281.43" calcext:value-type="float">
            <text:p>281.43</text:p>
          </table:table-cell>
        </table:table-row>
        <table:table-row table:style-name="ro1">
          <table:table-cell office:value-type="float" office:value="3231052" calcext:value-type="float">
            <text:p>3231052</text:p>
          </table:table-cell>
          <table:table-cell table:formula="of:=[.A204]/1000/(60*60*24)" office:value-type="time" office:time-value="PT00H53M51.052S" calcext:value-type="time">
            <text:p>00:53:51</text:p>
          </table:table-cell>
          <table:table-cell office:value-type="float" office:value="1.23" calcext:value-type="float">
            <text:p>1.23</text:p>
          </table:table-cell>
          <table:table-cell office:value-type="float" office:value="245.4" calcext:value-type="float">
            <text:p>245.4</text:p>
          </table:table-cell>
          <table:table-cell office:value-type="float" office:value="302.46" calcext:value-type="float">
            <text:p>302.46</text:p>
          </table:table-cell>
          <table:table-cell office:value-type="float" office:value="224.57" calcext:value-type="float">
            <text:p>224.57</text:p>
          </table:table-cell>
          <table:table-cell office:value-type="float" office:value="282.78" calcext:value-type="float">
            <text:p>282.78</text:p>
          </table:table-cell>
        </table:table-row>
        <table:table-row table:style-name="ro1">
          <table:table-cell office:value-type="float" office:value="3247052" calcext:value-type="float">
            <text:p>3247052</text:p>
          </table:table-cell>
          <table:table-cell table:formula="of:=[.A205]/1000/(60*60*24)" office:value-type="time" office:time-value="PT00H54M07.052S" calcext:value-type="time">
            <text:p>00:54:07</text:p>
          </table:table-cell>
          <table:table-cell office:value-type="float" office:value="1.23" calcext:value-type="float">
            <text:p>1.23</text:p>
          </table:table-cell>
          <table:table-cell office:value-type="float" office:value="245.3" calcext:value-type="float">
            <text:p>245.3</text:p>
          </table:table-cell>
          <table:table-cell office:value-type="float" office:value="302.34" calcext:value-type="float">
            <text:p>302.34</text:p>
          </table:table-cell>
          <table:table-cell office:value-type="float" office:value="225.66" calcext:value-type="float">
            <text:p>225.66</text:p>
          </table:table-cell>
          <table:table-cell office:value-type="float" office:value="284.12" calcext:value-type="float">
            <text:p>284.12</text:p>
          </table:table-cell>
        </table:table-row>
        <table:table-row table:style-name="ro1">
          <table:table-cell office:value-type="float" office:value="3263052" calcext:value-type="float">
            <text:p>3263052</text:p>
          </table:table-cell>
          <table:table-cell table:formula="of:=[.A206]/1000/(60*60*24)" office:value-type="time" office:time-value="PT00H54M23.052S" calcext:value-type="time">
            <text:p>00:54:23</text:p>
          </table:table-cell>
          <table:table-cell office:value-type="float" office:value="1.23" calcext:value-type="float">
            <text:p>1.23</text:p>
          </table:table-cell>
          <table:table-cell office:value-type="float" office:value="245.3" calcext:value-type="float">
            <text:p>245.3</text:p>
          </table:table-cell>
          <table:table-cell office:value-type="float" office:value="302.34" calcext:value-type="float">
            <text:p>302.34</text:p>
          </table:table-cell>
          <table:table-cell office:value-type="float" office:value="226.75" calcext:value-type="float">
            <text:p>226.75</text:p>
          </table:table-cell>
          <table:table-cell office:value-type="float" office:value="285.47" calcext:value-type="float">
            <text:p>285.47</text:p>
          </table:table-cell>
        </table:table-row>
        <table:table-row table:style-name="ro1">
          <table:table-cell office:value-type="float" office:value="3279052" calcext:value-type="float">
            <text:p>3279052</text:p>
          </table:table-cell>
          <table:table-cell table:formula="of:=[.A207]/1000/(60*60*24)" office:value-type="time" office:time-value="PT00H54M39.052S" calcext:value-type="time">
            <text:p>00:54:39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227.84" calcext:value-type="float">
            <text:p>227.84</text:p>
          </table:table-cell>
          <table:table-cell office:value-type="float" office:value="286.81" calcext:value-type="float">
            <text:p>286.81</text:p>
          </table:table-cell>
        </table:table-row>
        <table:table-row table:style-name="ro1">
          <table:table-cell office:value-type="float" office:value="3295052" calcext:value-type="float">
            <text:p>3295052</text:p>
          </table:table-cell>
          <table:table-cell table:formula="of:=[.A208]/1000/(60*60*24)" office:value-type="time" office:time-value="PT00H54M55.052S" calcext:value-type="time">
            <text:p>00:54:55</text:p>
          </table:table-cell>
          <table:table-cell office:value-type="float" office:value="1.23" calcext:value-type="float">
            <text:p>1.23</text:p>
          </table:table-cell>
          <table:table-cell office:value-type="float" office:value="245.2" calcext:value-type="float">
            <text:p>245.2</text:p>
          </table:table-cell>
          <table:table-cell office:value-type="float" office:value="302.21" calcext:value-type="float">
            <text:p>302.21</text:p>
          </table:table-cell>
          <table:table-cell office:value-type="float" office:value="228.93" calcext:value-type="float">
            <text:p>228.93</text:p>
          </table:table-cell>
          <table:table-cell office:value-type="float" office:value="288.16" calcext:value-type="float">
            <text:p>288.16</text:p>
          </table:table-cell>
        </table:table-row>
        <table:table-row table:style-name="ro1">
          <table:table-cell office:value-type="float" office:value="3311052" calcext:value-type="float">
            <text:p>3311052</text:p>
          </table:table-cell>
          <table:table-cell table:formula="of:=[.A209]/1000/(60*60*24)" office:value-type="time" office:time-value="PT00H55M11.052S" calcext:value-type="time">
            <text:p>00:55:11</text:p>
          </table:table-cell>
          <table:table-cell office:value-type="float" office:value="1.23" calcext:value-type="float">
            <text:p>1.23</text:p>
          </table:table-cell>
          <table:table-cell office:value-type="float" office:value="245.2" calcext:value-type="float">
            <text:p>245.2</text:p>
          </table:table-cell>
          <table:table-cell office:value-type="float" office:value="302.21" calcext:value-type="float">
            <text:p>302.21</text:p>
          </table:table-cell>
          <table:table-cell office:value-type="float" office:value="230.02" calcext:value-type="float">
            <text:p>230.02</text:p>
          </table:table-cell>
          <table:table-cell office:value-type="float" office:value="289.5" calcext:value-type="float">
            <text:p>289.5</text:p>
          </table:table-cell>
        </table:table-row>
        <table:table-row table:style-name="ro1">
          <table:table-cell office:value-type="float" office:value="3327052" calcext:value-type="float">
            <text:p>3327052</text:p>
          </table:table-cell>
          <table:table-cell table:formula="of:=[.A210]/1000/(60*60*24)" office:value-type="time" office:time-value="PT00H55M27.052S" calcext:value-type="time">
            <text:p>00:55:27</text:p>
          </table:table-cell>
          <table:table-cell office:value-type="float" office:value="1.23" calcext:value-type="float">
            <text:p>1.23</text:p>
          </table:table-cell>
          <table:table-cell office:value-type="float" office:value="245.2" calcext:value-type="float">
            <text:p>245.2</text:p>
          </table:table-cell>
          <table:table-cell office:value-type="float" office:value="302.21" calcext:value-type="float">
            <text:p>302.21</text:p>
          </table:table-cell>
          <table:table-cell office:value-type="float" office:value="231.11" calcext:value-type="float">
            <text:p>231.11</text:p>
          </table:table-cell>
          <table:table-cell office:value-type="float" office:value="290.84" calcext:value-type="float">
            <text:p>290.84</text:p>
          </table:table-cell>
        </table:table-row>
        <table:table-row table:style-name="ro1">
          <table:table-cell office:value-type="float" office:value="3343052" calcext:value-type="float">
            <text:p>3343052</text:p>
          </table:table-cell>
          <table:table-cell table:formula="of:=[.A211]/1000/(60*60*24)" office:value-type="time" office:time-value="PT00H55M43.052S" calcext:value-type="time">
            <text:p>00:55:43</text:p>
          </table:table-cell>
          <table:table-cell office:value-type="float" office:value="1.23" calcext:value-type="float">
            <text:p>1.23</text:p>
          </table:table-cell>
          <table:table-cell office:value-type="float" office:value="245.2" calcext:value-type="float">
            <text:p>245.2</text:p>
          </table:table-cell>
          <table:table-cell office:value-type="float" office:value="302.21" calcext:value-type="float">
            <text:p>302.21</text:p>
          </table:table-cell>
          <table:table-cell office:value-type="float" office:value="232.2" calcext:value-type="float">
            <text:p>232.2</text:p>
          </table:table-cell>
          <table:table-cell office:value-type="float" office:value="292.19" calcext:value-type="float">
            <text:p>292.19</text:p>
          </table:table-cell>
        </table:table-row>
        <table:table-row table:style-name="ro1">
          <table:table-cell office:value-type="float" office:value="3359052" calcext:value-type="float">
            <text:p>3359052</text:p>
          </table:table-cell>
          <table:table-cell table:formula="of:=[.A212]/1000/(60*60*24)" office:value-type="time" office:time-value="PT00H55M59.052S" calcext:value-type="time">
            <text:p>00:55:59</text:p>
          </table:table-cell>
          <table:table-cell office:value-type="float" office:value="1.23" calcext:value-type="float">
            <text:p>1.23</text:p>
          </table:table-cell>
          <table:table-cell office:value-type="float" office:value="245.1" calcext:value-type="float">
            <text:p>245.1</text:p>
          </table:table-cell>
          <table:table-cell office:value-type="float" office:value="302.09" calcext:value-type="float">
            <text:p>302.09</text:p>
          </table:table-cell>
          <table:table-cell office:value-type="float" office:value="233.29" calcext:value-type="float">
            <text:p>233.29</text:p>
          </table:table-cell>
          <table:table-cell office:value-type="float" office:value="293.53" calcext:value-type="float">
            <text:p>293.53</text:p>
          </table:table-cell>
        </table:table-row>
        <table:table-row table:style-name="ro1">
          <table:table-cell office:value-type="float" office:value="3375052" calcext:value-type="float">
            <text:p>3375052</text:p>
          </table:table-cell>
          <table:table-cell table:formula="of:=[.A213]/1000/(60*60*24)" office:value-type="time" office:time-value="PT00H56M15.052S" calcext:value-type="time">
            <text:p>00:56:15</text:p>
          </table:table-cell>
          <table:table-cell office:value-type="float" office:value="1.23" calcext:value-type="float">
            <text:p>1.23</text:p>
          </table:table-cell>
          <table:table-cell office:value-type="float" office:value="245.1" calcext:value-type="float">
            <text:p>245.1</text:p>
          </table:table-cell>
          <table:table-cell office:value-type="float" office:value="302.09" calcext:value-type="float">
            <text:p>302.09</text:p>
          </table:table-cell>
          <table:table-cell office:value-type="float" office:value="234.38" calcext:value-type="float">
            <text:p>234.38</text:p>
          </table:table-cell>
          <table:table-cell office:value-type="float" office:value="294.87" calcext:value-type="float">
            <text:p>294.87</text:p>
          </table:table-cell>
        </table:table-row>
        <table:table-row table:style-name="ro1">
          <table:table-cell office:value-type="float" office:value="3391052" calcext:value-type="float">
            <text:p>3391052</text:p>
          </table:table-cell>
          <table:table-cell table:formula="of:=[.A214]/1000/(60*60*24)" office:value-type="time" office:time-value="PT00H56M31.052S" calcext:value-type="time">
            <text:p>00:56:31</text:p>
          </table:table-cell>
          <table:table-cell office:value-type="float" office:value="1.23" calcext:value-type="float">
            <text:p>1.23</text:p>
          </table:table-cell>
          <table:table-cell office:value-type="float" office:value="245.1" calcext:value-type="float">
            <text:p>245.1</text:p>
          </table:table-cell>
          <table:table-cell office:value-type="float" office:value="302.09" calcext:value-type="float">
            <text:p>302.09</text:p>
          </table:table-cell>
          <table:table-cell office:value-type="float" office:value="235.47" calcext:value-type="float">
            <text:p>235.47</text:p>
          </table:table-cell>
          <table:table-cell office:value-type="float" office:value="296.21" calcext:value-type="float">
            <text:p>296.21</text:p>
          </table:table-cell>
        </table:table-row>
        <table:table-row table:style-name="ro1">
          <table:table-cell office:value-type="float" office:value="3407052" calcext:value-type="float">
            <text:p>3407052</text:p>
          </table:table-cell>
          <table:table-cell table:formula="of:=[.A215]/1000/(60*60*24)" office:value-type="time" office:time-value="PT00H56M47.052S" calcext:value-type="time">
            <text:p>00:56:47</text:p>
          </table:table-cell>
          <table:table-cell office:value-type="float" office:value="1.23" calcext:value-type="float">
            <text:p>1.23</text:p>
          </table:table-cell>
          <table:table-cell office:value-type="float" office:value="245" calcext:value-type="float">
            <text:p>245</text:p>
          </table:table-cell>
          <table:table-cell office:value-type="float" office:value="301.96" calcext:value-type="float">
            <text:p>301.96</text:p>
          </table:table-cell>
          <table:table-cell office:value-type="float" office:value="236.55" calcext:value-type="float">
            <text:p>236.55</text:p>
          </table:table-cell>
          <table:table-cell office:value-type="float" office:value="297.56" calcext:value-type="float">
            <text:p>297.56</text:p>
          </table:table-cell>
        </table:table-row>
        <table:table-row table:style-name="ro1">
          <table:table-cell office:value-type="float" office:value="3423052" calcext:value-type="float">
            <text:p>3423052</text:p>
          </table:table-cell>
          <table:table-cell table:formula="of:=[.A216]/1000/(60*60*24)" office:value-type="time" office:time-value="PT00H57M03.052S" calcext:value-type="time">
            <text:p>00:57:03</text:p>
          </table:table-cell>
          <table:table-cell office:value-type="float" office:value="1.23" calcext:value-type="float">
            <text:p>1.23</text:p>
          </table:table-cell>
          <table:table-cell office:value-type="float" office:value="245" calcext:value-type="float">
            <text:p>245</text:p>
          </table:table-cell>
          <table:table-cell office:value-type="float" office:value="301.96" calcext:value-type="float">
            <text:p>301.96</text:p>
          </table:table-cell>
          <table:table-cell office:value-type="float" office:value="237.64" calcext:value-type="float">
            <text:p>237.64</text:p>
          </table:table-cell>
          <table:table-cell office:value-type="float" office:value="298.9" calcext:value-type="float">
            <text:p>298.9</text:p>
          </table:table-cell>
        </table:table-row>
        <table:table-row table:style-name="ro1">
          <table:table-cell office:value-type="float" office:value="3439052" calcext:value-type="float">
            <text:p>3439052</text:p>
          </table:table-cell>
          <table:table-cell table:formula="of:=[.A217]/1000/(60*60*24)" office:value-type="time" office:time-value="PT00H57M19.052S" calcext:value-type="time">
            <text:p>00:57:19</text:p>
          </table:table-cell>
          <table:table-cell office:value-type="float" office:value="1.23" calcext:value-type="float">
            <text:p>1.23</text:p>
          </table:table-cell>
          <table:table-cell office:value-type="float" office:value="245" calcext:value-type="float">
            <text:p>245</text:p>
          </table:table-cell>
          <table:table-cell office:value-type="float" office:value="301.96" calcext:value-type="float">
            <text:p>301.96</text:p>
          </table:table-cell>
          <table:table-cell office:value-type="float" office:value="238.73" calcext:value-type="float">
            <text:p>238.73</text:p>
          </table:table-cell>
          <table:table-cell office:value-type="float" office:value="300.24" calcext:value-type="float">
            <text:p>300.24</text:p>
          </table:table-cell>
        </table:table-row>
        <table:table-row table:style-name="ro1">
          <table:table-cell office:value-type="float" office:value="3455052" calcext:value-type="float">
            <text:p>3455052</text:p>
          </table:table-cell>
          <table:table-cell table:formula="of:=[.A218]/1000/(60*60*24)" office:value-type="time" office:time-value="PT00H57M35.052S" calcext:value-type="time">
            <text:p>00:57:35</text:p>
          </table:table-cell>
          <table:table-cell office:value-type="float" office:value="1.23" calcext:value-type="float">
            <text:p>1.23</text:p>
          </table:table-cell>
          <table:table-cell office:value-type="float" office:value="244.9" calcext:value-type="float">
            <text:p>244.9</text:p>
          </table:table-cell>
          <table:table-cell office:value-type="float" office:value="301.84" calcext:value-type="float">
            <text:p>301.84</text:p>
          </table:table-cell>
          <table:table-cell office:value-type="float" office:value="239.82" calcext:value-type="float">
            <text:p>239.82</text:p>
          </table:table-cell>
          <table:table-cell office:value-type="float" office:value="301.58" calcext:value-type="float">
            <text:p>301.58</text:p>
          </table:table-cell>
        </table:table-row>
        <table:table-row table:style-name="ro1">
          <table:table-cell office:value-type="float" office:value="3471052" calcext:value-type="float">
            <text:p>3471052</text:p>
          </table:table-cell>
          <table:table-cell table:formula="of:=[.A219]/1000/(60*60*24)" office:value-type="time" office:time-value="PT00H57M51.052S" calcext:value-type="time">
            <text:p>00:57:51</text:p>
          </table:table-cell>
          <table:table-cell office:value-type="float" office:value="1.23" calcext:value-type="float">
            <text:p>1.23</text:p>
          </table:table-cell>
          <table:table-cell office:value-type="float" office:value="244.9" calcext:value-type="float">
            <text:p>244.9</text:p>
          </table:table-cell>
          <table:table-cell office:value-type="float" office:value="301.84" calcext:value-type="float">
            <text:p>301.84</text:p>
          </table:table-cell>
          <table:table-cell office:value-type="float" office:value="240.91" calcext:value-type="float">
            <text:p>240.91</text:p>
          </table:table-cell>
          <table:table-cell office:value-type="float" office:value="302.92" calcext:value-type="float">
            <text:p>302.92</text:p>
          </table:table-cell>
        </table:table-row>
        <table:table-row table:style-name="ro1">
          <table:table-cell office:value-type="float" office:value="3487052" calcext:value-type="float">
            <text:p>3487052</text:p>
          </table:table-cell>
          <table:table-cell table:formula="of:=[.A220]/1000/(60*60*24)" office:value-type="time" office:time-value="PT00H58M07.052S" calcext:value-type="time">
            <text:p>00:58:07</text:p>
          </table:table-cell>
          <table:table-cell office:value-type="float" office:value="1.23" calcext:value-type="float">
            <text:p>1.23</text:p>
          </table:table-cell>
          <table:table-cell office:value-type="float" office:value="244.9" calcext:value-type="float">
            <text:p>244.9</text:p>
          </table:table-cell>
          <table:table-cell office:value-type="float" office:value="301.84" calcext:value-type="float">
            <text:p>301.84</text:p>
          </table:table-cell>
          <table:table-cell office:value-type="float" office:value="242" calcext:value-type="float">
            <text:p>242</text:p>
          </table:table-cell>
          <table:table-cell office:value-type="float" office:value="304.26" calcext:value-type="float">
            <text:p>304.26</text:p>
          </table:table-cell>
        </table:table-row>
        <table:table-row table:style-name="ro1">
          <table:table-cell office:value-type="float" office:value="3503052" calcext:value-type="float">
            <text:p>3503052</text:p>
          </table:table-cell>
          <table:table-cell table:formula="of:=[.A221]/1000/(60*60*24)" office:value-type="time" office:time-value="PT00H58M23.052S" calcext:value-type="time">
            <text:p>00:58:23</text:p>
          </table:table-cell>
          <table:table-cell office:value-type="float" office:value="1.23" calcext:value-type="float">
            <text:p>1.23</text:p>
          </table:table-cell>
          <table:table-cell office:value-type="float" office:value="244.9" calcext:value-type="float">
            <text:p>244.9</text:p>
          </table:table-cell>
          <table:table-cell office:value-type="float" office:value="300.86" calcext:value-type="float">
            <text:p>300.86</text:p>
          </table:table-cell>
          <table:table-cell office:value-type="float" office:value="243.09" calcext:value-type="float">
            <text:p>243.09</text:p>
          </table:table-cell>
          <table:table-cell office:value-type="float" office:value="305.61" calcext:value-type="float">
            <text:p>305.61</text:p>
          </table:table-cell>
        </table:table-row>
        <table:table-row table:style-name="ro1">
          <table:table-cell office:value-type="float" office:value="3519052" calcext:value-type="float">
            <text:p>3519052</text:p>
          </table:table-cell>
          <table:table-cell table:formula="of:=[.A222]/1000/(60*60*24)" office:value-type="time" office:time-value="PT00H58M39.052S" calcext:value-type="time">
            <text:p>00:58:39</text:p>
          </table:table-cell>
          <table:table-cell office:value-type="float" office:value="1.23" calcext:value-type="float">
            <text:p>1.23</text:p>
          </table:table-cell>
          <table:table-cell office:value-type="float" office:value="244.8" calcext:value-type="float">
            <text:p>244.8</text:p>
          </table:table-cell>
          <table:table-cell office:value-type="float" office:value="301.71" calcext:value-type="float">
            <text:p>301.71</text:p>
          </table:table-cell>
          <table:table-cell office:value-type="float" office:value="244.17" calcext:value-type="float">
            <text:p>244.17</text:p>
          </table:table-cell>
          <table:table-cell office:value-type="float" office:value="306.95" calcext:value-type="float">
            <text:p>306.95</text:p>
          </table:table-cell>
        </table:table-row>
        <table:table-row table:style-name="ro1">
          <table:table-cell office:value-type="float" office:value="3535052" calcext:value-type="float">
            <text:p>3535052</text:p>
          </table:table-cell>
          <table:table-cell table:formula="of:=[.A223]/1000/(60*60*24)" office:value-type="time" office:time-value="PT00H58M55.052S" calcext:value-type="time">
            <text:p>00:58:55</text:p>
          </table:table-cell>
          <table:table-cell office:value-type="float" office:value="1.23" calcext:value-type="float">
            <text:p>1.23</text:p>
          </table:table-cell>
          <table:table-cell office:value-type="float" office:value="244.8" calcext:value-type="float">
            <text:p>244.8</text:p>
          </table:table-cell>
          <table:table-cell office:value-type="float" office:value="301.71" calcext:value-type="float">
            <text:p>301.71</text:p>
          </table:table-cell>
          <table:table-cell office:value-type="float" office:value="245.26" calcext:value-type="float">
            <text:p>245.26</text:p>
          </table:table-cell>
          <table:table-cell office:value-type="float" office:value="308.29" calcext:value-type="float">
            <text:p>308.29</text:p>
          </table:table-cell>
        </table:table-row>
        <table:table-row table:style-name="ro1">
          <table:table-cell office:value-type="float" office:value="3551052" calcext:value-type="float">
            <text:p>3551052</text:p>
          </table:table-cell>
          <table:table-cell table:formula="of:=[.A224]/1000/(60*60*24)" office:value-type="time" office:time-value="PT00H59M11.052S" calcext:value-type="time">
            <text:p>00:59:11</text:p>
          </table:table-cell>
          <table:table-cell office:value-type="float" office:value="1.23" calcext:value-type="float">
            <text:p>1.23</text:p>
          </table:table-cell>
          <table:table-cell office:value-type="float" office:value="244.8" calcext:value-type="float">
            <text:p>244.8</text:p>
          </table:table-cell>
          <table:table-cell office:value-type="float" office:value="301.71" calcext:value-type="float">
            <text:p>301.71</text:p>
          </table:table-cell>
          <table:table-cell office:value-type="float" office:value="246.35" calcext:value-type="float">
            <text:p>246.35</text:p>
          </table:table-cell>
          <table:table-cell office:value-type="float" office:value="309.63" calcext:value-type="float">
            <text:p>309.63</text:p>
          </table:table-cell>
        </table:table-row>
        <table:table-row table:style-name="ro1">
          <table:table-cell office:value-type="float" office:value="3567052" calcext:value-type="float">
            <text:p>3567052</text:p>
          </table:table-cell>
          <table:table-cell table:formula="of:=[.A225]/1000/(60*60*24)" office:value-type="time" office:time-value="PT00H59M27.052S" calcext:value-type="time">
            <text:p>00:59:27</text:p>
          </table:table-cell>
          <table:table-cell office:value-type="float" office:value="1.23" calcext:value-type="float">
            <text:p>1.23</text:p>
          </table:table-cell>
          <table:table-cell office:value-type="float" office:value="244.8" calcext:value-type="float">
            <text:p>244.8</text:p>
          </table:table-cell>
          <table:table-cell office:value-type="float" office:value="300.73" calcext:value-type="float">
            <text:p>300.73</text:p>
          </table:table-cell>
          <table:table-cell office:value-type="float" office:value="247.44" calcext:value-type="float">
            <text:p>247.44</text:p>
          </table:table-cell>
          <table:table-cell office:value-type="float" office:value="310.97" calcext:value-type="float">
            <text:p>310.97</text:p>
          </table:table-cell>
        </table:table-row>
        <table:table-row table:style-name="ro1">
          <table:table-cell office:value-type="float" office:value="3583052" calcext:value-type="float">
            <text:p>3583052</text:p>
          </table:table-cell>
          <table:table-cell table:formula="of:=[.A226]/1000/(60*60*24)" office:value-type="time" office:time-value="PT00H59M43.052S" calcext:value-type="time">
            <text:p>00:59:43</text:p>
          </table:table-cell>
          <table:table-cell office:value-type="float" office:value="1.23" calcext:value-type="float">
            <text:p>1.23</text:p>
          </table:table-cell>
          <table:table-cell office:value-type="float" office:value="244.7" calcext:value-type="float">
            <text:p>244.7</text:p>
          </table:table-cell>
          <table:table-cell office:value-type="float" office:value="300.61" calcext:value-type="float">
            <text:p>300.61</text:p>
          </table:table-cell>
          <table:table-cell office:value-type="float" office:value="248.53" calcext:value-type="float">
            <text:p>248.53</text:p>
          </table:table-cell>
          <table:table-cell office:value-type="float" office:value="312.31" calcext:value-type="float">
            <text:p>312.31</text:p>
          </table:table-cell>
        </table:table-row>
        <table:table-row table:style-name="ro1">
          <table:table-cell office:value-type="float" office:value="3599052" calcext:value-type="float">
            <text:p>3599052</text:p>
          </table:table-cell>
          <table:table-cell table:formula="of:=[.A227]/1000/(60*60*24)" office:value-type="time" office:time-value="PT00H59M59.052S" calcext:value-type="time">
            <text:p>00:59:59</text:p>
          </table:table-cell>
          <table:table-cell office:value-type="float" office:value="1.23" calcext:value-type="float">
            <text:p>1.23</text:p>
          </table:table-cell>
          <table:table-cell office:value-type="float" office:value="244.7" calcext:value-type="float">
            <text:p>244.7</text:p>
          </table:table-cell>
          <table:table-cell office:value-type="float" office:value="301.59" calcext:value-type="float">
            <text:p>301.59</text:p>
          </table:table-cell>
          <table:table-cell office:value-type="float" office:value="249.61" calcext:value-type="float">
            <text:p>249.61</text:p>
          </table:table-cell>
          <table:table-cell office:value-type="float" office:value="313.64" calcext:value-type="float">
            <text:p>313.64</text:p>
          </table:table-cell>
        </table:table-row>
        <table:table-row table:style-name="ro1">
          <table:table-cell office:value-type="float" office:value="3615052" calcext:value-type="float">
            <text:p>3615052</text:p>
          </table:table-cell>
          <table:table-cell table:formula="of:=[.A228]/1000/(60*60*24)" office:value-type="time" office:time-value="PT01H00M15.052S" calcext:value-type="time">
            <text:p>01:00:15</text:p>
          </table:table-cell>
          <table:table-cell office:value-type="float" office:value="1.23" calcext:value-type="float">
            <text:p>1.23</text:p>
          </table:table-cell>
          <table:table-cell office:value-type="float" office:value="244.7" calcext:value-type="float">
            <text:p>244.7</text:p>
          </table:table-cell>
          <table:table-cell office:value-type="float" office:value="300.61" calcext:value-type="float">
            <text:p>300.61</text:p>
          </table:table-cell>
          <table:table-cell office:value-type="float" office:value="250.7" calcext:value-type="float">
            <text:p>250.7</text:p>
          </table:table-cell>
          <table:table-cell office:value-type="float" office:value="314.98" calcext:value-type="float">
            <text:p>314.98</text:p>
          </table:table-cell>
        </table:table-row>
        <table:table-row table:style-name="ro1">
          <table:table-cell office:value-type="float" office:value="3631052" calcext:value-type="float">
            <text:p>3631052</text:p>
          </table:table-cell>
          <table:table-cell table:formula="of:=[.A229]/1000/(60*60*24)" office:value-type="time" office:time-value="PT01H00M31.052S" calcext:value-type="time">
            <text:p>01:00:31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251.79" calcext:value-type="float">
            <text:p>251.79</text:p>
          </table:table-cell>
          <table:table-cell office:value-type="float" office:value="316.32" calcext:value-type="float">
            <text:p>316.32</text:p>
          </table:table-cell>
        </table:table-row>
        <table:table-row table:style-name="ro1">
          <table:table-cell office:value-type="float" office:value="3647052" calcext:value-type="float">
            <text:p>3647052</text:p>
          </table:table-cell>
          <table:table-cell table:formula="of:=[.A230]/1000/(60*60*24)" office:value-type="time" office:time-value="PT01H00M47.052S" calcext:value-type="time">
            <text:p>01:00:47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252.88" calcext:value-type="float">
            <text:p>252.88</text:p>
          </table:table-cell>
          <table:table-cell office:value-type="float" office:value="317.66" calcext:value-type="float">
            <text:p>317.66</text:p>
          </table:table-cell>
        </table:table-row>
        <table:table-row table:style-name="ro1">
          <table:table-cell office:value-type="float" office:value="3663052" calcext:value-type="float">
            <text:p>3663052</text:p>
          </table:table-cell>
          <table:table-cell table:formula="of:=[.A231]/1000/(60*60*24)" office:value-type="time" office:time-value="PT01H01M03.052S" calcext:value-type="time">
            <text:p>01:01:03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0.48" calcext:value-type="float">
            <text:p>300.48</text:p>
          </table:table-cell>
          <table:table-cell office:value-type="float" office:value="253.96" calcext:value-type="float">
            <text:p>253.96</text:p>
          </table:table-cell>
          <table:table-cell office:value-type="float" office:value="318.99" calcext:value-type="float">
            <text:p>318.99</text:p>
          </table:table-cell>
        </table:table-row>
        <table:table-row table:style-name="ro1">
          <table:table-cell office:value-type="float" office:value="3679052" calcext:value-type="float">
            <text:p>3679052</text:p>
          </table:table-cell>
          <table:table-cell table:formula="of:=[.A232]/1000/(60*60*24)" office:value-type="time" office:time-value="PT01H01M19.052S" calcext:value-type="time">
            <text:p>01:01:19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0.36" calcext:value-type="float">
            <text:p>300.36</text:p>
          </table:table-cell>
          <table:table-cell office:value-type="float" office:value="255.05" calcext:value-type="float">
            <text:p>255.05</text:p>
          </table:table-cell>
          <table:table-cell office:value-type="float" office:value="320.33" calcext:value-type="float">
            <text:p>320.33</text:p>
          </table:table-cell>
        </table:table-row>
        <table:table-row table:style-name="ro1">
          <table:table-cell office:value-type="float" office:value="3695052" calcext:value-type="float">
            <text:p>3695052</text:p>
          </table:table-cell>
          <table:table-cell table:formula="of:=[.A233]/1000/(60*60*24)" office:value-type="time" office:time-value="PT01H01M35.052S" calcext:value-type="time">
            <text:p>01:01:35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256.14" calcext:value-type="float">
            <text:p>256.14</text:p>
          </table:table-cell>
          <table:table-cell office:value-type="float" office:value="321.66" calcext:value-type="float">
            <text:p>321.66</text:p>
          </table:table-cell>
        </table:table-row>
        <table:table-row table:style-name="ro1">
          <table:table-cell office:value-type="float" office:value="3711052" calcext:value-type="float">
            <text:p>3711052</text:p>
          </table:table-cell>
          <table:table-cell table:formula="of:=[.A234]/1000/(60*60*24)" office:value-type="time" office:time-value="PT01H01M51.052S" calcext:value-type="time">
            <text:p>01:01:51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0.36" calcext:value-type="float">
            <text:p>300.36</text:p>
          </table:table-cell>
          <table:table-cell office:value-type="float" office:value="257.22" calcext:value-type="float">
            <text:p>257.22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3727051" calcext:value-type="float">
            <text:p>3727051</text:p>
          </table:table-cell>
          <table:table-cell table:formula="of:=[.A235]/1000/(60*60*24)" office:value-type="time" office:time-value="PT01H02M07.051S" calcext:value-type="time">
            <text:p>01:02:07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0.36" calcext:value-type="float">
            <text:p>300.36</text:p>
          </table:table-cell>
          <table:table-cell office:value-type="float" office:value="258.31" calcext:value-type="float">
            <text:p>258.31</text:p>
          </table:table-cell>
          <table:table-cell office:value-type="float" office:value="324.34" calcext:value-type="float">
            <text:p>324.34</text:p>
          </table:table-cell>
        </table:table-row>
        <table:table-row table:style-name="ro1">
          <table:table-cell office:value-type="float" office:value="3743052" calcext:value-type="float">
            <text:p>3743052</text:p>
          </table:table-cell>
          <table:table-cell table:formula="of:=[.A236]/1000/(60*60*24)" office:value-type="time" office:time-value="PT01H02M23.052S" calcext:value-type="time">
            <text:p>01:02:23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0.35" calcext:value-type="float">
            <text:p>300.35</text:p>
          </table:table-cell>
          <table:table-cell office:value-type="float" office:value="259.4" calcext:value-type="float">
            <text:p>259.4</text:p>
          </table:table-cell>
          <table:table-cell office:value-type="float" office:value="325.67" calcext:value-type="float">
            <text:p>325.67</text:p>
          </table:table-cell>
        </table:table-row>
        <table:table-row table:style-name="ro1">
          <table:table-cell office:value-type="float" office:value="3759052" calcext:value-type="float">
            <text:p>3759052</text:p>
          </table:table-cell>
          <table:table-cell table:formula="of:=[.A237]/1000/(60*60*24)" office:value-type="time" office:time-value="PT01H02M39.052S" calcext:value-type="time">
            <text:p>01:02:39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0.23" calcext:value-type="float">
            <text:p>300.23</text:p>
          </table:table-cell>
          <table:table-cell office:value-type="float" office:value="260.48" calcext:value-type="float">
            <text:p>260.48</text:p>
          </table:table-cell>
          <table:table-cell office:value-type="float" office:value="327.01" calcext:value-type="float">
            <text:p>327.01</text:p>
          </table:table-cell>
        </table:table-row>
        <table:table-row table:style-name="ro1">
          <table:table-cell office:value-type="float" office:value="3775052" calcext:value-type="float">
            <text:p>3775052</text:p>
          </table:table-cell>
          <table:table-cell table:formula="of:=[.A238]/1000/(60*60*24)" office:value-type="time" office:time-value="PT01H02M55.052S" calcext:value-type="time">
            <text:p>01:02:55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0.23" calcext:value-type="float">
            <text:p>300.23</text:p>
          </table:table-cell>
          <table:table-cell office:value-type="float" office:value="261.57" calcext:value-type="float">
            <text:p>261.57</text:p>
          </table:table-cell>
          <table:table-cell office:value-type="float" office:value="328.34" calcext:value-type="float">
            <text:p>328.34</text:p>
          </table:table-cell>
        </table:table-row>
        <table:table-row table:style-name="ro1">
          <table:table-cell office:value-type="float" office:value="3791052" calcext:value-type="float">
            <text:p>3791052</text:p>
          </table:table-cell>
          <table:table-cell table:formula="of:=[.A239]/1000/(60*60*24)" office:value-type="time" office:time-value="PT01H03M11.052S" calcext:value-type="time">
            <text:p>01:03:11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0.23" calcext:value-type="float">
            <text:p>300.23</text:p>
          </table:table-cell>
          <table:table-cell office:value-type="float" office:value="262.66" calcext:value-type="float">
            <text:p>262.66</text:p>
          </table:table-cell>
          <table:table-cell office:value-type="float" office:value="329.67" calcext:value-type="float">
            <text:p>329.67</text:p>
          </table:table-cell>
        </table:table-row>
        <table:table-row table:style-name="ro1">
          <table:table-cell office:value-type="float" office:value="3807052" calcext:value-type="float">
            <text:p>3807052</text:p>
          </table:table-cell>
          <table:table-cell table:formula="of:=[.A240]/1000/(60*60*24)" office:value-type="time" office:time-value="PT01H03M27.052S" calcext:value-type="time">
            <text:p>01:03:27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0.11" calcext:value-type="float">
            <text:p>300.11</text:p>
          </table:table-cell>
          <table:table-cell office:value-type="float" office:value="263.74" calcext:value-type="float">
            <text:p>263.74</text:p>
          </table:table-cell>
          <table:table-cell office:value-type="float" office:value="331.01" calcext:value-type="float">
            <text:p>331.01</text:p>
          </table:table-cell>
        </table:table-row>
        <table:table-row table:style-name="ro1">
          <table:table-cell office:value-type="float" office:value="3823051" calcext:value-type="float">
            <text:p>3823051</text:p>
          </table:table-cell>
          <table:table-cell table:formula="of:=[.A241]/1000/(60*60*24)" office:value-type="time" office:time-value="PT01H03M43.051S" calcext:value-type="time">
            <text:p>01:03:43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0.11" calcext:value-type="float">
            <text:p>300.11</text:p>
          </table:table-cell>
          <table:table-cell office:value-type="float" office:value="264.83" calcext:value-type="float">
            <text:p>264.83</text:p>
          </table:table-cell>
          <table:table-cell office:value-type="float" office:value="332.34" calcext:value-type="float">
            <text:p>332.34</text:p>
          </table:table-cell>
        </table:table-row>
        <table:table-row table:style-name="ro1">
          <table:table-cell office:value-type="float" office:value="3839052" calcext:value-type="float">
            <text:p>3839052</text:p>
          </table:table-cell>
          <table:table-cell table:formula="of:=[.A242]/1000/(60*60*24)" office:value-type="time" office:time-value="PT01H03M59.052S" calcext:value-type="time">
            <text:p>01:03:59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0.11" calcext:value-type="float">
            <text:p>300.11</text:p>
          </table:table-cell>
          <table:table-cell office:value-type="float" office:value="265.91" calcext:value-type="float">
            <text:p>265.91</text:p>
          </table:table-cell>
          <table:table-cell office:value-type="float" office:value="333.68" calcext:value-type="float">
            <text:p>333.68</text:p>
          </table:table-cell>
        </table:table-row>
        <table:table-row table:style-name="ro1">
          <table:table-cell office:value-type="float" office:value="3855052" calcext:value-type="float">
            <text:p>3855052</text:p>
          </table:table-cell>
          <table:table-cell table:formula="of:=[.A243]/1000/(60*60*24)" office:value-type="time" office:time-value="PT01H04M15.052S" calcext:value-type="time">
            <text:p>01:04:15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299.98" calcext:value-type="float">
            <text:p>299.98</text:p>
          </table:table-cell>
          <table:table-cell office:value-type="float" office:value="267" calcext:value-type="float">
            <text:p>267</text:p>
          </table:table-cell>
          <table:table-cell office:value-type="float" office:value="335.01" calcext:value-type="float">
            <text:p>335.01</text:p>
          </table:table-cell>
        </table:table-row>
        <table:table-row table:style-name="ro1">
          <table:table-cell office:value-type="float" office:value="3871052" calcext:value-type="float">
            <text:p>3871052</text:p>
          </table:table-cell>
          <table:table-cell table:formula="of:=[.A244]/1000/(60*60*24)" office:value-type="time" office:time-value="PT01H04M31.052S" calcext:value-type="time">
            <text:p>01:04:31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299.98" calcext:value-type="float">
            <text:p>299.98</text:p>
          </table:table-cell>
          <table:table-cell office:value-type="float" office:value="268.08" calcext:value-type="float">
            <text:p>268.08</text:p>
          </table:table-cell>
          <table:table-cell office:value-type="float" office:value="336.34" calcext:value-type="float">
            <text:p>336.34</text:p>
          </table:table-cell>
        </table:table-row>
        <table:table-row table:style-name="ro1">
          <table:table-cell office:value-type="float" office:value="3887052" calcext:value-type="float">
            <text:p>3887052</text:p>
          </table:table-cell>
          <table:table-cell table:formula="of:=[.A245]/1000/(60*60*24)" office:value-type="time" office:time-value="PT01H04M47.052S" calcext:value-type="time">
            <text:p>01:04:47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299.98" calcext:value-type="float">
            <text:p>299.98</text:p>
          </table:table-cell>
          <table:table-cell office:value-type="float" office:value="269.17" calcext:value-type="float">
            <text:p>269.17</text:p>
          </table:table-cell>
          <table:table-cell office:value-type="float" office:value="337.68" calcext:value-type="float">
            <text:p>337.68</text:p>
          </table:table-cell>
        </table:table-row>
        <table:table-row table:style-name="ro1">
          <table:table-cell office:value-type="float" office:value="3903052" calcext:value-type="float">
            <text:p>3903052</text:p>
          </table:table-cell>
          <table:table-cell table:formula="of:=[.A246]/1000/(60*60*24)" office:value-type="time" office:time-value="PT01H05M03.052S" calcext:value-type="time">
            <text:p>01:05:03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299.86" calcext:value-type="float">
            <text:p>299.86</text:p>
          </table:table-cell>
          <table:table-cell office:value-type="float" office:value="270.26" calcext:value-type="float">
            <text:p>270.26</text:p>
          </table:table-cell>
          <table:table-cell office:value-type="float" office:value="339.01" calcext:value-type="float">
            <text:p>339.01</text:p>
          </table:table-cell>
        </table:table-row>
        <table:table-row table:style-name="ro1">
          <table:table-cell office:value-type="float" office:value="3919052" calcext:value-type="float">
            <text:p>3919052</text:p>
          </table:table-cell>
          <table:table-cell table:formula="of:=[.A247]/1000/(60*60*24)" office:value-type="time" office:time-value="PT01H05M19.052S" calcext:value-type="time">
            <text:p>01:05:19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299.85" calcext:value-type="float">
            <text:p>299.85</text:p>
          </table:table-cell>
          <table:table-cell office:value-type="float" office:value="271.34" calcext:value-type="float">
            <text:p>271.34</text:p>
          </table:table-cell>
          <table:table-cell office:value-type="float" office:value="340.34" calcext:value-type="float">
            <text:p>340.34</text:p>
          </table:table-cell>
        </table:table-row>
        <table:table-row table:style-name="ro1">
          <table:table-cell office:value-type="float" office:value="3935052" calcext:value-type="float">
            <text:p>3935052</text:p>
          </table:table-cell>
          <table:table-cell table:formula="of:=[.A248]/1000/(60*60*24)" office:value-type="time" office:time-value="PT01H05M35.052S" calcext:value-type="time">
            <text:p>01:05:35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299.85" calcext:value-type="float">
            <text:p>299.85</text:p>
          </table:table-cell>
          <table:table-cell office:value-type="float" office:value="272.43" calcext:value-type="float">
            <text:p>272.43</text:p>
          </table:table-cell>
          <table:table-cell office:value-type="float" office:value="341.67" calcext:value-type="float">
            <text:p>341.67</text:p>
          </table:table-cell>
        </table:table-row>
        <table:table-row table:style-name="ro1">
          <table:table-cell office:value-type="float" office:value="3951052" calcext:value-type="float">
            <text:p>3951052</text:p>
          </table:table-cell>
          <table:table-cell table:formula="of:=[.A249]/1000/(60*60*24)" office:value-type="time" office:time-value="PT01H05M51.052S" calcext:value-type="time">
            <text:p>01:05:51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299.73" calcext:value-type="float">
            <text:p>299.73</text:p>
          </table:table-cell>
          <table:table-cell office:value-type="float" office:value="273.51" calcext:value-type="float">
            <text:p>273.51</text:p>
          </table:table-cell>
          <table:table-cell office:value-type="float" office:value="343.01" calcext:value-type="float">
            <text:p>343.01</text:p>
          </table:table-cell>
        </table:table-row>
        <table:table-row table:style-name="ro1">
          <table:table-cell office:value-type="float" office:value="3967052" calcext:value-type="float">
            <text:p>3967052</text:p>
          </table:table-cell>
          <table:table-cell table:formula="of:=[.A250]/1000/(60*60*24)" office:value-type="time" office:time-value="PT01H06M07.052S" calcext:value-type="time">
            <text:p>01:06:07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299.73" calcext:value-type="float">
            <text:p>299.73</text:p>
          </table:table-cell>
          <table:table-cell office:value-type="float" office:value="274.59" calcext:value-type="float">
            <text:p>274.59</text:p>
          </table:table-cell>
          <table:table-cell office:value-type="float" office:value="344.34" calcext:value-type="float">
            <text:p>344.34</text:p>
          </table:table-cell>
        </table:table-row>
        <table:table-row table:style-name="ro1">
          <table:table-cell office:value-type="float" office:value="3983052" calcext:value-type="float">
            <text:p>3983052</text:p>
          </table:table-cell>
          <table:table-cell table:formula="of:=[.A251]/1000/(60*60*24)" office:value-type="time" office:time-value="PT01H06M23.052S" calcext:value-type="time">
            <text:p>01:06:23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299.73" calcext:value-type="float">
            <text:p>299.73</text:p>
          </table:table-cell>
          <table:table-cell office:value-type="float" office:value="275.68" calcext:value-type="float">
            <text:p>275.68</text:p>
          </table:table-cell>
          <table:table-cell office:value-type="float" office:value="345.67" calcext:value-type="float">
            <text:p>345.67</text:p>
          </table:table-cell>
        </table:table-row>
        <table:table-row table:style-name="ro1">
          <table:table-cell office:value-type="float" office:value="3999052" calcext:value-type="float">
            <text:p>3999052</text:p>
          </table:table-cell>
          <table:table-cell table:formula="of:=[.A252]/1000/(60*60*24)" office:value-type="time" office:time-value="PT01H06M39.052S" calcext:value-type="time">
            <text:p>01:06:39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299.61" calcext:value-type="float">
            <text:p>299.61</text:p>
          </table:table-cell>
          <table:table-cell office:value-type="float" office:value="276.76" calcext:value-type="float">
            <text:p>276.76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4015052" calcext:value-type="float">
            <text:p>4015052</text:p>
          </table:table-cell>
          <table:table-cell table:formula="of:=[.A253]/1000/(60*60*24)" office:value-type="time" office:time-value="PT01H06M55.052S" calcext:value-type="time">
            <text:p>01:06:55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299.73" calcext:value-type="float">
            <text:p>299.73</text:p>
          </table:table-cell>
          <table:table-cell office:value-type="float" office:value="277.85" calcext:value-type="float">
            <text:p>277.85</text:p>
          </table:table-cell>
          <table:table-cell office:value-type="float" office:value="348.33" calcext:value-type="float">
            <text:p>348.33</text:p>
          </table:table-cell>
        </table:table-row>
        <table:table-row table:style-name="ro1">
          <table:table-cell office:value-type="float" office:value="4031052" calcext:value-type="float">
            <text:p>4031052</text:p>
          </table:table-cell>
          <table:table-cell table:formula="of:=[.A254]/1000/(60*60*24)" office:value-type="time" office:time-value="PT01H07M11.052S" calcext:value-type="time">
            <text:p>01:07:11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299.6" calcext:value-type="float">
            <text:p>299.6</text:p>
          </table:table-cell>
          <table:table-cell office:value-type="float" office:value="278.93" calcext:value-type="float">
            <text:p>278.93</text:p>
          </table:table-cell>
          <table:table-cell office:value-type="float" office:value="349.66" calcext:value-type="float">
            <text:p>349.66</text:p>
          </table:table-cell>
        </table:table-row>
        <table:table-row table:style-name="ro1">
          <table:table-cell office:value-type="float" office:value="4047052" calcext:value-type="float">
            <text:p>4047052</text:p>
          </table:table-cell>
          <table:table-cell table:formula="of:=[.A255]/1000/(60*60*24)" office:value-type="time" office:time-value="PT01H07M27.052S" calcext:value-type="time">
            <text:p>01:07:27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299.6" calcext:value-type="float">
            <text:p>299.6</text:p>
          </table:table-cell>
          <table:table-cell office:value-type="float" office:value="280.02" calcext:value-type="float">
            <text:p>280.02</text:p>
          </table:table-cell>
          <table:table-cell office:value-type="float" office:value="350.99" calcext:value-type="float">
            <text:p>350.99</text:p>
          </table:table-cell>
        </table:table-row>
        <table:table-row table:style-name="ro1">
          <table:table-cell office:value-type="float" office:value="4063052" calcext:value-type="float">
            <text:p>4063052</text:p>
          </table:table-cell>
          <table:table-cell table:formula="of:=[.A256]/1000/(60*60*24)" office:value-type="time" office:time-value="PT01H07M43.052S" calcext:value-type="time">
            <text:p>01:07:43</text:p>
          </table:table-cell>
          <table:table-cell office:value-type="float" office:value="1.22" calcext:value-type="float">
            <text:p>1.22</text:p>
          </table:table-cell>
          <table:table-cell office:value-type="float" office:value="243.9" calcext:value-type="float">
            <text:p>243.9</text:p>
          </table:table-cell>
          <table:table-cell office:value-type="float" office:value="298.63" calcext:value-type="float">
            <text:p>298.63</text:p>
          </table:table-cell>
          <table:table-cell office:value-type="float" office:value="281.1" calcext:value-type="float">
            <text:p>281.1</text:p>
          </table:table-cell>
          <table:table-cell office:value-type="float" office:value="352.32" calcext:value-type="float">
            <text:p>352.32</text:p>
          </table:table-cell>
        </table:table-row>
        <table:table-row table:style-name="ro1">
          <table:table-cell office:value-type="float" office:value="4079052" calcext:value-type="float">
            <text:p>4079052</text:p>
          </table:table-cell>
          <table:table-cell table:formula="of:=[.A257]/1000/(60*60*24)" office:value-type="time" office:time-value="PT01H07M59.052S" calcext:value-type="time">
            <text:p>01:07:59</text:p>
          </table:table-cell>
          <table:table-cell office:value-type="float" office:value="1.22" calcext:value-type="float">
            <text:p>1.22</text:p>
          </table:table-cell>
          <table:table-cell office:value-type="float" office:value="243.8" calcext:value-type="float">
            <text:p>243.8</text:p>
          </table:table-cell>
          <table:table-cell office:value-type="float" office:value="298.51" calcext:value-type="float">
            <text:p>298.51</text:p>
          </table:table-cell>
          <table:table-cell office:value-type="float" office:value="282.18" calcext:value-type="float">
            <text:p>282.18</text:p>
          </table:table-cell>
          <table:table-cell office:value-type="float" office:value="353.65" calcext:value-type="float">
            <text:p>353.65</text:p>
          </table:table-cell>
        </table:table-row>
        <table:table-row table:style-name="ro1">
          <table:table-cell office:value-type="float" office:value="4095052" calcext:value-type="float">
            <text:p>4095052</text:p>
          </table:table-cell>
          <table:table-cell table:formula="of:=[.A258]/1000/(60*60*24)" office:value-type="time" office:time-value="PT01H08M15.052S" calcext:value-type="time">
            <text:p>01:08:15</text:p>
          </table:table-cell>
          <table:table-cell office:value-type="float" office:value="1.22" calcext:value-type="float">
            <text:p>1.22</text:p>
          </table:table-cell>
          <table:table-cell office:value-type="float" office:value="243.9" calcext:value-type="float">
            <text:p>243.9</text:p>
          </table:table-cell>
          <table:table-cell office:value-type="float" office:value="298.63" calcext:value-type="float">
            <text:p>298.63</text:p>
          </table:table-cell>
          <table:table-cell office:value-type="float" office:value="283.27" calcext:value-type="float">
            <text:p>283.27</text:p>
          </table:table-cell>
          <table:table-cell office:value-type="float" office:value="354.97" calcext:value-type="float">
            <text:p>354.97</text:p>
          </table:table-cell>
        </table:table-row>
        <table:table-row table:style-name="ro1">
          <table:table-cell office:value-type="float" office:value="4111052" calcext:value-type="float">
            <text:p>4111052</text:p>
          </table:table-cell>
          <table:table-cell table:formula="of:=[.A259]/1000/(60*60*24)" office:value-type="time" office:time-value="PT01H08M31.052S" calcext:value-type="time">
            <text:p>01:08:31</text:p>
          </table:table-cell>
          <table:table-cell office:value-type="float" office:value="1.22" calcext:value-type="float">
            <text:p>1.22</text:p>
          </table:table-cell>
          <table:table-cell office:value-type="float" office:value="243.8" calcext:value-type="float">
            <text:p>243.8</text:p>
          </table:table-cell>
          <table:table-cell office:value-type="float" office:value="298.5" calcext:value-type="float">
            <text:p>298.5</text:p>
          </table:table-cell>
          <table:table-cell office:value-type="float" office:value="284.35" calcext:value-type="float">
            <text:p>284.35</text:p>
          </table:table-cell>
          <table:table-cell office:value-type="float" office:value="356.3" calcext:value-type="float">
            <text:p>356.3</text:p>
          </table:table-cell>
        </table:table-row>
        <table:table-row table:style-name="ro1">
          <table:table-cell office:value-type="float" office:value="4127052" calcext:value-type="float">
            <text:p>4127052</text:p>
          </table:table-cell>
          <table:table-cell table:formula="of:=[.A260]/1000/(60*60*24)" office:value-type="time" office:time-value="PT01H08M47.052S" calcext:value-type="time">
            <text:p>01:08:47</text:p>
          </table:table-cell>
          <table:table-cell office:value-type="float" office:value="1.22" calcext:value-type="float">
            <text:p>1.22</text:p>
          </table:table-cell>
          <table:table-cell office:value-type="float" office:value="243.8" calcext:value-type="float">
            <text:p>243.8</text:p>
          </table:table-cell>
          <table:table-cell office:value-type="float" office:value="298.5" calcext:value-type="float">
            <text:p>298.5</text:p>
          </table:table-cell>
          <table:table-cell office:value-type="float" office:value="285.43" calcext:value-type="float">
            <text:p>285.43</text:p>
          </table:table-cell>
          <table:table-cell office:value-type="float" office:value="357.63" calcext:value-type="float">
            <text:p>357.63</text:p>
          </table:table-cell>
        </table:table-row>
        <table:table-row table:style-name="ro1">
          <table:table-cell office:value-type="float" office:value="4143052" calcext:value-type="float">
            <text:p>4143052</text:p>
          </table:table-cell>
          <table:table-cell table:formula="of:=[.A261]/1000/(60*60*24)" office:value-type="time" office:time-value="PT01H09M03.052S" calcext:value-type="time">
            <text:p>01:09:03</text:p>
          </table:table-cell>
          <table:table-cell office:value-type="float" office:value="1.22" calcext:value-type="float">
            <text:p>1.22</text:p>
          </table:table-cell>
          <table:table-cell office:value-type="float" office:value="243.7" calcext:value-type="float">
            <text:p>243.7</text:p>
          </table:table-cell>
          <table:table-cell office:value-type="float" office:value="298.38" calcext:value-type="float">
            <text:p>298.38</text:p>
          </table:table-cell>
          <table:table-cell office:value-type="float" office:value="286.52" calcext:value-type="float">
            <text:p>286.52</text:p>
          </table:table-cell>
          <table:table-cell office:value-type="float" office:value="358.96" calcext:value-type="float">
            <text:p>358.96</text:p>
          </table:table-cell>
        </table:table-row>
        <table:table-row table:style-name="ro1">
          <table:table-cell office:value-type="float" office:value="4159052" calcext:value-type="float">
            <text:p>4159052</text:p>
          </table:table-cell>
          <table:table-cell table:formula="of:=[.A262]/1000/(60*60*24)" office:value-type="time" office:time-value="PT01H09M19.052S" calcext:value-type="time">
            <text:p>01:09:19</text:p>
          </table:table-cell>
          <table:table-cell office:value-type="float" office:value="1.22" calcext:value-type="float">
            <text:p>1.22</text:p>
          </table:table-cell>
          <table:table-cell office:value-type="float" office:value="243.7" calcext:value-type="float">
            <text:p>243.7</text:p>
          </table:table-cell>
          <table:table-cell office:value-type="float" office:value="298.38" calcext:value-type="float">
            <text:p>298.38</text:p>
          </table:table-cell>
          <table:table-cell office:value-type="float" office:value="287.6" calcext:value-type="float">
            <text:p>287.6</text:p>
          </table:table-cell>
          <table:table-cell office:value-type="float" office:value="360.28" calcext:value-type="float">
            <text:p>360.28</text:p>
          </table:table-cell>
        </table:table-row>
        <table:table-row table:style-name="ro1">
          <table:table-cell office:value-type="float" office:value="4175052" calcext:value-type="float">
            <text:p>4175052</text:p>
          </table:table-cell>
          <table:table-cell table:formula="of:=[.A263]/1000/(60*60*24)" office:value-type="time" office:time-value="PT01H09M35.052S" calcext:value-type="time">
            <text:p>01:09:35</text:p>
          </table:table-cell>
          <table:table-cell office:value-type="float" office:value="1.22" calcext:value-type="float">
            <text:p>1.22</text:p>
          </table:table-cell>
          <table:table-cell office:value-type="float" office:value="243.6" calcext:value-type="float">
            <text:p>243.6</text:p>
          </table:table-cell>
          <table:table-cell office:value-type="float" office:value="298.26" calcext:value-type="float">
            <text:p>298.26</text:p>
          </table:table-cell>
          <table:table-cell office:value-type="float" office:value="288.68" calcext:value-type="float">
            <text:p>288.68</text:p>
          </table:table-cell>
          <table:table-cell office:value-type="float" office:value="361.61" calcext:value-type="float">
            <text:p>361.61</text:p>
          </table:table-cell>
        </table:table-row>
        <table:table-row table:style-name="ro1">
          <table:table-cell office:value-type="float" office:value="4191052" calcext:value-type="float">
            <text:p>4191052</text:p>
          </table:table-cell>
          <table:table-cell table:formula="of:=[.A264]/1000/(60*60*24)" office:value-type="time" office:time-value="PT01H09M51.052S" calcext:value-type="time">
            <text:p>01:09:51</text:p>
          </table:table-cell>
          <table:table-cell office:value-type="float" office:value="1.22" calcext:value-type="float">
            <text:p>1.22</text:p>
          </table:table-cell>
          <table:table-cell office:value-type="float" office:value="243.7" calcext:value-type="float">
            <text:p>243.7</text:p>
          </table:table-cell>
          <table:table-cell office:value-type="float" office:value="298.38" calcext:value-type="float">
            <text:p>298.38</text:p>
          </table:table-cell>
          <table:table-cell office:value-type="float" office:value="289.77" calcext:value-type="float">
            <text:p>289.77</text:p>
          </table:table-cell>
          <table:table-cell office:value-type="float" office:value="362.94" calcext:value-type="float">
            <text:p>362.94</text:p>
          </table:table-cell>
        </table:table-row>
        <table:table-row table:style-name="ro1">
          <table:table-cell office:value-type="float" office:value="4207052" calcext:value-type="float">
            <text:p>4207052</text:p>
          </table:table-cell>
          <table:table-cell table:formula="of:=[.A265]/1000/(60*60*24)" office:value-type="time" office:time-value="PT01H10M07.052S" calcext:value-type="time">
            <text:p>01:10:07</text:p>
          </table:table-cell>
          <table:table-cell office:value-type="float" office:value="1.22" calcext:value-type="float">
            <text:p>1.22</text:p>
          </table:table-cell>
          <table:table-cell office:value-type="float" office:value="243.6" calcext:value-type="float">
            <text:p>243.6</text:p>
          </table:table-cell>
          <table:table-cell office:value-type="float" office:value="298.25" calcext:value-type="float">
            <text:p>298.25</text:p>
          </table:table-cell>
          <table:table-cell office:value-type="float" office:value="290.85" calcext:value-type="float">
            <text:p>290.85</text:p>
          </table:table-cell>
          <table:table-cell office:value-type="float" office:value="364.26" calcext:value-type="float">
            <text:p>364.26</text:p>
          </table:table-cell>
        </table:table-row>
        <table:table-row table:style-name="ro1">
          <table:table-cell office:value-type="float" office:value="4223052" calcext:value-type="float">
            <text:p>4223052</text:p>
          </table:table-cell>
          <table:table-cell table:formula="of:=[.A266]/1000/(60*60*24)" office:value-type="time" office:time-value="PT01H10M23.052S" calcext:value-type="time">
            <text:p>01:10:23</text:p>
          </table:table-cell>
          <table:table-cell office:value-type="float" office:value="1.22" calcext:value-type="float">
            <text:p>1.22</text:p>
          </table:table-cell>
          <table:table-cell office:value-type="float" office:value="243.6" calcext:value-type="float">
            <text:p>243.6</text:p>
          </table:table-cell>
          <table:table-cell office:value-type="float" office:value="298.25" calcext:value-type="float">
            <text:p>298.25</text:p>
          </table:table-cell>
          <table:table-cell office:value-type="float" office:value="291.93" calcext:value-type="float">
            <text:p>291.93</text:p>
          </table:table-cell>
          <table:table-cell office:value-type="float" office:value="365.59" calcext:value-type="float">
            <text:p>365.59</text:p>
          </table:table-cell>
        </table:table-row>
        <table:table-row table:style-name="ro1">
          <table:table-cell office:value-type="float" office:value="4239052" calcext:value-type="float">
            <text:p>4239052</text:p>
          </table:table-cell>
          <table:table-cell table:formula="of:=[.A267]/1000/(60*60*24)" office:value-type="time" office:time-value="PT01H10M39.052S" calcext:value-type="time">
            <text:p>01:10:39</text:p>
          </table:table-cell>
          <table:table-cell office:value-type="float" office:value="1.22" calcext:value-type="float">
            <text:p>1.22</text:p>
          </table:table-cell>
          <table:table-cell office:value-type="float" office:value="243.6" calcext:value-type="float">
            <text:p>243.6</text:p>
          </table:table-cell>
          <table:table-cell office:value-type="float" office:value="298.25" calcext:value-type="float">
            <text:p>298.25</text:p>
          </table:table-cell>
          <table:table-cell office:value-type="float" office:value="293.01" calcext:value-type="float">
            <text:p>293.01</text:p>
          </table:table-cell>
          <table:table-cell office:value-type="float" office:value="366.91" calcext:value-type="float">
            <text:p>366.91</text:p>
          </table:table-cell>
        </table:table-row>
        <table:table-row table:style-name="ro1">
          <table:table-cell office:value-type="float" office:value="4255052" calcext:value-type="float">
            <text:p>4255052</text:p>
          </table:table-cell>
          <table:table-cell table:formula="of:=[.A268]/1000/(60*60*24)" office:value-type="time" office:time-value="PT01H10M55.052S" calcext:value-type="time">
            <text:p>01:10:55</text:p>
          </table:table-cell>
          <table:table-cell office:value-type="float" office:value="1.22" calcext:value-type="float">
            <text:p>1.22</text:p>
          </table:table-cell>
          <table:table-cell office:value-type="float" office:value="243.6" calcext:value-type="float">
            <text:p>243.6</text:p>
          </table:table-cell>
          <table:table-cell office:value-type="float" office:value="298.25" calcext:value-type="float">
            <text:p>298.25</text:p>
          </table:table-cell>
          <table:table-cell office:value-type="float" office:value="294.1" calcext:value-type="float">
            <text:p>294.1</text:p>
          </table:table-cell>
          <table:table-cell office:value-type="float" office:value="368.24" calcext:value-type="float">
            <text:p>368.24</text:p>
          </table:table-cell>
        </table:table-row>
        <table:table-row table:style-name="ro1">
          <table:table-cell office:value-type="float" office:value="4271052" calcext:value-type="float">
            <text:p>4271052</text:p>
          </table:table-cell>
          <table:table-cell table:formula="of:=[.A269]/1000/(60*60*24)" office:value-type="time" office:time-value="PT01H11M11.052S" calcext:value-type="time">
            <text:p>01:11:11</text:p>
          </table:table-cell>
          <table:table-cell office:value-type="float" office:value="1.22" calcext:value-type="float">
            <text:p>1.22</text:p>
          </table:table-cell>
          <table:table-cell office:value-type="float" office:value="243.5" calcext:value-type="float">
            <text:p>243.5</text:p>
          </table:table-cell>
          <table:table-cell office:value-type="float" office:value="298.13" calcext:value-type="float">
            <text:p>298.13</text:p>
          </table:table-cell>
          <table:table-cell office:value-type="float" office:value="295.18" calcext:value-type="float">
            <text:p>295.18</text:p>
          </table:table-cell>
          <table:table-cell office:value-type="float" office:value="369.57" calcext:value-type="float">
            <text:p>369.57</text:p>
          </table:table-cell>
        </table:table-row>
        <table:table-row table:style-name="ro1">
          <table:table-cell office:value-type="float" office:value="4287052" calcext:value-type="float">
            <text:p>4287052</text:p>
          </table:table-cell>
          <table:table-cell table:formula="of:=[.A270]/1000/(60*60*24)" office:value-type="time" office:time-value="PT01H11M27.052S" calcext:value-type="time">
            <text:p>01:11:27</text:p>
          </table:table-cell>
          <table:table-cell office:value-type="float" office:value="1.22" calcext:value-type="float">
            <text:p>1.22</text:p>
          </table:table-cell>
          <table:table-cell office:value-type="float" office:value="243.6" calcext:value-type="float">
            <text:p>243.6</text:p>
          </table:table-cell>
          <table:table-cell office:value-type="float" office:value="298.25" calcext:value-type="float">
            <text:p>298.25</text:p>
          </table:table-cell>
          <table:table-cell office:value-type="float" office:value="296.26" calcext:value-type="float">
            <text:p>296.26</text:p>
          </table:table-cell>
          <table:table-cell office:value-type="float" office:value="370.89" calcext:value-type="float">
            <text:p>370.89</text:p>
          </table:table-cell>
        </table:table-row>
        <table:table-row table:style-name="ro1">
          <table:table-cell office:value-type="float" office:value="4303052" calcext:value-type="float">
            <text:p>4303052</text:p>
          </table:table-cell>
          <table:table-cell table:formula="of:=[.A271]/1000/(60*60*24)" office:value-type="time" office:time-value="PT01H11M43.052S" calcext:value-type="time">
            <text:p>01:11:43</text:p>
          </table:table-cell>
          <table:table-cell office:value-type="float" office:value="1.22" calcext:value-type="float">
            <text:p>1.22</text:p>
          </table:table-cell>
          <table:table-cell office:value-type="float" office:value="243.5" calcext:value-type="float">
            <text:p>243.5</text:p>
          </table:table-cell>
          <table:table-cell office:value-type="float" office:value="298.13" calcext:value-type="float">
            <text:p>298.13</text:p>
          </table:table-cell>
          <table:table-cell office:value-type="float" office:value="297.34" calcext:value-type="float">
            <text:p>297.34</text:p>
          </table:table-cell>
          <table:table-cell office:value-type="float" office:value="372.22" calcext:value-type="float">
            <text:p>372.22</text:p>
          </table:table-cell>
        </table:table-row>
        <table:table-row table:style-name="ro1">
          <table:table-cell office:value-type="float" office:value="4319052" calcext:value-type="float">
            <text:p>4319052</text:p>
          </table:table-cell>
          <table:table-cell table:formula="of:=[.A272]/1000/(60*60*24)" office:value-type="time" office:time-value="PT01H11M59.052S" calcext:value-type="time">
            <text:p>01:11:59</text:p>
          </table:table-cell>
          <table:table-cell office:value-type="float" office:value="1.22" calcext:value-type="float">
            <text:p>1.22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01" calcext:value-type="float">
            <text:p>298.01</text:p>
          </table:table-cell>
          <table:table-cell office:value-type="float" office:value="298.43" calcext:value-type="float">
            <text:p>298.43</text:p>
          </table:table-cell>
          <table:table-cell office:value-type="float" office:value="373.54" calcext:value-type="float">
            <text:p>373.54</text:p>
          </table:table-cell>
        </table:table-row>
        <table:table-row table:style-name="ro1">
          <table:table-cell office:value-type="float" office:value="4335052" calcext:value-type="float">
            <text:p>4335052</text:p>
          </table:table-cell>
          <table:table-cell table:formula="of:=[.A273]/1000/(60*60*24)" office:value-type="time" office:time-value="PT01H12M15.052S" calcext:value-type="time">
            <text:p>01:12:15</text:p>
          </table:table-cell>
          <table:table-cell office:value-type="float" office:value="1.22" calcext:value-type="float">
            <text:p>1.22</text:p>
          </table:table-cell>
          <table:table-cell office:value-type="float" office:value="243.4" calcext:value-type="float">
            <text:p>243.4</text:p>
          </table:table-cell>
          <table:table-cell office:value-type="float" office:value="298" calcext:value-type="float">
            <text:p>298</text:p>
          </table:table-cell>
          <table:table-cell office:value-type="float" office:value="299.51" calcext:value-type="float">
            <text:p>299.51</text:p>
          </table:table-cell>
          <table:table-cell office:value-type="float" office:value="374.87" calcext:value-type="float">
            <text:p>374.87</text:p>
          </table:table-cell>
        </table:table-row>
        <table:table-row table:style-name="ro1">
          <table:table-cell office:value-type="float" office:value="4351052" calcext:value-type="float">
            <text:p>4351052</text:p>
          </table:table-cell>
          <table:table-cell table:formula="of:=[.A274]/1000/(60*60*24)" office:value-type="time" office:time-value="PT01H12M31.052S" calcext:value-type="time">
            <text:p>01:12:31</text:p>
          </table:table-cell>
          <table:table-cell office:value-type="float" office:value="1.22" calcext:value-type="float">
            <text:p>1.22</text:p>
          </table:table-cell>
          <table:table-cell office:value-type="float" office:value="243.4" calcext:value-type="float">
            <text:p>243.4</text:p>
          </table:table-cell>
          <table:table-cell office:value-type="float" office:value="298" calcext:value-type="float">
            <text:p>298</text:p>
          </table:table-cell>
          <table:table-cell office:value-type="float" office:value="300.59" calcext:value-type="float">
            <text:p>300.59</text:p>
          </table:table-cell>
          <table:table-cell office:value-type="float" office:value="376.19" calcext:value-type="float">
            <text:p>376.19</text:p>
          </table:table-cell>
        </table:table-row>
        <table:table-row table:style-name="ro1">
          <table:table-cell office:value-type="float" office:value="4367052" calcext:value-type="float">
            <text:p>4367052</text:p>
          </table:table-cell>
          <table:table-cell table:formula="of:=[.A275]/1000/(60*60*24)" office:value-type="time" office:time-value="PT01H12M47.052S" calcext:value-type="time">
            <text:p>01:12:47</text:p>
          </table:table-cell>
          <table:table-cell office:value-type="float" office:value="1.22" calcext:value-type="float">
            <text:p>1.22</text:p>
          </table:table-cell>
          <table:table-cell office:value-type="float" office:value="243.4" calcext:value-type="float">
            <text:p>243.4</text:p>
          </table:table-cell>
          <table:table-cell office:value-type="float" office:value="298" calcext:value-type="float">
            <text:p>298</text:p>
          </table:table-cell>
          <table:table-cell office:value-type="float" office:value="301.67" calcext:value-type="float">
            <text:p>301.67</text:p>
          </table:table-cell>
          <table:table-cell office:value-type="float" office:value="377.51" calcext:value-type="float">
            <text:p>377.51</text:p>
          </table:table-cell>
        </table:table-row>
        <table:table-row table:style-name="ro1">
          <table:table-cell office:value-type="float" office:value="4383052" calcext:value-type="float">
            <text:p>4383052</text:p>
          </table:table-cell>
          <table:table-cell table:formula="of:=[.A276]/1000/(60*60*24)" office:value-type="time" office:time-value="PT01H13M03.052S" calcext:value-type="time">
            <text:p>01:13:03</text:p>
          </table:table-cell>
          <table:table-cell office:value-type="float" office:value="1.22" calcext:value-type="float">
            <text:p>1.22</text:p>
          </table:table-cell>
          <table:table-cell office:value-type="float" office:value="243.4" calcext:value-type="float">
            <text:p>243.4</text:p>
          </table:table-cell>
          <table:table-cell office:value-type="float" office:value="297.03" calcext:value-type="float">
            <text:p>297.03</text:p>
          </table:table-cell>
          <table:table-cell office:value-type="float" office:value="302.75" calcext:value-type="float">
            <text:p>302.75</text:p>
          </table:table-cell>
          <table:table-cell office:value-type="float" office:value="378.84" calcext:value-type="float">
            <text:p>378.84</text:p>
          </table:table-cell>
        </table:table-row>
        <table:table-row table:style-name="ro1">
          <table:table-cell office:value-type="float" office:value="4399052" calcext:value-type="float">
            <text:p>4399052</text:p>
          </table:table-cell>
          <table:table-cell table:formula="of:=[.A277]/1000/(60*60*24)" office:value-type="time" office:time-value="PT01H13M19.052S" calcext:value-type="time">
            <text:p>01:13:19</text:p>
          </table:table-cell>
          <table:table-cell office:value-type="float" office:value="1.22" calcext:value-type="float">
            <text:p>1.22</text:p>
          </table:table-cell>
          <table:table-cell office:value-type="float" office:value="243.3" calcext:value-type="float">
            <text:p>243.3</text:p>
          </table:table-cell>
          <table:table-cell office:value-type="float" office:value="297.88" calcext:value-type="float">
            <text:p>297.88</text:p>
          </table:table-cell>
          <table:table-cell office:value-type="float" office:value="303.83" calcext:value-type="float">
            <text:p>303.83</text:p>
          </table:table-cell>
          <table:table-cell office:value-type="float" office:value="380.16" calcext:value-type="float">
            <text:p>380.16</text:p>
          </table:table-cell>
        </table:table-row>
        <table:table-row table:style-name="ro1">
          <table:table-cell office:value-type="float" office:value="4415052" calcext:value-type="float">
            <text:p>4415052</text:p>
          </table:table-cell>
          <table:table-cell table:formula="of:=[.A278]/1000/(60*60*24)" office:value-type="time" office:time-value="PT01H13M35.052S" calcext:value-type="time">
            <text:p>01:13:35</text:p>
          </table:table-cell>
          <table:table-cell office:value-type="float" office:value="1.22" calcext:value-type="float">
            <text:p>1.22</text:p>
          </table:table-cell>
          <table:table-cell office:value-type="float" office:value="243.3" calcext:value-type="float">
            <text:p>243.3</text:p>
          </table:table-cell>
          <table:table-cell office:value-type="float" office:value="297.88" calcext:value-type="float">
            <text:p>297.88</text:p>
          </table:table-cell>
          <table:table-cell office:value-type="float" office:value="304.92" calcext:value-type="float">
            <text:p>304.92</text:p>
          </table:table-cell>
          <table:table-cell office:value-type="float" office:value="381.49" calcext:value-type="float">
            <text:p>381.49</text:p>
          </table:table-cell>
        </table:table-row>
        <table:table-row table:style-name="ro1">
          <table:table-cell office:value-type="float" office:value="4431052" calcext:value-type="float">
            <text:p>4431052</text:p>
          </table:table-cell>
          <table:table-cell table:formula="of:=[.A279]/1000/(60*60*24)" office:value-type="time" office:time-value="PT01H13M51.052S" calcext:value-type="time">
            <text:p>01:13:51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7.76" calcext:value-type="float">
            <text:p>297.76</text:p>
          </table:table-cell>
          <table:table-cell office:value-type="float" office:value="306" calcext:value-type="float">
            <text:p>306</text:p>
          </table:table-cell>
          <table:table-cell office:value-type="float" office:value="382.81" calcext:value-type="float">
            <text:p>382.81</text:p>
          </table:table-cell>
        </table:table-row>
        <table:table-row table:style-name="ro1">
          <table:table-cell office:value-type="float" office:value="4447052" calcext:value-type="float">
            <text:p>4447052</text:p>
          </table:table-cell>
          <table:table-cell table:formula="of:=[.A280]/1000/(60*60*24)" office:value-type="time" office:time-value="PT01H14M07.052S" calcext:value-type="time">
            <text:p>01:14:07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6.78" calcext:value-type="float">
            <text:p>296.78</text:p>
          </table:table-cell>
          <table:table-cell office:value-type="float" office:value="307.08" calcext:value-type="float">
            <text:p>307.08</text:p>
          </table:table-cell>
          <table:table-cell office:value-type="float" office:value="384.13" calcext:value-type="float">
            <text:p>384.13</text:p>
          </table:table-cell>
        </table:table-row>
        <table:table-row table:style-name="ro1">
          <table:table-cell office:value-type="float" office:value="4463052" calcext:value-type="float">
            <text:p>4463052</text:p>
          </table:table-cell>
          <table:table-cell table:formula="of:=[.A281]/1000/(60*60*24)" office:value-type="time" office:time-value="PT01H14M23.052S" calcext:value-type="time">
            <text:p>01:14:23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7.75" calcext:value-type="float">
            <text:p>297.75</text:p>
          </table:table-cell>
          <table:table-cell office:value-type="float" office:value="308.16" calcext:value-type="float">
            <text:p>308.16</text:p>
          </table:table-cell>
          <table:table-cell office:value-type="float" office:value="385.45" calcext:value-type="float">
            <text:p>385.45</text:p>
          </table:table-cell>
        </table:table-row>
        <table:table-row table:style-name="ro1">
          <table:table-cell office:value-type="float" office:value="4479052" calcext:value-type="float">
            <text:p>4479052</text:p>
          </table:table-cell>
          <table:table-cell table:formula="of:=[.A282]/1000/(60*60*24)" office:value-type="time" office:time-value="PT01H14M39.052S" calcext:value-type="time">
            <text:p>01:14:39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6.78" calcext:value-type="float">
            <text:p>296.78</text:p>
          </table:table-cell>
          <table:table-cell office:value-type="float" office:value="309.24" calcext:value-type="float">
            <text:p>309.24</text:p>
          </table:table-cell>
          <table:table-cell office:value-type="float" office:value="386.78" calcext:value-type="float">
            <text:p>386.78</text:p>
          </table:table-cell>
        </table:table-row>
        <table:table-row table:style-name="ro1">
          <table:table-cell office:value-type="float" office:value="4495052" calcext:value-type="float">
            <text:p>4495052</text:p>
          </table:table-cell>
          <table:table-cell table:formula="of:=[.A283]/1000/(60*60*24)" office:value-type="time" office:time-value="PT01H14M55.052S" calcext:value-type="time">
            <text:p>01:14:55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7.75" calcext:value-type="float">
            <text:p>297.75</text:p>
          </table:table-cell>
          <table:table-cell office:value-type="float" office:value="310.32" calcext:value-type="float">
            <text:p>310.32</text:p>
          </table:table-cell>
          <table:table-cell office:value-type="float" office:value="388.1" calcext:value-type="float">
            <text:p>388.1</text:p>
          </table:table-cell>
        </table:table-row>
        <table:table-row table:style-name="ro1">
          <table:table-cell office:value-type="float" office:value="4511052" calcext:value-type="float">
            <text:p>4511052</text:p>
          </table:table-cell>
          <table:table-cell table:formula="of:=[.A284]/1000/(60*60*24)" office:value-type="time" office:time-value="PT01H15M11.052S" calcext:value-type="time">
            <text:p>01:15:11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7.75" calcext:value-type="float">
            <text:p>297.75</text:p>
          </table:table-cell>
          <table:table-cell office:value-type="float" office:value="311.4" calcext:value-type="float">
            <text:p>311.4</text:p>
          </table:table-cell>
          <table:table-cell office:value-type="float" office:value="389.42" calcext:value-type="float">
            <text:p>389.42</text:p>
          </table:table-cell>
        </table:table-row>
        <table:table-row table:style-name="ro1">
          <table:table-cell office:value-type="float" office:value="4527052" calcext:value-type="float">
            <text:p>4527052</text:p>
          </table:table-cell>
          <table:table-cell table:formula="of:=[.A285]/1000/(60*60*24)" office:value-type="time" office:time-value="PT01H15M27.052S" calcext:value-type="time">
            <text:p>01:15:27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6.78" calcext:value-type="float">
            <text:p>296.78</text:p>
          </table:table-cell>
          <table:table-cell office:value-type="float" office:value="312.48" calcext:value-type="float">
            <text:p>312.48</text:p>
          </table:table-cell>
          <table:table-cell office:value-type="float" office:value="390.74" calcext:value-type="float">
            <text:p>390.74</text:p>
          </table:table-cell>
        </table:table-row>
        <table:table-row table:style-name="ro1">
          <table:table-cell office:value-type="float" office:value="4543052" calcext:value-type="float">
            <text:p>4543052</text:p>
          </table:table-cell>
          <table:table-cell table:formula="of:=[.A286]/1000/(60*60*24)" office:value-type="time" office:time-value="PT01H15M43.052S" calcext:value-type="time">
            <text:p>01:15:43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313.56" calcext:value-type="float">
            <text:p>313.56</text:p>
          </table:table-cell>
          <table:table-cell office:value-type="float" office:value="392.06" calcext:value-type="float">
            <text:p>392.06</text:p>
          </table:table-cell>
        </table:table-row>
        <table:table-row table:style-name="ro1">
          <table:table-cell office:value-type="float" office:value="4559052" calcext:value-type="float">
            <text:p>4559052</text:p>
          </table:table-cell>
          <table:table-cell table:formula="of:=[.A287]/1000/(60*60*24)" office:value-type="time" office:time-value="PT01H15M59.052S" calcext:value-type="time">
            <text:p>01:15:59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6.66" calcext:value-type="float">
            <text:p>296.66</text:p>
          </table:table-cell>
          <table:table-cell office:value-type="float" office:value="314.64" calcext:value-type="float">
            <text:p>314.64</text:p>
          </table:table-cell>
          <table:table-cell office:value-type="float" office:value="393.38" calcext:value-type="float">
            <text:p>393.38</text:p>
          </table:table-cell>
        </table:table-row>
        <table:table-row table:style-name="ro1">
          <table:table-cell office:value-type="float" office:value="4575052" calcext:value-type="float">
            <text:p>4575052</text:p>
          </table:table-cell>
          <table:table-cell table:formula="of:=[.A288]/1000/(60*60*24)" office:value-type="time" office:time-value="PT01H16M15.052S" calcext:value-type="time">
            <text:p>01:16:15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6.65" calcext:value-type="float">
            <text:p>296.65</text:p>
          </table:table-cell>
          <table:table-cell office:value-type="float" office:value="315.72" calcext:value-type="float">
            <text:p>315.72</text:p>
          </table:table-cell>
          <table:table-cell office:value-type="float" office:value="394.7" calcext:value-type="float">
            <text:p>394.7</text:p>
          </table:table-cell>
        </table:table-row>
        <table:table-row table:style-name="ro1">
          <table:table-cell office:value-type="float" office:value="4591052" calcext:value-type="float">
            <text:p>4591052</text:p>
          </table:table-cell>
          <table:table-cell table:formula="of:=[.A289]/1000/(60*60*24)" office:value-type="time" office:time-value="PT01H16M31.052S" calcext:value-type="time">
            <text:p>01:16:31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316.8" calcext:value-type="float">
            <text:p>316.8</text:p>
          </table:table-cell>
          <table:table-cell office:value-type="float" office:value="396.02" calcext:value-type="float">
            <text:p>396.02</text:p>
          </table:table-cell>
        </table:table-row>
        <table:table-row table:style-name="ro1">
          <table:table-cell office:value-type="float" office:value="4607052" calcext:value-type="float">
            <text:p>4607052</text:p>
          </table:table-cell>
          <table:table-cell table:formula="of:=[.A290]/1000/(60*60*24)" office:value-type="time" office:time-value="PT01H16M47.052S" calcext:value-type="time">
            <text:p>01:16:47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6.65" calcext:value-type="float">
            <text:p>296.65</text:p>
          </table:table-cell>
          <table:table-cell office:value-type="float" office:value="317.88" calcext:value-type="float">
            <text:p>317.88</text:p>
          </table:table-cell>
          <table:table-cell office:value-type="float" office:value="397.34" calcext:value-type="float">
            <text:p>397.34</text:p>
          </table:table-cell>
        </table:table-row>
        <table:table-row table:style-name="ro1">
          <table:table-cell office:value-type="float" office:value="4623052" calcext:value-type="float">
            <text:p>4623052</text:p>
          </table:table-cell>
          <table:table-cell table:formula="of:=[.A291]/1000/(60*60*24)" office:value-type="time" office:time-value="PT01H17M03.052S" calcext:value-type="time">
            <text:p>01:17:03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6.53" calcext:value-type="float">
            <text:p>296.53</text:p>
          </table:table-cell>
          <table:table-cell office:value-type="float" office:value="318.97" calcext:value-type="float">
            <text:p>318.97</text:p>
          </table:table-cell>
          <table:table-cell office:value-type="float" office:value="398.66" calcext:value-type="float">
            <text:p>398.66</text:p>
          </table:table-cell>
        </table:table-row>
        <table:table-row table:style-name="ro1">
          <table:table-cell office:value-type="float" office:value="4639052" calcext:value-type="float">
            <text:p>4639052</text:p>
          </table:table-cell>
          <table:table-cell table:formula="of:=[.A292]/1000/(60*60*24)" office:value-type="time" office:time-value="PT01H17M19.052S" calcext:value-type="time">
            <text:p>01:17:19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6.53" calcext:value-type="float">
            <text:p>296.53</text:p>
          </table:table-cell>
          <table:table-cell office:value-type="float" office:value="320.05" calcext:value-type="float">
            <text:p>320.05</text:p>
          </table:table-cell>
          <table:table-cell office:value-type="float" office:value="399.98" calcext:value-type="float">
            <text:p>399.98</text:p>
          </table:table-cell>
        </table:table-row>
        <table:table-row table:style-name="ro1">
          <table:table-cell office:value-type="float" office:value="4655052" calcext:value-type="float">
            <text:p>4655052</text:p>
          </table:table-cell>
          <table:table-cell table:formula="of:=[.A293]/1000/(60*60*24)" office:value-type="time" office:time-value="PT01H17M35.052S" calcext:value-type="time">
            <text:p>01:17:35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6.41" calcext:value-type="float">
            <text:p>296.41</text:p>
          </table:table-cell>
          <table:table-cell office:value-type="float" office:value="321.12" calcext:value-type="float">
            <text:p>321.12</text:p>
          </table:table-cell>
          <table:table-cell office:value-type="float" office:value="401.3" calcext:value-type="float">
            <text:p>401.3</text:p>
          </table:table-cell>
        </table:table-row>
        <table:table-row table:style-name="ro1">
          <table:table-cell office:value-type="float" office:value="4671052" calcext:value-type="float">
            <text:p>4671052</text:p>
          </table:table-cell>
          <table:table-cell table:formula="of:=[.A294]/1000/(60*60*24)" office:value-type="time" office:time-value="PT01H17M51.052S" calcext:value-type="time">
            <text:p>01:17:51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6.41" calcext:value-type="float">
            <text:p>296.41</text:p>
          </table:table-cell>
          <table:table-cell office:value-type="float" office:value="322.2" calcext:value-type="float">
            <text:p>322.2</text:p>
          </table:table-cell>
          <table:table-cell office:value-type="float" office:value="402.62" calcext:value-type="float">
            <text:p>402.62</text:p>
          </table:table-cell>
        </table:table-row>
        <table:table-row table:style-name="ro1">
          <table:table-cell office:value-type="float" office:value="4687052" calcext:value-type="float">
            <text:p>4687052</text:p>
          </table:table-cell>
          <table:table-cell table:formula="of:=[.A295]/1000/(60*60*24)" office:value-type="time" office:time-value="PT01H18M07.052S" calcext:value-type="time">
            <text:p>01:18:07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6.53" calcext:value-type="float">
            <text:p>296.53</text:p>
          </table:table-cell>
          <table:table-cell office:value-type="float" office:value="323.28" calcext:value-type="float">
            <text:p>323.28</text:p>
          </table:table-cell>
          <table:table-cell office:value-type="float" office:value="403.93" calcext:value-type="float">
            <text:p>403.93</text:p>
          </table:table-cell>
        </table:table-row>
        <table:table-row table:style-name="ro1">
          <table:table-cell office:value-type="float" office:value="4703052" calcext:value-type="float">
            <text:p>4703052</text:p>
          </table:table-cell>
          <table:table-cell table:formula="of:=[.A296]/1000/(60*60*24)" office:value-type="time" office:time-value="PT01H18M23.052S" calcext:value-type="time">
            <text:p>01:18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6.41" calcext:value-type="float">
            <text:p>296.41</text:p>
          </table:table-cell>
          <table:table-cell office:value-type="float" office:value="324.36" calcext:value-type="float">
            <text:p>324.36</text:p>
          </table:table-cell>
          <table:table-cell office:value-type="float" office:value="405.25" calcext:value-type="float">
            <text:p>405.25</text:p>
          </table:table-cell>
        </table:table-row>
        <table:table-row table:style-name="ro1">
          <table:table-cell office:value-type="float" office:value="4719052" calcext:value-type="float">
            <text:p>4719052</text:p>
          </table:table-cell>
          <table:table-cell table:formula="of:=[.A297]/1000/(60*60*24)" office:value-type="time" office:time-value="PT01H18M39.052S" calcext:value-type="time">
            <text:p>01:18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6.29" calcext:value-type="float">
            <text:p>296.29</text:p>
          </table:table-cell>
          <table:table-cell office:value-type="float" office:value="325.44" calcext:value-type="float">
            <text:p>325.44</text:p>
          </table:table-cell>
          <table:table-cell office:value-type="float" office:value="406.57" calcext:value-type="float">
            <text:p>406.57</text:p>
          </table:table-cell>
        </table:table-row>
        <table:table-row table:style-name="ro1">
          <table:table-cell office:value-type="float" office:value="4735052" calcext:value-type="float">
            <text:p>4735052</text:p>
          </table:table-cell>
          <table:table-cell table:formula="of:=[.A298]/1000/(60*60*24)" office:value-type="time" office:time-value="PT01H18M55.052S" calcext:value-type="time">
            <text:p>01:18:55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6.41" calcext:value-type="float">
            <text:p>296.41</text:p>
          </table:table-cell>
          <table:table-cell office:value-type="float" office:value="326.52" calcext:value-type="float">
            <text:p>326.52</text:p>
          </table:table-cell>
          <table:table-cell office:value-type="float" office:value="407.89" calcext:value-type="float">
            <text:p>407.89</text:p>
          </table:table-cell>
        </table:table-row>
        <table:table-row table:style-name="ro1">
          <table:table-cell office:value-type="float" office:value="4751052" calcext:value-type="float">
            <text:p>4751052</text:p>
          </table:table-cell>
          <table:table-cell table:formula="of:=[.A299]/1000/(60*60*24)" office:value-type="time" office:time-value="PT01H19M11.052S" calcext:value-type="time">
            <text:p>01:19:11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6.28" calcext:value-type="float">
            <text:p>296.28</text:p>
          </table:table-cell>
          <table:table-cell office:value-type="float" office:value="327.6" calcext:value-type="float">
            <text:p>327.6</text:p>
          </table:table-cell>
          <table:table-cell office:value-type="float" office:value="409.2" calcext:value-type="float">
            <text:p>409.2</text:p>
          </table:table-cell>
        </table:table-row>
        <table:table-row table:style-name="ro1">
          <table:table-cell office:value-type="float" office:value="4767052" calcext:value-type="float">
            <text:p>4767052</text:p>
          </table:table-cell>
          <table:table-cell table:formula="of:=[.A300]/1000/(60*60*24)" office:value-type="time" office:time-value="PT01H19M27.052S" calcext:value-type="time">
            <text:p>01:19:27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6.28" calcext:value-type="float">
            <text:p>296.28</text:p>
          </table:table-cell>
          <table:table-cell office:value-type="float" office:value="328.68" calcext:value-type="float">
            <text:p>328.68</text:p>
          </table:table-cell>
          <table:table-cell office:value-type="float" office:value="410.52" calcext:value-type="float">
            <text:p>410.52</text:p>
          </table:table-cell>
        </table:table-row>
        <table:table-row table:style-name="ro1">
          <table:table-cell office:value-type="float" office:value="4783052" calcext:value-type="float">
            <text:p>4783052</text:p>
          </table:table-cell>
          <table:table-cell table:formula="of:=[.A301]/1000/(60*60*24)" office:value-type="time" office:time-value="PT01H19M43.052S" calcext:value-type="time">
            <text:p>01:19:43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6.28" calcext:value-type="float">
            <text:p>296.28</text:p>
          </table:table-cell>
          <table:table-cell office:value-type="float" office:value="329.76" calcext:value-type="float">
            <text:p>329.76</text:p>
          </table:table-cell>
          <table:table-cell office:value-type="float" office:value="411.84" calcext:value-type="float">
            <text:p>411.84</text:p>
          </table:table-cell>
        </table:table-row>
        <table:table-row table:style-name="ro1">
          <table:table-cell office:value-type="float" office:value="4799052" calcext:value-type="float">
            <text:p>4799052</text:p>
          </table:table-cell>
          <table:table-cell table:formula="of:=[.A302]/1000/(60*60*24)" office:value-type="time" office:time-value="PT01H19M59.052S" calcext:value-type="time">
            <text:p>01:19:59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6.28" calcext:value-type="float">
            <text:p>296.28</text:p>
          </table:table-cell>
          <table:table-cell office:value-type="float" office:value="330.84" calcext:value-type="float">
            <text:p>330.84</text:p>
          </table:table-cell>
          <table:table-cell office:value-type="float" office:value="413.15" calcext:value-type="float">
            <text:p>413.15</text:p>
          </table:table-cell>
        </table:table-row>
        <table:table-row table:style-name="ro1">
          <table:table-cell office:value-type="float" office:value="4815052" calcext:value-type="float">
            <text:p>4815052</text:p>
          </table:table-cell>
          <table:table-cell table:formula="of:=[.A303]/1000/(60*60*24)" office:value-type="time" office:time-value="PT01H20M15.052S" calcext:value-type="time">
            <text:p>01:20:15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6.16" calcext:value-type="float">
            <text:p>296.16</text:p>
          </table:table-cell>
          <table:table-cell office:value-type="float" office:value="331.92" calcext:value-type="float">
            <text:p>331.92</text:p>
          </table:table-cell>
          <table:table-cell office:value-type="float" office:value="414.47" calcext:value-type="float">
            <text:p>414.47</text:p>
          </table:table-cell>
        </table:table-row>
        <table:table-row table:style-name="ro1">
          <table:table-cell office:value-type="float" office:value="4831052" calcext:value-type="float">
            <text:p>4831052</text:p>
          </table:table-cell>
          <table:table-cell table:formula="of:=[.A304]/1000/(60*60*24)" office:value-type="time" office:time-value="PT01H20M31.052S" calcext:value-type="time">
            <text:p>01:20:31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6.16" calcext:value-type="float">
            <text:p>296.16</text:p>
          </table:table-cell>
          <table:table-cell office:value-type="float" office:value="333" calcext:value-type="float">
            <text:p>333</text:p>
          </table:table-cell>
          <table:table-cell office:value-type="float" office:value="415.79" calcext:value-type="float">
            <text:p>415.79</text:p>
          </table:table-cell>
        </table:table-row>
        <table:table-row table:style-name="ro1">
          <table:table-cell office:value-type="float" office:value="4847052" calcext:value-type="float">
            <text:p>4847052</text:p>
          </table:table-cell>
          <table:table-cell table:formula="of:=[.A305]/1000/(60*60*24)" office:value-type="time" office:time-value="PT01H20M47.052S" calcext:value-type="time">
            <text:p>01:20:47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6.16" calcext:value-type="float">
            <text:p>296.16</text:p>
          </table:table-cell>
          <table:table-cell office:value-type="float" office:value="334.07" calcext:value-type="float">
            <text:p>334.07</text:p>
          </table:table-cell>
          <table:table-cell office:value-type="float" office:value="417.1" calcext:value-type="float">
            <text:p>417.1</text:p>
          </table:table-cell>
        </table:table-row>
        <table:table-row table:style-name="ro1">
          <table:table-cell office:value-type="float" office:value="4863052" calcext:value-type="float">
            <text:p>4863052</text:p>
          </table:table-cell>
          <table:table-cell table:formula="of:=[.A306]/1000/(60*60*24)" office:value-type="time" office:time-value="PT01H21M03.052S" calcext:value-type="time">
            <text:p>01:21:03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6.16" calcext:value-type="float">
            <text:p>296.16</text:p>
          </table:table-cell>
          <table:table-cell office:value-type="float" office:value="335.15" calcext:value-type="float">
            <text:p>335.15</text:p>
          </table:table-cell>
          <table:table-cell office:value-type="float" office:value="418.42" calcext:value-type="float">
            <text:p>418.42</text:p>
          </table:table-cell>
        </table:table-row>
        <table:table-row table:style-name="ro1">
          <table:table-cell office:value-type="float" office:value="4879052" calcext:value-type="float">
            <text:p>4879052</text:p>
          </table:table-cell>
          <table:table-cell table:formula="of:=[.A307]/1000/(60*60*24)" office:value-type="time" office:time-value="PT01H21M19.052S" calcext:value-type="time">
            <text:p>01:21:19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6.04" calcext:value-type="float">
            <text:p>296.04</text:p>
          </table:table-cell>
          <table:table-cell office:value-type="float" office:value="336.23" calcext:value-type="float">
            <text:p>336.23</text:p>
          </table:table-cell>
          <table:table-cell office:value-type="float" office:value="419.73" calcext:value-type="float">
            <text:p>419.73</text:p>
          </table:table-cell>
        </table:table-row>
        <table:table-row table:style-name="ro1">
          <table:table-cell office:value-type="float" office:value="4895052" calcext:value-type="float">
            <text:p>4895052</text:p>
          </table:table-cell>
          <table:table-cell table:formula="of:=[.A308]/1000/(60*60*24)" office:value-type="time" office:time-value="PT01H21M35.052S" calcext:value-type="time">
            <text:p>01:21:35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6.04" calcext:value-type="float">
            <text:p>296.04</text:p>
          </table:table-cell>
          <table:table-cell office:value-type="float" office:value="337.31" calcext:value-type="float">
            <text:p>337.31</text:p>
          </table:table-cell>
          <table:table-cell office:value-type="float" office:value="421.05" calcext:value-type="float">
            <text:p>421.05</text:p>
          </table:table-cell>
        </table:table-row>
        <table:table-row table:style-name="ro1">
          <table:table-cell office:value-type="float" office:value="4911052" calcext:value-type="float">
            <text:p>4911052</text:p>
          </table:table-cell>
          <table:table-cell table:formula="of:=[.A309]/1000/(60*60*24)" office:value-type="time" office:time-value="PT01H21M51.052S" calcext:value-type="time">
            <text:p>01:21:51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5.91" calcext:value-type="float">
            <text:p>295.91</text:p>
          </table:table-cell>
          <table:table-cell office:value-type="float" office:value="338.39" calcext:value-type="float">
            <text:p>338.39</text:p>
          </table:table-cell>
          <table:table-cell office:value-type="float" office:value="422.37" calcext:value-type="float">
            <text:p>422.37</text:p>
          </table:table-cell>
        </table:table-row>
        <table:table-row table:style-name="ro1">
          <table:table-cell office:value-type="float" office:value="4927052" calcext:value-type="float">
            <text:p>4927052</text:p>
          </table:table-cell>
          <table:table-cell table:formula="of:=[.A310]/1000/(60*60*24)" office:value-type="time" office:time-value="PT01H22M07.052S" calcext:value-type="time">
            <text:p>01:22:07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6.04" calcext:value-type="float">
            <text:p>296.04</text:p>
          </table:table-cell>
          <table:table-cell office:value-type="float" office:value="339.47" calcext:value-type="float">
            <text:p>339.47</text:p>
          </table:table-cell>
          <table:table-cell office:value-type="float" office:value="423.68" calcext:value-type="float">
            <text:p>423.68</text:p>
          </table:table-cell>
        </table:table-row>
        <table:table-row table:style-name="ro1">
          <table:table-cell office:value-type="float" office:value="4943052" calcext:value-type="float">
            <text:p>4943052</text:p>
          </table:table-cell>
          <table:table-cell table:formula="of:=[.A311]/1000/(60*60*24)" office:value-type="time" office:time-value="PT01H22M23.052S" calcext:value-type="time">
            <text:p>01:22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5.91" calcext:value-type="float">
            <text:p>295.91</text:p>
          </table:table-cell>
          <table:table-cell office:value-type="float" office:value="340.54" calcext:value-type="float">
            <text:p>340.54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4959052" calcext:value-type="float">
            <text:p>4959052</text:p>
          </table:table-cell>
          <table:table-cell table:formula="of:=[.A312]/1000/(60*60*24)" office:value-type="time" office:time-value="PT01H22M39.052S" calcext:value-type="time">
            <text:p>01:22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5.91" calcext:value-type="float">
            <text:p>295.91</text:p>
          </table:table-cell>
          <table:table-cell office:value-type="float" office:value="341.62" calcext:value-type="float">
            <text:p>341.62</text:p>
          </table:table-cell>
          <table:table-cell office:value-type="float" office:value="426.31" calcext:value-type="float">
            <text:p>426.31</text:p>
          </table:table-cell>
        </table:table-row>
        <table:table-row table:style-name="ro1">
          <table:table-cell office:value-type="float" office:value="4975052" calcext:value-type="float">
            <text:p>4975052</text:p>
          </table:table-cell>
          <table:table-cell table:formula="of:=[.A313]/1000/(60*60*24)" office:value-type="time" office:time-value="PT01H22M55.052S" calcext:value-type="time">
            <text:p>01:22:55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5.91" calcext:value-type="float">
            <text:p>295.91</text:p>
          </table:table-cell>
          <table:table-cell office:value-type="float" office:value="342.7" calcext:value-type="float">
            <text:p>342.7</text:p>
          </table:table-cell>
          <table:table-cell office:value-type="float" office:value="427.62" calcext:value-type="float">
            <text:p>427.62</text:p>
          </table:table-cell>
        </table:table-row>
        <table:table-row table:style-name="ro1">
          <table:table-cell office:value-type="float" office:value="4991052" calcext:value-type="float">
            <text:p>4991052</text:p>
          </table:table-cell>
          <table:table-cell table:formula="of:=[.A314]/1000/(60*60*24)" office:value-type="time" office:time-value="PT01H23M11.052S" calcext:value-type="time">
            <text:p>01:23:11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4.94" calcext:value-type="float">
            <text:p>294.94</text:p>
          </table:table-cell>
          <table:table-cell office:value-type="float" office:value="343.78" calcext:value-type="float">
            <text:p>343.78</text:p>
          </table:table-cell>
          <table:table-cell office:value-type="float" office:value="428.94" calcext:value-type="float">
            <text:p>428.94</text:p>
          </table:table-cell>
        </table:table-row>
        <table:table-row table:style-name="ro1">
          <table:table-cell office:value-type="float" office:value="5007052" calcext:value-type="float">
            <text:p>5007052</text:p>
          </table:table-cell>
          <table:table-cell table:formula="of:=[.A315]/1000/(60*60*24)" office:value-type="time" office:time-value="PT01H23M27.052S" calcext:value-type="time">
            <text:p>01:23:27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5.91" calcext:value-type="float">
            <text:p>295.91</text:p>
          </table:table-cell>
          <table:table-cell office:value-type="float" office:value="344.85" calcext:value-type="float">
            <text:p>344.85</text:p>
          </table:table-cell>
          <table:table-cell office:value-type="float" office:value="430.25" calcext:value-type="float">
            <text:p>430.25</text:p>
          </table:table-cell>
        </table:table-row>
        <table:table-row table:style-name="ro1">
          <table:table-cell office:value-type="float" office:value="5023052" calcext:value-type="float">
            <text:p>5023052</text:p>
          </table:table-cell>
          <table:table-cell table:formula="of:=[.A316]/1000/(60*60*24)" office:value-type="time" office:time-value="PT01H23M43.052S" calcext:value-type="time">
            <text:p>01:23:43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5.79" calcext:value-type="float">
            <text:p>295.79</text:p>
          </table:table-cell>
          <table:table-cell office:value-type="float" office:value="345.93" calcext:value-type="float">
            <text:p>345.93</text:p>
          </table:table-cell>
          <table:table-cell office:value-type="float" office:value="431.57" calcext:value-type="float">
            <text:p>431.57</text:p>
          </table:table-cell>
        </table:table-row>
        <table:table-row table:style-name="ro1">
          <table:table-cell office:value-type="float" office:value="5039052" calcext:value-type="float">
            <text:p>5039052</text:p>
          </table:table-cell>
          <table:table-cell table:formula="of:=[.A317]/1000/(60*60*24)" office:value-type="time" office:time-value="PT01H23M59.052S" calcext:value-type="time">
            <text:p>01:23:59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5.79" calcext:value-type="float">
            <text:p>295.79</text:p>
          </table:table-cell>
          <table:table-cell office:value-type="float" office:value="347.01" calcext:value-type="float">
            <text:p>347.01</text:p>
          </table:table-cell>
          <table:table-cell office:value-type="float" office:value="432.88" calcext:value-type="float">
            <text:p>432.88</text:p>
          </table:table-cell>
        </table:table-row>
        <table:table-row table:style-name="ro1">
          <table:table-cell office:value-type="float" office:value="5055052" calcext:value-type="float">
            <text:p>5055052</text:p>
          </table:table-cell>
          <table:table-cell table:formula="of:=[.A318]/1000/(60*60*24)" office:value-type="time" office:time-value="PT01H24M15.052S" calcext:value-type="time">
            <text:p>01:24:15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5.79" calcext:value-type="float">
            <text:p>295.79</text:p>
          </table:table-cell>
          <table:table-cell office:value-type="float" office:value="348.09" calcext:value-type="float">
            <text:p>348.09</text:p>
          </table:table-cell>
          <table:table-cell office:value-type="float" office:value="434.19" calcext:value-type="float">
            <text:p>434.19</text:p>
          </table:table-cell>
        </table:table-row>
        <table:table-row table:style-name="ro1">
          <table:table-cell office:value-type="float" office:value="5071052" calcext:value-type="float">
            <text:p>5071052</text:p>
          </table:table-cell>
          <table:table-cell table:formula="of:=[.A319]/1000/(60*60*24)" office:value-type="time" office:time-value="PT01H24M31.052S" calcext:value-type="time">
            <text:p>01:24:31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5.66" calcext:value-type="float">
            <text:p>295.66</text:p>
          </table:table-cell>
          <table:table-cell office:value-type="float" office:value="349.16" calcext:value-type="float">
            <text:p>349.16</text:p>
          </table:table-cell>
          <table:table-cell office:value-type="float" office:value="435.51" calcext:value-type="float">
            <text:p>435.51</text:p>
          </table:table-cell>
        </table:table-row>
        <table:table-row table:style-name="ro1">
          <table:table-cell office:value-type="float" office:value="5087052" calcext:value-type="float">
            <text:p>5087052</text:p>
          </table:table-cell>
          <table:table-cell table:formula="of:=[.A320]/1000/(60*60*24)" office:value-type="time" office:time-value="PT01H24M47.052S" calcext:value-type="time">
            <text:p>01:24:47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5.66" calcext:value-type="float">
            <text:p>295.66</text:p>
          </table:table-cell>
          <table:table-cell office:value-type="float" office:value="350.24" calcext:value-type="float">
            <text:p>350.24</text:p>
          </table:table-cell>
          <table:table-cell office:value-type="float" office:value="436.82" calcext:value-type="float">
            <text:p>436.82</text:p>
          </table:table-cell>
        </table:table-row>
        <table:table-row table:style-name="ro1">
          <table:table-cell office:value-type="float" office:value="5103052" calcext:value-type="float">
            <text:p>5103052</text:p>
          </table:table-cell>
          <table:table-cell table:formula="of:=[.A321]/1000/(60*60*24)" office:value-type="time" office:time-value="PT01H25M03.052S" calcext:value-type="time">
            <text:p>01:25:03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4.69" calcext:value-type="float">
            <text:p>294.69</text:p>
          </table:table-cell>
          <table:table-cell office:value-type="float" office:value="351.32" calcext:value-type="float">
            <text:p>351.32</text:p>
          </table:table-cell>
          <table:table-cell office:value-type="float" office:value="438.13" calcext:value-type="float">
            <text:p>438.13</text:p>
          </table:table-cell>
        </table:table-row>
        <table:table-row table:style-name="ro1">
          <table:table-cell office:value-type="float" office:value="5119052" calcext:value-type="float">
            <text:p>5119052</text:p>
          </table:table-cell>
          <table:table-cell table:formula="of:=[.A322]/1000/(60*60*24)" office:value-type="time" office:time-value="PT01H25M19.052S" calcext:value-type="time">
            <text:p>01:25:19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5.66" calcext:value-type="float">
            <text:p>295.66</text:p>
          </table:table-cell>
          <table:table-cell office:value-type="float" office:value="352.39" calcext:value-type="float">
            <text:p>352.39</text:p>
          </table:table-cell>
          <table:table-cell office:value-type="float" office:value="439.44" calcext:value-type="float">
            <text:p>439.44</text:p>
          </table:table-cell>
        </table:table-row>
        <table:table-row table:style-name="ro1">
          <table:table-cell office:value-type="float" office:value="5135052" calcext:value-type="float">
            <text:p>5135052</text:p>
          </table:table-cell>
          <table:table-cell table:formula="of:=[.A323]/1000/(60*60*24)" office:value-type="time" office:time-value="PT01H25M35.052S" calcext:value-type="time">
            <text:p>01:25:35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5.66" calcext:value-type="float">
            <text:p>295.66</text:p>
          </table:table-cell>
          <table:table-cell office:value-type="float" office:value="353.47" calcext:value-type="float">
            <text:p>353.47</text:p>
          </table:table-cell>
          <table:table-cell office:value-type="float" office:value="440.75" calcext:value-type="float">
            <text:p>440.75</text:p>
          </table:table-cell>
        </table:table-row>
        <table:table-row table:style-name="ro1">
          <table:table-cell office:value-type="float" office:value="5151052" calcext:value-type="float">
            <text:p>5151052</text:p>
          </table:table-cell>
          <table:table-cell table:formula="of:=[.A324]/1000/(60*60*24)" office:value-type="time" office:time-value="PT01H25M51.052S" calcext:value-type="time">
            <text:p>01:25:51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5.66" calcext:value-type="float">
            <text:p>295.66</text:p>
          </table:table-cell>
          <table:table-cell office:value-type="float" office:value="354.55" calcext:value-type="float">
            <text:p>354.55</text:p>
          </table:table-cell>
          <table:table-cell office:value-type="float" office:value="442.07" calcext:value-type="float">
            <text:p>442.07</text:p>
          </table:table-cell>
        </table:table-row>
        <table:table-row table:style-name="ro1">
          <table:table-cell office:value-type="float" office:value="5167052" calcext:value-type="float">
            <text:p>5167052</text:p>
          </table:table-cell>
          <table:table-cell table:formula="of:=[.A325]/1000/(60*60*24)" office:value-type="time" office:time-value="PT01H26M07.052S" calcext:value-type="time">
            <text:p>01:26:07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4.69" calcext:value-type="float">
            <text:p>294.69</text:p>
          </table:table-cell>
          <table:table-cell office:value-type="float" office:value="355.62" calcext:value-type="float">
            <text:p>355.62</text:p>
          </table:table-cell>
          <table:table-cell office:value-type="float" office:value="443.37" calcext:value-type="float">
            <text:p>443.37</text:p>
          </table:table-cell>
        </table:table-row>
        <table:table-row table:style-name="ro1">
          <table:table-cell office:value-type="float" office:value="5183052" calcext:value-type="float">
            <text:p>5183052</text:p>
          </table:table-cell>
          <table:table-cell table:formula="of:=[.A326]/1000/(60*60*24)" office:value-type="time" office:time-value="PT01H26M23.052S" calcext:value-type="time">
            <text:p>01:26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4.57" calcext:value-type="float">
            <text:p>294.57</text:p>
          </table:table-cell>
          <table:table-cell office:value-type="float" office:value="356.7" calcext:value-type="float">
            <text:p>356.7</text:p>
          </table:table-cell>
          <table:table-cell office:value-type="float" office:value="444.68" calcext:value-type="float">
            <text:p>444.68</text:p>
          </table:table-cell>
        </table:table-row>
        <table:table-row table:style-name="ro1">
          <table:table-cell office:value-type="float" office:value="5199052" calcext:value-type="float">
            <text:p>5199052</text:p>
          </table:table-cell>
          <table:table-cell table:formula="of:=[.A327]/1000/(60*60*24)" office:value-type="time" office:time-value="PT01H26M39.052S" calcext:value-type="time">
            <text:p>01:26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357.78" calcext:value-type="float">
            <text:p>357.78</text:p>
          </table:table-cell>
          <table:table-cell office:value-type="float" office:value="445.99" calcext:value-type="float">
            <text:p>445.99</text:p>
          </table:table-cell>
        </table:table-row>
        <table:table-row table:style-name="ro1">
          <table:table-cell office:value-type="float" office:value="5215052" calcext:value-type="float">
            <text:p>5215052</text:p>
          </table:table-cell>
          <table:table-cell table:formula="of:=[.A328]/1000/(60*60*24)" office:value-type="time" office:time-value="PT01H26M55.052S" calcext:value-type="time">
            <text:p>01:26:55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4.57" calcext:value-type="float">
            <text:p>294.57</text:p>
          </table:table-cell>
          <table:table-cell office:value-type="float" office:value="358.85" calcext:value-type="float">
            <text:p>358.85</text:p>
          </table:table-cell>
          <table:table-cell office:value-type="float" office:value="447.3" calcext:value-type="float">
            <text:p>447.3</text:p>
          </table:table-cell>
        </table:table-row>
        <table:table-row table:style-name="ro1">
          <table:table-cell office:value-type="float" office:value="5231052" calcext:value-type="float">
            <text:p>5231052</text:p>
          </table:table-cell>
          <table:table-cell table:formula="of:=[.A329]/1000/(60*60*24)" office:value-type="time" office:time-value="PT01H27M11.052S" calcext:value-type="time">
            <text:p>01:27:11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4.57" calcext:value-type="float">
            <text:p>294.57</text:p>
          </table:table-cell>
          <table:table-cell office:value-type="float" office:value="359.93" calcext:value-type="float">
            <text:p>359.93</text:p>
          </table:table-cell>
          <table:table-cell office:value-type="float" office:value="448.61" calcext:value-type="float">
            <text:p>448.61</text:p>
          </table:table-cell>
        </table:table-row>
        <table:table-row table:style-name="ro1">
          <table:table-cell office:value-type="float" office:value="5247052" calcext:value-type="float">
            <text:p>5247052</text:p>
          </table:table-cell>
          <table:table-cell table:formula="of:=[.A330]/1000/(60*60*24)" office:value-type="time" office:time-value="PT01H27M27.052S" calcext:value-type="time">
            <text:p>01:27:27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4.44" calcext:value-type="float">
            <text:p>294.44</text:p>
          </table:table-cell>
          <table:table-cell office:value-type="float" office:value="361.01" calcext:value-type="float">
            <text:p>361.01</text:p>
          </table:table-cell>
          <table:table-cell office:value-type="float" office:value="449.92" calcext:value-type="float">
            <text:p>449.92</text:p>
          </table:table-cell>
        </table:table-row>
        <table:table-row table:style-name="ro1">
          <table:table-cell office:value-type="float" office:value="5263052" calcext:value-type="float">
            <text:p>5263052</text:p>
          </table:table-cell>
          <table:table-cell table:formula="of:=[.A331]/1000/(60*60*24)" office:value-type="time" office:time-value="PT01H27M43.052S" calcext:value-type="time">
            <text:p>01:27:43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4.32" calcext:value-type="float">
            <text:p>294.32</text:p>
          </table:table-cell>
          <table:table-cell office:value-type="float" office:value="362.08" calcext:value-type="float">
            <text:p>362.08</text:p>
          </table:table-cell>
          <table:table-cell office:value-type="float" office:value="451.23" calcext:value-type="float">
            <text:p>451.23</text:p>
          </table:table-cell>
        </table:table-row>
        <table:table-row table:style-name="ro1">
          <table:table-cell office:value-type="float" office:value="5279052" calcext:value-type="float">
            <text:p>5279052</text:p>
          </table:table-cell>
          <table:table-cell table:formula="of:=[.A332]/1000/(60*60*24)" office:value-type="time" office:time-value="PT01H27M59.052S" calcext:value-type="time">
            <text:p>01:27:59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4.44" calcext:value-type="float">
            <text:p>294.44</text:p>
          </table:table-cell>
          <table:table-cell office:value-type="float" office:value="363.16" calcext:value-type="float">
            <text:p>363.16</text:p>
          </table:table-cell>
          <table:table-cell office:value-type="float" office:value="452.54" calcext:value-type="float">
            <text:p>452.54</text:p>
          </table:table-cell>
        </table:table-row>
        <table:table-row table:style-name="ro1">
          <table:table-cell office:value-type="float" office:value="5295052" calcext:value-type="float">
            <text:p>5295052</text:p>
          </table:table-cell>
          <table:table-cell table:formula="of:=[.A333]/1000/(60*60*24)" office:value-type="time" office:time-value="PT01H28M15.052S" calcext:value-type="time">
            <text:p>01:28:15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4.44" calcext:value-type="float">
            <text:p>294.44</text:p>
          </table:table-cell>
          <table:table-cell office:value-type="float" office:value="364.23" calcext:value-type="float">
            <text:p>364.23</text:p>
          </table:table-cell>
          <table:table-cell office:value-type="float" office:value="453.85" calcext:value-type="float">
            <text:p>453.85</text:p>
          </table:table-cell>
        </table:table-row>
        <table:table-row table:style-name="ro1">
          <table:table-cell office:value-type="float" office:value="5311052" calcext:value-type="float">
            <text:p>5311052</text:p>
          </table:table-cell>
          <table:table-cell table:formula="of:=[.A334]/1000/(60*60*24)" office:value-type="time" office:time-value="PT01H28M31.052S" calcext:value-type="time">
            <text:p>01:28:31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4.44" calcext:value-type="float">
            <text:p>294.44</text:p>
          </table:table-cell>
          <table:table-cell office:value-type="float" office:value="365.31" calcext:value-type="float">
            <text:p>365.31</text:p>
          </table:table-cell>
          <table:table-cell office:value-type="float" office:value="455.16" calcext:value-type="float">
            <text:p>455.16</text:p>
          </table:table-cell>
        </table:table-row>
        <table:table-row table:style-name="ro1">
          <table:table-cell office:value-type="float" office:value="5327052" calcext:value-type="float">
            <text:p>5327052</text:p>
          </table:table-cell>
          <table:table-cell table:formula="of:=[.A335]/1000/(60*60*24)" office:value-type="time" office:time-value="PT01H28M47.052S" calcext:value-type="time">
            <text:p>01:28:47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4.32" calcext:value-type="float">
            <text:p>294.32</text:p>
          </table:table-cell>
          <table:table-cell office:value-type="float" office:value="366.39" calcext:value-type="float">
            <text:p>366.39</text:p>
          </table:table-cell>
          <table:table-cell office:value-type="float" office:value="456.46" calcext:value-type="float">
            <text:p>456.46</text:p>
          </table:table-cell>
        </table:table-row>
        <table:table-row table:style-name="ro1">
          <table:table-cell office:value-type="float" office:value="5343052" calcext:value-type="float">
            <text:p>5343052</text:p>
          </table:table-cell>
          <table:table-cell table:formula="of:=[.A336]/1000/(60*60*24)" office:value-type="time" office:time-value="PT01H29M03.052S" calcext:value-type="time">
            <text:p>01:29:03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4.32" calcext:value-type="float">
            <text:p>294.32</text:p>
          </table:table-cell>
          <table:table-cell office:value-type="float" office:value="367.46" calcext:value-type="float">
            <text:p>367.46</text:p>
          </table:table-cell>
          <table:table-cell office:value-type="float" office:value="457.77" calcext:value-type="float">
            <text:p>457.77</text:p>
          </table:table-cell>
        </table:table-row>
        <table:table-row table:style-name="ro1">
          <table:table-cell office:value-type="float" office:value="5359052" calcext:value-type="float">
            <text:p>5359052</text:p>
          </table:table-cell>
          <table:table-cell table:formula="of:=[.A337]/1000/(60*60*24)" office:value-type="time" office:time-value="PT01H29M19.052S" calcext:value-type="time">
            <text:p>01:29:19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4.32" calcext:value-type="float">
            <text:p>294.32</text:p>
          </table:table-cell>
          <table:table-cell office:value-type="float" office:value="368.54" calcext:value-type="float">
            <text:p>368.54</text:p>
          </table:table-cell>
          <table:table-cell office:value-type="float" office:value="459.08" calcext:value-type="float">
            <text:p>459.08</text:p>
          </table:table-cell>
        </table:table-row>
        <table:table-row table:style-name="ro1">
          <table:table-cell office:value-type="float" office:value="5375052" calcext:value-type="float">
            <text:p>5375052</text:p>
          </table:table-cell>
          <table:table-cell table:formula="of:=[.A338]/1000/(60*60*24)" office:value-type="time" office:time-value="PT01H29M35.052S" calcext:value-type="time">
            <text:p>01:29:35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4.32" calcext:value-type="float">
            <text:p>294.32</text:p>
          </table:table-cell>
          <table:table-cell office:value-type="float" office:value="369.61" calcext:value-type="float">
            <text:p>369.61</text:p>
          </table:table-cell>
          <table:table-cell office:value-type="float" office:value="460.39" calcext:value-type="float">
            <text:p>460.39</text:p>
          </table:table-cell>
        </table:table-row>
        <table:table-row table:style-name="ro1">
          <table:table-cell office:value-type="float" office:value="5391052" calcext:value-type="float">
            <text:p>5391052</text:p>
          </table:table-cell>
          <table:table-cell table:formula="of:=[.A339]/1000/(60*60*24)" office:value-type="time" office:time-value="PT01H29M51.052S" calcext:value-type="time">
            <text:p>01:29:51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4.32" calcext:value-type="float">
            <text:p>294.32</text:p>
          </table:table-cell>
          <table:table-cell office:value-type="float" office:value="370.69" calcext:value-type="float">
            <text:p>370.69</text:p>
          </table:table-cell>
          <table:table-cell office:value-type="float" office:value="461.7" calcext:value-type="float">
            <text:p>461.7</text:p>
          </table:table-cell>
        </table:table-row>
        <table:table-row table:style-name="ro1">
          <table:table-cell office:value-type="float" office:value="5407052" calcext:value-type="float">
            <text:p>5407052</text:p>
          </table:table-cell>
          <table:table-cell table:formula="of:=[.A340]/1000/(60*60*24)" office:value-type="time" office:time-value="PT01H30M07.052S" calcext:value-type="time">
            <text:p>01:30:07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4.32" calcext:value-type="float">
            <text:p>294.32</text:p>
          </table:table-cell>
          <table:table-cell office:value-type="float" office:value="371.76" calcext:value-type="float">
            <text:p>371.76</text:p>
          </table:table-cell>
          <table:table-cell office:value-type="float" office:value="463.01" calcext:value-type="float">
            <text:p>463.01</text:p>
          </table:table-cell>
        </table:table-row>
        <table:table-row table:style-name="ro1">
          <table:table-cell office:value-type="float" office:value="5423052" calcext:value-type="float">
            <text:p>5423052</text:p>
          </table:table-cell>
          <table:table-cell table:formula="of:=[.A341]/1000/(60*60*24)" office:value-type="time" office:time-value="PT01H30M23.052S" calcext:value-type="time">
            <text:p>01:30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4.2" calcext:value-type="float">
            <text:p>294.2</text:p>
          </table:table-cell>
          <table:table-cell office:value-type="float" office:value="372.84" calcext:value-type="float">
            <text:p>372.84</text:p>
          </table:table-cell>
          <table:table-cell office:value-type="float" office:value="464.31" calcext:value-type="float">
            <text:p>464.31</text:p>
          </table:table-cell>
        </table:table-row>
        <table:table-row table:style-name="ro1">
          <table:table-cell office:value-type="float" office:value="5439052" calcext:value-type="float">
            <text:p>5439052</text:p>
          </table:table-cell>
          <table:table-cell table:formula="of:=[.A342]/1000/(60*60*24)" office:value-type="time" office:time-value="PT01H30M39.052S" calcext:value-type="time">
            <text:p>01:30:39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4.2" calcext:value-type="float">
            <text:p>294.2</text:p>
          </table:table-cell>
          <table:table-cell office:value-type="float" office:value="373.91" calcext:value-type="float">
            <text:p>373.91</text:p>
          </table:table-cell>
          <table:table-cell office:value-type="float" office:value="465.62" calcext:value-type="float">
            <text:p>465.62</text:p>
          </table:table-cell>
        </table:table-row>
        <table:table-row table:style-name="ro1">
          <table:table-cell office:value-type="float" office:value="5455052" calcext:value-type="float">
            <text:p>5455052</text:p>
          </table:table-cell>
          <table:table-cell table:formula="of:=[.A343]/1000/(60*60*24)" office:value-type="time" office:time-value="PT01H30M55.052S" calcext:value-type="time">
            <text:p>01:30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4.07" calcext:value-type="float">
            <text:p>294.07</text:p>
          </table:table-cell>
          <table:table-cell office:value-type="float" office:value="374.99" calcext:value-type="float">
            <text:p>374.99</text:p>
          </table:table-cell>
          <table:table-cell office:value-type="float" office:value="466.93" calcext:value-type="float">
            <text:p>466.93</text:p>
          </table:table-cell>
        </table:table-row>
        <table:table-row table:style-name="ro1">
          <table:table-cell office:value-type="float" office:value="5471052" calcext:value-type="float">
            <text:p>5471052</text:p>
          </table:table-cell>
          <table:table-cell table:formula="of:=[.A344]/1000/(60*60*24)" office:value-type="time" office:time-value="PT01H31M11.052S" calcext:value-type="time">
            <text:p>01:31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4.2" calcext:value-type="float">
            <text:p>294.2</text:p>
          </table:table-cell>
          <table:table-cell office:value-type="float" office:value="376.06" calcext:value-type="float">
            <text:p>376.06</text:p>
          </table:table-cell>
          <table:table-cell office:value-type="float" office:value="468.24" calcext:value-type="float">
            <text:p>468.24</text:p>
          </table:table-cell>
        </table:table-row>
        <table:table-row table:style-name="ro1">
          <table:table-cell office:value-type="float" office:value="5487052" calcext:value-type="float">
            <text:p>5487052</text:p>
          </table:table-cell>
          <table:table-cell table:formula="of:=[.A345]/1000/(60*60*24)" office:value-type="time" office:time-value="PT01H31M27.052S" calcext:value-type="time">
            <text:p>01:31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4.07" calcext:value-type="float">
            <text:p>294.07</text:p>
          </table:table-cell>
          <table:table-cell office:value-type="float" office:value="377.14" calcext:value-type="float">
            <text:p>377.14</text:p>
          </table:table-cell>
          <table:table-cell office:value-type="float" office:value="469.54" calcext:value-type="float">
            <text:p>469.54</text:p>
          </table:table-cell>
        </table:table-row>
        <table:table-row table:style-name="ro1">
          <table:table-cell office:value-type="float" office:value="5503052" calcext:value-type="float">
            <text:p>5503052</text:p>
          </table:table-cell>
          <table:table-cell table:formula="of:=[.A346]/1000/(60*60*24)" office:value-type="time" office:time-value="PT01H31M43.052S" calcext:value-type="time">
            <text:p>01:31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4.2" calcext:value-type="float">
            <text:p>294.2</text:p>
          </table:table-cell>
          <table:table-cell office:value-type="float" office:value="378.21" calcext:value-type="float">
            <text:p>378.21</text:p>
          </table:table-cell>
          <table:table-cell office:value-type="float" office:value="470.85" calcext:value-type="float">
            <text:p>470.85</text:p>
          </table:table-cell>
        </table:table-row>
        <table:table-row table:style-name="ro1">
          <table:table-cell office:value-type="float" office:value="5519052" calcext:value-type="float">
            <text:p>5519052</text:p>
          </table:table-cell>
          <table:table-cell table:formula="of:=[.A347]/1000/(60*60*24)" office:value-type="time" office:time-value="PT01H31M59.052S" calcext:value-type="time">
            <text:p>01:31:59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4.07" calcext:value-type="float">
            <text:p>294.07</text:p>
          </table:table-cell>
          <table:table-cell office:value-type="float" office:value="379.29" calcext:value-type="float">
            <text:p>379.29</text:p>
          </table:table-cell>
          <table:table-cell office:value-type="float" office:value="472.16" calcext:value-type="float">
            <text:p>472.16</text:p>
          </table:table-cell>
        </table:table-row>
        <table:table-row table:style-name="ro1">
          <table:table-cell office:value-type="float" office:value="5535052" calcext:value-type="float">
            <text:p>5535052</text:p>
          </table:table-cell>
          <table:table-cell table:formula="of:=[.A348]/1000/(60*60*24)" office:value-type="time" office:time-value="PT01H32M15.052S" calcext:value-type="time">
            <text:p>01:32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4.07" calcext:value-type="float">
            <text:p>294.07</text:p>
          </table:table-cell>
          <table:table-cell office:value-type="float" office:value="380.36" calcext:value-type="float">
            <text:p>380.36</text:p>
          </table:table-cell>
          <table:table-cell office:value-type="float" office:value="473.46" calcext:value-type="float">
            <text:p>473.46</text:p>
          </table:table-cell>
        </table:table-row>
        <table:table-row table:style-name="ro1">
          <table:table-cell office:value-type="float" office:value="5551052" calcext:value-type="float">
            <text:p>5551052</text:p>
          </table:table-cell>
          <table:table-cell table:formula="of:=[.A349]/1000/(60*60*24)" office:value-type="time" office:time-value="PT01H32M31.052S" calcext:value-type="time">
            <text:p>01:32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4.07" calcext:value-type="float">
            <text:p>294.07</text:p>
          </table:table-cell>
          <table:table-cell office:value-type="float" office:value="381.44" calcext:value-type="float">
            <text:p>381.44</text:p>
          </table:table-cell>
          <table:table-cell office:value-type="float" office:value="474.77" calcext:value-type="float">
            <text:p>474.77</text:p>
          </table:table-cell>
        </table:table-row>
        <table:table-row table:style-name="ro1">
          <table:table-cell office:value-type="float" office:value="5567052" calcext:value-type="float">
            <text:p>5567052</text:p>
          </table:table-cell>
          <table:table-cell table:formula="of:=[.A350]/1000/(60*60*24)" office:value-type="time" office:time-value="PT01H32M47.052S" calcext:value-type="time">
            <text:p>01:32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4.07" calcext:value-type="float">
            <text:p>294.07</text:p>
          </table:table-cell>
          <table:table-cell office:value-type="float" office:value="382.51" calcext:value-type="float">
            <text:p>382.51</text:p>
          </table:table-cell>
          <table:table-cell office:value-type="float" office:value="476.08" calcext:value-type="float">
            <text:p>476.08</text:p>
          </table:table-cell>
        </table:table-row>
        <table:table-row table:style-name="ro1">
          <table:table-cell office:value-type="float" office:value="5583052" calcext:value-type="float">
            <text:p>5583052</text:p>
          </table:table-cell>
          <table:table-cell table:formula="of:=[.A351]/1000/(60*60*24)" office:value-type="time" office:time-value="PT01H33M03.052S" calcext:value-type="time">
            <text:p>01:33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4.07" calcext:value-type="float">
            <text:p>294.07</text:p>
          </table:table-cell>
          <table:table-cell office:value-type="float" office:value="383.59" calcext:value-type="float">
            <text:p>383.59</text:p>
          </table:table-cell>
          <table:table-cell office:value-type="float" office:value="477.38" calcext:value-type="float">
            <text:p>477.38</text:p>
          </table:table-cell>
        </table:table-row>
        <table:table-row table:style-name="ro1">
          <table:table-cell office:value-type="float" office:value="5599052" calcext:value-type="float">
            <text:p>5599052</text:p>
          </table:table-cell>
          <table:table-cell table:formula="of:=[.A352]/1000/(60*60*24)" office:value-type="time" office:time-value="PT01H33M19.052S" calcext:value-type="time">
            <text:p>01:33:19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3.95" calcext:value-type="float">
            <text:p>293.95</text:p>
          </table:table-cell>
          <table:table-cell office:value-type="float" office:value="384.66" calcext:value-type="float">
            <text:p>384.66</text:p>
          </table:table-cell>
          <table:table-cell office:value-type="float" office:value="478.69" calcext:value-type="float">
            <text:p>478.69</text:p>
          </table:table-cell>
        </table:table-row>
        <table:table-row table:style-name="ro1">
          <table:table-cell office:value-type="float" office:value="5615052" calcext:value-type="float">
            <text:p>5615052</text:p>
          </table:table-cell>
          <table:table-cell table:formula="of:=[.A353]/1000/(60*60*24)" office:value-type="time" office:time-value="PT01H33M35.052S" calcext:value-type="time">
            <text:p>01:33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3.95" calcext:value-type="float">
            <text:p>293.95</text:p>
          </table:table-cell>
          <table:table-cell office:value-type="float" office:value="385.74" calcext:value-type="float">
            <text:p>385.74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5631052" calcext:value-type="float">
            <text:p>5631052</text:p>
          </table:table-cell>
          <table:table-cell table:formula="of:=[.A354]/1000/(60*60*24)" office:value-type="time" office:time-value="PT01H33M51.052S" calcext:value-type="time">
            <text:p>01:33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3.95" calcext:value-type="float">
            <text:p>293.95</text:p>
          </table:table-cell>
          <table:table-cell office:value-type="float" office:value="386.81" calcext:value-type="float">
            <text:p>386.81</text:p>
          </table:table-cell>
          <table:table-cell office:value-type="float" office:value="481.3" calcext:value-type="float">
            <text:p>481.3</text:p>
          </table:table-cell>
        </table:table-row>
        <table:table-row table:style-name="ro1">
          <table:table-cell office:value-type="float" office:value="5647052" calcext:value-type="float">
            <text:p>5647052</text:p>
          </table:table-cell>
          <table:table-cell table:formula="of:=[.A355]/1000/(60*60*24)" office:value-type="time" office:time-value="PT01H34M07.052S" calcext:value-type="time">
            <text:p>01:34:07</text:p>
          </table:table-cell>
          <table:table-cell office:value-type="float" office:value="1.21" calcext:value-type="float">
            <text:p>1.21</text:p>
          </table:table-cell>
          <table:table-cell office:value-type="float" office:value="241.7" calcext:value-type="float">
            <text:p>241.7</text:p>
          </table:table-cell>
          <table:table-cell office:value-type="float" office:value="292.98" calcext:value-type="float">
            <text:p>292.98</text:p>
          </table:table-cell>
          <table:table-cell office:value-type="float" office:value="387.89" calcext:value-type="float">
            <text:p>387.89</text:p>
          </table:table-cell>
          <table:table-cell office:value-type="float" office:value="482.61" calcext:value-type="float">
            <text:p>482.61</text:p>
          </table:table-cell>
        </table:table-row>
        <table:table-row table:style-name="ro1">
          <table:table-cell office:value-type="float" office:value="5663052" calcext:value-type="float">
            <text:p>5663052</text:p>
          </table:table-cell>
          <table:table-cell table:formula="of:=[.A356]/1000/(60*60*24)" office:value-type="time" office:time-value="PT01H34M23.052S" calcext:value-type="time">
            <text:p>01:34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3.95" calcext:value-type="float">
            <text:p>293.95</text:p>
          </table:table-cell>
          <table:table-cell office:value-type="float" office:value="388.96" calcext:value-type="float">
            <text:p>388.96</text:p>
          </table:table-cell>
          <table:table-cell office:value-type="float" office:value="483.91" calcext:value-type="float">
            <text:p>483.91</text:p>
          </table:table-cell>
        </table:table-row>
        <table:table-row table:style-name="ro1">
          <table:table-cell office:value-type="float" office:value="5679052" calcext:value-type="float">
            <text:p>5679052</text:p>
          </table:table-cell>
          <table:table-cell table:formula="of:=[.A357]/1000/(60*60*24)" office:value-type="time" office:time-value="PT01H34M39.052S" calcext:value-type="time">
            <text:p>01:34:39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3" calcext:value-type="float">
            <text:p>293.83</text:p>
          </table:table-cell>
          <table:table-cell office:value-type="float" office:value="390.03" calcext:value-type="float">
            <text:p>390.03</text:p>
          </table:table-cell>
          <table:table-cell office:value-type="float" office:value="485.22" calcext:value-type="float">
            <text:p>485.22</text:p>
          </table:table-cell>
        </table:table-row>
        <table:table-row table:style-name="ro1">
          <table:table-cell office:value-type="float" office:value="5695052" calcext:value-type="float">
            <text:p>5695052</text:p>
          </table:table-cell>
          <table:table-cell table:formula="of:=[.A358]/1000/(60*60*24)" office:value-type="time" office:time-value="PT01H34M55.052S" calcext:value-type="time">
            <text:p>01:34:55</text:p>
          </table:table-cell>
          <table:table-cell office:value-type="float" office:value="1.21" calcext:value-type="float">
            <text:p>1.21</text:p>
          </table:table-cell>
          <table:table-cell office:value-type="float" office:value="241.6" calcext:value-type="float">
            <text:p>241.6</text:p>
          </table:table-cell>
          <table:table-cell office:value-type="float" office:value="292.86" calcext:value-type="float">
            <text:p>292.86</text:p>
          </table:table-cell>
          <table:table-cell office:value-type="float" office:value="391.11" calcext:value-type="float">
            <text:p>391.11</text:p>
          </table:table-cell>
          <table:table-cell office:value-type="float" office:value="486.52" calcext:value-type="float">
            <text:p>486.52</text:p>
          </table:table-cell>
        </table:table-row>
        <table:table-row table:style-name="ro1">
          <table:table-cell office:value-type="float" office:value="5711051" calcext:value-type="float">
            <text:p>5711051</text:p>
          </table:table-cell>
          <table:table-cell table:formula="of:=[.A359]/1000/(60*60*24)" office:value-type="time" office:time-value="PT01H35M11.051S" calcext:value-type="time">
            <text:p>01:35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392.18" calcext:value-type="float">
            <text:p>392.18</text:p>
          </table:table-cell>
          <table:table-cell office:value-type="float" office:value="487.83" calcext:value-type="float">
            <text:p>487.83</text:p>
          </table:table-cell>
        </table:table-row>
        <table:table-row table:style-name="ro1">
          <table:table-cell office:value-type="float" office:value="5727052" calcext:value-type="float">
            <text:p>5727052</text:p>
          </table:table-cell>
          <table:table-cell table:formula="of:=[.A360]/1000/(60*60*24)" office:value-type="time" office:time-value="PT01H35M27.052S" calcext:value-type="time">
            <text:p>01:35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393.25" calcext:value-type="float">
            <text:p>393.25</text:p>
          </table:table-cell>
          <table:table-cell office:value-type="float" office:value="489.13" calcext:value-type="float">
            <text:p>489.13</text:p>
          </table:table-cell>
        </table:table-row>
        <table:table-row table:style-name="ro1">
          <table:table-cell office:value-type="float" office:value="5743052" calcext:value-type="float">
            <text:p>5743052</text:p>
          </table:table-cell>
          <table:table-cell table:formula="of:=[.A361]/1000/(60*60*24)" office:value-type="time" office:time-value="PT01H35M43.052S" calcext:value-type="time">
            <text:p>01:35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394.33" calcext:value-type="float">
            <text:p>394.33</text:p>
          </table:table-cell>
          <table:table-cell office:value-type="float" office:value="490.43" calcext:value-type="float">
            <text:p>490.43</text:p>
          </table:table-cell>
        </table:table-row>
        <table:table-row table:style-name="ro1">
          <table:table-cell office:value-type="float" office:value="5759052" calcext:value-type="float">
            <text:p>5759052</text:p>
          </table:table-cell>
          <table:table-cell table:formula="of:=[.A362]/1000/(60*60*24)" office:value-type="time" office:time-value="PT01H35M59.052S" calcext:value-type="time">
            <text:p>01:35:59</text:p>
          </table:table-cell>
          <table:table-cell office:value-type="float" office:value="1.21" calcext:value-type="float">
            <text:p>1.21</text:p>
          </table:table-cell>
          <table:table-cell office:value-type="float" office:value="241.5" calcext:value-type="float">
            <text:p>241.5</text:p>
          </table:table-cell>
          <table:table-cell office:value-type="float" office:value="292.73" calcext:value-type="float">
            <text:p>292.73</text:p>
          </table:table-cell>
          <table:table-cell office:value-type="float" office:value="395.4" calcext:value-type="float">
            <text:p>395.4</text:p>
          </table:table-cell>
          <table:table-cell office:value-type="float" office:value="491.74" calcext:value-type="float">
            <text:p>491.74</text:p>
          </table:table-cell>
        </table:table-row>
        <table:table-row table:style-name="ro1">
          <table:table-cell office:value-type="float" office:value="5775052" calcext:value-type="float">
            <text:p>5775052</text:p>
          </table:table-cell>
          <table:table-cell table:formula="of:=[.A363]/1000/(60*60*24)" office:value-type="time" office:time-value="PT01H36M15.052S" calcext:value-type="time">
            <text:p>01:36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396.47" calcext:value-type="float">
            <text:p>396.47</text:p>
          </table:table-cell>
          <table:table-cell office:value-type="float" office:value="493.04" calcext:value-type="float">
            <text:p>493.04</text:p>
          </table:table-cell>
        </table:table-row>
        <table:table-row table:style-name="ro1">
          <table:table-cell office:value-type="float" office:value="5791052" calcext:value-type="float">
            <text:p>5791052</text:p>
          </table:table-cell>
          <table:table-cell table:formula="of:=[.A364]/1000/(60*60*24)" office:value-type="time" office:time-value="PT01H36M31.052S" calcext:value-type="time">
            <text:p>01:36:31</text:p>
          </table:table-cell>
          <table:table-cell office:value-type="float" office:value="1.21" calcext:value-type="float">
            <text:p>1.21</text:p>
          </table:table-cell>
          <table:table-cell office:value-type="float" office:value="241.5" calcext:value-type="float">
            <text:p>241.5</text:p>
          </table:table-cell>
          <table:table-cell office:value-type="float" office:value="292.73" calcext:value-type="float">
            <text:p>292.73</text:p>
          </table:table-cell>
          <table:table-cell office:value-type="float" office:value="397.55" calcext:value-type="float">
            <text:p>397.55</text:p>
          </table:table-cell>
          <table:table-cell office:value-type="float" office:value="494.34" calcext:value-type="float">
            <text:p>494.34</text:p>
          </table:table-cell>
        </table:table-row>
        <table:table-row table:style-name="ro1">
          <table:table-cell office:value-type="float" office:value="5807052" calcext:value-type="float">
            <text:p>5807052</text:p>
          </table:table-cell>
          <table:table-cell table:formula="of:=[.A365]/1000/(60*60*24)" office:value-type="time" office:time-value="PT01H36M47.052S" calcext:value-type="time">
            <text:p>01:36:47</text:p>
          </table:table-cell>
          <table:table-cell office:value-type="float" office:value="1.21" calcext:value-type="float">
            <text:p>1.21</text:p>
          </table:table-cell>
          <table:table-cell office:value-type="float" office:value="241.5" calcext:value-type="float">
            <text:p>241.5</text:p>
          </table:table-cell>
          <table:table-cell office:value-type="float" office:value="292.73" calcext:value-type="float">
            <text:p>292.73</text:p>
          </table:table-cell>
          <table:table-cell office:value-type="float" office:value="398.62" calcext:value-type="float">
            <text:p>398.62</text:p>
          </table:table-cell>
          <table:table-cell office:value-type="float" office:value="495.65" calcext:value-type="float">
            <text:p>495.65</text:p>
          </table:table-cell>
        </table:table-row>
        <table:table-row table:style-name="ro1">
          <table:table-cell office:value-type="float" office:value="5823052" calcext:value-type="float">
            <text:p>5823052</text:p>
          </table:table-cell>
          <table:table-cell table:formula="of:=[.A366]/1000/(60*60*24)" office:value-type="time" office:time-value="PT01H37M03.052S" calcext:value-type="time">
            <text:p>01:37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399.69" calcext:value-type="float">
            <text:p>399.69</text:p>
          </table:table-cell>
          <table:table-cell office:value-type="float" office:value="496.95" calcext:value-type="float">
            <text:p>496.95</text:p>
          </table:table-cell>
        </table:table-row>
        <table:table-row table:style-name="ro1">
          <table:table-cell office:value-type="float" office:value="5839052" calcext:value-type="float">
            <text:p>5839052</text:p>
          </table:table-cell>
          <table:table-cell table:formula="of:=[.A367]/1000/(60*60*24)" office:value-type="time" office:time-value="PT01H37M19.052S" calcext:value-type="time">
            <text:p>01:37:19</text:p>
          </table:table-cell>
          <table:table-cell office:value-type="float" office:value="1.21" calcext:value-type="float">
            <text:p>1.21</text:p>
          </table:table-cell>
          <table:table-cell office:value-type="float" office:value="241.4" calcext:value-type="float">
            <text:p>241.4</text:p>
          </table:table-cell>
          <table:table-cell office:value-type="float" office:value="292.61" calcext:value-type="float">
            <text:p>292.61</text:p>
          </table:table-cell>
          <table:table-cell office:value-type="float" office:value="400.77" calcext:value-type="float">
            <text:p>400.77</text:p>
          </table:table-cell>
          <table:table-cell office:value-type="float" office:value="498.25" calcext:value-type="float">
            <text:p>498.25</text:p>
          </table:table-cell>
        </table:table-row>
        <table:table-row table:style-name="ro1">
          <table:table-cell office:value-type="float" office:value="5855052" calcext:value-type="float">
            <text:p>5855052</text:p>
          </table:table-cell>
          <table:table-cell table:formula="of:=[.A368]/1000/(60*60*24)" office:value-type="time" office:time-value="PT01H37M35.052S" calcext:value-type="time">
            <text:p>01:37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401.84" calcext:value-type="float">
            <text:p>401.84</text:p>
          </table:table-cell>
          <table:table-cell office:value-type="float" office:value="499.55" calcext:value-type="float">
            <text:p>499.55</text:p>
          </table:table-cell>
        </table:table-row>
        <table:table-row table:style-name="ro1">
          <table:table-cell office:value-type="float" office:value="5871052" calcext:value-type="float">
            <text:p>5871052</text:p>
          </table:table-cell>
          <table:table-cell table:formula="of:=[.A369]/1000/(60*60*24)" office:value-type="time" office:time-value="PT01H37M51.052S" calcext:value-type="time">
            <text:p>01:37:51</text:p>
          </table:table-cell>
          <table:table-cell office:value-type="float" office:value="1.21" calcext:value-type="float">
            <text:p>1.21</text:p>
          </table:table-cell>
          <table:table-cell office:value-type="float" office:value="241.4" calcext:value-type="float">
            <text:p>241.4</text:p>
          </table:table-cell>
          <table:table-cell office:value-type="float" office:value="292.61" calcext:value-type="float">
            <text:p>292.61</text:p>
          </table:table-cell>
          <table:table-cell office:value-type="float" office:value="402.91" calcext:value-type="float">
            <text:p>402.91</text:p>
          </table:table-cell>
          <table:table-cell office:value-type="float" office:value="500.85" calcext:value-type="float">
            <text:p>500.85</text:p>
          </table:table-cell>
        </table:table-row>
        <table:table-row table:style-name="ro1">
          <table:table-cell office:value-type="float" office:value="5887052" calcext:value-type="float">
            <text:p>5887052</text:p>
          </table:table-cell>
          <table:table-cell table:formula="of:=[.A370]/1000/(60*60*24)" office:value-type="time" office:time-value="PT01H38M07.052S" calcext:value-type="time">
            <text:p>01:38:07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403.99" calcext:value-type="float">
            <text:p>403.99</text:p>
          </table:table-cell>
          <table:table-cell office:value-type="float" office:value="502.16" calcext:value-type="float">
            <text:p>502.16</text:p>
          </table:table-cell>
        </table:table-row>
        <table:table-row table:style-name="ro1">
          <table:table-cell office:value-type="float" office:value="5903052" calcext:value-type="float">
            <text:p>5903052</text:p>
          </table:table-cell>
          <table:table-cell table:formula="of:=[.A371]/1000/(60*60*24)" office:value-type="time" office:time-value="PT01H38M23.052S" calcext:value-type="time">
            <text:p>01:38:23</text:p>
          </table:table-cell>
          <table:table-cell office:value-type="float" office:value="1.21" calcext:value-type="float">
            <text:p>1.21</text:p>
          </table:table-cell>
          <table:table-cell office:value-type="float" office:value="241.4" calcext:value-type="float">
            <text:p>241.4</text:p>
          </table:table-cell>
          <table:table-cell office:value-type="float" office:value="292.61" calcext:value-type="float">
            <text:p>292.61</text:p>
          </table:table-cell>
          <table:table-cell office:value-type="float" office:value="405.06" calcext:value-type="float">
            <text:p>405.06</text:p>
          </table:table-cell>
          <table:table-cell office:value-type="float" office:value="503.46" calcext:value-type="float">
            <text:p>503.46</text:p>
          </table:table-cell>
        </table:table-row>
        <table:table-row table:style-name="ro1">
          <table:table-cell office:value-type="float" office:value="5919052" calcext:value-type="float">
            <text:p>5919052</text:p>
          </table:table-cell>
          <table:table-cell table:formula="of:=[.A372]/1000/(60*60*24)" office:value-type="time" office:time-value="PT01H38M39.052S" calcext:value-type="time">
            <text:p>01:38:39</text:p>
          </table:table-cell>
          <table:table-cell office:value-type="float" office:value="1.21" calcext:value-type="float">
            <text:p>1.21</text:p>
          </table:table-cell>
          <table:table-cell office:value-type="float" office:value="241.4" calcext:value-type="float">
            <text:p>241.4</text:p>
          </table:table-cell>
          <table:table-cell office:value-type="float" office:value="292.61" calcext:value-type="float">
            <text:p>292.61</text:p>
          </table:table-cell>
          <table:table-cell office:value-type="float" office:value="406.13" calcext:value-type="float">
            <text:p>406.13</text:p>
          </table:table-cell>
          <table:table-cell office:value-type="float" office:value="504.76" calcext:value-type="float">
            <text:p>504.76</text:p>
          </table:table-cell>
        </table:table-row>
        <table:table-row table:style-name="ro1">
          <table:table-cell office:value-type="float" office:value="5935052" calcext:value-type="float">
            <text:p>5935052</text:p>
          </table:table-cell>
          <table:table-cell table:formula="of:=[.A373]/1000/(60*60*24)" office:value-type="time" office:time-value="PT01H38M55.052S" calcext:value-type="time">
            <text:p>01:38:55</text:p>
          </table:table-cell>
          <table:table-cell office:value-type="float" office:value="1.21" calcext:value-type="float">
            <text:p>1.21</text:p>
          </table:table-cell>
          <table:table-cell office:value-type="float" office:value="241.4" calcext:value-type="float">
            <text:p>241.4</text:p>
          </table:table-cell>
          <table:table-cell office:value-type="float" office:value="292.61" calcext:value-type="float">
            <text:p>292.61</text:p>
          </table:table-cell>
          <table:table-cell office:value-type="float" office:value="407.2" calcext:value-type="float">
            <text:p>407.2</text:p>
          </table:table-cell>
          <table:table-cell office:value-type="float" office:value="506.06" calcext:value-type="float">
            <text:p>506.06</text:p>
          </table:table-cell>
        </table:table-row>
        <table:table-row table:style-name="ro1">
          <table:table-cell office:value-type="float" office:value="5951052" calcext:value-type="float">
            <text:p>5951052</text:p>
          </table:table-cell>
          <table:table-cell table:formula="of:=[.A374]/1000/(60*60*24)" office:value-type="time" office:time-value="PT01H39M11.052S" calcext:value-type="time">
            <text:p>01:39:11</text:p>
          </table:table-cell>
          <table:table-cell office:value-type="float" office:value="1.21" calcext:value-type="float">
            <text:p>1.21</text:p>
          </table:table-cell>
          <table:table-cell office:value-type="float" office:value="241.3" calcext:value-type="float">
            <text:p>241.3</text:p>
          </table:table-cell>
          <table:table-cell office:value-type="float" office:value="292.49" calcext:value-type="float">
            <text:p>292.49</text:p>
          </table:table-cell>
          <table:table-cell office:value-type="float" office:value="408.28" calcext:value-type="float">
            <text:p>408.28</text:p>
          </table:table-cell>
          <table:table-cell office:value-type="float" office:value="507.36" calcext:value-type="float">
            <text:p>507.36</text:p>
          </table:table-cell>
        </table:table-row>
        <table:table-row table:style-name="ro1">
          <table:table-cell office:value-type="float" office:value="5967052" calcext:value-type="float">
            <text:p>5967052</text:p>
          </table:table-cell>
          <table:table-cell table:formula="of:=[.A375]/1000/(60*60*24)" office:value-type="time" office:time-value="PT01H39M27.052S" calcext:value-type="time">
            <text:p>01:39:27</text:p>
          </table:table-cell>
          <table:table-cell office:value-type="float" office:value="1.21" calcext:value-type="float">
            <text:p>1.21</text:p>
          </table:table-cell>
          <table:table-cell office:value-type="float" office:value="241.3" calcext:value-type="float">
            <text:p>241.3</text:p>
          </table:table-cell>
          <table:table-cell office:value-type="float" office:value="292.49" calcext:value-type="float">
            <text:p>292.49</text:p>
          </table:table-cell>
          <table:table-cell office:value-type="float" office:value="409.35" calcext:value-type="float">
            <text:p>409.35</text:p>
          </table:table-cell>
          <table:table-cell office:value-type="float" office:value="508.66" calcext:value-type="float">
            <text:p>508.66</text:p>
          </table:table-cell>
        </table:table-row>
        <table:table-row table:style-name="ro1">
          <table:table-cell office:value-type="float" office:value="5983052" calcext:value-type="float">
            <text:p>5983052</text:p>
          </table:table-cell>
          <table:table-cell table:formula="of:=[.A376]/1000/(60*60*24)" office:value-type="time" office:time-value="PT01H39M43.052S" calcext:value-type="time">
            <text:p>01:39:43</text:p>
          </table:table-cell>
          <table:table-cell office:value-type="float" office:value="1.21" calcext:value-type="float">
            <text:p>1.21</text:p>
          </table:table-cell>
          <table:table-cell office:value-type="float" office:value="241.3" calcext:value-type="float">
            <text:p>241.3</text:p>
          </table:table-cell>
          <table:table-cell office:value-type="float" office:value="292.49" calcext:value-type="float">
            <text:p>292.49</text:p>
          </table:table-cell>
          <table:table-cell office:value-type="float" office:value="410.42" calcext:value-type="float">
            <text:p>410.42</text:p>
          </table:table-cell>
          <table:table-cell office:value-type="float" office:value="509.96" calcext:value-type="float">
            <text:p>509.96</text:p>
          </table:table-cell>
        </table:table-row>
        <table:table-row table:style-name="ro1">
          <table:table-cell office:value-type="float" office:value="5999052" calcext:value-type="float">
            <text:p>5999052</text:p>
          </table:table-cell>
          <table:table-cell table:formula="of:=[.A377]/1000/(60*60*24)" office:value-type="time" office:time-value="PT01H39M59.052S" calcext:value-type="time">
            <text:p>01:39:59</text:p>
          </table:table-cell>
          <table:table-cell office:value-type="float" office:value="1.21" calcext:value-type="float">
            <text:p>1.21</text:p>
          </table:table-cell>
          <table:table-cell office:value-type="float" office:value="241.3" calcext:value-type="float">
            <text:p>241.3</text:p>
          </table:table-cell>
          <table:table-cell office:value-type="float" office:value="292.49" calcext:value-type="float">
            <text:p>292.49</text:p>
          </table:table-cell>
          <table:table-cell office:value-type="float" office:value="411.49" calcext:value-type="float">
            <text:p>411.49</text:p>
          </table:table-cell>
          <table:table-cell office:value-type="float" office:value="511.26" calcext:value-type="float">
            <text:p>511.26</text:p>
          </table:table-cell>
        </table:table-row>
        <table:table-row table:style-name="ro1">
          <table:table-cell office:value-type="float" office:value="6015052" calcext:value-type="float">
            <text:p>6015052</text:p>
          </table:table-cell>
          <table:table-cell table:formula="of:=[.A378]/1000/(60*60*24)" office:value-type="time" office:time-value="PT01H40M15.052S" calcext:value-type="time">
            <text:p>01:40:15</text:p>
          </table:table-cell>
          <table:table-cell office:value-type="float" office:value="1.21" calcext:value-type="float">
            <text:p>1.21</text:p>
          </table:table-cell>
          <table:table-cell office:value-type="float" office:value="241.3" calcext:value-type="float">
            <text:p>241.3</text:p>
          </table:table-cell>
          <table:table-cell office:value-type="float" office:value="292.48" calcext:value-type="float">
            <text:p>292.48</text:p>
          </table:table-cell>
          <table:table-cell office:value-type="float" office:value="412.57" calcext:value-type="float">
            <text:p>412.57</text:p>
          </table:table-cell>
          <table:table-cell office:value-type="float" office:value="512.56" calcext:value-type="float">
            <text:p>512.56</text:p>
          </table:table-cell>
        </table:table-row>
        <table:table-row table:style-name="ro1">
          <table:table-cell office:value-type="float" office:value="6031052" calcext:value-type="float">
            <text:p>6031052</text:p>
          </table:table-cell>
          <table:table-cell table:formula="of:=[.A379]/1000/(60*60*24)" office:value-type="time" office:time-value="PT01H40M31.052S" calcext:value-type="time">
            <text:p>01:40:31</text:p>
          </table:table-cell>
          <table:table-cell office:value-type="float" office:value="1.21" calcext:value-type="float">
            <text:p>1.21</text:p>
          </table:table-cell>
          <table:table-cell office:value-type="float" office:value="241.2" calcext:value-type="float">
            <text:p>241.2</text:p>
          </table:table-cell>
          <table:table-cell office:value-type="float" office:value="292.37" calcext:value-type="float">
            <text:p>292.37</text:p>
          </table:table-cell>
          <table:table-cell office:value-type="float" office:value="413.64" calcext:value-type="float">
            <text:p>413.64</text:p>
          </table:table-cell>
          <table:table-cell office:value-type="float" office:value="513.86" calcext:value-type="float">
            <text:p>513.86</text:p>
          </table:table-cell>
        </table:table-row>
        <table:table-row table:style-name="ro1">
          <table:table-cell office:value-type="float" office:value="6047052" calcext:value-type="float">
            <text:p>6047052</text:p>
          </table:table-cell>
          <table:table-cell table:formula="of:=[.A380]/1000/(60*60*24)" office:value-type="time" office:time-value="PT01H40M47.052S" calcext:value-type="time">
            <text:p>01:40:47</text:p>
          </table:table-cell>
          <table:table-cell office:value-type="float" office:value="1.21" calcext:value-type="float">
            <text:p>1.21</text:p>
          </table:table-cell>
          <table:table-cell office:value-type="float" office:value="241.2" calcext:value-type="float">
            <text:p>241.2</text:p>
          </table:table-cell>
          <table:table-cell office:value-type="float" office:value="292.36" calcext:value-type="float">
            <text:p>292.36</text:p>
          </table:table-cell>
          <table:table-cell office:value-type="float" office:value="414.71" calcext:value-type="float">
            <text:p>414.71</text:p>
          </table:table-cell>
          <table:table-cell office:value-type="float" office:value="515.16" calcext:value-type="float">
            <text:p>515.16</text:p>
          </table:table-cell>
        </table:table-row>
        <table:table-row table:style-name="ro1">
          <table:table-cell office:value-type="float" office:value="6063052" calcext:value-type="float">
            <text:p>6063052</text:p>
          </table:table-cell>
          <table:table-cell table:formula="of:=[.A381]/1000/(60*60*24)" office:value-type="time" office:time-value="PT01H41M03.052S" calcext:value-type="time">
            <text:p>01:41:03</text:p>
          </table:table-cell>
          <table:table-cell office:value-type="float" office:value="1.21" calcext:value-type="float">
            <text:p>1.21</text:p>
          </table:table-cell>
          <table:table-cell office:value-type="float" office:value="241.2" calcext:value-type="float">
            <text:p>241.2</text:p>
          </table:table-cell>
          <table:table-cell office:value-type="float" office:value="292.36" calcext:value-type="float">
            <text:p>292.36</text:p>
          </table:table-cell>
          <table:table-cell office:value-type="float" office:value="415.78" calcext:value-type="float">
            <text:p>415.78</text:p>
          </table:table-cell>
          <table:table-cell office:value-type="float" office:value="516.46" calcext:value-type="float">
            <text:p>516.46</text:p>
          </table:table-cell>
        </table:table-row>
        <table:table-row table:style-name="ro1">
          <table:table-cell office:value-type="float" office:value="6079052" calcext:value-type="float">
            <text:p>6079052</text:p>
          </table:table-cell>
          <table:table-cell table:formula="of:=[.A382]/1000/(60*60*24)" office:value-type="time" office:time-value="PT01H41M19.052S" calcext:value-type="time">
            <text:p>01:41:19</text:p>
          </table:table-cell>
          <table:table-cell office:value-type="float" office:value="1.21" calcext:value-type="float">
            <text:p>1.21</text:p>
          </table:table-cell>
          <table:table-cell office:value-type="float" office:value="241.2" calcext:value-type="float">
            <text:p>241.2</text:p>
          </table:table-cell>
          <table:table-cell office:value-type="float" office:value="292.36" calcext:value-type="float">
            <text:p>292.36</text:p>
          </table:table-cell>
          <table:table-cell office:value-type="float" office:value="416.85" calcext:value-type="float">
            <text:p>416.85</text:p>
          </table:table-cell>
          <table:table-cell office:value-type="float" office:value="517.76" calcext:value-type="float">
            <text:p>517.76</text:p>
          </table:table-cell>
        </table:table-row>
        <table:table-row table:style-name="ro1">
          <table:table-cell office:value-type="float" office:value="6095052" calcext:value-type="float">
            <text:p>6095052</text:p>
          </table:table-cell>
          <table:table-cell table:formula="of:=[.A383]/1000/(60*60*24)" office:value-type="time" office:time-value="PT01H41M35.052S" calcext:value-type="time">
            <text:p>01:41:35</text:p>
          </table:table-cell>
          <table:table-cell office:value-type="float" office:value="1.21" calcext:value-type="float">
            <text:p>1.21</text:p>
          </table:table-cell>
          <table:table-cell office:value-type="float" office:value="241.2" calcext:value-type="float">
            <text:p>241.2</text:p>
          </table:table-cell>
          <table:table-cell office:value-type="float" office:value="292.36" calcext:value-type="float">
            <text:p>292.36</text:p>
          </table:table-cell>
          <table:table-cell office:value-type="float" office:value="417.93" calcext:value-type="float">
            <text:p>417.93</text:p>
          </table:table-cell>
          <table:table-cell office:value-type="float" office:value="519.06" calcext:value-type="float">
            <text:p>519.06</text:p>
          </table:table-cell>
        </table:table-row>
        <table:table-row table:style-name="ro1">
          <table:table-cell office:value-type="float" office:value="6111052" calcext:value-type="float">
            <text:p>6111052</text:p>
          </table:table-cell>
          <table:table-cell table:formula="of:=[.A384]/1000/(60*60*24)" office:value-type="time" office:time-value="PT01H41M51.052S" calcext:value-type="time">
            <text:p>01:41:51</text:p>
          </table:table-cell>
          <table:table-cell office:value-type="float" office:value="1.21" calcext:value-type="float">
            <text:p>1.21</text:p>
          </table:table-cell>
          <table:table-cell office:value-type="float" office:value="241.1" calcext:value-type="float">
            <text:p>241.1</text:p>
          </table:table-cell>
          <table:table-cell office:value-type="float" office:value="292.24" calcext:value-type="float">
            <text:p>292.24</text:p>
          </table:table-cell>
          <table:table-cell office:value-type="float" office:value="419" calcext:value-type="float">
            <text:p>419</text:p>
          </table:table-cell>
          <table:table-cell office:value-type="float" office:value="520.35" calcext:value-type="float">
            <text:p>520.35</text:p>
          </table:table-cell>
        </table:table-row>
        <table:table-row table:style-name="ro1">
          <table:table-cell office:value-type="float" office:value="6127052" calcext:value-type="float">
            <text:p>6127052</text:p>
          </table:table-cell>
          <table:table-cell table:formula="of:=[.A385]/1000/(60*60*24)" office:value-type="time" office:time-value="PT01H42M07.052S" calcext:value-type="time">
            <text:p>01:42:07</text:p>
          </table:table-cell>
          <table:table-cell office:value-type="float" office:value="1.21" calcext:value-type="float">
            <text:p>1.21</text:p>
          </table:table-cell>
          <table:table-cell office:value-type="float" office:value="241.1" calcext:value-type="float">
            <text:p>241.1</text:p>
          </table:table-cell>
          <table:table-cell office:value-type="float" office:value="292.24" calcext:value-type="float">
            <text:p>292.24</text:p>
          </table:table-cell>
          <table:table-cell office:value-type="float" office:value="420.07" calcext:value-type="float">
            <text:p>420.07</text:p>
          </table:table-cell>
          <table:table-cell office:value-type="float" office:value="521.65" calcext:value-type="float">
            <text:p>521.65</text:p>
          </table:table-cell>
        </table:table-row>
        <table:table-row table:style-name="ro1">
          <table:table-cell office:value-type="float" office:value="6143052" calcext:value-type="float">
            <text:p>6143052</text:p>
          </table:table-cell>
          <table:table-cell table:formula="of:=[.A386]/1000/(60*60*24)" office:value-type="time" office:time-value="PT01H42M23.052S" calcext:value-type="time">
            <text:p>01:42:23</text:p>
          </table:table-cell>
          <table:table-cell office:value-type="float" office:value="1.21" calcext:value-type="float">
            <text:p>1.21</text:p>
          </table:table-cell>
          <table:table-cell office:value-type="float" office:value="241.1" calcext:value-type="float">
            <text:p>241.1</text:p>
          </table:table-cell>
          <table:table-cell office:value-type="float" office:value="292.24" calcext:value-type="float">
            <text:p>292.24</text:p>
          </table:table-cell>
          <table:table-cell office:value-type="float" office:value="421.14" calcext:value-type="float">
            <text:p>421.14</text:p>
          </table:table-cell>
          <table:table-cell office:value-type="float" office:value="522.95" calcext:value-type="float">
            <text:p>522.95</text:p>
          </table:table-cell>
        </table:table-row>
        <table:table-row table:style-name="ro1">
          <table:table-cell office:value-type="float" office:value="6159052" calcext:value-type="float">
            <text:p>6159052</text:p>
          </table:table-cell>
          <table:table-cell table:formula="of:=[.A387]/1000/(60*60*24)" office:value-type="time" office:time-value="PT01H42M39.052S" calcext:value-type="time">
            <text:p>01:42:39</text:p>
          </table:table-cell>
          <table:table-cell office:value-type="float" office:value="1.21" calcext:value-type="float">
            <text:p>1.21</text:p>
          </table:table-cell>
          <table:table-cell office:value-type="float" office:value="241.1" calcext:value-type="float">
            <text:p>241.1</text:p>
          </table:table-cell>
          <table:table-cell office:value-type="float" office:value="292.24" calcext:value-type="float">
            <text:p>292.24</text:p>
          </table:table-cell>
          <table:table-cell office:value-type="float" office:value="422.21" calcext:value-type="float">
            <text:p>422.21</text:p>
          </table:table-cell>
          <table:table-cell office:value-type="float" office:value="524.25" calcext:value-type="float">
            <text:p>524.25</text:p>
          </table:table-cell>
        </table:table-row>
        <table:table-row table:style-name="ro1">
          <table:table-cell office:value-type="float" office:value="6175052" calcext:value-type="float">
            <text:p>6175052</text:p>
          </table:table-cell>
          <table:table-cell table:formula="of:=[.A388]/1000/(60*60*24)" office:value-type="time" office:time-value="PT01H42M55.052S" calcext:value-type="time">
            <text:p>01:42:55</text:p>
          </table:table-cell>
          <table:table-cell office:value-type="float" office:value="1.21" calcext:value-type="float">
            <text:p>1.21</text:p>
          </table:table-cell>
          <table:table-cell office:value-type="float" office:value="241.1" calcext:value-type="float">
            <text:p>241.1</text:p>
          </table:table-cell>
          <table:table-cell office:value-type="float" office:value="292.24" calcext:value-type="float">
            <text:p>292.24</text:p>
          </table:table-cell>
          <table:table-cell office:value-type="float" office:value="423.28" calcext:value-type="float">
            <text:p>423.28</text:p>
          </table:table-cell>
          <table:table-cell office:value-type="float" office:value="525.55" calcext:value-type="float">
            <text:p>525.55</text:p>
          </table:table-cell>
        </table:table-row>
        <table:table-row table:style-name="ro1">
          <table:table-cell office:value-type="float" office:value="6191052" calcext:value-type="float">
            <text:p>6191052</text:p>
          </table:table-cell>
          <table:table-cell table:formula="of:=[.A389]/1000/(60*60*24)" office:value-type="time" office:time-value="PT01H43M11.052S" calcext:value-type="time">
            <text:p>01:43:11</text:p>
          </table:table-cell>
          <table:table-cell office:value-type="float" office:value="1.21" calcext:value-type="float">
            <text:p>1.21</text:p>
          </table:table-cell>
          <table:table-cell office:value-type="float" office:value="241.1" calcext:value-type="float">
            <text:p>241.1</text:p>
          </table:table-cell>
          <table:table-cell office:value-type="float" office:value="292.24" calcext:value-type="float">
            <text:p>292.24</text:p>
          </table:table-cell>
          <table:table-cell office:value-type="float" office:value="424.36" calcext:value-type="float">
            <text:p>424.36</text:p>
          </table:table-cell>
          <table:table-cell office:value-type="float" office:value="526.85" calcext:value-type="float">
            <text:p>526.85</text:p>
          </table:table-cell>
        </table:table-row>
        <table:table-row table:style-name="ro1">
          <table:table-cell office:value-type="float" office:value="6207052" calcext:value-type="float">
            <text:p>6207052</text:p>
          </table:table-cell>
          <table:table-cell table:formula="of:=[.A390]/1000/(60*60*24)" office:value-type="time" office:time-value="PT01H43M27.052S" calcext:value-type="time">
            <text:p>01:43:27</text:p>
          </table:table-cell>
          <table:table-cell office:value-type="float" office:value="1.21" calcext:value-type="float">
            <text:p>1.21</text:p>
          </table:table-cell>
          <table:table-cell office:value-type="float" office:value="241" calcext:value-type="float">
            <text:p>241</text:p>
          </table:table-cell>
          <table:table-cell office:value-type="float" office:value="292.12" calcext:value-type="float">
            <text:p>292.12</text:p>
          </table:table-cell>
          <table:table-cell office:value-type="float" office:value="425.43" calcext:value-type="float">
            <text:p>425.43</text:p>
          </table:table-cell>
          <table:table-cell office:value-type="float" office:value="528.15" calcext:value-type="float">
            <text:p>528.15</text:p>
          </table:table-cell>
        </table:table-row>
        <table:table-row table:style-name="ro1">
          <table:table-cell office:value-type="float" office:value="6223052" calcext:value-type="float">
            <text:p>6223052</text:p>
          </table:table-cell>
          <table:table-cell table:formula="of:=[.A391]/1000/(60*60*24)" office:value-type="time" office:time-value="PT01H43M43.052S" calcext:value-type="time">
            <text:p>01:43:43</text:p>
          </table:table-cell>
          <table:table-cell office:value-type="float" office:value="1.21" calcext:value-type="float">
            <text:p>1.21</text:p>
          </table:table-cell>
          <table:table-cell office:value-type="float" office:value="241" calcext:value-type="float">
            <text:p>241</text:p>
          </table:table-cell>
          <table:table-cell office:value-type="float" office:value="292.12" calcext:value-type="float">
            <text:p>292.12</text:p>
          </table:table-cell>
          <table:table-cell office:value-type="float" office:value="426.5" calcext:value-type="float">
            <text:p>426.5</text:p>
          </table:table-cell>
          <table:table-cell office:value-type="float" office:value="529.45" calcext:value-type="float">
            <text:p>529.45</text:p>
          </table:table-cell>
        </table:table-row>
        <table:table-row table:style-name="ro1">
          <table:table-cell office:value-type="float" office:value="6239052" calcext:value-type="float">
            <text:p>6239052</text:p>
          </table:table-cell>
          <table:table-cell table:formula="of:=[.A392]/1000/(60*60*24)" office:value-type="time" office:time-value="PT01H43M59.052S" calcext:value-type="time">
            <text:p>01:43:59</text:p>
          </table:table-cell>
          <table:table-cell office:value-type="float" office:value="1.21" calcext:value-type="float">
            <text:p>1.21</text:p>
          </table:table-cell>
          <table:table-cell office:value-type="float" office:value="241" calcext:value-type="float">
            <text:p>241</text:p>
          </table:table-cell>
          <table:table-cell office:value-type="float" office:value="292.12" calcext:value-type="float">
            <text:p>292.12</text:p>
          </table:table-cell>
          <table:table-cell office:value-type="float" office:value="427.57" calcext:value-type="float">
            <text:p>427.57</text:p>
          </table:table-cell>
          <table:table-cell office:value-type="float" office:value="530.74" calcext:value-type="float">
            <text:p>530.74</text:p>
          </table:table-cell>
        </table:table-row>
        <table:table-row table:style-name="ro1">
          <table:table-cell office:value-type="float" office:value="6255052" calcext:value-type="float">
            <text:p>6255052</text:p>
          </table:table-cell>
          <table:table-cell table:formula="of:=[.A393]/1000/(60*60*24)" office:value-type="time" office:time-value="PT01H44M15.052S" calcext:value-type="time">
            <text:p>01:44:15</text:p>
          </table:table-cell>
          <table:table-cell office:value-type="float" office:value="1.21" calcext:value-type="float">
            <text:p>1.21</text:p>
          </table:table-cell>
          <table:table-cell office:value-type="float" office:value="241" calcext:value-type="float">
            <text:p>241</text:p>
          </table:table-cell>
          <table:table-cell office:value-type="float" office:value="292.12" calcext:value-type="float">
            <text:p>292.12</text:p>
          </table:table-cell>
          <table:table-cell office:value-type="float" office:value="428.64" calcext:value-type="float">
            <text:p>428.64</text:p>
          </table:table-cell>
          <table:table-cell office:value-type="float" office:value="532.04" calcext:value-type="float">
            <text:p>532.04</text:p>
          </table:table-cell>
        </table:table-row>
        <table:table-row table:style-name="ro1">
          <table:table-cell office:value-type="float" office:value="6271052" calcext:value-type="float">
            <text:p>6271052</text:p>
          </table:table-cell>
          <table:table-cell table:formula="of:=[.A394]/1000/(60*60*24)" office:value-type="time" office:time-value="PT01H44M31.052S" calcext:value-type="time">
            <text:p>01:44:31</text:p>
          </table:table-cell>
          <table:table-cell office:value-type="float" office:value="1.21" calcext:value-type="float">
            <text:p>1.21</text:p>
          </table:table-cell>
          <table:table-cell office:value-type="float" office:value="241" calcext:value-type="float">
            <text:p>241</text:p>
          </table:table-cell>
          <table:table-cell office:value-type="float" office:value="292.12" calcext:value-type="float">
            <text:p>292.12</text:p>
          </table:table-cell>
          <table:table-cell office:value-type="float" office:value="429.71" calcext:value-type="float">
            <text:p>429.71</text:p>
          </table:table-cell>
          <table:table-cell office:value-type="float" office:value="533.34" calcext:value-type="float">
            <text:p>533.34</text:p>
          </table:table-cell>
        </table:table-row>
        <table:table-row table:style-name="ro1">
          <table:table-cell office:value-type="float" office:value="6287052" calcext:value-type="float">
            <text:p>6287052</text:p>
          </table:table-cell>
          <table:table-cell table:formula="of:=[.A395]/1000/(60*60*24)" office:value-type="time" office:time-value="PT01H44M47.052S" calcext:value-type="time">
            <text:p>01:44:47</text:p>
          </table:table-cell>
          <table:table-cell office:value-type="float" office:value="1.21" calcext:value-type="float">
            <text:p>1.21</text:p>
          </table:table-cell>
          <table:table-cell office:value-type="float" office:value="241" calcext:value-type="float">
            <text:p>241</text:p>
          </table:table-cell>
          <table:table-cell office:value-type="float" office:value="292.11" calcext:value-type="float">
            <text:p>292.11</text:p>
          </table:table-cell>
          <table:table-cell office:value-type="float" office:value="430.78" calcext:value-type="float">
            <text:p>430.78</text:p>
          </table:table-cell>
          <table:table-cell office:value-type="float" office:value="534.64" calcext:value-type="float">
            <text:p>534.64</text:p>
          </table:table-cell>
        </table:table-row>
        <table:table-row table:style-name="ro1">
          <table:table-cell office:value-type="float" office:value="6303052" calcext:value-type="float">
            <text:p>6303052</text:p>
          </table:table-cell>
          <table:table-cell table:formula="of:=[.A396]/1000/(60*60*24)" office:value-type="time" office:time-value="PT01H45M03.052S" calcext:value-type="time">
            <text:p>01:45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.9" calcext:value-type="float">
            <text:p>240.9</text:p>
          </table:table-cell>
          <table:table-cell office:value-type="float" office:value="291.99" calcext:value-type="float">
            <text:p>291.99</text:p>
          </table:table-cell>
          <table:table-cell office:value-type="float" office:value="431.85" calcext:value-type="float">
            <text:p>431.85</text:p>
          </table:table-cell>
          <table:table-cell office:value-type="float" office:value="535.93" calcext:value-type="float">
            <text:p>535.93</text:p>
          </table:table-cell>
        </table:table-row>
        <table:table-row table:style-name="ro1">
          <table:table-cell office:value-type="float" office:value="6319052" calcext:value-type="float">
            <text:p>6319052</text:p>
          </table:table-cell>
          <table:table-cell table:formula="of:=[.A397]/1000/(60*60*24)" office:value-type="time" office:time-value="PT01H45M19.052S" calcext:value-type="time">
            <text:p>01:45:19</text:p>
          </table:table-cell>
          <table:table-cell office:value-type="float" office:value="1.21" calcext:value-type="float">
            <text:p>1.21</text:p>
          </table:table-cell>
          <table:table-cell office:value-type="float" office:value="241" calcext:value-type="float">
            <text:p>241</text:p>
          </table:table-cell>
          <table:table-cell office:value-type="float" office:value="292.11" calcext:value-type="float">
            <text:p>292.11</text:p>
          </table:table-cell>
          <table:table-cell office:value-type="float" office:value="432.93" calcext:value-type="float">
            <text:p>432.93</text:p>
          </table:table-cell>
          <table:table-cell office:value-type="float" office:value="537.23" calcext:value-type="float">
            <text:p>537.23</text:p>
          </table:table-cell>
        </table:table-row>
        <table:table-row table:style-name="ro1">
          <table:table-cell office:value-type="float" office:value="6335052" calcext:value-type="float">
            <text:p>6335052</text:p>
          </table:table-cell>
          <table:table-cell table:formula="of:=[.A398]/1000/(60*60*24)" office:value-type="time" office:time-value="PT01H45M35.052S" calcext:value-type="time">
            <text:p>01:45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.9" calcext:value-type="float">
            <text:p>240.9</text:p>
          </table:table-cell>
          <table:table-cell office:value-type="float" office:value="291.99" calcext:value-type="float">
            <text:p>291.99</text:p>
          </table:table-cell>
          <table:table-cell office:value-type="float" office:value="434" calcext:value-type="float">
            <text:p>434</text:p>
          </table:table-cell>
          <table:table-cell office:value-type="float" office:value="538.53" calcext:value-type="float">
            <text:p>538.53</text:p>
          </table:table-cell>
        </table:table-row>
        <table:table-row table:style-name="ro1">
          <table:table-cell office:value-type="float" office:value="6351052" calcext:value-type="float">
            <text:p>6351052</text:p>
          </table:table-cell>
          <table:table-cell table:formula="of:=[.A399]/1000/(60*60*24)" office:value-type="time" office:time-value="PT01H45M51.052S" calcext:value-type="time">
            <text:p>01:45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.9" calcext:value-type="float">
            <text:p>240.9</text:p>
          </table:table-cell>
          <table:table-cell office:value-type="float" office:value="291.99" calcext:value-type="float">
            <text:p>291.99</text:p>
          </table:table-cell>
          <table:table-cell office:value-type="float" office:value="435.07" calcext:value-type="float">
            <text:p>435.07</text:p>
          </table:table-cell>
          <table:table-cell office:value-type="float" office:value="539.83" calcext:value-type="float">
            <text:p>539.83</text:p>
          </table:table-cell>
        </table:table-row>
        <table:table-row table:style-name="ro1">
          <table:table-cell office:value-type="float" office:value="6367052" calcext:value-type="float">
            <text:p>6367052</text:p>
          </table:table-cell>
          <table:table-cell table:formula="of:=[.A400]/1000/(60*60*24)" office:value-type="time" office:time-value="PT01H46M07.052S" calcext:value-type="time">
            <text:p>01:46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9" calcext:value-type="float">
            <text:p>240.9</text:p>
          </table:table-cell>
          <table:table-cell office:value-type="float" office:value="291.03" calcext:value-type="float">
            <text:p>291.03</text:p>
          </table:table-cell>
          <table:table-cell office:value-type="float" office:value="436.14" calcext:value-type="float">
            <text:p>436.14</text:p>
          </table:table-cell>
          <table:table-cell office:value-type="float" office:value="541.12" calcext:value-type="float">
            <text:p>541.12</text:p>
          </table:table-cell>
        </table:table-row>
        <table:table-row table:style-name="ro1">
          <table:table-cell office:value-type="float" office:value="6383052" calcext:value-type="float">
            <text:p>6383052</text:p>
          </table:table-cell>
          <table:table-cell table:formula="of:=[.A401]/1000/(60*60*24)" office:value-type="time" office:time-value="PT01H46M23.052S" calcext:value-type="time">
            <text:p>01:46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9" calcext:value-type="float">
            <text:p>240.9</text:p>
          </table:table-cell>
          <table:table-cell office:value-type="float" office:value="291.99" calcext:value-type="float">
            <text:p>291.99</text:p>
          </table:table-cell>
          <table:table-cell office:value-type="float" office:value="437.21" calcext:value-type="float">
            <text:p>437.21</text:p>
          </table:table-cell>
          <table:table-cell office:value-type="float" office:value="542.42" calcext:value-type="float">
            <text:p>542.42</text:p>
          </table:table-cell>
        </table:table-row>
        <table:table-row table:style-name="ro1">
          <table:table-cell office:value-type="float" office:value="6399052" calcext:value-type="float">
            <text:p>6399052</text:p>
          </table:table-cell>
          <table:table-cell table:formula="of:=[.A402]/1000/(60*60*24)" office:value-type="time" office:time-value="PT01H46M39.052S" calcext:value-type="time">
            <text:p>01:46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.9" calcext:value-type="float">
            <text:p>240.9</text:p>
          </table:table-cell>
          <table:table-cell office:value-type="float" office:value="291.03" calcext:value-type="float">
            <text:p>291.03</text:p>
          </table:table-cell>
          <table:table-cell office:value-type="float" office:value="438.28" calcext:value-type="float">
            <text:p>438.28</text:p>
          </table:table-cell>
          <table:table-cell office:value-type="float" office:value="543.71" calcext:value-type="float">
            <text:p>543.71</text:p>
          </table:table-cell>
        </table:table-row>
        <table:table-row table:style-name="ro1">
          <table:table-cell office:value-type="float" office:value="6415052" calcext:value-type="float">
            <text:p>6415052</text:p>
          </table:table-cell>
          <table:table-cell table:formula="of:=[.A403]/1000/(60*60*24)" office:value-type="time" office:time-value="PT01H46M55.052S" calcext:value-type="time">
            <text:p>01:46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439.35" calcext:value-type="float">
            <text:p>439.35</text:p>
          </table:table-cell>
          <table:table-cell office:value-type="float" office:value="545.01" calcext:value-type="float">
            <text:p>545.01</text:p>
          </table:table-cell>
        </table:table-row>
        <table:table-row table:style-name="ro1">
          <table:table-cell office:value-type="float" office:value="6431052" calcext:value-type="float">
            <text:p>6431052</text:p>
          </table:table-cell>
          <table:table-cell table:formula="of:=[.A404]/1000/(60*60*24)" office:value-type="time" office:time-value="PT01H47M11.052S" calcext:value-type="time">
            <text:p>01:47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0.91" calcext:value-type="float">
            <text:p>290.91</text:p>
          </table:table-cell>
          <table:table-cell office:value-type="float" office:value="440.42" calcext:value-type="float">
            <text:p>440.42</text:p>
          </table:table-cell>
          <table:table-cell office:value-type="float" office:value="546.31" calcext:value-type="float">
            <text:p>546.31</text:p>
          </table:table-cell>
        </table:table-row>
        <table:table-row table:style-name="ro1">
          <table:table-cell office:value-type="float" office:value="6447052" calcext:value-type="float">
            <text:p>6447052</text:p>
          </table:table-cell>
          <table:table-cell table:formula="of:=[.A405]/1000/(60*60*24)" office:value-type="time" office:time-value="PT01H47M27.052S" calcext:value-type="time">
            <text:p>01:47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441.49" calcext:value-type="float">
            <text:p>441.49</text:p>
          </table:table-cell>
          <table:table-cell office:value-type="float" office:value="547.6" calcext:value-type="float">
            <text:p>547.6</text:p>
          </table:table-cell>
        </table:table-row>
        <table:table-row table:style-name="ro1">
          <table:table-cell office:value-type="float" office:value="6463052" calcext:value-type="float">
            <text:p>6463052</text:p>
          </table:table-cell>
          <table:table-cell table:formula="of:=[.A406]/1000/(60*60*24)" office:value-type="time" office:time-value="PT01H47M43.052S" calcext:value-type="time">
            <text:p>01:47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442.56" calcext:value-type="float">
            <text:p>442.56</text:p>
          </table:table-cell>
          <table:table-cell office:value-type="float" office:value="548.9" calcext:value-type="float">
            <text:p>548.9</text:p>
          </table:table-cell>
        </table:table-row>
        <table:table-row table:style-name="ro1">
          <table:table-cell office:value-type="float" office:value="6479052" calcext:value-type="float">
            <text:p>6479052</text:p>
          </table:table-cell>
          <table:table-cell table:formula="of:=[.A407]/1000/(60*60*24)" office:value-type="time" office:time-value="PT01H47M59.052S" calcext:value-type="time">
            <text:p>01:47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443.63" calcext:value-type="float">
            <text:p>443.63</text:p>
          </table:table-cell>
          <table:table-cell office:value-type="float" office:value="550.19" calcext:value-type="float">
            <text:p>550.19</text:p>
          </table:table-cell>
        </table:table-row>
        <table:table-row table:style-name="ro1">
          <table:table-cell office:value-type="float" office:value="6495052" calcext:value-type="float">
            <text:p>6495052</text:p>
          </table:table-cell>
          <table:table-cell table:formula="of:=[.A408]/1000/(60*60*24)" office:value-type="time" office:time-value="PT01H48M15.052S" calcext:value-type="time">
            <text:p>01:48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0.78" calcext:value-type="float">
            <text:p>290.78</text:p>
          </table:table-cell>
          <table:table-cell office:value-type="float" office:value="444.7" calcext:value-type="float">
            <text:p>444.7</text:p>
          </table:table-cell>
          <table:table-cell office:value-type="float" office:value="551.49" calcext:value-type="float">
            <text:p>551.49</text:p>
          </table:table-cell>
        </table:table-row>
        <table:table-row table:style-name="ro1">
          <table:table-cell office:value-type="float" office:value="6511052" calcext:value-type="float">
            <text:p>6511052</text:p>
          </table:table-cell>
          <table:table-cell table:formula="of:=[.A409]/1000/(60*60*24)" office:value-type="time" office:time-value="PT01H48M31.052S" calcext:value-type="time">
            <text:p>01:48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0.78" calcext:value-type="float">
            <text:p>290.78</text:p>
          </table:table-cell>
          <table:table-cell office:value-type="float" office:value="445.77" calcext:value-type="float">
            <text:p>445.77</text:p>
          </table:table-cell>
          <table:table-cell office:value-type="float" office:value="552.78" calcext:value-type="float">
            <text:p>552.78</text:p>
          </table:table-cell>
        </table:table-row>
        <table:table-row table:style-name="ro1">
          <table:table-cell office:value-type="float" office:value="6527052" calcext:value-type="float">
            <text:p>6527052</text:p>
          </table:table-cell>
          <table:table-cell table:formula="of:=[.A410]/1000/(60*60*24)" office:value-type="time" office:time-value="PT01H48M47.052S" calcext:value-type="time">
            <text:p>01:48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446.84" calcext:value-type="float">
            <text:p>446.84</text:p>
          </table:table-cell>
          <table:table-cell office:value-type="float" office:value="554.08" calcext:value-type="float">
            <text:p>554.08</text:p>
          </table:table-cell>
        </table:table-row>
        <table:table-row table:style-name="ro1">
          <table:table-cell office:value-type="float" office:value="6543052" calcext:value-type="float">
            <text:p>6543052</text:p>
          </table:table-cell>
          <table:table-cell table:formula="of:=[.A411]/1000/(60*60*24)" office:value-type="time" office:time-value="PT01H49M03.052S" calcext:value-type="time">
            <text:p>01:49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447.91" calcext:value-type="float">
            <text:p>447.91</text:p>
          </table:table-cell>
          <table:table-cell office:value-type="float" office:value="555.37" calcext:value-type="float">
            <text:p>555.37</text:p>
          </table:table-cell>
        </table:table-row>
        <table:table-row table:style-name="ro1">
          <table:table-cell office:value-type="float" office:value="6559052" calcext:value-type="float">
            <text:p>6559052</text:p>
          </table:table-cell>
          <table:table-cell table:formula="of:=[.A412]/1000/(60*60*24)" office:value-type="time" office:time-value="PT01H49M19.052S" calcext:value-type="time">
            <text:p>01:49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0.78" calcext:value-type="float">
            <text:p>290.78</text:p>
          </table:table-cell>
          <table:table-cell office:value-type="float" office:value="448.98" calcext:value-type="float">
            <text:p>448.98</text:p>
          </table:table-cell>
          <table:table-cell office:value-type="float" office:value="556.66" calcext:value-type="float">
            <text:p>556.66</text:p>
          </table:table-cell>
        </table:table-row>
        <table:table-row table:style-name="ro1">
          <table:table-cell office:value-type="float" office:value="6575052" calcext:value-type="float">
            <text:p>6575052</text:p>
          </table:table-cell>
          <table:table-cell table:formula="of:=[.A413]/1000/(60*60*24)" office:value-type="time" office:time-value="PT01H49M35.052S" calcext:value-type="time">
            <text:p>01:49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0.78" calcext:value-type="float">
            <text:p>290.78</text:p>
          </table:table-cell>
          <table:table-cell office:value-type="float" office:value="450.05" calcext:value-type="float">
            <text:p>450.05</text:p>
          </table:table-cell>
          <table:table-cell office:value-type="float" office:value="557.96" calcext:value-type="float">
            <text:p>557.96</text:p>
          </table:table-cell>
        </table:table-row>
        <table:table-row table:style-name="ro1">
          <table:table-cell office:value-type="float" office:value="6591052" calcext:value-type="float">
            <text:p>6591052</text:p>
          </table:table-cell>
          <table:table-cell table:formula="of:=[.A414]/1000/(60*60*24)" office:value-type="time" office:time-value="PT01H49M51.052S" calcext:value-type="time">
            <text:p>01:49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451.12" calcext:value-type="float">
            <text:p>451.12</text:p>
          </table:table-cell>
          <table:table-cell office:value-type="float" office:value="559.25" calcext:value-type="float">
            <text:p>559.25</text:p>
          </table:table-cell>
        </table:table-row>
        <table:table-row table:style-name="ro1">
          <table:table-cell office:value-type="float" office:value="6607052" calcext:value-type="float">
            <text:p>6607052</text:p>
          </table:table-cell>
          <table:table-cell table:formula="of:=[.A415]/1000/(60*60*24)" office:value-type="time" office:time-value="PT01H50M07.052S" calcext:value-type="time">
            <text:p>01:50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452.19" calcext:value-type="float">
            <text:p>452.19</text:p>
          </table:table-cell>
          <table:table-cell office:value-type="float" office:value="560.54" calcext:value-type="float">
            <text:p>560.54</text:p>
          </table:table-cell>
        </table:table-row>
        <table:table-row table:style-name="ro1">
          <table:table-cell office:value-type="float" office:value="6623052" calcext:value-type="float">
            <text:p>6623052</text:p>
          </table:table-cell>
          <table:table-cell table:formula="of:=[.A416]/1000/(60*60*24)" office:value-type="time" office:time-value="PT01H50M23.052S" calcext:value-type="time">
            <text:p>01:50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0.66" calcext:value-type="float">
            <text:p>290.66</text:p>
          </table:table-cell>
          <table:table-cell office:value-type="float" office:value="453.26" calcext:value-type="float">
            <text:p>453.26</text:p>
          </table:table-cell>
          <table:table-cell office:value-type="float" office:value="561.84" calcext:value-type="float">
            <text:p>561.84</text:p>
          </table:table-cell>
        </table:table-row>
        <table:table-row table:style-name="ro1">
          <table:table-cell office:value-type="float" office:value="6639052" calcext:value-type="float">
            <text:p>6639052</text:p>
          </table:table-cell>
          <table:table-cell table:formula="of:=[.A417]/1000/(60*60*24)" office:value-type="time" office:time-value="PT01H50M39.052S" calcext:value-type="time">
            <text:p>01:50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0.66" calcext:value-type="float">
            <text:p>290.66</text:p>
          </table:table-cell>
          <table:table-cell office:value-type="float" office:value="454.33" calcext:value-type="float">
            <text:p>454.33</text:p>
          </table:table-cell>
          <table:table-cell office:value-type="float" office:value="563.13" calcext:value-type="float">
            <text:p>563.13</text:p>
          </table:table-cell>
        </table:table-row>
        <table:table-row table:style-name="ro1">
          <table:table-cell office:value-type="float" office:value="6655052" calcext:value-type="float">
            <text:p>6655052</text:p>
          </table:table-cell>
          <table:table-cell table:formula="of:=[.A418]/1000/(60*60*24)" office:value-type="time" office:time-value="PT01H50M55.052S" calcext:value-type="time">
            <text:p>01:50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455.4" calcext:value-type="float">
            <text:p>455.4</text:p>
          </table:table-cell>
          <table:table-cell office:value-type="float" office:value="564.42" calcext:value-type="float">
            <text:p>564.42</text:p>
          </table:table-cell>
        </table:table-row>
        <table:table-row table:style-name="ro1">
          <table:table-cell office:value-type="float" office:value="6671052" calcext:value-type="float">
            <text:p>6671052</text:p>
          </table:table-cell>
          <table:table-cell table:formula="of:=[.A419]/1000/(60*60*24)" office:value-type="time" office:time-value="PT01H51M11.052S" calcext:value-type="time">
            <text:p>01:51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456.47" calcext:value-type="float">
            <text:p>456.47</text:p>
          </table:table-cell>
          <table:table-cell office:value-type="float" office:value="565.71" calcext:value-type="float">
            <text:p>565.71</text:p>
          </table:table-cell>
        </table:table-row>
        <table:table-row table:style-name="ro1">
          <table:table-cell office:value-type="float" office:value="6687052" calcext:value-type="float">
            <text:p>6687052</text:p>
          </table:table-cell>
          <table:table-cell table:formula="of:=[.A420]/1000/(60*60*24)" office:value-type="time" office:time-value="PT01H51M27.052S" calcext:value-type="time">
            <text:p>01:51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0.66" calcext:value-type="float">
            <text:p>290.66</text:p>
          </table:table-cell>
          <table:table-cell office:value-type="float" office:value="457.53" calcext:value-type="float">
            <text:p>457.53</text:p>
          </table:table-cell>
          <table:table-cell office:value-type="float" office:value="567.01" calcext:value-type="float">
            <text:p>567.01</text:p>
          </table:table-cell>
        </table:table-row>
        <table:table-row table:style-name="ro1">
          <table:table-cell office:value-type="float" office:value="6703052" calcext:value-type="float">
            <text:p>6703052</text:p>
          </table:table-cell>
          <table:table-cell table:formula="of:=[.A421]/1000/(60*60*24)" office:value-type="time" office:time-value="PT01H51M43.052S" calcext:value-type="time">
            <text:p>01:51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0.54" calcext:value-type="float">
            <text:p>290.54</text:p>
          </table:table-cell>
          <table:table-cell office:value-type="float" office:value="458.6" calcext:value-type="float">
            <text:p>458.6</text:p>
          </table:table-cell>
          <table:table-cell office:value-type="float" office:value="568.3" calcext:value-type="float">
            <text:p>568.3</text:p>
          </table:table-cell>
        </table:table-row>
        <table:table-row table:style-name="ro1">
          <table:table-cell office:value-type="float" office:value="6719052" calcext:value-type="float">
            <text:p>6719052</text:p>
          </table:table-cell>
          <table:table-cell table:formula="of:=[.A422]/1000/(60*60*24)" office:value-type="time" office:time-value="PT01H51M59.052S" calcext:value-type="time">
            <text:p>01:51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0.54" calcext:value-type="float">
            <text:p>290.54</text:p>
          </table:table-cell>
          <table:table-cell office:value-type="float" office:value="459.67" calcext:value-type="float">
            <text:p>459.67</text:p>
          </table:table-cell>
          <table:table-cell office:value-type="float" office:value="569.59" calcext:value-type="float">
            <text:p>569.59</text:p>
          </table:table-cell>
        </table:table-row>
        <table:table-row table:style-name="ro1">
          <table:table-cell office:value-type="float" office:value="6735052" calcext:value-type="float">
            <text:p>6735052</text:p>
          </table:table-cell>
          <table:table-cell table:formula="of:=[.A423]/1000/(60*60*24)" office:value-type="time" office:time-value="PT01H52M15.052S" calcext:value-type="time">
            <text:p>01:52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0.54" calcext:value-type="float">
            <text:p>290.54</text:p>
          </table:table-cell>
          <table:table-cell office:value-type="float" office:value="460.74" calcext:value-type="float">
            <text:p>460.74</text:p>
          </table:table-cell>
          <table:table-cell office:value-type="float" office:value="570.88" calcext:value-type="float">
            <text:p>570.88</text:p>
          </table:table-cell>
        </table:table-row>
        <table:table-row table:style-name="ro1">
          <table:table-cell office:value-type="float" office:value="6751052" calcext:value-type="float">
            <text:p>6751052</text:p>
          </table:table-cell>
          <table:table-cell table:formula="of:=[.A424]/1000/(60*60*24)" office:value-type="time" office:time-value="PT01H52M31.052S" calcext:value-type="time">
            <text:p>01:52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0.54" calcext:value-type="float">
            <text:p>290.54</text:p>
          </table:table-cell>
          <table:table-cell office:value-type="float" office:value="461.81" calcext:value-type="float">
            <text:p>461.81</text:p>
          </table:table-cell>
          <table:table-cell office:value-type="float" office:value="572.17" calcext:value-type="float">
            <text:p>572.17</text:p>
          </table:table-cell>
        </table:table-row>
        <table:table-row table:style-name="ro1">
          <table:table-cell office:value-type="float" office:value="6767052" calcext:value-type="float">
            <text:p>6767052</text:p>
          </table:table-cell>
          <table:table-cell table:formula="of:=[.A425]/1000/(60*60*24)" office:value-type="time" office:time-value="PT01H52M47.052S" calcext:value-type="time">
            <text:p>01:52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0.54" calcext:value-type="float">
            <text:p>290.54</text:p>
          </table:table-cell>
          <table:table-cell office:value-type="float" office:value="462.88" calcext:value-type="float">
            <text:p>462.88</text:p>
          </table:table-cell>
          <table:table-cell office:value-type="float" office:value="573.46" calcext:value-type="float">
            <text:p>573.46</text:p>
          </table:table-cell>
        </table:table-row>
        <table:table-row table:style-name="ro1">
          <table:table-cell office:value-type="float" office:value="6783052" calcext:value-type="float">
            <text:p>6783052</text:p>
          </table:table-cell>
          <table:table-cell table:formula="of:=[.A426]/1000/(60*60*24)" office:value-type="time" office:time-value="PT01H53M03.052S" calcext:value-type="time">
            <text:p>01:53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0.54" calcext:value-type="float">
            <text:p>290.54</text:p>
          </table:table-cell>
          <table:table-cell office:value-type="float" office:value="463.95" calcext:value-type="float">
            <text:p>463.95</text:p>
          </table:table-cell>
          <table:table-cell office:value-type="float" office:value="574.75" calcext:value-type="float">
            <text:p>574.75</text:p>
          </table:table-cell>
        </table:table-row>
        <table:table-row table:style-name="ro1">
          <table:table-cell office:value-type="float" office:value="6799052" calcext:value-type="float">
            <text:p>6799052</text:p>
          </table:table-cell>
          <table:table-cell table:formula="of:=[.A427]/1000/(60*60*24)" office:value-type="time" office:time-value="PT01H53M19.052S" calcext:value-type="time">
            <text:p>01:53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0.41" calcext:value-type="float">
            <text:p>290.41</text:p>
          </table:table-cell>
          <table:table-cell office:value-type="float" office:value="465.02" calcext:value-type="float">
            <text:p>465.02</text:p>
          </table:table-cell>
          <table:table-cell office:value-type="float" office:value="576.04" calcext:value-type="float">
            <text:p>576.04</text:p>
          </table:table-cell>
        </table:table-row>
        <table:table-row table:style-name="ro1">
          <table:table-cell office:value-type="float" office:value="6815052" calcext:value-type="float">
            <text:p>6815052</text:p>
          </table:table-cell>
          <table:table-cell table:formula="of:=[.A428]/1000/(60*60*24)" office:value-type="time" office:time-value="PT01H53M35.052S" calcext:value-type="time">
            <text:p>01:53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0.41" calcext:value-type="float">
            <text:p>290.41</text:p>
          </table:table-cell>
          <table:table-cell office:value-type="float" office:value="466.08" calcext:value-type="float">
            <text:p>466.08</text:p>
          </table:table-cell>
          <table:table-cell office:value-type="float" office:value="577.34" calcext:value-type="float">
            <text:p>577.34</text:p>
          </table:table-cell>
        </table:table-row>
        <table:table-row table:style-name="ro1">
          <table:table-cell office:value-type="float" office:value="6831052" calcext:value-type="float">
            <text:p>6831052</text:p>
          </table:table-cell>
          <table:table-cell table:formula="of:=[.A429]/1000/(60*60*24)" office:value-type="time" office:time-value="PT01H53M51.052S" calcext:value-type="time">
            <text:p>01:53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0.42" calcext:value-type="float">
            <text:p>290.42</text:p>
          </table:table-cell>
          <table:table-cell office:value-type="float" office:value="467.15" calcext:value-type="float">
            <text:p>467.15</text:p>
          </table:table-cell>
          <table:table-cell office:value-type="float" office:value="578.63" calcext:value-type="float">
            <text:p>578.63</text:p>
          </table:table-cell>
        </table:table-row>
        <table:table-row table:style-name="ro1">
          <table:table-cell office:value-type="float" office:value="6847052" calcext:value-type="float">
            <text:p>6847052</text:p>
          </table:table-cell>
          <table:table-cell table:formula="of:=[.A430]/1000/(60*60*24)" office:value-type="time" office:time-value="PT01H54M07.052S" calcext:value-type="time">
            <text:p>01:54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0.41" calcext:value-type="float">
            <text:p>290.41</text:p>
          </table:table-cell>
          <table:table-cell office:value-type="float" office:value="468.22" calcext:value-type="float">
            <text:p>468.22</text:p>
          </table:table-cell>
          <table:table-cell office:value-type="float" office:value="579.92" calcext:value-type="float">
            <text:p>579.92</text:p>
          </table:table-cell>
        </table:table-row>
        <table:table-row table:style-name="ro1">
          <table:table-cell office:value-type="float" office:value="6863052" calcext:value-type="float">
            <text:p>6863052</text:p>
          </table:table-cell>
          <table:table-cell table:formula="of:=[.A431]/1000/(60*60*24)" office:value-type="time" office:time-value="PT01H54M23.052S" calcext:value-type="time">
            <text:p>01:54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0.29" calcext:value-type="float">
            <text:p>290.29</text:p>
          </table:table-cell>
          <table:table-cell office:value-type="float" office:value="469.29" calcext:value-type="float">
            <text:p>469.29</text:p>
          </table:table-cell>
          <table:table-cell office:value-type="float" office:value="581.21" calcext:value-type="float">
            <text:p>581.21</text:p>
          </table:table-cell>
        </table:table-row>
        <table:table-row table:style-name="ro1">
          <table:table-cell office:value-type="float" office:value="6879052" calcext:value-type="float">
            <text:p>6879052</text:p>
          </table:table-cell>
          <table:table-cell table:formula="of:=[.A432]/1000/(60*60*24)" office:value-type="time" office:time-value="PT01H54M39.052S" calcext:value-type="time">
            <text:p>01:54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0.29" calcext:value-type="float">
            <text:p>290.29</text:p>
          </table:table-cell>
          <table:table-cell office:value-type="float" office:value="470.36" calcext:value-type="float">
            <text:p>470.36</text:p>
          </table:table-cell>
          <table:table-cell office:value-type="float" office:value="582.5" calcext:value-type="float">
            <text:p>582.5</text:p>
          </table:table-cell>
        </table:table-row>
        <table:table-row table:style-name="ro1">
          <table:table-cell office:value-type="float" office:value="6895052" calcext:value-type="float">
            <text:p>6895052</text:p>
          </table:table-cell>
          <table:table-cell table:formula="of:=[.A433]/1000/(60*60*24)" office:value-type="time" office:time-value="PT01H54M55.052S" calcext:value-type="time">
            <text:p>01:54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0.29" calcext:value-type="float">
            <text:p>290.29</text:p>
          </table:table-cell>
          <table:table-cell office:value-type="float" office:value="471.43" calcext:value-type="float">
            <text:p>471.43</text:p>
          </table:table-cell>
          <table:table-cell office:value-type="float" office:value="583.79" calcext:value-type="float">
            <text:p>583.79</text:p>
          </table:table-cell>
        </table:table-row>
        <table:table-row table:style-name="ro1">
          <table:table-cell office:value-type="float" office:value="6911052" calcext:value-type="float">
            <text:p>6911052</text:p>
          </table:table-cell>
          <table:table-cell table:formula="of:=[.A434]/1000/(60*60*24)" office:value-type="time" office:time-value="PT01H55M11.052S" calcext:value-type="time">
            <text:p>01:55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0.41" calcext:value-type="float">
            <text:p>290.41</text:p>
          </table:table-cell>
          <table:table-cell office:value-type="float" office:value="472.49" calcext:value-type="float">
            <text:p>472.49</text:p>
          </table:table-cell>
          <table:table-cell office:value-type="float" office:value="585.08" calcext:value-type="float">
            <text:p>585.08</text:p>
          </table:table-cell>
        </table:table-row>
        <table:table-row table:style-name="ro1">
          <table:table-cell office:value-type="float" office:value="6927052" calcext:value-type="float">
            <text:p>6927052</text:p>
          </table:table-cell>
          <table:table-cell table:formula="of:=[.A435]/1000/(60*60*24)" office:value-type="time" office:time-value="PT01H55M27.052S" calcext:value-type="time">
            <text:p>01:55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0.29" calcext:value-type="float">
            <text:p>290.29</text:p>
          </table:table-cell>
          <table:table-cell office:value-type="float" office:value="473.56" calcext:value-type="float">
            <text:p>473.56</text:p>
          </table:table-cell>
          <table:table-cell office:value-type="float" office:value="586.37" calcext:value-type="float">
            <text:p>586.37</text:p>
          </table:table-cell>
        </table:table-row>
        <table:table-row table:style-name="ro1">
          <table:table-cell office:value-type="float" office:value="6943052" calcext:value-type="float">
            <text:p>6943052</text:p>
          </table:table-cell>
          <table:table-cell table:formula="of:=[.A436]/1000/(60*60*24)" office:value-type="time" office:time-value="PT01H55M43.052S" calcext:value-type="time">
            <text:p>01:55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0.29" calcext:value-type="float">
            <text:p>290.29</text:p>
          </table:table-cell>
          <table:table-cell office:value-type="float" office:value="474.63" calcext:value-type="float">
            <text:p>474.63</text:p>
          </table:table-cell>
          <table:table-cell office:value-type="float" office:value="587.66" calcext:value-type="float">
            <text:p>587.66</text:p>
          </table:table-cell>
        </table:table-row>
        <table:table-row table:style-name="ro1">
          <table:table-cell office:value-type="float" office:value="6959052" calcext:value-type="float">
            <text:p>6959052</text:p>
          </table:table-cell>
          <table:table-cell table:formula="of:=[.A437]/1000/(60*60*24)" office:value-type="time" office:time-value="PT01H55M59.052S" calcext:value-type="time">
            <text:p>01:55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0.29" calcext:value-type="float">
            <text:p>290.29</text:p>
          </table:table-cell>
          <table:table-cell office:value-type="float" office:value="475.7" calcext:value-type="float">
            <text:p>475.7</text:p>
          </table:table-cell>
          <table:table-cell office:value-type="float" office:value="588.95" calcext:value-type="float">
            <text:p>588.95</text:p>
          </table:table-cell>
        </table:table-row>
        <table:table-row table:style-name="ro1">
          <table:table-cell office:value-type="float" office:value="6975052" calcext:value-type="float">
            <text:p>6975052</text:p>
          </table:table-cell>
          <table:table-cell table:formula="of:=[.A438]/1000/(60*60*24)" office:value-type="time" office:time-value="PT01H56M15.052S" calcext:value-type="time">
            <text:p>01:56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0.29" calcext:value-type="float">
            <text:p>290.29</text:p>
          </table:table-cell>
          <table:table-cell office:value-type="float" office:value="476.76" calcext:value-type="float">
            <text:p>476.76</text:p>
          </table:table-cell>
          <table:table-cell office:value-type="float" office:value="590.24" calcext:value-type="float">
            <text:p>590.24</text:p>
          </table:table-cell>
        </table:table-row>
        <table:table-row table:style-name="ro1">
          <table:table-cell office:value-type="float" office:value="6991052" calcext:value-type="float">
            <text:p>6991052</text:p>
          </table:table-cell>
          <table:table-cell table:formula="of:=[.A439]/1000/(60*60*24)" office:value-type="time" office:time-value="PT01H56M31.052S" calcext:value-type="time">
            <text:p>01:56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0.17" calcext:value-type="float">
            <text:p>290.17</text:p>
          </table:table-cell>
          <table:table-cell office:value-type="float" office:value="477.83" calcext:value-type="float">
            <text:p>477.83</text:p>
          </table:table-cell>
          <table:table-cell office:value-type="float" office:value="591.53" calcext:value-type="float">
            <text:p>591.53</text:p>
          </table:table-cell>
        </table:table-row>
        <table:table-row table:style-name="ro1">
          <table:table-cell office:value-type="float" office:value="7007052" calcext:value-type="float">
            <text:p>7007052</text:p>
          </table:table-cell>
          <table:table-cell table:formula="of:=[.A440]/1000/(60*60*24)" office:value-type="time" office:time-value="PT01H56M47.052S" calcext:value-type="time">
            <text:p>01:56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0.17" calcext:value-type="float">
            <text:p>290.17</text:p>
          </table:table-cell>
          <table:table-cell office:value-type="float" office:value="478.9" calcext:value-type="float">
            <text:p>478.9</text:p>
          </table:table-cell>
          <table:table-cell office:value-type="float" office:value="592.82" calcext:value-type="float">
            <text:p>592.82</text:p>
          </table:table-cell>
        </table:table-row>
        <table:table-row table:style-name="ro1">
          <table:table-cell office:value-type="float" office:value="7023052" calcext:value-type="float">
            <text:p>7023052</text:p>
          </table:table-cell>
          <table:table-cell table:formula="of:=[.A441]/1000/(60*60*24)" office:value-type="time" office:time-value="PT01H57M03.052S" calcext:value-type="time">
            <text:p>01:57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0.17" calcext:value-type="float">
            <text:p>290.17</text:p>
          </table:table-cell>
          <table:table-cell office:value-type="float" office:value="479.97" calcext:value-type="float">
            <text:p>479.97</text:p>
          </table:table-cell>
          <table:table-cell office:value-type="float" office:value="594.11" calcext:value-type="float">
            <text:p>594.11</text:p>
          </table:table-cell>
        </table:table-row>
        <table:table-row table:style-name="ro1">
          <table:table-cell office:value-type="float" office:value="7039052" calcext:value-type="float">
            <text:p>7039052</text:p>
          </table:table-cell>
          <table:table-cell table:formula="of:=[.A442]/1000/(60*60*24)" office:value-type="time" office:time-value="PT01H57M19.052S" calcext:value-type="time">
            <text:p>01:57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0.17" calcext:value-type="float">
            <text:p>290.17</text:p>
          </table:table-cell>
          <table:table-cell office:value-type="float" office:value="481.04" calcext:value-type="float">
            <text:p>481.04</text:p>
          </table:table-cell>
          <table:table-cell office:value-type="float" office:value="595.4" calcext:value-type="float">
            <text:p>595.4</text:p>
          </table:table-cell>
        </table:table-row>
        <table:table-row table:style-name="ro1">
          <table:table-cell office:value-type="float" office:value="7055052" calcext:value-type="float">
            <text:p>7055052</text:p>
          </table:table-cell>
          <table:table-cell table:formula="of:=[.A443]/1000/(60*60*24)" office:value-type="time" office:time-value="PT01H57M35.052S" calcext:value-type="time">
            <text:p>01:57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0.17" calcext:value-type="float">
            <text:p>290.17</text:p>
          </table:table-cell>
          <table:table-cell office:value-type="float" office:value="482.1" calcext:value-type="float">
            <text:p>482.1</text:p>
          </table:table-cell>
          <table:table-cell office:value-type="float" office:value="596.69" calcext:value-type="float">
            <text:p>596.69</text:p>
          </table:table-cell>
        </table:table-row>
        <table:table-row table:style-name="ro1">
          <table:table-cell office:value-type="float" office:value="7071052" calcext:value-type="float">
            <text:p>7071052</text:p>
          </table:table-cell>
          <table:table-cell table:formula="of:=[.A444]/1000/(60*60*24)" office:value-type="time" office:time-value="PT01H57M51.052S" calcext:value-type="time">
            <text:p>01:57:51</text:p>
          </table:table-cell>
          <table:table-cell office:value-type="float" office:value="1.2" calcext:value-type="float">
            <text:p>1.2</text:p>
          </table:table-cell>
          <table:table-cell office:value-type="float" office:value="240.2" calcext:value-type="float">
            <text:p>240.2</text:p>
          </table:table-cell>
          <table:table-cell office:value-type="float" office:value="289.21" calcext:value-type="float">
            <text:p>289.21</text:p>
          </table:table-cell>
          <table:table-cell office:value-type="float" office:value="483.17" calcext:value-type="float">
            <text:p>483.17</text:p>
          </table:table-cell>
          <table:table-cell office:value-type="float" office:value="597.98" calcext:value-type="float">
            <text:p>597.98</text:p>
          </table:table-cell>
        </table:table-row>
        <table:table-row table:style-name="ro1">
          <table:table-cell office:value-type="float" office:value="7087052" calcext:value-type="float">
            <text:p>7087052</text:p>
          </table:table-cell>
          <table:table-cell table:formula="of:=[.A445]/1000/(60*60*24)" office:value-type="time" office:time-value="PT01H58M07.052S" calcext:value-type="time">
            <text:p>01:58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0.16" calcext:value-type="float">
            <text:p>290.16</text:p>
          </table:table-cell>
          <table:table-cell office:value-type="float" office:value="484.24" calcext:value-type="float">
            <text:p>484.24</text:p>
          </table:table-cell>
          <table:table-cell office:value-type="float" office:value="599.27" calcext:value-type="float">
            <text:p>599.27</text:p>
          </table:table-cell>
        </table:table-row>
        <table:table-row table:style-name="ro1">
          <table:table-cell office:value-type="float" office:value="7103052" calcext:value-type="float">
            <text:p>7103052</text:p>
          </table:table-cell>
          <table:table-cell table:formula="of:=[.A446]/1000/(60*60*24)" office:value-type="time" office:time-value="PT01H58M23.052S" calcext:value-type="time">
            <text:p>01:58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0.04" calcext:value-type="float">
            <text:p>290.04</text:p>
          </table:table-cell>
          <table:table-cell office:value-type="float" office:value="485.3" calcext:value-type="float">
            <text:p>485.3</text:p>
          </table:table-cell>
          <table:table-cell office:value-type="float" office:value="600.56" calcext:value-type="float">
            <text:p>600.56</text:p>
          </table:table-cell>
        </table:table-row>
        <table:table-row table:style-name="ro1">
          <table:table-cell office:value-type="float" office:value="7119052" calcext:value-type="float">
            <text:p>7119052</text:p>
          </table:table-cell>
          <table:table-cell table:formula="of:=[.A447]/1000/(60*60*24)" office:value-type="time" office:time-value="PT01H58M39.052S" calcext:value-type="time">
            <text:p>01:58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0.04" calcext:value-type="float">
            <text:p>290.04</text:p>
          </table:table-cell>
          <table:table-cell office:value-type="float" office:value="486.37" calcext:value-type="float">
            <text:p>486.37</text:p>
          </table:table-cell>
          <table:table-cell office:value-type="float" office:value="601.85" calcext:value-type="float">
            <text:p>601.85</text:p>
          </table:table-cell>
        </table:table-row>
        <table:table-row table:style-name="ro1">
          <table:table-cell office:value-type="float" office:value="7135052" calcext:value-type="float">
            <text:p>7135052</text:p>
          </table:table-cell>
          <table:table-cell table:formula="of:=[.A448]/1000/(60*60*24)" office:value-type="time" office:time-value="PT01H58M55.052S" calcext:value-type="time">
            <text:p>01:58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0.04" calcext:value-type="float">
            <text:p>290.04</text:p>
          </table:table-cell>
          <table:table-cell office:value-type="float" office:value="487.44" calcext:value-type="float">
            <text:p>487.44</text:p>
          </table:table-cell>
          <table:table-cell office:value-type="float" office:value="603.13" calcext:value-type="float">
            <text:p>603.13</text:p>
          </table:table-cell>
        </table:table-row>
        <table:table-row table:style-name="ro1">
          <table:table-cell office:value-type="float" office:value="7151052" calcext:value-type="float">
            <text:p>7151052</text:p>
          </table:table-cell>
          <table:table-cell table:formula="of:=[.A449]/1000/(60*60*24)" office:value-type="time" office:time-value="PT01H59M11.052S" calcext:value-type="time">
            <text:p>01:59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0.04" calcext:value-type="float">
            <text:p>290.04</text:p>
          </table:table-cell>
          <table:table-cell office:value-type="float" office:value="488.51" calcext:value-type="float">
            <text:p>488.51</text:p>
          </table:table-cell>
          <table:table-cell office:value-type="float" office:value="604.42" calcext:value-type="float">
            <text:p>604.42</text:p>
          </table:table-cell>
        </table:table-row>
        <table:table-row table:style-name="ro1">
          <table:table-cell office:value-type="float" office:value="7167052" calcext:value-type="float">
            <text:p>7167052</text:p>
          </table:table-cell>
          <table:table-cell table:formula="of:=[.A450]/1000/(60*60*24)" office:value-type="time" office:time-value="PT01H59M27.052S" calcext:value-type="time">
            <text:p>01:59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0.04" calcext:value-type="float">
            <text:p>290.04</text:p>
          </table:table-cell>
          <table:table-cell office:value-type="float" office:value="489.57" calcext:value-type="float">
            <text:p>489.57</text:p>
          </table:table-cell>
          <table:table-cell office:value-type="float" office:value="605.71" calcext:value-type="float">
            <text:p>605.71</text:p>
          </table:table-cell>
        </table:table-row>
        <table:table-row table:style-name="ro1">
          <table:table-cell office:value-type="float" office:value="7183052" calcext:value-type="float">
            <text:p>7183052</text:p>
          </table:table-cell>
          <table:table-cell table:formula="of:=[.A451]/1000/(60*60*24)" office:value-type="time" office:time-value="PT01H59M43.052S" calcext:value-type="time">
            <text:p>01:59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0.04" calcext:value-type="float">
            <text:p>290.04</text:p>
          </table:table-cell>
          <table:table-cell office:value-type="float" office:value="490.64" calcext:value-type="float">
            <text:p>490.64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7199052" calcext:value-type="float">
            <text:p>7199052</text:p>
          </table:table-cell>
          <table:table-cell table:formula="of:=[.A452]/1000/(60*60*24)" office:value-type="time" office:time-value="PT01H59M59.052S" calcext:value-type="time">
            <text:p>01:59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491.71" calcext:value-type="float">
            <text:p>491.71</text:p>
          </table:table-cell>
          <table:table-cell office:value-type="float" office:value="608.29" calcext:value-type="float">
            <text:p>608.29</text:p>
          </table:table-cell>
        </table:table-row>
        <table:table-row table:style-name="ro1">
          <table:table-cell office:value-type="float" office:value="7215052" calcext:value-type="float">
            <text:p>7215052</text:p>
          </table:table-cell>
          <table:table-cell table:formula="of:=[.A453]/1000/(60*60*24)" office:value-type="time" office:time-value="PT02H00M15.052S" calcext:value-type="time">
            <text:p>02:00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0.04" calcext:value-type="float">
            <text:p>290.04</text:p>
          </table:table-cell>
          <table:table-cell office:value-type="float" office:value="492.77" calcext:value-type="float">
            <text:p>492.77</text:p>
          </table:table-cell>
          <table:table-cell office:value-type="float" office:value="609.58" calcext:value-type="float">
            <text:p>609.58</text:p>
          </table:table-cell>
        </table:table-row>
        <table:table-row table:style-name="ro1">
          <table:table-cell office:value-type="float" office:value="7231052" calcext:value-type="float">
            <text:p>7231052</text:p>
          </table:table-cell>
          <table:table-cell table:formula="of:=[.A454]/1000/(60*60*24)" office:value-type="time" office:time-value="PT02H00M31.052S" calcext:value-type="time">
            <text:p>02:00:31</text:p>
          </table:table-cell>
          <table:table-cell office:value-type="float" office:value="1.2" calcext:value-type="float">
            <text:p>1.2</text:p>
          </table:table-cell>
          <table:table-cell office:value-type="float" office:value="240.1" calcext:value-type="float">
            <text:p>240.1</text:p>
          </table:table-cell>
          <table:table-cell office:value-type="float" office:value="289.08" calcext:value-type="float">
            <text:p>289.08</text:p>
          </table:table-cell>
          <table:table-cell office:value-type="float" office:value="493.84" calcext:value-type="float">
            <text:p>493.84</text:p>
          </table:table-cell>
          <table:table-cell office:value-type="float" office:value="610.86" calcext:value-type="float">
            <text:p>610.86</text:p>
          </table:table-cell>
        </table:table-row>
        <table:table-row table:style-name="ro1">
          <table:table-cell office:value-type="float" office:value="7247052" calcext:value-type="float">
            <text:p>7247052</text:p>
          </table:table-cell>
          <table:table-cell table:formula="of:=[.A455]/1000/(60*60*24)" office:value-type="time" office:time-value="PT02H00M47.052S" calcext:value-type="time">
            <text:p>02:00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494.91" calcext:value-type="float">
            <text:p>494.91</text:p>
          </table:table-cell>
          <table:table-cell office:value-type="float" office:value="612.15" calcext:value-type="float">
            <text:p>612.15</text:p>
          </table:table-cell>
        </table:table-row>
        <table:table-row table:style-name="ro1">
          <table:table-cell office:value-type="float" office:value="7263052" calcext:value-type="float">
            <text:p>7263052</text:p>
          </table:table-cell>
          <table:table-cell table:formula="of:=[.A456]/1000/(60*60*24)" office:value-type="time" office:time-value="PT02H01M03.052S" calcext:value-type="time">
            <text:p>02:01:03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288.96" calcext:value-type="float">
            <text:p>288.96</text:p>
          </table:table-cell>
          <table:table-cell office:value-type="float" office:value="495.97" calcext:value-type="float">
            <text:p>495.97</text:p>
          </table:table-cell>
          <table:table-cell office:value-type="float" office:value="613.44" calcext:value-type="float">
            <text:p>613.44</text:p>
          </table:table-cell>
        </table:table-row>
        <table:table-row table:style-name="ro1">
          <table:table-cell office:value-type="float" office:value="7279051" calcext:value-type="float">
            <text:p>7279051</text:p>
          </table:table-cell>
          <table:table-cell table:formula="of:=[.A457]/1000/(60*60*24)" office:value-type="time" office:time-value="PT02H01M19.051S" calcext:value-type="time">
            <text:p>02:01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497.04" calcext:value-type="float">
            <text:p>497.04</text:p>
          </table:table-cell>
          <table:table-cell office:value-type="float" office:value="614.72" calcext:value-type="float">
            <text:p>614.72</text:p>
          </table:table-cell>
        </table:table-row>
        <table:table-row table:style-name="ro1">
          <table:table-cell office:value-type="float" office:value="7295052" calcext:value-type="float">
            <text:p>7295052</text:p>
          </table:table-cell>
          <table:table-cell table:formula="of:=[.A458]/1000/(60*60*24)" office:value-type="time" office:time-value="PT02H01M35.052S" calcext:value-type="time">
            <text:p>02:01:35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288.96" calcext:value-type="float">
            <text:p>288.96</text:p>
          </table:table-cell>
          <table:table-cell office:value-type="float" office:value="498.11" calcext:value-type="float">
            <text:p>498.11</text:p>
          </table:table-cell>
          <table:table-cell office:value-type="float" office:value="616.01" calcext:value-type="float">
            <text:p>616.01</text:p>
          </table:table-cell>
        </table:table-row>
        <table:table-row table:style-name="ro1">
          <table:table-cell office:value-type="float" office:value="7311052" calcext:value-type="float">
            <text:p>7311052</text:p>
          </table:table-cell>
          <table:table-cell table:formula="of:=[.A459]/1000/(60*60*24)" office:value-type="time" office:time-value="PT02H01M51.052S" calcext:value-type="time">
            <text:p>02:01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499.18" calcext:value-type="float">
            <text:p>499.18</text:p>
          </table:table-cell>
          <table:table-cell office:value-type="float" office:value="617.3" calcext:value-type="float">
            <text:p>617.3</text:p>
          </table:table-cell>
        </table:table-row>
        <table:table-row table:style-name="ro1">
          <table:table-cell office:value-type="float" office:value="7327052" calcext:value-type="float">
            <text:p>7327052</text:p>
          </table:table-cell>
          <table:table-cell table:formula="of:=[.A460]/1000/(60*60*24)" office:value-type="time" office:time-value="PT02H02M07.052S" calcext:value-type="time">
            <text:p>02:02:07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288.96" calcext:value-type="float">
            <text:p>288.96</text:p>
          </table:table-cell>
          <table:table-cell office:value-type="float" office:value="500.24" calcext:value-type="float">
            <text:p>500.24</text:p>
          </table:table-cell>
          <table:table-cell office:value-type="float" office:value="618.58" calcext:value-type="float">
            <text:p>618.58</text:p>
          </table:table-cell>
        </table:table-row>
        <table:table-row table:style-name="ro1">
          <table:table-cell office:value-type="float" office:value="7343052" calcext:value-type="float">
            <text:p>7343052</text:p>
          </table:table-cell>
          <table:table-cell table:formula="of:=[.A461]/1000/(60*60*24)" office:value-type="time" office:time-value="PT02H02M23.052S" calcext:value-type="time">
            <text:p>02:02:23</text:p>
          </table:table-cell>
          <table:table-cell office:value-type="float" office:value="1.2" calcext:value-type="float">
            <text:p>1.2</text:p>
          </table:table-cell>
          <table:table-cell office:value-type="float" office:value="239.9" calcext:value-type="float">
            <text:p>239.9</text:p>
          </table:table-cell>
          <table:table-cell office:value-type="float" office:value="288.84" calcext:value-type="float">
            <text:p>288.84</text:p>
          </table:table-cell>
          <table:table-cell office:value-type="float" office:value="501.31" calcext:value-type="float">
            <text:p>501.31</text:p>
          </table:table-cell>
          <table:table-cell office:value-type="float" office:value="619.87" calcext:value-type="float">
            <text:p>619.87</text:p>
          </table:table-cell>
        </table:table-row>
        <table:table-row table:style-name="ro1">
          <table:table-cell office:value-type="float" office:value="7359052" calcext:value-type="float">
            <text:p>7359052</text:p>
          </table:table-cell>
          <table:table-cell table:formula="of:=[.A462]/1000/(60*60*24)" office:value-type="time" office:time-value="PT02H02M39.052S" calcext:value-type="time">
            <text:p>02:02:39</text:p>
          </table:table-cell>
          <table:table-cell office:value-type="float" office:value="1.2" calcext:value-type="float">
            <text:p>1.2</text:p>
          </table:table-cell>
          <table:table-cell office:value-type="float" office:value="239.9" calcext:value-type="float">
            <text:p>239.9</text:p>
          </table:table-cell>
          <table:table-cell office:value-type="float" office:value="288.84" calcext:value-type="float">
            <text:p>288.84</text:p>
          </table:table-cell>
          <table:table-cell office:value-type="float" office:value="502.38" calcext:value-type="float">
            <text:p>502.38</text:p>
          </table:table-cell>
          <table:table-cell office:value-type="float" office:value="621.16" calcext:value-type="float">
            <text:p>621.16</text:p>
          </table:table-cell>
        </table:table-row>
        <table:table-row table:style-name="ro1">
          <table:table-cell office:value-type="float" office:value="7375052" calcext:value-type="float">
            <text:p>7375052</text:p>
          </table:table-cell>
          <table:table-cell table:formula="of:=[.A463]/1000/(60*60*24)" office:value-type="time" office:time-value="PT02H02M55.052S" calcext:value-type="time">
            <text:p>02:02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503.44" calcext:value-type="float">
            <text:p>503.44</text:p>
          </table:table-cell>
          <table:table-cell office:value-type="float" office:value="622.44" calcext:value-type="float">
            <text:p>622.44</text:p>
          </table:table-cell>
        </table:table-row>
        <table:table-row table:style-name="ro1">
          <table:table-cell office:value-type="float" office:value="7391052" calcext:value-type="float">
            <text:p>7391052</text:p>
          </table:table-cell>
          <table:table-cell table:formula="of:=[.A464]/1000/(60*60*24)" office:value-type="time" office:time-value="PT02H03M11.052S" calcext:value-type="time">
            <text:p>02:03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504.51" calcext:value-type="float">
            <text:p>504.51</text:p>
          </table:table-cell>
          <table:table-cell office:value-type="float" office:value="623.73" calcext:value-type="float">
            <text:p>623.73</text:p>
          </table:table-cell>
        </table:table-row>
        <table:table-row table:style-name="ro1">
          <table:table-cell office:value-type="float" office:value="7407052" calcext:value-type="float">
            <text:p>7407052</text:p>
          </table:table-cell>
          <table:table-cell table:formula="of:=[.A465]/1000/(60*60*24)" office:value-type="time" office:time-value="PT02H03M27.052S" calcext:value-type="time">
            <text:p>02:03:27</text:p>
          </table:table-cell>
          <table:table-cell office:value-type="float" office:value="1.2" calcext:value-type="float">
            <text:p>1.2</text:p>
          </table:table-cell>
          <table:table-cell office:value-type="float" office:value="239.9" calcext:value-type="float">
            <text:p>239.9</text:p>
          </table:table-cell>
          <table:table-cell office:value-type="float" office:value="288.84" calcext:value-type="float">
            <text:p>288.84</text:p>
          </table:table-cell>
          <table:table-cell office:value-type="float" office:value="505.57" calcext:value-type="float">
            <text:p>505.57</text:p>
          </table:table-cell>
          <table:table-cell office:value-type="float" office:value="625.01" calcext:value-type="float">
            <text:p>625.01</text:p>
          </table:table-cell>
        </table:table-row>
        <table:table-row table:style-name="ro1">
          <table:table-cell office:value-type="float" office:value="7423052" calcext:value-type="float">
            <text:p>7423052</text:p>
          </table:table-cell>
          <table:table-cell table:formula="of:=[.A466]/1000/(60*60*24)" office:value-type="time" office:time-value="PT02H03M43.052S" calcext:value-type="time">
            <text:p>02:03:43</text:p>
          </table:table-cell>
          <table:table-cell office:value-type="float" office:value="1.2" calcext:value-type="float">
            <text:p>1.2</text:p>
          </table:table-cell>
          <table:table-cell office:value-type="float" office:value="239.8" calcext:value-type="float">
            <text:p>239.8</text:p>
          </table:table-cell>
          <table:table-cell office:value-type="float" office:value="288.72" calcext:value-type="float">
            <text:p>288.72</text:p>
          </table:table-cell>
          <table:table-cell office:value-type="float" office:value="506.64" calcext:value-type="float">
            <text:p>506.64</text:p>
          </table:table-cell>
          <table:table-cell office:value-type="float" office:value="626.3" calcext:value-type="float">
            <text:p>626.3</text:p>
          </table:table-cell>
        </table:table-row>
        <table:table-row table:style-name="ro1">
          <table:table-cell office:value-type="float" office:value="7439052" calcext:value-type="float">
            <text:p>7439052</text:p>
          </table:table-cell>
          <table:table-cell table:formula="of:=[.A467]/1000/(60*60*24)" office:value-type="time" office:time-value="PT02H03M59.052S" calcext:value-type="time">
            <text:p>02:03:59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507.71" calcext:value-type="float">
            <text:p>507.71</text:p>
          </table:table-cell>
          <table:table-cell office:value-type="float" office:value="627.58" calcext:value-type="float">
            <text:p>627.58</text:p>
          </table:table-cell>
        </table:table-row>
        <table:table-row table:style-name="ro1">
          <table:table-cell office:value-type="float" office:value="7455052" calcext:value-type="float">
            <text:p>7455052</text:p>
          </table:table-cell>
          <table:table-cell table:formula="of:=[.A468]/1000/(60*60*24)" office:value-type="time" office:time-value="PT02H04M15.052S" calcext:value-type="time">
            <text:p>02:04:15</text:p>
          </table:table-cell>
          <table:table-cell office:value-type="float" office:value="1.2" calcext:value-type="float">
            <text:p>1.2</text:p>
          </table:table-cell>
          <table:table-cell office:value-type="float" office:value="239.9" calcext:value-type="float">
            <text:p>239.9</text:p>
          </table:table-cell>
          <table:table-cell office:value-type="float" office:value="288.84" calcext:value-type="float">
            <text:p>288.84</text:p>
          </table:table-cell>
          <table:table-cell office:value-type="float" office:value="508.77" calcext:value-type="float">
            <text:p>508.77</text:p>
          </table:table-cell>
          <table:table-cell office:value-type="float" office:value="628.87" calcext:value-type="float">
            <text:p>628.87</text:p>
          </table:table-cell>
        </table:table-row>
        <table:table-row table:style-name="ro1">
          <table:table-cell office:value-type="float" office:value="7471052" calcext:value-type="float">
            <text:p>7471052</text:p>
          </table:table-cell>
          <table:table-cell table:formula="of:=[.A469]/1000/(60*60*24)" office:value-type="time" office:time-value="PT02H04M31.052S" calcext:value-type="time">
            <text:p>02:04:31</text:p>
          </table:table-cell>
          <table:table-cell office:value-type="float" office:value="1.2" calcext:value-type="float">
            <text:p>1.2</text:p>
          </table:table-cell>
          <table:table-cell office:value-type="float" office:value="239.9" calcext:value-type="float">
            <text:p>239.9</text:p>
          </table:table-cell>
          <table:table-cell office:value-type="float" office:value="288.84" calcext:value-type="float">
            <text:p>288.84</text:p>
          </table:table-cell>
          <table:table-cell office:value-type="float" office:value="509.84" calcext:value-type="float">
            <text:p>509.84</text:p>
          </table:table-cell>
          <table:table-cell office:value-type="float" office:value="630.15" calcext:value-type="float">
            <text:p>630.15</text:p>
          </table:table-cell>
        </table:table-row>
        <table:table-row table:style-name="ro1">
          <table:table-cell office:value-type="float" office:value="7487052" calcext:value-type="float">
            <text:p>7487052</text:p>
          </table:table-cell>
          <table:table-cell table:formula="of:=[.A470]/1000/(60*60*24)" office:value-type="time" office:time-value="PT02H04M47.052S" calcext:value-type="time">
            <text:p>02:04:47</text:p>
          </table:table-cell>
          <table:table-cell office:value-type="float" office:value="1.2" calcext:value-type="float">
            <text:p>1.2</text:p>
          </table:table-cell>
          <table:table-cell office:value-type="float" office:value="239.9" calcext:value-type="float">
            <text:p>239.9</text:p>
          </table:table-cell>
          <table:table-cell office:value-type="float" office:value="288.84" calcext:value-type="float">
            <text:p>288.84</text:p>
          </table:table-cell>
          <table:table-cell office:value-type="float" office:value="510.91" calcext:value-type="float">
            <text:p>510.91</text:p>
          </table:table-cell>
          <table:table-cell office:value-type="float" office:value="631.43" calcext:value-type="float">
            <text:p>631.43</text:p>
          </table:table-cell>
        </table:table-row>
        <table:table-row table:style-name="ro1">
          <table:table-cell office:value-type="float" office:value="7503052" calcext:value-type="float">
            <text:p>7503052</text:p>
          </table:table-cell>
          <table:table-cell table:formula="of:=[.A471]/1000/(60*60*24)" office:value-type="time" office:time-value="PT02H05M03.052S" calcext:value-type="time">
            <text:p>02:05:03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511.97" calcext:value-type="float">
            <text:p>511.97</text:p>
          </table:table-cell>
          <table:table-cell office:value-type="float" office:value="632.72" calcext:value-type="float">
            <text:p>632.72</text:p>
          </table:table-cell>
        </table:table-row>
        <table:table-row table:style-name="ro1">
          <table:table-cell office:value-type="float" office:value="7519052" calcext:value-type="float">
            <text:p>7519052</text:p>
          </table:table-cell>
          <table:table-cell table:formula="of:=[.A472]/1000/(60*60*24)" office:value-type="time" office:time-value="PT02H05M19.052S" calcext:value-type="time">
            <text:p>02:05:19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8" calcext:value-type="float">
            <text:p>289.68</text:p>
          </table:table-cell>
          <table:table-cell office:value-type="float" office:value="513.04" calcext:value-type="float">
            <text:p>513.04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7535052" calcext:value-type="float">
            <text:p>7535052</text:p>
          </table:table-cell>
          <table:table-cell table:formula="of:=[.A473]/1000/(60*60*24)" office:value-type="time" office:time-value="PT02H05M35.052S" calcext:value-type="time">
            <text:p>02:05:35</text:p>
          </table:table-cell>
          <table:table-cell office:value-type="float" office:value="1.2" calcext:value-type="float">
            <text:p>1.2</text:p>
          </table:table-cell>
          <table:table-cell office:value-type="float" office:value="239.8" calcext:value-type="float">
            <text:p>239.8</text:p>
          </table:table-cell>
          <table:table-cell office:value-type="float" office:value="288.71" calcext:value-type="float">
            <text:p>288.71</text:p>
          </table:table-cell>
          <table:table-cell office:value-type="float" office:value="514.1" calcext:value-type="float">
            <text:p>514.1</text:p>
          </table:table-cell>
          <table:table-cell office:value-type="float" office:value="635.29" calcext:value-type="float">
            <text:p>635.29</text:p>
          </table:table-cell>
        </table:table-row>
        <table:table-row table:style-name="ro1">
          <table:table-cell office:value-type="float" office:value="7551052" calcext:value-type="float">
            <text:p>7551052</text:p>
          </table:table-cell>
          <table:table-cell table:formula="of:=[.A474]/1000/(60*60*24)" office:value-type="time" office:time-value="PT02H05M51.052S" calcext:value-type="time">
            <text:p>02:05:51</text:p>
          </table:table-cell>
          <table:table-cell office:value-type="float" office:value="1.2" calcext:value-type="float">
            <text:p>1.2</text:p>
          </table:table-cell>
          <table:table-cell office:value-type="float" office:value="239.8" calcext:value-type="float">
            <text:p>239.8</text:p>
          </table:table-cell>
          <table:table-cell office:value-type="float" office:value="288.71" calcext:value-type="float">
            <text:p>288.71</text:p>
          </table:table-cell>
          <table:table-cell office:value-type="float" office:value="515.17" calcext:value-type="float">
            <text:p>515.17</text:p>
          </table:table-cell>
          <table:table-cell office:value-type="float" office:value="636.57" calcext:value-type="float">
            <text:p>636.57</text:p>
          </table:table-cell>
        </table:table-row>
        <table:table-row table:style-name="ro1">
          <table:table-cell office:value-type="float" office:value="7567052" calcext:value-type="float">
            <text:p>7567052</text:p>
          </table:table-cell>
          <table:table-cell table:formula="of:=[.A475]/1000/(60*60*24)" office:value-type="time" office:time-value="PT02H06M07.052S" calcext:value-type="time">
            <text:p>02:06:07</text:p>
          </table:table-cell>
          <table:table-cell office:value-type="float" office:value="1.2" calcext:value-type="float">
            <text:p>1.2</text:p>
          </table:table-cell>
          <table:table-cell office:value-type="float" office:value="239.8" calcext:value-type="float">
            <text:p>239.8</text:p>
          </table:table-cell>
          <table:table-cell office:value-type="float" office:value="288.71" calcext:value-type="float">
            <text:p>288.71</text:p>
          </table:table-cell>
          <table:table-cell office:value-type="float" office:value="516.23" calcext:value-type="float">
            <text:p>516.23</text:p>
          </table:table-cell>
          <table:table-cell office:value-type="float" office:value="637.85" calcext:value-type="float">
            <text:p>637.85</text:p>
          </table:table-cell>
        </table:table-row>
        <table:table-row table:style-name="ro1">
          <table:table-cell office:value-type="float" office:value="7583052" calcext:value-type="float">
            <text:p>7583052</text:p>
          </table:table-cell>
          <table:table-cell table:formula="of:=[.A476]/1000/(60*60*24)" office:value-type="time" office:time-value="PT02H06M23.052S" calcext:value-type="time">
            <text:p>02:06:23</text:p>
          </table:table-cell>
          <table:table-cell office:value-type="float" office:value="1.2" calcext:value-type="float">
            <text:p>1.2</text:p>
          </table:table-cell>
          <table:table-cell office:value-type="float" office:value="239.8" calcext:value-type="float">
            <text:p>239.8</text:p>
          </table:table-cell>
          <table:table-cell office:value-type="float" office:value="288.71" calcext:value-type="float">
            <text:p>288.71</text:p>
          </table:table-cell>
          <table:table-cell office:value-type="float" office:value="517.3" calcext:value-type="float">
            <text:p>517.3</text:p>
          </table:table-cell>
          <table:table-cell office:value-type="float" office:value="639.14" calcext:value-type="float">
            <text:p>639.14</text:p>
          </table:table-cell>
        </table:table-row>
        <table:table-row table:style-name="ro1">
          <table:table-cell office:value-type="float" office:value="7599052" calcext:value-type="float">
            <text:p>7599052</text:p>
          </table:table-cell>
          <table:table-cell table:formula="of:=[.A477]/1000/(60*60*24)" office:value-type="time" office:time-value="PT02H06M39.052S" calcext:value-type="time">
            <text:p>02:06:39</text:p>
          </table:table-cell>
          <table:table-cell office:value-type="float" office:value="1.2" calcext:value-type="float">
            <text:p>1.2</text:p>
          </table:table-cell>
          <table:table-cell office:value-type="float" office:value="239.8" calcext:value-type="float">
            <text:p>239.8</text:p>
          </table:table-cell>
          <table:table-cell office:value-type="float" office:value="288.71" calcext:value-type="float">
            <text:p>288.71</text:p>
          </table:table-cell>
          <table:table-cell office:value-type="float" office:value="518.36" calcext:value-type="float">
            <text:p>518.36</text:p>
          </table:table-cell>
          <table:table-cell office:value-type="float" office:value="640.42" calcext:value-type="float">
            <text:p>640.42</text:p>
          </table:table-cell>
        </table:table-row>
        <table:table-row table:style-name="ro1">
          <table:table-cell office:value-type="float" office:value="7615052" calcext:value-type="float">
            <text:p>7615052</text:p>
          </table:table-cell>
          <table:table-cell table:formula="of:=[.A478]/1000/(60*60*24)" office:value-type="time" office:time-value="PT02H06M55.052S" calcext:value-type="time">
            <text:p>02:06:55</text:p>
          </table:table-cell>
          <table:table-cell office:value-type="float" office:value="1.2" calcext:value-type="float">
            <text:p>1.2</text:p>
          </table:table-cell>
          <table:table-cell office:value-type="float" office:value="239.8" calcext:value-type="float">
            <text:p>239.8</text:p>
          </table:table-cell>
          <table:table-cell office:value-type="float" office:value="288.71" calcext:value-type="float">
            <text:p>288.71</text:p>
          </table:table-cell>
          <table:table-cell office:value-type="float" office:value="519.43" calcext:value-type="float">
            <text:p>519.43</text:p>
          </table:table-cell>
          <table:table-cell office:value-type="float" office:value="641.7" calcext:value-type="float">
            <text:p>641.7</text:p>
          </table:table-cell>
        </table:table-row>
        <table:table-row table:style-name="ro1">
          <table:table-cell office:value-type="float" office:value="7631052" calcext:value-type="float">
            <text:p>7631052</text:p>
          </table:table-cell>
          <table:table-cell table:formula="of:=[.A479]/1000/(60*60*24)" office:value-type="time" office:time-value="PT02H07M11.052S" calcext:value-type="time">
            <text:p>02:07:11</text:p>
          </table:table-cell>
          <table:table-cell office:value-type="float" office:value="1.2" calcext:value-type="float">
            <text:p>1.2</text:p>
          </table:table-cell>
          <table:table-cell office:value-type="float" office:value="239.8" calcext:value-type="float">
            <text:p>239.8</text:p>
          </table:table-cell>
          <table:table-cell office:value-type="float" office:value="288.71" calcext:value-type="float">
            <text:p>288.71</text:p>
          </table:table-cell>
          <table:table-cell office:value-type="float" office:value="520.5" calcext:value-type="float">
            <text:p>520.5</text:p>
          </table:table-cell>
          <table:table-cell office:value-type="float" office:value="642.99" calcext:value-type="float">
            <text:p>642.99</text:p>
          </table:table-cell>
        </table:table-row>
        <table:table-row table:style-name="ro1">
          <table:table-cell office:value-type="float" office:value="7647052" calcext:value-type="float">
            <text:p>7647052</text:p>
          </table:table-cell>
          <table:table-cell table:formula="of:=[.A480]/1000/(60*60*24)" office:value-type="time" office:time-value="PT02H07M27.052S" calcext:value-type="time">
            <text:p>02:07:27</text:p>
          </table:table-cell>
          <table:table-cell office:value-type="float" office:value="1.2" calcext:value-type="float">
            <text:p>1.2</text:p>
          </table:table-cell>
          <table:table-cell office:value-type="float" office:value="239.7" calcext:value-type="float">
            <text:p>239.7</text:p>
          </table:table-cell>
          <table:table-cell office:value-type="float" office:value="288.59" calcext:value-type="float">
            <text:p>288.59</text:p>
          </table:table-cell>
          <table:table-cell office:value-type="float" office:value="521.56" calcext:value-type="float">
            <text:p>521.56</text:p>
          </table:table-cell>
          <table:table-cell office:value-type="float" office:value="644.27" calcext:value-type="float">
            <text:p>644.27</text:p>
          </table:table-cell>
        </table:table-row>
        <table:table-row table:style-name="ro1">
          <table:table-cell office:value-type="float" office:value="7663052" calcext:value-type="float">
            <text:p>7663052</text:p>
          </table:table-cell>
          <table:table-cell table:formula="of:=[.A481]/1000/(60*60*24)" office:value-type="time" office:time-value="PT02H07M43.052S" calcext:value-type="time">
            <text:p>02:07:43</text:p>
          </table:table-cell>
          <table:table-cell office:value-type="float" office:value="1.2" calcext:value-type="float">
            <text:p>1.2</text:p>
          </table:table-cell>
          <table:table-cell office:value-type="float" office:value="239.7" calcext:value-type="float">
            <text:p>239.7</text:p>
          </table:table-cell>
          <table:table-cell office:value-type="float" office:value="288.59" calcext:value-type="float">
            <text:p>288.59</text:p>
          </table:table-cell>
          <table:table-cell office:value-type="float" office:value="522.63" calcext:value-type="float">
            <text:p>522.63</text:p>
          </table:table-cell>
          <table:table-cell office:value-type="float" office:value="645.55" calcext:value-type="float">
            <text:p>645.55</text:p>
          </table:table-cell>
        </table:table-row>
        <table:table-row table:style-name="ro1">
          <table:table-cell office:value-type="float" office:value="7679052" calcext:value-type="float">
            <text:p>7679052</text:p>
          </table:table-cell>
          <table:table-cell table:formula="of:=[.A482]/1000/(60*60*24)" office:value-type="time" office:time-value="PT02H07M59.052S" calcext:value-type="time">
            <text:p>02:07:59</text:p>
          </table:table-cell>
          <table:table-cell office:value-type="float" office:value="1.2" calcext:value-type="float">
            <text:p>1.2</text:p>
          </table:table-cell>
          <table:table-cell office:value-type="float" office:value="239.7" calcext:value-type="float">
            <text:p>239.7</text:p>
          </table:table-cell>
          <table:table-cell office:value-type="float" office:value="288.59" calcext:value-type="float">
            <text:p>288.59</text:p>
          </table:table-cell>
          <table:table-cell office:value-type="float" office:value="523.69" calcext:value-type="float">
            <text:p>523.69</text:p>
          </table:table-cell>
          <table:table-cell office:value-type="float" office:value="646.83" calcext:value-type="float">
            <text:p>646.83</text:p>
          </table:table-cell>
        </table:table-row>
        <table:table-row table:style-name="ro1">
          <table:table-cell office:value-type="float" office:value="7695051" calcext:value-type="float">
            <text:p>7695051</text:p>
          </table:table-cell>
          <table:table-cell table:formula="of:=[.A483]/1000/(60*60*24)" office:value-type="time" office:time-value="PT02H08M15.051S" calcext:value-type="time">
            <text:p>02:08:15</text:p>
          </table:table-cell>
          <table:table-cell office:value-type="float" office:value="1.2" calcext:value-type="float">
            <text:p>1.2</text:p>
          </table:table-cell>
          <table:table-cell office:value-type="float" office:value="239.7" calcext:value-type="float">
            <text:p>239.7</text:p>
          </table:table-cell>
          <table:table-cell office:value-type="float" office:value="288.59" calcext:value-type="float">
            <text:p>288.59</text:p>
          </table:table-cell>
          <table:table-cell office:value-type="float" office:value="524.76" calcext:value-type="float">
            <text:p>524.76</text:p>
          </table:table-cell>
          <table:table-cell office:value-type="float" office:value="648.12" calcext:value-type="float">
            <text:p>648.12</text:p>
          </table:table-cell>
        </table:table-row>
        <table:table-row table:style-name="ro1">
          <table:table-cell office:value-type="float" office:value="7711052" calcext:value-type="float">
            <text:p>7711052</text:p>
          </table:table-cell>
          <table:table-cell table:formula="of:=[.A484]/1000/(60*60*24)" office:value-type="time" office:time-value="PT02H08M31.052S" calcext:value-type="time">
            <text:p>02:08:31</text:p>
          </table:table-cell>
          <table:table-cell office:value-type="float" office:value="1.2" calcext:value-type="float">
            <text:p>1.2</text:p>
          </table:table-cell>
          <table:table-cell office:value-type="float" office:value="239.7" calcext:value-type="float">
            <text:p>239.7</text:p>
          </table:table-cell>
          <table:table-cell office:value-type="float" office:value="288.59" calcext:value-type="float">
            <text:p>288.59</text:p>
          </table:table-cell>
          <table:table-cell office:value-type="float" office:value="525.82" calcext:value-type="float">
            <text:p>525.82</text:p>
          </table:table-cell>
          <table:table-cell office:value-type="float" office:value="649.4" calcext:value-type="float">
            <text:p>649.4</text:p>
          </table:table-cell>
        </table:table-row>
        <table:table-row table:style-name="ro1">
          <table:table-cell office:value-type="float" office:value="7727052" calcext:value-type="float">
            <text:p>7727052</text:p>
          </table:table-cell>
          <table:table-cell table:formula="of:=[.A485]/1000/(60*60*24)" office:value-type="time" office:time-value="PT02H08M47.052S" calcext:value-type="time">
            <text:p>02:08:47</text:p>
          </table:table-cell>
          <table:table-cell office:value-type="float" office:value="1.2" calcext:value-type="float">
            <text:p>1.2</text:p>
          </table:table-cell>
          <table:table-cell office:value-type="float" office:value="239.7" calcext:value-type="float">
            <text:p>239.7</text:p>
          </table:table-cell>
          <table:table-cell office:value-type="float" office:value="288.59" calcext:value-type="float">
            <text:p>288.59</text:p>
          </table:table-cell>
          <table:table-cell office:value-type="float" office:value="526.89" calcext:value-type="float">
            <text:p>526.89</text:p>
          </table:table-cell>
          <table:table-cell office:value-type="float" office:value="650.68" calcext:value-type="float">
            <text:p>650.68</text:p>
          </table:table-cell>
        </table:table-row>
        <table:table-row table:style-name="ro1">
          <table:table-cell office:value-type="float" office:value="7743052" calcext:value-type="float">
            <text:p>7743052</text:p>
          </table:table-cell>
          <table:table-cell table:formula="of:=[.A486]/1000/(60*60*24)" office:value-type="time" office:time-value="PT02H09M03.052S" calcext:value-type="time">
            <text:p>02:09:03</text:p>
          </table:table-cell>
          <table:table-cell office:value-type="float" office:value="1.2" calcext:value-type="float">
            <text:p>1.2</text:p>
          </table:table-cell>
          <table:table-cell office:value-type="float" office:value="239.6" calcext:value-type="float">
            <text:p>239.6</text:p>
          </table:table-cell>
          <table:table-cell office:value-type="float" office:value="288.47" calcext:value-type="float">
            <text:p>288.47</text:p>
          </table:table-cell>
          <table:table-cell office:value-type="float" office:value="527.95" calcext:value-type="float">
            <text:p>527.95</text:p>
          </table:table-cell>
          <table:table-cell office:value-type="float" office:value="651.96" calcext:value-type="float">
            <text:p>651.96</text:p>
          </table:table-cell>
        </table:table-row>
        <table:table-row table:style-name="ro1">
          <table:table-cell office:value-type="float" office:value="7759052" calcext:value-type="float">
            <text:p>7759052</text:p>
          </table:table-cell>
          <table:table-cell table:formula="of:=[.A487]/1000/(60*60*24)" office:value-type="time" office:time-value="PT02H09M19.052S" calcext:value-type="time">
            <text:p>02:09:19</text:p>
          </table:table-cell>
          <table:table-cell office:value-type="float" office:value="1.2" calcext:value-type="float">
            <text:p>1.2</text:p>
          </table:table-cell>
          <table:table-cell office:value-type="float" office:value="239.6" calcext:value-type="float">
            <text:p>239.6</text:p>
          </table:table-cell>
          <table:table-cell office:value-type="float" office:value="288.47" calcext:value-type="float">
            <text:p>288.47</text:p>
          </table:table-cell>
          <table:table-cell office:value-type="float" office:value="529.02" calcext:value-type="float">
            <text:p>529.02</text:p>
          </table:table-cell>
          <table:table-cell office:value-type="float" office:value="653.25" calcext:value-type="float">
            <text:p>653.25</text:p>
          </table:table-cell>
        </table:table-row>
        <table:table-row table:style-name="ro1">
          <table:table-cell office:value-type="float" office:value="7775052" calcext:value-type="float">
            <text:p>7775052</text:p>
          </table:table-cell>
          <table:table-cell table:formula="of:=[.A488]/1000/(60*60*24)" office:value-type="time" office:time-value="PT02H09M35.052S" calcext:value-type="time">
            <text:p>02:09:35</text:p>
          </table:table-cell>
          <table:table-cell office:value-type="float" office:value="1.2" calcext:value-type="float">
            <text:p>1.2</text:p>
          </table:table-cell>
          <table:table-cell office:value-type="float" office:value="239.6" calcext:value-type="float">
            <text:p>239.6</text:p>
          </table:table-cell>
          <table:table-cell office:value-type="float" office:value="288.47" calcext:value-type="float">
            <text:p>288.47</text:p>
          </table:table-cell>
          <table:table-cell office:value-type="float" office:value="530.08" calcext:value-type="float">
            <text:p>530.08</text:p>
          </table:table-cell>
          <table:table-cell office:value-type="float" office:value="654.53" calcext:value-type="float">
            <text:p>654.53</text:p>
          </table:table-cell>
        </table:table-row>
        <table:table-row table:style-name="ro1">
          <table:table-cell office:value-type="float" office:value="7791052" calcext:value-type="float">
            <text:p>7791052</text:p>
          </table:table-cell>
          <table:table-cell table:formula="of:=[.A489]/1000/(60*60*24)" office:value-type="time" office:time-value="PT02H09M51.052S" calcext:value-type="time">
            <text:p>02:09:51</text:p>
          </table:table-cell>
          <table:table-cell office:value-type="float" office:value="1.2" calcext:value-type="float">
            <text:p>1.2</text:p>
          </table:table-cell>
          <table:table-cell office:value-type="float" office:value="239.7" calcext:value-type="float">
            <text:p>239.7</text:p>
          </table:table-cell>
          <table:table-cell office:value-type="float" office:value="288.59" calcext:value-type="float">
            <text:p>288.59</text:p>
          </table:table-cell>
          <table:table-cell office:value-type="float" office:value="531.15" calcext:value-type="float">
            <text:p>531.15</text:p>
          </table:table-cell>
          <table:table-cell office:value-type="float" office:value="655.81" calcext:value-type="float">
            <text:p>655.81</text:p>
          </table:table-cell>
        </table:table-row>
        <table:table-row table:style-name="ro1">
          <table:table-cell office:value-type="float" office:value="7807052" calcext:value-type="float">
            <text:p>7807052</text:p>
          </table:table-cell>
          <table:table-cell table:formula="of:=[.A490]/1000/(60*60*24)" office:value-type="time" office:time-value="PT02H10M07.052S" calcext:value-type="time">
            <text:p>02:10:07</text:p>
          </table:table-cell>
          <table:table-cell office:value-type="float" office:value="1.2" calcext:value-type="float">
            <text:p>1.2</text:p>
          </table:table-cell>
          <table:table-cell office:value-type="float" office:value="239.6" calcext:value-type="float">
            <text:p>239.6</text:p>
          </table:table-cell>
          <table:table-cell office:value-type="float" office:value="288.47" calcext:value-type="float">
            <text:p>288.47</text:p>
          </table:table-cell>
          <table:table-cell office:value-type="float" office:value="532.21" calcext:value-type="float">
            <text:p>532.21</text:p>
          </table:table-cell>
          <table:table-cell office:value-type="float" office:value="657.09" calcext:value-type="float">
            <text:p>657.09</text:p>
          </table:table-cell>
        </table:table-row>
        <table:table-row table:style-name="ro1">
          <table:table-cell office:value-type="float" office:value="7823052" calcext:value-type="float">
            <text:p>7823052</text:p>
          </table:table-cell>
          <table:table-cell table:formula="of:=[.A491]/1000/(60*60*24)" office:value-type="time" office:time-value="PT02H10M23.052S" calcext:value-type="time">
            <text:p>02:10:23</text:p>
          </table:table-cell>
          <table:table-cell office:value-type="float" office:value="1.2" calcext:value-type="float">
            <text:p>1.2</text:p>
          </table:table-cell>
          <table:table-cell office:value-type="float" office:value="239.6" calcext:value-type="float">
            <text:p>239.6</text:p>
          </table:table-cell>
          <table:table-cell office:value-type="float" office:value="288.47" calcext:value-type="float">
            <text:p>288.47</text:p>
          </table:table-cell>
          <table:table-cell office:value-type="float" office:value="533.28" calcext:value-type="float">
            <text:p>533.28</text:p>
          </table:table-cell>
          <table:table-cell office:value-type="float" office:value="658.38" calcext:value-type="float">
            <text:p>658.38</text:p>
          </table:table-cell>
        </table:table-row>
        <table:table-row table:style-name="ro1">
          <table:table-cell office:value-type="float" office:value="7839052" calcext:value-type="float">
            <text:p>7839052</text:p>
          </table:table-cell>
          <table:table-cell table:formula="of:=[.A492]/1000/(60*60*24)" office:value-type="time" office:time-value="PT02H10M39.052S" calcext:value-type="time">
            <text:p>02:10:39</text:p>
          </table:table-cell>
          <table:table-cell office:value-type="float" office:value="1.2" calcext:value-type="float">
            <text:p>1.2</text:p>
          </table:table-cell>
          <table:table-cell office:value-type="float" office:value="239.6" calcext:value-type="float">
            <text:p>239.6</text:p>
          </table:table-cell>
          <table:table-cell office:value-type="float" office:value="288.47" calcext:value-type="float">
            <text:p>288.47</text:p>
          </table:table-cell>
          <table:table-cell office:value-type="float" office:value="534.34" calcext:value-type="float">
            <text:p>534.34</text:p>
          </table:table-cell>
          <table:table-cell office:value-type="float" office:value="659.66" calcext:value-type="float">
            <text:p>659.66</text:p>
          </table:table-cell>
        </table:table-row>
        <table:table-row table:style-name="ro1">
          <table:table-cell office:value-type="float" office:value="7855052" calcext:value-type="float">
            <text:p>7855052</text:p>
          </table:table-cell>
          <table:table-cell table:formula="of:=[.A493]/1000/(60*60*24)" office:value-type="time" office:time-value="PT02H10M55.052S" calcext:value-type="time">
            <text:p>02:10:55</text:p>
          </table:table-cell>
          <table:table-cell office:value-type="float" office:value="1.2" calcext:value-type="float">
            <text:p>1.2</text:p>
          </table:table-cell>
          <table:table-cell office:value-type="float" office:value="239.7" calcext:value-type="float">
            <text:p>239.7</text:p>
          </table:table-cell>
          <table:table-cell office:value-type="float" office:value="288.59" calcext:value-type="float">
            <text:p>288.59</text:p>
          </table:table-cell>
          <table:table-cell office:value-type="float" office:value="535.41" calcext:value-type="float">
            <text:p>535.41</text:p>
          </table:table-cell>
          <table:table-cell office:value-type="float" office:value="660.94" calcext:value-type="float">
            <text:p>660.94</text:p>
          </table:table-cell>
        </table:table-row>
        <table:table-row table:style-name="ro1">
          <table:table-cell office:value-type="float" office:value="7871052" calcext:value-type="float">
            <text:p>7871052</text:p>
          </table:table-cell>
          <table:table-cell table:formula="of:=[.A494]/1000/(60*60*24)" office:value-type="time" office:time-value="PT02H11M11.052S" calcext:value-type="time">
            <text:p>02:11:11</text:p>
          </table:table-cell>
          <table:table-cell office:value-type="float" office:value="1.2" calcext:value-type="float">
            <text:p>1.2</text:p>
          </table:table-cell>
          <table:table-cell office:value-type="float" office:value="239.6" calcext:value-type="float">
            <text:p>239.6</text:p>
          </table:table-cell>
          <table:table-cell office:value-type="float" office:value="288.47" calcext:value-type="float">
            <text:p>288.47</text:p>
          </table:table-cell>
          <table:table-cell office:value-type="float" office:value="536.47" calcext:value-type="float">
            <text:p>536.47</text:p>
          </table:table-cell>
          <table:table-cell office:value-type="float" office:value="662.22" calcext:value-type="float">
            <text:p>662.22</text:p>
          </table:table-cell>
        </table:table-row>
        <table:table-row table:style-name="ro1">
          <table:table-cell office:value-type="float" office:value="7887052" calcext:value-type="float">
            <text:p>7887052</text:p>
          </table:table-cell>
          <table:table-cell table:formula="of:=[.A495]/1000/(60*60*24)" office:value-type="time" office:time-value="PT02H11M27.052S" calcext:value-type="time">
            <text:p>02:11:27</text:p>
          </table:table-cell>
          <table:table-cell office:value-type="float" office:value="1.2" calcext:value-type="float">
            <text:p>1.2</text:p>
          </table:table-cell>
          <table:table-cell office:value-type="float" office:value="239.6" calcext:value-type="float">
            <text:p>239.6</text:p>
          </table:table-cell>
          <table:table-cell office:value-type="float" office:value="288.47" calcext:value-type="float">
            <text:p>288.47</text:p>
          </table:table-cell>
          <table:table-cell office:value-type="float" office:value="537.54" calcext:value-type="float">
            <text:p>537.54</text:p>
          </table:table-cell>
          <table:table-cell office:value-type="float" office:value="663.5" calcext:value-type="float">
            <text:p>663.5</text:p>
          </table:table-cell>
        </table:table-row>
        <table:table-row table:style-name="ro1">
          <table:table-cell office:value-type="float" office:value="7903052" calcext:value-type="float">
            <text:p>7903052</text:p>
          </table:table-cell>
          <table:table-cell table:formula="of:=[.A496]/1000/(60*60*24)" office:value-type="time" office:time-value="PT02H11M43.052S" calcext:value-type="time">
            <text:p>02:11:43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5" calcext:value-type="float">
            <text:p>288.35</text:p>
          </table:table-cell>
          <table:table-cell office:value-type="float" office:value="538.6" calcext:value-type="float">
            <text:p>538.6</text:p>
          </table:table-cell>
          <table:table-cell office:value-type="float" office:value="664.79" calcext:value-type="float">
            <text:p>664.79</text:p>
          </table:table-cell>
        </table:table-row>
        <table:table-row table:style-name="ro1">
          <table:table-cell office:value-type="float" office:value="7919052" calcext:value-type="float">
            <text:p>7919052</text:p>
          </table:table-cell>
          <table:table-cell table:formula="of:=[.A497]/1000/(60*60*24)" office:value-type="time" office:time-value="PT02H11M59.052S" calcext:value-type="time">
            <text:p>02:11:59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5" calcext:value-type="float">
            <text:p>288.35</text:p>
          </table:table-cell>
          <table:table-cell office:value-type="float" office:value="539.67" calcext:value-type="float">
            <text:p>539.67</text:p>
          </table:table-cell>
          <table:table-cell office:value-type="float" office:value="666.07" calcext:value-type="float">
            <text:p>666.07</text:p>
          </table:table-cell>
        </table:table-row>
        <table:table-row table:style-name="ro1">
          <table:table-cell office:value-type="float" office:value="7935052" calcext:value-type="float">
            <text:p>7935052</text:p>
          </table:table-cell>
          <table:table-cell table:formula="of:=[.A498]/1000/(60*60*24)" office:value-type="time" office:time-value="PT02H12M15.052S" calcext:value-type="time">
            <text:p>02:12:15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5" calcext:value-type="float">
            <text:p>288.35</text:p>
          </table:table-cell>
          <table:table-cell office:value-type="float" office:value="540.73" calcext:value-type="float">
            <text:p>540.73</text:p>
          </table:table-cell>
          <table:table-cell office:value-type="float" office:value="667.35" calcext:value-type="float">
            <text:p>667.35</text:p>
          </table:table-cell>
        </table:table-row>
        <table:table-row table:style-name="ro1">
          <table:table-cell office:value-type="float" office:value="7951052" calcext:value-type="float">
            <text:p>7951052</text:p>
          </table:table-cell>
          <table:table-cell table:formula="of:=[.A499]/1000/(60*60*24)" office:value-type="time" office:time-value="PT02H12M31.052S" calcext:value-type="time">
            <text:p>02:12:31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5" calcext:value-type="float">
            <text:p>288.35</text:p>
          </table:table-cell>
          <table:table-cell office:value-type="float" office:value="541.79" calcext:value-type="float">
            <text:p>541.79</text:p>
          </table:table-cell>
          <table:table-cell office:value-type="float" office:value="668.63" calcext:value-type="float">
            <text:p>668.63</text:p>
          </table:table-cell>
        </table:table-row>
        <table:table-row table:style-name="ro1">
          <table:table-cell office:value-type="float" office:value="7967052" calcext:value-type="float">
            <text:p>7967052</text:p>
          </table:table-cell>
          <table:table-cell table:formula="of:=[.A500]/1000/(60*60*24)" office:value-type="time" office:time-value="PT02H12M47.052S" calcext:value-type="time">
            <text:p>02:12:47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5" calcext:value-type="float">
            <text:p>288.35</text:p>
          </table:table-cell>
          <table:table-cell office:value-type="float" office:value="542.86" calcext:value-type="float">
            <text:p>542.86</text:p>
          </table:table-cell>
          <table:table-cell office:value-type="float" office:value="669.91" calcext:value-type="float">
            <text:p>669.91</text:p>
          </table:table-cell>
        </table:table-row>
        <table:table-row table:style-name="ro1">
          <table:table-cell office:value-type="float" office:value="7983052" calcext:value-type="float">
            <text:p>7983052</text:p>
          </table:table-cell>
          <table:table-cell table:formula="of:=[.A501]/1000/(60*60*24)" office:value-type="time" office:time-value="PT02H13M03.052S" calcext:value-type="time">
            <text:p>02:13:03</text:p>
          </table:table-cell>
          <table:table-cell office:value-type="float" office:value="1.2" calcext:value-type="float">
            <text:p>1.2</text:p>
          </table:table-cell>
          <table:table-cell office:value-type="float" office:value="239.6" calcext:value-type="float">
            <text:p>239.6</text:p>
          </table:table-cell>
          <table:table-cell office:value-type="float" office:value="288.47" calcext:value-type="float">
            <text:p>288.47</text:p>
          </table:table-cell>
          <table:table-cell office:value-type="float" office:value="543.92" calcext:value-type="float">
            <text:p>543.92</text:p>
          </table:table-cell>
          <table:table-cell office:value-type="float" office:value="671.19" calcext:value-type="float">
            <text:p>671.19</text:p>
          </table:table-cell>
        </table:table-row>
        <table:table-row table:style-name="ro1">
          <table:table-cell office:value-type="float" office:value="7999052" calcext:value-type="float">
            <text:p>7999052</text:p>
          </table:table-cell>
          <table:table-cell table:formula="of:=[.A502]/1000/(60*60*24)" office:value-type="time" office:time-value="PT02H13M19.052S" calcext:value-type="time">
            <text:p>02:13:19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5" calcext:value-type="float">
            <text:p>288.35</text:p>
          </table:table-cell>
          <table:table-cell office:value-type="float" office:value="544.99" calcext:value-type="float">
            <text:p>544.99</text:p>
          </table:table-cell>
          <table:table-cell office:value-type="float" office:value="672.48" calcext:value-type="float">
            <text:p>672.48</text:p>
          </table:table-cell>
        </table:table-row>
        <table:table-row table:style-name="ro1">
          <table:table-cell office:value-type="float" office:value="8015052" calcext:value-type="float">
            <text:p>8015052</text:p>
          </table:table-cell>
          <table:table-cell table:formula="of:=[.A503]/1000/(60*60*24)" office:value-type="time" office:time-value="PT02H13M35.052S" calcext:value-type="time">
            <text:p>02:13:35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3" calcext:value-type="float">
            <text:p>288.23</text:p>
          </table:table-cell>
          <table:table-cell office:value-type="float" office:value="546.05" calcext:value-type="float">
            <text:p>546.05</text:p>
          </table:table-cell>
          <table:table-cell office:value-type="float" office:value="673.76" calcext:value-type="float">
            <text:p>673.76</text:p>
          </table:table-cell>
        </table:table-row>
        <table:table-row table:style-name="ro1">
          <table:table-cell office:value-type="float" office:value="8031052" calcext:value-type="float">
            <text:p>8031052</text:p>
          </table:table-cell>
          <table:table-cell table:formula="of:=[.A504]/1000/(60*60*24)" office:value-type="time" office:time-value="PT02H13M51.052S" calcext:value-type="time">
            <text:p>02:13:51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5" calcext:value-type="float">
            <text:p>288.35</text:p>
          </table:table-cell>
          <table:table-cell office:value-type="float" office:value="547.12" calcext:value-type="float">
            <text:p>547.12</text:p>
          </table:table-cell>
          <table:table-cell office:value-type="float" office:value="675.04" calcext:value-type="float">
            <text:p>675.04</text:p>
          </table:table-cell>
        </table:table-row>
        <table:table-row table:style-name="ro1">
          <table:table-cell office:value-type="float" office:value="8047052" calcext:value-type="float">
            <text:p>8047052</text:p>
          </table:table-cell>
          <table:table-cell table:formula="of:=[.A505]/1000/(60*60*24)" office:value-type="time" office:time-value="PT02H14M07.052S" calcext:value-type="time">
            <text:p>02:14:07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5" calcext:value-type="float">
            <text:p>288.35</text:p>
          </table:table-cell>
          <table:table-cell office:value-type="float" office:value="548.18" calcext:value-type="float">
            <text:p>548.18</text:p>
          </table:table-cell>
          <table:table-cell office:value-type="float" office:value="676.32" calcext:value-type="float">
            <text:p>676.32</text:p>
          </table:table-cell>
        </table:table-row>
        <table:table-row table:style-name="ro1">
          <table:table-cell office:value-type="float" office:value="8063052" calcext:value-type="float">
            <text:p>8063052</text:p>
          </table:table-cell>
          <table:table-cell table:formula="of:=[.A506]/1000/(60*60*24)" office:value-type="time" office:time-value="PT02H14M23.052S" calcext:value-type="time">
            <text:p>02:14:23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5" calcext:value-type="float">
            <text:p>288.35</text:p>
          </table:table-cell>
          <table:table-cell office:value-type="float" office:value="549.25" calcext:value-type="float">
            <text:p>549.25</text:p>
          </table:table-cell>
          <table:table-cell office:value-type="float" office:value="677.6" calcext:value-type="float">
            <text:p>677.6</text:p>
          </table:table-cell>
        </table:table-row>
        <table:table-row table:style-name="ro1">
          <table:table-cell office:value-type="float" office:value="8079052" calcext:value-type="float">
            <text:p>8079052</text:p>
          </table:table-cell>
          <table:table-cell table:formula="of:=[.A507]/1000/(60*60*24)" office:value-type="time" office:time-value="PT02H14M39.052S" calcext:value-type="time">
            <text:p>02:14:39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4" calcext:value-type="float">
            <text:p>288.34</text:p>
          </table:table-cell>
          <table:table-cell office:value-type="float" office:value="550.31" calcext:value-type="float">
            <text:p>550.31</text:p>
          </table:table-cell>
          <table:table-cell office:value-type="float" office:value="678.88" calcext:value-type="float">
            <text:p>678.88</text:p>
          </table:table-cell>
        </table:table-row>
        <table:table-row table:style-name="ro1">
          <table:table-cell office:value-type="float" office:value="8095052" calcext:value-type="float">
            <text:p>8095052</text:p>
          </table:table-cell>
          <table:table-cell table:formula="of:=[.A508]/1000/(60*60*24)" office:value-type="time" office:time-value="PT02H14M55.052S" calcext:value-type="time">
            <text:p>02:14:55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4" calcext:value-type="float">
            <text:p>288.34</text:p>
          </table:table-cell>
          <table:table-cell office:value-type="float" office:value="551.37" calcext:value-type="float">
            <text:p>551.37</text:p>
          </table:table-cell>
          <table:table-cell office:value-type="float" office:value="680.16" calcext:value-type="float">
            <text:p>680.16</text:p>
          </table:table-cell>
        </table:table-row>
        <table:table-row table:style-name="ro1">
          <table:table-cell office:value-type="float" office:value="8111052" calcext:value-type="float">
            <text:p>8111052</text:p>
          </table:table-cell>
          <table:table-cell table:formula="of:=[.A509]/1000/(60*60*24)" office:value-type="time" office:time-value="PT02H15M11.052S" calcext:value-type="time">
            <text:p>02:15:11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5" calcext:value-type="float">
            <text:p>288.35</text:p>
          </table:table-cell>
          <table:table-cell office:value-type="float" office:value="552.44" calcext:value-type="float">
            <text:p>552.44</text:p>
          </table:table-cell>
          <table:table-cell office:value-type="float" office:value="681.44" calcext:value-type="float">
            <text:p>681.44</text:p>
          </table:table-cell>
        </table:table-row>
        <table:table-row table:style-name="ro1">
          <table:table-cell office:value-type="float" office:value="8127052" calcext:value-type="float">
            <text:p>8127052</text:p>
          </table:table-cell>
          <table:table-cell table:formula="of:=[.A510]/1000/(60*60*24)" office:value-type="time" office:time-value="PT02H15M27.052S" calcext:value-type="time">
            <text:p>02:15:27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2" calcext:value-type="float">
            <text:p>288.22</text:p>
          </table:table-cell>
          <table:table-cell office:value-type="float" office:value="553.5" calcext:value-type="float">
            <text:p>553.5</text:p>
          </table:table-cell>
          <table:table-cell office:value-type="float" office:value="682.72" calcext:value-type="float">
            <text:p>682.72</text:p>
          </table:table-cell>
        </table:table-row>
        <table:table-row table:style-name="ro1">
          <table:table-cell office:value-type="float" office:value="8143052" calcext:value-type="float">
            <text:p>8143052</text:p>
          </table:table-cell>
          <table:table-cell table:formula="of:=[.A511]/1000/(60*60*24)" office:value-type="time" office:time-value="PT02H15M43.052S" calcext:value-type="time">
            <text:p>02:15:43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2" calcext:value-type="float">
            <text:p>288.22</text:p>
          </table:table-cell>
          <table:table-cell office:value-type="float" office:value="554.57" calcext:value-type="float">
            <text:p>554.57</text:p>
          </table:table-cell>
          <table:table-cell office:value-type="float" office:value="684.01" calcext:value-type="float">
            <text:p>684.01</text:p>
          </table:table-cell>
        </table:table-row>
        <table:table-row table:style-name="ro1">
          <table:table-cell office:value-type="float" office:value="8159052" calcext:value-type="float">
            <text:p>8159052</text:p>
          </table:table-cell>
          <table:table-cell table:formula="of:=[.A512]/1000/(60*60*24)" office:value-type="time" office:time-value="PT02H15M59.052S" calcext:value-type="time">
            <text:p>02:15:59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2" calcext:value-type="float">
            <text:p>288.22</text:p>
          </table:table-cell>
          <table:table-cell office:value-type="float" office:value="555.63" calcext:value-type="float">
            <text:p>555.63</text:p>
          </table:table-cell>
          <table:table-cell office:value-type="float" office:value="685.29" calcext:value-type="float">
            <text:p>685.29</text:p>
          </table:table-cell>
        </table:table-row>
        <table:table-row table:style-name="ro1">
          <table:table-cell office:value-type="float" office:value="8175052" calcext:value-type="float">
            <text:p>8175052</text:p>
          </table:table-cell>
          <table:table-cell table:formula="of:=[.A513]/1000/(60*60*24)" office:value-type="time" office:time-value="PT02H16M15.052S" calcext:value-type="time">
            <text:p>02:16:15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2" calcext:value-type="float">
            <text:p>288.22</text:p>
          </table:table-cell>
          <table:table-cell office:value-type="float" office:value="556.7" calcext:value-type="float">
            <text:p>556.7</text:p>
          </table:table-cell>
          <table:table-cell office:value-type="float" office:value="686.57" calcext:value-type="float">
            <text:p>686.57</text:p>
          </table:table-cell>
        </table:table-row>
        <table:table-row table:style-name="ro1">
          <table:table-cell office:value-type="float" office:value="8191052" calcext:value-type="float">
            <text:p>8191052</text:p>
          </table:table-cell>
          <table:table-cell table:formula="of:=[.A514]/1000/(60*60*24)" office:value-type="time" office:time-value="PT02H16M31.052S" calcext:value-type="time">
            <text:p>02:16:31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2" calcext:value-type="float">
            <text:p>288.22</text:p>
          </table:table-cell>
          <table:table-cell office:value-type="float" office:value="557.76" calcext:value-type="float">
            <text:p>557.76</text:p>
          </table:table-cell>
          <table:table-cell office:value-type="float" office:value="687.85" calcext:value-type="float">
            <text:p>687.85</text:p>
          </table:table-cell>
        </table:table-row>
        <table:table-row table:style-name="ro1">
          <table:table-cell office:value-type="float" office:value="8207052" calcext:value-type="float">
            <text:p>8207052</text:p>
          </table:table-cell>
          <table:table-cell table:formula="of:=[.A515]/1000/(60*60*24)" office:value-type="time" office:time-value="PT02H16M47.052S" calcext:value-type="time">
            <text:p>02:16:47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2" calcext:value-type="float">
            <text:p>288.22</text:p>
          </table:table-cell>
          <table:table-cell office:value-type="float" office:value="558.82" calcext:value-type="float">
            <text:p>558.82</text:p>
          </table:table-cell>
          <table:table-cell office:value-type="float" office:value="689.13" calcext:value-type="float">
            <text:p>689.13</text:p>
          </table:table-cell>
        </table:table-row>
        <table:table-row table:style-name="ro1">
          <table:table-cell office:value-type="float" office:value="8223052" calcext:value-type="float">
            <text:p>8223052</text:p>
          </table:table-cell>
          <table:table-cell table:formula="of:=[.A516]/1000/(60*60*24)" office:value-type="time" office:time-value="PT02H17M03.052S" calcext:value-type="time">
            <text:p>02:17:03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559.89" calcext:value-type="float">
            <text:p>559.89</text:p>
          </table:table-cell>
          <table:table-cell office:value-type="float" office:value="690.41" calcext:value-type="float">
            <text:p>690.41</text:p>
          </table:table-cell>
        </table:table-row>
        <table:table-row table:style-name="ro1">
          <table:table-cell office:value-type="float" office:value="8239052" calcext:value-type="float">
            <text:p>8239052</text:p>
          </table:table-cell>
          <table:table-cell table:formula="of:=[.A517]/1000/(60*60*24)" office:value-type="time" office:time-value="PT02H17M19.052S" calcext:value-type="time">
            <text:p>02:17:19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2" calcext:value-type="float">
            <text:p>288.22</text:p>
          </table:table-cell>
          <table:table-cell office:value-type="float" office:value="560.95" calcext:value-type="float">
            <text:p>560.95</text:p>
          </table:table-cell>
          <table:table-cell office:value-type="float" office:value="691.69" calcext:value-type="float">
            <text:p>691.69</text:p>
          </table:table-cell>
        </table:table-row>
        <table:table-row table:style-name="ro1">
          <table:table-cell office:value-type="float" office:value="8255052" calcext:value-type="float">
            <text:p>8255052</text:p>
          </table:table-cell>
          <table:table-cell table:formula="of:=[.A518]/1000/(60*60*24)" office:value-type="time" office:time-value="PT02H17M35.052S" calcext:value-type="time">
            <text:p>02:17:35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562.02" calcext:value-type="float">
            <text:p>562.02</text:p>
          </table:table-cell>
          <table:table-cell office:value-type="float" office:value="692.97" calcext:value-type="float">
            <text:p>692.97</text:p>
          </table:table-cell>
        </table:table-row>
        <table:table-row table:style-name="ro1">
          <table:table-cell office:value-type="float" office:value="8271052" calcext:value-type="float">
            <text:p>8271052</text:p>
          </table:table-cell>
          <table:table-cell table:formula="of:=[.A519]/1000/(60*60*24)" office:value-type="time" office:time-value="PT02H17M51.052S" calcext:value-type="time">
            <text:p>02:17:51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563.08" calcext:value-type="float">
            <text:p>563.08</text:p>
          </table:table-cell>
          <table:table-cell office:value-type="float" office:value="694.25" calcext:value-type="float">
            <text:p>694.25</text:p>
          </table:table-cell>
        </table:table-row>
        <table:table-row table:style-name="ro1">
          <table:table-cell office:value-type="float" office:value="8287052" calcext:value-type="float">
            <text:p>8287052</text:p>
          </table:table-cell>
          <table:table-cell table:formula="of:=[.A520]/1000/(60*60*24)" office:value-type="time" office:time-value="PT02H18M07.052S" calcext:value-type="time">
            <text:p>02:18:07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564.14" calcext:value-type="float">
            <text:p>564.14</text:p>
          </table:table-cell>
          <table:table-cell office:value-type="float" office:value="695.53" calcext:value-type="float">
            <text:p>695.53</text:p>
          </table:table-cell>
        </table:table-row>
        <table:table-row table:style-name="ro1">
          <table:table-cell office:value-type="float" office:value="8303052" calcext:value-type="float">
            <text:p>8303052</text:p>
          </table:table-cell>
          <table:table-cell table:formula="of:=[.A521]/1000/(60*60*24)" office:value-type="time" office:time-value="PT02H18M23.052S" calcext:value-type="time">
            <text:p>02:18:23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565.21" calcext:value-type="float">
            <text:p>565.21</text:p>
          </table:table-cell>
          <table:table-cell office:value-type="float" office:value="696.81" calcext:value-type="float">
            <text:p>696.81</text:p>
          </table:table-cell>
        </table:table-row>
        <table:table-row table:style-name="ro1">
          <table:table-cell office:value-type="float" office:value="8319052" calcext:value-type="float">
            <text:p>8319052</text:p>
          </table:table-cell>
          <table:table-cell table:formula="of:=[.A522]/1000/(60*60*24)" office:value-type="time" office:time-value="PT02H18M39.052S" calcext:value-type="time">
            <text:p>02:18:39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566.27" calcext:value-type="float">
            <text:p>566.27</text:p>
          </table:table-cell>
          <table:table-cell office:value-type="float" office:value="698.09" calcext:value-type="float">
            <text:p>698.09</text:p>
          </table:table-cell>
        </table:table-row>
        <table:table-row table:style-name="ro1">
          <table:table-cell office:value-type="float" office:value="8335052" calcext:value-type="float">
            <text:p>8335052</text:p>
          </table:table-cell>
          <table:table-cell table:formula="of:=[.A523]/1000/(60*60*24)" office:value-type="time" office:time-value="PT02H18M55.052S" calcext:value-type="time">
            <text:p>02:18:55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567.33" calcext:value-type="float">
            <text:p>567.33</text:p>
          </table:table-cell>
          <table:table-cell office:value-type="float" office:value="699.37" calcext:value-type="float">
            <text:p>699.37</text:p>
          </table:table-cell>
        </table:table-row>
        <table:table-row table:style-name="ro1">
          <table:table-cell office:value-type="float" office:value="8351052" calcext:value-type="float">
            <text:p>8351052</text:p>
          </table:table-cell>
          <table:table-cell table:formula="of:=[.A524]/1000/(60*60*24)" office:value-type="time" office:time-value="PT02H19M11.052S" calcext:value-type="time">
            <text:p>02:19:11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7.14" calcext:value-type="float">
            <text:p>287.14</text:p>
          </table:table-cell>
          <table:table-cell office:value-type="float" office:value="568.4" calcext:value-type="float">
            <text:p>568.4</text:p>
          </table:table-cell>
          <table:table-cell office:value-type="float" office:value="700.65" calcext:value-type="float">
            <text:p>700.65</text:p>
          </table:table-cell>
        </table:table-row>
        <table:table-row table:style-name="ro1">
          <table:table-cell office:value-type="float" office:value="8367052" calcext:value-type="float">
            <text:p>8367052</text:p>
          </table:table-cell>
          <table:table-cell table:formula="of:=[.A525]/1000/(60*60*24)" office:value-type="time" office:time-value="PT02H19M27.052S" calcext:value-type="time">
            <text:p>02:19:27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7.14" calcext:value-type="float">
            <text:p>287.14</text:p>
          </table:table-cell>
          <table:table-cell office:value-type="float" office:value="569.46" calcext:value-type="float">
            <text:p>569.46</text:p>
          </table:table-cell>
          <table:table-cell office:value-type="float" office:value="701.93" calcext:value-type="float">
            <text:p>701.93</text:p>
          </table:table-cell>
        </table:table-row>
        <table:table-row table:style-name="ro1">
          <table:table-cell office:value-type="float" office:value="8383052" calcext:value-type="float">
            <text:p>8383052</text:p>
          </table:table-cell>
          <table:table-cell table:formula="of:=[.A526]/1000/(60*60*24)" office:value-type="time" office:time-value="PT02H19M43.052S" calcext:value-type="time">
            <text:p>02:19:43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570.52" calcext:value-type="float">
            <text:p>570.52</text:p>
          </table:table-cell>
          <table:table-cell office:value-type="float" office:value="703.21" calcext:value-type="float">
            <text:p>703.21</text:p>
          </table:table-cell>
        </table:table-row>
        <table:table-row table:style-name="ro1">
          <table:table-cell office:value-type="float" office:value="8399052" calcext:value-type="float">
            <text:p>8399052</text:p>
          </table:table-cell>
          <table:table-cell table:formula="of:=[.A527]/1000/(60*60*24)" office:value-type="time" office:time-value="PT02H19M59.052S" calcext:value-type="time">
            <text:p>02:19:59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571.59" calcext:value-type="float">
            <text:p>571.59</text:p>
          </table:table-cell>
          <table:table-cell office:value-type="float" office:value="704.49" calcext:value-type="float">
            <text:p>704.49</text:p>
          </table:table-cell>
        </table:table-row>
        <table:table-row table:style-name="ro1">
          <table:table-cell office:value-type="float" office:value="8415052" calcext:value-type="float">
            <text:p>8415052</text:p>
          </table:table-cell>
          <table:table-cell table:formula="of:=[.A528]/1000/(60*60*24)" office:value-type="time" office:time-value="PT02H20M15.052S" calcext:value-type="time">
            <text:p>02:20:15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572.65" calcext:value-type="float">
            <text:p>572.65</text:p>
          </table:table-cell>
          <table:table-cell office:value-type="float" office:value="705.77" calcext:value-type="float">
            <text:p>705.77</text:p>
          </table:table-cell>
        </table:table-row>
        <table:table-row table:style-name="ro1">
          <table:table-cell office:value-type="float" office:value="8431052" calcext:value-type="float">
            <text:p>8431052</text:p>
          </table:table-cell>
          <table:table-cell table:formula="of:=[.A529]/1000/(60*60*24)" office:value-type="time" office:time-value="PT02H20M31.052S" calcext:value-type="time">
            <text:p>02:20:31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573.71" calcext:value-type="float">
            <text:p>573.71</text:p>
          </table:table-cell>
          <table:table-cell office:value-type="float" office:value="707.05" calcext:value-type="float">
            <text:p>707.05</text:p>
          </table:table-cell>
        </table:table-row>
        <table:table-row table:style-name="ro1">
          <table:table-cell office:value-type="float" office:value="8447052" calcext:value-type="float">
            <text:p>8447052</text:p>
          </table:table-cell>
          <table:table-cell table:formula="of:=[.A530]/1000/(60*60*24)" office:value-type="time" office:time-value="PT02H20M47.052S" calcext:value-type="time">
            <text:p>02:20:47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574.78" calcext:value-type="float">
            <text:p>574.78</text:p>
          </table:table-cell>
          <table:table-cell office:value-type="float" office:value="708.33" calcext:value-type="float">
            <text:p>708.33</text:p>
          </table:table-cell>
        </table:table-row>
        <table:table-row table:style-name="ro1">
          <table:table-cell office:value-type="float" office:value="8463052" calcext:value-type="float">
            <text:p>8463052</text:p>
          </table:table-cell>
          <table:table-cell table:formula="of:=[.A531]/1000/(60*60*24)" office:value-type="time" office:time-value="PT02H21M03.052S" calcext:value-type="time">
            <text:p>02:21:03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575.84" calcext:value-type="float">
            <text:p>575.84</text:p>
          </table:table-cell>
          <table:table-cell office:value-type="float" office:value="709.6" calcext:value-type="float">
            <text:p>709.6</text:p>
          </table:table-cell>
        </table:table-row>
        <table:table-row table:style-name="ro1">
          <table:table-cell office:value-type="float" office:value="8479052" calcext:value-type="float">
            <text:p>8479052</text:p>
          </table:table-cell>
          <table:table-cell table:formula="of:=[.A532]/1000/(60*60*24)" office:value-type="time" office:time-value="PT02H21M19.052S" calcext:value-type="time">
            <text:p>02:21:19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576.9" calcext:value-type="float">
            <text:p>576.9</text:p>
          </table:table-cell>
          <table:table-cell office:value-type="float" office:value="710.88" calcext:value-type="float">
            <text:p>710.88</text:p>
          </table:table-cell>
        </table:table-row>
        <table:table-row table:style-name="ro1">
          <table:table-cell office:value-type="float" office:value="8495052" calcext:value-type="float">
            <text:p>8495052</text:p>
          </table:table-cell>
          <table:table-cell table:formula="of:=[.A533]/1000/(60*60*24)" office:value-type="time" office:time-value="PT02H21M35.052S" calcext:value-type="time">
            <text:p>02:21:35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02" calcext:value-type="float">
            <text:p>287.02</text:p>
          </table:table-cell>
          <table:table-cell office:value-type="float" office:value="577.97" calcext:value-type="float">
            <text:p>577.97</text:p>
          </table:table-cell>
          <table:table-cell office:value-type="float" office:value="712.16" calcext:value-type="float">
            <text:p>712.16</text:p>
          </table:table-cell>
        </table:table-row>
        <table:table-row table:style-name="ro1">
          <table:table-cell office:value-type="float" office:value="8511052" calcext:value-type="float">
            <text:p>8511052</text:p>
          </table:table-cell>
          <table:table-cell table:formula="of:=[.A534]/1000/(60*60*24)" office:value-type="time" office:time-value="PT02H21M51.052S" calcext:value-type="time">
            <text:p>02:21:51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579.03" calcext:value-type="float">
            <text:p>579.03</text:p>
          </table:table-cell>
          <table:table-cell office:value-type="float" office:value="713.44" calcext:value-type="float">
            <text:p>713.44</text:p>
          </table:table-cell>
        </table:table-row>
        <table:table-row table:style-name="ro1">
          <table:table-cell office:value-type="float" office:value="8527052" calcext:value-type="float">
            <text:p>8527052</text:p>
          </table:table-cell>
          <table:table-cell table:formula="of:=[.A535]/1000/(60*60*24)" office:value-type="time" office:time-value="PT02H22M07.052S" calcext:value-type="time">
            <text:p>02:22:07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580.09" calcext:value-type="float">
            <text:p>580.09</text:p>
          </table:table-cell>
          <table:table-cell office:value-type="float" office:value="714.72" calcext:value-type="float">
            <text:p>714.72</text:p>
          </table:table-cell>
        </table:table-row>
        <table:table-row table:style-name="ro1">
          <table:table-cell office:value-type="float" office:value="8543052" calcext:value-type="float">
            <text:p>8543052</text:p>
          </table:table-cell>
          <table:table-cell table:formula="of:=[.A536]/1000/(60*60*24)" office:value-type="time" office:time-value="PT02H22M23.052S" calcext:value-type="time">
            <text:p>02:22:23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581.16" calcext:value-type="float">
            <text:p>581.16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float" office:value="8559052" calcext:value-type="float">
            <text:p>8559052</text:p>
          </table:table-cell>
          <table:table-cell table:formula="of:=[.A537]/1000/(60*60*24)" office:value-type="time" office:time-value="PT02H22M39.052S" calcext:value-type="time">
            <text:p>02:22:39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582.22" calcext:value-type="float">
            <text:p>582.22</text:p>
          </table:table-cell>
          <table:table-cell office:value-type="float" office:value="717.27" calcext:value-type="float">
            <text:p>717.27</text:p>
          </table:table-cell>
        </table:table-row>
        <table:table-row table:style-name="ro1">
          <table:table-cell office:value-type="float" office:value="8575052" calcext:value-type="float">
            <text:p>8575052</text:p>
          </table:table-cell>
          <table:table-cell table:formula="of:=[.A538]/1000/(60*60*24)" office:value-type="time" office:time-value="PT02H22M55.052S" calcext:value-type="time">
            <text:p>02:22:55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583.28" calcext:value-type="float">
            <text:p>583.28</text:p>
          </table:table-cell>
          <table:table-cell office:value-type="float" office:value="718.55" calcext:value-type="float">
            <text:p>718.55</text:p>
          </table:table-cell>
        </table:table-row>
        <table:table-row table:style-name="ro1">
          <table:table-cell office:value-type="float" office:value="8591052" calcext:value-type="float">
            <text:p>8591052</text:p>
          </table:table-cell>
          <table:table-cell table:formula="of:=[.A539]/1000/(60*60*24)" office:value-type="time" office:time-value="PT02H23M11.052S" calcext:value-type="time">
            <text:p>02:23:11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584.35" calcext:value-type="float">
            <text:p>584.35</text:p>
          </table:table-cell>
          <table:table-cell office:value-type="float" office:value="719.83" calcext:value-type="float">
            <text:p>719.83</text:p>
          </table:table-cell>
        </table:table-row>
        <table:table-row table:style-name="ro1">
          <table:table-cell office:value-type="float" office:value="8607051" calcext:value-type="float">
            <text:p>8607051</text:p>
          </table:table-cell>
          <table:table-cell table:formula="of:=[.A540]/1000/(60*60*24)" office:value-type="time" office:time-value="PT02H23M27.051S" calcext:value-type="time">
            <text:p>02:23:27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6.9" calcext:value-type="float">
            <text:p>286.9</text:p>
          </table:table-cell>
          <table:table-cell office:value-type="float" office:value="585.41" calcext:value-type="float">
            <text:p>585.41</text:p>
          </table:table-cell>
          <table:table-cell office:value-type="float" office:value="721.11" calcext:value-type="float">
            <text:p>721.11</text:p>
          </table:table-cell>
        </table:table-row>
        <table:table-row table:style-name="ro1">
          <table:table-cell office:value-type="float" office:value="8623052" calcext:value-type="float">
            <text:p>8623052</text:p>
          </table:table-cell>
          <table:table-cell table:formula="of:=[.A541]/1000/(60*60*24)" office:value-type="time" office:time-value="PT02H23M43.052S" calcext:value-type="time">
            <text:p>02:23:43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586.47" calcext:value-type="float">
            <text:p>586.47</text:p>
          </table:table-cell>
          <table:table-cell office:value-type="float" office:value="722.38" calcext:value-type="float">
            <text:p>722.38</text:p>
          </table:table-cell>
        </table:table-row>
        <table:table-row table:style-name="ro1">
          <table:table-cell office:value-type="float" office:value="8639052" calcext:value-type="float">
            <text:p>8639052</text:p>
          </table:table-cell>
          <table:table-cell table:formula="of:=[.A542]/1000/(60*60*24)" office:value-type="time" office:time-value="PT02H23M59.052S" calcext:value-type="time">
            <text:p>02:23:59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587.53" calcext:value-type="float">
            <text:p>587.53</text:p>
          </table:table-cell>
          <table:table-cell office:value-type="float" office:value="723.66" calcext:value-type="float">
            <text:p>723.66</text:p>
          </table:table-cell>
        </table:table-row>
        <table:table-row table:style-name="ro1">
          <table:table-cell office:value-type="float" office:value="8655052" calcext:value-type="float">
            <text:p>8655052</text:p>
          </table:table-cell>
          <table:table-cell table:formula="of:=[.A543]/1000/(60*60*24)" office:value-type="time" office:time-value="PT02H24M15.052S" calcext:value-type="time">
            <text:p>02:24:15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6.9" calcext:value-type="float">
            <text:p>286.9</text:p>
          </table:table-cell>
          <table:table-cell office:value-type="float" office:value="588.6" calcext:value-type="float">
            <text:p>588.6</text:p>
          </table:table-cell>
          <table:table-cell office:value-type="float" office:value="724.94" calcext:value-type="float">
            <text:p>724.94</text:p>
          </table:table-cell>
        </table:table-row>
        <table:table-row table:style-name="ro1">
          <table:table-cell office:value-type="float" office:value="8671052" calcext:value-type="float">
            <text:p>8671052</text:p>
          </table:table-cell>
          <table:table-cell table:formula="of:=[.A544]/1000/(60*60*24)" office:value-type="time" office:time-value="PT02H24M31.052S" calcext:value-type="time">
            <text:p>02:24:31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6.9" calcext:value-type="float">
            <text:p>286.9</text:p>
          </table:table-cell>
          <table:table-cell office:value-type="float" office:value="589.66" calcext:value-type="float">
            <text:p>589.66</text:p>
          </table:table-cell>
          <table:table-cell office:value-type="float" office:value="726.21" calcext:value-type="float">
            <text:p>726.21</text:p>
          </table:table-cell>
        </table:table-row>
        <table:table-row table:style-name="ro1">
          <table:table-cell office:value-type="float" office:value="8687052" calcext:value-type="float">
            <text:p>8687052</text:p>
          </table:table-cell>
          <table:table-cell table:formula="of:=[.A545]/1000/(60*60*24)" office:value-type="time" office:time-value="PT02H24M47.052S" calcext:value-type="time">
            <text:p>02:24:47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590.72" calcext:value-type="float">
            <text:p>590.72</text:p>
          </table:table-cell>
          <table:table-cell office:value-type="float" office:value="727.49" calcext:value-type="float">
            <text:p>727.49</text:p>
          </table:table-cell>
        </table:table-row>
        <table:table-row table:style-name="ro1">
          <table:table-cell office:value-type="float" office:value="8703052" calcext:value-type="float">
            <text:p>8703052</text:p>
          </table:table-cell>
          <table:table-cell table:formula="of:=[.A546]/1000/(60*60*24)" office:value-type="time" office:time-value="PT02H25M03.052S" calcext:value-type="time">
            <text:p>02:25:03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6.78" calcext:value-type="float">
            <text:p>286.78</text:p>
          </table:table-cell>
          <table:table-cell office:value-type="float" office:value="591.79" calcext:value-type="float">
            <text:p>591.79</text:p>
          </table:table-cell>
          <table:table-cell office:value-type="float" office:value="728.77" calcext:value-type="float">
            <text:p>728.77</text:p>
          </table:table-cell>
        </table:table-row>
        <table:table-row table:style-name="ro1">
          <table:table-cell office:value-type="float" office:value="8719052" calcext:value-type="float">
            <text:p>8719052</text:p>
          </table:table-cell>
          <table:table-cell table:formula="of:=[.A547]/1000/(60*60*24)" office:value-type="time" office:time-value="PT02H25M19.052S" calcext:value-type="time">
            <text:p>02:25:19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6.78" calcext:value-type="float">
            <text:p>286.78</text:p>
          </table:table-cell>
          <table:table-cell office:value-type="float" office:value="592.85" calcext:value-type="float">
            <text:p>592.85</text:p>
          </table:table-cell>
          <table:table-cell office:value-type="float" office:value="730.04" calcext:value-type="float">
            <text:p>730.04</text:p>
          </table:table-cell>
        </table:table-row>
        <table:table-row table:style-name="ro1">
          <table:table-cell office:value-type="float" office:value="8735052" calcext:value-type="float">
            <text:p>8735052</text:p>
          </table:table-cell>
          <table:table-cell table:formula="of:=[.A548]/1000/(60*60*24)" office:value-type="time" office:time-value="PT02H25M35.052S" calcext:value-type="time">
            <text:p>02:25:35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6.9" calcext:value-type="float">
            <text:p>286.9</text:p>
          </table:table-cell>
          <table:table-cell office:value-type="float" office:value="593.91" calcext:value-type="float">
            <text:p>593.91</text:p>
          </table:table-cell>
          <table:table-cell office:value-type="float" office:value="731.32" calcext:value-type="float">
            <text:p>731.32</text:p>
          </table:table-cell>
        </table:table-row>
        <table:table-row table:style-name="ro1">
          <table:table-cell office:value-type="float" office:value="8751052" calcext:value-type="float">
            <text:p>8751052</text:p>
          </table:table-cell>
          <table:table-cell table:formula="of:=[.A549]/1000/(60*60*24)" office:value-type="time" office:time-value="PT02H25M51.052S" calcext:value-type="time">
            <text:p>02:25:51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594.97" calcext:value-type="float">
            <text:p>594.97</text:p>
          </table:table-cell>
          <table:table-cell office:value-type="float" office:value="732.6" calcext:value-type="float">
            <text:p>732.6</text:p>
          </table:table-cell>
        </table:table-row>
        <table:table-row table:style-name="ro1">
          <table:table-cell office:value-type="float" office:value="8767052" calcext:value-type="float">
            <text:p>8767052</text:p>
          </table:table-cell>
          <table:table-cell table:formula="of:=[.A550]/1000/(60*60*24)" office:value-type="time" office:time-value="PT02H26M07.052S" calcext:value-type="time">
            <text:p>02:26:07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6.9" calcext:value-type="float">
            <text:p>286.9</text:p>
          </table:table-cell>
          <table:table-cell office:value-type="float" office:value="596.04" calcext:value-type="float">
            <text:p>596.04</text:p>
          </table:table-cell>
          <table:table-cell office:value-type="float" office:value="733.87" calcext:value-type="float">
            <text:p>733.87</text:p>
          </table:table-cell>
        </table:table-row>
        <table:table-row table:style-name="ro1">
          <table:table-cell office:value-type="float" office:value="8783052" calcext:value-type="float">
            <text:p>8783052</text:p>
          </table:table-cell>
          <table:table-cell table:formula="of:=[.A551]/1000/(60*60*24)" office:value-type="time" office:time-value="PT02H26M23.052S" calcext:value-type="time">
            <text:p>02:26:23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597.1" calcext:value-type="float">
            <text:p>597.1</text:p>
          </table:table-cell>
          <table:table-cell office:value-type="float" office:value="735.15" calcext:value-type="float">
            <text:p>735.15</text:p>
          </table:table-cell>
        </table:table-row>
        <table:table-row table:style-name="ro1">
          <table:table-cell office:value-type="float" office:value="8799052" calcext:value-type="float">
            <text:p>8799052</text:p>
          </table:table-cell>
          <table:table-cell table:formula="of:=[.A552]/1000/(60*60*24)" office:value-type="time" office:time-value="PT02H26M39.052S" calcext:value-type="time">
            <text:p>02:26:39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6.9" calcext:value-type="float">
            <text:p>286.9</text:p>
          </table:table-cell>
          <table:table-cell office:value-type="float" office:value="598.16" calcext:value-type="float">
            <text:p>598.16</text:p>
          </table:table-cell>
          <table:table-cell office:value-type="float" office:value="736.43" calcext:value-type="float">
            <text:p>736.43</text:p>
          </table:table-cell>
        </table:table-row>
        <table:table-row table:style-name="ro1">
          <table:table-cell office:value-type="float" office:value="8815052" calcext:value-type="float">
            <text:p>8815052</text:p>
          </table:table-cell>
          <table:table-cell table:formula="of:=[.A553]/1000/(60*60*24)" office:value-type="time" office:time-value="PT02H26M55.052S" calcext:value-type="time">
            <text:p>02:26:55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599.22" calcext:value-type="float">
            <text:p>599.22</text:p>
          </table:table-cell>
          <table:table-cell office:value-type="float" office:value="737.7" calcext:value-type="float">
            <text:p>737.7</text:p>
          </table:table-cell>
        </table:table-row>
        <table:table-row table:style-name="ro1">
          <table:table-cell office:value-type="float" office:value="8831052" calcext:value-type="float">
            <text:p>8831052</text:p>
          </table:table-cell>
          <table:table-cell table:formula="of:=[.A554]/1000/(60*60*24)" office:value-type="time" office:time-value="PT02H27M11.052S" calcext:value-type="time">
            <text:p>02:27:11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6.78" calcext:value-type="float">
            <text:p>286.78</text:p>
          </table:table-cell>
          <table:table-cell office:value-type="float" office:value="600.29" calcext:value-type="float">
            <text:p>600.29</text:p>
          </table:table-cell>
          <table:table-cell office:value-type="float" office:value="738.98" calcext:value-type="float">
            <text:p>738.98</text:p>
          </table:table-cell>
        </table:table-row>
        <table:table-row table:style-name="ro1">
          <table:table-cell office:value-type="float" office:value="8847052" calcext:value-type="float">
            <text:p>8847052</text:p>
          </table:table-cell>
          <table:table-cell table:formula="of:=[.A555]/1000/(60*60*24)" office:value-type="time" office:time-value="PT02H27M27.052S" calcext:value-type="time">
            <text:p>02:27:27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6.78" calcext:value-type="float">
            <text:p>286.78</text:p>
          </table:table-cell>
          <table:table-cell office:value-type="float" office:value="601.35" calcext:value-type="float">
            <text:p>601.35</text:p>
          </table:table-cell>
          <table:table-cell office:value-type="float" office:value="740.25" calcext:value-type="float">
            <text:p>740.25</text:p>
          </table:table-cell>
        </table:table-row>
        <table:table-row table:style-name="ro1">
          <table:table-cell office:value-type="float" office:value="8863052" calcext:value-type="float">
            <text:p>8863052</text:p>
          </table:table-cell>
          <table:table-cell table:formula="of:=[.A556]/1000/(60*60*24)" office:value-type="time" office:time-value="PT02H27M43.052S" calcext:value-type="time">
            <text:p>02:27:43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6.78" calcext:value-type="float">
            <text:p>286.78</text:p>
          </table:table-cell>
          <table:table-cell office:value-type="float" office:value="602.41" calcext:value-type="float">
            <text:p>602.41</text:p>
          </table:table-cell>
          <table:table-cell office:value-type="float" office:value="741.53" calcext:value-type="float">
            <text:p>741.53</text:p>
          </table:table-cell>
        </table:table-row>
        <table:table-row table:style-name="ro1">
          <table:table-cell office:value-type="float" office:value="8879052" calcext:value-type="float">
            <text:p>8879052</text:p>
          </table:table-cell>
          <table:table-cell table:formula="of:=[.A557]/1000/(60*60*24)" office:value-type="time" office:time-value="PT02H27M59.052S" calcext:value-type="time">
            <text:p>02:27:59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6.78" calcext:value-type="float">
            <text:p>286.78</text:p>
          </table:table-cell>
          <table:table-cell office:value-type="float" office:value="603.47" calcext:value-type="float">
            <text:p>603.47</text:p>
          </table:table-cell>
          <table:table-cell office:value-type="float" office:value="742.8" calcext:value-type="float">
            <text:p>742.8</text:p>
          </table:table-cell>
        </table:table-row>
        <table:table-row table:style-name="ro1">
          <table:table-cell office:value-type="float" office:value="8895052" calcext:value-type="float">
            <text:p>8895052</text:p>
          </table:table-cell>
          <table:table-cell table:formula="of:=[.A558]/1000/(60*60*24)" office:value-type="time" office:time-value="PT02H28M15.052S" calcext:value-type="time">
            <text:p>02:28:15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6.78" calcext:value-type="float">
            <text:p>286.78</text:p>
          </table:table-cell>
          <table:table-cell office:value-type="float" office:value="604.54" calcext:value-type="float">
            <text:p>604.54</text:p>
          </table:table-cell>
          <table:table-cell office:value-type="float" office:value="744.08" calcext:value-type="float">
            <text:p>744.08</text:p>
          </table:table-cell>
        </table:table-row>
        <table:table-row table:style-name="ro1">
          <table:table-cell office:value-type="float" office:value="8911052" calcext:value-type="float">
            <text:p>8911052</text:p>
          </table:table-cell>
          <table:table-cell table:formula="of:=[.A559]/1000/(60*60*24)" office:value-type="time" office:time-value="PT02H28M31.052S" calcext:value-type="time">
            <text:p>02:28:31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6.78" calcext:value-type="float">
            <text:p>286.78</text:p>
          </table:table-cell>
          <table:table-cell office:value-type="float" office:value="605.6" calcext:value-type="float">
            <text:p>605.6</text:p>
          </table:table-cell>
          <table:table-cell office:value-type="float" office:value="745.36" calcext:value-type="float">
            <text:p>745.36</text:p>
          </table:table-cell>
        </table:table-row>
        <table:table-row table:style-name="ro1">
          <table:table-cell office:value-type="float" office:value="8927051" calcext:value-type="float">
            <text:p>8927051</text:p>
          </table:table-cell>
          <table:table-cell table:formula="of:=[.A560]/1000/(60*60*24)" office:value-type="time" office:time-value="PT02H28M47.051S" calcext:value-type="time">
            <text:p>02:28:47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5" calcext:value-type="float">
            <text:p>286.65</text:p>
          </table:table-cell>
          <table:table-cell office:value-type="float" office:value="606.66" calcext:value-type="float">
            <text:p>606.66</text:p>
          </table:table-cell>
          <table:table-cell office:value-type="float" office:value="746.63" calcext:value-type="float">
            <text:p>746.63</text:p>
          </table:table-cell>
        </table:table-row>
        <table:table-row table:style-name="ro1">
          <table:table-cell office:value-type="float" office:value="8943052" calcext:value-type="float">
            <text:p>8943052</text:p>
          </table:table-cell>
          <table:table-cell table:formula="of:=[.A561]/1000/(60*60*24)" office:value-type="time" office:time-value="PT02H29M03.052S" calcext:value-type="time">
            <text:p>02:29:03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607.72" calcext:value-type="float">
            <text:p>607.72</text:p>
          </table:table-cell>
          <table:table-cell office:value-type="float" office:value="747.91" calcext:value-type="float">
            <text:p>747.91</text:p>
          </table:table-cell>
        </table:table-row>
        <table:table-row table:style-name="ro1">
          <table:table-cell office:value-type="float" office:value="8959052" calcext:value-type="float">
            <text:p>8959052</text:p>
          </table:table-cell>
          <table:table-cell table:formula="of:=[.A562]/1000/(60*60*24)" office:value-type="time" office:time-value="PT02H29M19.052S" calcext:value-type="time">
            <text:p>02:29:19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6.77" calcext:value-type="float">
            <text:p>286.77</text:p>
          </table:table-cell>
          <table:table-cell office:value-type="float" office:value="608.78" calcext:value-type="float">
            <text:p>608.78</text:p>
          </table:table-cell>
          <table:table-cell office:value-type="float" office:value="749.18" calcext:value-type="float">
            <text:p>749.18</text:p>
          </table:table-cell>
        </table:table-row>
        <table:table-row table:style-name="ro1">
          <table:table-cell office:value-type="float" office:value="8975052" calcext:value-type="float">
            <text:p>8975052</text:p>
          </table:table-cell>
          <table:table-cell table:formula="of:=[.A563]/1000/(60*60*24)" office:value-type="time" office:time-value="PT02H29M35.052S" calcext:value-type="time">
            <text:p>02:29:35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6.78" calcext:value-type="float">
            <text:p>286.78</text:p>
          </table:table-cell>
          <table:table-cell office:value-type="float" office:value="609.85" calcext:value-type="float">
            <text:p>609.85</text:p>
          </table:table-cell>
          <table:table-cell office:value-type="float" office:value="750.45" calcext:value-type="float">
            <text:p>750.45</text:p>
          </table:table-cell>
        </table:table-row>
        <table:table-row table:style-name="ro1">
          <table:table-cell office:value-type="float" office:value="8991052" calcext:value-type="float">
            <text:p>8991052</text:p>
          </table:table-cell>
          <table:table-cell table:formula="of:=[.A564]/1000/(60*60*24)" office:value-type="time" office:time-value="PT02H29M51.052S" calcext:value-type="time">
            <text:p>02:29:51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6.78" calcext:value-type="float">
            <text:p>286.78</text:p>
          </table:table-cell>
          <table:table-cell office:value-type="float" office:value="610.91" calcext:value-type="float">
            <text:p>610.91</text:p>
          </table:table-cell>
          <table:table-cell office:value-type="float" office:value="751.73" calcext:value-type="float">
            <text:p>751.73</text:p>
          </table:table-cell>
        </table:table-row>
        <table:table-row table:style-name="ro1">
          <table:table-cell office:value-type="float" office:value="9007052" calcext:value-type="float">
            <text:p>9007052</text:p>
          </table:table-cell>
          <table:table-cell table:formula="of:=[.A565]/1000/(60*60*24)" office:value-type="time" office:time-value="PT02H30M07.052S" calcext:value-type="time">
            <text:p>02:30:07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6" calcext:value-type="float">
            <text:p>286.66</text:p>
          </table:table-cell>
          <table:table-cell office:value-type="float" office:value="611.97" calcext:value-type="float">
            <text:p>611.97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9023052" calcext:value-type="float">
            <text:p>9023052</text:p>
          </table:table-cell>
          <table:table-cell table:formula="of:=[.A566]/1000/(60*60*24)" office:value-type="time" office:time-value="PT02H30M23.052S" calcext:value-type="time">
            <text:p>02:30:23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6" calcext:value-type="float">
            <text:p>286.66</text:p>
          </table:table-cell>
          <table:table-cell office:value-type="float" office:value="613.03" calcext:value-type="float">
            <text:p>613.03</text:p>
          </table:table-cell>
          <table:table-cell office:value-type="float" office:value="754.28" calcext:value-type="float">
            <text:p>754.28</text:p>
          </table:table-cell>
        </table:table-row>
        <table:table-row table:style-name="ro1">
          <table:table-cell office:value-type="float" office:value="9039052" calcext:value-type="float">
            <text:p>9039052</text:p>
          </table:table-cell>
          <table:table-cell table:formula="of:=[.A567]/1000/(60*60*24)" office:value-type="time" office:time-value="PT02H30M39.052S" calcext:value-type="time">
            <text:p>02:30:39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5" calcext:value-type="float">
            <text:p>286.65</text:p>
          </table:table-cell>
          <table:table-cell office:value-type="float" office:value="614.1" calcext:value-type="float">
            <text:p>614.1</text:p>
          </table:table-cell>
          <table:table-cell office:value-type="float" office:value="755.55" calcext:value-type="float">
            <text:p>755.55</text:p>
          </table:table-cell>
        </table:table-row>
        <table:table-row table:style-name="ro1">
          <table:table-cell office:value-type="float" office:value="9055052" calcext:value-type="float">
            <text:p>9055052</text:p>
          </table:table-cell>
          <table:table-cell table:formula="of:=[.A568]/1000/(60*60*24)" office:value-type="time" office:time-value="PT02H30M55.052S" calcext:value-type="time">
            <text:p>02:30:55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5" calcext:value-type="float">
            <text:p>286.65</text:p>
          </table:table-cell>
          <table:table-cell office:value-type="float" office:value="615.16" calcext:value-type="float">
            <text:p>615.16</text:p>
          </table:table-cell>
          <table:table-cell office:value-type="float" office:value="756.83" calcext:value-type="float">
            <text:p>756.83</text:p>
          </table:table-cell>
        </table:table-row>
        <table:table-row table:style-name="ro1">
          <table:table-cell office:value-type="float" office:value="9071052" calcext:value-type="float">
            <text:p>9071052</text:p>
          </table:table-cell>
          <table:table-cell table:formula="of:=[.A569]/1000/(60*60*24)" office:value-type="time" office:time-value="PT02H31M11.052S" calcext:value-type="time">
            <text:p>02:31:11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5" calcext:value-type="float">
            <text:p>286.65</text:p>
          </table:table-cell>
          <table:table-cell office:value-type="float" office:value="616.22" calcext:value-type="float">
            <text:p>616.22</text:p>
          </table:table-cell>
          <table:table-cell office:value-type="float" office:value="758.1" calcext:value-type="float">
            <text:p>758.1</text:p>
          </table:table-cell>
        </table:table-row>
        <table:table-row table:style-name="ro1">
          <table:table-cell office:value-type="float" office:value="9087052" calcext:value-type="float">
            <text:p>9087052</text:p>
          </table:table-cell>
          <table:table-cell table:formula="of:=[.A570]/1000/(60*60*24)" office:value-type="time" office:time-value="PT02H31M27.052S" calcext:value-type="time">
            <text:p>02:31:27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5" calcext:value-type="float">
            <text:p>286.65</text:p>
          </table:table-cell>
          <table:table-cell office:value-type="float" office:value="617.28" calcext:value-type="float">
            <text:p>617.28</text:p>
          </table:table-cell>
          <table:table-cell office:value-type="float" office:value="759.38" calcext:value-type="float">
            <text:p>759.38</text:p>
          </table:table-cell>
        </table:table-row>
        <table:table-row table:style-name="ro1">
          <table:table-cell office:value-type="float" office:value="9103052" calcext:value-type="float">
            <text:p>9103052</text:p>
          </table:table-cell>
          <table:table-cell table:formula="of:=[.A571]/1000/(60*60*24)" office:value-type="time" office:time-value="PT02H31M43.052S" calcext:value-type="time">
            <text:p>02:31:43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618.34" calcext:value-type="float">
            <text:p>618.34</text:p>
          </table:table-cell>
          <table:table-cell office:value-type="float" office:value="760.65" calcext:value-type="float">
            <text:p>760.65</text:p>
          </table:table-cell>
        </table:table-row>
        <table:table-row table:style-name="ro1">
          <table:table-cell office:value-type="float" office:value="9119052" calcext:value-type="float">
            <text:p>9119052</text:p>
          </table:table-cell>
          <table:table-cell table:formula="of:=[.A572]/1000/(60*60*24)" office:value-type="time" office:time-value="PT02H31M59.052S" calcext:value-type="time">
            <text:p>02:31:59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5" calcext:value-type="float">
            <text:p>286.65</text:p>
          </table:table-cell>
          <table:table-cell office:value-type="float" office:value="619.4" calcext:value-type="float">
            <text:p>619.4</text:p>
          </table:table-cell>
          <table:table-cell office:value-type="float" office:value="761.93" calcext:value-type="float">
            <text:p>761.93</text:p>
          </table:table-cell>
        </table:table-row>
        <table:table-row table:style-name="ro1">
          <table:table-cell office:value-type="float" office:value="9135052" calcext:value-type="float">
            <text:p>9135052</text:p>
          </table:table-cell>
          <table:table-cell table:formula="of:=[.A573]/1000/(60*60*24)" office:value-type="time" office:time-value="PT02H32M15.052S" calcext:value-type="time">
            <text:p>02:32:15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620.47" calcext:value-type="float">
            <text:p>620.47</text:p>
          </table:table-cell>
          <table:table-cell office:value-type="float" office:value="763.2" calcext:value-type="float">
            <text:p>763.2</text:p>
          </table:table-cell>
        </table:table-row>
        <table:table-row table:style-name="ro1">
          <table:table-cell office:value-type="float" office:value="9151052" calcext:value-type="float">
            <text:p>9151052</text:p>
          </table:table-cell>
          <table:table-cell table:formula="of:=[.A574]/1000/(60*60*24)" office:value-type="time" office:time-value="PT02H32M31.052S" calcext:value-type="time">
            <text:p>02:32:31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5" calcext:value-type="float">
            <text:p>286.65</text:p>
          </table:table-cell>
          <table:table-cell office:value-type="float" office:value="621.53" calcext:value-type="float">
            <text:p>621.53</text:p>
          </table:table-cell>
          <table:table-cell office:value-type="float" office:value="764.48" calcext:value-type="float">
            <text:p>764.48</text:p>
          </table:table-cell>
        </table:table-row>
        <table:table-row table:style-name="ro1">
          <table:table-cell office:value-type="float" office:value="9167052" calcext:value-type="float">
            <text:p>9167052</text:p>
          </table:table-cell>
          <table:table-cell table:formula="of:=[.A575]/1000/(60*60*24)" office:value-type="time" office:time-value="PT02H32M47.052S" calcext:value-type="time">
            <text:p>02:32:47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5" calcext:value-type="float">
            <text:p>286.65</text:p>
          </table:table-cell>
          <table:table-cell office:value-type="float" office:value="622.59" calcext:value-type="float">
            <text:p>622.59</text:p>
          </table:table-cell>
          <table:table-cell office:value-type="float" office:value="765.75" calcext:value-type="float">
            <text:p>765.75</text:p>
          </table:table-cell>
        </table:table-row>
        <table:table-row table:style-name="ro1">
          <table:table-cell office:value-type="float" office:value="9183052" calcext:value-type="float">
            <text:p>9183052</text:p>
          </table:table-cell>
          <table:table-cell table:formula="of:=[.A576]/1000/(60*60*24)" office:value-type="time" office:time-value="PT02H33M03.052S" calcext:value-type="time">
            <text:p>02:33:03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5" calcext:value-type="float">
            <text:p>286.65</text:p>
          </table:table-cell>
          <table:table-cell office:value-type="float" office:value="623.65" calcext:value-type="float">
            <text:p>623.65</text:p>
          </table:table-cell>
          <table:table-cell office:value-type="float" office:value="767.02" calcext:value-type="float">
            <text:p>767.02</text:p>
          </table:table-cell>
        </table:table-row>
        <table:table-row table:style-name="ro1">
          <table:table-cell office:value-type="float" office:value="9199052" calcext:value-type="float">
            <text:p>9199052</text:p>
          </table:table-cell>
          <table:table-cell table:formula="of:=[.A577]/1000/(60*60*24)" office:value-type="time" office:time-value="PT02H33M19.052S" calcext:value-type="time">
            <text:p>02:33:19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5" calcext:value-type="float">
            <text:p>286.65</text:p>
          </table:table-cell>
          <table:table-cell office:value-type="float" office:value="624.71" calcext:value-type="float">
            <text:p>624.71</text:p>
          </table:table-cell>
          <table:table-cell office:value-type="float" office:value="768.3" calcext:value-type="float">
            <text:p>768.3</text:p>
          </table:table-cell>
        </table:table-row>
        <table:table-row table:style-name="ro1">
          <table:table-cell office:value-type="float" office:value="9215052" calcext:value-type="float">
            <text:p>9215052</text:p>
          </table:table-cell>
          <table:table-cell table:formula="of:=[.A578]/1000/(60*60*24)" office:value-type="time" office:time-value="PT02H33M35.052S" calcext:value-type="time">
            <text:p>02:33:35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6.53" calcext:value-type="float">
            <text:p>286.53</text:p>
          </table:table-cell>
          <table:table-cell office:value-type="float" office:value="625.77" calcext:value-type="float">
            <text:p>625.77</text:p>
          </table:table-cell>
          <table:table-cell office:value-type="float" office:value="769.57" calcext:value-type="float">
            <text:p>769.57</text:p>
          </table:table-cell>
        </table:table-row>
        <table:table-row table:style-name="ro1">
          <table:table-cell office:value-type="float" office:value="9231052" calcext:value-type="float">
            <text:p>9231052</text:p>
          </table:table-cell>
          <table:table-cell table:formula="of:=[.A579]/1000/(60*60*24)" office:value-type="time" office:time-value="PT02H33M51.052S" calcext:value-type="time">
            <text:p>02:33:51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5" calcext:value-type="float">
            <text:p>286.65</text:p>
          </table:table-cell>
          <table:table-cell office:value-type="float" office:value="626.84" calcext:value-type="float">
            <text:p>626.84</text:p>
          </table:table-cell>
          <table:table-cell office:value-type="float" office:value="770.85" calcext:value-type="float">
            <text:p>770.85</text:p>
          </table:table-cell>
        </table:table-row>
        <table:table-row table:style-name="ro1">
          <table:table-cell office:value-type="float" office:value="9247052" calcext:value-type="float">
            <text:p>9247052</text:p>
          </table:table-cell>
          <table:table-cell table:formula="of:=[.A580]/1000/(60*60*24)" office:value-type="time" office:time-value="PT02H34M07.052S" calcext:value-type="time">
            <text:p>02:34:07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5" calcext:value-type="float">
            <text:p>286.65</text:p>
          </table:table-cell>
          <table:table-cell office:value-type="float" office:value="627.9" calcext:value-type="float">
            <text:p>627.9</text:p>
          </table:table-cell>
          <table:table-cell office:value-type="float" office:value="772.12" calcext:value-type="float">
            <text:p>772.12</text:p>
          </table:table-cell>
        </table:table-row>
        <table:table-row table:style-name="ro1">
          <table:table-cell office:value-type="float" office:value="9263052" calcext:value-type="float">
            <text:p>9263052</text:p>
          </table:table-cell>
          <table:table-cell table:formula="of:=[.A581]/1000/(60*60*24)" office:value-type="time" office:time-value="PT02H34M23.052S" calcext:value-type="time">
            <text:p>02:34:23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6.53" calcext:value-type="float">
            <text:p>286.53</text:p>
          </table:table-cell>
          <table:table-cell office:value-type="float" office:value="628.96" calcext:value-type="float">
            <text:p>628.96</text:p>
          </table:table-cell>
          <table:table-cell office:value-type="float" office:value="773.4" calcext:value-type="float">
            <text:p>773.4</text:p>
          </table:table-cell>
        </table:table-row>
        <table:table-row table:style-name="ro1">
          <table:table-cell office:value-type="float" office:value="9279052" calcext:value-type="float">
            <text:p>9279052</text:p>
          </table:table-cell>
          <table:table-cell table:formula="of:=[.A582]/1000/(60*60*24)" office:value-type="time" office:time-value="PT02H34M39.052S" calcext:value-type="time">
            <text:p>02:34:39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5" calcext:value-type="float">
            <text:p>286.65</text:p>
          </table:table-cell>
          <table:table-cell office:value-type="float" office:value="630.02" calcext:value-type="float">
            <text:p>630.02</text:p>
          </table:table-cell>
          <table:table-cell office:value-type="float" office:value="774.67" calcext:value-type="float">
            <text:p>774.67</text:p>
          </table:table-cell>
        </table:table-row>
        <table:table-row table:style-name="ro1">
          <table:table-cell office:value-type="float" office:value="9295052" calcext:value-type="float">
            <text:p>9295052</text:p>
          </table:table-cell>
          <table:table-cell table:formula="of:=[.A583]/1000/(60*60*24)" office:value-type="time" office:time-value="PT02H34M55.052S" calcext:value-type="time">
            <text:p>02:34:55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5" calcext:value-type="float">
            <text:p>286.65</text:p>
          </table:table-cell>
          <table:table-cell office:value-type="float" office:value="631.08" calcext:value-type="float">
            <text:p>631.08</text:p>
          </table:table-cell>
          <table:table-cell office:value-type="float" office:value="775.94" calcext:value-type="float">
            <text:p>775.94</text:p>
          </table:table-cell>
        </table:table-row>
        <table:table-row table:style-name="ro1">
          <table:table-cell office:value-type="float" office:value="9311052" calcext:value-type="float">
            <text:p>9311052</text:p>
          </table:table-cell>
          <table:table-cell table:formula="of:=[.A584]/1000/(60*60*24)" office:value-type="time" office:time-value="PT02H35M11.052S" calcext:value-type="time">
            <text:p>02:35:11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6.53" calcext:value-type="float">
            <text:p>286.53</text:p>
          </table:table-cell>
          <table:table-cell office:value-type="float" office:value="632.14" calcext:value-type="float">
            <text:p>632.14</text:p>
          </table:table-cell>
          <table:table-cell office:value-type="float" office:value="777.22" calcext:value-type="float">
            <text:p>777.22</text:p>
          </table:table-cell>
        </table:table-row>
        <table:table-row table:style-name="ro1">
          <table:table-cell office:value-type="float" office:value="9327052" calcext:value-type="float">
            <text:p>9327052</text:p>
          </table:table-cell>
          <table:table-cell table:formula="of:=[.A585]/1000/(60*60*24)" office:value-type="time" office:time-value="PT02H35M27.052S" calcext:value-type="time">
            <text:p>02:35:27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5" calcext:value-type="float">
            <text:p>286.65</text:p>
          </table:table-cell>
          <table:table-cell office:value-type="float" office:value="633.2" calcext:value-type="float">
            <text:p>633.2</text:p>
          </table:table-cell>
          <table:table-cell office:value-type="float" office:value="778.49" calcext:value-type="float">
            <text:p>778.49</text:p>
          </table:table-cell>
        </table:table-row>
        <table:table-row table:style-name="ro1">
          <table:table-cell office:value-type="float" office:value="9343052" calcext:value-type="float">
            <text:p>9343052</text:p>
          </table:table-cell>
          <table:table-cell table:formula="of:=[.A586]/1000/(60*60*24)" office:value-type="time" office:time-value="PT02H35M43.052S" calcext:value-type="time">
            <text:p>02:35:43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6.53" calcext:value-type="float">
            <text:p>286.53</text:p>
          </table:table-cell>
          <table:table-cell office:value-type="float" office:value="634.27" calcext:value-type="float">
            <text:p>634.27</text:p>
          </table:table-cell>
          <table:table-cell office:value-type="float" office:value="779.77" calcext:value-type="float">
            <text:p>779.77</text:p>
          </table:table-cell>
        </table:table-row>
        <table:table-row table:style-name="ro1">
          <table:table-cell office:value-type="float" office:value="9359052" calcext:value-type="float">
            <text:p>9359052</text:p>
          </table:table-cell>
          <table:table-cell table:formula="of:=[.A587]/1000/(60*60*24)" office:value-type="time" office:time-value="PT02H35M59.052S" calcext:value-type="time">
            <text:p>02:35:59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6.53" calcext:value-type="float">
            <text:p>286.53</text:p>
          </table:table-cell>
          <table:table-cell office:value-type="float" office:value="635.33" calcext:value-type="float">
            <text:p>635.33</text:p>
          </table:table-cell>
          <table:table-cell office:value-type="float" office:value="781.04" calcext:value-type="float">
            <text:p>781.04</text:p>
          </table:table-cell>
        </table:table-row>
        <table:table-row table:style-name="ro1">
          <table:table-cell office:value-type="float" office:value="9375051" calcext:value-type="float">
            <text:p>9375051</text:p>
          </table:table-cell>
          <table:table-cell table:formula="of:=[.A588]/1000/(60*60*24)" office:value-type="time" office:time-value="PT02H36M15.051S" calcext:value-type="time">
            <text:p>02:36:15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6.53" calcext:value-type="float">
            <text:p>286.53</text:p>
          </table:table-cell>
          <table:table-cell office:value-type="float" office:value="636.39" calcext:value-type="float">
            <text:p>636.39</text:p>
          </table:table-cell>
          <table:table-cell office:value-type="float" office:value="782.31" calcext:value-type="float">
            <text:p>782.31</text:p>
          </table:table-cell>
        </table:table-row>
        <table:table-row table:style-name="ro1">
          <table:table-cell office:value-type="float" office:value="9391052" calcext:value-type="float">
            <text:p>9391052</text:p>
          </table:table-cell>
          <table:table-cell table:formula="of:=[.A589]/1000/(60*60*24)" office:value-type="time" office:time-value="PT02H36M31.052S" calcext:value-type="time">
            <text:p>02:36:31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6.53" calcext:value-type="float">
            <text:p>286.53</text:p>
          </table:table-cell>
          <table:table-cell office:value-type="float" office:value="637.45" calcext:value-type="float">
            <text:p>637.45</text:p>
          </table:table-cell>
          <table:table-cell office:value-type="float" office:value="783.59" calcext:value-type="float">
            <text:p>783.59</text:p>
          </table:table-cell>
        </table:table-row>
        <table:table-row table:style-name="ro1">
          <table:table-cell office:value-type="float" office:value="9407052" calcext:value-type="float">
            <text:p>9407052</text:p>
          </table:table-cell>
          <table:table-cell table:formula="of:=[.A590]/1000/(60*60*24)" office:value-type="time" office:time-value="PT02H36M47.052S" calcext:value-type="time">
            <text:p>02:36:47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6.53" calcext:value-type="float">
            <text:p>286.53</text:p>
          </table:table-cell>
          <table:table-cell office:value-type="float" office:value="638.51" calcext:value-type="float">
            <text:p>638.51</text:p>
          </table:table-cell>
          <table:table-cell office:value-type="float" office:value="784.86" calcext:value-type="float">
            <text:p>784.86</text:p>
          </table:table-cell>
        </table:table-row>
        <table:table-row table:style-name="ro1">
          <table:table-cell office:value-type="float" office:value="9423052" calcext:value-type="float">
            <text:p>9423052</text:p>
          </table:table-cell>
          <table:table-cell table:formula="of:=[.A591]/1000/(60*60*24)" office:value-type="time" office:time-value="PT02H37M03.052S" calcext:value-type="time">
            <text:p>02:37:03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5" calcext:value-type="float">
            <text:p>286.65</text:p>
          </table:table-cell>
          <table:table-cell office:value-type="float" office:value="639.57" calcext:value-type="float">
            <text:p>639.57</text:p>
          </table:table-cell>
          <table:table-cell office:value-type="float" office:value="786.13" calcext:value-type="float">
            <text:p>786.13</text:p>
          </table:table-cell>
        </table:table-row>
        <table:table-row table:style-name="ro1">
          <table:table-cell office:value-type="float" office:value="9439052" calcext:value-type="float">
            <text:p>9439052</text:p>
          </table:table-cell>
          <table:table-cell table:formula="of:=[.A592]/1000/(60*60*24)" office:value-type="time" office:time-value="PT02H37M19.052S" calcext:value-type="time">
            <text:p>02:37:19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6.53" calcext:value-type="float">
            <text:p>286.53</text:p>
          </table:table-cell>
          <table:table-cell office:value-type="float" office:value="640.64" calcext:value-type="float">
            <text:p>640.64</text:p>
          </table:table-cell>
          <table:table-cell office:value-type="float" office:value="787.41" calcext:value-type="float">
            <text:p>787.41</text:p>
          </table:table-cell>
        </table:table-row>
        <table:table-row table:style-name="ro1">
          <table:table-cell office:value-type="float" office:value="9455052" calcext:value-type="float">
            <text:p>9455052</text:p>
          </table:table-cell>
          <table:table-cell table:formula="of:=[.A593]/1000/(60*60*24)" office:value-type="time" office:time-value="PT02H37M35.052S" calcext:value-type="time">
            <text:p>02:37:35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6.53" calcext:value-type="float">
            <text:p>286.53</text:p>
          </table:table-cell>
          <table:table-cell office:value-type="float" office:value="641.7" calcext:value-type="float">
            <text:p>641.7</text:p>
          </table:table-cell>
          <table:table-cell office:value-type="float" office:value="788.68" calcext:value-type="float">
            <text:p>788.68</text:p>
          </table:table-cell>
        </table:table-row>
        <table:table-row table:style-name="ro1">
          <table:table-cell office:value-type="float" office:value="9471052" calcext:value-type="float">
            <text:p>9471052</text:p>
          </table:table-cell>
          <table:table-cell table:formula="of:=[.A594]/1000/(60*60*24)" office:value-type="time" office:time-value="PT02H37M51.052S" calcext:value-type="time">
            <text:p>02:37:51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6.53" calcext:value-type="float">
            <text:p>286.53</text:p>
          </table:table-cell>
          <table:table-cell office:value-type="float" office:value="642.76" calcext:value-type="float">
            <text:p>642.76</text:p>
          </table:table-cell>
          <table:table-cell office:value-type="float" office:value="789.95" calcext:value-type="float">
            <text:p>789.95</text:p>
          </table:table-cell>
        </table:table-row>
        <table:table-row table:style-name="ro1">
          <table:table-cell office:value-type="float" office:value="9487052" calcext:value-type="float">
            <text:p>9487052</text:p>
          </table:table-cell>
          <table:table-cell table:formula="of:=[.A595]/1000/(60*60*24)" office:value-type="time" office:time-value="PT02H38M07.052S" calcext:value-type="time">
            <text:p>02:38:07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6.53" calcext:value-type="float">
            <text:p>286.53</text:p>
          </table:table-cell>
          <table:table-cell office:value-type="float" office:value="643.82" calcext:value-type="float">
            <text:p>643.82</text:p>
          </table:table-cell>
          <table:table-cell office:value-type="float" office:value="791.23" calcext:value-type="float">
            <text:p>791.23</text:p>
          </table:table-cell>
        </table:table-row>
        <table:table-row table:style-name="ro1">
          <table:table-cell office:value-type="float" office:value="9503052" calcext:value-type="float">
            <text:p>9503052</text:p>
          </table:table-cell>
          <table:table-cell table:formula="of:=[.A596]/1000/(60*60*24)" office:value-type="time" office:time-value="PT02H38M23.052S" calcext:value-type="time">
            <text:p>02:38:23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644.88" calcext:value-type="float">
            <text:p>644.88</text:p>
          </table:table-cell>
          <table:table-cell office:value-type="float" office:value="792.5" calcext:value-type="float">
            <text:p>792.5</text:p>
          </table:table-cell>
        </table:table-row>
        <table:table-row table:style-name="ro1">
          <table:table-cell office:value-type="float" office:value="9519052" calcext:value-type="float">
            <text:p>9519052</text:p>
          </table:table-cell>
          <table:table-cell table:formula="of:=[.A597]/1000/(60*60*24)" office:value-type="time" office:time-value="PT02H38M39.052S" calcext:value-type="time">
            <text:p>02:38:39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645.94" calcext:value-type="float">
            <text:p>645.94</text:p>
          </table:table-cell>
          <table:table-cell office:value-type="float" office:value="793.77" calcext:value-type="float">
            <text:p>793.77</text:p>
          </table:table-cell>
        </table:table-row>
        <table:table-row table:style-name="ro1">
          <table:table-cell office:value-type="float" office:value="9535052" calcext:value-type="float">
            <text:p>9535052</text:p>
          </table:table-cell>
          <table:table-cell table:formula="of:=[.A598]/1000/(60*60*24)" office:value-type="time" office:time-value="PT02H38M55.052S" calcext:value-type="time">
            <text:p>02:38:55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6.53" calcext:value-type="float">
            <text:p>286.53</text:p>
          </table:table-cell>
          <table:table-cell office:value-type="float" office:value="647" calcext:value-type="float">
            <text:p>647</text:p>
          </table:table-cell>
          <table:table-cell office:value-type="float" office:value="795.05" calcext:value-type="float">
            <text:p>795.05</text:p>
          </table:table-cell>
        </table:table-row>
        <table:table-row table:style-name="ro1">
          <table:table-cell office:value-type="float" office:value="9551052" calcext:value-type="float">
            <text:p>9551052</text:p>
          </table:table-cell>
          <table:table-cell table:formula="of:=[.A599]/1000/(60*60*24)" office:value-type="time" office:time-value="PT02H39M11.052S" calcext:value-type="time">
            <text:p>02:39:11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6.53" calcext:value-type="float">
            <text:p>286.53</text:p>
          </table:table-cell>
          <table:table-cell office:value-type="float" office:value="648.07" calcext:value-type="float">
            <text:p>648.07</text:p>
          </table:table-cell>
          <table:table-cell office:value-type="float" office:value="796.32" calcext:value-type="float">
            <text:p>796.32</text:p>
          </table:table-cell>
        </table:table-row>
        <table:table-row table:style-name="ro1">
          <table:table-cell office:value-type="float" office:value="9567052" calcext:value-type="float">
            <text:p>9567052</text:p>
          </table:table-cell>
          <table:table-cell table:formula="of:=[.A600]/1000/(60*60*24)" office:value-type="time" office:time-value="PT02H39M27.052S" calcext:value-type="time">
            <text:p>02:39:27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6.53" calcext:value-type="float">
            <text:p>286.53</text:p>
          </table:table-cell>
          <table:table-cell office:value-type="float" office:value="649.13" calcext:value-type="float">
            <text:p>649.13</text:p>
          </table:table-cell>
          <table:table-cell office:value-type="float" office:value="797.59" calcext:value-type="float">
            <text:p>797.59</text:p>
          </table:table-cell>
        </table:table-row>
        <table:table-row table:style-name="ro1">
          <table:table-cell office:value-type="float" office:value="9583052" calcext:value-type="float">
            <text:p>9583052</text:p>
          </table:table-cell>
          <table:table-cell table:formula="of:=[.A601]/1000/(60*60*24)" office:value-type="time" office:time-value="PT02H39M43.052S" calcext:value-type="time">
            <text:p>02:39:43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6.53" calcext:value-type="float">
            <text:p>286.53</text:p>
          </table:table-cell>
          <table:table-cell office:value-type="float" office:value="650.19" calcext:value-type="float">
            <text:p>650.19</text:p>
          </table:table-cell>
          <table:table-cell office:value-type="float" office:value="798.87" calcext:value-type="float">
            <text:p>798.87</text:p>
          </table:table-cell>
        </table:table-row>
        <table:table-row table:style-name="ro1">
          <table:table-cell office:value-type="float" office:value="9599052" calcext:value-type="float">
            <text:p>9599052</text:p>
          </table:table-cell>
          <table:table-cell table:formula="of:=[.A602]/1000/(60*60*24)" office:value-type="time" office:time-value="PT02H39M59.052S" calcext:value-type="time">
            <text:p>02:39:59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6.53" calcext:value-type="float">
            <text:p>286.53</text:p>
          </table:table-cell>
          <table:table-cell office:value-type="float" office:value="651.25" calcext:value-type="float">
            <text:p>651.25</text:p>
          </table:table-cell>
          <table:table-cell office:value-type="float" office:value="800.14" calcext:value-type="float">
            <text:p>800.14</text:p>
          </table:table-cell>
        </table:table-row>
        <table:table-row table:style-name="ro1">
          <table:table-cell office:value-type="float" office:value="9615052" calcext:value-type="float">
            <text:p>9615052</text:p>
          </table:table-cell>
          <table:table-cell table:formula="of:=[.A603]/1000/(60*60*24)" office:value-type="time" office:time-value="PT02H40M15.052S" calcext:value-type="time">
            <text:p>02:40:15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652.31" calcext:value-type="float">
            <text:p>652.31</text:p>
          </table:table-cell>
          <table:table-cell office:value-type="float" office:value="801.41" calcext:value-type="float">
            <text:p>801.41</text:p>
          </table:table-cell>
        </table:table-row>
        <table:table-row table:style-name="ro1">
          <table:table-cell office:value-type="float" office:value="9631052" calcext:value-type="float">
            <text:p>9631052</text:p>
          </table:table-cell>
          <table:table-cell table:formula="of:=[.A604]/1000/(60*60*24)" office:value-type="time" office:time-value="PT02H40M31.052S" calcext:value-type="time">
            <text:p>02:40:31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653.37" calcext:value-type="float">
            <text:p>653.37</text:p>
          </table:table-cell>
          <table:table-cell office:value-type="float" office:value="802.69" calcext:value-type="float">
            <text:p>802.69</text:p>
          </table:table-cell>
        </table:table-row>
        <table:table-row table:style-name="ro1">
          <table:table-cell office:value-type="float" office:value="9647052" calcext:value-type="float">
            <text:p>9647052</text:p>
          </table:table-cell>
          <table:table-cell table:formula="of:=[.A605]/1000/(60*60*24)" office:value-type="time" office:time-value="PT02H40M47.052S" calcext:value-type="time">
            <text:p>02:40:47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6.53" calcext:value-type="float">
            <text:p>286.53</text:p>
          </table:table-cell>
          <table:table-cell office:value-type="float" office:value="654.43" calcext:value-type="float">
            <text:p>654.43</text:p>
          </table:table-cell>
          <table:table-cell office:value-type="float" office:value="803.96" calcext:value-type="float">
            <text:p>803.96</text:p>
          </table:table-cell>
        </table:table-row>
        <table:table-row table:style-name="ro1">
          <table:table-cell office:value-type="float" office:value="9663052" calcext:value-type="float">
            <text:p>9663052</text:p>
          </table:table-cell>
          <table:table-cell table:formula="of:=[.A606]/1000/(60*60*24)" office:value-type="time" office:time-value="PT02H41M03.052S" calcext:value-type="time">
            <text:p>02:41:03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655.49" calcext:value-type="float">
            <text:p>655.49</text:p>
          </table:table-cell>
          <table:table-cell office:value-type="float" office:value="805.23" calcext:value-type="float">
            <text:p>805.23</text:p>
          </table:table-cell>
        </table:table-row>
        <table:table-row table:style-name="ro1">
          <table:table-cell office:value-type="float" office:value="9679052" calcext:value-type="float">
            <text:p>9679052</text:p>
          </table:table-cell>
          <table:table-cell table:formula="of:=[.A607]/1000/(60*60*24)" office:value-type="time" office:time-value="PT02H41M19.052S" calcext:value-type="time">
            <text:p>02:41:19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6.53" calcext:value-type="float">
            <text:p>286.53</text:p>
          </table:table-cell>
          <table:table-cell office:value-type="float" office:value="656.55" calcext:value-type="float">
            <text:p>656.55</text:p>
          </table:table-cell>
          <table:table-cell office:value-type="float" office:value="806.51" calcext:value-type="float">
            <text:p>806.51</text:p>
          </table:table-cell>
        </table:table-row>
        <table:table-row table:style-name="ro1">
          <table:table-cell office:value-type="float" office:value="9695052" calcext:value-type="float">
            <text:p>9695052</text:p>
          </table:table-cell>
          <table:table-cell table:formula="of:=[.A608]/1000/(60*60*24)" office:value-type="time" office:time-value="PT02H41M35.052S" calcext:value-type="time">
            <text:p>02:41:35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657.61" calcext:value-type="float">
            <text:p>657.61</text:p>
          </table:table-cell>
          <table:table-cell office:value-type="float" office:value="807.78" calcext:value-type="float">
            <text:p>807.78</text:p>
          </table:table-cell>
        </table:table-row>
        <table:table-row table:style-name="ro1">
          <table:table-cell office:value-type="float" office:value="9711052" calcext:value-type="float">
            <text:p>9711052</text:p>
          </table:table-cell>
          <table:table-cell table:formula="of:=[.A609]/1000/(60*60*24)" office:value-type="time" office:time-value="PT02H41M51.052S" calcext:value-type="time">
            <text:p>02:41:51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658.67" calcext:value-type="float">
            <text:p>658.67</text:p>
          </table:table-cell>
          <table:table-cell office:value-type="float" office:value="809.05" calcext:value-type="float">
            <text:p>809.05</text:p>
          </table:table-cell>
        </table:table-row>
        <table:table-row table:style-name="ro1">
          <table:table-cell office:value-type="float" office:value="9727052" calcext:value-type="float">
            <text:p>9727052</text:p>
          </table:table-cell>
          <table:table-cell table:formula="of:=[.A610]/1000/(60*60*24)" office:value-type="time" office:time-value="PT02H42M07.052S" calcext:value-type="time">
            <text:p>02:42:07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659.74" calcext:value-type="float">
            <text:p>659.74</text:p>
          </table:table-cell>
          <table:table-cell office:value-type="float" office:value="810.32" calcext:value-type="float">
            <text:p>810.32</text:p>
          </table:table-cell>
        </table:table-row>
        <table:table-row table:style-name="ro1">
          <table:table-cell office:value-type="float" office:value="9743052" calcext:value-type="float">
            <text:p>9743052</text:p>
          </table:table-cell>
          <table:table-cell table:formula="of:=[.A611]/1000/(60*60*24)" office:value-type="time" office:time-value="PT02H42M23.052S" calcext:value-type="time">
            <text:p>02:42:23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6.53" calcext:value-type="float">
            <text:p>286.53</text:p>
          </table:table-cell>
          <table:table-cell office:value-type="float" office:value="660.8" calcext:value-type="float">
            <text:p>660.8</text:p>
          </table:table-cell>
          <table:table-cell office:value-type="float" office:value="811.6" calcext:value-type="float">
            <text:p>811.6</text:p>
          </table:table-cell>
        </table:table-row>
        <table:table-row table:style-name="ro1">
          <table:table-cell office:value-type="float" office:value="9759052" calcext:value-type="float">
            <text:p>9759052</text:p>
          </table:table-cell>
          <table:table-cell table:formula="of:=[.A612]/1000/(60*60*24)" office:value-type="time" office:time-value="PT02H42M39.052S" calcext:value-type="time">
            <text:p>02:42:39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6.53" calcext:value-type="float">
            <text:p>286.53</text:p>
          </table:table-cell>
          <table:table-cell office:value-type="float" office:value="661.86" calcext:value-type="float">
            <text:p>661.86</text:p>
          </table:table-cell>
          <table:table-cell office:value-type="float" office:value="812.87" calcext:value-type="float">
            <text:p>812.87</text:p>
          </table:table-cell>
        </table:table-row>
        <table:table-row table:style-name="ro1">
          <table:table-cell office:value-type="float" office:value="9775052" calcext:value-type="float">
            <text:p>9775052</text:p>
          </table:table-cell>
          <table:table-cell table:formula="of:=[.A613]/1000/(60*60*24)" office:value-type="time" office:time-value="PT02H42M55.052S" calcext:value-type="time">
            <text:p>02:42:55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662.92" calcext:value-type="float">
            <text:p>662.92</text:p>
          </table:table-cell>
          <table:table-cell office:value-type="float" office:value="814.14" calcext:value-type="float">
            <text:p>814.14</text:p>
          </table:table-cell>
        </table:table-row>
        <table:table-row table:style-name="ro1">
          <table:table-cell office:value-type="float" office:value="9791052" calcext:value-type="float">
            <text:p>9791052</text:p>
          </table:table-cell>
          <table:table-cell table:formula="of:=[.A614]/1000/(60*60*24)" office:value-type="time" office:time-value="PT02H43M11.052S" calcext:value-type="time">
            <text:p>02:43:11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663.98" calcext:value-type="float">
            <text:p>663.98</text:p>
          </table:table-cell>
          <table:table-cell office:value-type="float" office:value="815.41" calcext:value-type="float">
            <text:p>815.41</text:p>
          </table:table-cell>
        </table:table-row>
        <table:table-row table:style-name="ro1">
          <table:table-cell office:value-type="float" office:value="9807052" calcext:value-type="float">
            <text:p>9807052</text:p>
          </table:table-cell>
          <table:table-cell table:formula="of:=[.A615]/1000/(60*60*24)" office:value-type="time" office:time-value="PT02H43M27.052S" calcext:value-type="time">
            <text:p>02:43:27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665.04" calcext:value-type="float">
            <text:p>665.04</text:p>
          </table:table-cell>
          <table:table-cell office:value-type="float" office:value="816.69" calcext:value-type="float">
            <text:p>816.69</text:p>
          </table:table-cell>
        </table:table-row>
        <table:table-row table:style-name="ro1">
          <table:table-cell office:value-type="float" office:value="9823052" calcext:value-type="float">
            <text:p>9823052</text:p>
          </table:table-cell>
          <table:table-cell table:formula="of:=[.A616]/1000/(60*60*24)" office:value-type="time" office:time-value="PT02H43M43.052S" calcext:value-type="time">
            <text:p>02:43:43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666.1" calcext:value-type="float">
            <text:p>666.1</text:p>
          </table:table-cell>
          <table:table-cell office:value-type="float" office:value="817.96" calcext:value-type="float">
            <text:p>817.96</text:p>
          </table:table-cell>
        </table:table-row>
        <table:table-row table:style-name="ro1">
          <table:table-cell office:value-type="float" office:value="9839052" calcext:value-type="float">
            <text:p>9839052</text:p>
          </table:table-cell>
          <table:table-cell table:formula="of:=[.A617]/1000/(60*60*24)" office:value-type="time" office:time-value="PT02H43M59.052S" calcext:value-type="time">
            <text:p>02:43:59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667.16" calcext:value-type="float">
            <text:p>667.16</text:p>
          </table:table-cell>
          <table:table-cell office:value-type="float" office:value="819.23" calcext:value-type="float">
            <text:p>819.23</text:p>
          </table:table-cell>
        </table:table-row>
        <table:table-row table:style-name="ro1">
          <table:table-cell office:value-type="float" office:value="9855052" calcext:value-type="float">
            <text:p>9855052</text:p>
          </table:table-cell>
          <table:table-cell table:formula="of:=[.A618]/1000/(60*60*24)" office:value-type="time" office:time-value="PT02H44M15.052S" calcext:value-type="time">
            <text:p>02:44:15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668.22" calcext:value-type="float">
            <text:p>668.22</text:p>
          </table:table-cell>
          <table:table-cell office:value-type="float" office:value="820.5" calcext:value-type="float">
            <text:p>820.5</text:p>
          </table:table-cell>
        </table:table-row>
        <table:table-row table:style-name="ro1">
          <table:table-cell office:value-type="float" office:value="9871052" calcext:value-type="float">
            <text:p>9871052</text:p>
          </table:table-cell>
          <table:table-cell table:formula="of:=[.A619]/1000/(60*60*24)" office:value-type="time" office:time-value="PT02H44M31.052S" calcext:value-type="time">
            <text:p>02:44:31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669.28" calcext:value-type="float">
            <text:p>669.28</text:p>
          </table:table-cell>
          <table:table-cell office:value-type="float" office:value="821.78" calcext:value-type="float">
            <text:p>821.78</text:p>
          </table:table-cell>
        </table:table-row>
        <table:table-row table:style-name="ro1">
          <table:table-cell office:value-type="float" office:value="9887052" calcext:value-type="float">
            <text:p>9887052</text:p>
          </table:table-cell>
          <table:table-cell table:formula="of:=[.A620]/1000/(60*60*24)" office:value-type="time" office:time-value="PT02H44M47.052S" calcext:value-type="time">
            <text:p>02:44:47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670.34" calcext:value-type="float">
            <text:p>670.34</text:p>
          </table:table-cell>
          <table:table-cell office:value-type="float" office:value="823.05" calcext:value-type="float">
            <text:p>823.05</text:p>
          </table:table-cell>
        </table:table-row>
        <table:table-row table:style-name="ro1">
          <table:table-cell office:value-type="float" office:value="9903052" calcext:value-type="float">
            <text:p>9903052</text:p>
          </table:table-cell>
          <table:table-cell table:formula="of:=[.A621]/1000/(60*60*24)" office:value-type="time" office:time-value="PT02H45M03.052S" calcext:value-type="time">
            <text:p>02:45:03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671.4" calcext:value-type="float">
            <text:p>671.4</text:p>
          </table:table-cell>
          <table:table-cell office:value-type="float" office:value="824.32" calcext:value-type="float">
            <text:p>824.32</text:p>
          </table:table-cell>
        </table:table-row>
        <table:table-row table:style-name="ro1">
          <table:table-cell office:value-type="float" office:value="9919051" calcext:value-type="float">
            <text:p>9919051</text:p>
          </table:table-cell>
          <table:table-cell table:formula="of:=[.A622]/1000/(60*60*24)" office:value-type="time" office:time-value="PT02H45M19.051S" calcext:value-type="time">
            <text:p>02:45:19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672.46" calcext:value-type="float">
            <text:p>672.46</text:p>
          </table:table-cell>
          <table:table-cell office:value-type="float" office:value="825.59" calcext:value-type="float">
            <text:p>825.59</text:p>
          </table:table-cell>
        </table:table-row>
        <table:table-row table:style-name="ro1">
          <table:table-cell office:value-type="float" office:value="9935052" calcext:value-type="float">
            <text:p>9935052</text:p>
          </table:table-cell>
          <table:table-cell table:formula="of:=[.A623]/1000/(60*60*24)" office:value-type="time" office:time-value="PT02H45M35.052S" calcext:value-type="time">
            <text:p>02:45:35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673.52" calcext:value-type="float">
            <text:p>673.52</text:p>
          </table:table-cell>
          <table:table-cell office:value-type="float" office:value="826.87" calcext:value-type="float">
            <text:p>826.87</text:p>
          </table:table-cell>
        </table:table-row>
        <table:table-row table:style-name="ro1">
          <table:table-cell office:value-type="float" office:value="9951052" calcext:value-type="float">
            <text:p>9951052</text:p>
          </table:table-cell>
          <table:table-cell table:formula="of:=[.A624]/1000/(60*60*24)" office:value-type="time" office:time-value="PT02H45M51.052S" calcext:value-type="time">
            <text:p>02:45:51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674.58" calcext:value-type="float">
            <text:p>674.58</text:p>
          </table:table-cell>
          <table:table-cell office:value-type="float" office:value="828.14" calcext:value-type="float">
            <text:p>828.14</text:p>
          </table:table-cell>
        </table:table-row>
        <table:table-row table:style-name="ro1">
          <table:table-cell office:value-type="float" office:value="9967052" calcext:value-type="float">
            <text:p>9967052</text:p>
          </table:table-cell>
          <table:table-cell table:formula="of:=[.A625]/1000/(60*60*24)" office:value-type="time" office:time-value="PT02H46M07.052S" calcext:value-type="time">
            <text:p>02:46:07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675.64" calcext:value-type="float">
            <text:p>675.64</text:p>
          </table:table-cell>
          <table:table-cell office:value-type="float" office:value="829.41" calcext:value-type="float">
            <text:p>829.41</text:p>
          </table:table-cell>
        </table:table-row>
        <table:table-row table:style-name="ro1">
          <table:table-cell office:value-type="float" office:value="9983052" calcext:value-type="float">
            <text:p>9983052</text:p>
          </table:table-cell>
          <table:table-cell table:formula="of:=[.A626]/1000/(60*60*24)" office:value-type="time" office:time-value="PT02H46M23.052S" calcext:value-type="time">
            <text:p>02:46:23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676.7" calcext:value-type="float">
            <text:p>676.7</text:p>
          </table:table-cell>
          <table:table-cell office:value-type="float" office:value="830.68" calcext:value-type="float">
            <text:p>830.68</text:p>
          </table:table-cell>
        </table:table-row>
        <table:table-row table:style-name="ro1">
          <table:table-cell office:value-type="float" office:value="9999052" calcext:value-type="float">
            <text:p>9999052</text:p>
          </table:table-cell>
          <table:table-cell table:formula="of:=[.A627]/1000/(60*60*24)" office:value-type="time" office:time-value="PT02H46M39.052S" calcext:value-type="time">
            <text:p>02:46:39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677.77" calcext:value-type="float">
            <text:p>677.77</text:p>
          </table:table-cell>
          <table:table-cell office:value-type="float" office:value="831.96" calcext:value-type="float">
            <text:p>831.96</text:p>
          </table:table-cell>
        </table:table-row>
        <table:table-row table:style-name="ro1">
          <table:table-cell office:value-type="float" office:value="10015051" calcext:value-type="float">
            <text:p>10015051</text:p>
          </table:table-cell>
          <table:table-cell table:formula="of:=[.A628]/1000/(60*60*24)" office:value-type="time" office:time-value="PT02H46M55.051S" calcext:value-type="time">
            <text:p>02:46:55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678.83" calcext:value-type="float">
            <text:p>678.83</text:p>
          </table:table-cell>
          <table:table-cell office:value-type="float" office:value="833.23" calcext:value-type="float">
            <text:p>833.23</text:p>
          </table:table-cell>
        </table:table-row>
        <table:table-row table:style-name="ro1">
          <table:table-cell office:value-type="float" office:value="10031052" calcext:value-type="float">
            <text:p>10031052</text:p>
          </table:table-cell>
          <table:table-cell table:formula="of:=[.A629]/1000/(60*60*24)" office:value-type="time" office:time-value="PT02H47M11.052S" calcext:value-type="time">
            <text:p>02:47:11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679.89" calcext:value-type="float">
            <text:p>679.89</text:p>
          </table:table-cell>
          <table:table-cell office:value-type="float" office:value="834.5" calcext:value-type="float">
            <text:p>834.5</text:p>
          </table:table-cell>
        </table:table-row>
        <table:table-row table:style-name="ro1">
          <table:table-cell office:value-type="float" office:value="10047052" calcext:value-type="float">
            <text:p>10047052</text:p>
          </table:table-cell>
          <table:table-cell table:formula="of:=[.A630]/1000/(60*60*24)" office:value-type="time" office:time-value="PT02H47M27.052S" calcext:value-type="time">
            <text:p>02:47:27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680.95" calcext:value-type="float">
            <text:p>680.95</text:p>
          </table:table-cell>
          <table:table-cell office:value-type="float" office:value="835.77" calcext:value-type="float">
            <text:p>835.77</text:p>
          </table:table-cell>
        </table:table-row>
        <table:table-row table:style-name="ro1">
          <table:table-cell office:value-type="float" office:value="10063052" calcext:value-type="float">
            <text:p>10063052</text:p>
          </table:table-cell>
          <table:table-cell table:formula="of:=[.A631]/1000/(60*60*24)" office:value-type="time" office:time-value="PT02H47M43.052S" calcext:value-type="time">
            <text:p>02:47:43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682.01" calcext:value-type="float">
            <text:p>682.01</text:p>
          </table:table-cell>
          <table:table-cell office:value-type="float" office:value="837.05" calcext:value-type="float">
            <text:p>837.05</text:p>
          </table:table-cell>
        </table:table-row>
        <table:table-row table:style-name="ro1">
          <table:table-cell office:value-type="float" office:value="10079052" calcext:value-type="float">
            <text:p>10079052</text:p>
          </table:table-cell>
          <table:table-cell table:formula="of:=[.A632]/1000/(60*60*24)" office:value-type="time" office:time-value="PT02H47M59.052S" calcext:value-type="time">
            <text:p>02:47:59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683.07" calcext:value-type="float">
            <text:p>683.07</text:p>
          </table:table-cell>
          <table:table-cell office:value-type="float" office:value="838.32" calcext:value-type="float">
            <text:p>838.32</text:p>
          </table:table-cell>
        </table:table-row>
        <table:table-row table:style-name="ro1">
          <table:table-cell office:value-type="float" office:value="10095052" calcext:value-type="float">
            <text:p>10095052</text:p>
          </table:table-cell>
          <table:table-cell table:formula="of:=[.A633]/1000/(60*60*24)" office:value-type="time" office:time-value="PT02H48M15.052S" calcext:value-type="time">
            <text:p>02:48:15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684.13" calcext:value-type="float">
            <text:p>684.13</text:p>
          </table:table-cell>
          <table:table-cell office:value-type="float" office:value="839.59" calcext:value-type="float">
            <text:p>839.59</text:p>
          </table:table-cell>
        </table:table-row>
        <table:table-row table:style-name="ro1">
          <table:table-cell office:value-type="float" office:value="10111052" calcext:value-type="float">
            <text:p>10111052</text:p>
          </table:table-cell>
          <table:table-cell table:formula="of:=[.A634]/1000/(60*60*24)" office:value-type="time" office:time-value="PT02H48M31.052S" calcext:value-type="time">
            <text:p>02:48:31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685.19" calcext:value-type="float">
            <text:p>685.19</text:p>
          </table:table-cell>
          <table:table-cell office:value-type="float" office:value="840.86" calcext:value-type="float">
            <text:p>840.86</text:p>
          </table:table-cell>
        </table:table-row>
        <table:table-row table:style-name="ro1">
          <table:table-cell office:value-type="float" office:value="10127052" calcext:value-type="float">
            <text:p>10127052</text:p>
          </table:table-cell>
          <table:table-cell table:formula="of:=[.A635]/1000/(60*60*24)" office:value-type="time" office:time-value="PT02H48M47.052S" calcext:value-type="time">
            <text:p>02:48:47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686.25" calcext:value-type="float">
            <text:p>686.25</text:p>
          </table:table-cell>
          <table:table-cell office:value-type="float" office:value="842.13" calcext:value-type="float">
            <text:p>842.13</text:p>
          </table:table-cell>
        </table:table-row>
        <table:table-row table:style-name="ro1">
          <table:table-cell office:value-type="float" office:value="10143052" calcext:value-type="float">
            <text:p>10143052</text:p>
          </table:table-cell>
          <table:table-cell table:formula="of:=[.A636]/1000/(60*60*24)" office:value-type="time" office:time-value="PT02H49M03.052S" calcext:value-type="time">
            <text:p>02:49:03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687.31" calcext:value-type="float">
            <text:p>687.31</text:p>
          </table:table-cell>
          <table:table-cell office:value-type="float" office:value="843.41" calcext:value-type="float">
            <text:p>843.41</text:p>
          </table:table-cell>
        </table:table-row>
        <table:table-row table:style-name="ro1">
          <table:table-cell office:value-type="float" office:value="10159052" calcext:value-type="float">
            <text:p>10159052</text:p>
          </table:table-cell>
          <table:table-cell table:formula="of:=[.A637]/1000/(60*60*24)" office:value-type="time" office:time-value="PT02H49M19.052S" calcext:value-type="time">
            <text:p>02:49:19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688.37" calcext:value-type="float">
            <text:p>688.37</text:p>
          </table:table-cell>
          <table:table-cell office:value-type="float" office:value="844.68" calcext:value-type="float">
            <text:p>844.68</text:p>
          </table:table-cell>
        </table:table-row>
        <table:table-row table:style-name="ro1">
          <table:table-cell office:value-type="float" office:value="10175052" calcext:value-type="float">
            <text:p>10175052</text:p>
          </table:table-cell>
          <table:table-cell table:formula="of:=[.A638]/1000/(60*60*24)" office:value-type="time" office:time-value="PT02H49M35.052S" calcext:value-type="time">
            <text:p>02:49:35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689.43" calcext:value-type="float">
            <text:p>689.43</text:p>
          </table:table-cell>
          <table:table-cell office:value-type="float" office:value="845.95" calcext:value-type="float">
            <text:p>845.95</text:p>
          </table:table-cell>
        </table:table-row>
        <table:table-row table:style-name="ro1">
          <table:table-cell office:value-type="float" office:value="10191052" calcext:value-type="float">
            <text:p>10191052</text:p>
          </table:table-cell>
          <table:table-cell table:formula="of:=[.A639]/1000/(60*60*24)" office:value-type="time" office:time-value="PT02H49M51.052S" calcext:value-type="time">
            <text:p>02:49:51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8" calcext:value-type="float">
            <text:p>286.28</text:p>
          </table:table-cell>
          <table:table-cell office:value-type="float" office:value="690.49" calcext:value-type="float">
            <text:p>690.49</text:p>
          </table:table-cell>
          <table:table-cell office:value-type="float" office:value="847.22" calcext:value-type="float">
            <text:p>847.22</text:p>
          </table:table-cell>
        </table:table-row>
        <table:table-row table:style-name="ro1">
          <table:table-cell office:value-type="float" office:value="10207052" calcext:value-type="float">
            <text:p>10207052</text:p>
          </table:table-cell>
          <table:table-cell table:formula="of:=[.A640]/1000/(60*60*24)" office:value-type="time" office:time-value="PT02H50M07.052S" calcext:value-type="time">
            <text:p>02:50:07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5.33" calcext:value-type="float">
            <text:p>285.33</text:p>
          </table:table-cell>
          <table:table-cell office:value-type="float" office:value="691.55" calcext:value-type="float">
            <text:p>691.55</text:p>
          </table:table-cell>
          <table:table-cell office:value-type="float" office:value="848.5" calcext:value-type="float">
            <text:p>848.5</text:p>
          </table:table-cell>
        </table:table-row>
        <table:table-row table:style-name="ro1">
          <table:table-cell office:value-type="float" office:value="10223052" calcext:value-type="float">
            <text:p>10223052</text:p>
          </table:table-cell>
          <table:table-cell table:formula="of:=[.A641]/1000/(60*60*24)" office:value-type="time" office:time-value="PT02H50M23.052S" calcext:value-type="time">
            <text:p>02:50:23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8" calcext:value-type="float">
            <text:p>286.28</text:p>
          </table:table-cell>
          <table:table-cell office:value-type="float" office:value="692.61" calcext:value-type="float">
            <text:p>692.61</text:p>
          </table:table-cell>
          <table:table-cell office:value-type="float" office:value="849.77" calcext:value-type="float">
            <text:p>849.77</text:p>
          </table:table-cell>
        </table:table-row>
        <table:table-row table:style-name="ro1">
          <table:table-cell office:value-type="float" office:value="10239052" calcext:value-type="float">
            <text:p>10239052</text:p>
          </table:table-cell>
          <table:table-cell table:formula="of:=[.A642]/1000/(60*60*24)" office:value-type="time" office:time-value="PT02H50M39.052S" calcext:value-type="time">
            <text:p>02:50:39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693.67" calcext:value-type="float">
            <text:p>693.67</text:p>
          </table:table-cell>
          <table:table-cell office:value-type="float" office:value="851.04" calcext:value-type="float">
            <text:p>851.04</text:p>
          </table:table-cell>
        </table:table-row>
        <table:table-row table:style-name="ro1">
          <table:table-cell office:value-type="float" office:value="10255052" calcext:value-type="float">
            <text:p>10255052</text:p>
          </table:table-cell>
          <table:table-cell table:formula="of:=[.A643]/1000/(60*60*24)" office:value-type="time" office:time-value="PT02H50M55.052S" calcext:value-type="time">
            <text:p>02:50:55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694.73" calcext:value-type="float">
            <text:p>694.73</text:p>
          </table:table-cell>
          <table:table-cell office:value-type="float" office:value="852.31" calcext:value-type="float">
            <text:p>852.31</text:p>
          </table:table-cell>
        </table:table-row>
        <table:table-row table:style-name="ro1">
          <table:table-cell office:value-type="float" office:value="10271052" calcext:value-type="float">
            <text:p>10271052</text:p>
          </table:table-cell>
          <table:table-cell table:formula="of:=[.A644]/1000/(60*60*24)" office:value-type="time" office:time-value="PT02H51M11.052S" calcext:value-type="time">
            <text:p>02:51:11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7" calcext:value-type="float">
            <text:p>286.17</text:p>
          </table:table-cell>
          <table:table-cell office:value-type="float" office:value="695.79" calcext:value-type="float">
            <text:p>695.79</text:p>
          </table:table-cell>
          <table:table-cell office:value-type="float" office:value="853.58" calcext:value-type="float">
            <text:p>853.58</text:p>
          </table:table-cell>
        </table:table-row>
        <table:table-row table:style-name="ro1">
          <table:table-cell office:value-type="float" office:value="10287052" calcext:value-type="float">
            <text:p>10287052</text:p>
          </table:table-cell>
          <table:table-cell table:formula="of:=[.A645]/1000/(60*60*24)" office:value-type="time" office:time-value="PT02H51M27.052S" calcext:value-type="time">
            <text:p>02:51:27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696.85" calcext:value-type="float">
            <text:p>696.85</text:p>
          </table:table-cell>
          <table:table-cell office:value-type="float" office:value="854.86" calcext:value-type="float">
            <text:p>854.86</text:p>
          </table:table-cell>
        </table:table-row>
        <table:table-row table:style-name="ro1">
          <table:table-cell office:value-type="float" office:value="10303052" calcext:value-type="float">
            <text:p>10303052</text:p>
          </table:table-cell>
          <table:table-cell table:formula="of:=[.A646]/1000/(60*60*24)" office:value-type="time" office:time-value="PT02H51M43.052S" calcext:value-type="time">
            <text:p>02:51:43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7" calcext:value-type="float">
            <text:p>286.17</text:p>
          </table:table-cell>
          <table:table-cell office:value-type="float" office:value="697.91" calcext:value-type="float">
            <text:p>697.91</text:p>
          </table:table-cell>
          <table:table-cell office:value-type="float" office:value="856.13" calcext:value-type="float">
            <text:p>856.13</text:p>
          </table:table-cell>
        </table:table-row>
        <table:table-row table:style-name="ro1">
          <table:table-cell office:value-type="float" office:value="10319052" calcext:value-type="float">
            <text:p>10319052</text:p>
          </table:table-cell>
          <table:table-cell table:formula="of:=[.A647]/1000/(60*60*24)" office:value-type="time" office:time-value="PT02H51M59.052S" calcext:value-type="time">
            <text:p>02:51:59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698.97" calcext:value-type="float">
            <text:p>698.97</text:p>
          </table:table-cell>
          <table:table-cell office:value-type="float" office:value="857.4" calcext:value-type="float">
            <text:p>857.4</text:p>
          </table:table-cell>
        </table:table-row>
        <table:table-row table:style-name="ro1">
          <table:table-cell office:value-type="float" office:value="10335052" calcext:value-type="float">
            <text:p>10335052</text:p>
          </table:table-cell>
          <table:table-cell table:formula="of:=[.A648]/1000/(60*60*24)" office:value-type="time" office:time-value="PT02H52M15.052S" calcext:value-type="time">
            <text:p>02:52:15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700.03" calcext:value-type="float">
            <text:p>700.03</text:p>
          </table:table-cell>
          <table:table-cell office:value-type="float" office:value="858.67" calcext:value-type="float">
            <text:p>858.67</text:p>
          </table:table-cell>
        </table:table-row>
        <table:table-row table:style-name="ro1">
          <table:table-cell office:value-type="float" office:value="10351052" calcext:value-type="float">
            <text:p>10351052</text:p>
          </table:table-cell>
          <table:table-cell table:formula="of:=[.A649]/1000/(60*60*24)" office:value-type="time" office:time-value="PT02H52M31.052S" calcext:value-type="time">
            <text:p>02:52:31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701.09" calcext:value-type="float">
            <text:p>701.09</text:p>
          </table:table-cell>
          <table:table-cell office:value-type="float" office:value="859.94" calcext:value-type="float">
            <text:p>859.94</text:p>
          </table:table-cell>
        </table:table-row>
        <table:table-row table:style-name="ro1">
          <table:table-cell office:value-type="float" office:value="10367052" calcext:value-type="float">
            <text:p>10367052</text:p>
          </table:table-cell>
          <table:table-cell table:formula="of:=[.A650]/1000/(60*60*24)" office:value-type="time" office:time-value="PT02H52M47.052S" calcext:value-type="time">
            <text:p>02:52:47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702.16" calcext:value-type="float">
            <text:p>702.16</text:p>
          </table:table-cell>
          <table:table-cell office:value-type="float" office:value="861.22" calcext:value-type="float">
            <text:p>861.22</text:p>
          </table:table-cell>
        </table:table-row>
        <table:table-row table:style-name="ro1">
          <table:table-cell office:value-type="float" office:value="10383052" calcext:value-type="float">
            <text:p>10383052</text:p>
          </table:table-cell>
          <table:table-cell table:formula="of:=[.A651]/1000/(60*60*24)" office:value-type="time" office:time-value="PT02H53M03.052S" calcext:value-type="time">
            <text:p>02:53:03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703.22" calcext:value-type="float">
            <text:p>703.22</text:p>
          </table:table-cell>
          <table:table-cell office:value-type="float" office:value="862.49" calcext:value-type="float">
            <text:p>862.49</text:p>
          </table:table-cell>
        </table:table-row>
        <table:table-row table:style-name="ro1">
          <table:table-cell office:value-type="float" office:value="10399052" calcext:value-type="float">
            <text:p>10399052</text:p>
          </table:table-cell>
          <table:table-cell table:formula="of:=[.A652]/1000/(60*60*24)" office:value-type="time" office:time-value="PT02H53M19.052S" calcext:value-type="time">
            <text:p>02:53:19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704.28" calcext:value-type="float">
            <text:p>704.28</text:p>
          </table:table-cell>
          <table:table-cell office:value-type="float" office:value="863.76" calcext:value-type="float">
            <text:p>863.76</text:p>
          </table:table-cell>
        </table:table-row>
        <table:table-row table:style-name="ro1">
          <table:table-cell office:value-type="float" office:value="10415052" calcext:value-type="float">
            <text:p>10415052</text:p>
          </table:table-cell>
          <table:table-cell table:formula="of:=[.A653]/1000/(60*60*24)" office:value-type="time" office:time-value="PT02H53M35.052S" calcext:value-type="time">
            <text:p>02:53:35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705.33" calcext:value-type="float">
            <text:p>705.33</text:p>
          </table:table-cell>
          <table:table-cell office:value-type="float" office:value="865.03" calcext:value-type="float">
            <text:p>865.03</text:p>
          </table:table-cell>
        </table:table-row>
        <table:table-row table:style-name="ro1">
          <table:table-cell office:value-type="float" office:value="10431052" calcext:value-type="float">
            <text:p>10431052</text:p>
          </table:table-cell>
          <table:table-cell table:formula="of:=[.A654]/1000/(60*60*24)" office:value-type="time" office:time-value="PT02H53M51.052S" calcext:value-type="time">
            <text:p>02:53:51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8" calcext:value-type="float">
            <text:p>286.28</text:p>
          </table:table-cell>
          <table:table-cell office:value-type="float" office:value="706.39" calcext:value-type="float">
            <text:p>706.39</text:p>
          </table:table-cell>
          <table:table-cell office:value-type="float" office:value="866.3" calcext:value-type="float">
            <text:p>866.3</text:p>
          </table:table-cell>
        </table:table-row>
        <table:table-row table:style-name="ro1">
          <table:table-cell office:value-type="float" office:value="10447052" calcext:value-type="float">
            <text:p>10447052</text:p>
          </table:table-cell>
          <table:table-cell table:formula="of:=[.A655]/1000/(60*60*24)" office:value-type="time" office:time-value="PT02H54M07.052S" calcext:value-type="time">
            <text:p>02:54:07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707.45" calcext:value-type="float">
            <text:p>707.45</text:p>
          </table:table-cell>
          <table:table-cell office:value-type="float" office:value="867.57" calcext:value-type="float">
            <text:p>867.57</text:p>
          </table:table-cell>
        </table:table-row>
        <table:table-row table:style-name="ro1">
          <table:table-cell office:value-type="float" office:value="10463052" calcext:value-type="float">
            <text:p>10463052</text:p>
          </table:table-cell>
          <table:table-cell table:formula="of:=[.A656]/1000/(60*60*24)" office:value-type="time" office:time-value="PT02H54M23.052S" calcext:value-type="time">
            <text:p>02:54:23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708.51" calcext:value-type="float">
            <text:p>708.51</text:p>
          </table:table-cell>
          <table:table-cell office:value-type="float" office:value="868.84" calcext:value-type="float">
            <text:p>868.84</text:p>
          </table:table-cell>
        </table:table-row>
        <table:table-row table:style-name="ro1">
          <table:table-cell office:value-type="float" office:value="10479052" calcext:value-type="float">
            <text:p>10479052</text:p>
          </table:table-cell>
          <table:table-cell table:formula="of:=[.A657]/1000/(60*60*24)" office:value-type="time" office:time-value="PT02H54M39.052S" calcext:value-type="time">
            <text:p>02:54:39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709.57" calcext:value-type="float">
            <text:p>709.57</text:p>
          </table:table-cell>
          <table:table-cell office:value-type="float" office:value="870.12" calcext:value-type="float">
            <text:p>870.12</text:p>
          </table:table-cell>
        </table:table-row>
        <table:table-row table:style-name="ro1">
          <table:table-cell office:value-type="float" office:value="10495052" calcext:value-type="float">
            <text:p>10495052</text:p>
          </table:table-cell>
          <table:table-cell table:formula="of:=[.A658]/1000/(60*60*24)" office:value-type="time" office:time-value="PT02H54M55.052S" calcext:value-type="time">
            <text:p>02:54:55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710.63" calcext:value-type="float">
            <text:p>710.63</text:p>
          </table:table-cell>
          <table:table-cell office:value-type="float" office:value="871.39" calcext:value-type="float">
            <text:p>871.39</text:p>
          </table:table-cell>
        </table:table-row>
        <table:table-row table:style-name="ro1">
          <table:table-cell office:value-type="float" office:value="10511052" calcext:value-type="float">
            <text:p>10511052</text:p>
          </table:table-cell>
          <table:table-cell table:formula="of:=[.A659]/1000/(60*60*24)" office:value-type="time" office:time-value="PT02H55M11.052S" calcext:value-type="time">
            <text:p>02:55:11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711.69" calcext:value-type="float">
            <text:p>711.69</text:p>
          </table:table-cell>
          <table:table-cell office:value-type="float" office:value="872.66" calcext:value-type="float">
            <text:p>872.66</text:p>
          </table:table-cell>
        </table:table-row>
        <table:table-row table:style-name="ro1">
          <table:table-cell office:value-type="float" office:value="10527052" calcext:value-type="float">
            <text:p>10527052</text:p>
          </table:table-cell>
          <table:table-cell table:formula="of:=[.A660]/1000/(60*60*24)" office:value-type="time" office:time-value="PT02H55M27.052S" calcext:value-type="time">
            <text:p>02:55:27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712.75" calcext:value-type="float">
            <text:p>712.75</text:p>
          </table:table-cell>
          <table:table-cell office:value-type="float" office:value="873.93" calcext:value-type="float">
            <text:p>873.93</text:p>
          </table:table-cell>
        </table:table-row>
        <table:table-row table:style-name="ro1">
          <table:table-cell office:value-type="float" office:value="10543052" calcext:value-type="float">
            <text:p>10543052</text:p>
          </table:table-cell>
          <table:table-cell table:formula="of:=[.A661]/1000/(60*60*24)" office:value-type="time" office:time-value="PT02H55M43.052S" calcext:value-type="time">
            <text:p>02:55:43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713.81" calcext:value-type="float">
            <text:p>713.81</text:p>
          </table:table-cell>
          <table:table-cell office:value-type="float" office:value="875.2" calcext:value-type="float">
            <text:p>875.2</text:p>
          </table:table-cell>
        </table:table-row>
        <table:table-row table:style-name="ro1">
          <table:table-cell office:value-type="float" office:value="10559052" calcext:value-type="float">
            <text:p>10559052</text:p>
          </table:table-cell>
          <table:table-cell table:formula="of:=[.A662]/1000/(60*60*24)" office:value-type="time" office:time-value="PT02H55M59.052S" calcext:value-type="time">
            <text:p>02:55:59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7" calcext:value-type="float">
            <text:p>286.17</text:p>
          </table:table-cell>
          <table:table-cell office:value-type="float" office:value="714.87" calcext:value-type="float">
            <text:p>714.87</text:p>
          </table:table-cell>
          <table:table-cell office:value-type="float" office:value="876.47" calcext:value-type="float">
            <text:p>876.47</text:p>
          </table:table-cell>
        </table:table-row>
        <table:table-row table:style-name="ro1">
          <table:table-cell office:value-type="float" office:value="10575052" calcext:value-type="float">
            <text:p>10575052</text:p>
          </table:table-cell>
          <table:table-cell table:formula="of:=[.A663]/1000/(60*60*24)" office:value-type="time" office:time-value="PT02H56M15.052S" calcext:value-type="time">
            <text:p>02:56:15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715.93" calcext:value-type="float">
            <text:p>715.93</text:p>
          </table:table-cell>
          <table:table-cell office:value-type="float" office:value="877.74" calcext:value-type="float">
            <text:p>877.74</text:p>
          </table:table-cell>
        </table:table-row>
        <table:table-row table:style-name="ro1">
          <table:table-cell office:value-type="float" office:value="10591052" calcext:value-type="float">
            <text:p>10591052</text:p>
          </table:table-cell>
          <table:table-cell table:formula="of:=[.A664]/1000/(60*60*24)" office:value-type="time" office:time-value="PT02H56M31.052S" calcext:value-type="time">
            <text:p>02:56:31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716.99" calcext:value-type="float">
            <text:p>716.99</text:p>
          </table:table-cell>
          <table:table-cell office:value-type="float" office:value="879.01" calcext:value-type="float">
            <text:p>879.01</text:p>
          </table:table-cell>
        </table:table-row>
        <table:table-row table:style-name="ro1">
          <table:table-cell office:value-type="float" office:value="10607052" calcext:value-type="float">
            <text:p>10607052</text:p>
          </table:table-cell>
          <table:table-cell table:formula="of:=[.A665]/1000/(60*60*24)" office:value-type="time" office:time-value="PT02H56M47.052S" calcext:value-type="time">
            <text:p>02:56:47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718.05" calcext:value-type="float">
            <text:p>718.05</text:p>
          </table:table-cell>
          <table:table-cell office:value-type="float" office:value="880.28" calcext:value-type="float">
            <text:p>880.28</text:p>
          </table:table-cell>
        </table:table-row>
        <table:table-row table:style-name="ro1">
          <table:table-cell office:value-type="float" office:value="10623052" calcext:value-type="float">
            <text:p>10623052</text:p>
          </table:table-cell>
          <table:table-cell table:formula="of:=[.A666]/1000/(60*60*24)" office:value-type="time" office:time-value="PT02H57M03.052S" calcext:value-type="time">
            <text:p>02:57:03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719.11" calcext:value-type="float">
            <text:p>719.11</text:p>
          </table:table-cell>
          <table:table-cell office:value-type="float" office:value="881.56" calcext:value-type="float">
            <text:p>881.56</text:p>
          </table:table-cell>
        </table:table-row>
        <table:table-row table:style-name="ro1">
          <table:table-cell office:value-type="float" office:value="10639052" calcext:value-type="float">
            <text:p>10639052</text:p>
          </table:table-cell>
          <table:table-cell table:formula="of:=[.A667]/1000/(60*60*24)" office:value-type="time" office:time-value="PT02H57M19.052S" calcext:value-type="time">
            <text:p>02:57:19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720.17" calcext:value-type="float">
            <text:p>720.17</text:p>
          </table:table-cell>
          <table:table-cell office:value-type="float" office:value="882.83" calcext:value-type="float">
            <text:p>882.83</text:p>
          </table:table-cell>
        </table:table-row>
        <table:table-row table:style-name="ro1">
          <table:table-cell office:value-type="float" office:value="10655052" calcext:value-type="float">
            <text:p>10655052</text:p>
          </table:table-cell>
          <table:table-cell table:formula="of:=[.A668]/1000/(60*60*24)" office:value-type="time" office:time-value="PT02H57M35.052S" calcext:value-type="time">
            <text:p>02:57:35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721.23" calcext:value-type="float">
            <text:p>721.23</text:p>
          </table:table-cell>
          <table:table-cell office:value-type="float" office:value="884.1" calcext:value-type="float">
            <text:p>884.1</text:p>
          </table:table-cell>
        </table:table-row>
        <table:table-row table:style-name="ro1">
          <table:table-cell office:value-type="float" office:value="10671052" calcext:value-type="float">
            <text:p>10671052</text:p>
          </table:table-cell>
          <table:table-cell table:formula="of:=[.A669]/1000/(60*60*24)" office:value-type="time" office:time-value="PT02H57M51.052S" calcext:value-type="time">
            <text:p>02:57:51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722.29" calcext:value-type="float">
            <text:p>722.29</text:p>
          </table:table-cell>
          <table:table-cell office:value-type="float" office:value="885.37" calcext:value-type="float">
            <text:p>885.37</text:p>
          </table:table-cell>
        </table:table-row>
        <table:table-row table:style-name="ro1">
          <table:table-cell office:value-type="float" office:value="10687052" calcext:value-type="float">
            <text:p>10687052</text:p>
          </table:table-cell>
          <table:table-cell table:formula="of:=[.A670]/1000/(60*60*24)" office:value-type="time" office:time-value="PT02H58M07.052S" calcext:value-type="time">
            <text:p>02:58:07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723.35" calcext:value-type="float">
            <text:p>723.35</text:p>
          </table:table-cell>
          <table:table-cell office:value-type="float" office:value="886.64" calcext:value-type="float">
            <text:p>886.64</text:p>
          </table:table-cell>
        </table:table-row>
        <table:table-row table:style-name="ro1">
          <table:table-cell office:value-type="float" office:value="10703052" calcext:value-type="float">
            <text:p>10703052</text:p>
          </table:table-cell>
          <table:table-cell table:formula="of:=[.A671]/1000/(60*60*24)" office:value-type="time" office:time-value="PT02H58M23.052S" calcext:value-type="time">
            <text:p>02:58:23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724.41" calcext:value-type="float">
            <text:p>724.41</text:p>
          </table:table-cell>
          <table:table-cell office:value-type="float" office:value="887.91" calcext:value-type="float">
            <text:p>887.91</text:p>
          </table:table-cell>
        </table:table-row>
        <table:table-row table:style-name="ro1">
          <table:table-cell office:value-type="float" office:value="10719052" calcext:value-type="float">
            <text:p>10719052</text:p>
          </table:table-cell>
          <table:table-cell table:formula="of:=[.A672]/1000/(60*60*24)" office:value-type="time" office:time-value="PT02H58M39.052S" calcext:value-type="time">
            <text:p>02:58:39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725.47" calcext:value-type="float">
            <text:p>725.47</text:p>
          </table:table-cell>
          <table:table-cell office:value-type="float" office:value="889.18" calcext:value-type="float">
            <text:p>889.18</text:p>
          </table:table-cell>
        </table:table-row>
        <table:table-row table:style-name="ro1">
          <table:table-cell office:value-type="float" office:value="10735052" calcext:value-type="float">
            <text:p>10735052</text:p>
          </table:table-cell>
          <table:table-cell table:formula="of:=[.A673]/1000/(60*60*24)" office:value-type="time" office:time-value="PT02H58M55.052S" calcext:value-type="time">
            <text:p>02:58:55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726.53" calcext:value-type="float">
            <text:p>726.53</text:p>
          </table:table-cell>
          <table:table-cell office:value-type="float" office:value="890.45" calcext:value-type="float">
            <text:p>890.45</text:p>
          </table:table-cell>
        </table:table-row>
        <table:table-row table:style-name="ro1">
          <table:table-cell office:value-type="float" office:value="10751052" calcext:value-type="float">
            <text:p>10751052</text:p>
          </table:table-cell>
          <table:table-cell table:formula="of:=[.A674]/1000/(60*60*24)" office:value-type="time" office:time-value="PT02H59M11.052S" calcext:value-type="time">
            <text:p>02:59:11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5.21" calcext:value-type="float">
            <text:p>285.21</text:p>
          </table:table-cell>
          <table:table-cell office:value-type="float" office:value="727.59" calcext:value-type="float">
            <text:p>727.59</text:p>
          </table:table-cell>
          <table:table-cell office:value-type="float" office:value="891.72" calcext:value-type="float">
            <text:p>891.72</text:p>
          </table:table-cell>
        </table:table-row>
        <table:table-row table:style-name="ro1">
          <table:table-cell office:value-type="float" office:value="10767052" calcext:value-type="float">
            <text:p>10767052</text:p>
          </table:table-cell>
          <table:table-cell table:formula="of:=[.A675]/1000/(60*60*24)" office:value-type="time" office:time-value="PT02H59M27.052S" calcext:value-type="time">
            <text:p>02:59:27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728.65" calcext:value-type="float">
            <text:p>728.65</text:p>
          </table:table-cell>
          <table:table-cell office:value-type="float" office:value="892.99" calcext:value-type="float">
            <text:p>892.99</text:p>
          </table:table-cell>
        </table:table-row>
        <table:table-row table:style-name="ro1">
          <table:table-cell office:value-type="float" office:value="10783052" calcext:value-type="float">
            <text:p>10783052</text:p>
          </table:table-cell>
          <table:table-cell table:formula="of:=[.A676]/1000/(60*60*24)" office:value-type="time" office:time-value="PT02H59M43.052S" calcext:value-type="time">
            <text:p>02:59:43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729.71" calcext:value-type="float">
            <text:p>729.71</text:p>
          </table:table-cell>
          <table:table-cell office:value-type="float" office:value="894.26" calcext:value-type="float">
            <text:p>894.26</text:p>
          </table:table-cell>
        </table:table-row>
        <table:table-row table:style-name="ro1">
          <table:table-cell office:value-type="float" office:value="10799052" calcext:value-type="float">
            <text:p>10799052</text:p>
          </table:table-cell>
          <table:table-cell table:formula="of:=[.A677]/1000/(60*60*24)" office:value-type="time" office:time-value="PT02H59M59.052S" calcext:value-type="time">
            <text:p>02:59:59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730.77" calcext:value-type="float">
            <text:p>730.77</text:p>
          </table:table-cell>
          <table:table-cell office:value-type="float" office:value="895.53" calcext:value-type="float">
            <text:p>895.53</text:p>
          </table:table-cell>
        </table:table-row>
        <table:table-row table:style-name="ro1">
          <table:table-cell office:value-type="float" office:value="10815052" calcext:value-type="float">
            <text:p>10815052</text:p>
          </table:table-cell>
          <table:table-cell table:formula="of:=[.A678]/1000/(60*60*24)" office:value-type="time" office:time-value="PT03H00M15.052S" calcext:value-type="time">
            <text:p>03:00:15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731.83" calcext:value-type="float">
            <text:p>731.83</text:p>
          </table:table-cell>
          <table:table-cell office:value-type="float" office:value="896.8" calcext:value-type="float">
            <text:p>896.8</text:p>
          </table:table-cell>
        </table:table-row>
        <table:table-row table:style-name="ro1">
          <table:table-cell office:value-type="float" office:value="10831052" calcext:value-type="float">
            <text:p>10831052</text:p>
          </table:table-cell>
          <table:table-cell table:formula="of:=[.A679]/1000/(60*60*24)" office:value-type="time" office:time-value="PT03H00M31.052S" calcext:value-type="time">
            <text:p>03:00:31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5.09" calcext:value-type="float">
            <text:p>285.09</text:p>
          </table:table-cell>
          <table:table-cell office:value-type="float" office:value="732.89" calcext:value-type="float">
            <text:p>732.89</text:p>
          </table:table-cell>
          <table:table-cell office:value-type="float" office:value="898.07" calcext:value-type="float">
            <text:p>898.07</text:p>
          </table:table-cell>
        </table:table-row>
        <table:table-row table:style-name="ro1">
          <table:table-cell office:value-type="float" office:value="10847052" calcext:value-type="float">
            <text:p>10847052</text:p>
          </table:table-cell>
          <table:table-cell table:formula="of:=[.A680]/1000/(60*60*24)" office:value-type="time" office:time-value="PT03H00M47.052S" calcext:value-type="time">
            <text:p>03:00:47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733.95" calcext:value-type="float">
            <text:p>733.95</text:p>
          </table:table-cell>
          <table:table-cell office:value-type="float" office:value="899.34" calcext:value-type="float">
            <text:p>899.34</text:p>
          </table:table-cell>
        </table:table-row>
        <table:table-row table:style-name="ro1">
          <table:table-cell office:value-type="float" office:value="10863052" calcext:value-type="float">
            <text:p>10863052</text:p>
          </table:table-cell>
          <table:table-cell table:formula="of:=[.A681]/1000/(60*60*24)" office:value-type="time" office:time-value="PT03H01M03.052S" calcext:value-type="time">
            <text:p>03:01:03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5.09" calcext:value-type="float">
            <text:p>285.09</text:p>
          </table:table-cell>
          <table:table-cell office:value-type="float" office:value="735.01" calcext:value-type="float">
            <text:p>735.01</text:p>
          </table:table-cell>
          <table:table-cell office:value-type="float" office:value="900.61" calcext:value-type="float">
            <text:p>900.61</text:p>
          </table:table-cell>
        </table:table-row>
        <table:table-row table:style-name="ro1">
          <table:table-cell office:value-type="float" office:value="10879052" calcext:value-type="float">
            <text:p>10879052</text:p>
          </table:table-cell>
          <table:table-cell table:formula="of:=[.A682]/1000/(60*60*24)" office:value-type="time" office:time-value="PT03H01M19.052S" calcext:value-type="time">
            <text:p>03:01:19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736.07" calcext:value-type="float">
            <text:p>736.07</text:p>
          </table:table-cell>
          <table:table-cell office:value-type="float" office:value="901.88" calcext:value-type="float">
            <text:p>901.88</text:p>
          </table:table-cell>
        </table:table-row>
        <table:table-row table:style-name="ro1">
          <table:table-cell office:value-type="float" office:value="10895052" calcext:value-type="float">
            <text:p>10895052</text:p>
          </table:table-cell>
          <table:table-cell table:formula="of:=[.A683]/1000/(60*60*24)" office:value-type="time" office:time-value="PT03H01M35.052S" calcext:value-type="time">
            <text:p>03:01:35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737.13" calcext:value-type="float">
            <text:p>737.13</text:p>
          </table:table-cell>
          <table:table-cell office:value-type="float" office:value="903.15" calcext:value-type="float">
            <text:p>903.15</text:p>
          </table:table-cell>
        </table:table-row>
        <table:table-row table:style-name="ro1">
          <table:table-cell office:value-type="float" office:value="10911052" calcext:value-type="float">
            <text:p>10911052</text:p>
          </table:table-cell>
          <table:table-cell table:formula="of:=[.A684]/1000/(60*60*24)" office:value-type="time" office:time-value="PT03H01M51.052S" calcext:value-type="time">
            <text:p>03:01:51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738.19" calcext:value-type="float">
            <text:p>738.19</text:p>
          </table:table-cell>
          <table:table-cell office:value-type="float" office:value="904.42" calcext:value-type="float">
            <text:p>904.42</text:p>
          </table:table-cell>
        </table:table-row>
        <table:table-row table:style-name="ro1">
          <table:table-cell office:value-type="float" office:value="10927052" calcext:value-type="float">
            <text:p>10927052</text:p>
          </table:table-cell>
          <table:table-cell table:formula="of:=[.A685]/1000/(60*60*24)" office:value-type="time" office:time-value="PT03H02M07.052S" calcext:value-type="time">
            <text:p>03:02:07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5.09" calcext:value-type="float">
            <text:p>285.09</text:p>
          </table:table-cell>
          <table:table-cell office:value-type="float" office:value="739.24" calcext:value-type="float">
            <text:p>739.24</text:p>
          </table:table-cell>
          <table:table-cell office:value-type="float" office:value="905.69" calcext:value-type="float">
            <text:p>905.69</text:p>
          </table:table-cell>
        </table:table-row>
        <table:table-row table:style-name="ro1">
          <table:table-cell office:value-type="float" office:value="10943052" calcext:value-type="float">
            <text:p>10943052</text:p>
          </table:table-cell>
          <table:table-cell table:formula="of:=[.A686]/1000/(60*60*24)" office:value-type="time" office:time-value="PT03H02M23.052S" calcext:value-type="time">
            <text:p>03:02:23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740.3" calcext:value-type="float">
            <text:p>740.3</text:p>
          </table:table-cell>
          <table:table-cell office:value-type="float" office:value="906.96" calcext:value-type="float">
            <text:p>906.96</text:p>
          </table:table-cell>
        </table:table-row>
        <table:table-row table:style-name="ro1">
          <table:table-cell office:value-type="float" office:value="10959052" calcext:value-type="float">
            <text:p>10959052</text:p>
          </table:table-cell>
          <table:table-cell table:formula="of:=[.A687]/1000/(60*60*24)" office:value-type="time" office:time-value="PT03H02M39.052S" calcext:value-type="time">
            <text:p>03:02:39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7" calcext:value-type="float">
            <text:p>284.97</text:p>
          </table:table-cell>
          <table:table-cell office:value-type="float" office:value="741.36" calcext:value-type="float">
            <text:p>741.36</text:p>
          </table:table-cell>
          <table:table-cell office:value-type="float" office:value="908.23" calcext:value-type="float">
            <text:p>908.23</text:p>
          </table:table-cell>
        </table:table-row>
        <table:table-row table:style-name="ro1">
          <table:table-cell office:value-type="float" office:value="10975052" calcext:value-type="float">
            <text:p>10975052</text:p>
          </table:table-cell>
          <table:table-cell table:formula="of:=[.A688]/1000/(60*60*24)" office:value-type="time" office:time-value="PT03H02M55.052S" calcext:value-type="time">
            <text:p>03:02:55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742.42" calcext:value-type="float">
            <text:p>742.42</text:p>
          </table:table-cell>
          <table:table-cell office:value-type="float" office:value="909.5" calcext:value-type="float">
            <text:p>909.5</text:p>
          </table:table-cell>
        </table:table-row>
        <table:table-row table:style-name="ro1">
          <table:table-cell office:value-type="float" office:value="10991052" calcext:value-type="float">
            <text:p>10991052</text:p>
          </table:table-cell>
          <table:table-cell table:formula="of:=[.A689]/1000/(60*60*24)" office:value-type="time" office:time-value="PT03H03M11.052S" calcext:value-type="time">
            <text:p>03:03:11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7" calcext:value-type="float">
            <text:p>284.97</text:p>
          </table:table-cell>
          <table:table-cell office:value-type="float" office:value="743.48" calcext:value-type="float">
            <text:p>743.48</text:p>
          </table:table-cell>
          <table:table-cell office:value-type="float" office:value="910.77" calcext:value-type="float">
            <text:p>910.77</text:p>
          </table:table-cell>
        </table:table-row>
        <table:table-row table:style-name="ro1">
          <table:table-cell office:value-type="float" office:value="11007052" calcext:value-type="float">
            <text:p>11007052</text:p>
          </table:table-cell>
          <table:table-cell table:formula="of:=[.A690]/1000/(60*60*24)" office:value-type="time" office:time-value="PT03H03M27.052S" calcext:value-type="time">
            <text:p>03:03:27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744.54" calcext:value-type="float">
            <text:p>744.54</text:p>
          </table:table-cell>
          <table:table-cell office:value-type="float" office:value="912.04" calcext:value-type="float">
            <text:p>912.04</text:p>
          </table:table-cell>
        </table:table-row>
        <table:table-row table:style-name="ro1">
          <table:table-cell office:value-type="float" office:value="11023052" calcext:value-type="float">
            <text:p>11023052</text:p>
          </table:table-cell>
          <table:table-cell table:formula="of:=[.A691]/1000/(60*60*24)" office:value-type="time" office:time-value="PT03H03M43.052S" calcext:value-type="time">
            <text:p>03:03:43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7" calcext:value-type="float">
            <text:p>284.97</text:p>
          </table:table-cell>
          <table:table-cell office:value-type="float" office:value="745.6" calcext:value-type="float">
            <text:p>745.6</text:p>
          </table:table-cell>
          <table:table-cell office:value-type="float" office:value="913.3" calcext:value-type="float">
            <text:p>913.3</text:p>
          </table:table-cell>
        </table:table-row>
        <table:table-row table:style-name="ro1">
          <table:table-cell office:value-type="float" office:value="11039052" calcext:value-type="float">
            <text:p>11039052</text:p>
          </table:table-cell>
          <table:table-cell table:formula="of:=[.A692]/1000/(60*60*24)" office:value-type="time" office:time-value="PT03H03M59.052S" calcext:value-type="time">
            <text:p>03:03:59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7" calcext:value-type="float">
            <text:p>284.97</text:p>
          </table:table-cell>
          <table:table-cell office:value-type="float" office:value="746.66" calcext:value-type="float">
            <text:p>746.66</text:p>
          </table:table-cell>
          <table:table-cell office:value-type="float" office:value="914.57" calcext:value-type="float">
            <text:p>914.57</text:p>
          </table:table-cell>
        </table:table-row>
        <table:table-row table:style-name="ro1">
          <table:table-cell office:value-type="float" office:value="11055052" calcext:value-type="float">
            <text:p>11055052</text:p>
          </table:table-cell>
          <table:table-cell table:formula="of:=[.A693]/1000/(60*60*24)" office:value-type="time" office:time-value="PT03H04M15.052S" calcext:value-type="time">
            <text:p>03:04:15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747.72" calcext:value-type="float">
            <text:p>747.72</text:p>
          </table:table-cell>
          <table:table-cell office:value-type="float" office:value="915.84" calcext:value-type="float">
            <text:p>915.84</text:p>
          </table:table-cell>
        </table:table-row>
        <table:table-row table:style-name="ro1">
          <table:table-cell office:value-type="float" office:value="11071052" calcext:value-type="float">
            <text:p>11071052</text:p>
          </table:table-cell>
          <table:table-cell table:formula="of:=[.A694]/1000/(60*60*24)" office:value-type="time" office:time-value="PT03H04M31.052S" calcext:value-type="time">
            <text:p>03:04:31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7" calcext:value-type="float">
            <text:p>284.97</text:p>
          </table:table-cell>
          <table:table-cell office:value-type="float" office:value="748.78" calcext:value-type="float">
            <text:p>748.78</text:p>
          </table:table-cell>
          <table:table-cell office:value-type="float" office:value="917.11" calcext:value-type="float">
            <text:p>917.11</text:p>
          </table:table-cell>
        </table:table-row>
        <table:table-row table:style-name="ro1">
          <table:table-cell office:value-type="float" office:value="11087052" calcext:value-type="float">
            <text:p>11087052</text:p>
          </table:table-cell>
          <table:table-cell table:formula="of:=[.A695]/1000/(60*60*24)" office:value-type="time" office:time-value="PT03H04M47.052S" calcext:value-type="time">
            <text:p>03:04:47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749.84" calcext:value-type="float">
            <text:p>749.84</text:p>
          </table:table-cell>
          <table:table-cell office:value-type="float" office:value="918.38" calcext:value-type="float">
            <text:p>918.38</text:p>
          </table:table-cell>
        </table:table-row>
        <table:table-row table:style-name="ro1">
          <table:table-cell office:value-type="float" office:value="11103052" calcext:value-type="float">
            <text:p>11103052</text:p>
          </table:table-cell>
          <table:table-cell table:formula="of:=[.A696]/1000/(60*60*24)" office:value-type="time" office:time-value="PT03H05M03.052S" calcext:value-type="time">
            <text:p>03:05:03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7" calcext:value-type="float">
            <text:p>284.97</text:p>
          </table:table-cell>
          <table:table-cell office:value-type="float" office:value="750.9" calcext:value-type="float">
            <text:p>750.9</text:p>
          </table:table-cell>
          <table:table-cell office:value-type="float" office:value="919.65" calcext:value-type="float">
            <text:p>919.65</text:p>
          </table:table-cell>
        </table:table-row>
        <table:table-row table:style-name="ro1">
          <table:table-cell office:value-type="float" office:value="11119052" calcext:value-type="float">
            <text:p>11119052</text:p>
          </table:table-cell>
          <table:table-cell table:formula="of:=[.A697]/1000/(60*60*24)" office:value-type="time" office:time-value="PT03H05M19.052S" calcext:value-type="time">
            <text:p>03:05:19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7" calcext:value-type="float">
            <text:p>284.97</text:p>
          </table:table-cell>
          <table:table-cell office:value-type="float" office:value="751.96" calcext:value-type="float">
            <text:p>751.96</text:p>
          </table:table-cell>
          <table:table-cell office:value-type="float" office:value="920.91" calcext:value-type="float">
            <text:p>920.91</text:p>
          </table:table-cell>
        </table:table-row>
        <table:table-row table:style-name="ro1">
          <table:table-cell office:value-type="float" office:value="11135052" calcext:value-type="float">
            <text:p>11135052</text:p>
          </table:table-cell>
          <table:table-cell table:formula="of:=[.A698]/1000/(60*60*24)" office:value-type="time" office:time-value="PT03H05M35.052S" calcext:value-type="time">
            <text:p>03:05:35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753.02" calcext:value-type="float">
            <text:p>753.02</text:p>
          </table:table-cell>
          <table:table-cell office:value-type="float" office:value="922.18" calcext:value-type="float">
            <text:p>922.18</text:p>
          </table:table-cell>
        </table:table-row>
        <table:table-row table:style-name="ro1">
          <table:table-cell office:value-type="float" office:value="11151052" calcext:value-type="float">
            <text:p>11151052</text:p>
          </table:table-cell>
          <table:table-cell table:formula="of:=[.A699]/1000/(60*60*24)" office:value-type="time" office:time-value="PT03H05M51.052S" calcext:value-type="time">
            <text:p>03:05:51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7" calcext:value-type="float">
            <text:p>284.97</text:p>
          </table:table-cell>
          <table:table-cell office:value-type="float" office:value="754.08" calcext:value-type="float">
            <text:p>754.08</text:p>
          </table:table-cell>
          <table:table-cell office:value-type="float" office:value="923.45" calcext:value-type="float">
            <text:p>923.45</text:p>
          </table:table-cell>
        </table:table-row>
        <table:table-row table:style-name="ro1">
          <table:table-cell office:value-type="float" office:value="11167052" calcext:value-type="float">
            <text:p>11167052</text:p>
          </table:table-cell>
          <table:table-cell table:formula="of:=[.A700]/1000/(60*60*24)" office:value-type="time" office:time-value="PT03H06M07.052S" calcext:value-type="time">
            <text:p>03:06:07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7" calcext:value-type="float">
            <text:p>284.97</text:p>
          </table:table-cell>
          <table:table-cell office:value-type="float" office:value="755.14" calcext:value-type="float">
            <text:p>755.14</text:p>
          </table:table-cell>
          <table:table-cell office:value-type="float" office:value="924.72" calcext:value-type="float">
            <text:p>924.72</text:p>
          </table:table-cell>
        </table:table-row>
        <table:table-row table:style-name="ro1">
          <table:table-cell office:value-type="float" office:value="11183052" calcext:value-type="float">
            <text:p>11183052</text:p>
          </table:table-cell>
          <table:table-cell table:formula="of:=[.A701]/1000/(60*60*24)" office:value-type="time" office:time-value="PT03H06M23.052S" calcext:value-type="time">
            <text:p>03:06:23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7" calcext:value-type="float">
            <text:p>284.97</text:p>
          </table:table-cell>
          <table:table-cell office:value-type="float" office:value="756.2" calcext:value-type="float">
            <text:p>756.2</text:p>
          </table:table-cell>
          <table:table-cell office:value-type="float" office:value="925.99" calcext:value-type="float">
            <text:p>925.99</text:p>
          </table:table-cell>
        </table:table-row>
        <table:table-row table:style-name="ro1">
          <table:table-cell office:value-type="float" office:value="11199052" calcext:value-type="float">
            <text:p>11199052</text:p>
          </table:table-cell>
          <table:table-cell table:formula="of:=[.A702]/1000/(60*60*24)" office:value-type="time" office:time-value="PT03H06M39.052S" calcext:value-type="time">
            <text:p>03:06:39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757.26" calcext:value-type="float">
            <text:p>757.26</text:p>
          </table:table-cell>
          <table:table-cell office:value-type="float" office:value="927.25" calcext:value-type="float">
            <text:p>927.25</text:p>
          </table:table-cell>
        </table:table-row>
        <table:table-row table:style-name="ro1">
          <table:table-cell office:value-type="float" office:value="11215052" calcext:value-type="float">
            <text:p>11215052</text:p>
          </table:table-cell>
          <table:table-cell table:formula="of:=[.A703]/1000/(60*60*24)" office:value-type="time" office:time-value="PT03H06M55.052S" calcext:value-type="time">
            <text:p>03:06:55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7" calcext:value-type="float">
            <text:p>284.97</text:p>
          </table:table-cell>
          <table:table-cell office:value-type="float" office:value="758.31" calcext:value-type="float">
            <text:p>758.31</text:p>
          </table:table-cell>
          <table:table-cell office:value-type="float" office:value="928.52" calcext:value-type="float">
            <text:p>928.52</text:p>
          </table:table-cell>
        </table:table-row>
        <table:table-row table:style-name="ro1">
          <table:table-cell office:value-type="float" office:value="11231052" calcext:value-type="float">
            <text:p>11231052</text:p>
          </table:table-cell>
          <table:table-cell table:formula="of:=[.A704]/1000/(60*60*24)" office:value-type="time" office:time-value="PT03H07M11.052S" calcext:value-type="time">
            <text:p>03:07:11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6" calcext:value-type="float">
            <text:p>284.96</text:p>
          </table:table-cell>
          <table:table-cell office:value-type="float" office:value="759.37" calcext:value-type="float">
            <text:p>759.37</text:p>
          </table:table-cell>
          <table:table-cell office:value-type="float" office:value="929.79" calcext:value-type="float">
            <text:p>929.79</text:p>
          </table:table-cell>
        </table:table-row>
        <table:table-row table:style-name="ro1">
          <table:table-cell office:value-type="float" office:value="11247052" calcext:value-type="float">
            <text:p>11247052</text:p>
          </table:table-cell>
          <table:table-cell table:formula="of:=[.A705]/1000/(60*60*24)" office:value-type="time" office:time-value="PT03H07M27.052S" calcext:value-type="time">
            <text:p>03:07:27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6" calcext:value-type="float">
            <text:p>284.96</text:p>
          </table:table-cell>
          <table:table-cell office:value-type="float" office:value="760.43" calcext:value-type="float">
            <text:p>760.43</text:p>
          </table:table-cell>
          <table:table-cell office:value-type="float" office:value="931.06" calcext:value-type="float">
            <text:p>931.06</text:p>
          </table:table-cell>
        </table:table-row>
        <table:table-row table:style-name="ro1">
          <table:table-cell office:value-type="float" office:value="11263052" calcext:value-type="float">
            <text:p>11263052</text:p>
          </table:table-cell>
          <table:table-cell table:formula="of:=[.A706]/1000/(60*60*24)" office:value-type="time" office:time-value="PT03H07M43.052S" calcext:value-type="time">
            <text:p>03:07:43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7" calcext:value-type="float">
            <text:p>284.97</text:p>
          </table:table-cell>
          <table:table-cell office:value-type="float" office:value="761.49" calcext:value-type="float">
            <text:p>761.49</text:p>
          </table:table-cell>
          <table:table-cell office:value-type="float" office:value="932.32" calcext:value-type="float">
            <text:p>932.32</text:p>
          </table:table-cell>
        </table:table-row>
        <table:table-row table:style-name="ro1">
          <table:table-cell office:value-type="float" office:value="11279052" calcext:value-type="float">
            <text:p>11279052</text:p>
          </table:table-cell>
          <table:table-cell table:formula="of:=[.A707]/1000/(60*60*24)" office:value-type="time" office:time-value="PT03H07M59.052S" calcext:value-type="time">
            <text:p>03:07:59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5" calcext:value-type="float">
            <text:p>284.85</text:p>
          </table:table-cell>
          <table:table-cell office:value-type="float" office:value="762.55" calcext:value-type="float">
            <text:p>762.55</text:p>
          </table:table-cell>
          <table:table-cell office:value-type="float" office:value="933.59" calcext:value-type="float">
            <text:p>933.59</text:p>
          </table:table-cell>
        </table:table-row>
        <table:table-row table:style-name="ro1">
          <table:table-cell office:value-type="float" office:value="11295052" calcext:value-type="float">
            <text:p>11295052</text:p>
          </table:table-cell>
          <table:table-cell table:formula="of:=[.A708]/1000/(60*60*24)" office:value-type="time" office:time-value="PT03H08M15.052S" calcext:value-type="time">
            <text:p>03:08:15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6" calcext:value-type="float">
            <text:p>284.96</text:p>
          </table:table-cell>
          <table:table-cell office:value-type="float" office:value="763.61" calcext:value-type="float">
            <text:p>763.61</text:p>
          </table:table-cell>
          <table:table-cell office:value-type="float" office:value="934.86" calcext:value-type="float">
            <text:p>934.86</text:p>
          </table:table-cell>
        </table:table-row>
        <table:table-row table:style-name="ro1">
          <table:table-cell office:value-type="float" office:value="11311052" calcext:value-type="float">
            <text:p>11311052</text:p>
          </table:table-cell>
          <table:table-cell table:formula="of:=[.A709]/1000/(60*60*24)" office:value-type="time" office:time-value="PT03H08M31.052S" calcext:value-type="time">
            <text:p>03:08:31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5" calcext:value-type="float">
            <text:p>284.85</text:p>
          </table:table-cell>
          <table:table-cell office:value-type="float" office:value="764.67" calcext:value-type="float">
            <text:p>764.67</text:p>
          </table:table-cell>
          <table:table-cell office:value-type="float" office:value="936.13" calcext:value-type="float">
            <text:p>936.13</text:p>
          </table:table-cell>
        </table:table-row>
        <table:table-row table:style-name="ro1">
          <table:table-cell office:value-type="float" office:value="11327051" calcext:value-type="float">
            <text:p>11327051</text:p>
          </table:table-cell>
          <table:table-cell table:formula="of:=[.A710]/1000/(60*60*24)" office:value-type="time" office:time-value="PT03H08M47.051S" calcext:value-type="time">
            <text:p>03:08:47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765.73" calcext:value-type="float">
            <text:p>765.73</text:p>
          </table:table-cell>
          <table:table-cell office:value-type="float" office:value="937.39" calcext:value-type="float">
            <text:p>937.39</text:p>
          </table:table-cell>
        </table:table-row>
        <table:table-row table:style-name="ro1">
          <table:table-cell office:value-type="float" office:value="11343052" calcext:value-type="float">
            <text:p>11343052</text:p>
          </table:table-cell>
          <table:table-cell table:formula="of:=[.A711]/1000/(60*60*24)" office:value-type="time" office:time-value="PT03H09M03.052S" calcext:value-type="time">
            <text:p>03:09:03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4" calcext:value-type="float">
            <text:p>284.84</text:p>
          </table:table-cell>
          <table:table-cell office:value-type="float" office:value="766.79" calcext:value-type="float">
            <text:p>766.79</text:p>
          </table:table-cell>
          <table:table-cell office:value-type="float" office:value="938.66" calcext:value-type="float">
            <text:p>938.66</text:p>
          </table:table-cell>
        </table:table-row>
        <table:table-row table:style-name="ro1">
          <table:table-cell office:value-type="float" office:value="11359052" calcext:value-type="float">
            <text:p>11359052</text:p>
          </table:table-cell>
          <table:table-cell table:formula="of:=[.A712]/1000/(60*60*24)" office:value-type="time" office:time-value="PT03H09M19.052S" calcext:value-type="time">
            <text:p>03:09:19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4" calcext:value-type="float">
            <text:p>284.84</text:p>
          </table:table-cell>
          <table:table-cell office:value-type="float" office:value="767.85" calcext:value-type="float">
            <text:p>767.85</text:p>
          </table:table-cell>
          <table:table-cell office:value-type="float" office:value="939.92" calcext:value-type="float">
            <text:p>939.92</text:p>
          </table:table-cell>
        </table:table-row>
        <table:table-row table:style-name="ro1">
          <table:table-cell office:value-type="float" office:value="11375052" calcext:value-type="float">
            <text:p>11375052</text:p>
          </table:table-cell>
          <table:table-cell table:formula="of:=[.A713]/1000/(60*60*24)" office:value-type="time" office:time-value="PT03H09M35.052S" calcext:value-type="time">
            <text:p>03:09:35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4" calcext:value-type="float">
            <text:p>284.84</text:p>
          </table:table-cell>
          <table:table-cell office:value-type="float" office:value="768.9" calcext:value-type="float">
            <text:p>768.9</text:p>
          </table:table-cell>
          <table:table-cell office:value-type="float" office:value="941.19" calcext:value-type="float">
            <text:p>941.19</text:p>
          </table:table-cell>
        </table:table-row>
        <table:table-row table:style-name="ro1">
          <table:table-cell office:value-type="float" office:value="11391052" calcext:value-type="float">
            <text:p>11391052</text:p>
          </table:table-cell>
          <table:table-cell table:formula="of:=[.A714]/1000/(60*60*24)" office:value-type="time" office:time-value="PT03H09M51.052S" calcext:value-type="time">
            <text:p>03:09:51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4" calcext:value-type="float">
            <text:p>284.84</text:p>
          </table:table-cell>
          <table:table-cell office:value-type="float" office:value="769.96" calcext:value-type="float">
            <text:p>769.96</text:p>
          </table:table-cell>
          <table:table-cell office:value-type="float" office:value="942.46" calcext:value-type="float">
            <text:p>942.46</text:p>
          </table:table-cell>
        </table:table-row>
        <table:table-row table:style-name="ro1">
          <table:table-cell office:value-type="float" office:value="11407052" calcext:value-type="float">
            <text:p>11407052</text:p>
          </table:table-cell>
          <table:table-cell table:formula="of:=[.A715]/1000/(60*60*24)" office:value-type="time" office:time-value="PT03H10M07.052S" calcext:value-type="time">
            <text:p>03:10:07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771.02" calcext:value-type="float">
            <text:p>771.02</text:p>
          </table:table-cell>
          <table:table-cell office:value-type="float" office:value="943.72" calcext:value-type="float">
            <text:p>943.72</text:p>
          </table:table-cell>
        </table:table-row>
        <table:table-row table:style-name="ro1">
          <table:table-cell office:value-type="float" office:value="11423052" calcext:value-type="float">
            <text:p>11423052</text:p>
          </table:table-cell>
          <table:table-cell table:formula="of:=[.A716]/1000/(60*60*24)" office:value-type="time" office:time-value="PT03H10M23.052S" calcext:value-type="time">
            <text:p>03:10:23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772.08" calcext:value-type="float">
            <text:p>772.08</text:p>
          </table:table-cell>
          <table:table-cell office:value-type="float" office:value="944.99" calcext:value-type="float">
            <text:p>944.99</text:p>
          </table:table-cell>
        </table:table-row>
        <table:table-row table:style-name="ro1">
          <table:table-cell office:value-type="float" office:value="11439052" calcext:value-type="float">
            <text:p>11439052</text:p>
          </table:table-cell>
          <table:table-cell table:formula="of:=[.A717]/1000/(60*60*24)" office:value-type="time" office:time-value="PT03H10M39.052S" calcext:value-type="time">
            <text:p>03:10:39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4" calcext:value-type="float">
            <text:p>284.84</text:p>
          </table:table-cell>
          <table:table-cell office:value-type="float" office:value="773.14" calcext:value-type="float">
            <text:p>773.14</text:p>
          </table:table-cell>
          <table:table-cell office:value-type="float" office:value="946.26" calcext:value-type="float">
            <text:p>946.26</text:p>
          </table:table-cell>
        </table:table-row>
        <table:table-row table:style-name="ro1">
          <table:table-cell office:value-type="float" office:value="11455052" calcext:value-type="float">
            <text:p>11455052</text:p>
          </table:table-cell>
          <table:table-cell table:formula="of:=[.A718]/1000/(60*60*24)" office:value-type="time" office:time-value="PT03H10M55.052S" calcext:value-type="time">
            <text:p>03:10:55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4" calcext:value-type="float">
            <text:p>284.84</text:p>
          </table:table-cell>
          <table:table-cell office:value-type="float" office:value="774.2" calcext:value-type="float">
            <text:p>774.2</text:p>
          </table:table-cell>
          <table:table-cell office:value-type="float" office:value="947.52" calcext:value-type="float">
            <text:p>947.52</text:p>
          </table:table-cell>
        </table:table-row>
        <table:table-row table:style-name="ro1">
          <table:table-cell office:value-type="float" office:value="11471052" calcext:value-type="float">
            <text:p>11471052</text:p>
          </table:table-cell>
          <table:table-cell table:formula="of:=[.A719]/1000/(60*60*24)" office:value-type="time" office:time-value="PT03H11M11.052S" calcext:value-type="time">
            <text:p>03:11:11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4" calcext:value-type="float">
            <text:p>284.84</text:p>
          </table:table-cell>
          <table:table-cell office:value-type="float" office:value="775.26" calcext:value-type="float">
            <text:p>775.26</text:p>
          </table:table-cell>
          <table:table-cell office:value-type="float" office:value="948.79" calcext:value-type="float">
            <text:p>948.79</text:p>
          </table:table-cell>
        </table:table-row>
        <table:table-row table:style-name="ro1">
          <table:table-cell office:value-type="float" office:value="11487052" calcext:value-type="float">
            <text:p>11487052</text:p>
          </table:table-cell>
          <table:table-cell table:formula="of:=[.A720]/1000/(60*60*24)" office:value-type="time" office:time-value="PT03H11M27.052S" calcext:value-type="time">
            <text:p>03:11:27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4" calcext:value-type="float">
            <text:p>284.84</text:p>
          </table:table-cell>
          <table:table-cell office:value-type="float" office:value="776.31" calcext:value-type="float">
            <text:p>776.31</text:p>
          </table:table-cell>
          <table:table-cell office:value-type="float" office:value="950.06" calcext:value-type="float">
            <text:p>950.06</text:p>
          </table:table-cell>
        </table:table-row>
        <table:table-row table:style-name="ro1">
          <table:table-cell office:value-type="float" office:value="11503052" calcext:value-type="float">
            <text:p>11503052</text:p>
          </table:table-cell>
          <table:table-cell table:formula="of:=[.A721]/1000/(60*60*24)" office:value-type="time" office:time-value="PT03H11M43.052S" calcext:value-type="time">
            <text:p>03:11:43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777.37" calcext:value-type="float">
            <text:p>777.37</text:p>
          </table:table-cell>
          <table:table-cell office:value-type="float" office:value="951.32" calcext:value-type="float">
            <text:p>951.32</text:p>
          </table:table-cell>
        </table:table-row>
        <table:table-row table:style-name="ro1">
          <table:table-cell office:value-type="float" office:value="11519052" calcext:value-type="float">
            <text:p>11519052</text:p>
          </table:table-cell>
          <table:table-cell table:formula="of:=[.A722]/1000/(60*60*24)" office:value-type="time" office:time-value="PT03H11M59.052S" calcext:value-type="time">
            <text:p>03:11:59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4" calcext:value-type="float">
            <text:p>284.84</text:p>
          </table:table-cell>
          <table:table-cell office:value-type="float" office:value="778.43" calcext:value-type="float">
            <text:p>778.43</text:p>
          </table:table-cell>
          <table:table-cell office:value-type="float" office:value="952.59" calcext:value-type="float">
            <text:p>952.59</text:p>
          </table:table-cell>
        </table:table-row>
        <table:table-row table:style-name="ro1">
          <table:table-cell office:value-type="float" office:value="11535052" calcext:value-type="float">
            <text:p>11535052</text:p>
          </table:table-cell>
          <table:table-cell table:formula="of:=[.A723]/1000/(60*60*24)" office:value-type="time" office:time-value="PT03H12M15.052S" calcext:value-type="time">
            <text:p>03:12:15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779.49" calcext:value-type="float">
            <text:p>779.49</text:p>
          </table:table-cell>
          <table:table-cell office:value-type="float" office:value="953.85" calcext:value-type="float">
            <text:p>953.85</text:p>
          </table:table-cell>
        </table:table-row>
        <table:table-row table:style-name="ro1">
          <table:table-cell office:value-type="float" office:value="11551052" calcext:value-type="float">
            <text:p>11551052</text:p>
          </table:table-cell>
          <table:table-cell table:formula="of:=[.A724]/1000/(60*60*24)" office:value-type="time" office:time-value="PT03H12M31.052S" calcext:value-type="time">
            <text:p>03:12:31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780.55" calcext:value-type="float">
            <text:p>780.55</text:p>
          </table:table-cell>
          <table:table-cell office:value-type="float" office:value="955.12" calcext:value-type="float">
            <text:p>955.12</text:p>
          </table:table-cell>
        </table:table-row>
        <table:table-row table:style-name="ro1">
          <table:table-cell office:value-type="float" office:value="11567052" calcext:value-type="float">
            <text:p>11567052</text:p>
          </table:table-cell>
          <table:table-cell table:formula="of:=[.A725]/1000/(60*60*24)" office:value-type="time" office:time-value="PT03H12M47.052S" calcext:value-type="time">
            <text:p>03:12:47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781.61" calcext:value-type="float">
            <text:p>781.61</text:p>
          </table:table-cell>
          <table:table-cell office:value-type="float" office:value="956.39" calcext:value-type="float">
            <text:p>956.39</text:p>
          </table:table-cell>
        </table:table-row>
        <table:table-row table:style-name="ro1">
          <table:table-cell office:value-type="float" office:value="11583052" calcext:value-type="float">
            <text:p>11583052</text:p>
          </table:table-cell>
          <table:table-cell table:formula="of:=[.A726]/1000/(60*60*24)" office:value-type="time" office:time-value="PT03H13M03.052S" calcext:value-type="time">
            <text:p>03:13:03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782.67" calcext:value-type="float">
            <text:p>782.67</text:p>
          </table:table-cell>
          <table:table-cell office:value-type="float" office:value="957.65" calcext:value-type="float">
            <text:p>957.65</text:p>
          </table:table-cell>
        </table:table-row>
        <table:table-row table:style-name="ro1">
          <table:table-cell office:value-type="float" office:value="11599052" calcext:value-type="float">
            <text:p>11599052</text:p>
          </table:table-cell>
          <table:table-cell table:formula="of:=[.A727]/1000/(60*60*24)" office:value-type="time" office:time-value="PT03H13M19.052S" calcext:value-type="time">
            <text:p>03:13:19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783.72" calcext:value-type="float">
            <text:p>783.72</text:p>
          </table:table-cell>
          <table:table-cell office:value-type="float" office:value="958.92" calcext:value-type="float">
            <text:p>958.92</text:p>
          </table:table-cell>
        </table:table-row>
        <table:table-row table:style-name="ro1">
          <table:table-cell office:value-type="float" office:value="11615051" calcext:value-type="float">
            <text:p>11615051</text:p>
          </table:table-cell>
          <table:table-cell table:formula="of:=[.A728]/1000/(60*60*24)" office:value-type="time" office:time-value="PT03H13M35.051S" calcext:value-type="time">
            <text:p>03:13:35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784.78" calcext:value-type="float">
            <text:p>784.78</text:p>
          </table:table-cell>
          <table:table-cell office:value-type="float" office:value="960.18" calcext:value-type="float">
            <text:p>960.18</text:p>
          </table:table-cell>
        </table:table-row>
        <table:table-row table:style-name="ro1">
          <table:table-cell office:value-type="float" office:value="11631052" calcext:value-type="float">
            <text:p>11631052</text:p>
          </table:table-cell>
          <table:table-cell table:formula="of:=[.A729]/1000/(60*60*24)" office:value-type="time" office:time-value="PT03H13M51.052S" calcext:value-type="time">
            <text:p>03:13:51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785.84" calcext:value-type="float">
            <text:p>785.84</text:p>
          </table:table-cell>
          <table:table-cell office:value-type="float" office:value="961.45" calcext:value-type="float">
            <text:p>961.45</text:p>
          </table:table-cell>
        </table:table-row>
        <table:table-row table:style-name="ro1">
          <table:table-cell office:value-type="float" office:value="11647052" calcext:value-type="float">
            <text:p>11647052</text:p>
          </table:table-cell>
          <table:table-cell table:formula="of:=[.A730]/1000/(60*60*24)" office:value-type="time" office:time-value="PT03H14M07.052S" calcext:value-type="time">
            <text:p>03:14:07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786.9" calcext:value-type="float">
            <text:p>786.9</text:p>
          </table:table-cell>
          <table:table-cell office:value-type="float" office:value="962.71" calcext:value-type="float">
            <text:p>962.71</text:p>
          </table:table-cell>
        </table:table-row>
        <table:table-row table:style-name="ro1">
          <table:table-cell office:value-type="float" office:value="11663052" calcext:value-type="float">
            <text:p>11663052</text:p>
          </table:table-cell>
          <table:table-cell table:formula="of:=[.A731]/1000/(60*60*24)" office:value-type="time" office:time-value="PT03H14M23.052S" calcext:value-type="time">
            <text:p>03:14:23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787.96" calcext:value-type="float">
            <text:p>787.96</text:p>
          </table:table-cell>
          <table:table-cell office:value-type="float" office:value="963.98" calcext:value-type="float">
            <text:p>963.98</text:p>
          </table:table-cell>
        </table:table-row>
        <table:table-row table:style-name="ro1">
          <table:table-cell office:value-type="float" office:value="11679052" calcext:value-type="float">
            <text:p>11679052</text:p>
          </table:table-cell>
          <table:table-cell table:formula="of:=[.A732]/1000/(60*60*24)" office:value-type="time" office:time-value="PT03H14M39.052S" calcext:value-type="time">
            <text:p>03:14:39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789.02" calcext:value-type="float">
            <text:p>789.02</text:p>
          </table:table-cell>
          <table:table-cell office:value-type="float" office:value="965.25" calcext:value-type="float">
            <text:p>965.25</text:p>
          </table:table-cell>
        </table:table-row>
        <table:table-row table:style-name="ro1">
          <table:table-cell office:value-type="float" office:value="11695052" calcext:value-type="float">
            <text:p>11695052</text:p>
          </table:table-cell>
          <table:table-cell table:formula="of:=[.A733]/1000/(60*60*24)" office:value-type="time" office:time-value="PT03H14M55.052S" calcext:value-type="time">
            <text:p>03:14:55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790.08" calcext:value-type="float">
            <text:p>790.08</text:p>
          </table:table-cell>
          <table:table-cell office:value-type="float" office:value="966.51" calcext:value-type="float">
            <text:p>966.51</text:p>
          </table:table-cell>
        </table:table-row>
        <table:table-row table:style-name="ro1">
          <table:table-cell office:value-type="float" office:value="11711052" calcext:value-type="float">
            <text:p>11711052</text:p>
          </table:table-cell>
          <table:table-cell table:formula="of:=[.A734]/1000/(60*60*24)" office:value-type="time" office:time-value="PT03H15M11.052S" calcext:value-type="time">
            <text:p>03:15:11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791.13" calcext:value-type="float">
            <text:p>791.13</text:p>
          </table:table-cell>
          <table:table-cell office:value-type="float" office:value="967.78" calcext:value-type="float">
            <text:p>967.78</text:p>
          </table:table-cell>
        </table:table-row>
        <table:table-row table:style-name="ro1">
          <table:table-cell office:value-type="float" office:value="11727052" calcext:value-type="float">
            <text:p>11727052</text:p>
          </table:table-cell>
          <table:table-cell table:formula="of:=[.A735]/1000/(60*60*24)" office:value-type="time" office:time-value="PT03H15M27.052S" calcext:value-type="time">
            <text:p>03:15:27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792.19" calcext:value-type="float">
            <text:p>792.19</text:p>
          </table:table-cell>
          <table:table-cell office:value-type="float" office:value="969.04" calcext:value-type="float">
            <text:p>969.04</text:p>
          </table:table-cell>
        </table:table-row>
        <table:table-row table:style-name="ro1">
          <table:table-cell office:value-type="float" office:value="11743052" calcext:value-type="float">
            <text:p>11743052</text:p>
          </table:table-cell>
          <table:table-cell table:formula="of:=[.A736]/1000/(60*60*24)" office:value-type="time" office:time-value="PT03H15M43.052S" calcext:value-type="time">
            <text:p>03:15:43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793.25" calcext:value-type="float">
            <text:p>793.25</text:p>
          </table:table-cell>
          <table:table-cell office:value-type="float" office:value="970.31" calcext:value-type="float">
            <text:p>970.31</text:p>
          </table:table-cell>
        </table:table-row>
        <table:table-row table:style-name="ro1">
          <table:table-cell office:value-type="float" office:value="11759052" calcext:value-type="float">
            <text:p>11759052</text:p>
          </table:table-cell>
          <table:table-cell table:formula="of:=[.A737]/1000/(60*60*24)" office:value-type="time" office:time-value="PT03H15M59.052S" calcext:value-type="time">
            <text:p>03:15:59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794.31" calcext:value-type="float">
            <text:p>794.31</text:p>
          </table:table-cell>
          <table:table-cell office:value-type="float" office:value="971.57" calcext:value-type="float">
            <text:p>971.57</text:p>
          </table:table-cell>
        </table:table-row>
        <table:table-row table:style-name="ro1">
          <table:table-cell office:value-type="float" office:value="11775052" calcext:value-type="float">
            <text:p>11775052</text:p>
          </table:table-cell>
          <table:table-cell table:formula="of:=[.A738]/1000/(60*60*24)" office:value-type="time" office:time-value="PT03H16M15.052S" calcext:value-type="time">
            <text:p>03:16:15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795.37" calcext:value-type="float">
            <text:p>795.37</text:p>
          </table:table-cell>
          <table:table-cell office:value-type="float" office:value="972.84" calcext:value-type="float">
            <text:p>972.84</text:p>
          </table:table-cell>
        </table:table-row>
        <table:table-row table:style-name="ro1">
          <table:table-cell office:value-type="float" office:value="11791052" calcext:value-type="float">
            <text:p>11791052</text:p>
          </table:table-cell>
          <table:table-cell table:formula="of:=[.A739]/1000/(60*60*24)" office:value-type="time" office:time-value="PT03H16M31.052S" calcext:value-type="time">
            <text:p>03:16:31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796.43" calcext:value-type="float">
            <text:p>796.43</text:p>
          </table:table-cell>
          <table:table-cell office:value-type="float" office:value="974.1" calcext:value-type="float">
            <text:p>974.1</text:p>
          </table:table-cell>
        </table:table-row>
        <table:table-row table:style-name="ro1">
          <table:table-cell office:value-type="float" office:value="11807052" calcext:value-type="float">
            <text:p>11807052</text:p>
          </table:table-cell>
          <table:table-cell table:formula="of:=[.A740]/1000/(60*60*24)" office:value-type="time" office:time-value="PT03H16M47.052S" calcext:value-type="time">
            <text:p>03:16:47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797.48" calcext:value-type="float">
            <text:p>797.48</text:p>
          </table:table-cell>
          <table:table-cell office:value-type="float" office:value="975.37" calcext:value-type="float">
            <text:p>975.37</text:p>
          </table:table-cell>
        </table:table-row>
        <table:table-row table:style-name="ro1">
          <table:table-cell office:value-type="float" office:value="11823052" calcext:value-type="float">
            <text:p>11823052</text:p>
          </table:table-cell>
          <table:table-cell table:formula="of:=[.A741]/1000/(60*60*24)" office:value-type="time" office:time-value="PT03H17M03.052S" calcext:value-type="time">
            <text:p>03:17:03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798.54" calcext:value-type="float">
            <text:p>798.54</text:p>
          </table:table-cell>
          <table:table-cell office:value-type="float" office:value="976.63" calcext:value-type="float">
            <text:p>976.63</text:p>
          </table:table-cell>
        </table:table-row>
        <table:table-row table:style-name="ro1">
          <table:table-cell office:value-type="float" office:value="11839052" calcext:value-type="float">
            <text:p>11839052</text:p>
          </table:table-cell>
          <table:table-cell table:formula="of:=[.A742]/1000/(60*60*24)" office:value-type="time" office:time-value="PT03H17M19.052S" calcext:value-type="time">
            <text:p>03:17:19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799.6" calcext:value-type="float">
            <text:p>799.6</text:p>
          </table:table-cell>
          <table:table-cell office:value-type="float" office:value="977.9" calcext:value-type="float">
            <text:p>977.9</text:p>
          </table:table-cell>
        </table:table-row>
        <table:table-row table:style-name="ro1">
          <table:table-cell office:value-type="float" office:value="11855052" calcext:value-type="float">
            <text:p>11855052</text:p>
          </table:table-cell>
          <table:table-cell table:formula="of:=[.A743]/1000/(60*60*24)" office:value-type="time" office:time-value="PT03H17M35.052S" calcext:value-type="time">
            <text:p>03:17:35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800.66" calcext:value-type="float">
            <text:p>800.66</text:p>
          </table:table-cell>
          <table:table-cell office:value-type="float" office:value="979.16" calcext:value-type="float">
            <text:p>979.16</text:p>
          </table:table-cell>
        </table:table-row>
        <table:table-row table:style-name="ro1">
          <table:table-cell office:value-type="float" office:value="11871052" calcext:value-type="float">
            <text:p>11871052</text:p>
          </table:table-cell>
          <table:table-cell table:formula="of:=[.A744]/1000/(60*60*24)" office:value-type="time" office:time-value="PT03H17M51.052S" calcext:value-type="time">
            <text:p>03:17:51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801.71" calcext:value-type="float">
            <text:p>801.71</text:p>
          </table:table-cell>
          <table:table-cell office:value-type="float" office:value="980.43" calcext:value-type="float">
            <text:p>980.43</text:p>
          </table:table-cell>
        </table:table-row>
        <table:table-row table:style-name="ro1">
          <table:table-cell office:value-type="float" office:value="11887052" calcext:value-type="float">
            <text:p>11887052</text:p>
          </table:table-cell>
          <table:table-cell table:formula="of:=[.A745]/1000/(60*60*24)" office:value-type="time" office:time-value="PT03H18M07.052S" calcext:value-type="time">
            <text:p>03:18:07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802.77" calcext:value-type="float">
            <text:p>802.77</text:p>
          </table:table-cell>
          <table:table-cell office:value-type="float" office:value="981.69" calcext:value-type="float">
            <text:p>981.69</text:p>
          </table:table-cell>
        </table:table-row>
        <table:table-row table:style-name="ro1">
          <table:table-cell office:value-type="float" office:value="11903052" calcext:value-type="float">
            <text:p>11903052</text:p>
          </table:table-cell>
          <table:table-cell table:formula="of:=[.A746]/1000/(60*60*24)" office:value-type="time" office:time-value="PT03H18M23.052S" calcext:value-type="time">
            <text:p>03:18:23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803.83" calcext:value-type="float">
            <text:p>803.83</text:p>
          </table:table-cell>
          <table:table-cell office:value-type="float" office:value="982.96" calcext:value-type="float">
            <text:p>982.96</text:p>
          </table:table-cell>
        </table:table-row>
        <table:table-row table:style-name="ro1">
          <table:table-cell office:value-type="float" office:value="11919052" calcext:value-type="float">
            <text:p>11919052</text:p>
          </table:table-cell>
          <table:table-cell table:formula="of:=[.A747]/1000/(60*60*24)" office:value-type="time" office:time-value="PT03H18M39.052S" calcext:value-type="time">
            <text:p>03:18:39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804.89" calcext:value-type="float">
            <text:p>804.89</text:p>
          </table:table-cell>
          <table:table-cell office:value-type="float" office:value="984.22" calcext:value-type="float">
            <text:p>984.22</text:p>
          </table:table-cell>
        </table:table-row>
        <table:table-row table:style-name="ro1">
          <table:table-cell office:value-type="float" office:value="11935052" calcext:value-type="float">
            <text:p>11935052</text:p>
          </table:table-cell>
          <table:table-cell table:formula="of:=[.A748]/1000/(60*60*24)" office:value-type="time" office:time-value="PT03H18M55.052S" calcext:value-type="time">
            <text:p>03:18:55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805.95" calcext:value-type="float">
            <text:p>805.95</text:p>
          </table:table-cell>
          <table:table-cell office:value-type="float" office:value="985.49" calcext:value-type="float">
            <text:p>985.49</text:p>
          </table:table-cell>
        </table:table-row>
        <table:table-row table:style-name="ro1">
          <table:table-cell office:value-type="float" office:value="11951052" calcext:value-type="float">
            <text:p>11951052</text:p>
          </table:table-cell>
          <table:table-cell table:formula="of:=[.A749]/1000/(60*60*24)" office:value-type="time" office:time-value="PT03H19M11.052S" calcext:value-type="time">
            <text:p>03:19:11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807" calcext:value-type="float">
            <text:p>807</text:p>
          </table:table-cell>
          <table:table-cell office:value-type="float" office:value="986.75" calcext:value-type="float">
            <text:p>986.75</text:p>
          </table:table-cell>
        </table:table-row>
        <table:table-row table:style-name="ro1">
          <table:table-cell office:value-type="float" office:value="11967052" calcext:value-type="float">
            <text:p>11967052</text:p>
          </table:table-cell>
          <table:table-cell table:formula="of:=[.A750]/1000/(60*60*24)" office:value-type="time" office:time-value="PT03H19M27.052S" calcext:value-type="time">
            <text:p>03:19:27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808.06" calcext:value-type="float">
            <text:p>808.06</text:p>
          </table:table-cell>
          <table:table-cell office:value-type="float" office:value="988.02" calcext:value-type="float">
            <text:p>988.02</text:p>
          </table:table-cell>
        </table:table-row>
        <table:table-row table:style-name="ro1">
          <table:table-cell office:value-type="float" office:value="11983052" calcext:value-type="float">
            <text:p>11983052</text:p>
          </table:table-cell>
          <table:table-cell table:formula="of:=[.A751]/1000/(60*60*24)" office:value-type="time" office:time-value="PT03H19M43.052S" calcext:value-type="time">
            <text:p>03:19:43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809.12" calcext:value-type="float">
            <text:p>809.12</text:p>
          </table:table-cell>
          <table:table-cell office:value-type="float" office:value="989.28" calcext:value-type="float">
            <text:p>989.28</text:p>
          </table:table-cell>
        </table:table-row>
        <table:table-row table:style-name="ro1">
          <table:table-cell office:value-type="float" office:value="11999052" calcext:value-type="float">
            <text:p>11999052</text:p>
          </table:table-cell>
          <table:table-cell table:formula="of:=[.A752]/1000/(60*60*24)" office:value-type="time" office:time-value="PT03H19M59.052S" calcext:value-type="time">
            <text:p>03:19:59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810.18" calcext:value-type="float">
            <text:p>810.18</text:p>
          </table:table-cell>
          <table:table-cell office:value-type="float" office:value="990.55" calcext:value-type="float">
            <text:p>990.55</text:p>
          </table:table-cell>
        </table:table-row>
        <table:table-row table:style-name="ro1">
          <table:table-cell office:value-type="float" office:value="12015052" calcext:value-type="float">
            <text:p>12015052</text:p>
          </table:table-cell>
          <table:table-cell table:formula="of:=[.A753]/1000/(60*60*24)" office:value-type="time" office:time-value="PT03H20M15.052S" calcext:value-type="time">
            <text:p>03:20:15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811.23" calcext:value-type="float">
            <text:p>811.23</text:p>
          </table:table-cell>
          <table:table-cell office:value-type="float" office:value="991.81" calcext:value-type="float">
            <text:p>991.81</text:p>
          </table:table-cell>
        </table:table-row>
        <table:table-row table:style-name="ro1">
          <table:table-cell office:value-type="float" office:value="12031052" calcext:value-type="float">
            <text:p>12031052</text:p>
          </table:table-cell>
          <table:table-cell table:formula="of:=[.A754]/1000/(60*60*24)" office:value-type="time" office:time-value="PT03H20M31.052S" calcext:value-type="time">
            <text:p>03:20:31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812.29" calcext:value-type="float">
            <text:p>812.29</text:p>
          </table:table-cell>
          <table:table-cell office:value-type="float" office:value="993.08" calcext:value-type="float">
            <text:p>993.08</text:p>
          </table:table-cell>
        </table:table-row>
        <table:table-row table:style-name="ro1">
          <table:table-cell office:value-type="float" office:value="12047052" calcext:value-type="float">
            <text:p>12047052</text:p>
          </table:table-cell>
          <table:table-cell table:formula="of:=[.A755]/1000/(60*60*24)" office:value-type="time" office:time-value="PT03H20M47.052S" calcext:value-type="time">
            <text:p>03:20:47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813.35" calcext:value-type="float">
            <text:p>813.35</text:p>
          </table:table-cell>
          <table:table-cell office:value-type="float" office:value="994.34" calcext:value-type="float">
            <text:p>994.34</text:p>
          </table:table-cell>
        </table:table-row>
        <table:table-row table:style-name="ro1">
          <table:table-cell office:value-type="float" office:value="12063052" calcext:value-type="float">
            <text:p>12063052</text:p>
          </table:table-cell>
          <table:table-cell table:formula="of:=[.A756]/1000/(60*60*24)" office:value-type="time" office:time-value="PT03H21M03.052S" calcext:value-type="time">
            <text:p>03:21:03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814.41" calcext:value-type="float">
            <text:p>814.41</text:p>
          </table:table-cell>
          <table:table-cell office:value-type="float" office:value="995.6" calcext:value-type="float">
            <text:p>995.6</text:p>
          </table:table-cell>
        </table:table-row>
        <table:table-row table:style-name="ro1">
          <table:table-cell office:value-type="float" office:value="12079052" calcext:value-type="float">
            <text:p>12079052</text:p>
          </table:table-cell>
          <table:table-cell table:formula="of:=[.A757]/1000/(60*60*24)" office:value-type="time" office:time-value="PT03H21M19.052S" calcext:value-type="time">
            <text:p>03:21:19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815.46" calcext:value-type="float">
            <text:p>815.46</text:p>
          </table:table-cell>
          <table:table-cell office:value-type="float" office:value="996.87" calcext:value-type="float">
            <text:p>996.87</text:p>
          </table:table-cell>
        </table:table-row>
        <table:table-row table:style-name="ro1">
          <table:table-cell office:value-type="float" office:value="12095052" calcext:value-type="float">
            <text:p>12095052</text:p>
          </table:table-cell>
          <table:table-cell table:formula="of:=[.A758]/1000/(60*60*24)" office:value-type="time" office:time-value="PT03H21M35.052S" calcext:value-type="time">
            <text:p>03:21:35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816.52" calcext:value-type="float">
            <text:p>816.52</text:p>
          </table:table-cell>
          <table:table-cell office:value-type="float" office:value="998.13" calcext:value-type="float">
            <text:p>998.13</text:p>
          </table:table-cell>
        </table:table-row>
        <table:table-row table:style-name="ro1">
          <table:table-cell office:value-type="float" office:value="12111052" calcext:value-type="float">
            <text:p>12111052</text:p>
          </table:table-cell>
          <table:table-cell table:formula="of:=[.A759]/1000/(60*60*24)" office:value-type="time" office:time-value="PT03H21M51.052S" calcext:value-type="time">
            <text:p>03:21:51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817.58" calcext:value-type="float">
            <text:p>817.58</text:p>
          </table:table-cell>
          <table:table-cell office:value-type="float" office:value="999.4" calcext:value-type="float">
            <text:p>999.4</text:p>
          </table:table-cell>
        </table:table-row>
        <table:table-row table:style-name="ro1">
          <table:table-cell office:value-type="float" office:value="12127051" calcext:value-type="float">
            <text:p>12127051</text:p>
          </table:table-cell>
          <table:table-cell table:formula="of:=[.A760]/1000/(60*60*24)" office:value-type="time" office:time-value="PT03H22M07.051S" calcext:value-type="time">
            <text:p>03:22:07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818.64" calcext:value-type="float">
            <text:p>818.64</text:p>
          </table:table-cell>
          <table:table-cell office:value-type="float" office:value="1000.66" calcext:value-type="float">
            <text:p>1000.66</text:p>
          </table:table-cell>
        </table:table-row>
        <table:table-row table:style-name="ro1">
          <table:table-cell office:value-type="float" office:value="12143052" calcext:value-type="float">
            <text:p>12143052</text:p>
          </table:table-cell>
          <table:table-cell table:formula="of:=[.A761]/1000/(60*60*24)" office:value-type="time" office:time-value="PT03H22M23.052S" calcext:value-type="time">
            <text:p>03:22:23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819.69" calcext:value-type="float">
            <text:p>819.69</text:p>
          </table:table-cell>
          <table:table-cell office:value-type="float" office:value="1001.93" calcext:value-type="float">
            <text:p>1001.93</text:p>
          </table:table-cell>
        </table:table-row>
        <table:table-row table:style-name="ro1">
          <table:table-cell office:value-type="float" office:value="12159052" calcext:value-type="float">
            <text:p>12159052</text:p>
          </table:table-cell>
          <table:table-cell table:formula="of:=[.A762]/1000/(60*60*24)" office:value-type="time" office:time-value="PT03H22M39.052S" calcext:value-type="time">
            <text:p>03:22:39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820.75" calcext:value-type="float">
            <text:p>820.75</text:p>
          </table:table-cell>
          <table:table-cell office:value-type="float" office:value="1003.19" calcext:value-type="float">
            <text:p>1003.19</text:p>
          </table:table-cell>
        </table:table-row>
        <table:table-row table:style-name="ro1">
          <table:table-cell office:value-type="float" office:value="12175051" calcext:value-type="float">
            <text:p>12175051</text:p>
          </table:table-cell>
          <table:table-cell table:formula="of:=[.A763]/1000/(60*60*24)" office:value-type="time" office:time-value="PT03H22M55.051S" calcext:value-type="time">
            <text:p>03:22:55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821.81" calcext:value-type="float">
            <text:p>821.81</text:p>
          </table:table-cell>
          <table:table-cell office:value-type="float" office:value="1004.45" calcext:value-type="float">
            <text:p>1004.45</text:p>
          </table:table-cell>
        </table:table-row>
        <table:table-row table:style-name="ro1">
          <table:table-cell office:value-type="float" office:value="12191052" calcext:value-type="float">
            <text:p>12191052</text:p>
          </table:table-cell>
          <table:table-cell table:formula="of:=[.A764]/1000/(60*60*24)" office:value-type="time" office:time-value="PT03H23M11.052S" calcext:value-type="time">
            <text:p>03:23:11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822.87" calcext:value-type="float">
            <text:p>822.87</text:p>
          </table:table-cell>
          <table:table-cell office:value-type="float" office:value="1005.72" calcext:value-type="float">
            <text:p>1005.72</text:p>
          </table:table-cell>
        </table:table-row>
        <table:table-row table:style-name="ro1">
          <table:table-cell office:value-type="float" office:value="12207052" calcext:value-type="float">
            <text:p>12207052</text:p>
          </table:table-cell>
          <table:table-cell table:formula="of:=[.A765]/1000/(60*60*24)" office:value-type="time" office:time-value="PT03H23M27.052S" calcext:value-type="time">
            <text:p>03:23:27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823.92" calcext:value-type="float">
            <text:p>823.92</text:p>
          </table:table-cell>
          <table:table-cell office:value-type="float" office:value="1006.98" calcext:value-type="float">
            <text:p>1006.98</text:p>
          </table:table-cell>
        </table:table-row>
        <table:table-row table:style-name="ro1">
          <table:table-cell office:value-type="float" office:value="12223052" calcext:value-type="float">
            <text:p>12223052</text:p>
          </table:table-cell>
          <table:table-cell table:formula="of:=[.A766]/1000/(60*60*24)" office:value-type="time" office:time-value="PT03H23M43.052S" calcext:value-type="time">
            <text:p>03:23:43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824.98" calcext:value-type="float">
            <text:p>824.98</text:p>
          </table:table-cell>
          <table:table-cell office:value-type="float" office:value="1008.25" calcext:value-type="float">
            <text:p>1008.25</text:p>
          </table:table-cell>
        </table:table-row>
        <table:table-row table:style-name="ro1">
          <table:table-cell office:value-type="float" office:value="12239052" calcext:value-type="float">
            <text:p>12239052</text:p>
          </table:table-cell>
          <table:table-cell table:formula="of:=[.A767]/1000/(60*60*24)" office:value-type="time" office:time-value="PT03H23M59.052S" calcext:value-type="time">
            <text:p>03:23:59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826.04" calcext:value-type="float">
            <text:p>826.04</text:p>
          </table:table-cell>
          <table:table-cell office:value-type="float" office:value="1009.51" calcext:value-type="float">
            <text:p>1009.51</text:p>
          </table:table-cell>
        </table:table-row>
        <table:table-row table:style-name="ro1">
          <table:table-cell office:value-type="float" office:value="12255052" calcext:value-type="float">
            <text:p>12255052</text:p>
          </table:table-cell>
          <table:table-cell table:formula="of:=[.A768]/1000/(60*60*24)" office:value-type="time" office:time-value="PT03H24M15.052S" calcext:value-type="time">
            <text:p>03:24:15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827.09" calcext:value-type="float">
            <text:p>827.09</text:p>
          </table:table-cell>
          <table:table-cell office:value-type="float" office:value="1010.77" calcext:value-type="float">
            <text:p>1010.77</text:p>
          </table:table-cell>
        </table:table-row>
        <table:table-row table:style-name="ro1">
          <table:table-cell office:value-type="float" office:value="12271052" calcext:value-type="float">
            <text:p>12271052</text:p>
          </table:table-cell>
          <table:table-cell table:formula="of:=[.A769]/1000/(60*60*24)" office:value-type="time" office:time-value="PT03H24M31.052S" calcext:value-type="time">
            <text:p>03:24:31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828.15" calcext:value-type="float">
            <text:p>828.15</text:p>
          </table:table-cell>
          <table:table-cell office:value-type="float" office:value="1012.04" calcext:value-type="float">
            <text:p>1012.04</text:p>
          </table:table-cell>
        </table:table-row>
        <table:table-row table:style-name="ro1">
          <table:table-cell office:value-type="float" office:value="12287052" calcext:value-type="float">
            <text:p>12287052</text:p>
          </table:table-cell>
          <table:table-cell table:formula="of:=[.A770]/1000/(60*60*24)" office:value-type="time" office:time-value="PT03H24M47.052S" calcext:value-type="time">
            <text:p>03:24:47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829.21" calcext:value-type="float">
            <text:p>829.21</text:p>
          </table:table-cell>
          <table:table-cell office:value-type="float" office:value="1013.3" calcext:value-type="float">
            <text:p>1013.3</text:p>
          </table:table-cell>
        </table:table-row>
        <table:table-row table:style-name="ro1">
          <table:table-cell office:value-type="float" office:value="12303052" calcext:value-type="float">
            <text:p>12303052</text:p>
          </table:table-cell>
          <table:table-cell table:formula="of:=[.A771]/1000/(60*60*24)" office:value-type="time" office:time-value="PT03H25M03.052S" calcext:value-type="time">
            <text:p>03:25:03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830.26" calcext:value-type="float">
            <text:p>830.26</text:p>
          </table:table-cell>
          <table:table-cell office:value-type="float" office:value="1014.57" calcext:value-type="float">
            <text:p>1014.57</text:p>
          </table:table-cell>
        </table:table-row>
        <table:table-row table:style-name="ro1">
          <table:table-cell office:value-type="float" office:value="12319052" calcext:value-type="float">
            <text:p>12319052</text:p>
          </table:table-cell>
          <table:table-cell table:formula="of:=[.A772]/1000/(60*60*24)" office:value-type="time" office:time-value="PT03H25M19.052S" calcext:value-type="time">
            <text:p>03:25:19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831.32" calcext:value-type="float">
            <text:p>831.32</text:p>
          </table:table-cell>
          <table:table-cell office:value-type="float" office:value="1015.83" calcext:value-type="float">
            <text:p>1015.83</text:p>
          </table:table-cell>
        </table:table-row>
        <table:table-row table:style-name="ro1">
          <table:table-cell office:value-type="float" office:value="12335052" calcext:value-type="float">
            <text:p>12335052</text:p>
          </table:table-cell>
          <table:table-cell table:formula="of:=[.A773]/1000/(60*60*24)" office:value-type="time" office:time-value="PT03H25M35.052S" calcext:value-type="time">
            <text:p>03:25:35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832.38" calcext:value-type="float">
            <text:p>832.38</text:p>
          </table:table-cell>
          <table:table-cell office:value-type="float" office:value="1017.09" calcext:value-type="float">
            <text:p>1017.09</text:p>
          </table:table-cell>
        </table:table-row>
        <table:table-row table:style-name="ro1">
          <table:table-cell office:value-type="float" office:value="12351052" calcext:value-type="float">
            <text:p>12351052</text:p>
          </table:table-cell>
          <table:table-cell table:formula="of:=[.A774]/1000/(60*60*24)" office:value-type="time" office:time-value="PT03H25M51.052S" calcext:value-type="time">
            <text:p>03:25:51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833.43" calcext:value-type="float">
            <text:p>833.43</text:p>
          </table:table-cell>
          <table:table-cell office:value-type="float" office:value="1018.36" calcext:value-type="float">
            <text:p>1018.36</text:p>
          </table:table-cell>
        </table:table-row>
        <table:table-row table:style-name="ro1">
          <table:table-cell office:value-type="float" office:value="12367052" calcext:value-type="float">
            <text:p>12367052</text:p>
          </table:table-cell>
          <table:table-cell table:formula="of:=[.A775]/1000/(60*60*24)" office:value-type="time" office:time-value="PT03H26M07.052S" calcext:value-type="time">
            <text:p>03:26:07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834.49" calcext:value-type="float">
            <text:p>834.49</text:p>
          </table:table-cell>
          <table:table-cell office:value-type="float" office:value="1019.62" calcext:value-type="float">
            <text:p>1019.62</text:p>
          </table:table-cell>
        </table:table-row>
        <table:table-row table:style-name="ro1">
          <table:table-cell office:value-type="float" office:value="12383052" calcext:value-type="float">
            <text:p>12383052</text:p>
          </table:table-cell>
          <table:table-cell table:formula="of:=[.A776]/1000/(60*60*24)" office:value-type="time" office:time-value="PT03H26M23.052S" calcext:value-type="time">
            <text:p>03:26:23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5" calcext:value-type="float">
            <text:p>284.35</text:p>
          </table:table-cell>
          <table:table-cell office:value-type="float" office:value="835.55" calcext:value-type="float">
            <text:p>835.55</text:p>
          </table:table-cell>
          <table:table-cell office:value-type="float" office:value="1020.88" calcext:value-type="float">
            <text:p>1020.88</text:p>
          </table:table-cell>
        </table:table-row>
        <table:table-row table:style-name="ro1">
          <table:table-cell office:value-type="float" office:value="12399052" calcext:value-type="float">
            <text:p>12399052</text:p>
          </table:table-cell>
          <table:table-cell table:formula="of:=[.A777]/1000/(60*60*24)" office:value-type="time" office:time-value="PT03H26M39.052S" calcext:value-type="time">
            <text:p>03:26:39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836.6" calcext:value-type="float">
            <text:p>836.6</text:p>
          </table:table-cell>
          <table:table-cell office:value-type="float" office:value="1022.15" calcext:value-type="float">
            <text:p>1022.15</text:p>
          </table:table-cell>
        </table:table-row>
        <table:table-row table:style-name="ro1">
          <table:table-cell office:value-type="float" office:value="12415052" calcext:value-type="float">
            <text:p>12415052</text:p>
          </table:table-cell>
          <table:table-cell table:formula="of:=[.A778]/1000/(60*60*24)" office:value-type="time" office:time-value="PT03H26M55.052S" calcext:value-type="time">
            <text:p>03:26:55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837.66" calcext:value-type="float">
            <text:p>837.66</text:p>
          </table:table-cell>
          <table:table-cell office:value-type="float" office:value="1023.41" calcext:value-type="float">
            <text:p>1023.41</text:p>
          </table:table-cell>
        </table:table-row>
        <table:table-row table:style-name="ro1">
          <table:table-cell office:value-type="float" office:value="12431052" calcext:value-type="float">
            <text:p>12431052</text:p>
          </table:table-cell>
          <table:table-cell table:formula="of:=[.A779]/1000/(60*60*24)" office:value-type="time" office:time-value="PT03H27M11.052S" calcext:value-type="time">
            <text:p>03:27:11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838.72" calcext:value-type="float">
            <text:p>838.72</text:p>
          </table:table-cell>
          <table:table-cell office:value-type="float" office:value="1024.67" calcext:value-type="float">
            <text:p>1024.67</text:p>
          </table:table-cell>
        </table:table-row>
        <table:table-row table:style-name="ro1">
          <table:table-cell office:value-type="float" office:value="12447052" calcext:value-type="float">
            <text:p>12447052</text:p>
          </table:table-cell>
          <table:table-cell table:formula="of:=[.A780]/1000/(60*60*24)" office:value-type="time" office:time-value="PT03H27M27.052S" calcext:value-type="time">
            <text:p>03:27:27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5" calcext:value-type="float">
            <text:p>284.35</text:p>
          </table:table-cell>
          <table:table-cell office:value-type="float" office:value="839.77" calcext:value-type="float">
            <text:p>839.77</text:p>
          </table:table-cell>
          <table:table-cell office:value-type="float" office:value="1025.94" calcext:value-type="float">
            <text:p>1025.94</text:p>
          </table:table-cell>
        </table:table-row>
        <table:table-row table:style-name="ro1">
          <table:table-cell office:value-type="float" office:value="12463052" calcext:value-type="float">
            <text:p>12463052</text:p>
          </table:table-cell>
          <table:table-cell table:formula="of:=[.A781]/1000/(60*60*24)" office:value-type="time" office:time-value="PT03H27M43.052S" calcext:value-type="time">
            <text:p>03:27:43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840.83" calcext:value-type="float">
            <text:p>840.83</text:p>
          </table:table-cell>
          <table:table-cell office:value-type="float" office:value="1027.2" calcext:value-type="float">
            <text:p>1027.2</text:p>
          </table:table-cell>
        </table:table-row>
        <table:table-row table:style-name="ro1">
          <table:table-cell office:value-type="float" office:value="12479052" calcext:value-type="float">
            <text:p>12479052</text:p>
          </table:table-cell>
          <table:table-cell table:formula="of:=[.A782]/1000/(60*60*24)" office:value-type="time" office:time-value="PT03H27M59.052S" calcext:value-type="time">
            <text:p>03:27:59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841.89" calcext:value-type="float">
            <text:p>841.89</text:p>
          </table:table-cell>
          <table:table-cell office:value-type="float" office:value="1028.46" calcext:value-type="float">
            <text:p>1028.46</text:p>
          </table:table-cell>
        </table:table-row>
        <table:table-row table:style-name="ro1">
          <table:table-cell office:value-type="float" office:value="12495052" calcext:value-type="float">
            <text:p>12495052</text:p>
          </table:table-cell>
          <table:table-cell table:formula="of:=[.A783]/1000/(60*60*24)" office:value-type="time" office:time-value="PT03H28M15.052S" calcext:value-type="time">
            <text:p>03:28:15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842.94" calcext:value-type="float">
            <text:p>842.94</text:p>
          </table:table-cell>
          <table:table-cell office:value-type="float" office:value="1029.73" calcext:value-type="float">
            <text:p>1029.73</text:p>
          </table:table-cell>
        </table:table-row>
        <table:table-row table:style-name="ro1">
          <table:table-cell office:value-type="float" office:value="12511051" calcext:value-type="float">
            <text:p>12511051</text:p>
          </table:table-cell>
          <table:table-cell table:formula="of:=[.A784]/1000/(60*60*24)" office:value-type="time" office:time-value="PT03H28M31.051S" calcext:value-type="time">
            <text:p>03:28:31</text:p>
          </table:table-cell>
          <table:table-cell office:value-type="float" office:value="1.19" calcext:value-type="float">
            <text:p>1.19</text:p>
          </table:table-cell>
          <table:table-cell office:value-type="float" office:value="237.7" calcext:value-type="float">
            <text:p>237.7</text:p>
          </table:table-cell>
          <table:table-cell office:value-type="float" office:value="283.28" calcext:value-type="float">
            <text:p>283.28</text:p>
          </table:table-cell>
          <table:table-cell office:value-type="float" office:value="844" calcext:value-type="float">
            <text:p>844</text:p>
          </table:table-cell>
          <table:table-cell office:value-type="float" office:value="1030.99" calcext:value-type="float">
            <text:p>1030.99</text:p>
          </table:table-cell>
        </table:table-row>
        <table:table-row table:style-name="ro1">
          <table:table-cell office:value-type="float" office:value="12527052" calcext:value-type="float">
            <text:p>12527052</text:p>
          </table:table-cell>
          <table:table-cell table:formula="of:=[.A785]/1000/(60*60*24)" office:value-type="time" office:time-value="PT03H28M47.052S" calcext:value-type="time">
            <text:p>03:28:47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845.06" calcext:value-type="float">
            <text:p>845.06</text:p>
          </table:table-cell>
          <table:table-cell office:value-type="float" office:value="1032.25" calcext:value-type="float">
            <text:p>1032.25</text:p>
          </table:table-cell>
        </table:table-row>
        <table:table-row table:style-name="ro1">
          <table:table-cell office:value-type="float" office:value="12543052" calcext:value-type="float">
            <text:p>12543052</text:p>
          </table:table-cell>
          <table:table-cell table:formula="of:=[.A786]/1000/(60*60*24)" office:value-type="time" office:time-value="PT03H29M03.052S" calcext:value-type="time">
            <text:p>03:29:03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846.11" calcext:value-type="float">
            <text:p>846.11</text:p>
          </table:table-cell>
          <table:table-cell office:value-type="float" office:value="1033.51" calcext:value-type="float">
            <text:p>1033.51</text:p>
          </table:table-cell>
        </table:table-row>
        <table:table-row table:style-name="ro1">
          <table:table-cell office:value-type="float" office:value="12559052" calcext:value-type="float">
            <text:p>12559052</text:p>
          </table:table-cell>
          <table:table-cell table:formula="of:=[.A787]/1000/(60*60*24)" office:value-type="time" office:time-value="PT03H29M19.052S" calcext:value-type="time">
            <text:p>03:29:19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847.17" calcext:value-type="float">
            <text:p>847.17</text:p>
          </table:table-cell>
          <table:table-cell office:value-type="float" office:value="1034.78" calcext:value-type="float">
            <text:p>1034.78</text:p>
          </table:table-cell>
        </table:table-row>
        <table:table-row table:style-name="ro1">
          <table:table-cell office:value-type="float" office:value="12575052" calcext:value-type="float">
            <text:p>12575052</text:p>
          </table:table-cell>
          <table:table-cell table:formula="of:=[.A788]/1000/(60*60*24)" office:value-type="time" office:time-value="PT03H29M35.052S" calcext:value-type="time">
            <text:p>03:29:35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848.23" calcext:value-type="float">
            <text:p>848.23</text:p>
          </table:table-cell>
          <table:table-cell office:value-type="float" office:value="1036.04" calcext:value-type="float">
            <text:p>1036.04</text:p>
          </table:table-cell>
        </table:table-row>
        <table:table-row table:style-name="ro1">
          <table:table-cell office:value-type="float" office:value="12591051" calcext:value-type="float">
            <text:p>12591051</text:p>
          </table:table-cell>
          <table:table-cell table:formula="of:=[.A789]/1000/(60*60*24)" office:value-type="time" office:time-value="PT03H29M51.051S" calcext:value-type="time">
            <text:p>03:29:51</text:p>
          </table:table-cell>
          <table:table-cell office:value-type="float" office:value="1.19" calcext:value-type="float">
            <text:p>1.19</text:p>
          </table:table-cell>
          <table:table-cell office:value-type="float" office:value="237.6" calcext:value-type="float">
            <text:p>237.6</text:p>
          </table:table-cell>
          <table:table-cell office:value-type="float" office:value="283.16" calcext:value-type="float">
            <text:p>283.16</text:p>
          </table:table-cell>
          <table:table-cell office:value-type="float" office:value="849.28" calcext:value-type="float">
            <text:p>849.28</text:p>
          </table:table-cell>
          <table:table-cell office:value-type="float" office:value="1037.3" calcext:value-type="float">
            <text:p>1037.3</text:p>
          </table:table-cell>
        </table:table-row>
        <table:table-row table:style-name="ro1">
          <table:table-cell office:value-type="float" office:value="12607052" calcext:value-type="float">
            <text:p>12607052</text:p>
          </table:table-cell>
          <table:table-cell table:formula="of:=[.A790]/1000/(60*60*24)" office:value-type="time" office:time-value="PT03H30M07.052S" calcext:value-type="time">
            <text:p>03:30:07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850.34" calcext:value-type="float">
            <text:p>850.34</text:p>
          </table:table-cell>
          <table:table-cell office:value-type="float" office:value="1038.56" calcext:value-type="float">
            <text:p>1038.56</text:p>
          </table:table-cell>
        </table:table-row>
        <table:table-row table:style-name="ro1">
          <table:table-cell office:value-type="float" office:value="12623052" calcext:value-type="float">
            <text:p>12623052</text:p>
          </table:table-cell>
          <table:table-cell table:formula="of:=[.A791]/1000/(60*60*24)" office:value-type="time" office:time-value="PT03H30M23.052S" calcext:value-type="time">
            <text:p>03:30:23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851.4" calcext:value-type="float">
            <text:p>851.4</text:p>
          </table:table-cell>
          <table:table-cell office:value-type="float" office:value="1039.83" calcext:value-type="float">
            <text:p>1039.83</text:p>
          </table:table-cell>
        </table:table-row>
        <table:table-row table:style-name="ro1">
          <table:table-cell office:value-type="float" office:value="12639052" calcext:value-type="float">
            <text:p>12639052</text:p>
          </table:table-cell>
          <table:table-cell table:formula="of:=[.A792]/1000/(60*60*24)" office:value-type="time" office:time-value="PT03H30M39.052S" calcext:value-type="time">
            <text:p>03:30:39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852.45" calcext:value-type="float">
            <text:p>852.45</text:p>
          </table:table-cell>
          <table:table-cell office:value-type="float" office:value="1041.09" calcext:value-type="float">
            <text:p>1041.09</text:p>
          </table:table-cell>
        </table:table-row>
        <table:table-row table:style-name="ro1">
          <table:table-cell office:value-type="float" office:value="12655052" calcext:value-type="float">
            <text:p>12655052</text:p>
          </table:table-cell>
          <table:table-cell table:formula="of:=[.A793]/1000/(60*60*24)" office:value-type="time" office:time-value="PT03H30M55.052S" calcext:value-type="time">
            <text:p>03:30:55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853.51" calcext:value-type="float">
            <text:p>853.51</text:p>
          </table:table-cell>
          <table:table-cell office:value-type="float" office:value="1042.35" calcext:value-type="float">
            <text:p>1042.35</text:p>
          </table:table-cell>
        </table:table-row>
        <table:table-row table:style-name="ro1">
          <table:table-cell office:value-type="float" office:value="12671052" calcext:value-type="float">
            <text:p>12671052</text:p>
          </table:table-cell>
          <table:table-cell table:formula="of:=[.A794]/1000/(60*60*24)" office:value-type="time" office:time-value="PT03H31M11.052S" calcext:value-type="time">
            <text:p>03:31:11</text:p>
          </table:table-cell>
          <table:table-cell office:value-type="float" office:value="1.19" calcext:value-type="float">
            <text:p>1.19</text:p>
          </table:table-cell>
          <table:table-cell office:value-type="float" office:value="237.6" calcext:value-type="float">
            <text:p>237.6</text:p>
          </table:table-cell>
          <table:table-cell office:value-type="float" office:value="283.16" calcext:value-type="float">
            <text:p>283.16</text:p>
          </table:table-cell>
          <table:table-cell office:value-type="float" office:value="854.56" calcext:value-type="float">
            <text:p>854.56</text:p>
          </table:table-cell>
          <table:table-cell office:value-type="float" office:value="1043.61" calcext:value-type="float">
            <text:p>1043.61</text:p>
          </table:table-cell>
        </table:table-row>
        <table:table-row table:style-name="ro1">
          <table:table-cell office:value-type="float" office:value="12687052" calcext:value-type="float">
            <text:p>12687052</text:p>
          </table:table-cell>
          <table:table-cell table:formula="of:=[.A795]/1000/(60*60*24)" office:value-type="time" office:time-value="PT03H31M27.052S" calcext:value-type="time">
            <text:p>03:31:27</text:p>
          </table:table-cell>
          <table:table-cell office:value-type="float" office:value="1.19" calcext:value-type="float">
            <text:p>1.19</text:p>
          </table:table-cell>
          <table:table-cell office:value-type="float" office:value="237.6" calcext:value-type="float">
            <text:p>237.6</text:p>
          </table:table-cell>
          <table:table-cell office:value-type="float" office:value="283.16" calcext:value-type="float">
            <text:p>283.16</text:p>
          </table:table-cell>
          <table:table-cell office:value-type="float" office:value="855.62" calcext:value-type="float">
            <text:p>855.62</text:p>
          </table:table-cell>
          <table:table-cell office:value-type="float" office:value="1044.87" calcext:value-type="float">
            <text:p>1044.87</text:p>
          </table:table-cell>
        </table:table-row>
        <table:table-row table:style-name="ro1">
          <table:table-cell office:value-type="float" office:value="12703052" calcext:value-type="float">
            <text:p>12703052</text:p>
          </table:table-cell>
          <table:table-cell table:formula="of:=[.A796]/1000/(60*60*24)" office:value-type="time" office:time-value="PT03H31M43.052S" calcext:value-type="time">
            <text:p>03:31:43</text:p>
          </table:table-cell>
          <table:table-cell office:value-type="float" office:value="1.19" calcext:value-type="float">
            <text:p>1.19</text:p>
          </table:table-cell>
          <table:table-cell office:value-type="float" office:value="237.6" calcext:value-type="float">
            <text:p>237.6</text:p>
          </table:table-cell>
          <table:table-cell office:value-type="float" office:value="283.16" calcext:value-type="float">
            <text:p>283.16</text:p>
          </table:table-cell>
          <table:table-cell office:value-type="float" office:value="856.67" calcext:value-type="float">
            <text:p>856.67</text:p>
          </table:table-cell>
          <table:table-cell office:value-type="float" office:value="1046.14" calcext:value-type="float">
            <text:p>1046.14</text:p>
          </table:table-cell>
        </table:table-row>
        <table:table-row table:style-name="ro1">
          <table:table-cell office:value-type="float" office:value="12719052" calcext:value-type="float">
            <text:p>12719052</text:p>
          </table:table-cell>
          <table:table-cell table:formula="of:=[.A797]/1000/(60*60*24)" office:value-type="time" office:time-value="PT03H31M59.052S" calcext:value-type="time">
            <text:p>03:31:59</text:p>
          </table:table-cell>
          <table:table-cell office:value-type="float" office:value="1.19" calcext:value-type="float">
            <text:p>1.19</text:p>
          </table:table-cell>
          <table:table-cell office:value-type="float" office:value="237.6" calcext:value-type="float">
            <text:p>237.6</text:p>
          </table:table-cell>
          <table:table-cell office:value-type="float" office:value="283.16" calcext:value-type="float">
            <text:p>283.16</text:p>
          </table:table-cell>
          <table:table-cell office:value-type="float" office:value="857.73" calcext:value-type="float">
            <text:p>857.73</text:p>
          </table:table-cell>
          <table:table-cell office:value-type="float" office:value="1047.4" calcext:value-type="float">
            <text:p>1047.4</text:p>
          </table:table-cell>
        </table:table-row>
        <table:table-row table:style-name="ro1">
          <table:table-cell office:value-type="float" office:value="12735052" calcext:value-type="float">
            <text:p>12735052</text:p>
          </table:table-cell>
          <table:table-cell table:formula="of:=[.A798]/1000/(60*60*24)" office:value-type="time" office:time-value="PT03H32M15.052S" calcext:value-type="time">
            <text:p>03:32:15</text:p>
          </table:table-cell>
          <table:table-cell office:value-type="float" office:value="1.19" calcext:value-type="float">
            <text:p>1.19</text:p>
          </table:table-cell>
          <table:table-cell office:value-type="float" office:value="237.6" calcext:value-type="float">
            <text:p>237.6</text:p>
          </table:table-cell>
          <table:table-cell office:value-type="float" office:value="283.16" calcext:value-type="float">
            <text:p>283.16</text:p>
          </table:table-cell>
          <table:table-cell office:value-type="float" office:value="858.79" calcext:value-type="float">
            <text:p>858.79</text:p>
          </table:table-cell>
          <table:table-cell office:value-type="float" office:value="1048.66" calcext:value-type="float">
            <text:p>1048.66</text:p>
          </table:table-cell>
        </table:table-row>
        <table:table-row table:style-name="ro1">
          <table:table-cell office:value-type="float" office:value="12751052" calcext:value-type="float">
            <text:p>12751052</text:p>
          </table:table-cell>
          <table:table-cell table:formula="of:=[.A799]/1000/(60*60*24)" office:value-type="time" office:time-value="PT03H32M31.052S" calcext:value-type="time">
            <text:p>03:32:31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859.84" calcext:value-type="float">
            <text:p>859.84</text:p>
          </table:table-cell>
          <table:table-cell office:value-type="float" office:value="1049.92" calcext:value-type="float">
            <text:p>1049.92</text:p>
          </table:table-cell>
        </table:table-row>
        <table:table-row table:style-name="ro1">
          <table:table-cell office:value-type="float" office:value="12767052" calcext:value-type="float">
            <text:p>12767052</text:p>
          </table:table-cell>
          <table:table-cell table:formula="of:=[.A800]/1000/(60*60*24)" office:value-type="time" office:time-value="PT03H32M47.052S" calcext:value-type="time">
            <text:p>03:32:47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860.9" calcext:value-type="float">
            <text:p>860.9</text:p>
          </table:table-cell>
          <table:table-cell office:value-type="float" office:value="1051.18" calcext:value-type="float">
            <text:p>1051.18</text:p>
          </table:table-cell>
        </table:table-row>
        <table:table-row table:style-name="ro1">
          <table:table-cell office:value-type="float" office:value="12783052" calcext:value-type="float">
            <text:p>12783052</text:p>
          </table:table-cell>
          <table:table-cell table:formula="of:=[.A801]/1000/(60*60*24)" office:value-type="time" office:time-value="PT03H33M03.052S" calcext:value-type="time">
            <text:p>03:33:03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861.95" calcext:value-type="float">
            <text:p>861.95</text:p>
          </table:table-cell>
          <table:table-cell office:value-type="float" office:value="1052.44" calcext:value-type="float">
            <text:p>1052.44</text:p>
          </table:table-cell>
        </table:table-row>
        <table:table-row table:style-name="ro1">
          <table:table-cell office:value-type="float" office:value="12799052" calcext:value-type="float">
            <text:p>12799052</text:p>
          </table:table-cell>
          <table:table-cell table:formula="of:=[.A802]/1000/(60*60*24)" office:value-type="time" office:time-value="PT03H33M19.052S" calcext:value-type="time">
            <text:p>03:33:19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863.01" calcext:value-type="float">
            <text:p>863.01</text:p>
          </table:table-cell>
          <table:table-cell office:value-type="float" office:value="1053.7" calcext:value-type="float">
            <text:p>1053.7</text:p>
          </table:table-cell>
        </table:table-row>
        <table:table-row table:style-name="ro1">
          <table:table-cell office:value-type="float" office:value="12815052" calcext:value-type="float">
            <text:p>12815052</text:p>
          </table:table-cell>
          <table:table-cell table:formula="of:=[.A803]/1000/(60*60*24)" office:value-type="time" office:time-value="PT03H33M35.052S" calcext:value-type="time">
            <text:p>03:33:35</text:p>
          </table:table-cell>
          <table:table-cell office:value-type="float" office:value="1.19" calcext:value-type="float">
            <text:p>1.19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04" calcext:value-type="float">
            <text:p>283.04</text:p>
          </table:table-cell>
          <table:table-cell office:value-type="float" office:value="864.06" calcext:value-type="float">
            <text:p>864.06</text:p>
          </table:table-cell>
          <table:table-cell office:value-type="float" office:value="1054.96" calcext:value-type="float">
            <text:p>1054.96</text:p>
          </table:table-cell>
        </table:table-row>
        <table:table-row table:style-name="ro1">
          <table:table-cell office:value-type="float" office:value="12831052" calcext:value-type="float">
            <text:p>12831052</text:p>
          </table:table-cell>
          <table:table-cell table:formula="of:=[.A804]/1000/(60*60*24)" office:value-type="time" office:time-value="PT03H33M51.052S" calcext:value-type="time">
            <text:p>03:33:51</text:p>
          </table:table-cell>
          <table:table-cell office:value-type="float" office:value="1.19" calcext:value-type="float">
            <text:p>1.19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04" calcext:value-type="float">
            <text:p>283.04</text:p>
          </table:table-cell>
          <table:table-cell office:value-type="float" office:value="865.12" calcext:value-type="float">
            <text:p>865.12</text:p>
          </table:table-cell>
          <table:table-cell office:value-type="float" office:value="1056.22" calcext:value-type="float">
            <text:p>1056.22</text:p>
          </table:table-cell>
        </table:table-row>
        <table:table-row table:style-name="ro1">
          <table:table-cell office:value-type="float" office:value="12847052" calcext:value-type="float">
            <text:p>12847052</text:p>
          </table:table-cell>
          <table:table-cell table:formula="of:=[.A805]/1000/(60*60*24)" office:value-type="time" office:time-value="PT03H34M07.052S" calcext:value-type="time">
            <text:p>03:34:07</text:p>
          </table:table-cell>
          <table:table-cell office:value-type="float" office:value="1.19" calcext:value-type="float">
            <text:p>1.19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04" calcext:value-type="float">
            <text:p>283.04</text:p>
          </table:table-cell>
          <table:table-cell office:value-type="float" office:value="866.18" calcext:value-type="float">
            <text:p>866.18</text:p>
          </table:table-cell>
          <table:table-cell office:value-type="float" office:value="1057.48" calcext:value-type="float">
            <text:p>1057.48</text:p>
          </table:table-cell>
        </table:table-row>
        <table:table-row table:style-name="ro1">
          <table:table-cell office:value-type="float" office:value="12863052" calcext:value-type="float">
            <text:p>12863052</text:p>
          </table:table-cell>
          <table:table-cell table:formula="of:=[.A806]/1000/(60*60*24)" office:value-type="time" office:time-value="PT03H34M23.052S" calcext:value-type="time">
            <text:p>03:34:23</text:p>
          </table:table-cell>
          <table:table-cell office:value-type="float" office:value="1.19" calcext:value-type="float">
            <text:p>1.19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04" calcext:value-type="float">
            <text:p>283.04</text:p>
          </table:table-cell>
          <table:table-cell office:value-type="float" office:value="867.23" calcext:value-type="float">
            <text:p>867.23</text:p>
          </table:table-cell>
          <table:table-cell office:value-type="float" office:value="1058.74" calcext:value-type="float">
            <text:p>1058.74</text:p>
          </table:table-cell>
        </table:table-row>
        <table:table-row table:style-name="ro1">
          <table:table-cell office:value-type="float" office:value="12879052" calcext:value-type="float">
            <text:p>12879052</text:p>
          </table:table-cell>
          <table:table-cell table:formula="of:=[.A807]/1000/(60*60*24)" office:value-type="time" office:time-value="PT03H34M39.052S" calcext:value-type="time">
            <text:p>03:34:39</text:p>
          </table:table-cell>
          <table:table-cell office:value-type="float" office:value="1.19" calcext:value-type="float">
            <text:p>1.19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04" calcext:value-type="float">
            <text:p>283.04</text:p>
          </table:table-cell>
          <table:table-cell office:value-type="float" office:value="868.29" calcext:value-type="float">
            <text:p>868.29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12895052" calcext:value-type="float">
            <text:p>12895052</text:p>
          </table:table-cell>
          <table:table-cell table:formula="of:=[.A808]/1000/(60*60*24)" office:value-type="time" office:time-value="PT03H34M55.052S" calcext:value-type="time">
            <text:p>03:34:55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869.34" calcext:value-type="float">
            <text:p>869.34</text:p>
          </table:table-cell>
          <table:table-cell office:value-type="float" office:value="1061.26" calcext:value-type="float">
            <text:p>1061.26</text:p>
          </table:table-cell>
        </table:table-row>
        <table:table-row table:style-name="ro1">
          <table:table-cell office:value-type="float" office:value="12911052" calcext:value-type="float">
            <text:p>12911052</text:p>
          </table:table-cell>
          <table:table-cell table:formula="of:=[.A809]/1000/(60*60*24)" office:value-type="time" office:time-value="PT03H35M11.052S" calcext:value-type="time">
            <text:p>03:35:11</text:p>
          </table:table-cell>
          <table:table-cell office:value-type="float" office:value="1.19" calcext:value-type="float">
            <text:p>1.19</text:p>
          </table:table-cell>
          <table:table-cell office:value-type="float" office:value="237.4" calcext:value-type="float">
            <text:p>237.4</text:p>
          </table:table-cell>
          <table:table-cell office:value-type="float" office:value="282.92" calcext:value-type="float">
            <text:p>282.92</text:p>
          </table:table-cell>
          <table:table-cell office:value-type="float" office:value="870.4" calcext:value-type="float">
            <text:p>870.4</text:p>
          </table:table-cell>
          <table:table-cell office:value-type="float" office:value="1062.52" calcext:value-type="float">
            <text:p>1062.52</text:p>
          </table:table-cell>
        </table:table-row>
        <table:table-row table:style-name="ro1">
          <table:table-cell office:value-type="float" office:value="12927052" calcext:value-type="float">
            <text:p>12927052</text:p>
          </table:table-cell>
          <table:table-cell table:formula="of:=[.A810]/1000/(60*60*24)" office:value-type="time" office:time-value="PT03H35M27.052S" calcext:value-type="time">
            <text:p>03:35:27</text:p>
          </table:table-cell>
          <table:table-cell office:value-type="float" office:value="1.19" calcext:value-type="float">
            <text:p>1.19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04" calcext:value-type="float">
            <text:p>283.04</text:p>
          </table:table-cell>
          <table:table-cell office:value-type="float" office:value="871.45" calcext:value-type="float">
            <text:p>871.45</text:p>
          </table:table-cell>
          <table:table-cell office:value-type="float" office:value="1063.78" calcext:value-type="float">
            <text:p>1063.78</text:p>
          </table:table-cell>
        </table:table-row>
        <table:table-row table:style-name="ro1">
          <table:table-cell office:value-type="float" office:value="12943052" calcext:value-type="float">
            <text:p>12943052</text:p>
          </table:table-cell>
          <table:table-cell table:formula="of:=[.A811]/1000/(60*60*24)" office:value-type="time" office:time-value="PT03H35M43.052S" calcext:value-type="time">
            <text:p>03:35:43</text:p>
          </table:table-cell>
          <table:table-cell office:value-type="float" office:value="1.19" calcext:value-type="float">
            <text:p>1.19</text:p>
          </table:table-cell>
          <table:table-cell office:value-type="float" office:value="237.4" calcext:value-type="float">
            <text:p>237.4</text:p>
          </table:table-cell>
          <table:table-cell office:value-type="float" office:value="282.92" calcext:value-type="float">
            <text:p>282.92</text:p>
          </table:table-cell>
          <table:table-cell office:value-type="float" office:value="872.51" calcext:value-type="float">
            <text:p>872.51</text:p>
          </table:table-cell>
          <table:table-cell office:value-type="float" office:value="1065.04" calcext:value-type="float">
            <text:p>1065.04</text:p>
          </table:table-cell>
        </table:table-row>
        <table:table-row table:style-name="ro1">
          <table:table-cell office:value-type="float" office:value="12959052" calcext:value-type="float">
            <text:p>12959052</text:p>
          </table:table-cell>
          <table:table-cell table:formula="of:=[.A812]/1000/(60*60*24)" office:value-type="time" office:time-value="PT03H35M59.052S" calcext:value-type="time">
            <text:p>03:35:59</text:p>
          </table:table-cell>
          <table:table-cell office:value-type="float" office:value="1.19" calcext:value-type="float">
            <text:p>1.19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04" calcext:value-type="float">
            <text:p>283.04</text:p>
          </table:table-cell>
          <table:table-cell office:value-type="float" office:value="873.56" calcext:value-type="float">
            <text:p>873.56</text:p>
          </table:table-cell>
          <table:table-cell office:value-type="float" office:value="1066.3" calcext:value-type="float">
            <text:p>1066.3</text:p>
          </table:table-cell>
        </table:table-row>
        <table:table-row table:style-name="ro1">
          <table:table-cell office:value-type="float" office:value="12975052" calcext:value-type="float">
            <text:p>12975052</text:p>
          </table:table-cell>
          <table:table-cell table:formula="of:=[.A813]/1000/(60*60*24)" office:value-type="time" office:time-value="PT03H36M15.052S" calcext:value-type="time">
            <text:p>03:36:15</text:p>
          </table:table-cell>
          <table:table-cell office:value-type="float" office:value="1.19" calcext:value-type="float">
            <text:p>1.19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04" calcext:value-type="float">
            <text:p>283.04</text:p>
          </table:table-cell>
          <table:table-cell office:value-type="float" office:value="874.62" calcext:value-type="float">
            <text:p>874.62</text:p>
          </table:table-cell>
          <table:table-cell office:value-type="float" office:value="1067.56" calcext:value-type="float">
            <text:p>1067.56</text:p>
          </table:table-cell>
        </table:table-row>
        <table:table-row table:style-name="ro1">
          <table:table-cell office:value-type="float" office:value="12991052" calcext:value-type="float">
            <text:p>12991052</text:p>
          </table:table-cell>
          <table:table-cell table:formula="of:=[.A814]/1000/(60*60*24)" office:value-type="time" office:time-value="PT03H36M31.052S" calcext:value-type="time">
            <text:p>03:36:31</text:p>
          </table:table-cell>
          <table:table-cell office:value-type="float" office:value="1.19" calcext:value-type="float">
            <text:p>1.19</text:p>
          </table:table-cell>
          <table:table-cell office:value-type="float" office:value="237.4" calcext:value-type="float">
            <text:p>237.4</text:p>
          </table:table-cell>
          <table:table-cell office:value-type="float" office:value="282.92" calcext:value-type="float">
            <text:p>282.92</text:p>
          </table:table-cell>
          <table:table-cell office:value-type="float" office:value="875.67" calcext:value-type="float">
            <text:p>875.67</text:p>
          </table:table-cell>
          <table:table-cell office:value-type="float" office:value="1068.81" calcext:value-type="float">
            <text:p>1068.81</text:p>
          </table:table-cell>
        </table:table-row>
        <table:table-row table:style-name="ro1">
          <table:table-cell office:value-type="float" office:value="13007051" calcext:value-type="float">
            <text:p>13007051</text:p>
          </table:table-cell>
          <table:table-cell table:formula="of:=[.A815]/1000/(60*60*24)" office:value-type="time" office:time-value="PT03H36M47.051S" calcext:value-type="time">
            <text:p>03:36:47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876.73" calcext:value-type="float">
            <text:p>876.73</text:p>
          </table:table-cell>
          <table:table-cell office:value-type="float" office:value="1070.07" calcext:value-type="float">
            <text:p>1070.07</text:p>
          </table:table-cell>
        </table:table-row>
        <table:table-row table:style-name="ro1">
          <table:table-cell office:value-type="float" office:value="13023052" calcext:value-type="float">
            <text:p>13023052</text:p>
          </table:table-cell>
          <table:table-cell table:formula="of:=[.A816]/1000/(60*60*24)" office:value-type="time" office:time-value="PT03H37M03.052S" calcext:value-type="time">
            <text:p>03:37:03</text:p>
          </table:table-cell>
          <table:table-cell office:value-type="float" office:value="1.19" calcext:value-type="float">
            <text:p>1.19</text:p>
          </table:table-cell>
          <table:table-cell office:value-type="float" office:value="237.3" calcext:value-type="float">
            <text:p>237.3</text:p>
          </table:table-cell>
          <table:table-cell office:value-type="float" office:value="282.8" calcext:value-type="float">
            <text:p>282.8</text:p>
          </table:table-cell>
          <table:table-cell office:value-type="float" office:value="877.78" calcext:value-type="float">
            <text:p>877.78</text:p>
          </table:table-cell>
          <table:table-cell office:value-type="float" office:value="1071.33" calcext:value-type="float">
            <text:p>1071.33</text:p>
          </table:table-cell>
        </table:table-row>
        <table:table-row table:style-name="ro1">
          <table:table-cell office:value-type="float" office:value="13039052" calcext:value-type="float">
            <text:p>13039052</text:p>
          </table:table-cell>
          <table:table-cell table:formula="of:=[.A817]/1000/(60*60*24)" office:value-type="time" office:time-value="PT03H37M19.052S" calcext:value-type="time">
            <text:p>03:37:19</text:p>
          </table:table-cell>
          <table:table-cell office:value-type="float" office:value="1.19" calcext:value-type="float">
            <text:p>1.19</text:p>
          </table:table-cell>
          <table:table-cell office:value-type="float" office:value="237.4" calcext:value-type="float">
            <text:p>237.4</text:p>
          </table:table-cell>
          <table:table-cell office:value-type="float" office:value="282.92" calcext:value-type="float">
            <text:p>282.92</text:p>
          </table:table-cell>
          <table:table-cell office:value-type="float" office:value="878.84" calcext:value-type="float">
            <text:p>878.84</text:p>
          </table:table-cell>
          <table:table-cell office:value-type="float" office:value="1072.59" calcext:value-type="float">
            <text:p>1072.59</text:p>
          </table:table-cell>
        </table:table-row>
        <table:table-row table:style-name="ro1">
          <table:table-cell office:value-type="float" office:value="13055051" calcext:value-type="float">
            <text:p>13055051</text:p>
          </table:table-cell>
          <table:table-cell table:formula="of:=[.A818]/1000/(60*60*24)" office:value-type="time" office:time-value="PT03H37M35.051S" calcext:value-type="time">
            <text:p>03:37:35</text:p>
          </table:table-cell>
          <table:table-cell office:value-type="float" office:value="1.19" calcext:value-type="float">
            <text:p>1.19</text:p>
          </table:table-cell>
          <table:table-cell office:value-type="float" office:value="237.4" calcext:value-type="float">
            <text:p>237.4</text:p>
          </table:table-cell>
          <table:table-cell office:value-type="float" office:value="282.92" calcext:value-type="float">
            <text:p>282.92</text:p>
          </table:table-cell>
          <table:table-cell office:value-type="float" office:value="879.89" calcext:value-type="float">
            <text:p>879.89</text:p>
          </table:table-cell>
          <table:table-cell office:value-type="float" office:value="1073.85" calcext:value-type="float">
            <text:p>1073.85</text:p>
          </table:table-cell>
        </table:table-row>
        <table:table-row table:style-name="ro1">
          <table:table-cell office:value-type="float" office:value="13071052" calcext:value-type="float">
            <text:p>13071052</text:p>
          </table:table-cell>
          <table:table-cell table:formula="of:=[.A819]/1000/(60*60*24)" office:value-type="time" office:time-value="PT03H37M51.052S" calcext:value-type="time">
            <text:p>03:37:51</text:p>
          </table:table-cell>
          <table:table-cell office:value-type="float" office:value="1.19" calcext:value-type="float">
            <text:p>1.19</text:p>
          </table:table-cell>
          <table:table-cell office:value-type="float" office:value="237.4" calcext:value-type="float">
            <text:p>237.4</text:p>
          </table:table-cell>
          <table:table-cell office:value-type="float" office:value="282.92" calcext:value-type="float">
            <text:p>282.92</text:p>
          </table:table-cell>
          <table:table-cell office:value-type="float" office:value="880.95" calcext:value-type="float">
            <text:p>880.95</text:p>
          </table:table-cell>
          <table:table-cell office:value-type="float" office:value="1075.1" calcext:value-type="float">
            <text:p>1075.1</text:p>
          </table:table-cell>
        </table:table-row>
        <table:table-row table:style-name="ro1">
          <table:table-cell office:value-type="float" office:value="13087052" calcext:value-type="float">
            <text:p>13087052</text:p>
          </table:table-cell>
          <table:table-cell table:formula="of:=[.A820]/1000/(60*60*24)" office:value-type="time" office:time-value="PT03H38M07.052S" calcext:value-type="time">
            <text:p>03:38:07</text:p>
          </table:table-cell>
          <table:table-cell office:value-type="float" office:value="1.19" calcext:value-type="float">
            <text:p>1.19</text:p>
          </table:table-cell>
          <table:table-cell office:value-type="float" office:value="237.4" calcext:value-type="float">
            <text:p>237.4</text:p>
          </table:table-cell>
          <table:table-cell office:value-type="float" office:value="282.92" calcext:value-type="float">
            <text:p>282.92</text:p>
          </table:table-cell>
          <table:table-cell office:value-type="float" office:value="882" calcext:value-type="float">
            <text:p>882</text:p>
          </table:table-cell>
          <table:table-cell office:value-type="float" office:value="1076.36" calcext:value-type="float">
            <text:p>1076.36</text:p>
          </table:table-cell>
        </table:table-row>
        <table:table-row table:style-name="ro1">
          <table:table-cell office:value-type="float" office:value="13103052" calcext:value-type="float">
            <text:p>13103052</text:p>
          </table:table-cell>
          <table:table-cell table:formula="of:=[.A821]/1000/(60*60*24)" office:value-type="time" office:time-value="PT03H38M23.052S" calcext:value-type="time">
            <text:p>03:38:23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883.06" calcext:value-type="float">
            <text:p>883.06</text:p>
          </table:table-cell>
          <table:table-cell office:value-type="float" office:value="1077.62" calcext:value-type="float">
            <text:p>1077.62</text:p>
          </table:table-cell>
        </table:table-row>
        <table:table-row table:style-name="ro1">
          <table:table-cell office:value-type="float" office:value="13119052" calcext:value-type="float">
            <text:p>13119052</text:p>
          </table:table-cell>
          <table:table-cell table:formula="of:=[.A822]/1000/(60*60*24)" office:value-type="time" office:time-value="PT03H38M39.052S" calcext:value-type="time">
            <text:p>03:38:39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884.11" calcext:value-type="float">
            <text:p>884.11</text:p>
          </table:table-cell>
          <table:table-cell office:value-type="float" office:value="1078.88" calcext:value-type="float">
            <text:p>1078.88</text:p>
          </table:table-cell>
        </table:table-row>
        <table:table-row table:style-name="ro1">
          <table:table-cell office:value-type="float" office:value="13135052" calcext:value-type="float">
            <text:p>13135052</text:p>
          </table:table-cell>
          <table:table-cell table:formula="of:=[.A823]/1000/(60*60*24)" office:value-type="time" office:time-value="PT03H38M55.052S" calcext:value-type="time">
            <text:p>03:38:55</text:p>
          </table:table-cell>
          <table:table-cell office:value-type="float" office:value="1.19" calcext:value-type="float">
            <text:p>1.19</text:p>
          </table:table-cell>
          <table:table-cell office:value-type="float" office:value="237.4" calcext:value-type="float">
            <text:p>237.4</text:p>
          </table:table-cell>
          <table:table-cell office:value-type="float" office:value="282.92" calcext:value-type="float">
            <text:p>282.92</text:p>
          </table:table-cell>
          <table:table-cell office:value-type="float" office:value="885.17" calcext:value-type="float">
            <text:p>885.17</text:p>
          </table:table-cell>
          <table:table-cell office:value-type="float" office:value="1080.14" calcext:value-type="float">
            <text:p>1080.14</text:p>
          </table:table-cell>
        </table:table-row>
        <table:table-row table:style-name="ro1">
          <table:table-cell office:value-type="float" office:value="13151052" calcext:value-type="float">
            <text:p>13151052</text:p>
          </table:table-cell>
          <table:table-cell table:formula="of:=[.A824]/1000/(60*60*24)" office:value-type="time" office:time-value="PT03H39M11.052S" calcext:value-type="time">
            <text:p>03:39:11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886.22" calcext:value-type="float">
            <text:p>886.22</text:p>
          </table:table-cell>
          <table:table-cell office:value-type="float" office:value="1081.4" calcext:value-type="float">
            <text:p>1081.4</text:p>
          </table:table-cell>
        </table:table-row>
        <table:table-row table:style-name="ro1">
          <table:table-cell office:value-type="float" office:value="13167052" calcext:value-type="float">
            <text:p>13167052</text:p>
          </table:table-cell>
          <table:table-cell table:formula="of:=[.A825]/1000/(60*60*24)" office:value-type="time" office:time-value="PT03H39M27.052S" calcext:value-type="time">
            <text:p>03:39:27</text:p>
          </table:table-cell>
          <table:table-cell office:value-type="float" office:value="1.19" calcext:value-type="float">
            <text:p>1.19</text:p>
          </table:table-cell>
          <table:table-cell office:value-type="float" office:value="237.3" calcext:value-type="float">
            <text:p>237.3</text:p>
          </table:table-cell>
          <table:table-cell office:value-type="float" office:value="282.8" calcext:value-type="float">
            <text:p>282.8</text:p>
          </table:table-cell>
          <table:table-cell office:value-type="float" office:value="887.28" calcext:value-type="float">
            <text:p>887.28</text:p>
          </table:table-cell>
          <table:table-cell office:value-type="float" office:value="1082.65" calcext:value-type="float">
            <text:p>1082.65</text:p>
          </table:table-cell>
        </table:table-row>
        <table:table-row table:style-name="ro1">
          <table:table-cell office:value-type="float" office:value="13183052" calcext:value-type="float">
            <text:p>13183052</text:p>
          </table:table-cell>
          <table:table-cell table:formula="of:=[.A826]/1000/(60*60*24)" office:value-type="time" office:time-value="PT03H39M43.052S" calcext:value-type="time">
            <text:p>03:39:43</text:p>
          </table:table-cell>
          <table:table-cell office:value-type="float" office:value="1.19" calcext:value-type="float">
            <text:p>1.19</text:p>
          </table:table-cell>
          <table:table-cell office:value-type="float" office:value="237.3" calcext:value-type="float">
            <text:p>237.3</text:p>
          </table:table-cell>
          <table:table-cell office:value-type="float" office:value="282.8" calcext:value-type="float">
            <text:p>282.8</text:p>
          </table:table-cell>
          <table:table-cell office:value-type="float" office:value="888.33" calcext:value-type="float">
            <text:p>888.33</text:p>
          </table:table-cell>
          <table:table-cell office:value-type="float" office:value="1083.91" calcext:value-type="float">
            <text:p>1083.91</text:p>
          </table:table-cell>
        </table:table-row>
        <table:table-row table:style-name="ro1">
          <table:table-cell office:value-type="float" office:value="13199052" calcext:value-type="float">
            <text:p>13199052</text:p>
          </table:table-cell>
          <table:table-cell table:formula="of:=[.A827]/1000/(60*60*24)" office:value-type="time" office:time-value="PT03H39M59.052S" calcext:value-type="time">
            <text:p>03:39:59</text:p>
          </table:table-cell>
          <table:table-cell office:value-type="float" office:value="1.19" calcext:value-type="float">
            <text:p>1.19</text:p>
          </table:table-cell>
          <table:table-cell office:value-type="float" office:value="237.3" calcext:value-type="float">
            <text:p>237.3</text:p>
          </table:table-cell>
          <table:table-cell office:value-type="float" office:value="282.8" calcext:value-type="float">
            <text:p>282.8</text:p>
          </table:table-cell>
          <table:table-cell office:value-type="float" office:value="889.39" calcext:value-type="float">
            <text:p>889.39</text:p>
          </table:table-cell>
          <table:table-cell office:value-type="float" office:value="1085.17" calcext:value-type="float">
            <text:p>1085.17</text:p>
          </table:table-cell>
        </table:table-row>
        <table:table-row table:style-name="ro1">
          <table:table-cell office:value-type="float" office:value="13215052" calcext:value-type="float">
            <text:p>13215052</text:p>
          </table:table-cell>
          <table:table-cell table:formula="of:=[.A828]/1000/(60*60*24)" office:value-type="time" office:time-value="PT03H40M15.052S" calcext:value-type="time">
            <text:p>03:40:15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890.44" calcext:value-type="float">
            <text:p>890.44</text:p>
          </table:table-cell>
          <table:table-cell office:value-type="float" office:value="1086.43" calcext:value-type="float">
            <text:p>1086.43</text:p>
          </table:table-cell>
        </table:table-row>
        <table:table-row table:style-name="ro1">
          <table:table-cell office:value-type="float" office:value="13231052" calcext:value-type="float">
            <text:p>13231052</text:p>
          </table:table-cell>
          <table:table-cell table:formula="of:=[.A829]/1000/(60*60*24)" office:value-type="time" office:time-value="PT03H40M31.052S" calcext:value-type="time">
            <text:p>03:40:31</text:p>
          </table:table-cell>
          <table:table-cell office:value-type="float" office:value="1.19" calcext:value-type="float">
            <text:p>1.19</text:p>
          </table:table-cell>
          <table:table-cell office:value-type="float" office:value="237.3" calcext:value-type="float">
            <text:p>237.3</text:p>
          </table:table-cell>
          <table:table-cell office:value-type="float" office:value="282.8" calcext:value-type="float">
            <text:p>282.8</text:p>
          </table:table-cell>
          <table:table-cell office:value-type="float" office:value="891.5" calcext:value-type="float">
            <text:p>891.5</text:p>
          </table:table-cell>
          <table:table-cell office:value-type="float" office:value="1087.68" calcext:value-type="float">
            <text:p>1087.68</text:p>
          </table:table-cell>
        </table:table-row>
        <table:table-row table:style-name="ro1">
          <table:table-cell office:value-type="float" office:value="13247052" calcext:value-type="float">
            <text:p>13247052</text:p>
          </table:table-cell>
          <table:table-cell table:formula="of:=[.A830]/1000/(60*60*24)" office:value-type="time" office:time-value="PT03H40M47.052S" calcext:value-type="time">
            <text:p>03:40:47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892.55" calcext:value-type="float">
            <text:p>892.55</text:p>
          </table:table-cell>
          <table:table-cell office:value-type="float" office:value="1088.94" calcext:value-type="float">
            <text:p>1088.94</text:p>
          </table:table-cell>
        </table:table-row>
        <table:table-row table:style-name="ro1">
          <table:table-cell office:value-type="float" office:value="13263052" calcext:value-type="float">
            <text:p>13263052</text:p>
          </table:table-cell>
          <table:table-cell table:formula="of:=[.A831]/1000/(60*60*24)" office:value-type="time" office:time-value="PT03H41M03.052S" calcext:value-type="time">
            <text:p>03:41:03</text:p>
          </table:table-cell>
          <table:table-cell office:value-type="float" office:value="1.19" calcext:value-type="float">
            <text:p>1.19</text:p>
          </table:table-cell>
          <table:table-cell office:value-type="float" office:value="237.3" calcext:value-type="float">
            <text:p>237.3</text:p>
          </table:table-cell>
          <table:table-cell office:value-type="float" office:value="282.8" calcext:value-type="float">
            <text:p>282.8</text:p>
          </table:table-cell>
          <table:table-cell office:value-type="float" office:value="893.61" calcext:value-type="float">
            <text:p>893.61</text:p>
          </table:table-cell>
          <table:table-cell office:value-type="float" office:value="1090.2" calcext:value-type="float">
            <text:p>1090.2</text:p>
          </table:table-cell>
        </table:table-row>
        <table:table-row table:style-name="ro1">
          <table:table-cell office:value-type="float" office:value="13279052" calcext:value-type="float">
            <text:p>13279052</text:p>
          </table:table-cell>
          <table:table-cell table:formula="of:=[.A832]/1000/(60*60*24)" office:value-type="time" office:time-value="PT03H41M19.052S" calcext:value-type="time">
            <text:p>03:41:19</text:p>
          </table:table-cell>
          <table:table-cell office:value-type="float" office:value="1.19" calcext:value-type="float">
            <text:p>1.19</text:p>
          </table:table-cell>
          <table:table-cell office:value-type="float" office:value="237.2" calcext:value-type="float">
            <text:p>237.2</text:p>
          </table:table-cell>
          <table:table-cell office:value-type="float" office:value="282.68" calcext:value-type="float">
            <text:p>282.68</text:p>
          </table:table-cell>
          <table:table-cell office:value-type="float" office:value="894.66" calcext:value-type="float">
            <text:p>894.66</text:p>
          </table:table-cell>
          <table:table-cell office:value-type="float" office:value="1091.46" calcext:value-type="float">
            <text:p>1091.46</text:p>
          </table:table-cell>
        </table:table-row>
        <table:table-row table:style-name="ro1">
          <table:table-cell office:value-type="float" office:value="13295052" calcext:value-type="float">
            <text:p>13295052</text:p>
          </table:table-cell>
          <table:table-cell table:formula="of:=[.A833]/1000/(60*60*24)" office:value-type="time" office:time-value="PT03H41M35.052S" calcext:value-type="time">
            <text:p>03:41:35</text:p>
          </table:table-cell>
          <table:table-cell office:value-type="float" office:value="1.19" calcext:value-type="float">
            <text:p>1.19</text:p>
          </table:table-cell>
          <table:table-cell office:value-type="float" office:value="237.3" calcext:value-type="float">
            <text:p>237.3</text:p>
          </table:table-cell>
          <table:table-cell office:value-type="float" office:value="282.8" calcext:value-type="float">
            <text:p>282.8</text:p>
          </table:table-cell>
          <table:table-cell office:value-type="float" office:value="895.71" calcext:value-type="float">
            <text:p>895.71</text:p>
          </table:table-cell>
          <table:table-cell office:value-type="float" office:value="1092.71" calcext:value-type="float">
            <text:p>1092.71</text:p>
          </table:table-cell>
        </table:table-row>
        <table:table-row table:style-name="ro1">
          <table:table-cell office:value-type="float" office:value="13311052" calcext:value-type="float">
            <text:p>13311052</text:p>
          </table:table-cell>
          <table:table-cell table:formula="of:=[.A834]/1000/(60*60*24)" office:value-type="time" office:time-value="PT03H41M51.052S" calcext:value-type="time">
            <text:p>03:41:51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896.77" calcext:value-type="float">
            <text:p>896.77</text:p>
          </table:table-cell>
          <table:table-cell office:value-type="float" office:value="1093.97" calcext:value-type="float">
            <text:p>1093.97</text:p>
          </table:table-cell>
        </table:table-row>
        <table:table-row table:style-name="ro1">
          <table:table-cell office:value-type="float" office:value="13327052" calcext:value-type="float">
            <text:p>13327052</text:p>
          </table:table-cell>
          <table:table-cell table:formula="of:=[.A835]/1000/(60*60*24)" office:value-type="time" office:time-value="PT03H42M07.052S" calcext:value-type="time">
            <text:p>03:42:07</text:p>
          </table:table-cell>
          <table:table-cell office:value-type="float" office:value="1.19" calcext:value-type="float">
            <text:p>1.19</text:p>
          </table:table-cell>
          <table:table-cell office:value-type="float" office:value="237.2" calcext:value-type="float">
            <text:p>237.2</text:p>
          </table:table-cell>
          <table:table-cell office:value-type="float" office:value="282.68" calcext:value-type="float">
            <text:p>282.68</text:p>
          </table:table-cell>
          <table:table-cell office:value-type="float" office:value="897.82" calcext:value-type="float">
            <text:p>897.82</text:p>
          </table:table-cell>
          <table:table-cell office:value-type="float" office:value="1095.23" calcext:value-type="float">
            <text:p>1095.23</text:p>
          </table:table-cell>
        </table:table-row>
        <table:table-row table:style-name="ro1">
          <table:table-cell office:value-type="float" office:value="13343052" calcext:value-type="float">
            <text:p>13343052</text:p>
          </table:table-cell>
          <table:table-cell table:formula="of:=[.A836]/1000/(60*60*24)" office:value-type="time" office:time-value="PT03H42M23.052S" calcext:value-type="time">
            <text:p>03:42:23</text:p>
          </table:table-cell>
          <table:table-cell office:value-type="float" office:value="1.19" calcext:value-type="float">
            <text:p>1.19</text:p>
          </table:table-cell>
          <table:table-cell office:value-type="float" office:value="237.2" calcext:value-type="float">
            <text:p>237.2</text:p>
          </table:table-cell>
          <table:table-cell office:value-type="float" office:value="282.68" calcext:value-type="float">
            <text:p>282.68</text:p>
          </table:table-cell>
          <table:table-cell office:value-type="float" office:value="898.88" calcext:value-type="float">
            <text:p>898.88</text:p>
          </table:table-cell>
          <table:table-cell office:value-type="float" office:value="1096.48" calcext:value-type="float">
            <text:p>1096.48</text:p>
          </table:table-cell>
        </table:table-row>
        <table:table-row table:style-name="ro1">
          <table:table-cell office:value-type="float" office:value="13359052" calcext:value-type="float">
            <text:p>13359052</text:p>
          </table:table-cell>
          <table:table-cell table:formula="of:=[.A837]/1000/(60*60*24)" office:value-type="time" office:time-value="PT03H42M39.052S" calcext:value-type="time">
            <text:p>03:42:39</text:p>
          </table:table-cell>
          <table:table-cell office:value-type="float" office:value="1.19" calcext:value-type="float">
            <text:p>1.19</text:p>
          </table:table-cell>
          <table:table-cell office:value-type="float" office:value="237.2" calcext:value-type="float">
            <text:p>237.2</text:p>
          </table:table-cell>
          <table:table-cell office:value-type="float" office:value="282.68" calcext:value-type="float">
            <text:p>282.68</text:p>
          </table:table-cell>
          <table:table-cell office:value-type="float" office:value="899.93" calcext:value-type="float">
            <text:p>899.93</text:p>
          </table:table-cell>
          <table:table-cell office:value-type="float" office:value="1097.74" calcext:value-type="float">
            <text:p>1097.74</text:p>
          </table:table-cell>
        </table:table-row>
        <table:table-row table:style-name="ro1">
          <table:table-cell office:value-type="float" office:value="13375052" calcext:value-type="float">
            <text:p>13375052</text:p>
          </table:table-cell>
          <table:table-cell table:formula="of:=[.A838]/1000/(60*60*24)" office:value-type="time" office:time-value="PT03H42M55.052S" calcext:value-type="time">
            <text:p>03:42:55</text:p>
          </table:table-cell>
          <table:table-cell office:value-type="float" office:value="1.19" calcext:value-type="float">
            <text:p>1.19</text:p>
          </table:table-cell>
          <table:table-cell office:value-type="float" office:value="237.2" calcext:value-type="float">
            <text:p>237.2</text:p>
          </table:table-cell>
          <table:table-cell office:value-type="float" office:value="282.68" calcext:value-type="float">
            <text:p>282.68</text:p>
          </table:table-cell>
          <table:table-cell office:value-type="float" office:value="900.99" calcext:value-type="float">
            <text:p>900.99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float" office:value="13391052" calcext:value-type="float">
            <text:p>13391052</text:p>
          </table:table-cell>
          <table:table-cell table:formula="of:=[.A839]/1000/(60*60*24)" office:value-type="time" office:time-value="PT03H43M11.052S" calcext:value-type="time">
            <text:p>03:43:11</text:p>
          </table:table-cell>
          <table:table-cell office:value-type="float" office:value="1.19" calcext:value-type="float">
            <text:p>1.19</text:p>
          </table:table-cell>
          <table:table-cell office:value-type="float" office:value="237.2" calcext:value-type="float">
            <text:p>237.2</text:p>
          </table:table-cell>
          <table:table-cell office:value-type="float" office:value="282.67" calcext:value-type="float">
            <text:p>282.67</text:p>
          </table:table-cell>
          <table:table-cell office:value-type="float" office:value="902.04" calcext:value-type="float">
            <text:p>902.04</text:p>
          </table:table-cell>
          <table:table-cell office:value-type="float" office:value="1100.25" calcext:value-type="float">
            <text:p>1100.25</text:p>
          </table:table-cell>
        </table:table-row>
        <table:table-row table:style-name="ro1">
          <table:table-cell office:value-type="float" office:value="13407052" calcext:value-type="float">
            <text:p>13407052</text:p>
          </table:table-cell>
          <table:table-cell table:formula="of:=[.A840]/1000/(60*60*24)" office:value-type="time" office:time-value="PT03H43M27.052S" calcext:value-type="time">
            <text:p>03:43:27</text:p>
          </table:table-cell>
          <table:table-cell office:value-type="float" office:value="1.19" calcext:value-type="float">
            <text:p>1.19</text:p>
          </table:table-cell>
          <table:table-cell office:value-type="float" office:value="237.2" calcext:value-type="float">
            <text:p>237.2</text:p>
          </table:table-cell>
          <table:table-cell office:value-type="float" office:value="282.68" calcext:value-type="float">
            <text:p>282.68</text:p>
          </table:table-cell>
          <table:table-cell office:value-type="float" office:value="903.1" calcext:value-type="float">
            <text:p>903.1</text:p>
          </table:table-cell>
          <table:table-cell office:value-type="float" office:value="1101.51" calcext:value-type="float">
            <text:p>1101.51</text:p>
          </table:table-cell>
        </table:table-row>
        <table:table-row table:style-name="ro1">
          <table:table-cell office:value-type="float" office:value="13423052" calcext:value-type="float">
            <text:p>13423052</text:p>
          </table:table-cell>
          <table:table-cell table:formula="of:=[.A841]/1000/(60*60*24)" office:value-type="time" office:time-value="PT03H43M43.052S" calcext:value-type="time">
            <text:p>03:43:43</text:p>
          </table:table-cell>
          <table:table-cell office:value-type="float" office:value="1.19" calcext:value-type="float">
            <text:p>1.19</text:p>
          </table:table-cell>
          <table:table-cell office:value-type="float" office:value="237.2" calcext:value-type="float">
            <text:p>237.2</text:p>
          </table:table-cell>
          <table:table-cell office:value-type="float" office:value="282.68" calcext:value-type="float">
            <text:p>282.68</text:p>
          </table:table-cell>
          <table:table-cell office:value-type="float" office:value="904.15" calcext:value-type="float">
            <text:p>904.15</text:p>
          </table:table-cell>
          <table:table-cell office:value-type="float" office:value="1102.76" calcext:value-type="float">
            <text:p>1102.76</text:p>
          </table:table-cell>
        </table:table-row>
        <table:table-row table:style-name="ro1">
          <table:table-cell office:value-type="float" office:value="13439052" calcext:value-type="float">
            <text:p>13439052</text:p>
          </table:table-cell>
          <table:table-cell table:formula="of:=[.A842]/1000/(60*60*24)" office:value-type="time" office:time-value="PT03H43M59.052S" calcext:value-type="time">
            <text:p>03:43:59</text:p>
          </table:table-cell>
          <table:table-cell office:value-type="float" office:value="1.19" calcext:value-type="float">
            <text:p>1.19</text:p>
          </table:table-cell>
          <table:table-cell office:value-type="float" office:value="237.2" calcext:value-type="float">
            <text:p>237.2</text:p>
          </table:table-cell>
          <table:table-cell office:value-type="float" office:value="282.67" calcext:value-type="float">
            <text:p>282.67</text:p>
          </table:table-cell>
          <table:table-cell office:value-type="float" office:value="905.21" calcext:value-type="float">
            <text:p>905.21</text:p>
          </table:table-cell>
          <table:table-cell office:value-type="float" office:value="1104.02" calcext:value-type="float">
            <text:p>1104.02</text:p>
          </table:table-cell>
        </table:table-row>
        <table:table-row table:style-name="ro1">
          <table:table-cell office:value-type="float" office:value="13455052" calcext:value-type="float">
            <text:p>13455052</text:p>
          </table:table-cell>
          <table:table-cell table:formula="of:=[.A843]/1000/(60*60*24)" office:value-type="time" office:time-value="PT03H44M15.052S" calcext:value-type="time">
            <text:p>03:44:15</text:p>
          </table:table-cell>
          <table:table-cell office:value-type="float" office:value="1.19" calcext:value-type="float">
            <text:p>1.19</text:p>
          </table:table-cell>
          <table:table-cell office:value-type="float" office:value="237.1" calcext:value-type="float">
            <text:p>237.1</text:p>
          </table:table-cell>
          <table:table-cell office:value-type="float" office:value="282.56" calcext:value-type="float">
            <text:p>282.56</text:p>
          </table:table-cell>
          <table:table-cell office:value-type="float" office:value="906.26" calcext:value-type="float">
            <text:p>906.26</text:p>
          </table:table-cell>
          <table:table-cell office:value-type="float" office:value="1105.28" calcext:value-type="float">
            <text:p>1105.28</text:p>
          </table:table-cell>
        </table:table-row>
        <table:table-row table:style-name="ro1">
          <table:table-cell office:value-type="float" office:value="13471052" calcext:value-type="float">
            <text:p>13471052</text:p>
          </table:table-cell>
          <table:table-cell table:formula="of:=[.A844]/1000/(60*60*24)" office:value-type="time" office:time-value="PT03H44M31.052S" calcext:value-type="time">
            <text:p>03:44:31</text:p>
          </table:table-cell>
          <table:table-cell office:value-type="float" office:value="1.19" calcext:value-type="float">
            <text:p>1.19</text:p>
          </table:table-cell>
          <table:table-cell office:value-type="float" office:value="237.1" calcext:value-type="float">
            <text:p>237.1</text:p>
          </table:table-cell>
          <table:table-cell office:value-type="float" office:value="282.56" calcext:value-type="float">
            <text:p>282.56</text:p>
          </table:table-cell>
          <table:table-cell office:value-type="float" office:value="907.31" calcext:value-type="float">
            <text:p>907.31</text:p>
          </table:table-cell>
          <table:table-cell office:value-type="float" office:value="1106.53" calcext:value-type="float">
            <text:p>1106.53</text:p>
          </table:table-cell>
        </table:table-row>
        <table:table-row table:style-name="ro1">
          <table:table-cell office:value-type="float" office:value="13487052" calcext:value-type="float">
            <text:p>13487052</text:p>
          </table:table-cell>
          <table:table-cell table:formula="of:=[.A845]/1000/(60*60*24)" office:value-type="time" office:time-value="PT03H44M47.052S" calcext:value-type="time">
            <text:p>03:44:47</text:p>
          </table:table-cell>
          <table:table-cell office:value-type="float" office:value="1.19" calcext:value-type="float">
            <text:p>1.19</text:p>
          </table:table-cell>
          <table:table-cell office:value-type="float" office:value="237.2" calcext:value-type="float">
            <text:p>237.2</text:p>
          </table:table-cell>
          <table:table-cell office:value-type="float" office:value="282.67" calcext:value-type="float">
            <text:p>282.67</text:p>
          </table:table-cell>
          <table:table-cell office:value-type="float" office:value="908.37" calcext:value-type="float">
            <text:p>908.37</text:p>
          </table:table-cell>
          <table:table-cell office:value-type="float" office:value="1107.79" calcext:value-type="float">
            <text:p>1107.79</text:p>
          </table:table-cell>
        </table:table-row>
        <table:table-row table:style-name="ro1">
          <table:table-cell office:value-type="float" office:value="13503052" calcext:value-type="float">
            <text:p>13503052</text:p>
          </table:table-cell>
          <table:table-cell table:formula="of:=[.A846]/1000/(60*60*24)" office:value-type="time" office:time-value="PT03H45M03.052S" calcext:value-type="time">
            <text:p>03:45:03</text:p>
          </table:table-cell>
          <table:table-cell office:value-type="float" office:value="1.19" calcext:value-type="float">
            <text:p>1.19</text:p>
          </table:table-cell>
          <table:table-cell office:value-type="float" office:value="237.1" calcext:value-type="float">
            <text:p>237.1</text:p>
          </table:table-cell>
          <table:table-cell office:value-type="float" office:value="282.55" calcext:value-type="float">
            <text:p>282.55</text:p>
          </table:table-cell>
          <table:table-cell office:value-type="float" office:value="909.42" calcext:value-type="float">
            <text:p>909.42</text:p>
          </table:table-cell>
          <table:table-cell office:value-type="float" office:value="1109.05" calcext:value-type="float">
            <text:p>1109.05</text:p>
          </table:table-cell>
        </table:table-row>
        <table:table-row table:style-name="ro1">
          <table:table-cell office:value-type="float" office:value="13519052" calcext:value-type="float">
            <text:p>13519052</text:p>
          </table:table-cell>
          <table:table-cell table:formula="of:=[.A847]/1000/(60*60*24)" office:value-type="time" office:time-value="PT03H45M19.052S" calcext:value-type="time">
            <text:p>03:45:19</text:p>
          </table:table-cell>
          <table:table-cell office:value-type="float" office:value="1.19" calcext:value-type="float">
            <text:p>1.19</text:p>
          </table:table-cell>
          <table:table-cell office:value-type="float" office:value="237.1" calcext:value-type="float">
            <text:p>237.1</text:p>
          </table:table-cell>
          <table:table-cell office:value-type="float" office:value="282.55" calcext:value-type="float">
            <text:p>282.55</text:p>
          </table:table-cell>
          <table:table-cell office:value-type="float" office:value="910.48" calcext:value-type="float">
            <text:p>910.48</text:p>
          </table:table-cell>
          <table:table-cell office:value-type="float" office:value="1110.3" calcext:value-type="float">
            <text:p>1110.3</text:p>
          </table:table-cell>
        </table:table-row>
        <table:table-row table:style-name="ro1">
          <table:table-cell office:value-type="float" office:value="13535052" calcext:value-type="float">
            <text:p>13535052</text:p>
          </table:table-cell>
          <table:table-cell table:formula="of:=[.A848]/1000/(60*60*24)" office:value-type="time" office:time-value="PT03H45M35.052S" calcext:value-type="time">
            <text:p>03:45:35</text:p>
          </table:table-cell>
          <table:table-cell office:value-type="float" office:value="1.19" calcext:value-type="float">
            <text:p>1.19</text:p>
          </table:table-cell>
          <table:table-cell office:value-type="float" office:value="237.1" calcext:value-type="float">
            <text:p>237.1</text:p>
          </table:table-cell>
          <table:table-cell office:value-type="float" office:value="282.55" calcext:value-type="float">
            <text:p>282.55</text:p>
          </table:table-cell>
          <table:table-cell office:value-type="float" office:value="911.53" calcext:value-type="float">
            <text:p>911.53</text:p>
          </table:table-cell>
          <table:table-cell office:value-type="float" office:value="1111.56" calcext:value-type="float">
            <text:p>1111.56</text:p>
          </table:table-cell>
        </table:table-row>
        <table:table-row table:style-name="ro1">
          <table:table-cell office:value-type="float" office:value="13551052" calcext:value-type="float">
            <text:p>13551052</text:p>
          </table:table-cell>
          <table:table-cell table:formula="of:=[.A849]/1000/(60*60*24)" office:value-type="time" office:time-value="PT03H45M51.052S" calcext:value-type="time">
            <text:p>03:45:51</text:p>
          </table:table-cell>
          <table:table-cell office:value-type="float" office:value="1.19" calcext:value-type="float">
            <text:p>1.19</text:p>
          </table:table-cell>
          <table:table-cell office:value-type="float" office:value="237.1" calcext:value-type="float">
            <text:p>237.1</text:p>
          </table:table-cell>
          <table:table-cell office:value-type="float" office:value="281.61" calcext:value-type="float">
            <text:p>281.61</text:p>
          </table:table-cell>
          <table:table-cell office:value-type="float" office:value="912.58" calcext:value-type="float">
            <text:p>912.58</text:p>
          </table:table-cell>
          <table:table-cell office:value-type="float" office:value="1112.81" calcext:value-type="float">
            <text:p>1112.81</text:p>
          </table:table-cell>
        </table:table-row>
        <table:table-row table:style-name="ro1">
          <table:table-cell office:value-type="float" office:value="13567052" calcext:value-type="float">
            <text:p>13567052</text:p>
          </table:table-cell>
          <table:table-cell table:formula="of:=[.A850]/1000/(60*60*24)" office:value-type="time" office:time-value="PT03H46M07.052S" calcext:value-type="time">
            <text:p>03:46:07</text:p>
          </table:table-cell>
          <table:table-cell office:value-type="float" office:value="1.19" calcext:value-type="float">
            <text:p>1.19</text:p>
          </table:table-cell>
          <table:table-cell office:value-type="float" office:value="237.1" calcext:value-type="float">
            <text:p>237.1</text:p>
          </table:table-cell>
          <table:table-cell office:value-type="float" office:value="282.55" calcext:value-type="float">
            <text:p>282.55</text:p>
          </table:table-cell>
          <table:table-cell office:value-type="float" office:value="913.64" calcext:value-type="float">
            <text:p>913.64</text:p>
          </table:table-cell>
          <table:table-cell office:value-type="float" office:value="1114.07" calcext:value-type="float">
            <text:p>1114.07</text:p>
          </table:table-cell>
        </table:table-row>
        <table:table-row table:style-name="ro1">
          <table:table-cell office:value-type="float" office:value="13583052" calcext:value-type="float">
            <text:p>13583052</text:p>
          </table:table-cell>
          <table:table-cell table:formula="of:=[.A851]/1000/(60*60*24)" office:value-type="time" office:time-value="PT03H46M23.052S" calcext:value-type="time">
            <text:p>03:46:23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4" calcext:value-type="float">
            <text:p>282.44</text:p>
          </table:table-cell>
          <table:table-cell office:value-type="float" office:value="914.69" calcext:value-type="float">
            <text:p>914.69</text:p>
          </table:table-cell>
          <table:table-cell office:value-type="float" office:value="1115.32" calcext:value-type="float">
            <text:p>1115.32</text:p>
          </table:table-cell>
        </table:table-row>
        <table:table-row table:style-name="ro1">
          <table:table-cell office:value-type="float" office:value="13599052" calcext:value-type="float">
            <text:p>13599052</text:p>
          </table:table-cell>
          <table:table-cell table:formula="of:=[.A852]/1000/(60*60*24)" office:value-type="time" office:time-value="PT03H46M39.052S" calcext:value-type="time">
            <text:p>03:46:39</text:p>
          </table:table-cell>
          <table:table-cell office:value-type="float" office:value="1.19" calcext:value-type="float">
            <text:p>1.19</text:p>
          </table:table-cell>
          <table:table-cell office:value-type="float" office:value="237.1" calcext:value-type="float">
            <text:p>237.1</text:p>
          </table:table-cell>
          <table:table-cell office:value-type="float" office:value="282.55" calcext:value-type="float">
            <text:p>282.55</text:p>
          </table:table-cell>
          <table:table-cell office:value-type="float" office:value="915.74" calcext:value-type="float">
            <text:p>915.74</text:p>
          </table:table-cell>
          <table:table-cell office:value-type="float" office:value="1116.58" calcext:value-type="float">
            <text:p>1116.58</text:p>
          </table:table-cell>
        </table:table-row>
        <table:table-row table:style-name="ro1">
          <table:table-cell office:value-type="float" office:value="13615052" calcext:value-type="float">
            <text:p>13615052</text:p>
          </table:table-cell>
          <table:table-cell table:formula="of:=[.A853]/1000/(60*60*24)" office:value-type="time" office:time-value="PT03H46M55.052S" calcext:value-type="time">
            <text:p>03:46:55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4" calcext:value-type="float">
            <text:p>282.44</text:p>
          </table:table-cell>
          <table:table-cell office:value-type="float" office:value="916.8" calcext:value-type="float">
            <text:p>916.8</text:p>
          </table:table-cell>
          <table:table-cell office:value-type="float" office:value="1117.84" calcext:value-type="float">
            <text:p>1117.84</text:p>
          </table:table-cell>
        </table:table-row>
        <table:table-row table:style-name="ro1">
          <table:table-cell office:value-type="float" office:value="13631052" calcext:value-type="float">
            <text:p>13631052</text:p>
          </table:table-cell>
          <table:table-cell table:formula="of:=[.A854]/1000/(60*60*24)" office:value-type="time" office:time-value="PT03H47M11.052S" calcext:value-type="time">
            <text:p>03:47:11</text:p>
          </table:table-cell>
          <table:table-cell office:value-type="float" office:value="1.19" calcext:value-type="float">
            <text:p>1.19</text:p>
          </table:table-cell>
          <table:table-cell office:value-type="float" office:value="237.1" calcext:value-type="float">
            <text:p>237.1</text:p>
          </table:table-cell>
          <table:table-cell office:value-type="float" office:value="282.55" calcext:value-type="float">
            <text:p>282.55</text:p>
          </table:table-cell>
          <table:table-cell office:value-type="float" office:value="917.85" calcext:value-type="float">
            <text:p>917.85</text:p>
          </table:table-cell>
          <table:table-cell office:value-type="float" office:value="1119.09" calcext:value-type="float">
            <text:p>1119.09</text:p>
          </table:table-cell>
        </table:table-row>
        <table:table-row table:style-name="ro1">
          <table:table-cell office:value-type="float" office:value="13647052" calcext:value-type="float">
            <text:p>13647052</text:p>
          </table:table-cell>
          <table:table-cell table:formula="of:=[.A855]/1000/(60*60*24)" office:value-type="time" office:time-value="PT03H47M27.052S" calcext:value-type="time">
            <text:p>03:47:27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918.91" calcext:value-type="float">
            <text:p>918.91</text:p>
          </table:table-cell>
          <table:table-cell office:value-type="float" office:value="1120.35" calcext:value-type="float">
            <text:p>1120.35</text:p>
          </table:table-cell>
        </table:table-row>
        <table:table-row table:style-name="ro1">
          <table:table-cell office:value-type="float" office:value="13663052" calcext:value-type="float">
            <text:p>13663052</text:p>
          </table:table-cell>
          <table:table-cell table:formula="of:=[.A856]/1000/(60*60*24)" office:value-type="time" office:time-value="PT03H47M43.052S" calcext:value-type="time">
            <text:p>03:47:43</text:p>
          </table:table-cell>
          <table:table-cell office:value-type="float" office:value="1.19" calcext:value-type="float">
            <text:p>1.19</text:p>
          </table:table-cell>
          <table:table-cell office:value-type="float" office:value="237.1" calcext:value-type="float">
            <text:p>237.1</text:p>
          </table:table-cell>
          <table:table-cell office:value-type="float" office:value="282.55" calcext:value-type="float">
            <text:p>282.55</text:p>
          </table:table-cell>
          <table:table-cell office:value-type="float" office:value="919.96" calcext:value-type="float">
            <text:p>919.96</text:p>
          </table:table-cell>
          <table:table-cell office:value-type="float" office:value="1121.6" calcext:value-type="float">
            <text:p>1121.6</text:p>
          </table:table-cell>
        </table:table-row>
        <table:table-row table:style-name="ro1">
          <table:table-cell office:value-type="float" office:value="13679052" calcext:value-type="float">
            <text:p>13679052</text:p>
          </table:table-cell>
          <table:table-cell table:formula="of:=[.A857]/1000/(60*60*24)" office:value-type="time" office:time-value="PT03H47M59.052S" calcext:value-type="time">
            <text:p>03:47:59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921.01" calcext:value-type="float">
            <text:p>921.01</text:p>
          </table:table-cell>
          <table:table-cell office:value-type="float" office:value="1122.86" calcext:value-type="float">
            <text:p>1122.86</text:p>
          </table:table-cell>
        </table:table-row>
        <table:table-row table:style-name="ro1">
          <table:table-cell office:value-type="float" office:value="13695052" calcext:value-type="float">
            <text:p>13695052</text:p>
          </table:table-cell>
          <table:table-cell table:formula="of:=[.A858]/1000/(60*60*24)" office:value-type="time" office:time-value="PT03H48M15.052S" calcext:value-type="time">
            <text:p>03:48:15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922.07" calcext:value-type="float">
            <text:p>922.07</text:p>
          </table:table-cell>
          <table:table-cell office:value-type="float" office:value="1124.11" calcext:value-type="float">
            <text:p>1124.11</text:p>
          </table:table-cell>
        </table:table-row>
        <table:table-row table:style-name="ro1">
          <table:table-cell office:value-type="float" office:value="13711052" calcext:value-type="float">
            <text:p>13711052</text:p>
          </table:table-cell>
          <table:table-cell table:formula="of:=[.A859]/1000/(60*60*24)" office:value-type="time" office:time-value="PT03H48M31.052S" calcext:value-type="time">
            <text:p>03:48:31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923.12" calcext:value-type="float">
            <text:p>923.12</text:p>
          </table:table-cell>
          <table:table-cell office:value-type="float" office:value="1125.37" calcext:value-type="float">
            <text:p>1125.37</text:p>
          </table:table-cell>
        </table:table-row>
        <table:table-row table:style-name="ro1">
          <table:table-cell office:value-type="float" office:value="13727052" calcext:value-type="float">
            <text:p>13727052</text:p>
          </table:table-cell>
          <table:table-cell table:formula="of:=[.A860]/1000/(60*60*24)" office:value-type="time" office:time-value="PT03H48M47.052S" calcext:value-type="time">
            <text:p>03:48:47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924.17" calcext:value-type="float">
            <text:p>924.17</text:p>
          </table:table-cell>
          <table:table-cell office:value-type="float" office:value="1126.62" calcext:value-type="float">
            <text:p>1126.62</text:p>
          </table:table-cell>
        </table:table-row>
        <table:table-row table:style-name="ro1">
          <table:table-cell office:value-type="float" office:value="13743052" calcext:value-type="float">
            <text:p>13743052</text:p>
          </table:table-cell>
          <table:table-cell table:formula="of:=[.A861]/1000/(60*60*24)" office:value-type="time" office:time-value="PT03H49M03.052S" calcext:value-type="time">
            <text:p>03:49:03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925.23" calcext:value-type="float">
            <text:p>925.23</text:p>
          </table:table-cell>
          <table:table-cell office:value-type="float" office:value="1127.88" calcext:value-type="float">
            <text:p>1127.88</text:p>
          </table:table-cell>
        </table:table-row>
        <table:table-row table:style-name="ro1">
          <table:table-cell office:value-type="float" office:value="13759052" calcext:value-type="float">
            <text:p>13759052</text:p>
          </table:table-cell>
          <table:table-cell table:formula="of:=[.A862]/1000/(60*60*24)" office:value-type="time" office:time-value="PT03H49M19.052S" calcext:value-type="time">
            <text:p>03:49:19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926.28" calcext:value-type="float">
            <text:p>926.28</text:p>
          </table:table-cell>
          <table:table-cell office:value-type="float" office:value="1129.13" calcext:value-type="float">
            <text:p>1129.13</text:p>
          </table:table-cell>
        </table:table-row>
        <table:table-row table:style-name="ro1">
          <table:table-cell office:value-type="float" office:value="13775052" calcext:value-type="float">
            <text:p>13775052</text:p>
          </table:table-cell>
          <table:table-cell table:formula="of:=[.A863]/1000/(60*60*24)" office:value-type="time" office:time-value="PT03H49M35.052S" calcext:value-type="time">
            <text:p>03:49:35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927.34" calcext:value-type="float">
            <text:p>927.34</text:p>
          </table:table-cell>
          <table:table-cell office:value-type="float" office:value="1130.39" calcext:value-type="float">
            <text:p>1130.39</text:p>
          </table:table-cell>
        </table:table-row>
        <table:table-row table:style-name="ro1">
          <table:table-cell office:value-type="float" office:value="13791052" calcext:value-type="float">
            <text:p>13791052</text:p>
          </table:table-cell>
          <table:table-cell table:formula="of:=[.A864]/1000/(60*60*24)" office:value-type="time" office:time-value="PT03H49M51.052S" calcext:value-type="time">
            <text:p>03:49:51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928.39" calcext:value-type="float">
            <text:p>928.39</text:p>
          </table:table-cell>
          <table:table-cell office:value-type="float" office:value="1131.64" calcext:value-type="float">
            <text:p>1131.64</text:p>
          </table:table-cell>
        </table:table-row>
        <table:table-row table:style-name="ro1">
          <table:table-cell office:value-type="float" office:value="13807052" calcext:value-type="float">
            <text:p>13807052</text:p>
          </table:table-cell>
          <table:table-cell table:formula="of:=[.A865]/1000/(60*60*24)" office:value-type="time" office:time-value="PT03H50M07.052S" calcext:value-type="time">
            <text:p>03:50:07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929.44" calcext:value-type="float">
            <text:p>929.44</text:p>
          </table:table-cell>
          <table:table-cell office:value-type="float" office:value="1132.9" calcext:value-type="float">
            <text:p>1132.9</text:p>
          </table:table-cell>
        </table:table-row>
        <table:table-row table:style-name="ro1">
          <table:table-cell office:value-type="float" office:value="13823052" calcext:value-type="float">
            <text:p>13823052</text:p>
          </table:table-cell>
          <table:table-cell table:formula="of:=[.A866]/1000/(60*60*24)" office:value-type="time" office:time-value="PT03H50M23.052S" calcext:value-type="time">
            <text:p>03:50:23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930.49" calcext:value-type="float">
            <text:p>930.49</text:p>
          </table:table-cell>
          <table:table-cell office:value-type="float" office:value="1134.15" calcext:value-type="float">
            <text:p>1134.15</text:p>
          </table:table-cell>
        </table:table-row>
        <table:table-row table:style-name="ro1">
          <table:table-cell office:value-type="float" office:value="13839052" calcext:value-type="float">
            <text:p>13839052</text:p>
          </table:table-cell>
          <table:table-cell table:formula="of:=[.A867]/1000/(60*60*24)" office:value-type="time" office:time-value="PT03H50M39.052S" calcext:value-type="time">
            <text:p>03:50:39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931.55" calcext:value-type="float">
            <text:p>931.55</text:p>
          </table:table-cell>
          <table:table-cell office:value-type="float" office:value="1135.41" calcext:value-type="float">
            <text:p>1135.41</text:p>
          </table:table-cell>
        </table:table-row>
        <table:table-row table:style-name="ro1">
          <table:table-cell office:value-type="float" office:value="13855052" calcext:value-type="float">
            <text:p>13855052</text:p>
          </table:table-cell>
          <table:table-cell table:formula="of:=[.A868]/1000/(60*60*24)" office:value-type="time" office:time-value="PT03H50M55.052S" calcext:value-type="time">
            <text:p>03:50:55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932.6" calcext:value-type="float">
            <text:p>932.6</text:p>
          </table:table-cell>
          <table:table-cell office:value-type="float" office:value="1136.66" calcext:value-type="float">
            <text:p>1136.66</text:p>
          </table:table-cell>
        </table:table-row>
        <table:table-row table:style-name="ro1">
          <table:table-cell office:value-type="float" office:value="13871052" calcext:value-type="float">
            <text:p>13871052</text:p>
          </table:table-cell>
          <table:table-cell table:formula="of:=[.A869]/1000/(60*60*24)" office:value-type="time" office:time-value="PT03H51M11.052S" calcext:value-type="time">
            <text:p>03:51:11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933.65" calcext:value-type="float">
            <text:p>933.65</text:p>
          </table:table-cell>
          <table:table-cell office:value-type="float" office:value="1137.92" calcext:value-type="float">
            <text:p>1137.92</text:p>
          </table:table-cell>
        </table:table-row>
        <table:table-row table:style-name="ro1">
          <table:table-cell office:value-type="float" office:value="13887052" calcext:value-type="float">
            <text:p>13887052</text:p>
          </table:table-cell>
          <table:table-cell table:formula="of:=[.A870]/1000/(60*60*24)" office:value-type="time" office:time-value="PT03H51M27.052S" calcext:value-type="time">
            <text:p>03:51:27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934.71" calcext:value-type="float">
            <text:p>934.71</text:p>
          </table:table-cell>
          <table:table-cell office:value-type="float" office:value="1139.17" calcext:value-type="float">
            <text:p>1139.17</text:p>
          </table:table-cell>
        </table:table-row>
        <table:table-row table:style-name="ro1">
          <table:table-cell office:value-type="float" office:value="13903052" calcext:value-type="float">
            <text:p>13903052</text:p>
          </table:table-cell>
          <table:table-cell table:formula="of:=[.A871]/1000/(60*60*24)" office:value-type="time" office:time-value="PT03H51M43.052S" calcext:value-type="time">
            <text:p>03:51:43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1.36" calcext:value-type="float">
            <text:p>281.36</text:p>
          </table:table-cell>
          <table:table-cell office:value-type="float" office:value="935.76" calcext:value-type="float">
            <text:p>935.76</text:p>
          </table:table-cell>
          <table:table-cell office:value-type="float" office:value="1140.42" calcext:value-type="float">
            <text:p>1140.42</text:p>
          </table:table-cell>
        </table:table-row>
        <table:table-row table:style-name="ro1">
          <table:table-cell office:value-type="float" office:value="13919052" calcext:value-type="float">
            <text:p>13919052</text:p>
          </table:table-cell>
          <table:table-cell table:formula="of:=[.A872]/1000/(60*60*24)" office:value-type="time" office:time-value="PT03H51M59.052S" calcext:value-type="time">
            <text:p>03:51:59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936.81" calcext:value-type="float">
            <text:p>936.81</text:p>
          </table:table-cell>
          <table:table-cell office:value-type="float" office:value="1141.67" calcext:value-type="float">
            <text:p>1141.67</text:p>
          </table:table-cell>
        </table:table-row>
        <table:table-row table:style-name="ro1">
          <table:table-cell office:value-type="float" office:value="13935052" calcext:value-type="float">
            <text:p>13935052</text:p>
          </table:table-cell>
          <table:table-cell table:formula="of:=[.A873]/1000/(60*60*24)" office:value-type="time" office:time-value="PT03H52M15.052S" calcext:value-type="time">
            <text:p>03:52:15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1.36" calcext:value-type="float">
            <text:p>281.36</text:p>
          </table:table-cell>
          <table:table-cell office:value-type="float" office:value="937.86" calcext:value-type="float">
            <text:p>937.86</text:p>
          </table:table-cell>
          <table:table-cell office:value-type="float" office:value="1142.93" calcext:value-type="float">
            <text:p>1142.93</text:p>
          </table:table-cell>
        </table:table-row>
        <table:table-row table:style-name="ro1">
          <table:table-cell office:value-type="float" office:value="13951052" calcext:value-type="float">
            <text:p>13951052</text:p>
          </table:table-cell>
          <table:table-cell table:formula="of:=[.A874]/1000/(60*60*24)" office:value-type="time" office:time-value="PT03H52M31.052S" calcext:value-type="time">
            <text:p>03:52:31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938.92" calcext:value-type="float">
            <text:p>938.92</text:p>
          </table:table-cell>
          <table:table-cell office:value-type="float" office:value="1144.18" calcext:value-type="float">
            <text:p>1144.18</text:p>
          </table:table-cell>
        </table:table-row>
        <table:table-row table:style-name="ro1">
          <table:table-cell office:value-type="float" office:value="13967052" calcext:value-type="float">
            <text:p>13967052</text:p>
          </table:table-cell>
          <table:table-cell table:formula="of:=[.A875]/1000/(60*60*24)" office:value-type="time" office:time-value="PT03H52M47.052S" calcext:value-type="time">
            <text:p>03:52:47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1.24" calcext:value-type="float">
            <text:p>281.24</text:p>
          </table:table-cell>
          <table:table-cell office:value-type="float" office:value="939.97" calcext:value-type="float">
            <text:p>939.97</text:p>
          </table:table-cell>
          <table:table-cell office:value-type="float" office:value="1145.43" calcext:value-type="float">
            <text:p>1145.43</text:p>
          </table:table-cell>
        </table:table-row>
        <table:table-row table:style-name="ro1">
          <table:table-cell office:value-type="float" office:value="13983052" calcext:value-type="float">
            <text:p>13983052</text:p>
          </table:table-cell>
          <table:table-cell table:formula="of:=[.A876]/1000/(60*60*24)" office:value-type="time" office:time-value="PT03H53M03.052S" calcext:value-type="time">
            <text:p>03:53:03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941.02" calcext:value-type="float">
            <text:p>941.02</text:p>
          </table:table-cell>
          <table:table-cell office:value-type="float" office:value="1146.69" calcext:value-type="float">
            <text:p>1146.69</text:p>
          </table:table-cell>
        </table:table-row>
        <table:table-row table:style-name="ro1">
          <table:table-cell office:value-type="float" office:value="13999052" calcext:value-type="float">
            <text:p>13999052</text:p>
          </table:table-cell>
          <table:table-cell table:formula="of:=[.A877]/1000/(60*60*24)" office:value-type="time" office:time-value="PT03H53M19.052S" calcext:value-type="time">
            <text:p>03:53:19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1.24" calcext:value-type="float">
            <text:p>281.24</text:p>
          </table:table-cell>
          <table:table-cell office:value-type="float" office:value="942.08" calcext:value-type="float">
            <text:p>942.08</text:p>
          </table:table-cell>
          <table:table-cell office:value-type="float" office:value="1147.94" calcext:value-type="float">
            <text:p>1147.94</text:p>
          </table:table-cell>
        </table:table-row>
        <table:table-row table:style-name="ro1">
          <table:table-cell office:value-type="float" office:value="14015052" calcext:value-type="float">
            <text:p>14015052</text:p>
          </table:table-cell>
          <table:table-cell table:formula="of:=[.A878]/1000/(60*60*24)" office:value-type="time" office:time-value="PT03H53M35.052S" calcext:value-type="time">
            <text:p>03:53:35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943.13" calcext:value-type="float">
            <text:p>943.13</text:p>
          </table:table-cell>
          <table:table-cell office:value-type="float" office:value="1149.19" calcext:value-type="float">
            <text:p>1149.19</text:p>
          </table:table-cell>
        </table:table-row>
        <table:table-row table:style-name="ro1">
          <table:table-cell office:value-type="float" office:value="14031052" calcext:value-type="float">
            <text:p>14031052</text:p>
          </table:table-cell>
          <table:table-cell table:formula="of:=[.A879]/1000/(60*60*24)" office:value-type="time" office:time-value="PT03H53M51.052S" calcext:value-type="time">
            <text:p>03:53:51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944.18" calcext:value-type="float">
            <text:p>944.18</text:p>
          </table:table-cell>
          <table:table-cell office:value-type="float" office:value="1150.44" calcext:value-type="float">
            <text:p>1150.44</text:p>
          </table:table-cell>
        </table:table-row>
        <table:table-row table:style-name="ro1">
          <table:table-cell office:value-type="float" office:value="14047052" calcext:value-type="float">
            <text:p>14047052</text:p>
          </table:table-cell>
          <table:table-cell table:formula="of:=[.A880]/1000/(60*60*24)" office:value-type="time" office:time-value="PT03H54M07.052S" calcext:value-type="time">
            <text:p>03:54:07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945.23" calcext:value-type="float">
            <text:p>945.23</text:p>
          </table:table-cell>
          <table:table-cell office:value-type="float" office:value="1151.69" calcext:value-type="float">
            <text:p>1151.69</text:p>
          </table:table-cell>
        </table:table-row>
        <table:table-row table:style-name="ro1">
          <table:table-cell office:value-type="float" office:value="14063052" calcext:value-type="float">
            <text:p>14063052</text:p>
          </table:table-cell>
          <table:table-cell table:formula="of:=[.A881]/1000/(60*60*24)" office:value-type="time" office:time-value="PT03H54M23.052S" calcext:value-type="time">
            <text:p>03:54:23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1.24" calcext:value-type="float">
            <text:p>281.24</text:p>
          </table:table-cell>
          <table:table-cell office:value-type="float" office:value="946.29" calcext:value-type="float">
            <text:p>946.29</text:p>
          </table:table-cell>
          <table:table-cell office:value-type="float" office:value="1152.95" calcext:value-type="float">
            <text:p>1152.95</text:p>
          </table:table-cell>
        </table:table-row>
        <table:table-row table:style-name="ro1">
          <table:table-cell office:value-type="float" office:value="14079052" calcext:value-type="float">
            <text:p>14079052</text:p>
          </table:table-cell>
          <table:table-cell table:formula="of:=[.A882]/1000/(60*60*24)" office:value-type="time" office:time-value="PT03H54M39.052S" calcext:value-type="time">
            <text:p>03:54:39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1.24" calcext:value-type="float">
            <text:p>281.24</text:p>
          </table:table-cell>
          <table:table-cell office:value-type="float" office:value="947.34" calcext:value-type="float">
            <text:p>947.34</text:p>
          </table:table-cell>
          <table:table-cell office:value-type="float" office:value="1154.2" calcext:value-type="float">
            <text:p>1154.2</text:p>
          </table:table-cell>
        </table:table-row>
        <table:table-row table:style-name="ro1">
          <table:table-cell office:value-type="float" office:value="14095052" calcext:value-type="float">
            <text:p>14095052</text:p>
          </table:table-cell>
          <table:table-cell table:formula="of:=[.A883]/1000/(60*60*24)" office:value-type="time" office:time-value="PT03H54M55.052S" calcext:value-type="time">
            <text:p>03:54:55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1.24" calcext:value-type="float">
            <text:p>281.24</text:p>
          </table:table-cell>
          <table:table-cell office:value-type="float" office:value="948.39" calcext:value-type="float">
            <text:p>948.39</text:p>
          </table:table-cell>
          <table:table-cell office:value-type="float" office:value="1155.45" calcext:value-type="float">
            <text:p>1155.45</text:p>
          </table:table-cell>
        </table:table-row>
        <table:table-row table:style-name="ro1">
          <table:table-cell office:value-type="float" office:value="14111052" calcext:value-type="float">
            <text:p>14111052</text:p>
          </table:table-cell>
          <table:table-cell table:formula="of:=[.A884]/1000/(60*60*24)" office:value-type="time" office:time-value="PT03H55M11.052S" calcext:value-type="time">
            <text:p>03:55:11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1.24" calcext:value-type="float">
            <text:p>281.24</text:p>
          </table:table-cell>
          <table:table-cell office:value-type="float" office:value="949.44" calcext:value-type="float">
            <text:p>949.44</text:p>
          </table:table-cell>
          <table:table-cell office:value-type="float" office:value="1156.7" calcext:value-type="float">
            <text:p>1156.7</text:p>
          </table:table-cell>
        </table:table-row>
        <table:table-row table:style-name="ro1">
          <table:table-cell office:value-type="float" office:value="14127052" calcext:value-type="float">
            <text:p>14127052</text:p>
          </table:table-cell>
          <table:table-cell table:formula="of:=[.A885]/1000/(60*60*24)" office:value-type="time" office:time-value="PT03H55M27.052S" calcext:value-type="time">
            <text:p>03:55:27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950.5" calcext:value-type="float">
            <text:p>950.5</text:p>
          </table:table-cell>
          <table:table-cell office:value-type="float" office:value="1157.95" calcext:value-type="float">
            <text:p>1157.95</text:p>
          </table:table-cell>
        </table:table-row>
        <table:table-row table:style-name="ro1">
          <table:table-cell office:value-type="float" office:value="14143052" calcext:value-type="float">
            <text:p>14143052</text:p>
          </table:table-cell>
          <table:table-cell table:formula="of:=[.A886]/1000/(60*60*24)" office:value-type="time" office:time-value="PT03H55M43.052S" calcext:value-type="time">
            <text:p>03:55:43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1.12" calcext:value-type="float">
            <text:p>281.12</text:p>
          </table:table-cell>
          <table:table-cell office:value-type="float" office:value="951.55" calcext:value-type="float">
            <text:p>951.55</text:p>
          </table:table-cell>
          <table:table-cell office:value-type="float" office:value="1159.21" calcext:value-type="float">
            <text:p>1159.21</text:p>
          </table:table-cell>
        </table:table-row>
        <table:table-row table:style-name="ro1">
          <table:table-cell office:value-type="float" office:value="14159052" calcext:value-type="float">
            <text:p>14159052</text:p>
          </table:table-cell>
          <table:table-cell table:formula="of:=[.A887]/1000/(60*60*24)" office:value-type="time" office:time-value="PT03H55M59.052S" calcext:value-type="time">
            <text:p>03:55:59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1.12" calcext:value-type="float">
            <text:p>281.12</text:p>
          </table:table-cell>
          <table:table-cell office:value-type="float" office:value="952.6" calcext:value-type="float">
            <text:p>952.6</text:p>
          </table:table-cell>
          <table:table-cell office:value-type="float" office:value="1160.46" calcext:value-type="float">
            <text:p>1160.46</text:p>
          </table:table-cell>
        </table:table-row>
        <table:table-row table:style-name="ro1">
          <table:table-cell office:value-type="float" office:value="14175052" calcext:value-type="float">
            <text:p>14175052</text:p>
          </table:table-cell>
          <table:table-cell table:formula="of:=[.A888]/1000/(60*60*24)" office:value-type="time" office:time-value="PT03H56M15.052S" calcext:value-type="time">
            <text:p>03:56:15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1.12" calcext:value-type="float">
            <text:p>281.12</text:p>
          </table:table-cell>
          <table:table-cell office:value-type="float" office:value="953.65" calcext:value-type="float">
            <text:p>953.65</text:p>
          </table:table-cell>
          <table:table-cell office:value-type="float" office:value="1161.71" calcext:value-type="float">
            <text:p>1161.71</text:p>
          </table:table-cell>
        </table:table-row>
        <table:table-row table:style-name="ro1">
          <table:table-cell office:value-type="float" office:value="14191052" calcext:value-type="float">
            <text:p>14191052</text:p>
          </table:table-cell>
          <table:table-cell table:formula="of:=[.A889]/1000/(60*60*24)" office:value-type="time" office:time-value="PT03H56M31.052S" calcext:value-type="time">
            <text:p>03:56:31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954.7" calcext:value-type="float">
            <text:p>954.7</text:p>
          </table:table-cell>
          <table:table-cell office:value-type="float" office:value="1162.96" calcext:value-type="float">
            <text:p>1162.96</text:p>
          </table:table-cell>
        </table:table-row>
        <table:table-row table:style-name="ro1">
          <table:table-cell office:value-type="float" office:value="14207052" calcext:value-type="float">
            <text:p>14207052</text:p>
          </table:table-cell>
          <table:table-cell table:formula="of:=[.A890]/1000/(60*60*24)" office:value-type="time" office:time-value="PT03H56M47.052S" calcext:value-type="time">
            <text:p>03:56:47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1.12" calcext:value-type="float">
            <text:p>281.12</text:p>
          </table:table-cell>
          <table:table-cell office:value-type="float" office:value="955.76" calcext:value-type="float">
            <text:p>955.76</text:p>
          </table:table-cell>
          <table:table-cell office:value-type="float" office:value="1164.21" calcext:value-type="float">
            <text:p>1164.21</text:p>
          </table:table-cell>
        </table:table-row>
        <table:table-row table:style-name="ro1">
          <table:table-cell office:value-type="float" office:value="14223051" calcext:value-type="float">
            <text:p>14223051</text:p>
          </table:table-cell>
          <table:table-cell table:formula="of:=[.A891]/1000/(60*60*24)" office:value-type="time" office:time-value="PT03H57M03.051S" calcext:value-type="time">
            <text:p>03:57:03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" calcext:value-type="float">
            <text:p>281</text:p>
          </table:table-cell>
          <table:table-cell office:value-type="float" office:value="956.81" calcext:value-type="float">
            <text:p>956.81</text:p>
          </table:table-cell>
          <table:table-cell office:value-type="float" office:value="1165.46" calcext:value-type="float">
            <text:p>1165.46</text:p>
          </table:table-cell>
        </table:table-row>
        <table:table-row table:style-name="ro1">
          <table:table-cell office:value-type="float" office:value="14239052" calcext:value-type="float">
            <text:p>14239052</text:p>
          </table:table-cell>
          <table:table-cell table:formula="of:=[.A892]/1000/(60*60*24)" office:value-type="time" office:time-value="PT03H57M19.052S" calcext:value-type="time">
            <text:p>03:57:19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957.86" calcext:value-type="float">
            <text:p>957.86</text:p>
          </table:table-cell>
          <table:table-cell office:value-type="float" office:value="1166.71" calcext:value-type="float">
            <text:p>1166.71</text:p>
          </table:table-cell>
        </table:table-row>
        <table:table-row table:style-name="ro1">
          <table:table-cell office:value-type="float" office:value="14255052" calcext:value-type="float">
            <text:p>14255052</text:p>
          </table:table-cell>
          <table:table-cell table:formula="of:=[.A893]/1000/(60*60*24)" office:value-type="time" office:time-value="PT03H57M35.052S" calcext:value-type="time">
            <text:p>03:57:35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" calcext:value-type="float">
            <text:p>281</text:p>
          </table:table-cell>
          <table:table-cell office:value-type="float" office:value="958.91" calcext:value-type="float">
            <text:p>958.91</text:p>
          </table:table-cell>
          <table:table-cell office:value-type="float" office:value="1167.96" calcext:value-type="float">
            <text:p>1167.96</text:p>
          </table:table-cell>
        </table:table-row>
        <table:table-row table:style-name="ro1">
          <table:table-cell office:value-type="float" office:value="14271052" calcext:value-type="float">
            <text:p>14271052</text:p>
          </table:table-cell>
          <table:table-cell table:formula="of:=[.A894]/1000/(60*60*24)" office:value-type="time" office:time-value="PT03H57M51.052S" calcext:value-type="time">
            <text:p>03:57:51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" calcext:value-type="float">
            <text:p>281</text:p>
          </table:table-cell>
          <table:table-cell office:value-type="float" office:value="959.96" calcext:value-type="float">
            <text:p>959.96</text:p>
          </table:table-cell>
          <table:table-cell office:value-type="float" office:value="1169.21" calcext:value-type="float">
            <text:p>1169.21</text:p>
          </table:table-cell>
        </table:table-row>
        <table:table-row table:style-name="ro1">
          <table:table-cell office:value-type="float" office:value="14287052" calcext:value-type="float">
            <text:p>14287052</text:p>
          </table:table-cell>
          <table:table-cell table:formula="of:=[.A895]/1000/(60*60*24)" office:value-type="time" office:time-value="PT03H58M07.052S" calcext:value-type="time">
            <text:p>03:58:07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" calcext:value-type="float">
            <text:p>281</text:p>
          </table:table-cell>
          <table:table-cell office:value-type="float" office:value="961.01" calcext:value-type="float">
            <text:p>961.01</text:p>
          </table:table-cell>
          <table:table-cell office:value-type="float" office:value="1170.46" calcext:value-type="float">
            <text:p>1170.46</text:p>
          </table:table-cell>
        </table:table-row>
        <table:table-row table:style-name="ro1">
          <table:table-cell office:value-type="float" office:value="14303052" calcext:value-type="float">
            <text:p>14303052</text:p>
          </table:table-cell>
          <table:table-cell table:formula="of:=[.A896]/1000/(60*60*24)" office:value-type="time" office:time-value="PT03H58M23.052S" calcext:value-type="time">
            <text:p>03:58:23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" calcext:value-type="float">
            <text:p>281</text:p>
          </table:table-cell>
          <table:table-cell office:value-type="float" office:value="962.07" calcext:value-type="float">
            <text:p>962.07</text:p>
          </table:table-cell>
          <table:table-cell office:value-type="float" office:value="1171.71" calcext:value-type="float">
            <text:p>1171.71</text:p>
          </table:table-cell>
        </table:table-row>
        <table:table-row table:style-name="ro1">
          <table:table-cell office:value-type="float" office:value="14319052" calcext:value-type="float">
            <text:p>14319052</text:p>
          </table:table-cell>
          <table:table-cell table:formula="of:=[.A897]/1000/(60*60*24)" office:value-type="time" office:time-value="PT03H58M39.052S" calcext:value-type="time">
            <text:p>03:58:39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" calcext:value-type="float">
            <text:p>281</text:p>
          </table:table-cell>
          <table:table-cell office:value-type="float" office:value="963.12" calcext:value-type="float">
            <text:p>963.12</text:p>
          </table:table-cell>
          <table:table-cell office:value-type="float" office:value="1172.96" calcext:value-type="float">
            <text:p>1172.96</text:p>
          </table:table-cell>
        </table:table-row>
        <table:table-row table:style-name="ro1">
          <table:table-cell office:value-type="float" office:value="14335052" calcext:value-type="float">
            <text:p>14335052</text:p>
          </table:table-cell>
          <table:table-cell table:formula="of:=[.A898]/1000/(60*60*24)" office:value-type="time" office:time-value="PT03H58M55.052S" calcext:value-type="time">
            <text:p>03:58:55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" calcext:value-type="float">
            <text:p>281</text:p>
          </table:table-cell>
          <table:table-cell office:value-type="float" office:value="964.17" calcext:value-type="float">
            <text:p>964.17</text:p>
          </table:table-cell>
          <table:table-cell office:value-type="float" office:value="1174.21" calcext:value-type="float">
            <text:p>1174.21</text:p>
          </table:table-cell>
        </table:table-row>
        <table:table-row table:style-name="ro1">
          <table:table-cell office:value-type="float" office:value="14351052" calcext:value-type="float">
            <text:p>14351052</text:p>
          </table:table-cell>
          <table:table-cell table:formula="of:=[.A899]/1000/(60*60*24)" office:value-type="time" office:time-value="PT03H59M11.052S" calcext:value-type="time">
            <text:p>03:59:11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0.88" calcext:value-type="float">
            <text:p>280.88</text:p>
          </table:table-cell>
          <table:table-cell office:value-type="float" office:value="965.22" calcext:value-type="float">
            <text:p>965.22</text:p>
          </table:table-cell>
          <table:table-cell office:value-type="float" office:value="1175.45" calcext:value-type="float">
            <text:p>1175.45</text:p>
          </table:table-cell>
        </table:table-row>
        <table:table-row table:style-name="ro1">
          <table:table-cell office:value-type="float" office:value="14367052" calcext:value-type="float">
            <text:p>14367052</text:p>
          </table:table-cell>
          <table:table-cell table:formula="of:=[.A900]/1000/(60*60*24)" office:value-type="time" office:time-value="PT03H59M27.052S" calcext:value-type="time">
            <text:p>03:59:27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" calcext:value-type="float">
            <text:p>281</text:p>
          </table:table-cell>
          <table:table-cell office:value-type="float" office:value="966.27" calcext:value-type="float">
            <text:p>966.27</text:p>
          </table:table-cell>
          <table:table-cell office:value-type="float" office:value="1176.7" calcext:value-type="float">
            <text:p>1176.7</text:p>
          </table:table-cell>
        </table:table-row>
        <table:table-row table:style-name="ro1">
          <table:table-cell office:value-type="float" office:value="14383052" calcext:value-type="float">
            <text:p>14383052</text:p>
          </table:table-cell>
          <table:table-cell table:formula="of:=[.A901]/1000/(60*60*24)" office:value-type="time" office:time-value="PT03H59M43.052S" calcext:value-type="time">
            <text:p>03:59:43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0.88" calcext:value-type="float">
            <text:p>280.88</text:p>
          </table:table-cell>
          <table:table-cell office:value-type="float" office:value="967.32" calcext:value-type="float">
            <text:p>967.32</text:p>
          </table:table-cell>
          <table:table-cell office:value-type="float" office:value="1177.95" calcext:value-type="float">
            <text:p>1177.95</text:p>
          </table:table-cell>
        </table:table-row>
        <table:table-row table:style-name="ro1">
          <table:table-cell office:value-type="float" office:value="14399052" calcext:value-type="float">
            <text:p>14399052</text:p>
          </table:table-cell>
          <table:table-cell table:formula="of:=[.A902]/1000/(60*60*24)" office:value-type="time" office:time-value="PT03H59M59.052S" calcext:value-type="time">
            <text:p>03:59:59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" calcext:value-type="float">
            <text:p>281</text:p>
          </table:table-cell>
          <table:table-cell office:value-type="float" office:value="968.37" calcext:value-type="float">
            <text:p>968.37</text:p>
          </table:table-cell>
          <table:table-cell office:value-type="float" office:value="1179.2" calcext:value-type="float">
            <text:p>1179.2</text:p>
          </table:table-cell>
        </table:table-row>
        <table:table-row table:style-name="ro1">
          <table:table-cell office:value-type="float" office:value="14415052" calcext:value-type="float">
            <text:p>14415052</text:p>
          </table:table-cell>
          <table:table-cell table:formula="of:=[.A903]/1000/(60*60*24)" office:value-type="time" office:time-value="PT04H00M15.052S" calcext:value-type="time">
            <text:p>04:00:15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0.88" calcext:value-type="float">
            <text:p>280.88</text:p>
          </table:table-cell>
          <table:table-cell office:value-type="float" office:value="969.43" calcext:value-type="float">
            <text:p>969.43</text:p>
          </table:table-cell>
          <table:table-cell office:value-type="float" office:value="1180.45" calcext:value-type="float">
            <text:p>1180.45</text:p>
          </table:table-cell>
        </table:table-row>
        <table:table-row table:style-name="ro1">
          <table:table-cell office:value-type="float" office:value="14431052" calcext:value-type="float">
            <text:p>14431052</text:p>
          </table:table-cell>
          <table:table-cell table:formula="of:=[.A904]/1000/(60*60*24)" office:value-type="time" office:time-value="PT04H00M31.052S" calcext:value-type="time">
            <text:p>04:00:31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" calcext:value-type="float">
            <text:p>281</text:p>
          </table:table-cell>
          <table:table-cell office:value-type="float" office:value="970.48" calcext:value-type="float">
            <text:p>970.48</text:p>
          </table:table-cell>
          <table:table-cell office:value-type="float" office:value="1181.7" calcext:value-type="float">
            <text:p>1181.7</text:p>
          </table:table-cell>
        </table:table-row>
        <table:table-row table:style-name="ro1">
          <table:table-cell office:value-type="float" office:value="14447052" calcext:value-type="float">
            <text:p>14447052</text:p>
          </table:table-cell>
          <table:table-cell table:formula="of:=[.A905]/1000/(60*60*24)" office:value-type="time" office:time-value="PT04H00M47.052S" calcext:value-type="time">
            <text:p>04:00:47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0.88" calcext:value-type="float">
            <text:p>280.88</text:p>
          </table:table-cell>
          <table:table-cell office:value-type="float" office:value="971.53" calcext:value-type="float">
            <text:p>971.53</text:p>
          </table:table-cell>
          <table:table-cell office:value-type="float" office:value="1182.94" calcext:value-type="float">
            <text:p>1182.94</text:p>
          </table:table-cell>
        </table:table-row>
        <table:table-row table:style-name="ro1">
          <table:table-cell office:value-type="float" office:value="14463052" calcext:value-type="float">
            <text:p>14463052</text:p>
          </table:table-cell>
          <table:table-cell table:formula="of:=[.A906]/1000/(60*60*24)" office:value-type="time" office:time-value="PT04H01M03.052S" calcext:value-type="time">
            <text:p>04:01:03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0.88" calcext:value-type="float">
            <text:p>280.88</text:p>
          </table:table-cell>
          <table:table-cell office:value-type="float" office:value="972.58" calcext:value-type="float">
            <text:p>972.58</text:p>
          </table:table-cell>
          <table:table-cell office:value-type="float" office:value="1184.19" calcext:value-type="float">
            <text:p>1184.19</text:p>
          </table:table-cell>
        </table:table-row>
        <table:table-row table:style-name="ro1">
          <table:table-cell office:value-type="float" office:value="14479052" calcext:value-type="float">
            <text:p>14479052</text:p>
          </table:table-cell>
          <table:table-cell table:formula="of:=[.A907]/1000/(60*60*24)" office:value-type="time" office:time-value="PT04H01M19.052S" calcext:value-type="time">
            <text:p>04:01:19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0.88" calcext:value-type="float">
            <text:p>280.88</text:p>
          </table:table-cell>
          <table:table-cell office:value-type="float" office:value="973.63" calcext:value-type="float">
            <text:p>973.63</text:p>
          </table:table-cell>
          <table:table-cell office:value-type="float" office:value="1185.44" calcext:value-type="float">
            <text:p>1185.44</text:p>
          </table:table-cell>
        </table:table-row>
        <table:table-row table:style-name="ro1">
          <table:table-cell office:value-type="float" office:value="14495052" calcext:value-type="float">
            <text:p>14495052</text:p>
          </table:table-cell>
          <table:table-cell table:formula="of:=[.A908]/1000/(60*60*24)" office:value-type="time" office:time-value="PT04H01M35.052S" calcext:value-type="time">
            <text:p>04:01:35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0.88" calcext:value-type="float">
            <text:p>280.88</text:p>
          </table:table-cell>
          <table:table-cell office:value-type="float" office:value="974.68" calcext:value-type="float">
            <text:p>974.68</text:p>
          </table:table-cell>
          <table:table-cell office:value-type="float" office:value="1186.69" calcext:value-type="float">
            <text:p>1186.69</text:p>
          </table:table-cell>
        </table:table-row>
        <table:table-row table:style-name="ro1">
          <table:table-cell office:value-type="float" office:value="14511052" calcext:value-type="float">
            <text:p>14511052</text:p>
          </table:table-cell>
          <table:table-cell table:formula="of:=[.A909]/1000/(60*60*24)" office:value-type="time" office:time-value="PT04H01M51.052S" calcext:value-type="time">
            <text:p>04:01:51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0.76" calcext:value-type="float">
            <text:p>280.76</text:p>
          </table:table-cell>
          <table:table-cell office:value-type="float" office:value="975.73" calcext:value-type="float">
            <text:p>975.73</text:p>
          </table:table-cell>
          <table:table-cell office:value-type="float" office:value="1187.94" calcext:value-type="float">
            <text:p>1187.94</text:p>
          </table:table-cell>
        </table:table-row>
        <table:table-row table:style-name="ro1">
          <table:table-cell office:value-type="float" office:value="14527052" calcext:value-type="float">
            <text:p>14527052</text:p>
          </table:table-cell>
          <table:table-cell table:formula="of:=[.A910]/1000/(60*60*24)" office:value-type="time" office:time-value="PT04H02M07.052S" calcext:value-type="time">
            <text:p>04:02:07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0.76" calcext:value-type="float">
            <text:p>280.76</text:p>
          </table:table-cell>
          <table:table-cell office:value-type="float" office:value="976.78" calcext:value-type="float">
            <text:p>976.78</text:p>
          </table:table-cell>
          <table:table-cell office:value-type="float" office:value="1189.19" calcext:value-type="float">
            <text:p>1189.19</text:p>
          </table:table-cell>
        </table:table-row>
        <table:table-row table:style-name="ro1">
          <table:table-cell office:value-type="float" office:value="14543052" calcext:value-type="float">
            <text:p>14543052</text:p>
          </table:table-cell>
          <table:table-cell table:formula="of:=[.A911]/1000/(60*60*24)" office:value-type="time" office:time-value="PT04H02M23.052S" calcext:value-type="time">
            <text:p>04:02:23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0.76" calcext:value-type="float">
            <text:p>280.76</text:p>
          </table:table-cell>
          <table:table-cell office:value-type="float" office:value="977.83" calcext:value-type="float">
            <text:p>977.83</text:p>
          </table:table-cell>
          <table:table-cell office:value-type="float" office:value="1190.43" calcext:value-type="float">
            <text:p>1190.43</text:p>
          </table:table-cell>
        </table:table-row>
        <table:table-row table:style-name="ro1">
          <table:table-cell office:value-type="float" office:value="14559052" calcext:value-type="float">
            <text:p>14559052</text:p>
          </table:table-cell>
          <table:table-cell table:formula="of:=[.A912]/1000/(60*60*24)" office:value-type="time" office:time-value="PT04H02M39.052S" calcext:value-type="time">
            <text:p>04:02:39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0.76" calcext:value-type="float">
            <text:p>280.76</text:p>
          </table:table-cell>
          <table:table-cell office:value-type="float" office:value="978.88" calcext:value-type="float">
            <text:p>978.88</text:p>
          </table:table-cell>
          <table:table-cell office:value-type="float" office:value="1191.68" calcext:value-type="float">
            <text:p>1191.68</text:p>
          </table:table-cell>
        </table:table-row>
        <table:table-row table:style-name="ro1">
          <table:table-cell office:value-type="float" office:value="14575052" calcext:value-type="float">
            <text:p>14575052</text:p>
          </table:table-cell>
          <table:table-cell table:formula="of:=[.A913]/1000/(60*60*24)" office:value-type="time" office:time-value="PT04H02M55.052S" calcext:value-type="time">
            <text:p>04:02:55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0.76" calcext:value-type="float">
            <text:p>280.76</text:p>
          </table:table-cell>
          <table:table-cell office:value-type="float" office:value="979.93" calcext:value-type="float">
            <text:p>979.93</text:p>
          </table:table-cell>
          <table:table-cell office:value-type="float" office:value="1192.93" calcext:value-type="float">
            <text:p>1192.93</text:p>
          </table:table-cell>
        </table:table-row>
        <table:table-row table:style-name="ro1">
          <table:table-cell office:value-type="float" office:value="14591052" calcext:value-type="float">
            <text:p>14591052</text:p>
          </table:table-cell>
          <table:table-cell table:formula="of:=[.A914]/1000/(60*60*24)" office:value-type="time" office:time-value="PT04H03M11.052S" calcext:value-type="time">
            <text:p>04:03:11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0.76" calcext:value-type="float">
            <text:p>280.76</text:p>
          </table:table-cell>
          <table:table-cell office:value-type="float" office:value="980.98" calcext:value-type="float">
            <text:p>980.98</text:p>
          </table:table-cell>
          <table:table-cell office:value-type="float" office:value="1194.18" calcext:value-type="float">
            <text:p>1194.18</text:p>
          </table:table-cell>
        </table:table-row>
        <table:table-row table:style-name="ro1">
          <table:table-cell office:value-type="float" office:value="14607051" calcext:value-type="float">
            <text:p>14607051</text:p>
          </table:table-cell>
          <table:table-cell table:formula="of:=[.A915]/1000/(60*60*24)" office:value-type="time" office:time-value="PT04H03M27.051S" calcext:value-type="time">
            <text:p>04:03:27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0.76" calcext:value-type="float">
            <text:p>280.76</text:p>
          </table:table-cell>
          <table:table-cell office:value-type="float" office:value="982.04" calcext:value-type="float">
            <text:p>982.04</text:p>
          </table:table-cell>
          <table:table-cell office:value-type="float" office:value="1195.43" calcext:value-type="float">
            <text:p>1195.43</text:p>
          </table:table-cell>
        </table:table-row>
        <table:table-row table:style-name="ro1">
          <table:table-cell office:value-type="float" office:value="14623052" calcext:value-type="float">
            <text:p>14623052</text:p>
          </table:table-cell>
          <table:table-cell table:formula="of:=[.A916]/1000/(60*60*24)" office:value-type="time" office:time-value="PT04H03M43.052S" calcext:value-type="time">
            <text:p>04:03:43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0.76" calcext:value-type="float">
            <text:p>280.76</text:p>
          </table:table-cell>
          <table:table-cell office:value-type="float" office:value="983.09" calcext:value-type="float">
            <text:p>983.09</text:p>
          </table:table-cell>
          <table:table-cell office:value-type="float" office:value="1196.67" calcext:value-type="float">
            <text:p>1196.67</text:p>
          </table:table-cell>
        </table:table-row>
        <table:table-row table:style-name="ro1">
          <table:table-cell office:value-type="float" office:value="14639052" calcext:value-type="float">
            <text:p>14639052</text:p>
          </table:table-cell>
          <table:table-cell table:formula="of:=[.A917]/1000/(60*60*24)" office:value-type="time" office:time-value="PT04H03M59.052S" calcext:value-type="time">
            <text:p>04:03:59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0.76" calcext:value-type="float">
            <text:p>280.76</text:p>
          </table:table-cell>
          <table:table-cell office:value-type="float" office:value="984.14" calcext:value-type="float">
            <text:p>984.14</text:p>
          </table:table-cell>
          <table:table-cell office:value-type="float" office:value="1197.92" calcext:value-type="float">
            <text:p>1197.92</text:p>
          </table:table-cell>
        </table:table-row>
        <table:table-row table:style-name="ro1">
          <table:table-cell office:value-type="float" office:value="14655052" calcext:value-type="float">
            <text:p>14655052</text:p>
          </table:table-cell>
          <table:table-cell table:formula="of:=[.A918]/1000/(60*60*24)" office:value-type="time" office:time-value="PT04H04M15.052S" calcext:value-type="time">
            <text:p>04:04:15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0.64" calcext:value-type="float">
            <text:p>280.64</text:p>
          </table:table-cell>
          <table:table-cell office:value-type="float" office:value="985.19" calcext:value-type="float">
            <text:p>985.19</text:p>
          </table:table-cell>
          <table:table-cell office:value-type="float" office:value="1199.17" calcext:value-type="float">
            <text:p>1199.17</text:p>
          </table:table-cell>
        </table:table-row>
        <table:table-row table:style-name="ro1">
          <table:table-cell office:value-type="float" office:value="14671052" calcext:value-type="float">
            <text:p>14671052</text:p>
          </table:table-cell>
          <table:table-cell table:formula="of:=[.A919]/1000/(60*60*24)" office:value-type="time" office:time-value="PT04H04M31.052S" calcext:value-type="time">
            <text:p>04:04:31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0.64" calcext:value-type="float">
            <text:p>280.64</text:p>
          </table:table-cell>
          <table:table-cell office:value-type="float" office:value="986.24" calcext:value-type="float">
            <text:p>986.24</text:p>
          </table:table-cell>
          <table:table-cell office:value-type="float" office:value="1200.42" calcext:value-type="float">
            <text:p>1200.42</text:p>
          </table:table-cell>
        </table:table-row>
        <table:table-row table:style-name="ro1">
          <table:table-cell office:value-type="float" office:value="14687052" calcext:value-type="float">
            <text:p>14687052</text:p>
          </table:table-cell>
          <table:table-cell table:formula="of:=[.A920]/1000/(60*60*24)" office:value-type="time" office:time-value="PT04H04M47.052S" calcext:value-type="time">
            <text:p>04:04:47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0.64" calcext:value-type="float">
            <text:p>280.64</text:p>
          </table:table-cell>
          <table:table-cell office:value-type="float" office:value="987.29" calcext:value-type="float">
            <text:p>987.29</text:p>
          </table:table-cell>
          <table:table-cell office:value-type="float" office:value="1201.67" calcext:value-type="float">
            <text:p>1201.67</text:p>
          </table:table-cell>
        </table:table-row>
        <table:table-row table:style-name="ro1">
          <table:table-cell office:value-type="float" office:value="14703052" calcext:value-type="float">
            <text:p>14703052</text:p>
          </table:table-cell>
          <table:table-cell table:formula="of:=[.A921]/1000/(60*60*24)" office:value-type="time" office:time-value="PT04H05M03.052S" calcext:value-type="time">
            <text:p>04:05:03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0.64" calcext:value-type="float">
            <text:p>280.64</text:p>
          </table:table-cell>
          <table:table-cell office:value-type="float" office:value="988.34" calcext:value-type="float">
            <text:p>988.34</text:p>
          </table:table-cell>
          <table:table-cell office:value-type="float" office:value="1202.91" calcext:value-type="float">
            <text:p>1202.91</text:p>
          </table:table-cell>
        </table:table-row>
        <table:table-row table:style-name="ro1">
          <table:table-cell office:value-type="float" office:value="14719052" calcext:value-type="float">
            <text:p>14719052</text:p>
          </table:table-cell>
          <table:table-cell table:formula="of:=[.A922]/1000/(60*60*24)" office:value-type="time" office:time-value="PT04H05M19.052S" calcext:value-type="time">
            <text:p>04:05:19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0.64" calcext:value-type="float">
            <text:p>280.64</text:p>
          </table:table-cell>
          <table:table-cell office:value-type="float" office:value="989.39" calcext:value-type="float">
            <text:p>989.39</text:p>
          </table:table-cell>
          <table:table-cell office:value-type="float" office:value="1204.16" calcext:value-type="float">
            <text:p>1204.16</text:p>
          </table:table-cell>
        </table:table-row>
        <table:table-row table:style-name="ro1">
          <table:table-cell office:value-type="float" office:value="14735052" calcext:value-type="float">
            <text:p>14735052</text:p>
          </table:table-cell>
          <table:table-cell table:formula="of:=[.A923]/1000/(60*60*24)" office:value-type="time" office:time-value="PT04H05M35.052S" calcext:value-type="time">
            <text:p>04:05:35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0.64" calcext:value-type="float">
            <text:p>280.64</text:p>
          </table:table-cell>
          <table:table-cell office:value-type="float" office:value="990.44" calcext:value-type="float">
            <text:p>990.44</text:p>
          </table:table-cell>
          <table:table-cell office:value-type="float" office:value="1205.41" calcext:value-type="float">
            <text:p>1205.41</text:p>
          </table:table-cell>
        </table:table-row>
        <table:table-row table:style-name="ro1">
          <table:table-cell office:value-type="float" office:value="14751052" calcext:value-type="float">
            <text:p>14751052</text:p>
          </table:table-cell>
          <table:table-cell table:formula="of:=[.A924]/1000/(60*60*24)" office:value-type="time" office:time-value="PT04H05M51.052S" calcext:value-type="time">
            <text:p>04:05:51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2" calcext:value-type="float">
            <text:p>280.52</text:p>
          </table:table-cell>
          <table:table-cell office:value-type="float" office:value="991.49" calcext:value-type="float">
            <text:p>991.49</text:p>
          </table:table-cell>
          <table:table-cell office:value-type="float" office:value="1206.66" calcext:value-type="float">
            <text:p>1206.66</text:p>
          </table:table-cell>
        </table:table-row>
        <table:table-row table:style-name="ro1">
          <table:table-cell office:value-type="float" office:value="14767052" calcext:value-type="float">
            <text:p>14767052</text:p>
          </table:table-cell>
          <table:table-cell table:formula="of:=[.A925]/1000/(60*60*24)" office:value-type="time" office:time-value="PT04H06M07.052S" calcext:value-type="time">
            <text:p>04:06:07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2" calcext:value-type="float">
            <text:p>280.52</text:p>
          </table:table-cell>
          <table:table-cell office:value-type="float" office:value="992.54" calcext:value-type="float">
            <text:p>992.54</text:p>
          </table:table-cell>
          <table:table-cell office:value-type="float" office:value="1207.9" calcext:value-type="float">
            <text:p>1207.9</text:p>
          </table:table-cell>
        </table:table-row>
        <table:table-row table:style-name="ro1">
          <table:table-cell office:value-type="float" office:value="14783052" calcext:value-type="float">
            <text:p>14783052</text:p>
          </table:table-cell>
          <table:table-cell table:formula="of:=[.A926]/1000/(60*60*24)" office:value-type="time" office:time-value="PT04H06M23.052S" calcext:value-type="time">
            <text:p>04:06:23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2" calcext:value-type="float">
            <text:p>280.52</text:p>
          </table:table-cell>
          <table:table-cell office:value-type="float" office:value="993.59" calcext:value-type="float">
            <text:p>993.59</text:p>
          </table:table-cell>
          <table:table-cell office:value-type="float" office:value="1209.15" calcext:value-type="float">
            <text:p>1209.15</text:p>
          </table:table-cell>
        </table:table-row>
        <table:table-row table:style-name="ro1">
          <table:table-cell office:value-type="float" office:value="14799052" calcext:value-type="float">
            <text:p>14799052</text:p>
          </table:table-cell>
          <table:table-cell table:formula="of:=[.A927]/1000/(60*60*24)" office:value-type="time" office:time-value="PT04H06M39.052S" calcext:value-type="time">
            <text:p>04:06:39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2" calcext:value-type="float">
            <text:p>280.52</text:p>
          </table:table-cell>
          <table:table-cell office:value-type="float" office:value="994.64" calcext:value-type="float">
            <text:p>994.64</text:p>
          </table:table-cell>
          <table:table-cell office:value-type="float" office:value="1210.4" calcext:value-type="float">
            <text:p>1210.4</text:p>
          </table:table-cell>
        </table:table-row>
        <table:table-row table:style-name="ro1">
          <table:table-cell office:value-type="float" office:value="14815052" calcext:value-type="float">
            <text:p>14815052</text:p>
          </table:table-cell>
          <table:table-cell table:formula="of:=[.A928]/1000/(60*60*24)" office:value-type="time" office:time-value="PT04H06M55.052S" calcext:value-type="time">
            <text:p>04:06:55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2" calcext:value-type="float">
            <text:p>280.52</text:p>
          </table:table-cell>
          <table:table-cell office:value-type="float" office:value="995.69" calcext:value-type="float">
            <text:p>995.69</text:p>
          </table:table-cell>
          <table:table-cell office:value-type="float" office:value="1211.64" calcext:value-type="float">
            <text:p>1211.64</text:p>
          </table:table-cell>
        </table:table-row>
        <table:table-row table:style-name="ro1">
          <table:table-cell office:value-type="float" office:value="14831052" calcext:value-type="float">
            <text:p>14831052</text:p>
          </table:table-cell>
          <table:table-cell table:formula="of:=[.A929]/1000/(60*60*24)" office:value-type="time" office:time-value="PT04H07M11.052S" calcext:value-type="time">
            <text:p>04:07:11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2" calcext:value-type="float">
            <text:p>280.52</text:p>
          </table:table-cell>
          <table:table-cell office:value-type="float" office:value="996.74" calcext:value-type="float">
            <text:p>996.74</text:p>
          </table:table-cell>
          <table:table-cell office:value-type="float" office:value="1212.89" calcext:value-type="float">
            <text:p>1212.89</text:p>
          </table:table-cell>
        </table:table-row>
        <table:table-row table:style-name="ro1">
          <table:table-cell office:value-type="float" office:value="14847052" calcext:value-type="float">
            <text:p>14847052</text:p>
          </table:table-cell>
          <table:table-cell table:formula="of:=[.A930]/1000/(60*60*24)" office:value-type="time" office:time-value="PT04H07M27.052S" calcext:value-type="time">
            <text:p>04:07:27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1" calcext:value-type="float">
            <text:p>280.51</text:p>
          </table:table-cell>
          <table:table-cell office:value-type="float" office:value="997.79" calcext:value-type="float">
            <text:p>997.79</text:p>
          </table:table-cell>
          <table:table-cell office:value-type="float" office:value="1214.13" calcext:value-type="float">
            <text:p>1214.13</text:p>
          </table:table-cell>
        </table:table-row>
        <table:table-row table:style-name="ro1">
          <table:table-cell office:value-type="float" office:value="14863052" calcext:value-type="float">
            <text:p>14863052</text:p>
          </table:table-cell>
          <table:table-cell table:formula="of:=[.A931]/1000/(60*60*24)" office:value-type="time" office:time-value="PT04H07M43.052S" calcext:value-type="time">
            <text:p>04:07:43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2" calcext:value-type="float">
            <text:p>280.52</text:p>
          </table:table-cell>
          <table:table-cell office:value-type="float" office:value="998.84" calcext:value-type="float">
            <text:p>998.84</text:p>
          </table:table-cell>
          <table:table-cell office:value-type="float" office:value="1215.38" calcext:value-type="float">
            <text:p>1215.38</text:p>
          </table:table-cell>
        </table:table-row>
        <table:table-row table:style-name="ro1">
          <table:table-cell office:value-type="float" office:value="14879052" calcext:value-type="float">
            <text:p>14879052</text:p>
          </table:table-cell>
          <table:table-cell table:formula="of:=[.A932]/1000/(60*60*24)" office:value-type="time" office:time-value="PT04H07M59.052S" calcext:value-type="time">
            <text:p>04:07:59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999.88" calcext:value-type="float">
            <text:p>999.88</text:p>
          </table:table-cell>
          <table:table-cell office:value-type="float" office:value="1216.63" calcext:value-type="float">
            <text:p>1216.63</text:p>
          </table:table-cell>
        </table:table-row>
        <table:table-row table:style-name="ro1">
          <table:table-cell office:value-type="float" office:value="14895052" calcext:value-type="float">
            <text:p>14895052</text:p>
          </table:table-cell>
          <table:table-cell table:formula="of:=[.A933]/1000/(60*60*24)" office:value-type="time" office:time-value="PT04H08M15.052S" calcext:value-type="time">
            <text:p>04:08:15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1" calcext:value-type="float">
            <text:p>280.51</text:p>
          </table:table-cell>
          <table:table-cell office:value-type="float" office:value="1000.93" calcext:value-type="float">
            <text:p>1000.93</text:p>
          </table:table-cell>
          <table:table-cell office:value-type="float" office:value="1217.87" calcext:value-type="float">
            <text:p>1217.87</text:p>
          </table:table-cell>
        </table:table-row>
        <table:table-row table:style-name="ro1">
          <table:table-cell office:value-type="float" office:value="14911052" calcext:value-type="float">
            <text:p>14911052</text:p>
          </table:table-cell>
          <table:table-cell table:formula="of:=[.A934]/1000/(60*60*24)" office:value-type="time" office:time-value="PT04H08M31.052S" calcext:value-type="time">
            <text:p>04:08:31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001.98" calcext:value-type="float">
            <text:p>1001.98</text:p>
          </table:table-cell>
          <table:table-cell office:value-type="float" office:value="1219.12" calcext:value-type="float">
            <text:p>1219.12</text:p>
          </table:table-cell>
        </table:table-row>
        <table:table-row table:style-name="ro1">
          <table:table-cell office:value-type="float" office:value="14927052" calcext:value-type="float">
            <text:p>14927052</text:p>
          </table:table-cell>
          <table:table-cell table:formula="of:=[.A935]/1000/(60*60*24)" office:value-type="time" office:time-value="PT04H08M47.052S" calcext:value-type="time">
            <text:p>04:08:47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003.03" calcext:value-type="float">
            <text:p>1003.03</text:p>
          </table:table-cell>
          <table:table-cell office:value-type="float" office:value="1220.36" calcext:value-type="float">
            <text:p>1220.36</text:p>
          </table:table-cell>
        </table:table-row>
        <table:table-row table:style-name="ro1">
          <table:table-cell office:value-type="float" office:value="14943052" calcext:value-type="float">
            <text:p>14943052</text:p>
          </table:table-cell>
          <table:table-cell table:formula="of:=[.A936]/1000/(60*60*24)" office:value-type="time" office:time-value="PT04H09M03.052S" calcext:value-type="time">
            <text:p>04:09:03</text:p>
          </table:table-cell>
          <table:table-cell office:value-type="float" office:value="1.18" calcext:value-type="float">
            <text:p>1.18</text:p>
          </table:table-cell>
          <table:table-cell office:value-type="float" office:value="236.1" calcext:value-type="float">
            <text:p>236.1</text:p>
          </table:table-cell>
          <table:table-cell office:value-type="float" office:value="279.45" calcext:value-type="float">
            <text:p>279.45</text:p>
          </table:table-cell>
          <table:table-cell office:value-type="float" office:value="1004.08" calcext:value-type="float">
            <text:p>1004.08</text:p>
          </table:table-cell>
          <table:table-cell office:value-type="float" office:value="1221.61" calcext:value-type="float">
            <text:p>1221.61</text:p>
          </table:table-cell>
        </table:table-row>
        <table:table-row table:style-name="ro1">
          <table:table-cell office:value-type="float" office:value="14959052" calcext:value-type="float">
            <text:p>14959052</text:p>
          </table:table-cell>
          <table:table-cell table:formula="of:=[.A937]/1000/(60*60*24)" office:value-type="time" office:time-value="PT04H09M19.052S" calcext:value-type="time">
            <text:p>04:09:19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005.13" calcext:value-type="float">
            <text:p>1005.13</text:p>
          </table:table-cell>
          <table:table-cell office:value-type="float" office:value="1222.85" calcext:value-type="float">
            <text:p>1222.85</text:p>
          </table:table-cell>
        </table:table-row>
        <table:table-row table:style-name="ro1">
          <table:table-cell office:value-type="float" office:value="14975052" calcext:value-type="float">
            <text:p>14975052</text:p>
          </table:table-cell>
          <table:table-cell table:formula="of:=[.A938]/1000/(60*60*24)" office:value-type="time" office:time-value="PT04H09M35.052S" calcext:value-type="time">
            <text:p>04:09:35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006.18" calcext:value-type="float">
            <text:p>1006.18</text:p>
          </table:table-cell>
          <table:table-cell office:value-type="float" office:value="1224.1" calcext:value-type="float">
            <text:p>1224.1</text:p>
          </table:table-cell>
        </table:table-row>
        <table:table-row table:style-name="ro1">
          <table:table-cell office:value-type="float" office:value="14991052" calcext:value-type="float">
            <text:p>14991052</text:p>
          </table:table-cell>
          <table:table-cell table:formula="of:=[.A939]/1000/(60*60*24)" office:value-type="time" office:time-value="PT04H09M51.052S" calcext:value-type="time">
            <text:p>04:09:51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007.23" calcext:value-type="float">
            <text:p>1007.23</text:p>
          </table:table-cell>
          <table:table-cell office:value-type="float" office:value="1225.34" calcext:value-type="float">
            <text:p>1225.34</text:p>
          </table:table-cell>
        </table:table-row>
        <table:table-row table:style-name="ro1">
          <table:table-cell office:value-type="float" office:value="15007052" calcext:value-type="float">
            <text:p>15007052</text:p>
          </table:table-cell>
          <table:table-cell table:formula="of:=[.A940]/1000/(60*60*24)" office:value-type="time" office:time-value="PT04H10M07.052S" calcext:value-type="time">
            <text:p>04:10:07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008.28" calcext:value-type="float">
            <text:p>1008.28</text:p>
          </table:table-cell>
          <table:table-cell office:value-type="float" office:value="1226.59" calcext:value-type="float">
            <text:p>1226.59</text:p>
          </table:table-cell>
        </table:table-row>
        <table:table-row table:style-name="ro1">
          <table:table-cell office:value-type="float" office:value="15023052" calcext:value-type="float">
            <text:p>15023052</text:p>
          </table:table-cell>
          <table:table-cell table:formula="of:=[.A941]/1000/(60*60*24)" office:value-type="time" office:time-value="PT04H10M23.052S" calcext:value-type="time">
            <text:p>04:10:23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009.33" calcext:value-type="float">
            <text:p>1009.33</text:p>
          </table:table-cell>
          <table:table-cell office:value-type="float" office:value="1227.83" calcext:value-type="float">
            <text:p>1227.83</text:p>
          </table:table-cell>
        </table:table-row>
        <table:table-row table:style-name="ro1">
          <table:table-cell office:value-type="float" office:value="15039052" calcext:value-type="float">
            <text:p>15039052</text:p>
          </table:table-cell>
          <table:table-cell table:formula="of:=[.A942]/1000/(60*60*24)" office:value-type="time" office:time-value="PT04H10M39.052S" calcext:value-type="time">
            <text:p>04:10:39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010.38" calcext:value-type="float">
            <text:p>1010.38</text:p>
          </table:table-cell>
          <table:table-cell office:value-type="float" office:value="1229.07" calcext:value-type="float">
            <text:p>1229.07</text:p>
          </table:table-cell>
        </table:table-row>
        <table:table-row table:style-name="ro1">
          <table:table-cell office:value-type="float" office:value="15055052" calcext:value-type="float">
            <text:p>15055052</text:p>
          </table:table-cell>
          <table:table-cell table:formula="of:=[.A943]/1000/(60*60*24)" office:value-type="time" office:time-value="PT04H10M55.052S" calcext:value-type="time">
            <text:p>04:10:55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011.43" calcext:value-type="float">
            <text:p>1011.43</text:p>
          </table:table-cell>
          <table:table-cell office:value-type="float" office:value="1230.32" calcext:value-type="float">
            <text:p>1230.32</text:p>
          </table:table-cell>
        </table:table-row>
        <table:table-row table:style-name="ro1">
          <table:table-cell office:value-type="float" office:value="15071052" calcext:value-type="float">
            <text:p>15071052</text:p>
          </table:table-cell>
          <table:table-cell table:formula="of:=[.A944]/1000/(60*60*24)" office:value-type="time" office:time-value="PT04H11M11.052S" calcext:value-type="time">
            <text:p>04:11:11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012.48" calcext:value-type="float">
            <text:p>1012.48</text:p>
          </table:table-cell>
          <table:table-cell office:value-type="float" office:value="1231.56" calcext:value-type="float">
            <text:p>1231.56</text:p>
          </table:table-cell>
        </table:table-row>
        <table:table-row table:style-name="ro1">
          <table:table-cell office:value-type="float" office:value="15087052" calcext:value-type="float">
            <text:p>15087052</text:p>
          </table:table-cell>
          <table:table-cell table:formula="of:=[.A945]/1000/(60*60*24)" office:value-type="time" office:time-value="PT04H11M27.052S" calcext:value-type="time">
            <text:p>04:11:27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013.52" calcext:value-type="float">
            <text:p>1013.52</text:p>
          </table:table-cell>
          <table:table-cell office:value-type="float" office:value="1232.8" calcext:value-type="float">
            <text:p>1232.8</text:p>
          </table:table-cell>
        </table:table-row>
        <table:table-row table:style-name="ro1">
          <table:table-cell office:value-type="float" office:value="15103052" calcext:value-type="float">
            <text:p>15103052</text:p>
          </table:table-cell>
          <table:table-cell table:formula="of:=[.A946]/1000/(60*60*24)" office:value-type="time" office:time-value="PT04H11M43.052S" calcext:value-type="time">
            <text:p>04:11:43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014.57" calcext:value-type="float">
            <text:p>1014.57</text:p>
          </table:table-cell>
          <table:table-cell office:value-type="float" office:value="1234.05" calcext:value-type="float">
            <text:p>1234.05</text:p>
          </table:table-cell>
        </table:table-row>
        <table:table-row table:style-name="ro1">
          <table:table-cell office:value-type="float" office:value="15119052" calcext:value-type="float">
            <text:p>15119052</text:p>
          </table:table-cell>
          <table:table-cell table:formula="of:=[.A947]/1000/(60*60*24)" office:value-type="time" office:time-value="PT04H11M59.052S" calcext:value-type="time">
            <text:p>04:11:59</text:p>
          </table:table-cell>
          <table:table-cell office:value-type="float" office:value="1.18" calcext:value-type="float">
            <text:p>1.18</text:p>
          </table:table-cell>
          <table:table-cell office:value-type="float" office:value="235.9" calcext:value-type="float">
            <text:p>235.9</text:p>
          </table:table-cell>
          <table:table-cell office:value-type="float" office:value="279.21" calcext:value-type="float">
            <text:p>279.21</text:p>
          </table:table-cell>
          <table:table-cell office:value-type="float" office:value="1015.62" calcext:value-type="float">
            <text:p>1015.62</text:p>
          </table:table-cell>
          <table:table-cell office:value-type="float" office:value="1235.29" calcext:value-type="float">
            <text:p>1235.29</text:p>
          </table:table-cell>
        </table:table-row>
        <table:table-row table:style-name="ro1">
          <table:table-cell office:value-type="float" office:value="15135052" calcext:value-type="float">
            <text:p>15135052</text:p>
          </table:table-cell>
          <table:table-cell table:formula="of:=[.A948]/1000/(60*60*24)" office:value-type="time" office:time-value="PT04H12M15.052S" calcext:value-type="time">
            <text:p>04:12:15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016.67" calcext:value-type="float">
            <text:p>1016.67</text:p>
          </table:table-cell>
          <table:table-cell office:value-type="float" office:value="1236.53" calcext:value-type="float">
            <text:p>1236.53</text:p>
          </table:table-cell>
        </table:table-row>
        <table:table-row table:style-name="ro1">
          <table:table-cell office:value-type="float" office:value="15151052" calcext:value-type="float">
            <text:p>15151052</text:p>
          </table:table-cell>
          <table:table-cell table:formula="of:=[.A949]/1000/(60*60*24)" office:value-type="time" office:time-value="PT04H12M31.052S" calcext:value-type="time">
            <text:p>04:12:31</text:p>
          </table:table-cell>
          <table:table-cell office:value-type="float" office:value="1.18" calcext:value-type="float">
            <text:p>1.18</text:p>
          </table:table-cell>
          <table:table-cell office:value-type="float" office:value="235.9" calcext:value-type="float">
            <text:p>235.9</text:p>
          </table:table-cell>
          <table:table-cell office:value-type="float" office:value="279.21" calcext:value-type="float">
            <text:p>279.21</text:p>
          </table:table-cell>
          <table:table-cell office:value-type="float" office:value="1017.72" calcext:value-type="float">
            <text:p>1017.72</text:p>
          </table:table-cell>
          <table:table-cell office:value-type="float" office:value="1237.78" calcext:value-type="float">
            <text:p>1237.78</text:p>
          </table:table-cell>
        </table:table-row>
        <table:table-row table:style-name="ro1">
          <table:table-cell office:value-type="float" office:value="15167052" calcext:value-type="float">
            <text:p>15167052</text:p>
          </table:table-cell>
          <table:table-cell table:formula="of:=[.A950]/1000/(60*60*24)" office:value-type="time" office:time-value="PT04H12M47.052S" calcext:value-type="time">
            <text:p>04:12:47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018.77" calcext:value-type="float">
            <text:p>1018.77</text:p>
          </table:table-cell>
          <table:table-cell office:value-type="float" office:value="1239.02" calcext:value-type="float">
            <text:p>1239.02</text:p>
          </table:table-cell>
        </table:table-row>
        <table:table-row table:style-name="ro1">
          <table:table-cell office:value-type="float" office:value="15183052" calcext:value-type="float">
            <text:p>15183052</text:p>
          </table:table-cell>
          <table:table-cell table:formula="of:=[.A951]/1000/(60*60*24)" office:value-type="time" office:time-value="PT04H13M03.052S" calcext:value-type="time">
            <text:p>04:13:03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019.82" calcext:value-type="float">
            <text:p>1019.82</text:p>
          </table:table-cell>
          <table:table-cell office:value-type="float" office:value="1240.26" calcext:value-type="float">
            <text:p>1240.26</text:p>
          </table:table-cell>
        </table:table-row>
        <table:table-row table:style-name="ro1">
          <table:table-cell office:value-type="float" office:value="15199052" calcext:value-type="float">
            <text:p>15199052</text:p>
          </table:table-cell>
          <table:table-cell table:formula="of:=[.A952]/1000/(60*60*24)" office:value-type="time" office:time-value="PT04H13M19.052S" calcext:value-type="time">
            <text:p>04:13:19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020.86" calcext:value-type="float">
            <text:p>1020.86</text:p>
          </table:table-cell>
          <table:table-cell office:value-type="float" office:value="1241.5" calcext:value-type="float">
            <text:p>1241.5</text:p>
          </table:table-cell>
        </table:table-row>
        <table:table-row table:style-name="ro1">
          <table:table-cell office:value-type="float" office:value="15215052" calcext:value-type="float">
            <text:p>15215052</text:p>
          </table:table-cell>
          <table:table-cell table:formula="of:=[.A953]/1000/(60*60*24)" office:value-type="time" office:time-value="PT04H13M35.052S" calcext:value-type="time">
            <text:p>04:13:35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021.91" calcext:value-type="float">
            <text:p>1021.91</text:p>
          </table:table-cell>
          <table:table-cell office:value-type="float" office:value="1242.74" calcext:value-type="float">
            <text:p>1242.74</text:p>
          </table:table-cell>
        </table:table-row>
        <table:table-row table:style-name="ro1">
          <table:table-cell office:value-type="float" office:value="15231052" calcext:value-type="float">
            <text:p>15231052</text:p>
          </table:table-cell>
          <table:table-cell table:formula="of:=[.A954]/1000/(60*60*24)" office:value-type="time" office:time-value="PT04H13M51.052S" calcext:value-type="time">
            <text:p>04:13:51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022.96" calcext:value-type="float">
            <text:p>1022.96</text:p>
          </table:table-cell>
          <table:table-cell office:value-type="float" office:value="1243.98" calcext:value-type="float">
            <text:p>1243.98</text:p>
          </table:table-cell>
        </table:table-row>
        <table:table-row table:style-name="ro1">
          <table:table-cell office:value-type="float" office:value="15247052" calcext:value-type="float">
            <text:p>15247052</text:p>
          </table:table-cell>
          <table:table-cell table:formula="of:=[.A955]/1000/(60*60*24)" office:value-type="time" office:time-value="PT04H14M07.052S" calcext:value-type="time">
            <text:p>04:14:07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024.01" calcext:value-type="float">
            <text:p>1024.01</text:p>
          </table:table-cell>
          <table:table-cell office:value-type="float" office:value="1245.22" calcext:value-type="float">
            <text:p>1245.22</text:p>
          </table:table-cell>
        </table:table-row>
        <table:table-row table:style-name="ro1">
          <table:table-cell office:value-type="float" office:value="15263052" calcext:value-type="float">
            <text:p>15263052</text:p>
          </table:table-cell>
          <table:table-cell table:formula="of:=[.A956]/1000/(60*60*24)" office:value-type="time" office:time-value="PT04H14M23.052S" calcext:value-type="time">
            <text:p>04:14:23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025.06" calcext:value-type="float">
            <text:p>1025.06</text:p>
          </table:table-cell>
          <table:table-cell office:value-type="float" office:value="1246.46" calcext:value-type="float">
            <text:p>1246.46</text:p>
          </table:table-cell>
        </table:table-row>
        <table:table-row table:style-name="ro1">
          <table:table-cell office:value-type="float" office:value="15279052" calcext:value-type="float">
            <text:p>15279052</text:p>
          </table:table-cell>
          <table:table-cell table:formula="of:=[.A957]/1000/(60*60*24)" office:value-type="time" office:time-value="PT04H14M39.052S" calcext:value-type="time">
            <text:p>04:14:39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026.1" calcext:value-type="float">
            <text:p>1026.1</text:p>
          </table:table-cell>
          <table:table-cell office:value-type="float" office:value="1247.7" calcext:value-type="float">
            <text:p>1247.7</text:p>
          </table:table-cell>
        </table:table-row>
        <table:table-row table:style-name="ro1">
          <table:table-cell office:value-type="float" office:value="15295052" calcext:value-type="float">
            <text:p>15295052</text:p>
          </table:table-cell>
          <table:table-cell table:formula="of:=[.A958]/1000/(60*60*24)" office:value-type="time" office:time-value="PT04H14M55.052S" calcext:value-type="time">
            <text:p>04:14:55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027.15" calcext:value-type="float">
            <text:p>1027.15</text:p>
          </table:table-cell>
          <table:table-cell office:value-type="float" office:value="1248.94" calcext:value-type="float">
            <text:p>1248.94</text:p>
          </table:table-cell>
        </table:table-row>
        <table:table-row table:style-name="ro1">
          <table:table-cell office:value-type="float" office:value="15311052" calcext:value-type="float">
            <text:p>15311052</text:p>
          </table:table-cell>
          <table:table-cell table:formula="of:=[.A959]/1000/(60*60*24)" office:value-type="time" office:time-value="PT04H15M11.052S" calcext:value-type="time">
            <text:p>04:15:11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028.2" calcext:value-type="float">
            <text:p>1028.2</text:p>
          </table:table-cell>
          <table:table-cell office:value-type="float" office:value="1250.18" calcext:value-type="float">
            <text:p>1250.18</text:p>
          </table:table-cell>
        </table:table-row>
        <table:table-row table:style-name="ro1">
          <table:table-cell office:value-type="float" office:value="15327052" calcext:value-type="float">
            <text:p>15327052</text:p>
          </table:table-cell>
          <table:table-cell table:formula="of:=[.A960]/1000/(60*60*24)" office:value-type="time" office:time-value="PT04H15M27.052S" calcext:value-type="time">
            <text:p>04:15:27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029.25" calcext:value-type="float">
            <text:p>1029.25</text:p>
          </table:table-cell>
          <table:table-cell office:value-type="float" office:value="1251.42" calcext:value-type="float">
            <text:p>1251.42</text:p>
          </table:table-cell>
        </table:table-row>
        <table:table-row table:style-name="ro1">
          <table:table-cell office:value-type="float" office:value="15343052" calcext:value-type="float">
            <text:p>15343052</text:p>
          </table:table-cell>
          <table:table-cell table:formula="of:=[.A961]/1000/(60*60*24)" office:value-type="time" office:time-value="PT04H15M43.052S" calcext:value-type="time">
            <text:p>04:15:43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030.29" calcext:value-type="float">
            <text:p>1030.29</text:p>
          </table:table-cell>
          <table:table-cell office:value-type="float" office:value="1252.66" calcext:value-type="float">
            <text:p>1252.66</text:p>
          </table:table-cell>
        </table:table-row>
        <table:table-row table:style-name="ro1">
          <table:table-cell office:value-type="float" office:value="15359052" calcext:value-type="float">
            <text:p>15359052</text:p>
          </table:table-cell>
          <table:table-cell table:formula="of:=[.A962]/1000/(60*60*24)" office:value-type="time" office:time-value="PT04H15M59.052S" calcext:value-type="time">
            <text:p>04:15:59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031.34" calcext:value-type="float">
            <text:p>1031.34</text:p>
          </table:table-cell>
          <table:table-cell office:value-type="float" office:value="1253.9" calcext:value-type="float">
            <text:p>1253.9</text:p>
          </table:table-cell>
        </table:table-row>
        <table:table-row table:style-name="ro1">
          <table:table-cell office:value-type="float" office:value="15375052" calcext:value-type="float">
            <text:p>15375052</text:p>
          </table:table-cell>
          <table:table-cell table:formula="of:=[.A963]/1000/(60*60*24)" office:value-type="time" office:time-value="PT04H16M15.052S" calcext:value-type="time">
            <text:p>04:16:15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5" calcext:value-type="float">
            <text:p>278.85</text:p>
          </table:table-cell>
          <table:table-cell office:value-type="float" office:value="1032.39" calcext:value-type="float">
            <text:p>1032.39</text:p>
          </table:table-cell>
          <table:table-cell office:value-type="float" office:value="1255.14" calcext:value-type="float">
            <text:p>1255.14</text:p>
          </table:table-cell>
        </table:table-row>
        <table:table-row table:style-name="ro1">
          <table:table-cell office:value-type="float" office:value="15391052" calcext:value-type="float">
            <text:p>15391052</text:p>
          </table:table-cell>
          <table:table-cell table:formula="of:=[.A964]/1000/(60*60*24)" office:value-type="time" office:time-value="PT04H16M31.052S" calcext:value-type="time">
            <text:p>04:16:31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5" calcext:value-type="float">
            <text:p>278.85</text:p>
          </table:table-cell>
          <table:table-cell office:value-type="float" office:value="1033.43" calcext:value-type="float">
            <text:p>1033.43</text:p>
          </table:table-cell>
          <table:table-cell office:value-type="float" office:value="1256.38" calcext:value-type="float">
            <text:p>1256.38</text:p>
          </table:table-cell>
        </table:table-row>
        <table:table-row table:style-name="ro1">
          <table:table-cell office:value-type="float" office:value="15407052" calcext:value-type="float">
            <text:p>15407052</text:p>
          </table:table-cell>
          <table:table-cell table:formula="of:=[.A965]/1000/(60*60*24)" office:value-type="time" office:time-value="PT04H16M47.052S" calcext:value-type="time">
            <text:p>04:16:47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5" calcext:value-type="float">
            <text:p>278.85</text:p>
          </table:table-cell>
          <table:table-cell office:value-type="float" office:value="1034.48" calcext:value-type="float">
            <text:p>1034.48</text:p>
          </table:table-cell>
          <table:table-cell office:value-type="float" office:value="1257.62" calcext:value-type="float">
            <text:p>1257.62</text:p>
          </table:table-cell>
        </table:table-row>
        <table:table-row table:style-name="ro1">
          <table:table-cell office:value-type="float" office:value="15423052" calcext:value-type="float">
            <text:p>15423052</text:p>
          </table:table-cell>
          <table:table-cell table:formula="of:=[.A966]/1000/(60*60*24)" office:value-type="time" office:time-value="PT04H17M03.052S" calcext:value-type="time">
            <text:p>04:17:03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5" calcext:value-type="float">
            <text:p>278.85</text:p>
          </table:table-cell>
          <table:table-cell office:value-type="float" office:value="1035.53" calcext:value-type="float">
            <text:p>1035.53</text:p>
          </table:table-cell>
          <table:table-cell office:value-type="float" office:value="1258.86" calcext:value-type="float">
            <text:p>1258.86</text:p>
          </table:table-cell>
        </table:table-row>
        <table:table-row table:style-name="ro1">
          <table:table-cell office:value-type="float" office:value="15439052" calcext:value-type="float">
            <text:p>15439052</text:p>
          </table:table-cell>
          <table:table-cell table:formula="of:=[.A967]/1000/(60*60*24)" office:value-type="time" office:time-value="PT04H17M19.052S" calcext:value-type="time">
            <text:p>04:17:19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4" calcext:value-type="float">
            <text:p>278.84</text:p>
          </table:table-cell>
          <table:table-cell office:value-type="float" office:value="1036.58" calcext:value-type="float">
            <text:p>1036.58</text:p>
          </table:table-cell>
          <table:table-cell office:value-type="float" office:value="1260.1" calcext:value-type="float">
            <text:p>1260.1</text:p>
          </table:table-cell>
        </table:table-row>
        <table:table-row table:style-name="ro1">
          <table:table-cell office:value-type="float" office:value="15455052" calcext:value-type="float">
            <text:p>15455052</text:p>
          </table:table-cell>
          <table:table-cell table:formula="of:=[.A968]/1000/(60*60*24)" office:value-type="time" office:time-value="PT04H17M35.052S" calcext:value-type="time">
            <text:p>04:17:35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5" calcext:value-type="float">
            <text:p>278.85</text:p>
          </table:table-cell>
          <table:table-cell office:value-type="float" office:value="1037.62" calcext:value-type="float">
            <text:p>1037.62</text:p>
          </table:table-cell>
          <table:table-cell office:value-type="float" office:value="1261.34" calcext:value-type="float">
            <text:p>1261.34</text:p>
          </table:table-cell>
        </table:table-row>
        <table:table-row table:style-name="ro1">
          <table:table-cell office:value-type="float" office:value="15471052" calcext:value-type="float">
            <text:p>15471052</text:p>
          </table:table-cell>
          <table:table-cell table:formula="of:=[.A969]/1000/(60*60*24)" office:value-type="time" office:time-value="PT04H17M51.052S" calcext:value-type="time">
            <text:p>04:17:51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5" calcext:value-type="float">
            <text:p>278.85</text:p>
          </table:table-cell>
          <table:table-cell office:value-type="float" office:value="1038.67" calcext:value-type="float">
            <text:p>1038.67</text:p>
          </table:table-cell>
          <table:table-cell office:value-type="float" office:value="1262.58" calcext:value-type="float">
            <text:p>1262.58</text:p>
          </table:table-cell>
        </table:table-row>
        <table:table-row table:style-name="ro1">
          <table:table-cell office:value-type="float" office:value="15487052" calcext:value-type="float">
            <text:p>15487052</text:p>
          </table:table-cell>
          <table:table-cell table:formula="of:=[.A970]/1000/(60*60*24)" office:value-type="time" office:time-value="PT04H18M07.052S" calcext:value-type="time">
            <text:p>04:18:07</text:p>
          </table:table-cell>
          <table:table-cell office:value-type="float" office:value="1.18" calcext:value-type="float">
            <text:p>1.18</text:p>
          </table:table-cell>
          <table:table-cell office:value-type="float" office:value="235.5" calcext:value-type="float">
            <text:p>235.5</text:p>
          </table:table-cell>
          <table:table-cell office:value-type="float" office:value="278.73" calcext:value-type="float">
            <text:p>278.73</text:p>
          </table:table-cell>
          <table:table-cell office:value-type="float" office:value="1039.72" calcext:value-type="float">
            <text:p>1039.72</text:p>
          </table:table-cell>
          <table:table-cell office:value-type="float" office:value="1263.82" calcext:value-type="float">
            <text:p>1263.82</text:p>
          </table:table-cell>
        </table:table-row>
        <table:table-row table:style-name="ro1">
          <table:table-cell office:value-type="float" office:value="15503052" calcext:value-type="float">
            <text:p>15503052</text:p>
          </table:table-cell>
          <table:table-cell table:formula="of:=[.A971]/1000/(60*60*24)" office:value-type="time" office:time-value="PT04H18M23.052S" calcext:value-type="time">
            <text:p>04:18:23</text:p>
          </table:table-cell>
          <table:table-cell office:value-type="float" office:value="1.18" calcext:value-type="float">
            <text:p>1.18</text:p>
          </table:table-cell>
          <table:table-cell office:value-type="float" office:value="235.5" calcext:value-type="float">
            <text:p>235.5</text:p>
          </table:table-cell>
          <table:table-cell office:value-type="float" office:value="278.73" calcext:value-type="float">
            <text:p>278.73</text:p>
          </table:table-cell>
          <table:table-cell office:value-type="float" office:value="1040.76" calcext:value-type="float">
            <text:p>1040.76</text:p>
          </table:table-cell>
          <table:table-cell office:value-type="float" office:value="1265.06" calcext:value-type="float">
            <text:p>1265.06</text:p>
          </table:table-cell>
        </table:table-row>
        <table:table-row table:style-name="ro1">
          <table:table-cell office:value-type="float" office:value="15519052" calcext:value-type="float">
            <text:p>15519052</text:p>
          </table:table-cell>
          <table:table-cell table:formula="of:=[.A972]/1000/(60*60*24)" office:value-type="time" office:time-value="PT04H18M39.052S" calcext:value-type="time">
            <text:p>04:18:39</text:p>
          </table:table-cell>
          <table:table-cell office:value-type="float" office:value="1.18" calcext:value-type="float">
            <text:p>1.18</text:p>
          </table:table-cell>
          <table:table-cell office:value-type="float" office:value="235.5" calcext:value-type="float">
            <text:p>235.5</text:p>
          </table:table-cell>
          <table:table-cell office:value-type="float" office:value="278.73" calcext:value-type="float">
            <text:p>278.73</text:p>
          </table:table-cell>
          <table:table-cell office:value-type="float" office:value="1041.81" calcext:value-type="float">
            <text:p>1041.81</text:p>
          </table:table-cell>
          <table:table-cell office:value-type="float" office:value="1266.3" calcext:value-type="float">
            <text:p>1266.3</text:p>
          </table:table-cell>
        </table:table-row>
        <table:table-row table:style-name="ro1">
          <table:table-cell office:value-type="float" office:value="15535052" calcext:value-type="float">
            <text:p>15535052</text:p>
          </table:table-cell>
          <table:table-cell table:formula="of:=[.A973]/1000/(60*60*24)" office:value-type="time" office:time-value="PT04H18M55.052S" calcext:value-type="time">
            <text:p>04:18:55</text:p>
          </table:table-cell>
          <table:table-cell office:value-type="float" office:value="1.18" calcext:value-type="float">
            <text:p>1.18</text:p>
          </table:table-cell>
          <table:table-cell office:value-type="float" office:value="235.5" calcext:value-type="float">
            <text:p>235.5</text:p>
          </table:table-cell>
          <table:table-cell office:value-type="float" office:value="278.73" calcext:value-type="float">
            <text:p>278.73</text:p>
          </table:table-cell>
          <table:table-cell office:value-type="float" office:value="1042.86" calcext:value-type="float">
            <text:p>1042.86</text:p>
          </table:table-cell>
          <table:table-cell office:value-type="float" office:value="1267.54" calcext:value-type="float">
            <text:p>1267.54</text:p>
          </table:table-cell>
        </table:table-row>
        <table:table-row table:style-name="ro1">
          <table:table-cell office:value-type="float" office:value="15551052" calcext:value-type="float">
            <text:p>15551052</text:p>
          </table:table-cell>
          <table:table-cell table:formula="of:=[.A974]/1000/(60*60*24)" office:value-type="time" office:time-value="PT04H19M11.052S" calcext:value-type="time">
            <text:p>04:19:11</text:p>
          </table:table-cell>
          <table:table-cell office:value-type="float" office:value="1.18" calcext:value-type="float">
            <text:p>1.18</text:p>
          </table:table-cell>
          <table:table-cell office:value-type="float" office:value="235.4" calcext:value-type="float">
            <text:p>235.4</text:p>
          </table:table-cell>
          <table:table-cell office:value-type="float" office:value="278.61" calcext:value-type="float">
            <text:p>278.61</text:p>
          </table:table-cell>
          <table:table-cell office:value-type="float" office:value="1043.9" calcext:value-type="float">
            <text:p>1043.9</text:p>
          </table:table-cell>
          <table:table-cell office:value-type="float" office:value="1268.77" calcext:value-type="float">
            <text:p>1268.77</text:p>
          </table:table-cell>
        </table:table-row>
        <table:table-row table:style-name="ro1">
          <table:table-cell office:value-type="float" office:value="15567052" calcext:value-type="float">
            <text:p>15567052</text:p>
          </table:table-cell>
          <table:table-cell table:formula="of:=[.A975]/1000/(60*60*24)" office:value-type="time" office:time-value="PT04H19M27.052S" calcext:value-type="time">
            <text:p>04:19:27</text:p>
          </table:table-cell>
          <table:table-cell office:value-type="float" office:value="1.18" calcext:value-type="float">
            <text:p>1.18</text:p>
          </table:table-cell>
          <table:table-cell office:value-type="float" office:value="235.4" calcext:value-type="float">
            <text:p>235.4</text:p>
          </table:table-cell>
          <table:table-cell office:value-type="float" office:value="278.61" calcext:value-type="float">
            <text:p>278.61</text:p>
          </table:table-cell>
          <table:table-cell office:value-type="float" office:value="1044.95" calcext:value-type="float">
            <text:p>1044.95</text:p>
          </table:table-cell>
          <table:table-cell office:value-type="float" office:value="1270.01" calcext:value-type="float">
            <text:p>1270.01</text:p>
          </table:table-cell>
        </table:table-row>
        <table:table-row table:style-name="ro1">
          <table:table-cell office:value-type="float" office:value="15583052" calcext:value-type="float">
            <text:p>15583052</text:p>
          </table:table-cell>
          <table:table-cell table:formula="of:=[.A976]/1000/(60*60*24)" office:value-type="time" office:time-value="PT04H19M43.052S" calcext:value-type="time">
            <text:p>04:19:43</text:p>
          </table:table-cell>
          <table:table-cell office:value-type="float" office:value="1.18" calcext:value-type="float">
            <text:p>1.18</text:p>
          </table:table-cell>
          <table:table-cell office:value-type="float" office:value="235.4" calcext:value-type="float">
            <text:p>235.4</text:p>
          </table:table-cell>
          <table:table-cell office:value-type="float" office:value="278.61" calcext:value-type="float">
            <text:p>278.61</text:p>
          </table:table-cell>
          <table:table-cell office:value-type="float" office:value="1046" calcext:value-type="float">
            <text:p>1046</text:p>
          </table:table-cell>
          <table:table-cell office:value-type="float" office:value="1271.25" calcext:value-type="float">
            <text:p>1271.25</text:p>
          </table:table-cell>
        </table:table-row>
        <table:table-row table:style-name="ro1">
          <table:table-cell office:value-type="float" office:value="15599052" calcext:value-type="float">
            <text:p>15599052</text:p>
          </table:table-cell>
          <table:table-cell table:formula="of:=[.A977]/1000/(60*60*24)" office:value-type="time" office:time-value="PT04H19M59.052S" calcext:value-type="time">
            <text:p>04:19:59</text:p>
          </table:table-cell>
          <table:table-cell office:value-type="float" office:value="1.18" calcext:value-type="float">
            <text:p>1.18</text:p>
          </table:table-cell>
          <table:table-cell office:value-type="float" office:value="235.4" calcext:value-type="float">
            <text:p>235.4</text:p>
          </table:table-cell>
          <table:table-cell office:value-type="float" office:value="278.6" calcext:value-type="float">
            <text:p>278.6</text:p>
          </table:table-cell>
          <table:table-cell office:value-type="float" office:value="1047.04" calcext:value-type="float">
            <text:p>1047.04</text:p>
          </table:table-cell>
          <table:table-cell office:value-type="float" office:value="1272.49" calcext:value-type="float">
            <text:p>1272.49</text:p>
          </table:table-cell>
        </table:table-row>
        <table:table-row table:style-name="ro1">
          <table:table-cell office:value-type="float" office:value="15615052" calcext:value-type="float">
            <text:p>15615052</text:p>
          </table:table-cell>
          <table:table-cell table:formula="of:=[.A978]/1000/(60*60*24)" office:value-type="time" office:time-value="PT04H20M15.052S" calcext:value-type="time">
            <text:p>04:20:15</text:p>
          </table:table-cell>
          <table:table-cell office:value-type="float" office:value="1.18" calcext:value-type="float">
            <text:p>1.18</text:p>
          </table:table-cell>
          <table:table-cell office:value-type="float" office:value="235.4" calcext:value-type="float">
            <text:p>235.4</text:p>
          </table:table-cell>
          <table:table-cell office:value-type="float" office:value="277.66" calcext:value-type="float">
            <text:p>277.66</text:p>
          </table:table-cell>
          <table:table-cell office:value-type="float" office:value="1048.09" calcext:value-type="float">
            <text:p>1048.09</text:p>
          </table:table-cell>
          <table:table-cell office:value-type="float" office:value="1273.72" calcext:value-type="float">
            <text:p>1273.72</text:p>
          </table:table-cell>
        </table:table-row>
        <table:table-row table:style-name="ro1">
          <table:table-cell office:value-type="float" office:value="15631052" calcext:value-type="float">
            <text:p>15631052</text:p>
          </table:table-cell>
          <table:table-cell table:formula="of:=[.A979]/1000/(60*60*24)" office:value-type="time" office:time-value="PT04H20M31.052S" calcext:value-type="time">
            <text:p>04:20:31</text:p>
          </table:table-cell>
          <table:table-cell office:value-type="float" office:value="1.18" calcext:value-type="float">
            <text:p>1.18</text:p>
          </table:table-cell>
          <table:table-cell office:value-type="float" office:value="235.4" calcext:value-type="float">
            <text:p>235.4</text:p>
          </table:table-cell>
          <table:table-cell office:value-type="float" office:value="278.6" calcext:value-type="float">
            <text:p>278.6</text:p>
          </table:table-cell>
          <table:table-cell office:value-type="float" office:value="1049.14" calcext:value-type="float">
            <text:p>1049.14</text:p>
          </table:table-cell>
          <table:table-cell office:value-type="float" office:value="1274.96" calcext:value-type="float">
            <text:p>1274.96</text:p>
          </table:table-cell>
        </table:table-row>
        <table:table-row table:style-name="ro1">
          <table:table-cell office:value-type="float" office:value="15647052" calcext:value-type="float">
            <text:p>15647052</text:p>
          </table:table-cell>
          <table:table-cell table:formula="of:=[.A980]/1000/(60*60*24)" office:value-type="time" office:time-value="PT04H20M47.052S" calcext:value-type="time">
            <text:p>04:20:47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8.49" calcext:value-type="float">
            <text:p>278.49</text:p>
          </table:table-cell>
          <table:table-cell office:value-type="float" office:value="1050.18" calcext:value-type="float">
            <text:p>1050.18</text:p>
          </table:table-cell>
          <table:table-cell office:value-type="float" office:value="1276.2" calcext:value-type="float">
            <text:p>1276.2</text:p>
          </table:table-cell>
        </table:table-row>
        <table:table-row table:style-name="ro1">
          <table:table-cell office:value-type="float" office:value="15663052" calcext:value-type="float">
            <text:p>15663052</text:p>
          </table:table-cell>
          <table:table-cell table:formula="of:=[.A981]/1000/(60*60*24)" office:value-type="time" office:time-value="PT04H21M03.052S" calcext:value-type="time">
            <text:p>04:21:03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8.48" calcext:value-type="float">
            <text:p>278.48</text:p>
          </table:table-cell>
          <table:table-cell office:value-type="float" office:value="1051.23" calcext:value-type="float">
            <text:p>1051.23</text:p>
          </table:table-cell>
          <table:table-cell office:value-type="float" office:value="1277.44" calcext:value-type="float">
            <text:p>1277.44</text:p>
          </table:table-cell>
        </table:table-row>
        <table:table-row table:style-name="ro1">
          <table:table-cell office:value-type="float" office:value="15679052" calcext:value-type="float">
            <text:p>15679052</text:p>
          </table:table-cell>
          <table:table-cell table:formula="of:=[.A982]/1000/(60*60*24)" office:value-type="time" office:time-value="PT04H21M19.052S" calcext:value-type="time">
            <text:p>04:21:19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7.55" calcext:value-type="float">
            <text:p>277.55</text:p>
          </table:table-cell>
          <table:table-cell office:value-type="float" office:value="1052.27" calcext:value-type="float">
            <text:p>1052.27</text:p>
          </table:table-cell>
          <table:table-cell office:value-type="float" office:value="1278.68" calcext:value-type="float">
            <text:p>1278.68</text:p>
          </table:table-cell>
        </table:table-row>
        <table:table-row table:style-name="ro1">
          <table:table-cell office:value-type="float" office:value="15695052" calcext:value-type="float">
            <text:p>15695052</text:p>
          </table:table-cell>
          <table:table-cell table:formula="of:=[.A983]/1000/(60*60*24)" office:value-type="time" office:time-value="PT04H21M35.052S" calcext:value-type="time">
            <text:p>04:21:35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7.54" calcext:value-type="float">
            <text:p>277.54</text:p>
          </table:table-cell>
          <table:table-cell office:value-type="float" office:value="1053.32" calcext:value-type="float">
            <text:p>1053.32</text:p>
          </table:table-cell>
          <table:table-cell office:value-type="float" office:value="1279.91" calcext:value-type="float">
            <text:p>1279.91</text:p>
          </table:table-cell>
        </table:table-row>
        <table:table-row table:style-name="ro1">
          <table:table-cell office:value-type="float" office:value="15711052" calcext:value-type="float">
            <text:p>15711052</text:p>
          </table:table-cell>
          <table:table-cell table:formula="of:=[.A984]/1000/(60*60*24)" office:value-type="time" office:time-value="PT04H21M51.052S" calcext:value-type="time">
            <text:p>04:21:51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8.48" calcext:value-type="float">
            <text:p>278.48</text:p>
          </table:table-cell>
          <table:table-cell office:value-type="float" office:value="1054.36" calcext:value-type="float">
            <text:p>1054.36</text:p>
          </table:table-cell>
          <table:table-cell office:value-type="float" office:value="1281.15" calcext:value-type="float">
            <text:p>1281.15</text:p>
          </table:table-cell>
        </table:table-row>
        <table:table-row table:style-name="ro1">
          <table:table-cell office:value-type="float" office:value="15727052" calcext:value-type="float">
            <text:p>15727052</text:p>
          </table:table-cell>
          <table:table-cell table:formula="of:=[.A985]/1000/(60*60*24)" office:value-type="time" office:time-value="PT04H22M07.052S" calcext:value-type="time">
            <text:p>04:22:07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7.54" calcext:value-type="float">
            <text:p>277.54</text:p>
          </table:table-cell>
          <table:table-cell office:value-type="float" office:value="1055.41" calcext:value-type="float">
            <text:p>1055.41</text:p>
          </table:table-cell>
          <table:table-cell office:value-type="float" office:value="1282.38" calcext:value-type="float">
            <text:p>1282.38</text:p>
          </table:table-cell>
        </table:table-row>
        <table:table-row table:style-name="ro1">
          <table:table-cell office:value-type="float" office:value="15743052" calcext:value-type="float">
            <text:p>15743052</text:p>
          </table:table-cell>
          <table:table-cell table:formula="of:=[.A986]/1000/(60*60*24)" office:value-type="time" office:time-value="PT04H22M23.052S" calcext:value-type="time">
            <text:p>04:22:23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8.48" calcext:value-type="float">
            <text:p>278.48</text:p>
          </table:table-cell>
          <table:table-cell office:value-type="float" office:value="1056.45" calcext:value-type="float">
            <text:p>1056.45</text:p>
          </table:table-cell>
          <table:table-cell office:value-type="float" office:value="1283.62" calcext:value-type="float">
            <text:p>1283.62</text:p>
          </table:table-cell>
        </table:table-row>
        <table:table-row table:style-name="ro1">
          <table:table-cell office:value-type="float" office:value="15759052" calcext:value-type="float">
            <text:p>15759052</text:p>
          </table:table-cell>
          <table:table-cell table:formula="of:=[.A987]/1000/(60*60*24)" office:value-type="time" office:time-value="PT04H22M39.052S" calcext:value-type="time">
            <text:p>04:22:39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7.42" calcext:value-type="float">
            <text:p>277.42</text:p>
          </table:table-cell>
          <table:table-cell office:value-type="float" office:value="1057.5" calcext:value-type="float">
            <text:p>1057.5</text:p>
          </table:table-cell>
          <table:table-cell office:value-type="float" office:value="1284.86" calcext:value-type="float">
            <text:p>1284.86</text:p>
          </table:table-cell>
        </table:table-row>
        <table:table-row table:style-name="ro1">
          <table:table-cell office:value-type="float" office:value="15775052" calcext:value-type="float">
            <text:p>15775052</text:p>
          </table:table-cell>
          <table:table-cell table:formula="of:=[.A988]/1000/(60*60*24)" office:value-type="time" office:time-value="PT04H22M55.052S" calcext:value-type="time">
            <text:p>04:22:55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8.36" calcext:value-type="float">
            <text:p>278.36</text:p>
          </table:table-cell>
          <table:table-cell office:value-type="float" office:value="1058.54" calcext:value-type="float">
            <text:p>1058.54</text:p>
          </table:table-cell>
          <table:table-cell office:value-type="float" office:value="1286.09" calcext:value-type="float">
            <text:p>1286.09</text:p>
          </table:table-cell>
        </table:table-row>
        <table:table-row table:style-name="ro1">
          <table:table-cell office:value-type="float" office:value="15791052" calcext:value-type="float">
            <text:p>15791052</text:p>
          </table:table-cell>
          <table:table-cell table:formula="of:=[.A989]/1000/(60*60*24)" office:value-type="time" office:time-value="PT04H23M11.052S" calcext:value-type="time">
            <text:p>04:23:11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8.36" calcext:value-type="float">
            <text:p>278.36</text:p>
          </table:table-cell>
          <table:table-cell office:value-type="float" office:value="1059.59" calcext:value-type="float">
            <text:p>1059.59</text:p>
          </table:table-cell>
          <table:table-cell office:value-type="float" office:value="1287.32" calcext:value-type="float">
            <text:p>1287.32</text:p>
          </table:table-cell>
        </table:table-row>
        <table:table-row table:style-name="ro1">
          <table:table-cell office:value-type="float" office:value="15807052" calcext:value-type="float">
            <text:p>15807052</text:p>
          </table:table-cell>
          <table:table-cell table:formula="of:=[.A990]/1000/(60*60*24)" office:value-type="time" office:time-value="PT04H23M27.052S" calcext:value-type="time">
            <text:p>04:23:27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7.3" calcext:value-type="float">
            <text:p>277.3</text:p>
          </table:table-cell>
          <table:table-cell office:value-type="float" office:value="1060.63" calcext:value-type="float">
            <text:p>1060.63</text:p>
          </table:table-cell>
          <table:table-cell office:value-type="float" office:value="1288.56" calcext:value-type="float">
            <text:p>1288.56</text:p>
          </table:table-cell>
        </table:table-row>
        <table:table-row table:style-name="ro1">
          <table:table-cell office:value-type="float" office:value="15823052" calcext:value-type="float">
            <text:p>15823052</text:p>
          </table:table-cell>
          <table:table-cell table:formula="of:=[.A991]/1000/(60*60*24)" office:value-type="time" office:time-value="PT04H23M43.052S" calcext:value-type="time">
            <text:p>04:23:43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7.42" calcext:value-type="float">
            <text:p>277.42</text:p>
          </table:table-cell>
          <table:table-cell office:value-type="float" office:value="1061.68" calcext:value-type="float">
            <text:p>1061.68</text:p>
          </table:table-cell>
          <table:table-cell office:value-type="float" office:value="1289.79" calcext:value-type="float">
            <text:p>1289.79</text:p>
          </table:table-cell>
        </table:table-row>
        <table:table-row table:style-name="ro1">
          <table:table-cell office:value-type="float" office:value="15839052" calcext:value-type="float">
            <text:p>15839052</text:p>
          </table:table-cell>
          <table:table-cell table:formula="of:=[.A992]/1000/(60*60*24)" office:value-type="time" office:time-value="PT04H23M59.052S" calcext:value-type="time">
            <text:p>04:23:59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7.3" calcext:value-type="float">
            <text:p>277.3</text:p>
          </table:table-cell>
          <table:table-cell office:value-type="float" office:value="1062.72" calcext:value-type="float">
            <text:p>1062.72</text:p>
          </table:table-cell>
          <table:table-cell office:value-type="float" office:value="1291.03" calcext:value-type="float">
            <text:p>1291.03</text:p>
          </table:table-cell>
        </table:table-row>
        <table:table-row table:style-name="ro1">
          <table:table-cell office:value-type="float" office:value="15855052" calcext:value-type="float">
            <text:p>15855052</text:p>
          </table:table-cell>
          <table:table-cell table:formula="of:=[.A993]/1000/(60*60*24)" office:value-type="time" office:time-value="PT04H24M15.052S" calcext:value-type="time">
            <text:p>04:24:15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7.3" calcext:value-type="float">
            <text:p>277.3</text:p>
          </table:table-cell>
          <table:table-cell office:value-type="float" office:value="1063.77" calcext:value-type="float">
            <text:p>1063.77</text:p>
          </table:table-cell>
          <table:table-cell office:value-type="float" office:value="1292.26" calcext:value-type="float">
            <text:p>1292.26</text:p>
          </table:table-cell>
        </table:table-row>
        <table:table-row table:style-name="ro1">
          <table:table-cell office:value-type="float" office:value="15871052" calcext:value-type="float">
            <text:p>15871052</text:p>
          </table:table-cell>
          <table:table-cell table:formula="of:=[.A994]/1000/(60*60*24)" office:value-type="time" office:time-value="PT04H24M31.052S" calcext:value-type="time">
            <text:p>04:24:31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8.24" calcext:value-type="float">
            <text:p>278.24</text:p>
          </table:table-cell>
          <table:table-cell office:value-type="float" office:value="1064.81" calcext:value-type="float">
            <text:p>1064.81</text:p>
          </table:table-cell>
          <table:table-cell office:value-type="float" office:value="1293.49" calcext:value-type="float">
            <text:p>1293.49</text:p>
          </table:table-cell>
        </table:table-row>
        <table:table-row table:style-name="ro1">
          <table:table-cell office:value-type="float" office:value="15887052" calcext:value-type="float">
            <text:p>15887052</text:p>
          </table:table-cell>
          <table:table-cell table:formula="of:=[.A995]/1000/(60*60*24)" office:value-type="time" office:time-value="PT04H24M47.052S" calcext:value-type="time">
            <text:p>04:24:47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7.18" calcext:value-type="float">
            <text:p>277.18</text:p>
          </table:table-cell>
          <table:table-cell office:value-type="float" office:value="1065.86" calcext:value-type="float">
            <text:p>1065.86</text:p>
          </table:table-cell>
          <table:table-cell office:value-type="float" office:value="1294.73" calcext:value-type="float">
            <text:p>1294.73</text:p>
          </table:table-cell>
        </table:table-row>
        <table:table-row table:style-name="ro1">
          <table:table-cell office:value-type="float" office:value="15903052" calcext:value-type="float">
            <text:p>15903052</text:p>
          </table:table-cell>
          <table:table-cell table:formula="of:=[.A996]/1000/(60*60*24)" office:value-type="time" office:time-value="PT04H25M03.052S" calcext:value-type="time">
            <text:p>04:25:03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7.18" calcext:value-type="float">
            <text:p>277.18</text:p>
          </table:table-cell>
          <table:table-cell office:value-type="float" office:value="1066.9" calcext:value-type="float">
            <text:p>1066.9</text:p>
          </table:table-cell>
          <table:table-cell office:value-type="float" office:value="1295.96" calcext:value-type="float">
            <text:p>1295.96</text:p>
          </table:table-cell>
        </table:table-row>
        <table:table-row table:style-name="ro1">
          <table:table-cell office:value-type="float" office:value="15919052" calcext:value-type="float">
            <text:p>15919052</text:p>
          </table:table-cell>
          <table:table-cell table:formula="of:=[.A997]/1000/(60*60*24)" office:value-type="time" office:time-value="PT04H25M19.052S" calcext:value-type="time">
            <text:p>04:25:19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7.18" calcext:value-type="float">
            <text:p>277.18</text:p>
          </table:table-cell>
          <table:table-cell office:value-type="float" office:value="1067.95" calcext:value-type="float">
            <text:p>1067.95</text:p>
          </table:table-cell>
          <table:table-cell office:value-type="float" office:value="1297.19" calcext:value-type="float">
            <text:p>1297.19</text:p>
          </table:table-cell>
        </table:table-row>
        <table:table-row table:style-name="ro1">
          <table:table-cell office:value-type="float" office:value="15935052" calcext:value-type="float">
            <text:p>15935052</text:p>
          </table:table-cell>
          <table:table-cell table:formula="of:=[.A998]/1000/(60*60*24)" office:value-type="time" office:time-value="PT04H25M35.052S" calcext:value-type="time">
            <text:p>04:25:35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7.18" calcext:value-type="float">
            <text:p>277.18</text:p>
          </table:table-cell>
          <table:table-cell office:value-type="float" office:value="1068.99" calcext:value-type="float">
            <text:p>1068.99</text:p>
          </table:table-cell>
          <table:table-cell office:value-type="float" office:value="1298.42" calcext:value-type="float">
            <text:p>1298.42</text:p>
          </table:table-cell>
        </table:table-row>
        <table:table-row table:style-name="ro1">
          <table:table-cell office:value-type="float" office:value="15951052" calcext:value-type="float">
            <text:p>15951052</text:p>
          </table:table-cell>
          <table:table-cell table:formula="of:=[.A999]/1000/(60*60*24)" office:value-type="time" office:time-value="PT04H25M51.052S" calcext:value-type="time">
            <text:p>04:25:51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7.18" calcext:value-type="float">
            <text:p>277.18</text:p>
          </table:table-cell>
          <table:table-cell office:value-type="float" office:value="1070.04" calcext:value-type="float">
            <text:p>1070.04</text:p>
          </table:table-cell>
          <table:table-cell office:value-type="float" office:value="1299.66" calcext:value-type="float">
            <text:p>1299.66</text:p>
          </table:table-cell>
        </table:table-row>
        <table:table-row table:style-name="ro1">
          <table:table-cell office:value-type="float" office:value="15967052" calcext:value-type="float">
            <text:p>15967052</text:p>
          </table:table-cell>
          <table:table-cell table:formula="of:=[.A1000]/1000/(60*60*24)" office:value-type="time" office:time-value="PT04H26M07.052S" calcext:value-type="time">
            <text:p>04:26:07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071.08" calcext:value-type="float">
            <text:p>1071.08</text:p>
          </table:table-cell>
          <table:table-cell office:value-type="float" office:value="1300.89" calcext:value-type="float">
            <text:p>1300.89</text:p>
          </table:table-cell>
        </table:table-row>
        <table:table-row table:style-name="ro1">
          <table:table-cell office:value-type="float" office:value="15983052" calcext:value-type="float">
            <text:p>15983052</text:p>
          </table:table-cell>
          <table:table-cell table:formula="of:=[.A1001]/1000/(60*60*24)" office:value-type="time" office:time-value="PT04H26M23.052S" calcext:value-type="time">
            <text:p>04:26:23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7.06" calcext:value-type="float">
            <text:p>277.06</text:p>
          </table:table-cell>
          <table:table-cell office:value-type="float" office:value="1072.13" calcext:value-type="float">
            <text:p>1072.13</text:p>
          </table:table-cell>
          <table:table-cell office:value-type="float" office:value="1302.12" calcext:value-type="float">
            <text:p>1302.12</text:p>
          </table:table-cell>
        </table:table-row>
        <table:table-row table:style-name="ro1">
          <table:table-cell office:value-type="float" office:value="15999052" calcext:value-type="float">
            <text:p>15999052</text:p>
          </table:table-cell>
          <table:table-cell table:formula="of:=[.A1002]/1000/(60*60*24)" office:value-type="time" office:time-value="PT04H26M39.052S" calcext:value-type="time">
            <text:p>04:26:39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7.18" calcext:value-type="float">
            <text:p>277.18</text:p>
          </table:table-cell>
          <table:table-cell office:value-type="float" office:value="1073.17" calcext:value-type="float">
            <text:p>1073.17</text:p>
          </table:table-cell>
          <table:table-cell office:value-type="float" office:value="1303.35" calcext:value-type="float">
            <text:p>1303.35</text:p>
          </table:table-cell>
        </table:table-row>
        <table:table-row table:style-name="ro1">
          <table:table-cell office:value-type="float" office:value="16015052" calcext:value-type="float">
            <text:p>16015052</text:p>
          </table:table-cell>
          <table:table-cell table:formula="of:=[.A1003]/1000/(60*60*24)" office:value-type="time" office:time-value="PT04H26M55.052S" calcext:value-type="time">
            <text:p>04:26:55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7.06" calcext:value-type="float">
            <text:p>277.06</text:p>
          </table:table-cell>
          <table:table-cell office:value-type="float" office:value="1074.22" calcext:value-type="float">
            <text:p>1074.22</text:p>
          </table:table-cell>
          <table:table-cell office:value-type="float" office:value="1304.58" calcext:value-type="float">
            <text:p>1304.58</text:p>
          </table:table-cell>
        </table:table-row>
        <table:table-row table:style-name="ro1">
          <table:table-cell office:value-type="float" office:value="16031052" calcext:value-type="float">
            <text:p>16031052</text:p>
          </table:table-cell>
          <table:table-cell table:formula="of:=[.A1004]/1000/(60*60*24)" office:value-type="time" office:time-value="PT04H27M11.052S" calcext:value-type="time">
            <text:p>04:27:11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7.06" calcext:value-type="float">
            <text:p>277.06</text:p>
          </table:table-cell>
          <table:table-cell office:value-type="float" office:value="1075.26" calcext:value-type="float">
            <text:p>1075.26</text:p>
          </table:table-cell>
          <table:table-cell office:value-type="float" office:value="1305.81" calcext:value-type="float">
            <text:p>1305.81</text:p>
          </table:table-cell>
        </table:table-row>
        <table:table-row table:style-name="ro1">
          <table:table-cell office:value-type="float" office:value="16047052" calcext:value-type="float">
            <text:p>16047052</text:p>
          </table:table-cell>
          <table:table-cell table:formula="of:=[.A1005]/1000/(60*60*24)" office:value-type="time" office:time-value="PT04H27M27.052S" calcext:value-type="time">
            <text:p>04:27:27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7.06" calcext:value-type="float">
            <text:p>277.06</text:p>
          </table:table-cell>
          <table:table-cell office:value-type="float" office:value="1076.31" calcext:value-type="float">
            <text:p>1076.31</text:p>
          </table:table-cell>
          <table:table-cell office:value-type="float" office:value="1307.04" calcext:value-type="float">
            <text:p>1307.04</text:p>
          </table:table-cell>
        </table:table-row>
        <table:table-row table:style-name="ro1">
          <table:table-cell office:value-type="float" office:value="16063052" calcext:value-type="float">
            <text:p>16063052</text:p>
          </table:table-cell>
          <table:table-cell table:formula="of:=[.A1006]/1000/(60*60*24)" office:value-type="time" office:time-value="PT04H27M43.052S" calcext:value-type="time">
            <text:p>04:27:43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7.06" calcext:value-type="float">
            <text:p>277.06</text:p>
          </table:table-cell>
          <table:table-cell office:value-type="float" office:value="1077.35" calcext:value-type="float">
            <text:p>1077.35</text:p>
          </table:table-cell>
          <table:table-cell office:value-type="float" office:value="1308.27" calcext:value-type="float">
            <text:p>1308.27</text:p>
          </table:table-cell>
        </table:table-row>
        <table:table-row table:style-name="ro1">
          <table:table-cell office:value-type="float" office:value="16079052" calcext:value-type="float">
            <text:p>16079052</text:p>
          </table:table-cell>
          <table:table-cell table:formula="of:=[.A1007]/1000/(60*60*24)" office:value-type="time" office:time-value="PT04H27M59.052S" calcext:value-type="time">
            <text:p>04:27:59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6.94" calcext:value-type="float">
            <text:p>276.94</text:p>
          </table:table-cell>
          <table:table-cell office:value-type="float" office:value="1078.39" calcext:value-type="float">
            <text:p>1078.39</text:p>
          </table:table-cell>
          <table:table-cell office:value-type="float" office:value="1309.51" calcext:value-type="float">
            <text:p>1309.51</text:p>
          </table:table-cell>
        </table:table-row>
        <table:table-row table:style-name="ro1">
          <table:table-cell office:value-type="float" office:value="16095052" calcext:value-type="float">
            <text:p>16095052</text:p>
          </table:table-cell>
          <table:table-cell table:formula="of:=[.A1008]/1000/(60*60*24)" office:value-type="time" office:time-value="PT04H28M15.052S" calcext:value-type="time">
            <text:p>04:28:15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6.94" calcext:value-type="float">
            <text:p>276.94</text:p>
          </table:table-cell>
          <table:table-cell office:value-type="float" office:value="1079.44" calcext:value-type="float">
            <text:p>1079.44</text:p>
          </table:table-cell>
          <table:table-cell office:value-type="float" office:value="1310.74" calcext:value-type="float">
            <text:p>1310.74</text:p>
          </table:table-cell>
        </table:table-row>
        <table:table-row table:style-name="ro1">
          <table:table-cell office:value-type="float" office:value="16111052" calcext:value-type="float">
            <text:p>16111052</text:p>
          </table:table-cell>
          <table:table-cell table:formula="of:=[.A1009]/1000/(60*60*24)" office:value-type="time" office:time-value="PT04H28M31.052S" calcext:value-type="time">
            <text:p>04:28:31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6.94" calcext:value-type="float">
            <text:p>276.94</text:p>
          </table:table-cell>
          <table:table-cell office:value-type="float" office:value="1080.48" calcext:value-type="float">
            <text:p>1080.48</text:p>
          </table:table-cell>
          <table:table-cell office:value-type="float" office:value="1311.97" calcext:value-type="float">
            <text:p>1311.97</text:p>
          </table:table-cell>
        </table:table-row>
        <table:table-row table:style-name="ro1">
          <table:table-cell office:value-type="float" office:value="16127052" calcext:value-type="float">
            <text:p>16127052</text:p>
          </table:table-cell>
          <table:table-cell table:formula="of:=[.A1010]/1000/(60*60*24)" office:value-type="time" office:time-value="PT04H28M47.052S" calcext:value-type="time">
            <text:p>04:28:47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6.94" calcext:value-type="float">
            <text:p>276.94</text:p>
          </table:table-cell>
          <table:table-cell office:value-type="float" office:value="1081.52" calcext:value-type="float">
            <text:p>1081.52</text:p>
          </table:table-cell>
          <table:table-cell office:value-type="float" office:value="1313.2" calcext:value-type="float">
            <text:p>1313.2</text:p>
          </table:table-cell>
        </table:table-row>
        <table:table-row table:style-name="ro1">
          <table:table-cell office:value-type="float" office:value="16143052" calcext:value-type="float">
            <text:p>16143052</text:p>
          </table:table-cell>
          <table:table-cell table:formula="of:=[.A1011]/1000/(60*60*24)" office:value-type="time" office:time-value="PT04H29M03.052S" calcext:value-type="time">
            <text:p>04:29:03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6.94" calcext:value-type="float">
            <text:p>276.94</text:p>
          </table:table-cell>
          <table:table-cell office:value-type="float" office:value="1082.57" calcext:value-type="float">
            <text:p>1082.57</text:p>
          </table:table-cell>
          <table:table-cell office:value-type="float" office:value="1314.43" calcext:value-type="float">
            <text:p>1314.43</text:p>
          </table:table-cell>
        </table:table-row>
        <table:table-row table:style-name="ro1">
          <table:table-cell office:value-type="float" office:value="16159052" calcext:value-type="float">
            <text:p>16159052</text:p>
          </table:table-cell>
          <table:table-cell table:formula="of:=[.A1012]/1000/(60*60*24)" office:value-type="time" office:time-value="PT04H29M19.052S" calcext:value-type="time">
            <text:p>04:29:19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6.82" calcext:value-type="float">
            <text:p>276.82</text:p>
          </table:table-cell>
          <table:table-cell office:value-type="float" office:value="1083.61" calcext:value-type="float">
            <text:p>1083.61</text:p>
          </table:table-cell>
          <table:table-cell office:value-type="float" office:value="1315.66" calcext:value-type="float">
            <text:p>1315.66</text:p>
          </table:table-cell>
        </table:table-row>
        <table:table-row table:style-name="ro1">
          <table:table-cell office:value-type="float" office:value="16175052" calcext:value-type="float">
            <text:p>16175052</text:p>
          </table:table-cell>
          <table:table-cell table:formula="of:=[.A1013]/1000/(60*60*24)" office:value-type="time" office:time-value="PT04H29M35.052S" calcext:value-type="time">
            <text:p>04:29:35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6.82" calcext:value-type="float">
            <text:p>276.82</text:p>
          </table:table-cell>
          <table:table-cell office:value-type="float" office:value="1084.65" calcext:value-type="float">
            <text:p>1084.65</text:p>
          </table:table-cell>
          <table:table-cell office:value-type="float" office:value="1316.89" calcext:value-type="float">
            <text:p>1316.89</text:p>
          </table:table-cell>
        </table:table-row>
        <table:table-row table:style-name="ro1">
          <table:table-cell office:value-type="float" office:value="16191052" calcext:value-type="float">
            <text:p>16191052</text:p>
          </table:table-cell>
          <table:table-cell table:formula="of:=[.A1014]/1000/(60*60*24)" office:value-type="time" office:time-value="PT04H29M51.052S" calcext:value-type="time">
            <text:p>04:29:51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6.94" calcext:value-type="float">
            <text:p>276.94</text:p>
          </table:table-cell>
          <table:table-cell office:value-type="float" office:value="1085.7" calcext:value-type="float">
            <text:p>1085.7</text:p>
          </table:table-cell>
          <table:table-cell office:value-type="float" office:value="1318.12" calcext:value-type="float">
            <text:p>1318.12</text:p>
          </table:table-cell>
        </table:table-row>
        <table:table-row table:style-name="ro1">
          <table:table-cell office:value-type="float" office:value="16207052" calcext:value-type="float">
            <text:p>16207052</text:p>
          </table:table-cell>
          <table:table-cell table:formula="of:=[.A1015]/1000/(60*60*24)" office:value-type="time" office:time-value="PT04H30M07.052S" calcext:value-type="time">
            <text:p>04:30:07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6.82" calcext:value-type="float">
            <text:p>276.82</text:p>
          </table:table-cell>
          <table:table-cell office:value-type="float" office:value="1086.74" calcext:value-type="float">
            <text:p>1086.74</text:p>
          </table:table-cell>
          <table:table-cell office:value-type="float" office:value="1319.35" calcext:value-type="float">
            <text:p>1319.35</text:p>
          </table:table-cell>
        </table:table-row>
        <table:table-row table:style-name="ro1">
          <table:table-cell office:value-type="float" office:value="16223052" calcext:value-type="float">
            <text:p>16223052</text:p>
          </table:table-cell>
          <table:table-cell table:formula="of:=[.A1016]/1000/(60*60*24)" office:value-type="time" office:time-value="PT04H30M23.052S" calcext:value-type="time">
            <text:p>04:30:23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6.7" calcext:value-type="float">
            <text:p>276.7</text:p>
          </table:table-cell>
          <table:table-cell office:value-type="float" office:value="1087.78" calcext:value-type="float">
            <text:p>1087.78</text:p>
          </table:table-cell>
          <table:table-cell office:value-type="float" office:value="1320.58" calcext:value-type="float">
            <text:p>1320.58</text:p>
          </table:table-cell>
        </table:table-row>
        <table:table-row table:style-name="ro1">
          <table:table-cell office:value-type="float" office:value="16239052" calcext:value-type="float">
            <text:p>16239052</text:p>
          </table:table-cell>
          <table:table-cell table:formula="of:=[.A1017]/1000/(60*60*24)" office:value-type="time" office:time-value="PT04H30M39.052S" calcext:value-type="time">
            <text:p>04:30:39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6.7" calcext:value-type="float">
            <text:p>276.7</text:p>
          </table:table-cell>
          <table:table-cell office:value-type="float" office:value="1088.83" calcext:value-type="float">
            <text:p>1088.83</text:p>
          </table:table-cell>
          <table:table-cell office:value-type="float" office:value="1321.81" calcext:value-type="float">
            <text:p>1321.81</text:p>
          </table:table-cell>
        </table:table-row>
        <table:table-row table:style-name="ro1">
          <table:table-cell office:value-type="float" office:value="16255052" calcext:value-type="float">
            <text:p>16255052</text:p>
          </table:table-cell>
          <table:table-cell table:formula="of:=[.A1018]/1000/(60*60*24)" office:value-type="time" office:time-value="PT04H30M55.052S" calcext:value-type="time">
            <text:p>04:30:55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6.7" calcext:value-type="float">
            <text:p>276.7</text:p>
          </table:table-cell>
          <table:table-cell office:value-type="float" office:value="1089.87" calcext:value-type="float">
            <text:p>1089.87</text:p>
          </table:table-cell>
          <table:table-cell office:value-type="float" office:value="1323.04" calcext:value-type="float">
            <text:p>1323.04</text:p>
          </table:table-cell>
        </table:table-row>
        <table:table-row table:style-name="ro1">
          <table:table-cell office:value-type="float" office:value="16271052" calcext:value-type="float">
            <text:p>16271052</text:p>
          </table:table-cell>
          <table:table-cell table:formula="of:=[.A1019]/1000/(60*60*24)" office:value-type="time" office:time-value="PT04H31M11.052S" calcext:value-type="time">
            <text:p>04:31:11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5.88" calcext:value-type="float">
            <text:p>275.88</text:p>
          </table:table-cell>
          <table:table-cell office:value-type="float" office:value="1090.91" calcext:value-type="float">
            <text:p>1090.91</text:p>
          </table:table-cell>
          <table:table-cell office:value-type="float" office:value="1324.27" calcext:value-type="float">
            <text:p>1324.27</text:p>
          </table:table-cell>
        </table:table-row>
        <table:table-row table:style-name="ro1">
          <table:table-cell office:value-type="float" office:value="16287052" calcext:value-type="float">
            <text:p>16287052</text:p>
          </table:table-cell>
          <table:table-cell table:formula="of:=[.A1020]/1000/(60*60*24)" office:value-type="time" office:time-value="PT04H31M27.052S" calcext:value-type="time">
            <text:p>04:31:27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5.76" calcext:value-type="float">
            <text:p>275.76</text:p>
          </table:table-cell>
          <table:table-cell office:value-type="float" office:value="1091.95" calcext:value-type="float">
            <text:p>1091.95</text:p>
          </table:table-cell>
          <table:table-cell office:value-type="float" office:value="1325.5" calcext:value-type="float">
            <text:p>1325.5</text:p>
          </table:table-cell>
        </table:table-row>
        <table:table-row table:style-name="ro1">
          <table:table-cell office:value-type="float" office:value="16303052" calcext:value-type="float">
            <text:p>16303052</text:p>
          </table:table-cell>
          <table:table-cell table:formula="of:=[.A1021]/1000/(60*60*24)" office:value-type="time" office:time-value="PT04H31M43.052S" calcext:value-type="time">
            <text:p>04:31:43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6.7" calcext:value-type="float">
            <text:p>276.7</text:p>
          </table:table-cell>
          <table:table-cell office:value-type="float" office:value="1093" calcext:value-type="float">
            <text:p>1093</text:p>
          </table:table-cell>
          <table:table-cell office:value-type="float" office:value="1326.73" calcext:value-type="float">
            <text:p>1326.73</text:p>
          </table:table-cell>
        </table:table-row>
        <table:table-row table:style-name="ro1">
          <table:table-cell office:value-type="float" office:value="16319052" calcext:value-type="float">
            <text:p>16319052</text:p>
          </table:table-cell>
          <table:table-cell table:formula="of:=[.A1022]/1000/(60*60*24)" office:value-type="time" office:time-value="PT04H31M59.052S" calcext:value-type="time">
            <text:p>04:31:59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6.58" calcext:value-type="float">
            <text:p>276.58</text:p>
          </table:table-cell>
          <table:table-cell office:value-type="float" office:value="1094.04" calcext:value-type="float">
            <text:p>1094.04</text:p>
          </table:table-cell>
          <table:table-cell office:value-type="float" office:value="1327.96" calcext:value-type="float">
            <text:p>1327.96</text:p>
          </table:table-cell>
        </table:table-row>
        <table:table-row table:style-name="ro1">
          <table:table-cell office:value-type="float" office:value="16335052" calcext:value-type="float">
            <text:p>16335052</text:p>
          </table:table-cell>
          <table:table-cell table:formula="of:=[.A1023]/1000/(60*60*24)" office:value-type="time" office:time-value="PT04H32M15.052S" calcext:value-type="time">
            <text:p>04:32:15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6.58" calcext:value-type="float">
            <text:p>276.58</text:p>
          </table:table-cell>
          <table:table-cell office:value-type="float" office:value="1095.08" calcext:value-type="float">
            <text:p>1095.08</text:p>
          </table:table-cell>
          <table:table-cell office:value-type="float" office:value="1329.19" calcext:value-type="float">
            <text:p>1329.19</text:p>
          </table:table-cell>
        </table:table-row>
        <table:table-row table:style-name="ro1">
          <table:table-cell office:value-type="float" office:value="16351052" calcext:value-type="float">
            <text:p>16351052</text:p>
          </table:table-cell>
          <table:table-cell table:formula="of:=[.A1024]/1000/(60*60*24)" office:value-type="time" office:time-value="PT04H32M31.052S" calcext:value-type="time">
            <text:p>04:32:31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6.58" calcext:value-type="float">
            <text:p>276.58</text:p>
          </table:table-cell>
          <table:table-cell office:value-type="float" office:value="1096.12" calcext:value-type="float">
            <text:p>1096.12</text:p>
          </table:table-cell>
          <table:table-cell office:value-type="float" office:value="1330.42" calcext:value-type="float">
            <text:p>1330.42</text:p>
          </table:table-cell>
        </table:table-row>
        <table:table-row table:style-name="ro1">
          <table:table-cell office:value-type="float" office:value="16367052" calcext:value-type="float">
            <text:p>16367052</text:p>
          </table:table-cell>
          <table:table-cell table:formula="of:=[.A1025]/1000/(60*60*24)" office:value-type="time" office:time-value="PT04H32M47.052S" calcext:value-type="time">
            <text:p>04:32:47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5.64" calcext:value-type="float">
            <text:p>275.64</text:p>
          </table:table-cell>
          <table:table-cell office:value-type="float" office:value="1097.17" calcext:value-type="float">
            <text:p>1097.17</text:p>
          </table:table-cell>
          <table:table-cell office:value-type="float" office:value="1331.64" calcext:value-type="float">
            <text:p>1331.64</text:p>
          </table:table-cell>
        </table:table-row>
        <table:table-row table:style-name="ro1">
          <table:table-cell office:value-type="float" office:value="16383052" calcext:value-type="float">
            <text:p>16383052</text:p>
          </table:table-cell>
          <table:table-cell table:formula="of:=[.A1026]/1000/(60*60*24)" office:value-type="time" office:time-value="PT04H33M03.052S" calcext:value-type="time">
            <text:p>04:33:03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098.21" calcext:value-type="float">
            <text:p>1098.21</text:p>
          </table:table-cell>
          <table:table-cell office:value-type="float" office:value="1332.87" calcext:value-type="float">
            <text:p>1332.87</text:p>
          </table:table-cell>
        </table:table-row>
        <table:table-row table:style-name="ro1">
          <table:table-cell office:value-type="float" office:value="16399052" calcext:value-type="float">
            <text:p>16399052</text:p>
          </table:table-cell>
          <table:table-cell table:formula="of:=[.A1027]/1000/(60*60*24)" office:value-type="time" office:time-value="PT04H33M19.052S" calcext:value-type="time">
            <text:p>04:33:19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6.58" calcext:value-type="float">
            <text:p>276.58</text:p>
          </table:table-cell>
          <table:table-cell office:value-type="float" office:value="1099.25" calcext:value-type="float">
            <text:p>1099.25</text:p>
          </table:table-cell>
          <table:table-cell office:value-type="float" office:value="1334.1" calcext:value-type="float">
            <text:p>1334.1</text:p>
          </table:table-cell>
        </table:table-row>
        <table:table-row table:style-name="ro1">
          <table:table-cell office:value-type="float" office:value="16415052" calcext:value-type="float">
            <text:p>16415052</text:p>
          </table:table-cell>
          <table:table-cell table:formula="of:=[.A1028]/1000/(60*60*24)" office:value-type="time" office:time-value="PT04H33M35.052S" calcext:value-type="time">
            <text:p>04:33:35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5.64" calcext:value-type="float">
            <text:p>275.64</text:p>
          </table:table-cell>
          <table:table-cell office:value-type="float" office:value="1100.29" calcext:value-type="float">
            <text:p>1100.29</text:p>
          </table:table-cell>
          <table:table-cell office:value-type="float" office:value="1335.32" calcext:value-type="float">
            <text:p>1335.32</text:p>
          </table:table-cell>
        </table:table-row>
        <table:table-row table:style-name="ro1">
          <table:table-cell office:value-type="float" office:value="16431052" calcext:value-type="float">
            <text:p>16431052</text:p>
          </table:table-cell>
          <table:table-cell table:formula="of:=[.A1029]/1000/(60*60*24)" office:value-type="time" office:time-value="PT04H33M51.052S" calcext:value-type="time">
            <text:p>04:33:51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5.52" calcext:value-type="float">
            <text:p>275.52</text:p>
          </table:table-cell>
          <table:table-cell office:value-type="float" office:value="1101.33" calcext:value-type="float">
            <text:p>1101.33</text:p>
          </table:table-cell>
          <table:table-cell office:value-type="float" office:value="1336.55" calcext:value-type="float">
            <text:p>1336.55</text:p>
          </table:table-cell>
        </table:table-row>
        <table:table-row table:style-name="ro1">
          <table:table-cell office:value-type="float" office:value="16447052" calcext:value-type="float">
            <text:p>16447052</text:p>
          </table:table-cell>
          <table:table-cell table:formula="of:=[.A1030]/1000/(60*60*24)" office:value-type="time" office:time-value="PT04H34M07.052S" calcext:value-type="time">
            <text:p>04:34:07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102.38" calcext:value-type="float">
            <text:p>1102.38</text:p>
          </table:table-cell>
          <table:table-cell office:value-type="float" office:value="1337.78" calcext:value-type="float">
            <text:p>1337.78</text:p>
          </table:table-cell>
        </table:table-row>
        <table:table-row table:style-name="ro1">
          <table:table-cell office:value-type="float" office:value="16463052" calcext:value-type="float">
            <text:p>16463052</text:p>
          </table:table-cell>
          <table:table-cell table:formula="of:=[.A1031]/1000/(60*60*24)" office:value-type="time" office:time-value="PT04H34M23.052S" calcext:value-type="time">
            <text:p>04:34:23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5.52" calcext:value-type="float">
            <text:p>275.52</text:p>
          </table:table-cell>
          <table:table-cell office:value-type="float" office:value="1103.42" calcext:value-type="float">
            <text:p>1103.42</text:p>
          </table:table-cell>
          <table:table-cell office:value-type="float" office:value="1339" calcext:value-type="float">
            <text:p>1339</text:p>
          </table:table-cell>
        </table:table-row>
        <table:table-row table:style-name="ro1">
          <table:table-cell office:value-type="float" office:value="16479052" calcext:value-type="float">
            <text:p>16479052</text:p>
          </table:table-cell>
          <table:table-cell table:formula="of:=[.A1032]/1000/(60*60*24)" office:value-type="time" office:time-value="PT04H34M39.052S" calcext:value-type="time">
            <text:p>04:34:39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1104.46" calcext:value-type="float">
            <text:p>1104.46</text:p>
          </table:table-cell>
          <table:table-cell office:value-type="float" office:value="1340.23" calcext:value-type="float">
            <text:p>1340.23</text:p>
          </table:table-cell>
        </table:table-row>
        <table:table-row table:style-name="ro1">
          <table:table-cell office:value-type="float" office:value="16495051" calcext:value-type="float">
            <text:p>16495051</text:p>
          </table:table-cell>
          <table:table-cell table:formula="of:=[.A1033]/1000/(60*60*24)" office:value-type="time" office:time-value="PT04H34M55.051S" calcext:value-type="time">
            <text:p>04:34:55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5.4" calcext:value-type="float">
            <text:p>275.4</text:p>
          </table:table-cell>
          <table:table-cell office:value-type="float" office:value="1105.5" calcext:value-type="float">
            <text:p>1105.5</text:p>
          </table:table-cell>
          <table:table-cell office:value-type="float" office:value="1341.46" calcext:value-type="float">
            <text:p>1341.46</text:p>
          </table:table-cell>
        </table:table-row>
        <table:table-row table:style-name="ro1">
          <table:table-cell office:value-type="float" office:value="16511052" calcext:value-type="float">
            <text:p>16511052</text:p>
          </table:table-cell>
          <table:table-cell table:formula="of:=[.A1034]/1000/(60*60*24)" office:value-type="time" office:time-value="PT04H35M11.052S" calcext:value-type="time">
            <text:p>04:35:11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5.4" calcext:value-type="float">
            <text:p>275.4</text:p>
          </table:table-cell>
          <table:table-cell office:value-type="float" office:value="1106.54" calcext:value-type="float">
            <text:p>1106.54</text:p>
          </table:table-cell>
          <table:table-cell office:value-type="float" office:value="1342.68" calcext:value-type="float">
            <text:p>1342.68</text:p>
          </table:table-cell>
        </table:table-row>
        <table:table-row table:style-name="ro1">
          <table:table-cell office:value-type="float" office:value="16527052" calcext:value-type="float">
            <text:p>16527052</text:p>
          </table:table-cell>
          <table:table-cell table:formula="of:=[.A1035]/1000/(60*60*24)" office:value-type="time" office:time-value="PT04H35M27.052S" calcext:value-type="time">
            <text:p>04:35:27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5.4" calcext:value-type="float">
            <text:p>275.4</text:p>
          </table:table-cell>
          <table:table-cell office:value-type="float" office:value="1107.58" calcext:value-type="float">
            <text:p>1107.58</text:p>
          </table:table-cell>
          <table:table-cell office:value-type="float" office:value="1343.91" calcext:value-type="float">
            <text:p>1343.91</text:p>
          </table:table-cell>
        </table:table-row>
        <table:table-row table:style-name="ro1">
          <table:table-cell office:value-type="float" office:value="16543052" calcext:value-type="float">
            <text:p>16543052</text:p>
          </table:table-cell>
          <table:table-cell table:formula="of:=[.A1036]/1000/(60*60*24)" office:value-type="time" office:time-value="PT04H35M43.052S" calcext:value-type="time">
            <text:p>04:35:43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5.29" calcext:value-type="float">
            <text:p>275.29</text:p>
          </table:table-cell>
          <table:table-cell office:value-type="float" office:value="1108.62" calcext:value-type="float">
            <text:p>1108.62</text:p>
          </table:table-cell>
          <table:table-cell office:value-type="float" office:value="1345.13" calcext:value-type="float">
            <text:p>1345.13</text:p>
          </table:table-cell>
        </table:table-row>
        <table:table-row table:style-name="ro1">
          <table:table-cell office:value-type="float" office:value="16559052" calcext:value-type="float">
            <text:p>16559052</text:p>
          </table:table-cell>
          <table:table-cell table:formula="of:=[.A1037]/1000/(60*60*24)" office:value-type="time" office:time-value="PT04H35M59.052S" calcext:value-type="time">
            <text:p>04:35:59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5.28" calcext:value-type="float">
            <text:p>275.28</text:p>
          </table:table-cell>
          <table:table-cell office:value-type="float" office:value="1109.66" calcext:value-type="float">
            <text:p>1109.66</text:p>
          </table:table-cell>
          <table:table-cell office:value-type="float" office:value="1346.36" calcext:value-type="float">
            <text:p>1346.36</text:p>
          </table:table-cell>
        </table:table-row>
        <table:table-row table:style-name="ro1">
          <table:table-cell office:value-type="float" office:value="16575052" calcext:value-type="float">
            <text:p>16575052</text:p>
          </table:table-cell>
          <table:table-cell table:formula="of:=[.A1038]/1000/(60*60*24)" office:value-type="time" office:time-value="PT04H36M15.052S" calcext:value-type="time">
            <text:p>04:36:15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5.28" calcext:value-type="float">
            <text:p>275.28</text:p>
          </table:table-cell>
          <table:table-cell office:value-type="float" office:value="1110.71" calcext:value-type="float">
            <text:p>1110.71</text:p>
          </table:table-cell>
          <table:table-cell office:value-type="float" office:value="1347.58" calcext:value-type="float">
            <text:p>1347.58</text:p>
          </table:table-cell>
        </table:table-row>
        <table:table-row table:style-name="ro1">
          <table:table-cell office:value-type="float" office:value="16591052" calcext:value-type="float">
            <text:p>16591052</text:p>
          </table:table-cell>
          <table:table-cell table:formula="of:=[.A1039]/1000/(60*60*24)" office:value-type="time" office:time-value="PT04H36M31.052S" calcext:value-type="time">
            <text:p>04:36:31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5.28" calcext:value-type="float">
            <text:p>275.28</text:p>
          </table:table-cell>
          <table:table-cell office:value-type="float" office:value="1111.75" calcext:value-type="float">
            <text:p>1111.75</text:p>
          </table:table-cell>
          <table:table-cell office:value-type="float" office:value="1348.81" calcext:value-type="float">
            <text:p>1348.81</text:p>
          </table:table-cell>
        </table:table-row>
        <table:table-row table:style-name="ro1">
          <table:table-cell office:value-type="float" office:value="16607051" calcext:value-type="float">
            <text:p>16607051</text:p>
          </table:table-cell>
          <table:table-cell table:formula="of:=[.A1040]/1000/(60*60*24)" office:value-type="time" office:time-value="PT04H36M47.051S" calcext:value-type="time">
            <text:p>04:36:47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5.28" calcext:value-type="float">
            <text:p>275.28</text:p>
          </table:table-cell>
          <table:table-cell office:value-type="float" office:value="1112.79" calcext:value-type="float">
            <text:p>1112.79</text:p>
          </table:table-cell>
          <table:table-cell office:value-type="float" office:value="1350.03" calcext:value-type="float">
            <text:p>1350.03</text:p>
          </table:table-cell>
        </table:table-row>
        <table:table-row table:style-name="ro1">
          <table:table-cell office:value-type="float" office:value="16623052" calcext:value-type="float">
            <text:p>16623052</text:p>
          </table:table-cell>
          <table:table-cell table:formula="of:=[.A1041]/1000/(60*60*24)" office:value-type="time" office:time-value="PT04H37M03.052S" calcext:value-type="time">
            <text:p>04:37:03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5.28" calcext:value-type="float">
            <text:p>275.28</text:p>
          </table:table-cell>
          <table:table-cell office:value-type="float" office:value="1113.83" calcext:value-type="float">
            <text:p>1113.83</text:p>
          </table:table-cell>
          <table:table-cell office:value-type="float" office:value="1351.25" calcext:value-type="float">
            <text:p>1351.25</text:p>
          </table:table-cell>
        </table:table-row>
        <table:table-row table:style-name="ro1">
          <table:table-cell office:value-type="float" office:value="16639052" calcext:value-type="float">
            <text:p>16639052</text:p>
          </table:table-cell>
          <table:table-cell table:formula="of:=[.A1042]/1000/(60*60*24)" office:value-type="time" office:time-value="PT04H37M19.052S" calcext:value-type="time">
            <text:p>04:37:19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5.16" calcext:value-type="float">
            <text:p>275.16</text:p>
          </table:table-cell>
          <table:table-cell office:value-type="float" office:value="1114.87" calcext:value-type="float">
            <text:p>1114.87</text:p>
          </table:table-cell>
          <table:table-cell office:value-type="float" office:value="1352.48" calcext:value-type="float">
            <text:p>1352.48</text:p>
          </table:table-cell>
        </table:table-row>
        <table:table-row table:style-name="ro1">
          <table:table-cell office:value-type="float" office:value="16655052" calcext:value-type="float">
            <text:p>16655052</text:p>
          </table:table-cell>
          <table:table-cell table:formula="of:=[.A1043]/1000/(60*60*24)" office:value-type="time" office:time-value="PT04H37M35.052S" calcext:value-type="time">
            <text:p>04:37:35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5.16" calcext:value-type="float">
            <text:p>275.16</text:p>
          </table:table-cell>
          <table:table-cell office:value-type="float" office:value="1115.91" calcext:value-type="float">
            <text:p>1115.91</text:p>
          </table:table-cell>
          <table:table-cell office:value-type="float" office:value="1353.7" calcext:value-type="float">
            <text:p>1353.7</text:p>
          </table:table-cell>
        </table:table-row>
        <table:table-row table:style-name="ro1">
          <table:table-cell office:value-type="float" office:value="16671052" calcext:value-type="float">
            <text:p>16671052</text:p>
          </table:table-cell>
          <table:table-cell table:formula="of:=[.A1044]/1000/(60*60*24)" office:value-type="time" office:time-value="PT04H37M51.052S" calcext:value-type="time">
            <text:p>04:37:51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5.16" calcext:value-type="float">
            <text:p>275.16</text:p>
          </table:table-cell>
          <table:table-cell office:value-type="float" office:value="1116.95" calcext:value-type="float">
            <text:p>1116.95</text:p>
          </table:table-cell>
          <table:table-cell office:value-type="float" office:value="1354.92" calcext:value-type="float">
            <text:p>1354.92</text:p>
          </table:table-cell>
        </table:table-row>
        <table:table-row table:style-name="ro1">
          <table:table-cell office:value-type="float" office:value="16687052" calcext:value-type="float">
            <text:p>16687052</text:p>
          </table:table-cell>
          <table:table-cell table:formula="of:=[.A1045]/1000/(60*60*24)" office:value-type="time" office:time-value="PT04H38M07.052S" calcext:value-type="time">
            <text:p>04:38:07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5.16" calcext:value-type="float">
            <text:p>275.16</text:p>
          </table:table-cell>
          <table:table-cell office:value-type="float" office:value="1117.99" calcext:value-type="float">
            <text:p>1117.99</text:p>
          </table:table-cell>
          <table:table-cell office:value-type="float" office:value="1356.14" calcext:value-type="float">
            <text:p>1356.14</text:p>
          </table:table-cell>
        </table:table-row>
        <table:table-row table:style-name="ro1">
          <table:table-cell office:value-type="float" office:value="16703052" calcext:value-type="float">
            <text:p>16703052</text:p>
          </table:table-cell>
          <table:table-cell table:formula="of:=[.A1046]/1000/(60*60*24)" office:value-type="time" office:time-value="PT04H38M23.052S" calcext:value-type="time">
            <text:p>04:38:23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05" calcext:value-type="float">
            <text:p>275.05</text:p>
          </table:table-cell>
          <table:table-cell office:value-type="float" office:value="1119.03" calcext:value-type="float">
            <text:p>1119.03</text:p>
          </table:table-cell>
          <table:table-cell office:value-type="float" office:value="1357.37" calcext:value-type="float">
            <text:p>1357.37</text:p>
          </table:table-cell>
        </table:table-row>
        <table:table-row table:style-name="ro1">
          <table:table-cell office:value-type="float" office:value="16719052" calcext:value-type="float">
            <text:p>16719052</text:p>
          </table:table-cell>
          <table:table-cell table:formula="of:=[.A1047]/1000/(60*60*24)" office:value-type="time" office:time-value="PT04H38M39.052S" calcext:value-type="time">
            <text:p>04:38:39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05" calcext:value-type="float">
            <text:p>275.05</text:p>
          </table:table-cell>
          <table:table-cell office:value-type="float" office:value="1120.07" calcext:value-type="float">
            <text:p>1120.07</text:p>
          </table:table-cell>
          <table:table-cell office:value-type="float" office:value="1358.59" calcext:value-type="float">
            <text:p>1358.59</text:p>
          </table:table-cell>
        </table:table-row>
        <table:table-row table:style-name="ro1">
          <table:table-cell office:value-type="float" office:value="16735052" calcext:value-type="float">
            <text:p>16735052</text:p>
          </table:table-cell>
          <table:table-cell table:formula="of:=[.A1048]/1000/(60*60*24)" office:value-type="time" office:time-value="PT04H38M55.052S" calcext:value-type="time">
            <text:p>04:38:55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04" calcext:value-type="float">
            <text:p>275.04</text:p>
          </table:table-cell>
          <table:table-cell office:value-type="float" office:value="1121.11" calcext:value-type="float">
            <text:p>1121.11</text:p>
          </table:table-cell>
          <table:table-cell office:value-type="float" office:value="1359.81" calcext:value-type="float">
            <text:p>1359.81</text:p>
          </table:table-cell>
        </table:table-row>
        <table:table-row table:style-name="ro1">
          <table:table-cell office:value-type="float" office:value="16751052" calcext:value-type="float">
            <text:p>16751052</text:p>
          </table:table-cell>
          <table:table-cell table:formula="of:=[.A1049]/1000/(60*60*24)" office:value-type="time" office:time-value="PT04H39M11.052S" calcext:value-type="time">
            <text:p>04:39:11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05" calcext:value-type="float">
            <text:p>275.05</text:p>
          </table:table-cell>
          <table:table-cell office:value-type="float" office:value="1122.15" calcext:value-type="float">
            <text:p>1122.15</text:p>
          </table:table-cell>
          <table:table-cell office:value-type="float" office:value="1361.04" calcext:value-type="float">
            <text:p>1361.04</text:p>
          </table:table-cell>
        </table:table-row>
        <table:table-row table:style-name="ro1">
          <table:table-cell office:value-type="float" office:value="16767052" calcext:value-type="float">
            <text:p>16767052</text:p>
          </table:table-cell>
          <table:table-cell table:formula="of:=[.A1050]/1000/(60*60*24)" office:value-type="time" office:time-value="PT04H39M27.052S" calcext:value-type="time">
            <text:p>04:39:27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04" calcext:value-type="float">
            <text:p>275.04</text:p>
          </table:table-cell>
          <table:table-cell office:value-type="float" office:value="1123.19" calcext:value-type="float">
            <text:p>1123.19</text:p>
          </table:table-cell>
          <table:table-cell office:value-type="float" office:value="1362.26" calcext:value-type="float">
            <text:p>1362.26</text:p>
          </table:table-cell>
        </table:table-row>
        <table:table-row table:style-name="ro1">
          <table:table-cell office:value-type="float" office:value="16783052" calcext:value-type="float">
            <text:p>16783052</text:p>
          </table:table-cell>
          <table:table-cell table:formula="of:=[.A1051]/1000/(60*60*24)" office:value-type="time" office:time-value="PT04H39M43.052S" calcext:value-type="time">
            <text:p>04:39:43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04" calcext:value-type="float">
            <text:p>275.04</text:p>
          </table:table-cell>
          <table:table-cell office:value-type="float" office:value="1124.23" calcext:value-type="float">
            <text:p>1124.23</text:p>
          </table:table-cell>
          <table:table-cell office:value-type="float" office:value="1363.48" calcext:value-type="float">
            <text:p>1363.48</text:p>
          </table:table-cell>
        </table:table-row>
        <table:table-row table:style-name="ro1">
          <table:table-cell office:value-type="float" office:value="16799052" calcext:value-type="float">
            <text:p>16799052</text:p>
          </table:table-cell>
          <table:table-cell table:formula="of:=[.A1052]/1000/(60*60*24)" office:value-type="time" office:time-value="PT04H39M59.052S" calcext:value-type="time">
            <text:p>04:39:59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04" calcext:value-type="float">
            <text:p>275.04</text:p>
          </table:table-cell>
          <table:table-cell office:value-type="float" office:value="1125.27" calcext:value-type="float">
            <text:p>1125.27</text:p>
          </table:table-cell>
          <table:table-cell office:value-type="float" office:value="1364.7" calcext:value-type="float">
            <text:p>1364.7</text:p>
          </table:table-cell>
        </table:table-row>
        <table:table-row table:style-name="ro1">
          <table:table-cell office:value-type="float" office:value="16815052" calcext:value-type="float">
            <text:p>16815052</text:p>
          </table:table-cell>
          <table:table-cell table:formula="of:=[.A1053]/1000/(60*60*24)" office:value-type="time" office:time-value="PT04H40M15.052S" calcext:value-type="time">
            <text:p>04:40:15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4.92" calcext:value-type="float">
            <text:p>274.92</text:p>
          </table:table-cell>
          <table:table-cell office:value-type="float" office:value="1126.31" calcext:value-type="float">
            <text:p>1126.31</text:p>
          </table:table-cell>
          <table:table-cell office:value-type="float" office:value="1365.93" calcext:value-type="float">
            <text:p>1365.93</text:p>
          </table:table-cell>
        </table:table-row>
        <table:table-row table:style-name="ro1">
          <table:table-cell office:value-type="float" office:value="16831052" calcext:value-type="float">
            <text:p>16831052</text:p>
          </table:table-cell>
          <table:table-cell table:formula="of:=[.A1054]/1000/(60*60*24)" office:value-type="time" office:time-value="PT04H40M31.052S" calcext:value-type="time">
            <text:p>04:40:31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4.92" calcext:value-type="float">
            <text:p>274.92</text:p>
          </table:table-cell>
          <table:table-cell office:value-type="float" office:value="1127.35" calcext:value-type="float">
            <text:p>1127.35</text:p>
          </table:table-cell>
          <table:table-cell office:value-type="float" office:value="1367.15" calcext:value-type="float">
            <text:p>1367.15</text:p>
          </table:table-cell>
        </table:table-row>
        <table:table-row table:style-name="ro1">
          <table:table-cell office:value-type="float" office:value="16847052" calcext:value-type="float">
            <text:p>16847052</text:p>
          </table:table-cell>
          <table:table-cell table:formula="of:=[.A1055]/1000/(60*60*24)" office:value-type="time" office:time-value="PT04H40M47.052S" calcext:value-type="time">
            <text:p>04:40:47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4.92" calcext:value-type="float">
            <text:p>274.92</text:p>
          </table:table-cell>
          <table:table-cell office:value-type="float" office:value="1128.39" calcext:value-type="float">
            <text:p>1128.39</text:p>
          </table:table-cell>
          <table:table-cell office:value-type="float" office:value="1368.37" calcext:value-type="float">
            <text:p>1368.37</text:p>
          </table:table-cell>
        </table:table-row>
        <table:table-row table:style-name="ro1">
          <table:table-cell office:value-type="float" office:value="16863052" calcext:value-type="float">
            <text:p>16863052</text:p>
          </table:table-cell>
          <table:table-cell table:formula="of:=[.A1056]/1000/(60*60*24)" office:value-type="time" office:time-value="PT04H41M03.052S" calcext:value-type="time">
            <text:p>04:41:03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4.8" calcext:value-type="float">
            <text:p>274.8</text:p>
          </table:table-cell>
          <table:table-cell office:value-type="float" office:value="1129.43" calcext:value-type="float">
            <text:p>1129.43</text:p>
          </table:table-cell>
          <table:table-cell office:value-type="float" office:value="1369.59" calcext:value-type="float">
            <text:p>1369.59</text:p>
          </table:table-cell>
        </table:table-row>
        <table:table-row table:style-name="ro1">
          <table:table-cell office:value-type="float" office:value="16879052" calcext:value-type="float">
            <text:p>16879052</text:p>
          </table:table-cell>
          <table:table-cell table:formula="of:=[.A1057]/1000/(60*60*24)" office:value-type="time" office:time-value="PT04H41M19.052S" calcext:value-type="time">
            <text:p>04:41:19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4.81" calcext:value-type="float">
            <text:p>274.81</text:p>
          </table:table-cell>
          <table:table-cell office:value-type="float" office:value="1130.46" calcext:value-type="float">
            <text:p>1130.46</text:p>
          </table:table-cell>
          <table:table-cell office:value-type="float" office:value="1370.81" calcext:value-type="float">
            <text:p>1370.81</text:p>
          </table:table-cell>
        </table:table-row>
        <table:table-row table:style-name="ro1">
          <table:table-cell office:value-type="float" office:value="16895051" calcext:value-type="float">
            <text:p>16895051</text:p>
          </table:table-cell>
          <table:table-cell table:formula="of:=[.A1058]/1000/(60*60*24)" office:value-type="time" office:time-value="PT04H41M35.051S" calcext:value-type="time">
            <text:p>04:41:35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4.8" calcext:value-type="float">
            <text:p>274.8</text:p>
          </table:table-cell>
          <table:table-cell office:value-type="float" office:value="1131.5" calcext:value-type="float">
            <text:p>1131.5</text:p>
          </table:table-cell>
          <table:table-cell office:value-type="float" office:value="1372.03" calcext:value-type="float">
            <text:p>1372.03</text:p>
          </table:table-cell>
        </table:table-row>
        <table:table-row table:style-name="ro1">
          <table:table-cell office:value-type="float" office:value="16911052" calcext:value-type="float">
            <text:p>16911052</text:p>
          </table:table-cell>
          <table:table-cell table:formula="of:=[.A1059]/1000/(60*60*24)" office:value-type="time" office:time-value="PT04H41M51.052S" calcext:value-type="time">
            <text:p>04:41:51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4.69" calcext:value-type="float">
            <text:p>274.69</text:p>
          </table:table-cell>
          <table:table-cell office:value-type="float" office:value="1132.54" calcext:value-type="float">
            <text:p>1132.54</text:p>
          </table:table-cell>
          <table:table-cell office:value-type="float" office:value="1373.25" calcext:value-type="float">
            <text:p>1373.25</text:p>
          </table:table-cell>
        </table:table-row>
        <table:table-row table:style-name="ro1">
          <table:table-cell office:value-type="float" office:value="16927052" calcext:value-type="float">
            <text:p>16927052</text:p>
          </table:table-cell>
          <table:table-cell table:formula="of:=[.A1060]/1000/(60*60*24)" office:value-type="time" office:time-value="PT04H42M07.052S" calcext:value-type="time">
            <text:p>04:42:07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4.69" calcext:value-type="float">
            <text:p>274.69</text:p>
          </table:table-cell>
          <table:table-cell office:value-type="float" office:value="1133.58" calcext:value-type="float">
            <text:p>1133.58</text:p>
          </table:table-cell>
          <table:table-cell office:value-type="float" office:value="1374.47" calcext:value-type="float">
            <text:p>1374.47</text:p>
          </table:table-cell>
        </table:table-row>
        <table:table-row table:style-name="ro1">
          <table:table-cell office:value-type="float" office:value="16943052" calcext:value-type="float">
            <text:p>16943052</text:p>
          </table:table-cell>
          <table:table-cell table:formula="of:=[.A1061]/1000/(60*60*24)" office:value-type="time" office:time-value="PT04H42M23.052S" calcext:value-type="time">
            <text:p>04:42:23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4.68" calcext:value-type="float">
            <text:p>274.68</text:p>
          </table:table-cell>
          <table:table-cell office:value-type="float" office:value="1134.62" calcext:value-type="float">
            <text:p>1134.62</text:p>
          </table:table-cell>
          <table:table-cell office:value-type="float" office:value="1375.69" calcext:value-type="float">
            <text:p>1375.69</text:p>
          </table:table-cell>
        </table:table-row>
        <table:table-row table:style-name="ro1">
          <table:table-cell office:value-type="float" office:value="16959052" calcext:value-type="float">
            <text:p>16959052</text:p>
          </table:table-cell>
          <table:table-cell table:formula="of:=[.A1062]/1000/(60*60*24)" office:value-type="time" office:time-value="PT04H42M39.052S" calcext:value-type="time">
            <text:p>04:42:39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4.69" calcext:value-type="float">
            <text:p>274.69</text:p>
          </table:table-cell>
          <table:table-cell office:value-type="float" office:value="1135.66" calcext:value-type="float">
            <text:p>1135.66</text:p>
          </table:table-cell>
          <table:table-cell office:value-type="float" office:value="1376.91" calcext:value-type="float">
            <text:p>1376.91</text:p>
          </table:table-cell>
        </table:table-row>
        <table:table-row table:style-name="ro1">
          <table:table-cell office:value-type="float" office:value="16975052" calcext:value-type="float">
            <text:p>16975052</text:p>
          </table:table-cell>
          <table:table-cell table:formula="of:=[.A1063]/1000/(60*60*24)" office:value-type="time" office:time-value="PT04H42M55.052S" calcext:value-type="time">
            <text:p>04:42:55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4.68" calcext:value-type="float">
            <text:p>274.68</text:p>
          </table:table-cell>
          <table:table-cell office:value-type="float" office:value="1136.7" calcext:value-type="float">
            <text:p>1136.7</text:p>
          </table:table-cell>
          <table:table-cell office:value-type="float" office:value="1378.13" calcext:value-type="float">
            <text:p>1378.13</text:p>
          </table:table-cell>
        </table:table-row>
        <table:table-row table:style-name="ro1">
          <table:table-cell office:value-type="float" office:value="16991052" calcext:value-type="float">
            <text:p>16991052</text:p>
          </table:table-cell>
          <table:table-cell table:formula="of:=[.A1064]/1000/(60*60*24)" office:value-type="time" office:time-value="PT04H43M11.052S" calcext:value-type="time">
            <text:p>04:43:11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4.68" calcext:value-type="float">
            <text:p>274.68</text:p>
          </table:table-cell>
          <table:table-cell office:value-type="float" office:value="1137.74" calcext:value-type="float">
            <text:p>1137.74</text:p>
          </table:table-cell>
          <table:table-cell office:value-type="float" office:value="1379.35" calcext:value-type="float">
            <text:p>1379.35</text:p>
          </table:table-cell>
        </table:table-row>
        <table:table-row table:style-name="ro1">
          <table:table-cell office:value-type="float" office:value="17007052" calcext:value-type="float">
            <text:p>17007052</text:p>
          </table:table-cell>
          <table:table-cell table:formula="of:=[.A1065]/1000/(60*60*24)" office:value-type="time" office:time-value="PT04H43M27.052S" calcext:value-type="time">
            <text:p>04:43:27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4.68" calcext:value-type="float">
            <text:p>274.68</text:p>
          </table:table-cell>
          <table:table-cell office:value-type="float" office:value="1138.78" calcext:value-type="float">
            <text:p>1138.78</text:p>
          </table:table-cell>
          <table:table-cell office:value-type="float" office:value="1380.57" calcext:value-type="float">
            <text:p>1380.57</text:p>
          </table:table-cell>
        </table:table-row>
        <table:table-row table:style-name="ro1">
          <table:table-cell office:value-type="float" office:value="17023052" calcext:value-type="float">
            <text:p>17023052</text:p>
          </table:table-cell>
          <table:table-cell table:formula="of:=[.A1066]/1000/(60*60*24)" office:value-type="time" office:time-value="PT04H43M43.052S" calcext:value-type="time">
            <text:p>04:43:43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4.57" calcext:value-type="float">
            <text:p>274.57</text:p>
          </table:table-cell>
          <table:table-cell office:value-type="float" office:value="1139.81" calcext:value-type="float">
            <text:p>1139.81</text:p>
          </table:table-cell>
          <table:table-cell office:value-type="float" office:value="1381.79" calcext:value-type="float">
            <text:p>1381.79</text:p>
          </table:table-cell>
        </table:table-row>
        <table:table-row table:style-name="ro1">
          <table:table-cell office:value-type="float" office:value="17039052" calcext:value-type="float">
            <text:p>17039052</text:p>
          </table:table-cell>
          <table:table-cell table:formula="of:=[.A1067]/1000/(60*60*24)" office:value-type="time" office:time-value="PT04H43M59.052S" calcext:value-type="time">
            <text:p>04:43:59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4.56" calcext:value-type="float">
            <text:p>274.56</text:p>
          </table:table-cell>
          <table:table-cell office:value-type="float" office:value="1140.85" calcext:value-type="float">
            <text:p>1140.85</text:p>
          </table:table-cell>
          <table:table-cell office:value-type="float" office:value="1383.01" calcext:value-type="float">
            <text:p>1383.01</text:p>
          </table:table-cell>
        </table:table-row>
        <table:table-row table:style-name="ro1">
          <table:table-cell office:value-type="float" office:value="17055052" calcext:value-type="float">
            <text:p>17055052</text:p>
          </table:table-cell>
          <table:table-cell table:formula="of:=[.A1068]/1000/(60*60*24)" office:value-type="time" office:time-value="PT04H44M15.052S" calcext:value-type="time">
            <text:p>04:44:15</text:p>
          </table:table-cell>
          <table:table-cell office:value-type="float" office:value="1.17" calcext:value-type="float">
            <text:p>1.17</text:p>
          </table:table-cell>
          <table:table-cell office:value-type="float" office:value="233.5" calcext:value-type="float">
            <text:p>233.5</text:p>
          </table:table-cell>
          <table:table-cell office:value-type="float" office:value="273.51" calcext:value-type="float">
            <text:p>273.51</text:p>
          </table:table-cell>
          <table:table-cell office:value-type="float" office:value="1141.89" calcext:value-type="float">
            <text:p>1141.89</text:p>
          </table:table-cell>
          <table:table-cell office:value-type="float" office:value="1384.23" calcext:value-type="float">
            <text:p>1384.23</text:p>
          </table:table-cell>
        </table:table-row>
        <table:table-row table:style-name="ro1">
          <table:table-cell office:value-type="float" office:value="17071052" calcext:value-type="float">
            <text:p>17071052</text:p>
          </table:table-cell>
          <table:table-cell table:formula="of:=[.A1069]/1000/(60*60*24)" office:value-type="time" office:time-value="PT04H44M31.052S" calcext:value-type="time">
            <text:p>04:44:31</text:p>
          </table:table-cell>
          <table:table-cell office:value-type="float" office:value="1.17" calcext:value-type="float">
            <text:p>1.17</text:p>
          </table:table-cell>
          <table:table-cell office:value-type="float" office:value="233.6" calcext:value-type="float">
            <text:p>233.6</text:p>
          </table:table-cell>
          <table:table-cell office:value-type="float" office:value="273.63" calcext:value-type="float">
            <text:p>273.63</text:p>
          </table:table-cell>
          <table:table-cell office:value-type="float" office:value="1142.93" calcext:value-type="float">
            <text:p>1142.93</text:p>
          </table:table-cell>
          <table:table-cell office:value-type="float" office:value="1385.45" calcext:value-type="float">
            <text:p>1385.45</text:p>
          </table:table-cell>
        </table:table-row>
        <table:table-row table:style-name="ro1">
          <table:table-cell office:value-type="float" office:value="17087052" calcext:value-type="float">
            <text:p>17087052</text:p>
          </table:table-cell>
          <table:table-cell table:formula="of:=[.A1070]/1000/(60*60*24)" office:value-type="time" office:time-value="PT04H44M47.052S" calcext:value-type="time">
            <text:p>04:44:47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4.44" calcext:value-type="float">
            <text:p>274.44</text:p>
          </table:table-cell>
          <table:table-cell office:value-type="float" office:value="1143.97" calcext:value-type="float">
            <text:p>1143.97</text:p>
          </table:table-cell>
          <table:table-cell office:value-type="float" office:value="1386.67" calcext:value-type="float">
            <text:p>1386.67</text:p>
          </table:table-cell>
        </table:table-row>
        <table:table-row table:style-name="ro1">
          <table:table-cell office:value-type="float" office:value="17103051" calcext:value-type="float">
            <text:p>17103051</text:p>
          </table:table-cell>
          <table:table-cell table:formula="of:=[.A1071]/1000/(60*60*24)" office:value-type="time" office:time-value="PT04H45M03.051S" calcext:value-type="time">
            <text:p>04:45:03</text:p>
          </table:table-cell>
          <table:table-cell office:value-type="float" office:value="1.17" calcext:value-type="float">
            <text:p>1.17</text:p>
          </table:table-cell>
          <table:table-cell office:value-type="float" office:value="233.5" calcext:value-type="float">
            <text:p>233.5</text:p>
          </table:table-cell>
          <table:table-cell office:value-type="float" office:value="273.51" calcext:value-type="float">
            <text:p>273.51</text:p>
          </table:table-cell>
          <table:table-cell office:value-type="float" office:value="1145.01" calcext:value-type="float">
            <text:p>1145.01</text:p>
          </table:table-cell>
          <table:table-cell office:value-type="float" office:value="1387.88" calcext:value-type="float">
            <text:p>1387.88</text:p>
          </table:table-cell>
        </table:table-row>
        <table:table-row table:style-name="ro1">
          <table:table-cell office:value-type="float" office:value="17119052" calcext:value-type="float">
            <text:p>17119052</text:p>
          </table:table-cell>
          <table:table-cell table:formula="of:=[.A1072]/1000/(60*60*24)" office:value-type="time" office:time-value="PT04H45M19.052S" calcext:value-type="time">
            <text:p>04:45:19</text:p>
          </table:table-cell>
          <table:table-cell office:value-type="float" office:value="1.17" calcext:value-type="float">
            <text:p>1.17</text:p>
          </table:table-cell>
          <table:table-cell office:value-type="float" office:value="233.5" calcext:value-type="float">
            <text:p>233.5</text:p>
          </table:table-cell>
          <table:table-cell office:value-type="float" office:value="273.51" calcext:value-type="float">
            <text:p>273.51</text:p>
          </table:table-cell>
          <table:table-cell office:value-type="float" office:value="1146.04" calcext:value-type="float">
            <text:p>1146.04</text:p>
          </table:table-cell>
          <table:table-cell office:value-type="float" office:value="1389.1" calcext:value-type="float">
            <text:p>1389.1</text:p>
          </table:table-cell>
        </table:table-row>
        <table:table-row table:style-name="ro1">
          <table:table-cell office:value-type="float" office:value="17135052" calcext:value-type="float">
            <text:p>17135052</text:p>
          </table:table-cell>
          <table:table-cell table:formula="of:=[.A1073]/1000/(60*60*24)" office:value-type="time" office:time-value="PT04H45M35.052S" calcext:value-type="time">
            <text:p>04:45:35</text:p>
          </table:table-cell>
          <table:table-cell office:value-type="float" office:value="1.17" calcext:value-type="float">
            <text:p>1.17</text:p>
          </table:table-cell>
          <table:table-cell office:value-type="float" office:value="233.5" calcext:value-type="float">
            <text:p>233.5</text:p>
          </table:table-cell>
          <table:table-cell office:value-type="float" office:value="273.51" calcext:value-type="float">
            <text:p>273.51</text:p>
          </table:table-cell>
          <table:table-cell office:value-type="float" office:value="1147.08" calcext:value-type="float">
            <text:p>1147.08</text:p>
          </table:table-cell>
          <table:table-cell office:value-type="float" office:value="1390.32" calcext:value-type="float">
            <text:p>1390.32</text:p>
          </table:table-cell>
        </table:table-row>
        <table:table-row table:style-name="ro1">
          <table:table-cell office:value-type="float" office:value="17151052" calcext:value-type="float">
            <text:p>17151052</text:p>
          </table:table-cell>
          <table:table-cell table:formula="of:=[.A1074]/1000/(60*60*24)" office:value-type="time" office:time-value="PT04H45M51.052S" calcext:value-type="time">
            <text:p>04:45:51</text:p>
          </table:table-cell>
          <table:table-cell office:value-type="float" office:value="1.17" calcext:value-type="float">
            <text:p>1.17</text:p>
          </table:table-cell>
          <table:table-cell office:value-type="float" office:value="233.5" calcext:value-type="float">
            <text:p>233.5</text:p>
          </table:table-cell>
          <table:table-cell office:value-type="float" office:value="273.51" calcext:value-type="float">
            <text:p>273.51</text:p>
          </table:table-cell>
          <table:table-cell office:value-type="float" office:value="1148.12" calcext:value-type="float">
            <text:p>1148.12</text:p>
          </table:table-cell>
          <table:table-cell office:value-type="float" office:value="1391.53" calcext:value-type="float">
            <text:p>1391.53</text:p>
          </table:table-cell>
        </table:table-row>
        <table:table-row table:style-name="ro1">
          <table:table-cell office:value-type="float" office:value="17167052" calcext:value-type="float">
            <text:p>17167052</text:p>
          </table:table-cell>
          <table:table-cell table:formula="of:=[.A1075]/1000/(60*60*24)" office:value-type="time" office:time-value="PT04H46M07.052S" calcext:value-type="time">
            <text:p>04:46:07</text:p>
          </table:table-cell>
          <table:table-cell office:value-type="float" office:value="1.17" calcext:value-type="float">
            <text:p>1.17</text:p>
          </table:table-cell>
          <table:table-cell office:value-type="float" office:value="233.5" calcext:value-type="float">
            <text:p>233.5</text:p>
          </table:table-cell>
          <table:table-cell office:value-type="float" office:value="273.51" calcext:value-type="float">
            <text:p>273.51</text:p>
          </table:table-cell>
          <table:table-cell office:value-type="float" office:value="1149.16" calcext:value-type="float">
            <text:p>1149.16</text:p>
          </table:table-cell>
          <table:table-cell office:value-type="float" office:value="1392.75" calcext:value-type="float">
            <text:p>1392.75</text:p>
          </table:table-cell>
        </table:table-row>
        <table:table-row table:style-name="ro1">
          <table:table-cell office:value-type="float" office:value="17183052" calcext:value-type="float">
            <text:p>17183052</text:p>
          </table:table-cell>
          <table:table-cell table:formula="of:=[.A1076]/1000/(60*60*24)" office:value-type="time" office:time-value="PT04H46M23.052S" calcext:value-type="time">
            <text:p>04:46:23</text:p>
          </table:table-cell>
          <table:table-cell office:value-type="float" office:value="1.17" calcext:value-type="float">
            <text:p>1.17</text:p>
          </table:table-cell>
          <table:table-cell office:value-type="float" office:value="233.5" calcext:value-type="float">
            <text:p>233.5</text:p>
          </table:table-cell>
          <table:table-cell office:value-type="float" office:value="273.51" calcext:value-type="float">
            <text:p>273.51</text:p>
          </table:table-cell>
          <table:table-cell office:value-type="float" office:value="1150.19" calcext:value-type="float">
            <text:p>1150.19</text:p>
          </table:table-cell>
          <table:table-cell office:value-type="float" office:value="1393.96" calcext:value-type="float">
            <text:p>1393.96</text:p>
          </table:table-cell>
        </table:table-row>
        <table:table-row table:style-name="ro1">
          <table:table-cell office:value-type="float" office:value="17199052" calcext:value-type="float">
            <text:p>17199052</text:p>
          </table:table-cell>
          <table:table-cell table:formula="of:=[.A1077]/1000/(60*60*24)" office:value-type="time" office:time-value="PT04H46M39.052S" calcext:value-type="time">
            <text:p>04:46:39</text:p>
          </table:table-cell>
          <table:table-cell office:value-type="float" office:value="1.17" calcext:value-type="float">
            <text:p>1.17</text:p>
          </table:table-cell>
          <table:table-cell office:value-type="float" office:value="233.4" calcext:value-type="float">
            <text:p>233.4</text:p>
          </table:table-cell>
          <table:table-cell office:value-type="float" office:value="273.39" calcext:value-type="float">
            <text:p>273.39</text:p>
          </table:table-cell>
          <table:table-cell office:value-type="float" office:value="1151.23" calcext:value-type="float">
            <text:p>1151.23</text:p>
          </table:table-cell>
          <table:table-cell office:value-type="float" office:value="1395.18" calcext:value-type="float">
            <text:p>1395.18</text:p>
          </table:table-cell>
        </table:table-row>
        <table:table-row table:style-name="ro1">
          <table:table-cell office:value-type="float" office:value="17215052" calcext:value-type="float">
            <text:p>17215052</text:p>
          </table:table-cell>
          <table:table-cell table:formula="of:=[.A1078]/1000/(60*60*24)" office:value-type="time" office:time-value="PT04H46M55.052S" calcext:value-type="time">
            <text:p>04:46:55</text:p>
          </table:table-cell>
          <table:table-cell office:value-type="float" office:value="1.17" calcext:value-type="float">
            <text:p>1.17</text:p>
          </table:table-cell>
          <table:table-cell office:value-type="float" office:value="233.4" calcext:value-type="float">
            <text:p>233.4</text:p>
          </table:table-cell>
          <table:table-cell office:value-type="float" office:value="273.39" calcext:value-type="float">
            <text:p>273.39</text:p>
          </table:table-cell>
          <table:table-cell office:value-type="float" office:value="1152.27" calcext:value-type="float">
            <text:p>1152.27</text:p>
          </table:table-cell>
          <table:table-cell office:value-type="float" office:value="1396.39" calcext:value-type="float">
            <text:p>1396.39</text:p>
          </table:table-cell>
        </table:table-row>
        <table:table-row table:style-name="ro1">
          <table:table-cell office:value-type="float" office:value="17231052" calcext:value-type="float">
            <text:p>17231052</text:p>
          </table:table-cell>
          <table:table-cell table:formula="of:=[.A1079]/1000/(60*60*24)" office:value-type="time" office:time-value="PT04H47M11.052S" calcext:value-type="time">
            <text:p>04:47:11</text:p>
          </table:table-cell>
          <table:table-cell office:value-type="float" office:value="1.17" calcext:value-type="float">
            <text:p>1.17</text:p>
          </table:table-cell>
          <table:table-cell office:value-type="float" office:value="233.3" calcext:value-type="float">
            <text:p>233.3</text:p>
          </table:table-cell>
          <table:table-cell office:value-type="float" office:value="273.27" calcext:value-type="float">
            <text:p>273.27</text:p>
          </table:table-cell>
          <table:table-cell office:value-type="float" office:value="1153.3" calcext:value-type="float">
            <text:p>1153.3</text:p>
          </table:table-cell>
          <table:table-cell office:value-type="float" office:value="1397.61" calcext:value-type="float">
            <text:p>1397.61</text:p>
          </table:table-cell>
        </table:table-row>
        <table:table-row table:style-name="ro1">
          <table:table-cell office:value-type="float" office:value="17247052" calcext:value-type="float">
            <text:p>17247052</text:p>
          </table:table-cell>
          <table:table-cell table:formula="of:=[.A1080]/1000/(60*60*24)" office:value-type="time" office:time-value="PT04H47M27.052S" calcext:value-type="time">
            <text:p>04:47:27</text:p>
          </table:table-cell>
          <table:table-cell office:value-type="float" office:value="1.17" calcext:value-type="float">
            <text:p>1.17</text:p>
          </table:table-cell>
          <table:table-cell office:value-type="float" office:value="233.3" calcext:value-type="float">
            <text:p>233.3</text:p>
          </table:table-cell>
          <table:table-cell office:value-type="float" office:value="273.27" calcext:value-type="float">
            <text:p>273.27</text:p>
          </table:table-cell>
          <table:table-cell office:value-type="float" office:value="1154.34" calcext:value-type="float">
            <text:p>1154.34</text:p>
          </table:table-cell>
          <table:table-cell office:value-type="float" office:value="1398.82" calcext:value-type="float">
            <text:p>1398.82</text:p>
          </table:table-cell>
        </table:table-row>
        <table:table-row table:style-name="ro1">
          <table:table-cell office:value-type="float" office:value="17263052" calcext:value-type="float">
            <text:p>17263052</text:p>
          </table:table-cell>
          <table:table-cell table:formula="of:=[.A1081]/1000/(60*60*24)" office:value-type="time" office:time-value="PT04H47M43.052S" calcext:value-type="time">
            <text:p>04:47:43</text:p>
          </table:table-cell>
          <table:table-cell office:value-type="float" office:value="1.17" calcext:value-type="float">
            <text:p>1.17</text:p>
          </table:table-cell>
          <table:table-cell office:value-type="float" office:value="233.3" calcext:value-type="float">
            <text:p>233.3</text:p>
          </table:table-cell>
          <table:table-cell office:value-type="float" office:value="273.27" calcext:value-type="float">
            <text:p>273.27</text:p>
          </table:table-cell>
          <table:table-cell office:value-type="float" office:value="1155.38" calcext:value-type="float">
            <text:p>1155.38</text:p>
          </table:table-cell>
          <table:table-cell office:value-type="float" office:value="1400.04" calcext:value-type="float">
            <text:p>1400.04</text:p>
          </table:table-cell>
        </table:table-row>
        <table:table-row table:style-name="ro1">
          <table:table-cell office:value-type="float" office:value="17279052" calcext:value-type="float">
            <text:p>17279052</text:p>
          </table:table-cell>
          <table:table-cell table:formula="of:=[.A1082]/1000/(60*60*24)" office:value-type="time" office:time-value="PT04H47M59.052S" calcext:value-type="time">
            <text:p>04:47:59</text:p>
          </table:table-cell>
          <table:table-cell office:value-type="float" office:value="1.17" calcext:value-type="float">
            <text:p>1.17</text:p>
          </table:table-cell>
          <table:table-cell office:value-type="float" office:value="233.3" calcext:value-type="float">
            <text:p>233.3</text:p>
          </table:table-cell>
          <table:table-cell office:value-type="float" office:value="273.27" calcext:value-type="float">
            <text:p>273.27</text:p>
          </table:table-cell>
          <table:table-cell office:value-type="float" office:value="1156.42" calcext:value-type="float">
            <text:p>1156.42</text:p>
          </table:table-cell>
          <table:table-cell office:value-type="float" office:value="1401.25" calcext:value-type="float">
            <text:p>1401.25</text:p>
          </table:table-cell>
        </table:table-row>
        <table:table-row table:style-name="ro1">
          <table:table-cell office:value-type="float" office:value="17295052" calcext:value-type="float">
            <text:p>17295052</text:p>
          </table:table-cell>
          <table:table-cell table:formula="of:=[.A1083]/1000/(60*60*24)" office:value-type="time" office:time-value="PT04H48M15.052S" calcext:value-type="time">
            <text:p>04:48:15</text:p>
          </table:table-cell>
          <table:table-cell office:value-type="float" office:value="1.17" calcext:value-type="float">
            <text:p>1.17</text:p>
          </table:table-cell>
          <table:table-cell office:value-type="float" office:value="233.3" calcext:value-type="float">
            <text:p>233.3</text:p>
          </table:table-cell>
          <table:table-cell office:value-type="float" office:value="273.27" calcext:value-type="float">
            <text:p>273.27</text:p>
          </table:table-cell>
          <table:table-cell office:value-type="float" office:value="1157.45" calcext:value-type="float">
            <text:p>1157.45</text:p>
          </table:table-cell>
          <table:table-cell office:value-type="float" office:value="1402.47" calcext:value-type="float">
            <text:p>1402.47</text:p>
          </table:table-cell>
        </table:table-row>
        <table:table-row table:style-name="ro1">
          <table:table-cell office:value-type="float" office:value="17311052" calcext:value-type="float">
            <text:p>17311052</text:p>
          </table:table-cell>
          <table:table-cell table:formula="of:=[.A1084]/1000/(60*60*24)" office:value-type="time" office:time-value="PT04H48M31.052S" calcext:value-type="time">
            <text:p>04:48:31</text:p>
          </table:table-cell>
          <table:table-cell office:value-type="float" office:value="1.17" calcext:value-type="float">
            <text:p>1.17</text:p>
          </table:table-cell>
          <table:table-cell office:value-type="float" office:value="233.3" calcext:value-type="float">
            <text:p>233.3</text:p>
          </table:table-cell>
          <table:table-cell office:value-type="float" office:value="273.27" calcext:value-type="float">
            <text:p>273.27</text:p>
          </table:table-cell>
          <table:table-cell office:value-type="float" office:value="1158.49" calcext:value-type="float">
            <text:p>1158.49</text:p>
          </table:table-cell>
          <table:table-cell office:value-type="float" office:value="1403.68" calcext:value-type="float">
            <text:p>1403.68</text:p>
          </table:table-cell>
        </table:table-row>
        <table:table-row table:style-name="ro1">
          <table:table-cell office:value-type="float" office:value="17327052" calcext:value-type="float">
            <text:p>17327052</text:p>
          </table:table-cell>
          <table:table-cell table:formula="of:=[.A1085]/1000/(60*60*24)" office:value-type="time" office:time-value="PT04H48M47.052S" calcext:value-type="time">
            <text:p>04:48:47</text:p>
          </table:table-cell>
          <table:table-cell office:value-type="float" office:value="1.17" calcext:value-type="float">
            <text:p>1.17</text:p>
          </table:table-cell>
          <table:table-cell office:value-type="float" office:value="233.3" calcext:value-type="float">
            <text:p>233.3</text:p>
          </table:table-cell>
          <table:table-cell office:value-type="float" office:value="273.27" calcext:value-type="float">
            <text:p>273.27</text:p>
          </table:table-cell>
          <table:table-cell office:value-type="float" office:value="1159.53" calcext:value-type="float">
            <text:p>1159.53</text:p>
          </table:table-cell>
          <table:table-cell office:value-type="float" office:value="1404.89" calcext:value-type="float">
            <text:p>1404.89</text:p>
          </table:table-cell>
        </table:table-row>
        <table:table-row table:style-name="ro1">
          <table:table-cell office:value-type="float" office:value="17343052" calcext:value-type="float">
            <text:p>17343052</text:p>
          </table:table-cell>
          <table:table-cell table:formula="of:=[.A1086]/1000/(60*60*24)" office:value-type="time" office:time-value="PT04H49M03.052S" calcext:value-type="time">
            <text:p>04:49:03</text:p>
          </table:table-cell>
          <table:table-cell office:value-type="float" office:value="1.17" calcext:value-type="float">
            <text:p>1.17</text:p>
          </table:table-cell>
          <table:table-cell office:value-type="float" office:value="233.2" calcext:value-type="float">
            <text:p>233.2</text:p>
          </table:table-cell>
          <table:table-cell office:value-type="float" office:value="273.15" calcext:value-type="float">
            <text:p>273.15</text:p>
          </table:table-cell>
          <table:table-cell office:value-type="float" office:value="1160.56" calcext:value-type="float">
            <text:p>1160.56</text:p>
          </table:table-cell>
          <table:table-cell office:value-type="float" office:value="1406.11" calcext:value-type="float">
            <text:p>1406.11</text:p>
          </table:table-cell>
        </table:table-row>
        <table:table-row table:style-name="ro1">
          <table:table-cell office:value-type="float" office:value="17359052" calcext:value-type="float">
            <text:p>17359052</text:p>
          </table:table-cell>
          <table:table-cell table:formula="of:=[.A1087]/1000/(60*60*24)" office:value-type="time" office:time-value="PT04H49M19.052S" calcext:value-type="time">
            <text:p>04:49:19</text:p>
          </table:table-cell>
          <table:table-cell office:value-type="float" office:value="1.17" calcext:value-type="float">
            <text:p>1.17</text:p>
          </table:table-cell>
          <table:table-cell office:value-type="float" office:value="233.2" calcext:value-type="float">
            <text:p>233.2</text:p>
          </table:table-cell>
          <table:table-cell office:value-type="float" office:value="273.15" calcext:value-type="float">
            <text:p>273.15</text:p>
          </table:table-cell>
          <table:table-cell office:value-type="float" office:value="1161.6" calcext:value-type="float">
            <text:p>1161.6</text:p>
          </table:table-cell>
          <table:table-cell office:value-type="float" office:value="1407.32" calcext:value-type="float">
            <text:p>1407.32</text:p>
          </table:table-cell>
        </table:table-row>
        <table:table-row table:style-name="ro1">
          <table:table-cell office:value-type="float" office:value="17375052" calcext:value-type="float">
            <text:p>17375052</text:p>
          </table:table-cell>
          <table:table-cell table:formula="of:=[.A1088]/1000/(60*60*24)" office:value-type="time" office:time-value="PT04H49M35.052S" calcext:value-type="time">
            <text:p>04:49:35</text:p>
          </table:table-cell>
          <table:table-cell office:value-type="float" office:value="1.17" calcext:value-type="float">
            <text:p>1.17</text:p>
          </table:table-cell>
          <table:table-cell office:value-type="float" office:value="233.2" calcext:value-type="float">
            <text:p>233.2</text:p>
          </table:table-cell>
          <table:table-cell office:value-type="float" office:value="273.15" calcext:value-type="float">
            <text:p>273.15</text:p>
          </table:table-cell>
          <table:table-cell office:value-type="float" office:value="1162.64" calcext:value-type="float">
            <text:p>1162.64</text:p>
          </table:table-cell>
          <table:table-cell office:value-type="float" office:value="1408.54" calcext:value-type="float">
            <text:p>1408.54</text:p>
          </table:table-cell>
        </table:table-row>
        <table:table-row table:style-name="ro1">
          <table:table-cell office:value-type="float" office:value="17391052" calcext:value-type="float">
            <text:p>17391052</text:p>
          </table:table-cell>
          <table:table-cell table:formula="of:=[.A1089]/1000/(60*60*24)" office:value-type="time" office:time-value="PT04H49M51.052S" calcext:value-type="time">
            <text:p>04:49:51</text:p>
          </table:table-cell>
          <table:table-cell office:value-type="float" office:value="1.17" calcext:value-type="float">
            <text:p>1.17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03" calcext:value-type="float">
            <text:p>273.03</text:p>
          </table:table-cell>
          <table:table-cell office:value-type="float" office:value="1163.67" calcext:value-type="float">
            <text:p>1163.67</text:p>
          </table:table-cell>
          <table:table-cell office:value-type="float" office:value="1409.75" calcext:value-type="float">
            <text:p>1409.75</text:p>
          </table:table-cell>
        </table:table-row>
        <table:table-row table:style-name="ro1">
          <table:table-cell office:value-type="float" office:value="17407052" calcext:value-type="float">
            <text:p>17407052</text:p>
          </table:table-cell>
          <table:table-cell table:formula="of:=[.A1090]/1000/(60*60*24)" office:value-type="time" office:time-value="PT04H50M07.052S" calcext:value-type="time">
            <text:p>04:50:07</text:p>
          </table:table-cell>
          <table:table-cell office:value-type="float" office:value="1.17" calcext:value-type="float">
            <text:p>1.17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03" calcext:value-type="float">
            <text:p>273.03</text:p>
          </table:table-cell>
          <table:table-cell office:value-type="float" office:value="1164.71" calcext:value-type="float">
            <text:p>1164.71</text:p>
          </table:table-cell>
          <table:table-cell office:value-type="float" office:value="1410.96" calcext:value-type="float">
            <text:p>1410.96</text:p>
          </table:table-cell>
        </table:table-row>
        <table:table-row table:style-name="ro1">
          <table:table-cell office:value-type="float" office:value="17423052" calcext:value-type="float">
            <text:p>17423052</text:p>
          </table:table-cell>
          <table:table-cell table:formula="of:=[.A1091]/1000/(60*60*24)" office:value-type="time" office:time-value="PT04H50M23.052S" calcext:value-type="time">
            <text:p>04:50:23</text:p>
          </table:table-cell>
          <table:table-cell office:value-type="float" office:value="1.17" calcext:value-type="float">
            <text:p>1.17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03" calcext:value-type="float">
            <text:p>273.03</text:p>
          </table:table-cell>
          <table:table-cell office:value-type="float" office:value="1165.74" calcext:value-type="float">
            <text:p>1165.74</text:p>
          </table:table-cell>
          <table:table-cell office:value-type="float" office:value="1412.18" calcext:value-type="float">
            <text:p>1412.18</text:p>
          </table:table-cell>
        </table:table-row>
        <table:table-row table:style-name="ro1">
          <table:table-cell office:value-type="float" office:value="17439052" calcext:value-type="float">
            <text:p>17439052</text:p>
          </table:table-cell>
          <table:table-cell table:formula="of:=[.A1092]/1000/(60*60*24)" office:value-type="time" office:time-value="PT04H50M39.052S" calcext:value-type="time">
            <text:p>04:50:39</text:p>
          </table:table-cell>
          <table:table-cell office:value-type="float" office:value="1.17" calcext:value-type="float">
            <text:p>1.17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03" calcext:value-type="float">
            <text:p>273.03</text:p>
          </table:table-cell>
          <table:table-cell office:value-type="float" office:value="1166.78" calcext:value-type="float">
            <text:p>1166.78</text:p>
          </table:table-cell>
          <table:table-cell office:value-type="float" office:value="1413.39" calcext:value-type="float">
            <text:p>1413.39</text:p>
          </table:table-cell>
        </table:table-row>
        <table:table-row table:style-name="ro1">
          <table:table-cell office:value-type="float" office:value="17455052" calcext:value-type="float">
            <text:p>17455052</text:p>
          </table:table-cell>
          <table:table-cell table:formula="of:=[.A1093]/1000/(60*60*24)" office:value-type="time" office:time-value="PT04H50M55.052S" calcext:value-type="time">
            <text:p>04:50:55</text:p>
          </table:table-cell>
          <table:table-cell office:value-type="float" office:value="1.17" calcext:value-type="float">
            <text:p>1.17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03" calcext:value-type="float">
            <text:p>273.03</text:p>
          </table:table-cell>
          <table:table-cell office:value-type="float" office:value="1167.81" calcext:value-type="float">
            <text:p>1167.81</text:p>
          </table:table-cell>
          <table:table-cell office:value-type="float" office:value="1414.6" calcext:value-type="float">
            <text:p>1414.6</text:p>
          </table:table-cell>
        </table:table-row>
        <table:table-row table:style-name="ro1">
          <table:table-cell office:value-type="float" office:value="17471052" calcext:value-type="float">
            <text:p>17471052</text:p>
          </table:table-cell>
          <table:table-cell table:formula="of:=[.A1094]/1000/(60*60*24)" office:value-type="time" office:time-value="PT04H51M11.052S" calcext:value-type="time">
            <text:p>04:51:11</text:p>
          </table:table-cell>
          <table:table-cell office:value-type="float" office:value="1.17" calcext:value-type="float">
            <text:p>1.17</text:p>
          </table:table-cell>
          <table:table-cell office:value-type="float" office:value="233" calcext:value-type="float">
            <text:p>233</text:p>
          </table:table-cell>
          <table:table-cell office:value-type="float" office:value="272.91" calcext:value-type="float">
            <text:p>272.91</text:p>
          </table:table-cell>
          <table:table-cell office:value-type="float" office:value="1168.85" calcext:value-type="float">
            <text:p>1168.85</text:p>
          </table:table-cell>
          <table:table-cell office:value-type="float" office:value="1415.82" calcext:value-type="float">
            <text:p>1415.82</text:p>
          </table:table-cell>
        </table:table-row>
        <table:table-row table:style-name="ro1">
          <table:table-cell office:value-type="float" office:value="17487052" calcext:value-type="float">
            <text:p>17487052</text:p>
          </table:table-cell>
          <table:table-cell table:formula="of:=[.A1095]/1000/(60*60*24)" office:value-type="time" office:time-value="PT04H51M27.052S" calcext:value-type="time">
            <text:p>04:51:27</text:p>
          </table:table-cell>
          <table:table-cell office:value-type="float" office:value="1.17" calcext:value-type="float">
            <text:p>1.17</text:p>
          </table:table-cell>
          <table:table-cell office:value-type="float" office:value="233" calcext:value-type="float">
            <text:p>233</text:p>
          </table:table-cell>
          <table:table-cell office:value-type="float" office:value="272.91" calcext:value-type="float">
            <text:p>272.91</text:p>
          </table:table-cell>
          <table:table-cell office:value-type="float" office:value="1169.88" calcext:value-type="float">
            <text:p>1169.88</text:p>
          </table:table-cell>
          <table:table-cell office:value-type="float" office:value="1417.03" calcext:value-type="float">
            <text:p>1417.03</text:p>
          </table:table-cell>
        </table:table-row>
        <table:table-row table:style-name="ro1">
          <table:table-cell office:value-type="float" office:value="17503052" calcext:value-type="float">
            <text:p>17503052</text:p>
          </table:table-cell>
          <table:table-cell table:formula="of:=[.A1096]/1000/(60*60*24)" office:value-type="time" office:time-value="PT04H51M43.052S" calcext:value-type="time">
            <text:p>04:51:43</text:p>
          </table:table-cell>
          <table:table-cell office:value-type="float" office:value="1.17" calcext:value-type="float">
            <text:p>1.17</text:p>
          </table:table-cell>
          <table:table-cell office:value-type="float" office:value="233" calcext:value-type="float">
            <text:p>233</text:p>
          </table:table-cell>
          <table:table-cell office:value-type="float" office:value="272.91" calcext:value-type="float">
            <text:p>272.91</text:p>
          </table:table-cell>
          <table:table-cell office:value-type="float" office:value="1170.92" calcext:value-type="float">
            <text:p>1170.92</text:p>
          </table:table-cell>
          <table:table-cell office:value-type="float" office:value="1418.24" calcext:value-type="float">
            <text:p>1418.24</text:p>
          </table:table-cell>
        </table:table-row>
        <table:table-row table:style-name="ro1">
          <table:table-cell office:value-type="float" office:value="17519052" calcext:value-type="float">
            <text:p>17519052</text:p>
          </table:table-cell>
          <table:table-cell table:formula="of:=[.A1097]/1000/(60*60*24)" office:value-type="time" office:time-value="PT04H51M59.052S" calcext:value-type="time">
            <text:p>04:51:59</text:p>
          </table:table-cell>
          <table:table-cell office:value-type="float" office:value="1.17" calcext:value-type="float">
            <text:p>1.17</text:p>
          </table:table-cell>
          <table:table-cell office:value-type="float" office:value="233" calcext:value-type="float">
            <text:p>233</text:p>
          </table:table-cell>
          <table:table-cell office:value-type="float" office:value="272.91" calcext:value-type="float">
            <text:p>272.91</text:p>
          </table:table-cell>
          <table:table-cell office:value-type="float" office:value="1171.96" calcext:value-type="float">
            <text:p>1171.96</text:p>
          </table:table-cell>
          <table:table-cell office:value-type="float" office:value="1419.45" calcext:value-type="float">
            <text:p>1419.45</text:p>
          </table:table-cell>
        </table:table-row>
        <table:table-row table:style-name="ro1">
          <table:table-cell office:value-type="float" office:value="17535052" calcext:value-type="float">
            <text:p>17535052</text:p>
          </table:table-cell>
          <table:table-cell table:formula="of:=[.A1098]/1000/(60*60*24)" office:value-type="time" office:time-value="PT04H52M15.052S" calcext:value-type="time">
            <text:p>04:52:15</text:p>
          </table:table-cell>
          <table:table-cell office:value-type="float" office:value="1.17" calcext:value-type="float">
            <text:p>1.17</text:p>
          </table:table-cell>
          <table:table-cell office:value-type="float" office:value="232.9" calcext:value-type="float">
            <text:p>232.9</text:p>
          </table:table-cell>
          <table:table-cell office:value-type="float" office:value="271.86" calcext:value-type="float">
            <text:p>271.86</text:p>
          </table:table-cell>
          <table:table-cell office:value-type="float" office:value="1172.99" calcext:value-type="float">
            <text:p>1172.99</text:p>
          </table:table-cell>
          <table:table-cell office:value-type="float" office:value="1420.67" calcext:value-type="float">
            <text:p>1420.67</text:p>
          </table:table-cell>
        </table:table-row>
        <table:table-row table:style-name="ro1">
          <table:table-cell office:value-type="float" office:value="17551052" calcext:value-type="float">
            <text:p>17551052</text:p>
          </table:table-cell>
          <table:table-cell table:formula="of:=[.A1099]/1000/(60*60*24)" office:value-type="time" office:time-value="PT04H52M31.052S" calcext:value-type="time">
            <text:p>04:52:31</text:p>
          </table:table-cell>
          <table:table-cell office:value-type="float" office:value="1.17" calcext:value-type="float">
            <text:p>1.17</text:p>
          </table:table-cell>
          <table:table-cell office:value-type="float" office:value="233" calcext:value-type="float">
            <text:p>233</text:p>
          </table:table-cell>
          <table:table-cell office:value-type="float" office:value="272.91" calcext:value-type="float">
            <text:p>272.91</text:p>
          </table:table-cell>
          <table:table-cell office:value-type="float" office:value="1174.03" calcext:value-type="float">
            <text:p>1174.03</text:p>
          </table:table-cell>
          <table:table-cell office:value-type="float" office:value="1421.88" calcext:value-type="float">
            <text:p>1421.88</text:p>
          </table:table-cell>
        </table:table-row>
        <table:table-row table:style-name="ro1">
          <table:table-cell office:value-type="float" office:value="17567051" calcext:value-type="float">
            <text:p>17567051</text:p>
          </table:table-cell>
          <table:table-cell table:formula="of:=[.A1100]/1000/(60*60*24)" office:value-type="time" office:time-value="PT04H52M47.051S" calcext:value-type="time">
            <text:p>04:52:47</text:p>
          </table:table-cell>
          <table:table-cell office:value-type="float" office:value="1.17" calcext:value-type="float">
            <text:p>1.17</text:p>
          </table:table-cell>
          <table:table-cell office:value-type="float" office:value="232.9" calcext:value-type="float">
            <text:p>232.9</text:p>
          </table:table-cell>
          <table:table-cell office:value-type="float" office:value="272.79" calcext:value-type="float">
            <text:p>272.79</text:p>
          </table:table-cell>
          <table:table-cell office:value-type="float" office:value="1175.06" calcext:value-type="float">
            <text:p>1175.06</text:p>
          </table:table-cell>
          <table:table-cell office:value-type="float" office:value="1423.09" calcext:value-type="float">
            <text:p>1423.09</text:p>
          </table:table-cell>
        </table:table-row>
        <table:table-row table:style-name="ro1">
          <table:table-cell office:value-type="float" office:value="17583052" calcext:value-type="float">
            <text:p>17583052</text:p>
          </table:table-cell>
          <table:table-cell table:formula="of:=[.A1101]/1000/(60*60*24)" office:value-type="time" office:time-value="PT04H53M03.052S" calcext:value-type="time">
            <text:p>04:53:03</text:p>
          </table:table-cell>
          <table:table-cell office:value-type="float" office:value="1.17" calcext:value-type="float">
            <text:p>1.17</text:p>
          </table:table-cell>
          <table:table-cell office:value-type="float" office:value="232.8" calcext:value-type="float">
            <text:p>232.8</text:p>
          </table:table-cell>
          <table:table-cell office:value-type="float" office:value="272.67" calcext:value-type="float">
            <text:p>272.67</text:p>
          </table:table-cell>
          <table:table-cell office:value-type="float" office:value="1176.1" calcext:value-type="float">
            <text:p>1176.1</text:p>
          </table:table-cell>
          <table:table-cell office:value-type="float" office:value="1424.3" calcext:value-type="float">
            <text:p>1424.3</text:p>
          </table:table-cell>
        </table:table-row>
        <table:table-row table:style-name="ro1">
          <table:table-cell office:value-type="float" office:value="17599052" calcext:value-type="float">
            <text:p>17599052</text:p>
          </table:table-cell>
          <table:table-cell table:formula="of:=[.A1102]/1000/(60*60*24)" office:value-type="time" office:time-value="PT04H53M19.052S" calcext:value-type="time">
            <text:p>04:53:19</text:p>
          </table:table-cell>
          <table:table-cell office:value-type="float" office:value="1.17" calcext:value-type="float">
            <text:p>1.17</text:p>
          </table:table-cell>
          <table:table-cell office:value-type="float" office:value="232.9" calcext:value-type="float">
            <text:p>232.9</text:p>
          </table:table-cell>
          <table:table-cell office:value-type="float" office:value="272.79" calcext:value-type="float">
            <text:p>272.79</text:p>
          </table:table-cell>
          <table:table-cell office:value-type="float" office:value="1177.13" calcext:value-type="float">
            <text:p>1177.13</text:p>
          </table:table-cell>
          <table:table-cell office:value-type="float" office:value="1425.51" calcext:value-type="float">
            <text:p>1425.51</text:p>
          </table:table-cell>
        </table:table-row>
        <table:table-row table:style-name="ro1">
          <table:table-cell office:value-type="float" office:value="17615052" calcext:value-type="float">
            <text:p>17615052</text:p>
          </table:table-cell>
          <table:table-cell table:formula="of:=[.A1103]/1000/(60*60*24)" office:value-type="time" office:time-value="PT04H53M35.052S" calcext:value-type="time">
            <text:p>04:53:35</text:p>
          </table:table-cell>
          <table:table-cell office:value-type="float" office:value="1.17" calcext:value-type="float">
            <text:p>1.17</text:p>
          </table:table-cell>
          <table:table-cell office:value-type="float" office:value="232.9" calcext:value-type="float">
            <text:p>232.9</text:p>
          </table:table-cell>
          <table:table-cell office:value-type="float" office:value="271.86" calcext:value-type="float">
            <text:p>271.86</text:p>
          </table:table-cell>
          <table:table-cell office:value-type="float" office:value="1178.17" calcext:value-type="float">
            <text:p>1178.17</text:p>
          </table:table-cell>
          <table:table-cell office:value-type="float" office:value="1426.72" calcext:value-type="float">
            <text:p>1426.72</text:p>
          </table:table-cell>
        </table:table-row>
        <table:table-row table:style-name="ro1">
          <table:table-cell office:value-type="float" office:value="17631052" calcext:value-type="float">
            <text:p>17631052</text:p>
          </table:table-cell>
          <table:table-cell table:formula="of:=[.A1104]/1000/(60*60*24)" office:value-type="time" office:time-value="PT04H53M51.052S" calcext:value-type="time">
            <text:p>04:53:51</text:p>
          </table:table-cell>
          <table:table-cell office:value-type="float" office:value="1.17" calcext:value-type="float">
            <text:p>1.17</text:p>
          </table:table-cell>
          <table:table-cell office:value-type="float" office:value="232.8" calcext:value-type="float">
            <text:p>232.8</text:p>
          </table:table-cell>
          <table:table-cell office:value-type="float" office:value="272.67" calcext:value-type="float">
            <text:p>272.67</text:p>
          </table:table-cell>
          <table:table-cell office:value-type="float" office:value="1179.2" calcext:value-type="float">
            <text:p>1179.2</text:p>
          </table:table-cell>
          <table:table-cell office:value-type="float" office:value="1427.93" calcext:value-type="float">
            <text:p>1427.93</text:p>
          </table:table-cell>
        </table:table-row>
        <table:table-row table:style-name="ro1">
          <table:table-cell office:value-type="float" office:value="17647052" calcext:value-type="float">
            <text:p>17647052</text:p>
          </table:table-cell>
          <table:table-cell table:formula="of:=[.A1105]/1000/(60*60*24)" office:value-type="time" office:time-value="PT04H54M07.052S" calcext:value-type="time">
            <text:p>04:54:07</text:p>
          </table:table-cell>
          <table:table-cell office:value-type="float" office:value="1.17" calcext:value-type="float">
            <text:p>1.17</text:p>
          </table:table-cell>
          <table:table-cell office:value-type="float" office:value="232.8" calcext:value-type="float">
            <text:p>232.8</text:p>
          </table:table-cell>
          <table:table-cell office:value-type="float" office:value="271.74" calcext:value-type="float">
            <text:p>271.74</text:p>
          </table:table-cell>
          <table:table-cell office:value-type="float" office:value="1180.24" calcext:value-type="float">
            <text:p>1180.24</text:p>
          </table:table-cell>
          <table:table-cell office:value-type="float" office:value="1429.14" calcext:value-type="float">
            <text:p>1429.14</text:p>
          </table:table-cell>
        </table:table-row>
        <table:table-row table:style-name="ro1">
          <table:table-cell office:value-type="float" office:value="17663052" calcext:value-type="float">
            <text:p>17663052</text:p>
          </table:table-cell>
          <table:table-cell table:formula="of:=[.A1106]/1000/(60*60*24)" office:value-type="time" office:time-value="PT04H54M23.052S" calcext:value-type="time">
            <text:p>04:54:23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1.63" calcext:value-type="float">
            <text:p>271.63</text:p>
          </table:table-cell>
          <table:table-cell office:value-type="float" office:value="1181.27" calcext:value-type="float">
            <text:p>1181.27</text:p>
          </table:table-cell>
          <table:table-cell office:value-type="float" office:value="1430.35" calcext:value-type="float">
            <text:p>1430.35</text:p>
          </table:table-cell>
        </table:table-row>
        <table:table-row table:style-name="ro1">
          <table:table-cell office:value-type="float" office:value="17679052" calcext:value-type="float">
            <text:p>17679052</text:p>
          </table:table-cell>
          <table:table-cell table:formula="of:=[.A1107]/1000/(60*60*24)" office:value-type="time" office:time-value="PT04H54M39.052S" calcext:value-type="time">
            <text:p>04:54:39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1.62" calcext:value-type="float">
            <text:p>271.62</text:p>
          </table:table-cell>
          <table:table-cell office:value-type="float" office:value="1182.31" calcext:value-type="float">
            <text:p>1182.31</text:p>
          </table:table-cell>
          <table:table-cell office:value-type="float" office:value="1431.55" calcext:value-type="float">
            <text:p>1431.55</text:p>
          </table:table-cell>
        </table:table-row>
        <table:table-row table:style-name="ro1">
          <table:table-cell office:value-type="float" office:value="17695052" calcext:value-type="float">
            <text:p>17695052</text:p>
          </table:table-cell>
          <table:table-cell table:formula="of:=[.A1108]/1000/(60*60*24)" office:value-type="time" office:time-value="PT04H54M55.052S" calcext:value-type="time">
            <text:p>04:54:55</text:p>
          </table:table-cell>
          <table:table-cell office:value-type="float" office:value="1.17" calcext:value-type="float">
            <text:p>1.17</text:p>
          </table:table-cell>
          <table:table-cell office:value-type="float" office:value="232.8" calcext:value-type="float">
            <text:p>232.8</text:p>
          </table:table-cell>
          <table:table-cell office:value-type="float" office:value="271.74" calcext:value-type="float">
            <text:p>271.74</text:p>
          </table:table-cell>
          <table:table-cell office:value-type="float" office:value="1183.34" calcext:value-type="float">
            <text:p>1183.34</text:p>
          </table:table-cell>
          <table:table-cell office:value-type="float" office:value="1432.76" calcext:value-type="float">
            <text:p>1432.76</text:p>
          </table:table-cell>
        </table:table-row>
        <table:table-row table:style-name="ro1">
          <table:table-cell office:value-type="float" office:value="17711052" calcext:value-type="float">
            <text:p>17711052</text:p>
          </table:table-cell>
          <table:table-cell table:formula="of:=[.A1109]/1000/(60*60*24)" office:value-type="time" office:time-value="PT04H55M11.052S" calcext:value-type="time">
            <text:p>04:55:11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2.55" calcext:value-type="float">
            <text:p>272.55</text:p>
          </table:table-cell>
          <table:table-cell office:value-type="float" office:value="1184.38" calcext:value-type="float">
            <text:p>1184.38</text:p>
          </table:table-cell>
          <table:table-cell office:value-type="float" office:value="1433.97" calcext:value-type="float">
            <text:p>1433.97</text:p>
          </table:table-cell>
        </table:table-row>
        <table:table-row table:style-name="ro1">
          <table:table-cell office:value-type="float" office:value="17727052" calcext:value-type="float">
            <text:p>17727052</text:p>
          </table:table-cell>
          <table:table-cell table:formula="of:=[.A1110]/1000/(60*60*24)" office:value-type="time" office:time-value="PT04H55M27.052S" calcext:value-type="time">
            <text:p>04:55:27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1.62" calcext:value-type="float">
            <text:p>271.62</text:p>
          </table:table-cell>
          <table:table-cell office:value-type="float" office:value="1185.41" calcext:value-type="float">
            <text:p>1185.41</text:p>
          </table:table-cell>
          <table:table-cell office:value-type="float" office:value="1435.18" calcext:value-type="float">
            <text:p>1435.18</text:p>
          </table:table-cell>
        </table:table-row>
        <table:table-row table:style-name="ro1">
          <table:table-cell office:value-type="float" office:value="17743052" calcext:value-type="float">
            <text:p>17743052</text:p>
          </table:table-cell>
          <table:table-cell table:formula="of:=[.A1111]/1000/(60*60*24)" office:value-type="time" office:time-value="PT04H55M43.052S" calcext:value-type="time">
            <text:p>04:55:43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1.62" calcext:value-type="float">
            <text:p>271.62</text:p>
          </table:table-cell>
          <table:table-cell office:value-type="float" office:value="1186.44" calcext:value-type="float">
            <text:p>1186.44</text:p>
          </table:table-cell>
          <table:table-cell office:value-type="float" office:value="1436.39" calcext:value-type="float">
            <text:p>1436.39</text:p>
          </table:table-cell>
        </table:table-row>
        <table:table-row table:style-name="ro1">
          <table:table-cell office:value-type="float" office:value="17759052" calcext:value-type="float">
            <text:p>17759052</text:p>
          </table:table-cell>
          <table:table-cell table:formula="of:=[.A1112]/1000/(60*60*24)" office:value-type="time" office:time-value="PT04H55M59.052S" calcext:value-type="time">
            <text:p>04:55:59</text:p>
          </table:table-cell>
          <table:table-cell office:value-type="float" office:value="1.17" calcext:value-type="float">
            <text:p>1.17</text:p>
          </table:table-cell>
          <table:table-cell office:value-type="float" office:value="232.6" calcext:value-type="float">
            <text:p>232.6</text:p>
          </table:table-cell>
          <table:table-cell office:value-type="float" office:value="271.5" calcext:value-type="float">
            <text:p>271.5</text:p>
          </table:table-cell>
          <table:table-cell office:value-type="float" office:value="1187.48" calcext:value-type="float">
            <text:p>1187.48</text:p>
          </table:table-cell>
          <table:table-cell office:value-type="float" office:value="1437.59" calcext:value-type="float">
            <text:p>1437.59</text:p>
          </table:table-cell>
        </table:table-row>
        <table:table-row table:style-name="ro1">
          <table:table-cell office:value-type="float" office:value="17775052" calcext:value-type="float">
            <text:p>17775052</text:p>
          </table:table-cell>
          <table:table-cell table:formula="of:=[.A1113]/1000/(60*60*24)" office:value-type="time" office:time-value="PT04H56M15.052S" calcext:value-type="time">
            <text:p>04:56:15</text:p>
          </table:table-cell>
          <table:table-cell office:value-type="float" office:value="1.17" calcext:value-type="float">
            <text:p>1.17</text:p>
          </table:table-cell>
          <table:table-cell office:value-type="float" office:value="232.6" calcext:value-type="float">
            <text:p>232.6</text:p>
          </table:table-cell>
          <table:table-cell office:value-type="float" office:value="271.5" calcext:value-type="float">
            <text:p>271.5</text:p>
          </table:table-cell>
          <table:table-cell office:value-type="float" office:value="1188.51" calcext:value-type="float">
            <text:p>1188.51</text:p>
          </table:table-cell>
          <table:table-cell office:value-type="float" office:value="1438.8" calcext:value-type="float">
            <text:p>1438.8</text:p>
          </table:table-cell>
        </table:table-row>
        <table:table-row table:style-name="ro1">
          <table:table-cell office:value-type="float" office:value="17791052" calcext:value-type="float">
            <text:p>17791052</text:p>
          </table:table-cell>
          <table:table-cell table:formula="of:=[.A1114]/1000/(60*60*24)" office:value-type="time" office:time-value="PT04H56M31.052S" calcext:value-type="time">
            <text:p>04:56:31</text:p>
          </table:table-cell>
          <table:table-cell office:value-type="float" office:value="1.17" calcext:value-type="float">
            <text:p>1.17</text:p>
          </table:table-cell>
          <table:table-cell office:value-type="float" office:value="232.6" calcext:value-type="float">
            <text:p>232.6</text:p>
          </table:table-cell>
          <table:table-cell office:value-type="float" office:value="271.5" calcext:value-type="float">
            <text:p>271.5</text:p>
          </table:table-cell>
          <table:table-cell office:value-type="float" office:value="1189.54" calcext:value-type="float">
            <text:p>1189.54</text:p>
          </table:table-cell>
          <table:table-cell office:value-type="float" office:value="1440.01" calcext:value-type="float">
            <text:p>1440.01</text:p>
          </table:table-cell>
        </table:table-row>
        <table:table-row table:style-name="ro1">
          <table:table-cell office:value-type="float" office:value="17807052" calcext:value-type="float">
            <text:p>17807052</text:p>
          </table:table-cell>
          <table:table-cell table:formula="of:=[.A1115]/1000/(60*60*24)" office:value-type="time" office:time-value="PT04H56M47.052S" calcext:value-type="time">
            <text:p>04:56:47</text:p>
          </table:table-cell>
          <table:table-cell office:value-type="float" office:value="1.17" calcext:value-type="float">
            <text:p>1.17</text:p>
          </table:table-cell>
          <table:table-cell office:value-type="float" office:value="232.6" calcext:value-type="float">
            <text:p>232.6</text:p>
          </table:table-cell>
          <table:table-cell office:value-type="float" office:value="271.5" calcext:value-type="float">
            <text:p>271.5</text:p>
          </table:table-cell>
          <table:table-cell office:value-type="float" office:value="1190.58" calcext:value-type="float">
            <text:p>1190.58</text:p>
          </table:table-cell>
          <table:table-cell office:value-type="float" office:value="1441.21" calcext:value-type="float">
            <text:p>1441.21</text:p>
          </table:table-cell>
        </table:table-row>
        <table:table-row table:style-name="ro1">
          <table:table-cell office:value-type="float" office:value="17823052" calcext:value-type="float">
            <text:p>17823052</text:p>
          </table:table-cell>
          <table:table-cell table:formula="of:=[.A1116]/1000/(60*60*24)" office:value-type="time" office:time-value="PT04H57M03.052S" calcext:value-type="time">
            <text:p>04:57:03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1.39" calcext:value-type="float">
            <text:p>271.39</text:p>
          </table:table-cell>
          <table:table-cell office:value-type="float" office:value="1191.61" calcext:value-type="float">
            <text:p>1191.61</text:p>
          </table:table-cell>
          <table:table-cell office:value-type="float" office:value="1442.42" calcext:value-type="float">
            <text:p>1442.42</text:p>
          </table:table-cell>
        </table:table-row>
        <table:table-row table:style-name="ro1">
          <table:table-cell office:value-type="float" office:value="17839052" calcext:value-type="float">
            <text:p>17839052</text:p>
          </table:table-cell>
          <table:table-cell table:formula="of:=[.A1117]/1000/(60*60*24)" office:value-type="time" office:time-value="PT04H57M19.052S" calcext:value-type="time">
            <text:p>04:57:19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1.39" calcext:value-type="float">
            <text:p>271.39</text:p>
          </table:table-cell>
          <table:table-cell office:value-type="float" office:value="1192.64" calcext:value-type="float">
            <text:p>1192.64</text:p>
          </table:table-cell>
          <table:table-cell office:value-type="float" office:value="1443.63" calcext:value-type="float">
            <text:p>1443.63</text:p>
          </table:table-cell>
        </table:table-row>
        <table:table-row table:style-name="ro1">
          <table:table-cell office:value-type="float" office:value="17855052" calcext:value-type="float">
            <text:p>17855052</text:p>
          </table:table-cell>
          <table:table-cell table:formula="of:=[.A1118]/1000/(60*60*24)" office:value-type="time" office:time-value="PT04H57M35.052S" calcext:value-type="time">
            <text:p>04:57:35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1.39" calcext:value-type="float">
            <text:p>271.39</text:p>
          </table:table-cell>
          <table:table-cell office:value-type="float" office:value="1193.68" calcext:value-type="float">
            <text:p>1193.68</text:p>
          </table:table-cell>
          <table:table-cell office:value-type="float" office:value="1444.84" calcext:value-type="float">
            <text:p>1444.84</text:p>
          </table:table-cell>
        </table:table-row>
        <table:table-row table:style-name="ro1">
          <table:table-cell office:value-type="float" office:value="17871052" calcext:value-type="float">
            <text:p>17871052</text:p>
          </table:table-cell>
          <table:table-cell table:formula="of:=[.A1119]/1000/(60*60*24)" office:value-type="time" office:time-value="PT04H57M51.052S" calcext:value-type="time">
            <text:p>04:57:51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1.27" calcext:value-type="float">
            <text:p>271.27</text:p>
          </table:table-cell>
          <table:table-cell office:value-type="float" office:value="1194.71" calcext:value-type="float">
            <text:p>1194.71</text:p>
          </table:table-cell>
          <table:table-cell office:value-type="float" office:value="1446.04" calcext:value-type="float">
            <text:p>1446.04</text:p>
          </table:table-cell>
        </table:table-row>
        <table:table-row table:style-name="ro1">
          <table:table-cell office:value-type="float" office:value="17887052" calcext:value-type="float">
            <text:p>17887052</text:p>
          </table:table-cell>
          <table:table-cell table:formula="of:=[.A1120]/1000/(60*60*24)" office:value-type="time" office:time-value="PT04H58M07.052S" calcext:value-type="time">
            <text:p>04:58:07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1.39" calcext:value-type="float">
            <text:p>271.39</text:p>
          </table:table-cell>
          <table:table-cell office:value-type="float" office:value="1195.74" calcext:value-type="float">
            <text:p>1195.74</text:p>
          </table:table-cell>
          <table:table-cell office:value-type="float" office:value="1447.25" calcext:value-type="float">
            <text:p>1447.25</text:p>
          </table:table-cell>
        </table:table-row>
        <table:table-row table:style-name="ro1">
          <table:table-cell office:value-type="float" office:value="17903052" calcext:value-type="float">
            <text:p>17903052</text:p>
          </table:table-cell>
          <table:table-cell table:formula="of:=[.A1121]/1000/(60*60*24)" office:value-type="time" office:time-value="PT04H58M23.052S" calcext:value-type="time">
            <text:p>04:58:23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1.27" calcext:value-type="float">
            <text:p>271.27</text:p>
          </table:table-cell>
          <table:table-cell office:value-type="float" office:value="1196.78" calcext:value-type="float">
            <text:p>1196.78</text:p>
          </table:table-cell>
          <table:table-cell office:value-type="float" office:value="1448.45" calcext:value-type="float">
            <text:p>1448.45</text:p>
          </table:table-cell>
        </table:table-row>
        <table:table-row table:style-name="ro1">
          <table:table-cell office:value-type="float" office:value="17919052" calcext:value-type="float">
            <text:p>17919052</text:p>
          </table:table-cell>
          <table:table-cell table:formula="of:=[.A1122]/1000/(60*60*24)" office:value-type="time" office:time-value="PT04H58M39.052S" calcext:value-type="time">
            <text:p>04:58:39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1.27" calcext:value-type="float">
            <text:p>271.27</text:p>
          </table:table-cell>
          <table:table-cell office:value-type="float" office:value="1197.81" calcext:value-type="float">
            <text:p>1197.81</text:p>
          </table:table-cell>
          <table:table-cell office:value-type="float" office:value="1449.66" calcext:value-type="float">
            <text:p>1449.66</text:p>
          </table:table-cell>
        </table:table-row>
        <table:table-row table:style-name="ro1">
          <table:table-cell office:value-type="float" office:value="17935052" calcext:value-type="float">
            <text:p>17935052</text:p>
          </table:table-cell>
          <table:table-cell table:formula="of:=[.A1123]/1000/(60*60*24)" office:value-type="time" office:time-value="PT04H58M55.052S" calcext:value-type="time">
            <text:p>04:58:55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1.26" calcext:value-type="float">
            <text:p>271.26</text:p>
          </table:table-cell>
          <table:table-cell office:value-type="float" office:value="1198.84" calcext:value-type="float">
            <text:p>1198.84</text:p>
          </table:table-cell>
          <table:table-cell office:value-type="float" office:value="1450.86" calcext:value-type="float">
            <text:p>1450.86</text:p>
          </table:table-cell>
        </table:table-row>
        <table:table-row table:style-name="ro1">
          <table:table-cell office:value-type="float" office:value="17951051" calcext:value-type="float">
            <text:p>17951051</text:p>
          </table:table-cell>
          <table:table-cell table:formula="of:=[.A1124]/1000/(60*60*24)" office:value-type="time" office:time-value="PT04H59M11.051S" calcext:value-type="time">
            <text:p>04:59:11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1.26" calcext:value-type="float">
            <text:p>271.26</text:p>
          </table:table-cell>
          <table:table-cell office:value-type="float" office:value="1199.88" calcext:value-type="float">
            <text:p>1199.88</text:p>
          </table:table-cell>
          <table:table-cell office:value-type="float" office:value="1452.07" calcext:value-type="float">
            <text:p>1452.07</text:p>
          </table:table-cell>
        </table:table-row>
        <table:table-row table:style-name="ro1">
          <table:table-cell office:value-type="float" office:value="17967051" calcext:value-type="float">
            <text:p>17967051</text:p>
          </table:table-cell>
          <table:table-cell table:formula="of:=[.A1125]/1000/(60*60*24)" office:value-type="time" office:time-value="PT04H59M27.051S" calcext:value-type="time">
            <text:p>04:59:27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1.15" calcext:value-type="float">
            <text:p>271.15</text:p>
          </table:table-cell>
          <table:table-cell office:value-type="float" office:value="1200.91" calcext:value-type="float">
            <text:p>1200.91</text:p>
          </table:table-cell>
          <table:table-cell office:value-type="float" office:value="1453.28" calcext:value-type="float">
            <text:p>1453.28</text:p>
          </table:table-cell>
        </table:table-row>
        <table:table-row table:style-name="ro1">
          <table:table-cell office:value-type="float" office:value="17983052" calcext:value-type="float">
            <text:p>17983052</text:p>
          </table:table-cell>
          <table:table-cell table:formula="of:=[.A1126]/1000/(60*60*24)" office:value-type="time" office:time-value="PT04H59M43.052S" calcext:value-type="time">
            <text:p>04:59:43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1.15" calcext:value-type="float">
            <text:p>271.15</text:p>
          </table:table-cell>
          <table:table-cell office:value-type="float" office:value="1201.94" calcext:value-type="float">
            <text:p>1201.94</text:p>
          </table:table-cell>
          <table:table-cell office:value-type="float" office:value="1454.48" calcext:value-type="float">
            <text:p>1454.48</text:p>
          </table:table-cell>
        </table:table-row>
        <table:table-row table:style-name="ro1">
          <table:table-cell office:value-type="float" office:value="17999052" calcext:value-type="float">
            <text:p>17999052</text:p>
          </table:table-cell>
          <table:table-cell table:formula="of:=[.A1127]/1000/(60*60*24)" office:value-type="time" office:time-value="PT04H59M59.052S" calcext:value-type="time">
            <text:p>04:59:59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1.15" calcext:value-type="float">
            <text:p>271.15</text:p>
          </table:table-cell>
          <table:table-cell office:value-type="float" office:value="1202.98" calcext:value-type="float">
            <text:p>1202.98</text:p>
          </table:table-cell>
          <table:table-cell office:value-type="float" office:value="1455.69" calcext:value-type="float">
            <text:p>1455.69</text:p>
          </table:table-cell>
        </table:table-row>
        <table:table-row table:style-name="ro1">
          <table:table-cell office:value-type="float" office:value="18015052" calcext:value-type="float">
            <text:p>18015052</text:p>
          </table:table-cell>
          <table:table-cell table:formula="of:=[.A1128]/1000/(60*60*24)" office:value-type="time" office:time-value="PT05H00M15.052S" calcext:value-type="time">
            <text:p>05:00:15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1.15" calcext:value-type="float">
            <text:p>271.15</text:p>
          </table:table-cell>
          <table:table-cell office:value-type="float" office:value="1204.01" calcext:value-type="float">
            <text:p>1204.01</text:p>
          </table:table-cell>
          <table:table-cell office:value-type="float" office:value="1456.89" calcext:value-type="float">
            <text:p>1456.89</text:p>
          </table:table-cell>
        </table:table-row>
        <table:table-row table:style-name="ro1">
          <table:table-cell office:value-type="float" office:value="18031052" calcext:value-type="float">
            <text:p>18031052</text:p>
          </table:table-cell>
          <table:table-cell table:formula="of:=[.A1129]/1000/(60*60*24)" office:value-type="time" office:time-value="PT05H00M31.052S" calcext:value-type="time">
            <text:p>05:00:31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1.15" calcext:value-type="float">
            <text:p>271.15</text:p>
          </table:table-cell>
          <table:table-cell office:value-type="float" office:value="1205.04" calcext:value-type="float">
            <text:p>1205.04</text:p>
          </table:table-cell>
          <table:table-cell office:value-type="float" office:value="1458.1" calcext:value-type="float">
            <text:p>1458.1</text:p>
          </table:table-cell>
        </table:table-row>
        <table:table-row table:style-name="ro1">
          <table:table-cell office:value-type="float" office:value="18047052" calcext:value-type="float">
            <text:p>18047052</text:p>
          </table:table-cell>
          <table:table-cell table:formula="of:=[.A1130]/1000/(60*60*24)" office:value-type="time" office:time-value="PT05H00M47.052S" calcext:value-type="time">
            <text:p>05:00:47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03" calcext:value-type="float">
            <text:p>271.03</text:p>
          </table:table-cell>
          <table:table-cell office:value-type="float" office:value="1206.07" calcext:value-type="float">
            <text:p>1206.07</text:p>
          </table:table-cell>
          <table:table-cell office:value-type="float" office:value="1459.3" calcext:value-type="float">
            <text:p>1459.3</text:p>
          </table:table-cell>
        </table:table-row>
        <table:table-row table:style-name="ro1">
          <table:table-cell office:value-type="float" office:value="18063052" calcext:value-type="float">
            <text:p>18063052</text:p>
          </table:table-cell>
          <table:table-cell table:formula="of:=[.A1131]/1000/(60*60*24)" office:value-type="time" office:time-value="PT05H01M03.052S" calcext:value-type="time">
            <text:p>05:01:03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03" calcext:value-type="float">
            <text:p>271.03</text:p>
          </table:table-cell>
          <table:table-cell office:value-type="float" office:value="1207.1" calcext:value-type="float">
            <text:p>1207.1</text:p>
          </table:table-cell>
          <table:table-cell office:value-type="float" office:value="1460.5" calcext:value-type="float">
            <text:p>1460.5</text:p>
          </table:table-cell>
        </table:table-row>
        <table:table-row table:style-name="ro1">
          <table:table-cell office:value-type="float" office:value="18079052" calcext:value-type="float">
            <text:p>18079052</text:p>
          </table:table-cell>
          <table:table-cell table:formula="of:=[.A1132]/1000/(60*60*24)" office:value-type="time" office:time-value="PT05H01M19.052S" calcext:value-type="time">
            <text:p>05:01:19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0.91" calcext:value-type="float">
            <text:p>270.91</text:p>
          </table:table-cell>
          <table:table-cell office:value-type="float" office:value="1208.14" calcext:value-type="float">
            <text:p>1208.14</text:p>
          </table:table-cell>
          <table:table-cell office:value-type="float" office:value="1461.71" calcext:value-type="float">
            <text:p>1461.71</text:p>
          </table:table-cell>
        </table:table-row>
        <table:table-row table:style-name="ro1">
          <table:table-cell office:value-type="float" office:value="18095052" calcext:value-type="float">
            <text:p>18095052</text:p>
          </table:table-cell>
          <table:table-cell table:formula="of:=[.A1133]/1000/(60*60*24)" office:value-type="time" office:time-value="PT05H01M35.052S" calcext:value-type="time">
            <text:p>05:01:35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0.91" calcext:value-type="float">
            <text:p>270.91</text:p>
          </table:table-cell>
          <table:table-cell office:value-type="float" office:value="1209.17" calcext:value-type="float">
            <text:p>1209.17</text:p>
          </table:table-cell>
          <table:table-cell office:value-type="float" office:value="1462.91" calcext:value-type="float">
            <text:p>1462.91</text:p>
          </table:table-cell>
        </table:table-row>
        <table:table-row table:style-name="ro1">
          <table:table-cell office:value-type="float" office:value="18111052" calcext:value-type="float">
            <text:p>18111052</text:p>
          </table:table-cell>
          <table:table-cell table:formula="of:=[.A1134]/1000/(60*60*24)" office:value-type="time" office:time-value="PT05H01M51.052S" calcext:value-type="time">
            <text:p>05:01:51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0.91" calcext:value-type="float">
            <text:p>270.91</text:p>
          </table:table-cell>
          <table:table-cell office:value-type="float" office:value="1210.2" calcext:value-type="float">
            <text:p>1210.2</text:p>
          </table:table-cell>
          <table:table-cell office:value-type="float" office:value="1464.12" calcext:value-type="float">
            <text:p>1464.12</text:p>
          </table:table-cell>
        </table:table-row>
        <table:table-row table:style-name="ro1">
          <table:table-cell office:value-type="float" office:value="18127052" calcext:value-type="float">
            <text:p>18127052</text:p>
          </table:table-cell>
          <table:table-cell table:formula="of:=[.A1135]/1000/(60*60*24)" office:value-type="time" office:time-value="PT05H02M07.052S" calcext:value-type="time">
            <text:p>05:02:07</text:p>
          </table:table-cell>
          <table:table-cell office:value-type="float" office:value="1.16" calcext:value-type="float">
            <text:p>1.16</text:p>
          </table:table-cell>
          <table:table-cell office:value-type="float" office:value="232.1" calcext:value-type="float">
            <text:p>232.1</text:p>
          </table:table-cell>
          <table:table-cell office:value-type="float" office:value="269.98" calcext:value-type="float">
            <text:p>269.98</text:p>
          </table:table-cell>
          <table:table-cell office:value-type="float" office:value="1211.23" calcext:value-type="float">
            <text:p>1211.23</text:p>
          </table:table-cell>
          <table:table-cell office:value-type="float" office:value="1465.32" calcext:value-type="float">
            <text:p>1465.32</text:p>
          </table:table-cell>
        </table:table-row>
        <table:table-row table:style-name="ro1">
          <table:table-cell office:value-type="float" office:value="18143052" calcext:value-type="float">
            <text:p>18143052</text:p>
          </table:table-cell>
          <table:table-cell table:formula="of:=[.A1136]/1000/(60*60*24)" office:value-type="time" office:time-value="PT05H02M23.052S" calcext:value-type="time">
            <text:p>05:02:23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0.91" calcext:value-type="float">
            <text:p>270.91</text:p>
          </table:table-cell>
          <table:table-cell office:value-type="float" office:value="1212.26" calcext:value-type="float">
            <text:p>1212.26</text:p>
          </table:table-cell>
          <table:table-cell office:value-type="float" office:value="1466.52" calcext:value-type="float">
            <text:p>1466.52</text:p>
          </table:table-cell>
        </table:table-row>
        <table:table-row table:style-name="ro1">
          <table:table-cell office:value-type="float" office:value="18159052" calcext:value-type="float">
            <text:p>18159052</text:p>
          </table:table-cell>
          <table:table-cell table:formula="of:=[.A1137]/1000/(60*60*24)" office:value-type="time" office:time-value="PT05H02M39.052S" calcext:value-type="time">
            <text:p>05:02:39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0.91" calcext:value-type="float">
            <text:p>270.91</text:p>
          </table:table-cell>
          <table:table-cell office:value-type="float" office:value="1213.29" calcext:value-type="float">
            <text:p>1213.29</text:p>
          </table:table-cell>
          <table:table-cell office:value-type="float" office:value="1467.72" calcext:value-type="float">
            <text:p>1467.72</text:p>
          </table:table-cell>
        </table:table-row>
        <table:table-row table:style-name="ro1">
          <table:table-cell office:value-type="float" office:value="18175052" calcext:value-type="float">
            <text:p>18175052</text:p>
          </table:table-cell>
          <table:table-cell table:formula="of:=[.A1138]/1000/(60*60*24)" office:value-type="time" office:time-value="PT05H02M55.052S" calcext:value-type="time">
            <text:p>05:02:55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0.91" calcext:value-type="float">
            <text:p>270.91</text:p>
          </table:table-cell>
          <table:table-cell office:value-type="float" office:value="1214.33" calcext:value-type="float">
            <text:p>1214.33</text:p>
          </table:table-cell>
          <table:table-cell office:value-type="float" office:value="1468.93" calcext:value-type="float">
            <text:p>1468.93</text:p>
          </table:table-cell>
        </table:table-row>
        <table:table-row table:style-name="ro1">
          <table:table-cell office:value-type="float" office:value="18191052" calcext:value-type="float">
            <text:p>18191052</text:p>
          </table:table-cell>
          <table:table-cell table:formula="of:=[.A1139]/1000/(60*60*24)" office:value-type="time" office:time-value="PT05H03M11.052S" calcext:value-type="time">
            <text:p>05:03:11</text:p>
          </table:table-cell>
          <table:table-cell office:value-type="float" office:value="1.16" calcext:value-type="float">
            <text:p>1.16</text:p>
          </table:table-cell>
          <table:table-cell office:value-type="float" office:value="232.1" calcext:value-type="float">
            <text:p>232.1</text:p>
          </table:table-cell>
          <table:table-cell office:value-type="float" office:value="269.98" calcext:value-type="float">
            <text:p>269.98</text:p>
          </table:table-cell>
          <table:table-cell office:value-type="float" office:value="1215.36" calcext:value-type="float">
            <text:p>1215.36</text:p>
          </table:table-cell>
          <table:table-cell office:value-type="float" office:value="1470.13" calcext:value-type="float">
            <text:p>1470.13</text:p>
          </table:table-cell>
        </table:table-row>
        <table:table-row table:style-name="ro1">
          <table:table-cell office:value-type="float" office:value="18207052" calcext:value-type="float">
            <text:p>18207052</text:p>
          </table:table-cell>
          <table:table-cell table:formula="of:=[.A1140]/1000/(60*60*24)" office:value-type="time" office:time-value="PT05H03M27.052S" calcext:value-type="time">
            <text:p>05:03:27</text:p>
          </table:table-cell>
          <table:table-cell office:value-type="float" office:value="1.16" calcext:value-type="float">
            <text:p>1.16</text:p>
          </table:table-cell>
          <table:table-cell office:value-type="float" office:value="232" calcext:value-type="float">
            <text:p>232</text:p>
          </table:table-cell>
          <table:table-cell office:value-type="float" office:value="269.86" calcext:value-type="float">
            <text:p>269.86</text:p>
          </table:table-cell>
          <table:table-cell office:value-type="float" office:value="1216.39" calcext:value-type="float">
            <text:p>1216.39</text:p>
          </table:table-cell>
          <table:table-cell office:value-type="float" office:value="1471.33" calcext:value-type="float">
            <text:p>1471.33</text:p>
          </table:table-cell>
        </table:table-row>
        <table:table-row table:style-name="ro1">
          <table:table-cell office:value-type="float" office:value="18223052" calcext:value-type="float">
            <text:p>18223052</text:p>
          </table:table-cell>
          <table:table-cell table:formula="of:=[.A1141]/1000/(60*60*24)" office:value-type="time" office:time-value="PT05H03M43.052S" calcext:value-type="time">
            <text:p>05:03:43</text:p>
          </table:table-cell>
          <table:table-cell office:value-type="float" office:value="1.16" calcext:value-type="float">
            <text:p>1.16</text:p>
          </table:table-cell>
          <table:table-cell office:value-type="float" office:value="232" calcext:value-type="float">
            <text:p>232</text:p>
          </table:table-cell>
          <table:table-cell office:value-type="float" office:value="269.86" calcext:value-type="float">
            <text:p>269.86</text:p>
          </table:table-cell>
          <table:table-cell office:value-type="float" office:value="1217.42" calcext:value-type="float">
            <text:p>1217.42</text:p>
          </table:table-cell>
          <table:table-cell office:value-type="float" office:value="1472.53" calcext:value-type="float">
            <text:p>1472.53</text:p>
          </table:table-cell>
        </table:table-row>
        <table:table-row table:style-name="ro1">
          <table:table-cell office:value-type="float" office:value="18239052" calcext:value-type="float">
            <text:p>18239052</text:p>
          </table:table-cell>
          <table:table-cell table:formula="of:=[.A1142]/1000/(60*60*24)" office:value-type="time" office:time-value="PT05H03M59.052S" calcext:value-type="time">
            <text:p>05:03:59</text:p>
          </table:table-cell>
          <table:table-cell office:value-type="float" office:value="1.17" calcext:value-type="float">
            <text:p>1.17</text:p>
          </table:table-cell>
          <table:table-cell office:value-type="float" office:value="232" calcext:value-type="float">
            <text:p>232</text:p>
          </table:table-cell>
          <table:table-cell office:value-type="float" office:value="270.79" calcext:value-type="float">
            <text:p>270.79</text:p>
          </table:table-cell>
          <table:table-cell office:value-type="float" office:value="1218.45" calcext:value-type="float">
            <text:p>1218.45</text:p>
          </table:table-cell>
          <table:table-cell office:value-type="float" office:value="1473.73" calcext:value-type="float">
            <text:p>1473.73</text:p>
          </table:table-cell>
        </table:table-row>
        <table:table-row table:style-name="ro1">
          <table:table-cell office:value-type="float" office:value="18255052" calcext:value-type="float">
            <text:p>18255052</text:p>
          </table:table-cell>
          <table:table-cell table:formula="of:=[.A1143]/1000/(60*60*24)" office:value-type="time" office:time-value="PT05H04M15.052S" calcext:value-type="time">
            <text:p>05:04:15</text:p>
          </table:table-cell>
          <table:table-cell office:value-type="float" office:value="1.17" calcext:value-type="float">
            <text:p>1.17</text:p>
          </table:table-cell>
          <table:table-cell office:value-type="float" office:value="231.9" calcext:value-type="float">
            <text:p>231.9</text:p>
          </table:table-cell>
          <table:table-cell office:value-type="float" office:value="270.67" calcext:value-type="float">
            <text:p>270.67</text:p>
          </table:table-cell>
          <table:table-cell office:value-type="float" office:value="1219.48" calcext:value-type="float">
            <text:p>1219.48</text:p>
          </table:table-cell>
          <table:table-cell office:value-type="float" office:value="1474.93" calcext:value-type="float">
            <text:p>1474.93</text:p>
          </table:table-cell>
        </table:table-row>
        <table:table-row table:style-name="ro1">
          <table:table-cell office:value-type="float" office:value="18271052" calcext:value-type="float">
            <text:p>18271052</text:p>
          </table:table-cell>
          <table:table-cell table:formula="of:=[.A1144]/1000/(60*60*24)" office:value-type="time" office:time-value="PT05H04M31.052S" calcext:value-type="time">
            <text:p>05:04:31</text:p>
          </table:table-cell>
          <table:table-cell office:value-type="float" office:value="1.16" calcext:value-type="float">
            <text:p>1.16</text:p>
          </table:table-cell>
          <table:table-cell office:value-type="float" office:value="231.9" calcext:value-type="float">
            <text:p>231.9</text:p>
          </table:table-cell>
          <table:table-cell office:value-type="float" office:value="269.74" calcext:value-type="float">
            <text:p>269.74</text:p>
          </table:table-cell>
          <table:table-cell office:value-type="float" office:value="1220.51" calcext:value-type="float">
            <text:p>1220.51</text:p>
          </table:table-cell>
          <table:table-cell office:value-type="float" office:value="1476.14" calcext:value-type="float">
            <text:p>1476.14</text:p>
          </table:table-cell>
        </table:table-row>
        <table:table-row table:style-name="ro1">
          <table:table-cell office:value-type="float" office:value="18287052" calcext:value-type="float">
            <text:p>18287052</text:p>
          </table:table-cell>
          <table:table-cell table:formula="of:=[.A1145]/1000/(60*60*24)" office:value-type="time" office:time-value="PT05H04M47.052S" calcext:value-type="time">
            <text:p>05:04:47</text:p>
          </table:table-cell>
          <table:table-cell office:value-type="float" office:value="1.16" calcext:value-type="float">
            <text:p>1.16</text:p>
          </table:table-cell>
          <table:table-cell office:value-type="float" office:value="231.9" calcext:value-type="float">
            <text:p>231.9</text:p>
          </table:table-cell>
          <table:table-cell office:value-type="float" office:value="269.75" calcext:value-type="float">
            <text:p>269.75</text:p>
          </table:table-cell>
          <table:table-cell office:value-type="float" office:value="1221.54" calcext:value-type="float">
            <text:p>1221.54</text:p>
          </table:table-cell>
          <table:table-cell office:value-type="float" office:value="1477.34" calcext:value-type="float">
            <text:p>1477.34</text:p>
          </table:table-cell>
        </table:table-row>
        <table:table-row table:style-name="ro1">
          <table:table-cell office:value-type="float" office:value="18303052" calcext:value-type="float">
            <text:p>18303052</text:p>
          </table:table-cell>
          <table:table-cell table:formula="of:=[.A1146]/1000/(60*60*24)" office:value-type="time" office:time-value="PT05H05M03.052S" calcext:value-type="time">
            <text:p>05:05:03</text:p>
          </table:table-cell>
          <table:table-cell office:value-type="float" office:value="1.16" calcext:value-type="float">
            <text:p>1.16</text:p>
          </table:table-cell>
          <table:table-cell office:value-type="float" office:value="231.9" calcext:value-type="float">
            <text:p>231.9</text:p>
          </table:table-cell>
          <table:table-cell office:value-type="float" office:value="269.74" calcext:value-type="float">
            <text:p>269.74</text:p>
          </table:table-cell>
          <table:table-cell office:value-type="float" office:value="1222.57" calcext:value-type="float">
            <text:p>1222.57</text:p>
          </table:table-cell>
          <table:table-cell office:value-type="float" office:value="1478.54" calcext:value-type="float">
            <text:p>1478.54</text:p>
          </table:table-cell>
        </table:table-row>
        <table:table-row table:style-name="ro1">
          <table:table-cell office:value-type="float" office:value="18319052" calcext:value-type="float">
            <text:p>18319052</text:p>
          </table:table-cell>
          <table:table-cell table:formula="of:=[.A1147]/1000/(60*60*24)" office:value-type="time" office:time-value="PT05H05M19.052S" calcext:value-type="time">
            <text:p>05:05:19</text:p>
          </table:table-cell>
          <table:table-cell office:value-type="float" office:value="1.17" calcext:value-type="float">
            <text:p>1.17</text:p>
          </table:table-cell>
          <table:table-cell office:value-type="float" office:value="231.9" calcext:value-type="float">
            <text:p>231.9</text:p>
          </table:table-cell>
          <table:table-cell office:value-type="float" office:value="270.67" calcext:value-type="float">
            <text:p>270.67</text:p>
          </table:table-cell>
          <table:table-cell office:value-type="float" office:value="1223.6" calcext:value-type="float">
            <text:p>1223.6</text:p>
          </table:table-cell>
          <table:table-cell office:value-type="float" office:value="1479.74" calcext:value-type="float">
            <text:p>1479.74</text:p>
          </table:table-cell>
        </table:table-row>
        <table:table-row table:style-name="ro1">
          <table:table-cell office:value-type="float" office:value="18335052" calcext:value-type="float">
            <text:p>18335052</text:p>
          </table:table-cell>
          <table:table-cell table:formula="of:=[.A1148]/1000/(60*60*24)" office:value-type="time" office:time-value="PT05H05M35.052S" calcext:value-type="time">
            <text:p>05:05:35</text:p>
          </table:table-cell>
          <table:table-cell office:value-type="float" office:value="1.16" calcext:value-type="float">
            <text:p>1.16</text:p>
          </table:table-cell>
          <table:table-cell office:value-type="float" office:value="231.8" calcext:value-type="float">
            <text:p>231.8</text:p>
          </table:table-cell>
          <table:table-cell office:value-type="float" office:value="269.63" calcext:value-type="float">
            <text:p>269.63</text:p>
          </table:table-cell>
          <table:table-cell office:value-type="float" office:value="1224.64" calcext:value-type="float">
            <text:p>1224.64</text:p>
          </table:table-cell>
          <table:table-cell office:value-type="float" office:value="1480.94" calcext:value-type="float">
            <text:p>1480.94</text:p>
          </table:table-cell>
        </table:table-row>
        <table:table-row table:style-name="ro1">
          <table:table-cell office:value-type="float" office:value="18351052" calcext:value-type="float">
            <text:p>18351052</text:p>
          </table:table-cell>
          <table:table-cell table:formula="of:=[.A1149]/1000/(60*60*24)" office:value-type="time" office:time-value="PT05H05M51.052S" calcext:value-type="time">
            <text:p>05:05:51</text:p>
          </table:table-cell>
          <table:table-cell office:value-type="float" office:value="1.16" calcext:value-type="float">
            <text:p>1.16</text:p>
          </table:table-cell>
          <table:table-cell office:value-type="float" office:value="231.9" calcext:value-type="float">
            <text:p>231.9</text:p>
          </table:table-cell>
          <table:table-cell office:value-type="float" office:value="269.74" calcext:value-type="float">
            <text:p>269.74</text:p>
          </table:table-cell>
          <table:table-cell office:value-type="float" office:value="1225.67" calcext:value-type="float">
            <text:p>1225.67</text:p>
          </table:table-cell>
          <table:table-cell office:value-type="float" office:value="1482.14" calcext:value-type="float">
            <text:p>1482.14</text:p>
          </table:table-cell>
        </table:table-row>
        <table:table-row table:style-name="ro1">
          <table:table-cell office:value-type="float" office:value="18367052" calcext:value-type="float">
            <text:p>18367052</text:p>
          </table:table-cell>
          <table:table-cell table:formula="of:=[.A1150]/1000/(60*60*24)" office:value-type="time" office:time-value="PT05H06M07.052S" calcext:value-type="time">
            <text:p>05:06:07</text:p>
          </table:table-cell>
          <table:table-cell office:value-type="float" office:value="1.16" calcext:value-type="float">
            <text:p>1.16</text:p>
          </table:table-cell>
          <table:table-cell office:value-type="float" office:value="231.9" calcext:value-type="float">
            <text:p>231.9</text:p>
          </table:table-cell>
          <table:table-cell office:value-type="float" office:value="269.74" calcext:value-type="float">
            <text:p>269.74</text:p>
          </table:table-cell>
          <table:table-cell office:value-type="float" office:value="1226.7" calcext:value-type="float">
            <text:p>1226.7</text:p>
          </table:table-cell>
          <table:table-cell office:value-type="float" office:value="1483.33" calcext:value-type="float">
            <text:p>1483.33</text:p>
          </table:table-cell>
        </table:table-row>
        <table:table-row table:style-name="ro1">
          <table:table-cell office:value-type="float" office:value="18383052" calcext:value-type="float">
            <text:p>18383052</text:p>
          </table:table-cell>
          <table:table-cell table:formula="of:=[.A1151]/1000/(60*60*24)" office:value-type="time" office:time-value="PT05H06M23.052S" calcext:value-type="time">
            <text:p>05:06:23</text:p>
          </table:table-cell>
          <table:table-cell office:value-type="float" office:value="1.16" calcext:value-type="float">
            <text:p>1.16</text:p>
          </table:table-cell>
          <table:table-cell office:value-type="float" office:value="231.8" calcext:value-type="float">
            <text:p>231.8</text:p>
          </table:table-cell>
          <table:table-cell office:value-type="float" office:value="269.63" calcext:value-type="float">
            <text:p>269.63</text:p>
          </table:table-cell>
          <table:table-cell office:value-type="float" office:value="1227.73" calcext:value-type="float">
            <text:p>1227.73</text:p>
          </table:table-cell>
          <table:table-cell office:value-type="float" office:value="1484.53" calcext:value-type="float">
            <text:p>1484.53</text:p>
          </table:table-cell>
        </table:table-row>
        <table:table-row table:style-name="ro1">
          <table:table-cell office:value-type="float" office:value="18399052" calcext:value-type="float">
            <text:p>18399052</text:p>
          </table:table-cell>
          <table:table-cell table:formula="of:=[.A1152]/1000/(60*60*24)" office:value-type="time" office:time-value="PT05H06M39.052S" calcext:value-type="time">
            <text:p>05:06:39</text:p>
          </table:table-cell>
          <table:table-cell office:value-type="float" office:value="1.16" calcext:value-type="float">
            <text:p>1.16</text:p>
          </table:table-cell>
          <table:table-cell office:value-type="float" office:value="231.8" calcext:value-type="float">
            <text:p>231.8</text:p>
          </table:table-cell>
          <table:table-cell office:value-type="float" office:value="269.63" calcext:value-type="float">
            <text:p>269.63</text:p>
          </table:table-cell>
          <table:table-cell office:value-type="float" office:value="1228.76" calcext:value-type="float">
            <text:p>1228.76</text:p>
          </table:table-cell>
          <table:table-cell office:value-type="float" office:value="1485.73" calcext:value-type="float">
            <text:p>1485.73</text:p>
          </table:table-cell>
        </table:table-row>
        <table:table-row table:style-name="ro1">
          <table:table-cell office:value-type="float" office:value="18415052" calcext:value-type="float">
            <text:p>18415052</text:p>
          </table:table-cell>
          <table:table-cell table:formula="of:=[.A1153]/1000/(60*60*24)" office:value-type="time" office:time-value="PT05H06M55.052S" calcext:value-type="time">
            <text:p>05:06:55</text:p>
          </table:table-cell>
          <table:table-cell office:value-type="float" office:value="1.16" calcext:value-type="float">
            <text:p>1.16</text:p>
          </table:table-cell>
          <table:table-cell office:value-type="float" office:value="231.7" calcext:value-type="float">
            <text:p>231.7</text:p>
          </table:table-cell>
          <table:table-cell office:value-type="float" office:value="269.51" calcext:value-type="float">
            <text:p>269.51</text:p>
          </table:table-cell>
          <table:table-cell office:value-type="float" office:value="1229.79" calcext:value-type="float">
            <text:p>1229.79</text:p>
          </table:table-cell>
          <table:table-cell office:value-type="float" office:value="1486.93" calcext:value-type="float">
            <text:p>1486.93</text:p>
          </table:table-cell>
        </table:table-row>
        <table:table-row table:style-name="ro1">
          <table:table-cell office:value-type="float" office:value="18431052" calcext:value-type="float">
            <text:p>18431052</text:p>
          </table:table-cell>
          <table:table-cell table:formula="of:=[.A1154]/1000/(60*60*24)" office:value-type="time" office:time-value="PT05H07M11.052S" calcext:value-type="time">
            <text:p>05:07:11</text:p>
          </table:table-cell>
          <table:table-cell office:value-type="float" office:value="1.16" calcext:value-type="float">
            <text:p>1.16</text:p>
          </table:table-cell>
          <table:table-cell office:value-type="float" office:value="231.7" calcext:value-type="float">
            <text:p>231.7</text:p>
          </table:table-cell>
          <table:table-cell office:value-type="float" office:value="269.51" calcext:value-type="float">
            <text:p>269.51</text:p>
          </table:table-cell>
          <table:table-cell office:value-type="float" office:value="1230.81" calcext:value-type="float">
            <text:p>1230.81</text:p>
          </table:table-cell>
          <table:table-cell office:value-type="float" office:value="1488.13" calcext:value-type="float">
            <text:p>1488.13</text:p>
          </table:table-cell>
        </table:table-row>
        <table:table-row table:style-name="ro1">
          <table:table-cell office:value-type="float" office:value="18447052" calcext:value-type="float">
            <text:p>18447052</text:p>
          </table:table-cell>
          <table:table-cell table:formula="of:=[.A1155]/1000/(60*60*24)" office:value-type="time" office:time-value="PT05H07M27.052S" calcext:value-type="time">
            <text:p>05:07:27</text:p>
          </table:table-cell>
          <table:table-cell office:value-type="float" office:value="1.16" calcext:value-type="float">
            <text:p>1.16</text:p>
          </table:table-cell>
          <table:table-cell office:value-type="float" office:value="231.7" calcext:value-type="float">
            <text:p>231.7</text:p>
          </table:table-cell>
          <table:table-cell office:value-type="float" office:value="269.51" calcext:value-type="float">
            <text:p>269.51</text:p>
          </table:table-cell>
          <table:table-cell office:value-type="float" office:value="1231.84" calcext:value-type="float">
            <text:p>1231.84</text:p>
          </table:table-cell>
          <table:table-cell office:value-type="float" office:value="1489.33" calcext:value-type="float">
            <text:p>1489.33</text:p>
          </table:table-cell>
        </table:table-row>
        <table:table-row table:style-name="ro1">
          <table:table-cell office:value-type="float" office:value="18463052" calcext:value-type="float">
            <text:p>18463052</text:p>
          </table:table-cell>
          <table:table-cell table:formula="of:=[.A1156]/1000/(60*60*24)" office:value-type="time" office:time-value="PT05H07M43.052S" calcext:value-type="time">
            <text:p>05:07:43</text:p>
          </table:table-cell>
          <table:table-cell office:value-type="float" office:value="1.16" calcext:value-type="float">
            <text:p>1.16</text:p>
          </table:table-cell>
          <table:table-cell office:value-type="float" office:value="231.7" calcext:value-type="float">
            <text:p>231.7</text:p>
          </table:table-cell>
          <table:table-cell office:value-type="float" office:value="269.51" calcext:value-type="float">
            <text:p>269.51</text:p>
          </table:table-cell>
          <table:table-cell office:value-type="float" office:value="1232.87" calcext:value-type="float">
            <text:p>1232.87</text:p>
          </table:table-cell>
          <table:table-cell office:value-type="float" office:value="1490.53" calcext:value-type="float">
            <text:p>1490.53</text:p>
          </table:table-cell>
        </table:table-row>
        <table:table-row table:style-name="ro1">
          <table:table-cell office:value-type="float" office:value="18479052" calcext:value-type="float">
            <text:p>18479052</text:p>
          </table:table-cell>
          <table:table-cell table:formula="of:=[.A1157]/1000/(60*60*24)" office:value-type="time" office:time-value="PT05H07M59.052S" calcext:value-type="time">
            <text:p>05:07:59</text:p>
          </table:table-cell>
          <table:table-cell office:value-type="float" office:value="1.16" calcext:value-type="float">
            <text:p>1.16</text:p>
          </table:table-cell>
          <table:table-cell office:value-type="float" office:value="231.7" calcext:value-type="float">
            <text:p>231.7</text:p>
          </table:table-cell>
          <table:table-cell office:value-type="float" office:value="269.51" calcext:value-type="float">
            <text:p>269.51</text:p>
          </table:table-cell>
          <table:table-cell office:value-type="float" office:value="1233.9" calcext:value-type="float">
            <text:p>1233.9</text:p>
          </table:table-cell>
          <table:table-cell office:value-type="float" office:value="1491.72" calcext:value-type="float">
            <text:p>1491.72</text:p>
          </table:table-cell>
        </table:table-row>
        <table:table-row table:style-name="ro1">
          <table:table-cell office:value-type="float" office:value="18495052" calcext:value-type="float">
            <text:p>18495052</text:p>
          </table:table-cell>
          <table:table-cell table:formula="of:=[.A1158]/1000/(60*60*24)" office:value-type="time" office:time-value="PT05H08M15.052S" calcext:value-type="time">
            <text:p>05:08:15</text:p>
          </table:table-cell>
          <table:table-cell office:value-type="float" office:value="1.16" calcext:value-type="float">
            <text:p>1.16</text:p>
          </table:table-cell>
          <table:table-cell office:value-type="float" office:value="231.7" calcext:value-type="float">
            <text:p>231.7</text:p>
          </table:table-cell>
          <table:table-cell office:value-type="float" office:value="269.51" calcext:value-type="float">
            <text:p>269.51</text:p>
          </table:table-cell>
          <table:table-cell office:value-type="float" office:value="1234.93" calcext:value-type="float">
            <text:p>1234.93</text:p>
          </table:table-cell>
          <table:table-cell office:value-type="float" office:value="1492.92" calcext:value-type="float">
            <text:p>1492.92</text:p>
          </table:table-cell>
        </table:table-row>
        <table:table-row table:style-name="ro1">
          <table:table-cell office:value-type="float" office:value="18511052" calcext:value-type="float">
            <text:p>18511052</text:p>
          </table:table-cell>
          <table:table-cell table:formula="of:=[.A1159]/1000/(60*60*24)" office:value-type="time" office:time-value="PT05H08M31.052S" calcext:value-type="time">
            <text:p>05:08:31</text:p>
          </table:table-cell>
          <table:table-cell office:value-type="float" office:value="1.16" calcext:value-type="float">
            <text:p>1.16</text:p>
          </table:table-cell>
          <table:table-cell office:value-type="float" office:value="231.6" calcext:value-type="float">
            <text:p>231.6</text:p>
          </table:table-cell>
          <table:table-cell office:value-type="float" office:value="269.39" calcext:value-type="float">
            <text:p>269.39</text:p>
          </table:table-cell>
          <table:table-cell office:value-type="float" office:value="1235.96" calcext:value-type="float">
            <text:p>1235.96</text:p>
          </table:table-cell>
          <table:table-cell office:value-type="float" office:value="1494.12" calcext:value-type="float">
            <text:p>1494.12</text:p>
          </table:table-cell>
        </table:table-row>
        <table:table-row table:style-name="ro1">
          <table:table-cell office:value-type="float" office:value="18527052" calcext:value-type="float">
            <text:p>18527052</text:p>
          </table:table-cell>
          <table:table-cell table:formula="of:=[.A1160]/1000/(60*60*24)" office:value-type="time" office:time-value="PT05H08M47.052S" calcext:value-type="time">
            <text:p>05:08:47</text:p>
          </table:table-cell>
          <table:table-cell office:value-type="float" office:value="1.16" calcext:value-type="float">
            <text:p>1.16</text:p>
          </table:table-cell>
          <table:table-cell office:value-type="float" office:value="231.7" calcext:value-type="float">
            <text:p>231.7</text:p>
          </table:table-cell>
          <table:table-cell office:value-type="float" office:value="269.51" calcext:value-type="float">
            <text:p>269.51</text:p>
          </table:table-cell>
          <table:table-cell office:value-type="float" office:value="1236.99" calcext:value-type="float">
            <text:p>1236.99</text:p>
          </table:table-cell>
          <table:table-cell office:value-type="float" office:value="1495.32" calcext:value-type="float">
            <text:p>1495.32</text:p>
          </table:table-cell>
        </table:table-row>
        <table:table-row table:style-name="ro1">
          <table:table-cell office:value-type="float" office:value="18543052" calcext:value-type="float">
            <text:p>18543052</text:p>
          </table:table-cell>
          <table:table-cell table:formula="of:=[.A1161]/1000/(60*60*24)" office:value-type="time" office:time-value="PT05H09M03.052S" calcext:value-type="time">
            <text:p>05:09:03</text:p>
          </table:table-cell>
          <table:table-cell office:value-type="float" office:value="1.16" calcext:value-type="float">
            <text:p>1.16</text:p>
          </table:table-cell>
          <table:table-cell office:value-type="float" office:value="231.6" calcext:value-type="float">
            <text:p>231.6</text:p>
          </table:table-cell>
          <table:table-cell office:value-type="float" office:value="269.39" calcext:value-type="float">
            <text:p>269.39</text:p>
          </table:table-cell>
          <table:table-cell office:value-type="float" office:value="1238.02" calcext:value-type="float">
            <text:p>1238.02</text:p>
          </table:table-cell>
          <table:table-cell office:value-type="float" office:value="1496.51" calcext:value-type="float">
            <text:p>1496.51</text:p>
          </table:table-cell>
        </table:table-row>
        <table:table-row table:style-name="ro1">
          <table:table-cell office:value-type="float" office:value="18559052" calcext:value-type="float">
            <text:p>18559052</text:p>
          </table:table-cell>
          <table:table-cell table:formula="of:=[.A1162]/1000/(60*60*24)" office:value-type="time" office:time-value="PT05H09M19.052S" calcext:value-type="time">
            <text:p>05:09:19</text:p>
          </table:table-cell>
          <table:table-cell office:value-type="float" office:value="1.16" calcext:value-type="float">
            <text:p>1.16</text:p>
          </table:table-cell>
          <table:table-cell office:value-type="float" office:value="231.6" calcext:value-type="float">
            <text:p>231.6</text:p>
          </table:table-cell>
          <table:table-cell office:value-type="float" office:value="269.39" calcext:value-type="float">
            <text:p>269.39</text:p>
          </table:table-cell>
          <table:table-cell office:value-type="float" office:value="1239.05" calcext:value-type="float">
            <text:p>1239.05</text:p>
          </table:table-cell>
          <table:table-cell office:value-type="float" office:value="1497.71" calcext:value-type="float">
            <text:p>1497.71</text:p>
          </table:table-cell>
        </table:table-row>
        <table:table-row table:style-name="ro1">
          <table:table-cell office:value-type="float" office:value="18575052" calcext:value-type="float">
            <text:p>18575052</text:p>
          </table:table-cell>
          <table:table-cell table:formula="of:=[.A1163]/1000/(60*60*24)" office:value-type="time" office:time-value="PT05H09M35.052S" calcext:value-type="time">
            <text:p>05:09:35</text:p>
          </table:table-cell>
          <table:table-cell office:value-type="float" office:value="1.16" calcext:value-type="float">
            <text:p>1.16</text:p>
          </table:table-cell>
          <table:table-cell office:value-type="float" office:value="231.6" calcext:value-type="float">
            <text:p>231.6</text:p>
          </table:table-cell>
          <table:table-cell office:value-type="float" office:value="269.39" calcext:value-type="float">
            <text:p>269.39</text:p>
          </table:table-cell>
          <table:table-cell office:value-type="float" office:value="1240.08" calcext:value-type="float">
            <text:p>1240.08</text:p>
          </table:table-cell>
          <table:table-cell office:value-type="float" office:value="1498.91" calcext:value-type="float">
            <text:p>1498.91</text:p>
          </table:table-cell>
        </table:table-row>
        <table:table-row table:style-name="ro1">
          <table:table-cell office:value-type="float" office:value="18591052" calcext:value-type="float">
            <text:p>18591052</text:p>
          </table:table-cell>
          <table:table-cell table:formula="of:=[.A1164]/1000/(60*60*24)" office:value-type="time" office:time-value="PT05H09M51.052S" calcext:value-type="time">
            <text:p>05:09:51</text:p>
          </table:table-cell>
          <table:table-cell office:value-type="float" office:value="1.16" calcext:value-type="float">
            <text:p>1.16</text:p>
          </table:table-cell>
          <table:table-cell office:value-type="float" office:value="231.6" calcext:value-type="float">
            <text:p>231.6</text:p>
          </table:table-cell>
          <table:table-cell office:value-type="float" office:value="269.39" calcext:value-type="float">
            <text:p>269.39</text:p>
          </table:table-cell>
          <table:table-cell office:value-type="float" office:value="1241.11" calcext:value-type="float">
            <text:p>1241.11</text:p>
          </table:table-cell>
          <table:table-cell office:value-type="float" office:value="1500.11" calcext:value-type="float">
            <text:p>1500.11</text:p>
          </table:table-cell>
        </table:table-row>
        <table:table-row table:style-name="ro1">
          <table:table-cell office:value-type="float" office:value="18607052" calcext:value-type="float">
            <text:p>18607052</text:p>
          </table:table-cell>
          <table:table-cell table:formula="of:=[.A1165]/1000/(60*60*24)" office:value-type="time" office:time-value="PT05H10M07.052S" calcext:value-type="time">
            <text:p>05:10:07</text:p>
          </table:table-cell>
          <table:table-cell office:value-type="float" office:value="1.16" calcext:value-type="float">
            <text:p>1.16</text:p>
          </table:table-cell>
          <table:table-cell office:value-type="float" office:value="231.6" calcext:value-type="float">
            <text:p>231.6</text:p>
          </table:table-cell>
          <table:table-cell office:value-type="float" office:value="269.39" calcext:value-type="float">
            <text:p>269.39</text:p>
          </table:table-cell>
          <table:table-cell office:value-type="float" office:value="1242.14" calcext:value-type="float">
            <text:p>1242.14</text:p>
          </table:table-cell>
          <table:table-cell office:value-type="float" office:value="1501.3" calcext:value-type="float">
            <text:p>1501.3</text:p>
          </table:table-cell>
        </table:table-row>
        <table:table-row table:style-name="ro1">
          <table:table-cell office:value-type="float" office:value="18623052" calcext:value-type="float">
            <text:p>18623052</text:p>
          </table:table-cell>
          <table:table-cell table:formula="of:=[.A1166]/1000/(60*60*24)" office:value-type="time" office:time-value="PT05H10M23.052S" calcext:value-type="time">
            <text:p>05:10:23</text:p>
          </table:table-cell>
          <table:table-cell office:value-type="float" office:value="1.16" calcext:value-type="float">
            <text:p>1.16</text:p>
          </table:table-cell>
          <table:table-cell office:value-type="float" office:value="231.6" calcext:value-type="float">
            <text:p>231.6</text:p>
          </table:table-cell>
          <table:table-cell office:value-type="float" office:value="269.39" calcext:value-type="float">
            <text:p>269.39</text:p>
          </table:table-cell>
          <table:table-cell office:value-type="float" office:value="1243.17" calcext:value-type="float">
            <text:p>1243.17</text:p>
          </table:table-cell>
          <table:table-cell office:value-type="float" office:value="1502.5" calcext:value-type="float">
            <text:p>1502.5</text:p>
          </table:table-cell>
        </table:table-row>
        <table:table-row table:style-name="ro1">
          <table:table-cell office:value-type="float" office:value="18639052" calcext:value-type="float">
            <text:p>18639052</text:p>
          </table:table-cell>
          <table:table-cell table:formula="of:=[.A1167]/1000/(60*60*24)" office:value-type="time" office:time-value="PT05H10M39.052S" calcext:value-type="time">
            <text:p>05:10:39</text:p>
          </table:table-cell>
          <table:table-cell office:value-type="float" office:value="1.16" calcext:value-type="float">
            <text:p>1.16</text:p>
          </table:table-cell>
          <table:table-cell office:value-type="float" office:value="231.5" calcext:value-type="float">
            <text:p>231.5</text:p>
          </table:table-cell>
          <table:table-cell office:value-type="float" office:value="269.27" calcext:value-type="float">
            <text:p>269.27</text:p>
          </table:table-cell>
          <table:table-cell office:value-type="float" office:value="1244.2" calcext:value-type="float">
            <text:p>1244.2</text:p>
          </table:table-cell>
          <table:table-cell office:value-type="float" office:value="1503.7" calcext:value-type="float">
            <text:p>1503.7</text:p>
          </table:table-cell>
        </table:table-row>
        <table:table-row table:style-name="ro1">
          <table:table-cell office:value-type="float" office:value="18655052" calcext:value-type="float">
            <text:p>18655052</text:p>
          </table:table-cell>
          <table:table-cell table:formula="of:=[.A1168]/1000/(60*60*24)" office:value-type="time" office:time-value="PT05H10M55.052S" calcext:value-type="time">
            <text:p>05:10:55</text:p>
          </table:table-cell>
          <table:table-cell office:value-type="float" office:value="1.16" calcext:value-type="float">
            <text:p>1.16</text:p>
          </table:table-cell>
          <table:table-cell office:value-type="float" office:value="231.5" calcext:value-type="float">
            <text:p>231.5</text:p>
          </table:table-cell>
          <table:table-cell office:value-type="float" office:value="269.27" calcext:value-type="float">
            <text:p>269.27</text:p>
          </table:table-cell>
          <table:table-cell office:value-type="float" office:value="1245.23" calcext:value-type="float">
            <text:p>1245.23</text:p>
          </table:table-cell>
          <table:table-cell office:value-type="float" office:value="1504.89" calcext:value-type="float">
            <text:p>1504.89</text:p>
          </table:table-cell>
        </table:table-row>
        <table:table-row table:style-name="ro1">
          <table:table-cell office:value-type="float" office:value="18671052" calcext:value-type="float">
            <text:p>18671052</text:p>
          </table:table-cell>
          <table:table-cell table:formula="of:=[.A1169]/1000/(60*60*24)" office:value-type="time" office:time-value="PT05H11M11.052S" calcext:value-type="time">
            <text:p>05:11:11</text:p>
          </table:table-cell>
          <table:table-cell office:value-type="float" office:value="1.16" calcext:value-type="float">
            <text:p>1.16</text:p>
          </table:table-cell>
          <table:table-cell office:value-type="float" office:value="231.5" calcext:value-type="float">
            <text:p>231.5</text:p>
          </table:table-cell>
          <table:table-cell office:value-type="float" office:value="269.27" calcext:value-type="float">
            <text:p>269.27</text:p>
          </table:table-cell>
          <table:table-cell office:value-type="float" office:value="1246.26" calcext:value-type="float">
            <text:p>1246.26</text:p>
          </table:table-cell>
          <table:table-cell office:value-type="float" office:value="1506.09" calcext:value-type="float">
            <text:p>1506.09</text:p>
          </table:table-cell>
        </table:table-row>
        <table:table-row table:style-name="ro1">
          <table:table-cell office:value-type="float" office:value="18687052" calcext:value-type="float">
            <text:p>18687052</text:p>
          </table:table-cell>
          <table:table-cell table:formula="of:=[.A1170]/1000/(60*60*24)" office:value-type="time" office:time-value="PT05H11M27.052S" calcext:value-type="time">
            <text:p>05:11:27</text:p>
          </table:table-cell>
          <table:table-cell office:value-type="float" office:value="1.16" calcext:value-type="float">
            <text:p>1.16</text:p>
          </table:table-cell>
          <table:table-cell office:value-type="float" office:value="231.5" calcext:value-type="float">
            <text:p>231.5</text:p>
          </table:table-cell>
          <table:table-cell office:value-type="float" office:value="269.27" calcext:value-type="float">
            <text:p>269.27</text:p>
          </table:table-cell>
          <table:table-cell office:value-type="float" office:value="1247.28" calcext:value-type="float">
            <text:p>1247.28</text:p>
          </table:table-cell>
          <table:table-cell office:value-type="float" office:value="1507.29" calcext:value-type="float">
            <text:p>1507.29</text:p>
          </table:table-cell>
        </table:table-row>
        <table:table-row table:style-name="ro1">
          <table:table-cell office:value-type="float" office:value="18703052" calcext:value-type="float">
            <text:p>18703052</text:p>
          </table:table-cell>
          <table:table-cell table:formula="of:=[.A1171]/1000/(60*60*24)" office:value-type="time" office:time-value="PT05H11M43.052S" calcext:value-type="time">
            <text:p>05:11:43</text:p>
          </table:table-cell>
          <table:table-cell office:value-type="float" office:value="1.16" calcext:value-type="float">
            <text:p>1.16</text:p>
          </table:table-cell>
          <table:table-cell office:value-type="float" office:value="231.4" calcext:value-type="float">
            <text:p>231.4</text:p>
          </table:table-cell>
          <table:table-cell office:value-type="float" office:value="269.15" calcext:value-type="float">
            <text:p>269.15</text:p>
          </table:table-cell>
          <table:table-cell office:value-type="float" office:value="1248.31" calcext:value-type="float">
            <text:p>1248.31</text:p>
          </table:table-cell>
          <table:table-cell office:value-type="float" office:value="1508.48" calcext:value-type="float">
            <text:p>1508.48</text:p>
          </table:table-cell>
        </table:table-row>
        <table:table-row table:style-name="ro1">
          <table:table-cell office:value-type="float" office:value="18719052" calcext:value-type="float">
            <text:p>18719052</text:p>
          </table:table-cell>
          <table:table-cell table:formula="of:=[.A1172]/1000/(60*60*24)" office:value-type="time" office:time-value="PT05H11M59.052S" calcext:value-type="time">
            <text:p>05:11:59</text:p>
          </table:table-cell>
          <table:table-cell office:value-type="float" office:value="1.16" calcext:value-type="float">
            <text:p>1.16</text:p>
          </table:table-cell>
          <table:table-cell office:value-type="float" office:value="231.4" calcext:value-type="float">
            <text:p>231.4</text:p>
          </table:table-cell>
          <table:table-cell office:value-type="float" office:value="269.15" calcext:value-type="float">
            <text:p>269.15</text:p>
          </table:table-cell>
          <table:table-cell office:value-type="float" office:value="1249.34" calcext:value-type="float">
            <text:p>1249.34</text:p>
          </table:table-cell>
          <table:table-cell office:value-type="float" office:value="1509.68" calcext:value-type="float">
            <text:p>1509.68</text:p>
          </table:table-cell>
        </table:table-row>
        <table:table-row table:style-name="ro1">
          <table:table-cell office:value-type="float" office:value="18735052" calcext:value-type="float">
            <text:p>18735052</text:p>
          </table:table-cell>
          <table:table-cell table:formula="of:=[.A1173]/1000/(60*60*24)" office:value-type="time" office:time-value="PT05H12M15.052S" calcext:value-type="time">
            <text:p>05:12:15</text:p>
          </table:table-cell>
          <table:table-cell office:value-type="float" office:value="1.16" calcext:value-type="float">
            <text:p>1.16</text:p>
          </table:table-cell>
          <table:table-cell office:value-type="float" office:value="231.4" calcext:value-type="float">
            <text:p>231.4</text:p>
          </table:table-cell>
          <table:table-cell office:value-type="float" office:value="269.15" calcext:value-type="float">
            <text:p>269.15</text:p>
          </table:table-cell>
          <table:table-cell office:value-type="float" office:value="1250.37" calcext:value-type="float">
            <text:p>1250.37</text:p>
          </table:table-cell>
          <table:table-cell office:value-type="float" office:value="1510.87" calcext:value-type="float">
            <text:p>1510.87</text:p>
          </table:table-cell>
        </table:table-row>
        <table:table-row table:style-name="ro1">
          <table:table-cell office:value-type="float" office:value="18751052" calcext:value-type="float">
            <text:p>18751052</text:p>
          </table:table-cell>
          <table:table-cell table:formula="of:=[.A1174]/1000/(60*60*24)" office:value-type="time" office:time-value="PT05H12M31.052S" calcext:value-type="time">
            <text:p>05:12:31</text:p>
          </table:table-cell>
          <table:table-cell office:value-type="float" office:value="1.16" calcext:value-type="float">
            <text:p>1.16</text:p>
          </table:table-cell>
          <table:table-cell office:value-type="float" office:value="231.4" calcext:value-type="float">
            <text:p>231.4</text:p>
          </table:table-cell>
          <table:table-cell office:value-type="float" office:value="269.15" calcext:value-type="float">
            <text:p>269.15</text:p>
          </table:table-cell>
          <table:table-cell office:value-type="float" office:value="1251.4" calcext:value-type="float">
            <text:p>1251.4</text:p>
          </table:table-cell>
          <table:table-cell office:value-type="float" office:value="1512.07" calcext:value-type="float">
            <text:p>1512.07</text:p>
          </table:table-cell>
        </table:table-row>
        <table:table-row table:style-name="ro1">
          <table:table-cell office:value-type="float" office:value="18767052" calcext:value-type="float">
            <text:p>18767052</text:p>
          </table:table-cell>
          <table:table-cell table:formula="of:=[.A1175]/1000/(60*60*24)" office:value-type="time" office:time-value="PT05H12M47.052S" calcext:value-type="time">
            <text:p>05:12:47</text:p>
          </table:table-cell>
          <table:table-cell office:value-type="float" office:value="1.16" calcext:value-type="float">
            <text:p>1.16</text:p>
          </table:table-cell>
          <table:table-cell office:value-type="float" office:value="231.3" calcext:value-type="float">
            <text:p>231.3</text:p>
          </table:table-cell>
          <table:table-cell office:value-type="float" office:value="269.03" calcext:value-type="float">
            <text:p>269.03</text:p>
          </table:table-cell>
          <table:table-cell office:value-type="float" office:value="1252.43" calcext:value-type="float">
            <text:p>1252.43</text:p>
          </table:table-cell>
          <table:table-cell office:value-type="float" office:value="1513.26" calcext:value-type="float">
            <text:p>1513.26</text:p>
          </table:table-cell>
        </table:table-row>
        <table:table-row table:style-name="ro1">
          <table:table-cell office:value-type="float" office:value="18783052" calcext:value-type="float">
            <text:p>18783052</text:p>
          </table:table-cell>
          <table:table-cell table:formula="of:=[.A1176]/1000/(60*60*24)" office:value-type="time" office:time-value="PT05H13M03.052S" calcext:value-type="time">
            <text:p>05:13:03</text:p>
          </table:table-cell>
          <table:table-cell office:value-type="float" office:value="1.16" calcext:value-type="float">
            <text:p>1.16</text:p>
          </table:table-cell>
          <table:table-cell office:value-type="float" office:value="231.4" calcext:value-type="float">
            <text:p>231.4</text:p>
          </table:table-cell>
          <table:table-cell office:value-type="float" office:value="269.15" calcext:value-type="float">
            <text:p>269.15</text:p>
          </table:table-cell>
          <table:table-cell office:value-type="float" office:value="1253.46" calcext:value-type="float">
            <text:p>1253.46</text:p>
          </table:table-cell>
          <table:table-cell office:value-type="float" office:value="1514.46" calcext:value-type="float">
            <text:p>1514.46</text:p>
          </table:table-cell>
        </table:table-row>
        <table:table-row table:style-name="ro1">
          <table:table-cell office:value-type="float" office:value="18799052" calcext:value-type="float">
            <text:p>18799052</text:p>
          </table:table-cell>
          <table:table-cell table:formula="of:=[.A1177]/1000/(60*60*24)" office:value-type="time" office:time-value="PT05H13M19.052S" calcext:value-type="time">
            <text:p>05:13:19</text:p>
          </table:table-cell>
          <table:table-cell office:value-type="float" office:value="1.16" calcext:value-type="float">
            <text:p>1.16</text:p>
          </table:table-cell>
          <table:table-cell office:value-type="float" office:value="231.4" calcext:value-type="float">
            <text:p>231.4</text:p>
          </table:table-cell>
          <table:table-cell office:value-type="float" office:value="268.22" calcext:value-type="float">
            <text:p>268.22</text:p>
          </table:table-cell>
          <table:table-cell office:value-type="float" office:value="1254.49" calcext:value-type="float">
            <text:p>1254.49</text:p>
          </table:table-cell>
          <table:table-cell office:value-type="float" office:value="1515.65" calcext:value-type="float">
            <text:p>1515.65</text:p>
          </table:table-cell>
        </table:table-row>
        <table:table-row table:style-name="ro1">
          <table:table-cell office:value-type="float" office:value="18815052" calcext:value-type="float">
            <text:p>18815052</text:p>
          </table:table-cell>
          <table:table-cell table:formula="of:=[.A1178]/1000/(60*60*24)" office:value-type="time" office:time-value="PT05H13M35.052S" calcext:value-type="time">
            <text:p>05:13:35</text:p>
          </table:table-cell>
          <table:table-cell office:value-type="float" office:value="1.16" calcext:value-type="float">
            <text:p>1.16</text:p>
          </table:table-cell>
          <table:table-cell office:value-type="float" office:value="231.3" calcext:value-type="float">
            <text:p>231.3</text:p>
          </table:table-cell>
          <table:table-cell office:value-type="float" office:value="269.03" calcext:value-type="float">
            <text:p>269.03</text:p>
          </table:table-cell>
          <table:table-cell office:value-type="float" office:value="1255.51" calcext:value-type="float">
            <text:p>1255.51</text:p>
          </table:table-cell>
          <table:table-cell office:value-type="float" office:value="1516.85" calcext:value-type="float">
            <text:p>1516.85</text:p>
          </table:table-cell>
        </table:table-row>
        <table:table-row table:style-name="ro1">
          <table:table-cell office:value-type="float" office:value="18831052" calcext:value-type="float">
            <text:p>18831052</text:p>
          </table:table-cell>
          <table:table-cell table:formula="of:=[.A1179]/1000/(60*60*24)" office:value-type="time" office:time-value="PT05H13M51.052S" calcext:value-type="time">
            <text:p>05:13:51</text:p>
          </table:table-cell>
          <table:table-cell office:value-type="float" office:value="1.16" calcext:value-type="float">
            <text:p>1.16</text:p>
          </table:table-cell>
          <table:table-cell office:value-type="float" office:value="231.4" calcext:value-type="float">
            <text:p>231.4</text:p>
          </table:table-cell>
          <table:table-cell office:value-type="float" office:value="268.22" calcext:value-type="float">
            <text:p>268.22</text:p>
          </table:table-cell>
          <table:table-cell office:value-type="float" office:value="1256.54" calcext:value-type="float">
            <text:p>1256.54</text:p>
          </table:table-cell>
          <table:table-cell office:value-type="float" office:value="1518.04" calcext:value-type="float">
            <text:p>1518.04</text:p>
          </table:table-cell>
        </table:table-row>
        <table:table-row table:style-name="ro1">
          <table:table-cell office:value-type="float" office:value="18847052" calcext:value-type="float">
            <text:p>18847052</text:p>
          </table:table-cell>
          <table:table-cell table:formula="of:=[.A1180]/1000/(60*60*24)" office:value-type="time" office:time-value="PT05H14M07.052S" calcext:value-type="time">
            <text:p>05:14:07</text:p>
          </table:table-cell>
          <table:table-cell office:value-type="float" office:value="1.16" calcext:value-type="float">
            <text:p>1.16</text:p>
          </table:table-cell>
          <table:table-cell office:value-type="float" office:value="231.3" calcext:value-type="float">
            <text:p>231.3</text:p>
          </table:table-cell>
          <table:table-cell office:value-type="float" office:value="269.03" calcext:value-type="float">
            <text:p>269.03</text:p>
          </table:table-cell>
          <table:table-cell office:value-type="float" office:value="1257.57" calcext:value-type="float">
            <text:p>1257.57</text:p>
          </table:table-cell>
          <table:table-cell office:value-type="float" office:value="1519.23" calcext:value-type="float">
            <text:p>1519.23</text:p>
          </table:table-cell>
        </table:table-row>
        <table:table-row table:style-name="ro1">
          <table:table-cell office:value-type="float" office:value="18863052" calcext:value-type="float">
            <text:p>18863052</text:p>
          </table:table-cell>
          <table:table-cell table:formula="of:=[.A1181]/1000/(60*60*24)" office:value-type="time" office:time-value="PT05H14M23.052S" calcext:value-type="time">
            <text:p>05:14:23</text:p>
          </table:table-cell>
          <table:table-cell office:value-type="float" office:value="1.16" calcext:value-type="float">
            <text:p>1.16</text:p>
          </table:table-cell>
          <table:table-cell office:value-type="float" office:value="231.2" calcext:value-type="float">
            <text:p>231.2</text:p>
          </table:table-cell>
          <table:table-cell office:value-type="float" office:value="267.99" calcext:value-type="float">
            <text:p>267.99</text:p>
          </table:table-cell>
          <table:table-cell office:value-type="float" office:value="1258.6" calcext:value-type="float">
            <text:p>1258.6</text:p>
          </table:table-cell>
          <table:table-cell office:value-type="float" office:value="1520.43" calcext:value-type="float">
            <text:p>1520.43</text:p>
          </table:table-cell>
        </table:table-row>
        <table:table-row table:style-name="ro1">
          <table:table-cell office:value-type="float" office:value="18879052" calcext:value-type="float">
            <text:p>18879052</text:p>
          </table:table-cell>
          <table:table-cell table:formula="of:=[.A1182]/1000/(60*60*24)" office:value-type="time" office:time-value="PT05H14M39.052S" calcext:value-type="time">
            <text:p>05:14:39</text:p>
          </table:table-cell>
          <table:table-cell office:value-type="float" office:value="1.16" calcext:value-type="float">
            <text:p>1.16</text:p>
          </table:table-cell>
          <table:table-cell office:value-type="float" office:value="231.3" calcext:value-type="float">
            <text:p>231.3</text:p>
          </table:table-cell>
          <table:table-cell office:value-type="float" office:value="268.1" calcext:value-type="float">
            <text:p>268.1</text:p>
          </table:table-cell>
          <table:table-cell office:value-type="float" office:value="1259.62" calcext:value-type="float">
            <text:p>1259.62</text:p>
          </table:table-cell>
          <table:table-cell office:value-type="float" office:value="1521.62" calcext:value-type="float">
            <text:p>1521.62</text:p>
          </table:table-cell>
        </table:table-row>
        <table:table-row table:style-name="ro1">
          <table:table-cell office:value-type="float" office:value="18895052" calcext:value-type="float">
            <text:p>18895052</text:p>
          </table:table-cell>
          <table:table-cell table:formula="of:=[.A1183]/1000/(60*60*24)" office:value-type="time" office:time-value="PT05H14M55.052S" calcext:value-type="time">
            <text:p>05:14:55</text:p>
          </table:table-cell>
          <table:table-cell office:value-type="float" office:value="1.16" calcext:value-type="float">
            <text:p>1.16</text:p>
          </table:table-cell>
          <table:table-cell office:value-type="float" office:value="231.2" calcext:value-type="float">
            <text:p>231.2</text:p>
          </table:table-cell>
          <table:table-cell office:value-type="float" office:value="268.91" calcext:value-type="float">
            <text:p>268.91</text:p>
          </table:table-cell>
          <table:table-cell office:value-type="float" office:value="1260.65" calcext:value-type="float">
            <text:p>1260.65</text:p>
          </table:table-cell>
          <table:table-cell office:value-type="float" office:value="1522.82" calcext:value-type="float">
            <text:p>1522.82</text:p>
          </table:table-cell>
        </table:table-row>
        <table:table-row table:style-name="ro1">
          <table:table-cell office:value-type="float" office:value="18911052" calcext:value-type="float">
            <text:p>18911052</text:p>
          </table:table-cell>
          <table:table-cell table:formula="of:=[.A1184]/1000/(60*60*24)" office:value-type="time" office:time-value="PT05H15M11.052S" calcext:value-type="time">
            <text:p>05:15:11</text:p>
          </table:table-cell>
          <table:table-cell office:value-type="float" office:value="1.16" calcext:value-type="float">
            <text:p>1.16</text:p>
          </table:table-cell>
          <table:table-cell office:value-type="float" office:value="231.2" calcext:value-type="float">
            <text:p>231.2</text:p>
          </table:table-cell>
          <table:table-cell office:value-type="float" office:value="267.99" calcext:value-type="float">
            <text:p>267.99</text:p>
          </table:table-cell>
          <table:table-cell office:value-type="float" office:value="1261.68" calcext:value-type="float">
            <text:p>1261.68</text:p>
          </table:table-cell>
          <table:table-cell office:value-type="float" office:value="1524.01" calcext:value-type="float">
            <text:p>1524.01</text:p>
          </table:table-cell>
        </table:table-row>
        <table:table-row table:style-name="ro1">
          <table:table-cell office:value-type="float" office:value="18927052" calcext:value-type="float">
            <text:p>18927052</text:p>
          </table:table-cell>
          <table:table-cell table:formula="of:=[.A1185]/1000/(60*60*24)" office:value-type="time" office:time-value="PT05H15M27.052S" calcext:value-type="time">
            <text:p>05:15:27</text:p>
          </table:table-cell>
          <table:table-cell office:value-type="float" office:value="1.16" calcext:value-type="float">
            <text:p>1.16</text:p>
          </table:table-cell>
          <table:table-cell office:value-type="float" office:value="231.2" calcext:value-type="float">
            <text:p>231.2</text:p>
          </table:table-cell>
          <table:table-cell office:value-type="float" office:value="267.99" calcext:value-type="float">
            <text:p>267.99</text:p>
          </table:table-cell>
          <table:table-cell office:value-type="float" office:value="1262.71" calcext:value-type="float">
            <text:p>1262.71</text:p>
          </table:table-cell>
          <table:table-cell office:value-type="float" office:value="1525.2" calcext:value-type="float">
            <text:p>1525.2</text:p>
          </table:table-cell>
        </table:table-row>
        <table:table-row table:style-name="ro1">
          <table:table-cell office:value-type="float" office:value="18943052" calcext:value-type="float">
            <text:p>18943052</text:p>
          </table:table-cell>
          <table:table-cell table:formula="of:=[.A1186]/1000/(60*60*24)" office:value-type="time" office:time-value="PT05H15M43.052S" calcext:value-type="time">
            <text:p>05:15:43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7.87" calcext:value-type="float">
            <text:p>267.87</text:p>
          </table:table-cell>
          <table:table-cell office:value-type="float" office:value="1263.73" calcext:value-type="float">
            <text:p>1263.73</text:p>
          </table:table-cell>
          <table:table-cell office:value-type="float" office:value="1526.39" calcext:value-type="float">
            <text:p>1526.39</text:p>
          </table:table-cell>
        </table:table-row>
        <table:table-row table:style-name="ro1">
          <table:table-cell office:value-type="float" office:value="18959052" calcext:value-type="float">
            <text:p>18959052</text:p>
          </table:table-cell>
          <table:table-cell table:formula="of:=[.A1187]/1000/(60*60*24)" office:value-type="time" office:time-value="PT05H15M59.052S" calcext:value-type="time">
            <text:p>05:15:59</text:p>
          </table:table-cell>
          <table:table-cell office:value-type="float" office:value="1.16" calcext:value-type="float">
            <text:p>1.16</text:p>
          </table:table-cell>
          <table:table-cell office:value-type="float" office:value="231.2" calcext:value-type="float">
            <text:p>231.2</text:p>
          </table:table-cell>
          <table:table-cell office:value-type="float" office:value="267.99" calcext:value-type="float">
            <text:p>267.99</text:p>
          </table:table-cell>
          <table:table-cell office:value-type="float" office:value="1264.76" calcext:value-type="float">
            <text:p>1264.76</text:p>
          </table:table-cell>
          <table:table-cell office:value-type="float" office:value="1527.58" calcext:value-type="float">
            <text:p>1527.58</text:p>
          </table:table-cell>
        </table:table-row>
        <table:table-row table:style-name="ro1">
          <table:table-cell office:value-type="float" office:value="18975052" calcext:value-type="float">
            <text:p>18975052</text:p>
          </table:table-cell>
          <table:table-cell table:formula="of:=[.A1188]/1000/(60*60*24)" office:value-type="time" office:time-value="PT05H16M15.052S" calcext:value-type="time">
            <text:p>05:16:15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7.87" calcext:value-type="float">
            <text:p>267.87</text:p>
          </table:table-cell>
          <table:table-cell office:value-type="float" office:value="1265.79" calcext:value-type="float">
            <text:p>1265.79</text:p>
          </table:table-cell>
          <table:table-cell office:value-type="float" office:value="1528.78" calcext:value-type="float">
            <text:p>1528.78</text:p>
          </table:table-cell>
        </table:table-row>
        <table:table-row table:style-name="ro1">
          <table:table-cell office:value-type="float" office:value="18991052" calcext:value-type="float">
            <text:p>18991052</text:p>
          </table:table-cell>
          <table:table-cell table:formula="of:=[.A1189]/1000/(60*60*24)" office:value-type="time" office:time-value="PT05H16M31.052S" calcext:value-type="time">
            <text:p>05:16:31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7.87" calcext:value-type="float">
            <text:p>267.87</text:p>
          </table:table-cell>
          <table:table-cell office:value-type="float" office:value="1266.82" calcext:value-type="float">
            <text:p>1266.82</text:p>
          </table:table-cell>
          <table:table-cell office:value-type="float" office:value="1529.97" calcext:value-type="float">
            <text:p>1529.97</text:p>
          </table:table-cell>
        </table:table-row>
        <table:table-row table:style-name="ro1">
          <table:table-cell office:value-type="float" office:value="19007052" calcext:value-type="float">
            <text:p>19007052</text:p>
          </table:table-cell>
          <table:table-cell table:formula="of:=[.A1190]/1000/(60*60*24)" office:value-type="time" office:time-value="PT05H16M47.052S" calcext:value-type="time">
            <text:p>05:16:47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7.87" calcext:value-type="float">
            <text:p>267.87</text:p>
          </table:table-cell>
          <table:table-cell office:value-type="float" office:value="1267.84" calcext:value-type="float">
            <text:p>1267.84</text:p>
          </table:table-cell>
          <table:table-cell office:value-type="float" office:value="1531.16" calcext:value-type="float">
            <text:p>1531.16</text:p>
          </table:table-cell>
        </table:table-row>
        <table:table-row table:style-name="ro1">
          <table:table-cell office:value-type="float" office:value="19023052" calcext:value-type="float">
            <text:p>19023052</text:p>
          </table:table-cell>
          <table:table-cell table:formula="of:=[.A1191]/1000/(60*60*24)" office:value-type="time" office:time-value="PT05H17M03.052S" calcext:value-type="time">
            <text:p>05:17:03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7.87" calcext:value-type="float">
            <text:p>267.87</text:p>
          </table:table-cell>
          <table:table-cell office:value-type="float" office:value="1268.87" calcext:value-type="float">
            <text:p>1268.87</text:p>
          </table:table-cell>
          <table:table-cell office:value-type="float" office:value="1532.35" calcext:value-type="float">
            <text:p>1532.35</text:p>
          </table:table-cell>
        </table:table-row>
        <table:table-row table:style-name="ro1">
          <table:table-cell office:value-type="float" office:value="19039052" calcext:value-type="float">
            <text:p>19039052</text:p>
          </table:table-cell>
          <table:table-cell table:formula="of:=[.A1192]/1000/(60*60*24)" office:value-type="time" office:time-value="PT05H17M19.052S" calcext:value-type="time">
            <text:p>05:17:19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7.75" calcext:value-type="float">
            <text:p>267.75</text:p>
          </table:table-cell>
          <table:table-cell office:value-type="float" office:value="1269.9" calcext:value-type="float">
            <text:p>1269.9</text:p>
          </table:table-cell>
          <table:table-cell office:value-type="float" office:value="1533.54" calcext:value-type="float">
            <text:p>1533.54</text:p>
          </table:table-cell>
        </table:table-row>
        <table:table-row table:style-name="ro1">
          <table:table-cell office:value-type="float" office:value="19055052" calcext:value-type="float">
            <text:p>19055052</text:p>
          </table:table-cell>
          <table:table-cell table:formula="of:=[.A1193]/1000/(60*60*24)" office:value-type="time" office:time-value="PT05H17M35.052S" calcext:value-type="time">
            <text:p>05:17:35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8.68" calcext:value-type="float">
            <text:p>268.68</text:p>
          </table:table-cell>
          <table:table-cell office:value-type="float" office:value="1270.92" calcext:value-type="float">
            <text:p>1270.92</text:p>
          </table:table-cell>
          <table:table-cell office:value-type="float" office:value="1534.73" calcext:value-type="float">
            <text:p>1534.73</text:p>
          </table:table-cell>
        </table:table-row>
        <table:table-row table:style-name="ro1">
          <table:table-cell office:value-type="float" office:value="19071052" calcext:value-type="float">
            <text:p>19071052</text:p>
          </table:table-cell>
          <table:table-cell table:formula="of:=[.A1194]/1000/(60*60*24)" office:value-type="time" office:time-value="PT05H17M51.052S" calcext:value-type="time">
            <text:p>05:17:51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7.75" calcext:value-type="float">
            <text:p>267.75</text:p>
          </table:table-cell>
          <table:table-cell office:value-type="float" office:value="1271.95" calcext:value-type="float">
            <text:p>1271.95</text:p>
          </table:table-cell>
          <table:table-cell office:value-type="float" office:value="1535.92" calcext:value-type="float">
            <text:p>1535.92</text:p>
          </table:table-cell>
        </table:table-row>
        <table:table-row table:style-name="ro1">
          <table:table-cell office:value-type="float" office:value="19087052" calcext:value-type="float">
            <text:p>19087052</text:p>
          </table:table-cell>
          <table:table-cell table:formula="of:=[.A1195]/1000/(60*60*24)" office:value-type="time" office:time-value="PT05H18M07.052S" calcext:value-type="time">
            <text:p>05:18:07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7.75" calcext:value-type="float">
            <text:p>267.75</text:p>
          </table:table-cell>
          <table:table-cell office:value-type="float" office:value="1272.98" calcext:value-type="float">
            <text:p>1272.98</text:p>
          </table:table-cell>
          <table:table-cell office:value-type="float" office:value="1537.11" calcext:value-type="float">
            <text:p>1537.11</text:p>
          </table:table-cell>
        </table:table-row>
        <table:table-row table:style-name="ro1">
          <table:table-cell office:value-type="float" office:value="19103052" calcext:value-type="float">
            <text:p>19103052</text:p>
          </table:table-cell>
          <table:table-cell table:formula="of:=[.A1196]/1000/(60*60*24)" office:value-type="time" office:time-value="PT05H18M23.052S" calcext:value-type="time">
            <text:p>05:18:23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7.75" calcext:value-type="float">
            <text:p>267.75</text:p>
          </table:table-cell>
          <table:table-cell office:value-type="float" office:value="1274" calcext:value-type="float">
            <text:p>1274</text:p>
          </table:table-cell>
          <table:table-cell office:value-type="float" office:value="1538.3" calcext:value-type="float">
            <text:p>1538.3</text:p>
          </table:table-cell>
        </table:table-row>
        <table:table-row table:style-name="ro1">
          <table:table-cell office:value-type="float" office:value="19119052" calcext:value-type="float">
            <text:p>19119052</text:p>
          </table:table-cell>
          <table:table-cell table:formula="of:=[.A1197]/1000/(60*60*24)" office:value-type="time" office:time-value="PT05H18M39.052S" calcext:value-type="time">
            <text:p>05:18:39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7.75" calcext:value-type="float">
            <text:p>267.75</text:p>
          </table:table-cell>
          <table:table-cell office:value-type="float" office:value="1275.03" calcext:value-type="float">
            <text:p>1275.03</text:p>
          </table:table-cell>
          <table:table-cell office:value-type="float" office:value="1539.49" calcext:value-type="float">
            <text:p>1539.49</text:p>
          </table:table-cell>
        </table:table-row>
        <table:table-row table:style-name="ro1">
          <table:table-cell office:value-type="float" office:value="19135052" calcext:value-type="float">
            <text:p>19135052</text:p>
          </table:table-cell>
          <table:table-cell table:formula="of:=[.A1198]/1000/(60*60*24)" office:value-type="time" office:time-value="PT05H18M55.052S" calcext:value-type="time">
            <text:p>05:18:55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7.63" calcext:value-type="float">
            <text:p>267.63</text:p>
          </table:table-cell>
          <table:table-cell office:value-type="float" office:value="1276.06" calcext:value-type="float">
            <text:p>1276.06</text:p>
          </table:table-cell>
          <table:table-cell office:value-type="float" office:value="1540.68" calcext:value-type="float">
            <text:p>1540.68</text:p>
          </table:table-cell>
        </table:table-row>
        <table:table-row table:style-name="ro1">
          <table:table-cell office:value-type="float" office:value="19151052" calcext:value-type="float">
            <text:p>19151052</text:p>
          </table:table-cell>
          <table:table-cell table:formula="of:=[.A1199]/1000/(60*60*24)" office:value-type="time" office:time-value="PT05H19M11.052S" calcext:value-type="time">
            <text:p>05:19:11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7.63" calcext:value-type="float">
            <text:p>267.63</text:p>
          </table:table-cell>
          <table:table-cell office:value-type="float" office:value="1277.08" calcext:value-type="float">
            <text:p>1277.08</text:p>
          </table:table-cell>
          <table:table-cell office:value-type="float" office:value="1541.87" calcext:value-type="float">
            <text:p>1541.87</text:p>
          </table:table-cell>
        </table:table-row>
        <table:table-row table:style-name="ro1">
          <table:table-cell office:value-type="float" office:value="19167052" calcext:value-type="float">
            <text:p>19167052</text:p>
          </table:table-cell>
          <table:table-cell table:formula="of:=[.A1200]/1000/(60*60*24)" office:value-type="time" office:time-value="PT05H19M27.052S" calcext:value-type="time">
            <text:p>05:19:27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1278.11" calcext:value-type="float">
            <text:p>1278.11</text:p>
          </table:table-cell>
          <table:table-cell office:value-type="float" office:value="1543.06" calcext:value-type="float">
            <text:p>1543.06</text:p>
          </table:table-cell>
        </table:table-row>
        <table:table-row table:style-name="ro1">
          <table:table-cell office:value-type="float" office:value="19183052" calcext:value-type="float">
            <text:p>19183052</text:p>
          </table:table-cell>
          <table:table-cell table:formula="of:=[.A1201]/1000/(60*60*24)" office:value-type="time" office:time-value="PT05H19M43.052S" calcext:value-type="time">
            <text:p>05:19:43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7.63" calcext:value-type="float">
            <text:p>267.63</text:p>
          </table:table-cell>
          <table:table-cell office:value-type="float" office:value="1279.14" calcext:value-type="float">
            <text:p>1279.14</text:p>
          </table:table-cell>
          <table:table-cell office:value-type="float" office:value="1544.25" calcext:value-type="float">
            <text:p>1544.25</text:p>
          </table:table-cell>
        </table:table-row>
        <table:table-row table:style-name="ro1">
          <table:table-cell office:value-type="float" office:value="19199052" calcext:value-type="float">
            <text:p>19199052</text:p>
          </table:table-cell>
          <table:table-cell table:formula="of:=[.A1202]/1000/(60*60*24)" office:value-type="time" office:time-value="PT05H19M59.052S" calcext:value-type="time">
            <text:p>05:19:59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7.63" calcext:value-type="float">
            <text:p>267.63</text:p>
          </table:table-cell>
          <table:table-cell office:value-type="float" office:value="1280.16" calcext:value-type="float">
            <text:p>1280.16</text:p>
          </table:table-cell>
          <table:table-cell office:value-type="float" office:value="1545.44" calcext:value-type="float">
            <text:p>1545.44</text:p>
          </table:table-cell>
        </table:table-row>
        <table:table-row table:style-name="ro1">
          <table:table-cell office:value-type="float" office:value="19215052" calcext:value-type="float">
            <text:p>19215052</text:p>
          </table:table-cell>
          <table:table-cell table:formula="of:=[.A1203]/1000/(60*60*24)" office:value-type="time" office:time-value="PT05H20M15.052S" calcext:value-type="time">
            <text:p>05:20:15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7.63" calcext:value-type="float">
            <text:p>267.63</text:p>
          </table:table-cell>
          <table:table-cell office:value-type="float" office:value="1281.19" calcext:value-type="float">
            <text:p>1281.19</text:p>
          </table:table-cell>
          <table:table-cell office:value-type="float" office:value="1546.63" calcext:value-type="float">
            <text:p>1546.63</text:p>
          </table:table-cell>
        </table:table-row>
        <table:table-row table:style-name="ro1">
          <table:table-cell office:value-type="float" office:value="19231052" calcext:value-type="float">
            <text:p>19231052</text:p>
          </table:table-cell>
          <table:table-cell table:formula="of:=[.A1204]/1000/(60*60*24)" office:value-type="time" office:time-value="PT05H20M31.052S" calcext:value-type="time">
            <text:p>05:20:31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1282.21" calcext:value-type="float">
            <text:p>1282.21</text:p>
          </table:table-cell>
          <table:table-cell office:value-type="float" office:value="1547.82" calcext:value-type="float">
            <text:p>1547.82</text:p>
          </table:table-cell>
        </table:table-row>
        <table:table-row table:style-name="ro1">
          <table:table-cell office:value-type="float" office:value="19247052" calcext:value-type="float">
            <text:p>19247052</text:p>
          </table:table-cell>
          <table:table-cell table:formula="of:=[.A1205]/1000/(60*60*24)" office:value-type="time" office:time-value="PT05H20M47.052S" calcext:value-type="time">
            <text:p>05:20:47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1283.24" calcext:value-type="float">
            <text:p>1283.24</text:p>
          </table:table-cell>
          <table:table-cell office:value-type="float" office:value="1549.01" calcext:value-type="float">
            <text:p>1549.01</text:p>
          </table:table-cell>
        </table:table-row>
        <table:table-row table:style-name="ro1">
          <table:table-cell office:value-type="float" office:value="19263052" calcext:value-type="float">
            <text:p>19263052</text:p>
          </table:table-cell>
          <table:table-cell table:formula="of:=[.A1206]/1000/(60*60*24)" office:value-type="time" office:time-value="PT05H21M03.052S" calcext:value-type="time">
            <text:p>05:21:03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1284.26" calcext:value-type="float">
            <text:p>1284.26</text:p>
          </table:table-cell>
          <table:table-cell office:value-type="float" office:value="1550.2" calcext:value-type="float">
            <text:p>1550.2</text:p>
          </table:table-cell>
        </table:table-row>
        <table:table-row table:style-name="ro1">
          <table:table-cell office:value-type="float" office:value="19279052" calcext:value-type="float">
            <text:p>19279052</text:p>
          </table:table-cell>
          <table:table-cell table:formula="of:=[.A1207]/1000/(60*60*24)" office:value-type="time" office:time-value="PT05H21M19.052S" calcext:value-type="time">
            <text:p>05:21:19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1" calcext:value-type="float">
            <text:p>267.51</text:p>
          </table:table-cell>
          <table:table-cell office:value-type="float" office:value="1285.29" calcext:value-type="float">
            <text:p>1285.29</text:p>
          </table:table-cell>
          <table:table-cell office:value-type="float" office:value="1551.39" calcext:value-type="float">
            <text:p>1551.39</text:p>
          </table:table-cell>
        </table:table-row>
        <table:table-row table:style-name="ro1">
          <table:table-cell office:value-type="float" office:value="19295052" calcext:value-type="float">
            <text:p>19295052</text:p>
          </table:table-cell>
          <table:table-cell table:formula="of:=[.A1208]/1000/(60*60*24)" office:value-type="time" office:time-value="PT05H21M35.052S" calcext:value-type="time">
            <text:p>05:21:35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1" calcext:value-type="float">
            <text:p>267.51</text:p>
          </table:table-cell>
          <table:table-cell office:value-type="float" office:value="1286.31" calcext:value-type="float">
            <text:p>1286.31</text:p>
          </table:table-cell>
          <table:table-cell office:value-type="float" office:value="1552.58" calcext:value-type="float">
            <text:p>1552.58</text:p>
          </table:table-cell>
        </table:table-row>
        <table:table-row table:style-name="ro1">
          <table:table-cell office:value-type="float" office:value="19311052" calcext:value-type="float">
            <text:p>19311052</text:p>
          </table:table-cell>
          <table:table-cell table:formula="of:=[.A1209]/1000/(60*60*24)" office:value-type="time" office:time-value="PT05H21M51.052S" calcext:value-type="time">
            <text:p>05:21:51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1" calcext:value-type="float">
            <text:p>267.51</text:p>
          </table:table-cell>
          <table:table-cell office:value-type="float" office:value="1287.34" calcext:value-type="float">
            <text:p>1287.34</text:p>
          </table:table-cell>
          <table:table-cell office:value-type="float" office:value="1553.76" calcext:value-type="float">
            <text:p>1553.76</text:p>
          </table:table-cell>
        </table:table-row>
        <table:table-row table:style-name="ro1">
          <table:table-cell office:value-type="float" office:value="19327052" calcext:value-type="float">
            <text:p>19327052</text:p>
          </table:table-cell>
          <table:table-cell table:formula="of:=[.A1210]/1000/(60*60*24)" office:value-type="time" office:time-value="PT05H22M07.052S" calcext:value-type="time">
            <text:p>05:22:07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288.37" calcext:value-type="float">
            <text:p>1288.37</text:p>
          </table:table-cell>
          <table:table-cell office:value-type="float" office:value="1554.95" calcext:value-type="float">
            <text:p>1554.95</text:p>
          </table:table-cell>
        </table:table-row>
        <table:table-row table:style-name="ro1">
          <table:table-cell office:value-type="float" office:value="19343052" calcext:value-type="float">
            <text:p>19343052</text:p>
          </table:table-cell>
          <table:table-cell table:formula="of:=[.A1211]/1000/(60*60*24)" office:value-type="time" office:time-value="PT05H22M23.052S" calcext:value-type="time">
            <text:p>05:22:23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289.39" calcext:value-type="float">
            <text:p>1289.39</text:p>
          </table:table-cell>
          <table:table-cell office:value-type="float" office:value="1556.14" calcext:value-type="float">
            <text:p>1556.14</text:p>
          </table:table-cell>
        </table:table-row>
        <table:table-row table:style-name="ro1">
          <table:table-cell office:value-type="float" office:value="19359052" calcext:value-type="float">
            <text:p>19359052</text:p>
          </table:table-cell>
          <table:table-cell table:formula="of:=[.A1212]/1000/(60*60*24)" office:value-type="time" office:time-value="PT05H22M39.052S" calcext:value-type="time">
            <text:p>05:22:39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290.42" calcext:value-type="float">
            <text:p>1290.42</text:p>
          </table:table-cell>
          <table:table-cell office:value-type="float" office:value="1557.33" calcext:value-type="float">
            <text:p>1557.33</text:p>
          </table:table-cell>
        </table:table-row>
        <table:table-row table:style-name="ro1">
          <table:table-cell office:value-type="float" office:value="19375052" calcext:value-type="float">
            <text:p>19375052</text:p>
          </table:table-cell>
          <table:table-cell table:formula="of:=[.A1213]/1000/(60*60*24)" office:value-type="time" office:time-value="PT05H22M55.052S" calcext:value-type="time">
            <text:p>05:22:55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291.44" calcext:value-type="float">
            <text:p>1291.44</text:p>
          </table:table-cell>
          <table:table-cell office:value-type="float" office:value="1558.51" calcext:value-type="float">
            <text:p>1558.51</text:p>
          </table:table-cell>
        </table:table-row>
        <table:table-row table:style-name="ro1">
          <table:table-cell office:value-type="float" office:value="19391052" calcext:value-type="float">
            <text:p>19391052</text:p>
          </table:table-cell>
          <table:table-cell table:formula="of:=[.A1214]/1000/(60*60*24)" office:value-type="time" office:time-value="PT05H23M11.052S" calcext:value-type="time">
            <text:p>05:23:11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7.28" calcext:value-type="float">
            <text:p>267.28</text:p>
          </table:table-cell>
          <table:table-cell office:value-type="float" office:value="1292.47" calcext:value-type="float">
            <text:p>1292.47</text:p>
          </table:table-cell>
          <table:table-cell office:value-type="float" office:value="1559.7" calcext:value-type="float">
            <text:p>1559.7</text:p>
          </table:table-cell>
        </table:table-row>
        <table:table-row table:style-name="ro1">
          <table:table-cell office:value-type="float" office:value="19407052" calcext:value-type="float">
            <text:p>19407052</text:p>
          </table:table-cell>
          <table:table-cell table:formula="of:=[.A1215]/1000/(60*60*24)" office:value-type="time" office:time-value="PT05H23M27.052S" calcext:value-type="time">
            <text:p>05:23:27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7.28" calcext:value-type="float">
            <text:p>267.28</text:p>
          </table:table-cell>
          <table:table-cell office:value-type="float" office:value="1293.49" calcext:value-type="float">
            <text:p>1293.49</text:p>
          </table:table-cell>
          <table:table-cell office:value-type="float" office:value="1560.89" calcext:value-type="float">
            <text:p>1560.89</text:p>
          </table:table-cell>
        </table:table-row>
        <table:table-row table:style-name="ro1">
          <table:table-cell office:value-type="float" office:value="19423052" calcext:value-type="float">
            <text:p>19423052</text:p>
          </table:table-cell>
          <table:table-cell table:formula="of:=[.A1216]/1000/(60*60*24)" office:value-type="time" office:time-value="PT05H23M43.052S" calcext:value-type="time">
            <text:p>05:23:43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7.28" calcext:value-type="float">
            <text:p>267.28</text:p>
          </table:table-cell>
          <table:table-cell office:value-type="float" office:value="1294.52" calcext:value-type="float">
            <text:p>1294.52</text:p>
          </table:table-cell>
          <table:table-cell office:value-type="float" office:value="1562.08" calcext:value-type="float">
            <text:p>1562.08</text:p>
          </table:table-cell>
        </table:table-row>
        <table:table-row table:style-name="ro1">
          <table:table-cell office:value-type="float" office:value="19439052" calcext:value-type="float">
            <text:p>19439052</text:p>
          </table:table-cell>
          <table:table-cell table:formula="of:=[.A1217]/1000/(60*60*24)" office:value-type="time" office:time-value="PT05H23M59.052S" calcext:value-type="time">
            <text:p>05:23:59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7.28" calcext:value-type="float">
            <text:p>267.28</text:p>
          </table:table-cell>
          <table:table-cell office:value-type="float" office:value="1295.54" calcext:value-type="float">
            <text:p>1295.54</text:p>
          </table:table-cell>
          <table:table-cell office:value-type="float" office:value="1563.26" calcext:value-type="float">
            <text:p>1563.26</text:p>
          </table:table-cell>
        </table:table-row>
        <table:table-row table:style-name="ro1">
          <table:table-cell office:value-type="float" office:value="19455052" calcext:value-type="float">
            <text:p>19455052</text:p>
          </table:table-cell>
          <table:table-cell table:formula="of:=[.A1218]/1000/(60*60*24)" office:value-type="time" office:time-value="PT05H24M15.052S" calcext:value-type="time">
            <text:p>05:24:15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6.36" calcext:value-type="float">
            <text:p>266.36</text:p>
          </table:table-cell>
          <table:table-cell office:value-type="float" office:value="1296.57" calcext:value-type="float">
            <text:p>1296.57</text:p>
          </table:table-cell>
          <table:table-cell office:value-type="float" office:value="1564.45" calcext:value-type="float">
            <text:p>1564.45</text:p>
          </table:table-cell>
        </table:table-row>
        <table:table-row table:style-name="ro1">
          <table:table-cell office:value-type="float" office:value="19471052" calcext:value-type="float">
            <text:p>19471052</text:p>
          </table:table-cell>
          <table:table-cell table:formula="of:=[.A1219]/1000/(60*60*24)" office:value-type="time" office:time-value="PT05H24M31.052S" calcext:value-type="time">
            <text:p>05:24:31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7.28" calcext:value-type="float">
            <text:p>267.28</text:p>
          </table:table-cell>
          <table:table-cell office:value-type="float" office:value="1297.59" calcext:value-type="float">
            <text:p>1297.59</text:p>
          </table:table-cell>
          <table:table-cell office:value-type="float" office:value="1565.64" calcext:value-type="float">
            <text:p>1565.64</text:p>
          </table:table-cell>
        </table:table-row>
        <table:table-row table:style-name="ro1">
          <table:table-cell office:value-type="float" office:value="19487052" calcext:value-type="float">
            <text:p>19487052</text:p>
          </table:table-cell>
          <table:table-cell table:formula="of:=[.A1220]/1000/(60*60*24)" office:value-type="time" office:time-value="PT05H24M47.052S" calcext:value-type="time">
            <text:p>05:24:47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7.16" calcext:value-type="float">
            <text:p>267.16</text:p>
          </table:table-cell>
          <table:table-cell office:value-type="float" office:value="1298.62" calcext:value-type="float">
            <text:p>1298.62</text:p>
          </table:table-cell>
          <table:table-cell office:value-type="float" office:value="1566.82" calcext:value-type="float">
            <text:p>1566.82</text:p>
          </table:table-cell>
        </table:table-row>
        <table:table-row table:style-name="ro1">
          <table:table-cell office:value-type="float" office:value="19503052" calcext:value-type="float">
            <text:p>19503052</text:p>
          </table:table-cell>
          <table:table-cell table:formula="of:=[.A1221]/1000/(60*60*24)" office:value-type="time" office:time-value="PT05H25M03.052S" calcext:value-type="time">
            <text:p>05:25:03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6.24" calcext:value-type="float">
            <text:p>266.24</text:p>
          </table:table-cell>
          <table:table-cell office:value-type="float" office:value="1299.64" calcext:value-type="float">
            <text:p>1299.64</text:p>
          </table:table-cell>
          <table:table-cell office:value-type="float" office:value="1568.01" calcext:value-type="float">
            <text:p>1568.01</text:p>
          </table:table-cell>
        </table:table-row>
        <table:table-row table:style-name="ro1">
          <table:table-cell office:value-type="float" office:value="19519052" calcext:value-type="float">
            <text:p>19519052</text:p>
          </table:table-cell>
          <table:table-cell table:formula="of:=[.A1222]/1000/(60*60*24)" office:value-type="time" office:time-value="PT05H25M19.052S" calcext:value-type="time">
            <text:p>05:25:19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7.16" calcext:value-type="float">
            <text:p>267.16</text:p>
          </table:table-cell>
          <table:table-cell office:value-type="float" office:value="1300.67" calcext:value-type="float">
            <text:p>1300.67</text:p>
          </table:table-cell>
          <table:table-cell office:value-type="float" office:value="1569.2" calcext:value-type="float">
            <text:p>1569.2</text:p>
          </table:table-cell>
        </table:table-row>
        <table:table-row table:style-name="ro1">
          <table:table-cell office:value-type="float" office:value="19535052" calcext:value-type="float">
            <text:p>19535052</text:p>
          </table:table-cell>
          <table:table-cell table:formula="of:=[.A1223]/1000/(60*60*24)" office:value-type="time" office:time-value="PT05H25M35.052S" calcext:value-type="time">
            <text:p>05:25:35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6.24" calcext:value-type="float">
            <text:p>266.24</text:p>
          </table:table-cell>
          <table:table-cell office:value-type="float" office:value="1301.69" calcext:value-type="float">
            <text:p>1301.69</text:p>
          </table:table-cell>
          <table:table-cell office:value-type="float" office:value="1570.38" calcext:value-type="float">
            <text:p>1570.38</text:p>
          </table:table-cell>
        </table:table-row>
        <table:table-row table:style-name="ro1">
          <table:table-cell office:value-type="float" office:value="19551052" calcext:value-type="float">
            <text:p>19551052</text:p>
          </table:table-cell>
          <table:table-cell table:formula="of:=[.A1224]/1000/(60*60*24)" office:value-type="time" office:time-value="PT05H25M51.052S" calcext:value-type="time">
            <text:p>05:25:51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7.04" calcext:value-type="float">
            <text:p>267.04</text:p>
          </table:table-cell>
          <table:table-cell office:value-type="float" office:value="1302.72" calcext:value-type="float">
            <text:p>1302.72</text:p>
          </table:table-cell>
          <table:table-cell office:value-type="float" office:value="1571.57" calcext:value-type="float">
            <text:p>1571.57</text:p>
          </table:table-cell>
        </table:table-row>
        <table:table-row table:style-name="ro1">
          <table:table-cell office:value-type="float" office:value="19567052" calcext:value-type="float">
            <text:p>19567052</text:p>
          </table:table-cell>
          <table:table-cell table:formula="of:=[.A1225]/1000/(60*60*24)" office:value-type="time" office:time-value="PT05H26M07.052S" calcext:value-type="time">
            <text:p>05:26:07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6.24" calcext:value-type="float">
            <text:p>266.24</text:p>
          </table:table-cell>
          <table:table-cell office:value-type="float" office:value="1303.74" calcext:value-type="float">
            <text:p>1303.74</text:p>
          </table:table-cell>
          <table:table-cell office:value-type="float" office:value="1572.75" calcext:value-type="float">
            <text:p>1572.75</text:p>
          </table:table-cell>
        </table:table-row>
        <table:table-row table:style-name="ro1">
          <table:table-cell office:value-type="float" office:value="19583052" calcext:value-type="float">
            <text:p>19583052</text:p>
          </table:table-cell>
          <table:table-cell table:formula="of:=[.A1226]/1000/(60*60*24)" office:value-type="time" office:time-value="PT05H26M23.052S" calcext:value-type="time">
            <text:p>05:26:23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6.12" calcext:value-type="float">
            <text:p>266.12</text:p>
          </table:table-cell>
          <table:table-cell office:value-type="float" office:value="1304.76" calcext:value-type="float">
            <text:p>1304.76</text:p>
          </table:table-cell>
          <table:table-cell office:value-type="float" office:value="1573.94" calcext:value-type="float">
            <text:p>1573.94</text:p>
          </table:table-cell>
        </table:table-row>
        <table:table-row table:style-name="ro1">
          <table:table-cell office:value-type="float" office:value="19599052" calcext:value-type="float">
            <text:p>19599052</text:p>
          </table:table-cell>
          <table:table-cell table:formula="of:=[.A1227]/1000/(60*60*24)" office:value-type="time" office:time-value="PT05H26M39.052S" calcext:value-type="time">
            <text:p>05:26:39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6.12" calcext:value-type="float">
            <text:p>266.12</text:p>
          </table:table-cell>
          <table:table-cell office:value-type="float" office:value="1305.79" calcext:value-type="float">
            <text:p>1305.79</text:p>
          </table:table-cell>
          <table:table-cell office:value-type="float" office:value="1575.12" calcext:value-type="float">
            <text:p>1575.12</text:p>
          </table:table-cell>
        </table:table-row>
        <table:table-row table:style-name="ro1">
          <table:table-cell office:value-type="float" office:value="19615052" calcext:value-type="float">
            <text:p>19615052</text:p>
          </table:table-cell>
          <table:table-cell table:formula="of:=[.A1228]/1000/(60*60*24)" office:value-type="time" office:time-value="PT05H26M55.052S" calcext:value-type="time">
            <text:p>05:26:55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7.04" calcext:value-type="float">
            <text:p>267.04</text:p>
          </table:table-cell>
          <table:table-cell office:value-type="float" office:value="1306.81" calcext:value-type="float">
            <text:p>1306.81</text:p>
          </table:table-cell>
          <table:table-cell office:value-type="float" office:value="1576.31" calcext:value-type="float">
            <text:p>1576.31</text:p>
          </table:table-cell>
        </table:table-row>
        <table:table-row table:style-name="ro1">
          <table:table-cell office:value-type="float" office:value="19631052" calcext:value-type="float">
            <text:p>19631052</text:p>
          </table:table-cell>
          <table:table-cell table:formula="of:=[.A1229]/1000/(60*60*24)" office:value-type="time" office:time-value="PT05H27M11.052S" calcext:value-type="time">
            <text:p>05:27:11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7.04" calcext:value-type="float">
            <text:p>267.04</text:p>
          </table:table-cell>
          <table:table-cell office:value-type="float" office:value="1307.84" calcext:value-type="float">
            <text:p>1307.84</text:p>
          </table:table-cell>
          <table:table-cell office:value-type="float" office:value="1577.49" calcext:value-type="float">
            <text:p>1577.49</text:p>
          </table:table-cell>
        </table:table-row>
        <table:table-row table:style-name="ro1">
          <table:table-cell office:value-type="float" office:value="19647052" calcext:value-type="float">
            <text:p>19647052</text:p>
          </table:table-cell>
          <table:table-cell table:formula="of:=[.A1230]/1000/(60*60*24)" office:value-type="time" office:time-value="PT05H27M27.052S" calcext:value-type="time">
            <text:p>05:27:27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6.12" calcext:value-type="float">
            <text:p>266.12</text:p>
          </table:table-cell>
          <table:table-cell office:value-type="float" office:value="1308.86" calcext:value-type="float">
            <text:p>1308.86</text:p>
          </table:table-cell>
          <table:table-cell office:value-type="float" office:value="1578.68" calcext:value-type="float">
            <text:p>1578.68</text:p>
          </table:table-cell>
        </table:table-row>
        <table:table-row table:style-name="ro1">
          <table:table-cell office:value-type="float" office:value="19663052" calcext:value-type="float">
            <text:p>19663052</text:p>
          </table:table-cell>
          <table:table-cell table:formula="of:=[.A1231]/1000/(60*60*24)" office:value-type="time" office:time-value="PT05H27M43.052S" calcext:value-type="time">
            <text:p>05:27:43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7.04" calcext:value-type="float">
            <text:p>267.04</text:p>
          </table:table-cell>
          <table:table-cell office:value-type="float" office:value="1309.88" calcext:value-type="float">
            <text:p>1309.88</text:p>
          </table:table-cell>
          <table:table-cell office:value-type="float" office:value="1579.86" calcext:value-type="float">
            <text:p>1579.86</text:p>
          </table:table-cell>
        </table:table-row>
        <table:table-row table:style-name="ro1">
          <table:table-cell office:value-type="float" office:value="19679052" calcext:value-type="float">
            <text:p>19679052</text:p>
          </table:table-cell>
          <table:table-cell table:formula="of:=[.A1232]/1000/(60*60*24)" office:value-type="time" office:time-value="PT05H27M59.052S" calcext:value-type="time">
            <text:p>05:27:59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.01" calcext:value-type="float">
            <text:p>266.01</text:p>
          </table:table-cell>
          <table:table-cell office:value-type="float" office:value="1310.91" calcext:value-type="float">
            <text:p>1310.91</text:p>
          </table:table-cell>
          <table:table-cell office:value-type="float" office:value="1581.04" calcext:value-type="float">
            <text:p>1581.04</text:p>
          </table:table-cell>
        </table:table-row>
        <table:table-row table:style-name="ro1">
          <table:table-cell office:value-type="float" office:value="19695052" calcext:value-type="float">
            <text:p>19695052</text:p>
          </table:table-cell>
          <table:table-cell table:formula="of:=[.A1233]/1000/(60*60*24)" office:value-type="time" office:time-value="PT05H28M15.052S" calcext:value-type="time">
            <text:p>05:28:15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.92" calcext:value-type="float">
            <text:p>266.92</text:p>
          </table:table-cell>
          <table:table-cell office:value-type="float" office:value="1311.93" calcext:value-type="float">
            <text:p>1311.93</text:p>
          </table:table-cell>
          <table:table-cell office:value-type="float" office:value="1582.23" calcext:value-type="float">
            <text:p>1582.23</text:p>
          </table:table-cell>
        </table:table-row>
        <table:table-row table:style-name="ro1">
          <table:table-cell office:value-type="float" office:value="19711052" calcext:value-type="float">
            <text:p>19711052</text:p>
          </table:table-cell>
          <table:table-cell table:formula="of:=[.A1234]/1000/(60*60*24)" office:value-type="time" office:time-value="PT05H28M31.052S" calcext:value-type="time">
            <text:p>05:28:31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" calcext:value-type="float">
            <text:p>266</text:p>
          </table:table-cell>
          <table:table-cell office:value-type="float" office:value="1312.96" calcext:value-type="float">
            <text:p>1312.96</text:p>
          </table:table-cell>
          <table:table-cell office:value-type="float" office:value="1583.41" calcext:value-type="float">
            <text:p>1583.41</text:p>
          </table:table-cell>
        </table:table-row>
        <table:table-row table:style-name="ro1">
          <table:table-cell office:value-type="float" office:value="19727052" calcext:value-type="float">
            <text:p>19727052</text:p>
          </table:table-cell>
          <table:table-cell table:formula="of:=[.A1235]/1000/(60*60*24)" office:value-type="time" office:time-value="PT05H28M47.052S" calcext:value-type="time">
            <text:p>05:28:47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5.89" calcext:value-type="float">
            <text:p>265.89</text:p>
          </table:table-cell>
          <table:table-cell office:value-type="float" office:value="1313.98" calcext:value-type="float">
            <text:p>1313.98</text:p>
          </table:table-cell>
          <table:table-cell office:value-type="float" office:value="1584.59" calcext:value-type="float">
            <text:p>1584.59</text:p>
          </table:table-cell>
        </table:table-row>
        <table:table-row table:style-name="ro1">
          <table:table-cell office:value-type="float" office:value="19743052" calcext:value-type="float">
            <text:p>19743052</text:p>
          </table:table-cell>
          <table:table-cell table:formula="of:=[.A1236]/1000/(60*60*24)" office:value-type="time" office:time-value="PT05H29M03.052S" calcext:value-type="time">
            <text:p>05:29:03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5.89" calcext:value-type="float">
            <text:p>265.89</text:p>
          </table:table-cell>
          <table:table-cell office:value-type="float" office:value="1315" calcext:value-type="float">
            <text:p>1315</text:p>
          </table:table-cell>
          <table:table-cell office:value-type="float" office:value="1585.77" calcext:value-type="float">
            <text:p>1585.77</text:p>
          </table:table-cell>
        </table:table-row>
        <table:table-row table:style-name="ro1">
          <table:table-cell office:value-type="float" office:value="19759052" calcext:value-type="float">
            <text:p>19759052</text:p>
          </table:table-cell>
          <table:table-cell table:formula="of:=[.A1237]/1000/(60*60*24)" office:value-type="time" office:time-value="PT05H29M19.052S" calcext:value-type="time">
            <text:p>05:29:19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5.89" calcext:value-type="float">
            <text:p>265.89</text:p>
          </table:table-cell>
          <table:table-cell office:value-type="float" office:value="1316.03" calcext:value-type="float">
            <text:p>1316.03</text:p>
          </table:table-cell>
          <table:table-cell office:value-type="float" office:value="1586.96" calcext:value-type="float">
            <text:p>1586.96</text:p>
          </table:table-cell>
        </table:table-row>
        <table:table-row table:style-name="ro1">
          <table:table-cell office:value-type="float" office:value="19775052" calcext:value-type="float">
            <text:p>19775052</text:p>
          </table:table-cell>
          <table:table-cell table:formula="of:=[.A1238]/1000/(60*60*24)" office:value-type="time" office:time-value="PT05H29M35.052S" calcext:value-type="time">
            <text:p>05:29:35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5.89" calcext:value-type="float">
            <text:p>265.89</text:p>
          </table:table-cell>
          <table:table-cell office:value-type="float" office:value="1317.05" calcext:value-type="float">
            <text:p>1317.05</text:p>
          </table:table-cell>
          <table:table-cell office:value-type="float" office:value="1588.14" calcext:value-type="float">
            <text:p>1588.14</text:p>
          </table:table-cell>
        </table:table-row>
        <table:table-row table:style-name="ro1">
          <table:table-cell office:value-type="float" office:value="19791052" calcext:value-type="float">
            <text:p>19791052</text:p>
          </table:table-cell>
          <table:table-cell table:formula="of:=[.A1239]/1000/(60*60*24)" office:value-type="time" office:time-value="PT05H29M51.052S" calcext:value-type="time">
            <text:p>05:29:51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5.89" calcext:value-type="float">
            <text:p>265.89</text:p>
          </table:table-cell>
          <table:table-cell office:value-type="float" office:value="1318.07" calcext:value-type="float">
            <text:p>1318.07</text:p>
          </table:table-cell>
          <table:table-cell office:value-type="float" office:value="1589.32" calcext:value-type="float">
            <text:p>1589.32</text:p>
          </table:table-cell>
        </table:table-row>
        <table:table-row table:style-name="ro1">
          <table:table-cell office:value-type="float" office:value="19807052" calcext:value-type="float">
            <text:p>19807052</text:p>
          </table:table-cell>
          <table:table-cell table:formula="of:=[.A1240]/1000/(60*60*24)" office:value-type="time" office:time-value="PT05H30M07.052S" calcext:value-type="time">
            <text:p>05:30:07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5.88" calcext:value-type="float">
            <text:p>265.88</text:p>
          </table:table-cell>
          <table:table-cell office:value-type="float" office:value="1319.1" calcext:value-type="float">
            <text:p>1319.1</text:p>
          </table:table-cell>
          <table:table-cell office:value-type="float" office:value="1590.5" calcext:value-type="float">
            <text:p>1590.5</text:p>
          </table:table-cell>
        </table:table-row>
        <table:table-row table:style-name="ro1">
          <table:table-cell office:value-type="float" office:value="19823052" calcext:value-type="float">
            <text:p>19823052</text:p>
          </table:table-cell>
          <table:table-cell table:formula="of:=[.A1241]/1000/(60*60*24)" office:value-type="time" office:time-value="PT05H30M23.052S" calcext:value-type="time">
            <text:p>05:30:23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5.89" calcext:value-type="float">
            <text:p>265.89</text:p>
          </table:table-cell>
          <table:table-cell office:value-type="float" office:value="1320.12" calcext:value-type="float">
            <text:p>1320.12</text:p>
          </table:table-cell>
          <table:table-cell office:value-type="float" office:value="1591.68" calcext:value-type="float">
            <text:p>1591.68</text:p>
          </table:table-cell>
        </table:table-row>
        <table:table-row table:style-name="ro1">
          <table:table-cell office:value-type="float" office:value="19839052" calcext:value-type="float">
            <text:p>19839052</text:p>
          </table:table-cell>
          <table:table-cell table:formula="of:=[.A1242]/1000/(60*60*24)" office:value-type="time" office:time-value="PT05H30M39.052S" calcext:value-type="time">
            <text:p>05:30:39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5.77" calcext:value-type="float">
            <text:p>265.77</text:p>
          </table:table-cell>
          <table:table-cell office:value-type="float" office:value="1321.14" calcext:value-type="float">
            <text:p>1321.14</text:p>
          </table:table-cell>
          <table:table-cell office:value-type="float" office:value="1592.87" calcext:value-type="float">
            <text:p>1592.87</text:p>
          </table:table-cell>
        </table:table-row>
        <table:table-row table:style-name="ro1">
          <table:table-cell office:value-type="float" office:value="19855052" calcext:value-type="float">
            <text:p>19855052</text:p>
          </table:table-cell>
          <table:table-cell table:formula="of:=[.A1243]/1000/(60*60*24)" office:value-type="time" office:time-value="PT05H30M55.052S" calcext:value-type="time">
            <text:p>05:30:55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5.77" calcext:value-type="float">
            <text:p>265.77</text:p>
          </table:table-cell>
          <table:table-cell office:value-type="float" office:value="1322.17" calcext:value-type="float">
            <text:p>1322.17</text:p>
          </table:table-cell>
          <table:table-cell office:value-type="float" office:value="1594.05" calcext:value-type="float">
            <text:p>1594.05</text:p>
          </table:table-cell>
        </table:table-row>
        <table:table-row table:style-name="ro1">
          <table:table-cell office:value-type="float" office:value="19871052" calcext:value-type="float">
            <text:p>19871052</text:p>
          </table:table-cell>
          <table:table-cell table:formula="of:=[.A1244]/1000/(60*60*24)" office:value-type="time" office:time-value="PT05H31M11.052S" calcext:value-type="time">
            <text:p>05:31:11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5.77" calcext:value-type="float">
            <text:p>265.77</text:p>
          </table:table-cell>
          <table:table-cell office:value-type="float" office:value="1323.19" calcext:value-type="float">
            <text:p>1323.19</text:p>
          </table:table-cell>
          <table:table-cell office:value-type="float" office:value="1595.23" calcext:value-type="float">
            <text:p>1595.23</text:p>
          </table:table-cell>
        </table:table-row>
        <table:table-row table:style-name="ro1">
          <table:table-cell office:value-type="float" office:value="19887052" calcext:value-type="float">
            <text:p>19887052</text:p>
          </table:table-cell>
          <table:table-cell table:formula="of:=[.A1245]/1000/(60*60*24)" office:value-type="time" office:time-value="PT05H31M27.052S" calcext:value-type="time">
            <text:p>05:31:27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5.77" calcext:value-type="float">
            <text:p>265.77</text:p>
          </table:table-cell>
          <table:table-cell office:value-type="float" office:value="1324.21" calcext:value-type="float">
            <text:p>1324.21</text:p>
          </table:table-cell>
          <table:table-cell office:value-type="float" office:value="1596.41" calcext:value-type="float">
            <text:p>1596.41</text:p>
          </table:table-cell>
        </table:table-row>
        <table:table-row table:style-name="ro1">
          <table:table-cell office:value-type="float" office:value="19903052" calcext:value-type="float">
            <text:p>19903052</text:p>
          </table:table-cell>
          <table:table-cell table:formula="of:=[.A1246]/1000/(60*60*24)" office:value-type="time" office:time-value="PT05H31M43.052S" calcext:value-type="time">
            <text:p>05:31:43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5.77" calcext:value-type="float">
            <text:p>265.77</text:p>
          </table:table-cell>
          <table:table-cell office:value-type="float" office:value="1325.23" calcext:value-type="float">
            <text:p>1325.23</text:p>
          </table:table-cell>
          <table:table-cell office:value-type="float" office:value="1597.59" calcext:value-type="float">
            <text:p>1597.59</text:p>
          </table:table-cell>
        </table:table-row>
        <table:table-row table:style-name="ro1">
          <table:table-cell office:value-type="float" office:value="19919052" calcext:value-type="float">
            <text:p>19919052</text:p>
          </table:table-cell>
          <table:table-cell table:formula="of:=[.A1247]/1000/(60*60*24)" office:value-type="time" office:time-value="PT05H31M59.052S" calcext:value-type="time">
            <text:p>05:31:59</text:p>
          </table:table-cell>
          <table:table-cell office:value-type="float" office:value="1.16" calcext:value-type="float">
            <text:p>1.16</text:p>
          </table:table-cell>
          <table:table-cell office:value-type="float" office:value="230" calcext:value-type="float">
            <text:p>230</text:p>
          </table:table-cell>
          <table:table-cell office:value-type="float" office:value="265.65" calcext:value-type="float">
            <text:p>265.65</text:p>
          </table:table-cell>
          <table:table-cell office:value-type="float" office:value="1326.26" calcext:value-type="float">
            <text:p>1326.26</text:p>
          </table:table-cell>
          <table:table-cell office:value-type="float" office:value="1598.77" calcext:value-type="float">
            <text:p>1598.77</text:p>
          </table:table-cell>
        </table:table-row>
        <table:table-row table:style-name="ro1">
          <table:table-cell office:value-type="float" office:value="19935052" calcext:value-type="float">
            <text:p>19935052</text:p>
          </table:table-cell>
          <table:table-cell table:formula="of:=[.A1248]/1000/(60*60*24)" office:value-type="time" office:time-value="PT05H32M15.052S" calcext:value-type="time">
            <text:p>05:32:15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5.77" calcext:value-type="float">
            <text:p>265.77</text:p>
          </table:table-cell>
          <table:table-cell office:value-type="float" office:value="1327.28" calcext:value-type="float">
            <text:p>1327.28</text:p>
          </table:table-cell>
          <table:table-cell office:value-type="float" office:value="1599.95" calcext:value-type="float">
            <text:p>1599.95</text:p>
          </table:table-cell>
        </table:table-row>
        <table:table-row table:style-name="ro1">
          <table:table-cell office:value-type="float" office:value="19951052" calcext:value-type="float">
            <text:p>19951052</text:p>
          </table:table-cell>
          <table:table-cell table:formula="of:=[.A1249]/1000/(60*60*24)" office:value-type="time" office:time-value="PT05H32M31.052S" calcext:value-type="time">
            <text:p>05:32:31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5.77" calcext:value-type="float">
            <text:p>265.77</text:p>
          </table:table-cell>
          <table:table-cell office:value-type="float" office:value="1328.3" calcext:value-type="float">
            <text:p>1328.3</text:p>
          </table:table-cell>
          <table:table-cell office:value-type="float" office:value="1601.14" calcext:value-type="float">
            <text:p>1601.14</text:p>
          </table:table-cell>
        </table:table-row>
        <table:table-row table:style-name="ro1">
          <table:table-cell office:value-type="float" office:value="19967052" calcext:value-type="float">
            <text:p>19967052</text:p>
          </table:table-cell>
          <table:table-cell table:formula="of:=[.A1250]/1000/(60*60*24)" office:value-type="time" office:time-value="PT05H32M47.052S" calcext:value-type="time">
            <text:p>05:32:47</text:p>
          </table:table-cell>
          <table:table-cell office:value-type="float" office:value="1.15" calcext:value-type="float">
            <text:p>1.15</text:p>
          </table:table-cell>
          <table:table-cell office:value-type="float" office:value="230" calcext:value-type="float">
            <text:p>230</text:p>
          </table:table-cell>
          <table:table-cell office:value-type="float" office:value="265.65" calcext:value-type="float">
            <text:p>265.65</text:p>
          </table:table-cell>
          <table:table-cell office:value-type="float" office:value="1329.32" calcext:value-type="float">
            <text:p>1329.32</text:p>
          </table:table-cell>
          <table:table-cell office:value-type="float" office:value="1602.32" calcext:value-type="float">
            <text:p>1602.32</text:p>
          </table:table-cell>
        </table:table-row>
        <table:table-row table:style-name="ro1">
          <table:table-cell office:value-type="float" office:value="19983052" calcext:value-type="float">
            <text:p>19983052</text:p>
          </table:table-cell>
          <table:table-cell table:formula="of:=[.A1251]/1000/(60*60*24)" office:value-type="time" office:time-value="PT05H33M03.052S" calcext:value-type="time">
            <text:p>05:33:03</text:p>
          </table:table-cell>
          <table:table-cell office:value-type="float" office:value="1.16" calcext:value-type="float">
            <text:p>1.16</text:p>
          </table:table-cell>
          <table:table-cell office:value-type="float" office:value="230" calcext:value-type="float">
            <text:p>230</text:p>
          </table:table-cell>
          <table:table-cell office:value-type="float" office:value="265.65" calcext:value-type="float">
            <text:p>265.65</text:p>
          </table:table-cell>
          <table:table-cell office:value-type="float" office:value="1330.35" calcext:value-type="float">
            <text:p>1330.35</text:p>
          </table:table-cell>
          <table:table-cell office:value-type="float" office:value="1603.5" calcext:value-type="float">
            <text:p>1603.5</text:p>
          </table:table-cell>
        </table:table-row>
        <table:table-row table:style-name="ro1">
          <table:table-cell office:value-type="float" office:value="19999052" calcext:value-type="float">
            <text:p>19999052</text:p>
          </table:table-cell>
          <table:table-cell table:formula="of:=[.A1252]/1000/(60*60*24)" office:value-type="time" office:time-value="PT05H33M19.052S" calcext:value-type="time">
            <text:p>05:33:19</text:p>
          </table:table-cell>
          <table:table-cell office:value-type="float" office:value="1.15" calcext:value-type="float">
            <text:p>1.15</text:p>
          </table:table-cell>
          <table:table-cell office:value-type="float" office:value="229.9" calcext:value-type="float">
            <text:p>229.9</text:p>
          </table:table-cell>
          <table:table-cell office:value-type="float" office:value="265.53" calcext:value-type="float">
            <text:p>265.53</text:p>
          </table:table-cell>
          <table:table-cell office:value-type="float" office:value="1331.37" calcext:value-type="float">
            <text:p>1331.37</text:p>
          </table:table-cell>
          <table:table-cell office:value-type="float" office:value="1604.68" calcext:value-type="float">
            <text:p>1604.68</text:p>
          </table:table-cell>
        </table:table-row>
        <table:table-row table:style-name="ro1">
          <table:table-cell office:value-type="float" office:value="20015052" calcext:value-type="float">
            <text:p>20015052</text:p>
          </table:table-cell>
          <table:table-cell table:formula="of:=[.A1253]/1000/(60*60*24)" office:value-type="time" office:time-value="PT05H33M35.052S" calcext:value-type="time">
            <text:p>05:33:35</text:p>
          </table:table-cell>
          <table:table-cell office:value-type="float" office:value="1.16" calcext:value-type="float">
            <text:p>1.16</text:p>
          </table:table-cell>
          <table:table-cell office:value-type="float" office:value="230" calcext:value-type="float">
            <text:p>230</text:p>
          </table:table-cell>
          <table:table-cell office:value-type="float" office:value="265.65" calcext:value-type="float">
            <text:p>265.65</text:p>
          </table:table-cell>
          <table:table-cell office:value-type="float" office:value="1332.39" calcext:value-type="float">
            <text:p>1332.39</text:p>
          </table:table-cell>
          <table:table-cell office:value-type="float" office:value="1605.86" calcext:value-type="float">
            <text:p>1605.86</text:p>
          </table:table-cell>
        </table:table-row>
        <table:table-row table:style-name="ro1">
          <table:table-cell office:value-type="float" office:value="20031052" calcext:value-type="float">
            <text:p>20031052</text:p>
          </table:table-cell>
          <table:table-cell table:formula="of:=[.A1254]/1000/(60*60*24)" office:value-type="time" office:time-value="PT05H33M51.052S" calcext:value-type="time">
            <text:p>05:33:51</text:p>
          </table:table-cell>
          <table:table-cell office:value-type="float" office:value="1.16" calcext:value-type="float">
            <text:p>1.16</text:p>
          </table:table-cell>
          <table:table-cell office:value-type="float" office:value="229.9" calcext:value-type="float">
            <text:p>229.9</text:p>
          </table:table-cell>
          <table:table-cell office:value-type="float" office:value="265.53" calcext:value-type="float">
            <text:p>265.53</text:p>
          </table:table-cell>
          <table:table-cell office:value-type="float" office:value="1333.41" calcext:value-type="float">
            <text:p>1333.41</text:p>
          </table:table-cell>
          <table:table-cell office:value-type="float" office:value="1607.04" calcext:value-type="float">
            <text:p>1607.04</text:p>
          </table:table-cell>
        </table:table-row>
        <table:table-row table:style-name="ro1">
          <table:table-cell office:value-type="float" office:value="20047052" calcext:value-type="float">
            <text:p>20047052</text:p>
          </table:table-cell>
          <table:table-cell table:formula="of:=[.A1255]/1000/(60*60*24)" office:value-type="time" office:time-value="PT05H34M07.052S" calcext:value-type="time">
            <text:p>05:34:07</text:p>
          </table:table-cell>
          <table:table-cell office:value-type="float" office:value="1.16" calcext:value-type="float">
            <text:p>1.16</text:p>
          </table:table-cell>
          <table:table-cell office:value-type="float" office:value="229.9" calcext:value-type="float">
            <text:p>229.9</text:p>
          </table:table-cell>
          <table:table-cell office:value-type="float" office:value="265.53" calcext:value-type="float">
            <text:p>265.53</text:p>
          </table:table-cell>
          <table:table-cell office:value-type="float" office:value="1334.43" calcext:value-type="float">
            <text:p>1334.43</text:p>
          </table:table-cell>
          <table:table-cell office:value-type="float" office:value="1608.22" calcext:value-type="float">
            <text:p>1608.22</text:p>
          </table:table-cell>
        </table:table-row>
        <table:table-row table:style-name="ro1">
          <table:table-cell office:value-type="float" office:value="20063052" calcext:value-type="float">
            <text:p>20063052</text:p>
          </table:table-cell>
          <table:table-cell table:formula="of:=[.A1256]/1000/(60*60*24)" office:value-type="time" office:time-value="PT05H34M23.052S" calcext:value-type="time">
            <text:p>05:34:23</text:p>
          </table:table-cell>
          <table:table-cell office:value-type="float" office:value="1.15" calcext:value-type="float">
            <text:p>1.15</text:p>
          </table:table-cell>
          <table:table-cell office:value-type="float" office:value="229.9" calcext:value-type="float">
            <text:p>229.9</text:p>
          </table:table-cell>
          <table:table-cell office:value-type="float" office:value="265.53" calcext:value-type="float">
            <text:p>265.53</text:p>
          </table:table-cell>
          <table:table-cell office:value-type="float" office:value="1335.45" calcext:value-type="float">
            <text:p>1335.45</text:p>
          </table:table-cell>
          <table:table-cell office:value-type="float" office:value="1609.4" calcext:value-type="float">
            <text:p>1609.4</text:p>
          </table:table-cell>
        </table:table-row>
        <table:table-row table:style-name="ro1">
          <table:table-cell office:value-type="float" office:value="20079052" calcext:value-type="float">
            <text:p>20079052</text:p>
          </table:table-cell>
          <table:table-cell table:formula="of:=[.A1257]/1000/(60*60*24)" office:value-type="time" office:time-value="PT05H34M39.052S" calcext:value-type="time">
            <text:p>05:34:39</text:p>
          </table:table-cell>
          <table:table-cell office:value-type="float" office:value="1.15" calcext:value-type="float">
            <text:p>1.15</text:p>
          </table:table-cell>
          <table:table-cell office:value-type="float" office:value="229.9" calcext:value-type="float">
            <text:p>229.9</text:p>
          </table:table-cell>
          <table:table-cell office:value-type="float" office:value="265.53" calcext:value-type="float">
            <text:p>265.53</text:p>
          </table:table-cell>
          <table:table-cell office:value-type="float" office:value="1336.48" calcext:value-type="float">
            <text:p>1336.48</text:p>
          </table:table-cell>
          <table:table-cell office:value-type="float" office:value="1610.58" calcext:value-type="float">
            <text:p>1610.58</text:p>
          </table:table-cell>
        </table:table-row>
        <table:table-row table:style-name="ro1">
          <table:table-cell office:value-type="float" office:value="20095052" calcext:value-type="float">
            <text:p>20095052</text:p>
          </table:table-cell>
          <table:table-cell table:formula="of:=[.A1258]/1000/(60*60*24)" office:value-type="time" office:time-value="PT05H34M55.052S" calcext:value-type="time">
            <text:p>05:34:55</text:p>
          </table:table-cell>
          <table:table-cell office:value-type="float" office:value="1.15" calcext:value-type="float">
            <text:p>1.15</text:p>
          </table:table-cell>
          <table:table-cell office:value-type="float" office:value="229.9" calcext:value-type="float">
            <text:p>229.9</text:p>
          </table:table-cell>
          <table:table-cell office:value-type="float" office:value="265.53" calcext:value-type="float">
            <text:p>265.53</text:p>
          </table:table-cell>
          <table:table-cell office:value-type="float" office:value="1337.5" calcext:value-type="float">
            <text:p>1337.5</text:p>
          </table:table-cell>
          <table:table-cell office:value-type="float" office:value="1611.76" calcext:value-type="float">
            <text:p>1611.76</text:p>
          </table:table-cell>
        </table:table-row>
        <table:table-row table:style-name="ro1">
          <table:table-cell office:value-type="float" office:value="20111052" calcext:value-type="float">
            <text:p>20111052</text:p>
          </table:table-cell>
          <table:table-cell table:formula="of:=[.A1259]/1000/(60*60*24)" office:value-type="time" office:time-value="PT05H35M11.052S" calcext:value-type="time">
            <text:p>05:35:11</text:p>
          </table:table-cell>
          <table:table-cell office:value-type="float" office:value="1.15" calcext:value-type="float">
            <text:p>1.15</text:p>
          </table:table-cell>
          <table:table-cell office:value-type="float" office:value="229.9" calcext:value-type="float">
            <text:p>229.9</text:p>
          </table:table-cell>
          <table:table-cell office:value-type="float" office:value="265.53" calcext:value-type="float">
            <text:p>265.53</text:p>
          </table:table-cell>
          <table:table-cell office:value-type="float" office:value="1338.52" calcext:value-type="float">
            <text:p>1338.52</text:p>
          </table:table-cell>
          <table:table-cell office:value-type="float" office:value="1612.94" calcext:value-type="float">
            <text:p>1612.94</text:p>
          </table:table-cell>
        </table:table-row>
        <table:table-row table:style-name="ro1">
          <table:table-cell office:value-type="float" office:value="20127052" calcext:value-type="float">
            <text:p>20127052</text:p>
          </table:table-cell>
          <table:table-cell table:formula="of:=[.A1260]/1000/(60*60*24)" office:value-type="time" office:time-value="PT05H35M27.052S" calcext:value-type="time">
            <text:p>05:35:27</text:p>
          </table:table-cell>
          <table:table-cell office:value-type="float" office:value="1.15" calcext:value-type="float">
            <text:p>1.15</text:p>
          </table:table-cell>
          <table:table-cell office:value-type="float" office:value="229.8" calcext:value-type="float">
            <text:p>229.8</text:p>
          </table:table-cell>
          <table:table-cell office:value-type="float" office:value="264.5" calcext:value-type="float">
            <text:p>264.5</text:p>
          </table:table-cell>
          <table:table-cell office:value-type="float" office:value="1339.54" calcext:value-type="float">
            <text:p>1339.54</text:p>
          </table:table-cell>
          <table:table-cell office:value-type="float" office:value="1614.12" calcext:value-type="float">
            <text:p>1614.12</text:p>
          </table:table-cell>
        </table:table-row>
        <table:table-row table:style-name="ro1">
          <table:table-cell office:value-type="float" office:value="20143052" calcext:value-type="float">
            <text:p>20143052</text:p>
          </table:table-cell>
          <table:table-cell table:formula="of:=[.A1261]/1000/(60*60*24)" office:value-type="time" office:time-value="PT05H35M43.052S" calcext:value-type="time">
            <text:p>05:35:43</text:p>
          </table:table-cell>
          <table:table-cell office:value-type="float" office:value="1.15" calcext:value-type="float">
            <text:p>1.15</text:p>
          </table:table-cell>
          <table:table-cell office:value-type="float" office:value="229.8" calcext:value-type="float">
            <text:p>229.8</text:p>
          </table:table-cell>
          <table:table-cell office:value-type="float" office:value="264.5" calcext:value-type="float">
            <text:p>264.5</text:p>
          </table:table-cell>
          <table:table-cell office:value-type="float" office:value="1340.56" calcext:value-type="float">
            <text:p>1340.56</text:p>
          </table:table-cell>
          <table:table-cell office:value-type="float" office:value="1615.3" calcext:value-type="float">
            <text:p>1615.3</text:p>
          </table:table-cell>
        </table:table-row>
        <table:table-row table:style-name="ro1">
          <table:table-cell office:value-type="float" office:value="20159052" calcext:value-type="float">
            <text:p>20159052</text:p>
          </table:table-cell>
          <table:table-cell table:formula="of:=[.A1262]/1000/(60*60*24)" office:value-type="time" office:time-value="PT05H35M59.052S" calcext:value-type="time">
            <text:p>05:35:59</text:p>
          </table:table-cell>
          <table:table-cell office:value-type="float" office:value="1.15" calcext:value-type="float">
            <text:p>1.15</text:p>
          </table:table-cell>
          <table:table-cell office:value-type="float" office:value="229.8" calcext:value-type="float">
            <text:p>229.8</text:p>
          </table:table-cell>
          <table:table-cell office:value-type="float" office:value="265.41" calcext:value-type="float">
            <text:p>265.41</text:p>
          </table:table-cell>
          <table:table-cell office:value-type="float" office:value="1341.58" calcext:value-type="float">
            <text:p>1341.58</text:p>
          </table:table-cell>
          <table:table-cell office:value-type="float" office:value="1616.47" calcext:value-type="float">
            <text:p>1616.47</text:p>
          </table:table-cell>
        </table:table-row>
        <table:table-row table:style-name="ro1">
          <table:table-cell office:value-type="float" office:value="20175052" calcext:value-type="float">
            <text:p>20175052</text:p>
          </table:table-cell>
          <table:table-cell table:formula="of:=[.A1263]/1000/(60*60*24)" office:value-type="time" office:time-value="PT05H36M15.052S" calcext:value-type="time">
            <text:p>05:36:15</text:p>
          </table:table-cell>
          <table:table-cell office:value-type="float" office:value="1.15" calcext:value-type="float">
            <text:p>1.15</text:p>
          </table:table-cell>
          <table:table-cell office:value-type="float" office:value="229.8" calcext:value-type="float">
            <text:p>229.8</text:p>
          </table:table-cell>
          <table:table-cell office:value-type="float" office:value="264.5" calcext:value-type="float">
            <text:p>264.5</text:p>
          </table:table-cell>
          <table:table-cell office:value-type="float" office:value="1342.6" calcext:value-type="float">
            <text:p>1342.6</text:p>
          </table:table-cell>
          <table:table-cell office:value-type="float" office:value="1617.65" calcext:value-type="float">
            <text:p>1617.65</text:p>
          </table:table-cell>
        </table:table-row>
        <table:table-row table:style-name="ro1">
          <table:table-cell office:value-type="float" office:value="20191052" calcext:value-type="float">
            <text:p>20191052</text:p>
          </table:table-cell>
          <table:table-cell table:formula="of:=[.A1264]/1000/(60*60*24)" office:value-type="time" office:time-value="PT05H36M31.052S" calcext:value-type="time">
            <text:p>05:36:31</text:p>
          </table:table-cell>
          <table:table-cell office:value-type="float" office:value="1.15" calcext:value-type="float">
            <text:p>1.15</text:p>
          </table:table-cell>
          <table:table-cell office:value-type="float" office:value="229.7" calcext:value-type="float">
            <text:p>229.7</text:p>
          </table:table-cell>
          <table:table-cell office:value-type="float" office:value="265.3" calcext:value-type="float">
            <text:p>265.3</text:p>
          </table:table-cell>
          <table:table-cell office:value-type="float" office:value="1343.63" calcext:value-type="float">
            <text:p>1343.63</text:p>
          </table:table-cell>
          <table:table-cell office:value-type="float" office:value="1618.83" calcext:value-type="float">
            <text:p>1618.83</text:p>
          </table:table-cell>
        </table:table-row>
        <table:table-row table:style-name="ro1">
          <table:table-cell office:value-type="float" office:value="20207052" calcext:value-type="float">
            <text:p>20207052</text:p>
          </table:table-cell>
          <table:table-cell table:formula="of:=[.A1265]/1000/(60*60*24)" office:value-type="time" office:time-value="PT05H36M47.052S" calcext:value-type="time">
            <text:p>05:36:47</text:p>
          </table:table-cell>
          <table:table-cell office:value-type="float" office:value="1.15" calcext:value-type="float">
            <text:p>1.15</text:p>
          </table:table-cell>
          <table:table-cell office:value-type="float" office:value="229.7" calcext:value-type="float">
            <text:p>229.7</text:p>
          </table:table-cell>
          <table:table-cell office:value-type="float" office:value="264.38" calcext:value-type="float">
            <text:p>264.38</text:p>
          </table:table-cell>
          <table:table-cell office:value-type="float" office:value="1344.65" calcext:value-type="float">
            <text:p>1344.65</text:p>
          </table:table-cell>
          <table:table-cell office:value-type="float" office:value="1620.01" calcext:value-type="float">
            <text:p>1620.01</text:p>
          </table:table-cell>
        </table:table-row>
        <table:table-row table:style-name="ro1">
          <table:table-cell office:value-type="float" office:value="20223052" calcext:value-type="float">
            <text:p>20223052</text:p>
          </table:table-cell>
          <table:table-cell table:formula="of:=[.A1266]/1000/(60*60*24)" office:value-type="time" office:time-value="PT05H37M03.052S" calcext:value-type="time">
            <text:p>05:37:03</text:p>
          </table:table-cell>
          <table:table-cell office:value-type="float" office:value="1.15" calcext:value-type="float">
            <text:p>1.15</text:p>
          </table:table-cell>
          <table:table-cell office:value-type="float" office:value="229.7" calcext:value-type="float">
            <text:p>229.7</text:p>
          </table:table-cell>
          <table:table-cell office:value-type="float" office:value="264.38" calcext:value-type="float">
            <text:p>264.38</text:p>
          </table:table-cell>
          <table:table-cell office:value-type="float" office:value="1345.67" calcext:value-type="float">
            <text:p>1345.67</text:p>
          </table:table-cell>
          <table:table-cell office:value-type="float" office:value="1621.19" calcext:value-type="float">
            <text:p>1621.19</text:p>
          </table:table-cell>
        </table:table-row>
        <table:table-row table:style-name="ro1">
          <table:table-cell office:value-type="float" office:value="20239052" calcext:value-type="float">
            <text:p>20239052</text:p>
          </table:table-cell>
          <table:table-cell table:formula="of:=[.A1267]/1000/(60*60*24)" office:value-type="time" office:time-value="PT05H37M19.052S" calcext:value-type="time">
            <text:p>05:37:19</text:p>
          </table:table-cell>
          <table:table-cell office:value-type="float" office:value="1.15" calcext:value-type="float">
            <text:p>1.15</text:p>
          </table:table-cell>
          <table:table-cell office:value-type="float" office:value="229.7" calcext:value-type="float">
            <text:p>229.7</text:p>
          </table:table-cell>
          <table:table-cell office:value-type="float" office:value="265.3" calcext:value-type="float">
            <text:p>265.3</text:p>
          </table:table-cell>
          <table:table-cell office:value-type="float" office:value="1346.69" calcext:value-type="float">
            <text:p>1346.69</text:p>
          </table:table-cell>
          <table:table-cell office:value-type="float" office:value="1622.36" calcext:value-type="float">
            <text:p>1622.36</text:p>
          </table:table-cell>
        </table:table-row>
        <table:table-row table:style-name="ro1">
          <table:table-cell office:value-type="float" office:value="20255052" calcext:value-type="float">
            <text:p>20255052</text:p>
          </table:table-cell>
          <table:table-cell table:formula="of:=[.A1268]/1000/(60*60*24)" office:value-type="time" office:time-value="PT05H37M35.052S" calcext:value-type="time">
            <text:p>05:37:35</text:p>
          </table:table-cell>
          <table:table-cell office:value-type="float" office:value="1.15" calcext:value-type="float">
            <text:p>1.15</text:p>
          </table:table-cell>
          <table:table-cell office:value-type="float" office:value="229.7" calcext:value-type="float">
            <text:p>229.7</text:p>
          </table:table-cell>
          <table:table-cell office:value-type="float" office:value="265.3" calcext:value-type="float">
            <text:p>265.3</text:p>
          </table:table-cell>
          <table:table-cell office:value-type="float" office:value="1347.71" calcext:value-type="float">
            <text:p>1347.71</text:p>
          </table:table-cell>
          <table:table-cell office:value-type="float" office:value="1623.54" calcext:value-type="float">
            <text:p>1623.54</text:p>
          </table:table-cell>
        </table:table-row>
        <table:table-row table:style-name="ro1">
          <table:table-cell office:value-type="float" office:value="20271052" calcext:value-type="float">
            <text:p>20271052</text:p>
          </table:table-cell>
          <table:table-cell table:formula="of:=[.A1269]/1000/(60*60*24)" office:value-type="time" office:time-value="PT05H37M51.052S" calcext:value-type="time">
            <text:p>05:37:51</text:p>
          </table:table-cell>
          <table:table-cell office:value-type="float" office:value="1.15" calcext:value-type="float">
            <text:p>1.15</text:p>
          </table:table-cell>
          <table:table-cell office:value-type="float" office:value="229.7" calcext:value-type="float">
            <text:p>229.7</text:p>
          </table:table-cell>
          <table:table-cell office:value-type="float" office:value="265.3" calcext:value-type="float">
            <text:p>265.3</text:p>
          </table:table-cell>
          <table:table-cell office:value-type="float" office:value="1348.73" calcext:value-type="float">
            <text:p>1348.73</text:p>
          </table:table-cell>
          <table:table-cell office:value-type="float" office:value="1624.72" calcext:value-type="float">
            <text:p>1624.72</text:p>
          </table:table-cell>
        </table:table-row>
        <table:table-row table:style-name="ro1">
          <table:table-cell office:value-type="float" office:value="20287052" calcext:value-type="float">
            <text:p>20287052</text:p>
          </table:table-cell>
          <table:table-cell table:formula="of:=[.A1270]/1000/(60*60*24)" office:value-type="time" office:time-value="PT05H38M07.052S" calcext:value-type="time">
            <text:p>05:38:07</text:p>
          </table:table-cell>
          <table:table-cell office:value-type="float" office:value="1.15" calcext:value-type="float">
            <text:p>1.15</text:p>
          </table:table-cell>
          <table:table-cell office:value-type="float" office:value="229.7" calcext:value-type="float">
            <text:p>229.7</text:p>
          </table:table-cell>
          <table:table-cell office:value-type="float" office:value="265.29" calcext:value-type="float">
            <text:p>265.29</text:p>
          </table:table-cell>
          <table:table-cell office:value-type="float" office:value="1349.75" calcext:value-type="float">
            <text:p>1349.75</text:p>
          </table:table-cell>
          <table:table-cell office:value-type="float" office:value="1625.9" calcext:value-type="float">
            <text:p>1625.9</text:p>
          </table:table-cell>
        </table:table-row>
        <table:table-row table:style-name="ro1">
          <table:table-cell office:value-type="float" office:value="20303052" calcext:value-type="float">
            <text:p>20303052</text:p>
          </table:table-cell>
          <table:table-cell table:formula="of:=[.A1271]/1000/(60*60*24)" office:value-type="time" office:time-value="PT05H38M23.052S" calcext:value-type="time">
            <text:p>05:38:23</text:p>
          </table:table-cell>
          <table:table-cell office:value-type="float" office:value="1.15" calcext:value-type="float">
            <text:p>1.15</text:p>
          </table:table-cell>
          <table:table-cell office:value-type="float" office:value="229.6" calcext:value-type="float">
            <text:p>229.6</text:p>
          </table:table-cell>
          <table:table-cell office:value-type="float" office:value="265.18" calcext:value-type="float">
            <text:p>265.18</text:p>
          </table:table-cell>
          <table:table-cell office:value-type="float" office:value="1350.77" calcext:value-type="float">
            <text:p>1350.77</text:p>
          </table:table-cell>
          <table:table-cell office:value-type="float" office:value="1627.07" calcext:value-type="float">
            <text:p>1627.07</text:p>
          </table:table-cell>
        </table:table-row>
        <table:table-row table:style-name="ro1">
          <table:table-cell office:value-type="float" office:value="20319052" calcext:value-type="float">
            <text:p>20319052</text:p>
          </table:table-cell>
          <table:table-cell table:formula="of:=[.A1272]/1000/(60*60*24)" office:value-type="time" office:time-value="PT05H38M39.052S" calcext:value-type="time">
            <text:p>05:38:39</text:p>
          </table:table-cell>
          <table:table-cell office:value-type="float" office:value="1.15" calcext:value-type="float">
            <text:p>1.15</text:p>
          </table:table-cell>
          <table:table-cell office:value-type="float" office:value="229.6" calcext:value-type="float">
            <text:p>229.6</text:p>
          </table:table-cell>
          <table:table-cell office:value-type="float" office:value="265.18" calcext:value-type="float">
            <text:p>265.18</text:p>
          </table:table-cell>
          <table:table-cell office:value-type="float" office:value="1351.79" calcext:value-type="float">
            <text:p>1351.79</text:p>
          </table:table-cell>
          <table:table-cell office:value-type="float" office:value="1628.25" calcext:value-type="float">
            <text:p>1628.25</text:p>
          </table:table-cell>
        </table:table-row>
        <table:table-row table:style-name="ro1">
          <table:table-cell office:value-type="float" office:value="20335052" calcext:value-type="float">
            <text:p>20335052</text:p>
          </table:table-cell>
          <table:table-cell table:formula="of:=[.A1273]/1000/(60*60*24)" office:value-type="time" office:time-value="PT05H38M55.052S" calcext:value-type="time">
            <text:p>05:38:55</text:p>
          </table:table-cell>
          <table:table-cell office:value-type="float" office:value="1.15" calcext:value-type="float">
            <text:p>1.15</text:p>
          </table:table-cell>
          <table:table-cell office:value-type="float" office:value="229.6" calcext:value-type="float">
            <text:p>229.6</text:p>
          </table:table-cell>
          <table:table-cell office:value-type="float" office:value="264.26" calcext:value-type="float">
            <text:p>264.26</text:p>
          </table:table-cell>
          <table:table-cell office:value-type="float" office:value="1352.81" calcext:value-type="float">
            <text:p>1352.81</text:p>
          </table:table-cell>
          <table:table-cell office:value-type="float" office:value="1629.42" calcext:value-type="float">
            <text:p>1629.42</text:p>
          </table:table-cell>
        </table:table-row>
        <table:table-row table:style-name="ro1">
          <table:table-cell office:value-type="float" office:value="20351052" calcext:value-type="float">
            <text:p>20351052</text:p>
          </table:table-cell>
          <table:table-cell table:formula="of:=[.A1274]/1000/(60*60*24)" office:value-type="time" office:time-value="PT05H39M11.052S" calcext:value-type="time">
            <text:p>05:39:11</text:p>
          </table:table-cell>
          <table:table-cell office:value-type="float" office:value="1.15" calcext:value-type="float">
            <text:p>1.15</text:p>
          </table:table-cell>
          <table:table-cell office:value-type="float" office:value="229.5" calcext:value-type="float">
            <text:p>229.5</text:p>
          </table:table-cell>
          <table:table-cell office:value-type="float" office:value="264.15" calcext:value-type="float">
            <text:p>264.15</text:p>
          </table:table-cell>
          <table:table-cell office:value-type="float" office:value="1353.83" calcext:value-type="float">
            <text:p>1353.83</text:p>
          </table:table-cell>
          <table:table-cell office:value-type="float" office:value="1630.6" calcext:value-type="float">
            <text:p>1630.6</text:p>
          </table:table-cell>
        </table:table-row>
        <table:table-row table:style-name="ro1">
          <table:table-cell office:value-type="float" office:value="20367052" calcext:value-type="float">
            <text:p>20367052</text:p>
          </table:table-cell>
          <table:table-cell table:formula="of:=[.A1275]/1000/(60*60*24)" office:value-type="time" office:time-value="PT05H39M27.052S" calcext:value-type="time">
            <text:p>05:39:27</text:p>
          </table:table-cell>
          <table:table-cell office:value-type="float" office:value="1.15" calcext:value-type="float">
            <text:p>1.15</text:p>
          </table:table-cell>
          <table:table-cell office:value-type="float" office:value="229.6" calcext:value-type="float">
            <text:p>229.6</text:p>
          </table:table-cell>
          <table:table-cell office:value-type="float" office:value="264.26" calcext:value-type="float">
            <text:p>264.26</text:p>
          </table:table-cell>
          <table:table-cell office:value-type="float" office:value="1354.85" calcext:value-type="float">
            <text:p>1354.85</text:p>
          </table:table-cell>
          <table:table-cell office:value-type="float" office:value="1631.77" calcext:value-type="float">
            <text:p>1631.77</text:p>
          </table:table-cell>
        </table:table-row>
        <table:table-row table:style-name="ro1">
          <table:table-cell office:value-type="float" office:value="20383052" calcext:value-type="float">
            <text:p>20383052</text:p>
          </table:table-cell>
          <table:table-cell table:formula="of:=[.A1276]/1000/(60*60*24)" office:value-type="time" office:time-value="PT05H39M43.052S" calcext:value-type="time">
            <text:p>05:39:43</text:p>
          </table:table-cell>
          <table:table-cell office:value-type="float" office:value="1.15" calcext:value-type="float">
            <text:p>1.15</text:p>
          </table:table-cell>
          <table:table-cell office:value-type="float" office:value="229.5" calcext:value-type="float">
            <text:p>229.5</text:p>
          </table:table-cell>
          <table:table-cell office:value-type="float" office:value="265.06" calcext:value-type="float">
            <text:p>265.06</text:p>
          </table:table-cell>
          <table:table-cell office:value-type="float" office:value="1355.87" calcext:value-type="float">
            <text:p>1355.87</text:p>
          </table:table-cell>
          <table:table-cell office:value-type="float" office:value="1632.95" calcext:value-type="float">
            <text:p>1632.95</text:p>
          </table:table-cell>
        </table:table-row>
        <table:table-row table:style-name="ro1">
          <table:table-cell office:value-type="float" office:value="20399052" calcext:value-type="float">
            <text:p>20399052</text:p>
          </table:table-cell>
          <table:table-cell table:formula="of:=[.A1277]/1000/(60*60*24)" office:value-type="time" office:time-value="PT05H39M59.052S" calcext:value-type="time">
            <text:p>05:39:59</text:p>
          </table:table-cell>
          <table:table-cell office:value-type="float" office:value="1.15" calcext:value-type="float">
            <text:p>1.15</text:p>
          </table:table-cell>
          <table:table-cell office:value-type="float" office:value="229.6" calcext:value-type="float">
            <text:p>229.6</text:p>
          </table:table-cell>
          <table:table-cell office:value-type="float" office:value="265.18" calcext:value-type="float">
            <text:p>265.18</text:p>
          </table:table-cell>
          <table:table-cell office:value-type="float" office:value="1356.89" calcext:value-type="float">
            <text:p>1356.89</text:p>
          </table:table-cell>
          <table:table-cell office:value-type="float" office:value="1634.12" calcext:value-type="float">
            <text:p>1634.12</text:p>
          </table:table-cell>
        </table:table-row>
        <table:table-row table:style-name="ro1">
          <table:table-cell office:value-type="float" office:value="20415052" calcext:value-type="float">
            <text:p>20415052</text:p>
          </table:table-cell>
          <table:table-cell table:formula="of:=[.A1278]/1000/(60*60*24)" office:value-type="time" office:time-value="PT05H40M15.052S" calcext:value-type="time">
            <text:p>05:40:15</text:p>
          </table:table-cell>
          <table:table-cell office:value-type="float" office:value="1.15" calcext:value-type="float">
            <text:p>1.15</text:p>
          </table:table-cell>
          <table:table-cell office:value-type="float" office:value="229.6" calcext:value-type="float">
            <text:p>229.6</text:p>
          </table:table-cell>
          <table:table-cell office:value-type="float" office:value="264.26" calcext:value-type="float">
            <text:p>264.26</text:p>
          </table:table-cell>
          <table:table-cell office:value-type="float" office:value="1357.91" calcext:value-type="float">
            <text:p>1357.91</text:p>
          </table:table-cell>
          <table:table-cell office:value-type="float" office:value="1635.3" calcext:value-type="float">
            <text:p>1635.3</text:p>
          </table:table-cell>
        </table:table-row>
        <table:table-row table:style-name="ro1">
          <table:table-cell office:value-type="float" office:value="20431052" calcext:value-type="float">
            <text:p>20431052</text:p>
          </table:table-cell>
          <table:table-cell table:formula="of:=[.A1279]/1000/(60*60*24)" office:value-type="time" office:time-value="PT05H40M31.052S" calcext:value-type="time">
            <text:p>05:40:31</text:p>
          </table:table-cell>
          <table:table-cell office:value-type="float" office:value="1.15" calcext:value-type="float">
            <text:p>1.15</text:p>
          </table:table-cell>
          <table:table-cell office:value-type="float" office:value="229.5" calcext:value-type="float">
            <text:p>229.5</text:p>
          </table:table-cell>
          <table:table-cell office:value-type="float" office:value="264.14" calcext:value-type="float">
            <text:p>264.14</text:p>
          </table:table-cell>
          <table:table-cell office:value-type="float" office:value="1358.93" calcext:value-type="float">
            <text:p>1358.93</text:p>
          </table:table-cell>
          <table:table-cell office:value-type="float" office:value="1636.47" calcext:value-type="float">
            <text:p>1636.47</text:p>
          </table:table-cell>
        </table:table-row>
        <table:table-row table:style-name="ro1">
          <table:table-cell office:value-type="float" office:value="20447052" calcext:value-type="float">
            <text:p>20447052</text:p>
          </table:table-cell>
          <table:table-cell table:formula="of:=[.A1280]/1000/(60*60*24)" office:value-type="time" office:time-value="PT05H40M47.052S" calcext:value-type="time">
            <text:p>05:40:47</text:p>
          </table:table-cell>
          <table:table-cell office:value-type="float" office:value="1.15" calcext:value-type="float">
            <text:p>1.15</text:p>
          </table:table-cell>
          <table:table-cell office:value-type="float" office:value="229.4" calcext:value-type="float">
            <text:p>229.4</text:p>
          </table:table-cell>
          <table:table-cell office:value-type="float" office:value="264.03" calcext:value-type="float">
            <text:p>264.03</text:p>
          </table:table-cell>
          <table:table-cell office:value-type="float" office:value="1359.95" calcext:value-type="float">
            <text:p>1359.95</text:p>
          </table:table-cell>
          <table:table-cell office:value-type="float" office:value="1637.65" calcext:value-type="float">
            <text:p>1637.65</text:p>
          </table:table-cell>
        </table:table-row>
        <table:table-row table:style-name="ro1">
          <table:table-cell office:value-type="float" office:value="20463052" calcext:value-type="float">
            <text:p>20463052</text:p>
          </table:table-cell>
          <table:table-cell table:formula="of:=[.A1281]/1000/(60*60*24)" office:value-type="time" office:time-value="PT05H41M03.052S" calcext:value-type="time">
            <text:p>05:41:03</text:p>
          </table:table-cell>
          <table:table-cell office:value-type="float" office:value="1.15" calcext:value-type="float">
            <text:p>1.15</text:p>
          </table:table-cell>
          <table:table-cell office:value-type="float" office:value="229.5" calcext:value-type="float">
            <text:p>229.5</text:p>
          </table:table-cell>
          <table:table-cell office:value-type="float" office:value="265.06" calcext:value-type="float">
            <text:p>265.06</text:p>
          </table:table-cell>
          <table:table-cell office:value-type="float" office:value="1360.97" calcext:value-type="float">
            <text:p>1360.97</text:p>
          </table:table-cell>
          <table:table-cell office:value-type="float" office:value="1638.82" calcext:value-type="float">
            <text:p>1638.82</text:p>
          </table:table-cell>
        </table:table-row>
        <table:table-row table:style-name="ro1">
          <table:table-cell office:value-type="float" office:value="20479052" calcext:value-type="float">
            <text:p>20479052</text:p>
          </table:table-cell>
          <table:table-cell table:formula="of:=[.A1282]/1000/(60*60*24)" office:value-type="time" office:time-value="PT05H41M19.052S" calcext:value-type="time">
            <text:p>05:41:19</text:p>
          </table:table-cell>
          <table:table-cell office:value-type="float" office:value="1.15" calcext:value-type="float">
            <text:p>1.15</text:p>
          </table:table-cell>
          <table:table-cell office:value-type="float" office:value="229.4" calcext:value-type="float">
            <text:p>229.4</text:p>
          </table:table-cell>
          <table:table-cell office:value-type="float" office:value="264.03" calcext:value-type="float">
            <text:p>264.03</text:p>
          </table:table-cell>
          <table:table-cell office:value-type="float" office:value="1361.99" calcext:value-type="float">
            <text:p>1361.99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float" office:value="20495052" calcext:value-type="float">
            <text:p>20495052</text:p>
          </table:table-cell>
          <table:table-cell table:formula="of:=[.A1283]/1000/(60*60*24)" office:value-type="time" office:time-value="PT05H41M35.052S" calcext:value-type="time">
            <text:p>05:41:35</text:p>
          </table:table-cell>
          <table:table-cell office:value-type="float" office:value="1.15" calcext:value-type="float">
            <text:p>1.15</text:p>
          </table:table-cell>
          <table:table-cell office:value-type="float" office:value="229.4" calcext:value-type="float">
            <text:p>229.4</text:p>
          </table:table-cell>
          <table:table-cell office:value-type="float" office:value="264.03" calcext:value-type="float">
            <text:p>264.03</text:p>
          </table:table-cell>
          <table:table-cell office:value-type="float" office:value="1363.01" calcext:value-type="float">
            <text:p>1363.01</text:p>
          </table:table-cell>
          <table:table-cell office:value-type="float" office:value="1641.17" calcext:value-type="float">
            <text:p>1641.17</text:p>
          </table:table-cell>
        </table:table-row>
        <table:table-row table:style-name="ro1">
          <table:table-cell office:value-type="float" office:value="20511052" calcext:value-type="float">
            <text:p>20511052</text:p>
          </table:table-cell>
          <table:table-cell table:formula="of:=[.A1284]/1000/(60*60*24)" office:value-type="time" office:time-value="PT05H41M51.052S" calcext:value-type="time">
            <text:p>05:41:51</text:p>
          </table:table-cell>
          <table:table-cell office:value-type="float" office:value="1.15" calcext:value-type="float">
            <text:p>1.15</text:p>
          </table:table-cell>
          <table:table-cell office:value-type="float" office:value="229.4" calcext:value-type="float">
            <text:p>229.4</text:p>
          </table:table-cell>
          <table:table-cell office:value-type="float" office:value="264.03" calcext:value-type="float">
            <text:p>264.03</text:p>
          </table:table-cell>
          <table:table-cell office:value-type="float" office:value="1364.03" calcext:value-type="float">
            <text:p>1364.03</text:p>
          </table:table-cell>
          <table:table-cell office:value-type="float" office:value="1642.34" calcext:value-type="float">
            <text:p>1642.34</text:p>
          </table:table-cell>
        </table:table-row>
        <table:table-row table:style-name="ro1">
          <table:table-cell office:value-type="float" office:value="20527052" calcext:value-type="float">
            <text:p>20527052</text:p>
          </table:table-cell>
          <table:table-cell table:formula="of:=[.A1285]/1000/(60*60*24)" office:value-type="time" office:time-value="PT05H42M07.052S" calcext:value-type="time">
            <text:p>05:42:07</text:p>
          </table:table-cell>
          <table:table-cell office:value-type="float" office:value="1.15" calcext:value-type="float">
            <text:p>1.15</text:p>
          </table:table-cell>
          <table:table-cell office:value-type="float" office:value="229.4" calcext:value-type="float">
            <text:p>229.4</text:p>
          </table:table-cell>
          <table:table-cell office:value-type="float" office:value="264.03" calcext:value-type="float">
            <text:p>264.03</text:p>
          </table:table-cell>
          <table:table-cell office:value-type="float" office:value="1365.05" calcext:value-type="float">
            <text:p>1365.05</text:p>
          </table:table-cell>
          <table:table-cell office:value-type="float" office:value="1643.52" calcext:value-type="float">
            <text:p>1643.52</text:p>
          </table:table-cell>
        </table:table-row>
        <table:table-row table:style-name="ro1">
          <table:table-cell office:value-type="float" office:value="20543052" calcext:value-type="float">
            <text:p>20543052</text:p>
          </table:table-cell>
          <table:table-cell table:formula="of:=[.A1286]/1000/(60*60*24)" office:value-type="time" office:time-value="PT05H42M23.052S" calcext:value-type="time">
            <text:p>05:42:23</text:p>
          </table:table-cell>
          <table:table-cell office:value-type="float" office:value="1.15" calcext:value-type="float">
            <text:p>1.15</text:p>
          </table:table-cell>
          <table:table-cell office:value-type="float" office:value="229.4" calcext:value-type="float">
            <text:p>229.4</text:p>
          </table:table-cell>
          <table:table-cell office:value-type="float" office:value="264.02" calcext:value-type="float">
            <text:p>264.02</text:p>
          </table:table-cell>
          <table:table-cell office:value-type="float" office:value="1366.07" calcext:value-type="float">
            <text:p>1366.07</text:p>
          </table:table-cell>
          <table:table-cell office:value-type="float" office:value="1644.69" calcext:value-type="float">
            <text:p>1644.69</text:p>
          </table:table-cell>
        </table:table-row>
        <table:table-row table:style-name="ro1">
          <table:table-cell office:value-type="float" office:value="20559052" calcext:value-type="float">
            <text:p>20559052</text:p>
          </table:table-cell>
          <table:table-cell table:formula="of:=[.A1287]/1000/(60*60*24)" office:value-type="time" office:time-value="PT05H42M39.052S" calcext:value-type="time">
            <text:p>05:42:39</text:p>
          </table:table-cell>
          <table:table-cell office:value-type="float" office:value="1.15" calcext:value-type="float">
            <text:p>1.15</text:p>
          </table:table-cell>
          <table:table-cell office:value-type="float" office:value="229.3" calcext:value-type="float">
            <text:p>229.3</text:p>
          </table:table-cell>
          <table:table-cell office:value-type="float" office:value="263.91" calcext:value-type="float">
            <text:p>263.91</text:p>
          </table:table-cell>
          <table:table-cell office:value-type="float" office:value="1367.09" calcext:value-type="float">
            <text:p>1367.09</text:p>
          </table:table-cell>
          <table:table-cell office:value-type="float" office:value="1645.86" calcext:value-type="float">
            <text:p>1645.86</text:p>
          </table:table-cell>
        </table:table-row>
        <table:table-row table:style-name="ro1">
          <table:table-cell office:value-type="float" office:value="20575052" calcext:value-type="float">
            <text:p>20575052</text:p>
          </table:table-cell>
          <table:table-cell table:formula="of:=[.A1288]/1000/(60*60*24)" office:value-type="time" office:time-value="PT05H42M55.052S" calcext:value-type="time">
            <text:p>05:42:55</text:p>
          </table:table-cell>
          <table:table-cell office:value-type="float" office:value="1.15" calcext:value-type="float">
            <text:p>1.15</text:p>
          </table:table-cell>
          <table:table-cell office:value-type="float" office:value="229.3" calcext:value-type="float">
            <text:p>229.3</text:p>
          </table:table-cell>
          <table:table-cell office:value-type="float" office:value="263.91" calcext:value-type="float">
            <text:p>263.91</text:p>
          </table:table-cell>
          <table:table-cell office:value-type="float" office:value="1368.11" calcext:value-type="float">
            <text:p>1368.11</text:p>
          </table:table-cell>
          <table:table-cell office:value-type="float" office:value="1647.04" calcext:value-type="float">
            <text:p>1647.04</text:p>
          </table:table-cell>
        </table:table-row>
        <table:table-row table:style-name="ro1">
          <table:table-cell office:value-type="float" office:value="20591052" calcext:value-type="float">
            <text:p>20591052</text:p>
          </table:table-cell>
          <table:table-cell table:formula="of:=[.A1289]/1000/(60*60*24)" office:value-type="time" office:time-value="PT05H43M11.052S" calcext:value-type="time">
            <text:p>05:43:11</text:p>
          </table:table-cell>
          <table:table-cell office:value-type="float" office:value="1.15" calcext:value-type="float">
            <text:p>1.15</text:p>
          </table:table-cell>
          <table:table-cell office:value-type="float" office:value="229.3" calcext:value-type="float">
            <text:p>229.3</text:p>
          </table:table-cell>
          <table:table-cell office:value-type="float" office:value="263.91" calcext:value-type="float">
            <text:p>263.91</text:p>
          </table:table-cell>
          <table:table-cell office:value-type="float" office:value="1369.13" calcext:value-type="float">
            <text:p>1369.13</text:p>
          </table:table-cell>
          <table:table-cell office:value-type="float" office:value="1648.21" calcext:value-type="float">
            <text:p>1648.21</text:p>
          </table:table-cell>
        </table:table-row>
        <table:table-row table:style-name="ro1">
          <table:table-cell office:value-type="float" office:value="20607052" calcext:value-type="float">
            <text:p>20607052</text:p>
          </table:table-cell>
          <table:table-cell table:formula="of:=[.A1290]/1000/(60*60*24)" office:value-type="time" office:time-value="PT05H43M27.052S" calcext:value-type="time">
            <text:p>05:43:27</text:p>
          </table:table-cell>
          <table:table-cell office:value-type="float" office:value="1.15" calcext:value-type="float">
            <text:p>1.15</text:p>
          </table:table-cell>
          <table:table-cell office:value-type="float" office:value="229.3" calcext:value-type="float">
            <text:p>229.3</text:p>
          </table:table-cell>
          <table:table-cell office:value-type="float" office:value="263.91" calcext:value-type="float">
            <text:p>263.91</text:p>
          </table:table-cell>
          <table:table-cell office:value-type="float" office:value="1370.15" calcext:value-type="float">
            <text:p>1370.15</text:p>
          </table:table-cell>
          <table:table-cell office:value-type="float" office:value="1649.38" calcext:value-type="float">
            <text:p>1649.38</text:p>
          </table:table-cell>
        </table:table-row>
        <table:table-row table:style-name="ro1">
          <table:table-cell office:value-type="float" office:value="20623052" calcext:value-type="float">
            <text:p>20623052</text:p>
          </table:table-cell>
          <table:table-cell table:formula="of:=[.A1291]/1000/(60*60*24)" office:value-type="time" office:time-value="PT05H43M43.052S" calcext:value-type="time">
            <text:p>05:43:43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3.79" calcext:value-type="float">
            <text:p>263.79</text:p>
          </table:table-cell>
          <table:table-cell office:value-type="float" office:value="1371.16" calcext:value-type="float">
            <text:p>1371.16</text:p>
          </table:table-cell>
          <table:table-cell office:value-type="float" office:value="1650.56" calcext:value-type="float">
            <text:p>1650.56</text:p>
          </table:table-cell>
        </table:table-row>
        <table:table-row table:style-name="ro1">
          <table:table-cell office:value-type="float" office:value="20639052" calcext:value-type="float">
            <text:p>20639052</text:p>
          </table:table-cell>
          <table:table-cell table:formula="of:=[.A1292]/1000/(60*60*24)" office:value-type="time" office:time-value="PT05H43M59.052S" calcext:value-type="time">
            <text:p>05:43:59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3.79" calcext:value-type="float">
            <text:p>263.79</text:p>
          </table:table-cell>
          <table:table-cell office:value-type="float" office:value="1372.18" calcext:value-type="float">
            <text:p>1372.18</text:p>
          </table:table-cell>
          <table:table-cell office:value-type="float" office:value="1651.73" calcext:value-type="float">
            <text:p>1651.73</text:p>
          </table:table-cell>
        </table:table-row>
        <table:table-row table:style-name="ro1">
          <table:table-cell office:value-type="float" office:value="20655051" calcext:value-type="float">
            <text:p>20655051</text:p>
          </table:table-cell>
          <table:table-cell table:formula="of:=[.A1293]/1000/(60*60*24)" office:value-type="time" office:time-value="PT05H44M15.051S" calcext:value-type="time">
            <text:p>05:44:15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3.79" calcext:value-type="float">
            <text:p>263.79</text:p>
          </table:table-cell>
          <table:table-cell office:value-type="float" office:value="1373.2" calcext:value-type="float">
            <text:p>1373.2</text:p>
          </table:table-cell>
          <table:table-cell office:value-type="float" office:value="1652.9" calcext:value-type="float">
            <text:p>1652.9</text:p>
          </table:table-cell>
        </table:table-row>
        <table:table-row table:style-name="ro1">
          <table:table-cell office:value-type="float" office:value="20671052" calcext:value-type="float">
            <text:p>20671052</text:p>
          </table:table-cell>
          <table:table-cell table:formula="of:=[.A1294]/1000/(60*60*24)" office:value-type="time" office:time-value="PT05H44M31.052S" calcext:value-type="time">
            <text:p>05:44:31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3.79" calcext:value-type="float">
            <text:p>263.79</text:p>
          </table:table-cell>
          <table:table-cell office:value-type="float" office:value="1374.22" calcext:value-type="float">
            <text:p>1374.22</text:p>
          </table:table-cell>
          <table:table-cell office:value-type="float" office:value="1654.07" calcext:value-type="float">
            <text:p>1654.07</text:p>
          </table:table-cell>
        </table:table-row>
        <table:table-row table:style-name="ro1">
          <table:table-cell office:value-type="float" office:value="20687052" calcext:value-type="float">
            <text:p>20687052</text:p>
          </table:table-cell>
          <table:table-cell table:formula="of:=[.A1295]/1000/(60*60*24)" office:value-type="time" office:time-value="PT05H44M47.052S" calcext:value-type="time">
            <text:p>05:44:47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3.79" calcext:value-type="float">
            <text:p>263.79</text:p>
          </table:table-cell>
          <table:table-cell office:value-type="float" office:value="1375.24" calcext:value-type="float">
            <text:p>1375.24</text:p>
          </table:table-cell>
          <table:table-cell office:value-type="float" office:value="1655.25" calcext:value-type="float">
            <text:p>1655.25</text:p>
          </table:table-cell>
        </table:table-row>
        <table:table-row table:style-name="ro1">
          <table:table-cell office:value-type="float" office:value="20703052" calcext:value-type="float">
            <text:p>20703052</text:p>
          </table:table-cell>
          <table:table-cell table:formula="of:=[.A1296]/1000/(60*60*24)" office:value-type="time" office:time-value="PT05H45M03.052S" calcext:value-type="time">
            <text:p>05:45:03</text:p>
          </table:table-cell>
          <table:table-cell office:value-type="float" office:value="1.15" calcext:value-type="float">
            <text:p>1.15</text:p>
          </table:table-cell>
          <table:table-cell office:value-type="float" office:value="229.1" calcext:value-type="float">
            <text:p>229.1</text:p>
          </table:table-cell>
          <table:table-cell office:value-type="float" office:value="262.76" calcext:value-type="float">
            <text:p>262.76</text:p>
          </table:table-cell>
          <table:table-cell office:value-type="float" office:value="1376.26" calcext:value-type="float">
            <text:p>1376.26</text:p>
          </table:table-cell>
          <table:table-cell office:value-type="float" office:value="1656.42" calcext:value-type="float">
            <text:p>1656.42</text:p>
          </table:table-cell>
        </table:table-row>
        <table:table-row table:style-name="ro1">
          <table:table-cell office:value-type="float" office:value="20719052" calcext:value-type="float">
            <text:p>20719052</text:p>
          </table:table-cell>
          <table:table-cell table:formula="of:=[.A1297]/1000/(60*60*24)" office:value-type="time" office:time-value="PT05H45M19.052S" calcext:value-type="time">
            <text:p>05:45:19</text:p>
          </table:table-cell>
          <table:table-cell office:value-type="float" office:value="1.15" calcext:value-type="float">
            <text:p>1.15</text:p>
          </table:table-cell>
          <table:table-cell office:value-type="float" office:value="229.1" calcext:value-type="float">
            <text:p>229.1</text:p>
          </table:table-cell>
          <table:table-cell office:value-type="float" office:value="263.67" calcext:value-type="float">
            <text:p>263.67</text:p>
          </table:table-cell>
          <table:table-cell office:value-type="float" office:value="1377.28" calcext:value-type="float">
            <text:p>1377.28</text:p>
          </table:table-cell>
          <table:table-cell office:value-type="float" office:value="1657.59" calcext:value-type="float">
            <text:p>1657.59</text:p>
          </table:table-cell>
        </table:table-row>
        <table:table-row table:style-name="ro1">
          <table:table-cell office:value-type="float" office:value="20735052" calcext:value-type="float">
            <text:p>20735052</text:p>
          </table:table-cell>
          <table:table-cell table:formula="of:=[.A1298]/1000/(60*60*24)" office:value-type="time" office:time-value="PT05H45M35.052S" calcext:value-type="time">
            <text:p>05:45:35</text:p>
          </table:table-cell>
          <table:table-cell office:value-type="float" office:value="1.15" calcext:value-type="float">
            <text:p>1.15</text:p>
          </table:table-cell>
          <table:table-cell office:value-type="float" office:value="229" calcext:value-type="float">
            <text:p>229</text:p>
          </table:table-cell>
          <table:table-cell office:value-type="float" office:value="263.56" calcext:value-type="float">
            <text:p>263.56</text:p>
          </table:table-cell>
          <table:table-cell office:value-type="float" office:value="1378.3" calcext:value-type="float">
            <text:p>1378.3</text:p>
          </table:table-cell>
          <table:table-cell office:value-type="float" office:value="1658.76" calcext:value-type="float">
            <text:p>1658.76</text:p>
          </table:table-cell>
        </table:table-row>
        <table:table-row table:style-name="ro1">
          <table:table-cell office:value-type="float" office:value="20751052" calcext:value-type="float">
            <text:p>20751052</text:p>
          </table:table-cell>
          <table:table-cell table:formula="of:=[.A1299]/1000/(60*60*24)" office:value-type="time" office:time-value="PT05H45M51.052S" calcext:value-type="time">
            <text:p>05:45:51</text:p>
          </table:table-cell>
          <table:table-cell office:value-type="float" office:value="1.15" calcext:value-type="float">
            <text:p>1.15</text:p>
          </table:table-cell>
          <table:table-cell office:value-type="float" office:value="229.1" calcext:value-type="float">
            <text:p>229.1</text:p>
          </table:table-cell>
          <table:table-cell office:value-type="float" office:value="263.67" calcext:value-type="float">
            <text:p>263.67</text:p>
          </table:table-cell>
          <table:table-cell office:value-type="float" office:value="1379.31" calcext:value-type="float">
            <text:p>1379.31</text:p>
          </table:table-cell>
          <table:table-cell office:value-type="float" office:value="1659.93" calcext:value-type="float">
            <text:p>1659.93</text:p>
          </table:table-cell>
        </table:table-row>
        <table:table-row table:style-name="ro1">
          <table:table-cell office:value-type="float" office:value="20767052" calcext:value-type="float">
            <text:p>20767052</text:p>
          </table:table-cell>
          <table:table-cell table:formula="of:=[.A1300]/1000/(60*60*24)" office:value-type="time" office:time-value="PT05H46M07.052S" calcext:value-type="time">
            <text:p>05:46:07</text:p>
          </table:table-cell>
          <table:table-cell office:value-type="float" office:value="1.15" calcext:value-type="float">
            <text:p>1.15</text:p>
          </table:table-cell>
          <table:table-cell office:value-type="float" office:value="229.1" calcext:value-type="float">
            <text:p>229.1</text:p>
          </table:table-cell>
          <table:table-cell office:value-type="float" office:value="263.67" calcext:value-type="float">
            <text:p>263.67</text:p>
          </table:table-cell>
          <table:table-cell office:value-type="float" office:value="1380.33" calcext:value-type="float">
            <text:p>1380.33</text:p>
          </table:table-cell>
          <table:table-cell office:value-type="float" office:value="1661.1" calcext:value-type="float">
            <text:p>1661.1</text:p>
          </table:table-cell>
        </table:table-row>
        <table:table-row table:style-name="ro1">
          <table:table-cell office:value-type="float" office:value="20783052" calcext:value-type="float">
            <text:p>20783052</text:p>
          </table:table-cell>
          <table:table-cell table:formula="of:=[.A1301]/1000/(60*60*24)" office:value-type="time" office:time-value="PT05H46M23.052S" calcext:value-type="time">
            <text:p>05:46:23</text:p>
          </table:table-cell>
          <table:table-cell office:value-type="float" office:value="1.15" calcext:value-type="float">
            <text:p>1.15</text:p>
          </table:table-cell>
          <table:table-cell office:value-type="float" office:value="229" calcext:value-type="float">
            <text:p>229</text:p>
          </table:table-cell>
          <table:table-cell office:value-type="float" office:value="263.56" calcext:value-type="float">
            <text:p>263.56</text:p>
          </table:table-cell>
          <table:table-cell office:value-type="float" office:value="1381.35" calcext:value-type="float">
            <text:p>1381.35</text:p>
          </table:table-cell>
          <table:table-cell office:value-type="float" office:value="1662.28" calcext:value-type="float">
            <text:p>1662.28</text:p>
          </table:table-cell>
        </table:table-row>
        <table:table-row table:style-name="ro1">
          <table:table-cell office:value-type="float" office:value="20799052" calcext:value-type="float">
            <text:p>20799052</text:p>
          </table:table-cell>
          <table:table-cell table:formula="of:=[.A1302]/1000/(60*60*24)" office:value-type="time" office:time-value="PT05H46M39.052S" calcext:value-type="time">
            <text:p>05:46:39</text:p>
          </table:table-cell>
          <table:table-cell office:value-type="float" office:value="1.15" calcext:value-type="float">
            <text:p>1.15</text:p>
          </table:table-cell>
          <table:table-cell office:value-type="float" office:value="229.1" calcext:value-type="float">
            <text:p>229.1</text:p>
          </table:table-cell>
          <table:table-cell office:value-type="float" office:value="263.67" calcext:value-type="float">
            <text:p>263.67</text:p>
          </table:table-cell>
          <table:table-cell office:value-type="float" office:value="1382.37" calcext:value-type="float">
            <text:p>1382.37</text:p>
          </table:table-cell>
          <table:table-cell office:value-type="float" office:value="1663.45" calcext:value-type="float">
            <text:p>1663.45</text:p>
          </table:table-cell>
        </table:table-row>
        <table:table-row table:style-name="ro1">
          <table:table-cell office:value-type="float" office:value="20815052" calcext:value-type="float">
            <text:p>20815052</text:p>
          </table:table-cell>
          <table:table-cell table:formula="of:=[.A1303]/1000/(60*60*24)" office:value-type="time" office:time-value="PT05H46M55.052S" calcext:value-type="time">
            <text:p>05:46:55</text:p>
          </table:table-cell>
          <table:table-cell office:value-type="float" office:value="1.15" calcext:value-type="float">
            <text:p>1.15</text:p>
          </table:table-cell>
          <table:table-cell office:value-type="float" office:value="229" calcext:value-type="float">
            <text:p>229</text:p>
          </table:table-cell>
          <table:table-cell office:value-type="float" office:value="263.56" calcext:value-type="float">
            <text:p>263.56</text:p>
          </table:table-cell>
          <table:table-cell office:value-type="float" office:value="1383.39" calcext:value-type="float">
            <text:p>1383.39</text:p>
          </table:table-cell>
          <table:table-cell office:value-type="float" office:value="1664.62" calcext:value-type="float">
            <text:p>1664.62</text:p>
          </table:table-cell>
        </table:table-row>
        <table:table-row table:style-name="ro1">
          <table:table-cell office:value-type="float" office:value="20831052" calcext:value-type="float">
            <text:p>20831052</text:p>
          </table:table-cell>
          <table:table-cell table:formula="of:=[.A1304]/1000/(60*60*24)" office:value-type="time" office:time-value="PT05H47M11.052S" calcext:value-type="time">
            <text:p>05:47:11</text:p>
          </table:table-cell>
          <table:table-cell office:value-type="float" office:value="1.15" calcext:value-type="float">
            <text:p>1.15</text:p>
          </table:table-cell>
          <table:table-cell office:value-type="float" office:value="228.9" calcext:value-type="float">
            <text:p>228.9</text:p>
          </table:table-cell>
          <table:table-cell office:value-type="float" office:value="263.44" calcext:value-type="float">
            <text:p>263.44</text:p>
          </table:table-cell>
          <table:table-cell office:value-type="float" office:value="1384.4" calcext:value-type="float">
            <text:p>1384.4</text:p>
          </table:table-cell>
          <table:table-cell office:value-type="float" office:value="1665.79" calcext:value-type="float">
            <text:p>1665.79</text:p>
          </table:table-cell>
        </table:table-row>
        <table:table-row table:style-name="ro1">
          <table:table-cell office:value-type="float" office:value="20847052" calcext:value-type="float">
            <text:p>20847052</text:p>
          </table:table-cell>
          <table:table-cell table:formula="of:=[.A1305]/1000/(60*60*24)" office:value-type="time" office:time-value="PT05H47M27.052S" calcext:value-type="time">
            <text:p>05:47:27</text:p>
          </table:table-cell>
          <table:table-cell office:value-type="float" office:value="1.15" calcext:value-type="float">
            <text:p>1.15</text:p>
          </table:table-cell>
          <table:table-cell office:value-type="float" office:value="229" calcext:value-type="float">
            <text:p>229</text:p>
          </table:table-cell>
          <table:table-cell office:value-type="float" office:value="263.56" calcext:value-type="float">
            <text:p>263.56</text:p>
          </table:table-cell>
          <table:table-cell office:value-type="float" office:value="1385.42" calcext:value-type="float">
            <text:p>1385.42</text:p>
          </table:table-cell>
          <table:table-cell office:value-type="float" office:value="1666.96" calcext:value-type="float">
            <text:p>1666.96</text:p>
          </table:table-cell>
        </table:table-row>
        <table:table-row table:style-name="ro1">
          <table:table-cell office:value-type="float" office:value="20863052" calcext:value-type="float">
            <text:p>20863052</text:p>
          </table:table-cell>
          <table:table-cell table:formula="of:=[.A1306]/1000/(60*60*24)" office:value-type="time" office:time-value="PT05H47M43.052S" calcext:value-type="time">
            <text:p>05:47:43</text:p>
          </table:table-cell>
          <table:table-cell office:value-type="float" office:value="1.15" calcext:value-type="float">
            <text:p>1.15</text:p>
          </table:table-cell>
          <table:table-cell office:value-type="float" office:value="228.9" calcext:value-type="float">
            <text:p>228.9</text:p>
          </table:table-cell>
          <table:table-cell office:value-type="float" office:value="263.44" calcext:value-type="float">
            <text:p>263.44</text:p>
          </table:table-cell>
          <table:table-cell office:value-type="float" office:value="1386.44" calcext:value-type="float">
            <text:p>1386.44</text:p>
          </table:table-cell>
          <table:table-cell office:value-type="float" office:value="1668.13" calcext:value-type="float">
            <text:p>1668.13</text:p>
          </table:table-cell>
        </table:table-row>
        <table:table-row table:style-name="ro1">
          <table:table-cell office:value-type="float" office:value="20879052" calcext:value-type="float">
            <text:p>20879052</text:p>
          </table:table-cell>
          <table:table-cell table:formula="of:=[.A1307]/1000/(60*60*24)" office:value-type="time" office:time-value="PT05H47M59.052S" calcext:value-type="time">
            <text:p>05:47:59</text:p>
          </table:table-cell>
          <table:table-cell office:value-type="float" office:value="1.15" calcext:value-type="float">
            <text:p>1.15</text:p>
          </table:table-cell>
          <table:table-cell office:value-type="float" office:value="228.9" calcext:value-type="float">
            <text:p>228.9</text:p>
          </table:table-cell>
          <table:table-cell office:value-type="float" office:value="262.52" calcext:value-type="float">
            <text:p>262.52</text:p>
          </table:table-cell>
          <table:table-cell office:value-type="float" office:value="1387.46" calcext:value-type="float">
            <text:p>1387.46</text:p>
          </table:table-cell>
          <table:table-cell office:value-type="float" office:value="1669.29" calcext:value-type="float">
            <text:p>1669.29</text:p>
          </table:table-cell>
        </table:table-row>
        <table:table-row table:style-name="ro1">
          <table:table-cell office:value-type="float" office:value="20895052" calcext:value-type="float">
            <text:p>20895052</text:p>
          </table:table-cell>
          <table:table-cell table:formula="of:=[.A1308]/1000/(60*60*24)" office:value-type="time" office:time-value="PT05H48M15.052S" calcext:value-type="time">
            <text:p>05:48:15</text:p>
          </table:table-cell>
          <table:table-cell office:value-type="float" office:value="1.15" calcext:value-type="float">
            <text:p>1.15</text:p>
          </table:table-cell>
          <table:table-cell office:value-type="float" office:value="228.9" calcext:value-type="float">
            <text:p>228.9</text:p>
          </table:table-cell>
          <table:table-cell office:value-type="float" office:value="262.52" calcext:value-type="float">
            <text:p>262.52</text:p>
          </table:table-cell>
          <table:table-cell office:value-type="float" office:value="1388.47" calcext:value-type="float">
            <text:p>1388.47</text:p>
          </table:table-cell>
          <table:table-cell office:value-type="float" office:value="1670.46" calcext:value-type="float">
            <text:p>1670.46</text:p>
          </table:table-cell>
        </table:table-row>
        <table:table-row table:style-name="ro1">
          <table:table-cell office:value-type="float" office:value="20911052" calcext:value-type="float">
            <text:p>20911052</text:p>
          </table:table-cell>
          <table:table-cell table:formula="of:=[.A1309]/1000/(60*60*24)" office:value-type="time" office:time-value="PT05H48M31.052S" calcext:value-type="time">
            <text:p>05:48:31</text:p>
          </table:table-cell>
          <table:table-cell office:value-type="float" office:value="1.15" calcext:value-type="float">
            <text:p>1.15</text:p>
          </table:table-cell>
          <table:table-cell office:value-type="float" office:value="228.8" calcext:value-type="float">
            <text:p>228.8</text:p>
          </table:table-cell>
          <table:table-cell office:value-type="float" office:value="263.32" calcext:value-type="float">
            <text:p>263.32</text:p>
          </table:table-cell>
          <table:table-cell office:value-type="float" office:value="1389.49" calcext:value-type="float">
            <text:p>1389.49</text:p>
          </table:table-cell>
          <table:table-cell office:value-type="float" office:value="1671.63" calcext:value-type="float">
            <text:p>1671.63</text:p>
          </table:table-cell>
        </table:table-row>
        <table:table-row table:style-name="ro1">
          <table:table-cell office:value-type="float" office:value="20927052" calcext:value-type="float">
            <text:p>20927052</text:p>
          </table:table-cell>
          <table:table-cell table:formula="of:=[.A1310]/1000/(60*60*24)" office:value-type="time" office:time-value="PT05H48M47.052S" calcext:value-type="time">
            <text:p>05:48:47</text:p>
          </table:table-cell>
          <table:table-cell office:value-type="float" office:value="1.15" calcext:value-type="float">
            <text:p>1.15</text:p>
          </table:table-cell>
          <table:table-cell office:value-type="float" office:value="228.9" calcext:value-type="float">
            <text:p>228.9</text:p>
          </table:table-cell>
          <table:table-cell office:value-type="float" office:value="262.52" calcext:value-type="float">
            <text:p>262.52</text:p>
          </table:table-cell>
          <table:table-cell office:value-type="float" office:value="1390.51" calcext:value-type="float">
            <text:p>1390.51</text:p>
          </table:table-cell>
          <table:table-cell office:value-type="float" office:value="1672.8" calcext:value-type="float">
            <text:p>1672.8</text:p>
          </table:table-cell>
        </table:table-row>
        <table:table-row table:style-name="ro1">
          <table:table-cell office:value-type="float" office:value="20943052" calcext:value-type="float">
            <text:p>20943052</text:p>
          </table:table-cell>
          <table:table-cell table:formula="of:=[.A1311]/1000/(60*60*24)" office:value-type="time" office:time-value="PT05H49M03.052S" calcext:value-type="time">
            <text:p>05:49:03</text:p>
          </table:table-cell>
          <table:table-cell office:value-type="float" office:value="1.15" calcext:value-type="float">
            <text:p>1.15</text:p>
          </table:table-cell>
          <table:table-cell office:value-type="float" office:value="228.9" calcext:value-type="float">
            <text:p>228.9</text:p>
          </table:table-cell>
          <table:table-cell office:value-type="float" office:value="262.52" calcext:value-type="float">
            <text:p>262.52</text:p>
          </table:table-cell>
          <table:table-cell office:value-type="float" office:value="1391.52" calcext:value-type="float">
            <text:p>1391.52</text:p>
          </table:table-cell>
          <table:table-cell office:value-type="float" office:value="1673.97" calcext:value-type="float">
            <text:p>1673.97</text:p>
          </table:table-cell>
        </table:table-row>
        <table:table-row table:style-name="ro1">
          <table:table-cell office:value-type="float" office:value="20959052" calcext:value-type="float">
            <text:p>20959052</text:p>
          </table:table-cell>
          <table:table-cell table:formula="of:=[.A1312]/1000/(60*60*24)" office:value-type="time" office:time-value="PT05H49M19.052S" calcext:value-type="time">
            <text:p>05:49:19</text:p>
          </table:table-cell>
          <table:table-cell office:value-type="float" office:value="1.15" calcext:value-type="float">
            <text:p>1.15</text:p>
          </table:table-cell>
          <table:table-cell office:value-type="float" office:value="228.8" calcext:value-type="float">
            <text:p>228.8</text:p>
          </table:table-cell>
          <table:table-cell office:value-type="float" office:value="262.41" calcext:value-type="float">
            <text:p>262.41</text:p>
          </table:table-cell>
          <table:table-cell office:value-type="float" office:value="1392.54" calcext:value-type="float">
            <text:p>1392.54</text:p>
          </table:table-cell>
          <table:table-cell office:value-type="float" office:value="1675.13" calcext:value-type="float">
            <text:p>1675.13</text:p>
          </table:table-cell>
        </table:table-row>
        <table:table-row table:style-name="ro1">
          <table:table-cell office:value-type="float" office:value="20975052" calcext:value-type="float">
            <text:p>20975052</text:p>
          </table:table-cell>
          <table:table-cell table:formula="of:=[.A1313]/1000/(60*60*24)" office:value-type="time" office:time-value="PT05H49M35.052S" calcext:value-type="time">
            <text:p>05:49:35</text:p>
          </table:table-cell>
          <table:table-cell office:value-type="float" office:value="1.15" calcext:value-type="float">
            <text:p>1.15</text:p>
          </table:table-cell>
          <table:table-cell office:value-type="float" office:value="228.8" calcext:value-type="float">
            <text:p>228.8</text:p>
          </table:table-cell>
          <table:table-cell office:value-type="float" office:value="263.32" calcext:value-type="float">
            <text:p>263.32</text:p>
          </table:table-cell>
          <table:table-cell office:value-type="float" office:value="1393.56" calcext:value-type="float">
            <text:p>1393.56</text:p>
          </table:table-cell>
          <table:table-cell office:value-type="float" office:value="1676.3" calcext:value-type="float">
            <text:p>1676.3</text:p>
          </table:table-cell>
        </table:table-row>
        <table:table-row table:style-name="ro1">
          <table:table-cell office:value-type="float" office:value="20991052" calcext:value-type="float">
            <text:p>20991052</text:p>
          </table:table-cell>
          <table:table-cell table:formula="of:=[.A1314]/1000/(60*60*24)" office:value-type="time" office:time-value="PT05H49M51.052S" calcext:value-type="time">
            <text:p>05:49:51</text:p>
          </table:table-cell>
          <table:table-cell office:value-type="float" office:value="1.15" calcext:value-type="float">
            <text:p>1.15</text:p>
          </table:table-cell>
          <table:table-cell office:value-type="float" office:value="228.7" calcext:value-type="float">
            <text:p>228.7</text:p>
          </table:table-cell>
          <table:table-cell office:value-type="float" office:value="262.29" calcext:value-type="float">
            <text:p>262.29</text:p>
          </table:table-cell>
          <table:table-cell office:value-type="float" office:value="1394.58" calcext:value-type="float">
            <text:p>1394.58</text:p>
          </table:table-cell>
          <table:table-cell office:value-type="float" office:value="1677.47" calcext:value-type="float">
            <text:p>1677.47</text:p>
          </table:table-cell>
        </table:table-row>
        <table:table-row table:style-name="ro1">
          <table:table-cell office:value-type="float" office:value="21007052" calcext:value-type="float">
            <text:p>21007052</text:p>
          </table:table-cell>
          <table:table-cell table:formula="of:=[.A1315]/1000/(60*60*24)" office:value-type="time" office:time-value="PT05H50M07.052S" calcext:value-type="time">
            <text:p>05:50:07</text:p>
          </table:table-cell>
          <table:table-cell office:value-type="float" office:value="1.15" calcext:value-type="float">
            <text:p>1.15</text:p>
          </table:table-cell>
          <table:table-cell office:value-type="float" office:value="228.7" calcext:value-type="float">
            <text:p>228.7</text:p>
          </table:table-cell>
          <table:table-cell office:value-type="float" office:value="262.29" calcext:value-type="float">
            <text:p>262.29</text:p>
          </table:table-cell>
          <table:table-cell office:value-type="float" office:value="1395.59" calcext:value-type="float">
            <text:p>1395.59</text:p>
          </table:table-cell>
          <table:table-cell office:value-type="float" office:value="1678.63" calcext:value-type="float">
            <text:p>1678.63</text:p>
          </table:table-cell>
        </table:table-row>
        <table:table-row table:style-name="ro1">
          <table:table-cell office:value-type="float" office:value="21023052" calcext:value-type="float">
            <text:p>21023052</text:p>
          </table:table-cell>
          <table:table-cell table:formula="of:=[.A1316]/1000/(60*60*24)" office:value-type="time" office:time-value="PT05H50M23.052S" calcext:value-type="time">
            <text:p>05:50:23</text:p>
          </table:table-cell>
          <table:table-cell office:value-type="float" office:value="1.15" calcext:value-type="float">
            <text:p>1.15</text:p>
          </table:table-cell>
          <table:table-cell office:value-type="float" office:value="228.7" calcext:value-type="float">
            <text:p>228.7</text:p>
          </table:table-cell>
          <table:table-cell office:value-type="float" office:value="262.29" calcext:value-type="float">
            <text:p>262.29</text:p>
          </table:table-cell>
          <table:table-cell office:value-type="float" office:value="1396.61" calcext:value-type="float">
            <text:p>1396.61</text:p>
          </table:table-cell>
          <table:table-cell office:value-type="float" office:value="1679.8" calcext:value-type="float">
            <text:p>1679.8</text:p>
          </table:table-cell>
        </table:table-row>
        <table:table-row table:style-name="ro1">
          <table:table-cell office:value-type="float" office:value="21039052" calcext:value-type="float">
            <text:p>21039052</text:p>
          </table:table-cell>
          <table:table-cell table:formula="of:=[.A1317]/1000/(60*60*24)" office:value-type="time" office:time-value="PT05H50M39.052S" calcext:value-type="time">
            <text:p>05:50:39</text:p>
          </table:table-cell>
          <table:table-cell office:value-type="float" office:value="1.15" calcext:value-type="float">
            <text:p>1.15</text:p>
          </table:table-cell>
          <table:table-cell office:value-type="float" office:value="228.7" calcext:value-type="float">
            <text:p>228.7</text:p>
          </table:table-cell>
          <table:table-cell office:value-type="float" office:value="262.29" calcext:value-type="float">
            <text:p>262.29</text:p>
          </table:table-cell>
          <table:table-cell office:value-type="float" office:value="1397.62" calcext:value-type="float">
            <text:p>1397.62</text:p>
          </table:table-cell>
          <table:table-cell office:value-type="float" office:value="1680.97" calcext:value-type="float">
            <text:p>1680.97</text:p>
          </table:table-cell>
        </table:table-row>
        <table:table-row table:style-name="ro1">
          <table:table-cell office:value-type="float" office:value="21055052" calcext:value-type="float">
            <text:p>21055052</text:p>
          </table:table-cell>
          <table:table-cell table:formula="of:=[.A1318]/1000/(60*60*24)" office:value-type="time" office:time-value="PT05H50M55.052S" calcext:value-type="time">
            <text:p>05:50:55</text:p>
          </table:table-cell>
          <table:table-cell office:value-type="float" office:value="1.15" calcext:value-type="float">
            <text:p>1.15</text:p>
          </table:table-cell>
          <table:table-cell office:value-type="float" office:value="228.7" calcext:value-type="float">
            <text:p>228.7</text:p>
          </table:table-cell>
          <table:table-cell office:value-type="float" office:value="262.29" calcext:value-type="float">
            <text:p>262.29</text:p>
          </table:table-cell>
          <table:table-cell office:value-type="float" office:value="1398.64" calcext:value-type="float">
            <text:p>1398.64</text:p>
          </table:table-cell>
          <table:table-cell office:value-type="float" office:value="1682.13" calcext:value-type="float">
            <text:p>1682.13</text:p>
          </table:table-cell>
        </table:table-row>
        <table:table-row table:style-name="ro1">
          <table:table-cell office:value-type="float" office:value="21071052" calcext:value-type="float">
            <text:p>21071052</text:p>
          </table:table-cell>
          <table:table-cell table:formula="of:=[.A1319]/1000/(60*60*24)" office:value-type="time" office:time-value="PT05H51M11.052S" calcext:value-type="time">
            <text:p>05:51:11</text:p>
          </table:table-cell>
          <table:table-cell office:value-type="float" office:value="1.15" calcext:value-type="float">
            <text:p>1.15</text:p>
          </table:table-cell>
          <table:table-cell office:value-type="float" office:value="228.7" calcext:value-type="float">
            <text:p>228.7</text:p>
          </table:table-cell>
          <table:table-cell office:value-type="float" office:value="262.29" calcext:value-type="float">
            <text:p>262.29</text:p>
          </table:table-cell>
          <table:table-cell office:value-type="float" office:value="1399.66" calcext:value-type="float">
            <text:p>1399.66</text:p>
          </table:table-cell>
          <table:table-cell office:value-type="float" office:value="1683.3" calcext:value-type="float">
            <text:p>1683.3</text:p>
          </table:table-cell>
        </table:table-row>
        <table:table-row table:style-name="ro1">
          <table:table-cell office:value-type="float" office:value="21087052" calcext:value-type="float">
            <text:p>21087052</text:p>
          </table:table-cell>
          <table:table-cell table:formula="of:=[.A1320]/1000/(60*60*24)" office:value-type="time" office:time-value="PT05H51M27.052S" calcext:value-type="time">
            <text:p>05:51:27</text:p>
          </table:table-cell>
          <table:table-cell office:value-type="float" office:value="1.15" calcext:value-type="float">
            <text:p>1.15</text:p>
          </table:table-cell>
          <table:table-cell office:value-type="float" office:value="228.6" calcext:value-type="float">
            <text:p>228.6</text:p>
          </table:table-cell>
          <table:table-cell office:value-type="float" office:value="262.17" calcext:value-type="float">
            <text:p>262.17</text:p>
          </table:table-cell>
          <table:table-cell office:value-type="float" office:value="1400.67" calcext:value-type="float">
            <text:p>1400.67</text:p>
          </table:table-cell>
          <table:table-cell office:value-type="float" office:value="1684.46" calcext:value-type="float">
            <text:p>1684.46</text:p>
          </table:table-cell>
        </table:table-row>
        <table:table-row table:style-name="ro1">
          <table:table-cell office:value-type="float" office:value="21103052" calcext:value-type="float">
            <text:p>21103052</text:p>
          </table:table-cell>
          <table:table-cell table:formula="of:=[.A1321]/1000/(60*60*24)" office:value-type="time" office:time-value="PT05H51M43.052S" calcext:value-type="time">
            <text:p>05:51:43</text:p>
          </table:table-cell>
          <table:table-cell office:value-type="float" office:value="1.15" calcext:value-type="float">
            <text:p>1.15</text:p>
          </table:table-cell>
          <table:table-cell office:value-type="float" office:value="228.6" calcext:value-type="float">
            <text:p>228.6</text:p>
          </table:table-cell>
          <table:table-cell office:value-type="float" office:value="262.17" calcext:value-type="float">
            <text:p>262.17</text:p>
          </table:table-cell>
          <table:table-cell office:value-type="float" office:value="1401.69" calcext:value-type="float">
            <text:p>1401.69</text:p>
          </table:table-cell>
          <table:table-cell office:value-type="float" office:value="1685.63" calcext:value-type="float">
            <text:p>1685.63</text:p>
          </table:table-cell>
        </table:table-row>
        <table:table-row table:style-name="ro1">
          <table:table-cell office:value-type="float" office:value="21119052" calcext:value-type="float">
            <text:p>21119052</text:p>
          </table:table-cell>
          <table:table-cell table:formula="of:=[.A1322]/1000/(60*60*24)" office:value-type="time" office:time-value="PT05H51M59.052S" calcext:value-type="time">
            <text:p>05:51:59</text:p>
          </table:table-cell>
          <table:table-cell office:value-type="float" office:value="1.15" calcext:value-type="float">
            <text:p>1.15</text:p>
          </table:table-cell>
          <table:table-cell office:value-type="float" office:value="228.5" calcext:value-type="float">
            <text:p>228.5</text:p>
          </table:table-cell>
          <table:table-cell office:value-type="float" office:value="262.06" calcext:value-type="float">
            <text:p>262.06</text:p>
          </table:table-cell>
          <table:table-cell office:value-type="float" office:value="1402.7" calcext:value-type="float">
            <text:p>1402.7</text:p>
          </table:table-cell>
          <table:table-cell office:value-type="float" office:value="1686.79" calcext:value-type="float">
            <text:p>1686.79</text:p>
          </table:table-cell>
        </table:table-row>
        <table:table-row table:style-name="ro1">
          <table:table-cell office:value-type="float" office:value="21135052" calcext:value-type="float">
            <text:p>21135052</text:p>
          </table:table-cell>
          <table:table-cell table:formula="of:=[.A1323]/1000/(60*60*24)" office:value-type="time" office:time-value="PT05H52M15.052S" calcext:value-type="time">
            <text:p>05:52:15</text:p>
          </table:table-cell>
          <table:table-cell office:value-type="float" office:value="1.15" calcext:value-type="float">
            <text:p>1.15</text:p>
          </table:table-cell>
          <table:table-cell office:value-type="float" office:value="228.5" calcext:value-type="float">
            <text:p>228.5</text:p>
          </table:table-cell>
          <table:table-cell office:value-type="float" office:value="262.06" calcext:value-type="float">
            <text:p>262.06</text:p>
          </table:table-cell>
          <table:table-cell office:value-type="float" office:value="1403.72" calcext:value-type="float">
            <text:p>1403.72</text:p>
          </table:table-cell>
          <table:table-cell office:value-type="float" office:value="1687.96" calcext:value-type="float">
            <text:p>1687.96</text:p>
          </table:table-cell>
        </table:table-row>
        <table:table-row table:style-name="ro1">
          <table:table-cell office:value-type="float" office:value="21151052" calcext:value-type="float">
            <text:p>21151052</text:p>
          </table:table-cell>
          <table:table-cell table:formula="of:=[.A1324]/1000/(60*60*24)" office:value-type="time" office:time-value="PT05H52M31.052S" calcext:value-type="time">
            <text:p>05:52:31</text:p>
          </table:table-cell>
          <table:table-cell office:value-type="float" office:value="1.15" calcext:value-type="float">
            <text:p>1.15</text:p>
          </table:table-cell>
          <table:table-cell office:value-type="float" office:value="228.5" calcext:value-type="float">
            <text:p>228.5</text:p>
          </table:table-cell>
          <table:table-cell office:value-type="float" office:value="262.06" calcext:value-type="float">
            <text:p>262.06</text:p>
          </table:table-cell>
          <table:table-cell office:value-type="float" office:value="1404.73" calcext:value-type="float">
            <text:p>1404.73</text:p>
          </table:table-cell>
          <table:table-cell office:value-type="float" office:value="1689.12" calcext:value-type="float">
            <text:p>1689.12</text:p>
          </table:table-cell>
        </table:table-row>
        <table:table-row table:style-name="ro1">
          <table:table-cell office:value-type="float" office:value="21167052" calcext:value-type="float">
            <text:p>21167052</text:p>
          </table:table-cell>
          <table:table-cell table:formula="of:=[.A1325]/1000/(60*60*24)" office:value-type="time" office:time-value="PT05H52M47.052S" calcext:value-type="time">
            <text:p>05:52:47</text:p>
          </table:table-cell>
          <table:table-cell office:value-type="float" office:value="1.15" calcext:value-type="float">
            <text:p>1.15</text:p>
          </table:table-cell>
          <table:table-cell office:value-type="float" office:value="228.4" calcext:value-type="float">
            <text:p>228.4</text:p>
          </table:table-cell>
          <table:table-cell office:value-type="float" office:value="261.94" calcext:value-type="float">
            <text:p>261.94</text:p>
          </table:table-cell>
          <table:table-cell office:value-type="float" office:value="1405.75" calcext:value-type="float">
            <text:p>1405.75</text:p>
          </table:table-cell>
          <table:table-cell office:value-type="float" office:value="1690.29" calcext:value-type="float">
            <text:p>1690.29</text:p>
          </table:table-cell>
        </table:table-row>
        <table:table-row table:style-name="ro1">
          <table:table-cell office:value-type="float" office:value="21183052" calcext:value-type="float">
            <text:p>21183052</text:p>
          </table:table-cell>
          <table:table-cell table:formula="of:=[.A1326]/1000/(60*60*24)" office:value-type="time" office:time-value="PT05H53M03.052S" calcext:value-type="time">
            <text:p>05:53:03</text:p>
          </table:table-cell>
          <table:table-cell office:value-type="float" office:value="1.15" calcext:value-type="float">
            <text:p>1.15</text:p>
          </table:table-cell>
          <table:table-cell office:value-type="float" office:value="228.4" calcext:value-type="float">
            <text:p>228.4</text:p>
          </table:table-cell>
          <table:table-cell office:value-type="float" office:value="261.94" calcext:value-type="float">
            <text:p>261.94</text:p>
          </table:table-cell>
          <table:table-cell office:value-type="float" office:value="1406.76" calcext:value-type="float">
            <text:p>1406.76</text:p>
          </table:table-cell>
          <table:table-cell office:value-type="float" office:value="1691.45" calcext:value-type="float">
            <text:p>1691.45</text:p>
          </table:table-cell>
        </table:table-row>
        <table:table-row table:style-name="ro1">
          <table:table-cell office:value-type="float" office:value="21199052" calcext:value-type="float">
            <text:p>21199052</text:p>
          </table:table-cell>
          <table:table-cell table:formula="of:=[.A1327]/1000/(60*60*24)" office:value-type="time" office:time-value="PT05H53M19.052S" calcext:value-type="time">
            <text:p>05:53:19</text:p>
          </table:table-cell>
          <table:table-cell office:value-type="float" office:value="1.15" calcext:value-type="float">
            <text:p>1.15</text:p>
          </table:table-cell>
          <table:table-cell office:value-type="float" office:value="228.4" calcext:value-type="float">
            <text:p>228.4</text:p>
          </table:table-cell>
          <table:table-cell office:value-type="float" office:value="261.94" calcext:value-type="float">
            <text:p>261.94</text:p>
          </table:table-cell>
          <table:table-cell office:value-type="float" office:value="1407.78" calcext:value-type="float">
            <text:p>1407.78</text:p>
          </table:table-cell>
          <table:table-cell office:value-type="float" office:value="1692.62" calcext:value-type="float">
            <text:p>1692.62</text:p>
          </table:table-cell>
        </table:table-row>
        <table:table-row table:style-name="ro1">
          <table:table-cell office:value-type="float" office:value="21215052" calcext:value-type="float">
            <text:p>21215052</text:p>
          </table:table-cell>
          <table:table-cell table:formula="of:=[.A1328]/1000/(60*60*24)" office:value-type="time" office:time-value="PT05H53M35.052S" calcext:value-type="time">
            <text:p>05:53:35</text:p>
          </table:table-cell>
          <table:table-cell office:value-type="float" office:value="1.15" calcext:value-type="float">
            <text:p>1.15</text:p>
          </table:table-cell>
          <table:table-cell office:value-type="float" office:value="228.4" calcext:value-type="float">
            <text:p>228.4</text:p>
          </table:table-cell>
          <table:table-cell office:value-type="float" office:value="261.94" calcext:value-type="float">
            <text:p>261.94</text:p>
          </table:table-cell>
          <table:table-cell office:value-type="float" office:value="1408.8" calcext:value-type="float">
            <text:p>1408.8</text:p>
          </table:table-cell>
          <table:table-cell office:value-type="float" office:value="1693.78" calcext:value-type="float">
            <text:p>1693.78</text:p>
          </table:table-cell>
        </table:table-row>
        <table:table-row table:style-name="ro1">
          <table:table-cell office:value-type="float" office:value="21231052" calcext:value-type="float">
            <text:p>21231052</text:p>
          </table:table-cell>
          <table:table-cell table:formula="of:=[.A1329]/1000/(60*60*24)" office:value-type="time" office:time-value="PT05H53M51.052S" calcext:value-type="time">
            <text:p>05:53:51</text:p>
          </table:table-cell>
          <table:table-cell office:value-type="float" office:value="1.15" calcext:value-type="float">
            <text:p>1.15</text:p>
          </table:table-cell>
          <table:table-cell office:value-type="float" office:value="228.4" calcext:value-type="float">
            <text:p>228.4</text:p>
          </table:table-cell>
          <table:table-cell office:value-type="float" office:value="261.94" calcext:value-type="float">
            <text:p>261.94</text:p>
          </table:table-cell>
          <table:table-cell office:value-type="float" office:value="1409.81" calcext:value-type="float">
            <text:p>1409.81</text:p>
          </table:table-cell>
          <table:table-cell office:value-type="float" office:value="1694.94" calcext:value-type="float">
            <text:p>1694.94</text:p>
          </table:table-cell>
        </table:table-row>
        <table:table-row table:style-name="ro1">
          <table:table-cell office:value-type="float" office:value="21247052" calcext:value-type="float">
            <text:p>21247052</text:p>
          </table:table-cell>
          <table:table-cell table:formula="of:=[.A1330]/1000/(60*60*24)" office:value-type="time" office:time-value="PT05H54M07.052S" calcext:value-type="time">
            <text:p>05:54:07</text:p>
          </table:table-cell>
          <table:table-cell office:value-type="float" office:value="1.15" calcext:value-type="float">
            <text:p>1.15</text:p>
          </table:table-cell>
          <table:table-cell office:value-type="float" office:value="228.3" calcext:value-type="float">
            <text:p>228.3</text:p>
          </table:table-cell>
          <table:table-cell office:value-type="float" office:value="261.82" calcext:value-type="float">
            <text:p>261.82</text:p>
          </table:table-cell>
          <table:table-cell office:value-type="float" office:value="1410.83" calcext:value-type="float">
            <text:p>1410.83</text:p>
          </table:table-cell>
          <table:table-cell office:value-type="float" office:value="1696.11" calcext:value-type="float">
            <text:p>1696.11</text:p>
          </table:table-cell>
        </table:table-row>
        <table:table-row table:style-name="ro1">
          <table:table-cell office:value-type="float" office:value="21263052" calcext:value-type="float">
            <text:p>21263052</text:p>
          </table:table-cell>
          <table:table-cell table:formula="of:=[.A1331]/1000/(60*60*24)" office:value-type="time" office:time-value="PT05H54M23.052S" calcext:value-type="time">
            <text:p>05:54:23</text:p>
          </table:table-cell>
          <table:table-cell office:value-type="float" office:value="1.15" calcext:value-type="float">
            <text:p>1.15</text:p>
          </table:table-cell>
          <table:table-cell office:value-type="float" office:value="228.4" calcext:value-type="float">
            <text:p>228.4</text:p>
          </table:table-cell>
          <table:table-cell office:value-type="float" office:value="261.94" calcext:value-type="float">
            <text:p>261.94</text:p>
          </table:table-cell>
          <table:table-cell office:value-type="float" office:value="1411.84" calcext:value-type="float">
            <text:p>1411.84</text:p>
          </table:table-cell>
          <table:table-cell office:value-type="float" office:value="1697.27" calcext:value-type="float">
            <text:p>1697.27</text:p>
          </table:table-cell>
        </table:table-row>
        <table:table-row table:style-name="ro1">
          <table:table-cell office:value-type="float" office:value="21279052" calcext:value-type="float">
            <text:p>21279052</text:p>
          </table:table-cell>
          <table:table-cell table:formula="of:=[.A1332]/1000/(60*60*24)" office:value-type="time" office:time-value="PT05H54M39.052S" calcext:value-type="time">
            <text:p>05:54:39</text:p>
          </table:table-cell>
          <table:table-cell office:value-type="float" office:value="1.14" calcext:value-type="float">
            <text:p>1.14</text:p>
          </table:table-cell>
          <table:table-cell office:value-type="float" office:value="228.3" calcext:value-type="float">
            <text:p>228.3</text:p>
          </table:table-cell>
          <table:table-cell office:value-type="float" office:value="260.91" calcext:value-type="float">
            <text:p>260.91</text:p>
          </table:table-cell>
          <table:table-cell office:value-type="float" office:value="1412.86" calcext:value-type="float">
            <text:p>1412.86</text:p>
          </table:table-cell>
          <table:table-cell office:value-type="float" office:value="1698.43" calcext:value-type="float">
            <text:p>1698.43</text:p>
          </table:table-cell>
        </table:table-row>
        <table:table-row table:style-name="ro1">
          <table:table-cell office:value-type="float" office:value="21295052" calcext:value-type="float">
            <text:p>21295052</text:p>
          </table:table-cell>
          <table:table-cell table:formula="of:=[.A1333]/1000/(60*60*24)" office:value-type="time" office:time-value="PT05H54M55.052S" calcext:value-type="time">
            <text:p>05:54:55</text:p>
          </table:table-cell>
          <table:table-cell office:value-type="float" office:value="1.15" calcext:value-type="float">
            <text:p>1.15</text:p>
          </table:table-cell>
          <table:table-cell office:value-type="float" office:value="228.2" calcext:value-type="float">
            <text:p>228.2</text:p>
          </table:table-cell>
          <table:table-cell office:value-type="float" office:value="261.7" calcext:value-type="float">
            <text:p>261.7</text:p>
          </table:table-cell>
          <table:table-cell office:value-type="float" office:value="1413.87" calcext:value-type="float">
            <text:p>1413.87</text:p>
          </table:table-cell>
          <table:table-cell office:value-type="float" office:value="1699.6" calcext:value-type="float">
            <text:p>1699.6</text:p>
          </table:table-cell>
        </table:table-row>
        <table:table-row table:style-name="ro1">
          <table:table-cell office:value-type="float" office:value="21311052" calcext:value-type="float">
            <text:p>21311052</text:p>
          </table:table-cell>
          <table:table-cell table:formula="of:=[.A1334]/1000/(60*60*24)" office:value-type="time" office:time-value="PT05H55M11.052S" calcext:value-type="time">
            <text:p>05:55:11</text:p>
          </table:table-cell>
          <table:table-cell office:value-type="float" office:value="1.15" calcext:value-type="float">
            <text:p>1.15</text:p>
          </table:table-cell>
          <table:table-cell office:value-type="float" office:value="228.2" calcext:value-type="float">
            <text:p>228.2</text:p>
          </table:table-cell>
          <table:table-cell office:value-type="float" office:value="261.7" calcext:value-type="float">
            <text:p>261.7</text:p>
          </table:table-cell>
          <table:table-cell office:value-type="float" office:value="1414.89" calcext:value-type="float">
            <text:p>1414.89</text:p>
          </table:table-cell>
          <table:table-cell office:value-type="float" office:value="1700.76" calcext:value-type="float">
            <text:p>1700.76</text:p>
          </table:table-cell>
        </table:table-row>
        <table:table-row table:style-name="ro1">
          <table:table-cell office:value-type="float" office:value="21327052" calcext:value-type="float">
            <text:p>21327052</text:p>
          </table:table-cell>
          <table:table-cell table:formula="of:=[.A1335]/1000/(60*60*24)" office:value-type="time" office:time-value="PT05H55M27.052S" calcext:value-type="time">
            <text:p>05:55:27</text:p>
          </table:table-cell>
          <table:table-cell office:value-type="float" office:value="1.15" calcext:value-type="float">
            <text:p>1.15</text:p>
          </table:table-cell>
          <table:table-cell office:value-type="float" office:value="228.2" calcext:value-type="float">
            <text:p>228.2</text:p>
          </table:table-cell>
          <table:table-cell office:value-type="float" office:value="261.7" calcext:value-type="float">
            <text:p>261.7</text:p>
          </table:table-cell>
          <table:table-cell office:value-type="float" office:value="1415.9" calcext:value-type="float">
            <text:p>1415.9</text:p>
          </table:table-cell>
          <table:table-cell office:value-type="float" office:value="1701.92" calcext:value-type="float">
            <text:p>1701.92</text:p>
          </table:table-cell>
        </table:table-row>
        <table:table-row table:style-name="ro1">
          <table:table-cell office:value-type="float" office:value="21343052" calcext:value-type="float">
            <text:p>21343052</text:p>
          </table:table-cell>
          <table:table-cell table:formula="of:=[.A1336]/1000/(60*60*24)" office:value-type="time" office:time-value="PT05H55M43.052S" calcext:value-type="time">
            <text:p>05:55:43</text:p>
          </table:table-cell>
          <table:table-cell office:value-type="float" office:value="1.15" calcext:value-type="float">
            <text:p>1.15</text:p>
          </table:table-cell>
          <table:table-cell office:value-type="float" office:value="228.2" calcext:value-type="float">
            <text:p>228.2</text:p>
          </table:table-cell>
          <table:table-cell office:value-type="float" office:value="261.7" calcext:value-type="float">
            <text:p>261.7</text:p>
          </table:table-cell>
          <table:table-cell office:value-type="float" office:value="1416.91" calcext:value-type="float">
            <text:p>1416.91</text:p>
          </table:table-cell>
          <table:table-cell office:value-type="float" office:value="1703.08" calcext:value-type="float">
            <text:p>1703.08</text:p>
          </table:table-cell>
        </table:table-row>
        <table:table-row table:style-name="ro1">
          <table:table-cell office:value-type="float" office:value="21359052" calcext:value-type="float">
            <text:p>21359052</text:p>
          </table:table-cell>
          <table:table-cell table:formula="of:=[.A1337]/1000/(60*60*24)" office:value-type="time" office:time-value="PT05H55M59.052S" calcext:value-type="time">
            <text:p>05:55:59</text:p>
          </table:table-cell>
          <table:table-cell office:value-type="float" office:value="1.15" calcext:value-type="float">
            <text:p>1.15</text:p>
          </table:table-cell>
          <table:table-cell office:value-type="float" office:value="228.1" calcext:value-type="float">
            <text:p>228.1</text:p>
          </table:table-cell>
          <table:table-cell office:value-type="float" office:value="261.59" calcext:value-type="float">
            <text:p>261.59</text:p>
          </table:table-cell>
          <table:table-cell office:value-type="float" office:value="1417.93" calcext:value-type="float">
            <text:p>1417.93</text:p>
          </table:table-cell>
          <table:table-cell office:value-type="float" office:value="1704.24" calcext:value-type="float">
            <text:p>1704.24</text:p>
          </table:table-cell>
        </table:table-row>
        <table:table-row table:style-name="ro1">
          <table:table-cell office:value-type="float" office:value="21375052" calcext:value-type="float">
            <text:p>21375052</text:p>
          </table:table-cell>
          <table:table-cell table:formula="of:=[.A1338]/1000/(60*60*24)" office:value-type="time" office:time-value="PT05H56M15.052S" calcext:value-type="time">
            <text:p>05:56:15</text:p>
          </table:table-cell>
          <table:table-cell office:value-type="float" office:value="1.14" calcext:value-type="float">
            <text:p>1.14</text:p>
          </table:table-cell>
          <table:table-cell office:value-type="float" office:value="228.1" calcext:value-type="float">
            <text:p>228.1</text:p>
          </table:table-cell>
          <table:table-cell office:value-type="float" office:value="260.67" calcext:value-type="float">
            <text:p>260.67</text:p>
          </table:table-cell>
          <table:table-cell office:value-type="float" office:value="1418.94" calcext:value-type="float">
            <text:p>1418.94</text:p>
          </table:table-cell>
          <table:table-cell office:value-type="float" office:value="1705.4" calcext:value-type="float">
            <text:p>1705.4</text:p>
          </table:table-cell>
        </table:table-row>
        <table:table-row table:style-name="ro1">
          <table:table-cell office:value-type="float" office:value="21391052" calcext:value-type="float">
            <text:p>21391052</text:p>
          </table:table-cell>
          <table:table-cell table:formula="of:=[.A1339]/1000/(60*60*24)" office:value-type="time" office:time-value="PT05H56M31.052S" calcext:value-type="time">
            <text:p>05:56:31</text:p>
          </table:table-cell>
          <table:table-cell office:value-type="float" office:value="1.14" calcext:value-type="float">
            <text:p>1.14</text:p>
          </table:table-cell>
          <table:table-cell office:value-type="float" office:value="228.1" calcext:value-type="float">
            <text:p>228.1</text:p>
          </table:table-cell>
          <table:table-cell office:value-type="float" office:value="260.67" calcext:value-type="float">
            <text:p>260.67</text:p>
          </table:table-cell>
          <table:table-cell office:value-type="float" office:value="1419.96" calcext:value-type="float">
            <text:p>1419.96</text:p>
          </table:table-cell>
          <table:table-cell office:value-type="float" office:value="1706.56" calcext:value-type="float">
            <text:p>1706.56</text:p>
          </table:table-cell>
        </table:table-row>
        <table:table-row table:style-name="ro1">
          <table:table-cell office:value-type="float" office:value="21407052" calcext:value-type="float">
            <text:p>21407052</text:p>
          </table:table-cell>
          <table:table-cell table:formula="of:=[.A1340]/1000/(60*60*24)" office:value-type="time" office:time-value="PT05H56M47.052S" calcext:value-type="time">
            <text:p>05:56:47</text:p>
          </table:table-cell>
          <table:table-cell office:value-type="float" office:value="1.15" calcext:value-type="float">
            <text:p>1.15</text:p>
          </table:table-cell>
          <table:table-cell office:value-type="float" office:value="228" calcext:value-type="float">
            <text:p>228</text:p>
          </table:table-cell>
          <table:table-cell office:value-type="float" office:value="261.47" calcext:value-type="float">
            <text:p>261.47</text:p>
          </table:table-cell>
          <table:table-cell office:value-type="float" office:value="1420.97" calcext:value-type="float">
            <text:p>1420.97</text:p>
          </table:table-cell>
          <table:table-cell office:value-type="float" office:value="1707.72" calcext:value-type="float">
            <text:p>1707.72</text:p>
          </table:table-cell>
        </table:table-row>
        <table:table-row table:style-name="ro1">
          <table:table-cell office:value-type="float" office:value="21423052" calcext:value-type="float">
            <text:p>21423052</text:p>
          </table:table-cell>
          <table:table-cell table:formula="of:=[.A1341]/1000/(60*60*24)" office:value-type="time" office:time-value="PT05H57M03.052S" calcext:value-type="time">
            <text:p>05:57:03</text:p>
          </table:table-cell>
          <table:table-cell office:value-type="float" office:value="1.14" calcext:value-type="float">
            <text:p>1.14</text:p>
          </table:table-cell>
          <table:table-cell office:value-type="float" office:value="228" calcext:value-type="float">
            <text:p>228</text:p>
          </table:table-cell>
          <table:table-cell office:value-type="float" office:value="260.56" calcext:value-type="float">
            <text:p>260.56</text:p>
          </table:table-cell>
          <table:table-cell office:value-type="float" office:value="1421.98" calcext:value-type="float">
            <text:p>1421.98</text:p>
          </table:table-cell>
          <table:table-cell office:value-type="float" office:value="1708.88" calcext:value-type="float">
            <text:p>1708.88</text:p>
          </table:table-cell>
        </table:table-row>
        <table:table-row table:style-name="ro1">
          <table:table-cell office:value-type="float" office:value="21439052" calcext:value-type="float">
            <text:p>21439052</text:p>
          </table:table-cell>
          <table:table-cell table:formula="of:=[.A1342]/1000/(60*60*24)" office:value-type="time" office:time-value="PT05H57M19.052S" calcext:value-type="time">
            <text:p>05:57:19</text:p>
          </table:table-cell>
          <table:table-cell office:value-type="float" office:value="1.14" calcext:value-type="float">
            <text:p>1.14</text:p>
          </table:table-cell>
          <table:table-cell office:value-type="float" office:value="228" calcext:value-type="float">
            <text:p>228</text:p>
          </table:table-cell>
          <table:table-cell office:value-type="float" office:value="260.56" calcext:value-type="float">
            <text:p>260.56</text:p>
          </table:table-cell>
          <table:table-cell office:value-type="float" office:value="1423" calcext:value-type="float">
            <text:p>1423</text:p>
          </table:table-cell>
          <table:table-cell office:value-type="float" office:value="1710.04" calcext:value-type="float">
            <text:p>1710.04</text:p>
          </table:table-cell>
        </table:table-row>
        <table:table-row table:style-name="ro1">
          <table:table-cell office:value-type="float" office:value="21455052" calcext:value-type="float">
            <text:p>21455052</text:p>
          </table:table-cell>
          <table:table-cell table:formula="of:=[.A1343]/1000/(60*60*24)" office:value-type="time" office:time-value="PT05H57M35.052S" calcext:value-type="time">
            <text:p>05:57:35</text:p>
          </table:table-cell>
          <table:table-cell office:value-type="float" office:value="1.14" calcext:value-type="float">
            <text:p>1.14</text:p>
          </table:table-cell>
          <table:table-cell office:value-type="float" office:value="227.9" calcext:value-type="float">
            <text:p>227.9</text:p>
          </table:table-cell>
          <table:table-cell office:value-type="float" office:value="260.44" calcext:value-type="float">
            <text:p>260.44</text:p>
          </table:table-cell>
          <table:table-cell office:value-type="float" office:value="1424.01" calcext:value-type="float">
            <text:p>1424.01</text:p>
          </table:table-cell>
          <table:table-cell office:value-type="float" office:value="1711.2" calcext:value-type="float">
            <text:p>1711.2</text:p>
          </table:table-cell>
        </table:table-row>
        <table:table-row table:style-name="ro1">
          <table:table-cell office:value-type="float" office:value="21471052" calcext:value-type="float">
            <text:p>21471052</text:p>
          </table:table-cell>
          <table:table-cell table:formula="of:=[.A1344]/1000/(60*60*24)" office:value-type="time" office:time-value="PT05H57M51.052S" calcext:value-type="time">
            <text:p>05:57:51</text:p>
          </table:table-cell>
          <table:table-cell office:value-type="float" office:value="1.14" calcext:value-type="float">
            <text:p>1.14</text:p>
          </table:table-cell>
          <table:table-cell office:value-type="float" office:value="228" calcext:value-type="float">
            <text:p>228</text:p>
          </table:table-cell>
          <table:table-cell office:value-type="float" office:value="260.56" calcext:value-type="float">
            <text:p>260.56</text:p>
          </table:table-cell>
          <table:table-cell office:value-type="float" office:value="1425.02" calcext:value-type="float">
            <text:p>1425.02</text:p>
          </table:table-cell>
          <table:table-cell office:value-type="float" office:value="1712.36" calcext:value-type="float">
            <text:p>1712.36</text:p>
          </table:table-cell>
        </table:table-row>
        <table:table-row table:style-name="ro1">
          <table:table-cell office:value-type="float" office:value="21487052" calcext:value-type="float">
            <text:p>21487052</text:p>
          </table:table-cell>
          <table:table-cell table:formula="of:=[.A1345]/1000/(60*60*24)" office:value-type="time" office:time-value="PT05H58M07.052S" calcext:value-type="time">
            <text:p>05:58:07</text:p>
          </table:table-cell>
          <table:table-cell office:value-type="float" office:value="1.14" calcext:value-type="float">
            <text:p>1.14</text:p>
          </table:table-cell>
          <table:table-cell office:value-type="float" office:value="227.9" calcext:value-type="float">
            <text:p>227.9</text:p>
          </table:table-cell>
          <table:table-cell office:value-type="float" office:value="260.44" calcext:value-type="float">
            <text:p>260.44</text:p>
          </table:table-cell>
          <table:table-cell office:value-type="float" office:value="1426.04" calcext:value-type="float">
            <text:p>1426.04</text:p>
          </table:table-cell>
          <table:table-cell office:value-type="float" office:value="1713.52" calcext:value-type="float">
            <text:p>1713.52</text:p>
          </table:table-cell>
        </table:table-row>
        <table:table-row table:style-name="ro1">
          <table:table-cell office:value-type="float" office:value="21503051" calcext:value-type="float">
            <text:p>21503051</text:p>
          </table:table-cell>
          <table:table-cell table:formula="of:=[.A1346]/1000/(60*60*24)" office:value-type="time" office:time-value="PT05H58M23.051S" calcext:value-type="time">
            <text:p>05:58:23</text:p>
          </table:table-cell>
          <table:table-cell office:value-type="float" office:value="1.14" calcext:value-type="float">
            <text:p>1.14</text:p>
          </table:table-cell>
          <table:table-cell office:value-type="float" office:value="227.9" calcext:value-type="float">
            <text:p>227.9</text:p>
          </table:table-cell>
          <table:table-cell office:value-type="float" office:value="260.44" calcext:value-type="float">
            <text:p>260.44</text:p>
          </table:table-cell>
          <table:table-cell office:value-type="float" office:value="1427.05" calcext:value-type="float">
            <text:p>1427.05</text:p>
          </table:table-cell>
          <table:table-cell office:value-type="float" office:value="1714.67" calcext:value-type="float">
            <text:p>1714.67</text:p>
          </table:table-cell>
        </table:table-row>
        <table:table-row table:style-name="ro1">
          <table:table-cell office:value-type="float" office:value="21519052" calcext:value-type="float">
            <text:p>21519052</text:p>
          </table:table-cell>
          <table:table-cell table:formula="of:=[.A1347]/1000/(60*60*24)" office:value-type="time" office:time-value="PT05H58M39.052S" calcext:value-type="time">
            <text:p>05:58:39</text:p>
          </table:table-cell>
          <table:table-cell office:value-type="float" office:value="1.14" calcext:value-type="float">
            <text:p>1.14</text:p>
          </table:table-cell>
          <table:table-cell office:value-type="float" office:value="227.9" calcext:value-type="float">
            <text:p>227.9</text:p>
          </table:table-cell>
          <table:table-cell office:value-type="float" office:value="260.44" calcext:value-type="float">
            <text:p>260.44</text:p>
          </table:table-cell>
          <table:table-cell office:value-type="float" office:value="1428.06" calcext:value-type="float">
            <text:p>1428.06</text:p>
          </table:table-cell>
          <table:table-cell office:value-type="float" office:value="1715.83" calcext:value-type="float">
            <text:p>1715.83</text:p>
          </table:table-cell>
        </table:table-row>
        <table:table-row table:style-name="ro1">
          <table:table-cell office:value-type="float" office:value="21535052" calcext:value-type="float">
            <text:p>21535052</text:p>
          </table:table-cell>
          <table:table-cell table:formula="of:=[.A1348]/1000/(60*60*24)" office:value-type="time" office:time-value="PT05H58M55.052S" calcext:value-type="time">
            <text:p>05:58:55</text:p>
          </table:table-cell>
          <table:table-cell office:value-type="float" office:value="1.14" calcext:value-type="float">
            <text:p>1.14</text:p>
          </table:table-cell>
          <table:table-cell office:value-type="float" office:value="227.9" calcext:value-type="float">
            <text:p>227.9</text:p>
          </table:table-cell>
          <table:table-cell office:value-type="float" office:value="260.44" calcext:value-type="float">
            <text:p>260.44</text:p>
          </table:table-cell>
          <table:table-cell office:value-type="float" office:value="1429.07" calcext:value-type="float">
            <text:p>1429.07</text:p>
          </table:table-cell>
          <table:table-cell office:value-type="float" office:value="1716.99" calcext:value-type="float">
            <text:p>1716.99</text:p>
          </table:table-cell>
        </table:table-row>
        <table:table-row table:style-name="ro1">
          <table:table-cell office:value-type="float" office:value="21551052" calcext:value-type="float">
            <text:p>21551052</text:p>
          </table:table-cell>
          <table:table-cell table:formula="of:=[.A1349]/1000/(60*60*24)" office:value-type="time" office:time-value="PT05H59M11.052S" calcext:value-type="time">
            <text:p>05:59:11</text:p>
          </table:table-cell>
          <table:table-cell office:value-type="float" office:value="1.14" calcext:value-type="float">
            <text:p>1.14</text:p>
          </table:table-cell>
          <table:table-cell office:value-type="float" office:value="227.8" calcext:value-type="float">
            <text:p>227.8</text:p>
          </table:table-cell>
          <table:table-cell office:value-type="float" office:value="260.33" calcext:value-type="float">
            <text:p>260.33</text:p>
          </table:table-cell>
          <table:table-cell office:value-type="float" office:value="1430.09" calcext:value-type="float">
            <text:p>1430.09</text:p>
          </table:table-cell>
          <table:table-cell office:value-type="float" office:value="1718.15" calcext:value-type="float">
            <text:p>1718.15</text:p>
          </table:table-cell>
        </table:table-row>
        <table:table-row table:style-name="ro1">
          <table:table-cell office:value-type="float" office:value="21567052" calcext:value-type="float">
            <text:p>21567052</text:p>
          </table:table-cell>
          <table:table-cell table:formula="of:=[.A1350]/1000/(60*60*24)" office:value-type="time" office:time-value="PT05H59M27.052S" calcext:value-type="time">
            <text:p>05:59:27</text:p>
          </table:table-cell>
          <table:table-cell office:value-type="float" office:value="1.14" calcext:value-type="float">
            <text:p>1.14</text:p>
          </table:table-cell>
          <table:table-cell office:value-type="float" office:value="227.8" calcext:value-type="float">
            <text:p>227.8</text:p>
          </table:table-cell>
          <table:table-cell office:value-type="float" office:value="260.33" calcext:value-type="float">
            <text:p>260.33</text:p>
          </table:table-cell>
          <table:table-cell office:value-type="float" office:value="1431.1" calcext:value-type="float">
            <text:p>1431.1</text:p>
          </table:table-cell>
          <table:table-cell office:value-type="float" office:value="1719.3" calcext:value-type="float">
            <text:p>1719.3</text:p>
          </table:table-cell>
        </table:table-row>
        <table:table-row table:style-name="ro1">
          <table:table-cell office:value-type="float" office:value="21583052" calcext:value-type="float">
            <text:p>21583052</text:p>
          </table:table-cell>
          <table:table-cell table:formula="of:=[.A1351]/1000/(60*60*24)" office:value-type="time" office:time-value="PT05H59M43.052S" calcext:value-type="time">
            <text:p>05:59:43</text:p>
          </table:table-cell>
          <table:table-cell office:value-type="float" office:value="1.14" calcext:value-type="float">
            <text:p>1.14</text:p>
          </table:table-cell>
          <table:table-cell office:value-type="float" office:value="227.7" calcext:value-type="float">
            <text:p>227.7</text:p>
          </table:table-cell>
          <table:table-cell office:value-type="float" office:value="260.21" calcext:value-type="float">
            <text:p>260.21</text:p>
          </table:table-cell>
          <table:table-cell office:value-type="float" office:value="1432.11" calcext:value-type="float">
            <text:p>1432.11</text:p>
          </table:table-cell>
          <table:table-cell office:value-type="float" office:value="1720.46" calcext:value-type="float">
            <text:p>1720.46</text:p>
          </table:table-cell>
        </table:table-row>
        <table:table-row table:style-name="ro1">
          <table:table-cell office:value-type="float" office:value="21599052" calcext:value-type="float">
            <text:p>21599052</text:p>
          </table:table-cell>
          <table:table-cell table:formula="of:=[.A1352]/1000/(60*60*24)" office:value-type="time" office:time-value="PT05H59M59.052S" calcext:value-type="time">
            <text:p>05:59:59</text:p>
          </table:table-cell>
          <table:table-cell office:value-type="float" office:value="1.14" calcext:value-type="float">
            <text:p>1.14</text:p>
          </table:table-cell>
          <table:table-cell office:value-type="float" office:value="227.7" calcext:value-type="float">
            <text:p>227.7</text:p>
          </table:table-cell>
          <table:table-cell office:value-type="float" office:value="259.3" calcext:value-type="float">
            <text:p>259.3</text:p>
          </table:table-cell>
          <table:table-cell office:value-type="float" office:value="1433.12" calcext:value-type="float">
            <text:p>1433.12</text:p>
          </table:table-cell>
          <table:table-cell office:value-type="float" office:value="1721.62" calcext:value-type="float">
            <text:p>1721.62</text:p>
          </table:table-cell>
        </table:table-row>
        <table:table-row table:style-name="ro1">
          <table:table-cell office:value-type="float" office:value="21615052" calcext:value-type="float">
            <text:p>21615052</text:p>
          </table:table-cell>
          <table:table-cell table:formula="of:=[.A1353]/1000/(60*60*24)" office:value-type="time" office:time-value="PT06H00M15.052S" calcext:value-type="time">
            <text:p>06:00:15</text:p>
          </table:table-cell>
          <table:table-cell office:value-type="float" office:value="1.14" calcext:value-type="float">
            <text:p>1.14</text:p>
          </table:table-cell>
          <table:table-cell office:value-type="float" office:value="227.7" calcext:value-type="float">
            <text:p>227.7</text:p>
          </table:table-cell>
          <table:table-cell office:value-type="float" office:value="260.21" calcext:value-type="float">
            <text:p>260.21</text:p>
          </table:table-cell>
          <table:table-cell office:value-type="float" office:value="1434.13" calcext:value-type="float">
            <text:p>1434.13</text:p>
          </table:table-cell>
          <table:table-cell office:value-type="float" office:value="1722.77" calcext:value-type="float">
            <text:p>1722.77</text:p>
          </table:table-cell>
        </table:table-row>
        <table:table-row table:style-name="ro1">
          <table:table-cell office:value-type="float" office:value="21631052" calcext:value-type="float">
            <text:p>21631052</text:p>
          </table:table-cell>
          <table:table-cell table:formula="of:=[.A1354]/1000/(60*60*24)" office:value-type="time" office:time-value="PT06H00M31.052S" calcext:value-type="time">
            <text:p>06:00:31</text:p>
          </table:table-cell>
          <table:table-cell office:value-type="float" office:value="1.14" calcext:value-type="float">
            <text:p>1.14</text:p>
          </table:table-cell>
          <table:table-cell office:value-type="float" office:value="227.7" calcext:value-type="float">
            <text:p>227.7</text:p>
          </table:table-cell>
          <table:table-cell office:value-type="float" office:value="260.21" calcext:value-type="float">
            <text:p>260.21</text:p>
          </table:table-cell>
          <table:table-cell office:value-type="float" office:value="1435.15" calcext:value-type="float">
            <text:p>1435.15</text:p>
          </table:table-cell>
          <table:table-cell office:value-type="float" office:value="1723.93" calcext:value-type="float">
            <text:p>1723.93</text:p>
          </table:table-cell>
        </table:table-row>
        <table:table-row table:style-name="ro1">
          <table:table-cell office:value-type="float" office:value="21647052" calcext:value-type="float">
            <text:p>21647052</text:p>
          </table:table-cell>
          <table:table-cell table:formula="of:=[.A1355]/1000/(60*60*24)" office:value-type="time" office:time-value="PT06H00M47.052S" calcext:value-type="time">
            <text:p>06:00:47</text:p>
          </table:table-cell>
          <table:table-cell office:value-type="float" office:value="1.14" calcext:value-type="float">
            <text:p>1.14</text:p>
          </table:table-cell>
          <table:table-cell office:value-type="float" office:value="227.6" calcext:value-type="float">
            <text:p>227.6</text:p>
          </table:table-cell>
          <table:table-cell office:value-type="float" office:value="259.18" calcext:value-type="float">
            <text:p>259.18</text:p>
          </table:table-cell>
          <table:table-cell office:value-type="float" office:value="1436.16" calcext:value-type="float">
            <text:p>1436.16</text:p>
          </table:table-cell>
          <table:table-cell office:value-type="float" office:value="1725.08" calcext:value-type="float">
            <text:p>1725.08</text:p>
          </table:table-cell>
        </table:table-row>
        <table:table-row table:style-name="ro1">
          <table:table-cell office:value-type="float" office:value="21663052" calcext:value-type="float">
            <text:p>21663052</text:p>
          </table:table-cell>
          <table:table-cell table:formula="of:=[.A1356]/1000/(60*60*24)" office:value-type="time" office:time-value="PT06H01M03.052S" calcext:value-type="time">
            <text:p>06:01:03</text:p>
          </table:table-cell>
          <table:table-cell office:value-type="float" office:value="1.14" calcext:value-type="float">
            <text:p>1.14</text:p>
          </table:table-cell>
          <table:table-cell office:value-type="float" office:value="227.6" calcext:value-type="float">
            <text:p>227.6</text:p>
          </table:table-cell>
          <table:table-cell office:value-type="float" office:value="260.09" calcext:value-type="float">
            <text:p>260.09</text:p>
          </table:table-cell>
          <table:table-cell office:value-type="float" office:value="1437.17" calcext:value-type="float">
            <text:p>1437.17</text:p>
          </table:table-cell>
          <table:table-cell office:value-type="float" office:value="1726.24" calcext:value-type="float">
            <text:p>1726.24</text:p>
          </table:table-cell>
        </table:table-row>
        <table:table-row table:style-name="ro1">
          <table:table-cell office:value-type="float" office:value="21679052" calcext:value-type="float">
            <text:p>21679052</text:p>
          </table:table-cell>
          <table:table-cell table:formula="of:=[.A1357]/1000/(60*60*24)" office:value-type="time" office:time-value="PT06H01M19.052S" calcext:value-type="time">
            <text:p>06:01:19</text:p>
          </table:table-cell>
          <table:table-cell office:value-type="float" office:value="1.14" calcext:value-type="float">
            <text:p>1.14</text:p>
          </table:table-cell>
          <table:table-cell office:value-type="float" office:value="227.6" calcext:value-type="float">
            <text:p>227.6</text:p>
          </table:table-cell>
          <table:table-cell office:value-type="float" office:value="260.09" calcext:value-type="float">
            <text:p>260.09</text:p>
          </table:table-cell>
          <table:table-cell office:value-type="float" office:value="1438.18" calcext:value-type="float">
            <text:p>1438.18</text:p>
          </table:table-cell>
          <table:table-cell office:value-type="float" office:value="1727.4" calcext:value-type="float">
            <text:p>1727.4</text:p>
          </table:table-cell>
        </table:table-row>
        <table:table-row table:style-name="ro1">
          <table:table-cell office:value-type="float" office:value="21695052" calcext:value-type="float">
            <text:p>21695052</text:p>
          </table:table-cell>
          <table:table-cell table:formula="of:=[.A1358]/1000/(60*60*24)" office:value-type="time" office:time-value="PT06H01M35.052S" calcext:value-type="time">
            <text:p>06:01:35</text:p>
          </table:table-cell>
          <table:table-cell office:value-type="float" office:value="1.14" calcext:value-type="float">
            <text:p>1.14</text:p>
          </table:table-cell>
          <table:table-cell office:value-type="float" office:value="227.6" calcext:value-type="float">
            <text:p>227.6</text:p>
          </table:table-cell>
          <table:table-cell office:value-type="float" office:value="259.18" calcext:value-type="float">
            <text:p>259.18</text:p>
          </table:table-cell>
          <table:table-cell office:value-type="float" office:value="1439.19" calcext:value-type="float">
            <text:p>1439.19</text:p>
          </table:table-cell>
          <table:table-cell office:value-type="float" office:value="1728.55" calcext:value-type="float">
            <text:p>1728.55</text:p>
          </table:table-cell>
        </table:table-row>
        <table:table-row table:style-name="ro1">
          <table:table-cell office:value-type="float" office:value="21711052" calcext:value-type="float">
            <text:p>21711052</text:p>
          </table:table-cell>
          <table:table-cell table:formula="of:=[.A1359]/1000/(60*60*24)" office:value-type="time" office:time-value="PT06H01M51.052S" calcext:value-type="time">
            <text:p>06:01:51</text:p>
          </table:table-cell>
          <table:table-cell office:value-type="float" office:value="1.14" calcext:value-type="float">
            <text:p>1.14</text:p>
          </table:table-cell>
          <table:table-cell office:value-type="float" office:value="227.4" calcext:value-type="float">
            <text:p>227.4</text:p>
          </table:table-cell>
          <table:table-cell office:value-type="float" office:value="259.86" calcext:value-type="float">
            <text:p>259.86</text:p>
          </table:table-cell>
          <table:table-cell office:value-type="float" office:value="1440.2" calcext:value-type="float">
            <text:p>1440.2</text:p>
          </table:table-cell>
          <table:table-cell office:value-type="float" office:value="1729.71" calcext:value-type="float">
            <text:p>1729.71</text:p>
          </table:table-cell>
        </table:table-row>
        <table:table-row table:style-name="ro1">
          <table:table-cell office:value-type="float" office:value="21727052" calcext:value-type="float">
            <text:p>21727052</text:p>
          </table:table-cell>
          <table:table-cell table:formula="of:=[.A1360]/1000/(60*60*24)" office:value-type="time" office:time-value="PT06H02M07.052S" calcext:value-type="time">
            <text:p>06:02:07</text:p>
          </table:table-cell>
          <table:table-cell office:value-type="float" office:value="1.14" calcext:value-type="float">
            <text:p>1.14</text:p>
          </table:table-cell>
          <table:table-cell office:value-type="float" office:value="227.5" calcext:value-type="float">
            <text:p>227.5</text:p>
          </table:table-cell>
          <table:table-cell office:value-type="float" office:value="259.98" calcext:value-type="float">
            <text:p>259.98</text:p>
          </table:table-cell>
          <table:table-cell office:value-type="float" office:value="1441.22" calcext:value-type="float">
            <text:p>1441.22</text:p>
          </table:table-cell>
          <table:table-cell office:value-type="float" office:value="1730.86" calcext:value-type="float">
            <text:p>1730.86</text:p>
          </table:table-cell>
        </table:table-row>
        <table:table-row table:style-name="ro1">
          <table:table-cell office:value-type="float" office:value="21743052" calcext:value-type="float">
            <text:p>21743052</text:p>
          </table:table-cell>
          <table:table-cell table:formula="of:=[.A1361]/1000/(60*60*24)" office:value-type="time" office:time-value="PT06H02M23.052S" calcext:value-type="time">
            <text:p>06:02:23</text:p>
          </table:table-cell>
          <table:table-cell office:value-type="float" office:value="1.14" calcext:value-type="float">
            <text:p>1.14</text:p>
          </table:table-cell>
          <table:table-cell office:value-type="float" office:value="227.4" calcext:value-type="float">
            <text:p>227.4</text:p>
          </table:table-cell>
          <table:table-cell office:value-type="float" office:value="259.86" calcext:value-type="float">
            <text:p>259.86</text:p>
          </table:table-cell>
          <table:table-cell office:value-type="float" office:value="1442.23" calcext:value-type="float">
            <text:p>1442.23</text:p>
          </table:table-cell>
          <table:table-cell office:value-type="float" office:value="1732.02" calcext:value-type="float">
            <text:p>1732.02</text:p>
          </table:table-cell>
        </table:table-row>
        <table:table-row table:style-name="ro1">
          <table:table-cell office:value-type="float" office:value="21759052" calcext:value-type="float">
            <text:p>21759052</text:p>
          </table:table-cell>
          <table:table-cell table:formula="of:=[.A1362]/1000/(60*60*24)" office:value-type="time" office:time-value="PT06H02M39.052S" calcext:value-type="time">
            <text:p>06:02:39</text:p>
          </table:table-cell>
          <table:table-cell office:value-type="float" office:value="1.14" calcext:value-type="float">
            <text:p>1.14</text:p>
          </table:table-cell>
          <table:table-cell office:value-type="float" office:value="227.4" calcext:value-type="float">
            <text:p>227.4</text:p>
          </table:table-cell>
          <table:table-cell office:value-type="float" office:value="259.86" calcext:value-type="float">
            <text:p>259.86</text:p>
          </table:table-cell>
          <table:table-cell office:value-type="float" office:value="1443.24" calcext:value-type="float">
            <text:p>1443.24</text:p>
          </table:table-cell>
          <table:table-cell office:value-type="float" office:value="1733.17" calcext:value-type="float">
            <text:p>1733.17</text:p>
          </table:table-cell>
        </table:table-row>
        <table:table-row table:style-name="ro1">
          <table:table-cell office:value-type="float" office:value="21775052" calcext:value-type="float">
            <text:p>21775052</text:p>
          </table:table-cell>
          <table:table-cell table:formula="of:=[.A1363]/1000/(60*60*24)" office:value-type="time" office:time-value="PT06H02M55.052S" calcext:value-type="time">
            <text:p>06:02:55</text:p>
          </table:table-cell>
          <table:table-cell office:value-type="float" office:value="1.14" calcext:value-type="float">
            <text:p>1.14</text:p>
          </table:table-cell>
          <table:table-cell office:value-type="float" office:value="227.4" calcext:value-type="float">
            <text:p>227.4</text:p>
          </table:table-cell>
          <table:table-cell office:value-type="float" office:value="259.86" calcext:value-type="float">
            <text:p>259.86</text:p>
          </table:table-cell>
          <table:table-cell office:value-type="float" office:value="1444.25" calcext:value-type="float">
            <text:p>1444.25</text:p>
          </table:table-cell>
          <table:table-cell office:value-type="float" office:value="1734.32" calcext:value-type="float">
            <text:p>1734.32</text:p>
          </table:table-cell>
        </table:table-row>
        <table:table-row table:style-name="ro1">
          <table:table-cell office:value-type="float" office:value="21791052" calcext:value-type="float">
            <text:p>21791052</text:p>
          </table:table-cell>
          <table:table-cell table:formula="of:=[.A1364]/1000/(60*60*24)" office:value-type="time" office:time-value="PT06H03M11.052S" calcext:value-type="time">
            <text:p>06:03:11</text:p>
          </table:table-cell>
          <table:table-cell office:value-type="float" office:value="1.14" calcext:value-type="float">
            <text:p>1.14</text:p>
          </table:table-cell>
          <table:table-cell office:value-type="float" office:value="227.3" calcext:value-type="float">
            <text:p>227.3</text:p>
          </table:table-cell>
          <table:table-cell office:value-type="float" office:value="259.74" calcext:value-type="float">
            <text:p>259.74</text:p>
          </table:table-cell>
          <table:table-cell office:value-type="float" office:value="1445.26" calcext:value-type="float">
            <text:p>1445.26</text:p>
          </table:table-cell>
          <table:table-cell office:value-type="float" office:value="1735.48" calcext:value-type="float">
            <text:p>1735.48</text:p>
          </table:table-cell>
        </table:table-row>
        <table:table-row table:style-name="ro1">
          <table:table-cell office:value-type="float" office:value="21807052" calcext:value-type="float">
            <text:p>21807052</text:p>
          </table:table-cell>
          <table:table-cell table:formula="of:=[.A1365]/1000/(60*60*24)" office:value-type="time" office:time-value="PT06H03M27.052S" calcext:value-type="time">
            <text:p>06:03:27</text:p>
          </table:table-cell>
          <table:table-cell office:value-type="float" office:value="1.14" calcext:value-type="float">
            <text:p>1.14</text:p>
          </table:table-cell>
          <table:table-cell office:value-type="float" office:value="227.3" calcext:value-type="float">
            <text:p>227.3</text:p>
          </table:table-cell>
          <table:table-cell office:value-type="float" office:value="259.74" calcext:value-type="float">
            <text:p>259.74</text:p>
          </table:table-cell>
          <table:table-cell office:value-type="float" office:value="1446.27" calcext:value-type="float">
            <text:p>1446.27</text:p>
          </table:table-cell>
          <table:table-cell office:value-type="float" office:value="1736.63" calcext:value-type="float">
            <text:p>1736.63</text:p>
          </table:table-cell>
        </table:table-row>
        <table:table-row table:style-name="ro1">
          <table:table-cell office:value-type="float" office:value="21823052" calcext:value-type="float">
            <text:p>21823052</text:p>
          </table:table-cell>
          <table:table-cell table:formula="of:=[.A1366]/1000/(60*60*24)" office:value-type="time" office:time-value="PT06H03M43.052S" calcext:value-type="time">
            <text:p>06:03:43</text:p>
          </table:table-cell>
          <table:table-cell office:value-type="float" office:value="1.14" calcext:value-type="float">
            <text:p>1.14</text:p>
          </table:table-cell>
          <table:table-cell office:value-type="float" office:value="227.3" calcext:value-type="float">
            <text:p>227.3</text:p>
          </table:table-cell>
          <table:table-cell office:value-type="float" office:value="258.83" calcext:value-type="float">
            <text:p>258.83</text:p>
          </table:table-cell>
          <table:table-cell office:value-type="float" office:value="1447.28" calcext:value-type="float">
            <text:p>1447.28</text:p>
          </table:table-cell>
          <table:table-cell office:value-type="float" office:value="1737.78" calcext:value-type="float">
            <text:p>1737.78</text:p>
          </table:table-cell>
        </table:table-row>
        <table:table-row table:style-name="ro1">
          <table:table-cell office:value-type="float" office:value="21839052" calcext:value-type="float">
            <text:p>21839052</text:p>
          </table:table-cell>
          <table:table-cell table:formula="of:=[.A1367]/1000/(60*60*24)" office:value-type="time" office:time-value="PT06H03M59.052S" calcext:value-type="time">
            <text:p>06:03:59</text:p>
          </table:table-cell>
          <table:table-cell office:value-type="float" office:value="1.14" calcext:value-type="float">
            <text:p>1.14</text:p>
          </table:table-cell>
          <table:table-cell office:value-type="float" office:value="227.3" calcext:value-type="float">
            <text:p>227.3</text:p>
          </table:table-cell>
          <table:table-cell office:value-type="float" office:value="258.83" calcext:value-type="float">
            <text:p>258.83</text:p>
          </table:table-cell>
          <table:table-cell office:value-type="float" office:value="1448.29" calcext:value-type="float">
            <text:p>1448.29</text:p>
          </table:table-cell>
          <table:table-cell office:value-type="float" office:value="1738.93" calcext:value-type="float">
            <text:p>1738.93</text:p>
          </table:table-cell>
        </table:table-row>
        <table:table-row table:style-name="ro1">
          <table:table-cell office:value-type="float" office:value="21855052" calcext:value-type="float">
            <text:p>21855052</text:p>
          </table:table-cell>
          <table:table-cell table:formula="of:=[.A1368]/1000/(60*60*24)" office:value-type="time" office:time-value="PT06H04M15.052S" calcext:value-type="time">
            <text:p>06:04:15</text:p>
          </table:table-cell>
          <table:table-cell office:value-type="float" office:value="1.14" calcext:value-type="float">
            <text:p>1.14</text:p>
          </table:table-cell>
          <table:table-cell office:value-type="float" office:value="227.3" calcext:value-type="float">
            <text:p>227.3</text:p>
          </table:table-cell>
          <table:table-cell office:value-type="float" office:value="258.83" calcext:value-type="float">
            <text:p>258.83</text:p>
          </table:table-cell>
          <table:table-cell office:value-type="float" office:value="1449.3" calcext:value-type="float">
            <text:p>1449.3</text:p>
          </table:table-cell>
          <table:table-cell office:value-type="float" office:value="1740.08" calcext:value-type="float">
            <text:p>1740.08</text:p>
          </table:table-cell>
        </table:table-row>
        <table:table-row table:style-name="ro1">
          <table:table-cell office:value-type="float" office:value="21871052" calcext:value-type="float">
            <text:p>21871052</text:p>
          </table:table-cell>
          <table:table-cell table:formula="of:=[.A1369]/1000/(60*60*24)" office:value-type="time" office:time-value="PT06H04M31.052S" calcext:value-type="time">
            <text:p>06:04:31</text:p>
          </table:table-cell>
          <table:table-cell office:value-type="float" office:value="1.14" calcext:value-type="float">
            <text:p>1.14</text:p>
          </table:table-cell>
          <table:table-cell office:value-type="float" office:value="227.2" calcext:value-type="float">
            <text:p>227.2</text:p>
          </table:table-cell>
          <table:table-cell office:value-type="float" office:value="258.72" calcext:value-type="float">
            <text:p>258.72</text:p>
          </table:table-cell>
          <table:table-cell office:value-type="float" office:value="1450.31" calcext:value-type="float">
            <text:p>1450.31</text:p>
          </table:table-cell>
          <table:table-cell office:value-type="float" office:value="1741.23" calcext:value-type="float">
            <text:p>1741.23</text:p>
          </table:table-cell>
        </table:table-row>
        <table:table-row table:style-name="ro1">
          <table:table-cell office:value-type="float" office:value="21887052" calcext:value-type="float">
            <text:p>21887052</text:p>
          </table:table-cell>
          <table:table-cell table:formula="of:=[.A1370]/1000/(60*60*24)" office:value-type="time" office:time-value="PT06H04M47.052S" calcext:value-type="time">
            <text:p>06:04:47</text:p>
          </table:table-cell>
          <table:table-cell office:value-type="float" office:value="1.14" calcext:value-type="float">
            <text:p>1.14</text:p>
          </table:table-cell>
          <table:table-cell office:value-type="float" office:value="227.2" calcext:value-type="float">
            <text:p>227.2</text:p>
          </table:table-cell>
          <table:table-cell office:value-type="float" office:value="258.71" calcext:value-type="float">
            <text:p>258.71</text:p>
          </table:table-cell>
          <table:table-cell office:value-type="float" office:value="1451.32" calcext:value-type="float">
            <text:p>1451.32</text:p>
          </table:table-cell>
          <table:table-cell office:value-type="float" office:value="1742.38" calcext:value-type="float">
            <text:p>1742.38</text:p>
          </table:table-cell>
        </table:table-row>
        <table:table-row table:style-name="ro1">
          <table:table-cell office:value-type="float" office:value="21903052" calcext:value-type="float">
            <text:p>21903052</text:p>
          </table:table-cell>
          <table:table-cell table:formula="of:=[.A1371]/1000/(60*60*24)" office:value-type="time" office:time-value="PT06H05M03.052S" calcext:value-type="time">
            <text:p>06:05:03</text:p>
          </table:table-cell>
          <table:table-cell office:value-type="float" office:value="1.14" calcext:value-type="float">
            <text:p>1.14</text:p>
          </table:table-cell>
          <table:table-cell office:value-type="float" office:value="227.1" calcext:value-type="float">
            <text:p>227.1</text:p>
          </table:table-cell>
          <table:table-cell office:value-type="float" office:value="258.6" calcext:value-type="float">
            <text:p>258.6</text:p>
          </table:table-cell>
          <table:table-cell office:value-type="float" office:value="1452.32" calcext:value-type="float">
            <text:p>1452.32</text:p>
          </table:table-cell>
          <table:table-cell office:value-type="float" office:value="1743.53" calcext:value-type="float">
            <text:p>1743.53</text:p>
          </table:table-cell>
        </table:table-row>
        <table:table-row table:style-name="ro1">
          <table:table-cell office:value-type="float" office:value="21919052" calcext:value-type="float">
            <text:p>21919052</text:p>
          </table:table-cell>
          <table:table-cell table:formula="of:=[.A1372]/1000/(60*60*24)" office:value-type="time" office:time-value="PT06H05M19.052S" calcext:value-type="time">
            <text:p>06:05:19</text:p>
          </table:table-cell>
          <table:table-cell office:value-type="float" office:value="1.14" calcext:value-type="float">
            <text:p>1.14</text:p>
          </table:table-cell>
          <table:table-cell office:value-type="float" office:value="227.1" calcext:value-type="float">
            <text:p>227.1</text:p>
          </table:table-cell>
          <table:table-cell office:value-type="float" office:value="258.6" calcext:value-type="float">
            <text:p>258.6</text:p>
          </table:table-cell>
          <table:table-cell office:value-type="float" office:value="1453.33" calcext:value-type="float">
            <text:p>1453.33</text:p>
          </table:table-cell>
          <table:table-cell office:value-type="float" office:value="1744.68" calcext:value-type="float">
            <text:p>1744.68</text:p>
          </table:table-cell>
        </table:table-row>
        <table:table-row table:style-name="ro1">
          <table:table-cell office:value-type="float" office:value="21935052" calcext:value-type="float">
            <text:p>21935052</text:p>
          </table:table-cell>
          <table:table-cell table:formula="of:=[.A1373]/1000/(60*60*24)" office:value-type="time" office:time-value="PT06H05M35.052S" calcext:value-type="time">
            <text:p>06:05:35</text:p>
          </table:table-cell>
          <table:table-cell office:value-type="float" office:value="1.14" calcext:value-type="float">
            <text:p>1.14</text:p>
          </table:table-cell>
          <table:table-cell office:value-type="float" office:value="227.1" calcext:value-type="float">
            <text:p>227.1</text:p>
          </table:table-cell>
          <table:table-cell office:value-type="float" office:value="258.6" calcext:value-type="float">
            <text:p>258.6</text:p>
          </table:table-cell>
          <table:table-cell office:value-type="float" office:value="1454.34" calcext:value-type="float">
            <text:p>1454.34</text:p>
          </table:table-cell>
          <table:table-cell office:value-type="float" office:value="1745.83" calcext:value-type="float">
            <text:p>1745.83</text:p>
          </table:table-cell>
        </table:table-row>
        <table:table-row table:style-name="ro1">
          <table:table-cell office:value-type="float" office:value="21951052" calcext:value-type="float">
            <text:p>21951052</text:p>
          </table:table-cell>
          <table:table-cell table:formula="of:=[.A1374]/1000/(60*60*24)" office:value-type="time" office:time-value="PT06H05M51.052S" calcext:value-type="time">
            <text:p>06:05:51</text:p>
          </table:table-cell>
          <table:table-cell office:value-type="float" office:value="1.14" calcext:value-type="float">
            <text:p>1.14</text:p>
          </table:table-cell>
          <table:table-cell office:value-type="float" office:value="227" calcext:value-type="float">
            <text:p>227</text:p>
          </table:table-cell>
          <table:table-cell office:value-type="float" office:value="258.48" calcext:value-type="float">
            <text:p>258.48</text:p>
          </table:table-cell>
          <table:table-cell office:value-type="float" office:value="1455.35" calcext:value-type="float">
            <text:p>1455.35</text:p>
          </table:table-cell>
          <table:table-cell office:value-type="float" office:value="1746.98" calcext:value-type="float">
            <text:p>1746.98</text:p>
          </table:table-cell>
        </table:table-row>
        <table:table-row table:style-name="ro1">
          <table:table-cell office:value-type="float" office:value="21967052" calcext:value-type="float">
            <text:p>21967052</text:p>
          </table:table-cell>
          <table:table-cell table:formula="of:=[.A1375]/1000/(60*60*24)" office:value-type="time" office:time-value="PT06H06M07.052S" calcext:value-type="time">
            <text:p>06:06:07</text:p>
          </table:table-cell>
          <table:table-cell office:value-type="float" office:value="1.14" calcext:value-type="float">
            <text:p>1.14</text:p>
          </table:table-cell>
          <table:table-cell office:value-type="float" office:value="227" calcext:value-type="float">
            <text:p>227</text:p>
          </table:table-cell>
          <table:table-cell office:value-type="float" office:value="258.48" calcext:value-type="float">
            <text:p>258.48</text:p>
          </table:table-cell>
          <table:table-cell office:value-type="float" office:value="1456.36" calcext:value-type="float">
            <text:p>1456.36</text:p>
          </table:table-cell>
          <table:table-cell office:value-type="float" office:value="1748.13" calcext:value-type="float">
            <text:p>1748.13</text:p>
          </table:table-cell>
        </table:table-row>
        <table:table-row table:style-name="ro1">
          <table:table-cell office:value-type="float" office:value="21983052" calcext:value-type="float">
            <text:p>21983052</text:p>
          </table:table-cell>
          <table:table-cell table:formula="of:=[.A1376]/1000/(60*60*24)" office:value-type="time" office:time-value="PT06H06M23.052S" calcext:value-type="time">
            <text:p>06:06:23</text:p>
          </table:table-cell>
          <table:table-cell office:value-type="float" office:value="1.14" calcext:value-type="float">
            <text:p>1.14</text:p>
          </table:table-cell>
          <table:table-cell office:value-type="float" office:value="227" calcext:value-type="float">
            <text:p>227</text:p>
          </table:table-cell>
          <table:table-cell office:value-type="float" office:value="258.48" calcext:value-type="float">
            <text:p>258.48</text:p>
          </table:table-cell>
          <table:table-cell office:value-type="float" office:value="1457.37" calcext:value-type="float">
            <text:p>1457.37</text:p>
          </table:table-cell>
          <table:table-cell office:value-type="float" office:value="1749.28" calcext:value-type="float">
            <text:p>1749.28</text:p>
          </table:table-cell>
        </table:table-row>
        <table:table-row table:style-name="ro1">
          <table:table-cell office:value-type="float" office:value="21999052" calcext:value-type="float">
            <text:p>21999052</text:p>
          </table:table-cell>
          <table:table-cell table:formula="of:=[.A1377]/1000/(60*60*24)" office:value-type="time" office:time-value="PT06H06M39.052S" calcext:value-type="time">
            <text:p>06:06:39</text:p>
          </table:table-cell>
          <table:table-cell office:value-type="float" office:value="1.14" calcext:value-type="float">
            <text:p>1.14</text:p>
          </table:table-cell>
          <table:table-cell office:value-type="float" office:value="226.9" calcext:value-type="float">
            <text:p>226.9</text:p>
          </table:table-cell>
          <table:table-cell office:value-type="float" office:value="258.37" calcext:value-type="float">
            <text:p>258.37</text:p>
          </table:table-cell>
          <table:table-cell office:value-type="float" office:value="1458.38" calcext:value-type="float">
            <text:p>1458.38</text:p>
          </table:table-cell>
          <table:table-cell office:value-type="float" office:value="1750.42" calcext:value-type="float">
            <text:p>1750.42</text:p>
          </table:table-cell>
        </table:table-row>
        <table:table-row table:style-name="ro1">
          <table:table-cell office:value-type="float" office:value="22015052" calcext:value-type="float">
            <text:p>22015052</text:p>
          </table:table-cell>
          <table:table-cell table:formula="of:=[.A1378]/1000/(60*60*24)" office:value-type="time" office:time-value="PT06H06M55.052S" calcext:value-type="time">
            <text:p>06:06:55</text:p>
          </table:table-cell>
          <table:table-cell office:value-type="float" office:value="1.14" calcext:value-type="float">
            <text:p>1.14</text:p>
          </table:table-cell>
          <table:table-cell office:value-type="float" office:value="226.9" calcext:value-type="float">
            <text:p>226.9</text:p>
          </table:table-cell>
          <table:table-cell office:value-type="float" office:value="258.37" calcext:value-type="float">
            <text:p>258.37</text:p>
          </table:table-cell>
          <table:table-cell office:value-type="float" office:value="1459.39" calcext:value-type="float">
            <text:p>1459.39</text:p>
          </table:table-cell>
          <table:table-cell office:value-type="float" office:value="1751.57" calcext:value-type="float">
            <text:p>1751.57</text:p>
          </table:table-cell>
        </table:table-row>
        <table:table-row table:style-name="ro1">
          <table:table-cell office:value-type="float" office:value="22031052" calcext:value-type="float">
            <text:p>22031052</text:p>
          </table:table-cell>
          <table:table-cell table:formula="of:=[.A1379]/1000/(60*60*24)" office:value-type="time" office:time-value="PT06H07M11.052S" calcext:value-type="time">
            <text:p>06:07:11</text:p>
          </table:table-cell>
          <table:table-cell office:value-type="float" office:value="1.14" calcext:value-type="float">
            <text:p>1.14</text:p>
          </table:table-cell>
          <table:table-cell office:value-type="float" office:value="226.8" calcext:value-type="float">
            <text:p>226.8</text:p>
          </table:table-cell>
          <table:table-cell office:value-type="float" office:value="258.25" calcext:value-type="float">
            <text:p>258.25</text:p>
          </table:table-cell>
          <table:table-cell office:value-type="float" office:value="1460.4" calcext:value-type="float">
            <text:p>1460.4</text:p>
          </table:table-cell>
          <table:table-cell office:value-type="float" office:value="1752.72" calcext:value-type="float">
            <text:p>1752.72</text:p>
          </table:table-cell>
        </table:table-row>
        <table:table-row table:style-name="ro1">
          <table:table-cell office:value-type="float" office:value="22047052" calcext:value-type="float">
            <text:p>22047052</text:p>
          </table:table-cell>
          <table:table-cell table:formula="of:=[.A1380]/1000/(60*60*24)" office:value-type="time" office:time-value="PT06H07M27.052S" calcext:value-type="time">
            <text:p>06:07:27</text:p>
          </table:table-cell>
          <table:table-cell office:value-type="float" office:value="1.14" calcext:value-type="float">
            <text:p>1.14</text:p>
          </table:table-cell>
          <table:table-cell office:value-type="float" office:value="226.8" calcext:value-type="float">
            <text:p>226.8</text:p>
          </table:table-cell>
          <table:table-cell office:value-type="float" office:value="258.25" calcext:value-type="float">
            <text:p>258.25</text:p>
          </table:table-cell>
          <table:table-cell office:value-type="float" office:value="1461.41" calcext:value-type="float">
            <text:p>1461.41</text:p>
          </table:table-cell>
          <table:table-cell office:value-type="float" office:value="1753.87" calcext:value-type="float">
            <text:p>1753.87</text:p>
          </table:table-cell>
        </table:table-row>
        <table:table-row table:style-name="ro1">
          <table:table-cell office:value-type="float" office:value="22063052" calcext:value-type="float">
            <text:p>22063052</text:p>
          </table:table-cell>
          <table:table-cell table:formula="of:=[.A1381]/1000/(60*60*24)" office:value-type="time" office:time-value="PT06H07M43.052S" calcext:value-type="time">
            <text:p>06:07:43</text:p>
          </table:table-cell>
          <table:table-cell office:value-type="float" office:value="1.14" calcext:value-type="float">
            <text:p>1.14</text:p>
          </table:table-cell>
          <table:table-cell office:value-type="float" office:value="226.8" calcext:value-type="float">
            <text:p>226.8</text:p>
          </table:table-cell>
          <table:table-cell office:value-type="float" office:value="258.25" calcext:value-type="float">
            <text:p>258.25</text:p>
          </table:table-cell>
          <table:table-cell office:value-type="float" office:value="1462.41" calcext:value-type="float">
            <text:p>1462.41</text:p>
          </table:table-cell>
          <table:table-cell office:value-type="float" office:value="1755.02" calcext:value-type="float">
            <text:p>1755.02</text:p>
          </table:table-cell>
        </table:table-row>
        <table:table-row table:style-name="ro1">
          <table:table-cell office:value-type="float" office:value="22079052" calcext:value-type="float">
            <text:p>22079052</text:p>
          </table:table-cell>
          <table:table-cell table:formula="of:=[.A1382]/1000/(60*60*24)" office:value-type="time" office:time-value="PT06H07M59.052S" calcext:value-type="time">
            <text:p>06:07:59</text:p>
          </table:table-cell>
          <table:table-cell office:value-type="float" office:value="1.14" calcext:value-type="float">
            <text:p>1.14</text:p>
          </table:table-cell>
          <table:table-cell office:value-type="float" office:value="226.8" calcext:value-type="float">
            <text:p>226.8</text:p>
          </table:table-cell>
          <table:table-cell office:value-type="float" office:value="258.25" calcext:value-type="float">
            <text:p>258.25</text:p>
          </table:table-cell>
          <table:table-cell office:value-type="float" office:value="1463.42" calcext:value-type="float">
            <text:p>1463.42</text:p>
          </table:table-cell>
          <table:table-cell office:value-type="float" office:value="1756.16" calcext:value-type="float">
            <text:p>1756.16</text:p>
          </table:table-cell>
        </table:table-row>
        <table:table-row table:style-name="ro1">
          <table:table-cell office:value-type="float" office:value="22095052" calcext:value-type="float">
            <text:p>22095052</text:p>
          </table:table-cell>
          <table:table-cell table:formula="of:=[.A1383]/1000/(60*60*24)" office:value-type="time" office:time-value="PT06H08M15.052S" calcext:value-type="time">
            <text:p>06:08:15</text:p>
          </table:table-cell>
          <table:table-cell office:value-type="float" office:value="1.13" calcext:value-type="float">
            <text:p>1.13</text:p>
          </table:table-cell>
          <table:table-cell office:value-type="float" office:value="226.7" calcext:value-type="float">
            <text:p>226.7</text:p>
          </table:table-cell>
          <table:table-cell office:value-type="float" office:value="257.23" calcext:value-type="float">
            <text:p>257.23</text:p>
          </table:table-cell>
          <table:table-cell office:value-type="float" office:value="1464.43" calcext:value-type="float">
            <text:p>1464.43</text:p>
          </table:table-cell>
          <table:table-cell office:value-type="float" office:value="1757.31" calcext:value-type="float">
            <text:p>1757.31</text:p>
          </table:table-cell>
        </table:table-row>
        <table:table-row table:style-name="ro1">
          <table:table-cell office:value-type="float" office:value="22111052" calcext:value-type="float">
            <text:p>22111052</text:p>
          </table:table-cell>
          <table:table-cell table:formula="of:=[.A1384]/1000/(60*60*24)" office:value-type="time" office:time-value="PT06H08M31.052S" calcext:value-type="time">
            <text:p>06:08:31</text:p>
          </table:table-cell>
          <table:table-cell office:value-type="float" office:value="1.14" calcext:value-type="float">
            <text:p>1.14</text:p>
          </table:table-cell>
          <table:table-cell office:value-type="float" office:value="226.7" calcext:value-type="float">
            <text:p>226.7</text:p>
          </table:table-cell>
          <table:table-cell office:value-type="float" office:value="258.14" calcext:value-type="float">
            <text:p>258.14</text:p>
          </table:table-cell>
          <table:table-cell office:value-type="float" office:value="1465.44" calcext:value-type="float">
            <text:p>1465.44</text:p>
          </table:table-cell>
          <table:table-cell office:value-type="float" office:value="1758.46" calcext:value-type="float">
            <text:p>1758.46</text:p>
          </table:table-cell>
        </table:table-row>
        <table:table-row table:style-name="ro1">
          <table:table-cell office:value-type="float" office:value="22127052" calcext:value-type="float">
            <text:p>22127052</text:p>
          </table:table-cell>
          <table:table-cell table:formula="of:=[.A1385]/1000/(60*60*24)" office:value-type="time" office:time-value="PT06H08M47.052S" calcext:value-type="time">
            <text:p>06:08:47</text:p>
          </table:table-cell>
          <table:table-cell office:value-type="float" office:value="1.14" calcext:value-type="float">
            <text:p>1.14</text:p>
          </table:table-cell>
          <table:table-cell office:value-type="float" office:value="226.7" calcext:value-type="float">
            <text:p>226.7</text:p>
          </table:table-cell>
          <table:table-cell office:value-type="float" office:value="258.14" calcext:value-type="float">
            <text:p>258.14</text:p>
          </table:table-cell>
          <table:table-cell office:value-type="float" office:value="1466.44" calcext:value-type="float">
            <text:p>1466.44</text:p>
          </table:table-cell>
          <table:table-cell office:value-type="float" office:value="1759.6" calcext:value-type="float">
            <text:p>1759.6</text:p>
          </table:table-cell>
        </table:table-row>
        <table:table-row table:style-name="ro1">
          <table:table-cell office:value-type="float" office:value="22143052" calcext:value-type="float">
            <text:p>22143052</text:p>
          </table:table-cell>
          <table:table-cell table:formula="of:=[.A1386]/1000/(60*60*24)" office:value-type="time" office:time-value="PT06H09M03.052S" calcext:value-type="time">
            <text:p>06:09:03</text:p>
          </table:table-cell>
          <table:table-cell office:value-type="float" office:value="1.13" calcext:value-type="float">
            <text:p>1.13</text:p>
          </table:table-cell>
          <table:table-cell office:value-type="float" office:value="226.6" calcext:value-type="float">
            <text:p>226.6</text:p>
          </table:table-cell>
          <table:table-cell office:value-type="float" office:value="257.11" calcext:value-type="float">
            <text:p>257.11</text:p>
          </table:table-cell>
          <table:table-cell office:value-type="float" office:value="1467.45" calcext:value-type="float">
            <text:p>1467.45</text:p>
          </table:table-cell>
          <table:table-cell office:value-type="float" office:value="1760.75" calcext:value-type="float">
            <text:p>1760.75</text:p>
          </table:table-cell>
        </table:table-row>
        <table:table-row table:style-name="ro1">
          <table:table-cell office:value-type="float" office:value="22159052" calcext:value-type="float">
            <text:p>22159052</text:p>
          </table:table-cell>
          <table:table-cell table:formula="of:=[.A1387]/1000/(60*60*24)" office:value-type="time" office:time-value="PT06H09M19.052S" calcext:value-type="time">
            <text:p>06:09:19</text:p>
          </table:table-cell>
          <table:table-cell office:value-type="float" office:value="1.14" calcext:value-type="float">
            <text:p>1.14</text:p>
          </table:table-cell>
          <table:table-cell office:value-type="float" office:value="226.6" calcext:value-type="float">
            <text:p>226.6</text:p>
          </table:table-cell>
          <table:table-cell office:value-type="float" office:value="258.02" calcext:value-type="float">
            <text:p>258.02</text:p>
          </table:table-cell>
          <table:table-cell office:value-type="float" office:value="1468.46" calcext:value-type="float">
            <text:p>1468.46</text:p>
          </table:table-cell>
          <table:table-cell office:value-type="float" office:value="1761.9" calcext:value-type="float">
            <text:p>1761.9</text:p>
          </table:table-cell>
        </table:table-row>
        <table:table-row table:style-name="ro1">
          <table:table-cell office:value-type="float" office:value="22175052" calcext:value-type="float">
            <text:p>22175052</text:p>
          </table:table-cell>
          <table:table-cell table:formula="of:=[.A1388]/1000/(60*60*24)" office:value-type="time" office:time-value="PT06H09M35.052S" calcext:value-type="time">
            <text:p>06:09:35</text:p>
          </table:table-cell>
          <table:table-cell office:value-type="float" office:value="1.14" calcext:value-type="float">
            <text:p>1.14</text:p>
          </table:table-cell>
          <table:table-cell office:value-type="float" office:value="226.6" calcext:value-type="float">
            <text:p>226.6</text:p>
          </table:table-cell>
          <table:table-cell office:value-type="float" office:value="258.02" calcext:value-type="float">
            <text:p>258.02</text:p>
          </table:table-cell>
          <table:table-cell office:value-type="float" office:value="1469.47" calcext:value-type="float">
            <text:p>1469.47</text:p>
          </table:table-cell>
          <table:table-cell office:value-type="float" office:value="1763.04" calcext:value-type="float">
            <text:p>1763.04</text:p>
          </table:table-cell>
        </table:table-row>
        <table:table-row table:style-name="ro1">
          <table:table-cell office:value-type="float" office:value="22191052" calcext:value-type="float">
            <text:p>22191052</text:p>
          </table:table-cell>
          <table:table-cell table:formula="of:=[.A1389]/1000/(60*60*24)" office:value-type="time" office:time-value="PT06H09M51.052S" calcext:value-type="time">
            <text:p>06:09:51</text:p>
          </table:table-cell>
          <table:table-cell office:value-type="float" office:value="1.13" calcext:value-type="float">
            <text:p>1.13</text:p>
          </table:table-cell>
          <table:table-cell office:value-type="float" office:value="226.5" calcext:value-type="float">
            <text:p>226.5</text:p>
          </table:table-cell>
          <table:table-cell office:value-type="float" office:value="257" calcext:value-type="float">
            <text:p>257</text:p>
          </table:table-cell>
          <table:table-cell office:value-type="float" office:value="1470.47" calcext:value-type="float">
            <text:p>1470.47</text:p>
          </table:table-cell>
          <table:table-cell office:value-type="float" office:value="1764.19" calcext:value-type="float">
            <text:p>1764.19</text:p>
          </table:table-cell>
        </table:table-row>
        <table:table-row table:style-name="ro1">
          <table:table-cell office:value-type="float" office:value="22207052" calcext:value-type="float">
            <text:p>22207052</text:p>
          </table:table-cell>
          <table:table-cell table:formula="of:=[.A1390]/1000/(60*60*24)" office:value-type="time" office:time-value="PT06H10M07.052S" calcext:value-type="time">
            <text:p>06:10:07</text:p>
          </table:table-cell>
          <table:table-cell office:value-type="float" office:value="1.14" calcext:value-type="float">
            <text:p>1.14</text:p>
          </table:table-cell>
          <table:table-cell office:value-type="float" office:value="226.5" calcext:value-type="float">
            <text:p>226.5</text:p>
          </table:table-cell>
          <table:table-cell office:value-type="float" office:value="257.91" calcext:value-type="float">
            <text:p>257.91</text:p>
          </table:table-cell>
          <table:table-cell office:value-type="float" office:value="1471.48" calcext:value-type="float">
            <text:p>1471.48</text:p>
          </table:table-cell>
          <table:table-cell office:value-type="float" office:value="1765.33" calcext:value-type="float">
            <text:p>1765.33</text:p>
          </table:table-cell>
        </table:table-row>
        <table:table-row table:style-name="ro1">
          <table:table-cell office:value-type="float" office:value="22223052" calcext:value-type="float">
            <text:p>22223052</text:p>
          </table:table-cell>
          <table:table-cell table:formula="of:=[.A1391]/1000/(60*60*24)" office:value-type="time" office:time-value="PT06H10M23.052S" calcext:value-type="time">
            <text:p>06:10:23</text:p>
          </table:table-cell>
          <table:table-cell office:value-type="float" office:value="1.13" calcext:value-type="float">
            <text:p>1.13</text:p>
          </table:table-cell>
          <table:table-cell office:value-type="float" office:value="226.5" calcext:value-type="float">
            <text:p>226.5</text:p>
          </table:table-cell>
          <table:table-cell office:value-type="float" office:value="257" calcext:value-type="float">
            <text:p>257</text:p>
          </table:table-cell>
          <table:table-cell office:value-type="float" office:value="1472.49" calcext:value-type="float">
            <text:p>1472.49</text:p>
          </table:table-cell>
          <table:table-cell office:value-type="float" office:value="1766.47" calcext:value-type="float">
            <text:p>1766.47</text:p>
          </table:table-cell>
        </table:table-row>
        <table:table-row table:style-name="ro1">
          <table:table-cell office:value-type="float" office:value="22239052" calcext:value-type="float">
            <text:p>22239052</text:p>
          </table:table-cell>
          <table:table-cell table:formula="of:=[.A1392]/1000/(60*60*24)" office:value-type="time" office:time-value="PT06H10M39.052S" calcext:value-type="time">
            <text:p>06:10:39</text:p>
          </table:table-cell>
          <table:table-cell office:value-type="float" office:value="1.13" calcext:value-type="float">
            <text:p>1.13</text:p>
          </table:table-cell>
          <table:table-cell office:value-type="float" office:value="226.5" calcext:value-type="float">
            <text:p>226.5</text:p>
          </table:table-cell>
          <table:table-cell office:value-type="float" office:value="257" calcext:value-type="float">
            <text:p>257</text:p>
          </table:table-cell>
          <table:table-cell office:value-type="float" office:value="1473.49" calcext:value-type="float">
            <text:p>1473.49</text:p>
          </table:table-cell>
          <table:table-cell office:value-type="float" office:value="1767.62" calcext:value-type="float">
            <text:p>1767.62</text:p>
          </table:table-cell>
        </table:table-row>
        <table:table-row table:style-name="ro1">
          <table:table-cell office:value-type="float" office:value="22255052" calcext:value-type="float">
            <text:p>22255052</text:p>
          </table:table-cell>
          <table:table-cell table:formula="of:=[.A1393]/1000/(60*60*24)" office:value-type="time" office:time-value="PT06H10M55.052S" calcext:value-type="time">
            <text:p>06:10:55</text:p>
          </table:table-cell>
          <table:table-cell office:value-type="float" office:value="1.13" calcext:value-type="float">
            <text:p>1.13</text:p>
          </table:table-cell>
          <table:table-cell office:value-type="float" office:value="226.4" calcext:value-type="float">
            <text:p>226.4</text:p>
          </table:table-cell>
          <table:table-cell office:value-type="float" office:value="256.88" calcext:value-type="float">
            <text:p>256.88</text:p>
          </table:table-cell>
          <table:table-cell office:value-type="float" office:value="1474.5" calcext:value-type="float">
            <text:p>1474.5</text:p>
          </table:table-cell>
          <table:table-cell office:value-type="float" office:value="1768.76" calcext:value-type="float">
            <text:p>1768.76</text:p>
          </table:table-cell>
        </table:table-row>
        <table:table-row table:style-name="ro1">
          <table:table-cell office:value-type="float" office:value="22271052" calcext:value-type="float">
            <text:p>22271052</text:p>
          </table:table-cell>
          <table:table-cell table:formula="of:=[.A1394]/1000/(60*60*24)" office:value-type="time" office:time-value="PT06H11M11.052S" calcext:value-type="time">
            <text:p>06:11:11</text:p>
          </table:table-cell>
          <table:table-cell office:value-type="float" office:value="1.13" calcext:value-type="float">
            <text:p>1.13</text:p>
          </table:table-cell>
          <table:table-cell office:value-type="float" office:value="226.3" calcext:value-type="float">
            <text:p>226.3</text:p>
          </table:table-cell>
          <table:table-cell office:value-type="float" office:value="256.77" calcext:value-type="float">
            <text:p>256.77</text:p>
          </table:table-cell>
          <table:table-cell office:value-type="float" office:value="1475.5" calcext:value-type="float">
            <text:p>1475.5</text:p>
          </table:table-cell>
          <table:table-cell office:value-type="float" office:value="1769.9" calcext:value-type="float">
            <text:p>1769.9</text:p>
          </table:table-cell>
        </table:table-row>
        <table:table-row table:style-name="ro1">
          <table:table-cell office:value-type="float" office:value="22287051" calcext:value-type="float">
            <text:p>22287051</text:p>
          </table:table-cell>
          <table:table-cell table:formula="of:=[.A1395]/1000/(60*60*24)" office:value-type="time" office:time-value="PT06H11M27.051S" calcext:value-type="time">
            <text:p>06:11:27</text:p>
          </table:table-cell>
          <table:table-cell office:value-type="float" office:value="1.13" calcext:value-type="float">
            <text:p>1.13</text:p>
          </table:table-cell>
          <table:table-cell office:value-type="float" office:value="226.3" calcext:value-type="float">
            <text:p>226.3</text:p>
          </table:table-cell>
          <table:table-cell office:value-type="float" office:value="256.77" calcext:value-type="float">
            <text:p>256.77</text:p>
          </table:table-cell>
          <table:table-cell office:value-type="float" office:value="1476.51" calcext:value-type="float">
            <text:p>1476.51</text:p>
          </table:table-cell>
          <table:table-cell office:value-type="float" office:value="1771.04" calcext:value-type="float">
            <text:p>1771.04</text:p>
          </table:table-cell>
        </table:table-row>
        <table:table-row table:style-name="ro1">
          <table:table-cell office:value-type="float" office:value="22303052" calcext:value-type="float">
            <text:p>22303052</text:p>
          </table:table-cell>
          <table:table-cell table:formula="of:=[.A1396]/1000/(60*60*24)" office:value-type="time" office:time-value="PT06H11M43.052S" calcext:value-type="time">
            <text:p>06:11:43</text:p>
          </table:table-cell>
          <table:table-cell office:value-type="float" office:value="1.14" calcext:value-type="float">
            <text:p>1.14</text:p>
          </table:table-cell>
          <table:table-cell office:value-type="float" office:value="226.3" calcext:value-type="float">
            <text:p>226.3</text:p>
          </table:table-cell>
          <table:table-cell office:value-type="float" office:value="257.67" calcext:value-type="float">
            <text:p>257.67</text:p>
          </table:table-cell>
          <table:table-cell office:value-type="float" office:value="1477.52" calcext:value-type="float">
            <text:p>1477.52</text:p>
          </table:table-cell>
          <table:table-cell office:value-type="float" office:value="1772.18" calcext:value-type="float">
            <text:p>1772.18</text:p>
          </table:table-cell>
        </table:table-row>
        <table:table-row table:style-name="ro1">
          <table:table-cell office:value-type="float" office:value="22319052" calcext:value-type="float">
            <text:p>22319052</text:p>
          </table:table-cell>
          <table:table-cell table:formula="of:=[.A1397]/1000/(60*60*24)" office:value-type="time" office:time-value="PT06H11M59.052S" calcext:value-type="time">
            <text:p>06:11:59</text:p>
          </table:table-cell>
          <table:table-cell office:value-type="float" office:value="1.13" calcext:value-type="float">
            <text:p>1.13</text:p>
          </table:table-cell>
          <table:table-cell office:value-type="float" office:value="226.3" calcext:value-type="float">
            <text:p>226.3</text:p>
          </table:table-cell>
          <table:table-cell office:value-type="float" office:value="256.76" calcext:value-type="float">
            <text:p>256.76</text:p>
          </table:table-cell>
          <table:table-cell office:value-type="float" office:value="1478.52" calcext:value-type="float">
            <text:p>1478.52</text:p>
          </table:table-cell>
          <table:table-cell office:value-type="float" office:value="1773.33" calcext:value-type="float">
            <text:p>1773.33</text:p>
          </table:table-cell>
        </table:table-row>
        <table:table-row table:style-name="ro1">
          <table:table-cell office:value-type="float" office:value="22335052" calcext:value-type="float">
            <text:p>22335052</text:p>
          </table:table-cell>
          <table:table-cell table:formula="of:=[.A1398]/1000/(60*60*24)" office:value-type="time" office:time-value="PT06H12M15.052S" calcext:value-type="time">
            <text:p>06:12:15</text:p>
          </table:table-cell>
          <table:table-cell office:value-type="float" office:value="1.13" calcext:value-type="float">
            <text:p>1.13</text:p>
          </table:table-cell>
          <table:table-cell office:value-type="float" office:value="226.2" calcext:value-type="float">
            <text:p>226.2</text:p>
          </table:table-cell>
          <table:table-cell office:value-type="float" office:value="256.65" calcext:value-type="float">
            <text:p>256.65</text:p>
          </table:table-cell>
          <table:table-cell office:value-type="float" office:value="1479.53" calcext:value-type="float">
            <text:p>1479.53</text:p>
          </table:table-cell>
          <table:table-cell office:value-type="float" office:value="1774.47" calcext:value-type="float">
            <text:p>1774.47</text:p>
          </table:table-cell>
        </table:table-row>
        <table:table-row table:style-name="ro1">
          <table:table-cell office:value-type="float" office:value="22351052" calcext:value-type="float">
            <text:p>22351052</text:p>
          </table:table-cell>
          <table:table-cell table:formula="of:=[.A1399]/1000/(60*60*24)" office:value-type="time" office:time-value="PT06H12M31.052S" calcext:value-type="time">
            <text:p>06:12:31</text:p>
          </table:table-cell>
          <table:table-cell office:value-type="float" office:value="1.13" calcext:value-type="float">
            <text:p>1.13</text:p>
          </table:table-cell>
          <table:table-cell office:value-type="float" office:value="226.2" calcext:value-type="float">
            <text:p>226.2</text:p>
          </table:table-cell>
          <table:table-cell office:value-type="float" office:value="256.65" calcext:value-type="float">
            <text:p>256.65</text:p>
          </table:table-cell>
          <table:table-cell office:value-type="float" office:value="1480.53" calcext:value-type="float">
            <text:p>1480.53</text:p>
          </table:table-cell>
          <table:table-cell office:value-type="float" office:value="1775.61" calcext:value-type="float">
            <text:p>1775.61</text:p>
          </table:table-cell>
        </table:table-row>
        <table:table-row table:style-name="ro1">
          <table:table-cell office:value-type="float" office:value="22367052" calcext:value-type="float">
            <text:p>22367052</text:p>
          </table:table-cell>
          <table:table-cell table:formula="of:=[.A1400]/1000/(60*60*24)" office:value-type="time" office:time-value="PT06H12M47.052S" calcext:value-type="time">
            <text:p>06:12:47</text:p>
          </table:table-cell>
          <table:table-cell office:value-type="float" office:value="1.13" calcext:value-type="float">
            <text:p>1.13</text:p>
          </table:table-cell>
          <table:table-cell office:value-type="float" office:value="226.2" calcext:value-type="float">
            <text:p>226.2</text:p>
          </table:table-cell>
          <table:table-cell office:value-type="float" office:value="256.65" calcext:value-type="float">
            <text:p>256.65</text:p>
          </table:table-cell>
          <table:table-cell office:value-type="float" office:value="1481.54" calcext:value-type="float">
            <text:p>1481.54</text:p>
          </table:table-cell>
          <table:table-cell office:value-type="float" office:value="1776.75" calcext:value-type="float">
            <text:p>1776.75</text:p>
          </table:table-cell>
        </table:table-row>
        <table:table-row table:style-name="ro1">
          <table:table-cell office:value-type="float" office:value="22383052" calcext:value-type="float">
            <text:p>22383052</text:p>
          </table:table-cell>
          <table:table-cell table:formula="of:=[.A1401]/1000/(60*60*24)" office:value-type="time" office:time-value="PT06H13M03.052S" calcext:value-type="time">
            <text:p>06:13:03</text:p>
          </table:table-cell>
          <table:table-cell office:value-type="float" office:value="1.13" calcext:value-type="float">
            <text:p>1.13</text:p>
          </table:table-cell>
          <table:table-cell office:value-type="float" office:value="226.1" calcext:value-type="float">
            <text:p>226.1</text:p>
          </table:table-cell>
          <table:table-cell office:value-type="float" office:value="256.54" calcext:value-type="float">
            <text:p>256.54</text:p>
          </table:table-cell>
          <table:table-cell office:value-type="float" office:value="1482.54" calcext:value-type="float">
            <text:p>1482.54</text:p>
          </table:table-cell>
          <table:table-cell office:value-type="float" office:value="1777.89" calcext:value-type="float">
            <text:p>1777.89</text:p>
          </table:table-cell>
        </table:table-row>
        <table:table-row table:style-name="ro1">
          <table:table-cell office:value-type="float" office:value="22399052" calcext:value-type="float">
            <text:p>22399052</text:p>
          </table:table-cell>
          <table:table-cell table:formula="of:=[.A1402]/1000/(60*60*24)" office:value-type="time" office:time-value="PT06H13M19.052S" calcext:value-type="time">
            <text:p>06:13:19</text:p>
          </table:table-cell>
          <table:table-cell office:value-type="float" office:value="1.13" calcext:value-type="float">
            <text:p>1.13</text:p>
          </table:table-cell>
          <table:table-cell office:value-type="float" office:value="226.1" calcext:value-type="float">
            <text:p>226.1</text:p>
          </table:table-cell>
          <table:table-cell office:value-type="float" office:value="256.54" calcext:value-type="float">
            <text:p>256.54</text:p>
          </table:table-cell>
          <table:table-cell office:value-type="float" office:value="1483.55" calcext:value-type="float">
            <text:p>1483.55</text:p>
          </table:table-cell>
          <table:table-cell office:value-type="float" office:value="1779.03" calcext:value-type="float">
            <text:p>1779.03</text:p>
          </table:table-cell>
        </table:table-row>
        <table:table-row table:style-name="ro1">
          <table:table-cell office:value-type="float" office:value="22415052" calcext:value-type="float">
            <text:p>22415052</text:p>
          </table:table-cell>
          <table:table-cell table:formula="of:=[.A1403]/1000/(60*60*24)" office:value-type="time" office:time-value="PT06H13M35.052S" calcext:value-type="time">
            <text:p>06:13:35</text:p>
          </table:table-cell>
          <table:table-cell office:value-type="float" office:value="1.13" calcext:value-type="float">
            <text:p>1.13</text:p>
          </table:table-cell>
          <table:table-cell office:value-type="float" office:value="226.1" calcext:value-type="float">
            <text:p>226.1</text:p>
          </table:table-cell>
          <table:table-cell office:value-type="float" office:value="256.54" calcext:value-type="float">
            <text:p>256.54</text:p>
          </table:table-cell>
          <table:table-cell office:value-type="float" office:value="1484.55" calcext:value-type="float">
            <text:p>1484.55</text:p>
          </table:table-cell>
          <table:table-cell office:value-type="float" office:value="1780.17" calcext:value-type="float">
            <text:p>1780.17</text:p>
          </table:table-cell>
        </table:table-row>
        <table:table-row table:style-name="ro1">
          <table:table-cell office:value-type="float" office:value="22431052" calcext:value-type="float">
            <text:p>22431052</text:p>
          </table:table-cell>
          <table:table-cell table:formula="of:=[.A1404]/1000/(60*60*24)" office:value-type="time" office:time-value="PT06H13M51.052S" calcext:value-type="time">
            <text:p>06:13:51</text:p>
          </table:table-cell>
          <table:table-cell office:value-type="float" office:value="1.13" calcext:value-type="float">
            <text:p>1.13</text:p>
          </table:table-cell>
          <table:table-cell office:value-type="float" office:value="226.1" calcext:value-type="float">
            <text:p>226.1</text:p>
          </table:table-cell>
          <table:table-cell office:value-type="float" office:value="256.54" calcext:value-type="float">
            <text:p>256.54</text:p>
          </table:table-cell>
          <table:table-cell office:value-type="float" office:value="1485.56" calcext:value-type="float">
            <text:p>1485.56</text:p>
          </table:table-cell>
          <table:table-cell office:value-type="float" office:value="1781.31" calcext:value-type="float">
            <text:p>1781.31</text:p>
          </table:table-cell>
        </table:table-row>
        <table:table-row table:style-name="ro1">
          <table:table-cell office:value-type="float" office:value="22447052" calcext:value-type="float">
            <text:p>22447052</text:p>
          </table:table-cell>
          <table:table-cell table:formula="of:=[.A1405]/1000/(60*60*24)" office:value-type="time" office:time-value="PT06H14M07.052S" calcext:value-type="time">
            <text:p>06:14:07</text:p>
          </table:table-cell>
          <table:table-cell office:value-type="float" office:value="1.13" calcext:value-type="float">
            <text:p>1.13</text:p>
          </table:table-cell>
          <table:table-cell office:value-type="float" office:value="226" calcext:value-type="float">
            <text:p>226</text:p>
          </table:table-cell>
          <table:table-cell office:value-type="float" office:value="256.42" calcext:value-type="float">
            <text:p>256.42</text:p>
          </table:table-cell>
          <table:table-cell office:value-type="float" office:value="1486.56" calcext:value-type="float">
            <text:p>1486.56</text:p>
          </table:table-cell>
          <table:table-cell office:value-type="float" office:value="1782.45" calcext:value-type="float">
            <text:p>1782.45</text:p>
          </table:table-cell>
        </table:table-row>
        <table:table-row table:style-name="ro1">
          <table:table-cell office:value-type="float" office:value="22463052" calcext:value-type="float">
            <text:p>22463052</text:p>
          </table:table-cell>
          <table:table-cell table:formula="of:=[.A1406]/1000/(60*60*24)" office:value-type="time" office:time-value="PT06H14M23.052S" calcext:value-type="time">
            <text:p>06:14:23</text:p>
          </table:table-cell>
          <table:table-cell office:value-type="float" office:value="1.13" calcext:value-type="float">
            <text:p>1.13</text:p>
          </table:table-cell>
          <table:table-cell office:value-type="float" office:value="226" calcext:value-type="float">
            <text:p>226</text:p>
          </table:table-cell>
          <table:table-cell office:value-type="float" office:value="256.42" calcext:value-type="float">
            <text:p>256.42</text:p>
          </table:table-cell>
          <table:table-cell office:value-type="float" office:value="1487.57" calcext:value-type="float">
            <text:p>1487.57</text:p>
          </table:table-cell>
          <table:table-cell office:value-type="float" office:value="1783.59" calcext:value-type="float">
            <text:p>1783.59</text:p>
          </table:table-cell>
        </table:table-row>
        <table:table-row table:style-name="ro1">
          <table:table-cell office:value-type="float" office:value="22479052" calcext:value-type="float">
            <text:p>22479052</text:p>
          </table:table-cell>
          <table:table-cell table:formula="of:=[.A1407]/1000/(60*60*24)" office:value-type="time" office:time-value="PT06H14M39.052S" calcext:value-type="time">
            <text:p>06:14:39</text:p>
          </table:table-cell>
          <table:table-cell office:value-type="float" office:value="1.13" calcext:value-type="float">
            <text:p>1.13</text:p>
          </table:table-cell>
          <table:table-cell office:value-type="float" office:value="225.9" calcext:value-type="float">
            <text:p>225.9</text:p>
          </table:table-cell>
          <table:table-cell office:value-type="float" office:value="256.3" calcext:value-type="float">
            <text:p>256.3</text:p>
          </table:table-cell>
          <table:table-cell office:value-type="float" office:value="1488.57" calcext:value-type="float">
            <text:p>1488.57</text:p>
          </table:table-cell>
          <table:table-cell office:value-type="float" office:value="1784.72" calcext:value-type="float">
            <text:p>1784.72</text:p>
          </table:table-cell>
        </table:table-row>
        <table:table-row table:style-name="ro1">
          <table:table-cell office:value-type="float" office:value="22495052" calcext:value-type="float">
            <text:p>22495052</text:p>
          </table:table-cell>
          <table:table-cell table:formula="of:=[.A1408]/1000/(60*60*24)" office:value-type="time" office:time-value="PT06H14M55.052S" calcext:value-type="time">
            <text:p>06:14:55</text:p>
          </table:table-cell>
          <table:table-cell office:value-type="float" office:value="1.13" calcext:value-type="float">
            <text:p>1.13</text:p>
          </table:table-cell>
          <table:table-cell office:value-type="float" office:value="225.9" calcext:value-type="float">
            <text:p>225.9</text:p>
          </table:table-cell>
          <table:table-cell office:value-type="float" office:value="256.3" calcext:value-type="float">
            <text:p>256.3</text:p>
          </table:table-cell>
          <table:table-cell office:value-type="float" office:value="1489.58" calcext:value-type="float">
            <text:p>1489.58</text:p>
          </table:table-cell>
          <table:table-cell office:value-type="float" office:value="1785.86" calcext:value-type="float">
            <text:p>1785.86</text:p>
          </table:table-cell>
        </table:table-row>
        <table:table-row table:style-name="ro1">
          <table:table-cell office:value-type="float" office:value="22511052" calcext:value-type="float">
            <text:p>22511052</text:p>
          </table:table-cell>
          <table:table-cell table:formula="of:=[.A1409]/1000/(60*60*24)" office:value-type="time" office:time-value="PT06H15M11.052S" calcext:value-type="time">
            <text:p>06:15:11</text:p>
          </table:table-cell>
          <table:table-cell office:value-type="float" office:value="1.13" calcext:value-type="float">
            <text:p>1.13</text:p>
          </table:table-cell>
          <table:table-cell office:value-type="float" office:value="225.9" calcext:value-type="float">
            <text:p>225.9</text:p>
          </table:table-cell>
          <table:table-cell office:value-type="float" office:value="255.4" calcext:value-type="float">
            <text:p>255.4</text:p>
          </table:table-cell>
          <table:table-cell office:value-type="float" office:value="1490.58" calcext:value-type="float">
            <text:p>1490.58</text:p>
          </table:table-cell>
          <table:table-cell office:value-type="float" office:value="1787" calcext:value-type="float">
            <text:p>1787</text:p>
          </table:table-cell>
        </table:table-row>
        <table:table-row table:style-name="ro1">
          <table:table-cell office:value-type="float" office:value="22527052" calcext:value-type="float">
            <text:p>22527052</text:p>
          </table:table-cell>
          <table:table-cell table:formula="of:=[.A1410]/1000/(60*60*24)" office:value-type="time" office:time-value="PT06H15M27.052S" calcext:value-type="time">
            <text:p>06:15:27</text:p>
          </table:table-cell>
          <table:table-cell office:value-type="float" office:value="1.13" calcext:value-type="float">
            <text:p>1.13</text:p>
          </table:table-cell>
          <table:table-cell office:value-type="float" office:value="225.8" calcext:value-type="float">
            <text:p>225.8</text:p>
          </table:table-cell>
          <table:table-cell office:value-type="float" office:value="256.19" calcext:value-type="float">
            <text:p>256.19</text:p>
          </table:table-cell>
          <table:table-cell office:value-type="float" office:value="1491.58" calcext:value-type="float">
            <text:p>1491.58</text:p>
          </table:table-cell>
          <table:table-cell office:value-type="float" office:value="1788.14" calcext:value-type="float">
            <text:p>1788.14</text:p>
          </table:table-cell>
        </table:table-row>
        <table:table-row table:style-name="ro1">
          <table:table-cell office:value-type="float" office:value="22543052" calcext:value-type="float">
            <text:p>22543052</text:p>
          </table:table-cell>
          <table:table-cell table:formula="of:=[.A1411]/1000/(60*60*24)" office:value-type="time" office:time-value="PT06H15M43.052S" calcext:value-type="time">
            <text:p>06:15:43</text:p>
          </table:table-cell>
          <table:table-cell office:value-type="float" office:value="1.13" calcext:value-type="float">
            <text:p>1.13</text:p>
          </table:table-cell>
          <table:table-cell office:value-type="float" office:value="225.7" calcext:value-type="float">
            <text:p>225.7</text:p>
          </table:table-cell>
          <table:table-cell office:value-type="float" office:value="255.17" calcext:value-type="float">
            <text:p>255.17</text:p>
          </table:table-cell>
          <table:table-cell office:value-type="float" office:value="1492.59" calcext:value-type="float">
            <text:p>1492.59</text:p>
          </table:table-cell>
          <table:table-cell office:value-type="float" office:value="1789.27" calcext:value-type="float">
            <text:p>1789.27</text:p>
          </table:table-cell>
        </table:table-row>
        <table:table-row table:style-name="ro1">
          <table:table-cell office:value-type="float" office:value="22559052" calcext:value-type="float">
            <text:p>22559052</text:p>
          </table:table-cell>
          <table:table-cell table:formula="of:=[.A1412]/1000/(60*60*24)" office:value-type="time" office:time-value="PT06H15M59.052S" calcext:value-type="time">
            <text:p>06:15:59</text:p>
          </table:table-cell>
          <table:table-cell office:value-type="float" office:value="1.13" calcext:value-type="float">
            <text:p>1.13</text:p>
          </table:table-cell>
          <table:table-cell office:value-type="float" office:value="225.7" calcext:value-type="float">
            <text:p>225.7</text:p>
          </table:table-cell>
          <table:table-cell office:value-type="float" office:value="256.07" calcext:value-type="float">
            <text:p>256.07</text:p>
          </table:table-cell>
          <table:table-cell office:value-type="float" office:value="1493.59" calcext:value-type="float">
            <text:p>1493.59</text:p>
          </table:table-cell>
          <table:table-cell office:value-type="float" office:value="1790.41" calcext:value-type="float">
            <text:p>1790.41</text:p>
          </table:table-cell>
        </table:table-row>
        <table:table-row table:style-name="ro1">
          <table:table-cell office:value-type="float" office:value="22575052" calcext:value-type="float">
            <text:p>22575052</text:p>
          </table:table-cell>
          <table:table-cell table:formula="of:=[.A1413]/1000/(60*60*24)" office:value-type="time" office:time-value="PT06H16M15.052S" calcext:value-type="time">
            <text:p>06:16:15</text:p>
          </table:table-cell>
          <table:table-cell office:value-type="float" office:value="1.13" calcext:value-type="float">
            <text:p>1.13</text:p>
          </table:table-cell>
          <table:table-cell office:value-type="float" office:value="225.7" calcext:value-type="float">
            <text:p>225.7</text:p>
          </table:table-cell>
          <table:table-cell office:value-type="float" office:value="256.07" calcext:value-type="float">
            <text:p>256.07</text:p>
          </table:table-cell>
          <table:table-cell office:value-type="float" office:value="1494.59" calcext:value-type="float">
            <text:p>1494.59</text:p>
          </table:table-cell>
          <table:table-cell office:value-type="float" office:value="1791.55" calcext:value-type="float">
            <text:p>1791.55</text:p>
          </table:table-cell>
        </table:table-row>
        <table:table-row table:style-name="ro1">
          <table:table-cell office:value-type="float" office:value="22591052" calcext:value-type="float">
            <text:p>22591052</text:p>
          </table:table-cell>
          <table:table-cell table:formula="of:=[.A1414]/1000/(60*60*24)" office:value-type="time" office:time-value="PT06H16M31.052S" calcext:value-type="time">
            <text:p>06:16:31</text:p>
          </table:table-cell>
          <table:table-cell office:value-type="float" office:value="1.13" calcext:value-type="float">
            <text:p>1.13</text:p>
          </table:table-cell>
          <table:table-cell office:value-type="float" office:value="225.6" calcext:value-type="float">
            <text:p>225.6</text:p>
          </table:table-cell>
          <table:table-cell office:value-type="float" office:value="255.05" calcext:value-type="float">
            <text:p>255.05</text:p>
          </table:table-cell>
          <table:table-cell office:value-type="float" office:value="1495.6" calcext:value-type="float">
            <text:p>1495.6</text:p>
          </table:table-cell>
          <table:table-cell office:value-type="float" office:value="1792.68" calcext:value-type="float">
            <text:p>1792.68</text:p>
          </table:table-cell>
        </table:table-row>
        <table:table-row table:style-name="ro1">
          <table:table-cell office:value-type="float" office:value="22607052" calcext:value-type="float">
            <text:p>22607052</text:p>
          </table:table-cell>
          <table:table-cell table:formula="of:=[.A1415]/1000/(60*60*24)" office:value-type="time" office:time-value="PT06H16M47.052S" calcext:value-type="time">
            <text:p>06:16:47</text:p>
          </table:table-cell>
          <table:table-cell office:value-type="float" office:value="1.13" calcext:value-type="float">
            <text:p>1.13</text:p>
          </table:table-cell>
          <table:table-cell office:value-type="float" office:value="225.6" calcext:value-type="float">
            <text:p>225.6</text:p>
          </table:table-cell>
          <table:table-cell office:value-type="float" office:value="255.05" calcext:value-type="float">
            <text:p>255.05</text:p>
          </table:table-cell>
          <table:table-cell office:value-type="float" office:value="1496.6" calcext:value-type="float">
            <text:p>1496.6</text:p>
          </table:table-cell>
          <table:table-cell office:value-type="float" office:value="1793.82" calcext:value-type="float">
            <text:p>1793.82</text:p>
          </table:table-cell>
        </table:table-row>
        <table:table-row table:style-name="ro1">
          <table:table-cell office:value-type="float" office:value="22623052" calcext:value-type="float">
            <text:p>22623052</text:p>
          </table:table-cell>
          <table:table-cell table:formula="of:=[.A1416]/1000/(60*60*24)" office:value-type="time" office:time-value="PT06H17M03.052S" calcext:value-type="time">
            <text:p>06:17:03</text:p>
          </table:table-cell>
          <table:table-cell office:value-type="float" office:value="1.13" calcext:value-type="float">
            <text:p>1.13</text:p>
          </table:table-cell>
          <table:table-cell office:value-type="float" office:value="225.6" calcext:value-type="float">
            <text:p>225.6</text:p>
          </table:table-cell>
          <table:table-cell office:value-type="float" office:value="255.05" calcext:value-type="float">
            <text:p>255.05</text:p>
          </table:table-cell>
          <table:table-cell office:value-type="float" office:value="1497.6" calcext:value-type="float">
            <text:p>1497.6</text:p>
          </table:table-cell>
          <table:table-cell office:value-type="float" office:value="1794.95" calcext:value-type="float">
            <text:p>1794.95</text:p>
          </table:table-cell>
        </table:table-row>
        <table:table-row table:style-name="ro1">
          <table:table-cell office:value-type="float" office:value="22639052" calcext:value-type="float">
            <text:p>22639052</text:p>
          </table:table-cell>
          <table:table-cell table:formula="of:=[.A1417]/1000/(60*60*24)" office:value-type="time" office:time-value="PT06H17M19.052S" calcext:value-type="time">
            <text:p>06:17:19</text:p>
          </table:table-cell>
          <table:table-cell office:value-type="float" office:value="1.13" calcext:value-type="float">
            <text:p>1.13</text:p>
          </table:table-cell>
          <table:table-cell office:value-type="float" office:value="225.5" calcext:value-type="float">
            <text:p>225.5</text:p>
          </table:table-cell>
          <table:table-cell office:value-type="float" office:value="254.94" calcext:value-type="float">
            <text:p>254.94</text:p>
          </table:table-cell>
          <table:table-cell office:value-type="float" office:value="1498.6" calcext:value-type="float">
            <text:p>1498.6</text:p>
          </table:table-cell>
          <table:table-cell office:value-type="float" office:value="1796.09" calcext:value-type="float">
            <text:p>1796.09</text:p>
          </table:table-cell>
        </table:table-row>
        <table:table-row table:style-name="ro1">
          <table:table-cell office:value-type="float" office:value="22655052" calcext:value-type="float">
            <text:p>22655052</text:p>
          </table:table-cell>
          <table:table-cell table:formula="of:=[.A1418]/1000/(60*60*24)" office:value-type="time" office:time-value="PT06H17M35.052S" calcext:value-type="time">
            <text:p>06:17:35</text:p>
          </table:table-cell>
          <table:table-cell office:value-type="float" office:value="1.13" calcext:value-type="float">
            <text:p>1.13</text:p>
          </table:table-cell>
          <table:table-cell office:value-type="float" office:value="225.5" calcext:value-type="float">
            <text:p>225.5</text:p>
          </table:table-cell>
          <table:table-cell office:value-type="float" office:value="254.94" calcext:value-type="float">
            <text:p>254.94</text:p>
          </table:table-cell>
          <table:table-cell office:value-type="float" office:value="1499.61" calcext:value-type="float">
            <text:p>1499.61</text:p>
          </table:table-cell>
          <table:table-cell office:value-type="float" office:value="1797.22" calcext:value-type="float">
            <text:p>1797.22</text:p>
          </table:table-cell>
        </table:table-row>
        <table:table-row table:style-name="ro1">
          <table:table-cell office:value-type="float" office:value="22671052" calcext:value-type="float">
            <text:p>22671052</text:p>
          </table:table-cell>
          <table:table-cell table:formula="of:=[.A1419]/1000/(60*60*24)" office:value-type="time" office:time-value="PT06H17M51.052S" calcext:value-type="time">
            <text:p>06:17:51</text:p>
          </table:table-cell>
          <table:table-cell office:value-type="float" office:value="1.13" calcext:value-type="float">
            <text:p>1.13</text:p>
          </table:table-cell>
          <table:table-cell office:value-type="float" office:value="225.4" calcext:value-type="float">
            <text:p>225.4</text:p>
          </table:table-cell>
          <table:table-cell office:value-type="float" office:value="254.83" calcext:value-type="float">
            <text:p>254.83</text:p>
          </table:table-cell>
          <table:table-cell office:value-type="float" office:value="1500.61" calcext:value-type="float">
            <text:p>1500.61</text:p>
          </table:table-cell>
          <table:table-cell office:value-type="float" office:value="1798.35" calcext:value-type="float">
            <text:p>1798.35</text:p>
          </table:table-cell>
        </table:table-row>
        <table:table-row table:style-name="ro1">
          <table:table-cell office:value-type="float" office:value="22687052" calcext:value-type="float">
            <text:p>22687052</text:p>
          </table:table-cell>
          <table:table-cell table:formula="of:=[.A1420]/1000/(60*60*24)" office:value-type="time" office:time-value="PT06H18M07.052S" calcext:value-type="time">
            <text:p>06:18:07</text:p>
          </table:table-cell>
          <table:table-cell office:value-type="float" office:value="1.13" calcext:value-type="float">
            <text:p>1.13</text:p>
          </table:table-cell>
          <table:table-cell office:value-type="float" office:value="225.4" calcext:value-type="float">
            <text:p>225.4</text:p>
          </table:table-cell>
          <table:table-cell office:value-type="float" office:value="254.82" calcext:value-type="float">
            <text:p>254.82</text:p>
          </table:table-cell>
          <table:table-cell office:value-type="float" office:value="1501.61" calcext:value-type="float">
            <text:p>1501.61</text:p>
          </table:table-cell>
          <table:table-cell office:value-type="float" office:value="1799.48" calcext:value-type="float">
            <text:p>1799.48</text:p>
          </table:table-cell>
        </table:table-row>
        <table:table-row table:style-name="ro1">
          <table:table-cell office:value-type="float" office:value="22703052" calcext:value-type="float">
            <text:p>22703052</text:p>
          </table:table-cell>
          <table:table-cell table:formula="of:=[.A1421]/1000/(60*60*24)" office:value-type="time" office:time-value="PT06H18M23.052S" calcext:value-type="time">
            <text:p>06:18:23</text:p>
          </table:table-cell>
          <table:table-cell office:value-type="float" office:value="1.13" calcext:value-type="float">
            <text:p>1.13</text:p>
          </table:table-cell>
          <table:table-cell office:value-type="float" office:value="225.4" calcext:value-type="float">
            <text:p>225.4</text:p>
          </table:table-cell>
          <table:table-cell office:value-type="float" office:value="254.82" calcext:value-type="float">
            <text:p>254.82</text:p>
          </table:table-cell>
          <table:table-cell office:value-type="float" office:value="1502.61" calcext:value-type="float">
            <text:p>1502.61</text:p>
          </table:table-cell>
          <table:table-cell office:value-type="float" office:value="1800.62" calcext:value-type="float">
            <text:p>1800.62</text:p>
          </table:table-cell>
        </table:table-row>
        <table:table-row table:style-name="ro1">
          <table:table-cell office:value-type="float" office:value="22719052" calcext:value-type="float">
            <text:p>22719052</text:p>
          </table:table-cell>
          <table:table-cell table:formula="of:=[.A1422]/1000/(60*60*24)" office:value-type="time" office:time-value="PT06H18M39.052S" calcext:value-type="time">
            <text:p>06:18:39</text:p>
          </table:table-cell>
          <table:table-cell office:value-type="float" office:value="1.13" calcext:value-type="float">
            <text:p>1.13</text:p>
          </table:table-cell>
          <table:table-cell office:value-type="float" office:value="225.4" calcext:value-type="float">
            <text:p>225.4</text:p>
          </table:table-cell>
          <table:table-cell office:value-type="float" office:value="254.82" calcext:value-type="float">
            <text:p>254.82</text:p>
          </table:table-cell>
          <table:table-cell office:value-type="float" office:value="1503.61" calcext:value-type="float">
            <text:p>1503.61</text:p>
          </table:table-cell>
          <table:table-cell office:value-type="float" office:value="1801.75" calcext:value-type="float">
            <text:p>1801.75</text:p>
          </table:table-cell>
        </table:table-row>
        <table:table-row table:style-name="ro1">
          <table:table-cell office:value-type="float" office:value="22735052" calcext:value-type="float">
            <text:p>22735052</text:p>
          </table:table-cell>
          <table:table-cell table:formula="of:=[.A1423]/1000/(60*60*24)" office:value-type="time" office:time-value="PT06H18M55.052S" calcext:value-type="time">
            <text:p>06:18:55</text:p>
          </table:table-cell>
          <table:table-cell office:value-type="float" office:value="1.13" calcext:value-type="float">
            <text:p>1.13</text:p>
          </table:table-cell>
          <table:table-cell office:value-type="float" office:value="225.3" calcext:value-type="float">
            <text:p>225.3</text:p>
          </table:table-cell>
          <table:table-cell office:value-type="float" office:value="254.71" calcext:value-type="float">
            <text:p>254.71</text:p>
          </table:table-cell>
          <table:table-cell office:value-type="float" office:value="1504.62" calcext:value-type="float">
            <text:p>1504.62</text:p>
          </table:table-cell>
          <table:table-cell office:value-type="float" office:value="1802.88" calcext:value-type="float">
            <text:p>1802.88</text:p>
          </table:table-cell>
        </table:table-row>
        <table:table-row table:style-name="ro1">
          <table:table-cell office:value-type="float" office:value="22751052" calcext:value-type="float">
            <text:p>22751052</text:p>
          </table:table-cell>
          <table:table-cell table:formula="of:=[.A1424]/1000/(60*60*24)" office:value-type="time" office:time-value="PT06H19M11.052S" calcext:value-type="time">
            <text:p>06:19:11</text:p>
          </table:table-cell>
          <table:table-cell office:value-type="float" office:value="1.13" calcext:value-type="float">
            <text:p>1.13</text:p>
          </table:table-cell>
          <table:table-cell office:value-type="float" office:value="225.3" calcext:value-type="float">
            <text:p>225.3</text:p>
          </table:table-cell>
          <table:table-cell office:value-type="float" office:value="254.71" calcext:value-type="float">
            <text:p>254.71</text:p>
          </table:table-cell>
          <table:table-cell office:value-type="float" office:value="1505.62" calcext:value-type="float">
            <text:p>1505.62</text:p>
          </table:table-cell>
          <table:table-cell office:value-type="float" office:value="1804.01" calcext:value-type="float">
            <text:p>1804.01</text:p>
          </table:table-cell>
        </table:table-row>
        <table:table-row table:style-name="ro1">
          <table:table-cell office:value-type="float" office:value="22767052" calcext:value-type="float">
            <text:p>22767052</text:p>
          </table:table-cell>
          <table:table-cell table:formula="of:=[.A1425]/1000/(60*60*24)" office:value-type="time" office:time-value="PT06H19M27.052S" calcext:value-type="time">
            <text:p>06:19:27</text:p>
          </table:table-cell>
          <table:table-cell office:value-type="float" office:value="1.13" calcext:value-type="float">
            <text:p>1.13</text:p>
          </table:table-cell>
          <table:table-cell office:value-type="float" office:value="225.2" calcext:value-type="float">
            <text:p>225.2</text:p>
          </table:table-cell>
          <table:table-cell office:value-type="float" office:value="254.6" calcext:value-type="float">
            <text:p>254.6</text:p>
          </table:table-cell>
          <table:table-cell office:value-type="float" office:value="1506.62" calcext:value-type="float">
            <text:p>1506.62</text:p>
          </table:table-cell>
          <table:table-cell office:value-type="float" office:value="1805.15" calcext:value-type="float">
            <text:p>1805.15</text:p>
          </table:table-cell>
        </table:table-row>
        <table:table-row table:style-name="ro1">
          <table:table-cell office:value-type="float" office:value="22783052" calcext:value-type="float">
            <text:p>22783052</text:p>
          </table:table-cell>
          <table:table-cell table:formula="of:=[.A1426]/1000/(60*60*24)" office:value-type="time" office:time-value="PT06H19M43.052S" calcext:value-type="time">
            <text:p>06:19:43</text:p>
          </table:table-cell>
          <table:table-cell office:value-type="float" office:value="1.13" calcext:value-type="float">
            <text:p>1.13</text:p>
          </table:table-cell>
          <table:table-cell office:value-type="float" office:value="225.2" calcext:value-type="float">
            <text:p>225.2</text:p>
          </table:table-cell>
          <table:table-cell office:value-type="float" office:value="254.59" calcext:value-type="float">
            <text:p>254.59</text:p>
          </table:table-cell>
          <table:table-cell office:value-type="float" office:value="1507.62" calcext:value-type="float">
            <text:p>1507.62</text:p>
          </table:table-cell>
          <table:table-cell office:value-type="float" office:value="1806.28" calcext:value-type="float">
            <text:p>1806.28</text:p>
          </table:table-cell>
        </table:table-row>
        <table:table-row table:style-name="ro1">
          <table:table-cell office:value-type="float" office:value="22799052" calcext:value-type="float">
            <text:p>22799052</text:p>
          </table:table-cell>
          <table:table-cell table:formula="of:=[.A1427]/1000/(60*60*24)" office:value-type="time" office:time-value="PT06H19M59.052S" calcext:value-type="time">
            <text:p>06:19:59</text:p>
          </table:table-cell>
          <table:table-cell office:value-type="float" office:value="1.13" calcext:value-type="float">
            <text:p>1.13</text:p>
          </table:table-cell>
          <table:table-cell office:value-type="float" office:value="225.2" calcext:value-type="float">
            <text:p>225.2</text:p>
          </table:table-cell>
          <table:table-cell office:value-type="float" office:value="254.59" calcext:value-type="float">
            <text:p>254.59</text:p>
          </table:table-cell>
          <table:table-cell office:value-type="float" office:value="1508.62" calcext:value-type="float">
            <text:p>1508.62</text:p>
          </table:table-cell>
          <table:table-cell office:value-type="float" office:value="1807.41" calcext:value-type="float">
            <text:p>1807.41</text:p>
          </table:table-cell>
        </table:table-row>
        <table:table-row table:style-name="ro1">
          <table:table-cell office:value-type="float" office:value="22815052" calcext:value-type="float">
            <text:p>22815052</text:p>
          </table:table-cell>
          <table:table-cell table:formula="of:=[.A1428]/1000/(60*60*24)" office:value-type="time" office:time-value="PT06H20M15.052S" calcext:value-type="time">
            <text:p>06:20:15</text:p>
          </table:table-cell>
          <table:table-cell office:value-type="float" office:value="1.13" calcext:value-type="float">
            <text:p>1.13</text:p>
          </table:table-cell>
          <table:table-cell office:value-type="float" office:value="225.1" calcext:value-type="float">
            <text:p>225.1</text:p>
          </table:table-cell>
          <table:table-cell office:value-type="float" office:value="254.48" calcext:value-type="float">
            <text:p>254.48</text:p>
          </table:table-cell>
          <table:table-cell office:value-type="float" office:value="1509.62" calcext:value-type="float">
            <text:p>1509.62</text:p>
          </table:table-cell>
          <table:table-cell office:value-type="float" office:value="1808.54" calcext:value-type="float">
            <text:p>1808.54</text:p>
          </table:table-cell>
        </table:table-row>
        <table:table-row table:style-name="ro1">
          <table:table-cell office:value-type="float" office:value="22831052" calcext:value-type="float">
            <text:p>22831052</text:p>
          </table:table-cell>
          <table:table-cell table:formula="of:=[.A1429]/1000/(60*60*24)" office:value-type="time" office:time-value="PT06H20M31.052S" calcext:value-type="time">
            <text:p>06:20:31</text:p>
          </table:table-cell>
          <table:table-cell office:value-type="float" office:value="1.13" calcext:value-type="float">
            <text:p>1.13</text:p>
          </table:table-cell>
          <table:table-cell office:value-type="float" office:value="225.1" calcext:value-type="float">
            <text:p>225.1</text:p>
          </table:table-cell>
          <table:table-cell office:value-type="float" office:value="254.48" calcext:value-type="float">
            <text:p>254.48</text:p>
          </table:table-cell>
          <table:table-cell office:value-type="float" office:value="1510.62" calcext:value-type="float">
            <text:p>1510.62</text:p>
          </table:table-cell>
          <table:table-cell office:value-type="float" office:value="1809.67" calcext:value-type="float">
            <text:p>1809.67</text:p>
          </table:table-cell>
        </table:table-row>
        <table:table-row table:style-name="ro1">
          <table:table-cell office:value-type="float" office:value="22847052" calcext:value-type="float">
            <text:p>22847052</text:p>
          </table:table-cell>
          <table:table-cell table:formula="of:=[.A1430]/1000/(60*60*24)" office:value-type="time" office:time-value="PT06H20M47.052S" calcext:value-type="time">
            <text:p>06:20:47</text:p>
          </table:table-cell>
          <table:table-cell office:value-type="float" office:value="1.13" calcext:value-type="float">
            <text:p>1.13</text:p>
          </table:table-cell>
          <table:table-cell office:value-type="float" office:value="225.1" calcext:value-type="float">
            <text:p>225.1</text:p>
          </table:table-cell>
          <table:table-cell office:value-type="float" office:value="254.48" calcext:value-type="float">
            <text:p>254.48</text:p>
          </table:table-cell>
          <table:table-cell office:value-type="float" office:value="1511.62" calcext:value-type="float">
            <text:p>1511.62</text:p>
          </table:table-cell>
          <table:table-cell office:value-type="float" office:value="1810.8" calcext:value-type="float">
            <text:p>1810.8</text:p>
          </table:table-cell>
        </table:table-row>
        <table:table-row table:style-name="ro1">
          <table:table-cell office:value-type="float" office:value="22863052" calcext:value-type="float">
            <text:p>22863052</text:p>
          </table:table-cell>
          <table:table-cell table:formula="of:=[.A1431]/1000/(60*60*24)" office:value-type="time" office:time-value="PT06H21M03.052S" calcext:value-type="time">
            <text:p>06:21:03</text:p>
          </table:table-cell>
          <table:table-cell office:value-type="float" office:value="1.13" calcext:value-type="float">
            <text:p>1.13</text:p>
          </table:table-cell>
          <table:table-cell office:value-type="float" office:value="225" calcext:value-type="float">
            <text:p>225</text:p>
          </table:table-cell>
          <table:table-cell office:value-type="float" office:value="254.36" calcext:value-type="float">
            <text:p>254.36</text:p>
          </table:table-cell>
          <table:table-cell office:value-type="float" office:value="1512.62" calcext:value-type="float">
            <text:p>1512.62</text:p>
          </table:table-cell>
          <table:table-cell office:value-type="float" office:value="1811.93" calcext:value-type="float">
            <text:p>1811.93</text:p>
          </table:table-cell>
        </table:table-row>
        <table:table-row table:style-name="ro1">
          <table:table-cell office:value-type="float" office:value="22879052" calcext:value-type="float">
            <text:p>22879052</text:p>
          </table:table-cell>
          <table:table-cell table:formula="of:=[.A1432]/1000/(60*60*24)" office:value-type="time" office:time-value="PT06H21M19.052S" calcext:value-type="time">
            <text:p>06:21:19</text:p>
          </table:table-cell>
          <table:table-cell office:value-type="float" office:value="1.13" calcext:value-type="float">
            <text:p>1.13</text:p>
          </table:table-cell>
          <table:table-cell office:value-type="float" office:value="225" calcext:value-type="float">
            <text:p>225</text:p>
          </table:table-cell>
          <table:table-cell office:value-type="float" office:value="254.36" calcext:value-type="float">
            <text:p>254.36</text:p>
          </table:table-cell>
          <table:table-cell office:value-type="float" office:value="1513.62" calcext:value-type="float">
            <text:p>1513.62</text:p>
          </table:table-cell>
          <table:table-cell office:value-type="float" office:value="1813.06" calcext:value-type="float">
            <text:p>1813.06</text:p>
          </table:table-cell>
        </table:table-row>
        <table:table-row table:style-name="ro1">
          <table:table-cell office:value-type="float" office:value="22895052" calcext:value-type="float">
            <text:p>22895052</text:p>
          </table:table-cell>
          <table:table-cell table:formula="of:=[.A1433]/1000/(60*60*24)" office:value-type="time" office:time-value="PT06H21M35.052S" calcext:value-type="time">
            <text:p>06:21:35</text:p>
          </table:table-cell>
          <table:table-cell office:value-type="float" office:value="1.13" calcext:value-type="float">
            <text:p>1.13</text:p>
          </table:table-cell>
          <table:table-cell office:value-type="float" office:value="225" calcext:value-type="float">
            <text:p>225</text:p>
          </table:table-cell>
          <table:table-cell office:value-type="float" office:value="254.36" calcext:value-type="float">
            <text:p>254.36</text:p>
          </table:table-cell>
          <table:table-cell office:value-type="float" office:value="1514.62" calcext:value-type="float">
            <text:p>1514.62</text:p>
          </table:table-cell>
          <table:table-cell office:value-type="float" office:value="1814.19" calcext:value-type="float">
            <text:p>1814.19</text:p>
          </table:table-cell>
        </table:table-row>
        <table:table-row table:style-name="ro1">
          <table:table-cell office:value-type="float" office:value="22911052" calcext:value-type="float">
            <text:p>22911052</text:p>
          </table:table-cell>
          <table:table-cell table:formula="of:=[.A1434]/1000/(60*60*24)" office:value-type="time" office:time-value="PT06H21M51.052S" calcext:value-type="time">
            <text:p>06:21:51</text:p>
          </table:table-cell>
          <table:table-cell office:value-type="float" office:value="1.13" calcext:value-type="float">
            <text:p>1.13</text:p>
          </table:table-cell>
          <table:table-cell office:value-type="float" office:value="224.9" calcext:value-type="float">
            <text:p>224.9</text:p>
          </table:table-cell>
          <table:table-cell office:value-type="float" office:value="253.35" calcext:value-type="float">
            <text:p>253.35</text:p>
          </table:table-cell>
          <table:table-cell office:value-type="float" office:value="1515.62" calcext:value-type="float">
            <text:p>1515.62</text:p>
          </table:table-cell>
          <table:table-cell office:value-type="float" office:value="1815.32" calcext:value-type="float">
            <text:p>1815.32</text:p>
          </table:table-cell>
        </table:table-row>
        <table:table-row table:style-name="ro1">
          <table:table-cell office:value-type="float" office:value="22927052" calcext:value-type="float">
            <text:p>22927052</text:p>
          </table:table-cell>
          <table:table-cell table:formula="of:=[.A1435]/1000/(60*60*24)" office:value-type="time" office:time-value="PT06H22M07.052S" calcext:value-type="time">
            <text:p>06:22:07</text:p>
          </table:table-cell>
          <table:table-cell office:value-type="float" office:value="1.13" calcext:value-type="float">
            <text:p>1.13</text:p>
          </table:table-cell>
          <table:table-cell office:value-type="float" office:value="224.9" calcext:value-type="float">
            <text:p>224.9</text:p>
          </table:table-cell>
          <table:table-cell office:value-type="float" office:value="253.35" calcext:value-type="float">
            <text:p>253.35</text:p>
          </table:table-cell>
          <table:table-cell office:value-type="float" office:value="1516.62" calcext:value-type="float">
            <text:p>1516.62</text:p>
          </table:table-cell>
          <table:table-cell office:value-type="float" office:value="1816.45" calcext:value-type="float">
            <text:p>1816.45</text:p>
          </table:table-cell>
        </table:table-row>
        <table:table-row table:style-name="ro1">
          <table:table-cell office:value-type="float" office:value="22943052" calcext:value-type="float">
            <text:p>22943052</text:p>
          </table:table-cell>
          <table:table-cell table:formula="of:=[.A1436]/1000/(60*60*24)" office:value-type="time" office:time-value="PT06H22M23.052S" calcext:value-type="time">
            <text:p>06:22:23</text:p>
          </table:table-cell>
          <table:table-cell office:value-type="float" office:value="1.13" calcext:value-type="float">
            <text:p>1.13</text:p>
          </table:table-cell>
          <table:table-cell office:value-type="float" office:value="224.9" calcext:value-type="float">
            <text:p>224.9</text:p>
          </table:table-cell>
          <table:table-cell office:value-type="float" office:value="254.24" calcext:value-type="float">
            <text:p>254.24</text:p>
          </table:table-cell>
          <table:table-cell office:value-type="float" office:value="1517.62" calcext:value-type="float">
            <text:p>1517.62</text:p>
          </table:table-cell>
          <table:table-cell office:value-type="float" office:value="1817.58" calcext:value-type="float">
            <text:p>1817.58</text:p>
          </table:table-cell>
        </table:table-row>
        <table:table-row table:style-name="ro1">
          <table:table-cell office:value-type="float" office:value="22959052" calcext:value-type="float">
            <text:p>22959052</text:p>
          </table:table-cell>
          <table:table-cell table:formula="of:=[.A1437]/1000/(60*60*24)" office:value-type="time" office:time-value="PT06H22M39.052S" calcext:value-type="time">
            <text:p>06:22:39</text:p>
          </table:table-cell>
          <table:table-cell office:value-type="float" office:value="1.13" calcext:value-type="float">
            <text:p>1.13</text:p>
          </table:table-cell>
          <table:table-cell office:value-type="float" office:value="224.8" calcext:value-type="float">
            <text:p>224.8</text:p>
          </table:table-cell>
          <table:table-cell office:value-type="float" office:value="254.13" calcext:value-type="float">
            <text:p>254.13</text:p>
          </table:table-cell>
          <table:table-cell office:value-type="float" office:value="1518.62" calcext:value-type="float">
            <text:p>1518.62</text:p>
          </table:table-cell>
          <table:table-cell office:value-type="float" office:value="1818.7" calcext:value-type="float">
            <text:p>1818.7</text:p>
          </table:table-cell>
        </table:table-row>
        <table:table-row table:style-name="ro1">
          <table:table-cell office:value-type="float" office:value="22975052" calcext:value-type="float">
            <text:p>22975052</text:p>
          </table:table-cell>
          <table:table-cell table:formula="of:=[.A1438]/1000/(60*60*24)" office:value-type="time" office:time-value="PT06H22M55.052S" calcext:value-type="time">
            <text:p>06:22:55</text:p>
          </table:table-cell>
          <table:table-cell office:value-type="float" office:value="1.13" calcext:value-type="float">
            <text:p>1.13</text:p>
          </table:table-cell>
          <table:table-cell office:value-type="float" office:value="224.7" calcext:value-type="float">
            <text:p>224.7</text:p>
          </table:table-cell>
          <table:table-cell office:value-type="float" office:value="253.12" calcext:value-type="float">
            <text:p>253.12</text:p>
          </table:table-cell>
          <table:table-cell office:value-type="float" office:value="1519.62" calcext:value-type="float">
            <text:p>1519.62</text:p>
          </table:table-cell>
          <table:table-cell office:value-type="float" office:value="1819.83" calcext:value-type="float">
            <text:p>1819.83</text:p>
          </table:table-cell>
        </table:table-row>
        <table:table-row table:style-name="ro1">
          <table:table-cell office:value-type="float" office:value="22991052" calcext:value-type="float">
            <text:p>22991052</text:p>
          </table:table-cell>
          <table:table-cell table:formula="of:=[.A1439]/1000/(60*60*24)" office:value-type="time" office:time-value="PT06H23M11.052S" calcext:value-type="time">
            <text:p>06:23:11</text:p>
          </table:table-cell>
          <table:table-cell office:value-type="float" office:value="1.13" calcext:value-type="float">
            <text:p>1.13</text:p>
          </table:table-cell>
          <table:table-cell office:value-type="float" office:value="224.7" calcext:value-type="float">
            <text:p>224.7</text:p>
          </table:table-cell>
          <table:table-cell office:value-type="float" office:value="253.12" calcext:value-type="float">
            <text:p>253.12</text:p>
          </table:table-cell>
          <table:table-cell office:value-type="float" office:value="1520.62" calcext:value-type="float">
            <text:p>1520.62</text:p>
          </table:table-cell>
          <table:table-cell office:value-type="float" office:value="1820.96" calcext:value-type="float">
            <text:p>1820.96</text:p>
          </table:table-cell>
        </table:table-row>
        <table:table-row table:style-name="ro1">
          <table:table-cell office:value-type="float" office:value="23007052" calcext:value-type="float">
            <text:p>23007052</text:p>
          </table:table-cell>
          <table:table-cell table:formula="of:=[.A1440]/1000/(60*60*24)" office:value-type="time" office:time-value="PT06H23M27.052S" calcext:value-type="time">
            <text:p>06:23:27</text:p>
          </table:table-cell>
          <table:table-cell office:value-type="float" office:value="1.13" calcext:value-type="float">
            <text:p>1.13</text:p>
          </table:table-cell>
          <table:table-cell office:value-type="float" office:value="224.7" calcext:value-type="float">
            <text:p>224.7</text:p>
          </table:table-cell>
          <table:table-cell office:value-type="float" office:value="253.12" calcext:value-type="float">
            <text:p>253.12</text:p>
          </table:table-cell>
          <table:table-cell office:value-type="float" office:value="1521.61" calcext:value-type="float">
            <text:p>1521.61</text:p>
          </table:table-cell>
          <table:table-cell office:value-type="float" office:value="1822.08" calcext:value-type="float">
            <text:p>1822.08</text:p>
          </table:table-cell>
        </table:table-row>
        <table:table-row table:style-name="ro1">
          <table:table-cell office:value-type="float" office:value="23023052" calcext:value-type="float">
            <text:p>23023052</text:p>
          </table:table-cell>
          <table:table-cell table:formula="of:=[.A1441]/1000/(60*60*24)" office:value-type="time" office:time-value="PT06H23M43.052S" calcext:value-type="time">
            <text:p>06:23:43</text:p>
          </table:table-cell>
          <table:table-cell office:value-type="float" office:value="1.13" calcext:value-type="float">
            <text:p>1.13</text:p>
          </table:table-cell>
          <table:table-cell office:value-type="float" office:value="224.6" calcext:value-type="float">
            <text:p>224.6</text:p>
          </table:table-cell>
          <table:table-cell office:value-type="float" office:value="253" calcext:value-type="float">
            <text:p>253</text:p>
          </table:table-cell>
          <table:table-cell office:value-type="float" office:value="1522.61" calcext:value-type="float">
            <text:p>1522.61</text:p>
          </table:table-cell>
          <table:table-cell office:value-type="float" office:value="1823.21" calcext:value-type="float">
            <text:p>1823.21</text:p>
          </table:table-cell>
        </table:table-row>
        <table:table-row table:style-name="ro1">
          <table:table-cell office:value-type="float" office:value="23039052" calcext:value-type="float">
            <text:p>23039052</text:p>
          </table:table-cell>
          <table:table-cell table:formula="of:=[.A1442]/1000/(60*60*24)" office:value-type="time" office:time-value="PT06H23M59.052S" calcext:value-type="time">
            <text:p>06:23:59</text:p>
          </table:table-cell>
          <table:table-cell office:value-type="float" office:value="1.13" calcext:value-type="float">
            <text:p>1.13</text:p>
          </table:table-cell>
          <table:table-cell office:value-type="float" office:value="224.5" calcext:value-type="float">
            <text:p>224.5</text:p>
          </table:table-cell>
          <table:table-cell office:value-type="float" office:value="252.89" calcext:value-type="float">
            <text:p>252.89</text:p>
          </table:table-cell>
          <table:table-cell office:value-type="float" office:value="1523.61" calcext:value-type="float">
            <text:p>1523.61</text:p>
          </table:table-cell>
          <table:table-cell office:value-type="float" office:value="1824.33" calcext:value-type="float">
            <text:p>1824.33</text:p>
          </table:table-cell>
        </table:table-row>
        <table:table-row table:style-name="ro1">
          <table:table-cell office:value-type="float" office:value="23055052" calcext:value-type="float">
            <text:p>23055052</text:p>
          </table:table-cell>
          <table:table-cell table:formula="of:=[.A1443]/1000/(60*60*24)" office:value-type="time" office:time-value="PT06H24M15.052S" calcext:value-type="time">
            <text:p>06:24:15</text:p>
          </table:table-cell>
          <table:table-cell office:value-type="float" office:value="1.13" calcext:value-type="float">
            <text:p>1.13</text:p>
          </table:table-cell>
          <table:table-cell office:value-type="float" office:value="224.5" calcext:value-type="float">
            <text:p>224.5</text:p>
          </table:table-cell>
          <table:table-cell office:value-type="float" office:value="252.89" calcext:value-type="float">
            <text:p>252.89</text:p>
          </table:table-cell>
          <table:table-cell office:value-type="float" office:value="1524.61" calcext:value-type="float">
            <text:p>1524.61</text:p>
          </table:table-cell>
          <table:table-cell office:value-type="float" office:value="1825.45" calcext:value-type="float">
            <text:p>1825.45</text:p>
          </table:table-cell>
        </table:table-row>
        <table:table-row table:style-name="ro1">
          <table:table-cell office:value-type="float" office:value="23071052" calcext:value-type="float">
            <text:p>23071052</text:p>
          </table:table-cell>
          <table:table-cell table:formula="of:=[.A1444]/1000/(60*60*24)" office:value-type="time" office:time-value="PT06H24M31.052S" calcext:value-type="time">
            <text:p>06:24:31</text:p>
          </table:table-cell>
          <table:table-cell office:value-type="float" office:value="1.13" calcext:value-type="float">
            <text:p>1.13</text:p>
          </table:table-cell>
          <table:table-cell office:value-type="float" office:value="224.5" calcext:value-type="float">
            <text:p>224.5</text:p>
          </table:table-cell>
          <table:table-cell office:value-type="float" office:value="252.89" calcext:value-type="float">
            <text:p>252.89</text:p>
          </table:table-cell>
          <table:table-cell office:value-type="float" office:value="1525.61" calcext:value-type="float">
            <text:p>1525.61</text:p>
          </table:table-cell>
          <table:table-cell office:value-type="float" office:value="1826.58" calcext:value-type="float">
            <text:p>1826.58</text:p>
          </table:table-cell>
        </table:table-row>
        <table:table-row table:style-name="ro1">
          <table:table-cell office:value-type="float" office:value="23087052" calcext:value-type="float">
            <text:p>23087052</text:p>
          </table:table-cell>
          <table:table-cell table:formula="of:=[.A1445]/1000/(60*60*24)" office:value-type="time" office:time-value="PT06H24M47.052S" calcext:value-type="time">
            <text:p>06:24:47</text:p>
          </table:table-cell>
          <table:table-cell office:value-type="float" office:value="1.13" calcext:value-type="float">
            <text:p>1.13</text:p>
          </table:table-cell>
          <table:table-cell office:value-type="float" office:value="224.4" calcext:value-type="float">
            <text:p>224.4</text:p>
          </table:table-cell>
          <table:table-cell office:value-type="float" office:value="252.77" calcext:value-type="float">
            <text:p>252.77</text:p>
          </table:table-cell>
          <table:table-cell office:value-type="float" office:value="1526.61" calcext:value-type="float">
            <text:p>1526.61</text:p>
          </table:table-cell>
          <table:table-cell office:value-type="float" office:value="1827.7" calcext:value-type="float">
            <text:p>1827.7</text:p>
          </table:table-cell>
        </table:table-row>
        <table:table-row table:style-name="ro1">
          <table:table-cell office:value-type="float" office:value="23103052" calcext:value-type="float">
            <text:p>23103052</text:p>
          </table:table-cell>
          <table:table-cell table:formula="of:=[.A1446]/1000/(60*60*24)" office:value-type="time" office:time-value="PT06H25M03.052S" calcext:value-type="time">
            <text:p>06:25:03</text:p>
          </table:table-cell>
          <table:table-cell office:value-type="float" office:value="1.13" calcext:value-type="float">
            <text:p>1.13</text:p>
          </table:table-cell>
          <table:table-cell office:value-type="float" office:value="224.4" calcext:value-type="float">
            <text:p>224.4</text:p>
          </table:table-cell>
          <table:table-cell office:value-type="float" office:value="252.77" calcext:value-type="float">
            <text:p>252.77</text:p>
          </table:table-cell>
          <table:table-cell office:value-type="float" office:value="1527.6" calcext:value-type="float">
            <text:p>1527.6</text:p>
          </table:table-cell>
          <table:table-cell office:value-type="float" office:value="1828.82" calcext:value-type="float">
            <text:p>1828.82</text:p>
          </table:table-cell>
        </table:table-row>
        <table:table-row table:style-name="ro1">
          <table:table-cell office:value-type="float" office:value="23119052" calcext:value-type="float">
            <text:p>23119052</text:p>
          </table:table-cell>
          <table:table-cell table:formula="of:=[.A1447]/1000/(60*60*24)" office:value-type="time" office:time-value="PT06H25M19.052S" calcext:value-type="time">
            <text:p>06:25:19</text:p>
          </table:table-cell>
          <table:table-cell office:value-type="float" office:value="1.13" calcext:value-type="float">
            <text:p>1.13</text:p>
          </table:table-cell>
          <table:table-cell office:value-type="float" office:value="224.4" calcext:value-type="float">
            <text:p>224.4</text:p>
          </table:table-cell>
          <table:table-cell office:value-type="float" office:value="252.77" calcext:value-type="float">
            <text:p>252.77</text:p>
          </table:table-cell>
          <table:table-cell office:value-type="float" office:value="1528.6" calcext:value-type="float">
            <text:p>1528.6</text:p>
          </table:table-cell>
          <table:table-cell office:value-type="float" office:value="1829.95" calcext:value-type="float">
            <text:p>1829.95</text:p>
          </table:table-cell>
        </table:table-row>
        <table:table-row table:style-name="ro1">
          <table:table-cell office:value-type="float" office:value="23135052" calcext:value-type="float">
            <text:p>23135052</text:p>
          </table:table-cell>
          <table:table-cell table:formula="of:=[.A1448]/1000/(60*60*24)" office:value-type="time" office:time-value="PT06H25M35.052S" calcext:value-type="time">
            <text:p>06:25:35</text:p>
          </table:table-cell>
          <table:table-cell office:value-type="float" office:value="1.13" calcext:value-type="float">
            <text:p>1.13</text:p>
          </table:table-cell>
          <table:table-cell office:value-type="float" office:value="224.3" calcext:value-type="float">
            <text:p>224.3</text:p>
          </table:table-cell>
          <table:table-cell office:value-type="float" office:value="252.66" calcext:value-type="float">
            <text:p>252.66</text:p>
          </table:table-cell>
          <table:table-cell office:value-type="float" office:value="1529.6" calcext:value-type="float">
            <text:p>1529.6</text:p>
          </table:table-cell>
          <table:table-cell office:value-type="float" office:value="1831.07" calcext:value-type="float">
            <text:p>1831.07</text:p>
          </table:table-cell>
        </table:table-row>
        <table:table-row table:style-name="ro1">
          <table:table-cell office:value-type="float" office:value="23151052" calcext:value-type="float">
            <text:p>23151052</text:p>
          </table:table-cell>
          <table:table-cell table:formula="of:=[.A1449]/1000/(60*60*24)" office:value-type="time" office:time-value="PT06H25M51.052S" calcext:value-type="time">
            <text:p>06:25:51</text:p>
          </table:table-cell>
          <table:table-cell office:value-type="float" office:value="1.13" calcext:value-type="float">
            <text:p>1.13</text:p>
          </table:table-cell>
          <table:table-cell office:value-type="float" office:value="224.2" calcext:value-type="float">
            <text:p>224.2</text:p>
          </table:table-cell>
          <table:table-cell office:value-type="float" office:value="252.55" calcext:value-type="float">
            <text:p>252.55</text:p>
          </table:table-cell>
          <table:table-cell office:value-type="float" office:value="1530.59" calcext:value-type="float">
            <text:p>1530.59</text:p>
          </table:table-cell>
          <table:table-cell office:value-type="float" office:value="1832.19" calcext:value-type="float">
            <text:p>1832.19</text:p>
          </table:table-cell>
        </table:table-row>
        <table:table-row table:style-name="ro1">
          <table:table-cell office:value-type="float" office:value="23167052" calcext:value-type="float">
            <text:p>23167052</text:p>
          </table:table-cell>
          <table:table-cell table:formula="of:=[.A1450]/1000/(60*60*24)" office:value-type="time" office:time-value="PT06H26M07.052S" calcext:value-type="time">
            <text:p>06:26:07</text:p>
          </table:table-cell>
          <table:table-cell office:value-type="float" office:value="1.13" calcext:value-type="float">
            <text:p>1.13</text:p>
          </table:table-cell>
          <table:table-cell office:value-type="float" office:value="224.2" calcext:value-type="float">
            <text:p>224.2</text:p>
          </table:table-cell>
          <table:table-cell office:value-type="float" office:value="252.54" calcext:value-type="float">
            <text:p>252.54</text:p>
          </table:table-cell>
          <table:table-cell office:value-type="float" office:value="1531.59" calcext:value-type="float">
            <text:p>1531.59</text:p>
          </table:table-cell>
          <table:table-cell office:value-type="float" office:value="1833.31" calcext:value-type="float">
            <text:p>1833.31</text:p>
          </table:table-cell>
        </table:table-row>
        <table:table-row table:style-name="ro1">
          <table:table-cell office:value-type="float" office:value="23183052" calcext:value-type="float">
            <text:p>23183052</text:p>
          </table:table-cell>
          <table:table-cell table:formula="of:=[.A1451]/1000/(60*60*24)" office:value-type="time" office:time-value="PT06H26M23.052S" calcext:value-type="time">
            <text:p>06:26:23</text:p>
          </table:table-cell>
          <table:table-cell office:value-type="float" office:value="1.12" calcext:value-type="float">
            <text:p>1.12</text:p>
          </table:table-cell>
          <table:table-cell office:value-type="float" office:value="224.2" calcext:value-type="float">
            <text:p>224.2</text:p>
          </table:table-cell>
          <table:table-cell office:value-type="float" office:value="251.65" calcext:value-type="float">
            <text:p>251.65</text:p>
          </table:table-cell>
          <table:table-cell office:value-type="float" office:value="1532.59" calcext:value-type="float">
            <text:p>1532.59</text:p>
          </table:table-cell>
          <table:table-cell office:value-type="float" office:value="1834.44" calcext:value-type="float">
            <text:p>1834.44</text:p>
          </table:table-cell>
        </table:table-row>
        <table:table-row table:style-name="ro1">
          <table:table-cell office:value-type="float" office:value="23199052" calcext:value-type="float">
            <text:p>23199052</text:p>
          </table:table-cell>
          <table:table-cell table:formula="of:=[.A1452]/1000/(60*60*24)" office:value-type="time" office:time-value="PT06H26M39.052S" calcext:value-type="time">
            <text:p>06:26:39</text:p>
          </table:table-cell>
          <table:table-cell office:value-type="float" office:value="1.12" calcext:value-type="float">
            <text:p>1.12</text:p>
          </table:table-cell>
          <table:table-cell office:value-type="float" office:value="224.2" calcext:value-type="float">
            <text:p>224.2</text:p>
          </table:table-cell>
          <table:table-cell office:value-type="float" office:value="251.65" calcext:value-type="float">
            <text:p>251.65</text:p>
          </table:table-cell>
          <table:table-cell office:value-type="float" office:value="1533.58" calcext:value-type="float">
            <text:p>1533.58</text:p>
          </table:table-cell>
          <table:table-cell office:value-type="float" office:value="1835.56" calcext:value-type="float">
            <text:p>1835.56</text:p>
          </table:table-cell>
        </table:table-row>
        <table:table-row table:style-name="ro1">
          <table:table-cell office:value-type="float" office:value="23215052" calcext:value-type="float">
            <text:p>23215052</text:p>
          </table:table-cell>
          <table:table-cell table:formula="of:=[.A1453]/1000/(60*60*24)" office:value-type="time" office:time-value="PT06H26M55.052S" calcext:value-type="time">
            <text:p>06:26:55</text:p>
          </table:table-cell>
          <table:table-cell office:value-type="float" office:value="1.12" calcext:value-type="float">
            <text:p>1.12</text:p>
          </table:table-cell>
          <table:table-cell office:value-type="float" office:value="224" calcext:value-type="float">
            <text:p>224</text:p>
          </table:table-cell>
          <table:table-cell office:value-type="float" office:value="251.42" calcext:value-type="float">
            <text:p>251.42</text:p>
          </table:table-cell>
          <table:table-cell office:value-type="float" office:value="1534.58" calcext:value-type="float">
            <text:p>1534.58</text:p>
          </table:table-cell>
          <table:table-cell office:value-type="float" office:value="1836.68" calcext:value-type="float">
            <text:p>1836.68</text:p>
          </table:table-cell>
        </table:table-row>
        <table:table-row table:style-name="ro1">
          <table:table-cell office:value-type="float" office:value="23231052" calcext:value-type="float">
            <text:p>23231052</text:p>
          </table:table-cell>
          <table:table-cell table:formula="of:=[.A1454]/1000/(60*60*24)" office:value-type="time" office:time-value="PT06H27M11.052S" calcext:value-type="time">
            <text:p>06:27:11</text:p>
          </table:table-cell>
          <table:table-cell office:value-type="float" office:value="1.12" calcext:value-type="float">
            <text:p>1.12</text:p>
          </table:table-cell>
          <table:table-cell office:value-type="float" office:value="224.1" calcext:value-type="float">
            <text:p>224.1</text:p>
          </table:table-cell>
          <table:table-cell office:value-type="float" office:value="251.53" calcext:value-type="float">
            <text:p>251.53</text:p>
          </table:table-cell>
          <table:table-cell office:value-type="float" office:value="1535.58" calcext:value-type="float">
            <text:p>1535.58</text:p>
          </table:table-cell>
          <table:table-cell office:value-type="float" office:value="1837.8" calcext:value-type="float">
            <text:p>1837.8</text:p>
          </table:table-cell>
        </table:table-row>
        <table:table-row table:style-name="ro1">
          <table:table-cell office:value-type="float" office:value="23247052" calcext:value-type="float">
            <text:p>23247052</text:p>
          </table:table-cell>
          <table:table-cell table:formula="of:=[.A1455]/1000/(60*60*24)" office:value-type="time" office:time-value="PT06H27M27.052S" calcext:value-type="time">
            <text:p>06:27:27</text:p>
          </table:table-cell>
          <table:table-cell office:value-type="float" office:value="1.13" calcext:value-type="float">
            <text:p>1.13</text:p>
          </table:table-cell>
          <table:table-cell office:value-type="float" office:value="224.1" calcext:value-type="float">
            <text:p>224.1</text:p>
          </table:table-cell>
          <table:table-cell office:value-type="float" office:value="252.43" calcext:value-type="float">
            <text:p>252.43</text:p>
          </table:table-cell>
          <table:table-cell office:value-type="float" office:value="1536.57" calcext:value-type="float">
            <text:p>1536.57</text:p>
          </table:table-cell>
          <table:table-cell office:value-type="float" office:value="1838.92" calcext:value-type="float">
            <text:p>1838.92</text:p>
          </table:table-cell>
        </table:table-row>
        <table:table-row table:style-name="ro1">
          <table:table-cell office:value-type="float" office:value="23263052" calcext:value-type="float">
            <text:p>23263052</text:p>
          </table:table-cell>
          <table:table-cell table:formula="of:=[.A1456]/1000/(60*60*24)" office:value-type="time" office:time-value="PT06H27M43.052S" calcext:value-type="time">
            <text:p>06:27:43</text:p>
          </table:table-cell>
          <table:table-cell office:value-type="float" office:value="1.13" calcext:value-type="float">
            <text:p>1.13</text:p>
          </table:table-cell>
          <table:table-cell office:value-type="float" office:value="224" calcext:value-type="float">
            <text:p>224</text:p>
          </table:table-cell>
          <table:table-cell office:value-type="float" office:value="252.31" calcext:value-type="float">
            <text:p>252.31</text:p>
          </table:table-cell>
          <table:table-cell office:value-type="float" office:value="1537.57" calcext:value-type="float">
            <text:p>1537.57</text:p>
          </table:table-cell>
          <table:table-cell office:value-type="float" office:value="1840.03" calcext:value-type="float">
            <text:p>1840.03</text:p>
          </table:table-cell>
        </table:table-row>
        <table:table-row table:style-name="ro1">
          <table:table-cell office:value-type="float" office:value="23279052" calcext:value-type="float">
            <text:p>23279052</text:p>
          </table:table-cell>
          <table:table-cell table:formula="of:=[.A1457]/1000/(60*60*24)" office:value-type="time" office:time-value="PT06H27M59.052S" calcext:value-type="time">
            <text:p>06:27:59</text:p>
          </table:table-cell>
          <table:table-cell office:value-type="float" office:value="1.12" calcext:value-type="float">
            <text:p>1.12</text:p>
          </table:table-cell>
          <table:table-cell office:value-type="float" office:value="223.9" calcext:value-type="float">
            <text:p>223.9</text:p>
          </table:table-cell>
          <table:table-cell office:value-type="float" office:value="251.3" calcext:value-type="float">
            <text:p>251.3</text:p>
          </table:table-cell>
          <table:table-cell office:value-type="float" office:value="1538.56" calcext:value-type="float">
            <text:p>1538.56</text:p>
          </table:table-cell>
          <table:table-cell office:value-type="float" office:value="1841.15" calcext:value-type="float">
            <text:p>1841.15</text:p>
          </table:table-cell>
        </table:table-row>
        <table:table-row table:style-name="ro1">
          <table:table-cell office:value-type="float" office:value="23295052" calcext:value-type="float">
            <text:p>23295052</text:p>
          </table:table-cell>
          <table:table-cell table:formula="of:=[.A1458]/1000/(60*60*24)" office:value-type="time" office:time-value="PT06H28M15.052S" calcext:value-type="time">
            <text:p>06:28:15</text:p>
          </table:table-cell>
          <table:table-cell office:value-type="float" office:value="1.13" calcext:value-type="float">
            <text:p>1.13</text:p>
          </table:table-cell>
          <table:table-cell office:value-type="float" office:value="223.9" calcext:value-type="float">
            <text:p>223.9</text:p>
          </table:table-cell>
          <table:table-cell office:value-type="float" office:value="252.2" calcext:value-type="float">
            <text:p>252.2</text:p>
          </table:table-cell>
          <table:table-cell office:value-type="float" office:value="1539.56" calcext:value-type="float">
            <text:p>1539.56</text:p>
          </table:table-cell>
          <table:table-cell office:value-type="float" office:value="1842.27" calcext:value-type="float">
            <text:p>1842.27</text:p>
          </table:table-cell>
        </table:table-row>
        <table:table-row table:style-name="ro1">
          <table:table-cell office:value-type="float" office:value="23311052" calcext:value-type="float">
            <text:p>23311052</text:p>
          </table:table-cell>
          <table:table-cell table:formula="of:=[.A1459]/1000/(60*60*24)" office:value-type="time" office:time-value="PT06H28M31.052S" calcext:value-type="time">
            <text:p>06:28:31</text:p>
          </table:table-cell>
          <table:table-cell office:value-type="float" office:value="1.12" calcext:value-type="float">
            <text:p>1.12</text:p>
          </table:table-cell>
          <table:table-cell office:value-type="float" office:value="223.9" calcext:value-type="float">
            <text:p>223.9</text:p>
          </table:table-cell>
          <table:table-cell office:value-type="float" office:value="251.3" calcext:value-type="float">
            <text:p>251.3</text:p>
          </table:table-cell>
          <table:table-cell office:value-type="float" office:value="1540.55" calcext:value-type="float">
            <text:p>1540.55</text:p>
          </table:table-cell>
          <table:table-cell office:value-type="float" office:value="1843.39" calcext:value-type="float">
            <text:p>1843.39</text:p>
          </table:table-cell>
        </table:table-row>
        <table:table-row table:style-name="ro1">
          <table:table-cell office:value-type="float" office:value="23327052" calcext:value-type="float">
            <text:p>23327052</text:p>
          </table:table-cell>
          <table:table-cell table:formula="of:=[.A1460]/1000/(60*60*24)" office:value-type="time" office:time-value="PT06H28M47.052S" calcext:value-type="time">
            <text:p>06:28:47</text:p>
          </table:table-cell>
          <table:table-cell office:value-type="float" office:value="1.12" calcext:value-type="float">
            <text:p>1.12</text:p>
          </table:table-cell>
          <table:table-cell office:value-type="float" office:value="223.8" calcext:value-type="float">
            <text:p>223.8</text:p>
          </table:table-cell>
          <table:table-cell office:value-type="float" office:value="251.19" calcext:value-type="float">
            <text:p>251.19</text:p>
          </table:table-cell>
          <table:table-cell office:value-type="float" office:value="1541.55" calcext:value-type="float">
            <text:p>1541.55</text:p>
          </table:table-cell>
          <table:table-cell office:value-type="float" office:value="1844.5" calcext:value-type="float">
            <text:p>1844.5</text:p>
          </table:table-cell>
        </table:table-row>
        <table:table-row table:style-name="ro1">
          <table:table-cell office:value-type="float" office:value="23343052" calcext:value-type="float">
            <text:p>23343052</text:p>
          </table:table-cell>
          <table:table-cell table:formula="of:=[.A1461]/1000/(60*60*24)" office:value-type="time" office:time-value="PT06H29M03.052S" calcext:value-type="time">
            <text:p>06:29:03</text:p>
          </table:table-cell>
          <table:table-cell office:value-type="float" office:value="1.12" calcext:value-type="float">
            <text:p>1.12</text:p>
          </table:table-cell>
          <table:table-cell office:value-type="float" office:value="223.7" calcext:value-type="float">
            <text:p>223.7</text:p>
          </table:table-cell>
          <table:table-cell office:value-type="float" office:value="251.08" calcext:value-type="float">
            <text:p>251.08</text:p>
          </table:table-cell>
          <table:table-cell office:value-type="float" office:value="1542.54" calcext:value-type="float">
            <text:p>1542.54</text:p>
          </table:table-cell>
          <table:table-cell office:value-type="float" office:value="1845.62" calcext:value-type="float">
            <text:p>1845.62</text:p>
          </table:table-cell>
        </table:table-row>
        <table:table-row table:style-name="ro1">
          <table:table-cell office:value-type="float" office:value="23359052" calcext:value-type="float">
            <text:p>23359052</text:p>
          </table:table-cell>
          <table:table-cell table:formula="of:=[.A1462]/1000/(60*60*24)" office:value-type="time" office:time-value="PT06H29M19.052S" calcext:value-type="time">
            <text:p>06:29:19</text:p>
          </table:table-cell>
          <table:table-cell office:value-type="float" office:value="1.12" calcext:value-type="float">
            <text:p>1.12</text:p>
          </table:table-cell>
          <table:table-cell office:value-type="float" office:value="223.7" calcext:value-type="float">
            <text:p>223.7</text:p>
          </table:table-cell>
          <table:table-cell office:value-type="float" office:value="251.07" calcext:value-type="float">
            <text:p>251.07</text:p>
          </table:table-cell>
          <table:table-cell office:value-type="float" office:value="1543.53" calcext:value-type="float">
            <text:p>1543.53</text:p>
          </table:table-cell>
          <table:table-cell office:value-type="float" office:value="1846.74" calcext:value-type="float">
            <text:p>1846.74</text:p>
          </table:table-cell>
        </table:table-row>
        <table:table-row table:style-name="ro1">
          <table:table-cell office:value-type="float" office:value="23375052" calcext:value-type="float">
            <text:p>23375052</text:p>
          </table:table-cell>
          <table:table-cell table:formula="of:=[.A1463]/1000/(60*60*24)" office:value-type="time" office:time-value="PT06H29M35.052S" calcext:value-type="time">
            <text:p>06:29:35</text:p>
          </table:table-cell>
          <table:table-cell office:value-type="float" office:value="1.12" calcext:value-type="float">
            <text:p>1.12</text:p>
          </table:table-cell>
          <table:table-cell office:value-type="float" office:value="223.7" calcext:value-type="float">
            <text:p>223.7</text:p>
          </table:table-cell>
          <table:table-cell office:value-type="float" office:value="251.07" calcext:value-type="float">
            <text:p>251.07</text:p>
          </table:table-cell>
          <table:table-cell office:value-type="float" office:value="1544.53" calcext:value-type="float">
            <text:p>1544.53</text:p>
          </table:table-cell>
          <table:table-cell office:value-type="float" office:value="1847.85" calcext:value-type="float">
            <text:p>1847.85</text:p>
          </table:table-cell>
        </table:table-row>
        <table:table-row table:style-name="ro1">
          <table:table-cell office:value-type="float" office:value="23391052" calcext:value-type="float">
            <text:p>23391052</text:p>
          </table:table-cell>
          <table:table-cell table:formula="of:=[.A1464]/1000/(60*60*24)" office:value-type="time" office:time-value="PT06H29M51.052S" calcext:value-type="time">
            <text:p>06:29:51</text:p>
          </table:table-cell>
          <table:table-cell office:value-type="float" office:value="1.12" calcext:value-type="float">
            <text:p>1.12</text:p>
          </table:table-cell>
          <table:table-cell office:value-type="float" office:value="223.6" calcext:value-type="float">
            <text:p>223.6</text:p>
          </table:table-cell>
          <table:table-cell office:value-type="float" office:value="250.96" calcext:value-type="float">
            <text:p>250.96</text:p>
          </table:table-cell>
          <table:table-cell office:value-type="float" office:value="1545.52" calcext:value-type="float">
            <text:p>1545.52</text:p>
          </table:table-cell>
          <table:table-cell office:value-type="float" office:value="1848.97" calcext:value-type="float">
            <text:p>1848.97</text:p>
          </table:table-cell>
        </table:table-row>
        <table:table-row table:style-name="ro1">
          <table:table-cell office:value-type="float" office:value="23407052" calcext:value-type="float">
            <text:p>23407052</text:p>
          </table:table-cell>
          <table:table-cell table:formula="of:=[.A1465]/1000/(60*60*24)" office:value-type="time" office:time-value="PT06H30M07.052S" calcext:value-type="time">
            <text:p>06:30:07</text:p>
          </table:table-cell>
          <table:table-cell office:value-type="float" office:value="1.12" calcext:value-type="float">
            <text:p>1.12</text:p>
          </table:table-cell>
          <table:table-cell office:value-type="float" office:value="223.6" calcext:value-type="float">
            <text:p>223.6</text:p>
          </table:table-cell>
          <table:table-cell office:value-type="float" office:value="250.96" calcext:value-type="float">
            <text:p>250.96</text:p>
          </table:table-cell>
          <table:table-cell office:value-type="float" office:value="1546.52" calcext:value-type="float">
            <text:p>1546.52</text:p>
          </table:table-cell>
          <table:table-cell office:value-type="float" office:value="1850.08" calcext:value-type="float">
            <text:p>1850.08</text:p>
          </table:table-cell>
        </table:table-row>
        <table:table-row table:style-name="ro1">
          <table:table-cell office:value-type="float" office:value="23423052" calcext:value-type="float">
            <text:p>23423052</text:p>
          </table:table-cell>
          <table:table-cell table:formula="of:=[.A1466]/1000/(60*60*24)" office:value-type="time" office:time-value="PT06H30M23.052S" calcext:value-type="time">
            <text:p>06:30:23</text:p>
          </table:table-cell>
          <table:table-cell office:value-type="float" office:value="1.12" calcext:value-type="float">
            <text:p>1.12</text:p>
          </table:table-cell>
          <table:table-cell office:value-type="float" office:value="223.6" calcext:value-type="float">
            <text:p>223.6</text:p>
          </table:table-cell>
          <table:table-cell office:value-type="float" office:value="250.96" calcext:value-type="float">
            <text:p>250.96</text:p>
          </table:table-cell>
          <table:table-cell office:value-type="float" office:value="1547.51" calcext:value-type="float">
            <text:p>1547.51</text:p>
          </table:table-cell>
          <table:table-cell office:value-type="float" office:value="1851.2" calcext:value-type="float">
            <text:p>1851.2</text:p>
          </table:table-cell>
        </table:table-row>
        <table:table-row table:style-name="ro1">
          <table:table-cell office:value-type="float" office:value="23439052" calcext:value-type="float">
            <text:p>23439052</text:p>
          </table:table-cell>
          <table:table-cell table:formula="of:=[.A1467]/1000/(60*60*24)" office:value-type="time" office:time-value="PT06H30M39.052S" calcext:value-type="time">
            <text:p>06:30:39</text:p>
          </table:table-cell>
          <table:table-cell office:value-type="float" office:value="1.12" calcext:value-type="float">
            <text:p>1.12</text:p>
          </table:table-cell>
          <table:table-cell office:value-type="float" office:value="223.5" calcext:value-type="float">
            <text:p>223.5</text:p>
          </table:table-cell>
          <table:table-cell office:value-type="float" office:value="250.85" calcext:value-type="float">
            <text:p>250.85</text:p>
          </table:table-cell>
          <table:table-cell office:value-type="float" office:value="1548.5" calcext:value-type="float">
            <text:p>1548.5</text:p>
          </table:table-cell>
          <table:table-cell office:value-type="float" office:value="1852.31" calcext:value-type="float">
            <text:p>1852.31</text:p>
          </table:table-cell>
        </table:table-row>
        <table:table-row table:style-name="ro1">
          <table:table-cell office:value-type="float" office:value="23455052" calcext:value-type="float">
            <text:p>23455052</text:p>
          </table:table-cell>
          <table:table-cell table:formula="of:=[.A1468]/1000/(60*60*24)" office:value-type="time" office:time-value="PT06H30M55.052S" calcext:value-type="time">
            <text:p>06:30:55</text:p>
          </table:table-cell>
          <table:table-cell office:value-type="float" office:value="1.12" calcext:value-type="float">
            <text:p>1.12</text:p>
          </table:table-cell>
          <table:table-cell office:value-type="float" office:value="223.5" calcext:value-type="float">
            <text:p>223.5</text:p>
          </table:table-cell>
          <table:table-cell office:value-type="float" office:value="250.85" calcext:value-type="float">
            <text:p>250.85</text:p>
          </table:table-cell>
          <table:table-cell office:value-type="float" office:value="1549.5" calcext:value-type="float">
            <text:p>1549.5</text:p>
          </table:table-cell>
          <table:table-cell office:value-type="float" office:value="1853.43" calcext:value-type="float">
            <text:p>1853.43</text:p>
          </table:table-cell>
        </table:table-row>
        <table:table-row table:style-name="ro1">
          <table:table-cell office:value-type="float" office:value="23471052" calcext:value-type="float">
            <text:p>23471052</text:p>
          </table:table-cell>
          <table:table-cell table:formula="of:=[.A1469]/1000/(60*60*24)" office:value-type="time" office:time-value="PT06H31M11.052S" calcext:value-type="time">
            <text:p>06:31:11</text:p>
          </table:table-cell>
          <table:table-cell office:value-type="float" office:value="1.12" calcext:value-type="float">
            <text:p>1.12</text:p>
          </table:table-cell>
          <table:table-cell office:value-type="float" office:value="223.5" calcext:value-type="float">
            <text:p>223.5</text:p>
          </table:table-cell>
          <table:table-cell office:value-type="float" office:value="250.84" calcext:value-type="float">
            <text:p>250.84</text:p>
          </table:table-cell>
          <table:table-cell office:value-type="float" office:value="1550.49" calcext:value-type="float">
            <text:p>1550.49</text:p>
          </table:table-cell>
          <table:table-cell office:value-type="float" office:value="1854.54" calcext:value-type="float">
            <text:p>1854.54</text:p>
          </table:table-cell>
        </table:table-row>
        <table:table-row table:style-name="ro1">
          <table:table-cell office:value-type="float" office:value="23487052" calcext:value-type="float">
            <text:p>23487052</text:p>
          </table:table-cell>
          <table:table-cell table:formula="of:=[.A1470]/1000/(60*60*24)" office:value-type="time" office:time-value="PT06H31M27.052S" calcext:value-type="time">
            <text:p>06:31:27</text:p>
          </table:table-cell>
          <table:table-cell office:value-type="float" office:value="1.12" calcext:value-type="float">
            <text:p>1.12</text:p>
          </table:table-cell>
          <table:table-cell office:value-type="float" office:value="223.4" calcext:value-type="float">
            <text:p>223.4</text:p>
          </table:table-cell>
          <table:table-cell office:value-type="float" office:value="250.73" calcext:value-type="float">
            <text:p>250.73</text:p>
          </table:table-cell>
          <table:table-cell office:value-type="float" office:value="1551.48" calcext:value-type="float">
            <text:p>1551.48</text:p>
          </table:table-cell>
          <table:table-cell office:value-type="float" office:value="1855.66" calcext:value-type="float">
            <text:p>1855.66</text:p>
          </table:table-cell>
        </table:table-row>
        <table:table-row table:style-name="ro1">
          <table:table-cell office:value-type="float" office:value="23503052" calcext:value-type="float">
            <text:p>23503052</text:p>
          </table:table-cell>
          <table:table-cell table:formula="of:=[.A1471]/1000/(60*60*24)" office:value-type="time" office:time-value="PT06H31M43.052S" calcext:value-type="time">
            <text:p>06:31:43</text:p>
          </table:table-cell>
          <table:table-cell office:value-type="float" office:value="1.12" calcext:value-type="float">
            <text:p>1.12</text:p>
          </table:table-cell>
          <table:table-cell office:value-type="float" office:value="223.4" calcext:value-type="float">
            <text:p>223.4</text:p>
          </table:table-cell>
          <table:table-cell office:value-type="float" office:value="250.73" calcext:value-type="float">
            <text:p>250.73</text:p>
          </table:table-cell>
          <table:table-cell office:value-type="float" office:value="1552.48" calcext:value-type="float">
            <text:p>1552.48</text:p>
          </table:table-cell>
          <table:table-cell office:value-type="float" office:value="1856.77" calcext:value-type="float">
            <text:p>1856.77</text:p>
          </table:table-cell>
        </table:table-row>
        <table:table-row table:style-name="ro1">
          <table:table-cell office:value-type="float" office:value="23519052" calcext:value-type="float">
            <text:p>23519052</text:p>
          </table:table-cell>
          <table:table-cell table:formula="of:=[.A1472]/1000/(60*60*24)" office:value-type="time" office:time-value="PT06H31M59.052S" calcext:value-type="time">
            <text:p>06:31:59</text:p>
          </table:table-cell>
          <table:table-cell office:value-type="float" office:value="1.12" calcext:value-type="float">
            <text:p>1.12</text:p>
          </table:table-cell>
          <table:table-cell office:value-type="float" office:value="223.3" calcext:value-type="float">
            <text:p>223.3</text:p>
          </table:table-cell>
          <table:table-cell office:value-type="float" office:value="249.72" calcext:value-type="float">
            <text:p>249.72</text:p>
          </table:table-cell>
          <table:table-cell office:value-type="float" office:value="1553.47" calcext:value-type="float">
            <text:p>1553.47</text:p>
          </table:table-cell>
          <table:table-cell office:value-type="float" office:value="1857.88" calcext:value-type="float">
            <text:p>1857.88</text:p>
          </table:table-cell>
        </table:table-row>
        <table:table-row table:style-name="ro1">
          <table:table-cell office:value-type="float" office:value="23535052" calcext:value-type="float">
            <text:p>23535052</text:p>
          </table:table-cell>
          <table:table-cell table:formula="of:=[.A1473]/1000/(60*60*24)" office:value-type="time" office:time-value="PT06H32M15.052S" calcext:value-type="time">
            <text:p>06:32:15</text:p>
          </table:table-cell>
          <table:table-cell office:value-type="float" office:value="1.12" calcext:value-type="float">
            <text:p>1.12</text:p>
          </table:table-cell>
          <table:table-cell office:value-type="float" office:value="223.3" calcext:value-type="float">
            <text:p>223.3</text:p>
          </table:table-cell>
          <table:table-cell office:value-type="float" office:value="249.72" calcext:value-type="float">
            <text:p>249.72</text:p>
          </table:table-cell>
          <table:table-cell office:value-type="float" office:value="1554.46" calcext:value-type="float">
            <text:p>1554.46</text:p>
          </table:table-cell>
          <table:table-cell office:value-type="float" office:value="1858.99" calcext:value-type="float">
            <text:p>1858.99</text:p>
          </table:table-cell>
        </table:table-row>
        <table:table-row table:style-name="ro1">
          <table:table-cell office:value-type="float" office:value="23551052" calcext:value-type="float">
            <text:p>23551052</text:p>
          </table:table-cell>
          <table:table-cell table:formula="of:=[.A1474]/1000/(60*60*24)" office:value-type="time" office:time-value="PT06H32M31.052S" calcext:value-type="time">
            <text:p>06:32:31</text:p>
          </table:table-cell>
          <table:table-cell office:value-type="float" office:value="1.12" calcext:value-type="float">
            <text:p>1.12</text:p>
          </table:table-cell>
          <table:table-cell office:value-type="float" office:value="223.2" calcext:value-type="float">
            <text:p>223.2</text:p>
          </table:table-cell>
          <table:table-cell office:value-type="float" office:value="249.61" calcext:value-type="float">
            <text:p>249.61</text:p>
          </table:table-cell>
          <table:table-cell office:value-type="float" office:value="1555.45" calcext:value-type="float">
            <text:p>1555.45</text:p>
          </table:table-cell>
          <table:table-cell office:value-type="float" office:value="1860.1" calcext:value-type="float">
            <text:p>1860.1</text:p>
          </table:table-cell>
        </table:table-row>
        <table:table-row table:style-name="ro1">
          <table:table-cell office:value-type="float" office:value="23567052" calcext:value-type="float">
            <text:p>23567052</text:p>
          </table:table-cell>
          <table:table-cell table:formula="of:=[.A1475]/1000/(60*60*24)" office:value-type="time" office:time-value="PT06H32M47.052S" calcext:value-type="time">
            <text:p>06:32:47</text:p>
          </table:table-cell>
          <table:table-cell office:value-type="float" office:value="1.12" calcext:value-type="float">
            <text:p>1.12</text:p>
          </table:table-cell>
          <table:table-cell office:value-type="float" office:value="223.1" calcext:value-type="float">
            <text:p>223.1</text:p>
          </table:table-cell>
          <table:table-cell office:value-type="float" office:value="249.5" calcext:value-type="float">
            <text:p>249.5</text:p>
          </table:table-cell>
          <table:table-cell office:value-type="float" office:value="1556.44" calcext:value-type="float">
            <text:p>1556.44</text:p>
          </table:table-cell>
          <table:table-cell office:value-type="float" office:value="1861.21" calcext:value-type="float">
            <text:p>1861.21</text:p>
          </table:table-cell>
        </table:table-row>
        <table:table-row table:style-name="ro1">
          <table:table-cell office:value-type="float" office:value="23583052" calcext:value-type="float">
            <text:p>23583052</text:p>
          </table:table-cell>
          <table:table-cell table:formula="of:=[.A1476]/1000/(60*60*24)" office:value-type="time" office:time-value="PT06H33M03.052S" calcext:value-type="time">
            <text:p>06:33:03</text:p>
          </table:table-cell>
          <table:table-cell office:value-type="float" office:value="1.12" calcext:value-type="float">
            <text:p>1.12</text:p>
          </table:table-cell>
          <table:table-cell office:value-type="float" office:value="223.1" calcext:value-type="float">
            <text:p>223.1</text:p>
          </table:table-cell>
          <table:table-cell office:value-type="float" office:value="249.5" calcext:value-type="float">
            <text:p>249.5</text:p>
          </table:table-cell>
          <table:table-cell office:value-type="float" office:value="1557.44" calcext:value-type="float">
            <text:p>1557.44</text:p>
          </table:table-cell>
          <table:table-cell office:value-type="float" office:value="1862.32" calcext:value-type="float">
            <text:p>1862.32</text:p>
          </table:table-cell>
        </table:table-row>
        <table:table-row table:style-name="ro1">
          <table:table-cell office:value-type="float" office:value="23599052" calcext:value-type="float">
            <text:p>23599052</text:p>
          </table:table-cell>
          <table:table-cell table:formula="of:=[.A1477]/1000/(60*60*24)" office:value-type="time" office:time-value="PT06H33M19.052S" calcext:value-type="time">
            <text:p>06:33:19</text:p>
          </table:table-cell>
          <table:table-cell office:value-type="float" office:value="1.12" calcext:value-type="float">
            <text:p>1.12</text:p>
          </table:table-cell>
          <table:table-cell office:value-type="float" office:value="223" calcext:value-type="float">
            <text:p>223</text:p>
          </table:table-cell>
          <table:table-cell office:value-type="float" office:value="249.38" calcext:value-type="float">
            <text:p>249.38</text:p>
          </table:table-cell>
          <table:table-cell office:value-type="float" office:value="1558.43" calcext:value-type="float">
            <text:p>1558.43</text:p>
          </table:table-cell>
          <table:table-cell office:value-type="float" office:value="1863.43" calcext:value-type="float">
            <text:p>1863.43</text:p>
          </table:table-cell>
        </table:table-row>
        <table:table-row table:style-name="ro1">
          <table:table-cell office:value-type="float" office:value="23615052" calcext:value-type="float">
            <text:p>23615052</text:p>
          </table:table-cell>
          <table:table-cell table:formula="of:=[.A1478]/1000/(60*60*24)" office:value-type="time" office:time-value="PT06H33M35.052S" calcext:value-type="time">
            <text:p>06:33:35</text:p>
          </table:table-cell>
          <table:table-cell office:value-type="float" office:value="1.12" calcext:value-type="float">
            <text:p>1.12</text:p>
          </table:table-cell>
          <table:table-cell office:value-type="float" office:value="223" calcext:value-type="float">
            <text:p>223</text:p>
          </table:table-cell>
          <table:table-cell office:value-type="float" office:value="249.38" calcext:value-type="float">
            <text:p>249.38</text:p>
          </table:table-cell>
          <table:table-cell office:value-type="float" office:value="1559.42" calcext:value-type="float">
            <text:p>1559.42</text:p>
          </table:table-cell>
          <table:table-cell office:value-type="float" office:value="1864.54" calcext:value-type="float">
            <text:p>1864.54</text:p>
          </table:table-cell>
        </table:table-row>
        <table:table-row table:style-name="ro1">
          <table:table-cell office:value-type="float" office:value="23631052" calcext:value-type="float">
            <text:p>23631052</text:p>
          </table:table-cell>
          <table:table-cell table:formula="of:=[.A1479]/1000/(60*60*24)" office:value-type="time" office:time-value="PT06H33M51.052S" calcext:value-type="time">
            <text:p>06:33:51</text:p>
          </table:table-cell>
          <table:table-cell office:value-type="float" office:value="1.12" calcext:value-type="float">
            <text:p>1.12</text:p>
          </table:table-cell>
          <table:table-cell office:value-type="float" office:value="223" calcext:value-type="float">
            <text:p>223</text:p>
          </table:table-cell>
          <table:table-cell office:value-type="float" office:value="249.38" calcext:value-type="float">
            <text:p>249.38</text:p>
          </table:table-cell>
          <table:table-cell office:value-type="float" office:value="1560.41" calcext:value-type="float">
            <text:p>1560.41</text:p>
          </table:table-cell>
          <table:table-cell office:value-type="float" office:value="1865.65" calcext:value-type="float">
            <text:p>1865.65</text:p>
          </table:table-cell>
        </table:table-row>
        <table:table-row table:style-name="ro1">
          <table:table-cell office:value-type="float" office:value="23647052" calcext:value-type="float">
            <text:p>23647052</text:p>
          </table:table-cell>
          <table:table-cell table:formula="of:=[.A1480]/1000/(60*60*24)" office:value-type="time" office:time-value="PT06H34M07.052S" calcext:value-type="time">
            <text:p>06:34:07</text:p>
          </table:table-cell>
          <table:table-cell office:value-type="float" office:value="1.12" calcext:value-type="float">
            <text:p>1.12</text:p>
          </table:table-cell>
          <table:table-cell office:value-type="float" office:value="222.9" calcext:value-type="float">
            <text:p>222.9</text:p>
          </table:table-cell>
          <table:table-cell office:value-type="float" office:value="249.27" calcext:value-type="float">
            <text:p>249.27</text:p>
          </table:table-cell>
          <table:table-cell office:value-type="float" office:value="1561.4" calcext:value-type="float">
            <text:p>1561.4</text:p>
          </table:table-cell>
          <table:table-cell office:value-type="float" office:value="1866.75" calcext:value-type="float">
            <text:p>1866.75</text:p>
          </table:table-cell>
        </table:table-row>
        <table:table-row table:style-name="ro1">
          <table:table-cell office:value-type="float" office:value="23663052" calcext:value-type="float">
            <text:p>23663052</text:p>
          </table:table-cell>
          <table:table-cell table:formula="of:=[.A1481]/1000/(60*60*24)" office:value-type="time" office:time-value="PT06H34M23.052S" calcext:value-type="time">
            <text:p>06:34:23</text:p>
          </table:table-cell>
          <table:table-cell office:value-type="float" office:value="1.12" calcext:value-type="float">
            <text:p>1.12</text:p>
          </table:table-cell>
          <table:table-cell office:value-type="float" office:value="222.9" calcext:value-type="float">
            <text:p>222.9</text:p>
          </table:table-cell>
          <table:table-cell office:value-type="float" office:value="249.26" calcext:value-type="float">
            <text:p>249.26</text:p>
          </table:table-cell>
          <table:table-cell office:value-type="float" office:value="1562.39" calcext:value-type="float">
            <text:p>1562.39</text:p>
          </table:table-cell>
          <table:table-cell office:value-type="float" office:value="1867.86" calcext:value-type="float">
            <text:p>1867.86</text:p>
          </table:table-cell>
        </table:table-row>
        <table:table-row table:style-name="ro1">
          <table:table-cell office:value-type="float" office:value="23679052" calcext:value-type="float">
            <text:p>23679052</text:p>
          </table:table-cell>
          <table:table-cell table:formula="of:=[.A1482]/1000/(60*60*24)" office:value-type="time" office:time-value="PT06H34M39.052S" calcext:value-type="time">
            <text:p>06:34:39</text:p>
          </table:table-cell>
          <table:table-cell office:value-type="float" office:value="1.12" calcext:value-type="float">
            <text:p>1.12</text:p>
          </table:table-cell>
          <table:table-cell office:value-type="float" office:value="222.8" calcext:value-type="float">
            <text:p>222.8</text:p>
          </table:table-cell>
          <table:table-cell office:value-type="float" office:value="249.15" calcext:value-type="float">
            <text:p>249.15</text:p>
          </table:table-cell>
          <table:table-cell office:value-type="float" office:value="1563.38" calcext:value-type="float">
            <text:p>1563.38</text:p>
          </table:table-cell>
          <table:table-cell office:value-type="float" office:value="1868.97" calcext:value-type="float">
            <text:p>1868.97</text:p>
          </table:table-cell>
        </table:table-row>
        <table:table-row table:style-name="ro1">
          <table:table-cell office:value-type="float" office:value="23695052" calcext:value-type="float">
            <text:p>23695052</text:p>
          </table:table-cell>
          <table:table-cell table:formula="of:=[.A1483]/1000/(60*60*24)" office:value-type="time" office:time-value="PT06H34M55.052S" calcext:value-type="time">
            <text:p>06:34:55</text:p>
          </table:table-cell>
          <table:table-cell office:value-type="float" office:value="1.12" calcext:value-type="float">
            <text:p>1.12</text:p>
          </table:table-cell>
          <table:table-cell office:value-type="float" office:value="222.7" calcext:value-type="float">
            <text:p>222.7</text:p>
          </table:table-cell>
          <table:table-cell office:value-type="float" office:value="249.04" calcext:value-type="float">
            <text:p>249.04</text:p>
          </table:table-cell>
          <table:table-cell office:value-type="float" office:value="1564.37" calcext:value-type="float">
            <text:p>1564.37</text:p>
          </table:table-cell>
          <table:table-cell office:value-type="float" office:value="1870.08" calcext:value-type="float">
            <text:p>1870.08</text:p>
          </table:table-cell>
        </table:table-row>
        <table:table-row table:style-name="ro1">
          <table:table-cell office:value-type="float" office:value="23711052" calcext:value-type="float">
            <text:p>23711052</text:p>
          </table:table-cell>
          <table:table-cell table:formula="of:=[.A1484]/1000/(60*60*24)" office:value-type="time" office:time-value="PT06H35M11.052S" calcext:value-type="time">
            <text:p>06:35:11</text:p>
          </table:table-cell>
          <table:table-cell office:value-type="float" office:value="1.12" calcext:value-type="float">
            <text:p>1.12</text:p>
          </table:table-cell>
          <table:table-cell office:value-type="float" office:value="222.7" calcext:value-type="float">
            <text:p>222.7</text:p>
          </table:table-cell>
          <table:table-cell office:value-type="float" office:value="249.04" calcext:value-type="float">
            <text:p>249.04</text:p>
          </table:table-cell>
          <table:table-cell office:value-type="float" office:value="1565.36" calcext:value-type="float">
            <text:p>1565.36</text:p>
          </table:table-cell>
          <table:table-cell office:value-type="float" office:value="1871.18" calcext:value-type="float">
            <text:p>1871.18</text:p>
          </table:table-cell>
        </table:table-row>
        <table:table-row table:style-name="ro1">
          <table:table-cell office:value-type="float" office:value="23727052" calcext:value-type="float">
            <text:p>23727052</text:p>
          </table:table-cell>
          <table:table-cell table:formula="of:=[.A1485]/1000/(60*60*24)" office:value-type="time" office:time-value="PT06H35M27.052S" calcext:value-type="time">
            <text:p>06:35:27</text:p>
          </table:table-cell>
          <table:table-cell office:value-type="float" office:value="1.12" calcext:value-type="float">
            <text:p>1.12</text:p>
          </table:table-cell>
          <table:table-cell office:value-type="float" office:value="222.6" calcext:value-type="float">
            <text:p>222.6</text:p>
          </table:table-cell>
          <table:table-cell office:value-type="float" office:value="248.93" calcext:value-type="float">
            <text:p>248.93</text:p>
          </table:table-cell>
          <table:table-cell office:value-type="float" office:value="1566.35" calcext:value-type="float">
            <text:p>1566.35</text:p>
          </table:table-cell>
          <table:table-cell office:value-type="float" office:value="1872.29" calcext:value-type="float">
            <text:p>1872.29</text:p>
          </table:table-cell>
        </table:table-row>
        <table:table-row table:style-name="ro1">
          <table:table-cell office:value-type="float" office:value="23743052" calcext:value-type="float">
            <text:p>23743052</text:p>
          </table:table-cell>
          <table:table-cell table:formula="of:=[.A1486]/1000/(60*60*24)" office:value-type="time" office:time-value="PT06H35M43.052S" calcext:value-type="time">
            <text:p>06:35:43</text:p>
          </table:table-cell>
          <table:table-cell office:value-type="float" office:value="1.12" calcext:value-type="float">
            <text:p>1.12</text:p>
          </table:table-cell>
          <table:table-cell office:value-type="float" office:value="222.6" calcext:value-type="float">
            <text:p>222.6</text:p>
          </table:table-cell>
          <table:table-cell office:value-type="float" office:value="248.92" calcext:value-type="float">
            <text:p>248.92</text:p>
          </table:table-cell>
          <table:table-cell office:value-type="float" office:value="1567.34" calcext:value-type="float">
            <text:p>1567.34</text:p>
          </table:table-cell>
          <table:table-cell office:value-type="float" office:value="1873.39" calcext:value-type="float">
            <text:p>1873.39</text:p>
          </table:table-cell>
        </table:table-row>
        <table:table-row table:style-name="ro1">
          <table:table-cell office:value-type="float" office:value="23759052" calcext:value-type="float">
            <text:p>23759052</text:p>
          </table:table-cell>
          <table:table-cell table:formula="of:=[.A1487]/1000/(60*60*24)" office:value-type="time" office:time-value="PT06H35M59.052S" calcext:value-type="time">
            <text:p>06:35:59</text:p>
          </table:table-cell>
          <table:table-cell office:value-type="float" office:value="1.11" calcext:value-type="float">
            <text:p>1.11</text:p>
          </table:table-cell>
          <table:table-cell office:value-type="float" office:value="222.6" calcext:value-type="float">
            <text:p>222.6</text:p>
          </table:table-cell>
          <table:table-cell office:value-type="float" office:value="248.03" calcext:value-type="float">
            <text:p>248.03</text:p>
          </table:table-cell>
          <table:table-cell office:value-type="float" office:value="1568.33" calcext:value-type="float">
            <text:p>1568.33</text:p>
          </table:table-cell>
          <table:table-cell office:value-type="float" office:value="1874.5" calcext:value-type="float">
            <text:p>1874.5</text:p>
          </table:table-cell>
        </table:table-row>
        <table:table-row table:style-name="ro1">
          <table:table-cell office:value-type="float" office:value="23775052" calcext:value-type="float">
            <text:p>23775052</text:p>
          </table:table-cell>
          <table:table-cell table:formula="of:=[.A1488]/1000/(60*60*24)" office:value-type="time" office:time-value="PT06H36M15.052S" calcext:value-type="time">
            <text:p>06:36:15</text:p>
          </table:table-cell>
          <table:table-cell office:value-type="float" office:value="1.11" calcext:value-type="float">
            <text:p>1.11</text:p>
          </table:table-cell>
          <table:table-cell office:value-type="float" office:value="222.5" calcext:value-type="float">
            <text:p>222.5</text:p>
          </table:table-cell>
          <table:table-cell office:value-type="float" office:value="247.92" calcext:value-type="float">
            <text:p>247.92</text:p>
          </table:table-cell>
          <table:table-cell office:value-type="float" office:value="1569.32" calcext:value-type="float">
            <text:p>1569.32</text:p>
          </table:table-cell>
          <table:table-cell office:value-type="float" office:value="1875.6" calcext:value-type="float">
            <text:p>1875.6</text:p>
          </table:table-cell>
        </table:table-row>
        <table:table-row table:style-name="ro1">
          <table:table-cell office:value-type="float" office:value="23791052" calcext:value-type="float">
            <text:p>23791052</text:p>
          </table:table-cell>
          <table:table-cell table:formula="of:=[.A1489]/1000/(60*60*24)" office:value-type="time" office:time-value="PT06H36M31.052S" calcext:value-type="time">
            <text:p>06:36:31</text:p>
          </table:table-cell>
          <table:table-cell office:value-type="float" office:value="1.11" calcext:value-type="float">
            <text:p>1.11</text:p>
          </table:table-cell>
          <table:table-cell office:value-type="float" office:value="222.5" calcext:value-type="float">
            <text:p>222.5</text:p>
          </table:table-cell>
          <table:table-cell office:value-type="float" office:value="247.92" calcext:value-type="float">
            <text:p>247.92</text:p>
          </table:table-cell>
          <table:table-cell office:value-type="float" office:value="1570.31" calcext:value-type="float">
            <text:p>1570.31</text:p>
          </table:table-cell>
          <table:table-cell office:value-type="float" office:value="1876.71" calcext:value-type="float">
            <text:p>1876.71</text:p>
          </table:table-cell>
        </table:table-row>
        <table:table-row table:style-name="ro1">
          <table:table-cell office:value-type="float" office:value="23807052" calcext:value-type="float">
            <text:p>23807052</text:p>
          </table:table-cell>
          <table:table-cell table:formula="of:=[.A1490]/1000/(60*60*24)" office:value-type="time" office:time-value="PT06H36M47.052S" calcext:value-type="time">
            <text:p>06:36:47</text:p>
          </table:table-cell>
          <table:table-cell office:value-type="float" office:value="1.11" calcext:value-type="float">
            <text:p>1.11</text:p>
          </table:table-cell>
          <table:table-cell office:value-type="float" office:value="222.4" calcext:value-type="float">
            <text:p>222.4</text:p>
          </table:table-cell>
          <table:table-cell office:value-type="float" office:value="247.81" calcext:value-type="float">
            <text:p>247.81</text:p>
          </table:table-cell>
          <table:table-cell office:value-type="float" office:value="1571.3" calcext:value-type="float">
            <text:p>1571.3</text:p>
          </table:table-cell>
          <table:table-cell office:value-type="float" office:value="1877.81" calcext:value-type="float">
            <text:p>1877.81</text:p>
          </table:table-cell>
        </table:table-row>
        <table:table-row table:style-name="ro1">
          <table:table-cell office:value-type="float" office:value="23823052" calcext:value-type="float">
            <text:p>23823052</text:p>
          </table:table-cell>
          <table:table-cell table:formula="of:=[.A1491]/1000/(60*60*24)" office:value-type="time" office:time-value="PT06H37M03.052S" calcext:value-type="time">
            <text:p>06:37:03</text:p>
          </table:table-cell>
          <table:table-cell office:value-type="float" office:value="1.11" calcext:value-type="float">
            <text:p>1.11</text:p>
          </table:table-cell>
          <table:table-cell office:value-type="float" office:value="222.4" calcext:value-type="float">
            <text:p>222.4</text:p>
          </table:table-cell>
          <table:table-cell office:value-type="float" office:value="247.8" calcext:value-type="float">
            <text:p>247.8</text:p>
          </table:table-cell>
          <table:table-cell office:value-type="float" office:value="1572.28" calcext:value-type="float">
            <text:p>1572.28</text:p>
          </table:table-cell>
          <table:table-cell office:value-type="float" office:value="1878.91" calcext:value-type="float">
            <text:p>1878.91</text:p>
          </table:table-cell>
        </table:table-row>
        <table:table-row table:style-name="ro1">
          <table:table-cell office:value-type="float" office:value="23839052" calcext:value-type="float">
            <text:p>23839052</text:p>
          </table:table-cell>
          <table:table-cell table:formula="of:=[.A1492]/1000/(60*60*24)" office:value-type="time" office:time-value="PT06H37M19.052S" calcext:value-type="time">
            <text:p>06:37:19</text:p>
          </table:table-cell>
          <table:table-cell office:value-type="float" office:value="1.11" calcext:value-type="float">
            <text:p>1.11</text:p>
          </table:table-cell>
          <table:table-cell office:value-type="float" office:value="222.3" calcext:value-type="float">
            <text:p>222.3</text:p>
          </table:table-cell>
          <table:table-cell office:value-type="float" office:value="247.69" calcext:value-type="float">
            <text:p>247.69</text:p>
          </table:table-cell>
          <table:table-cell office:value-type="float" office:value="1573.27" calcext:value-type="float">
            <text:p>1573.27</text:p>
          </table:table-cell>
          <table:table-cell office:value-type="float" office:value="1880.01" calcext:value-type="float">
            <text:p>1880.01</text:p>
          </table:table-cell>
        </table:table-row>
        <table:table-row table:style-name="ro1">
          <table:table-cell office:value-type="float" office:value="23855052" calcext:value-type="float">
            <text:p>23855052</text:p>
          </table:table-cell>
          <table:table-cell table:formula="of:=[.A1493]/1000/(60*60*24)" office:value-type="time" office:time-value="PT06H37M35.052S" calcext:value-type="time">
            <text:p>06:37:35</text:p>
          </table:table-cell>
          <table:table-cell office:value-type="float" office:value="1.11" calcext:value-type="float">
            <text:p>1.11</text:p>
          </table:table-cell>
          <table:table-cell office:value-type="float" office:value="222.2" calcext:value-type="float">
            <text:p>222.2</text:p>
          </table:table-cell>
          <table:table-cell office:value-type="float" office:value="247.58" calcext:value-type="float">
            <text:p>247.58</text:p>
          </table:table-cell>
          <table:table-cell office:value-type="float" office:value="1574.26" calcext:value-type="float">
            <text:p>1574.26</text:p>
          </table:table-cell>
          <table:table-cell office:value-type="float" office:value="1881.11" calcext:value-type="float">
            <text:p>1881.11</text:p>
          </table:table-cell>
        </table:table-row>
        <table:table-row table:style-name="ro1">
          <table:table-cell office:value-type="float" office:value="23871052" calcext:value-type="float">
            <text:p>23871052</text:p>
          </table:table-cell>
          <table:table-cell table:formula="of:=[.A1494]/1000/(60*60*24)" office:value-type="time" office:time-value="PT06H37M51.052S" calcext:value-type="time">
            <text:p>06:37:51</text:p>
          </table:table-cell>
          <table:table-cell office:value-type="float" office:value="1.11" calcext:value-type="float">
            <text:p>1.11</text:p>
          </table:table-cell>
          <table:table-cell office:value-type="float" office:value="222.2" calcext:value-type="float">
            <text:p>222.2</text:p>
          </table:table-cell>
          <table:table-cell office:value-type="float" office:value="247.58" calcext:value-type="float">
            <text:p>247.58</text:p>
          </table:table-cell>
          <table:table-cell office:value-type="float" office:value="1575.25" calcext:value-type="float">
            <text:p>1575.25</text:p>
          </table:table-cell>
          <table:table-cell office:value-type="float" office:value="1882.21" calcext:value-type="float">
            <text:p>1882.21</text:p>
          </table:table-cell>
        </table:table-row>
        <table:table-row table:style-name="ro1">
          <table:table-cell office:value-type="float" office:value="23887052" calcext:value-type="float">
            <text:p>23887052</text:p>
          </table:table-cell>
          <table:table-cell table:formula="of:=[.A1495]/1000/(60*60*24)" office:value-type="time" office:time-value="PT06H38M07.052S" calcext:value-type="time">
            <text:p>06:38:07</text:p>
          </table:table-cell>
          <table:table-cell office:value-type="float" office:value="1.11" calcext:value-type="float">
            <text:p>1.11</text:p>
          </table:table-cell>
          <table:table-cell office:value-type="float" office:value="222.1" calcext:value-type="float">
            <text:p>222.1</text:p>
          </table:table-cell>
          <table:table-cell office:value-type="float" office:value="247.47" calcext:value-type="float">
            <text:p>247.47</text:p>
          </table:table-cell>
          <table:table-cell office:value-type="float" office:value="1576.24" calcext:value-type="float">
            <text:p>1576.24</text:p>
          </table:table-cell>
          <table:table-cell office:value-type="float" office:value="1883.31" calcext:value-type="float">
            <text:p>1883.31</text:p>
          </table:table-cell>
        </table:table-row>
        <table:table-row table:style-name="ro1">
          <table:table-cell office:value-type="float" office:value="23903052" calcext:value-type="float">
            <text:p>23903052</text:p>
          </table:table-cell>
          <table:table-cell table:formula="of:=[.A1496]/1000/(60*60*24)" office:value-type="time" office:time-value="PT06H38M23.052S" calcext:value-type="time">
            <text:p>06:38:23</text:p>
          </table:table-cell>
          <table:table-cell office:value-type="float" office:value="1.11" calcext:value-type="float">
            <text:p>1.11</text:p>
          </table:table-cell>
          <table:table-cell office:value-type="float" office:value="222.1" calcext:value-type="float">
            <text:p>222.1</text:p>
          </table:table-cell>
          <table:table-cell office:value-type="float" office:value="247.47" calcext:value-type="float">
            <text:p>247.47</text:p>
          </table:table-cell>
          <table:table-cell office:value-type="float" office:value="1577.22" calcext:value-type="float">
            <text:p>1577.22</text:p>
          </table:table-cell>
          <table:table-cell office:value-type="float" office:value="1884.41" calcext:value-type="float">
            <text:p>1884.41</text:p>
          </table:table-cell>
        </table:table-row>
        <table:table-row table:style-name="ro1">
          <table:table-cell office:value-type="float" office:value="23919052" calcext:value-type="float">
            <text:p>23919052</text:p>
          </table:table-cell>
          <table:table-cell table:formula="of:=[.A1497]/1000/(60*60*24)" office:value-type="time" office:time-value="PT06H38M39.052S" calcext:value-type="time">
            <text:p>06:38:39</text:p>
          </table:table-cell>
          <table:table-cell office:value-type="float" office:value="1.11" calcext:value-type="float">
            <text:p>1.11</text:p>
          </table:table-cell>
          <table:table-cell office:value-type="float" office:value="222.1" calcext:value-type="float">
            <text:p>222.1</text:p>
          </table:table-cell>
          <table:table-cell office:value-type="float" office:value="247.46" calcext:value-type="float">
            <text:p>247.46</text:p>
          </table:table-cell>
          <table:table-cell office:value-type="float" office:value="1578.21" calcext:value-type="float">
            <text:p>1578.21</text:p>
          </table:table-cell>
          <table:table-cell office:value-type="float" office:value="1885.51" calcext:value-type="float">
            <text:p>1885.51</text:p>
          </table:table-cell>
        </table:table-row>
        <table:table-row table:style-name="ro1">
          <table:table-cell office:value-type="float" office:value="23935052" calcext:value-type="float">
            <text:p>23935052</text:p>
          </table:table-cell>
          <table:table-cell table:formula="of:=[.A1498]/1000/(60*60*24)" office:value-type="time" office:time-value="PT06H38M55.052S" calcext:value-type="time">
            <text:p>06:38:55</text:p>
          </table:table-cell>
          <table:table-cell office:value-type="float" office:value="1.11" calcext:value-type="float">
            <text:p>1.11</text:p>
          </table:table-cell>
          <table:table-cell office:value-type="float" office:value="222" calcext:value-type="float">
            <text:p>222</text:p>
          </table:table-cell>
          <table:table-cell office:value-type="float" office:value="247.35" calcext:value-type="float">
            <text:p>247.35</text:p>
          </table:table-cell>
          <table:table-cell office:value-type="float" office:value="1579.2" calcext:value-type="float">
            <text:p>1579.2</text:p>
          </table:table-cell>
          <table:table-cell office:value-type="float" office:value="1886.61" calcext:value-type="float">
            <text:p>1886.61</text:p>
          </table:table-cell>
        </table:table-row>
        <table:table-row table:style-name="ro1">
          <table:table-cell office:value-type="float" office:value="23951052" calcext:value-type="float">
            <text:p>23951052</text:p>
          </table:table-cell>
          <table:table-cell table:formula="of:=[.A1499]/1000/(60*60*24)" office:value-type="time" office:time-value="PT06H39M11.052S" calcext:value-type="time">
            <text:p>06:39:11</text:p>
          </table:table-cell>
          <table:table-cell office:value-type="float" office:value="1.11" calcext:value-type="float">
            <text:p>1.11</text:p>
          </table:table-cell>
          <table:table-cell office:value-type="float" office:value="221.9" calcext:value-type="float">
            <text:p>221.9</text:p>
          </table:table-cell>
          <table:table-cell office:value-type="float" office:value="247.24" calcext:value-type="float">
            <text:p>247.24</text:p>
          </table:table-cell>
          <table:table-cell office:value-type="float" office:value="1580.18" calcext:value-type="float">
            <text:p>1580.18</text:p>
          </table:table-cell>
          <table:table-cell office:value-type="float" office:value="1887.71" calcext:value-type="float">
            <text:p>1887.71</text:p>
          </table:table-cell>
        </table:table-row>
        <table:table-row table:style-name="ro1">
          <table:table-cell office:value-type="float" office:value="23967052" calcext:value-type="float">
            <text:p>23967052</text:p>
          </table:table-cell>
          <table:table-cell table:formula="of:=[.A1500]/1000/(60*60*24)" office:value-type="time" office:time-value="PT06H39M27.052S" calcext:value-type="time">
            <text:p>06:39:27</text:p>
          </table:table-cell>
          <table:table-cell office:value-type="float" office:value="1.11" calcext:value-type="float">
            <text:p>1.11</text:p>
          </table:table-cell>
          <table:table-cell office:value-type="float" office:value="221.9" calcext:value-type="float">
            <text:p>221.9</text:p>
          </table:table-cell>
          <table:table-cell office:value-type="float" office:value="247.24" calcext:value-type="float">
            <text:p>247.24</text:p>
          </table:table-cell>
          <table:table-cell office:value-type="float" office:value="1581.17" calcext:value-type="float">
            <text:p>1581.17</text:p>
          </table:table-cell>
          <table:table-cell office:value-type="float" office:value="1888.81" calcext:value-type="float">
            <text:p>1888.81</text:p>
          </table:table-cell>
        </table:table-row>
        <table:table-row table:style-name="ro1">
          <table:table-cell office:value-type="float" office:value="23983052" calcext:value-type="float">
            <text:p>23983052</text:p>
          </table:table-cell>
          <table:table-cell table:formula="of:=[.A1501]/1000/(60*60*24)" office:value-type="time" office:time-value="PT06H39M43.052S" calcext:value-type="time">
            <text:p>06:39:43</text:p>
          </table:table-cell>
          <table:table-cell office:value-type="float" office:value="1.11" calcext:value-type="float">
            <text:p>1.11</text:p>
          </table:table-cell>
          <table:table-cell office:value-type="float" office:value="221.8" calcext:value-type="float">
            <text:p>221.8</text:p>
          </table:table-cell>
          <table:table-cell office:value-type="float" office:value="247.13" calcext:value-type="float">
            <text:p>247.13</text:p>
          </table:table-cell>
          <table:table-cell office:value-type="float" office:value="1582.16" calcext:value-type="float">
            <text:p>1582.16</text:p>
          </table:table-cell>
          <table:table-cell office:value-type="float" office:value="1889.91" calcext:value-type="float">
            <text:p>1889.91</text:p>
          </table:table-cell>
        </table:table-row>
        <table:table-row table:style-name="ro1">
          <table:table-cell office:value-type="float" office:value="23999052" calcext:value-type="float">
            <text:p>23999052</text:p>
          </table:table-cell>
          <table:table-cell table:formula="of:=[.A1502]/1000/(60*60*24)" office:value-type="time" office:time-value="PT06H39M59.052S" calcext:value-type="time">
            <text:p>06:39:59</text:p>
          </table:table-cell>
          <table:table-cell office:value-type="float" office:value="1.11" calcext:value-type="float">
            <text:p>1.11</text:p>
          </table:table-cell>
          <table:table-cell office:value-type="float" office:value="221.8" calcext:value-type="float">
            <text:p>221.8</text:p>
          </table:table-cell>
          <table:table-cell office:value-type="float" office:value="247.13" calcext:value-type="float">
            <text:p>247.13</text:p>
          </table:table-cell>
          <table:table-cell office:value-type="float" office:value="1583.14" calcext:value-type="float">
            <text:p>1583.14</text:p>
          </table:table-cell>
          <table:table-cell office:value-type="float" office:value="1891.01" calcext:value-type="float">
            <text:p>1891.01</text:p>
          </table:table-cell>
        </table:table-row>
        <table:table-row table:style-name="ro1">
          <table:table-cell office:value-type="float" office:value="24015052" calcext:value-type="float">
            <text:p>24015052</text:p>
          </table:table-cell>
          <table:table-cell table:formula="of:=[.A1503]/1000/(60*60*24)" office:value-type="time" office:time-value="PT06H40M15.052S" calcext:value-type="time">
            <text:p>06:40:15</text:p>
          </table:table-cell>
          <table:table-cell office:value-type="float" office:value="1.11" calcext:value-type="float">
            <text:p>1.11</text:p>
          </table:table-cell>
          <table:table-cell office:value-type="float" office:value="221.7" calcext:value-type="float">
            <text:p>221.7</text:p>
          </table:table-cell>
          <table:table-cell office:value-type="float" office:value="247.01" calcext:value-type="float">
            <text:p>247.01</text:p>
          </table:table-cell>
          <table:table-cell office:value-type="float" office:value="1584.13" calcext:value-type="float">
            <text:p>1584.13</text:p>
          </table:table-cell>
          <table:table-cell office:value-type="float" office:value="1892.1" calcext:value-type="float">
            <text:p>1892.1</text:p>
          </table:table-cell>
        </table:table-row>
        <table:table-row table:style-name="ro1">
          <table:table-cell office:value-type="float" office:value="24031052" calcext:value-type="float">
            <text:p>24031052</text:p>
          </table:table-cell>
          <table:table-cell table:formula="of:=[.A1504]/1000/(60*60*24)" office:value-type="time" office:time-value="PT06H40M31.052S" calcext:value-type="time">
            <text:p>06:40:31</text:p>
          </table:table-cell>
          <table:table-cell office:value-type="float" office:value="1.11" calcext:value-type="float">
            <text:p>1.11</text:p>
          </table:table-cell>
          <table:table-cell office:value-type="float" office:value="221.6" calcext:value-type="float">
            <text:p>221.6</text:p>
          </table:table-cell>
          <table:table-cell office:value-type="float" office:value="246.01" calcext:value-type="float">
            <text:p>246.01</text:p>
          </table:table-cell>
          <table:table-cell office:value-type="float" office:value="1585.11" calcext:value-type="float">
            <text:p>1585.11</text:p>
          </table:table-cell>
          <table:table-cell office:value-type="float" office:value="1893.2" calcext:value-type="float">
            <text:p>1893.2</text:p>
          </table:table-cell>
        </table:table-row>
        <table:table-row table:style-name="ro1">
          <table:table-cell office:value-type="float" office:value="24047052" calcext:value-type="float">
            <text:p>24047052</text:p>
          </table:table-cell>
          <table:table-cell table:formula="of:=[.A1505]/1000/(60*60*24)" office:value-type="time" office:time-value="PT06H40M47.052S" calcext:value-type="time">
            <text:p>06:40:47</text:p>
          </table:table-cell>
          <table:table-cell office:value-type="float" office:value="1.11" calcext:value-type="float">
            <text:p>1.11</text:p>
          </table:table-cell>
          <table:table-cell office:value-type="float" office:value="221.6" calcext:value-type="float">
            <text:p>221.6</text:p>
          </table:table-cell>
          <table:table-cell office:value-type="float" office:value="246.01" calcext:value-type="float">
            <text:p>246.01</text:p>
          </table:table-cell>
          <table:table-cell office:value-type="float" office:value="1586.1" calcext:value-type="float">
            <text:p>1586.1</text:p>
          </table:table-cell>
          <table:table-cell office:value-type="float" office:value="1894.3" calcext:value-type="float">
            <text:p>1894.3</text:p>
          </table:table-cell>
        </table:table-row>
        <table:table-row table:style-name="ro1">
          <table:table-cell office:value-type="float" office:value="24063052" calcext:value-type="float">
            <text:p>24063052</text:p>
          </table:table-cell>
          <table:table-cell table:formula="of:=[.A1506]/1000/(60*60*24)" office:value-type="time" office:time-value="PT06H41M03.052S" calcext:value-type="time">
            <text:p>06:41:03</text:p>
          </table:table-cell>
          <table:table-cell office:value-type="float" office:value="1.11" calcext:value-type="float">
            <text:p>1.11</text:p>
          </table:table-cell>
          <table:table-cell office:value-type="float" office:value="221.6" calcext:value-type="float">
            <text:p>221.6</text:p>
          </table:table-cell>
          <table:table-cell office:value-type="float" office:value="246.9" calcext:value-type="float">
            <text:p>246.9</text:p>
          </table:table-cell>
          <table:table-cell office:value-type="float" office:value="1587.08" calcext:value-type="float">
            <text:p>1587.08</text:p>
          </table:table-cell>
          <table:table-cell office:value-type="float" office:value="1895.39" calcext:value-type="float">
            <text:p>1895.39</text:p>
          </table:table-cell>
        </table:table-row>
        <table:table-row table:style-name="ro1">
          <table:table-cell office:value-type="float" office:value="24079052" calcext:value-type="float">
            <text:p>24079052</text:p>
          </table:table-cell>
          <table:table-cell table:formula="of:=[.A1507]/1000/(60*60*24)" office:value-type="time" office:time-value="PT06H41M19.052S" calcext:value-type="time">
            <text:p>06:41:19</text:p>
          </table:table-cell>
          <table:table-cell office:value-type="float" office:value="1.11" calcext:value-type="float">
            <text:p>1.11</text:p>
          </table:table-cell>
          <table:table-cell office:value-type="float" office:value="221.6" calcext:value-type="float">
            <text:p>221.6</text:p>
          </table:table-cell>
          <table:table-cell office:value-type="float" office:value="246.01" calcext:value-type="float">
            <text:p>246.01</text:p>
          </table:table-cell>
          <table:table-cell office:value-type="float" office:value="1588.07" calcext:value-type="float">
            <text:p>1588.07</text:p>
          </table:table-cell>
          <table:table-cell office:value-type="float" office:value="1896.48" calcext:value-type="float">
            <text:p>1896.48</text:p>
          </table:table-cell>
        </table:table-row>
        <table:table-row table:style-name="ro1">
          <table:table-cell office:value-type="float" office:value="24095052" calcext:value-type="float">
            <text:p>24095052</text:p>
          </table:table-cell>
          <table:table-cell table:formula="of:=[.A1508]/1000/(60*60*24)" office:value-type="time" office:time-value="PT06H41M35.052S" calcext:value-type="time">
            <text:p>06:41:35</text:p>
          </table:table-cell>
          <table:table-cell office:value-type="float" office:value="1.11" calcext:value-type="float">
            <text:p>1.11</text:p>
          </table:table-cell>
          <table:table-cell office:value-type="float" office:value="221.5" calcext:value-type="float">
            <text:p>221.5</text:p>
          </table:table-cell>
          <table:table-cell office:value-type="float" office:value="245.9" calcext:value-type="float">
            <text:p>245.9</text:p>
          </table:table-cell>
          <table:table-cell office:value-type="float" office:value="1589.05" calcext:value-type="float">
            <text:p>1589.05</text:p>
          </table:table-cell>
          <table:table-cell office:value-type="float" office:value="1897.58" calcext:value-type="float">
            <text:p>1897.58</text:p>
          </table:table-cell>
        </table:table-row>
        <table:table-row table:style-name="ro1">
          <table:table-cell office:value-type="float" office:value="24111052" calcext:value-type="float">
            <text:p>24111052</text:p>
          </table:table-cell>
          <table:table-cell table:formula="of:=[.A1509]/1000/(60*60*24)" office:value-type="time" office:time-value="PT06H41M51.052S" calcext:value-type="time">
            <text:p>06:41:51</text:p>
          </table:table-cell>
          <table:table-cell office:value-type="float" office:value="1.11" calcext:value-type="float">
            <text:p>1.11</text:p>
          </table:table-cell>
          <table:table-cell office:value-type="float" office:value="221.4" calcext:value-type="float">
            <text:p>221.4</text:p>
          </table:table-cell>
          <table:table-cell office:value-type="float" office:value="245.79" calcext:value-type="float">
            <text:p>245.79</text:p>
          </table:table-cell>
          <table:table-cell office:value-type="float" office:value="1590.03" calcext:value-type="float">
            <text:p>1590.03</text:p>
          </table:table-cell>
          <table:table-cell office:value-type="float" office:value="1898.67" calcext:value-type="float">
            <text:p>1898.67</text:p>
          </table:table-cell>
        </table:table-row>
        <table:table-row table:style-name="ro1">
          <table:table-cell office:value-type="float" office:value="24127052" calcext:value-type="float">
            <text:p>24127052</text:p>
          </table:table-cell>
          <table:table-cell table:formula="of:=[.A1510]/1000/(60*60*24)" office:value-type="time" office:time-value="PT06H42M07.052S" calcext:value-type="time">
            <text:p>06:42:07</text:p>
          </table:table-cell>
          <table:table-cell office:value-type="float" office:value="1.11" calcext:value-type="float">
            <text:p>1.11</text:p>
          </table:table-cell>
          <table:table-cell office:value-type="float" office:value="221.4" calcext:value-type="float">
            <text:p>221.4</text:p>
          </table:table-cell>
          <table:table-cell office:value-type="float" office:value="245.79" calcext:value-type="float">
            <text:p>245.79</text:p>
          </table:table-cell>
          <table:table-cell office:value-type="float" office:value="1591.02" calcext:value-type="float">
            <text:p>1591.02</text:p>
          </table:table-cell>
          <table:table-cell office:value-type="float" office:value="1899.76" calcext:value-type="float">
            <text:p>1899.76</text:p>
          </table:table-cell>
        </table:table-row>
        <table:table-row table:style-name="ro1">
          <table:table-cell office:value-type="float" office:value="24143052" calcext:value-type="float">
            <text:p>24143052</text:p>
          </table:table-cell>
          <table:table-cell table:formula="of:=[.A1511]/1000/(60*60*24)" office:value-type="time" office:time-value="PT06H42M23.052S" calcext:value-type="time">
            <text:p>06:42:23</text:p>
          </table:table-cell>
          <table:table-cell office:value-type="float" office:value="1.11" calcext:value-type="float">
            <text:p>1.11</text:p>
          </table:table-cell>
          <table:table-cell office:value-type="float" office:value="221.3" calcext:value-type="float">
            <text:p>221.3</text:p>
          </table:table-cell>
          <table:table-cell office:value-type="float" office:value="245.67" calcext:value-type="float">
            <text:p>245.67</text:p>
          </table:table-cell>
          <table:table-cell office:value-type="float" office:value="1592" calcext:value-type="float">
            <text:p>1592</text:p>
          </table:table-cell>
          <table:table-cell office:value-type="float" office:value="1900.85" calcext:value-type="float">
            <text:p>1900.85</text:p>
          </table:table-cell>
        </table:table-row>
        <table:table-row table:style-name="ro1">
          <table:table-cell office:value-type="float" office:value="24159052" calcext:value-type="float">
            <text:p>24159052</text:p>
          </table:table-cell>
          <table:table-cell table:formula="of:=[.A1512]/1000/(60*60*24)" office:value-type="time" office:time-value="PT06H42M39.052S" calcext:value-type="time">
            <text:p>06:42:39</text:p>
          </table:table-cell>
          <table:table-cell office:value-type="float" office:value="1.11" calcext:value-type="float">
            <text:p>1.11</text:p>
          </table:table-cell>
          <table:table-cell office:value-type="float" office:value="221.2" calcext:value-type="float">
            <text:p>221.2</text:p>
          </table:table-cell>
          <table:table-cell office:value-type="float" office:value="245.56" calcext:value-type="float">
            <text:p>245.56</text:p>
          </table:table-cell>
          <table:table-cell office:value-type="float" office:value="1592.99" calcext:value-type="float">
            <text:p>1592.99</text:p>
          </table:table-cell>
          <table:table-cell office:value-type="float" office:value="1901.95" calcext:value-type="float">
            <text:p>1901.95</text:p>
          </table:table-cell>
        </table:table-row>
        <table:table-row table:style-name="ro1">
          <table:table-cell office:value-type="float" office:value="24175052" calcext:value-type="float">
            <text:p>24175052</text:p>
          </table:table-cell>
          <table:table-cell table:formula="of:=[.A1513]/1000/(60*60*24)" office:value-type="time" office:time-value="PT06H42M55.052S" calcext:value-type="time">
            <text:p>06:42:55</text:p>
          </table:table-cell>
          <table:table-cell office:value-type="float" office:value="1.11" calcext:value-type="float">
            <text:p>1.11</text:p>
          </table:table-cell>
          <table:table-cell office:value-type="float" office:value="221.2" calcext:value-type="float">
            <text:p>221.2</text:p>
          </table:table-cell>
          <table:table-cell office:value-type="float" office:value="245.56" calcext:value-type="float">
            <text:p>245.56</text:p>
          </table:table-cell>
          <table:table-cell office:value-type="float" office:value="1593.97" calcext:value-type="float">
            <text:p>1593.97</text:p>
          </table:table-cell>
          <table:table-cell office:value-type="float" office:value="1903.04" calcext:value-type="float">
            <text:p>1903.04</text:p>
          </table:table-cell>
        </table:table-row>
        <table:table-row table:style-name="ro1">
          <table:table-cell office:value-type="float" office:value="24191052" calcext:value-type="float">
            <text:p>24191052</text:p>
          </table:table-cell>
          <table:table-cell table:formula="of:=[.A1514]/1000/(60*60*24)" office:value-type="time" office:time-value="PT06H43M11.052S" calcext:value-type="time">
            <text:p>06:43:11</text:p>
          </table:table-cell>
          <table:table-cell office:value-type="float" office:value="1.11" calcext:value-type="float">
            <text:p>1.11</text:p>
          </table:table-cell>
          <table:table-cell office:value-type="float" office:value="221.2" calcext:value-type="float">
            <text:p>221.2</text:p>
          </table:table-cell>
          <table:table-cell office:value-type="float" office:value="245.56" calcext:value-type="float">
            <text:p>245.56</text:p>
          </table:table-cell>
          <table:table-cell office:value-type="float" office:value="1594.95" calcext:value-type="float">
            <text:p>1594.95</text:p>
          </table:table-cell>
          <table:table-cell office:value-type="float" office:value="1904.13" calcext:value-type="float">
            <text:p>1904.13</text:p>
          </table:table-cell>
        </table:table-row>
        <table:table-row table:style-name="ro1">
          <table:table-cell office:value-type="float" office:value="24207051" calcext:value-type="float">
            <text:p>24207051</text:p>
          </table:table-cell>
          <table:table-cell table:formula="of:=[.A1515]/1000/(60*60*24)" office:value-type="time" office:time-value="PT06H43M27.051S" calcext:value-type="time">
            <text:p>06:43:27</text:p>
          </table:table-cell>
          <table:table-cell office:value-type="float" office:value="1.11" calcext:value-type="float">
            <text:p>1.11</text:p>
          </table:table-cell>
          <table:table-cell office:value-type="float" office:value="221.1" calcext:value-type="float">
            <text:p>221.1</text:p>
          </table:table-cell>
          <table:table-cell office:value-type="float" office:value="245.45" calcext:value-type="float">
            <text:p>245.45</text:p>
          </table:table-cell>
          <table:table-cell office:value-type="float" office:value="1595.94" calcext:value-type="float">
            <text:p>1595.94</text:p>
          </table:table-cell>
          <table:table-cell office:value-type="float" office:value="1905.22" calcext:value-type="float">
            <text:p>1905.22</text:p>
          </table:table-cell>
        </table:table-row>
        <table:table-row table:style-name="ro1">
          <table:table-cell office:value-type="float" office:value="24223052" calcext:value-type="float">
            <text:p>24223052</text:p>
          </table:table-cell>
          <table:table-cell table:formula="of:=[.A1516]/1000/(60*60*24)" office:value-type="time" office:time-value="PT06H43M43.052S" calcext:value-type="time">
            <text:p>06:43:43</text:p>
          </table:table-cell>
          <table:table-cell office:value-type="float" office:value="1.11" calcext:value-type="float">
            <text:p>1.11</text:p>
          </table:table-cell>
          <table:table-cell office:value-type="float" office:value="221" calcext:value-type="float">
            <text:p>221</text:p>
          </table:table-cell>
          <table:table-cell office:value-type="float" office:value="245.33" calcext:value-type="float">
            <text:p>245.33</text:p>
          </table:table-cell>
          <table:table-cell office:value-type="float" office:value="1596.92" calcext:value-type="float">
            <text:p>1596.92</text:p>
          </table:table-cell>
          <table:table-cell office:value-type="float" office:value="1906.31" calcext:value-type="float">
            <text:p>1906.31</text:p>
          </table:table-cell>
        </table:table-row>
        <table:table-row table:style-name="ro1">
          <table:table-cell office:value-type="float" office:value="24239052" calcext:value-type="float">
            <text:p>24239052</text:p>
          </table:table-cell>
          <table:table-cell table:formula="of:=[.A1517]/1000/(60*60*24)" office:value-type="time" office:time-value="PT06H43M59.052S" calcext:value-type="time">
            <text:p>06:43:59</text:p>
          </table:table-cell>
          <table:table-cell office:value-type="float" office:value="1.11" calcext:value-type="float">
            <text:p>1.11</text:p>
          </table:table-cell>
          <table:table-cell office:value-type="float" office:value="221" calcext:value-type="float">
            <text:p>221</text:p>
          </table:table-cell>
          <table:table-cell office:value-type="float" office:value="244.45" calcext:value-type="float">
            <text:p>244.45</text:p>
          </table:table-cell>
          <table:table-cell office:value-type="float" office:value="1597.9" calcext:value-type="float">
            <text:p>1597.9</text:p>
          </table:table-cell>
          <table:table-cell office:value-type="float" office:value="1907.4" calcext:value-type="float">
            <text:p>1907.4</text:p>
          </table:table-cell>
        </table:table-row>
        <table:table-row table:style-name="ro1">
          <table:table-cell office:value-type="float" office:value="24255052" calcext:value-type="float">
            <text:p>24255052</text:p>
          </table:table-cell>
          <table:table-cell table:formula="of:=[.A1518]/1000/(60*60*24)" office:value-type="time" office:time-value="PT06H44M15.052S" calcext:value-type="time">
            <text:p>06:44:15</text:p>
          </table:table-cell>
          <table:table-cell office:value-type="float" office:value="1.11" calcext:value-type="float">
            <text:p>1.11</text:p>
          </table:table-cell>
          <table:table-cell office:value-type="float" office:value="220.9" calcext:value-type="float">
            <text:p>220.9</text:p>
          </table:table-cell>
          <table:table-cell office:value-type="float" office:value="245.22" calcext:value-type="float">
            <text:p>245.22</text:p>
          </table:table-cell>
          <table:table-cell office:value-type="float" office:value="1598.88" calcext:value-type="float">
            <text:p>1598.88</text:p>
          </table:table-cell>
          <table:table-cell office:value-type="float" office:value="1908.49" calcext:value-type="float">
            <text:p>1908.49</text:p>
          </table:table-cell>
        </table:table-row>
        <table:table-row table:style-name="ro1">
          <table:table-cell office:value-type="float" office:value="24271052" calcext:value-type="float">
            <text:p>24271052</text:p>
          </table:table-cell>
          <table:table-cell table:formula="of:=[.A1519]/1000/(60*60*24)" office:value-type="time" office:time-value="PT06H44M31.052S" calcext:value-type="time">
            <text:p>06:44:31</text:p>
          </table:table-cell>
          <table:table-cell office:value-type="float" office:value="1.11" calcext:value-type="float">
            <text:p>1.11</text:p>
          </table:table-cell>
          <table:table-cell office:value-type="float" office:value="220.9" calcext:value-type="float">
            <text:p>220.9</text:p>
          </table:table-cell>
          <table:table-cell office:value-type="float" office:value="245.22" calcext:value-type="float">
            <text:p>245.22</text:p>
          </table:table-cell>
          <table:table-cell office:value-type="float" office:value="1599.86" calcext:value-type="float">
            <text:p>1599.86</text:p>
          </table:table-cell>
          <table:table-cell office:value-type="float" office:value="1909.57" calcext:value-type="float">
            <text:p>1909.57</text:p>
          </table:table-cell>
        </table:table-row>
        <table:table-row table:style-name="ro1">
          <table:table-cell office:value-type="float" office:value="24287052" calcext:value-type="float">
            <text:p>24287052</text:p>
          </table:table-cell>
          <table:table-cell table:formula="of:=[.A1520]/1000/(60*60*24)" office:value-type="time" office:time-value="PT06H44M47.052S" calcext:value-type="time">
            <text:p>06:44:47</text:p>
          </table:table-cell>
          <table:table-cell office:value-type="float" office:value="1.11" calcext:value-type="float">
            <text:p>1.11</text:p>
          </table:table-cell>
          <table:table-cell office:value-type="float" office:value="220.8" calcext:value-type="float">
            <text:p>220.8</text:p>
          </table:table-cell>
          <table:table-cell office:value-type="float" office:value="244.22" calcext:value-type="float">
            <text:p>244.22</text:p>
          </table:table-cell>
          <table:table-cell office:value-type="float" office:value="1600.85" calcext:value-type="float">
            <text:p>1600.85</text:p>
          </table:table-cell>
          <table:table-cell office:value-type="float" office:value="1910.66" calcext:value-type="float">
            <text:p>1910.66</text:p>
          </table:table-cell>
        </table:table-row>
        <table:table-row table:style-name="ro1">
          <table:table-cell office:value-type="float" office:value="24303052" calcext:value-type="float">
            <text:p>24303052</text:p>
          </table:table-cell>
          <table:table-cell table:formula="of:=[.A1521]/1000/(60*60*24)" office:value-type="time" office:time-value="PT06H45M03.052S" calcext:value-type="time">
            <text:p>06:45:03</text:p>
          </table:table-cell>
          <table:table-cell office:value-type="float" office:value="1.11" calcext:value-type="float">
            <text:p>1.11</text:p>
          </table:table-cell>
          <table:table-cell office:value-type="float" office:value="220.8" calcext:value-type="float">
            <text:p>220.8</text:p>
          </table:table-cell>
          <table:table-cell office:value-type="float" office:value="244.22" calcext:value-type="float">
            <text:p>244.22</text:p>
          </table:table-cell>
          <table:table-cell office:value-type="float" office:value="1601.83" calcext:value-type="float">
            <text:p>1601.83</text:p>
          </table:table-cell>
          <table:table-cell office:value-type="float" office:value="1911.75" calcext:value-type="float">
            <text:p>1911.75</text:p>
          </table:table-cell>
        </table:table-row>
        <table:table-row table:style-name="ro1">
          <table:table-cell office:value-type="float" office:value="24319052" calcext:value-type="float">
            <text:p>24319052</text:p>
          </table:table-cell>
          <table:table-cell table:formula="of:=[.A1522]/1000/(60*60*24)" office:value-type="time" office:time-value="PT06H45M19.052S" calcext:value-type="time">
            <text:p>06:45:19</text:p>
          </table:table-cell>
          <table:table-cell office:value-type="float" office:value="1.11" calcext:value-type="float">
            <text:p>1.11</text:p>
          </table:table-cell>
          <table:table-cell office:value-type="float" office:value="220.7" calcext:value-type="float">
            <text:p>220.7</text:p>
          </table:table-cell>
          <table:table-cell office:value-type="float" office:value="244.11" calcext:value-type="float">
            <text:p>244.11</text:p>
          </table:table-cell>
          <table:table-cell office:value-type="float" office:value="1602.81" calcext:value-type="float">
            <text:p>1602.81</text:p>
          </table:table-cell>
          <table:table-cell office:value-type="float" office:value="1912.83" calcext:value-type="float">
            <text:p>1912.83</text:p>
          </table:table-cell>
        </table:table-row>
        <table:table-row table:style-name="ro1">
          <table:table-cell office:value-type="float" office:value="24335052" calcext:value-type="float">
            <text:p>24335052</text:p>
          </table:table-cell>
          <table:table-cell table:formula="of:=[.A1523]/1000/(60*60*24)" office:value-type="time" office:time-value="PT06H45M35.052S" calcext:value-type="time">
            <text:p>06:45:35</text:p>
          </table:table-cell>
          <table:table-cell office:value-type="float" office:value="1.11" calcext:value-type="float">
            <text:p>1.11</text:p>
          </table:table-cell>
          <table:table-cell office:value-type="float" office:value="220.6" calcext:value-type="float">
            <text:p>220.6</text:p>
          </table:table-cell>
          <table:table-cell office:value-type="float" office:value="244" calcext:value-type="float">
            <text:p>244</text:p>
          </table:table-cell>
          <table:table-cell office:value-type="float" office:value="1603.79" calcext:value-type="float">
            <text:p>1603.79</text:p>
          </table:table-cell>
          <table:table-cell office:value-type="float" office:value="1913.91" calcext:value-type="float">
            <text:p>1913.91</text:p>
          </table:table-cell>
        </table:table-row>
        <table:table-row table:style-name="ro1">
          <table:table-cell office:value-type="float" office:value="24351052" calcext:value-type="float">
            <text:p>24351052</text:p>
          </table:table-cell>
          <table:table-cell table:formula="of:=[.A1524]/1000/(60*60*24)" office:value-type="time" office:time-value="PT06H45M51.052S" calcext:value-type="time">
            <text:p>06:45:51</text:p>
          </table:table-cell>
          <table:table-cell office:value-type="float" office:value="1.11" calcext:value-type="float">
            <text:p>1.11</text:p>
          </table:table-cell>
          <table:table-cell office:value-type="float" office:value="220.6" calcext:value-type="float">
            <text:p>220.6</text:p>
          </table:table-cell>
          <table:table-cell office:value-type="float" office:value="244" calcext:value-type="float">
            <text:p>244</text:p>
          </table:table-cell>
          <table:table-cell office:value-type="float" office:value="1604.77" calcext:value-type="float">
            <text:p>1604.77</text:p>
          </table:table-cell>
          <table:table-cell office:value-type="float" office:value="1915" calcext:value-type="float">
            <text:p>1915</text:p>
          </table:table-cell>
        </table:table-row>
        <table:table-row table:style-name="ro1">
          <table:table-cell office:value-type="float" office:value="24367052" calcext:value-type="float">
            <text:p>24367052</text:p>
          </table:table-cell>
          <table:table-cell table:formula="of:=[.A1525]/1000/(60*60*24)" office:value-type="time" office:time-value="PT06H46M07.052S" calcext:value-type="time">
            <text:p>06:46:07</text:p>
          </table:table-cell>
          <table:table-cell office:value-type="float" office:value="1.11" calcext:value-type="float">
            <text:p>1.11</text:p>
          </table:table-cell>
          <table:table-cell office:value-type="float" office:value="220.5" calcext:value-type="float">
            <text:p>220.5</text:p>
          </table:table-cell>
          <table:table-cell office:value-type="float" office:value="243.88" calcext:value-type="float">
            <text:p>243.88</text:p>
          </table:table-cell>
          <table:table-cell office:value-type="float" office:value="1605.75" calcext:value-type="float">
            <text:p>1605.75</text:p>
          </table:table-cell>
          <table:table-cell office:value-type="float" office:value="1916.08" calcext:value-type="float">
            <text:p>1916.08</text:p>
          </table:table-cell>
        </table:table-row>
        <table:table-row table:style-name="ro1">
          <table:table-cell office:value-type="float" office:value="24383052" calcext:value-type="float">
            <text:p>24383052</text:p>
          </table:table-cell>
          <table:table-cell table:formula="of:=[.A1526]/1000/(60*60*24)" office:value-type="time" office:time-value="PT06H46M23.052S" calcext:value-type="time">
            <text:p>06:46:23</text:p>
          </table:table-cell>
          <table:table-cell office:value-type="float" office:value="1.11" calcext:value-type="float">
            <text:p>1.11</text:p>
          </table:table-cell>
          <table:table-cell office:value-type="float" office:value="220.5" calcext:value-type="float">
            <text:p>220.5</text:p>
          </table:table-cell>
          <table:table-cell office:value-type="float" office:value="243.88" calcext:value-type="float">
            <text:p>243.88</text:p>
          </table:table-cell>
          <table:table-cell office:value-type="float" office:value="1606.73" calcext:value-type="float">
            <text:p>1606.73</text:p>
          </table:table-cell>
          <table:table-cell office:value-type="float" office:value="1917.17" calcext:value-type="float">
            <text:p>1917.17</text:p>
          </table:table-cell>
        </table:table-row>
        <table:table-row table:style-name="ro1">
          <table:table-cell office:value-type="float" office:value="24399052" calcext:value-type="float">
            <text:p>24399052</text:p>
          </table:table-cell>
          <table:table-cell table:formula="of:=[.A1527]/1000/(60*60*24)" office:value-type="time" office:time-value="PT06H46M39.052S" calcext:value-type="time">
            <text:p>06:46:39</text:p>
          </table:table-cell>
          <table:table-cell office:value-type="float" office:value="1.11" calcext:value-type="float">
            <text:p>1.11</text:p>
          </table:table-cell>
          <table:table-cell office:value-type="float" office:value="220.4" calcext:value-type="float">
            <text:p>220.4</text:p>
          </table:table-cell>
          <table:table-cell office:value-type="float" office:value="243.77" calcext:value-type="float">
            <text:p>243.77</text:p>
          </table:table-cell>
          <table:table-cell office:value-type="float" office:value="1607.71" calcext:value-type="float">
            <text:p>1607.71</text:p>
          </table:table-cell>
          <table:table-cell office:value-type="float" office:value="1918.25" calcext:value-type="float">
            <text:p>1918.25</text:p>
          </table:table-cell>
        </table:table-row>
        <table:table-row table:style-name="ro1">
          <table:table-cell office:value-type="float" office:value="24415052" calcext:value-type="float">
            <text:p>24415052</text:p>
          </table:table-cell>
          <table:table-cell table:formula="of:=[.A1528]/1000/(60*60*24)" office:value-type="time" office:time-value="PT06H46M55.052S" calcext:value-type="time">
            <text:p>06:46:55</text:p>
          </table:table-cell>
          <table:table-cell office:value-type="float" office:value="1.11" calcext:value-type="float">
            <text:p>1.11</text:p>
          </table:table-cell>
          <table:table-cell office:value-type="float" office:value="220.4" calcext:value-type="float">
            <text:p>220.4</text:p>
          </table:table-cell>
          <table:table-cell office:value-type="float" office:value="243.77" calcext:value-type="float">
            <text:p>243.77</text:p>
          </table:table-cell>
          <table:table-cell office:value-type="float" office:value="1608.69" calcext:value-type="float">
            <text:p>1608.69</text:p>
          </table:table-cell>
          <table:table-cell office:value-type="float" office:value="1919.33" calcext:value-type="float">
            <text:p>1919.33</text:p>
          </table:table-cell>
        </table:table-row>
        <table:table-row table:style-name="ro1">
          <table:table-cell office:value-type="float" office:value="24431052" calcext:value-type="float">
            <text:p>24431052</text:p>
          </table:table-cell>
          <table:table-cell table:formula="of:=[.A1529]/1000/(60*60*24)" office:value-type="time" office:time-value="PT06H47M11.052S" calcext:value-type="time">
            <text:p>06:47:11</text:p>
          </table:table-cell>
          <table:table-cell office:value-type="float" office:value="1.11" calcext:value-type="float">
            <text:p>1.11</text:p>
          </table:table-cell>
          <table:table-cell office:value-type="float" office:value="220.3" calcext:value-type="float">
            <text:p>220.3</text:p>
          </table:table-cell>
          <table:table-cell office:value-type="float" office:value="243.66" calcext:value-type="float">
            <text:p>243.66</text:p>
          </table:table-cell>
          <table:table-cell office:value-type="float" office:value="1609.67" calcext:value-type="float">
            <text:p>1609.67</text:p>
          </table:table-cell>
          <table:table-cell office:value-type="float" office:value="1920.42" calcext:value-type="float">
            <text:p>1920.42</text:p>
          </table:table-cell>
        </table:table-row>
        <table:table-row table:style-name="ro1">
          <table:table-cell office:value-type="float" office:value="24447052" calcext:value-type="float">
            <text:p>24447052</text:p>
          </table:table-cell>
          <table:table-cell table:formula="of:=[.A1530]/1000/(60*60*24)" office:value-type="time" office:time-value="PT06H47M27.052S" calcext:value-type="time">
            <text:p>06:47:27</text:p>
          </table:table-cell>
          <table:table-cell office:value-type="float" office:value="1.1" calcext:value-type="float">
            <text:p>1.1</text:p>
          </table:table-cell>
          <table:table-cell office:value-type="float" office:value="220.2" calcext:value-type="float">
            <text:p>220.2</text:p>
          </table:table-cell>
          <table:table-cell office:value-type="float" office:value="242.66" calcext:value-type="float">
            <text:p>242.66</text:p>
          </table:table-cell>
          <table:table-cell office:value-type="float" office:value="1610.65" calcext:value-type="float">
            <text:p>1610.65</text:p>
          </table:table-cell>
          <table:table-cell office:value-type="float" office:value="1921.5" calcext:value-type="float">
            <text:p>1921.5</text:p>
          </table:table-cell>
        </table:table-row>
        <table:table-row table:style-name="ro1">
          <table:table-cell office:value-type="float" office:value="24463052" calcext:value-type="float">
            <text:p>24463052</text:p>
          </table:table-cell>
          <table:table-cell table:formula="of:=[.A1531]/1000/(60*60*24)" office:value-type="time" office:time-value="PT06H47M43.052S" calcext:value-type="time">
            <text:p>06:47:43</text:p>
          </table:table-cell>
          <table:table-cell office:value-type="float" office:value="1.11" calcext:value-type="float">
            <text:p>1.11</text:p>
          </table:table-cell>
          <table:table-cell office:value-type="float" office:value="220.1" calcext:value-type="float">
            <text:p>220.1</text:p>
          </table:table-cell>
          <table:table-cell office:value-type="float" office:value="243.43" calcext:value-type="float">
            <text:p>243.43</text:p>
          </table:table-cell>
          <table:table-cell office:value-type="float" office:value="1611.62" calcext:value-type="float">
            <text:p>1611.62</text:p>
          </table:table-cell>
          <table:table-cell office:value-type="float" office:value="1922.58" calcext:value-type="float">
            <text:p>1922.58</text:p>
          </table:table-cell>
        </table:table-row>
        <table:table-row table:style-name="ro1">
          <table:table-cell office:value-type="float" office:value="24479052" calcext:value-type="float">
            <text:p>24479052</text:p>
          </table:table-cell>
          <table:table-cell table:formula="of:=[.A1532]/1000/(60*60*24)" office:value-type="time" office:time-value="PT06H47M59.052S" calcext:value-type="time">
            <text:p>06:47:59</text:p>
          </table:table-cell>
          <table:table-cell office:value-type="float" office:value="1.1" calcext:value-type="float">
            <text:p>1.1</text:p>
          </table:table-cell>
          <table:table-cell office:value-type="float" office:value="220.1" calcext:value-type="float">
            <text:p>220.1</text:p>
          </table:table-cell>
          <table:table-cell office:value-type="float" office:value="242.55" calcext:value-type="float">
            <text:p>242.55</text:p>
          </table:table-cell>
          <table:table-cell office:value-type="float" office:value="1612.6" calcext:value-type="float">
            <text:p>1612.6</text:p>
          </table:table-cell>
          <table:table-cell office:value-type="float" office:value="1923.66" calcext:value-type="float">
            <text:p>1923.66</text:p>
          </table:table-cell>
        </table:table-row>
        <table:table-row table:style-name="ro1">
          <table:table-cell office:value-type="float" office:value="24495052" calcext:value-type="float">
            <text:p>24495052</text:p>
          </table:table-cell>
          <table:table-cell table:formula="of:=[.A1533]/1000/(60*60*24)" office:value-type="time" office:time-value="PT06H48M15.052S" calcext:value-type="time">
            <text:p>06:48:15</text:p>
          </table:table-cell>
          <table:table-cell office:value-type="float" office:value="1.1" calcext:value-type="float">
            <text:p>1.1</text:p>
          </table:table-cell>
          <table:table-cell office:value-type="float" office:value="220.1" calcext:value-type="float">
            <text:p>220.1</text:p>
          </table:table-cell>
          <table:table-cell office:value-type="float" office:value="242.55" calcext:value-type="float">
            <text:p>242.55</text:p>
          </table:table-cell>
          <table:table-cell office:value-type="float" office:value="1613.58" calcext:value-type="float">
            <text:p>1613.58</text:p>
          </table:table-cell>
          <table:table-cell office:value-type="float" office:value="1924.74" calcext:value-type="float">
            <text:p>1924.74</text:p>
          </table:table-cell>
        </table:table-row>
        <table:table-row table:style-name="ro1">
          <table:table-cell office:value-type="float" office:value="24511052" calcext:value-type="float">
            <text:p>24511052</text:p>
          </table:table-cell>
          <table:table-cell table:formula="of:=[.A1534]/1000/(60*60*24)" office:value-type="time" office:time-value="PT06H48M31.052S" calcext:value-type="time">
            <text:p>06:48:31</text:p>
          </table:table-cell>
          <table:table-cell office:value-type="float" office:value="1.11" calcext:value-type="float">
            <text:p>1.11</text:p>
          </table:table-cell>
          <table:table-cell office:value-type="float" office:value="220" calcext:value-type="float">
            <text:p>220</text:p>
          </table:table-cell>
          <table:table-cell office:value-type="float" office:value="243.32" calcext:value-type="float">
            <text:p>243.32</text:p>
          </table:table-cell>
          <table:table-cell office:value-type="float" office:value="1614.56" calcext:value-type="float">
            <text:p>1614.56</text:p>
          </table:table-cell>
          <table:table-cell office:value-type="float" office:value="1925.82" calcext:value-type="float">
            <text:p>1925.82</text:p>
          </table:table-cell>
        </table:table-row>
        <table:table-row table:style-name="ro1">
          <table:table-cell office:value-type="float" office:value="24527052" calcext:value-type="float">
            <text:p>24527052</text:p>
          </table:table-cell>
          <table:table-cell table:formula="of:=[.A1535]/1000/(60*60*24)" office:value-type="time" office:time-value="PT06H48M47.052S" calcext:value-type="time">
            <text:p>06:48:47</text:p>
          </table:table-cell>
          <table:table-cell office:value-type="float" office:value="1.1" calcext:value-type="float">
            <text:p>1.1</text:p>
          </table:table-cell>
          <table:table-cell office:value-type="float" office:value="220" calcext:value-type="float">
            <text:p>220</text:p>
          </table:table-cell>
          <table:table-cell office:value-type="float" office:value="242.44" calcext:value-type="float">
            <text:p>242.44</text:p>
          </table:table-cell>
          <table:table-cell office:value-type="float" office:value="1615.54" calcext:value-type="float">
            <text:p>1615.54</text:p>
          </table:table-cell>
          <table:table-cell office:value-type="float" office:value="1926.89" calcext:value-type="float">
            <text:p>1926.89</text:p>
          </table:table-cell>
        </table:table-row>
        <table:table-row table:style-name="ro1">
          <table:table-cell office:value-type="float" office:value="24543052" calcext:value-type="float">
            <text:p>24543052</text:p>
          </table:table-cell>
          <table:table-cell table:formula="of:=[.A1536]/1000/(60*60*24)" office:value-type="time" office:time-value="PT06H49M03.052S" calcext:value-type="time">
            <text:p>06:49:03</text:p>
          </table:table-cell>
          <table:table-cell office:value-type="float" office:value="1.1" calcext:value-type="float">
            <text:p>1.1</text:p>
          </table:table-cell>
          <table:table-cell office:value-type="float" office:value="219.8" calcext:value-type="float">
            <text:p>219.8</text:p>
          </table:table-cell>
          <table:table-cell office:value-type="float" office:value="242.22" calcext:value-type="float">
            <text:p>242.22</text:p>
          </table:table-cell>
          <table:table-cell office:value-type="float" office:value="1616.52" calcext:value-type="float">
            <text:p>1616.52</text:p>
          </table:table-cell>
          <table:table-cell office:value-type="float" office:value="1927.97" calcext:value-type="float">
            <text:p>1927.97</text:p>
          </table:table-cell>
        </table:table-row>
        <table:table-row table:style-name="ro1">
          <table:table-cell office:value-type="float" office:value="24559052" calcext:value-type="float">
            <text:p>24559052</text:p>
          </table:table-cell>
          <table:table-cell table:formula="of:=[.A1537]/1000/(60*60*24)" office:value-type="time" office:time-value="PT06H49M19.052S" calcext:value-type="time">
            <text:p>06:49:19</text:p>
          </table:table-cell>
          <table:table-cell office:value-type="float" office:value="1.1" calcext:value-type="float">
            <text:p>1.1</text:p>
          </table:table-cell>
          <table:table-cell office:value-type="float" office:value="219.8" calcext:value-type="float">
            <text:p>219.8</text:p>
          </table:table-cell>
          <table:table-cell office:value-type="float" office:value="242.22" calcext:value-type="float">
            <text:p>242.22</text:p>
          </table:table-cell>
          <table:table-cell office:value-type="float" office:value="1617.49" calcext:value-type="float">
            <text:p>1617.49</text:p>
          </table:table-cell>
          <table:table-cell office:value-type="float" office:value="1929.05" calcext:value-type="float">
            <text:p>1929.05</text:p>
          </table:table-cell>
        </table:table-row>
        <table:table-row table:style-name="ro1">
          <table:table-cell office:value-type="float" office:value="24575052" calcext:value-type="float">
            <text:p>24575052</text:p>
          </table:table-cell>
          <table:table-cell table:formula="of:=[.A1538]/1000/(60*60*24)" office:value-type="time" office:time-value="PT06H49M35.052S" calcext:value-type="time">
            <text:p>06:49:35</text:p>
          </table:table-cell>
          <table:table-cell office:value-type="float" office:value="1.1" calcext:value-type="float">
            <text:p>1.1</text:p>
          </table:table-cell>
          <table:table-cell office:value-type="float" office:value="219.7" calcext:value-type="float">
            <text:p>219.7</text:p>
          </table:table-cell>
          <table:table-cell office:value-type="float" office:value="242.11" calcext:value-type="float">
            <text:p>242.11</text:p>
          </table:table-cell>
          <table:table-cell office:value-type="float" office:value="1618.47" calcext:value-type="float">
            <text:p>1618.47</text:p>
          </table:table-cell>
          <table:table-cell office:value-type="float" office:value="1930.12" calcext:value-type="float">
            <text:p>1930.12</text:p>
          </table:table-cell>
        </table:table-row>
        <table:table-row table:style-name="ro1">
          <table:table-cell office:value-type="float" office:value="24591052" calcext:value-type="float">
            <text:p>24591052</text:p>
          </table:table-cell>
          <table:table-cell table:formula="of:=[.A1539]/1000/(60*60*24)" office:value-type="time" office:time-value="PT06H49M51.052S" calcext:value-type="time">
            <text:p>06:49:51</text:p>
          </table:table-cell>
          <table:table-cell office:value-type="float" office:value="1.1" calcext:value-type="float">
            <text:p>1.1</text:p>
          </table:table-cell>
          <table:table-cell office:value-type="float" office:value="219.7" calcext:value-type="float">
            <text:p>219.7</text:p>
          </table:table-cell>
          <table:table-cell office:value-type="float" office:value="242.11" calcext:value-type="float">
            <text:p>242.11</text:p>
          </table:table-cell>
          <table:table-cell office:value-type="float" office:value="1619.45" calcext:value-type="float">
            <text:p>1619.45</text:p>
          </table:table-cell>
          <table:table-cell office:value-type="float" office:value="1931.2" calcext:value-type="float">
            <text:p>1931.2</text:p>
          </table:table-cell>
        </table:table-row>
        <table:table-row table:style-name="ro1">
          <table:table-cell office:value-type="float" office:value="24607052" calcext:value-type="float">
            <text:p>24607052</text:p>
          </table:table-cell>
          <table:table-cell table:formula="of:=[.A1540]/1000/(60*60*24)" office:value-type="time" office:time-value="PT06H50M07.052S" calcext:value-type="time">
            <text:p>06:50:07</text:p>
          </table:table-cell>
          <table:table-cell office:value-type="float" office:value="1.1" calcext:value-type="float">
            <text:p>1.1</text:p>
          </table:table-cell>
          <table:table-cell office:value-type="float" office:value="219.6" calcext:value-type="float">
            <text:p>219.6</text:p>
          </table:table-cell>
          <table:table-cell office:value-type="float" office:value="241.99" calcext:value-type="float">
            <text:p>241.99</text:p>
          </table:table-cell>
          <table:table-cell office:value-type="float" office:value="1620.42" calcext:value-type="float">
            <text:p>1620.42</text:p>
          </table:table-cell>
          <table:table-cell office:value-type="float" office:value="1932.28" calcext:value-type="float">
            <text:p>1932.28</text:p>
          </table:table-cell>
        </table:table-row>
        <table:table-row table:style-name="ro1">
          <table:table-cell office:value-type="float" office:value="24623052" calcext:value-type="float">
            <text:p>24623052</text:p>
          </table:table-cell>
          <table:table-cell table:formula="of:=[.A1541]/1000/(60*60*24)" office:value-type="time" office:time-value="PT06H50M23.052S" calcext:value-type="time">
            <text:p>06:50:23</text:p>
          </table:table-cell>
          <table:table-cell office:value-type="float" office:value="1.1" calcext:value-type="float">
            <text:p>1.1</text:p>
          </table:table-cell>
          <table:table-cell office:value-type="float" office:value="219.6" calcext:value-type="float">
            <text:p>219.6</text:p>
          </table:table-cell>
          <table:table-cell office:value-type="float" office:value="241.99" calcext:value-type="float">
            <text:p>241.99</text:p>
          </table:table-cell>
          <table:table-cell office:value-type="float" office:value="1621.4" calcext:value-type="float">
            <text:p>1621.4</text:p>
          </table:table-cell>
          <table:table-cell office:value-type="float" office:value="1933.35" calcext:value-type="float">
            <text:p>1933.35</text:p>
          </table:table-cell>
        </table:table-row>
        <table:table-row table:style-name="ro1">
          <table:table-cell office:value-type="float" office:value="24639052" calcext:value-type="float">
            <text:p>24639052</text:p>
          </table:table-cell>
          <table:table-cell table:formula="of:=[.A1542]/1000/(60*60*24)" office:value-type="time" office:time-value="PT06H50M39.052S" calcext:value-type="time">
            <text:p>06:50:39</text:p>
          </table:table-cell>
          <table:table-cell office:value-type="float" office:value="1.1" calcext:value-type="float">
            <text:p>1.1</text:p>
          </table:table-cell>
          <table:table-cell office:value-type="float" office:value="219.5" calcext:value-type="float">
            <text:p>219.5</text:p>
          </table:table-cell>
          <table:table-cell office:value-type="float" office:value="241.88" calcext:value-type="float">
            <text:p>241.88</text:p>
          </table:table-cell>
          <table:table-cell office:value-type="float" office:value="1622.37" calcext:value-type="float">
            <text:p>1622.37</text:p>
          </table:table-cell>
          <table:table-cell office:value-type="float" office:value="1934.43" calcext:value-type="float">
            <text:p>1934.43</text:p>
          </table:table-cell>
        </table:table-row>
        <table:table-row table:style-name="ro1">
          <table:table-cell office:value-type="float" office:value="24655052" calcext:value-type="float">
            <text:p>24655052</text:p>
          </table:table-cell>
          <table:table-cell table:formula="of:=[.A1543]/1000/(60*60*24)" office:value-type="time" office:time-value="PT06H50M55.052S" calcext:value-type="time">
            <text:p>06:50:55</text:p>
          </table:table-cell>
          <table:table-cell office:value-type="float" office:value="1.1" calcext:value-type="float">
            <text:p>1.1</text:p>
          </table:table-cell>
          <table:table-cell office:value-type="float" office:value="219.4" calcext:value-type="float">
            <text:p>219.4</text:p>
          </table:table-cell>
          <table:table-cell office:value-type="float" office:value="241.77" calcext:value-type="float">
            <text:p>241.77</text:p>
          </table:table-cell>
          <table:table-cell office:value-type="float" office:value="1623.35" calcext:value-type="float">
            <text:p>1623.35</text:p>
          </table:table-cell>
          <table:table-cell office:value-type="float" office:value="1935.5" calcext:value-type="float">
            <text:p>1935.5</text:p>
          </table:table-cell>
        </table:table-row>
        <table:table-row table:style-name="ro1">
          <table:table-cell office:value-type="float" office:value="24671052" calcext:value-type="float">
            <text:p>24671052</text:p>
          </table:table-cell>
          <table:table-cell table:formula="of:=[.A1544]/1000/(60*60*24)" office:value-type="time" office:time-value="PT06H51M11.052S" calcext:value-type="time">
            <text:p>06:51:11</text:p>
          </table:table-cell>
          <table:table-cell office:value-type="float" office:value="1.1" calcext:value-type="float">
            <text:p>1.1</text:p>
          </table:table-cell>
          <table:table-cell office:value-type="float" office:value="219.4" calcext:value-type="float">
            <text:p>219.4</text:p>
          </table:table-cell>
          <table:table-cell office:value-type="float" office:value="241.77" calcext:value-type="float">
            <text:p>241.77</text:p>
          </table:table-cell>
          <table:table-cell office:value-type="float" office:value="1624.32" calcext:value-type="float">
            <text:p>1624.32</text:p>
          </table:table-cell>
          <table:table-cell office:value-type="float" office:value="1936.58" calcext:value-type="float">
            <text:p>1936.58</text:p>
          </table:table-cell>
        </table:table-row>
        <table:table-row table:style-name="ro1">
          <table:table-cell office:value-type="float" office:value="24687051" calcext:value-type="float">
            <text:p>24687051</text:p>
          </table:table-cell>
          <table:table-cell table:formula="of:=[.A1545]/1000/(60*60*24)" office:value-type="time" office:time-value="PT06H51M27.051S" calcext:value-type="time">
            <text:p>06:51:27</text:p>
          </table:table-cell>
          <table:table-cell office:value-type="float" office:value="1.1" calcext:value-type="float">
            <text:p>1.1</text:p>
          </table:table-cell>
          <table:table-cell office:value-type="float" office:value="219.4" calcext:value-type="float">
            <text:p>219.4</text:p>
          </table:table-cell>
          <table:table-cell office:value-type="float" office:value="240.89" calcext:value-type="float">
            <text:p>240.89</text:p>
          </table:table-cell>
          <table:table-cell office:value-type="float" office:value="1625.3" calcext:value-type="float">
            <text:p>1625.3</text:p>
          </table:table-cell>
          <table:table-cell office:value-type="float" office:value="1937.65" calcext:value-type="float">
            <text:p>1937.65</text:p>
          </table:table-cell>
        </table:table-row>
        <table:table-row table:style-name="ro1">
          <table:table-cell office:value-type="float" office:value="24703051" calcext:value-type="float">
            <text:p>24703051</text:p>
          </table:table-cell>
          <table:table-cell table:formula="of:=[.A1546]/1000/(60*60*24)" office:value-type="time" office:time-value="PT06H51M43.051S" calcext:value-type="time">
            <text:p>06:51:43</text:p>
          </table:table-cell>
          <table:table-cell office:value-type="float" office:value="1.1" calcext:value-type="float">
            <text:p>1.1</text:p>
          </table:table-cell>
          <table:table-cell office:value-type="float" office:value="219.2" calcext:value-type="float">
            <text:p>219.2</text:p>
          </table:table-cell>
          <table:table-cell office:value-type="float" office:value="240.67" calcext:value-type="float">
            <text:p>240.67</text:p>
          </table:table-cell>
          <table:table-cell office:value-type="float" office:value="1626.27" calcext:value-type="float">
            <text:p>1626.27</text:p>
          </table:table-cell>
          <table:table-cell office:value-type="float" office:value="1938.72" calcext:value-type="float">
            <text:p>1938.72</text:p>
          </table:table-cell>
        </table:table-row>
        <table:table-row table:style-name="ro1">
          <table:table-cell office:value-type="float" office:value="24719052" calcext:value-type="float">
            <text:p>24719052</text:p>
          </table:table-cell>
          <table:table-cell table:formula="of:=[.A1547]/1000/(60*60*24)" office:value-type="time" office:time-value="PT06H51M59.052S" calcext:value-type="time">
            <text:p>06:51:59</text:p>
          </table:table-cell>
          <table:table-cell office:value-type="float" office:value="1.1" calcext:value-type="float">
            <text:p>1.1</text:p>
          </table:table-cell>
          <table:table-cell office:value-type="float" office:value="219.3" calcext:value-type="float">
            <text:p>219.3</text:p>
          </table:table-cell>
          <table:table-cell office:value-type="float" office:value="241.65" calcext:value-type="float">
            <text:p>241.65</text:p>
          </table:table-cell>
          <table:table-cell office:value-type="float" office:value="1627.25" calcext:value-type="float">
            <text:p>1627.25</text:p>
          </table:table-cell>
          <table:table-cell office:value-type="float" office:value="1939.79" calcext:value-type="float">
            <text:p>1939.79</text:p>
          </table:table-cell>
        </table:table-row>
        <table:table-row table:style-name="ro1">
          <table:table-cell office:value-type="float" office:value="24735052" calcext:value-type="float">
            <text:p>24735052</text:p>
          </table:table-cell>
          <table:table-cell table:formula="of:=[.A1548]/1000/(60*60*24)" office:value-type="time" office:time-value="PT06H52M15.052S" calcext:value-type="time">
            <text:p>06:52:15</text:p>
          </table:table-cell>
          <table:table-cell office:value-type="float" office:value="1.1" calcext:value-type="float">
            <text:p>1.1</text:p>
          </table:table-cell>
          <table:table-cell office:value-type="float" office:value="219.3" calcext:value-type="float">
            <text:p>219.3</text:p>
          </table:table-cell>
          <table:table-cell office:value-type="float" office:value="240.77" calcext:value-type="float">
            <text:p>240.77</text:p>
          </table:table-cell>
          <table:table-cell office:value-type="float" office:value="1628.22" calcext:value-type="float">
            <text:p>1628.22</text:p>
          </table:table-cell>
          <table:table-cell office:value-type="float" office:value="1940.86" calcext:value-type="float">
            <text:p>1940.86</text:p>
          </table:table-cell>
        </table:table-row>
        <table:table-row table:style-name="ro1">
          <table:table-cell office:value-type="float" office:value="24751052" calcext:value-type="float">
            <text:p>24751052</text:p>
          </table:table-cell>
          <table:table-cell table:formula="of:=[.A1549]/1000/(60*60*24)" office:value-type="time" office:time-value="PT06H52M31.052S" calcext:value-type="time">
            <text:p>06:52:31</text:p>
          </table:table-cell>
          <table:table-cell office:value-type="float" office:value="1.1" calcext:value-type="float">
            <text:p>1.1</text:p>
          </table:table-cell>
          <table:table-cell office:value-type="float" office:value="219.1" calcext:value-type="float">
            <text:p>219.1</text:p>
          </table:table-cell>
          <table:table-cell office:value-type="float" office:value="240.55" calcext:value-type="float">
            <text:p>240.55</text:p>
          </table:table-cell>
          <table:table-cell office:value-type="float" office:value="1629.2" calcext:value-type="float">
            <text:p>1629.2</text:p>
          </table:table-cell>
          <table:table-cell office:value-type="float" office:value="1941.93" calcext:value-type="float">
            <text:p>1941.93</text:p>
          </table:table-cell>
        </table:table-row>
        <table:table-row table:style-name="ro1">
          <table:table-cell office:value-type="float" office:value="24767052" calcext:value-type="float">
            <text:p>24767052</text:p>
          </table:table-cell>
          <table:table-cell table:formula="of:=[.A1550]/1000/(60*60*24)" office:value-type="time" office:time-value="PT06H52M47.052S" calcext:value-type="time">
            <text:p>06:52:47</text:p>
          </table:table-cell>
          <table:table-cell office:value-type="float" office:value="1.1" calcext:value-type="float">
            <text:p>1.1</text:p>
          </table:table-cell>
          <table:table-cell office:value-type="float" office:value="219.1" calcext:value-type="float">
            <text:p>219.1</text:p>
          </table:table-cell>
          <table:table-cell office:value-type="float" office:value="240.55" calcext:value-type="float">
            <text:p>240.55</text:p>
          </table:table-cell>
          <table:table-cell office:value-type="float" office:value="1630.17" calcext:value-type="float">
            <text:p>1630.17</text:p>
          </table:table-cell>
          <table:table-cell office:value-type="float" office:value="1943" calcext:value-type="float">
            <text:p>1943</text:p>
          </table:table-cell>
        </table:table-row>
        <table:table-row table:style-name="ro1">
          <table:table-cell office:value-type="float" office:value="24783052" calcext:value-type="float">
            <text:p>24783052</text:p>
          </table:table-cell>
          <table:table-cell table:formula="of:=[.A1551]/1000/(60*60*24)" office:value-type="time" office:time-value="PT06H53M03.052S" calcext:value-type="time">
            <text:p>06:53:03</text:p>
          </table:table-cell>
          <table:table-cell office:value-type="float" office:value="1.1" calcext:value-type="float">
            <text:p>1.1</text:p>
          </table:table-cell>
          <table:table-cell office:value-type="float" office:value="219" calcext:value-type="float">
            <text:p>219</text:p>
          </table:table-cell>
          <table:table-cell office:value-type="float" office:value="240.44" calcext:value-type="float">
            <text:p>240.44</text:p>
          </table:table-cell>
          <table:table-cell office:value-type="float" office:value="1631.14" calcext:value-type="float">
            <text:p>1631.14</text:p>
          </table:table-cell>
          <table:table-cell office:value-type="float" office:value="1944.06" calcext:value-type="float">
            <text:p>1944.06</text:p>
          </table:table-cell>
        </table:table-row>
        <table:table-row table:style-name="ro1">
          <table:table-cell office:value-type="float" office:value="24799052" calcext:value-type="float">
            <text:p>24799052</text:p>
          </table:table-cell>
          <table:table-cell table:formula="of:=[.A1552]/1000/(60*60*24)" office:value-type="time" office:time-value="PT06H53M19.052S" calcext:value-type="time">
            <text:p>06:53:19</text:p>
          </table:table-cell>
          <table:table-cell office:value-type="float" office:value="1.1" calcext:value-type="float">
            <text:p>1.1</text:p>
          </table:table-cell>
          <table:table-cell office:value-type="float" office:value="219" calcext:value-type="float">
            <text:p>219</text:p>
          </table:table-cell>
          <table:table-cell office:value-type="float" office:value="240.44" calcext:value-type="float">
            <text:p>240.44</text:p>
          </table:table-cell>
          <table:table-cell office:value-type="float" office:value="1632.12" calcext:value-type="float">
            <text:p>1632.12</text:p>
          </table:table-cell>
          <table:table-cell office:value-type="float" office:value="1945.13" calcext:value-type="float">
            <text:p>1945.13</text:p>
          </table:table-cell>
        </table:table-row>
        <table:table-row table:style-name="ro1">
          <table:table-cell office:value-type="float" office:value="24815052" calcext:value-type="float">
            <text:p>24815052</text:p>
          </table:table-cell>
          <table:table-cell table:formula="of:=[.A1553]/1000/(60*60*24)" office:value-type="time" office:time-value="PT06H53M35.052S" calcext:value-type="time">
            <text:p>06:53:35</text:p>
          </table:table-cell>
          <table:table-cell office:value-type="float" office:value="1.1" calcext:value-type="float">
            <text:p>1.1</text:p>
          </table:table-cell>
          <table:table-cell office:value-type="float" office:value="218.8" calcext:value-type="float">
            <text:p>218.8</text:p>
          </table:table-cell>
          <table:table-cell office:value-type="float" office:value="240.22" calcext:value-type="float">
            <text:p>240.22</text:p>
          </table:table-cell>
          <table:table-cell office:value-type="float" office:value="1633.09" calcext:value-type="float">
            <text:p>1633.09</text:p>
          </table:table-cell>
          <table:table-cell office:value-type="float" office:value="1946.2" calcext:value-type="float">
            <text:p>1946.2</text:p>
          </table:table-cell>
        </table:table-row>
        <table:table-row table:style-name="ro1">
          <table:table-cell office:value-type="float" office:value="24831052" calcext:value-type="float">
            <text:p>24831052</text:p>
          </table:table-cell>
          <table:table-cell table:formula="of:=[.A1554]/1000/(60*60*24)" office:value-type="time" office:time-value="PT06H53M51.052S" calcext:value-type="time">
            <text:p>06:53:51</text:p>
          </table:table-cell>
          <table:table-cell office:value-type="float" office:value="1.1" calcext:value-type="float">
            <text:p>1.1</text:p>
          </table:table-cell>
          <table:table-cell office:value-type="float" office:value="218.8" calcext:value-type="float">
            <text:p>218.8</text:p>
          </table:table-cell>
          <table:table-cell office:value-type="float" office:value="240.21" calcext:value-type="float">
            <text:p>240.21</text:p>
          </table:table-cell>
          <table:table-cell office:value-type="float" office:value="1634.06" calcext:value-type="float">
            <text:p>1634.06</text:p>
          </table:table-cell>
          <table:table-cell office:value-type="float" office:value="1947.27" calcext:value-type="float">
            <text:p>1947.27</text:p>
          </table:table-cell>
        </table:table-row>
        <table:table-row table:style-name="ro1">
          <table:table-cell office:value-type="float" office:value="24847052" calcext:value-type="float">
            <text:p>24847052</text:p>
          </table:table-cell>
          <table:table-cell table:formula="of:=[.A1555]/1000/(60*60*24)" office:value-type="time" office:time-value="PT06H54M07.052S" calcext:value-type="time">
            <text:p>06:54:07</text:p>
          </table:table-cell>
          <table:table-cell office:value-type="float" office:value="1.1" calcext:value-type="float">
            <text:p>1.1</text:p>
          </table:table-cell>
          <table:table-cell office:value-type="float" office:value="218.7" calcext:value-type="float">
            <text:p>218.7</text:p>
          </table:table-cell>
          <table:table-cell office:value-type="float" office:value="240.11" calcext:value-type="float">
            <text:p>240.11</text:p>
          </table:table-cell>
          <table:table-cell office:value-type="float" office:value="1635.03" calcext:value-type="float">
            <text:p>1635.03</text:p>
          </table:table-cell>
          <table:table-cell office:value-type="float" office:value="1948.34" calcext:value-type="float">
            <text:p>1948.34</text:p>
          </table:table-cell>
        </table:table-row>
        <table:table-row table:style-name="ro1">
          <table:table-cell office:value-type="float" office:value="24863052" calcext:value-type="float">
            <text:p>24863052</text:p>
          </table:table-cell>
          <table:table-cell table:formula="of:=[.A1556]/1000/(60*60*24)" office:value-type="time" office:time-value="PT06H54M23.052S" calcext:value-type="time">
            <text:p>06:54:23</text:p>
          </table:table-cell>
          <table:table-cell office:value-type="float" office:value="1.1" calcext:value-type="float">
            <text:p>1.1</text:p>
          </table:table-cell>
          <table:table-cell office:value-type="float" office:value="218.7" calcext:value-type="float">
            <text:p>218.7</text:p>
          </table:table-cell>
          <table:table-cell office:value-type="float" office:value="240.1" calcext:value-type="float">
            <text:p>240.1</text:p>
          </table:table-cell>
          <table:table-cell office:value-type="float" office:value="1636.01" calcext:value-type="float">
            <text:p>1636.01</text:p>
          </table:table-cell>
          <table:table-cell office:value-type="float" office:value="1949.4" calcext:value-type="float">
            <text:p>1949.4</text:p>
          </table:table-cell>
        </table:table-row>
        <table:table-row table:style-name="ro1">
          <table:table-cell office:value-type="float" office:value="24879052" calcext:value-type="float">
            <text:p>24879052</text:p>
          </table:table-cell>
          <table:table-cell table:formula="of:=[.A1557]/1000/(60*60*24)" office:value-type="time" office:time-value="PT06H54M39.052S" calcext:value-type="time">
            <text:p>06:54:39</text:p>
          </table:table-cell>
          <table:table-cell office:value-type="float" office:value="1.09" calcext:value-type="float">
            <text:p>1.09</text:p>
          </table:table-cell>
          <table:table-cell office:value-type="float" office:value="218.7" calcext:value-type="float">
            <text:p>218.7</text:p>
          </table:table-cell>
          <table:table-cell office:value-type="float" office:value="239.22" calcext:value-type="float">
            <text:p>239.22</text:p>
          </table:table-cell>
          <table:table-cell office:value-type="float" office:value="1636.98" calcext:value-type="float">
            <text:p>1636.98</text:p>
          </table:table-cell>
          <table:table-cell office:value-type="float" office:value="1950.47" calcext:value-type="float">
            <text:p>1950.47</text:p>
          </table:table-cell>
        </table:table-row>
        <table:table-row table:style-name="ro1">
          <table:table-cell office:value-type="float" office:value="24895052" calcext:value-type="float">
            <text:p>24895052</text:p>
          </table:table-cell>
          <table:table-cell table:formula="of:=[.A1558]/1000/(60*60*24)" office:value-type="time" office:time-value="PT06H54M55.052S" calcext:value-type="time">
            <text:p>06:54:55</text:p>
          </table:table-cell>
          <table:table-cell office:value-type="float" office:value="1.09" calcext:value-type="float">
            <text:p>1.09</text:p>
          </table:table-cell>
          <table:table-cell office:value-type="float" office:value="218.5" calcext:value-type="float">
            <text:p>218.5</text:p>
          </table:table-cell>
          <table:table-cell office:value-type="float" office:value="239.01" calcext:value-type="float">
            <text:p>239.01</text:p>
          </table:table-cell>
          <table:table-cell office:value-type="float" office:value="1637.95" calcext:value-type="float">
            <text:p>1637.95</text:p>
          </table:table-cell>
          <table:table-cell office:value-type="float" office:value="1951.53" calcext:value-type="float">
            <text:p>1951.53</text:p>
          </table:table-cell>
        </table:table-row>
        <table:table-row table:style-name="ro1">
          <table:table-cell office:value-type="float" office:value="24911052" calcext:value-type="float">
            <text:p>24911052</text:p>
          </table:table-cell>
          <table:table-cell table:formula="of:=[.A1559]/1000/(60*60*24)" office:value-type="time" office:time-value="PT06H55M11.052S" calcext:value-type="time">
            <text:p>06:55:11</text:p>
          </table:table-cell>
          <table:table-cell office:value-type="float" office:value="1.09" calcext:value-type="float">
            <text:p>1.09</text:p>
          </table:table-cell>
          <table:table-cell office:value-type="float" office:value="218.4" calcext:value-type="float">
            <text:p>218.4</text:p>
          </table:table-cell>
          <table:table-cell office:value-type="float" office:value="238.89" calcext:value-type="float">
            <text:p>238.89</text:p>
          </table:table-cell>
          <table:table-cell office:value-type="float" office:value="1638.92" calcext:value-type="float">
            <text:p>1638.92</text:p>
          </table:table-cell>
          <table:table-cell office:value-type="float" office:value="1952.59" calcext:value-type="float">
            <text:p>1952.59</text:p>
          </table:table-cell>
        </table:table-row>
        <table:table-row table:style-name="ro1">
          <table:table-cell office:value-type="float" office:value="24927052" calcext:value-type="float">
            <text:p>24927052</text:p>
          </table:table-cell>
          <table:table-cell table:formula="of:=[.A1560]/1000/(60*60*24)" office:value-type="time" office:time-value="PT06H55M27.052S" calcext:value-type="time">
            <text:p>06:55:27</text:p>
          </table:table-cell>
          <table:table-cell office:value-type="float" office:value="1.09" calcext:value-type="float">
            <text:p>1.09</text:p>
          </table:table-cell>
          <table:table-cell office:value-type="float" office:value="218.4" calcext:value-type="float">
            <text:p>218.4</text:p>
          </table:table-cell>
          <table:table-cell office:value-type="float" office:value="238.89" calcext:value-type="float">
            <text:p>238.89</text:p>
          </table:table-cell>
          <table:table-cell office:value-type="float" office:value="1639.89" calcext:value-type="float">
            <text:p>1639.89</text:p>
          </table:table-cell>
          <table:table-cell office:value-type="float" office:value="1953.66" calcext:value-type="float">
            <text:p>1953.66</text:p>
          </table:table-cell>
        </table:table-row>
        <table:table-row table:style-name="ro1">
          <table:table-cell office:value-type="float" office:value="24943052" calcext:value-type="float">
            <text:p>24943052</text:p>
          </table:table-cell>
          <table:table-cell table:formula="of:=[.A1561]/1000/(60*60*24)" office:value-type="time" office:time-value="PT06H55M43.052S" calcext:value-type="time">
            <text:p>06:55:43</text:p>
          </table:table-cell>
          <table:table-cell office:value-type="float" office:value="1.09" calcext:value-type="float">
            <text:p>1.09</text:p>
          </table:table-cell>
          <table:table-cell office:value-type="float" office:value="218.3" calcext:value-type="float">
            <text:p>218.3</text:p>
          </table:table-cell>
          <table:table-cell office:value-type="float" office:value="238.78" calcext:value-type="float">
            <text:p>238.78</text:p>
          </table:table-cell>
          <table:table-cell office:value-type="float" office:value="1640.86" calcext:value-type="float">
            <text:p>1640.86</text:p>
          </table:table-cell>
          <table:table-cell office:value-type="float" office:value="1954.72" calcext:value-type="float">
            <text:p>1954.72</text:p>
          </table:table-cell>
        </table:table-row>
        <table:table-row table:style-name="ro1">
          <table:table-cell office:value-type="float" office:value="24959052" calcext:value-type="float">
            <text:p>24959052</text:p>
          </table:table-cell>
          <table:table-cell table:formula="of:=[.A1562]/1000/(60*60*24)" office:value-type="time" office:time-value="PT06H55M59.052S" calcext:value-type="time">
            <text:p>06:55:59</text:p>
          </table:table-cell>
          <table:table-cell office:value-type="float" office:value="1.09" calcext:value-type="float">
            <text:p>1.09</text:p>
          </table:table-cell>
          <table:table-cell office:value-type="float" office:value="218.2" calcext:value-type="float">
            <text:p>218.2</text:p>
          </table:table-cell>
          <table:table-cell office:value-type="float" office:value="238.67" calcext:value-type="float">
            <text:p>238.67</text:p>
          </table:table-cell>
          <table:table-cell office:value-type="float" office:value="1641.83" calcext:value-type="float">
            <text:p>1641.83</text:p>
          </table:table-cell>
          <table:table-cell office:value-type="float" office:value="1955.78" calcext:value-type="float">
            <text:p>1955.78</text:p>
          </table:table-cell>
        </table:table-row>
        <table:table-row table:style-name="ro1">
          <table:table-cell office:value-type="float" office:value="24975052" calcext:value-type="float">
            <text:p>24975052</text:p>
          </table:table-cell>
          <table:table-cell table:formula="of:=[.A1563]/1000/(60*60*24)" office:value-type="time" office:time-value="PT06H56M15.052S" calcext:value-type="time">
            <text:p>06:56:15</text:p>
          </table:table-cell>
          <table:table-cell office:value-type="float" office:value="1.09" calcext:value-type="float">
            <text:p>1.09</text:p>
          </table:table-cell>
          <table:table-cell office:value-type="float" office:value="218.1" calcext:value-type="float">
            <text:p>218.1</text:p>
          </table:table-cell>
          <table:table-cell office:value-type="float" office:value="238.56" calcext:value-type="float">
            <text:p>238.56</text:p>
          </table:table-cell>
          <table:table-cell office:value-type="float" office:value="1642.8" calcext:value-type="float">
            <text:p>1642.8</text:p>
          </table:table-cell>
          <table:table-cell office:value-type="float" office:value="1956.84" calcext:value-type="float">
            <text:p>1956.84</text:p>
          </table:table-cell>
        </table:table-row>
        <table:table-row table:style-name="ro1">
          <table:table-cell office:value-type="float" office:value="24991052" calcext:value-type="float">
            <text:p>24991052</text:p>
          </table:table-cell>
          <table:table-cell table:formula="of:=[.A1564]/1000/(60*60*24)" office:value-type="time" office:time-value="PT06H56M31.052S" calcext:value-type="time">
            <text:p>06:56:31</text:p>
          </table:table-cell>
          <table:table-cell office:value-type="float" office:value="1.09" calcext:value-type="float">
            <text:p>1.09</text:p>
          </table:table-cell>
          <table:table-cell office:value-type="float" office:value="218.1" calcext:value-type="float">
            <text:p>218.1</text:p>
          </table:table-cell>
          <table:table-cell office:value-type="float" office:value="238.56" calcext:value-type="float">
            <text:p>238.56</text:p>
          </table:table-cell>
          <table:table-cell office:value-type="float" office:value="1643.77" calcext:value-type="float">
            <text:p>1643.77</text:p>
          </table:table-cell>
          <table:table-cell office:value-type="float" office:value="1957.9" calcext:value-type="float">
            <text:p>1957.9</text:p>
          </table:table-cell>
        </table:table-row>
        <table:table-row table:style-name="ro1">
          <table:table-cell office:value-type="float" office:value="25007052" calcext:value-type="float">
            <text:p>25007052</text:p>
          </table:table-cell>
          <table:table-cell table:formula="of:=[.A1565]/1000/(60*60*24)" office:value-type="time" office:time-value="PT06H56M47.052S" calcext:value-type="time">
            <text:p>06:56:47</text:p>
          </table:table-cell>
          <table:table-cell office:value-type="float" office:value="1.09" calcext:value-type="float">
            <text:p>1.09</text:p>
          </table:table-cell>
          <table:table-cell office:value-type="float" office:value="218" calcext:value-type="float">
            <text:p>218</text:p>
          </table:table-cell>
          <table:table-cell office:value-type="float" office:value="238.45" calcext:value-type="float">
            <text:p>238.45</text:p>
          </table:table-cell>
          <table:table-cell office:value-type="float" office:value="1644.74" calcext:value-type="float">
            <text:p>1644.74</text:p>
          </table:table-cell>
          <table:table-cell office:value-type="float" office:value="1958.96" calcext:value-type="float">
            <text:p>1958.96</text:p>
          </table:table-cell>
        </table:table-row>
        <table:table-row table:style-name="ro1">
          <table:table-cell office:value-type="float" office:value="25023052" calcext:value-type="float">
            <text:p>25023052</text:p>
          </table:table-cell>
          <table:table-cell table:formula="of:=[.A1566]/1000/(60*60*24)" office:value-type="time" office:time-value="PT06H57M03.052S" calcext:value-type="time">
            <text:p>06:57:03</text:p>
          </table:table-cell>
          <table:table-cell office:value-type="float" office:value="1.09" calcext:value-type="float">
            <text:p>1.09</text:p>
          </table:table-cell>
          <table:table-cell office:value-type="float" office:value="218" calcext:value-type="float">
            <text:p>218</text:p>
          </table:table-cell>
          <table:table-cell office:value-type="float" office:value="238.45" calcext:value-type="float">
            <text:p>238.45</text:p>
          </table:table-cell>
          <table:table-cell office:value-type="float" office:value="1645.71" calcext:value-type="float">
            <text:p>1645.71</text:p>
          </table:table-cell>
          <table:table-cell office:value-type="float" office:value="1960.02" calcext:value-type="float">
            <text:p>1960.02</text:p>
          </table:table-cell>
        </table:table-row>
        <table:table-row table:style-name="ro1">
          <table:table-cell office:value-type="float" office:value="25039052" calcext:value-type="float">
            <text:p>25039052</text:p>
          </table:table-cell>
          <table:table-cell table:formula="of:=[.A1567]/1000/(60*60*24)" office:value-type="time" office:time-value="PT06H57M19.052S" calcext:value-type="time">
            <text:p>06:57:19</text:p>
          </table:table-cell>
          <table:table-cell office:value-type="float" office:value="1.09" calcext:value-type="float">
            <text:p>1.09</text:p>
          </table:table-cell>
          <table:table-cell office:value-type="float" office:value="217.9" calcext:value-type="float">
            <text:p>217.9</text:p>
          </table:table-cell>
          <table:table-cell office:value-type="float" office:value="238.34" calcext:value-type="float">
            <text:p>238.34</text:p>
          </table:table-cell>
          <table:table-cell office:value-type="float" office:value="1646.68" calcext:value-type="float">
            <text:p>1646.68</text:p>
          </table:table-cell>
          <table:table-cell office:value-type="float" office:value="1961.08" calcext:value-type="float">
            <text:p>1961.08</text:p>
          </table:table-cell>
        </table:table-row>
        <table:table-row table:style-name="ro1">
          <table:table-cell office:value-type="float" office:value="25055052" calcext:value-type="float">
            <text:p>25055052</text:p>
          </table:table-cell>
          <table:table-cell table:formula="of:=[.A1568]/1000/(60*60*24)" office:value-type="time" office:time-value="PT06H57M35.052S" calcext:value-type="time">
            <text:p>06:57:35</text:p>
          </table:table-cell>
          <table:table-cell office:value-type="float" office:value="1.09" calcext:value-type="float">
            <text:p>1.09</text:p>
          </table:table-cell>
          <table:table-cell office:value-type="float" office:value="217.9" calcext:value-type="float">
            <text:p>217.9</text:p>
          </table:table-cell>
          <table:table-cell office:value-type="float" office:value="238.33" calcext:value-type="float">
            <text:p>238.33</text:p>
          </table:table-cell>
          <table:table-cell office:value-type="float" office:value="1647.65" calcext:value-type="float">
            <text:p>1647.65</text:p>
          </table:table-cell>
          <table:table-cell office:value-type="float" office:value="1962.14" calcext:value-type="float">
            <text:p>1962.14</text:p>
          </table:table-cell>
        </table:table-row>
        <table:table-row table:style-name="ro1">
          <table:table-cell office:value-type="float" office:value="25071052" calcext:value-type="float">
            <text:p>25071052</text:p>
          </table:table-cell>
          <table:table-cell table:formula="of:=[.A1569]/1000/(60*60*24)" office:value-type="time" office:time-value="PT06H57M51.052S" calcext:value-type="time">
            <text:p>06:57:51</text:p>
          </table:table-cell>
          <table:table-cell office:value-type="float" office:value="1.09" calcext:value-type="float">
            <text:p>1.09</text:p>
          </table:table-cell>
          <table:table-cell office:value-type="float" office:value="217.8" calcext:value-type="float">
            <text:p>217.8</text:p>
          </table:table-cell>
          <table:table-cell office:value-type="float" office:value="237.35" calcext:value-type="float">
            <text:p>237.35</text:p>
          </table:table-cell>
          <table:table-cell office:value-type="float" office:value="1648.61" calcext:value-type="float">
            <text:p>1648.61</text:p>
          </table:table-cell>
          <table:table-cell office:value-type="float" office:value="1963.2" calcext:value-type="float">
            <text:p>1963.2</text:p>
          </table:table-cell>
        </table:table-row>
        <table:table-row table:style-name="ro1">
          <table:table-cell office:value-type="float" office:value="25087052" calcext:value-type="float">
            <text:p>25087052</text:p>
          </table:table-cell>
          <table:table-cell table:formula="of:=[.A1570]/1000/(60*60*24)" office:value-type="time" office:time-value="PT06H58M07.052S" calcext:value-type="time">
            <text:p>06:58:07</text:p>
          </table:table-cell>
          <table:table-cell office:value-type="float" office:value="1.09" calcext:value-type="float">
            <text:p>1.09</text:p>
          </table:table-cell>
          <table:table-cell office:value-type="float" office:value="217.7" calcext:value-type="float">
            <text:p>217.7</text:p>
          </table:table-cell>
          <table:table-cell office:value-type="float" office:value="237.24" calcext:value-type="float">
            <text:p>237.24</text:p>
          </table:table-cell>
          <table:table-cell office:value-type="float" office:value="1649.58" calcext:value-type="float">
            <text:p>1649.58</text:p>
          </table:table-cell>
          <table:table-cell office:value-type="float" office:value="1964.25" calcext:value-type="float">
            <text:p>1964.25</text:p>
          </table:table-cell>
        </table:table-row>
        <table:table-row table:style-name="ro1">
          <table:table-cell office:value-type="float" office:value="25103052" calcext:value-type="float">
            <text:p>25103052</text:p>
          </table:table-cell>
          <table:table-cell table:formula="of:=[.A1571]/1000/(60*60*24)" office:value-type="time" office:time-value="PT06H58M23.052S" calcext:value-type="time">
            <text:p>06:58:23</text:p>
          </table:table-cell>
          <table:table-cell office:value-type="float" office:value="1.09" calcext:value-type="float">
            <text:p>1.09</text:p>
          </table:table-cell>
          <table:table-cell office:value-type="float" office:value="217.6" calcext:value-type="float">
            <text:p>217.6</text:p>
          </table:table-cell>
          <table:table-cell office:value-type="float" office:value="237.13" calcext:value-type="float">
            <text:p>237.13</text:p>
          </table:table-cell>
          <table:table-cell office:value-type="float" office:value="1650.55" calcext:value-type="float">
            <text:p>1650.55</text:p>
          </table:table-cell>
          <table:table-cell office:value-type="float" office:value="1965.31" calcext:value-type="float">
            <text:p>1965.31</text:p>
          </table:table-cell>
        </table:table-row>
        <table:table-row table:style-name="ro1">
          <table:table-cell office:value-type="float" office:value="25119052" calcext:value-type="float">
            <text:p>25119052</text:p>
          </table:table-cell>
          <table:table-cell table:formula="of:=[.A1572]/1000/(60*60*24)" office:value-type="time" office:time-value="PT06H58M39.052S" calcext:value-type="time">
            <text:p>06:58:39</text:p>
          </table:table-cell>
          <table:table-cell office:value-type="float" office:value="1.09" calcext:value-type="float">
            <text:p>1.09</text:p>
          </table:table-cell>
          <table:table-cell office:value-type="float" office:value="217.6" calcext:value-type="float">
            <text:p>217.6</text:p>
          </table:table-cell>
          <table:table-cell office:value-type="float" office:value="237.13" calcext:value-type="float">
            <text:p>237.13</text:p>
          </table:table-cell>
          <table:table-cell office:value-type="float" office:value="1651.52" calcext:value-type="float">
            <text:p>1651.52</text:p>
          </table:table-cell>
          <table:table-cell office:value-type="float" office:value="1966.36" calcext:value-type="float">
            <text:p>1966.36</text:p>
          </table:table-cell>
        </table:table-row>
        <table:table-row table:style-name="ro1">
          <table:table-cell office:value-type="float" office:value="25135052" calcext:value-type="float">
            <text:p>25135052</text:p>
          </table:table-cell>
          <table:table-cell table:formula="of:=[.A1573]/1000/(60*60*24)" office:value-type="time" office:time-value="PT06H58M55.052S" calcext:value-type="time">
            <text:p>06:58:55</text:p>
          </table:table-cell>
          <table:table-cell office:value-type="float" office:value="1.09" calcext:value-type="float">
            <text:p>1.09</text:p>
          </table:table-cell>
          <table:table-cell office:value-type="float" office:value="217.5" calcext:value-type="float">
            <text:p>217.5</text:p>
          </table:table-cell>
          <table:table-cell office:value-type="float" office:value="237.02" calcext:value-type="float">
            <text:p>237.02</text:p>
          </table:table-cell>
          <table:table-cell office:value-type="float" office:value="1652.48" calcext:value-type="float">
            <text:p>1652.48</text:p>
          </table:table-cell>
          <table:table-cell office:value-type="float" office:value="1967.42" calcext:value-type="float">
            <text:p>1967.42</text:p>
          </table:table-cell>
        </table:table-row>
        <table:table-row table:style-name="ro1">
          <table:table-cell office:value-type="float" office:value="25151052" calcext:value-type="float">
            <text:p>25151052</text:p>
          </table:table-cell>
          <table:table-cell table:formula="of:=[.A1574]/1000/(60*60*24)" office:value-type="time" office:time-value="PT06H59M11.052S" calcext:value-type="time">
            <text:p>06:59:11</text:p>
          </table:table-cell>
          <table:table-cell office:value-type="float" office:value="1.09" calcext:value-type="float">
            <text:p>1.09</text:p>
          </table:table-cell>
          <table:table-cell office:value-type="float" office:value="217.4" calcext:value-type="float">
            <text:p>217.4</text:p>
          </table:table-cell>
          <table:table-cell office:value-type="float" office:value="236.91" calcext:value-type="float">
            <text:p>236.91</text:p>
          </table:table-cell>
          <table:table-cell office:value-type="float" office:value="1653.45" calcext:value-type="float">
            <text:p>1653.45</text:p>
          </table:table-cell>
          <table:table-cell office:value-type="float" office:value="1968.47" calcext:value-type="float">
            <text:p>1968.47</text:p>
          </table:table-cell>
        </table:table-row>
        <table:table-row table:style-name="ro1">
          <table:table-cell office:value-type="float" office:value="25167052" calcext:value-type="float">
            <text:p>25167052</text:p>
          </table:table-cell>
          <table:table-cell table:formula="of:=[.A1575]/1000/(60*60*24)" office:value-type="time" office:time-value="PT06H59M27.052S" calcext:value-type="time">
            <text:p>06:59:27</text:p>
          </table:table-cell>
          <table:table-cell office:value-type="float" office:value="1.09" calcext:value-type="float">
            <text:p>1.09</text:p>
          </table:table-cell>
          <table:table-cell office:value-type="float" office:value="217.3" calcext:value-type="float">
            <text:p>217.3</text:p>
          </table:table-cell>
          <table:table-cell office:value-type="float" office:value="236.8" calcext:value-type="float">
            <text:p>236.8</text:p>
          </table:table-cell>
          <table:table-cell office:value-type="float" office:value="1654.42" calcext:value-type="float">
            <text:p>1654.42</text:p>
          </table:table-cell>
          <table:table-cell office:value-type="float" office:value="1969.52" calcext:value-type="float">
            <text:p>1969.52</text:p>
          </table:table-cell>
        </table:table-row>
        <table:table-row table:style-name="ro1">
          <table:table-cell office:value-type="float" office:value="25183052" calcext:value-type="float">
            <text:p>25183052</text:p>
          </table:table-cell>
          <table:table-cell table:formula="of:=[.A1576]/1000/(60*60*24)" office:value-type="time" office:time-value="PT06H59M43.052S" calcext:value-type="time">
            <text:p>06:59:43</text:p>
          </table:table-cell>
          <table:table-cell office:value-type="float" office:value="1.09" calcext:value-type="float">
            <text:p>1.09</text:p>
          </table:table-cell>
          <table:table-cell office:value-type="float" office:value="217.2" calcext:value-type="float">
            <text:p>217.2</text:p>
          </table:table-cell>
          <table:table-cell office:value-type="float" office:value="236.69" calcext:value-type="float">
            <text:p>236.69</text:p>
          </table:table-cell>
          <table:table-cell office:value-type="float" office:value="1655.38" calcext:value-type="float">
            <text:p>1655.38</text:p>
          </table:table-cell>
          <table:table-cell office:value-type="float" office:value="1970.57" calcext:value-type="float">
            <text:p>1970.57</text:p>
          </table:table-cell>
        </table:table-row>
        <table:table-row table:style-name="ro1">
          <table:table-cell office:value-type="float" office:value="25199052" calcext:value-type="float">
            <text:p>25199052</text:p>
          </table:table-cell>
          <table:table-cell table:formula="of:=[.A1577]/1000/(60*60*24)" office:value-type="time" office:time-value="PT06H59M59.052S" calcext:value-type="time">
            <text:p>06:59:59</text:p>
          </table:table-cell>
          <table:table-cell office:value-type="float" office:value="1.09" calcext:value-type="float">
            <text:p>1.09</text:p>
          </table:table-cell>
          <table:table-cell office:value-type="float" office:value="217.2" calcext:value-type="float">
            <text:p>217.2</text:p>
          </table:table-cell>
          <table:table-cell office:value-type="float" office:value="236.69" calcext:value-type="float">
            <text:p>236.69</text:p>
          </table:table-cell>
          <table:table-cell office:value-type="float" office:value="1656.35" calcext:value-type="float">
            <text:p>1656.35</text:p>
          </table:table-cell>
          <table:table-cell office:value-type="float" office:value="1971.63" calcext:value-type="float">
            <text:p>1971.63</text:p>
          </table:table-cell>
        </table:table-row>
        <table:table-row table:style-name="ro1">
          <table:table-cell office:value-type="float" office:value="25215052" calcext:value-type="float">
            <text:p>25215052</text:p>
          </table:table-cell>
          <table:table-cell table:formula="of:=[.A1578]/1000/(60*60*24)" office:value-type="time" office:time-value="PT07H00M15.052S" calcext:value-type="time">
            <text:p>07:00:15</text:p>
          </table:table-cell>
          <table:table-cell office:value-type="float" office:value="1.09" calcext:value-type="float">
            <text:p>1.09</text:p>
          </table:table-cell>
          <table:table-cell office:value-type="float" office:value="217.1" calcext:value-type="float">
            <text:p>217.1</text:p>
          </table:table-cell>
          <table:table-cell office:value-type="float" office:value="236.58" calcext:value-type="float">
            <text:p>236.58</text:p>
          </table:table-cell>
          <table:table-cell office:value-type="float" office:value="1657.31" calcext:value-type="float">
            <text:p>1657.31</text:p>
          </table:table-cell>
          <table:table-cell office:value-type="float" office:value="1972.68" calcext:value-type="float">
            <text:p>1972.68</text:p>
          </table:table-cell>
        </table:table-row>
        <table:table-row table:style-name="ro1">
          <table:table-cell office:value-type="float" office:value="25231052" calcext:value-type="float">
            <text:p>25231052</text:p>
          </table:table-cell>
          <table:table-cell table:formula="of:=[.A1579]/1000/(60*60*24)" office:value-type="time" office:time-value="PT07H00M31.052S" calcext:value-type="time">
            <text:p>07:00:31</text:p>
          </table:table-cell>
          <table:table-cell office:value-type="float" office:value="1.09" calcext:value-type="float">
            <text:p>1.09</text:p>
          </table:table-cell>
          <table:table-cell office:value-type="float" office:value="217" calcext:value-type="float">
            <text:p>217</text:p>
          </table:table-cell>
          <table:table-cell office:value-type="float" office:value="235.6" calcext:value-type="float">
            <text:p>235.6</text:p>
          </table:table-cell>
          <table:table-cell office:value-type="float" office:value="1658.28" calcext:value-type="float">
            <text:p>1658.28</text:p>
          </table:table-cell>
          <table:table-cell office:value-type="float" office:value="1973.73" calcext:value-type="float">
            <text:p>1973.73</text:p>
          </table:table-cell>
        </table:table-row>
        <table:table-row table:style-name="ro1">
          <table:table-cell office:value-type="float" office:value="25247052" calcext:value-type="float">
            <text:p>25247052</text:p>
          </table:table-cell>
          <table:table-cell table:formula="of:=[.A1580]/1000/(60*60*24)" office:value-type="time" office:time-value="PT07H00M47.052S" calcext:value-type="time">
            <text:p>07:00:47</text:p>
          </table:table-cell>
          <table:table-cell office:value-type="float" office:value="1.09" calcext:value-type="float">
            <text:p>1.09</text:p>
          </table:table-cell>
          <table:table-cell office:value-type="float" office:value="217" calcext:value-type="float">
            <text:p>217</text:p>
          </table:table-cell>
          <table:table-cell office:value-type="float" office:value="235.59" calcext:value-type="float">
            <text:p>235.59</text:p>
          </table:table-cell>
          <table:table-cell office:value-type="float" office:value="1659.24" calcext:value-type="float">
            <text:p>1659.24</text:p>
          </table:table-cell>
          <table:table-cell office:value-type="float" office:value="1974.77" calcext:value-type="float">
            <text:p>1974.77</text:p>
          </table:table-cell>
        </table:table-row>
        <table:table-row table:style-name="ro1">
          <table:table-cell office:value-type="float" office:value="25263052" calcext:value-type="float">
            <text:p>25263052</text:p>
          </table:table-cell>
          <table:table-cell table:formula="of:=[.A1581]/1000/(60*60*24)" office:value-type="time" office:time-value="PT07H01M03.052S" calcext:value-type="time">
            <text:p>07:01:03</text:p>
          </table:table-cell>
          <table:table-cell office:value-type="float" office:value="1.09" calcext:value-type="float">
            <text:p>1.09</text:p>
          </table:table-cell>
          <table:table-cell office:value-type="float" office:value="216.8" calcext:value-type="float">
            <text:p>216.8</text:p>
          </table:table-cell>
          <table:table-cell office:value-type="float" office:value="235.38" calcext:value-type="float">
            <text:p>235.38</text:p>
          </table:table-cell>
          <table:table-cell office:value-type="float" office:value="1660.2" calcext:value-type="float">
            <text:p>1660.2</text:p>
          </table:table-cell>
          <table:table-cell office:value-type="float" office:value="1975.82" calcext:value-type="float">
            <text:p>1975.82</text:p>
          </table:table-cell>
        </table:table-row>
        <table:table-row table:style-name="ro1">
          <table:table-cell office:value-type="float" office:value="25279052" calcext:value-type="float">
            <text:p>25279052</text:p>
          </table:table-cell>
          <table:table-cell table:formula="of:=[.A1582]/1000/(60*60*24)" office:value-type="time" office:time-value="PT07H01M19.052S" calcext:value-type="time">
            <text:p>07:01:19</text:p>
          </table:table-cell>
          <table:table-cell office:value-type="float" office:value="1.09" calcext:value-type="float">
            <text:p>1.09</text:p>
          </table:table-cell>
          <table:table-cell office:value-type="float" office:value="216.8" calcext:value-type="float">
            <text:p>216.8</text:p>
          </table:table-cell>
          <table:table-cell office:value-type="float" office:value="235.38" calcext:value-type="float">
            <text:p>235.38</text:p>
          </table:table-cell>
          <table:table-cell office:value-type="float" office:value="1661.17" calcext:value-type="float">
            <text:p>1661.17</text:p>
          </table:table-cell>
          <table:table-cell office:value-type="float" office:value="1976.87" calcext:value-type="float">
            <text:p>1976.87</text:p>
          </table:table-cell>
        </table:table-row>
        <table:table-row table:style-name="ro1">
          <table:table-cell office:value-type="float" office:value="25295052" calcext:value-type="float">
            <text:p>25295052</text:p>
          </table:table-cell>
          <table:table-cell table:formula="of:=[.A1583]/1000/(60*60*24)" office:value-type="time" office:time-value="PT07H01M35.052S" calcext:value-type="time">
            <text:p>07:01:35</text:p>
          </table:table-cell>
          <table:table-cell office:value-type="float" office:value="1.09" calcext:value-type="float">
            <text:p>1.09</text:p>
          </table:table-cell>
          <table:table-cell office:value-type="float" office:value="216.7" calcext:value-type="float">
            <text:p>216.7</text:p>
          </table:table-cell>
          <table:table-cell office:value-type="float" office:value="235.26" calcext:value-type="float">
            <text:p>235.26</text:p>
          </table:table-cell>
          <table:table-cell office:value-type="float" office:value="1662.13" calcext:value-type="float">
            <text:p>1662.13</text:p>
          </table:table-cell>
          <table:table-cell office:value-type="float" office:value="1977.91" calcext:value-type="float">
            <text:p>1977.91</text:p>
          </table:table-cell>
        </table:table-row>
        <table:table-row table:style-name="ro1">
          <table:table-cell office:value-type="float" office:value="25311052" calcext:value-type="float">
            <text:p>25311052</text:p>
          </table:table-cell>
          <table:table-cell table:formula="of:=[.A1584]/1000/(60*60*24)" office:value-type="time" office:time-value="PT07H01M51.052S" calcext:value-type="time">
            <text:p>07:01:51</text:p>
          </table:table-cell>
          <table:table-cell office:value-type="float" office:value="1.09" calcext:value-type="float">
            <text:p>1.09</text:p>
          </table:table-cell>
          <table:table-cell office:value-type="float" office:value="216.7" calcext:value-type="float">
            <text:p>216.7</text:p>
          </table:table-cell>
          <table:table-cell office:value-type="float" office:value="235.26" calcext:value-type="float">
            <text:p>235.26</text:p>
          </table:table-cell>
          <table:table-cell office:value-type="float" office:value="1663.09" calcext:value-type="float">
            <text:p>1663.09</text:p>
          </table:table-cell>
          <table:table-cell office:value-type="float" office:value="1978.96" calcext:value-type="float">
            <text:p>1978.96</text:p>
          </table:table-cell>
        </table:table-row>
        <table:table-row table:style-name="ro1">
          <table:table-cell office:value-type="float" office:value="25327052" calcext:value-type="float">
            <text:p>25327052</text:p>
          </table:table-cell>
          <table:table-cell table:formula="of:=[.A1585]/1000/(60*60*24)" office:value-type="time" office:time-value="PT07H02M07.052S" calcext:value-type="time">
            <text:p>07:02:07</text:p>
          </table:table-cell>
          <table:table-cell office:value-type="float" office:value="1.09" calcext:value-type="float">
            <text:p>1.09</text:p>
          </table:table-cell>
          <table:table-cell office:value-type="float" office:value="216.5" calcext:value-type="float">
            <text:p>216.5</text:p>
          </table:table-cell>
          <table:table-cell office:value-type="float" office:value="235.04" calcext:value-type="float">
            <text:p>235.04</text:p>
          </table:table-cell>
          <table:table-cell office:value-type="float" office:value="1664.06" calcext:value-type="float">
            <text:p>1664.06</text:p>
          </table:table-cell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25343052" calcext:value-type="float">
            <text:p>25343052</text:p>
          </table:table-cell>
          <table:table-cell table:formula="of:=[.A1586]/1000/(60*60*24)" office:value-type="time" office:time-value="PT07H02M23.052S" calcext:value-type="time">
            <text:p>07:02:23</text:p>
          </table:table-cell>
          <table:table-cell office:value-type="float" office:value="1.09" calcext:value-type="float">
            <text:p>1.09</text:p>
          </table:table-cell>
          <table:table-cell office:value-type="float" office:value="216.4" calcext:value-type="float">
            <text:p>216.4</text:p>
          </table:table-cell>
          <table:table-cell office:value-type="float" office:value="234.93" calcext:value-type="float">
            <text:p>234.93</text:p>
          </table:table-cell>
          <table:table-cell office:value-type="float" office:value="1665.02" calcext:value-type="float">
            <text:p>1665.02</text:p>
          </table:table-cell>
          <table:table-cell office:value-type="float" office:value="1981.05" calcext:value-type="float">
            <text:p>1981.05</text:p>
          </table:table-cell>
        </table:table-row>
        <table:table-row table:style-name="ro1">
          <table:table-cell office:value-type="float" office:value="25359052" calcext:value-type="float">
            <text:p>25359052</text:p>
          </table:table-cell>
          <table:table-cell table:formula="of:=[.A1587]/1000/(60*60*24)" office:value-type="time" office:time-value="PT07H02M39.052S" calcext:value-type="time">
            <text:p>07:02:39</text:p>
          </table:table-cell>
          <table:table-cell office:value-type="float" office:value="1.09" calcext:value-type="float">
            <text:p>1.09</text:p>
          </table:table-cell>
          <table:table-cell office:value-type="float" office:value="216.4" calcext:value-type="float">
            <text:p>216.4</text:p>
          </table:table-cell>
          <table:table-cell office:value-type="float" office:value="234.93" calcext:value-type="float">
            <text:p>234.93</text:p>
          </table:table-cell>
          <table:table-cell office:value-type="float" office:value="1665.98" calcext:value-type="float">
            <text:p>1665.98</text:p>
          </table:table-cell>
          <table:table-cell office:value-type="float" office:value="1982.09" calcext:value-type="float">
            <text:p>1982.09</text:p>
          </table:table-cell>
        </table:table-row>
        <table:table-row table:style-name="ro1">
          <table:table-cell office:value-type="float" office:value="25375052" calcext:value-type="float">
            <text:p>25375052</text:p>
          </table:table-cell>
          <table:table-cell table:formula="of:=[.A1588]/1000/(60*60*24)" office:value-type="time" office:time-value="PT07H02M55.052S" calcext:value-type="time">
            <text:p>07:02:55</text:p>
          </table:table-cell>
          <table:table-cell office:value-type="float" office:value="1.09" calcext:value-type="float">
            <text:p>1.09</text:p>
          </table:table-cell>
          <table:table-cell office:value-type="float" office:value="216.3" calcext:value-type="float">
            <text:p>216.3</text:p>
          </table:table-cell>
          <table:table-cell office:value-type="float" office:value="234.82" calcext:value-type="float">
            <text:p>234.82</text:p>
          </table:table-cell>
          <table:table-cell office:value-type="float" office:value="1666.94" calcext:value-type="float">
            <text:p>1666.94</text:p>
          </table:table-cell>
          <table:table-cell office:value-type="float" office:value="1983.14" calcext:value-type="float">
            <text:p>1983.14</text:p>
          </table:table-cell>
        </table:table-row>
        <table:table-row table:style-name="ro1">
          <table:table-cell office:value-type="float" office:value="25391052" calcext:value-type="float">
            <text:p>25391052</text:p>
          </table:table-cell>
          <table:table-cell table:formula="of:=[.A1589]/1000/(60*60*24)" office:value-type="time" office:time-value="PT07H03M11.052S" calcext:value-type="time">
            <text:p>07:03:11</text:p>
          </table:table-cell>
          <table:table-cell office:value-type="float" office:value="1.08" calcext:value-type="float">
            <text:p>1.08</text:p>
          </table:table-cell>
          <table:table-cell office:value-type="float" office:value="216.1" calcext:value-type="float">
            <text:p>216.1</text:p>
          </table:table-cell>
          <table:table-cell office:value-type="float" office:value="233.74" calcext:value-type="float">
            <text:p>233.74</text:p>
          </table:table-cell>
          <table:table-cell office:value-type="float" office:value="1667.9" calcext:value-type="float">
            <text:p>1667.9</text:p>
          </table:table-cell>
          <table:table-cell office:value-type="float" office:value="1984.18" calcext:value-type="float">
            <text:p>1984.18</text:p>
          </table:table-cell>
        </table:table-row>
        <table:table-row table:style-name="ro1">
          <table:table-cell office:value-type="float" office:value="25407052" calcext:value-type="float">
            <text:p>25407052</text:p>
          </table:table-cell>
          <table:table-cell table:formula="of:=[.A1590]/1000/(60*60*24)" office:value-type="time" office:time-value="PT07H03M27.052S" calcext:value-type="time">
            <text:p>07:03:27</text:p>
          </table:table-cell>
          <table:table-cell office:value-type="float" office:value="1.08" calcext:value-type="float">
            <text:p>1.08</text:p>
          </table:table-cell>
          <table:table-cell office:value-type="float" office:value="216.1" calcext:value-type="float">
            <text:p>216.1</text:p>
          </table:table-cell>
          <table:table-cell office:value-type="float" office:value="233.74" calcext:value-type="float">
            <text:p>233.74</text:p>
          </table:table-cell>
          <table:table-cell office:value-type="float" office:value="1668.86" calcext:value-type="float">
            <text:p>1668.86</text:p>
          </table:table-cell>
          <table:table-cell office:value-type="float" office:value="1985.22" calcext:value-type="float">
            <text:p>1985.22</text:p>
          </table:table-cell>
        </table:table-row>
        <table:table-row table:style-name="ro1">
          <table:table-cell office:value-type="float" office:value="25423052" calcext:value-type="float">
            <text:p>25423052</text:p>
          </table:table-cell>
          <table:table-cell table:formula="of:=[.A1591]/1000/(60*60*24)" office:value-type="time" office:time-value="PT07H03M43.052S" calcext:value-type="time">
            <text:p>07:03:43</text:p>
          </table:table-cell>
          <table:table-cell office:value-type="float" office:value="1.08" calcext:value-type="float">
            <text:p>1.08</text:p>
          </table:table-cell>
          <table:table-cell office:value-type="float" office:value="216" calcext:value-type="float">
            <text:p>216</text:p>
          </table:table-cell>
          <table:table-cell office:value-type="float" office:value="233.63" calcext:value-type="float">
            <text:p>233.63</text:p>
          </table:table-cell>
          <table:table-cell office:value-type="float" office:value="1669.82" calcext:value-type="float">
            <text:p>1669.82</text:p>
          </table:table-cell>
          <table:table-cell office:value-type="float" office:value="1986.26" calcext:value-type="float">
            <text:p>1986.26</text:p>
          </table:table-cell>
        </table:table-row>
        <table:table-row table:style-name="ro1">
          <table:table-cell office:value-type="float" office:value="25439052" calcext:value-type="float">
            <text:p>25439052</text:p>
          </table:table-cell>
          <table:table-cell table:formula="of:=[.A1592]/1000/(60*60*24)" office:value-type="time" office:time-value="PT07H03M59.052S" calcext:value-type="time">
            <text:p>07:03:59</text:p>
          </table:table-cell>
          <table:table-cell office:value-type="float" office:value="1.08" calcext:value-type="float">
            <text:p>1.08</text:p>
          </table:table-cell>
          <table:table-cell office:value-type="float" office:value="215.9" calcext:value-type="float">
            <text:p>215.9</text:p>
          </table:table-cell>
          <table:table-cell office:value-type="float" office:value="233.52" calcext:value-type="float">
            <text:p>233.52</text:p>
          </table:table-cell>
          <table:table-cell office:value-type="float" office:value="1670.78" calcext:value-type="float">
            <text:p>1670.78</text:p>
          </table:table-cell>
          <table:table-cell office:value-type="float" office:value="1987.29" calcext:value-type="float">
            <text:p>1987.29</text:p>
          </table:table-cell>
        </table:table-row>
        <table:table-row table:style-name="ro1">
          <table:table-cell office:value-type="float" office:value="25455052" calcext:value-type="float">
            <text:p>25455052</text:p>
          </table:table-cell>
          <table:table-cell table:formula="of:=[.A1593]/1000/(60*60*24)" office:value-type="time" office:time-value="PT07H04M15.052S" calcext:value-type="time">
            <text:p>07:04:15</text:p>
          </table:table-cell>
          <table:table-cell office:value-type="float" office:value="1.08" calcext:value-type="float">
            <text:p>1.08</text:p>
          </table:table-cell>
          <table:table-cell office:value-type="float" office:value="215.9" calcext:value-type="float">
            <text:p>215.9</text:p>
          </table:table-cell>
          <table:table-cell office:value-type="float" office:value="233.52" calcext:value-type="float">
            <text:p>233.52</text:p>
          </table:table-cell>
          <table:table-cell office:value-type="float" office:value="1671.74" calcext:value-type="float">
            <text:p>1671.74</text:p>
          </table:table-cell>
          <table:table-cell office:value-type="float" office:value="1988.33" calcext:value-type="float">
            <text:p>1988.33</text:p>
          </table:table-cell>
        </table:table-row>
        <table:table-row table:style-name="ro1">
          <table:table-cell office:value-type="float" office:value="25471052" calcext:value-type="float">
            <text:p>25471052</text:p>
          </table:table-cell>
          <table:table-cell table:formula="of:=[.A1594]/1000/(60*60*24)" office:value-type="time" office:time-value="PT07H04M31.052S" calcext:value-type="time">
            <text:p>07:04:31</text:p>
          </table:table-cell>
          <table:table-cell office:value-type="float" office:value="1.08" calcext:value-type="float">
            <text:p>1.08</text:p>
          </table:table-cell>
          <table:table-cell office:value-type="float" office:value="215.7" calcext:value-type="float">
            <text:p>215.7</text:p>
          </table:table-cell>
          <table:table-cell office:value-type="float" office:value="233.29" calcext:value-type="float">
            <text:p>233.29</text:p>
          </table:table-cell>
          <table:table-cell office:value-type="float" office:value="1672.7" calcext:value-type="float">
            <text:p>1672.7</text:p>
          </table:table-cell>
          <table:table-cell office:value-type="float" office:value="1989.37" calcext:value-type="float">
            <text:p>1989.37</text:p>
          </table:table-cell>
        </table:table-row>
        <table:table-row table:style-name="ro1">
          <table:table-cell office:value-type="float" office:value="25487052" calcext:value-type="float">
            <text:p>25487052</text:p>
          </table:table-cell>
          <table:table-cell table:formula="of:=[.A1595]/1000/(60*60*24)" office:value-type="time" office:time-value="PT07H04M47.052S" calcext:value-type="time">
            <text:p>07:04:47</text:p>
          </table:table-cell>
          <table:table-cell office:value-type="float" office:value="1.08" calcext:value-type="float">
            <text:p>1.08</text:p>
          </table:table-cell>
          <table:table-cell office:value-type="float" office:value="215.7" calcext:value-type="float">
            <text:p>215.7</text:p>
          </table:table-cell>
          <table:table-cell office:value-type="float" office:value="233.29" calcext:value-type="float">
            <text:p>233.29</text:p>
          </table:table-cell>
          <table:table-cell office:value-type="float" office:value="1673.66" calcext:value-type="float">
            <text:p>1673.66</text:p>
          </table:table-cell>
          <table:table-cell office:value-type="float" office:value="1990.41" calcext:value-type="float">
            <text:p>1990.41</text:p>
          </table:table-cell>
        </table:table-row>
        <table:table-row table:style-name="ro1">
          <table:table-cell office:value-type="float" office:value="25503052" calcext:value-type="float">
            <text:p>25503052</text:p>
          </table:table-cell>
          <table:table-cell table:formula="of:=[.A1596]/1000/(60*60*24)" office:value-type="time" office:time-value="PT07H05M03.052S" calcext:value-type="time">
            <text:p>07:05:03</text:p>
          </table:table-cell>
          <table:table-cell office:value-type="float" office:value="1.08" calcext:value-type="float">
            <text:p>1.08</text:p>
          </table:table-cell>
          <table:table-cell office:value-type="float" office:value="215.6" calcext:value-type="float">
            <text:p>215.6</text:p>
          </table:table-cell>
          <table:table-cell office:value-type="float" office:value="233.18" calcext:value-type="float">
            <text:p>233.18</text:p>
          </table:table-cell>
          <table:table-cell office:value-type="float" office:value="1674.62" calcext:value-type="float">
            <text:p>1674.62</text:p>
          </table:table-cell>
          <table:table-cell office:value-type="float" office:value="1991.44" calcext:value-type="float">
            <text:p>1991.44</text:p>
          </table:table-cell>
        </table:table-row>
        <table:table-row table:style-name="ro1">
          <table:table-cell office:value-type="float" office:value="25519052" calcext:value-type="float">
            <text:p>25519052</text:p>
          </table:table-cell>
          <table:table-cell table:formula="of:=[.A1597]/1000/(60*60*24)" office:value-type="time" office:time-value="PT07H05M19.052S" calcext:value-type="time">
            <text:p>07:05:19</text:p>
          </table:table-cell>
          <table:table-cell office:value-type="float" office:value="1.08" calcext:value-type="float">
            <text:p>1.08</text:p>
          </table:table-cell>
          <table:table-cell office:value-type="float" office:value="215.5" calcext:value-type="float">
            <text:p>215.5</text:p>
          </table:table-cell>
          <table:table-cell office:value-type="float" office:value="233.07" calcext:value-type="float">
            <text:p>233.07</text:p>
          </table:table-cell>
          <table:table-cell office:value-type="float" office:value="1675.58" calcext:value-type="float">
            <text:p>1675.58</text:p>
          </table:table-cell>
          <table:table-cell office:value-type="float" office:value="1992.48" calcext:value-type="float">
            <text:p>1992.48</text:p>
          </table:table-cell>
        </table:table-row>
        <table:table-row table:style-name="ro1">
          <table:table-cell office:value-type="float" office:value="25535052" calcext:value-type="float">
            <text:p>25535052</text:p>
          </table:table-cell>
          <table:table-cell table:formula="of:=[.A1598]/1000/(60*60*24)" office:value-type="time" office:time-value="PT07H05M35.052S" calcext:value-type="time">
            <text:p>07:05:35</text:p>
          </table:table-cell>
          <table:table-cell office:value-type="float" office:value="1.08" calcext:value-type="float">
            <text:p>1.08</text:p>
          </table:table-cell>
          <table:table-cell office:value-type="float" office:value="215.4" calcext:value-type="float">
            <text:p>215.4</text:p>
          </table:table-cell>
          <table:table-cell office:value-type="float" office:value="232.96" calcext:value-type="float">
            <text:p>232.96</text:p>
          </table:table-cell>
          <table:table-cell office:value-type="float" office:value="1676.54" calcext:value-type="float">
            <text:p>1676.54</text:p>
          </table:table-cell>
          <table:table-cell office:value-type="float" office:value="1993.51" calcext:value-type="float">
            <text:p>1993.51</text:p>
          </table:table-cell>
        </table:table-row>
        <table:table-row table:style-name="ro1">
          <table:table-cell office:value-type="float" office:value="25551052" calcext:value-type="float">
            <text:p>25551052</text:p>
          </table:table-cell>
          <table:table-cell table:formula="of:=[.A1599]/1000/(60*60*24)" office:value-type="time" office:time-value="PT07H05M51.052S" calcext:value-type="time">
            <text:p>07:05:51</text:p>
          </table:table-cell>
          <table:table-cell office:value-type="float" office:value="1.08" calcext:value-type="float">
            <text:p>1.08</text:p>
          </table:table-cell>
          <table:table-cell office:value-type="float" office:value="215.3" calcext:value-type="float">
            <text:p>215.3</text:p>
          </table:table-cell>
          <table:table-cell office:value-type="float" office:value="232.85" calcext:value-type="float">
            <text:p>232.85</text:p>
          </table:table-cell>
          <table:table-cell office:value-type="float" office:value="1677.49" calcext:value-type="float">
            <text:p>1677.49</text:p>
          </table:table-cell>
          <table:table-cell office:value-type="float" office:value="1994.54" calcext:value-type="float">
            <text:p>1994.54</text:p>
          </table:table-cell>
        </table:table-row>
        <table:table-row table:style-name="ro1">
          <table:table-cell office:value-type="float" office:value="25567052" calcext:value-type="float">
            <text:p>25567052</text:p>
          </table:table-cell>
          <table:table-cell table:formula="of:=[.A1600]/1000/(60*60*24)" office:value-type="time" office:time-value="PT07H06M07.052S" calcext:value-type="time">
            <text:p>07:06:07</text:p>
          </table:table-cell>
          <table:table-cell office:value-type="float" office:value="1.08" calcext:value-type="float">
            <text:p>1.08</text:p>
          </table:table-cell>
          <table:table-cell office:value-type="float" office:value="215.2" calcext:value-type="float">
            <text:p>215.2</text:p>
          </table:table-cell>
          <table:table-cell office:value-type="float" office:value="232.74" calcext:value-type="float">
            <text:p>232.74</text:p>
          </table:table-cell>
          <table:table-cell office:value-type="float" office:value="1678.45" calcext:value-type="float">
            <text:p>1678.45</text:p>
          </table:table-cell>
          <table:table-cell office:value-type="float" office:value="1995.58" calcext:value-type="float">
            <text:p>1995.58</text:p>
          </table:table-cell>
        </table:table-row>
        <table:table-row table:style-name="ro1">
          <table:table-cell office:value-type="float" office:value="25583052" calcext:value-type="float">
            <text:p>25583052</text:p>
          </table:table-cell>
          <table:table-cell table:formula="of:=[.A1601]/1000/(60*60*24)" office:value-type="time" office:time-value="PT07H06M23.052S" calcext:value-type="time">
            <text:p>07:06:23</text:p>
          </table:table-cell>
          <table:table-cell office:value-type="float" office:value="1.08" calcext:value-type="float">
            <text:p>1.08</text:p>
          </table:table-cell>
          <table:table-cell office:value-type="float" office:value="215.1" calcext:value-type="float">
            <text:p>215.1</text:p>
          </table:table-cell>
          <table:table-cell office:value-type="float" office:value="231.77" calcext:value-type="float">
            <text:p>231.77</text:p>
          </table:table-cell>
          <table:table-cell office:value-type="float" office:value="1679.41" calcext:value-type="float">
            <text:p>1679.41</text:p>
          </table:table-cell>
          <table:table-cell office:value-type="float" office:value="1996.61" calcext:value-type="float">
            <text:p>1996.61</text:p>
          </table:table-cell>
        </table:table-row>
        <table:table-row table:style-name="ro1">
          <table:table-cell office:value-type="float" office:value="25599052" calcext:value-type="float">
            <text:p>25599052</text:p>
          </table:table-cell>
          <table:table-cell table:formula="of:=[.A1602]/1000/(60*60*24)" office:value-type="time" office:time-value="PT07H06M39.052S" calcext:value-type="time">
            <text:p>07:06:39</text:p>
          </table:table-cell>
          <table:table-cell office:value-type="float" office:value="1.08" calcext:value-type="float">
            <text:p>1.08</text:p>
          </table:table-cell>
          <table:table-cell office:value-type="float" office:value="215" calcext:value-type="float">
            <text:p>215</text:p>
          </table:table-cell>
          <table:table-cell office:value-type="float" office:value="231.66" calcext:value-type="float">
            <text:p>231.66</text:p>
          </table:table-cell>
          <table:table-cell office:value-type="float" office:value="1680.36" calcext:value-type="float">
            <text:p>1680.36</text:p>
          </table:table-cell>
          <table:table-cell office:value-type="float" office:value="1997.64" calcext:value-type="float">
            <text:p>1997.64</text:p>
          </table:table-cell>
        </table:table-row>
        <table:table-row table:style-name="ro1">
          <table:table-cell office:value-type="float" office:value="25615052" calcext:value-type="float">
            <text:p>25615052</text:p>
          </table:table-cell>
          <table:table-cell table:formula="of:=[.A1603]/1000/(60*60*24)" office:value-type="time" office:time-value="PT07H06M55.052S" calcext:value-type="time">
            <text:p>07:06:55</text:p>
          </table:table-cell>
          <table:table-cell office:value-type="float" office:value="1.08" calcext:value-type="float">
            <text:p>1.08</text:p>
          </table:table-cell>
          <table:table-cell office:value-type="float" office:value="214.9" calcext:value-type="float">
            <text:p>214.9</text:p>
          </table:table-cell>
          <table:table-cell office:value-type="float" office:value="231.55" calcext:value-type="float">
            <text:p>231.55</text:p>
          </table:table-cell>
          <table:table-cell office:value-type="float" office:value="1681.32" calcext:value-type="float">
            <text:p>1681.32</text:p>
          </table:table-cell>
          <table:table-cell office:value-type="float" office:value="1998.67" calcext:value-type="float">
            <text:p>1998.67</text:p>
          </table:table-cell>
        </table:table-row>
        <table:table-row table:style-name="ro1">
          <table:table-cell office:value-type="float" office:value="25631052" calcext:value-type="float">
            <text:p>25631052</text:p>
          </table:table-cell>
          <table:table-cell table:formula="of:=[.A1604]/1000/(60*60*24)" office:value-type="time" office:time-value="PT07H07M11.052S" calcext:value-type="time">
            <text:p>07:07:11</text:p>
          </table:table-cell>
          <table:table-cell office:value-type="float" office:value="1.08" calcext:value-type="float">
            <text:p>1.08</text:p>
          </table:table-cell>
          <table:table-cell office:value-type="float" office:value="214.8" calcext:value-type="float">
            <text:p>214.8</text:p>
          </table:table-cell>
          <table:table-cell office:value-type="float" office:value="231.44" calcext:value-type="float">
            <text:p>231.44</text:p>
          </table:table-cell>
          <table:table-cell office:value-type="float" office:value="1682.27" calcext:value-type="float">
            <text:p>1682.27</text:p>
          </table:table-cell>
          <table:table-cell office:value-type="float" office:value="1999.69" calcext:value-type="float">
            <text:p>1999.69</text:p>
          </table:table-cell>
        </table:table-row>
        <table:table-row table:style-name="ro1">
          <table:table-cell office:value-type="float" office:value="25647052" calcext:value-type="float">
            <text:p>25647052</text:p>
          </table:table-cell>
          <table:table-cell table:formula="of:=[.A1605]/1000/(60*60*24)" office:value-type="time" office:time-value="PT07H07M27.052S" calcext:value-type="time">
            <text:p>07:07:27</text:p>
          </table:table-cell>
          <table:table-cell office:value-type="float" office:value="1.08" calcext:value-type="float">
            <text:p>1.08</text:p>
          </table:table-cell>
          <table:table-cell office:value-type="float" office:value="214.7" calcext:value-type="float">
            <text:p>214.7</text:p>
          </table:table-cell>
          <table:table-cell office:value-type="float" office:value="231.33" calcext:value-type="float">
            <text:p>231.33</text:p>
          </table:table-cell>
          <table:table-cell office:value-type="float" office:value="1683.23" calcext:value-type="float">
            <text:p>1683.23</text:p>
          </table:table-cell>
          <table:table-cell office:value-type="float" office:value="2000.72" calcext:value-type="float">
            <text:p>2000.72</text:p>
          </table:table-cell>
        </table:table-row>
        <table:table-row table:style-name="ro1">
          <table:table-cell office:value-type="float" office:value="25663052" calcext:value-type="float">
            <text:p>25663052</text:p>
          </table:table-cell>
          <table:table-cell table:formula="of:=[.A1606]/1000/(60*60*24)" office:value-type="time" office:time-value="PT07H07M43.052S" calcext:value-type="time">
            <text:p>07:07:43</text:p>
          </table:table-cell>
          <table:table-cell office:value-type="float" office:value="1.07" calcext:value-type="float">
            <text:p>1.07</text:p>
          </table:table-cell>
          <table:table-cell office:value-type="float" office:value="214.7" calcext:value-type="float">
            <text:p>214.7</text:p>
          </table:table-cell>
          <table:table-cell office:value-type="float" office:value="230.47" calcext:value-type="float">
            <text:p>230.47</text:p>
          </table:table-cell>
          <table:table-cell office:value-type="float" office:value="1684.18" calcext:value-type="float">
            <text:p>1684.18</text:p>
          </table:table-cell>
          <table:table-cell office:value-type="float" office:value="2001.75" calcext:value-type="float">
            <text:p>2001.75</text:p>
          </table:table-cell>
        </table:table-row>
        <table:table-row table:style-name="ro1">
          <table:table-cell office:value-type="float" office:value="25679052" calcext:value-type="float">
            <text:p>25679052</text:p>
          </table:table-cell>
          <table:table-cell table:formula="of:=[.A1607]/1000/(60*60*24)" office:value-type="time" office:time-value="PT07H07M59.052S" calcext:value-type="time">
            <text:p>07:07:59</text:p>
          </table:table-cell>
          <table:table-cell office:value-type="float" office:value="1.07" calcext:value-type="float">
            <text:p>1.07</text:p>
          </table:table-cell>
          <table:table-cell office:value-type="float" office:value="214.5" calcext:value-type="float">
            <text:p>214.5</text:p>
          </table:table-cell>
          <table:table-cell office:value-type="float" office:value="230.26" calcext:value-type="float">
            <text:p>230.26</text:p>
          </table:table-cell>
          <table:table-cell office:value-type="float" office:value="1685.13" calcext:value-type="float">
            <text:p>1685.13</text:p>
          </table:table-cell>
          <table:table-cell office:value-type="float" office:value="2002.77" calcext:value-type="float">
            <text:p>2002.77</text:p>
          </table:table-cell>
        </table:table-row>
        <table:table-row table:style-name="ro1">
          <table:table-cell office:value-type="float" office:value="25695052" calcext:value-type="float">
            <text:p>25695052</text:p>
          </table:table-cell>
          <table:table-cell table:formula="of:=[.A1608]/1000/(60*60*24)" office:value-type="time" office:time-value="PT07H08M15.052S" calcext:value-type="time">
            <text:p>07:08:15</text:p>
          </table:table-cell>
          <table:table-cell office:value-type="float" office:value="1.07" calcext:value-type="float">
            <text:p>1.07</text:p>
          </table:table-cell>
          <table:table-cell office:value-type="float" office:value="214.4" calcext:value-type="float">
            <text:p>214.4</text:p>
          </table:table-cell>
          <table:table-cell office:value-type="float" office:value="230.15" calcext:value-type="float">
            <text:p>230.15</text:p>
          </table:table-cell>
          <table:table-cell office:value-type="float" office:value="1686.09" calcext:value-type="float">
            <text:p>1686.09</text:p>
          </table:table-cell>
          <table:table-cell office:value-type="float" office:value="2003.8" calcext:value-type="float">
            <text:p>2003.8</text:p>
          </table:table-cell>
        </table:table-row>
        <table:table-row table:style-name="ro1">
          <table:table-cell office:value-type="float" office:value="25711052" calcext:value-type="float">
            <text:p>25711052</text:p>
          </table:table-cell>
          <table:table-cell table:formula="of:=[.A1609]/1000/(60*60*24)" office:value-type="time" office:time-value="PT07H08M31.052S" calcext:value-type="time">
            <text:p>07:08:31</text:p>
          </table:table-cell>
          <table:table-cell office:value-type="float" office:value="1.07" calcext:value-type="float">
            <text:p>1.07</text:p>
          </table:table-cell>
          <table:table-cell office:value-type="float" office:value="214.3" calcext:value-type="float">
            <text:p>214.3</text:p>
          </table:table-cell>
          <table:table-cell office:value-type="float" office:value="230.04" calcext:value-type="float">
            <text:p>230.04</text:p>
          </table:table-cell>
          <table:table-cell office:value-type="float" office:value="1687.04" calcext:value-type="float">
            <text:p>1687.04</text:p>
          </table:table-cell>
          <table:table-cell office:value-type="float" office:value="2004.82" calcext:value-type="float">
            <text:p>2004.82</text:p>
          </table:table-cell>
        </table:table-row>
        <table:table-row table:style-name="ro1">
          <table:table-cell office:value-type="float" office:value="25727052" calcext:value-type="float">
            <text:p>25727052</text:p>
          </table:table-cell>
          <table:table-cell table:formula="of:=[.A1610]/1000/(60*60*24)" office:value-type="time" office:time-value="PT07H08M47.052S" calcext:value-type="time">
            <text:p>07:08:47</text:p>
          </table:table-cell>
          <table:table-cell office:value-type="float" office:value="1.07" calcext:value-type="float">
            <text:p>1.07</text:p>
          </table:table-cell>
          <table:table-cell office:value-type="float" office:value="214.2" calcext:value-type="float">
            <text:p>214.2</text:p>
          </table:table-cell>
          <table:table-cell office:value-type="float" office:value="229.93" calcext:value-type="float">
            <text:p>229.93</text:p>
          </table:table-cell>
          <table:table-cell office:value-type="float" office:value="1687.99" calcext:value-type="float">
            <text:p>1687.99</text:p>
          </table:table-cell>
          <table:table-cell office:value-type="float" office:value="2005.84" calcext:value-type="float">
            <text:p>2005.84</text:p>
          </table:table-cell>
        </table:table-row>
        <table:table-row table:style-name="ro1">
          <table:table-cell office:value-type="float" office:value="25743052" calcext:value-type="float">
            <text:p>25743052</text:p>
          </table:table-cell>
          <table:table-cell table:formula="of:=[.A1611]/1000/(60*60*24)" office:value-type="time" office:time-value="PT07H09M03.052S" calcext:value-type="time">
            <text:p>07:09:03</text:p>
          </table:table-cell>
          <table:table-cell office:value-type="float" office:value="1.07" calcext:value-type="float">
            <text:p>1.07</text:p>
          </table:table-cell>
          <table:table-cell office:value-type="float" office:value="214.1" calcext:value-type="float">
            <text:p>214.1</text:p>
          </table:table-cell>
          <table:table-cell office:value-type="float" office:value="229.82" calcext:value-type="float">
            <text:p>229.82</text:p>
          </table:table-cell>
          <table:table-cell office:value-type="float" office:value="1688.94" calcext:value-type="float">
            <text:p>1688.94</text:p>
          </table:table-cell>
          <table:table-cell office:value-type="float" office:value="2006.86" calcext:value-type="float">
            <text:p>2006.86</text:p>
          </table:table-cell>
        </table:table-row>
        <table:table-row table:style-name="ro1">
          <table:table-cell office:value-type="float" office:value="25759052" calcext:value-type="float">
            <text:p>25759052</text:p>
          </table:table-cell>
          <table:table-cell table:formula="of:=[.A1612]/1000/(60*60*24)" office:value-type="time" office:time-value="PT07H09M19.052S" calcext:value-type="time">
            <text:p>07:09:19</text:p>
          </table:table-cell>
          <table:table-cell office:value-type="float" office:value="1.07" calcext:value-type="float">
            <text:p>1.07</text:p>
          </table:table-cell>
          <table:table-cell office:value-type="float" office:value="214" calcext:value-type="float">
            <text:p>214</text:p>
          </table:table-cell>
          <table:table-cell office:value-type="float" office:value="229.71" calcext:value-type="float">
            <text:p>229.71</text:p>
          </table:table-cell>
          <table:table-cell office:value-type="float" office:value="1689.9" calcext:value-type="float">
            <text:p>1689.9</text:p>
          </table:table-cell>
          <table:table-cell office:value-type="float" office:value="2007.88" calcext:value-type="float">
            <text:p>2007.88</text:p>
          </table:table-cell>
        </table:table-row>
        <table:table-row table:style-name="ro1">
          <table:table-cell office:value-type="float" office:value="25775052" calcext:value-type="float">
            <text:p>25775052</text:p>
          </table:table-cell>
          <table:table-cell table:formula="of:=[.A1613]/1000/(60*60*24)" office:value-type="time" office:time-value="PT07H09M35.052S" calcext:value-type="time">
            <text:p>07:09:35</text:p>
          </table:table-cell>
          <table:table-cell office:value-type="float" office:value="1.07" calcext:value-type="float">
            <text:p>1.07</text:p>
          </table:table-cell>
          <table:table-cell office:value-type="float" office:value="213.9" calcext:value-type="float">
            <text:p>213.9</text:p>
          </table:table-cell>
          <table:table-cell office:value-type="float" office:value="229.6" calcext:value-type="float">
            <text:p>229.6</text:p>
          </table:table-cell>
          <table:table-cell office:value-type="float" office:value="1690.85" calcext:value-type="float">
            <text:p>1690.85</text:p>
          </table:table-cell>
          <table:table-cell office:value-type="float" office:value="2008.9" calcext:value-type="float">
            <text:p>2008.9</text:p>
          </table:table-cell>
        </table:table-row>
        <table:table-row table:style-name="ro1">
          <table:table-cell office:value-type="float" office:value="25791052" calcext:value-type="float">
            <text:p>25791052</text:p>
          </table:table-cell>
          <table:table-cell table:formula="of:=[.A1614]/1000/(60*60*24)" office:value-type="time" office:time-value="PT07H09M51.052S" calcext:value-type="time">
            <text:p>07:09:51</text:p>
          </table:table-cell>
          <table:table-cell office:value-type="float" office:value="1.07" calcext:value-type="float">
            <text:p>1.07</text:p>
          </table:table-cell>
          <table:table-cell office:value-type="float" office:value="213.8" calcext:value-type="float">
            <text:p>213.8</text:p>
          </table:table-cell>
          <table:table-cell office:value-type="float" office:value="228.63" calcext:value-type="float">
            <text:p>228.63</text:p>
          </table:table-cell>
          <table:table-cell office:value-type="float" office:value="1691.8" calcext:value-type="float">
            <text:p>1691.8</text:p>
          </table:table-cell>
          <table:table-cell office:value-type="float" office:value="2009.92" calcext:value-type="float">
            <text:p>2009.92</text:p>
          </table:table-cell>
        </table:table-row>
        <table:table-row table:style-name="ro1">
          <table:table-cell office:value-type="float" office:value="25807052" calcext:value-type="float">
            <text:p>25807052</text:p>
          </table:table-cell>
          <table:table-cell table:formula="of:=[.A1615]/1000/(60*60*24)" office:value-type="time" office:time-value="PT07H10M07.052S" calcext:value-type="time">
            <text:p>07:10:07</text:p>
          </table:table-cell>
          <table:table-cell office:value-type="float" office:value="1.07" calcext:value-type="float">
            <text:p>1.07</text:p>
          </table:table-cell>
          <table:table-cell office:value-type="float" office:value="213.7" calcext:value-type="float">
            <text:p>213.7</text:p>
          </table:table-cell>
          <table:table-cell office:value-type="float" office:value="228.52" calcext:value-type="float">
            <text:p>228.52</text:p>
          </table:table-cell>
          <table:table-cell office:value-type="float" office:value="1692.75" calcext:value-type="float">
            <text:p>1692.75</text:p>
          </table:table-cell>
          <table:table-cell office:value-type="float" office:value="2010.94" calcext:value-type="float">
            <text:p>2010.94</text:p>
          </table:table-cell>
        </table:table-row>
        <table:table-row table:style-name="ro1">
          <table:table-cell office:value-type="float" office:value="25823052" calcext:value-type="float">
            <text:p>25823052</text:p>
          </table:table-cell>
          <table:table-cell table:formula="of:=[.A1616]/1000/(60*60*24)" office:value-type="time" office:time-value="PT07H10M23.052S" calcext:value-type="time">
            <text:p>07:10:23</text:p>
          </table:table-cell>
          <table:table-cell office:value-type="float" office:value="1.07" calcext:value-type="float">
            <text:p>1.07</text:p>
          </table:table-cell>
          <table:table-cell office:value-type="float" office:value="213.6" calcext:value-type="float">
            <text:p>213.6</text:p>
          </table:table-cell>
          <table:table-cell office:value-type="float" office:value="228.41" calcext:value-type="float">
            <text:p>228.41</text:p>
          </table:table-cell>
          <table:table-cell office:value-type="float" office:value="1693.7" calcext:value-type="float">
            <text:p>1693.7</text:p>
          </table:table-cell>
          <table:table-cell office:value-type="float" office:value="2011.95" calcext:value-type="float">
            <text:p>2011.95</text:p>
          </table:table-cell>
        </table:table-row>
        <table:table-row table:style-name="ro1">
          <table:table-cell office:value-type="float" office:value="25839052" calcext:value-type="float">
            <text:p>25839052</text:p>
          </table:table-cell>
          <table:table-cell table:formula="of:=[.A1617]/1000/(60*60*24)" office:value-type="time" office:time-value="PT07H10M39.052S" calcext:value-type="time">
            <text:p>07:10:39</text:p>
          </table:table-cell>
          <table:table-cell office:value-type="float" office:value="1.07" calcext:value-type="float">
            <text:p>1.07</text:p>
          </table:table-cell>
          <table:table-cell office:value-type="float" office:value="213.5" calcext:value-type="float">
            <text:p>213.5</text:p>
          </table:table-cell>
          <table:table-cell office:value-type="float" office:value="228.3" calcext:value-type="float">
            <text:p>228.3</text:p>
          </table:table-cell>
          <table:table-cell office:value-type="float" office:value="1694.65" calcext:value-type="float">
            <text:p>1694.65</text:p>
          </table:table-cell>
          <table:table-cell office:value-type="float" office:value="2012.97" calcext:value-type="float">
            <text:p>2012.97</text:p>
          </table:table-cell>
        </table:table-row>
        <table:table-row table:style-name="ro1">
          <table:table-cell office:value-type="float" office:value="25855052" calcext:value-type="float">
            <text:p>25855052</text:p>
          </table:table-cell>
          <table:table-cell table:formula="of:=[.A1618]/1000/(60*60*24)" office:value-type="time" office:time-value="PT07H10M55.052S" calcext:value-type="time">
            <text:p>07:10:55</text:p>
          </table:table-cell>
          <table:table-cell office:value-type="float" office:value="1.07" calcext:value-type="float">
            <text:p>1.07</text:p>
          </table:table-cell>
          <table:table-cell office:value-type="float" office:value="213.3" calcext:value-type="float">
            <text:p>213.3</text:p>
          </table:table-cell>
          <table:table-cell office:value-type="float" office:value="228.09" calcext:value-type="float">
            <text:p>228.09</text:p>
          </table:table-cell>
          <table:table-cell office:value-type="float" office:value="1695.59" calcext:value-type="float">
            <text:p>1695.59</text:p>
          </table:table-cell>
          <table:table-cell office:value-type="float" office:value="2013.98" calcext:value-type="float">
            <text:p>2013.98</text:p>
          </table:table-cell>
        </table:table-row>
        <table:table-row table:style-name="ro1">
          <table:table-cell office:value-type="float" office:value="25871052" calcext:value-type="float">
            <text:p>25871052</text:p>
          </table:table-cell>
          <table:table-cell table:formula="of:=[.A1619]/1000/(60*60*24)" office:value-type="time" office:time-value="PT07H11M11.052S" calcext:value-type="time">
            <text:p>07:11:11</text:p>
          </table:table-cell>
          <table:table-cell office:value-type="float" office:value="1.07" calcext:value-type="float">
            <text:p>1.07</text:p>
          </table:table-cell>
          <table:table-cell office:value-type="float" office:value="213.2" calcext:value-type="float">
            <text:p>213.2</text:p>
          </table:table-cell>
          <table:table-cell office:value-type="float" office:value="227.98" calcext:value-type="float">
            <text:p>227.98</text:p>
          </table:table-cell>
          <table:table-cell office:value-type="float" office:value="1696.54" calcext:value-type="float">
            <text:p>1696.54</text:p>
          </table:table-cell>
          <table:table-cell office:value-type="float" office:value="2014.99" calcext:value-type="float">
            <text:p>2014.99</text:p>
          </table:table-cell>
        </table:table-row>
        <table:table-row table:style-name="ro1">
          <table:table-cell office:value-type="float" office:value="25887052" calcext:value-type="float">
            <text:p>25887052</text:p>
          </table:table-cell>
          <table:table-cell table:formula="of:=[.A1620]/1000/(60*60*24)" office:value-type="time" office:time-value="PT07H11M27.052S" calcext:value-type="time">
            <text:p>07:11:27</text:p>
          </table:table-cell>
          <table:table-cell office:value-type="float" office:value="1.07" calcext:value-type="float">
            <text:p>1.07</text:p>
          </table:table-cell>
          <table:table-cell office:value-type="float" office:value="213.1" calcext:value-type="float">
            <text:p>213.1</text:p>
          </table:table-cell>
          <table:table-cell office:value-type="float" office:value="227.87" calcext:value-type="float">
            <text:p>227.87</text:p>
          </table:table-cell>
          <table:table-cell office:value-type="float" office:value="1697.49" calcext:value-type="float">
            <text:p>1697.49</text:p>
          </table:table-cell>
          <table:table-cell office:value-type="float" office:value="2016.01" calcext:value-type="float">
            <text:p>2016.01</text:p>
          </table:table-cell>
        </table:table-row>
        <table:table-row table:style-name="ro1">
          <table:table-cell office:value-type="float" office:value="25903052" calcext:value-type="float">
            <text:p>25903052</text:p>
          </table:table-cell>
          <table:table-cell table:formula="of:=[.A1621]/1000/(60*60*24)" office:value-type="time" office:time-value="PT07H11M43.052S" calcext:value-type="time">
            <text:p>07:11:43</text:p>
          </table:table-cell>
          <table:table-cell office:value-type="float" office:value="1.07" calcext:value-type="float">
            <text:p>1.07</text:p>
          </table:table-cell>
          <table:table-cell office:value-type="float" office:value="213" calcext:value-type="float">
            <text:p>213</text:p>
          </table:table-cell>
          <table:table-cell office:value-type="float" office:value="226.91" calcext:value-type="float">
            <text:p>226.91</text:p>
          </table:table-cell>
          <table:table-cell office:value-type="float" office:value="1698.44" calcext:value-type="float">
            <text:p>1698.44</text:p>
          </table:table-cell>
          <table:table-cell office:value-type="float" office:value="2017.02" calcext:value-type="float">
            <text:p>2017.02</text:p>
          </table:table-cell>
        </table:table-row>
        <table:table-row table:style-name="ro1">
          <table:table-cell office:value-type="float" office:value="25919052" calcext:value-type="float">
            <text:p>25919052</text:p>
          </table:table-cell>
          <table:table-cell table:formula="of:=[.A1622]/1000/(60*60*24)" office:value-type="time" office:time-value="PT07H11M59.052S" calcext:value-type="time">
            <text:p>07:11:59</text:p>
          </table:table-cell>
          <table:table-cell office:value-type="float" office:value="1.07" calcext:value-type="float">
            <text:p>1.07</text:p>
          </table:table-cell>
          <table:table-cell office:value-type="float" office:value="212.9" calcext:value-type="float">
            <text:p>212.9</text:p>
          </table:table-cell>
          <table:table-cell office:value-type="float" office:value="226.8" calcext:value-type="float">
            <text:p>226.8</text:p>
          </table:table-cell>
          <table:table-cell office:value-type="float" office:value="1699.38" calcext:value-type="float">
            <text:p>1699.38</text:p>
          </table:table-cell>
          <table:table-cell office:value-type="float" office:value="2018.03" calcext:value-type="float">
            <text:p>2018.03</text:p>
          </table:table-cell>
        </table:table-row>
        <table:table-row table:style-name="ro1">
          <table:table-cell office:value-type="float" office:value="25935052" calcext:value-type="float">
            <text:p>25935052</text:p>
          </table:table-cell>
          <table:table-cell table:formula="of:=[.A1623]/1000/(60*60*24)" office:value-type="time" office:time-value="PT07H12M15.052S" calcext:value-type="time">
            <text:p>07:12:15</text:p>
          </table:table-cell>
          <table:table-cell office:value-type="float" office:value="1.07" calcext:value-type="float">
            <text:p>1.07</text:p>
          </table:table-cell>
          <table:table-cell office:value-type="float" office:value="212.7" calcext:value-type="float">
            <text:p>212.7</text:p>
          </table:table-cell>
          <table:table-cell office:value-type="float" office:value="226.58" calcext:value-type="float">
            <text:p>226.58</text:p>
          </table:table-cell>
          <table:table-cell office:value-type="float" office:value="1700.33" calcext:value-type="float">
            <text:p>1700.33</text:p>
          </table:table-cell>
          <table:table-cell office:value-type="float" office:value="2019.03" calcext:value-type="float">
            <text:p>2019.03</text:p>
          </table:table-cell>
        </table:table-row>
        <table:table-row table:style-name="ro1">
          <table:table-cell office:value-type="float" office:value="25951052" calcext:value-type="float">
            <text:p>25951052</text:p>
          </table:table-cell>
          <table:table-cell table:formula="of:=[.A1624]/1000/(60*60*24)" office:value-type="time" office:time-value="PT07H12M31.052S" calcext:value-type="time">
            <text:p>07:12:31</text:p>
          </table:table-cell>
          <table:table-cell office:value-type="float" office:value="1.07" calcext:value-type="float">
            <text:p>1.07</text:p>
          </table:table-cell>
          <table:table-cell office:value-type="float" office:value="212.6" calcext:value-type="float">
            <text:p>212.6</text:p>
          </table:table-cell>
          <table:table-cell office:value-type="float" office:value="226.47" calcext:value-type="float">
            <text:p>226.47</text:p>
          </table:table-cell>
          <table:table-cell office:value-type="float" office:value="1701.27" calcext:value-type="float">
            <text:p>1701.27</text:p>
          </table:table-cell>
          <table:table-cell office:value-type="float" office:value="2020.04" calcext:value-type="float">
            <text:p>2020.04</text:p>
          </table:table-cell>
        </table:table-row>
        <table:table-row table:style-name="ro1">
          <table:table-cell office:value-type="float" office:value="25967052" calcext:value-type="float">
            <text:p>25967052</text:p>
          </table:table-cell>
          <table:table-cell table:formula="of:=[.A1625]/1000/(60*60*24)" office:value-type="time" office:time-value="PT07H12M47.052S" calcext:value-type="time">
            <text:p>07:12:47</text:p>
          </table:table-cell>
          <table:table-cell office:value-type="float" office:value="1.07" calcext:value-type="float">
            <text:p>1.07</text:p>
          </table:table-cell>
          <table:table-cell office:value-type="float" office:value="212.4" calcext:value-type="float">
            <text:p>212.4</text:p>
          </table:table-cell>
          <table:table-cell office:value-type="float" office:value="226.26" calcext:value-type="float">
            <text:p>226.26</text:p>
          </table:table-cell>
          <table:table-cell office:value-type="float" office:value="1702.22" calcext:value-type="float">
            <text:p>1702.22</text:p>
          </table:table-cell>
          <table:table-cell office:value-type="float" office:value="2021.05" calcext:value-type="float">
            <text:p>2021.05</text:p>
          </table:table-cell>
        </table:table-row>
        <table:table-row table:style-name="ro1">
          <table:table-cell office:value-type="float" office:value="25983052" calcext:value-type="float">
            <text:p>25983052</text:p>
          </table:table-cell>
          <table:table-cell table:formula="of:=[.A1626]/1000/(60*60*24)" office:value-type="time" office:time-value="PT07H13M03.052S" calcext:value-type="time">
            <text:p>07:13:03</text:p>
          </table:table-cell>
          <table:table-cell office:value-type="float" office:value="1.07" calcext:value-type="float">
            <text:p>1.07</text:p>
          </table:table-cell>
          <table:table-cell office:value-type="float" office:value="212.3" calcext:value-type="float">
            <text:p>212.3</text:p>
          </table:table-cell>
          <table:table-cell office:value-type="float" office:value="226.15" calcext:value-type="float">
            <text:p>226.15</text:p>
          </table:table-cell>
          <table:table-cell office:value-type="float" office:value="1703.16" calcext:value-type="float">
            <text:p>1703.16</text:p>
          </table:table-cell>
          <table:table-cell office:value-type="float" office:value="2022.05" calcext:value-type="float">
            <text:p>2022.05</text:p>
          </table:table-cell>
        </table:table-row>
        <table:table-row table:style-name="ro1">
          <table:table-cell office:value-type="float" office:value="25999052" calcext:value-type="float">
            <text:p>25999052</text:p>
          </table:table-cell>
          <table:table-cell table:formula="of:=[.A1627]/1000/(60*60*24)" office:value-type="time" office:time-value="PT07H13M19.052S" calcext:value-type="time">
            <text:p>07:13:19</text:p>
          </table:table-cell>
          <table:table-cell office:value-type="float" office:value="1.06" calcext:value-type="float">
            <text:p>1.06</text:p>
          </table:table-cell>
          <table:table-cell office:value-type="float" office:value="212.2" calcext:value-type="float">
            <text:p>212.2</text:p>
          </table:table-cell>
          <table:table-cell office:value-type="float" office:value="225.19" calcext:value-type="float">
            <text:p>225.19</text:p>
          </table:table-cell>
          <table:table-cell office:value-type="float" office:value="1704.1" calcext:value-type="float">
            <text:p>1704.1</text:p>
          </table:table-cell>
          <table:table-cell office:value-type="float" office:value="2023.05" calcext:value-type="float">
            <text:p>2023.05</text:p>
          </table:table-cell>
        </table:table-row>
        <table:table-row table:style-name="ro1">
          <table:table-cell office:value-type="float" office:value="26015052" calcext:value-type="float">
            <text:p>26015052</text:p>
          </table:table-cell>
          <table:table-cell table:formula="of:=[.A1628]/1000/(60*60*24)" office:value-type="time" office:time-value="PT07H13M35.052S" calcext:value-type="time">
            <text:p>07:13:35</text:p>
          </table:table-cell>
          <table:table-cell office:value-type="float" office:value="1.06" calcext:value-type="float">
            <text:p>1.06</text:p>
          </table:table-cell>
          <table:table-cell office:value-type="float" office:value="212" calcext:value-type="float">
            <text:p>212</text:p>
          </table:table-cell>
          <table:table-cell office:value-type="float" office:value="224.97" calcext:value-type="float">
            <text:p>224.97</text:p>
          </table:table-cell>
          <table:table-cell office:value-type="float" office:value="1705.05" calcext:value-type="float">
            <text:p>1705.05</text:p>
          </table:table-cell>
          <table:table-cell office:value-type="float" office:value="2024.05" calcext:value-type="float">
            <text:p>2024.05</text:p>
          </table:table-cell>
        </table:table-row>
        <table:table-row table:style-name="ro1">
          <table:table-cell office:value-type="float" office:value="26031052" calcext:value-type="float">
            <text:p>26031052</text:p>
          </table:table-cell>
          <table:table-cell table:formula="of:=[.A1629]/1000/(60*60*24)" office:value-type="time" office:time-value="PT07H13M51.052S" calcext:value-type="time">
            <text:p>07:13:51</text:p>
          </table:table-cell>
          <table:table-cell office:value-type="float" office:value="1.06" calcext:value-type="float">
            <text:p>1.06</text:p>
          </table:table-cell>
          <table:table-cell office:value-type="float" office:value="211.9" calcext:value-type="float">
            <text:p>211.9</text:p>
          </table:table-cell>
          <table:table-cell office:value-type="float" office:value="224.87" calcext:value-type="float">
            <text:p>224.87</text:p>
          </table:table-cell>
          <table:table-cell office:value-type="float" office:value="1705.99" calcext:value-type="float">
            <text:p>1705.99</text:p>
          </table:table-cell>
          <table:table-cell office:value-type="float" office:value="2025.05" calcext:value-type="float">
            <text:p>2025.05</text:p>
          </table:table-cell>
        </table:table-row>
        <table:table-row table:style-name="ro1">
          <table:table-cell office:value-type="float" office:value="26047052" calcext:value-type="float">
            <text:p>26047052</text:p>
          </table:table-cell>
          <table:table-cell table:formula="of:=[.A1630]/1000/(60*60*24)" office:value-type="time" office:time-value="PT07H14M07.052S" calcext:value-type="time">
            <text:p>07:14:07</text:p>
          </table:table-cell>
          <table:table-cell office:value-type="float" office:value="1.06" calcext:value-type="float">
            <text:p>1.06</text:p>
          </table:table-cell>
          <table:table-cell office:value-type="float" office:value="211.7" calcext:value-type="float">
            <text:p>211.7</text:p>
          </table:table-cell>
          <table:table-cell office:value-type="float" office:value="224.65" calcext:value-type="float">
            <text:p>224.65</text:p>
          </table:table-cell>
          <table:table-cell office:value-type="float" office:value="1706.93" calcext:value-type="float">
            <text:p>1706.93</text:p>
          </table:table-cell>
          <table:table-cell office:value-type="float" office:value="2026.05" calcext:value-type="float">
            <text:p>2026.05</text:p>
          </table:table-cell>
        </table:table-row>
        <table:table-row table:style-name="ro1">
          <table:table-cell office:value-type="float" office:value="26063052" calcext:value-type="float">
            <text:p>26063052</text:p>
          </table:table-cell>
          <table:table-cell table:formula="of:=[.A1631]/1000/(60*60*24)" office:value-type="time" office:time-value="PT07H14M23.052S" calcext:value-type="time">
            <text:p>07:14:23</text:p>
          </table:table-cell>
          <table:table-cell office:value-type="float" office:value="1.06" calcext:value-type="float">
            <text:p>1.06</text:p>
          </table:table-cell>
          <table:table-cell office:value-type="float" office:value="211.6" calcext:value-type="float">
            <text:p>211.6</text:p>
          </table:table-cell>
          <table:table-cell office:value-type="float" office:value="224.54" calcext:value-type="float">
            <text:p>224.54</text:p>
          </table:table-cell>
          <table:table-cell office:value-type="float" office:value="1707.87" calcext:value-type="float">
            <text:p>1707.87</text:p>
          </table:table-cell>
          <table:table-cell office:value-type="float" office:value="2027.05" calcext:value-type="float">
            <text:p>2027.05</text:p>
          </table:table-cell>
        </table:table-row>
        <table:table-row table:style-name="ro1">
          <table:table-cell office:value-type="float" office:value="26079052" calcext:value-type="float">
            <text:p>26079052</text:p>
          </table:table-cell>
          <table:table-cell table:formula="of:=[.A1632]/1000/(60*60*24)" office:value-type="time" office:time-value="PT07H14M39.052S" calcext:value-type="time">
            <text:p>07:14:39</text:p>
          </table:table-cell>
          <table:table-cell office:value-type="float" office:value="1.06" calcext:value-type="float">
            <text:p>1.06</text:p>
          </table:table-cell>
          <table:table-cell office:value-type="float" office:value="211.5" calcext:value-type="float">
            <text:p>211.5</text:p>
          </table:table-cell>
          <table:table-cell office:value-type="float" office:value="224.43" calcext:value-type="float">
            <text:p>224.43</text:p>
          </table:table-cell>
          <table:table-cell office:value-type="float" office:value="1708.81" calcext:value-type="float">
            <text:p>1708.81</text:p>
          </table:table-cell>
          <table:table-cell office:value-type="float" office:value="2028.05" calcext:value-type="float">
            <text:p>2028.05</text:p>
          </table:table-cell>
        </table:table-row>
        <table:table-row table:style-name="ro1">
          <table:table-cell office:value-type="float" office:value="26095052" calcext:value-type="float">
            <text:p>26095052</text:p>
          </table:table-cell>
          <table:table-cell table:formula="of:=[.A1633]/1000/(60*60*24)" office:value-type="time" office:time-value="PT07H14M55.052S" calcext:value-type="time">
            <text:p>07:14:55</text:p>
          </table:table-cell>
          <table:table-cell office:value-type="float" office:value="1.06" calcext:value-type="float">
            <text:p>1.06</text:p>
          </table:table-cell>
          <table:table-cell office:value-type="float" office:value="211.3" calcext:value-type="float">
            <text:p>211.3</text:p>
          </table:table-cell>
          <table:table-cell office:value-type="float" office:value="223.37" calcext:value-type="float">
            <text:p>223.37</text:p>
          </table:table-cell>
          <table:table-cell office:value-type="float" office:value="1709.75" calcext:value-type="float">
            <text:p>1709.75</text:p>
          </table:table-cell>
          <table:table-cell office:value-type="float" office:value="2029.04" calcext:value-type="float">
            <text:p>2029.04</text:p>
          </table:table-cell>
        </table:table-row>
        <table:table-row table:style-name="ro1">
          <table:table-cell office:value-type="float" office:value="26111052" calcext:value-type="float">
            <text:p>26111052</text:p>
          </table:table-cell>
          <table:table-cell table:formula="of:=[.A1634]/1000/(60*60*24)" office:value-type="time" office:time-value="PT07H15M11.052S" calcext:value-type="time">
            <text:p>07:15:11</text:p>
          </table:table-cell>
          <table:table-cell office:value-type="float" office:value="1.06" calcext:value-type="float">
            <text:p>1.06</text:p>
          </table:table-cell>
          <table:table-cell office:value-type="float" office:value="211.2" calcext:value-type="float">
            <text:p>211.2</text:p>
          </table:table-cell>
          <table:table-cell office:value-type="float" office:value="223.26" calcext:value-type="float">
            <text:p>223.26</text:p>
          </table:table-cell>
          <table:table-cell office:value-type="float" office:value="1710.69" calcext:value-type="float">
            <text:p>1710.69</text:p>
          </table:table-cell>
          <table:table-cell office:value-type="float" office:value="2030.03" calcext:value-type="float">
            <text:p>2030.03</text:p>
          </table:table-cell>
        </table:table-row>
        <table:table-row table:style-name="ro1">
          <table:table-cell office:value-type="float" office:value="26127052" calcext:value-type="float">
            <text:p>26127052</text:p>
          </table:table-cell>
          <table:table-cell table:formula="of:=[.A1635]/1000/(60*60*24)" office:value-type="time" office:time-value="PT07H15M27.052S" calcext:value-type="time">
            <text:p>07:15:27</text:p>
          </table:table-cell>
          <table:table-cell office:value-type="float" office:value="1.06" calcext:value-type="float">
            <text:p>1.06</text:p>
          </table:table-cell>
          <table:table-cell office:value-type="float" office:value="211" calcext:value-type="float">
            <text:p>211</text:p>
          </table:table-cell>
          <table:table-cell office:value-type="float" office:value="223.05" calcext:value-type="float">
            <text:p>223.05</text:p>
          </table:table-cell>
          <table:table-cell office:value-type="float" office:value="1711.63" calcext:value-type="float">
            <text:p>1711.63</text:p>
          </table:table-cell>
          <table:table-cell office:value-type="float" office:value="2031.03" calcext:value-type="float">
            <text:p>2031.03</text:p>
          </table:table-cell>
        </table:table-row>
        <table:table-row table:style-name="ro1">
          <table:table-cell office:value-type="float" office:value="26143052" calcext:value-type="float">
            <text:p>26143052</text:p>
          </table:table-cell>
          <table:table-cell table:formula="of:=[.A1636]/1000/(60*60*24)" office:value-type="time" office:time-value="PT07H15M43.052S" calcext:value-type="time">
            <text:p>07:15:43</text:p>
          </table:table-cell>
          <table:table-cell office:value-type="float" office:value="1.06" calcext:value-type="float">
            <text:p>1.06</text:p>
          </table:table-cell>
          <table:table-cell office:value-type="float" office:value="210.9" calcext:value-type="float">
            <text:p>210.9</text:p>
          </table:table-cell>
          <table:table-cell office:value-type="float" office:value="222.94" calcext:value-type="float">
            <text:p>222.94</text:p>
          </table:table-cell>
          <table:table-cell office:value-type="float" office:value="1712.57" calcext:value-type="float">
            <text:p>1712.57</text:p>
          </table:table-cell>
          <table:table-cell office:value-type="float" office:value="2032.02" calcext:value-type="float">
            <text:p>2032.02</text:p>
          </table:table-cell>
        </table:table-row>
        <table:table-row table:style-name="ro1">
          <table:table-cell office:value-type="float" office:value="26159052" calcext:value-type="float">
            <text:p>26159052</text:p>
          </table:table-cell>
          <table:table-cell table:formula="of:=[.A1637]/1000/(60*60*24)" office:value-type="time" office:time-value="PT07H15M59.052S" calcext:value-type="time">
            <text:p>07:15:59</text:p>
          </table:table-cell>
          <table:table-cell office:value-type="float" office:value="1.06" calcext:value-type="float">
            <text:p>1.06</text:p>
          </table:table-cell>
          <table:table-cell office:value-type="float" office:value="210.7" calcext:value-type="float">
            <text:p>210.7</text:p>
          </table:table-cell>
          <table:table-cell office:value-type="float" office:value="222.72" calcext:value-type="float">
            <text:p>222.72</text:p>
          </table:table-cell>
          <table:table-cell office:value-type="float" office:value="1713.5" calcext:value-type="float">
            <text:p>1713.5</text:p>
          </table:table-cell>
          <table:table-cell office:value-type="float" office:value="2033.01" calcext:value-type="float">
            <text:p>2033.01</text:p>
          </table:table-cell>
        </table:table-row>
        <table:table-row table:style-name="ro1">
          <table:table-cell office:value-type="float" office:value="26175052" calcext:value-type="float">
            <text:p>26175052</text:p>
          </table:table-cell>
          <table:table-cell table:formula="of:=[.A1638]/1000/(60*60*24)" office:value-type="time" office:time-value="PT07H16M15.052S" calcext:value-type="time">
            <text:p>07:16:15</text:p>
          </table:table-cell>
          <table:table-cell office:value-type="float" office:value="1.05" calcext:value-type="float">
            <text:p>1.05</text:p>
          </table:table-cell>
          <table:table-cell office:value-type="float" office:value="210.5" calcext:value-type="float">
            <text:p>210.5</text:p>
          </table:table-cell>
          <table:table-cell office:value-type="float" office:value="221.67" calcext:value-type="float">
            <text:p>221.67</text:p>
          </table:table-cell>
          <table:table-cell office:value-type="float" office:value="1714.44" calcext:value-type="float">
            <text:p>1714.44</text:p>
          </table:table-cell>
          <table:table-cell office:value-type="float" office:value="2033.99" calcext:value-type="float">
            <text:p>2033.99</text:p>
          </table:table-cell>
        </table:table-row>
        <table:table-row table:style-name="ro1">
          <table:table-cell office:value-type="float" office:value="26191052" calcext:value-type="float">
            <text:p>26191052</text:p>
          </table:table-cell>
          <table:table-cell table:formula="of:=[.A1639]/1000/(60*60*24)" office:value-type="time" office:time-value="PT07H16M31.052S" calcext:value-type="time">
            <text:p>07:16:31</text:p>
          </table:table-cell>
          <table:table-cell office:value-type="float" office:value="1.05" calcext:value-type="float">
            <text:p>1.05</text:p>
          </table:table-cell>
          <table:table-cell office:value-type="float" office:value="210.3" calcext:value-type="float">
            <text:p>210.3</text:p>
          </table:table-cell>
          <table:table-cell office:value-type="float" office:value="221.45" calcext:value-type="float">
            <text:p>221.45</text:p>
          </table:table-cell>
          <table:table-cell office:value-type="float" office:value="1715.37" calcext:value-type="float">
            <text:p>1715.37</text:p>
          </table:table-cell>
          <table:table-cell office:value-type="float" office:value="2034.98" calcext:value-type="float">
            <text:p>2034.98</text:p>
          </table:table-cell>
        </table:table-row>
        <table:table-row table:style-name="ro1">
          <table:table-cell office:value-type="float" office:value="26207052" calcext:value-type="float">
            <text:p>26207052</text:p>
          </table:table-cell>
          <table:table-cell table:formula="of:=[.A1640]/1000/(60*60*24)" office:value-type="time" office:time-value="PT07H16M47.052S" calcext:value-type="time">
            <text:p>07:16:47</text:p>
          </table:table-cell>
          <table:table-cell office:value-type="float" office:value="1.05" calcext:value-type="float">
            <text:p>1.05</text:p>
          </table:table-cell>
          <table:table-cell office:value-type="float" office:value="210.2" calcext:value-type="float">
            <text:p>210.2</text:p>
          </table:table-cell>
          <table:table-cell office:value-type="float" office:value="221.34" calcext:value-type="float">
            <text:p>221.34</text:p>
          </table:table-cell>
          <table:table-cell office:value-type="float" office:value="1716.31" calcext:value-type="float">
            <text:p>1716.31</text:p>
          </table:table-cell>
          <table:table-cell office:value-type="float" office:value="2035.96" calcext:value-type="float">
            <text:p>2035.96</text:p>
          </table:table-cell>
        </table:table-row>
        <table:table-row table:style-name="ro1">
          <table:table-cell office:value-type="float" office:value="26223052" calcext:value-type="float">
            <text:p>26223052</text:p>
          </table:table-cell>
          <table:table-cell table:formula="of:=[.A1641]/1000/(60*60*24)" office:value-type="time" office:time-value="PT07H17M03.052S" calcext:value-type="time">
            <text:p>07:17:03</text:p>
          </table:table-cell>
          <table:table-cell office:value-type="float" office:value="1.05" calcext:value-type="float">
            <text:p>1.05</text:p>
          </table:table-cell>
          <table:table-cell office:value-type="float" office:value="210" calcext:value-type="float">
            <text:p>210</text:p>
          </table:table-cell>
          <table:table-cell office:value-type="float" office:value="221.13" calcext:value-type="float">
            <text:p>221.13</text:p>
          </table:table-cell>
          <table:table-cell office:value-type="float" office:value="1717.24" calcext:value-type="float">
            <text:p>1717.24</text:p>
          </table:table-cell>
          <table:table-cell office:value-type="float" office:value="2036.94" calcext:value-type="float">
            <text:p>2036.94</text:p>
          </table:table-cell>
        </table:table-row>
        <table:table-row table:style-name="ro1">
          <table:table-cell office:value-type="float" office:value="26239052" calcext:value-type="float">
            <text:p>26239052</text:p>
          </table:table-cell>
          <table:table-cell table:formula="of:=[.A1642]/1000/(60*60*24)" office:value-type="time" office:time-value="PT07H17M19.052S" calcext:value-type="time">
            <text:p>07:17:19</text:p>
          </table:table-cell>
          <table:table-cell office:value-type="float" office:value="1.05" calcext:value-type="float">
            <text:p>1.05</text:p>
          </table:table-cell>
          <table:table-cell office:value-type="float" office:value="209.8" calcext:value-type="float">
            <text:p>209.8</text:p>
          </table:table-cell>
          <table:table-cell office:value-type="float" office:value="220.08" calcext:value-type="float">
            <text:p>220.08</text:p>
          </table:table-cell>
          <table:table-cell office:value-type="float" office:value="1718.17" calcext:value-type="float">
            <text:p>1718.17</text:p>
          </table:table-cell>
          <table:table-cell office:value-type="float" office:value="2037.92" calcext:value-type="float">
            <text:p>2037.92</text:p>
          </table:table-cell>
        </table:table-row>
        <table:table-row table:style-name="ro1">
          <table:table-cell office:value-type="float" office:value="26255052" calcext:value-type="float">
            <text:p>26255052</text:p>
          </table:table-cell>
          <table:table-cell table:formula="of:=[.A1643]/1000/(60*60*24)" office:value-type="time" office:time-value="PT07H17M35.052S" calcext:value-type="time">
            <text:p>07:17:35</text:p>
          </table:table-cell>
          <table:table-cell office:value-type="float" office:value="1.05" calcext:value-type="float">
            <text:p>1.05</text:p>
          </table:table-cell>
          <table:table-cell office:value-type="float" office:value="209.6" calcext:value-type="float">
            <text:p>209.6</text:p>
          </table:table-cell>
          <table:table-cell office:value-type="float" office:value="219.86" calcext:value-type="float">
            <text:p>219.86</text:p>
          </table:table-cell>
          <table:table-cell office:value-type="float" office:value="1719.11" calcext:value-type="float">
            <text:p>1719.11</text:p>
          </table:table-cell>
          <table:table-cell office:value-type="float" office:value="2038.9" calcext:value-type="float">
            <text:p>2038.9</text:p>
          </table:table-cell>
        </table:table-row>
        <table:table-row table:style-name="ro1">
          <table:table-cell office:value-type="float" office:value="26271052" calcext:value-type="float">
            <text:p>26271052</text:p>
          </table:table-cell>
          <table:table-cell table:formula="of:=[.A1644]/1000/(60*60*24)" office:value-type="time" office:time-value="PT07H17M51.052S" calcext:value-type="time">
            <text:p>07:17:51</text:p>
          </table:table-cell>
          <table:table-cell office:value-type="float" office:value="1.05" calcext:value-type="float">
            <text:p>1.05</text:p>
          </table:table-cell>
          <table:table-cell office:value-type="float" office:value="209.4" calcext:value-type="float">
            <text:p>209.4</text:p>
          </table:table-cell>
          <table:table-cell office:value-type="float" office:value="219.65" calcext:value-type="float">
            <text:p>219.65</text:p>
          </table:table-cell>
          <table:table-cell office:value-type="float" office:value="1720.04" calcext:value-type="float">
            <text:p>1720.04</text:p>
          </table:table-cell>
          <table:table-cell office:value-type="float" office:value="2039.88" calcext:value-type="float">
            <text:p>2039.88</text:p>
          </table:table-cell>
        </table:table-row>
        <table:table-row table:style-name="ro1">
          <table:table-cell office:value-type="float" office:value="26287052" calcext:value-type="float">
            <text:p>26287052</text:p>
          </table:table-cell>
          <table:table-cell table:formula="of:=[.A1645]/1000/(60*60*24)" office:value-type="time" office:time-value="PT07H18M07.052S" calcext:value-type="time">
            <text:p>07:18:07</text:p>
          </table:table-cell>
          <table:table-cell office:value-type="float" office:value="1.04" calcext:value-type="float">
            <text:p>1.04</text:p>
          </table:table-cell>
          <table:table-cell office:value-type="float" office:value="209.3" calcext:value-type="float">
            <text:p>209.3</text:p>
          </table:table-cell>
          <table:table-cell office:value-type="float" office:value="218.7" calcext:value-type="float">
            <text:p>218.7</text:p>
          </table:table-cell>
          <table:table-cell office:value-type="float" office:value="1720.97" calcext:value-type="float">
            <text:p>1720.97</text:p>
          </table:table-cell>
          <table:table-cell office:value-type="float" office:value="2040.85" calcext:value-type="float">
            <text:p>2040.85</text:p>
          </table:table-cell>
        </table:table-row>
        <table:table-row table:style-name="ro1">
          <table:table-cell office:value-type="float" office:value="26303052" calcext:value-type="float">
            <text:p>26303052</text:p>
          </table:table-cell>
          <table:table-cell table:formula="of:=[.A1646]/1000/(60*60*24)" office:value-type="time" office:time-value="PT07H18M23.052S" calcext:value-type="time">
            <text:p>07:18:23</text:p>
          </table:table-cell>
          <table:table-cell office:value-type="float" office:value="1.05" calcext:value-type="float">
            <text:p>1.05</text:p>
          </table:table-cell>
          <table:table-cell office:value-type="float" office:value="209" calcext:value-type="float">
            <text:p>209</text:p>
          </table:table-cell>
          <table:table-cell office:value-type="float" office:value="219.22" calcext:value-type="float">
            <text:p>219.22</text:p>
          </table:table-cell>
          <table:table-cell office:value-type="float" office:value="1721.9" calcext:value-type="float">
            <text:p>1721.9</text:p>
          </table:table-cell>
          <table:table-cell office:value-type="float" office:value="2041.83" calcext:value-type="float">
            <text:p>2041.83</text:p>
          </table:table-cell>
        </table:table-row>
        <table:table-row table:style-name="ro1">
          <table:table-cell office:value-type="float" office:value="26319052" calcext:value-type="float">
            <text:p>26319052</text:p>
          </table:table-cell>
          <table:table-cell table:formula="of:=[.A1647]/1000/(60*60*24)" office:value-type="time" office:time-value="PT07H18M39.052S" calcext:value-type="time">
            <text:p>07:18:39</text:p>
          </table:table-cell>
          <table:table-cell office:value-type="float" office:value="1.04" calcext:value-type="float">
            <text:p>1.04</text:p>
          </table:table-cell>
          <table:table-cell office:value-type="float" office:value="208.8" calcext:value-type="float">
            <text:p>208.8</text:p>
          </table:table-cell>
          <table:table-cell office:value-type="float" office:value="218.17" calcext:value-type="float">
            <text:p>218.17</text:p>
          </table:table-cell>
          <table:table-cell office:value-type="float" office:value="1722.82" calcext:value-type="float">
            <text:p>1722.82</text:p>
          </table:table-cell>
          <table:table-cell office:value-type="float" office:value="2042.8" calcext:value-type="float">
            <text:p>2042.8</text:p>
          </table:table-cell>
        </table:table-row>
        <table:table-row table:style-name="ro1">
          <table:table-cell office:value-type="float" office:value="26335052" calcext:value-type="float">
            <text:p>26335052</text:p>
          </table:table-cell>
          <table:table-cell table:formula="of:=[.A1648]/1000/(60*60*24)" office:value-type="time" office:time-value="PT07H18M55.052S" calcext:value-type="time">
            <text:p>07:18:55</text:p>
          </table:table-cell>
          <table:table-cell office:value-type="float" office:value="1.04" calcext:value-type="float">
            <text:p>1.04</text:p>
          </table:table-cell>
          <table:table-cell office:value-type="float" office:value="208.6" calcext:value-type="float">
            <text:p>208.6</text:p>
          </table:table-cell>
          <table:table-cell office:value-type="float" office:value="217.96" calcext:value-type="float">
            <text:p>217.96</text:p>
          </table:table-cell>
          <table:table-cell office:value-type="float" office:value="1723.75" calcext:value-type="float">
            <text:p>1723.75</text:p>
          </table:table-cell>
          <table:table-cell office:value-type="float" office:value="2043.76" calcext:value-type="float">
            <text:p>2043.76</text:p>
          </table:table-cell>
        </table:table-row>
        <table:table-row table:style-name="ro1">
          <table:table-cell office:value-type="float" office:value="26351052" calcext:value-type="float">
            <text:p>26351052</text:p>
          </table:table-cell>
          <table:table-cell table:formula="of:=[.A1649]/1000/(60*60*24)" office:value-type="time" office:time-value="PT07H19M11.052S" calcext:value-type="time">
            <text:p>07:19:11</text:p>
          </table:table-cell>
          <table:table-cell office:value-type="float" office:value="1.04" calcext:value-type="float">
            <text:p>1.04</text:p>
          </table:table-cell>
          <table:table-cell office:value-type="float" office:value="208.4" calcext:value-type="float">
            <text:p>208.4</text:p>
          </table:table-cell>
          <table:table-cell office:value-type="float" office:value="217.75" calcext:value-type="float">
            <text:p>217.75</text:p>
          </table:table-cell>
          <table:table-cell office:value-type="float" office:value="1724.68" calcext:value-type="float">
            <text:p>1724.68</text:p>
          </table:table-cell>
          <table:table-cell office:value-type="float" office:value="2044.73" calcext:value-type="float">
            <text:p>2044.73</text:p>
          </table:table-cell>
        </table:table-row>
        <table:table-row table:style-name="ro1">
          <table:table-cell office:value-type="float" office:value="26367052" calcext:value-type="float">
            <text:p>26367052</text:p>
          </table:table-cell>
          <table:table-cell table:formula="of:=[.A1650]/1000/(60*60*24)" office:value-type="time" office:time-value="PT07H19M27.052S" calcext:value-type="time">
            <text:p>07:19:27</text:p>
          </table:table-cell>
          <table:table-cell office:value-type="float" office:value="1.04" calcext:value-type="float">
            <text:p>1.04</text:p>
          </table:table-cell>
          <table:table-cell office:value-type="float" office:value="208.2" calcext:value-type="float">
            <text:p>208.2</text:p>
          </table:table-cell>
          <table:table-cell office:value-type="float" office:value="216.7" calcext:value-type="float">
            <text:p>216.7</text:p>
          </table:table-cell>
          <table:table-cell office:value-type="float" office:value="1725.6" calcext:value-type="float">
            <text:p>1725.6</text:p>
          </table:table-cell>
          <table:table-cell office:value-type="float" office:value="2045.7" calcext:value-type="float">
            <text:p>2045.7</text:p>
          </table:table-cell>
        </table:table-row>
        <table:table-row table:style-name="ro1">
          <table:table-cell office:value-type="float" office:value="26383052" calcext:value-type="float">
            <text:p>26383052</text:p>
          </table:table-cell>
          <table:table-cell table:formula="of:=[.A1651]/1000/(60*60*24)" office:value-type="time" office:time-value="PT07H19M43.052S" calcext:value-type="time">
            <text:p>07:19:43</text:p>
          </table:table-cell>
          <table:table-cell office:value-type="float" office:value="1.04" calcext:value-type="float">
            <text:p>1.04</text:p>
          </table:table-cell>
          <table:table-cell office:value-type="float" office:value="208" calcext:value-type="float">
            <text:p>208</text:p>
          </table:table-cell>
          <table:table-cell office:value-type="float" office:value="216.48" calcext:value-type="float">
            <text:p>216.48</text:p>
          </table:table-cell>
          <table:table-cell office:value-type="float" office:value="1726.53" calcext:value-type="float">
            <text:p>1726.53</text:p>
          </table:table-cell>
          <table:table-cell office:value-type="float" office:value="2046.66" calcext:value-type="float">
            <text:p>2046.66</text:p>
          </table:table-cell>
        </table:table-row>
        <table:table-row table:style-name="ro1">
          <table:table-cell office:value-type="float" office:value="26399052" calcext:value-type="float">
            <text:p>26399052</text:p>
          </table:table-cell>
          <table:table-cell table:formula="of:=[.A1652]/1000/(60*60*24)" office:value-type="time" office:time-value="PT07H19M59.052S" calcext:value-type="time">
            <text:p>07:19:59</text:p>
          </table:table-cell>
          <table:table-cell office:value-type="float" office:value="1.04" calcext:value-type="float">
            <text:p>1.04</text:p>
          </table:table-cell>
          <table:table-cell office:value-type="float" office:value="207.7" calcext:value-type="float">
            <text:p>207.7</text:p>
          </table:table-cell>
          <table:table-cell office:value-type="float" office:value="216.17" calcext:value-type="float">
            <text:p>216.17</text:p>
          </table:table-cell>
          <table:table-cell office:value-type="float" office:value="1727.45" calcext:value-type="float">
            <text:p>1727.45</text:p>
          </table:table-cell>
          <table:table-cell office:value-type="float" office:value="2047.62" calcext:value-type="float">
            <text:p>2047.62</text:p>
          </table:table-cell>
        </table:table-row>
        <table:table-row table:style-name="ro1">
          <table:table-cell office:value-type="float" office:value="26415052" calcext:value-type="float">
            <text:p>26415052</text:p>
          </table:table-cell>
          <table:table-cell table:formula="of:=[.A1653]/1000/(60*60*24)" office:value-type="time" office:time-value="PT07H20M15.052S" calcext:value-type="time">
            <text:p>07:20:15</text:p>
          </table:table-cell>
          <table:table-cell office:value-type="float" office:value="1.04" calcext:value-type="float">
            <text:p>1.04</text:p>
          </table:table-cell>
          <table:table-cell office:value-type="float" office:value="207.5" calcext:value-type="float">
            <text:p>207.5</text:p>
          </table:table-cell>
          <table:table-cell office:value-type="float" office:value="215.13" calcext:value-type="float">
            <text:p>215.13</text:p>
          </table:table-cell>
          <table:table-cell office:value-type="float" office:value="1728.38" calcext:value-type="float">
            <text:p>1728.38</text:p>
          </table:table-cell>
          <table:table-cell office:value-type="float" office:value="2048.58" calcext:value-type="float">
            <text:p>2048.58</text:p>
          </table:table-cell>
        </table:table-row>
        <table:table-row table:style-name="ro1">
          <table:table-cell office:value-type="float" office:value="26431052" calcext:value-type="float">
            <text:p>26431052</text:p>
          </table:table-cell>
          <table:table-cell table:formula="of:=[.A1654]/1000/(60*60*24)" office:value-type="time" office:time-value="PT07H20M31.052S" calcext:value-type="time">
            <text:p>07:20:31</text:p>
          </table:table-cell>
          <table:table-cell office:value-type="float" office:value="1.04" calcext:value-type="float">
            <text:p>1.04</text:p>
          </table:table-cell>
          <table:table-cell office:value-type="float" office:value="207.2" calcext:value-type="float">
            <text:p>207.2</text:p>
          </table:table-cell>
          <table:table-cell office:value-type="float" office:value="214.81" calcext:value-type="float">
            <text:p>214.81</text:p>
          </table:table-cell>
          <table:table-cell office:value-type="float" office:value="1729.3" calcext:value-type="float">
            <text:p>1729.3</text:p>
          </table:table-cell>
          <table:table-cell office:value-type="float" office:value="2049.54" calcext:value-type="float">
            <text:p>2049.54</text:p>
          </table:table-cell>
        </table:table-row>
        <table:table-row table:style-name="ro1">
          <table:table-cell office:value-type="float" office:value="26447052" calcext:value-type="float">
            <text:p>26447052</text:p>
          </table:table-cell>
          <table:table-cell table:formula="of:=[.A1655]/1000/(60*60*24)" office:value-type="time" office:time-value="PT07H20M47.052S" calcext:value-type="time">
            <text:p>07:20:47</text:p>
          </table:table-cell>
          <table:table-cell office:value-type="float" office:value="1.04" calcext:value-type="float">
            <text:p>1.04</text:p>
          </table:table-cell>
          <table:table-cell office:value-type="float" office:value="207" calcext:value-type="float">
            <text:p>207</text:p>
          </table:table-cell>
          <table:table-cell office:value-type="float" office:value="214.6" calcext:value-type="float">
            <text:p>214.6</text:p>
          </table:table-cell>
          <table:table-cell office:value-type="float" office:value="1730.22" calcext:value-type="float">
            <text:p>1730.22</text:p>
          </table:table-cell>
          <table:table-cell office:value-type="float" office:value="2050.49" calcext:value-type="float">
            <text:p>2050.49</text:p>
          </table:table-cell>
        </table:table-row>
        <table:table-row table:style-name="ro1">
          <table:table-cell office:value-type="float" office:value="26463052" calcext:value-type="float">
            <text:p>26463052</text:p>
          </table:table-cell>
          <table:table-cell table:formula="of:=[.A1656]/1000/(60*60*24)" office:value-type="time" office:time-value="PT07H21M03.052S" calcext:value-type="time">
            <text:p>07:21:03</text:p>
          </table:table-cell>
          <table:table-cell office:value-type="float" office:value="1.03" calcext:value-type="float">
            <text:p>1.03</text:p>
          </table:table-cell>
          <table:table-cell office:value-type="float" office:value="206.7" calcext:value-type="float">
            <text:p>206.7</text:p>
          </table:table-cell>
          <table:table-cell office:value-type="float" office:value="213.45" calcext:value-type="float">
            <text:p>213.45</text:p>
          </table:table-cell>
          <table:table-cell office:value-type="float" office:value="1731.14" calcext:value-type="float">
            <text:p>1731.14</text:p>
          </table:table-cell>
          <table:table-cell office:value-type="float" office:value="2051.44" calcext:value-type="float">
            <text:p>2051.44</text:p>
          </table:table-cell>
        </table:table-row>
        <table:table-row table:style-name="ro1">
          <table:table-cell office:value-type="float" office:value="26479052" calcext:value-type="float">
            <text:p>26479052</text:p>
          </table:table-cell>
          <table:table-cell table:formula="of:=[.A1657]/1000/(60*60*24)" office:value-type="time" office:time-value="PT07H21M19.052S" calcext:value-type="time">
            <text:p>07:21:19</text:p>
          </table:table-cell>
          <table:table-cell office:value-type="float" office:value="1.03" calcext:value-type="float">
            <text:p>1.03</text:p>
          </table:table-cell>
          <table:table-cell office:value-type="float" office:value="206.5" calcext:value-type="float">
            <text:p>206.5</text:p>
          </table:table-cell>
          <table:table-cell office:value-type="float" office:value="213.24" calcext:value-type="float">
            <text:p>213.24</text:p>
          </table:table-cell>
          <table:table-cell office:value-type="float" office:value="1732.05" calcext:value-type="float">
            <text:p>1732.05</text:p>
          </table:table-cell>
          <table:table-cell office:value-type="float" office:value="2052.39" calcext:value-type="float">
            <text:p>2052.39</text:p>
          </table:table-cell>
        </table:table-row>
        <table:table-row table:style-name="ro1">
          <table:table-cell office:value-type="float" office:value="26495052" calcext:value-type="float">
            <text:p>26495052</text:p>
          </table:table-cell>
          <table:table-cell table:formula="of:=[.A1658]/1000/(60*60*24)" office:value-type="time" office:time-value="PT07H21M35.052S" calcext:value-type="time">
            <text:p>07:21:35</text:p>
          </table:table-cell>
          <table:table-cell office:value-type="float" office:value="1.03" calcext:value-type="float">
            <text:p>1.03</text:p>
          </table:table-cell>
          <table:table-cell office:value-type="float" office:value="206.2" calcext:value-type="float">
            <text:p>206.2</text:p>
          </table:table-cell>
          <table:table-cell office:value-type="float" office:value="212.93" calcext:value-type="float">
            <text:p>212.93</text:p>
          </table:table-cell>
          <table:table-cell office:value-type="float" office:value="1732.97" calcext:value-type="float">
            <text:p>1732.97</text:p>
          </table:table-cell>
          <table:table-cell office:value-type="float" office:value="2053.34" calcext:value-type="float">
            <text:p>2053.34</text:p>
          </table:table-cell>
        </table:table-row>
        <table:table-row table:style-name="ro1">
          <table:table-cell office:value-type="float" office:value="26511052" calcext:value-type="float">
            <text:p>26511052</text:p>
          </table:table-cell>
          <table:table-cell table:formula="of:=[.A1659]/1000/(60*60*24)" office:value-type="time" office:time-value="PT07H21M51.052S" calcext:value-type="time">
            <text:p>07:21:51</text:p>
          </table:table-cell>
          <table:table-cell office:value-type="float" office:value="1.03" calcext:value-type="float">
            <text:p>1.03</text:p>
          </table:table-cell>
          <table:table-cell office:value-type="float" office:value="205.9" calcext:value-type="float">
            <text:p>205.9</text:p>
          </table:table-cell>
          <table:table-cell office:value-type="float" office:value="212.61" calcext:value-type="float">
            <text:p>212.61</text:p>
          </table:table-cell>
          <table:table-cell office:value-type="float" office:value="1733.89" calcext:value-type="float">
            <text:p>1733.89</text:p>
          </table:table-cell>
          <table:table-cell office:value-type="float" office:value="2054.29" calcext:value-type="float">
            <text:p>2054.29</text:p>
          </table:table-cell>
        </table:table-row>
        <table:table-row table:style-name="ro1">
          <table:table-cell office:value-type="float" office:value="26527052" calcext:value-type="float">
            <text:p>26527052</text:p>
          </table:table-cell>
          <table:table-cell table:formula="of:=[.A1660]/1000/(60*60*24)" office:value-type="time" office:time-value="PT07H22M07.052S" calcext:value-type="time">
            <text:p>07:22:07</text:p>
          </table:table-cell>
          <table:table-cell office:value-type="float" office:value="1.03" calcext:value-type="float">
            <text:p>1.03</text:p>
          </table:table-cell>
          <table:table-cell office:value-type="float" office:value="205.6" calcext:value-type="float">
            <text:p>205.6</text:p>
          </table:table-cell>
          <table:table-cell office:value-type="float" office:value="211.47" calcext:value-type="float">
            <text:p>211.47</text:p>
          </table:table-cell>
          <table:table-cell office:value-type="float" office:value="1734.8" calcext:value-type="float">
            <text:p>1734.8</text:p>
          </table:table-cell>
          <table:table-cell office:value-type="float" office:value="2055.23" calcext:value-type="float">
            <text:p>2055.23</text:p>
          </table:table-cell>
        </table:table-row>
        <table:table-row table:style-name="ro1">
          <table:table-cell office:value-type="float" office:value="26543051" calcext:value-type="float">
            <text:p>26543051</text:p>
          </table:table-cell>
          <table:table-cell table:formula="of:=[.A1661]/1000/(60*60*24)" office:value-type="time" office:time-value="PT07H22M23.051S" calcext:value-type="time">
            <text:p>07:22:23</text:p>
          </table:table-cell>
          <table:table-cell office:value-type="float" office:value="1.03" calcext:value-type="float">
            <text:p>1.03</text:p>
          </table:table-cell>
          <table:table-cell office:value-type="float" office:value="205.4" calcext:value-type="float">
            <text:p>205.4</text:p>
          </table:table-cell>
          <table:table-cell office:value-type="float" office:value="211.26" calcext:value-type="float">
            <text:p>211.26</text:p>
          </table:table-cell>
          <table:table-cell office:value-type="float" office:value="1735.72" calcext:value-type="float">
            <text:p>1735.72</text:p>
          </table:table-cell>
          <table:table-cell office:value-type="float" office:value="2056.17" calcext:value-type="float">
            <text:p>2056.17</text:p>
          </table:table-cell>
        </table:table-row>
        <table:table-row table:style-name="ro1">
          <table:table-cell office:value-type="float" office:value="26559052" calcext:value-type="float">
            <text:p>26559052</text:p>
          </table:table-cell>
          <table:table-cell table:formula="of:=[.A1662]/1000/(60*60*24)" office:value-type="time" office:time-value="PT07H22M39.052S" calcext:value-type="time">
            <text:p>07:22:39</text:p>
          </table:table-cell>
          <table:table-cell office:value-type="float" office:value="1.02" calcext:value-type="float">
            <text:p>1.02</text:p>
          </table:table-cell>
          <table:table-cell office:value-type="float" office:value="205" calcext:value-type="float">
            <text:p>205</text:p>
          </table:table-cell>
          <table:table-cell office:value-type="float" office:value="210.02" calcext:value-type="float">
            <text:p>210.02</text:p>
          </table:table-cell>
          <table:table-cell office:value-type="float" office:value="1736.63" calcext:value-type="float">
            <text:p>1736.63</text:p>
          </table:table-cell>
          <table:table-cell office:value-type="float" office:value="2057.1" calcext:value-type="float">
            <text:p>2057.1</text:p>
          </table:table-cell>
        </table:table-row>
        <table:table-row table:style-name="ro1">
          <table:table-cell office:value-type="float" office:value="26575052" calcext:value-type="float">
            <text:p>26575052</text:p>
          </table:table-cell>
          <table:table-cell table:formula="of:=[.A1663]/1000/(60*60*24)" office:value-type="time" office:time-value="PT07H22M55.052S" calcext:value-type="time">
            <text:p>07:22:55</text:p>
          </table:table-cell>
          <table:table-cell office:value-type="float" office:value="1.02" calcext:value-type="float">
            <text:p>1.02</text:p>
          </table:table-cell>
          <table:table-cell office:value-type="float" office:value="204.7" calcext:value-type="float">
            <text:p>204.7</text:p>
          </table:table-cell>
          <table:table-cell office:value-type="float" office:value="209.71" calcext:value-type="float">
            <text:p>209.71</text:p>
          </table:table-cell>
          <table:table-cell office:value-type="float" office:value="1737.54" calcext:value-type="float">
            <text:p>1737.54</text:p>
          </table:table-cell>
          <table:table-cell office:value-type="float" office:value="2058.03" calcext:value-type="float">
            <text:p>2058.03</text:p>
          </table:table-cell>
        </table:table-row>
        <table:table-row table:style-name="ro1">
          <table:table-cell office:value-type="float" office:value="26591052" calcext:value-type="float">
            <text:p>26591052</text:p>
          </table:table-cell>
          <table:table-cell table:formula="of:=[.A1664]/1000/(60*60*24)" office:value-type="time" office:time-value="PT07H23M11.052S" calcext:value-type="time">
            <text:p>07:23:11</text:p>
          </table:table-cell>
          <table:table-cell office:value-type="float" office:value="1.02" calcext:value-type="float">
            <text:p>1.02</text:p>
          </table:table-cell>
          <table:table-cell office:value-type="float" office:value="204.3" calcext:value-type="float">
            <text:p>204.3</text:p>
          </table:table-cell>
          <table:table-cell office:value-type="float" office:value="208.48" calcext:value-type="float">
            <text:p>208.48</text:p>
          </table:table-cell>
          <table:table-cell office:value-type="float" office:value="1738.45" calcext:value-type="float">
            <text:p>1738.45</text:p>
          </table:table-cell>
          <table:table-cell office:value-type="float" office:value="2058.96" calcext:value-type="float">
            <text:p>2058.96</text:p>
          </table:table-cell>
        </table:table-row>
        <table:table-row table:style-name="ro1">
          <table:table-cell office:value-type="float" office:value="26607052" calcext:value-type="float">
            <text:p>26607052</text:p>
          </table:table-cell>
          <table:table-cell table:formula="of:=[.A1665]/1000/(60*60*24)" office:value-type="time" office:time-value="PT07H23M27.052S" calcext:value-type="time">
            <text:p>07:23:27</text:p>
          </table:table-cell>
          <table:table-cell office:value-type="float" office:value="1.02" calcext:value-type="float">
            <text:p>1.02</text:p>
          </table:table-cell>
          <table:table-cell office:value-type="float" office:value="204" calcext:value-type="float">
            <text:p>204</text:p>
          </table:table-cell>
          <table:table-cell office:value-type="float" office:value="208.16" calcext:value-type="float">
            <text:p>208.16</text:p>
          </table:table-cell>
          <table:table-cell office:value-type="float" office:value="1739.35" calcext:value-type="float">
            <text:p>1739.35</text:p>
          </table:table-cell>
          <table:table-cell office:value-type="float" office:value="2059.89" calcext:value-type="float">
            <text:p>2059.89</text:p>
          </table:table-cell>
        </table:table-row>
        <table:table-row table:style-name="ro1">
          <table:table-cell office:value-type="float" office:value="26623052" calcext:value-type="float">
            <text:p>26623052</text:p>
          </table:table-cell>
          <table:table-cell table:formula="of:=[.A1666]/1000/(60*60*24)" office:value-type="time" office:time-value="PT07H23M43.052S" calcext:value-type="time">
            <text:p>07:23:43</text:p>
          </table:table-cell>
          <table:table-cell office:value-type="float" office:value="1.02" calcext:value-type="float">
            <text:p>1.02</text:p>
          </table:table-cell>
          <table:table-cell office:value-type="float" office:value="203.7" calcext:value-type="float">
            <text:p>203.7</text:p>
          </table:table-cell>
          <table:table-cell office:value-type="float" office:value="207.85" calcext:value-type="float">
            <text:p>207.85</text:p>
          </table:table-cell>
          <table:table-cell office:value-type="float" office:value="1740.26" calcext:value-type="float">
            <text:p>1740.26</text:p>
          </table:table-cell>
          <table:table-cell office:value-type="float" office:value="2060.82" calcext:value-type="float">
            <text:p>2060.82</text:p>
          </table:table-cell>
        </table:table-row>
        <table:table-row table:style-name="ro1">
          <table:table-cell office:value-type="float" office:value="26639052" calcext:value-type="float">
            <text:p>26639052</text:p>
          </table:table-cell>
          <table:table-cell table:formula="of:=[.A1667]/1000/(60*60*24)" office:value-type="time" office:time-value="PT07H23M59.052S" calcext:value-type="time">
            <text:p>07:23:59</text:p>
          </table:table-cell>
          <table:table-cell office:value-type="float" office:value="1.02" calcext:value-type="float">
            <text:p>1.02</text:p>
          </table:table-cell>
          <table:table-cell office:value-type="float" office:value="203.3" calcext:value-type="float">
            <text:p>203.3</text:p>
          </table:table-cell>
          <table:table-cell office:value-type="float" office:value="206.62" calcext:value-type="float">
            <text:p>206.62</text:p>
          </table:table-cell>
          <table:table-cell office:value-type="float" office:value="1741.16" calcext:value-type="float">
            <text:p>1741.16</text:p>
          </table:table-cell>
          <table:table-cell office:value-type="float" office:value="2061.73" calcext:value-type="float">
            <text:p>2061.73</text:p>
          </table:table-cell>
        </table:table-row>
        <table:table-row table:style-name="ro1">
          <table:table-cell office:value-type="float" office:value="26655052" calcext:value-type="float">
            <text:p>26655052</text:p>
          </table:table-cell>
          <table:table-cell table:formula="of:=[.A1668]/1000/(60*60*24)" office:value-type="time" office:time-value="PT07H24M15.052S" calcext:value-type="time">
            <text:p>07:24:15</text:p>
          </table:table-cell>
          <table:table-cell office:value-type="float" office:value="1.02" calcext:value-type="float">
            <text:p>1.02</text:p>
          </table:table-cell>
          <table:table-cell office:value-type="float" office:value="202.9" calcext:value-type="float">
            <text:p>202.9</text:p>
          </table:table-cell>
          <table:table-cell office:value-type="float" office:value="206.21" calcext:value-type="float">
            <text:p>206.21</text:p>
          </table:table-cell>
          <table:table-cell office:value-type="float" office:value="1742.07" calcext:value-type="float">
            <text:p>1742.07</text:p>
          </table:table-cell>
          <table:table-cell office:value-type="float" office:value="2062.65" calcext:value-type="float">
            <text:p>2062.65</text:p>
          </table:table-cell>
        </table:table-row>
        <table:table-row table:style-name="ro1">
          <table:table-cell office:value-type="float" office:value="26671052" calcext:value-type="float">
            <text:p>26671052</text:p>
          </table:table-cell>
          <table:table-cell table:formula="of:=[.A1669]/1000/(60*60*24)" office:value-type="time" office:time-value="PT07H24M31.052S" calcext:value-type="time">
            <text:p>07:24:31</text:p>
          </table:table-cell>
          <table:table-cell office:value-type="float" office:value="1.01" calcext:value-type="float">
            <text:p>1.01</text:p>
          </table:table-cell>
          <table:table-cell office:value-type="float" office:value="202.5" calcext:value-type="float">
            <text:p>202.5</text:p>
          </table:table-cell>
          <table:table-cell office:value-type="float" office:value="204.98" calcext:value-type="float">
            <text:p>204.98</text:p>
          </table:table-cell>
          <table:table-cell office:value-type="float" office:value="1742.97" calcext:value-type="float">
            <text:p>1742.97</text:p>
          </table:table-cell>
          <table:table-cell office:value-type="float" office:value="2063.56" calcext:value-type="float">
            <text:p>2063.56</text:p>
          </table:table-cell>
        </table:table-row>
        <table:table-row table:style-name="ro1">
          <table:table-cell office:value-type="float" office:value="26687052" calcext:value-type="float">
            <text:p>26687052</text:p>
          </table:table-cell>
          <table:table-cell table:formula="of:=[.A1670]/1000/(60*60*24)" office:value-type="time" office:time-value="PT07H24M47.052S" calcext:value-type="time">
            <text:p>07:24:47</text:p>
          </table:table-cell>
          <table:table-cell office:value-type="float" office:value="1.01" calcext:value-type="float">
            <text:p>1.01</text:p>
          </table:table-cell>
          <table:table-cell office:value-type="float" office:value="202.1" calcext:value-type="float">
            <text:p>202.1</text:p>
          </table:table-cell>
          <table:table-cell office:value-type="float" office:value="204.57" calcext:value-type="float">
            <text:p>204.57</text:p>
          </table:table-cell>
          <table:table-cell office:value-type="float" office:value="1743.87" calcext:value-type="float">
            <text:p>1743.87</text:p>
          </table:table-cell>
          <table:table-cell office:value-type="float" office:value="2064.47" calcext:value-type="float">
            <text:p>2064.47</text:p>
          </table:table-cell>
        </table:table-row>
        <table:table-row table:style-name="ro1">
          <table:table-cell office:value-type="float" office:value="26703052" calcext:value-type="float">
            <text:p>26703052</text:p>
          </table:table-cell>
          <table:table-cell table:formula="of:=[.A1671]/1000/(60*60*24)" office:value-type="time" office:time-value="PT07H25M03.052S" calcext:value-type="time">
            <text:p>07:25:03</text:p>
          </table:table-cell>
          <table:table-cell office:value-type="float" office:value="1.01" calcext:value-type="float">
            <text:p>1.01</text:p>
          </table:table-cell>
          <table:table-cell office:value-type="float" office:value="201.6" calcext:value-type="float">
            <text:p>201.6</text:p>
          </table:table-cell>
          <table:table-cell office:value-type="float" office:value="203.25" calcext:value-type="float">
            <text:p>203.25</text:p>
          </table:table-cell>
          <table:table-cell office:value-type="float" office:value="1744.76" calcext:value-type="float">
            <text:p>1744.76</text:p>
          </table:table-cell>
          <table:table-cell office:value-type="float" office:value="2065.38" calcext:value-type="float">
            <text:p>2065.38</text:p>
          </table:table-cell>
        </table:table-row>
        <table:table-row table:style-name="ro1">
          <table:table-cell office:value-type="float" office:value="26719052" calcext:value-type="float">
            <text:p>26719052</text:p>
          </table:table-cell>
          <table:table-cell table:formula="of:=[.A1672]/1000/(60*60*24)" office:value-type="time" office:time-value="PT07H25M19.052S" calcext:value-type="time">
            <text:p>07:25:19</text:p>
          </table:table-cell>
          <table:table-cell office:value-type="float" office:value="1.01" calcext:value-type="float">
            <text:p>1.01</text:p>
          </table:table-cell>
          <table:table-cell office:value-type="float" office:value="201.3" calcext:value-type="float">
            <text:p>201.3</text:p>
          </table:table-cell>
          <table:table-cell office:value-type="float" office:value="202.93" calcext:value-type="float">
            <text:p>202.93</text:p>
          </table:table-cell>
          <table:table-cell office:value-type="float" office:value="1745.66" calcext:value-type="float">
            <text:p>1745.66</text:p>
          </table:table-cell>
          <table:table-cell office:value-type="float" office:value="2066.28" calcext:value-type="float">
            <text:p>2066.28</text:p>
          </table:table-cell>
        </table:table-row>
        <table:table-row table:style-name="ro1">
          <table:table-cell office:value-type="float" office:value="26735052" calcext:value-type="float">
            <text:p>26735052</text:p>
          </table:table-cell>
          <table:table-cell table:formula="of:=[.A1673]/1000/(60*60*24)" office:value-type="time" office:time-value="PT07H25M35.052S" calcext:value-type="time">
            <text:p>07:25:35</text:p>
          </table:table-cell>
          <table:table-cell office:value-type="float" office:value="1" calcext:value-type="float">
            <text:p>1</text:p>
          </table:table-cell>
          <table:table-cell office:value-type="float" office:value="200.7" calcext:value-type="float">
            <text:p>200.7</text:p>
          </table:table-cell>
          <table:table-cell office:value-type="float" office:value="201.52" calcext:value-type="float">
            <text:p>201.52</text:p>
          </table:table-cell>
          <table:table-cell office:value-type="float" office:value="1746.55" calcext:value-type="float">
            <text:p>1746.55</text:p>
          </table:table-cell>
          <table:table-cell office:value-type="float" office:value="2067.18" calcext:value-type="float">
            <text:p>2067.18</text:p>
          </table:table-cell>
        </table:table-row>
        <table:table-row table:style-name="ro1">
          <table:table-cell office:value-type="float" office:value="26751052" calcext:value-type="float">
            <text:p>26751052</text:p>
          </table:table-cell>
          <table:table-cell table:formula="of:=[.A1674]/1000/(60*60*24)" office:value-type="time" office:time-value="PT07H25M51.052S" calcext:value-type="time">
            <text:p>07:25:51</text:p>
          </table:table-cell>
          <table:table-cell office:value-type="float" office:value="1" calcext:value-type="float">
            <text:p>1</text:p>
          </table:table-cell>
          <table:table-cell office:value-type="float" office:value="200.3" calcext:value-type="float">
            <text:p>200.3</text:p>
          </table:table-cell>
          <table:table-cell office:value-type="float" office:value="201.11" calcext:value-type="float">
            <text:p>201.11</text:p>
          </table:table-cell>
          <table:table-cell office:value-type="float" office:value="1747.44" calcext:value-type="float">
            <text:p>1747.44</text:p>
          </table:table-cell>
          <table:table-cell office:value-type="float" office:value="2068.07" calcext:value-type="float">
            <text:p>2068.07</text:p>
          </table:table-cell>
        </table:table-row>
        <table:table-row table:style-name="ro1">
          <table:table-cell office:value-type="float" office:value="26759052" calcext:value-type="float">
            <text:p>26759052</text:p>
          </table:table-cell>
          <table:table-cell table:formula="of:=[.A1675]/1000/(60*60*24)" office:value-type="time" office:time-value="PT07H25M59.052S" calcext:value-type="time">
            <text:p>07:25: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0.1" calcext:value-type="float">
            <text:p>200.1</text:p>
          </table:table-cell>
          <table:table-cell office:value-type="float" office:value="1747.89" calcext:value-type="float">
            <text:p>1747.89</text:p>
          </table:table-cell>
          <table:table-cell office:value-type="float" office:value="2068.52" calcext:value-type="float">
            <text:p>2068.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.00.0000</text:date>, <text:time style:data-style-name="N2" text:time-value="01:41:04.12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3-11T01:41:41.622000000</dc:date>
    <meta:editing-duration>PT9M53S</meta:editing-duration>
    <meta:editing-cycles>3</meta:editing-cycles>
    <meta:generator>LibreOffice/6.3.4.2$Windows_X86_64 LibreOffice_project/60da17e045e08f1793c57c00ba83cdfce946d0aa</meta:generator>
    <meta:document-statistic meta:table-count="1" meta:cell-count="11725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9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047cm" svg:height="15.354cm" xlink:href=".." xlink:type="simple" chart:class="chart:line" chart:style-name="ch1">
        <chart:title svg:x="11.323cm" svg:y="0.443cm" chart:style-name="ch2">
          <text:p>Eneloop @ 5 Ohm #2</text:p>
        </chart:title>
        <chart:legend chart:legend-position="end" svg:x="24.592cm" svg:y="7.378cm" style:legend-expansion="high" chart:style-name="ch3"/>
        <chart:plot-area chart:style-name="ch4" table:cell-range-address="LOGGER02.B1:LOGGER02.C1675" chart:data-source-has-labels="both" svg:x="0.54cm" svg:y="1.529cm" svg:width="23.512cm" svg:height="13.518cm">
          <chartooo:coordinate-region svg:x="1.452cm" svg:y="1.529cm" svg:width="22.6cm" svg:height="12.189cm"/>
          <chart:axis chart:dimension="x" chart:name="primary-x" chart:style-name="ch5" chartooo:axis-type="auto">
            <chartooo:date-scale/>
            <chart:categories table:cell-range-address="LOGGER02.B2:LOGGER02.B167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GGER02.C2:LOGGER02.C1675" chart:label-cell-address="LOGGER02.C1:LOGGER02.C1" chart:class="chart:line">
            <chart:data-point chart:repeated="167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</text:p>
                <draw:g>
                  <svg:desc>LOGGER02.C1:LOGGER02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OGGER02.B2:LOGGER02.B1675</svg:desc>
                </draw:g>
              </table:table-cell>
              <table:table-cell office:value-type="float" office:value="1.32">
                <text:p>1.32</text:p>
                <draw:g>
                  <svg:desc>LOGGER02.C2:LOGGER02.C1675</svg:desc>
                </draw:g>
              </table:table-cell>
            </table:table-row>
            <table:table-row>
              <table:table-cell office:value-type="float" office:value="0.000174201388888889">
                <text:p>0.000174201388888889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0359398148148148">
                <text:p>0.000359398148148148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0544583333333333">
                <text:p>0.000544583333333333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0729768518518519">
                <text:p>0.000729768518518519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0914953703703704">
                <text:p>0.00091495370370370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110013888888889">
                <text:p>0.00110013888888889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128532407407407">
                <text:p>0.00128532407407407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147050925925926">
                <text:p>0.0014705092592592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165569444444444">
                <text:p>0.0016556944444444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184087962962963">
                <text:p>0.0018408796296296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202606481481481">
                <text:p>0.00202606481481481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221125">
                <text:p>0.0022112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239643518518518">
                <text:p>0.00239643518518518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258162037037037">
                <text:p>0.0025816203703703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276679398148148">
                <text:p>0.00276679398148148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295199074074074">
                <text:p>0.00295199074074074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313717592592593">
                <text:p>0.0031371759259259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332236111111111">
                <text:p>0.0033223611111111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35075462962963">
                <text:p>0.003507546296296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369273148148148">
                <text:p>0.00369273148148148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387791666666667">
                <text:p>0.0038779166666666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406310185185185">
                <text:p>0.0040631018518518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424828703703704">
                <text:p>0.00424828703703704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443347222222222">
                <text:p>0.00443347222222222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461865740740741">
                <text:p>0.0046186574074074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480384259259259">
                <text:p>0.0048038425925925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498902777777778">
                <text:p>0.00498902777777778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517421296296296">
                <text:p>0.0051742129629629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535939814814815">
                <text:p>0.0053593981481481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554458333333333">
                <text:p>0.0055445833333333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572976851851852">
                <text:p>0.00572976851851852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59149537037037">
                <text:p>0.005914953703703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610013888888889">
                <text:p>0.0061001388888888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628532407407407">
                <text:p>0.0062853240740740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647050925925926">
                <text:p>0.0064705092592592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665569444444444">
                <text:p>0.0066556944444444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684087962962963">
                <text:p>0.0068408796296296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702606481481481">
                <text:p>0.0070260648148148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721125">
                <text:p>0.0072112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739643518518519">
                <text:p>0.0073964351851851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75816087962963">
                <text:p>0.007581608796296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776680555555555">
                <text:p>0.0077668055555555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795199074074074">
                <text:p>0.0079519907407407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813717592592593">
                <text:p>0.0081371759259259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832236111111111">
                <text:p>0.0083223611111111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85075462962963">
                <text:p>0.008507546296296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869273148148148">
                <text:p>0.0086927314814814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887791666666667">
                <text:p>0.0088779166666666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906310185185185">
                <text:p>0.0090631018518518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924828703703704">
                <text:p>0.0092482870370370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943347222222222">
                <text:p>0.0094334722222222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961865740740741">
                <text:p>0.0096186574074074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980384259259259">
                <text:p>0.0098038425925925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998902777777778">
                <text:p>0.0099890277777777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0174212962963">
                <text:p>0.01017421296296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03593981481482">
                <text:p>0.010359398148148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05445833333333">
                <text:p>0.010544583333333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07297685185185">
                <text:p>0.010729768518518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09149421296296">
                <text:p>0.010914942129629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11001388888889">
                <text:p>0.011100138888888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12853125">
                <text:p>0.011285312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14705092592593">
                <text:p>0.011470509259259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16556944444444">
                <text:p>0.011655694444444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18408796296296">
                <text:p>0.011840879629629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20260648148148">
                <text:p>0.012026064814814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221125">
                <text:p>0.0122112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23964351851852">
                <text:p>0.012396435185185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25816203703704">
                <text:p>0.012581620370370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27668055555556">
                <text:p>0.012766805555555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29519907407407">
                <text:p>0.012951990740740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31371759259259">
                <text:p>0.013137175925925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33223611111111">
                <text:p>0.013322361111111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35075462962963">
                <text:p>0.013507546296296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36927199074074">
                <text:p>0.013692719907407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38779166666667">
                <text:p>0.013877916666666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40631018518519">
                <text:p>0.014063101851851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4248287037037">
                <text:p>0.0142482870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44334722222222">
                <text:p>0.014433472222222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46186574074074">
                <text:p>0.014618657407407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48038425925926">
                <text:p>0.014803842592592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49890277777778">
                <text:p>0.014989027777777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5174212962963">
                <text:p>0.0151742129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53593981481481">
                <text:p>0.015359398148148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55445833333333">
                <text:p>0.015544583333333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57297685185185">
                <text:p>0.015729768518518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59149537037037">
                <text:p>0.01591495370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61001388888889">
                <text:p>0.016100138888888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62853240740741">
                <text:p>0.016285324074074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64705092592593">
                <text:p>0.016470509259259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66556944444444">
                <text:p>0.016655694444444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68408796296296">
                <text:p>0.016840879629629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70260648148148">
                <text:p>0.017026064814814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721125">
                <text:p>0.0172112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73964351851852">
                <text:p>0.017396435185185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75816203703704">
                <text:p>0.017581620370370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77668055555556">
                <text:p>0.017766805555555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79519907407407">
                <text:p>0.017951990740740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81371759259259">
                <text:p>0.018137175925925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83223611111111">
                <text:p>0.018322361111111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85075347222222">
                <text:p>0.018507534722222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86927314814815">
                <text:p>0.018692731481481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88779166666667">
                <text:p>0.01887791666666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90631018518519">
                <text:p>0.019063101851851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9248287037037">
                <text:p>0.019248287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94334722222222">
                <text:p>0.019433472222222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96186574074074">
                <text:p>0.019618657407407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98038425925926">
                <text:p>0.019803842592592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99890277777778">
                <text:p>0.019989027777777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0174212962963">
                <text:p>0.020174212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03593981481482">
                <text:p>0.020359398148148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05445833333333">
                <text:p>0.0205445833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07297685185185">
                <text:p>0.020729768518518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09149537037037">
                <text:p>0.0209149537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11001388888889">
                <text:p>0.021100138888888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12853240740741">
                <text:p>0.02128532407407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14705092592593">
                <text:p>0.021470509259259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16556944444444">
                <text:p>0.021655694444444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18408796296296">
                <text:p>0.021840879629629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20260648148148">
                <text:p>0.022026064814814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221125">
                <text:p>0.0222112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23964351851852">
                <text:p>0.022396435185185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25816203703704">
                <text:p>0.022581620370370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27668055555556">
                <text:p>0.022766805555555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29519907407407">
                <text:p>0.022951990740740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31371759259259">
                <text:p>0.023137175925925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33223611111111">
                <text:p>0.023322361111111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35075462962963">
                <text:p>0.0235075462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36927314814815">
                <text:p>0.023692731481481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38779166666667">
                <text:p>0.02387791666666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40631018518519">
                <text:p>0.024063101851851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4248287037037">
                <text:p>0.024248287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44334722222222">
                <text:p>0.024433472222222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46186574074074">
                <text:p>0.024618657407407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48038425925926">
                <text:p>0.024803842592592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49890277777778">
                <text:p>0.024989027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5174212962963">
                <text:p>0.025174212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53593981481481">
                <text:p>0.0253593981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55445833333333">
                <text:p>0.0255445833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57297685185185">
                <text:p>0.025729768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59149537037037">
                <text:p>0.02591495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61001388888889">
                <text:p>0.026100138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62853240740741">
                <text:p>0.026285324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64705092592593">
                <text:p>0.026470509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66556828703704">
                <text:p>0.0266556828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68408796296296">
                <text:p>0.026840879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70260648148148">
                <text:p>0.027026064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721125">
                <text:p>0.027211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73964351851852">
                <text:p>0.027396435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75816203703704">
                <text:p>0.027581620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77668055555556">
                <text:p>0.0277668055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79519907407407">
                <text:p>0.027951990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81371759259259">
                <text:p>0.028137175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83223611111111">
                <text:p>0.028322361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85075462962963">
                <text:p>0.02850754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86927314814815">
                <text:p>0.028692731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88779166666667">
                <text:p>0.0288779166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90631018518518">
                <text:p>0.029063101851851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9248287037037">
                <text:p>0.02924828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94334722222222">
                <text:p>0.029433472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96186458333333">
                <text:p>0.0296186458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98038425925926">
                <text:p>0.029803842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99890277777778">
                <text:p>0.029989027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0174212962963">
                <text:p>0.03017421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03593981481481">
                <text:p>0.0303593981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05445833333333">
                <text:p>0.030544583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07297685185185">
                <text:p>0.030729768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09149537037037">
                <text:p>0.03091495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11001388888889">
                <text:p>0.031100138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12853240740741">
                <text:p>0.031285324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14705092592593">
                <text:p>0.031470509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16556944444444">
                <text:p>0.0316556944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18408796296296">
                <text:p>0.031840879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20260648148148">
                <text:p>0.032026064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221125">
                <text:p>0.032211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23964351851852">
                <text:p>0.032396435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25816087962963">
                <text:p>0.032581608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27668055555556">
                <text:p>0.0327668055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29519907407407">
                <text:p>0.032951990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31371759259259">
                <text:p>0.033137175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33223611111111">
                <text:p>0.033322361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35075462962963">
                <text:p>0.03350754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36927314814815">
                <text:p>0.033692731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38779166666667">
                <text:p>0.0338779166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40631018518518">
                <text:p>0.034063101851851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4248287037037">
                <text:p>0.03424828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44334722222222">
                <text:p>0.034433472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46186574074074">
                <text:p>0.034618657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48038425925926">
                <text:p>0.034803842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49890277777778">
                <text:p>0.034989027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5174212962963">
                <text:p>0.03517421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53593981481481">
                <text:p>0.0353593981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55445833333333">
                <text:p>0.035544583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57297685185185">
                <text:p>0.035729768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59149537037037">
                <text:p>0.03591495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61001388888889">
                <text:p>0.036100138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62853125">
                <text:p>0.03628531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64705092592592">
                <text:p>0.036470509259259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66556944444444">
                <text:p>0.0366556944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68408796296296">
                <text:p>0.036840879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70260648148148">
                <text:p>0.037026064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721125">
                <text:p>0.037211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73964351851852">
                <text:p>0.037396435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75816203703704">
                <text:p>0.037581620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77668055555556">
                <text:p>0.0377668055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79519907407407">
                <text:p>0.037951990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81371759259259">
                <text:p>0.038137175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83223611111111">
                <text:p>0.038322361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85075462962963">
                <text:p>0.038507546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86927314814815">
                <text:p>0.038692731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88779166666667">
                <text:p>0.038877916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90631018518518">
                <text:p>0.039063101851851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9248287037037">
                <text:p>0.03924828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94334722222222">
                <text:p>0.039433472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96186574074074">
                <text:p>0.039618657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98038425925926">
                <text:p>0.039803842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99890277777778">
                <text:p>0.039989027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0174212962963">
                <text:p>0.04017421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03593981481482">
                <text:p>0.040359398148148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05445833333333">
                <text:p>0.040544583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07297685185185">
                <text:p>0.040729768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09149537037037">
                <text:p>0.040914953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11001388888889">
                <text:p>0.041100138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12853240740741">
                <text:p>0.041285324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14705092592593">
                <text:p>0.041470509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16556944444444">
                <text:p>0.0416556944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18408796296296">
                <text:p>0.041840879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20260648148148">
                <text:p>0.0420260648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221125">
                <text:p>0.042211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23964351851852">
                <text:p>0.042396435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25816203703704">
                <text:p>0.042581620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27668055555556">
                <text:p>0.0427668055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29519907407407">
                <text:p>0.0429519907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31371643518519">
                <text:p>0.0431371643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33223611111111">
                <text:p>0.043322361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35075462962963">
                <text:p>0.043507546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36927314814815">
                <text:p>0.043692731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38779166666667">
                <text:p>0.043877916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40631018518519">
                <text:p>0.0440631018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4248275462963">
                <text:p>0.0442482754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44334722222222">
                <text:p>0.044433472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46186574074074">
                <text:p>0.044618657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48038425925926">
                <text:p>0.044803842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49890277777778">
                <text:p>0.044989027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5174212962963">
                <text:p>0.04517421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53593981481481">
                <text:p>0.0453593981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55445833333333">
                <text:p>0.045544583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57297685185185">
                <text:p>0.045729768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59149537037037">
                <text:p>0.045914953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61001388888889">
                <text:p>0.046100138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62853240740741">
                <text:p>0.046285324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64705092592593">
                <text:p>0.046470509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66556944444444">
                <text:p>0.0466556944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68408796296296">
                <text:p>0.046840879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70260648148148">
                <text:p>0.047026064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721125">
                <text:p>0.04721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73964351851852">
                <text:p>0.047396435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75816203703704">
                <text:p>0.047581620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77668055555556">
                <text:p>0.047766805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79519907407407">
                <text:p>0.047951990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81371759259259">
                <text:p>0.048137175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83223611111111">
                <text:p>0.048322361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85075462962963">
                <text:p>0.04850754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86927314814815">
                <text:p>0.048692731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88779166666667">
                <text:p>0.048877916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90631018518518">
                <text:p>0.049063101851851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9248287037037">
                <text:p>0.0492482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94334722222222">
                <text:p>0.049433472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96186574074074">
                <text:p>0.049618657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98038425925926">
                <text:p>0.049803842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99890277777778">
                <text:p>0.049989027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0174212962963">
                <text:p>0.0501742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03593981481481">
                <text:p>0.050359398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05445833333333">
                <text:p>0.050544583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07297685185185">
                <text:p>0.050729768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09149537037037">
                <text:p>0.05091495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11001388888889">
                <text:p>0.051100138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12853240740741">
                <text:p>0.051285324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14705092592593">
                <text:p>0.051470509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16556944444444">
                <text:p>0.051655694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18408796296296">
                <text:p>0.051840879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20260648148148">
                <text:p>0.052026064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221125">
                <text:p>0.05221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23964351851852">
                <text:p>0.052396435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25816203703704">
                <text:p>0.052581620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27668055555555">
                <text:p>0.052766805555555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29519907407407">
                <text:p>0.052951990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31371759259259">
                <text:p>0.053137175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33223611111111">
                <text:p>0.053322361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35075462962963">
                <text:p>0.05350754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36927314814815">
                <text:p>0.053692731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38779166666667">
                <text:p>0.053877916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40631018518519">
                <text:p>0.054063101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4248287037037">
                <text:p>0.0542482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44334722222222">
                <text:p>0.054433472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46186574074074">
                <text:p>0.054618657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48038425925926">
                <text:p>0.054803842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49890277777778">
                <text:p>0.054989027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5174212962963">
                <text:p>0.0551742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53593981481482">
                <text:p>0.055359398148148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55445833333333">
                <text:p>0.055544583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57297685185185">
                <text:p>0.055729768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59149537037037">
                <text:p>0.05591495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61001388888889">
                <text:p>0.056100138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62853240740741">
                <text:p>0.056285324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64705092592592">
                <text:p>0.056470509259259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66556944444444">
                <text:p>0.056655694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68408796296296">
                <text:p>0.056840879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70260648148148">
                <text:p>0.057026064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721125">
                <text:p>0.05721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73964351851852">
                <text:p>0.057396435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75816203703704">
                <text:p>0.057581620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77668055555556">
                <text:p>0.057766805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79519907407407">
                <text:p>0.057951990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81371759259259">
                <text:p>0.058137175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83223611111111">
                <text:p>0.058322361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85075462962963">
                <text:p>0.05850754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86927314814815">
                <text:p>0.058692731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88779166666667">
                <text:p>0.058877916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90631018518518">
                <text:p>0.059063101851851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9248287037037">
                <text:p>0.0592482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94334722222222">
                <text:p>0.059433472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96186574074074">
                <text:p>0.059618657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98038425925926">
                <text:p>0.059803842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99890277777778">
                <text:p>0.059989027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0174212962963">
                <text:p>0.0601742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03593981481481">
                <text:p>0.060359398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05445833333333">
                <text:p>0.060544583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07297685185185">
                <text:p>0.060729768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09149537037037">
                <text:p>0.06091495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11001388888889">
                <text:p>0.061100138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12853240740741">
                <text:p>0.061285324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14705092592593">
                <text:p>0.061470509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16556944444444">
                <text:p>0.061655694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18408796296296">
                <text:p>0.061840879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20260648148148">
                <text:p>0.062026064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221125">
                <text:p>0.06221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23964351851852">
                <text:p>0.062396435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25816203703704">
                <text:p>0.062581620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27668055555556">
                <text:p>0.062766805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29519907407407">
                <text:p>0.062951990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31371759259259">
                <text:p>0.063137175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33223611111111">
                <text:p>0.063322361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35075462962963">
                <text:p>0.06350754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36927314814815">
                <text:p>0.063692731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38779166666667">
                <text:p>0.063877916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40631018518519">
                <text:p>0.064063101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4248287037037">
                <text:p>0.0642482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44334722222222">
                <text:p>0.064433472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46186574074074">
                <text:p>0.064618657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48038425925926">
                <text:p>0.064803842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49890277777778">
                <text:p>0.064989027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5174212962963">
                <text:p>0.0651742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53593981481482">
                <text:p>0.065359398148148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55445833333333">
                <text:p>0.065544583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57297685185185">
                <text:p>0.065729768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59149537037037">
                <text:p>0.065914953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61001273148148">
                <text:p>0.066100127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62853240740741">
                <text:p>0.066285324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64705092592593">
                <text:p>0.066470509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66556944444445">
                <text:p>0.066655694444444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68408796296296">
                <text:p>0.066840879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70260648148148">
                <text:p>0.067026064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721125">
                <text:p>0.06721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73964351851852">
                <text:p>0.067396435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75816203703704">
                <text:p>0.067581620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77668055555556">
                <text:p>0.067766805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79519907407407">
                <text:p>0.067951990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81371759259259">
                <text:p>0.068137175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83223611111111">
                <text:p>0.068322361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85075462962963">
                <text:p>0.068507546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86927314814815">
                <text:p>0.068692731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88779166666667">
                <text:p>0.068877916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90631018518519">
                <text:p>0.0690631018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92482870370371">
                <text:p>0.069248287037037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94334722222222">
                <text:p>0.069433472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96186574074074">
                <text:p>0.069618657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98038425925926">
                <text:p>0.069803842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99890277777778">
                <text:p>0.069989027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0174212962963">
                <text:p>0.0701742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03593981481482">
                <text:p>0.070359398148148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05445833333333">
                <text:p>0.070544583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07297685185185">
                <text:p>0.070729768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09149537037037">
                <text:p>0.070914953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11001388888889">
                <text:p>0.071100138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12853240740741">
                <text:p>0.071285324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14705092592593">
                <text:p>0.071470509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16556944444444">
                <text:p>0.071655694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18408796296296">
                <text:p>0.071840879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20260648148148">
                <text:p>0.072026064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221125">
                <text:p>0.07221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23964351851852">
                <text:p>0.072396435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25816203703704">
                <text:p>0.072581620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27668055555556">
                <text:p>0.072766805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29519907407407">
                <text:p>0.072951990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31371759259259">
                <text:p>0.073137175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33223611111111">
                <text:p>0.073322361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35075462962963">
                <text:p>0.073507546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36927314814815">
                <text:p>0.073692731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38779166666667">
                <text:p>0.073877916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40631018518518">
                <text:p>0.074063101851851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4248287037037">
                <text:p>0.0742482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44334722222222">
                <text:p>0.074433472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46186574074074">
                <text:p>0.074618657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48038425925926">
                <text:p>0.074803842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49890277777778">
                <text:p>0.074989027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5174212962963">
                <text:p>0.0751742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53593981481482">
                <text:p>0.075359398148148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55445833333333">
                <text:p>0.075544583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57297685185185">
                <text:p>0.075729768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59149537037037">
                <text:p>0.075914953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61001388888889">
                <text:p>0.076100138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62853240740741">
                <text:p>0.076285324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64705092592593">
                <text:p>0.076470509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66556944444444">
                <text:p>0.076655694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68408796296296">
                <text:p>0.076840879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70260648148148">
                <text:p>0.077026064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721125">
                <text:p>0.07721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73964351851852">
                <text:p>0.077396435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75816203703704">
                <text:p>0.077581620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77668055555556">
                <text:p>0.077766805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79519907407407">
                <text:p>0.077951990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81371759259259">
                <text:p>0.078137175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83223611111111">
                <text:p>0.078322361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85075462962963">
                <text:p>0.078507546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86927314814815">
                <text:p>0.078692731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88779166666667">
                <text:p>0.078877916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90631018518519">
                <text:p>0.0790631018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9248287037037">
                <text:p>0.0792482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94334722222222">
                <text:p>0.079433472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96186574074074">
                <text:p>0.079618657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98038425925926">
                <text:p>0.079803842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99890277777778">
                <text:p>0.079989027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0174212962963">
                <text:p>0.0801742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03593981481481">
                <text:p>0.080359398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05445833333333">
                <text:p>0.080544583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07297685185185">
                <text:p>0.080729768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09149537037037">
                <text:p>0.080914953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11001388888889">
                <text:p>0.081100138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12853240740741">
                <text:p>0.081285324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14705092592592">
                <text:p>0.081470509259259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16556944444444">
                <text:p>0.081655694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18408796296296">
                <text:p>0.081840879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20260648148148">
                <text:p>0.082026064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221125">
                <text:p>0.08221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23964351851852">
                <text:p>0.082396435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25816203703704">
                <text:p>0.082581620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27668055555556">
                <text:p>0.082766805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29519907407407">
                <text:p>0.082951990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31371759259259">
                <text:p>0.083137175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33223611111111">
                <text:p>0.083322361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35075462962963">
                <text:p>0.083507546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36927314814815">
                <text:p>0.083692731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38779166666667">
                <text:p>0.083877916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40631018518519">
                <text:p>0.084063101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4248275462963">
                <text:p>0.084248275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44334722222222">
                <text:p>0.084433472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46186574074074">
                <text:p>0.084618657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48038425925926">
                <text:p>0.084803842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49890277777778">
                <text:p>0.084989027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5174212962963">
                <text:p>0.0851742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53593981481481">
                <text:p>0.085359398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55445833333333">
                <text:p>0.085544583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57297685185185">
                <text:p>0.085729768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59149537037037">
                <text:p>0.085914953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61001388888889">
                <text:p>0.086100138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62853240740741">
                <text:p>0.086285324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64705092592593">
                <text:p>0.086470509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66556944444444">
                <text:p>0.086655694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68408796296296">
                <text:p>0.086840879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70260648148148">
                <text:p>0.087026064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721125">
                <text:p>0.08721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73964351851852">
                <text:p>0.087396435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75816203703704">
                <text:p>0.087581620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77668055555555">
                <text:p>0.087766805555555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79519907407407">
                <text:p>0.087951990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81371759259259">
                <text:p>0.088137175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83223611111111">
                <text:p>0.088322361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85075462962963">
                <text:p>0.088507546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86927314814815">
                <text:p>0.088692731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88779166666667">
                <text:p>0.088877916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90630902777778">
                <text:p>0.089063090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9248287037037">
                <text:p>0.0892482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94334722222222">
                <text:p>0.089433472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96186574074074">
                <text:p>0.089618657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98038425925926">
                <text:p>0.089803842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99890277777778">
                <text:p>0.089989027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0174212962963">
                <text:p>0.0901742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03593981481482">
                <text:p>0.090359398148148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05445833333333">
                <text:p>0.090544583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07297685185185">
                <text:p>0.090729768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09149537037037">
                <text:p>0.090914953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11001388888889">
                <text:p>0.091100138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12853240740741">
                <text:p>0.091285324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14705092592593">
                <text:p>0.091470509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16556944444445">
                <text:p>0.091655694444444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18408796296296">
                <text:p>0.091840879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20260648148148">
                <text:p>0.092026064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221125">
                <text:p>0.09221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23964351851852">
                <text:p>0.092396435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25816203703704">
                <text:p>0.092581620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27668055555556">
                <text:p>0.092766805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29519907407407">
                <text:p>0.092951990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31371759259259">
                <text:p>0.093137175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33223611111111">
                <text:p>0.093322361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35075462962963">
                <text:p>0.093507546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36927314814815">
                <text:p>0.093692731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38779166666667">
                <text:p>0.093877916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40631018518518">
                <text:p>0.09406310185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4248287037037">
                <text:p>0.0942482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44334722222222">
                <text:p>0.094433472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46186574074074">
                <text:p>0.094618657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48038425925926">
                <text:p>0.094803842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49890277777778">
                <text:p>0.094989027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5174212962963">
                <text:p>0.0951742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53593981481481">
                <text:p>0.095359398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55445833333333">
                <text:p>0.095544583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57297685185185">
                <text:p>0.095729768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59149537037037">
                <text:p>0.095914953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61001388888889">
                <text:p>0.096100138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62853240740741">
                <text:p>0.096285324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64705092592593">
                <text:p>0.096470509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66556944444444">
                <text:p>0.096655694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68408796296296">
                <text:p>0.096840879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70260648148148">
                <text:p>0.097026064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721125">
                <text:p>0.09721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73964351851852">
                <text:p>0.097396435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75816203703704">
                <text:p>0.097581620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77668055555555">
                <text:p>0.097766805555555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79519907407408">
                <text:p>0.097951990740740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81371759259259">
                <text:p>0.098137175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83223611111111">
                <text:p>0.098322361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85075462962963">
                <text:p>0.098507546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86927314814815">
                <text:p>0.098692731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88779166666667">
                <text:p>0.098877916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90631018518519">
                <text:p>0.099063101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9248287037037">
                <text:p>0.0992482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94334722222222">
                <text:p>0.099433472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96186458333333">
                <text:p>0.099618645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98038425925926">
                <text:p>0.099803842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99890277777778">
                <text:p>0.099989027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0174212962963">
                <text:p>0.1001742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0359398148148">
                <text:p>0.1003593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0544583333333">
                <text:p>0.1005445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0729768518519">
                <text:p>0.10072976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0914953703704">
                <text:p>0.1009149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1100138888889">
                <text:p>0.1011001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1285324074074">
                <text:p>0.1012853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1470509259259">
                <text:p>0.1014705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1655694444444">
                <text:p>0.1016556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184087962963">
                <text:p>0.101840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2026064814815">
                <text:p>0.1020260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221125">
                <text:p>0.10221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2396435185185">
                <text:p>0.1023964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258162037037">
                <text:p>0.102581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2766805555556">
                <text:p>0.10276680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2951990740741">
                <text:p>0.1029519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3137175925926">
                <text:p>0.1031371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3322349537037">
                <text:p>0.1033223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3507546296296">
                <text:p>0.1035075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3692731481481">
                <text:p>0.10369273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3877916666667">
                <text:p>0.1038779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4063101851852">
                <text:p>0.1040631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4248287037037">
                <text:p>0.1042482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4433472222222">
                <text:p>0.1044334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4618657407407">
                <text:p>0.1046186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4803842592593">
                <text:p>0.1048038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4989027777778">
                <text:p>0.1049890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5174212962963">
                <text:p>0.1051742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5359398148148">
                <text:p>0.1053593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5544583333333">
                <text:p>0.1055445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5729768518519">
                <text:p>0.10572976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5914953703704">
                <text:p>0.1059149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6100138888889">
                <text:p>0.1061001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6285324074074">
                <text:p>0.1062853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6470509259259">
                <text:p>0.1064705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6655694444444">
                <text:p>0.1066556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684087962963">
                <text:p>0.106840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7026064814815">
                <text:p>0.1070260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721125">
                <text:p>0.10721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7396435185185">
                <text:p>0.1073964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758162037037">
                <text:p>0.107581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7766805555556">
                <text:p>0.10776680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7951990740741">
                <text:p>0.1079519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8137175925926">
                <text:p>0.1081371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8322361111111">
                <text:p>0.1083223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8507534722222">
                <text:p>0.108507534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8692731481481">
                <text:p>0.10869273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8877916666667">
                <text:p>0.1088779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9063101851852">
                <text:p>0.1090631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9248287037037">
                <text:p>0.1092482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9433472222222">
                <text:p>0.1094334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9618657407407">
                <text:p>0.1096186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9803842592593">
                <text:p>0.1098038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9989027777778">
                <text:p>0.1099890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0174212962963">
                <text:p>0.1101742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0359398148148">
                <text:p>0.1103593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0544583333333">
                <text:p>0.1105445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0729768518519">
                <text:p>0.11072976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0914953703704">
                <text:p>0.1109149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1100138888889">
                <text:p>0.1111001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1285324074074">
                <text:p>0.1112853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1470509259259">
                <text:p>0.1114705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1655694444444">
                <text:p>0.1116556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184087962963">
                <text:p>0.111840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2026064814815">
                <text:p>0.1120260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221125">
                <text:p>0.11221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2396435185185">
                <text:p>0.1123964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258162037037">
                <text:p>0.112581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2766805555556">
                <text:p>0.11276680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2951990740741">
                <text:p>0.1129519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3137175925926">
                <text:p>0.1131371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3322361111111">
                <text:p>0.1133223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3507546296296">
                <text:p>0.1135075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3692731481481">
                <text:p>0.11369273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3877916666667">
                <text:p>0.1138779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4063101851852">
                <text:p>0.1140631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4248287037037">
                <text:p>0.1142482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4433472222222">
                <text:p>0.1144334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4618657407407">
                <text:p>0.1146186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4803831018519">
                <text:p>0.114803831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4989027777778">
                <text:p>0.1149890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5174212962963">
                <text:p>0.1151742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5359398148148">
                <text:p>0.1153593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5544583333333">
                <text:p>0.1155445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5729768518519">
                <text:p>0.11572976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591494212963">
                <text:p>0.115914942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6100138888889">
                <text:p>0.1161001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6285324074074">
                <text:p>0.1162853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6470509259259">
                <text:p>0.1164705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6655694444444">
                <text:p>0.1166556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684087962963">
                <text:p>0.116840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7026064814815">
                <text:p>0.1170260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721125">
                <text:p>0.11721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7396435185185">
                <text:p>0.1173964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758162037037">
                <text:p>0.117581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7766805555556">
                <text:p>0.11776680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7951990740741">
                <text:p>0.1179519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8137175925926">
                <text:p>0.1181371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8322361111111">
                <text:p>0.1183223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8507546296296">
                <text:p>0.1185075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8692731481481">
                <text:p>0.11869273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8877916666667">
                <text:p>0.1188779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9063101851852">
                <text:p>0.1190631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9248287037037">
                <text:p>0.1192482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9433472222222">
                <text:p>0.1194334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9618657407407">
                <text:p>0.1196186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9803842592593">
                <text:p>0.1198038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9989027777778">
                <text:p>0.1199890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0174212962963">
                <text:p>0.1201742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0359398148148">
                <text:p>0.1203593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0544583333333">
                <text:p>0.1205445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0729768518519">
                <text:p>0.12072976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0914953703704">
                <text:p>0.1209149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1100138888889">
                <text:p>0.1211001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1285324074074">
                <text:p>0.1212853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1470509259259">
                <text:p>0.1214705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1655694444444">
                <text:p>0.1216556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184087962963">
                <text:p>0.121840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2026064814815">
                <text:p>0.1220260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221125">
                <text:p>0.12221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2396435185185">
                <text:p>0.1223964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258162037037">
                <text:p>0.122581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2766805555556">
                <text:p>0.12276680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2951990740741">
                <text:p>0.1229519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3137175925926">
                <text:p>0.1231371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3322361111111">
                <text:p>0.1233223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3507546296296">
                <text:p>0.1235075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3692731481481">
                <text:p>0.12369273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3877916666667">
                <text:p>0.1238779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4063101851852">
                <text:p>0.1240631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4248287037037">
                <text:p>0.1242482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4433472222222">
                <text:p>0.1244334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4618657407407">
                <text:p>0.1246186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4803842592593">
                <text:p>0.1248038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4989027777778">
                <text:p>0.1249890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5174212962963">
                <text:p>0.1251742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5359398148148">
                <text:p>0.1253593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5544583333333">
                <text:p>0.1255445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5729768518519">
                <text:p>0.12572976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5914953703704">
                <text:p>0.1259149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6100138888889">
                <text:p>0.1261001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6285324074074">
                <text:p>0.1262853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6470509259259">
                <text:p>0.1264705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6655694444444">
                <text:p>0.1266556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684087962963">
                <text:p>0.126840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7026064814815">
                <text:p>0.1270260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721125">
                <text:p>0.12721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7396435185185">
                <text:p>0.1273964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758162037037">
                <text:p>0.127581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7766805555556">
                <text:p>0.12776680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7951990740741">
                <text:p>0.1279519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8137175925926">
                <text:p>0.1281371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8322361111111">
                <text:p>0.1283223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8507546296296">
                <text:p>0.1285075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8692731481481">
                <text:p>0.12869273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8877916666667">
                <text:p>0.1288779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9063101851852">
                <text:p>0.1290631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9248287037037">
                <text:p>0.1292482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9433472222222">
                <text:p>0.1294334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9618657407407">
                <text:p>0.1296186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9803842592593">
                <text:p>0.1298038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9989027777778">
                <text:p>0.1299890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0174212962963">
                <text:p>0.1301742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0359398148148">
                <text:p>0.1303593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0544583333333">
                <text:p>0.1305445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0729768518519">
                <text:p>0.13072976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0914953703704">
                <text:p>0.1309149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1100127314815">
                <text:p>0.131100127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1285324074074">
                <text:p>0.1312853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1470509259259">
                <text:p>0.1314705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1655694444444">
                <text:p>0.1316556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184087962963">
                <text:p>0.131840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2026064814815">
                <text:p>0.1320260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221125">
                <text:p>0.13221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2396435185185">
                <text:p>0.1323964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258162037037">
                <text:p>0.132581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2766805555556">
                <text:p>0.13276680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2951990740741">
                <text:p>0.1329519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3137175925926">
                <text:p>0.1331371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3322361111111">
                <text:p>0.1333223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3507546296296">
                <text:p>0.1335075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3692731481481">
                <text:p>0.13369273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3877916666667">
                <text:p>0.1338779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4063101851852">
                <text:p>0.1340631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4248287037037">
                <text:p>0.1342482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4433460648148">
                <text:p>0.134433460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4618657407407">
                <text:p>0.1346186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4803842592593">
                <text:p>0.1348038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4989027777778">
                <text:p>0.1349890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5174212962963">
                <text:p>0.1351742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5359398148148">
                <text:p>0.1353593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5544583333333">
                <text:p>0.1355445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5729768518519">
                <text:p>0.13572976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5914953703704">
                <text:p>0.1359149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6100138888889">
                <text:p>0.1361001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6285324074074">
                <text:p>0.1362853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6470509259259">
                <text:p>0.1364705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6655694444444">
                <text:p>0.1366556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684087962963">
                <text:p>0.136840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7026064814815">
                <text:p>0.1370260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721125">
                <text:p>0.13721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7396435185185">
                <text:p>0.1373964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758162037037">
                <text:p>0.137581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7766805555556">
                <text:p>0.13776680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7951990740741">
                <text:p>0.1379519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8137175925926">
                <text:p>0.1381371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8322361111111">
                <text:p>0.1383223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8507546296296">
                <text:p>0.1385075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8692731481482">
                <text:p>0.13869273148148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8877916666667">
                <text:p>0.1388779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9063101851852">
                <text:p>0.1390631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9248287037037">
                <text:p>0.1392482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9433472222222">
                <text:p>0.1394334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9618657407407">
                <text:p>0.1396186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9803842592593">
                <text:p>0.1398038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9989027777778">
                <text:p>0.1399890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0174212962963">
                <text:p>0.1401742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0359386574074">
                <text:p>0.140359386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0544583333333">
                <text:p>0.1405445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0729768518519">
                <text:p>0.14072976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091494212963">
                <text:p>0.140914942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1100138888889">
                <text:p>0.1411001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1285324074074">
                <text:p>0.1412853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1470509259259">
                <text:p>0.1414705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1655694444444">
                <text:p>0.1416556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184087962963">
                <text:p>0.141840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2026064814815">
                <text:p>0.1420260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221125">
                <text:p>0.14221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2396435185185">
                <text:p>0.1423964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258162037037">
                <text:p>0.142581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2766805555556">
                <text:p>0.14276680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2951990740741">
                <text:p>0.1429519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3137175925926">
                <text:p>0.1431371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3322361111111">
                <text:p>0.1433223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3507546296296">
                <text:p>0.1435075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3692731481481">
                <text:p>0.14369273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3877916666667">
                <text:p>0.1438779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4063101851852">
                <text:p>0.1440631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4248287037037">
                <text:p>0.1442482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4433472222222">
                <text:p>0.1444334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4618657407407">
                <text:p>0.1446186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4803831018518">
                <text:p>0.1448038310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4989027777778">
                <text:p>0.1449890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5174212962963">
                <text:p>0.1451742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5359398148148">
                <text:p>0.1453593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5544583333333">
                <text:p>0.1455445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5729756944444">
                <text:p>0.1457297569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5914953703704">
                <text:p>0.1459149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6100138888889">
                <text:p>0.1461001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6285324074074">
                <text:p>0.1462853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6470509259259">
                <text:p>0.1464705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6655694444444">
                <text:p>0.146655694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684087962963">
                <text:p>0.1468408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7026064814815">
                <text:p>0.14702606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721125">
                <text:p>0.147211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7396435185185">
                <text:p>0.147396435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758162037037">
                <text:p>0.147581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7766805555556">
                <text:p>0.14776680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7951990740741">
                <text:p>0.1479519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8137175925926">
                <text:p>0.1481371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8322361111111">
                <text:p>0.148322361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8507546296296">
                <text:p>0.14850754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8692731481481">
                <text:p>0.148692731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8877916666667">
                <text:p>0.14887791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9063101851852">
                <text:p>0.14906310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9248287037037">
                <text:p>0.1492482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9433472222222">
                <text:p>0.149433472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9618657407407">
                <text:p>0.149618657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9803842592593">
                <text:p>0.149803842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9989027777778">
                <text:p>0.14998902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0174212962963">
                <text:p>0.15017421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0359398148148">
                <text:p>0.150359398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0544571759259">
                <text:p>0.150544571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0729768518519">
                <text:p>0.150729768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0914953703704">
                <text:p>0.15091495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1100127314815">
                <text:p>0.151100127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1285324074074">
                <text:p>0.151285324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1470509259259">
                <text:p>0.15147050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1655694444444">
                <text:p>0.1516556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184087962963">
                <text:p>0.151840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2026064814815">
                <text:p>0.15202606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221125">
                <text:p>0.15221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2396435185185">
                <text:p>0.152396435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258162037037">
                <text:p>0.1525816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2766805555556">
                <text:p>0.15276680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2951990740741">
                <text:p>0.1529519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3137175925926">
                <text:p>0.15313717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3322361111111">
                <text:p>0.1533223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3507546296296">
                <text:p>0.15350754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3692731481481">
                <text:p>0.153692731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3877916666667">
                <text:p>0.15387791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4063101851852">
                <text:p>0.1540631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4248287037037">
                <text:p>0.1542482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4433472222222">
                <text:p>0.154433472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4618657407407">
                <text:p>0.154618657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4803842592593">
                <text:p>0.154803842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4989027777778">
                <text:p>0.15498902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5174212962963">
                <text:p>0.15517421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5359398148148">
                <text:p>0.155359398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5544583333333">
                <text:p>0.15554458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5729768518519">
                <text:p>0.155729768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5914953703704">
                <text:p>0.15591495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6100138888889">
                <text:p>0.156100138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6285324074074">
                <text:p>0.156285324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6470509259259">
                <text:p>0.15647050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6655694444444">
                <text:p>0.156655694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684087962963">
                <text:p>0.1568408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7026064814815">
                <text:p>0.15702606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721125">
                <text:p>0.157211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7396435185185">
                <text:p>0.157396435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758162037037">
                <text:p>0.1575816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7766805555556">
                <text:p>0.15776680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7951990740741">
                <text:p>0.157951990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8137175925926">
                <text:p>0.15813717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8322361111111">
                <text:p>0.158322361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8507546296296">
                <text:p>0.15850754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8692731481481">
                <text:p>0.158692731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8877916666667">
                <text:p>0.15887791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9063101851852">
                <text:p>0.15906310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9248287037037">
                <text:p>0.1592482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9433472222222">
                <text:p>0.159433472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9618657407407">
                <text:p>0.159618657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9803842592593">
                <text:p>0.159803842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9989027777778">
                <text:p>0.15998902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0174212962963">
                <text:p>0.16017421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0359398148148">
                <text:p>0.160359398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0544583333333">
                <text:p>0.16054458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0729768518519">
                <text:p>0.160729768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0914953703704">
                <text:p>0.16091495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1100138888889">
                <text:p>0.161100138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1285324074074">
                <text:p>0.161285324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1470509259259">
                <text:p>0.16147050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1655694444444">
                <text:p>0.161655694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184087962963">
                <text:p>0.1618408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2026064814815">
                <text:p>0.16202606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221125">
                <text:p>0.162211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2396435185185">
                <text:p>0.162396435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258162037037">
                <text:p>0.1625816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2766805555556">
                <text:p>0.16276680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2951990740741">
                <text:p>0.162951990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3137175925926">
                <text:p>0.16313717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3322361111111">
                <text:p>0.163322361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3507546296296">
                <text:p>0.16350754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3692731481482">
                <text:p>0.16369273148148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3877916666667">
                <text:p>0.16387791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4063101851852">
                <text:p>0.16406310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4248287037037">
                <text:p>0.1642482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4433472222222">
                <text:p>0.164433472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4618645833333">
                <text:p>0.1646186458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4803842592593">
                <text:p>0.164803842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4989027777778">
                <text:p>0.16498902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5174212962963">
                <text:p>0.16517421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5359398148148">
                <text:p>0.165359398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5544583333333">
                <text:p>0.16554458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5729768518519">
                <text:p>0.165729768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5914953703704">
                <text:p>0.16591495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6100138888889">
                <text:p>0.166100138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6285324074074">
                <text:p>0.166285324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6470509259259">
                <text:p>0.16647050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6655694444444">
                <text:p>0.166655694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684087962963">
                <text:p>0.1668408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7026064814815">
                <text:p>0.16702606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721125">
                <text:p>0.167211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7396435185185">
                <text:p>0.167396435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758162037037">
                <text:p>0.1675816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7766805555556">
                <text:p>0.16776680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7951990740741">
                <text:p>0.167951990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8137175925926">
                <text:p>0.16813717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8322361111111">
                <text:p>0.168322361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8507546296296">
                <text:p>0.16850754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8692731481481">
                <text:p>0.168692731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8877916666667">
                <text:p>0.16887791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9063090277778">
                <text:p>0.1690630902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9248287037037">
                <text:p>0.1692482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9433472222222">
                <text:p>0.169433472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9618657407407">
                <text:p>0.169618657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9803842592593">
                <text:p>0.169803842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9989027777778">
                <text:p>0.16998902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0174212962963">
                <text:p>0.17017421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0359398148148">
                <text:p>0.170359398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0544583333333">
                <text:p>0.17054458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0729768518519">
                <text:p>0.170729768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0914953703704">
                <text:p>0.17091495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1100138888889">
                <text:p>0.171100138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1285324074074">
                <text:p>0.171285324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1470509259259">
                <text:p>0.17147050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1655694444444">
                <text:p>0.171655694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184087962963">
                <text:p>0.1718408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2026064814815">
                <text:p>0.17202606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221125">
                <text:p>0.172211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2396435185185">
                <text:p>0.172396435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258162037037">
                <text:p>0.1725816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2766805555556">
                <text:p>0.17276680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2951990740741">
                <text:p>0.172951990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3137175925926">
                <text:p>0.17313717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3322361111111">
                <text:p>0.173322361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3507546296296">
                <text:p>0.17350754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3692731481481">
                <text:p>0.173692731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3877916666667">
                <text:p>0.173877916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4063101851852">
                <text:p>0.17406310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4248287037037">
                <text:p>0.1742482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4433472222222">
                <text:p>0.174433472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4618657407407">
                <text:p>0.174618657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4803842592593">
                <text:p>0.174803842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4989027777778">
                <text:p>0.174989027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5174212962963">
                <text:p>0.17517421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5359398148148">
                <text:p>0.175359398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5544583333333">
                <text:p>0.17554458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5729768518519">
                <text:p>0.1757297685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5914953703704">
                <text:p>0.175914953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6100138888889">
                <text:p>0.176100138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6285324074074">
                <text:p>0.176285324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6470509259259">
                <text:p>0.176470509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6655694444444">
                <text:p>0.176655694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684087962963">
                <text:p>0.1768408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7026064814815">
                <text:p>0.177026064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721125">
                <text:p>0.177211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7396435185185">
                <text:p>0.177396435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758162037037">
                <text:p>0.1775816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7766805555556">
                <text:p>0.177766805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7951990740741">
                <text:p>0.177951990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8137175925926">
                <text:p>0.178137175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8322361111111">
                <text:p>0.178322361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8507546296296">
                <text:p>0.178507546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8692731481481">
                <text:p>0.178692731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8877916666667">
                <text:p>0.178877916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9063101851852">
                <text:p>0.179063101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9248287037037">
                <text:p>0.17924828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9433472222222">
                <text:p>0.179433472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9618657407407">
                <text:p>0.179618657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9803842592593">
                <text:p>0.179803842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9989027777778">
                <text:p>0.179989027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0174212962963">
                <text:p>0.18017421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0359398148148">
                <text:p>0.180359398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0544583333333">
                <text:p>0.180544583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0729768518519">
                <text:p>0.1807297685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0914953703704">
                <text:p>0.180914953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1100138888889">
                <text:p>0.181100138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1285324074074">
                <text:p>0.181285324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1470509259259">
                <text:p>0.181470509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1655694444444">
                <text:p>0.181655694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184087962963">
                <text:p>0.1818408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2026064814815">
                <text:p>0.182026064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221125">
                <text:p>0.182211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2396435185185">
                <text:p>0.182396435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258162037037">
                <text:p>0.1825816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2766805555556">
                <text:p>0.182766805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2951990740741">
                <text:p>0.182951990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3137175925926">
                <text:p>0.183137175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3322361111111">
                <text:p>0.183322361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3507546296296">
                <text:p>0.183507546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3692731481481">
                <text:p>0.183692731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3877916666667">
                <text:p>0.183877916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4063101851852">
                <text:p>0.184063101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4248287037037">
                <text:p>0.18424828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4433472222222">
                <text:p>0.184433472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4618657407407">
                <text:p>0.184618657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4803842592593">
                <text:p>0.184803842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4989027777778">
                <text:p>0.184989027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5174212962963">
                <text:p>0.18517421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5359398148148">
                <text:p>0.185359398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5544583333333">
                <text:p>0.185544583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5729768518518">
                <text:p>0.1857297685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5914953703704">
                <text:p>0.185914953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6100138888889">
                <text:p>0.186100138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6285324074074">
                <text:p>0.186285324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6470509259259">
                <text:p>0.186470509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6655694444444">
                <text:p>0.186655694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684087962963">
                <text:p>0.1868408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7026064814815">
                <text:p>0.187026064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721125">
                <text:p>0.187211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7396435185185">
                <text:p>0.187396435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758162037037">
                <text:p>0.1875816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7766805555556">
                <text:p>0.187766805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7951990740741">
                <text:p>0.187951990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8137175925926">
                <text:p>0.188137175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8322361111111">
                <text:p>0.188322361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8507546296296">
                <text:p>0.188507546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8692731481481">
                <text:p>0.188692731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8877916666667">
                <text:p>0.188877916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9063101851852">
                <text:p>0.189063101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9248287037037">
                <text:p>0.18924828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9433472222222">
                <text:p>0.189433472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9618657407407">
                <text:p>0.189618657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9803842592593">
                <text:p>0.189803842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9989027777778">
                <text:p>0.189989027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0174212962963">
                <text:p>0.19017421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0359398148148">
                <text:p>0.190359398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0544583333333">
                <text:p>0.190544583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0729768518518">
                <text:p>0.1907297685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091494212963">
                <text:p>0.190914942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1100138888889">
                <text:p>0.191100138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1285324074074">
                <text:p>0.191285324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1470509259259">
                <text:p>0.191470509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1655694444444">
                <text:p>0.191655694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184087962963">
                <text:p>0.1918408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2026064814815">
                <text:p>0.192026064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2211238425926">
                <text:p>0.192211238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2396435185185">
                <text:p>0.192396435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258162037037">
                <text:p>0.1925816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2766805555556">
                <text:p>0.192766805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2951990740741">
                <text:p>0.192951990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3137175925926">
                <text:p>0.193137175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3322361111111">
                <text:p>0.193322361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3507546296296">
                <text:p>0.193507546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3692731481481">
                <text:p>0.193692731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3877916666667">
                <text:p>0.193877916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4063101851852">
                <text:p>0.194063101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4248287037037">
                <text:p>0.19424828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4433472222222">
                <text:p>0.194433472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4618657407407">
                <text:p>0.194618657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4803842592593">
                <text:p>0.194803842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4989027777778">
                <text:p>0.194989027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5174212962963">
                <text:p>0.19517421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5359398148148">
                <text:p>0.195359398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5544571759259">
                <text:p>0.195544571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5729768518519">
                <text:p>0.1957297685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5914953703704">
                <text:p>0.195914953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6100138888889">
                <text:p>0.196100138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6285324074074">
                <text:p>0.196285324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6470509259259">
                <text:p>0.196470509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6655694444444">
                <text:p>0.196655694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684087962963">
                <text:p>0.1968408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7026064814815">
                <text:p>0.197026064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721125">
                <text:p>0.197211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7396435185185">
                <text:p>0.197396435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9758162037037">
                <text:p>0.1975816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97766805555556">
                <text:p>0.197766805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7951979166667">
                <text:p>0.1979519791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98137175925926">
                <text:p>0.19813717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98322361111111">
                <text:p>0.198322361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98507546296296">
                <text:p>0.19850754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98692731481481">
                <text:p>0.198692731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98877916666667">
                <text:p>0.19887791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99063101851852">
                <text:p>0.19906310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99248287037037">
                <text:p>0.19924828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99433472222222">
                <text:p>0.19943347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99618657407407">
                <text:p>0.199618657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99803842592593">
                <text:p>0.19980384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99989027777778">
                <text:p>0.19998902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0174212962963">
                <text:p>0.20017421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0359398148148">
                <text:p>0.20035939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0544583333333">
                <text:p>0.20054458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0729768518518">
                <text:p>0.2007297685185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0914953703704">
                <text:p>0.20091495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1100138888889">
                <text:p>0.20110013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1285324074074">
                <text:p>0.20128532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1470509259259">
                <text:p>0.201470509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1655694444444">
                <text:p>0.201655694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184087962963">
                <text:p>0.2018408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2026064814815">
                <text:p>0.202026064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221125">
                <text:p>0.202211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2396435185185">
                <text:p>0.202396435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258162037037">
                <text:p>0.2025816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2766805555556">
                <text:p>0.202766805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2951990740741">
                <text:p>0.20295199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3137175925926">
                <text:p>0.20313717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3322349537037">
                <text:p>0.203322349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3507546296296">
                <text:p>0.20350754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3692731481481">
                <text:p>0.203692731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3877916666667">
                <text:p>0.20387791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4063101851852">
                <text:p>0.20406310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4248287037037">
                <text:p>0.20424828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4433472222222">
                <text:p>0.20443347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4618657407407">
                <text:p>0.204618657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4803842592593">
                <text:p>0.20480384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4989027777778">
                <text:p>0.20498902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5174212962963">
                <text:p>0.20517421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5359398148148">
                <text:p>0.20535939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5544583333333">
                <text:p>0.20554458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5729768518519">
                <text:p>0.205729768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5914953703704">
                <text:p>0.20591495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6100138888889">
                <text:p>0.20610013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6285324074074">
                <text:p>0.20628532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6470509259259">
                <text:p>0.206470509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6655694444444">
                <text:p>0.206655694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684087962963">
                <text:p>0.2068408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7026064814815">
                <text:p>0.207026064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721125">
                <text:p>0.207211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7396435185185">
                <text:p>0.207396435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758162037037">
                <text:p>0.2075816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7766793981481">
                <text:p>0.2077667939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7951979166667">
                <text:p>0.2079519791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8137175925926">
                <text:p>0.20813717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8322361111111">
                <text:p>0.208322361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8507546296296">
                <text:p>0.20850754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8692731481481">
                <text:p>0.208692731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8877916666667">
                <text:p>0.20887791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9063101851852">
                <text:p>0.20906310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9248287037037">
                <text:p>0.20924828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9433472222222">
                <text:p>0.20943347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9618657407407">
                <text:p>0.209618657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9803842592593">
                <text:p>0.209803842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09989027777778">
                <text:p>0.20998902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0174212962963">
                <text:p>0.21017421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0359398148148">
                <text:p>0.21035939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0544583333333">
                <text:p>0.210544583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0729768518518">
                <text:p>0.21072976851851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0914953703704">
                <text:p>0.210914953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1100138888889">
                <text:p>0.21110013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1285324074074">
                <text:p>0.21128532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1470509259259">
                <text:p>0.211470509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1655694444444">
                <text:p>0.211655694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184087962963">
                <text:p>0.2118408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2026064814815">
                <text:p>0.212026064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221125">
                <text:p>0.212211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2396435185185">
                <text:p>0.212396435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258162037037">
                <text:p>0.21258162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2766805555556">
                <text:p>0.212766805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2951990740741">
                <text:p>0.212951990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3137175925926">
                <text:p>0.213137175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3322361111111">
                <text:p>0.213322361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3507546296296">
                <text:p>0.213507546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3692731481482">
                <text:p>0.21369273148148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3877916666667">
                <text:p>0.213877916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4063101851852">
                <text:p>0.214063101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4248287037037">
                <text:p>0.21424828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4433472222222">
                <text:p>0.214433472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4618657407407">
                <text:p>0.214618657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4803842592593">
                <text:p>0.214803842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4989027777778">
                <text:p>0.214989027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5174212962963">
                <text:p>0.21517421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5359398148148">
                <text:p>0.215359398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5544583333333">
                <text:p>0.215544583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5729768518519">
                <text:p>0.2157297685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5914953703704">
                <text:p>0.215914953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6100138888889">
                <text:p>0.216100138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6285324074074">
                <text:p>0.216285324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6470509259259">
                <text:p>0.216470509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6655694444444">
                <text:p>0.216655694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684087962963">
                <text:p>0.2168408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7026064814815">
                <text:p>0.217026064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721125">
                <text:p>0.217211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7396435185185">
                <text:p>0.217396435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758162037037">
                <text:p>0.21758162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7766805555556">
                <text:p>0.217766805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7951990740741">
                <text:p>0.217951990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8137175925926">
                <text:p>0.218137175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8322361111111">
                <text:p>0.218322361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8507546296296">
                <text:p>0.218507546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8692731481481">
                <text:p>0.218692731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8877916666667">
                <text:p>0.218877916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9063101851852">
                <text:p>0.219063101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9248287037037">
                <text:p>0.21924828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9433472222222">
                <text:p>0.219433472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9618657407407">
                <text:p>0.219618657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9803842592593">
                <text:p>0.219803842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9989027777778">
                <text:p>0.219989027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0174212962963">
                <text:p>0.22017421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0359398148148">
                <text:p>0.220359398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0544583333333">
                <text:p>0.220544583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0729768518518">
                <text:p>0.22072976851851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0914953703704">
                <text:p>0.220914953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1100138888889">
                <text:p>0.221100138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1285324074074">
                <text:p>0.221285324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1470509259259">
                <text:p>0.221470509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1655694444444">
                <text:p>0.221655694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184087962963">
                <text:p>0.2218408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2026064814815">
                <text:p>0.222026064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221125">
                <text:p>0.222211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2396435185185">
                <text:p>0.222396435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258162037037">
                <text:p>0.22258162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2766805555556">
                <text:p>0.222766805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2951990740741">
                <text:p>0.222951990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3137175925926">
                <text:p>0.223137175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3322361111111">
                <text:p>0.223322361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3507546296296">
                <text:p>0.223507546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3692731481481">
                <text:p>0.223692731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3877916666667">
                <text:p>0.223877916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4063101851852">
                <text:p>0.224063101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4248287037037">
                <text:p>0.22424828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4433472222222">
                <text:p>0.224433472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4618657407407">
                <text:p>0.224618657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4803842592593">
                <text:p>0.224803842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4989027777778">
                <text:p>0.224989027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5174212962963">
                <text:p>0.22517421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5359398148148">
                <text:p>0.225359398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5544583333333">
                <text:p>0.225544583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5729768518519">
                <text:p>0.2257297685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5914953703704">
                <text:p>0.225914953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6100138888889">
                <text:p>0.226100138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6285324074074">
                <text:p>0.226285324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6470509259259">
                <text:p>0.226470509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6655694444444">
                <text:p>0.226655694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684087962963">
                <text:p>0.2268408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7026064814815">
                <text:p>0.227026064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721125">
                <text:p>0.227211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7396435185185">
                <text:p>0.227396435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758162037037">
                <text:p>0.22758162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7766805555556">
                <text:p>0.227766805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7951990740741">
                <text:p>0.227951990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8137175925926">
                <text:p>0.228137175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8322361111111">
                <text:p>0.228322361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8507546296296">
                <text:p>0.228507546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8692731481481">
                <text:p>0.228692731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8877916666667">
                <text:p>0.228877916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9063101851852">
                <text:p>0.229063101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9248287037037">
                <text:p>0.22924828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9433472222222">
                <text:p>0.229433472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9618657407407">
                <text:p>0.229618657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9803842592593">
                <text:p>0.229803842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9989027777778">
                <text:p>0.229989027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0174212962963">
                <text:p>0.23017421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0359398148148">
                <text:p>0.230359398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0544583333333">
                <text:p>0.230544583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0729768518519">
                <text:p>0.2307297685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0914953703704">
                <text:p>0.230914953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1100138888889">
                <text:p>0.231100138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1285324074074">
                <text:p>0.231285324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1470509259259">
                <text:p>0.2314705092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1655694444444">
                <text:p>0.231655694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184087962963">
                <text:p>0.2318408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2026064814815">
                <text:p>0.232026064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221125">
                <text:p>0.2322112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2396435185185">
                <text:p>0.2323964351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258162037037">
                <text:p>0.23258162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2766805555556">
                <text:p>0.2327668055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2951990740741">
                <text:p>0.232951990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3137175925926">
                <text:p>0.233137175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3322361111111">
                <text:p>0.2333223611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3507546296296">
                <text:p>0.2335075462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3692731481481">
                <text:p>0.2336927314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3877916666667">
                <text:p>0.233877916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4063101851852">
                <text:p>0.2340631018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4248287037037">
                <text:p>0.234248287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4433472222222">
                <text:p>0.2344334722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4618657407407">
                <text:p>0.2346186574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4803842592593">
                <text:p>0.2348038425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4989027777778">
                <text:p>0.234989027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5174212962963">
                <text:p>0.235174212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5359398148148">
                <text:p>0.2353593981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5544583333333">
                <text:p>0.2355445833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5729768518518">
                <text:p>0.23572976851851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5914953703704">
                <text:p>0.2359149537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6100138888889">
                <text:p>0.236100138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6285324074074">
                <text:p>0.2362853240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6470509259259">
                <text:p>0.2364705092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6655694444444">
                <text:p>0.2366556944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684087962963">
                <text:p>0.23684087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7026064814815">
                <text:p>0.237026064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721125">
                <text:p>0.2372112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7396435185185">
                <text:p>0.2373964351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758162037037">
                <text:p>0.23758162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7766805555556">
                <text:p>0.2377668055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7951990740741">
                <text:p>0.237951990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8137175925926">
                <text:p>0.238137175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8322361111111">
                <text:p>0.2383223611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8507546296296">
                <text:p>0.2385075462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8692731481482">
                <text:p>0.23869273148148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8877916666667">
                <text:p>0.238877916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9063090277778">
                <text:p>0.2390630902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9248287037037">
                <text:p>0.239248287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9433472222222">
                <text:p>0.2394334722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9618657407407">
                <text:p>0.2396186574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9803842592593">
                <text:p>0.2398038425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9989027777778">
                <text:p>0.239989027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0174212962963">
                <text:p>0.240174212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0359398148148">
                <text:p>0.2403593981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0544583333333">
                <text:p>0.2405445833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0729768518518">
                <text:p>0.24072976851851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0914953703704">
                <text:p>0.2409149537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1100138888889">
                <text:p>0.241100138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1285324074074">
                <text:p>0.2412853240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1470509259259">
                <text:p>0.2414705092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1655694444444">
                <text:p>0.2416556944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184087962963">
                <text:p>0.24184087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2026064814815">
                <text:p>0.242026064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221125">
                <text:p>0.2422112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2396435185185">
                <text:p>0.2423964351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258162037037">
                <text:p>0.24258162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2766805555556">
                <text:p>0.2427668055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2951990740741">
                <text:p>0.242951990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3137175925926">
                <text:p>0.243137175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3322361111111">
                <text:p>0.2433223611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3507546296296">
                <text:p>0.2435075462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3692731481481">
                <text:p>0.2436927314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3877916666667">
                <text:p>0.243877916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4063101851852">
                <text:p>0.2440631018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4248287037037">
                <text:p>0.244248287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4433472222222">
                <text:p>0.2444334722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4618657407407">
                <text:p>0.2446186574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4803842592593">
                <text:p>0.2448038425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4989027777778">
                <text:p>0.244989027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5174212962963">
                <text:p>0.245174212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5359398148148">
                <text:p>0.2453593981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5544583333333">
                <text:p>0.2455445833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5729768518519">
                <text:p>0.24572976851851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5914953703704">
                <text:p>0.2459149537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6100138888889">
                <text:p>0.246100138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6285324074074">
                <text:p>0.2462853240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46470509259259">
                <text:p>0.2464705092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6655694444444">
                <text:p>0.2466556944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684087962963">
                <text:p>0.24684087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7026064814815">
                <text:p>0.247026064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721125">
                <text:p>0.2472112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7396435185185">
                <text:p>0.24739643518518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4758162037037">
                <text:p>0.247581620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47766805555556">
                <text:p>0.2477668055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7951990740741">
                <text:p>0.2479519907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48137175925926">
                <text:p>0.2481371759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48322361111111">
                <text:p>0.2483223611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48507546296296">
                <text:p>0.2485075462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48692731481481">
                <text:p>0.2486927314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48877905092593">
                <text:p>0.2488779050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49063101851852">
                <text:p>0.2490631018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49248287037037">
                <text:p>0.2492482870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49433472222222">
                <text:p>0.2494334722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49618657407407">
                <text:p>0.2496186574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49803842592593">
                <text:p>0.2498038425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49989027777778">
                <text:p>0.2499890277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50174212962963">
                <text:p>0.2501742129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50359398148148">
                <text:p>0.2503593981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50544583333333">
                <text:p>0.2505445833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50729768518518">
                <text:p>0.25072976851851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50914953703704">
                <text:p>0.2509149537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51100138888889">
                <text:p>0.2511001388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51285324074074">
                <text:p>0.2512853240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51470509259259">
                <text:p>0.2514705092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51655694444444">
                <text:p>0.2516556944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5184087962963">
                <text:p>0.251840879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52026064814815">
                <text:p>0.25202606481481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5221125">
                <text:p>0.2522112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52396435185185">
                <text:p>0.25239643518518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5258162037037">
                <text:p>0.252581620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52766805555555">
                <text:p>0.25276680555555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52951990740741">
                <text:p>0.2529519907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53137175925926">
                <text:p>0.2531371759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53322361111111">
                <text:p>0.2533223611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53507546296296">
                <text:p>0.2535075462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53692731481481">
                <text:p>0.2536927314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53877916666667">
                <text:p>0.2538779166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54063101851852">
                <text:p>0.2540631018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54248287037037">
                <text:p>0.2542482870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54433472222222">
                <text:p>0.2544334722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54618657407407">
                <text:p>0.2546186574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54803842592593">
                <text:p>0.2548038425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54989027777778">
                <text:p>0.2549890277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55174212962963">
                <text:p>0.2551742129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55359398148148">
                <text:p>0.2553593981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55544583333333">
                <text:p>0.2555445833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55729768518519">
                <text:p>0.25572976851851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5914953703704">
                <text:p>0.2559149537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56100138888889">
                <text:p>0.2561001388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56285324074074">
                <text:p>0.2562853240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6470509259259">
                <text:p>0.2564705092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56655694444444">
                <text:p>0.2566556944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5684087962963">
                <text:p>0.25684087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7026064814815">
                <text:p>0.25702606481481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5721125">
                <text:p>0.2572112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7396435185185">
                <text:p>0.2573964351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758162037037">
                <text:p>0.25758162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7766805555556">
                <text:p>0.2577668055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7951979166667">
                <text:p>0.2579519791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8137175925926">
                <text:p>0.2581371759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58322361111111">
                <text:p>0.2583223611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8507546296296">
                <text:p>0.2585075462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8692731481482">
                <text:p>0.25869273148148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8877916666667">
                <text:p>0.2588779166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9063101851852">
                <text:p>0.2590631018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9248287037037">
                <text:p>0.259248287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9433472222222">
                <text:p>0.2594334722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9618657407407">
                <text:p>0.2596186574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9803842592593">
                <text:p>0.2598038425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9989027777778">
                <text:p>0.2599890277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0174212962963">
                <text:p>0.260174212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0359398148148">
                <text:p>0.2603593981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0544583333333">
                <text:p>0.2605445833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0729768518518">
                <text:p>0.26072976851851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0914953703704">
                <text:p>0.2609149537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1100138888889">
                <text:p>0.2611001388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1285324074074">
                <text:p>0.2612853240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1470509259259">
                <text:p>0.2614705092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1655694444444">
                <text:p>0.2616556944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184087962963">
                <text:p>0.26184087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2026064814815">
                <text:p>0.2620260648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221125">
                <text:p>0.2622112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2396435185185">
                <text:p>0.2623964351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258162037037">
                <text:p>0.26258162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2766805555556">
                <text:p>0.2627668055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2951990740741">
                <text:p>0.2629519907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3137175925926">
                <text:p>0.2631371759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3322361111111">
                <text:p>0.2633223611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3507546296296">
                <text:p>0.2635075462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3692731481481">
                <text:p>0.2636927314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3877916666667">
                <text:p>0.2638779166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4063101851852">
                <text:p>0.2640631018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4248287037037">
                <text:p>0.264248287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4433472222222">
                <text:p>0.2644334722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4618657407407">
                <text:p>0.2646186574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4803842592593">
                <text:p>0.2648038425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4989027777778">
                <text:p>0.2649890277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5174212962963">
                <text:p>0.265174212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5359398148148">
                <text:p>0.2653593981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5544583333333">
                <text:p>0.2655445833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5729768518519">
                <text:p>0.26572976851851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5914953703704">
                <text:p>0.2659149537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6100138888889">
                <text:p>0.2661001388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6285324074074">
                <text:p>0.2662853240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6470509259259">
                <text:p>0.2664705092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6655694444444">
                <text:p>0.2666556944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684087962963">
                <text:p>0.26684087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7026064814815">
                <text:p>0.2670260648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721125">
                <text:p>0.2672112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7396435185185">
                <text:p>0.2673964351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758162037037">
                <text:p>0.26758162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7766805555556">
                <text:p>0.2677668055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7951990740741">
                <text:p>0.2679519907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8137175925926">
                <text:p>0.2681371759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8322361111111">
                <text:p>0.26832236111111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68507546296296">
                <text:p>0.26850754629629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68692731481481">
                <text:p>0.26869273148148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68877916666667">
                <text:p>0.26887791666666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69063101851852">
                <text:p>0.2690631018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9248287037037">
                <text:p>0.269248287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9433472222222">
                <text:p>0.26943347222222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69618657407407">
                <text:p>0.2696186574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9803842592593">
                <text:p>0.26980384259259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69989027777778">
                <text:p>0.26998902777777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70174212962963">
                <text:p>0.2701742129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70359398148148">
                <text:p>0.27035939814814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70544583333333">
                <text:p>0.27054458333333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70729768518518">
                <text:p>0.27072976851851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70914953703704">
                <text:p>0.27091495370370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71100138888889">
                <text:p>0.27110013888888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71285324074074">
                <text:p>0.27128532407407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71470509259259">
                <text:p>0.27147050925925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71655694444444">
                <text:p>0.27165569444444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7184087962963">
                <text:p>0.271840879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72026064814815">
                <text:p>0.27202606481481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7221125">
                <text:p>0.2722112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72396435185185">
                <text:p>0.27239643518518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7258162037037">
                <text:p>0.272581620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72766805555556">
                <text:p>0.27276680555555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72951990740741">
                <text:p>0.27295199074074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73137175925926">
                <text:p>0.27313717592592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73322361111111">
                <text:p>0.27332236111111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73507546296296">
                <text:p>0.27350754629629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73692731481481">
                <text:p>0.27369273148148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73877916666667">
                <text:p>0.27387791666666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74063101851852">
                <text:p>0.27406310185185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74248287037037">
                <text:p>0.2742482870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74433472222222">
                <text:p>0.27443347222222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74618657407407">
                <text:p>0.27461865740740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74803842592593">
                <text:p>0.27480384259259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74989027777778">
                <text:p>0.27498902777777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5174212962963">
                <text:p>0.2751742129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5359398148148">
                <text:p>0.27535939814814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5544583333333">
                <text:p>0.27554458333333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5729768518519">
                <text:p>0.27572976851851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5914953703704">
                <text:p>0.27591495370370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6100138888889">
                <text:p>0.27610013888888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6285324074074">
                <text:p>0.27628532407407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6470509259259">
                <text:p>0.27647050925925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6655694444444">
                <text:p>0.27665569444444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684087962963">
                <text:p>0.276840879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7026064814815">
                <text:p>0.27702606481481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721125">
                <text:p>0.2772112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7396435185185">
                <text:p>0.27739643518518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758162037037">
                <text:p>0.277581620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7766805555556">
                <text:p>0.27776680555555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7951990740741">
                <text:p>0.27795199074074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8137175925926">
                <text:p>0.27813717592592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8322361111111">
                <text:p>0.27832236111111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8507546296296">
                <text:p>0.27850754629629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8692731481481">
                <text:p>0.27869273148148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8877916666667">
                <text:p>0.27887791666666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9063101851852">
                <text:p>0.27906310185185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9248287037037">
                <text:p>0.2792482870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9433472222222">
                <text:p>0.27943347222222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9618657407407">
                <text:p>0.27961865740740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9803842592593">
                <text:p>0.27980384259259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9989027777778">
                <text:p>0.27998902777777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80174201388889">
                <text:p>0.28017420138888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80359398148148">
                <text:p>0.28035939814814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80544583333333">
                <text:p>0.28054458333333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80729768518519">
                <text:p>0.28072976851851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80914953703704">
                <text:p>0.28091495370370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81100138888889">
                <text:p>0.28110013888888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81285324074074">
                <text:p>0.28128532407407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81470509259259">
                <text:p>0.28147050925925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81655694444444">
                <text:p>0.28165569444444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8184087962963">
                <text:p>0.281840879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82026064814815">
                <text:p>0.28202606481481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8221125">
                <text:p>0.2822112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82396435185185">
                <text:p>0.28239643518518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8258162037037">
                <text:p>0.282581620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82766805555556">
                <text:p>0.28276680555555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82951990740741">
                <text:p>0.28295199074074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83137175925926">
                <text:p>0.28313717592592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83322361111111">
                <text:p>0.28332236111111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83507546296296">
                <text:p>0.28350754629629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83692731481481">
                <text:p>0.28369273148148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83877916666667">
                <text:p>0.28387791666666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84063101851852">
                <text:p>0.28406310185185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84248287037037">
                <text:p>0.2842482870370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84433472222222">
                <text:p>0.28443347222222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84618657407407">
                <text:p>0.28461865740740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84803842592593">
                <text:p>0.28480384259259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84989027777778">
                <text:p>0.28498902777777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85174212962963">
                <text:p>0.2851742129629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85359398148148">
                <text:p>0.28535939814814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85544583333333">
                <text:p>0.28554458333333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85729756944444">
                <text:p>0.28572975694444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8591494212963">
                <text:p>0.285914942129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86100138888889">
                <text:p>0.28610013888888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86285324074074">
                <text:p>0.28628532407407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86470509259259">
                <text:p>0.28647050925925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86655694444444">
                <text:p>0.28665569444444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8684087962963">
                <text:p>0.286840879629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87026064814815">
                <text:p>0.28702606481481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8721125">
                <text:p>0.2872112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87396435185185">
                <text:p>0.28739643518518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8758162037037">
                <text:p>0.287581620370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87766805555556">
                <text:p>0.28776680555555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87951990740741">
                <text:p>0.28795199074074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88137175925926">
                <text:p>0.28813717592592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88322361111111">
                <text:p>0.28832236111111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88507546296296">
                <text:p>0.28850754629629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88692731481481">
                <text:p>0.28869273148148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88877916666667">
                <text:p>0.28887791666666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89063101851852">
                <text:p>0.28906310185185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89248287037037">
                <text:p>0.28924828703703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89433472222222">
                <text:p>0.28943347222222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89618657407407">
                <text:p>0.28961865740740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89803842592593">
                <text:p>0.28980384259259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89989027777778">
                <text:p>0.28998902777777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90174212962963">
                <text:p>0.29017421296296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90359398148148">
                <text:p>0.29035939814814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90544583333333">
                <text:p>0.29054458333333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90729768518519">
                <text:p>0.29072976851851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90914953703704">
                <text:p>0.29091495370370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91100138888889">
                <text:p>0.29110013888888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91285324074074">
                <text:p>0.29128532407407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91470509259259">
                <text:p>0.29147050925925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91655694444444">
                <text:p>0.29165569444444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9184087962963">
                <text:p>0.2918408796296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92026064814815">
                <text:p>0.29202606481481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9221125">
                <text:p>0.2922112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92396435185185">
                <text:p>0.29239643518518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9258162037037">
                <text:p>0.2925816203703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92766805555556">
                <text:p>0.29276680555555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92951990740741">
                <text:p>0.29295199074074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93137175925926">
                <text:p>0.29313717592592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93322361111111">
                <text:p>0.29332236111111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93507546296296">
                <text:p>0.29350754629629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93692731481481">
                <text:p>0.29369273148148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93877916666667">
                <text:p>0.29387791666666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94063101851852">
                <text:p>0.294063101851852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94248287037037">
                <text:p>0.29424828703703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94433472222222">
                <text:p>0.294433472222222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94618657407407">
                <text:p>0.29461865740740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94803842592593">
                <text:p>0.29480384259259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94989027777778">
                <text:p>0.29498902777777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95174212962963">
                <text:p>0.29517421296296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95359398148148">
                <text:p>0.29535939814814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95544583333333">
                <text:p>0.29554458333333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95729768518518">
                <text:p>0.29572976851851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95914953703704">
                <text:p>0.29591495370370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96100138888889">
                <text:p>0.29610013888888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96285324074074">
                <text:p>0.29628532407407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96470509259259">
                <text:p>0.29647050925925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96655694444444">
                <text:p>0.29665569444444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9684087962963">
                <text:p>0.2968408796296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97026064814815">
                <text:p>0.29702606481481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9721125">
                <text:p>0.2972112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97396435185185">
                <text:p>0.29739643518518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9758162037037">
                <text:p>0.2975816203703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97766805555556">
                <text:p>0.29776680555555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97951990740741">
                <text:p>0.29795199074074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98137175925926">
                <text:p>0.29813717592592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98322361111111">
                <text:p>0.29832236111111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98507546296296">
                <text:p>0.29850754629629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98692731481481">
                <text:p>0.29869273148148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98877916666667">
                <text:p>0.29887791666666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99063101851852">
                <text:p>0.29906310185185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99248287037037">
                <text:p>0.29924828703703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99433472222222">
                <text:p>0.29943347222222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99618657407407">
                <text:p>0.29961865740740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99803842592593">
                <text:p>0.29980384259259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99989027777778">
                <text:p>0.29998902777777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00174212962963">
                <text:p>0.30017421296296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00359398148148">
                <text:p>0.30035939814814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00544583333333">
                <text:p>0.30054458333333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00729768518519">
                <text:p>0.30072976851851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00914953703704">
                <text:p>0.300914953703704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01100138888889">
                <text:p>0.301100138888889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01285324074074">
                <text:p>0.301285324074074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01470509259259">
                <text:p>0.301470509259259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01655694444444">
                <text:p>0.301655694444444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0184087962963">
                <text:p>0.3018408796296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02026064814815">
                <text:p>0.302026064814815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0221125">
                <text:p>0.30221125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02396435185185">
                <text:p>0.302396435185185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0258162037037">
                <text:p>0.3025816203703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02766805555556">
                <text:p>0.30276680555555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02951990740741">
                <text:p>0.30295199074074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03137175925926">
                <text:p>0.30313717592592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03322361111111">
                <text:p>0.30332236111111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03507546296296">
                <text:p>0.30350754629629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03692731481481">
                <text:p>0.30369273148148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03877916666667">
                <text:p>0.30387791666666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04063101851852">
                <text:p>0.30406310185185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04248287037037">
                <text:p>0.304248287037037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04433472222222">
                <text:p>0.30443347222222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04618657407407">
                <text:p>0.304618657407407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04803842592593">
                <text:p>0.30480384259259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04989027777778">
                <text:p>0.304989027777778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05174212962963">
                <text:p>0.30517421296296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05359398148148">
                <text:p>0.305359398148148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05544583333333">
                <text:p>0.30554458333333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05729768518519">
                <text:p>0.305729768518519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05914953703704">
                <text:p>0.305914953703704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06100138888889">
                <text:p>0.306100138888889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06285324074074">
                <text:p>0.306285324074074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06470509259259">
                <text:p>0.306470509259259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06655694444444">
                <text:p>0.306655694444444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0684087962963">
                <text:p>0.3068408796296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07026064814815">
                <text:p>0.307026064814815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07211238425926">
                <text:p>0.307211238425926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07396435185185">
                <text:p>0.307396435185185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0758162037037">
                <text:p>0.30758162037037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07766805555556">
                <text:p>0.307766805555556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07951990740741">
                <text:p>0.307951990740741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08137175925926">
                <text:p>0.308137175925926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08322361111111">
                <text:p>0.308322361111111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08507546296296">
                <text:p>0.308507546296296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08692731481481">
                <text:p>0.308692731481481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08877916666667">
                <text:p>0.308877916666667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09063101851852">
                <text:p>0.309063101851852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09248287037037">
                <text:p>0.309248287037037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09433472222222">
                <text:p>0.309433472222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09618657407407">
                <text:p>0.3096186574074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0971125">
                <text:p>0.3097112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